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stroke="solid" svg:stroke-width="0.01cm" svg:stroke-color="#000000" draw:stroke-linejoin="round" svg:stroke-linecap="round" draw:fill="none" fo:padding-top="0.005cm" fo:padding-bottom="0.005cm" fo:padding-left="0.005cm" fo:padding-right="0.005cm" loext:decorative="false"/>
    </style:style>
    <style:style style:name="gr2" style:family="graphic" style:parent-style-name="standard">
      <style:graphic-properties draw:stroke="none" draw:fill="solid" draw:fill-color="#000000" loext:decorative="false"/>
    </style:style>
    <style:style style:name="gr3" style:family="graphic" style:parent-style-name="standard">
      <style:graphic-properties draw:stroke="solid" svg:stroke-width="0.049cm" svg:stroke-color="#000000" draw:stroke-linejoin="round" svg:stroke-linecap="round" draw:fill="none" fo:padding-top="0.024cm" fo:padding-bottom="0.024cm" fo:padding-left="0.024cm" fo:padding-right="0.024cm" loext:decorative="false"/>
    </style:style>
    <style:style style:name="gr4" style:family="graphic" style:parent-style-name="standard">
      <style:graphic-properties draw:stroke="solid" svg:stroke-width="0.024cm" svg:stroke-color="#000000" draw:stroke-linejoin="round" svg:stroke-linecap="round" draw:fill="none" fo:padding-top="0.012cm" fo:padding-bottom="0.012cm" fo:padding-left="0.012cm" fo:padding-right="0.012cm" loext:decorative="false"/>
    </style:style>
    <style:style style:name="gr5" style:family="graphic" style:parent-style-name="standard">
      <style:graphic-properties draw:stroke="solid" svg:stroke-width="0.179cm" svg:stroke-color="#000000" draw:stroke-linejoin="round" svg:stroke-linecap="round" draw:fill="none" fo:padding-top="0.089cm" fo:padding-bottom="0.089cm" fo:padding-left="0.089cm" fo:padding-right="0.089cm" loext:decorative="false"/>
    </style:style>
    <style:style style:name="gr6" style:family="graphic" style:parent-style-name="standard">
      <style:graphic-properties draw:stroke="solid" svg:stroke-width="0.2cm" svg:stroke-color="#000000" draw:stroke-linejoin="round" svg:stroke-linecap="round" draw:fill="none" fo:padding-top="0.1cm" fo:padding-bottom="0.1cm" fo:padding-left="0.1cm" fo:padding-right="0.1cm" loext:decorative="false"/>
    </style:style>
    <style:style style:name="gr7" style:family="graphic" style:parent-style-name="standard">
      <style:graphic-properties draw:stroke="solid" svg:stroke-width="0.149cm" svg:stroke-color="#000000" draw:stroke-linejoin="round" svg:stroke-linecap="round" draw:fill="none" fo:padding-top="0.074cm" fo:padding-bottom="0.074cm" fo:padding-left="0.074cm" fo:padding-right="0.074cm" loext:decorative="false"/>
    </style:style>
    <style:style style:name="gr8" style:family="graphic" style:parent-style-name="standard">
      <style:graphic-properties draw:stroke="solid" svg:stroke-width="0.21cm" svg:stroke-color="#000000" draw:stroke-linejoin="round" svg:stroke-linecap="round" draw:fill="none" fo:padding-top="0.105cm" fo:padding-bottom="0.105cm" fo:padding-left="0.105cm" fo:padding-right="0.105cm" loext:decorative="false"/>
    </style:style>
    <style:style style:name="gr9" style:family="graphic" style:parent-style-name="standard">
      <style:graphic-properties draw:stroke="solid" svg:stroke-width="0.22cm" svg:stroke-color="#000000" draw:stroke-linejoin="round" svg:stroke-linecap="round" draw:fill="none" fo:padding-top="0.11cm" fo:padding-bottom="0.11cm" fo:padding-left="0.11cm" fo:padding-right="0.11cm" loext:decorative="false"/>
    </style:style>
    <style:style style:name="gr10" style:family="graphic" style:parent-style-name="standard">
      <style:graphic-properties draw:stroke="solid" svg:stroke-width="0.159cm" svg:stroke-color="#000000" draw:stroke-linejoin="round" svg:stroke-linecap="round" draw:fill="none" fo:padding-top="0.079cm" fo:padding-bottom="0.079cm" fo:padding-left="0.079cm" fo:padding-right="0.079cm" loext:decorative="false"/>
    </style:style>
    <style:style style:name="gr11" style:family="graphic" style:parent-style-name="standard">
      <style:graphic-properties draw:stroke="none" draw:fill="solid" draw:fill-color="#ffffff" loext:decorative="false"/>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1.587cm" svg:y1="1.425cm" svg:x2="5.895cm" svg:y2="1.425cm">
          <text:p/>
        </draw:line>
        <draw:line draw:style-name="gr1" draw:text-style-name="P1" draw:layer="layout" svg:x1="5.895cm" svg:y1="1.425cm" svg:x2="5.895cm" svg:y2="7.936cm">
          <text:p/>
        </draw:line>
        <draw:line draw:style-name="gr1" draw:text-style-name="P1" draw:layer="layout" svg:x1="5.895cm" svg:y1="7.936cm" svg:x2="1.587cm" svg:y2="7.936cm">
          <text:p/>
        </draw:line>
        <draw:line draw:style-name="gr1" draw:text-style-name="P1" draw:layer="layout" svg:x1="1.587cm" svg:y1="7.936cm" svg:x2="1.587cm" svg:y2="1.425cm">
          <text:p/>
        </draw:line>
        <draw:polygon draw:style-name="gr2" draw:text-style-name="P2" draw:layer="layout" svg:width="4.308cm" svg:height="6.511cm" svg:x="1.587cm" svg:y="1.425cm" svg:viewBox="0 0 4309 6512" draw:points="4297,2 4304,8 4308,16 4309,20 4309,6492 4307,6501 4301,6508 4293,6511 4289,6512 19,6512 11,6510 4,6505 0,6497 0,6492 0,6300 2,6292 7,6285 14,6281 23,6281 31,6285 35,6290 38,6296 39,6297 40,6298 45,6303 184,6445 185,6447 186,6449 190,6452 191,6453 193,6455 199,6460 200,6461 201,6462 208,6464 208,6465 214,6467 215,6467 216,6468 222,6469 223,6469 224,6470 231,6471 724,6471 725,6472 729,6471 761,6471 764,6472 768,6471 812,6471 817,6472 817,6471 888,6471 894,6472 895,6471 1393,6471 1396,6472 1399,6471 1432,6471 1433,6472 1438,6471 1482,6471 1488,6472 1488,6471 2063,6471 2066,6472 2070,6471 2102,6471 2103,6472 2108,6471 2152,6471 2158,6472 2158,6471 2782,6471 2783,6472 2787,6471 2819,6471 2822,6472 2826,6471 2870,6471 2876,6472 2876,6471 3441,6471 3443,6472 3448,6471 3450,6471 3453,6471 3454,6471 3460,6470 3461,6470 3462,6470 3469,6467 3476,6465 3477,6465 3478,6465 3484,6461 3484,6460 3491,6456 3492,6455 3497,6449 3498,6449 3637,6307 3638,6305 3640,6304 3642,6301 3643,6299 3644,6299 3645,6297 3646,6296 3651,6291 3651,6290 3652,6289 3655,6282 3659,6275 3659,6274 3659,6273 3660,6266 3660,6265 3661,6258 3662,6257 3662,6256 3661,6248 3661,6004 3664,5995 3669,5988 3677,5985 3685,5985 3691,5987 3693,5988 3694,5989 3716,5998 3740,6002 3761,6004 3764,6004 3788,6000 3810,5994 3832,5983 3852,5969 3864,5956 3872,5953 3880,5952 3887,5955 3894,5960 3912,5976 3916,5978 3922,5984 3925,5992 3926,5995 3926,6010 3924,6019 3918,6026 3910,6029 3904,6029 3890,6028 3865,6028 3840,6031 3816,6039 3794,6050 3772,6065 3754,6082 3738,6102 3727,6125 3717,6149 3711,6175 3709,6200 3711,6227 3715,6241 3717,6251 3719,6257 3727,6275 3729,6281 3738,6298 3743,6303 3754,6319 3772,6335 3794,6350 3809,6358 3816,6362 3840,6369 3862,6373 3865,6373 3890,6373 3893,6373 3914,6369 3939,6362 3961,6350 3982,6335 4000,6319 4017,6298 4029,6275 4038,6251 4043,6227 4045,6200 4044,6191 4046,6183 4049,6177 4051,6175 4052,6174 4053,6174 4058,6168 4062,6159 4063,6159 4065,6152 4065,6151 4065,6150 4067,6143 4067,6142 4069,6135 4069,5995 4070,5987 4076,5980 4077,5979 4091,5969 4108,5952 4123,5932 4134,5910 4142,5887 4146,5863 4146,5755 4144,5736 4138,5713 4129,5690 4116,5669 4100,5651 4090,5642 4082,5635 4078,5633 4072,5627 4069,5619 4069,5481 4068,5478 4068,5477 4068,5475 4068,5470 4067,5469 4067,5468 4066,5464 4065,5455 4065,5453 4067,5444 4069,5415 4067,5387 4062,5360 4052,5333 4044,5319 4039,5308 4022,5286 4003,5265 3981,5248 3957,5235 3931,5225 3905,5220 3877,5218 3850,5220 3823,5225 3797,5235 3773,5248 3751,5265 3732,5286 3716,5308 3703,5333 3693,5360 3687,5387 3685,5415 3687,5444 3693,5471 3703,5497 3716,5522 3732,5544 3751,5564 3762,5573 3768,5580 3770,5588 3769,5596 3763,5603 3755,5607 3752,5607 3727,5611 3705,5618 3683,5629 3663,5642 3646,5660 3632,5679 3621,5701 3614,5725 3613,5727 3610,5735 3605,5739 3599,5743 3593,5747 3592,5748 3587,5754 3544,5798 3538,5804 3537,5806 3536,5806 3535,5809 3534,5809 3529,5813 3529,5815 3528,5816 3526,5822 3522,5829 3522,5830 3522,5832 3520,5838 3520,5839 3519,5846 3518,5847 3518,5848 3519,5856 3519,6211 3517,6220 3512,6225 3421,6318 3414,6322 3408,6323 3316,6323 3308,6321 3302,6317 3297,6309 3297,6300 3300,6294 3310,6275 3319,6251 3324,6227 3326,6200 3326,6191 3327,6183 3330,6177 3331,6175 3334,6174 3339,6168 3343,6159 3347,6152 3347,6151 3347,6150 3348,6143 3348,6142 3349,6135 3349,6134 3350,6133 3349,6125 3349,5995 3352,5987 3357,5980 3358,5979 3372,5969 3390,5952 3404,5932 3415,5910 3423,5887 3426,5863 3426,5755 3425,5736 3419,5713 3410,5690 3397,5669 3381,5651 3371,5642 3363,5635 3360,5633 3353,5627 3350,5619 3349,5616 3349,5492 3350,5489 3350,5487 3349,5483 3349,5478 3349,5477 3349,5475 3348,5470 3348,5469 3348,5468 3347,5464 3346,5455 3347,5453 3348,5444 3350,5415 3348,5387 3343,5360 3333,5333 3325,5319 3320,5308 3303,5286 3284,5265 3262,5248 3238,5235 3212,5225 3186,5220 3158,5218 3131,5220 3104,5225 3078,5235 3055,5248 3033,5265 3013,5286 2997,5308 2984,5333 2974,5360 2968,5387 2966,5415 2968,5444 2974,5471 2984,5497 2997,5522 3013,5544 3033,5564 3043,5573 3049,5580 3051,5588 3049,5596 3044,5603 3036,5607 3033,5607 3009,5611 2987,5618 2965,5629 2944,5642 2927,5660 2913,5679 2901,5701 2894,5725 2894,5727 2891,5735 2885,5739 2881,5743 2880,5743 2875,5747 2868,5754 2825,5798 2823,5800 2822,5801 2819,5804 2817,5806 2816,5809 2815,5809 2811,5813 2810,5815 2809,5816 2807,5822 2804,5829 2803,5830 2803,5832 2801,5838 2801,5839 2799,5846 2799,6270 2798,6278 2793,6284 2761,6318 2754,6322 2747,6323 2598,6323 2589,6321 2583,6317 2580,6309 2580,6300 2582,6294 2592,6275 2601,6251 2607,6227 2608,6200 2608,6191 2609,6183 2612,6177 2613,6177 2614,6175 2616,6174 2621,6168 2621,6167 2622,6166 2625,6159 2628,6152 2629,6151 2630,6150 2630,6143 2630,6142 2632,6135 2632,5995 2634,5987 2639,5980 2640,5979 2654,5969 2672,5952 2686,5932 2697,5910 2704,5887 2709,5863 2709,5755 2707,5736 2701,5713 2692,5690 2679,5669 2663,5651 2653,5642 2645,5635 2642,5633 2635,5627 2632,5619 2632,5489 2632,5487 2632,5483 2632,5481 2631,5478 2631,5475 2631,5470 2630,5469 2630,5468 2630,5464 2628,5455 2629,5453 2630,5444 2632,5415 2630,5387 2625,5360 2615,5333 2608,5319 2603,5308 2586,5286 2566,5265 2544,5248 2520,5235 2495,5225 2468,5220 2441,5218 2413,5220 2386,5225 2361,5235 2337,5248 2315,5265 2295,5286 2279,5308 2266,5333 2256,5360 2250,5387 2249,5415 2250,5444 2256,5471 2266,5497 2279,5522 2295,5544 2315,5564 2325,5573 2331,5580 2333,5588 2331,5596 2326,5603 2318,5607 2316,5607 2292,5611 2268,5618 2247,5629 2227,5642 2209,5660 2195,5679 2183,5701 2176,5725 2176,5727 2173,5735 2167,5739 2163,5743 2162,5743 2157,5747 2156,5747 2155,5748 2150,5754 2149,5754 2105,5800 2104,5801 2101,5804 2100,5806 2097,5809 2093,5813 2093,5815 2092,5816 2089,5822 2086,5829 2085,5832 2084,5838 2083,5839 2081,5846 2081,6270 2079,6278 2076,6284 2043,6318 2036,6322 2029,6323 1928,6323 1919,6321 1913,6317 1910,6309 1910,6300 1912,6294 1922,6275 1931,6251 1936,6227 1938,6200 1937,6191 1939,6183 1942,6177 1944,6175 1946,6174 1951,6168 1955,6159 1958,6152 1959,6151 1959,6150 1960,6143 1960,6142 1962,6135 1962,5995 1964,5987 1969,5980 1970,5979 1984,5969 2002,5952 2016,5932 2027,5910 2035,5887 2039,5863 2039,5755 2037,5736 2031,5713 2022,5690 2009,5669 1993,5651 1983,5642 1975,5635 1972,5633 1965,5627 1962,5619 1962,5489 1962,5487 1962,5483 1962,5481 1961,5478 1961,5475 1961,5470 1961,5469 1960,5468 1959,5464 1958,5455 1959,5453 1960,5444 1962,5415 1960,5387 1955,5360 1945,5333 1937,5319 1932,5308 1915,5286 1896,5265 1874,5248 1850,5235 1824,5225 1798,5220 1771,5218 1743,5220 1716,5225 1690,5235 1667,5248 1645,5265 1625,5286 1609,5308 1596,5333 1586,5360 1580,5387 1578,5415 1580,5444 1586,5471 1596,5497 1609,5522 1625,5544 1645,5564 1655,5573 1661,5580 1663,5588 1661,5596 1656,5603 1648,5607 1645,5607 1621,5611 1599,5618 1577,5629 1556,5642 1539,5660 1525,5679 1513,5701 1506,5725 1506,5727 1503,5735 1497,5739 1493,5743 1492,5743 1487,5747 1486,5747 1485,5748 1480,5754 1479,5754 1437,5798 1435,5800 1434,5801 1431,5804 1429,5806 1427,5809 1423,5813 1422,5815 1422,5816 1419,5822 1416,5829 1415,5830 1415,5832 1414,5838 1413,5839 1411,5846 1411,6270 1410,6278 1406,6284 1373,6318 1366,6322 1359,6323 1258,6323 1250,6321 1243,6317 1239,6309 1239,6300 1242,6294 1252,6275 1261,6251 1266,6227 1268,6200 1268,6191 1269,6183 1272,6177 1273,6175 1276,6174 1281,6168 1285,6159 1288,6152 1288,6151 1288,6150 1290,6143 1290,6142 1291,6135 1291,6134 1292,6133 1291,6125 1291,5995 1294,5987 1299,5980 1300,5979 1314,5969 1332,5952 1346,5932 1357,5910 1365,5887 1368,5863 1368,5755 1367,5736 1361,5713 1352,5690 1339,5669 1323,5651 1313,5642 1305,5635 1302,5633 1295,5627 1292,5619 1291,5616 1291,5492 1292,5489 1292,5487 1291,5483 1291,5478 1291,5477 1290,5470 1290,5469 1290,5468 1289,5465 1288,5456 1288,5454 1290,5446 1292,5419 1290,5390 1285,5364 1275,5337 1262,5311 1245,5290 1226,5270 1204,5253 1180,5239 1154,5229 1128,5223 1100,5221 1073,5223 1046,5229 1020,5239 996,5253 974,5270 955,5290 939,5311 926,5337 916,5364 910,5390 908,5419 910,5446 916,5475 926,5502 939,5525 955,5549 974,5569 981,5574 986,5580 989,5589 987,5596 982,5604 974,5607 972,5608 951,5611 929,5618 907,5629 886,5642 869,5660 855,5679 843,5701 837,5725 836,5727 833,5735 827,5739 823,5743 822,5743 817,5747 810,5754 767,5798 765,5800 764,5801 761,5804 759,5806 758,5809 757,5809 753,5813 752,5815 751,5816 749,5822 746,5829 745,5830 745,5832 743,5838 743,5839 741,5846 741,6270 740,6278 735,6284 703,6318 696,6322 689,6323 540,6323 531,6321 525,6317 522,6309 522,6300 524,6294 534,6275 543,6251 548,6227 550,6200 549,6191 551,6183 554,6177 555,6177 556,6175 558,6174 563,6168 563,6167 564,6166 567,6159 570,6152 571,6151 571,6150 572,6143 572,6142 574,6135 574,5995 576,5987 581,5980 582,5979 596,5969 614,5952 628,5932 638,5910 646,5887 651,5863 651,5755 649,5736 643,5713 634,5690 621,5669 605,5651 595,5642 587,5635 584,5633 577,5627 574,5619 574,5489 574,5487 574,5483 574,5481 573,5478 573,5475 573,5470 572,5469 572,5468 571,5464 570,5455 571,5453 572,5444 574,5415 572,5387 567,5360 557,5333 549,5319 545,5308 527,5286 508,5265 486,5248 462,5235 437,5225 410,5220 383,5218 355,5220 328,5225 302,5235 279,5248 257,5265 237,5286 221,5308 208,5333 204,5343 199,5351 192,5355 184,5356 176,5353 169,5347 168,5338 168,4993 168,4984 174,4977 182,4974 190,4974 198,4977 203,4984 204,4986 208,4996 221,5021 237,5043 257,5064 279,5080 286,5084 302,5094 328,5103 355,5110 357,5110 383,5112 410,5110 437,5103 462,5094 486,5080 508,5064 527,5043 545,5021 557,4996 562,4988 569,4984 575,4981 576,4981 577,4980 584,4977 584,4976 591,4972 592,4971 596,4966 596,4965 668,4892 670,4890 671,4889 675,4886 675,4884 678,4882 678,4881 683,4875 683,4874 686,4867 689,4860 690,4859 690,4859 692,4852 692,4851 694,4844 694,4843 694,4842 694,4834 694,4227 694,4225 694,4220 694,4219 693,4216 693,4213 693,4208 693,4207 692,4206 689,4200 689,4199 687,4193 687,4192 687,4191 686,4190 683,4184 683,4183 679,4177 678,4176 678,4175 672,4171 672,4170 601,4097 599,4095 599,4094 598,4093 594,4090 593,4089 591,4087 591,4086 585,4082 584,4081 583,4081 576,4077 574,4076 570,4074 569,4074 568,4073 561,4072 560,4072 558,4071 550,4067 547,4063 545,4061 542,4058 538,4051 537,4043 540,4034 542,4031 546,4027 552,4022 559,4021 924,4021 931,4023 939,4029 942,4034 946,4040 947,4049 944,4056 942,4060 934,4067 923,4085 914,4106 909,4128 908,4144 908,4149 911,4172 918,4193 925,4206 929,4213 931,4217 942,4230 950,4237 954,4241 959,4248 960,4257 958,4265 957,4267 947,4282 938,4303 933,4325 932,4347 932,4348 935,4369 942,4390 950,4404 951,4413 950,4421 945,4428 943,4430 940,4431 923,4448 907,4468 897,4489 889,4512 885,4537 885,4561 887,4573 889,4585 893,4598 897,4609 907,4630 923,4649 940,4666 960,4680 970,4684 982,4690 1005,4696 1022,4697 1030,4700 1037,4706 1041,4713 1041,4721 1036,4729 1029,4734 1028,4735 1020,4738 996,4752 974,4768 955,4788 939,4810 926,4836 916,4862 910,4889 908,4918 910,4945 916,4974 926,5000 939,5024 955,5048 974,5068 996,5084 1007,5090 1020,5097 1046,5107 1073,5114 1075,5114 1100,5115 1128,5114 1154,5107 1180,5097 1204,5084 1226,5068 1245,5048 1262,5024 1275,5000 1276,4998 1281,4991 1287,4986 1289,4986 1290,4985 1291,4985 1298,4980 1304,4976 1305,4976 1306,4975 1310,4970 1311,4969 1386,4892 1388,4890 1390,4889 1392,4886 1393,4884 1394,4884 1396,4882 1396,4881 1400,4875 1401,4874 1404,4867 1408,4860 1408,4859 1408,4859 1410,4852 1410,4851 1411,4844 1412,4843 1412,4842 1411,4834 1411,4230 1412,4227 1412,4220 1411,4219 1411,4215 1411,4213 1410,4208 1410,4206 1408,4200 1407,4199 1406,4193 1405,4192 1405,4191 1404,4190 1400,4184 1400,4183 1397,4177 1396,4176 1396,4175 1390,4171 1390,4170 1316,4095 1316,4094 1312,4090 1311,4089 1309,4087 1309,4086 1303,4082 1302,4081 1301,4081 1295,4077 1294,4077 1291,4076 1286,4073 1279,4072 1273,4071 1266,4067 1263,4064 1259,4058 1259,4057 1255,4052 1254,4043 1257,4034 1260,4032 1264,4027 1270,4022 1277,4021 1594,4021 1601,4023 1608,4029 1612,4034 1616,4040 1617,4049 1614,4056 1611,4060 1605,4067 1593,4085 1584,4106 1579,4128 1579,4144 1578,4149 1581,4172 1588,4193 1596,4206 1599,4213 1601,4217 1612,4230 1624,4241 1629,4248 1630,4257 1628,4265 1627,4267 1617,4282 1608,4303 1603,4325 1602,4347 1602,4348 1605,4369 1612,4390 1619,4404 1622,4413 1620,4421 1615,4428 1613,4430 1610,4431 1593,4448 1578,4468 1567,4489 1558,4512 1556,4537 1556,4561 1557,4573 1558,4585 1563,4598 1567,4609 1578,4630 1593,4649 1610,4666 1630,4680 1641,4684 1652,4690 1675,4696 1682,4696 1685,4697 1693,4699 1699,4705 1702,4713 1702,4721 1697,4729 1691,4734 1690,4734 1667,4747 1662,4752 1645,4764 1645,4764 1625,4785 1609,4807 1596,4832 1586,4859 1580,4886 1578,4914 1580,4942 1586,4970 1596,4996 1609,5021 1625,5043 1645,5064 1667,5080 1674,5084 1690,5094 1716,5103 1743,5110 1745,5110 1771,5112 1798,5110 1824,5103 1850,5094 1874,5080 1896,5064 1915,5043 1932,5021 1945,4996 1950,4988 1958,4984 1964,4981 1965,4980 1972,4977 1972,4976 1979,4972 1980,4971 1984,4966 1984,4965 2055,4892 2058,4890 2059,4889 2062,4886 2063,4884 2064,4884 2066,4882 2066,4881 2071,4875 2071,4874 2074,4867 2078,4860 2078,4859 2078,4859 2080,4852 2080,4851 2081,4844 2081,4843 2082,4842 2081,4834 2081,4230 2082,4227 2082,4225 2081,4220 2081,4216 2081,4215 2081,4213 2080,4208 2080,4207 2080,4206 2078,4200 2077,4199 2076,4193 2075,4191 2074,4190 2071,4184 2071,4183 2067,4177 2066,4176 2066,4175 2060,4171 1987,4095 1987,4094 1985,4093 1982,4090 1981,4089 1979,4087 1979,4086 1973,4082 1972,4081 1965,4077 1964,4077 1962,4076 1958,4074 1957,4074 1956,4073 1949,4072 1948,4072 1944,4071 1936,4067 1933,4064 1929,4058 1929,4057 1925,4052 1924,4043 1927,4034 1929,4032 1934,4027 1940,4022 1947,4021 2264,4021 2272,4023 2278,4029 2283,4034 2282,4034 2286,4040 2287,4049 2284,4056 2282,4060 2275,4067 2263,4085 2254,4106 2250,4128 2250,4144 2249,4149 2251,4172 2258,4193 2265,4206 2269,4213 2272,4217 2282,4230 2291,4237 2295,4241 2298,4248 2300,4257 2298,4265 2297,4267 2287,4282 2278,4303 2273,4325 2272,4347 2272,4348 2275,4369 2282,4390 2289,4404 2292,4413 2291,4421 2285,4428 2283,4430 2280,4431 2263,4448 2249,4468 2237,4489 2228,4512 2226,4537 2226,4561 2227,4573 2228,4585 2233,4598 2237,4609 2249,4630 2263,4649 2280,4666 2300,4680 2311,4684 2322,4690 2345,4696 2352,4696 2355,4697 2363,4699 2369,4705 2372,4713 2372,4721 2367,4729 2362,4734 2361,4734 2337,4747 2332,4752 2316,4764 2315,4764 2295,4785 2279,4807 2266,4832 2256,4859 2250,4886 2249,4914 2250,4942 2256,4970 2266,4996 2279,5021 2295,5043 2315,5064 2337,5080 2344,5084 2361,5094 2386,5103 2413,5110 2415,5110 2441,5112 2468,5110 2495,5103 2520,5094 2544,5080 2566,5064 2586,5043 2603,5021 2615,4996 2620,4988 2627,4984 2633,4981 2634,4981 2635,4980 2642,4977 2642,4976 2649,4972 2650,4971 2654,4966 2655,4965 2726,4892 2728,4890 2729,4889 2732,4886 2734,4884 2736,4881 2741,4875 2742,4874 2744,4867 2747,4860 2748,4859 2748,4859 2750,4852 2750,4851 2752,4844 2752,4843 2752,4842 2752,4834 2752,4227 2752,4225 2752,4220 2752,4219 2751,4216 2751,4213 2751,4208 2751,4207 2750,4206 2747,4200 2747,4199 2745,4193 2745,4192 2745,4191 2744,4190 2741,4184 2741,4183 2737,4177 2736,4176 2736,4175 2730,4171 2730,4170 2659,4097 2657,4095 2657,4094 2656,4093 2653,4090 2652,4089 2649,4087 2649,4086 2643,4082 2642,4081 2641,4081 2634,4077 2632,4076 2628,4074 2627,4074 2626,4073 2619,4072 2618,4072 2614,4071 2607,4067 2603,4064 2599,4058 2599,4057 2595,4052 2594,4043 2597,4034 2599,4032 2604,4027 2611,4022 2617,4021 2982,4021 2989,4023 2997,4029 3000,4034 3004,4040 3005,4049 3002,4056 3000,4060 2992,4067 2981,4085 2972,4106 2967,4128 2966,4144 2966,4149 2969,4172 2976,4193 2983,4206 2987,4213 2989,4217 3000,4230 3008,4237 3012,4241 3017,4248 3018,4257 3016,4265 3015,4267 3005,4282 2996,4303 2991,4325 2990,4347 2990,4348 2993,4369 3000,4390 3006,4401 3008,4410 3007,4418 3001,4424 2988,4437 2972,4456 2960,4477 2950,4500 2944,4524 2943,4549 2944,4573 2947,4585 2950,4598 2960,4621 2972,4641 2988,4660 3006,4677 3027,4690 3049,4700 3064,4703 3072,4708 3077,4714 3078,4722 3077,4731 3071,4738 3069,4739 3055,4747 3050,4752 3033,4764 3033,4764 3013,4785 2997,4807 2984,4832 2974,4859 2968,4886 2966,4914 2968,4942 2974,4970 2984,4996 2997,5021 3013,5043 3033,5064 3055,5080 3061,5084 3078,5094 3104,5103 3131,5110 3133,5110 3158,5112 3186,5110 3212,5103 3238,5094 3262,5080 3284,5064 3303,5043 3320,5021 3333,4996 3338,4988 3346,4984 3352,4981 3353,4981 3353,4980 3360,4977 3360,4976 3366,4972 3368,4972 3368,4971 3373,4965 3444,4892 3446,4890 3448,4889 3450,4886 3451,4884 3452,4884 3454,4882 3454,4881 3459,4875 3459,4874 3462,4867 3466,4860 3466,4859 3466,4859 3468,4852 3468,4851 3469,4844 3470,4843 3470,4842 3469,4834 3469,4230 3470,4227 3470,4220 3469,4219 3469,4215 3469,4213 3468,4208 3468,4206 3466,4200 3465,4199 3464,4193 3463,4192 3463,4191 3462,4190 3459,4184 3459,4183 3455,4177 3454,4176 3454,4175 3448,4171 3448,4170 3375,4095 3375,4094 3370,4090 3369,4089 3367,4087 3367,4086 3361,4082 3360,4081 3359,4081 3353,4077 3352,4077 3349,4076 3344,4073 3337,4072 3331,4071 3324,4067 3321,4064 3317,4058 3317,4057 3313,4052 3312,4043 3315,4034 3318,4032 3322,4027 3328,4022 3335,4021 3701,4021 3709,4023 3715,4029 3719,4034 3723,4040 3724,4049 3721,4056 3719,4060 3711,4067 3700,4085 3691,4106 3686,4128 3685,4144 3685,4149 3688,4172 3695,4193 3702,4206 3705,4213 3708,4217 3719,4230 3727,4237 3730,4241 3736,4248 3737,4257 3735,4265 3734,4267 3724,4282 3715,4303 3710,4325 3709,4347 3709,4348 3712,4369 3719,4390 3727,4404 3728,4413 3727,4421 3722,4428 3720,4430 3717,4431 3700,4448 3685,4468 3674,4489 3666,4512 3661,4537 3661,4561 3664,4573 3666,4585 3670,4598 3674,4609 3685,4630 3700,4649 3717,4666 3737,4680 3748,4684 3759,4690 3782,4696 3789,4696 3792,4697 3800,4699 3806,4705 3809,4713 3808,4721 3804,4729 3798,4734 3797,4734 3773,4747 3769,4752 3752,4764 3751,4764 3732,4785 3716,4807 3703,4832 3693,4859 3687,4886 3685,4914 3687,4942 3693,4970 3703,4996 3716,5021 3732,5043 3751,5064 3773,5080 3780,5084 3797,5094 3823,5103 3850,5110 3852,5110 3877,5112 3905,5110 3931,5103 3957,5094 3981,5080 4003,5064 4022,5043 4039,5021 4052,4996 4057,4988 4064,4984 4070,4981 4072,4981 4073,4980 4078,4977 4079,4976 4085,4972 4085,4972 4086,4971 4091,4966 4092,4965 4163,4892 4165,4890 4167,4889 4170,4886 4171,4884 4173,4882 4173,4881 4177,4875 4178,4874 4181,4867 4185,4860 4185,4859 4185,4859 4187,4852 4187,4851 4189,4844 4189,4227 4189,4225 4189,4220 4189,4219 4188,4216 4188,4215 4188,4213 4188,4208 4187,4207 4187,4206 4185,4200 4185,4199 4182,4193 4181,4191 4181,4190 4177,4184 4177,4183 4174,4177 4172,4175 4167,4171 4095,4097 4094,4095 4093,4094 4093,4093 4089,4090 4088,4089 4085,4086 4080,4082 4079,4081 4078,4081 4072,4077 4071,4077 4069,4076 4065,4074 4063,4073 4056,4072 4050,4071 4042,4067 4041,4064 4036,4058 4036,4057 4032,4052 4031,4043 4034,4034 4036,4032 4043,4024 4055,4005 4060,3994 4064,3987 4140,3909 4143,3907 4144,3906 4147,3903 4148,3902 4150,3899 4151,3899 4154,3893 4159,3885 4159,3884 4162,3877 4162,3876 4163,3875 4164,3868 4166,3860 4167,3859 4167,3858 4166,3851 4166,3173 4168,3164 4173,3158 4175,3156 4176,3156 4196,3142 4214,3124 4229,3105 4242,3083 4250,3060 4256,3035 4258,3010 4256,2984 4250,2960 4242,2936 4232,2918 4229,2914 4214,2894 4196,2878 4176,2863 4175,2863 4175,2863 4170,2857 4167,2849 4166,2846 4166,2144 4167,2140 4167,2139 4167,2134 4168,2133 4170,2126 4170,2035 4172,2026 4176,2020 4177,2019 4196,2006 4214,1989 4229,1969 4242,1947 4250,1924 4256,1899 4258,1874 4256,1850 4250,1825 4242,1801 4229,1780 4214,1760 4211,1757 4196,1742 4177,1730 4172,1723 4170,1716 4170,907 4172,898 4176,891 4180,889 4187,886 4207,871 4224,854 4240,835 4253,813 4261,789 4266,765 4268,740 4266,715 4261,691 4253,667 4243,651 4240,645 4236,639 4224,625 4223,624 4207,609 4187,594 4180,591 4174,585 4170,578 4170,573 4170,329 4170,329 4170,324 4170,321 4169,319 4169,318 4169,311 4169,310 4168,308 4165,301 4163,294 4163,293 4162,292 4158,286 4154,279 4153,278 4153,278 4148,272 3933,51 3930,49 3930,48 3929,47 3927,44 3926,43 3923,41 3923,40 3917,37 3916,36 3910,30 3908,22 3909,13 3914,5 3921,1 3928,0 4289,0">
          <text:p/>
        </draw:polygon>
        <draw:polygon draw:style-name="gr2" draw:text-style-name="P2" draw:layer="layout" svg:width="0.263cm" svg:height="0.372cm" svg:x="2.473cm" svg:y="7.375cm" svg:viewBox="0 0 264 373" draw:points="227,3 230,7 233,9 251,25 255,27 260,33 263,40 264,43 264,58 262,67 257,75 249,79 242,79 229,77 203,77 178,81 154,89 132,100 111,114 93,131 78,152 64,175 55,198 49,224 47,250 49,276 52,290 55,301 56,307 64,325 75,343 78,352 76,360 72,368 64,372 57,373 52,373 43,371 38,367 5,333 1,326 0,320 0,52 2,43 7,37 14,34 23,34 28,36 31,37 32,37 54,46 78,50 100,52 102,52 126,48 149,42 170,32 190,18 203,5 210,1 218,0">
          <text:p/>
        </draw:polygon>
        <draw:polygon draw:style-name="gr2" draw:text-style-name="P2" draw:layer="layout" svg:width="0.262cm" svg:height="0.372cm" svg:x="3.143cm" svg:y="7.375cm" svg:viewBox="0 0 263 373" draw:points="226,3 230,7 233,9 251,25 255,27 260,33 263,40 263,58 262,67 257,75 249,79 242,79 229,77 203,77 178,81 155,89 132,100 110,114 92,131 77,152 63,175 55,198 49,224 47,250 49,276 52,290 55,301 56,307 63,325 75,343 77,352 75,360 71,368 63,372 57,373 52,373 43,371 38,367 6,333 1,326 0,320 0,52 2,43 7,37 14,34 23,34 28,36 31,37 32,37 54,46 78,50 99,52 101,52 125,48 149,42 171,32 190,18 203,5 210,1 218,0">
          <text:p/>
        </draw:polygon>
        <draw:polygon draw:style-name="gr2" draw:text-style-name="P2" draw:layer="layout" svg:width="0.262cm" svg:height="0.372cm" svg:x="3.813cm" svg:y="7.375cm" svg:viewBox="0 0 263 373" draw:points="225,3 229,7 232,9 251,25 254,27 260,33 263,40 263,58 261,67 257,75 249,79 241,79 228,77 203,77 177,81 154,89 131,100 110,114 92,131 77,152 63,175 55,198 49,224 47,250 49,276 52,290 55,301 56,307 63,325 75,343 77,352 76,360 71,368 63,372 57,373 52,373 43,371 38,367 6,333 1,326 0,320 0,52 1,43 7,37 14,34 23,34 28,36 32,37 32,37 54,46 78,50 99,52 101,52 124,48 148,42 170,32 190,18 202,5 209,1 217,0">
          <text:p/>
        </draw:polygon>
        <draw:polygon draw:style-name="gr2" draw:text-style-name="P2" draw:layer="layout" svg:width="0.263cm" svg:height="0.372cm" svg:x="4.531cm" svg:y="7.375cm" svg:viewBox="0 0 264 373" draw:points="227,3 230,7 233,9 251,25 255,27 260,33 263,40 264,43 264,58 262,67 257,75 249,79 242,79 229,77 203,77 178,81 154,89 132,100 111,114 92,131 77,152 63,175 55,198 49,224 47,250 49,276 52,290 55,301 56,307 63,325 74,343 77,352 75,360 71,368 63,372 57,373 52,373 43,371 38,367 5,333 1,326 0,320 0,52 2,43 7,37 14,34 23,34 28,36 31,37 32,37 54,46 77,50 99,52 101,52 126,48 149,42 170,32 190,18 203,5 210,1 218,0">
          <text:p/>
        </draw:polygon>
        <draw:polygon draw:style-name="gr2" draw:text-style-name="P2" draw:layer="layout" svg:width="0.262cm" svg:height="0.29cm" svg:x="1.755cm" svg:y="7.375cm" svg:viewBox="0 0 263 291" draw:points="226,3 230,7 233,9 251,25 254,27 260,33 263,40 263,58 261,67 257,74 249,78 242,78 229,76 202,76 178,80 154,88 131,99 110,113 92,130 77,152 64,175 55,198 49,224 47,250 49,268 49,270 47,278 42,286 35,290 27,291 18,287 16,285 6,274 1,266 0,260 0,52 1,43 7,37 14,34 23,34 28,36 32,37 32,37 54,46 78,50 99,52 101,52 124,48 148,42 170,32 190,18 202,5 210,1 218,0">
          <text:p/>
        </draw:polygon>
        <draw:polygon draw:style-name="gr2" draw:text-style-name="P2" draw:layer="layout" svg:width="0.107cm" svg:height="0.153cm" svg:x="1.755cm" svg:y="6.899cm" svg:viewBox="0 0 108 154" draw:points="32,3 36,10 37,12 41,22 55,47 71,70 90,90 101,99 106,106 108,113 106,122 101,129 94,133 91,133 67,137 43,144 28,151 19,154 11,151 4,146 0,138 0,133 0,19 1,10 7,3 15,0 24,0">
          <text:p/>
        </draw:polygon>
        <draw:polygon draw:style-name="gr2" draw:text-style-name="P2" draw:layer="layout" svg:width="0.135cm" svg:height="0.213cm" svg:x="1.755cm" svg:y="6.065cm" svg:viewBox="0 0 136 214" draw:points="31,4 34,6 44,19 62,36 82,48 106,58 122,61 129,66 134,73 136,81 134,90 129,97 125,98 112,106 107,110 91,122 90,122 70,143 54,166 40,190 36,201 32,209 25,213 16,214 9,211 2,205 0,195 0,19 1,11 7,4 14,0 23,0">
          <text:p/>
        </draw:polygon>
        <draw:polygon draw:style-name="gr2" draw:text-style-name="P2" draw:layer="layout" svg:width="0.108cm" svg:height="0.106cm" svg:x="2.747cm" svg:y="6.101cm" svg:viewBox="0 0 109 107" draw:points="99,3 104,9 108,17 109,21 109,87 107,96 101,104 94,107 84,107 77,104 76,101 66,91 44,75 20,61 12,58 5,53 1,45 0,37 3,29 9,23 17,20 18,20 24,20 36,19 58,13 67,9 81,3 89,0">
          <text:p/>
        </draw:polygon>
        <draw:polygon draw:style-name="gr2" draw:text-style-name="P2" draw:layer="layout" svg:width="0.087cm" svg:height="0.097cm" svg:x="2.05cm" svg:y="6.107cm" svg:viewBox="0 0 88 98" draw:points="77,1 83,6 87,14 88,20 88,78 87,86 81,93 74,98 65,98 57,93 56,92 47,82 24,64 10,56 4,51 0,42 1,35 5,27 11,21 14,20 30,17 53,7 59,3 68,0">
          <text:p/>
        </draw:polygon>
        <draw:polygon draw:style-name="gr2" draw:text-style-name="P2" draw:layer="layout" svg:width="0.1cm" svg:height="0.103cm" svg:x="3.426cm" svg:y="6.101cm" svg:viewBox="0 0 101 104" draw:points="90,3 97,9 100,17 101,21 101,84 99,92 93,99 85,104 77,104 69,99 67,98 57,88 35,70 11,57 11,57 4,51 1,43 0,35 4,27 11,22 17,20 22,19 28,19 50,13 58,9 74,3 81,0">
          <text:p/>
        </draw:polygon>
        <draw:polygon draw:style-name="gr2" draw:text-style-name="P2" draw:layer="layout" svg:width="0.099cm" svg:height="0.103cm" svg:x="4.096cm" svg:y="6.101cm" svg:viewBox="0 0 100 104" draw:points="90,3 97,9 100,17 100,84 99,92 93,99 85,104 76,104 68,99 66,98 57,88 35,70 11,57 11,57 4,51 0,43 0,35 4,27 11,22 17,20 22,19 27,19 50,13 58,9 73,3 81,0">
          <text:p/>
        </draw:polygon>
        <draw:polygon draw:style-name="gr2" draw:text-style-name="P2" draw:layer="layout" svg:width="0.088cm" svg:height="0.097cm" svg:x="4.825cm" svg:y="6.107cm" svg:viewBox="0 0 89 98" draw:points="76,1 83,6 88,14 89,20 89,78 87,86 81,93 74,98 65,98 57,93 56,92 46,82 24,64 10,56 4,51 0,42 1,35 5,27 11,21 14,20 30,17 53,7 59,3 67,0">
          <text:p/>
        </draw:polygon>
        <draw:polygon draw:style-name="gr2" draw:text-style-name="P2" draw:layer="layout" svg:width="0.099cm" svg:height="0.103cm" svg:x="5.532cm" svg:y="6.101cm" svg:viewBox="0 0 100 104" draw:points="90,3 97,9 100,17 100,21 100,84 98,92 93,99 85,104 77,104 69,99 68,98 58,88 36,70 11,57 11,57 5,51 0,43 0,35 4,27 10,22 17,20 22,19 28,19 52,13 59,9 73,3 81,0">
          <text:p/>
        </draw:polygon>
        <draw:polygon draw:style-name="gr2" draw:text-style-name="P2" draw:layer="layout" svg:width="0.074cm" svg:height="0.267cm" svg:x="1.755cm" svg:y="5.613cm" svg:viewBox="0 0 75 268" draw:points="32,4 36,11 41,19 54,37 69,54 73,59 75,68 73,76 72,79 62,94 54,114 49,136 48,158 48,159 51,181 57,201 63,212 65,221 63,229 58,236 45,249 34,261 26,266 18,268 10,266 4,260 0,253 0,19 1,11 7,4 14,0 23,0">
          <text:p/>
        </draw:polygon>
        <draw:polygon draw:style-name="gr2" draw:text-style-name="P2" draw:layer="layout" svg:width="0.06cm" svg:height="0.108cm" svg:x="1.755cm" svg:y="5.415cm" svg:viewBox="0 0 61 109" draw:points="31,4 35,10 43,24 49,31 57,42 61,50 61,59 57,67 53,71 40,90 36,97 35,98 31,105 23,109 14,109 7,105 2,99 0,90 0,19 1,11 7,4 14,0 23,0">
          <text:p/>
        </draw:polygon>
        <draw:polygon draw:style-name="gr2" draw:text-style-name="P2" draw:layer="layout" svg:width="0.051cm" svg:height="0.074cm" svg:x="1.755cm" svg:y="5.252cm" svg:viewBox="0 0 52 75" draw:points="31,4 34,7 37,12 44,20 51,27 52,36 49,43 49,44 37,60 36,64 32,70 24,75 15,75 8,72 2,65 0,57 0,21 1,11 7,4 14,0 23,0">
          <text:p/>
        </draw:polygon>
        <draw:polygon draw:style-name="gr2" draw:text-style-name="P2" draw:layer="layout" svg:width="0.441cm" svg:height="0.296cm" svg:x="2.108cm" svg:y="5.001cm" svg:viewBox="0 0 442 297" draw:points="432,2 438,7 442,16 442,24 438,32 435,37 420,45 403,62 388,82 377,104 369,126 366,151 366,177 368,188 369,200 373,213 377,223 388,246 403,265 407,271 408,280 404,288 397,294 390,297 54,297 46,295 39,290 35,282 35,273 39,265 39,264 55,246 66,223 74,200 78,177 78,151 74,126 66,104 55,82 39,62 22,45 9,37 2,30 0,22 1,13 5,6 12,1 18,0 424,0">
          <text:p/>
        </draw:polygon>
        <draw:polygon draw:style-name="gr2" draw:text-style-name="P2" draw:layer="layout" svg:width="0.394cm" svg:height="0.296cm" svg:x="2.825cm" svg:y="5.001cm" svg:viewBox="0 0 395 297" draw:points="385,2 392,7 395,16 395,24 392,32 388,37 372,45 355,62 340,82 329,104 321,126 318,151 318,177 320,188 321,200 325,213 329,223 340,246 355,265 359,271 360,280 356,288 350,294 342,297 56,297 47,295 40,290 36,282 36,273 40,265 40,264 56,246 66,223 75,200 78,177 78,151 75,126 66,104 56,82 40,62 23,45 9,37 3,30 0,22 1,13 6,6 13,1 19,0 376,0">
          <text:p/>
        </draw:polygon>
        <draw:polygon draw:style-name="gr2" draw:text-style-name="P2" draw:layer="layout" svg:width="0.386cm" svg:height="0.296cm" svg:x="3.496cm" svg:y="5.001cm" svg:viewBox="0 0 387 297" draw:points="145,0 146,0 151,0 190,0 193,0 194,0 199,0 244,0 250,0 254,0 284,0 286,0 287,0 294,0 328,0 330,0 332,0 339,0 368,0 376,2 383,7 387,16 387,24 383,32 380,35 362,50 347,70 334,91 325,113 319,138 317,164 319,188 322,200 325,213 334,236 347,256 352,264 356,272 356,281 353,289 347,295 339,297 54,297 46,295 39,290 35,282 35,273 39,265 39,264 55,246 65,223 74,200 77,177 77,151 74,126 65,104 55,82 39,62 22,45 9,37 2,30 0,22 1,13 5,6 12,1 18,0 143,0">
          <text:p/>
        </draw:polygon>
        <draw:polygon draw:style-name="gr2" draw:text-style-name="P2" draw:layer="layout" svg:width="0.434cm" svg:height="0.296cm" svg:x="4.174cm" svg:y="5.001cm" svg:viewBox="0 0 435 297" draw:points="424,2 431,7 435,16 435,24 431,32 427,37 413,45 395,62 380,82 369,104 362,126 358,151 358,177 360,188 362,200 366,213 369,223 380,246 395,265 399,271 400,280 396,288 391,294 382,297 49,297 40,295 34,290 31,282 31,273 34,265 34,264 40,256 54,236 62,213 68,188 70,164 68,138 62,113 54,91 53,91 40,70 25,50 7,35 2,28 0,20 2,11 8,4 15,0 19,0 416,0">
          <text:p/>
        </draw:polygon>
        <draw:polygon draw:style-name="gr2" draw:text-style-name="P2" draw:layer="layout" svg:width="0.867cm" svg:height="0.747cm" svg:x="4.741cm" svg:y="4.55cm" svg:viewBox="0 0 868 748" draw:points="823,2 827,5 839,16 859,30 860,30 859,31 864,36 868,43 868,46 868,456 866,465 862,472 853,475 845,475 842,475 818,468 801,467 645,467 628,468 616,472 605,475 583,484 563,497 546,514 531,534 520,555 512,578 507,603 507,627 510,639 512,651 516,664 520,674 531,696 546,716 549,722 549,731 547,739 541,745 532,748 197,748 189,746 182,741 178,733 178,724 182,716 182,715 197,696 208,674 216,651 219,627 219,603 216,578 208,555 197,534 182,514 165,497 145,484 124,475 123,475 101,468 82,467 18,467 10,465 3,459 0,451 0,442 3,435 148,285 149,284 153,280 154,279 156,277 156,276 160,272 161,270 162,270 162,269 165,262 165,261 168,254 168,253 169,253 172,246 179,241 188,239 195,240 201,244 217,261 239,278 244,280 263,292 289,302 316,307 318,308 344,309 370,307 397,302 423,292 447,278 470,261 489,241 505,218 507,215 518,196 524,189 531,186 535,185 618,185 620,186 625,185 627,185 630,185 638,184 638,184 639,184 646,182 653,179 655,178 661,174 668,169 669,168 674,162 675,162 744,91 746,90 747,89 750,85 750,84 750,83 752,81 753,81 757,75 758,74 758,73 762,66 765,60 765,59 766,58 767,50 769,42 770,41 772,36 776,31 776,30 794,15 799,7 807,1 815,0">
          <text:p/>
        </draw:polygon>
        <draw:polygon draw:style-name="gr2" draw:text-style-name="P2" draw:layer="layout" svg:width="0.74cm" svg:height="0.593cm" svg:x="1.587cm" svg:y="4.475cm" svg:viewBox="0 0 741 594" draw:points="31,4 36,11 36,12 44,32 56,53 57,55 72,73 89,91 109,105 131,115 155,122 172,125 179,126 203,126 209,125 228,122 251,115 273,105 293,91 303,80 310,76 320,75 326,79 330,81 346,98 355,105 361,111 363,118 364,125 364,127 364,128 367,135 369,142 369,144 373,150 374,151 377,157 378,158 384,164 481,262 481,264 482,266 485,268 487,270 488,270 490,272 496,277 497,278 498,278 504,281 504,282 512,286 513,286 519,287 520,287 521,288 527,289 661,289 669,291 674,295 694,316 716,332 731,341 738,346 741,355 741,363 736,371 730,377 723,378 270,378 266,378 260,378 259,378 256,378 248,379 247,379 246,380 239,382 239,383 232,385 231,386 225,390 224,390 218,394 211,401 49,568 47,570 46,571 43,575 41,576 39,578 39,579 35,585 34,585 29,591 20,594 11,593 5,588 1,580 0,574 0,19 2,11 7,4 14,0 23,0">
          <text:p/>
        </draw:polygon>
        <draw:polygon draw:style-name="gr2" draw:text-style-name="P2" draw:layer="layout" svg:width="0.074cm" svg:height="0.063cm" svg:x="2.485cm" svg:y="4.79cm" svg:viewBox="0 0 75 64" draw:points="60,0 68,4 73,12 75,20 72,29 69,34 65,37 63,38 62,39 58,43 56,46 45,58 38,63 32,64 18,64 11,62 4,56 0,47 0,39 4,32 10,27 26,18 44,4 52,0">
          <text:p/>
        </draw:polygon>
        <draw:polygon draw:style-name="gr2" draw:text-style-name="P2" draw:layer="layout" svg:width="0.074cm" svg:height="0.063cm" svg:x="2.74cm" svg:y="4.79cm" svg:viewBox="0 0 75 64" draw:points="26,1 31,4 45,15 49,18 65,27 72,32 75,40 75,48 71,57 64,63 56,64 43,64 34,62 30,58 6,34 2,26 0,18 4,9 10,3 17,0">
          <text:p/>
        </draw:polygon>
        <draw:polygon draw:style-name="gr2" draw:text-style-name="P2" draw:layer="layout" svg:width="0.697cm" svg:height="0.629cm" svg:x="2.971cm" svg:y="4.223cm" svg:viewBox="0 0 698 630" draw:points="657,2 661,5 693,37 697,45 698,51 698,567 696,575 693,581 650,624 642,629 636,630 18,630 11,628 3,622 0,615 0,607 3,599 10,594 25,585 47,568 66,548 82,525 86,519 91,511 96,501 96,500 101,494 106,490 113,488 121,486 121,485 122,485 128,480 135,476 136,475 141,471 141,470 241,367 243,365 248,361 249,359 251,357 251,356 256,351 256,350 257,349 259,342 262,335 263,334 264,333 265,327 265,326 267,319 267,299 324,299 324,491 646,491 646,299 267,299 267,47 269,38 274,32 281,28 290,28 298,32 301,34 318,49 323,53 338,62 360,72 373,75 382,77 406,79 429,77 433,76 452,72 473,62 493,49 511,34 526,16 529,11 530,9 536,3 544,0 648,0">
          <text:p/>
        </draw:polygon>
        <draw:polygon draw:style-name="gr2" draw:text-style-name="P2" draw:layer="layout" svg:width="0.772cm" svg:height="2.59cm" svg:x="3.717cm" svg:y="2.263cm" svg:viewBox="0 0 773 2591" draw:points="306,2 313,7 317,15 318,20 318,238 315,246 310,253 308,255 302,258 284,274 269,292 257,313 248,335 242,358 240,382 242,406 248,430 257,452 269,473 284,490 286,493 291,499 293,508 290,517 286,523 284,525 269,543 257,563 248,586 242,609 240,632 242,657 248,681 257,702 269,723 284,741 286,744 291,750 293,759 290,767 286,773 284,775 269,793 257,814 248,837 242,859 240,883 242,908 248,931 257,953 269,974 284,992 286,994 291,1000 293,1009 290,1018 286,1024 284,1026 269,1044 257,1064 248,1087 242,1110 240,1133 242,1158 248,1182 257,1204 269,1224 284,1242 286,1245 291,1251 293,1260 290,1269 286,1275 284,1277 269,1294 257,1315 248,1338 242,1360 240,1384 242,1409 248,1432 257,1455 269,1476 284,1494 286,1497 291,1502 293,1512 290,1520 286,1526 284,1528 269,1546 257,1567 248,1589 242,1612 240,1636 242,1660 248,1684 257,1706 269,1726 284,1744 286,1747 291,1753 293,1762 290,1771 286,1777 284,1779 269,1796 257,1817 248,1840 242,1863 240,1886 242,1911 248,1935 257,1956 269,1977 284,1995 302,2010 306,2014 322,2023 343,2033 357,2036 366,2038 390,2040 413,2038 416,2037 436,2033 452,2025 457,2023 467,2017 477,2010 493,1997 501,1993 509,1992 517,1996 519,1998 521,1999 526,2007 526,2012 526,2291 526,2293 526,2296 526,2299 526,2302 527,2310 527,2311 527,2312 530,2319 532,2326 533,2327 533,2328 541,2341 542,2342 542,2343 548,2348 644,2446 645,2448 646,2449 650,2452 651,2453 652,2453 654,2455 654,2456 660,2461 660,2461 661,2461 668,2465 676,2468 677,2469 683,2470 683,2471 684,2471 691,2472 693,2472 694,2473 702,2475 707,2481 708,2483 721,2505 737,2527 756,2548 766,2555 772,2562 773,2571 772,2579 767,2586 759,2590 754,2591 154,2591 146,2589 140,2585 101,2544 97,2537 96,2530 96,2167 141,2167 141,2503 481,2503 481,2167 96,2167 96,1978 96,1976 96,1972 96,1929 96,1927 96,1923 96,300 96,298 96,293 96,292 95,289 95,288 95,285 95,281 94,280 94,279 92,272 92,271 91,270 89,264 88,263 88,262 84,256 84,256 80,250 79,249 78,248 74,244 74,243 6,173 1,165 0,159 0,20 1,11 7,4 14,0 18,0 299,0">
          <text:p/>
        </draw:polygon>
        <draw:polygon draw:style-name="gr2" draw:text-style-name="P2" draw:layer="layout" svg:width="0.718cm" svg:height="1.201cm" svg:x="1.85cm" svg:y="3.416cm" svg:viewBox="0 0 719 1202" draw:points="61,3 64,6 79,23 89,31 95,37 97,44 97,47 98,48 98,49 100,55 101,56 102,63 103,64 103,65 107,71 111,78 112,79 113,80 118,85 119,85 163,130 164,132 167,135 168,136 170,138 171,139 172,140 176,143 177,144 178,144 191,151 193,152 200,153 201,153 208,155 209,155 210,156 216,155 357,155 365,157 371,163 373,166 386,187 402,211 421,231 443,249 454,255 467,261 493,271 520,277 522,278 548,279 574,277 601,271 627,261 651,249 673,231 675,229 686,217 693,212 702,211 709,214 715,221 719,229 719,385 716,393 711,400 708,402 696,408 685,417 676,424 674,426 655,446 652,450 638,468 626,491 620,498 613,501 611,502 608,502 607,502 606,502 599,505 593,508 591,509 584,513 577,517 576,518 571,524 511,586 508,588 504,592 504,594 503,594 502,597 501,597 496,602 492,611 488,618 488,619 488,621 486,626 486,627 485,634 484,635 484,637 485,644 485,685 483,694 478,700 475,702 453,714 445,721 435,729 431,732 412,752 395,774 382,799 372,826 367,852 365,881 367,910 372,937 382,963 395,988 412,1010 431,1030 440,1038 446,1045 448,1054 446,1061 441,1068 440,1069 431,1077 412,1097 395,1120 382,1144 372,1171 371,1177 369,1186 366,1195 359,1200 350,1202 311,1202 302,1200 298,1196 274,1171 269,1164 268,1155 271,1147 272,1145 283,1132 295,1111 302,1089 306,1065 306,979 304,962 299,938 289,917 288,914 277,898 260,881 242,866 222,856 200,849 191,847 178,846 167,846 155,847 132,851 111,860 92,873 75,889 69,896 62,902 54,903 46,902 41,898 31,888 11,873 10,873 3,867 0,859 0,43 1,36 7,29 9,28 27,15 37,5 45,1 53,0">
          <text:p/>
        </draw:polygon>
        <draw:polygon draw:style-name="gr2" draw:text-style-name="P2" draw:layer="layout" svg:width="0.143cm" svg:height="0.223cm" svg:x="5.193cm" svg:y="4.364cm" svg:viewBox="0 0 144 224" draw:points="103,4 109,10 111,18 111,110 112,120 113,128 118,151 128,174 141,193 144,201 143,210 139,218 132,223 124,224 83,224 74,222 68,216 66,214 54,191 37,169 17,148 8,140 2,133 0,125 2,116 7,110 8,109 17,102 37,81 54,59 67,34 75,14 79,6 86,1 95,0">
          <text:p/>
        </draw:polygon>
        <draw:polygon draw:style-name="gr2" draw:text-style-name="P2" draw:layer="layout" svg:width="0.102cm" svg:height="0.172cm" svg:x="4.387cm" svg:y="4.385cm" svg:viewBox="0 0 103 173" draw:points="31,4 36,11 37,12 51,37 67,59 86,80 96,87 101,94 103,102 102,110 97,117 96,118 86,126 67,147 54,165 47,171 38,173 30,172 24,167 6,148 1,140 0,134 0,20 1,11 7,4 14,0 23,0">
          <text:p/>
        </draw:polygon>
        <draw:polygon draw:style-name="gr2" draw:text-style-name="P2" draw:layer="layout" svg:width="0.062cm" svg:height="0.084cm" svg:x="4.914cm" svg:y="4.446cm" svg:viewBox="0 0 63 85" draw:points="32,4 34,5 46,19 56,26 61,33 63,40 62,49 56,57 56,58 46,66 34,79 26,84 17,85 9,82 3,76 0,67 0,19 2,11 7,4 14,0 24,0">
          <text:p/>
        </draw:polygon>
        <draw:polygon draw:style-name="gr2" draw:text-style-name="P2" draw:layer="layout" svg:width="0.062cm" svg:height="0.084cm" svg:x="4.707cm" svg:y="4.446cm" svg:viewBox="0 0 63 85" draw:points="55,2 61,8 63,17 63,65 62,74 56,80 49,85 40,85 32,80 31,79 17,66 8,58 2,50 0,42 2,34 7,27 8,26 17,19 23,13 31,5 38,1 47,0">
          <text:p/>
        </draw:polygon>
        <draw:polygon draw:style-name="gr2" draw:text-style-name="P2" draw:layer="layout" svg:width="0.093cm" svg:height="0.145cm" svg:x="3.001cm" svg:y="4.384cm" svg:viewBox="0 0 94 146" draw:points="80,0 88,4 93,12 94,19 94,110 92,119 89,124 74,140 65,145 56,146 49,142 44,138 36,128 17,109 8,101 2,94 0,86 2,77 7,70 8,69 17,61 36,40 53,19 56,13 57,10 63,3 71,0">
          <text:p/>
        </draw:polygon>
        <draw:polygon draw:style-name="gr2" draw:text-style-name="P2" draw:layer="layout" svg:width="0.063cm" svg:height="0.084cm" svg:x="2.72cm" svg:y="4.427cm" svg:viewBox="0 0 64 85" draw:points="33,4 34,5 47,18 56,26 62,33 64,41 62,49 57,56 56,57 47,65 34,79 26,84 17,85 10,82 4,76 1,66 0,64 0,19 3,10 8,4 15,0 24,0">
          <text:p/>
        </draw:polygon>
        <draw:polygon draw:style-name="gr2" draw:text-style-name="P2" draw:layer="layout" svg:width="0.063cm" svg:height="0.085cm" svg:x="2.515cm" svg:y="4.426cm" svg:viewBox="0 0 64 86" draw:points="55,3 61,9 63,18 64,20 64,65 62,73 56,82 48,86 39,86 32,82 17,66 8,58 2,51 0,43 2,35 7,28 8,27 17,19 19,18 31,6 37,1 46,0">
          <text:p/>
        </draw:polygon>
        <draw:polygon draw:style-name="gr2" draw:text-style-name="P2" draw:layer="layout" svg:width="0.119cm" svg:height="1.043cm" svg:x="1.587cm" svg:y="3.35cm" svg:viewBox="0 0 120 1044" draw:points="32,4 37,11 37,12 41,22 54,43 68,63 86,80 106,95 109,96 116,102 120,110 120,113 120,921 118,930 113,937 110,938 90,953 73,970 57,989 45,1011 37,1031 33,1039 26,1043 17,1044 8,1040 2,1034 0,1025 0,19 2,11 7,4 15,0 24,0">
          <text:p/>
        </draw:polygon>
        <draw:polygon draw:style-name="gr2" draw:text-style-name="P2" draw:layer="layout" svg:width="0.698cm" svg:height="0.949cm" svg:x="4.914cm" svg:y="3.415cm" svg:viewBox="0 0 699 950" draw:points="651,3 655,6 666,16 686,31 688,32 695,37 699,44 699,49 699,109 698,115 696,122 696,123 696,124 696,132 696,857 694,866 689,873 686,874 666,889 656,899 648,903 639,904 632,901 629,898 614,882 595,867 575,857 553,850 544,848 530,847 519,847 507,848 485,852 464,861 445,874 428,890 413,909 402,928 399,938 394,945 387,950 378,950 370,948 365,941 362,933 362,929 364,902 362,874 356,846 347,820 339,805 333,795 331,791 317,772 298,752 276,735 254,723 247,717 244,709 244,705 244,683 244,681 244,677 244,674 243,672 243,671 243,666 243,663 242,662 239,655 239,654 237,647 237,646 236,645 233,639 233,638 232,638 229,632 228,632 228,631 222,625 157,558 154,556 154,555 154,554 150,551 149,550 146,548 141,544 140,543 133,539 132,539 128,537 125,536 124,536 123,535 116,534 115,534 107,530 102,524 89,499 73,476 54,456 32,439 10,427 3,421 0,413 0,409 0,232 2,223 7,216 14,213 23,213 31,216 45,232 67,250 78,256 91,262 117,272 145,278 146,279 172,280 199,278 226,272 252,262 276,250 298,232 317,212 333,188 335,186 346,167 351,160 359,157 363,156 466,156 469,157 471,157 475,156 477,156 480,156 481,156 487,155 488,155 489,154 496,152 497,152 504,150 505,149 511,144 517,140 518,140 520,139 524,134 525,133 571,86 573,84 574,83 577,79 578,78 580,76 581,75 585,69 586,68 590,61 590,60 593,53 593,52 593,51 594,44 594,43 599,36 603,32 604,31 621,15 627,8 635,3 642,0">
          <text:p/>
        </draw:polygon>
        <draw:polygon draw:style-name="gr2" draw:text-style-name="P2" draw:layer="layout" svg:width="0.324cm" svg:height="0.274cm" svg:x="4.202cm" svg:y="3.973cm" svg:viewBox="0 0 325 275" draw:points="235,2 240,5 320,87 324,95 325,101 325,147 324,156 318,163 315,165 293,177 271,193 252,214 249,218 235,237 221,261 221,262 216,269 209,274 200,275 192,272 187,265 184,257 184,256 184,250 183,249 183,248 181,241 181,240 178,233 177,232 177,231 173,225 169,218 168,217 168,217 163,211 83,128 81,126 80,124 78,122 76,121 76,120 74,119 73,118 68,113 66,113 66,112 59,110 56,109 53,106 52,106 51,106 44,104 43,104 41,104 34,100 30,95 25,86 10,68 7,66 2,59 0,50 3,41 7,37 10,34 25,16 28,10 29,9 34,3 42,0 227,0">
          <text:p/>
        </draw:polygon>
        <draw:polygon draw:style-name="gr2" draw:text-style-name="P2" draw:layer="layout" svg:width="0.317cm" svg:height="0.485cm" svg:x="2.964cm" svg:y="3.722cm" svg:viewBox="0 0 318 486" draw:points="281,2 288,7 290,9 294,16 309,34 311,37 316,42 318,52 315,60 311,66 309,68 294,86 288,95 282,101 279,103 277,104 276,104 269,106 268,107 261,109 260,110 259,110 254,113 253,113 247,117 246,118 245,119 240,124 156,210 154,212 153,213 149,217 148,218 146,220 146,221 143,227 142,227 141,228 138,235 138,236 134,243 134,244 133,252 132,252 130,259 130,467 128,475 123,481 116,486 107,486 100,481 95,476 90,468 88,465 74,445 55,425 33,407 11,396 4,389 1,381 0,377 0,193 3,185 6,180 176,5 184,1 190,0 274,0">
          <text:p/>
        </draw:polygon>
        <draw:polygon draw:style-name="gr2" draw:text-style-name="P2" draw:layer="layout" svg:width="1.004cm" svg:height="2.478cm" svg:x="2.806cm" svg:y="1.597cm" svg:viewBox="0 0 1005 2479" draw:points="954,2 960,6 999,46 999,47 1000,48 1000,49 1004,54 1005,63 1002,71 997,78 996,79 989,83 974,98 968,102 959,103 951,100 948,97 944,92 930,81 925,76 904,63 882,55 858,50 834,49 810,52 788,59 765,69 745,83 728,101 713,120 702,142 694,166 692,180 691,190 691,346 692,365 698,390 707,411 718,429 720,433 728,443 736,451 754,467 757,469 764,475 767,482 767,859 767,861 767,866 767,867 768,870 768,871 769,878 769,879 769,881 772,887 772,888 773,895 773,896 774,897 779,903 780,904 783,910 784,911 785,912 790,916 859,987 862,994 863,1000 863,2427 862,2435 859,2441 827,2473 819,2477 814,2479 712,2479 704,2477 697,2471 696,2469 692,2462 677,2445 674,2443 669,2436 667,2427 670,2418 674,2413 677,2410 692,2392 704,2372 711,2352 712,2350 718,2326 720,2302 718,2278 712,2255 712,2254 704,2232 692,2212 677,2194 676,2193 674,2192 669,2185 667,2176 670,2167 674,2162 677,2159 692,2142 704,2121 705,2118 712,2099 718,2076 720,2051 718,2027 712,2005 709,1995 704,1982 692,1962 692,1961 677,1943 674,1941 669,1935 667,1926 670,1917 674,1912 677,1909 692,1891 704,1870 704,1869 712,1849 718,1827 718,1825 720,1800 718,1777 714,1762 712,1754 704,1731 694,1715 692,1710 677,1692 674,1690 669,1683 667,1674 670,1665 674,1660 677,1658 692,1640 704,1619 712,1597 718,1573 720,1549 718,1525 712,1502 704,1480 692,1459 677,1441 674,1439 669,1432 667,1424 670,1415 674,1410 677,1407 692,1389 704,1368 705,1367 712,1347 718,1323 720,1298 718,1275 712,1252 704,1230 704,1229 692,1208 690,1206 685,1199 685,1190 688,1182 694,1177 704,1171 722,1154 737,1135 749,1114 750,1113 754,1098 757,1091 762,1066 763,1043 760,1018 753,993 750,986 743,972 729,951 713,933 694,918 686,914 672,908 650,900 637,897 626,895 522,895 504,897 481,903 459,913 438,925 420,942 414,946 405,947 396,943 394,941 390,937 385,929 384,923 384,525 385,522 385,516 384,514 384,510 383,503 383,502 383,501 381,494 380,493 380,491 378,486 378,485 377,484 376,482 373,478 369,472 369,471 368,471 363,465 273,372 271,369 270,369 269,368 266,365 265,364 264,364 259,357 258,355 258,354 252,337 239,313 222,290 203,269 181,253 157,240 131,230 104,224 78,222 50,224 33,228 24,228 16,224 11,216 9,208 10,201 18,180 24,152 26,123 24,96 18,68 17,66 15,59 9,41 2,29 0,21 1,13 7,5 14,1 19,0 946,0">
          <text:p/>
        </draw:polygon>
        <draw:polygon draw:style-name="gr2" draw:text-style-name="P2" draw:layer="layout" svg:width="0.567cm" svg:height="0.371cm" svg:x="4.202cm" svg:y="3.597cm" svg:viewBox="0 0 568 372" draw:points="231,3 235,8 251,30 270,49 293,66 303,72 317,79 343,89 369,95 371,96 396,97 424,95 451,89 477,79 501,66 523,49 525,47 536,36 543,31 551,30 559,33 566,39 568,47 568,227 567,236 561,243 558,245 536,256 514,273 495,294 479,317 465,341 459,359 454,367 447,371 438,372 431,369 428,366 320,255 318,253 317,251 314,249 312,248 312,247 309,246 309,245 304,240 296,236 292,235 289,232 288,232 287,232 280,230 280,230 272,229 271,228 270,228 262,229 45,229 36,227 30,221 29,219 25,212 10,194 9,193 7,192 2,185 0,177 3,168 7,163 10,160 25,142 29,135 34,129 42,126 55,126 57,126 59,126 63,126 69,126 69,125 77,124 78,124 78,124 85,122 85,121 92,119 93,119 94,118 100,113 106,110 107,109 207,6 214,1 222,0">
          <text:p/>
        </draw:polygon>
        <draw:polygon draw:style-name="gr2" draw:text-style-name="P2" draw:layer="layout" svg:width="0.235cm" svg:height="0.237cm" svg:x="2.711cm" svg:y="3.628cm" svg:viewBox="0 0 236 238" draw:points="32,3 34,5 46,19 68,36 78,41 92,48 118,58 145,64 146,65 173,66 200,64 213,62 222,62 230,65 235,72 236,81 235,90 232,95 136,193 133,195 132,196 129,200 128,201 127,201 126,204 125,204 121,209 121,210 117,218 113,226 109,233 101,237 93,238 85,235 82,232 64,214 42,196 18,183 13,182 6,177 1,169 0,163 0,19 3,10 8,3 15,0 24,0">
          <text:p/>
        </draw:polygon>
        <draw:polygon draw:style-name="gr2" draw:text-style-name="P2" draw:layer="layout" svg:width="0.156cm" svg:height="0.104cm" svg:x="3.124cm" svg:y="3.471cm" svg:viewBox="0 0 157 105" draw:points="121,3 127,8 129,10 133,17 148,35 150,37 155,43 157,53 154,62 150,68 148,70 133,88 129,95 123,102 115,104 113,105 18,105 11,103 4,97 0,89 0,80 4,73 5,70 66,6 74,2 79,0 113,0">
          <text:p/>
        </draw:polygon>
        <draw:polygon draw:style-name="gr2" draw:text-style-name="P2" draw:layer="layout" svg:width="0.103cm" svg:height="0.091cm" svg:x="4.202cm" svg:y="3.471cm" svg:viewBox="0 0 104 92" draw:points="95,3 101,8 104,16 104,26 101,34 100,35 75,61 51,86 43,90 34,92 26,89 21,85 10,70 7,68 2,61 0,52 3,43 7,38 10,36 25,17 27,12 29,10 34,4 43,0 86,0">
          <text:p/>
        </draw:polygon>
        <draw:polygon draw:style-name="gr2" draw:text-style-name="P2" draw:layer="layout" svg:width="0.722cm" svg:height="1.141cm" svg:x="1.847cm" svg:y="2.281cm" svg:viewBox="0 0 723 1142" draw:points="64,3 67,6 82,23 93,31 99,37 101,44 101,46 101,47 101,49 103,56 104,56 106,63 107,64 107,65 111,71 115,78 116,79 167,130 168,132 170,135 171,136 174,138 175,138 180,143 181,144 182,145 195,151 197,152 204,153 205,154 212,155 361,155 369,157 375,163 377,165 390,188 406,210 425,231 446,247 447,248 451,250 471,261 493,269 497,271 524,276 526,276 551,279 578,276 605,271 631,261 655,248 677,231 683,225 690,217 697,212 705,211 713,214 719,220 723,229 723,378 720,387 715,394 712,396 690,407 668,425 649,445 633,468 619,493 615,498 609,502 603,504 596,507 595,507 594,507 588,512 581,516 580,518 575,523 505,595 503,597 502,598 499,602 498,603 495,605 495,606 490,612 490,613 489,613 486,620 486,621 482,626 482,627 482,628 481,636 480,643 480,645 479,646 480,648 480,674 477,683 472,690 469,692 447,703 425,720 406,741 402,746 390,764 376,788 367,815 361,842 359,870 361,899 367,927 376,953 390,979 406,1000 425,1021 435,1028 440,1035 442,1043 440,1052 436,1059 435,1060 425,1067 406,1087 390,1109 377,1133 371,1138 365,1142 310,1142 302,1140 295,1134 291,1127 291,1119 293,1114 294,1111 302,1088 306,1065 306,979 304,961 299,938 289,916 288,913 277,897 260,880 242,865 222,855 200,848 191,846 178,845 167,845 155,846 133,851 111,860 92,872 74,888 68,895 61,901 54,902 45,900 40,897 30,886 10,872 9,872 3,867 0,858 0,855 0,46 2,38 7,32 10,30 30,15 40,5 48,1 56,0">
          <text:p/>
        </draw:polygon>
        <draw:polygon draw:style-name="gr2" draw:text-style-name="P2" draw:layer="layout" svg:width="0.698cm" svg:height="1.142cm" svg:x="4.914cm" svg:y="2.28cm" svg:viewBox="0 0 699 1143" draw:points="661,3 666,6 677,16 691,26 697,33 699,40 699,854 698,863 692,870 688,872 686,873 666,887 656,898 648,902 639,903 632,900 629,897 614,881 595,866 575,856 553,849 544,847 530,846 519,846 507,847 485,852 464,861 445,873 428,889 413,907 404,924 402,927 394,950 391,974 391,1060 392,1070 392,1078 397,1101 404,1116 406,1125 404,1133 398,1139 391,1143 363,1143 353,1141 347,1135 346,1133 333,1110 317,1088 298,1068 288,1060 282,1054 280,1046 282,1037 287,1030 288,1029 298,1022 317,1001 333,980 347,954 356,927 362,900 364,871 362,843 356,816 347,789 339,775 333,765 317,742 298,721 276,704 254,693 247,687 244,679 244,675 244,657 244,655 244,651 244,649 243,646 243,644 243,638 243,637 242,636 239,629 239,628 239,627 237,621 237,621 236,620 233,614 229,607 228,606 228,605 227,605 222,600 151,528 150,526 149,525 149,524 148,524 145,520 144,520 142,518 136,513 134,512 128,509 127,508 125,507 122,505 119,504 116,504 108,500 102,494 102,493 89,469 73,446 54,426 32,408 10,397 3,391 0,383 0,379 0,228 2,219 7,212 14,209 23,209 31,212 33,214 49,232 70,248 71,249 75,251 95,262 117,270 122,272 148,277 150,277 176,280 203,277 230,272 256,262 280,249 302,232 321,211 338,189 340,184 349,166 355,160 363,156 475,156 478,157 481,156 483,156 486,156 487,156 494,155 495,155 496,155 503,152 504,152 509,149 511,149 512,149 517,145 518,144 524,140 525,140 526,139 530,134 531,134 582,81 584,79 588,75 590,73 592,70 596,65 597,64 597,63 600,56 603,49 604,48 604,47 605,45 609,37 614,32 616,31 633,15 638,8 645,3 654,0">
          <text:p/>
        </draw:polygon>
        <draw:polygon draw:style-name="gr2" draw:text-style-name="P2" draw:layer="layout" svg:width="0.289cm" svg:height="0.171cm" svg:x="2.991cm" svg:y="3.225cm" svg:viewBox="0 0 290 172" draw:points="257,2 263,8 264,10 266,12 281,31 283,33 288,38 290,47 287,56 283,62 281,64 266,82 262,89 256,96 248,98 246,99 183,99 180,98 173,98 172,99 168,99 162,100 160,100 153,103 152,103 145,105 144,106 143,106 137,110 136,110 130,113 129,114 128,115 124,120 80,166 74,171 65,172 57,169 52,164 36,142 17,122 8,114 2,108 0,100 2,91 7,84 8,83 17,76 36,55 54,34 56,28 65,10 71,4 78,0 248,0">
          <text:p/>
        </draw:polygon>
        <draw:polygon draw:style-name="gr2" draw:text-style-name="P2" draw:layer="layout" svg:width="0.063cm" svg:height="0.085cm" svg:x="2.711cm" svg:y="3.281cm" svg:viewBox="0 0 64 86" draw:points="32,5 34,6 47,20 56,27 62,34 64,41 62,51 57,58 56,59 47,67 34,80 26,85 17,86 10,83 3,77 1,68 0,66 0,20 3,12 8,5 15,0 24,0">
          <text:p/>
        </draw:polygon>
        <draw:polygon draw:style-name="gr2" draw:text-style-name="P2" draw:layer="layout" svg:width="0.062cm" svg:height="0.085cm" svg:x="4.914cm" svg:y="3.281cm" svg:viewBox="0 0 63 86" draw:points="32,5 34,6 46,20 56,27 61,34 63,41 62,51 56,58 56,59 46,67 34,80 26,85 17,86 9,83 3,77 0,68 0,20 2,12 7,5 14,0 24,0">
          <text:p/>
        </draw:polygon>
        <draw:polygon draw:style-name="gr2" draw:text-style-name="P2" draw:layer="layout" svg:width="0.063cm" svg:height="0.085cm" svg:x="2.505cm" svg:y="3.281cm" svg:viewBox="0 0 64 86" draw:points="54,3 59,9 64,18 64,66 61,75 56,81 48,86 39,86 32,81 31,80 17,67 8,59 2,52 0,43 2,35 7,28 8,27 17,20 23,14 31,6 37,2 46,0">
          <text:p/>
        </draw:polygon>
        <draw:polygon draw:style-name="gr2" draw:text-style-name="P2" draw:layer="layout" svg:width="0.062cm" svg:height="0.085cm" svg:x="4.707cm" svg:y="3.281cm" svg:viewBox="0 0 63 86" draw:points="55,3 61,9 63,18 63,66 62,75 56,81 49,86 40,86 32,81 31,80 17,67 8,59 2,52 0,43 2,35 7,28 8,27 17,20 23,14 31,6 38,2 47,0">
          <text:p/>
        </draw:polygon>
        <draw:polygon draw:style-name="gr2" draw:text-style-name="P2" draw:layer="layout" svg:width="0.055cm" svg:height="0.068cm" svg:x="4.435cm" svg:y="3.29cm" svg:viewBox="0 0 56 69" draw:points="32,4 33,5 38,11 48,18 54,25 56,33 55,41 49,49 48,50 38,58 33,63 26,68 16,69 9,66 3,60 0,51 0,19 2,11 7,4 14,0 23,0">
          <text:p/>
        </draw:polygon>
        <draw:polygon draw:style-name="gr2" draw:text-style-name="P2" draw:layer="layout" svg:width="0.088cm" svg:height="0.104cm" svg:x="4.202cm" svg:y="3.22cm" svg:viewBox="0 0 89 105" draw:points="66,1 69,1 78,2 84,7 89,15 89,21 89,84 88,92 82,100 75,104 71,105 45,105 36,103 30,96 29,94 25,87 10,69 7,67 2,60 0,51 3,42 7,37 10,36 25,17 27,13 29,10 34,4 42,0 63,0">
          <text:p/>
        </draw:polygon>
        <draw:polygon draw:style-name="gr2" draw:text-style-name="P2" draw:layer="layout" svg:width="0.115cm" svg:height="1.033cm" svg:x="1.587cm" svg:y="2.216cm" svg:viewBox="0 0 116 1034" draw:points="31,4 36,11 36,12 40,22 53,43 56,47 67,63 85,80 106,95 107,95 113,101 116,109 116,921 115,930 109,937 107,938 106,938 85,952 67,970 53,989 40,1011 36,1021 32,1028 25,1033 16,1034 8,1030 2,1024 0,1015 0,19 2,11 7,4 14,0 23,0">
          <text:p/>
        </draw:polygon>
        <draw:polygon draw:style-name="gr2" draw:text-style-name="P2" draw:layer="layout" svg:width="0.57cm" svg:height="0.584cm" svg:x="2.711cm" svg:y="2.493cm" svg:viewBox="0 0 571 585" draw:points="32,4 34,5 46,19 68,36 90,48 97,54 100,62 101,66 101,163 100,166 100,168 101,172 101,177 101,178 101,184 101,185 101,186 103,194 104,194 106,201 107,202 107,203 112,209 112,210 116,216 117,217 123,223 345,452 347,454 350,458 352,460 354,462 355,462 361,467 362,467 363,468 369,471 369,471 375,475 376,475 378,475 383,475 384,476 385,476 392,478 392,478 393,478 401,478 526,478 534,480 541,485 543,487 547,494 562,512 564,515 569,521 571,530 568,539 564,545 562,547 547,564 540,575 533,582 526,585 363,585 355,583 348,578 347,574 335,552 318,530 299,509 277,492 253,479 227,470 200,464 173,462 146,464 128,467 120,467 112,464 105,457 103,448 104,441 114,419 120,392 122,363 120,335 114,307 109,295 103,281 91,256 74,234 55,214 33,196 11,184 5,179 1,171 0,167 0,19 3,10 8,4 15,0 24,0">
          <text:p/>
        </draw:polygon>
        <draw:polygon draw:style-name="gr2" draw:text-style-name="P2" draw:layer="layout" svg:width="0.137cm" svg:height="0.151cm" svg:x="4.202cm" svg:y="2.913cm" svg:viewBox="0 0 138 152" draw:points="128,4 134,10 138,18 138,51 135,60 132,66 54,146 47,151 38,152 31,149 25,145 10,126 7,124 2,117 0,109 3,100 7,95 10,92 25,74 31,65 36,59 42,55 43,55 49,53 50,52 56,50 57,50 58,49 64,45 65,45 71,41 73,40 78,35 105,6 112,1 121,0">
          <text:p/>
        </draw:polygon>
        <draw:polygon draw:style-name="gr2" draw:text-style-name="P2" draw:layer="layout" svg:width="0.286cm" svg:height="0.481cm" svg:x="4.483cm" svg:y="2.497cm" svg:viewBox="0 0 287 482" draw:points="278,2 284,9 287,17 287,163 286,172 280,179 277,181 255,192 233,210 213,230 197,253 184,277 174,303 168,331 167,359 168,388 174,415 180,430 182,435 182,437 184,446 181,454 175,461 167,464 161,463 143,460 115,458 88,460 61,466 35,475 28,479 20,482 11,480 5,475 0,468 0,463 0,55 1,47 7,40 14,37 23,37 28,38 39,45 61,53 65,55 92,60 94,60 120,63 146,60 173,55 199,45 223,32 245,15 250,10 255,5 261,0 270,0">
          <text:p/>
        </draw:polygon>
        <draw:polygon draw:style-name="gr2" draw:text-style-name="P2" draw:layer="layout" svg:width="0.308cm" svg:height="0.323cm" svg:x="2.954cm" svg:y="2.5cm" svg:viewBox="0 0 309 324" draw:points="83,3 89,9 92,18 93,20 93,53 92,56 92,61 93,63 93,68 94,75 94,76 94,78 96,84 97,85 99,92 99,93 100,94 103,100 103,101 108,107 108,108 109,109 114,113 193,194 195,196 196,197 200,200 201,202 204,204 209,209 210,209 211,210 217,213 218,213 224,217 225,217 226,217 234,219 240,221 241,221 244,221 252,225 256,230 265,244 282,261 302,277 306,282 309,290 308,299 304,305 303,307 300,314 293,321 285,323 283,324 195,324 186,322 181,318 6,138 2,130 0,124 0,59 2,50 8,43 11,41 33,30 55,12 56,9 60,6 67,1 76,0">
          <text:p/>
        </draw:polygon>
        <draw:polygon draw:style-name="gr2" draw:text-style-name="P2" draw:layer="layout" svg:width="0.714cm" svg:height="0.927cm" svg:x="3.961cm" svg:y="1.597cm" svg:viewBox="0 0 715 928" draw:points="705,2 711,8 715,16 715,25 713,29 711,32 706,41 697,68 691,96 689,123 691,152 697,180 705,200 705,209 704,217 697,224 689,227 683,226 675,225 668,224 641,222 614,224 587,230 561,240 537,253 515,269 496,290 492,295 480,313 468,334 461,341 454,344 453,345 447,345 442,345 442,346 435,346 434,346 433,347 426,349 418,351 417,352 417,353 412,357 411,357 405,361 404,362 403,362 398,367 398,368 289,480 286,482 282,486 281,488 279,490 279,491 275,497 274,498 273,498 270,505 270,506 267,513 266,513 266,515 265,521 264,522 262,529 262,909 260,916 256,923 248,928 239,928 234,925 226,920 220,913 217,906 217,356 217,354 217,350 217,348 216,346 216,344 216,337 215,336 215,335 213,329 213,328 211,321 210,320 210,319 206,313 206,312 202,306 201,305 200,304 195,300 122,224 121,222 120,221 120,220 116,217 115,216 114,216 112,214 106,209 105,209 104,208 99,205 98,204 91,201 88,200 82,197 77,190 75,183 74,178 68,154 64,144 58,131 53,121 46,110 34,97 31,92 17,81 11,76 10,75 4,69 0,61 1,52 6,44 9,40 15,34 17,33 19,31 20,30 23,26 25,25 43,6 50,1 56,0 696,0">
          <text:p/>
        </draw:polygon>
        <draw:polygon draw:style-name="gr2" draw:text-style-name="P2" draw:layer="layout" svg:width="0.125cm" svg:height="0.257cm" svg:x="4.368cm" svg:y="2.115cm" svg:viewBox="0 0 126 258" draw:points="68,3 73,8 74,9 90,31 109,51 119,58 124,65 126,73 124,82 120,89 119,90 109,98 90,118 74,141 60,166 51,191 45,219 44,235 42,243 38,248 34,253 26,257 16,258 9,255 3,250 0,241 0,59 2,50 5,44 22,29 44,6 52,1 60,0">
          <text:p/>
        </draw:polygon>
        <draw:polygon draw:style-name="gr2" draw:text-style-name="P2" draw:layer="layout" svg:width="0.627cm" svg:height="0.691cm" svg:x="1.847cm" svg:y="1.597cm" svg:viewBox="0 0 628 692" draw:points="617,2 624,8 628,16 628,25 626,29 621,38 615,45 607,48 606,49 600,49 598,49 595,50 588,50 587,50 586,51 579,53 571,55 571,56 565,61 564,61 558,65 557,66 556,66 551,72 505,119 503,121 502,122 499,126 498,127 495,130 490,135 486,144 482,151 482,152 482,153 481,161 480,168 480,169 479,170 480,178 480,223 477,232 472,239 469,241 447,253 425,269 405,290 401,296 389,314 375,338 366,365 360,393 358,420 360,449 366,475 375,502 389,528 405,549 425,570 435,577 440,584 442,592 440,601 436,608 435,609 425,617 405,636 389,659 376,682 370,688 364,692 309,692 301,690 294,684 290,677 290,668 292,662 293,660 301,637 305,615 305,528 303,510 298,487 288,466 287,464 276,447 259,430 241,416 221,405 199,399 190,397 177,396 166,396 154,397 132,402 110,410 91,422 74,438 68,445 61,450 54,453 45,450 40,447 30,437 10,422 9,422 3,416 0,408 0,405 0,167 2,158 5,152 147,6 155,1 161,0 609,0">
          <text:p/>
        </draw:polygon>
        <draw:polygon draw:style-name="gr2" draw:text-style-name="P2" draw:layer="layout" svg:width="0.604cm" svg:height="0.691cm" svg:x="5.007cm" svg:y="1.597cm" svg:viewBox="0 0 605 692" draw:points="428,2 433,6 600,178 604,185 605,192 605,410 604,419 598,426 597,427 583,437 572,447 566,452 557,452 549,449 546,446 531,430 512,416 492,405 470,399 461,397 447,396 437,396 424,397 401,402 380,410 361,422 344,438 329,456 319,475 318,476 310,499 307,522 307,609 307,620 308,626 314,649 321,664 323,673 321,681 315,688 307,692 271,692 263,690 257,684 255,682 243,659 235,649 226,636 207,617 197,609 191,602 190,594 191,585 196,578 197,577 207,570 226,549 243,528 256,502 265,475 271,449 273,420 271,393 265,365 264,363 263,360 256,338 243,314 226,290 207,269 185,253 163,241 157,235 153,227 153,201 152,199 152,197 152,190 151,189 151,188 149,182 148,181 148,180 146,174 146,173 146,172 142,166 138,159 131,152 56,76 56,74 55,73 55,72 54,72 51,69 50,68 49,68 47,66 41,61 40,60 39,60 34,56 33,56 30,55 27,53 25,53 24,52 22,52 14,48 9,41 2,29 0,21 2,13 6,5 13,1 19,0 418,0">
          <text:p/>
        </draw:polygon>
        <draw:polygon draw:style-name="gr2" draw:text-style-name="P2" draw:layer="layout" svg:width="0.066cm" svg:height="0.092cm" svg:x="4.914cm" svg:y="2.144cm" svg:viewBox="0 0 67 93" draw:points="32,4 50,23 59,30 65,37 67,44 65,53 60,60 59,61 50,69 34,87 26,92 17,93 10,90 3,83 0,75 0,19 2,10 7,4 15,0 24,0">
          <text:p/>
        </draw:polygon>
        <draw:polygon draw:style-name="gr2" draw:text-style-name="P2" draw:layer="layout" svg:width="0.063cm" svg:height="0.084cm" svg:x="2.711cm" svg:y="2.148cm" svg:viewBox="0 0 64 85" draw:points="32,4 34,6 47,20 56,27 62,34 64,41 62,50 57,57 56,58 47,66 34,79 26,84 17,85 10,82 3,76 1,67 0,65 0,20 3,12 8,4 15,0 24,0">
          <text:p/>
        </draw:polygon>
        <draw:polygon draw:style-name="gr2" draw:text-style-name="P2" draw:layer="layout" svg:width="0.063cm" svg:height="0.083cm" svg:x="2.505cm" svg:y="2.148cm" svg:viewBox="0 0 64 84" draw:points="54,2 59,8 64,17 64,64 61,73 56,80 48,84 39,84 32,80 31,78 17,65 8,57 2,50 0,42 2,34 7,27 8,26 17,19 23,12 31,5 37,0 46,0">
          <text:p/>
        </draw:polygon>
        <draw:polygon draw:style-name="gr2" draw:text-style-name="P2" draw:layer="layout" svg:width="0.058cm" svg:height="0.077cm" svg:x="4.711cm" svg:y="2.151cm" svg:viewBox="0 0 59 78" draw:points="51,3 57,9 59,18 59,58 58,67 53,74 45,78 36,78 29,74 28,72 18,63 9,54 2,47 0,39 2,31 8,24 9,23 18,16 22,12 28,6 34,1 43,0">
          <text:p/>
        </draw:polygon>
        <draw:polygon draw:style-name="gr2" draw:text-style-name="P2" draw:layer="layout" svg:width="0.055cm" svg:height="0.067cm" svg:x="2.991cm" svg:y="2.156cm" svg:viewBox="0 0 56 68" draw:points="46,2 53,8 56,17 56,19 56,49 55,58 48,65 40,68 32,68 24,65 23,63 17,58 8,50 2,43 0,35 2,26 7,19 8,18 10,17 17,11 23,5 30,0 38,0">
          <text:p/>
        </draw:polygon>
        <draw:polygon draw:style-name="gr2" draw:text-style-name="P2" draw:layer="layout" svg:width="0.352cm" svg:height="0.689cm" svg:x="1.587cm" svg:y="1.425cm" svg:viewBox="0 0 353 690" draw:points="343,2 349,8 353,16 353,25 349,33 345,37 339,40 338,40 337,41 332,47 141,243 139,245 138,246 135,250 133,251 132,253 131,254 126,259 126,260 125,260 123,267 123,268 119,274 119,275 119,276 117,284 115,291 115,578 114,587 108,594 106,595 105,595 85,610 67,626 53,646 40,668 36,678 32,685 25,690 16,690 8,687 2,681 0,672 0,20 2,11 7,4 14,1 19,0 334,0">
          <text:p/>
        </draw:polygon>
        <draw:line draw:style-name="gr3" draw:text-style-name="P1" draw:layer="layout" svg:x1="2.353cm" svg:y1="7.822cm" svg:x2="2.4cm" svg:y2="7.822cm">
          <text:p/>
        </draw:line>
        <draw:line draw:style-name="gr3" draw:text-style-name="P1" draw:layer="layout" svg:x1="2.353cm" svg:y1="7.822cm" svg:x2="2.401cm" svg:y2="7.772cm">
          <text:p/>
        </draw:line>
        <draw:line draw:style-name="gr3" draw:text-style-name="P1" draw:layer="layout" svg:x1="2.4cm" svg:y1="7.772cm" svg:x2="2.4cm" svg:y2="7.821cm">
          <text:p/>
        </draw:line>
        <draw:line draw:style-name="gr3" draw:text-style-name="P1" draw:layer="layout" svg:x1="2.4cm" svg:y1="7.723cm" svg:x2="2.4cm" svg:y2="7.772cm">
          <text:p/>
        </draw:line>
        <draw:line draw:style-name="gr3" draw:text-style-name="P1" draw:layer="layout" svg:x1="2.314cm" svg:y1="7.823cm" svg:x2="2.401cm" svg:y2="7.733cm">
          <text:p/>
        </draw:line>
        <draw:line draw:style-name="gr3" draw:text-style-name="P1" draw:layer="layout" svg:x1="2.544cm" svg:y1="4.927cm" svg:x2="2.64cm" svg:y2="4.927cm">
          <text:p/>
        </draw:line>
        <draw:line draw:style-name="gr3" draw:text-style-name="P1" draw:layer="layout" svg:x1="2.544cm" svg:y1="4.927cm" svg:x2="1.85cm" svg:y2="4.927cm">
          <text:p/>
        </draw:line>
        <draw:line draw:style-name="gr3" draw:text-style-name="P1" draw:layer="layout" svg:x1="1.851cm" svg:y1="4.927cm" svg:x2="1.683cm" svg:y2="5.101cm">
          <text:p/>
        </draw:line>
        <draw:line draw:style-name="gr3" draw:text-style-name="P1" draw:layer="layout" svg:x1="2.784cm" svg:y1="4.927cm" svg:x2="2.736cm" svg:y2="4.927cm">
          <text:p/>
        </draw:line>
        <draw:line draw:style-name="gr3" draw:text-style-name="P1" draw:layer="layout" svg:x1="2.783cm" svg:y1="4.927cm" svg:x2="2.745cm" svg:y2="4.927cm">
          <text:p/>
        </draw:line>
        <draw:line draw:style-name="gr3" draw:text-style-name="P1" draw:layer="layout" svg:x1="2.64cm" svg:y1="4.927cm" svg:x2="2.736cm" svg:y2="4.927cm">
          <text:p/>
        </draw:line>
        <draw:line draw:style-name="gr3" draw:text-style-name="P1" draw:layer="layout" svg:x1="2.85cm" svg:y1="5.568cm" svg:x2="2.687cm" svg:y2="5.568cm">
          <text:p/>
        </draw:line>
        <draw:line draw:style-name="gr3" draw:text-style-name="P1" draw:layer="layout" svg:x1="1.683cm" svg:y1="7.161cm" svg:x2="1.683cm" svg:y2="7.23cm">
          <text:p/>
        </draw:line>
        <draw:line draw:style-name="gr3" draw:text-style-name="P1" draw:layer="layout" svg:x1="1.683cm" svg:y1="7.3cm" svg:x2="1.75cm" svg:y2="7.23cm">
          <text:p/>
        </draw:line>
        <draw:line draw:style-name="gr3" draw:text-style-name="P1" draw:layer="layout" svg:x1="1.683cm" svg:y1="7.161cm" svg:x2="1.75cm" svg:y2="7.231cm">
          <text:p/>
        </draw:line>
        <draw:line draw:style-name="gr3" draw:text-style-name="P1" draw:layer="layout" svg:x1="1.749cm" svg:y1="7.23cm" svg:x2="1.85cm" svg:y2="7.23cm">
          <text:p/>
        </draw:line>
        <draw:line draw:style-name="gr3" draw:text-style-name="P1" draw:layer="layout" svg:x1="1.683cm" svg:y1="7.23cm" svg:x2="1.683cm" svg:y2="7.329cm">
          <text:p/>
        </draw:line>
        <draw:line draw:style-name="gr3" draw:text-style-name="P1" draw:layer="layout" svg:x1="1.683cm" svg:y1="7.329cm" svg:x2="1.683cm" svg:y2="7.299cm">
          <text:p/>
        </draw:line>
        <draw:line draw:style-name="gr3" draw:text-style-name="P1" draw:layer="layout" svg:x1="1.851cm" svg:y1="7.23cm" svg:x2="1.683cm" svg:y2="7.23cm">
          <text:p/>
        </draw:line>
        <draw:line draw:style-name="gr3" draw:text-style-name="P1" draw:layer="layout" svg:x1="1.683cm" svg:y1="7.328cm" svg:x2="1.683cm" svg:y2="7.673cm">
          <text:p/>
        </draw:line>
        <draw:line draw:style-name="gr3" draw:text-style-name="P1" draw:layer="layout" svg:x1="1.683cm" svg:y1="7.674cm" svg:x2="1.827cm" svg:y2="7.823cm">
          <text:p/>
        </draw:line>
        <draw:line draw:style-name="gr3" draw:text-style-name="P1" draw:layer="layout" svg:x1="2.09cm" svg:y1="7.551cm" svg:x2="2.09cm" svg:y2="7.23cm">
          <text:p/>
        </draw:line>
        <draw:line draw:style-name="gr3" draw:text-style-name="P1" draw:layer="layout" svg:x1="2.4cm" svg:y1="7.733cm" svg:x2="2.4cm" svg:y2="7.723cm">
          <text:p/>
        </draw:line>
        <draw:line draw:style-name="gr3" draw:text-style-name="P1" draw:layer="layout" svg:x1="1.826cm" svg:y1="7.822cm" svg:x2="2.314cm" svg:y2="7.822cm">
          <text:p/>
        </draw:line>
        <draw:line draw:style-name="gr3" draw:text-style-name="P1" draw:layer="layout" svg:x1="2.314cm" svg:y1="7.822cm" svg:x2="2.353cm" svg:y2="7.822cm">
          <text:p/>
        </draw:line>
        <draw:line draw:style-name="gr3" draw:text-style-name="P1" draw:layer="layout" svg:x1="2.017cm" svg:y1="7.625cm" svg:x2="2.091cm" svg:y2="7.55cm">
          <text:p/>
        </draw:line>
        <draw:line draw:style-name="gr3" draw:text-style-name="P1" draw:layer="layout" svg:x1="1.97cm" svg:y1="7.624cm" svg:x2="2.017cm" svg:y2="7.624cm">
          <text:p/>
        </draw:line>
        <draw:line draw:style-name="gr3" draw:text-style-name="P1" draw:layer="layout" svg:x1="1.683cm" svg:y1="5.1cm" svg:x2="1.683cm" svg:y2="7.161cm">
          <text:p/>
        </draw:line>
        <draw:line draw:style-name="gr3" draw:text-style-name="P1" draw:layer="layout" svg:x1="2.022cm" svg:y1="6.839cm" svg:x2="2.091cm" svg:y2="6.91cm">
          <text:p/>
        </draw:line>
        <draw:line draw:style-name="gr3" draw:text-style-name="P1" draw:layer="layout" svg:x1="1.97cm" svg:y1="6.839cm" svg:x2="2.022cm" svg:y2="6.839cm">
          <text:p/>
        </draw:line>
        <draw:line draw:style-name="gr3" draw:text-style-name="P1" draw:layer="layout" svg:x1="2.09cm" svg:y1="6.909cm" svg:x2="2.09cm" svg:y2="7.23cm">
          <text:p/>
        </draw:line>
        <draw:line draw:style-name="gr3" draw:text-style-name="P1" draw:layer="layout" svg:x1="2.927cm" svg:y1="6.259cm" svg:x2="2.927cm" svg:y2="5.647cm">
          <text:p/>
        </draw:line>
        <draw:line draw:style-name="gr3" draw:text-style-name="P1" draw:layer="layout" svg:x1="2.928cm" svg:y1="5.648cm" svg:x2="2.85cm" svg:y2="5.568cm">
          <text:p/>
        </draw:line>
        <draw:line draw:style-name="gr3" draw:text-style-name="P1" draw:layer="layout" svg:x1="2.21cm" svg:y1="5.648cm" svg:x2="2.132cm" svg:y2="5.568cm">
          <text:p/>
        </draw:line>
        <draw:line draw:style-name="gr3" draw:text-style-name="P1" draw:layer="layout" svg:x1="2.208cm" svg:y1="6.259cm" svg:x2="2.208cm" svg:y2="5.647cm">
          <text:p/>
        </draw:line>
        <draw:line draw:style-name="gr3" draw:text-style-name="P1" draw:layer="layout" svg:x1="1.97cm" svg:y1="6.338cm" svg:x2="2.132cm" svg:y2="6.338cm">
          <text:p/>
        </draw:line>
        <draw:line draw:style-name="gr3" draw:text-style-name="P1" draw:layer="layout" svg:x1="2.132cm" svg:y1="5.568cm" svg:x2="1.97cm" svg:y2="5.568cm">
          <text:p/>
        </draw:line>
        <draw:line draw:style-name="gr3" draw:text-style-name="P1" draw:layer="layout" svg:x1="2.132cm" svg:y1="6.339cm" svg:x2="2.21cm" svg:y2="6.259cm">
          <text:p/>
        </draw:line>
        <draw:line draw:style-name="gr3" draw:text-style-name="P1" draw:layer="layout" svg:x1="4.459cm" svg:y1="7.279cm" svg:x2="4.459cm" svg:y2="7.733cm">
          <text:p/>
        </draw:line>
        <draw:line draw:style-name="gr3" draw:text-style-name="P1" draw:layer="layout" svg:x1="4.508cm" svg:y1="7.822cm" svg:x2="4.459cm" svg:y2="7.772cm">
          <text:p/>
        </draw:line>
        <draw:line draw:style-name="gr3" draw:text-style-name="P1" draw:layer="layout" svg:x1="4.459cm" svg:y1="7.822cm" svg:x2="4.507cm" svg:y2="7.822cm">
          <text:p/>
        </draw:line>
        <draw:line draw:style-name="gr3" draw:text-style-name="P1" draw:layer="layout" svg:x1="4.545cm" svg:y1="7.823cm" svg:x2="4.459cm" svg:y2="7.733cm">
          <text:p/>
        </draw:line>
        <draw:line draw:style-name="gr3" draw:text-style-name="P1" draw:layer="layout" svg:x1="4.507cm" svg:y1="7.822cm" svg:x2="4.544cm" svg:y2="7.822cm">
          <text:p/>
        </draw:line>
        <draw:line draw:style-name="gr3" draw:text-style-name="P1" draw:layer="layout" svg:x1="3.828cm" svg:y1="7.823cm" svg:x2="3.741cm" svg:y2="7.733cm">
          <text:p/>
        </draw:line>
        <draw:line draw:style-name="gr3" draw:text-style-name="P1" draw:layer="layout" svg:x1="3.788cm" svg:y1="7.822cm" svg:x2="3.827cm" svg:y2="7.822cm">
          <text:p/>
        </draw:line>
        <draw:line draw:style-name="gr3" draw:text-style-name="P1" draw:layer="layout" svg:x1="3.789cm" svg:y1="7.822cm" svg:x2="3.741cm" svg:y2="7.772cm">
          <text:p/>
        </draw:line>
        <draw:line draw:style-name="gr3" draw:text-style-name="P1" draw:layer="layout" svg:x1="3.741cm" svg:y1="7.822cm" svg:x2="3.788cm" svg:y2="7.822cm">
          <text:p/>
        </draw:line>
        <draw:line draw:style-name="gr3" draw:text-style-name="P1" draw:layer="layout" svg:x1="3.827cm" svg:y1="7.822cm" svg:x2="4.325cm" svg:y2="7.822cm">
          <text:p/>
        </draw:line>
        <draw:line draw:style-name="gr3" draw:text-style-name="P1" draw:layer="layout" svg:x1="4.459cm" svg:y1="7.772cm" svg:x2="4.459cm" svg:y2="7.821cm">
          <text:p/>
        </draw:line>
        <draw:line draw:style-name="gr3" draw:text-style-name="P1" draw:layer="layout" svg:x1="4.411cm" svg:y1="7.822cm" svg:x2="4.46cm" svg:y2="7.772cm">
          <text:p/>
        </draw:line>
        <draw:line draw:style-name="gr3" draw:text-style-name="P1" draw:layer="layout" svg:x1="4.411cm" svg:y1="7.822cm" svg:x2="4.459cm" svg:y2="7.822cm">
          <text:p/>
        </draw:line>
        <draw:line draw:style-name="gr3" draw:text-style-name="P1" draw:layer="layout" svg:x1="4.325cm" svg:y1="7.822cm" svg:x2="4.411cm" svg:y2="7.822cm">
          <text:p/>
        </draw:line>
        <draw:line draw:style-name="gr3" draw:text-style-name="P1" draw:layer="layout" svg:x1="4.325cm" svg:y1="7.822cm" svg:x2="4.373cm" svg:y2="7.822cm">
          <text:p/>
        </draw:line>
        <draw:line draw:style-name="gr3" draw:text-style-name="P1" draw:layer="layout" svg:x1="4.373cm" svg:y1="7.823cm" svg:x2="4.46cm" svg:y2="7.733cm">
          <text:p/>
        </draw:line>
        <draw:line draw:style-name="gr3" draw:text-style-name="P1" draw:layer="layout" svg:x1="4.459cm" svg:y1="7.733cm" svg:x2="4.459cm" svg:y2="7.772cm">
          <text:p/>
        </draw:line>
        <draw:line draw:style-name="gr3" draw:text-style-name="P1" draw:layer="layout" svg:x1="3.655cm" svg:y1="7.823cm" svg:x2="3.742cm" svg:y2="7.733cm">
          <text:p/>
        </draw:line>
        <draw:line draw:style-name="gr3" draw:text-style-name="P1" draw:layer="layout" svg:x1="3.606cm" svg:y1="7.822cm" svg:x2="3.655cm" svg:y2="7.822cm">
          <text:p/>
        </draw:line>
        <draw:line draw:style-name="gr3" draw:text-style-name="P1" draw:layer="layout" svg:x1="3.692cm" svg:y1="7.822cm" svg:x2="3.741cm" svg:y2="7.822cm">
          <text:p/>
        </draw:line>
        <draw:line draw:style-name="gr3" draw:text-style-name="P1" draw:layer="layout" svg:x1="3.741cm" svg:y1="7.772cm" svg:x2="3.741cm" svg:y2="7.821cm">
          <text:p/>
        </draw:line>
        <draw:line draw:style-name="gr3" draw:text-style-name="P1" draw:layer="layout" svg:x1="3.692cm" svg:y1="7.822cm" svg:x2="3.742cm" svg:y2="7.772cm">
          <text:p/>
        </draw:line>
        <draw:line draw:style-name="gr3" draw:text-style-name="P1" draw:layer="layout" svg:x1="3.606cm" svg:y1="7.822cm" svg:x2="3.692cm" svg:y2="7.822cm">
          <text:p/>
        </draw:line>
        <draw:line draw:style-name="gr3" draw:text-style-name="P1" draw:layer="layout" svg:x1="3.741cm" svg:y1="7.733cm" svg:x2="3.741cm" svg:y2="7.772cm">
          <text:p/>
        </draw:line>
        <draw:line draw:style-name="gr3" draw:text-style-name="P1" draw:layer="layout" svg:x1="3.909cm" svg:y1="7.23cm" svg:x2="3.788cm" svg:y2="7.23cm">
          <text:p/>
        </draw:line>
        <draw:line draw:style-name="gr3" draw:text-style-name="P1" draw:layer="layout" svg:x1="3.789cm" svg:y1="7.23cm" svg:x2="3.741cm" svg:y2="7.28cm">
          <text:p/>
        </draw:line>
        <draw:line draw:style-name="gr3" draw:text-style-name="P1" draw:layer="layout" svg:x1="3.741cm" svg:y1="7.279cm" svg:x2="3.741cm" svg:y2="7.733cm">
          <text:p/>
        </draw:line>
        <draw:line draw:style-name="gr3" draw:text-style-name="P1" draw:layer="layout" svg:x1="4.148cm" svg:y1="7.551cm" svg:x2="4.148cm" svg:y2="7.23cm">
          <text:p/>
        </draw:line>
        <draw:line draw:style-name="gr3" draw:text-style-name="P1" draw:layer="layout" svg:x1="4.075cm" svg:y1="7.625cm" svg:x2="4.149cm" svg:y2="7.55cm">
          <text:p/>
        </draw:line>
        <draw:line draw:style-name="gr3" draw:text-style-name="P1" draw:layer="layout" svg:x1="4.028cm" svg:y1="7.624cm" svg:x2="4.075cm" svg:y2="7.624cm">
          <text:p/>
        </draw:line>
        <draw:line draw:style-name="gr3" draw:text-style-name="P1" draw:layer="layout" svg:x1="2.476cm" svg:y1="7.822cm" svg:x2="2.476cm" svg:y2="7.812cm">
          <text:p/>
        </draw:line>
        <draw:line draw:style-name="gr3" draw:text-style-name="P1" draw:layer="layout" svg:x1="2.449cm" svg:y1="7.822cm" svg:x2="2.477cm" svg:y2="7.822cm">
          <text:p/>
        </draw:line>
        <draw:line draw:style-name="gr3" draw:text-style-name="P1" draw:layer="layout" svg:x1="2.478cm" svg:y1="7.813cm" svg:x2="2.4cm" svg:y2="7.733cm">
          <text:p/>
        </draw:line>
        <draw:line draw:style-name="gr3" draw:text-style-name="P1" draw:layer="layout" svg:x1="2.4cm" svg:y1="7.822cm" svg:x2="2.449cm" svg:y2="7.822cm">
          <text:p/>
        </draw:line>
        <draw:line draw:style-name="gr3" draw:text-style-name="P1" draw:layer="layout" svg:x1="2.476cm" svg:y1="7.822cm" svg:x2="2.974cm" svg:y2="7.822cm">
          <text:p/>
        </draw:line>
        <draw:line draw:style-name="gr3" draw:text-style-name="P1" draw:layer="layout" svg:x1="2.45cm" svg:y1="7.822cm" svg:x2="2.4cm" svg:y2="7.772cm">
          <text:p/>
        </draw:line>
        <draw:line draw:style-name="gr3" draw:text-style-name="P1" draw:layer="layout" svg:x1="3.239cm" svg:y1="7.23cm" svg:x2="3.119cm" svg:y2="7.23cm">
          <text:p/>
        </draw:line>
        <draw:line draw:style-name="gr3" draw:text-style-name="P1" draw:layer="layout" svg:x1="3.12cm" svg:y1="7.23cm" svg:x2="3.071cm" svg:y2="7.28cm">
          <text:p/>
        </draw:line>
        <draw:line draw:style-name="gr3" draw:text-style-name="P1" draw:layer="layout" svg:x1="2.687cm" svg:y1="6.843cm" svg:x2="2.743cm" svg:y2="6.843cm">
          <text:p/>
        </draw:line>
        <draw:line draw:style-name="gr3" draw:text-style-name="P1" draw:layer="layout" svg:x1="2.807cm" svg:y1="6.909cm" svg:x2="2.807cm" svg:y2="7.23cm">
          <text:p/>
        </draw:line>
        <draw:line draw:style-name="gr3" draw:text-style-name="P1" draw:layer="layout" svg:x1="2.744cm" svg:y1="6.843cm" svg:x2="2.808cm" svg:y2="6.91cm">
          <text:p/>
        </draw:line>
        <draw:line draw:style-name="gr3" draw:text-style-name="P1" draw:layer="layout" svg:x1="3.358cm" svg:y1="6.338cm" svg:x2="3.52cm" svg:y2="6.338cm">
          <text:p/>
        </draw:line>
        <draw:line draw:style-name="gr3" draw:text-style-name="P1" draw:layer="layout" svg:x1="2.687cm" svg:y1="6.342cm" svg:x2="2.847cm" svg:y2="6.342cm">
          <text:p/>
        </draw:line>
        <draw:line draw:style-name="gr3" draw:text-style-name="P1" draw:layer="layout" svg:x1="2.847cm" svg:y1="6.343cm" svg:x2="2.928cm" svg:y2="6.259cm">
          <text:p/>
        </draw:line>
        <draw:line draw:style-name="gr3" draw:text-style-name="P1" draw:layer="layout" svg:x1="3.023cm" svg:y1="7.822cm" svg:x2="3.071cm" svg:y2="7.822cm">
          <text:p/>
        </draw:line>
        <draw:line draw:style-name="gr3" draw:text-style-name="P1" draw:layer="layout" svg:x1="3.071cm" svg:y1="7.733cm" svg:x2="3.071cm" svg:y2="7.772cm">
          <text:p/>
        </draw:line>
        <draw:line draw:style-name="gr3" draw:text-style-name="P1" draw:layer="layout" svg:x1="2.974cm" svg:y1="7.822cm" svg:x2="3.071cm" svg:y2="7.822cm">
          <text:p/>
        </draw:line>
        <draw:line draw:style-name="gr3" draw:text-style-name="P1" draw:layer="layout" svg:x1="2.985cm" svg:y1="7.823cm" svg:x2="3.072cm" svg:y2="7.733cm">
          <text:p/>
        </draw:line>
        <draw:line draw:style-name="gr3" draw:text-style-name="P1" draw:layer="layout" svg:x1="3.023cm" svg:y1="7.822cm" svg:x2="3.072cm" svg:y2="7.772cm">
          <text:p/>
        </draw:line>
        <draw:line draw:style-name="gr3" draw:text-style-name="P1" draw:layer="layout" svg:x1="2.974cm" svg:y1="7.822cm" svg:x2="2.985cm" svg:y2="7.822cm">
          <text:p/>
        </draw:line>
        <draw:line draw:style-name="gr3" draw:text-style-name="P1" draw:layer="layout" svg:x1="3.158cm" svg:y1="7.823cm" svg:x2="3.071cm" svg:y2="7.733cm">
          <text:p/>
        </draw:line>
        <draw:line draw:style-name="gr3" draw:text-style-name="P1" draw:layer="layout" svg:x1="3.119cm" svg:y1="7.822cm" svg:x2="3.167cm" svg:y2="7.822cm">
          <text:p/>
        </draw:line>
        <draw:line draw:style-name="gr3" draw:text-style-name="P1" draw:layer="layout" svg:x1="3.071cm" svg:y1="7.772cm" svg:x2="3.071cm" svg:y2="7.821cm">
          <text:p/>
        </draw:line>
        <draw:line draw:style-name="gr3" draw:text-style-name="P1" draw:layer="layout" svg:x1="3.12cm" svg:y1="7.822cm" svg:x2="3.071cm" svg:y2="7.772cm">
          <text:p/>
        </draw:line>
        <draw:line draw:style-name="gr3" draw:text-style-name="P1" draw:layer="layout" svg:x1="3.071cm" svg:y1="7.822cm" svg:x2="3.119cm" svg:y2="7.822cm">
          <text:p/>
        </draw:line>
        <draw:line draw:style-name="gr3" draw:text-style-name="P1" draw:layer="layout" svg:x1="3.167cm" svg:y1="7.822cm" svg:x2="3.157cm" svg:y2="7.822cm">
          <text:p/>
        </draw:line>
        <draw:line draw:style-name="gr3" draw:text-style-name="P1" draw:layer="layout" svg:x1="3.167cm" svg:y1="7.822cm" svg:x2="3.606cm" svg:y2="7.822cm">
          <text:p/>
        </draw:line>
        <draw:line draw:style-name="gr3" draw:text-style-name="P1" draw:layer="layout" svg:x1="3.478cm" svg:y1="7.551cm" svg:x2="3.478cm" svg:y2="7.23cm">
          <text:p/>
        </draw:line>
        <draw:line draw:style-name="gr3" draw:text-style-name="P1" draw:layer="layout" svg:x1="3.478cm" svg:y1="6.909cm" svg:x2="3.478cm" svg:y2="7.23cm">
          <text:p/>
        </draw:line>
        <draw:line draw:style-name="gr3" draw:text-style-name="P1" draw:layer="layout" svg:x1="3.358cm" svg:y1="6.839cm" svg:x2="3.41cm" svg:y2="6.839cm">
          <text:p/>
        </draw:line>
        <draw:line draw:style-name="gr3" draw:text-style-name="P1" draw:layer="layout" svg:x1="3.405cm" svg:y1="7.625cm" svg:x2="3.479cm" svg:y2="7.55cm">
          <text:p/>
        </draw:line>
        <draw:line draw:style-name="gr3" draw:text-style-name="P1" draw:layer="layout" svg:x1="3.358cm" svg:y1="7.624cm" svg:x2="3.405cm" svg:y2="7.624cm">
          <text:p/>
        </draw:line>
        <draw:line draw:style-name="gr3" draw:text-style-name="P1" draw:layer="layout" svg:x1="3.41cm" svg:y1="6.839cm" svg:x2="3.479cm" svg:y2="6.91cm">
          <text:p/>
        </draw:line>
        <draw:line draw:style-name="gr3" draw:text-style-name="P1" draw:layer="layout" svg:x1="2.569cm" svg:y1="7.23cm" svg:x2="2.449cm" svg:y2="7.23cm">
          <text:p/>
        </draw:line>
        <draw:line draw:style-name="gr3" draw:text-style-name="P1" draw:layer="layout" svg:x1="3.071cm" svg:y1="7.279cm" svg:x2="3.071cm" svg:y2="7.733cm">
          <text:p/>
        </draw:line>
        <draw:line draw:style-name="gr3" draw:text-style-name="P1" draw:layer="layout" svg:x1="2.4cm" svg:y1="7.279cm" svg:x2="2.4cm" svg:y2="7.723cm">
          <text:p/>
        </draw:line>
        <draw:line draw:style-name="gr3" draw:text-style-name="P1" draw:layer="layout" svg:x1="2.45cm" svg:y1="7.23cm" svg:x2="2.4cm" svg:y2="7.28cm">
          <text:p/>
        </draw:line>
        <draw:line draw:style-name="gr3" draw:text-style-name="P1" draw:layer="layout" svg:x1="2.807cm" svg:y1="7.551cm" svg:x2="2.807cm" svg:y2="7.23cm">
          <text:p/>
        </draw:line>
        <draw:line draw:style-name="gr3" draw:text-style-name="P1" draw:layer="layout" svg:x1="2.736cm" svg:y1="7.625cm" svg:x2="2.808cm" svg:y2="7.55cm">
          <text:p/>
        </draw:line>
        <draw:line draw:style-name="gr3" draw:text-style-name="P1" draw:layer="layout" svg:x1="2.687cm" svg:y1="7.624cm" svg:x2="2.736cm" svg:y2="7.624cm">
          <text:p/>
        </draw:line>
        <draw:line draw:style-name="gr3" draw:text-style-name="P1" draw:layer="layout" svg:x1="5.032cm" svg:y1="7.823cm" svg:x2="5.178cm" svg:y2="7.674cm">
          <text:p/>
        </draw:line>
        <draw:line draw:style-name="gr3" draw:text-style-name="P1" draw:layer="layout" svg:x1="4.544cm" svg:y1="7.822cm" svg:x2="5.032cm" svg:y2="7.822cm">
          <text:p/>
        </draw:line>
        <draw:line draw:style-name="gr3" draw:text-style-name="P1" draw:layer="layout" svg:x1="4.865cm" svg:y1="7.551cm" svg:x2="4.865cm" svg:y2="7.23cm">
          <text:p/>
        </draw:line>
        <draw:line draw:style-name="gr3" draw:text-style-name="P1" draw:layer="layout" svg:x1="4.745cm" svg:y1="7.624cm" svg:x2="4.794cm" svg:y2="7.624cm">
          <text:p/>
        </draw:line>
        <draw:line draw:style-name="gr3" draw:text-style-name="P1" draw:layer="layout" svg:x1="4.794cm" svg:y1="7.625cm" svg:x2="4.866cm" svg:y2="7.55cm">
          <text:p/>
        </draw:line>
        <draw:line draw:style-name="gr3" draw:text-style-name="P1" draw:layer="layout" svg:x1="4.508cm" svg:y1="7.23cm" svg:x2="4.459cm" svg:y2="7.28cm">
          <text:p/>
        </draw:line>
        <draw:line draw:style-name="gr3" draw:text-style-name="P1" draw:layer="layout" svg:x1="4.627cm" svg:y1="7.23cm" svg:x2="4.507cm" svg:y2="7.23cm">
          <text:p/>
        </draw:line>
        <draw:line draw:style-name="gr3" draw:text-style-name="P1" draw:layer="layout" svg:x1="4.865cm" svg:y1="7.23cm" svg:x2="4.865cm" svg:y2="6.909cm">
          <text:p/>
        </draw:line>
        <draw:line draw:style-name="gr3" draw:text-style-name="P1" draw:layer="layout" svg:x1="4.798cm" svg:y1="6.839cm" svg:x2="4.745cm" svg:y2="6.839cm">
          <text:p/>
        </draw:line>
        <draw:line draw:style-name="gr3" draw:text-style-name="P1" draw:layer="layout" svg:x1="4.866cm" svg:y1="6.91cm" svg:x2="4.798cm" svg:y2="6.839cm">
          <text:p/>
        </draw:line>
        <draw:line draw:style-name="gr3" draw:text-style-name="P1" draw:layer="layout" svg:x1="4.148cm" svg:y1="6.909cm" svg:x2="4.148cm" svg:y2="7.23cm">
          <text:p/>
        </draw:line>
        <draw:line draw:style-name="gr3" draw:text-style-name="P1" draw:layer="layout" svg:x1="4.028cm" svg:y1="6.839cm" svg:x2="4.08cm" svg:y2="6.839cm">
          <text:p/>
        </draw:line>
        <draw:line draw:style-name="gr3" draw:text-style-name="P1" draw:layer="layout" svg:x1="4.08cm" svg:y1="6.839cm" svg:x2="4.149cm" svg:y2="6.91cm">
          <text:p/>
        </draw:line>
        <draw:line draw:style-name="gr3" draw:text-style-name="P1" draw:layer="layout" svg:x1="5.177cm" svg:y1="7.674cm" svg:x2="5.177cm" svg:y2="7.279cm">
          <text:p/>
        </draw:line>
        <draw:line draw:style-name="gr3" draw:text-style-name="P1" draw:layer="layout" svg:x1="5.177cm" svg:y1="7.28cm" svg:x2="5.226cm" svg:y2="7.23cm">
          <text:p/>
        </draw:line>
        <draw:line draw:style-name="gr3" draw:text-style-name="P1" draw:layer="layout" svg:x1="5.584cm" svg:y1="7.551cm" svg:x2="5.584cm" svg:y2="7.23cm">
          <text:p/>
        </draw:line>
        <draw:line draw:style-name="gr3" draw:text-style-name="P1" draw:layer="layout" svg:x1="5.512cm" svg:y1="7.625cm" svg:x2="5.585cm" svg:y2="7.55cm">
          <text:p/>
        </draw:line>
        <draw:line draw:style-name="gr3" draw:text-style-name="P1" draw:layer="layout" svg:x1="5.463cm" svg:y1="7.624cm" svg:x2="5.512cm" svg:y2="7.624cm">
          <text:p/>
        </draw:line>
        <draw:line draw:style-name="gr3" draw:text-style-name="P1" draw:layer="layout" svg:x1="5.627cm" svg:y1="5.568cm" svg:x2="5.463cm" svg:y2="5.568cm">
          <text:p/>
        </draw:line>
        <draw:line draw:style-name="gr3" draw:text-style-name="P1" draw:layer="layout" svg:x1="5.627cm" svg:y1="6.339cm" svg:x2="5.705cm" svg:y2="6.259cm">
          <text:p/>
        </draw:line>
        <draw:line draw:style-name="gr3" draw:text-style-name="P1" draw:layer="layout" svg:x1="5.703cm" svg:y1="6.259cm" svg:x2="5.703cm" svg:y2="5.647cm">
          <text:p/>
        </draw:line>
        <draw:line draw:style-name="gr3" draw:text-style-name="P1" draw:layer="layout" svg:x1="5.705cm" svg:y1="5.648cm" svg:x2="5.627cm" svg:y2="5.568cm">
          <text:p/>
        </draw:line>
        <draw:line draw:style-name="gr3" draw:text-style-name="P1" draw:layer="layout" svg:x1="4.908cm" svg:y1="5.568cm" svg:x2="4.745cm" svg:y2="5.568cm">
          <text:p/>
        </draw:line>
        <draw:line draw:style-name="gr3" draw:text-style-name="P1" draw:layer="layout" svg:x1="4.985cm" svg:y1="6.259cm" svg:x2="4.985cm" svg:y2="5.647cm">
          <text:p/>
        </draw:line>
        <draw:line draw:style-name="gr3" draw:text-style-name="P1" draw:layer="layout" svg:x1="4.745cm" svg:y1="6.338cm" svg:x2="4.908cm" svg:y2="6.338cm">
          <text:p/>
        </draw:line>
        <draw:line draw:style-name="gr3" draw:text-style-name="P1" draw:layer="layout" svg:x1="4.986cm" svg:y1="5.648cm" svg:x2="4.908cm" svg:y2="5.568cm">
          <text:p/>
        </draw:line>
        <draw:line draw:style-name="gr3" draw:text-style-name="P1" draw:layer="layout" svg:x1="4.908cm" svg:y1="6.339cm" svg:x2="4.986cm" svg:y2="6.259cm">
          <text:p/>
        </draw:line>
        <draw:line draw:style-name="gr3" draw:text-style-name="P1" draw:layer="layout" svg:x1="4.268cm" svg:y1="5.648cm" svg:x2="4.19cm" svg:y2="5.568cm">
          <text:p/>
        </draw:line>
        <draw:line draw:style-name="gr3" draw:text-style-name="P1" draw:layer="layout" svg:x1="4.19cm" svg:y1="6.339cm" svg:x2="4.268cm" svg:y2="6.259cm">
          <text:p/>
        </draw:line>
        <draw:line draw:style-name="gr3" draw:text-style-name="P1" draw:layer="layout" svg:x1="4.028cm" svg:y1="6.338cm" svg:x2="4.19cm" svg:y2="6.338cm">
          <text:p/>
        </draw:line>
        <draw:line draw:style-name="gr3" draw:text-style-name="P1" draw:layer="layout" svg:x1="4.19cm" svg:y1="5.568cm" svg:x2="4.028cm" svg:y2="5.568cm">
          <text:p/>
        </draw:line>
        <draw:line draw:style-name="gr3" draw:text-style-name="P1" draw:layer="layout" svg:x1="4.267cm" svg:y1="6.259cm" svg:x2="4.267cm" svg:y2="5.647cm">
          <text:p/>
        </draw:line>
        <draw:line draw:style-name="gr3" draw:text-style-name="P1" draw:layer="layout" svg:x1="3.596cm" svg:y1="6.259cm" svg:x2="3.596cm" svg:y2="5.647cm">
          <text:p/>
        </draw:line>
        <draw:line draw:style-name="gr3" draw:text-style-name="P1" draw:layer="layout" svg:x1="3.52cm" svg:y1="5.568cm" svg:x2="3.358cm" svg:y2="5.568cm">
          <text:p/>
        </draw:line>
        <draw:line draw:style-name="gr3" draw:text-style-name="P1" draw:layer="layout" svg:x1="3.52cm" svg:y1="6.339cm" svg:x2="3.598cm" svg:y2="6.259cm">
          <text:p/>
        </draw:line>
        <draw:line draw:style-name="gr3" draw:text-style-name="P1" draw:layer="layout" svg:x1="3.598cm" svg:y1="5.648cm" svg:x2="3.52cm" svg:y2="5.568cm">
          <text:p/>
        </draw:line>
        <draw:line draw:style-name="gr3" draw:text-style-name="P1" draw:layer="layout" svg:x1="5.225cm" svg:y1="7.23cm" svg:x2="5.344cm" svg:y2="7.23cm">
          <text:p/>
        </draw:line>
        <draw:line draw:style-name="gr3" draw:text-style-name="P1" draw:layer="layout" svg:x1="5.463cm" svg:y1="6.338cm" svg:x2="5.627cm" svg:y2="6.338cm">
          <text:p/>
        </draw:line>
        <draw:line draw:style-name="gr3" draw:text-style-name="P1" draw:layer="layout" svg:x1="5.516cm" svg:y1="6.839cm" svg:x2="5.585cm" svg:y2="6.91cm">
          <text:p/>
        </draw:line>
        <draw:line draw:style-name="gr3" draw:text-style-name="P1" draw:layer="layout" svg:x1="5.463cm" svg:y1="6.839cm" svg:x2="5.516cm" svg:y2="6.839cm">
          <text:p/>
        </draw:line>
        <draw:line draw:style-name="gr3" draw:text-style-name="P1" draw:layer="layout" svg:x1="5.584cm" svg:y1="6.909cm" svg:x2="5.584cm" svg:y2="7.23cm">
          <text:p/>
        </draw:line>
        <draw:polygon draw:style-name="gr2" draw:text-style-name="P2" draw:layer="layout" svg:width="0.032cm" svg:height="0.004cm" svg:x="4.118cm" svg:y="4.484cm" svg:viewBox="0 0 33 5" draw:points="0,0 33,0 33,5">
          <text:p/>
        </draw:polygon>
        <draw:polygon draw:style-name="gr2" draw:text-style-name="P2" draw:layer="layout" svg:width="0.01cm" svg:height="0.007cm" svg:x="4.139cm" svg:y="4.559cm" svg:viewBox="0 0 11 8" draw:points="0,0 11,2 11,8">
          <text:p/>
        </draw:polygon>
        <draw:polygon draw:style-name="gr2" draw:text-style-name="P2" draw:layer="layout" svg:width="0.028cm" svg:height="0.006cm" svg:x="4.122cm" svg:y="4.561cm" svg:viewBox="0 0 29 7" draw:points="29,7 0,7 0,0">
          <text:p/>
        </draw:polygon>
        <draw:polygon draw:style-name="gr2" draw:text-style-name="P2" draw:layer="layout" svg:width="0.033cm" svg:height="0.07cm" svg:x="4.099cm" svg:y="4.496cm" svg:viewBox="0 0 34 71" draw:points="34,0 4,71 0,71">
          <text:p/>
        </draw:polygon>
        <draw:polygon draw:style-name="gr2" draw:text-style-name="P2" draw:layer="layout" svg:width="0.01cm" svg:height="0.007cm" svg:x="4.069cm" svg:y="4.559cm" svg:viewBox="0 0 11 8" draw:points="0,0 11,2 11,8">
          <text:p/>
        </draw:polygon>
        <draw:polygon draw:style-name="gr2" draw:text-style-name="P2" draw:layer="layout" svg:width="0.039cm" svg:height="0.006cm" svg:x="4.041cm" svg:y="4.561cm" svg:viewBox="0 0 40 7" draw:points="40,7 0,7 0,0">
          <text:p/>
        </draw:polygon>
        <draw:polygon draw:style-name="gr2" draw:text-style-name="P2" draw:layer="layout" svg:width="0.01cm" svg:height="0.006cm" svg:x="4.041cm" svg:y="4.484cm" svg:viewBox="0 0 11 7" draw:points="11,7 0,5 0,0">
          <text:p/>
        </draw:polygon>
        <draw:polygon draw:style-name="gr2" draw:text-style-name="P2" draw:layer="layout" svg:width="0.032cm" svg:height="0.006cm" svg:x="4.118cm" svg:y="4.484cm" svg:viewBox="0 0 33 7" draw:points="0,0 33,5 22,7">
          <text:p/>
        </draw:polygon>
        <draw:polygon draw:style-name="gr2" draw:text-style-name="P2" draw:layer="layout" svg:width="0.028cm" svg:height="0.007cm" svg:x="4.122cm" svg:y="4.559cm" svg:viewBox="0 0 29 8" draw:points="17,0 29,8 0,2">
          <text:p/>
        </draw:polygon>
        <draw:polygon draw:style-name="gr2" draw:text-style-name="P2" draw:layer="layout" svg:width="0.039cm" svg:height="0.007cm" svg:x="4.041cm" svg:y="4.559cm" svg:viewBox="0 0 40 8" draw:points="30,0 40,8 0,2">
          <text:p/>
        </draw:polygon>
        <draw:polygon draw:style-name="gr2" draw:text-style-name="P2" draw:layer="layout" svg:width="0.033cm" svg:height="0.006cm" svg:x="4.041cm" svg:y="4.484cm" svg:viewBox="0 0 34 7" draw:points="11,7 0,0 34,0">
          <text:p/>
        </draw:polygon>
        <draw:polygon draw:style-name="gr2" draw:text-style-name="P2" draw:layer="layout" svg:width="0.017cm" svg:height="0.003cm" svg:x="4.122cm" svg:y="4.559cm" svg:viewBox="0 0 18 4" draw:points="18,0 0,4 11,0">
          <text:p/>
        </draw:polygon>
        <draw:polygon draw:style-name="gr2" draw:text-style-name="P2" draw:layer="layout" svg:width="0.029cm" svg:height="0.003cm" svg:x="4.041cm" svg:y="4.559cm" svg:viewBox="0 0 30 4" draw:points="30,0 0,4 11,0">
          <text:p/>
        </draw:polygon>
        <draw:polygon draw:style-name="gr2" draw:text-style-name="P2" draw:layer="layout" svg:width="0.021cm" svg:height="0.075cm" svg:x="4.051cm" svg:y="4.484cm" svg:viewBox="0 0 22 76" draw:points="0,76 0,6 22,0">
          <text:p/>
        </draw:polygon>
        <draw:polygon draw:style-name="gr2" draw:text-style-name="P2" draw:layer="layout" svg:width="0.007cm" svg:height="0.069cm" svg:x="4.132cm" svg:y="4.49cm" svg:viewBox="0 0 8 70" draw:points="8,0 8,70 0,70">
          <text:p/>
        </draw:polygon>
        <draw:polygon draw:style-name="gr2" draw:text-style-name="P2" draw:layer="layout" svg:width="0.018cm" svg:height="0.063cm" svg:x="4.051cm" svg:y="4.496cm" svg:viewBox="0 0 19 64" draw:points="19,0 19,64 0,64">
          <text:p/>
        </draw:polygon>
        <draw:polygon draw:style-name="gr2" draw:text-style-name="P2" draw:layer="layout" svg:width="0.007cm" svg:height="0.069cm" svg:x="4.132cm" svg:y="4.49cm" svg:viewBox="0 0 8 70" draw:points="8,0 0,70 0,6">
          <text:p/>
        </draw:polygon>
        <draw:polygon draw:style-name="gr2" draw:text-style-name="P2" draw:layer="layout" svg:width="0.021cm" svg:height="0.075cm" svg:x="4.051cm" svg:y="4.484cm" svg:viewBox="0 0 22 76" draw:points="19,12 0,76 22,0">
          <text:p/>
        </draw:polygon>
        <draw:polygon draw:style-name="gr2" draw:text-style-name="P2" draw:layer="layout" svg:width="0.021cm" svg:height="0.012cm" svg:x="4.118cm" svg:y="4.484cm" svg:viewBox="0 0 22 13" draw:points="0,0 22,6 15,13">
          <text:p/>
        </draw:polygon>
        <draw:polygon draw:style-name="gr2" draw:text-style-name="P2" draw:layer="layout" svg:width="0.03cm" svg:height="0.082cm" svg:x="4.069cm" svg:y="4.484cm" svg:viewBox="0 0 31 83" draw:points="31,83 0,12 3,0">
          <text:p/>
        </draw:polygon>
        <draw:polygon draw:style-name="gr2" draw:text-style-name="P2" draw:layer="layout" svg:width="0.036cm" svg:height="0.053cm" svg:x="4.096cm" svg:y="4.484cm" svg:viewBox="0 0 37 54" draw:points="0,54 22,0 37,12">
          <text:p/>
        </draw:polygon>
        <draw:polygon draw:style-name="gr2" draw:text-style-name="P2" draw:layer="layout" svg:width="0.027cm" svg:height="0.082cm" svg:x="4.072cm" svg:y="4.484cm" svg:viewBox="0 0 28 83" draw:points="28,83 0,0 25,54">
          <text:p/>
        </draw:polygon>
        <draw:polygon draw:style-name="gr2" draw:text-style-name="P2" draw:layer="layout" svg:width="0.036cm" svg:height="0.07cm" svg:x="4.096cm" svg:y="4.496cm" svg:viewBox="0 0 37 71" draw:points="0,41 37,0 3,71">
          <text:p/>
        </draw:polygon>
        <draw:polygon draw:style-name="gr2" draw:text-style-name="P2" draw:layer="layout" svg:width="0.023cm" svg:height="0.004cm" svg:x="4.012cm" svg:y="4.509cm" svg:viewBox="0 0 24 5" draw:points="0,0 24,0 24,5">
          <text:p/>
        </draw:polygon>
        <draw:polygon draw:style-name="gr2" draw:text-style-name="P2" draw:layer="layout" svg:width="0.007cm" svg:height="0.006cm" svg:x="4.029cm" svg:y="4.56cm" svg:viewBox="0 0 8 7" draw:points="0,0 8,1 8,7">
          <text:p/>
        </draw:polygon>
        <draw:polygon draw:style-name="gr2" draw:text-style-name="P2" draw:layer="layout" svg:width="0.03cm" svg:height="0.006cm" svg:x="4.006cm" svg:y="4.561cm" svg:viewBox="0 0 31 7" draw:points="31,7 0,7 0,0">
          <text:p/>
        </draw:polygon>
        <draw:polygon draw:style-name="gr2" draw:text-style-name="P2" draw:layer="layout" svg:width="0.023cm" svg:height="0.005cm" svg:x="4.012cm" svg:y="4.509cm" svg:viewBox="0 0 24 6" draw:points="0,0 24,5 18,6">
          <text:p/>
        </draw:polygon>
        <draw:polygon draw:style-name="gr2" draw:text-style-name="P2" draw:layer="layout" svg:width="0.03cm" svg:height="0.006cm" svg:x="4.006cm" svg:y="4.56cm" svg:viewBox="0 0 31 7" draw:points="24,0 31,7 0,1">
          <text:p/>
        </draw:polygon>
        <draw:polygon draw:style-name="gr2" draw:text-style-name="P2" draw:layer="layout" svg:width="0.017cm" svg:height="0.051cm" svg:x="4.012cm" svg:y="4.509cm" svg:viewBox="0 0 18 52" draw:points="0,52 0,0 18,5">
          <text:p/>
        </draw:polygon>
        <draw:polygon draw:style-name="gr2" draw:text-style-name="P2" draw:layer="layout" svg:width="0.023cm" svg:height="0.001cm" svg:x="4.006cm" svg:y="4.56cm" svg:viewBox="0 0 24 2" draw:points="24,0 0,2 7,0">
          <text:p/>
        </draw:polygon>
        <draw:polygon draw:style-name="gr2" draw:text-style-name="P2" draw:layer="layout" svg:width="0.017cm" svg:height="0.046cm" svg:x="4.012cm" svg:y="4.513cm" svg:viewBox="0 0 18 47" draw:points="0,47 18,0 18,47">
          <text:p/>
        </draw:polygon>
        <draw:polygon draw:style-name="gr2" draw:text-style-name="P2" draw:layer="layout" svg:width="0.001cm" svg:height="0cm" svg:x="4.023cm" svg:y="4.479cm" svg:viewBox="0 0 2 1" draw:points="0,0 1,0 2,1">
          <text:p/>
        </draw:polygon>
        <draw:polygon draw:style-name="gr2" draw:text-style-name="P2" draw:layer="layout" svg:width="0.001cm" svg:height="0.001cm" svg:x="4.025cm" svg:y="4.48cm" svg:viewBox="0 0 2 2" draw:points="0,0 2,0 2,2">
          <text:p/>
        </draw:polygon>
        <draw:polygon draw:style-name="gr2" draw:text-style-name="P2" draw:layer="layout" svg:width="0.003cm" svg:height="0.001cm" svg:x="4.026cm" svg:y="4.481cm" svg:viewBox="0 0 4 2" draw:points="0,0 2,2 4,2">
          <text:p/>
        </draw:polygon>
        <draw:polygon draw:style-name="gr2" draw:text-style-name="P2" draw:layer="layout" svg:width="0cm" svg:height="0.001cm" svg:x="4.028cm" svg:y="4.482cm" svg:viewBox="0 0 1 2" draw:points="0,0 0,1 1,2">
          <text:p/>
        </draw:polygon>
        <draw:polygon draw:style-name="gr2" draw:text-style-name="P2" draw:layer="layout" svg:width="0cm" svg:height="0cm" svg:x="4.029cm" svg:y="4.484cm" svg:viewBox="0 0 0 1" draw:points="0,0 0,1">
          <text:p/>
        </draw:polygon>
        <draw:polygon draw:style-name="gr2" draw:text-style-name="P2" draw:layer="layout" svg:width="0cm" svg:height="0.001cm" svg:x="4.029cm" svg:y="4.485cm" svg:viewBox="0 0 1 2" draw:points="0,0 1,1 1,2">
          <text:p/>
        </draw:polygon>
        <draw:polygon draw:style-name="gr2" draw:text-style-name="P2" draw:layer="layout" svg:width="0cm" svg:height="0.001cm" svg:x="4.029cm" svg:y="4.489cm" svg:viewBox="0 0 1 2" draw:points="1,0 1,1 0,2">
          <text:p/>
        </draw:polygon>
        <draw:polygon draw:style-name="gr2" draw:text-style-name="P2" draw:layer="layout" svg:width="0cm" svg:height="0.001cm" svg:x="4.029cm" svg:y="4.491cm" svg:viewBox="0 0 0 2" draw:points="0,0 0,1 0,2">
          <text:p/>
        </draw:polygon>
        <draw:polygon draw:style-name="gr2" draw:text-style-name="P2" draw:layer="layout" svg:width="0cm" svg:height="0cm" svg:x="4.028cm" svg:y="4.493cm" svg:viewBox="0 0 1 1" draw:points="1,0 0,1">
          <text:p/>
        </draw:polygon>
        <draw:polygon draw:style-name="gr2" draw:text-style-name="P2" draw:layer="layout" svg:width="0.003cm" svg:height="0.003cm" svg:x="4.026cm" svg:y="4.494cm" svg:viewBox="0 0 4 4" draw:points="4,0 2,2 0,4">
          <text:p/>
        </draw:polygon>
        <draw:polygon draw:style-name="gr2" draw:text-style-name="P2" draw:layer="layout" svg:width="0.001cm" svg:height="0.001cm" svg:x="4.025cm" svg:y="4.496cm" svg:viewBox="0 0 2 2" draw:points="2,0 0,2">
          <text:p/>
        </draw:polygon>
        <draw:polygon draw:style-name="gr2" draw:text-style-name="P2" draw:layer="layout" svg:width="0.001cm" svg:height="0cm" svg:x="4.023cm" svg:y="4.497cm" svg:viewBox="0 0 2 0" draw:points="2,0 1,0 0,0">
          <text:p/>
        </draw:polygon>
        <draw:polygon draw:style-name="gr2" draw:text-style-name="P2" draw:layer="layout" svg:width="0.001cm" svg:height="0cm" svg:x="4.021cm" svg:y="4.497cm" svg:viewBox="0 0 2 1" draw:points="2,0 1,0 0,1">
          <text:p/>
        </draw:polygon>
        <draw:polygon draw:style-name="gr2" draw:text-style-name="P2" draw:layer="layout" svg:width="0cm" svg:height="0cm" svg:x="4.019cm" svg:y="4.497cm" svg:viewBox="0 0 1 1" draw:points="1,1 0,0">
          <text:p/>
        </draw:polygon>
        <draw:polygon draw:style-name="gr2" draw:text-style-name="P2" draw:layer="layout" svg:width="0.002cm" svg:height="0cm" svg:x="4.016cm" svg:y="4.497cm" svg:viewBox="0 0 3 0" draw:points="3,0 2,0 0,0">
          <text:p/>
        </draw:polygon>
        <draw:polygon draw:style-name="gr2" draw:text-style-name="P2" draw:layer="layout" svg:width="0.001cm" svg:height="0.001cm" svg:x="4.015cm" svg:y="4.496cm" svg:viewBox="0 0 2 2" draw:points="2,2 2,0 0,0">
          <text:p/>
        </draw:polygon>
        <draw:polygon draw:style-name="gr2" draw:text-style-name="P2" draw:layer="layout" svg:width="0.001cm" svg:height="0.003cm" svg:x="4.014cm" svg:y="4.494cm" svg:viewBox="0 0 2 4" draw:points="2,4 0,2 0,0">
          <text:p/>
        </draw:polygon>
        <draw:polygon draw:style-name="gr2" draw:text-style-name="P2" draw:layer="layout" svg:width="0.001cm" svg:height="0.001cm" svg:x="4.013cm" svg:y="4.493cm" svg:viewBox="0 0 2 2" draw:points="2,2 0,0">
          <text:p/>
        </draw:polygon>
        <draw:polygon draw:style-name="gr2" draw:text-style-name="P2" draw:layer="layout" svg:width="0cm" svg:height="0.001cm" svg:x="4.012cm" svg:y="4.491cm" svg:viewBox="0 0 1 2" draw:points="1,2 0,1 0,0">
          <text:p/>
        </draw:polygon>
        <draw:polygon draw:style-name="gr2" draw:text-style-name="P2" draw:layer="layout" svg:width="0cm" svg:height="0.001cm" svg:x="4.012cm" svg:y="4.489cm" svg:viewBox="0 0 0 2" draw:points="0,2 0,1 0,0">
          <text:p/>
        </draw:polygon>
        <draw:polygon draw:style-name="gr2" draw:text-style-name="P2" draw:layer="layout" svg:width="0cm" svg:height="0.001cm" svg:x="4.012cm" svg:y="4.485cm" svg:viewBox="0 0 0 2" draw:points="0,2 0,1 0,0">
          <text:p/>
        </draw:polygon>
        <draw:polygon draw:style-name="gr2" draw:text-style-name="P2" draw:layer="layout" svg:width="0cm" svg:height="0cm" svg:x="4.012cm" svg:y="4.484cm" svg:viewBox="0 0 1 1" draw:points="0,1 1,0">
          <text:p/>
        </draw:polygon>
        <draw:polygon draw:style-name="gr2" draw:text-style-name="P2" draw:layer="layout" svg:width="0.001cm" svg:height="0.003cm" svg:x="4.013cm" svg:y="4.482cm" svg:viewBox="0 0 2 4" draw:points="0,4 0,2 2,0">
          <text:p/>
        </draw:polygon>
        <draw:polygon draw:style-name="gr2" draw:text-style-name="P2" draw:layer="layout" svg:width="0.001cm" svg:height="0.001cm" svg:x="4.014cm" svg:y="4.481cm" svg:viewBox="0 0 2 2" draw:points="0,2 2,0">
          <text:p/>
        </draw:polygon>
        <draw:polygon draw:style-name="gr2" draw:text-style-name="P2" draw:layer="layout" svg:width="0.001cm" svg:height="0.001cm" svg:x="4.015cm" svg:y="4.48cm" svg:viewBox="0 0 2 2" draw:points="0,2 2,0">
          <text:p/>
        </draw:polygon>
        <draw:polygon draw:style-name="gr2" draw:text-style-name="P2" draw:layer="layout" svg:width="0.002cm" svg:height="0cm" svg:x="4.016cm" svg:y="4.479cm" svg:viewBox="0 0 3 1" draw:points="0,1 2,0 3,0">
          <text:p/>
        </draw:polygon>
        <draw:polygon draw:style-name="gr2" draw:text-style-name="P2" draw:layer="layout" svg:width="0.003cm" svg:height="0.002cm" svg:x="4.023cm" svg:y="4.479cm" svg:viewBox="0 0 4 3" draw:points="0,0 2,2 4,3">
          <text:p/>
        </draw:polygon>
        <draw:polygon draw:style-name="gr2" draw:text-style-name="P2" draw:layer="layout" svg:width="0.004cm" svg:height="0.004cm" svg:x="4.026cm" svg:y="4.481cm" svg:viewBox="0 0 5 5" draw:points="0,0 3,2 5,5">
          <text:p/>
        </draw:polygon>
        <draw:polygon draw:style-name="gr2" draw:text-style-name="P2" draw:layer="layout" svg:width="0.001cm" svg:height="0.003cm" svg:x="4.029cm" svg:y="4.484cm" svg:viewBox="0 0 2 4" draw:points="0,0 0,1 2,4">
          <text:p/>
        </draw:polygon>
        <draw:polygon draw:style-name="gr2" draw:text-style-name="P2" draw:layer="layout" svg:width="0cm" svg:height="0.003cm" svg:x="4.029cm" svg:y="4.487cm" svg:viewBox="0 0 1 4" draw:points="1,0 1,2 0,4">
          <text:p/>
        </draw:polygon>
        <draw:polygon draw:style-name="gr2" draw:text-style-name="P2" draw:layer="layout" svg:width="0.001cm" svg:height="0.003cm" svg:x="4.028cm" svg:y="4.491cm" svg:viewBox="0 0 2 4" draw:points="2,0 2,3 0,4">
          <text:p/>
        </draw:polygon>
        <draw:polygon draw:style-name="gr2" draw:text-style-name="P2" draw:layer="layout" svg:width="0.003cm" svg:height="0.003cm" svg:x="4.025cm" svg:y="4.494cm" svg:viewBox="0 0 4 4" draw:points="4,0 2,3 0,4">
          <text:p/>
        </draw:polygon>
        <draw:polygon draw:style-name="gr2" draw:text-style-name="P2" draw:layer="layout" svg:width="0.004cm" svg:height="0.001cm" svg:x="4.021cm" svg:y="4.497cm" svg:viewBox="0 0 5 2" draw:points="5,0 3,0 0,2">
          <text:p/>
        </draw:polygon>
        <draw:polygon draw:style-name="gr2" draw:text-style-name="P2" draw:layer="layout" svg:width="0.002cm" svg:height="0cm" svg:x="4.019cm" svg:y="4.497cm" svg:viewBox="0 0 3 1" draw:points="3,1 1,1 0,0">
          <text:p/>
        </draw:polygon>
        <draw:polygon draw:style-name="gr2" draw:text-style-name="P2" draw:layer="layout" svg:width="0.004cm" svg:height="0.001cm" svg:x="4.015cm" svg:y="4.496cm" svg:viewBox="0 0 5 2" draw:points="5,2 1,2 0,0">
          <text:p/>
        </draw:polygon>
        <draw:polygon draw:style-name="gr2" draw:text-style-name="P2" draw:layer="layout" svg:width="0.002cm" svg:height="0.003cm" svg:x="4.013cm" svg:y="4.493cm" svg:viewBox="0 0 3 4" draw:points="3,4 2,1 0,0">
          <text:p/>
        </draw:polygon>
        <draw:polygon draw:style-name="gr2" draw:text-style-name="P2" draw:layer="layout" svg:width="0cm" svg:height="0.003cm" svg:x="4.012cm" svg:y="4.489cm" svg:viewBox="0 0 1 4" draw:points="1,4 0,2 0,0">
          <text:p/>
        </draw:polygon>
        <draw:polygon draw:style-name="gr2" draw:text-style-name="P2" draw:layer="layout" svg:width="0cm" svg:height="0.003cm" svg:x="4.012cm" svg:y="4.485cm" svg:viewBox="0 0 0 4" draw:points="0,4 0,2 0,0">
          <text:p/>
        </draw:polygon>
        <draw:polygon draw:style-name="gr2" draw:text-style-name="P2" draw:layer="layout" svg:width="0.003cm" svg:height="0.003cm" svg:x="4.012cm" svg:y="4.482cm" svg:viewBox="0 0 4 4" draw:points="0,4 2,3 4,0">
          <text:p/>
        </draw:polygon>
        <draw:polygon draw:style-name="gr2" draw:text-style-name="P2" draw:layer="layout" svg:width="0.002cm" svg:height="0.002cm" svg:x="4.014cm" svg:y="4.48cm" svg:viewBox="0 0 3 3" draw:points="0,3 1,1 3,0">
          <text:p/>
        </draw:polygon>
        <draw:polygon draw:style-name="gr2" draw:text-style-name="P2" draw:layer="layout" svg:width="0.003cm" svg:height="0cm" svg:x="4.016cm" svg:y="4.479cm" svg:viewBox="0 0 4 1" draw:points="0,1 3,0 4,0">
          <text:p/>
        </draw:polygon>
        <draw:polygon draw:style-name="gr2" draw:text-style-name="P2" draw:layer="layout" svg:width="0.007cm" svg:height="0.002cm" svg:x="4.019cm" svg:y="4.479cm" svg:viewBox="0 0 8 3" draw:points="0,0 5,0 8,3">
          <text:p/>
        </draw:polygon>
        <draw:polygon draw:style-name="gr2" draw:text-style-name="P2" draw:layer="layout" svg:width="0.004cm" svg:height="0.006cm" svg:x="4.026cm" svg:y="4.481cm" svg:viewBox="0 0 5 7" draw:points="0,0 4,4 5,7">
          <text:p/>
        </draw:polygon>
        <draw:polygon draw:style-name="gr2" draw:text-style-name="P2" draw:layer="layout" svg:width="0.002cm" svg:height="0.008cm" svg:x="4.028cm" svg:y="4.487cm" svg:viewBox="0 0 3 9" draw:points="3,0 2,5 0,9">
          <text:p/>
        </draw:polygon>
        <draw:polygon draw:style-name="gr2" draw:text-style-name="P2" draw:layer="layout" svg:width="0.007cm" svg:height="0.004cm" svg:x="4.021cm" svg:y="4.494cm" svg:viewBox="0 0 8 5" draw:points="8,0 4,4 0,5">
          <text:p/>
        </draw:polygon>
        <draw:polygon draw:style-name="gr2" draw:text-style-name="P2" draw:layer="layout" svg:width="0.007cm" svg:height="0.002cm" svg:x="4.015cm" svg:y="4.496cm" svg:viewBox="0 0 8 3" draw:points="8,3 5,1 0,0">
          <text:p/>
        </draw:polygon>
        <draw:polygon draw:style-name="gr2" draw:text-style-name="P2" draw:layer="layout" svg:width="0.003cm" svg:height="0.007cm" svg:x="4.012cm" svg:y="4.489cm" svg:viewBox="0 0 4 8" draw:points="4,8 1,4 0,0">
          <text:p/>
        </draw:polygon>
        <draw:polygon draw:style-name="gr2" draw:text-style-name="P2" draw:layer="layout" svg:width="0.002cm" svg:height="0.007cm" svg:x="4.012cm" svg:y="4.482cm" svg:viewBox="0 0 3 8" draw:points="0,8 0,3 3,0">
          <text:p/>
        </draw:polygon>
        <draw:polygon draw:style-name="gr2" draw:text-style-name="P2" draw:layer="layout" svg:width="0.006cm" svg:height="0.003cm" svg:x="4.014cm" svg:y="4.479cm" svg:viewBox="0 0 7 4" draw:points="0,4 3,1 7,0">
          <text:p/>
        </draw:polygon>
        <draw:polygon draw:style-name="gr2" draw:text-style-name="P2" draw:layer="layout" svg:width="0.01cm" svg:height="0.008cm" svg:x="4.019cm" svg:y="4.479cm" svg:viewBox="0 0 11 9" draw:points="0,0 7,2 11,9">
          <text:p/>
        </draw:polygon>
        <draw:polygon draw:style-name="gr2" draw:text-style-name="P2" draw:layer="layout" svg:width="0.01cm" svg:height="0.012cm" svg:x="4.021cm" svg:y="4.487cm" svg:viewBox="0 0 11 13" draw:points="11,0 8,8 0,13">
          <text:p/>
        </draw:polygon>
        <draw:polygon draw:style-name="gr2" draw:text-style-name="P2" draw:layer="layout" svg:width="0.01cm" svg:height="0.009cm" svg:x="4.012cm" svg:y="4.489cm" svg:viewBox="0 0 11 10" draw:points="11,10 3,8 0,0">
          <text:p/>
        </draw:polygon>
        <draw:polygon draw:style-name="gr2" draw:text-style-name="P2" draw:layer="layout" svg:width="0.008cm" svg:height="0.01cm" svg:x="4.012cm" svg:y="4.479cm" svg:viewBox="0 0 9 11" draw:points="0,11 2,3 9,0">
          <text:p/>
        </draw:polygon>
        <draw:polygon draw:style-name="gr2" draw:text-style-name="P2" draw:layer="layout" svg:width="0.01cm" svg:height="0.019cm" svg:x="4.019cm" svg:y="4.479cm" svg:viewBox="0 0 11 20" draw:points="0,0 11,8 2,20">
          <text:p/>
        </draw:polygon>
        <draw:polygon draw:style-name="gr2" draw:text-style-name="P2" draw:layer="layout" svg:width="0.01cm" svg:height="0.019cm" svg:x="4.012cm" svg:y="4.479cm" svg:viewBox="0 0 11 20" draw:points="11,20 0,10 9,0">
          <text:p/>
        </draw:polygon>
        <draw:polygon draw:style-name="gr2" draw:text-style-name="P2" draw:layer="layout" svg:width="0.001cm" svg:height="0cm" svg:x="3.96cm" svg:y="4.507cm" svg:viewBox="0 0 2 1" draw:points="0,0 1,0 2,1">
          <text:p/>
        </draw:polygon>
        <draw:polygon draw:style-name="gr2" draw:text-style-name="P2" draw:layer="layout" svg:width="0.001cm" svg:height="0cm" svg:x="3.964cm" svg:y="4.508cm" svg:viewBox="0 0 2 1" draw:points="0,0 1,0 2,1">
          <text:p/>
        </draw:polygon>
        <draw:polygon draw:style-name="gr2" draw:text-style-name="P2" draw:layer="layout" svg:width="0.001cm" svg:height="0cm" svg:x="3.966cm" svg:y="4.509cm" svg:viewBox="0 0 2 0" draw:points="0,0 1,0 2,0">
          <text:p/>
        </draw:polygon>
        <draw:polygon draw:style-name="gr2" draw:text-style-name="P2" draw:layer="layout" svg:width="0.001cm" svg:height="0cm" svg:x="3.968cm" svg:y="4.509cm" svg:viewBox="0 0 2 0" draw:points="0,0 1,0 2,0">
          <text:p/>
        </draw:polygon>
        <draw:polygon draw:style-name="gr2" draw:text-style-name="P2" draw:layer="layout" svg:width="0.002cm" svg:height="0.003cm" svg:x="3.97cm" svg:y="4.509cm" svg:viewBox="0 0 3 4" draw:points="0,0 1,2 3,4">
          <text:p/>
        </draw:polygon>
        <draw:polygon draw:style-name="gr2" draw:text-style-name="P2" draw:layer="layout" svg:width="0.002cm" svg:height="0.001cm" svg:x="3.972cm" svg:y="4.511cm" svg:viewBox="0 0 3 2" draw:points="0,0 3,2">
          <text:p/>
        </draw:polygon>
        <draw:polygon draw:style-name="gr2" draw:text-style-name="P2" draw:layer="layout" svg:width="0.005cm" svg:height="0.002cm" svg:x="3.974cm" svg:y="4.512cm" svg:viewBox="0 0 6 3" draw:points="0,0 1,0 6,3">
          <text:p/>
        </draw:polygon>
        <draw:polygon draw:style-name="gr2" draw:text-style-name="P2" draw:layer="layout" svg:width="0.023cm" svg:height="0.005cm" svg:x="3.978cm" svg:y="4.509cm" svg:viewBox="0 0 24 6" draw:points="0,6 1,0 24,0">
          <text:p/>
        </draw:polygon>
        <draw:polygon draw:style-name="gr2" draw:text-style-name="P2" draw:layer="layout" svg:width="0.007cm" svg:height="0.005cm" svg:x="3.996cm" svg:y="4.509cm" svg:viewBox="0 0 8 6" draw:points="8,0 8,5 0,6">
          <text:p/>
        </draw:polygon>
        <draw:polygon draw:style-name="gr2" draw:text-style-name="P2" draw:layer="layout" svg:width="0.007cm" svg:height="0.006cm" svg:x="3.996cm" svg:y="4.56cm" svg:viewBox="0 0 8 7" draw:points="0,0 8,1 8,7">
          <text:p/>
        </draw:polygon>
        <draw:polygon draw:style-name="gr2" draw:text-style-name="P2" draw:layer="layout" svg:width="0.028cm" svg:height="0.006cm" svg:x="3.974cm" svg:y="4.561cm" svg:viewBox="0 0 29 7" draw:points="29,7 0,7 0,0">
          <text:p/>
        </draw:polygon>
        <draw:polygon draw:style-name="gr2" draw:text-style-name="P2" draw:layer="layout" svg:width="0.006cm" svg:height="0.006cm" svg:x="3.961cm" svg:y="4.56cm" svg:viewBox="0 0 7 7" draw:points="0,0 7,1 7,7">
          <text:p/>
        </draw:polygon>
        <draw:polygon draw:style-name="gr2" draw:text-style-name="P2" draw:layer="layout" svg:width="0.028cm" svg:height="0.006cm" svg:x="3.939cm" svg:y="4.561cm" svg:viewBox="0 0 29 7" draw:points="29,7 0,7 0,0">
          <text:p/>
        </draw:polygon>
        <draw:polygon draw:style-name="gr2" draw:text-style-name="P2" draw:layer="layout" svg:width="0cm" svg:height="0.001cm" svg:x="3.944cm" svg:y="4.519cm" svg:viewBox="0 0 1 2" draw:points="0,2 1,1 1,0">
          <text:p/>
        </draw:polygon>
        <draw:polygon draw:style-name="gr2" draw:text-style-name="P2" draw:layer="layout" svg:width="0cm" svg:height="0.002cm" svg:x="3.945cm" svg:y="4.516cm" svg:viewBox="0 0 0 3" draw:points="0,3 0,2 0,0">
          <text:p/>
        </draw:polygon>
        <draw:polygon draw:style-name="gr2" draw:text-style-name="P2" draw:layer="layout" svg:width="0.003cm" svg:height="0.003cm" svg:x="3.945cm" svg:y="4.514cm" svg:viewBox="0 0 4 4" draw:points="0,4 2,1 4,0">
          <text:p/>
        </draw:polygon>
        <draw:polygon draw:style-name="gr2" draw:text-style-name="P2" draw:layer="layout" svg:width="0.003cm" svg:height="0.002cm" svg:x="3.947cm" svg:y="4.512cm" svg:viewBox="0 0 4 3" draw:points="0,3 2,1 4,0">
          <text:p/>
        </draw:polygon>
        <draw:polygon draw:style-name="gr2" draw:text-style-name="P2" draw:layer="layout" svg:width="0.002cm" svg:height="0.003cm" svg:x="3.949cm" svg:y="4.51cm" svg:viewBox="0 0 3 4" draw:points="0,4 1,2 3,0">
          <text:p/>
        </draw:polygon>
        <draw:polygon draw:style-name="gr2" draw:text-style-name="P2" draw:layer="layout" svg:width="0.002cm" svg:height="0.001cm" svg:x="3.951cm" svg:y="4.509cm" svg:viewBox="0 0 3 2" draw:points="0,2 1,0 3,0">
          <text:p/>
        </draw:polygon>
        <draw:polygon draw:style-name="gr2" draw:text-style-name="P2" draw:layer="layout" svg:width="0.002cm" svg:height="0cm" svg:x="3.952cm" svg:y="4.508cm" svg:viewBox="0 0 3 1" draw:points="0,1 2,0 3,0">
          <text:p/>
        </draw:polygon>
        <draw:polygon draw:style-name="gr2" draw:text-style-name="P2" draw:layer="layout" svg:width="0.002cm" svg:height="0cm" svg:x="3.955cm" svg:y="4.507cm" svg:viewBox="0 0 3 1" draw:points="0,1 2,0 3,0">
          <text:p/>
        </draw:polygon>
        <draw:polygon draw:style-name="gr2" draw:text-style-name="P2" draw:layer="layout" svg:width="0.003cm" svg:height="0cm" svg:x="3.96cm" svg:y="4.507cm" svg:viewBox="0 0 4 1" draw:points="0,0 2,1 4,1">
          <text:p/>
        </draw:polygon>
        <draw:polygon draw:style-name="gr2" draw:text-style-name="P2" draw:layer="layout" svg:width="0.003cm" svg:height="0cm" svg:x="3.964cm" svg:y="4.508cm" svg:viewBox="0 0 4 1" draw:points="0,0 2,1 4,1">
          <text:p/>
        </draw:polygon>
        <draw:polygon draw:style-name="gr2" draw:text-style-name="P2" draw:layer="layout" svg:width="0.004cm" svg:height="0.003cm" svg:x="3.968cm" svg:y="4.509cm" svg:viewBox="0 0 5 4" draw:points="0,0 2,0 5,4">
          <text:p/>
        </draw:polygon>
        <draw:polygon draw:style-name="gr2" draw:text-style-name="P2" draw:layer="layout" svg:width="0.007cm" svg:height="0.003cm" svg:x="3.972cm" svg:y="4.511cm" svg:viewBox="0 0 8 4" draw:points="0,0 8,4">
          <text:p/>
        </draw:polygon>
        <draw:polygon draw:style-name="gr2" draw:text-style-name="P2" draw:layer="layout" svg:width="0.023cm" svg:height="0.005cm" svg:x="3.978cm" svg:y="4.509cm" svg:viewBox="0 0 24 6" draw:points="0,6 24,0 17,6">
          <text:p/>
        </draw:polygon>
        <draw:polygon draw:style-name="gr2" draw:text-style-name="P2" draw:layer="layout" svg:width="0.028cm" svg:height="0.006cm" svg:x="3.974cm" svg:y="4.56cm" svg:viewBox="0 0 29 7" draw:points="23,0 29,7 0,1">
          <text:p/>
        </draw:polygon>
        <draw:polygon draw:style-name="gr2" draw:text-style-name="P2" draw:layer="layout" svg:width="0.028cm" svg:height="0.006cm" svg:x="3.939cm" svg:y="4.56cm" svg:viewBox="0 0 29 7" draw:points="23,0 29,7 0,1">
          <text:p/>
        </draw:polygon>
        <draw:polygon draw:style-name="gr2" draw:text-style-name="P2" draw:layer="layout" svg:width="0.001cm" svg:height="0.005cm" svg:x="3.944cm" svg:y="4.516cm" svg:viewBox="0 0 2 6" draw:points="0,6 2,4 2,0">
          <text:p/>
        </draw:polygon>
        <draw:polygon draw:style-name="gr2" draw:text-style-name="P2" draw:layer="layout" svg:width="0.005cm" svg:height="0.005cm" svg:x="3.945cm" svg:y="4.512cm" svg:viewBox="0 0 6 6" draw:points="0,6 3,2 6,0">
          <text:p/>
        </draw:polygon>
        <draw:polygon draw:style-name="gr2" draw:text-style-name="P2" draw:layer="layout" svg:width="0.004cm" svg:height="0.003cm" svg:x="3.949cm" svg:y="4.509cm" svg:viewBox="0 0 5 4" draw:points="0,4 2,1 5,0">
          <text:p/>
        </draw:polygon>
        <draw:polygon draw:style-name="gr2" draw:text-style-name="P2" draw:layer="layout" svg:width="0.007cm" svg:height="0.003cm" svg:x="3.952cm" svg:y="4.507cm" svg:viewBox="0 0 8 4" draw:points="0,4 4,2 8,0">
          <text:p/>
        </draw:polygon>
        <draw:polygon draw:style-name="gr2" draw:text-style-name="P2" draw:layer="layout" svg:width="0.005cm" svg:height="0cm" svg:x="3.958cm" svg:y="4.507cm" svg:viewBox="0 0 6 1" draw:points="0,0 2,0 6,1">
          <text:p/>
        </draw:polygon>
        <draw:polygon draw:style-name="gr2" draw:text-style-name="P2" draw:layer="layout" svg:width="0.008cm" svg:height="0.003cm" svg:x="3.964cm" svg:y="4.508cm" svg:viewBox="0 0 9 4" draw:points="0,0 4,1 9,4">
          <text:p/>
        </draw:polygon>
        <draw:polygon draw:style-name="gr2" draw:text-style-name="P2" draw:layer="layout" svg:width="0.017cm" svg:height="0.046cm" svg:x="3.978cm" svg:y="4.513cm" svg:viewBox="0 0 18 47" draw:points="0,0 18,0 18,47">
          <text:p/>
        </draw:polygon>
        <draw:polygon draw:style-name="gr2" draw:text-style-name="P2" draw:layer="layout" svg:width="0.022cm" svg:height="0.001cm" svg:x="3.974cm" svg:y="4.56cm" svg:viewBox="0 0 23 2" draw:points="23,0 0,2 6,0">
          <text:p/>
        </draw:polygon>
        <draw:polygon draw:style-name="gr2" draw:text-style-name="P2" draw:layer="layout" svg:width="0.022cm" svg:height="0.001cm" svg:x="3.939cm" svg:y="4.56cm" svg:viewBox="0 0 23 2" draw:points="23,0 0,2 5,0">
          <text:p/>
        </draw:polygon>
        <draw:polygon draw:style-name="gr2" draw:text-style-name="P2" draw:layer="layout" svg:width="0.001cm" svg:height="0.043cm" svg:x="3.944cm" svg:y="4.516cm" svg:viewBox="0 0 2 44" draw:points="0,44 0,5 2,0">
          <text:p/>
        </draw:polygon>
        <draw:polygon draw:style-name="gr2" draw:text-style-name="P2" draw:layer="layout" svg:width="0.008cm" svg:height="0.008cm" svg:x="3.945cm" svg:y="4.509cm" svg:viewBox="0 0 9 9" draw:points="0,9 5,3 9,0">
          <text:p/>
        </draw:polygon>
        <draw:polygon draw:style-name="gr2" draw:text-style-name="P2" draw:layer="layout" svg:width="0.012cm" svg:height="0.003cm" svg:x="3.952cm" svg:y="4.507cm" svg:viewBox="0 0 13 4" draw:points="0,4 7,0 13,2">
          <text:p/>
        </draw:polygon>
        <draw:polygon draw:style-name="gr2" draw:text-style-name="P2" draw:layer="layout" svg:width="0.014cm" svg:height="0.006cm" svg:x="3.964cm" svg:y="4.508cm" svg:viewBox="0 0 15 7" draw:points="0,0 8,3 15,7">
          <text:p/>
        </draw:polygon>
        <draw:polygon draw:style-name="gr2" draw:text-style-name="P2" draw:layer="layout" svg:width="0.017cm" svg:height="0.046cm" svg:x="3.978cm" svg:y="4.513cm" svg:viewBox="0 0 18 47" draw:points="0,0 18,47 0,47">
          <text:p/>
        </draw:polygon>
        <draw:polygon draw:style-name="gr2" draw:text-style-name="P2" draw:layer="layout" svg:width="0.017cm" svg:height="0.034cm" svg:x="3.944cm" svg:y="4.526cm" svg:viewBox="0 0 18 35" draw:points="18,0 18,35 0,35">
          <text:p/>
        </draw:polygon>
        <draw:polygon draw:style-name="gr2" draw:text-style-name="P2" draw:layer="layout" svg:width="0.009cm" svg:height="0.051cm" svg:x="3.944cm" svg:y="4.509cm" svg:viewBox="0 0 10 52" draw:points="0,52 1,8 10,0">
          <text:p/>
        </draw:polygon>
        <draw:polygon draw:style-name="gr2" draw:text-style-name="P2" draw:layer="layout" svg:width="0.026cm" svg:height="0.006cm" svg:x="3.952cm" svg:y="4.508cm" svg:viewBox="0 0 27 7" draw:points="0,1 11,0 27,7">
          <text:p/>
        </draw:polygon>
        <draw:polygon draw:style-name="gr2" draw:text-style-name="P2" draw:layer="layout" svg:width="0.017cm" svg:height="0.036cm" svg:x="3.944cm" svg:y="4.525cm" svg:viewBox="0 0 18 37" draw:points="18,0 18,2 0,37">
          <text:p/>
        </draw:polygon>
        <draw:polygon draw:style-name="gr2" draw:text-style-name="P2" draw:layer="layout" svg:width="0cm" svg:height="0.003cm" svg:x="3.978cm" svg:y="4.513cm" svg:viewBox="0 0 0 4" draw:points="0,0 0,4">
          <text:p/>
        </draw:polygon>
        <draw:polygon draw:style-name="gr2" draw:text-style-name="P2" draw:layer="layout" svg:width="0.017cm" svg:height="0.036cm" svg:x="3.944cm" svg:y="4.524cm" svg:viewBox="0 0 18 37" draw:points="18,0 18,1 0,37">
          <text:p/>
        </draw:polygon>
        <draw:polygon draw:style-name="gr2" draw:text-style-name="P2" draw:layer="layout" svg:width="0.001cm" svg:height="0.004cm" svg:x="3.977cm" svg:y="4.513cm" svg:viewBox="0 0 2 5" draw:points="2,0 2,5 0,4">
          <text:p/>
        </draw:polygon>
        <draw:polygon draw:style-name="gr2" draw:text-style-name="P2" draw:layer="layout" svg:width="0.017cm" svg:height="0.036cm" svg:x="3.944cm" svg:y="4.523cm" svg:viewBox="0 0 18 37" draw:points="18,0 18,1 0,37">
          <text:p/>
        </draw:polygon>
        <draw:polygon draw:style-name="gr2" draw:text-style-name="P2" draw:layer="layout" svg:width="0.026cm" svg:height="0.008cm" svg:x="3.952cm" svg:y="4.509cm" svg:viewBox="0 0 27 9" draw:points="0,0 27,5 26,9">
          <text:p/>
        </draw:polygon>
        <draw:polygon draw:style-name="gr2" draw:text-style-name="P2" draw:layer="layout" svg:width="0.018cm" svg:height="0.037cm" svg:x="3.944cm" svg:y="4.522cm" svg:viewBox="0 0 19 38" draw:points="19,0 18,1 0,38">
          <text:p/>
        </draw:polygon>
        <draw:polygon draw:style-name="gr2" draw:text-style-name="P2" draw:layer="layout" svg:width="0.025cm" svg:height="0.008cm" svg:x="3.952cm" svg:y="4.509cm" svg:viewBox="0 0 26 9" draw:points="0,0 26,9 25,9">
          <text:p/>
        </draw:polygon>
        <draw:polygon draw:style-name="gr2" draw:text-style-name="P2" draw:layer="layout" svg:width="0.018cm" svg:height="0.038cm" svg:x="3.944cm" svg:y="4.521cm" svg:viewBox="0 0 19 39" draw:points="19,0 19,1 0,39">
          <text:p/>
        </draw:polygon>
        <draw:polygon draw:style-name="gr2" draw:text-style-name="P2" draw:layer="layout" svg:width="0.024cm" svg:height="0.008cm" svg:x="3.952cm" svg:y="4.509cm" svg:viewBox="0 0 25 9" draw:points="0,0 25,9 24,9">
          <text:p/>
        </draw:polygon>
        <draw:polygon draw:style-name="gr2" draw:text-style-name="P2" draw:layer="layout" svg:width="0.018cm" svg:height="0.039cm" svg:x="3.944cm" svg:y="4.52cm" svg:viewBox="0 0 19 40" draw:points="19,0 19,1 0,40">
          <text:p/>
        </draw:polygon>
        <draw:polygon draw:style-name="gr2" draw:text-style-name="P2" draw:layer="layout" svg:width="0.024cm" svg:height="0.008cm" svg:x="3.952cm" svg:y="4.509cm" svg:viewBox="0 0 25 9" draw:points="0,0 25,9 23,9">
          <text:p/>
        </draw:polygon>
        <draw:polygon draw:style-name="gr2" draw:text-style-name="P2" draw:layer="layout" svg:width="0.018cm" svg:height="0.051cm" svg:x="3.944cm" svg:y="4.509cm" svg:viewBox="0 0 19 52" draw:points="19,12 0,52 10,0">
          <text:p/>
        </draw:polygon>
        <draw:polygon draw:style-name="gr2" draw:text-style-name="P2" draw:layer="layout" svg:width="0.022cm" svg:height="0.008cm" svg:x="3.952cm" svg:y="4.509cm" svg:viewBox="0 0 23 9" draw:points="0,0 23,9 22,7">
          <text:p/>
        </draw:polygon>
        <draw:polygon draw:style-name="gr2" draw:text-style-name="P2" draw:layer="layout" svg:width="0.01cm" svg:height="0.012cm" svg:x="3.952cm" svg:y="4.509cm" svg:viewBox="0 0 11 13" draw:points="11,12 11,13 0,0">
          <text:p/>
        </draw:polygon>
        <draw:polygon draw:style-name="gr2" draw:text-style-name="P2" draw:layer="layout" svg:width="0.021cm" svg:height="0.007cm" svg:x="3.952cm" svg:y="4.509cm" svg:viewBox="0 0 22 8" draw:points="0,0 22,8">
          <text:p/>
        </draw:polygon>
        <draw:polygon draw:style-name="gr2" draw:text-style-name="P2" draw:layer="layout" svg:width="0.01cm" svg:height="0.011cm" svg:x="3.952cm" svg:y="4.509cm" svg:viewBox="0 0 11 12" draw:points="11,11 11,12 0,0">
          <text:p/>
        </draw:polygon>
        <draw:polygon draw:style-name="gr2" draw:text-style-name="P2" draw:layer="layout" svg:width="0.021cm" svg:height="0.007cm" svg:x="3.952cm" svg:y="4.509cm" svg:viewBox="0 0 22 8" draw:points="0,0 22,8 20,8">
          <text:p/>
        </draw:polygon>
        <draw:polygon draw:style-name="gr2" draw:text-style-name="P2" draw:layer="layout" svg:width="0.01cm" svg:height="0.01cm" svg:x="3.952cm" svg:y="4.509cm" svg:viewBox="0 0 11 11" draw:points="11,11 0,0">
          <text:p/>
        </draw:polygon>
        <draw:polygon draw:style-name="gr2" draw:text-style-name="P2" draw:layer="layout" svg:width="0.019cm" svg:height="0.007cm" svg:x="3.952cm" svg:y="4.509cm" svg:viewBox="0 0 20 8" draw:points="0,0 20,8 19,8">
          <text:p/>
        </draw:polygon>
        <draw:polygon draw:style-name="gr2" draw:text-style-name="P2" draw:layer="layout" svg:width="0.012cm" svg:height="0.01cm" svg:x="3.952cm" svg:y="4.509cm" svg:viewBox="0 0 13 11" draw:points="13,10 11,11 0,0">
          <text:p/>
        </draw:polygon>
        <draw:polygon draw:style-name="gr2" draw:text-style-name="P2" draw:layer="layout" svg:width="0.018cm" svg:height="0.007cm" svg:x="3.952cm" svg:y="4.509cm" svg:viewBox="0 0 19 8" draw:points="0,0 19,8">
          <text:p/>
        </draw:polygon>
        <draw:polygon draw:style-name="gr2" draw:text-style-name="P2" draw:layer="layout" svg:width="0.012cm" svg:height="0.009cm" svg:x="3.952cm" svg:y="4.509cm" svg:viewBox="0 0 13 10" draw:points="13,9 12,10 0,0">
          <text:p/>
        </draw:polygon>
        <draw:polygon draw:style-name="gr2" draw:text-style-name="P2" draw:layer="layout" svg:width="0.018cm" svg:height="0.007cm" svg:x="3.952cm" svg:y="4.509cm" svg:viewBox="0 0 19 8" draw:points="0,0 19,8 18,8">
          <text:p/>
        </draw:polygon>
        <draw:polygon draw:style-name="gr2" draw:text-style-name="P2" draw:layer="layout" svg:width="0.013cm" svg:height="0.008cm" svg:x="3.952cm" svg:y="4.509cm" svg:viewBox="0 0 14 9" draw:points="14,9 13,9 0,0">
          <text:p/>
        </draw:polygon>
        <draw:polygon draw:style-name="gr2" draw:text-style-name="P2" draw:layer="layout" svg:width="0.017cm" svg:height="0.007cm" svg:x="3.952cm" svg:y="4.509cm" svg:viewBox="0 0 18 8" draw:points="0,0 18,8">
          <text:p/>
        </draw:polygon>
        <draw:polygon draw:style-name="gr2" draw:text-style-name="P2" draw:layer="layout" svg:width="0.014cm" svg:height="0.008cm" svg:x="3.952cm" svg:y="4.509cm" svg:viewBox="0 0 15 9" draw:points="15,7 14,9 0,0">
          <text:p/>
        </draw:polygon>
        <draw:polygon draw:style-name="gr2" draw:text-style-name="P2" draw:layer="layout" svg:width="0.017cm" svg:height="0.007cm" svg:x="3.952cm" svg:y="4.509cm" svg:viewBox="0 0 18 8" draw:points="0,0 18,8 17,8">
          <text:p/>
        </draw:polygon>
        <draw:polygon draw:style-name="gr2" draw:text-style-name="P2" draw:layer="layout" svg:width="0.015cm" svg:height="0.007cm" svg:x="3.952cm" svg:y="4.509cm" svg:viewBox="0 0 16 8" draw:points="16,8 15,8 0,0">
          <text:p/>
        </draw:polygon>
        <draw:polygon draw:style-name="gr2" draw:text-style-name="P2" draw:layer="layout" svg:width="0.016cm" svg:height="0.007cm" svg:x="3.952cm" svg:y="4.509cm" svg:viewBox="0 0 17 8" draw:points="0,0 17,8 16,8">
          <text:p/>
        </draw:polygon>
        <draw:polygon draw:style-name="gr2" draw:text-style-name="P2" draw:layer="layout" svg:width="0.023cm" svg:height="0.004cm" svg:x="3.911cm" svg:y="4.509cm" svg:viewBox="0 0 24 5" draw:points="0,0 24,0 24,5">
          <text:p/>
        </draw:polygon>
        <draw:polygon draw:style-name="gr2" draw:text-style-name="P2" draw:layer="layout" svg:width="0.006cm" svg:height="0.006cm" svg:x="3.929cm" svg:y="4.56cm" svg:viewBox="0 0 7 7" draw:points="0,0 7,1 7,7">
          <text:p/>
        </draw:polygon>
        <draw:polygon draw:style-name="gr2" draw:text-style-name="P2" draw:layer="layout" svg:width="0.029cm" svg:height="0.006cm" svg:x="3.906cm" svg:y="4.561cm" svg:viewBox="0 0 30 7" draw:points="30,7 0,7 0,0">
          <text:p/>
        </draw:polygon>
        <draw:polygon draw:style-name="gr2" draw:text-style-name="P2" draw:layer="layout" svg:width="0.023cm" svg:height="0.005cm" svg:x="3.911cm" svg:y="4.509cm" svg:viewBox="0 0 24 6" draw:points="0,0 24,5 17,6">
          <text:p/>
        </draw:polygon>
        <draw:polygon draw:style-name="gr2" draw:text-style-name="P2" draw:layer="layout" svg:width="0.029cm" svg:height="0.006cm" svg:x="3.906cm" svg:y="4.56cm" svg:viewBox="0 0 30 7" draw:points="24,0 30,7 0,1">
          <text:p/>
        </draw:polygon>
        <draw:polygon draw:style-name="gr2" draw:text-style-name="P2" draw:layer="layout" svg:width="0.017cm" svg:height="0.051cm" svg:x="3.911cm" svg:y="4.509cm" svg:viewBox="0 0 18 52" draw:points="0,52 0,0 18,5">
          <text:p/>
        </draw:polygon>
        <draw:polygon draw:style-name="gr2" draw:text-style-name="P2" draw:layer="layout" svg:width="0.023cm" svg:height="0.001cm" svg:x="3.906cm" svg:y="4.56cm" svg:viewBox="0 0 24 2" draw:points="24,0 0,2 6,0">
          <text:p/>
        </draw:polygon>
        <draw:polygon draw:style-name="gr2" draw:text-style-name="P2" draw:layer="layout" svg:width="0.017cm" svg:height="0.046cm" svg:x="3.911cm" svg:y="4.513cm" svg:viewBox="0 0 18 47" draw:points="0,47 18,0 18,47">
          <text:p/>
        </draw:polygon>
        <draw:polygon draw:style-name="gr2" draw:text-style-name="P2" draw:layer="layout" svg:width="0.001cm" svg:height="0cm" svg:x="3.923cm" svg:y="4.479cm" svg:viewBox="0 0 2 1" draw:points="0,0 1,0 2,1">
          <text:p/>
        </draw:polygon>
        <draw:polygon draw:style-name="gr2" draw:text-style-name="P2" draw:layer="layout" svg:width="0.001cm" svg:height="0.001cm" svg:x="3.925cm" svg:y="4.48cm" svg:viewBox="0 0 2 2" draw:points="0,0 2,2">
          <text:p/>
        </draw:polygon>
        <draw:polygon draw:style-name="gr2" draw:text-style-name="P2" draw:layer="layout" svg:width="0cm" svg:height="0cm" svg:x="3.926cm" svg:y="4.481cm" svg:viewBox="0 0 1 1" draw:points="0,0 1,1">
          <text:p/>
        </draw:polygon>
        <draw:polygon draw:style-name="gr2" draw:text-style-name="P2" draw:layer="layout" svg:width="0.001cm" svg:height="0.003cm" svg:x="3.927cm" svg:y="4.482cm" svg:viewBox="0 0 2 4" draw:points="0,0 2,2 2,4">
          <text:p/>
        </draw:polygon>
        <draw:polygon draw:style-name="gr2" draw:text-style-name="P2" draw:layer="layout" svg:width="0.003cm" svg:height="0.001cm" svg:x="3.928cm" svg:y="4.484cm" svg:viewBox="0 0 4 2" draw:points="0,0 2,2 4,2">
          <text:p/>
        </draw:polygon>
        <draw:polygon draw:style-name="gr2" draw:text-style-name="P2" draw:layer="layout" svg:width="0.003cm" svg:height="0.003cm" svg:x="3.928cm" svg:y="4.491cm" svg:viewBox="0 0 4 4" draw:points="4,0 2,2 0,4">
          <text:p/>
        </draw:polygon>
        <draw:polygon draw:style-name="gr2" draw:text-style-name="P2" draw:layer="layout" svg:width="0.001cm" svg:height="0.001cm" svg:x="3.927cm" svg:y="4.493cm" svg:viewBox="0 0 2 2" draw:points="2,0 2,2 0,2">
          <text:p/>
        </draw:polygon>
        <draw:polygon draw:style-name="gr2" draw:text-style-name="P2" draw:layer="layout" svg:width="0cm" svg:height="0.001cm" svg:x="3.926cm" svg:y="4.494cm" svg:viewBox="0 0 1 2" draw:points="1,0 1,1 0,2">
          <text:p/>
        </draw:polygon>
        <draw:polygon draw:style-name="gr2" draw:text-style-name="P2" draw:layer="layout" svg:width="0.001cm" svg:height="0.001cm" svg:x="3.925cm" svg:y="4.496cm" svg:viewBox="0 0 2 2" draw:points="2,0 0,0 0,2">
          <text:p/>
        </draw:polygon>
        <draw:polygon draw:style-name="gr2" draw:text-style-name="P2" draw:layer="layout" svg:width="0.001cm" svg:height="0cm" svg:x="3.923cm" svg:y="4.497cm" svg:viewBox="0 0 2 0" draw:points="2,0 1,0 0,0">
          <text:p/>
        </draw:polygon>
        <draw:polygon draw:style-name="gr2" draw:text-style-name="P2" draw:layer="layout" svg:width="0.001cm" svg:height="0cm" svg:x="3.921cm" svg:y="4.497cm" svg:viewBox="0 0 2 1" draw:points="2,0 1,0 0,1">
          <text:p/>
        </draw:polygon>
        <draw:polygon draw:style-name="gr2" draw:text-style-name="P2" draw:layer="layout" svg:width="0.001cm" svg:height="0cm" svg:x="3.917cm" svg:y="4.497cm" svg:viewBox="0 0 2 1" draw:points="2,1 1,0 0,0">
          <text:p/>
        </draw:polygon>
        <draw:polygon draw:style-name="gr2" draw:text-style-name="P2" draw:layer="layout" svg:width="0cm" svg:height="0cm" svg:x="3.916cm" svg:y="4.497cm" svg:viewBox="0 0 1 0" draw:points="1,0 0,0">
          <text:p/>
        </draw:polygon>
        <draw:polygon draw:style-name="gr2" draw:text-style-name="P2" draw:layer="layout" svg:width="0.003cm" svg:height="0.001cm" svg:x="3.914cm" svg:y="4.496cm" svg:viewBox="0 0 4 2" draw:points="4,2 2,0 0,0">
          <text:p/>
        </draw:polygon>
        <draw:polygon draw:style-name="gr2" draw:text-style-name="P2" draw:layer="layout" svg:width="0.001cm" svg:height="0.003cm" svg:x="3.913cm" svg:y="4.494cm" svg:viewBox="0 0 2 4" draw:points="2,4 2,2 0,0">
          <text:p/>
        </draw:polygon>
        <draw:polygon draw:style-name="gr2" draw:text-style-name="P2" draw:layer="layout" svg:width="0.003cm" svg:height="0.001cm" svg:x="3.911cm" svg:y="4.493cm" svg:viewBox="0 0 4 2" draw:points="4,2 2,0 0,0">
          <text:p/>
        </draw:polygon>
        <draw:polygon draw:style-name="gr2" draw:text-style-name="P2" draw:layer="layout" svg:width="0cm" svg:height="0.001cm" svg:x="3.911cm" svg:y="4.491cm" svg:viewBox="0 0 0 2" draw:points="0,2 0,1 0,0">
          <text:p/>
        </draw:polygon>
        <draw:polygon draw:style-name="gr2" draw:text-style-name="P2" draw:layer="layout" svg:width="0cm" svg:height="0.001cm" svg:x="3.91cm" svg:y="4.489cm" svg:viewBox="0 0 1 2" draw:points="1,2 1,1 0,0">
          <text:p/>
        </draw:polygon>
        <draw:polygon draw:style-name="gr2" draw:text-style-name="P2" draw:layer="layout" svg:width="0cm" svg:height="0.001cm" svg:x="3.91cm" svg:y="4.485cm" svg:viewBox="0 0 1 2" draw:points="0,2 1,1 1,0">
          <text:p/>
        </draw:polygon>
        <draw:polygon draw:style-name="gr2" draw:text-style-name="P2" draw:layer="layout" svg:width="0cm" svg:height="0cm" svg:x="3.911cm" svg:y="4.484cm" svg:viewBox="0 0 0 1" draw:points="0,1 0,0">
          <text:p/>
        </draw:polygon>
        <draw:polygon draw:style-name="gr2" draw:text-style-name="P2" draw:layer="layout" svg:width="0.003cm" svg:height="0.003cm" svg:x="3.911cm" svg:y="4.482cm" svg:viewBox="0 0 4 4" draw:points="0,4 2,2 4,0">
          <text:p/>
        </draw:polygon>
        <draw:polygon draw:style-name="gr2" draw:text-style-name="P2" draw:layer="layout" svg:width="0.001cm" svg:height="0.001cm" svg:x="3.913cm" svg:y="4.481cm" svg:viewBox="0 0 2 2" draw:points="0,2 2,2 2,0">
          <text:p/>
        </draw:polygon>
        <draw:polygon draw:style-name="gr2" draw:text-style-name="P2" draw:layer="layout" svg:width="0.003cm" svg:height="0.001cm" svg:x="3.914cm" svg:y="4.48cm" svg:viewBox="0 0 4 2" draw:points="0,2 2,0 4,0">
          <text:p/>
        </draw:polygon>
        <draw:polygon draw:style-name="gr2" draw:text-style-name="P2" draw:layer="layout" svg:width="0cm" svg:height="0cm" svg:x="3.916cm" svg:y="4.479cm" svg:viewBox="0 0 1 1" draw:points="0,1 0,0 1,0">
          <text:p/>
        </draw:polygon>
        <draw:polygon draw:style-name="gr2" draw:text-style-name="P2" draw:layer="layout" svg:width="0.003cm" svg:height="0.002cm" svg:x="3.923cm" svg:y="4.479cm" svg:viewBox="0 0 4 3" draw:points="0,0 2,2 4,3">
          <text:p/>
        </draw:polygon>
        <draw:polygon draw:style-name="gr2" draw:text-style-name="P2" draw:layer="layout" svg:width="0.002cm" svg:height="0.004cm" svg:x="3.926cm" svg:y="4.481cm" svg:viewBox="0 0 3 5" draw:points="0,0 1,2 3,5">
          <text:p/>
        </draw:polygon>
        <draw:polygon draw:style-name="gr2" draw:text-style-name="P2" draw:layer="layout" svg:width="0.003cm" svg:height="0.003cm" svg:x="3.928cm" svg:y="4.484cm" svg:viewBox="0 0 4 4" draw:points="0,0 4,1 4,4">
          <text:p/>
        </draw:polygon>
        <draw:polygon draw:style-name="gr2" draw:text-style-name="P2" draw:layer="layout" svg:width="0.004cm" svg:height="0.003cm" svg:x="3.927cm" svg:y="4.491cm" svg:viewBox="0 0 5 4" draw:points="5,0 2,3 0,4">
          <text:p/>
        </draw:polygon>
        <draw:polygon draw:style-name="gr2" draw:text-style-name="P2" draw:layer="layout" svg:width="0.002cm" svg:height="0.003cm" svg:x="3.925cm" svg:y="4.494cm" svg:viewBox="0 0 3 4" draw:points="3,0 2,3 0,4">
          <text:p/>
        </draw:polygon>
        <draw:polygon draw:style-name="gr2" draw:text-style-name="P2" draw:layer="layout" svg:width="0.004cm" svg:height="0.001cm" svg:x="3.921cm" svg:y="4.497cm" svg:viewBox="0 0 5 2" draw:points="5,0 3,0 0,2">
          <text:p/>
        </draw:polygon>
        <draw:polygon draw:style-name="gr2" draw:text-style-name="P2" draw:layer="layout" svg:width="0.003cm" svg:height="0cm" svg:x="3.917cm" svg:y="4.497cm" svg:viewBox="0 0 4 1" draw:points="4,1 2,1 0,0">
          <text:p/>
        </draw:polygon>
        <draw:polygon draw:style-name="gr2" draw:text-style-name="P2" draw:layer="layout" svg:width="0.003cm" svg:height="0.001cm" svg:x="3.914cm" svg:y="4.496cm" svg:viewBox="0 0 4 2" draw:points="4,2 2,2 0,0">
          <text:p/>
        </draw:polygon>
        <draw:polygon draw:style-name="gr2" draw:text-style-name="P2" draw:layer="layout" svg:width="0.004cm" svg:height="0.003cm" svg:x="3.911cm" svg:y="4.493cm" svg:viewBox="0 0 5 4" draw:points="5,4 3,1 0,0">
          <text:p/>
        </draw:polygon>
        <draw:polygon draw:style-name="gr2" draw:text-style-name="P2" draw:layer="layout" svg:width="0cm" svg:height="0.003cm" svg:x="3.91cm" svg:y="4.489cm" svg:viewBox="0 0 1 4" draw:points="1,4 1,2 0,0">
          <text:p/>
        </draw:polygon>
        <draw:polygon draw:style-name="gr2" draw:text-style-name="P2" draw:layer="layout" svg:width="0cm" svg:height="0.003cm" svg:x="3.91cm" svg:y="4.485cm" svg:viewBox="0 0 1 4" draw:points="0,4 0,2 1,0">
          <text:p/>
        </draw:polygon>
        <draw:polygon draw:style-name="gr2" draw:text-style-name="P2" draw:layer="layout" svg:width="0.003cm" svg:height="0.003cm" svg:x="3.911cm" svg:y="4.482cm" svg:viewBox="0 0 4 4" draw:points="0,4 0,3 4,0">
          <text:p/>
        </draw:polygon>
        <draw:polygon draw:style-name="gr2" draw:text-style-name="P2" draw:layer="layout" svg:width="0.003cm" svg:height="0.002cm" svg:x="3.913cm" svg:y="4.48cm" svg:viewBox="0 0 4 3" draw:points="0,3 2,1 4,0">
          <text:p/>
        </draw:polygon>
        <draw:polygon draw:style-name="gr2" draw:text-style-name="P2" draw:layer="layout" svg:width="0.002cm" svg:height="0cm" svg:x="3.916cm" svg:y="4.479cm" svg:viewBox="0 0 3 1" draw:points="0,1 1,0 3,0">
          <text:p/>
        </draw:polygon>
        <draw:polygon draw:style-name="gr2" draw:text-style-name="P2" draw:layer="layout" svg:width="0.007cm" svg:height="0.002cm" svg:x="3.919cm" svg:y="4.479cm" svg:viewBox="0 0 8 3" draw:points="0,0 5,0 8,3">
          <text:p/>
        </draw:polygon>
        <draw:polygon draw:style-name="gr2" draw:text-style-name="P2" draw:layer="layout" svg:width="0.004cm" svg:height="0.006cm" svg:x="3.926cm" svg:y="4.481cm" svg:viewBox="0 0 5 7" draw:points="0,0 2,4 5,7">
          <text:p/>
        </draw:polygon>
        <draw:polygon draw:style-name="gr2" draw:text-style-name="P2" draw:layer="layout" svg:width="0.004cm" svg:height="0.008cm" svg:x="3.927cm" svg:y="4.487cm" svg:viewBox="0 0 5 9" draw:points="5,0 5,5 0,9">
          <text:p/>
        </draw:polygon>
        <draw:polygon draw:style-name="gr2" draw:text-style-name="P2" draw:layer="layout" svg:width="0.006cm" svg:height="0.004cm" svg:x="3.921cm" svg:y="4.494cm" svg:viewBox="0 0 7 5" draw:points="7,0 5,4 0,5">
          <text:p/>
        </draw:polygon>
        <draw:polygon draw:style-name="gr2" draw:text-style-name="P2" draw:layer="layout" svg:width="0.007cm" svg:height="0.002cm" svg:x="3.914cm" svg:y="4.496cm" svg:viewBox="0 0 8 3" draw:points="8,3 3,1 0,0">
          <text:p/>
        </draw:polygon>
        <draw:polygon draw:style-name="gr2" draw:text-style-name="P2" draw:layer="layout" svg:width="0.005cm" svg:height="0.007cm" svg:x="3.91cm" svg:y="4.489cm" svg:viewBox="0 0 6 8" draw:points="6,8 2,4 0,0">
          <text:p/>
        </draw:polygon>
        <draw:polygon draw:style-name="gr2" draw:text-style-name="P2" draw:layer="layout" svg:width="0.003cm" svg:height="0.007cm" svg:x="3.91cm" svg:y="4.482cm" svg:viewBox="0 0 4 8" draw:points="0,8 1,3 4,0">
          <text:p/>
        </draw:polygon>
        <draw:polygon draw:style-name="gr2" draw:text-style-name="P2" draw:layer="layout" svg:width="0.006cm" svg:height="0.003cm" svg:x="3.913cm" svg:y="4.479cm" svg:viewBox="0 0 7 4" draw:points="0,4 3,1 7,0">
          <text:p/>
        </draw:polygon>
        <draw:polygon draw:style-name="gr2" draw:text-style-name="P2" draw:layer="layout" svg:width="0.01cm" svg:height="0.008cm" svg:x="3.919cm" svg:y="4.479cm" svg:viewBox="0 0 11 9" draw:points="0,0 8,2 11,9">
          <text:p/>
        </draw:polygon>
        <draw:polygon draw:style-name="gr2" draw:text-style-name="P2" draw:layer="layout" svg:width="0.009cm" svg:height="0.012cm" svg:x="3.921cm" svg:y="4.487cm" svg:viewBox="0 0 10 13" draw:points="10,0 7,8 0,13">
          <text:p/>
        </draw:polygon>
        <draw:polygon draw:style-name="gr2" draw:text-style-name="P2" draw:layer="layout" svg:width="0.01cm" svg:height="0.009cm" svg:x="3.91cm" svg:y="4.489cm" svg:viewBox="0 0 11 10" draw:points="11,10 5,8 0,0">
          <text:p/>
        </draw:polygon>
        <draw:polygon draw:style-name="gr2" draw:text-style-name="P2" draw:layer="layout" svg:width="0.009cm" svg:height="0.01cm" svg:x="3.91cm" svg:y="4.479cm" svg:viewBox="0 0 10 11" draw:points="0,11 3,3 10,0">
          <text:p/>
        </draw:polygon>
        <draw:polygon draw:style-name="gr2" draw:text-style-name="P2" draw:layer="layout" svg:width="0.01cm" svg:height="0.019cm" svg:x="3.919cm" svg:y="4.479cm" svg:viewBox="0 0 11 20" draw:points="0,0 11,8 2,20">
          <text:p/>
        </draw:polygon>
        <draw:polygon draw:style-name="gr2" draw:text-style-name="P2" draw:layer="layout" svg:width="0.01cm" svg:height="0.019cm" svg:x="3.91cm" svg:y="4.479cm" svg:viewBox="0 0 11 20" draw:points="11,20 0,10 10,0">
          <text:p/>
        </draw:polygon>
        <draw:polygon draw:style-name="gr2" draw:text-style-name="P2" draw:layer="layout" svg:width="0.041cm" svg:height="0.004cm" svg:x="4.088cm" svg:y="4.633cm" svg:viewBox="0 0 42 5" draw:points="0,0 42,0 42,5">
          <text:p/>
        </draw:polygon>
        <draw:polygon draw:style-name="gr2" draw:text-style-name="P2" draw:layer="layout" svg:width="0.01cm" svg:height="0.006cm" svg:x="4.119cm" svg:y="4.709cm" svg:viewBox="0 0 11 7" draw:points="0,0 11,1 11,7">
          <text:p/>
        </draw:polygon>
        <draw:polygon draw:style-name="gr2" draw:text-style-name="P2" draw:layer="layout" svg:width="0.006cm" svg:height="0.025cm" svg:x="4.056cm" svg:y="4.69cm" svg:viewBox="0 0 7 26" draw:points="2,26 0,0 7,0">
          <text:p/>
        </draw:polygon>
        <draw:polygon draw:style-name="gr2" draw:text-style-name="P2" draw:layer="layout" svg:width="0.012cm" svg:height="0.007cm" svg:x="4.088cm" svg:y="4.633cm" svg:viewBox="0 0 13 8" draw:points="13,8 0,5 0,0">
          <text:p/>
        </draw:polygon>
        <draw:polygon draw:style-name="gr2" draw:text-style-name="P2" draw:layer="layout" svg:width="0.041cm" svg:height="0.007cm" svg:x="4.088cm" svg:y="4.633cm" svg:viewBox="0 0 42 8" draw:points="0,0 42,5 31,8">
          <text:p/>
        </draw:polygon>
        <draw:polygon draw:style-name="gr2" draw:text-style-name="P2" draw:layer="layout" svg:width="0.072cm" svg:height="0.006cm" svg:x="4.058cm" svg:y="4.709cm" svg:viewBox="0 0 73 7" draw:points="62,0 73,7 0,7">
          <text:p/>
        </draw:polygon>
        <draw:polygon draw:style-name="gr2" draw:text-style-name="P2" draw:layer="layout" svg:width="0.008cm" svg:height="0.025cm" svg:x="4.058cm" svg:y="4.69cm" svg:viewBox="0 0 9 26" draw:points="0,26 5,0 9,18">
          <text:p/>
        </draw:polygon>
        <draw:polygon draw:style-name="gr2" draw:text-style-name="P2" draw:layer="layout" svg:width="0.031cm" svg:height="0.007cm" svg:x="4.088cm" svg:y="4.633cm" svg:viewBox="0 0 32 8" draw:points="12,8 0,0 32,8">
          <text:p/>
        </draw:polygon>
        <draw:polygon draw:style-name="gr2" draw:text-style-name="P2" draw:layer="layout" svg:width="0.009cm" svg:height="0.008cm" svg:x="4.058cm" svg:y="4.707cm" svg:viewBox="0 0 10 9" draw:points="0,9 9,0 10,0">
          <text:p/>
        </draw:polygon>
        <draw:polygon draw:style-name="gr2" draw:text-style-name="P2" draw:layer="layout" svg:width="0.018cm" svg:height="0.069cm" svg:x="4.101cm" svg:y="4.639cm" svg:viewBox="0 0 19 70" draw:points="0,70 0,0 19,0">
          <text:p/>
        </draw:polygon>
        <draw:polygon draw:style-name="gr2" draw:text-style-name="P2" draw:layer="layout" svg:width="0.01cm" svg:height="0.008cm" svg:x="4.058cm" svg:y="4.707cm" svg:viewBox="0 0 11 9" draw:points="0,9 10,0 11,0">
          <text:p/>
        </draw:polygon>
        <draw:polygon draw:style-name="gr2" draw:text-style-name="P2" draw:layer="layout" svg:width="0.018cm" svg:height="0.07cm" svg:x="4.101cm" svg:y="4.639cm" svg:viewBox="0 0 19 71" draw:points="0,70 19,0 19,71">
          <text:p/>
        </draw:polygon>
        <draw:polygon draw:style-name="gr2" draw:text-style-name="P2" draw:layer="layout" svg:width="0.01cm" svg:height="0.008cm" svg:x="4.058cm" svg:y="4.707cm" svg:viewBox="0 0 11 9" draw:points="0,9 11,0 11,1">
          <text:p/>
        </draw:polygon>
        <draw:polygon draw:style-name="gr2" draw:text-style-name="P2" draw:layer="layout" svg:width="0.033cm" svg:height="0cm" svg:x="4.085cm" svg:y="4.708cm" svg:viewBox="0 0 34 1" draw:points="0,0 16,0 34,1">
          <text:p/>
        </draw:polygon>
        <draw:polygon draw:style-name="gr2" draw:text-style-name="P2" draw:layer="layout" svg:width="0.012cm" svg:height="0.007cm" svg:x="4.058cm" svg:y="4.708cm" svg:viewBox="0 0 13 8" draw:points="0,8 11,0 13,0">
          <text:p/>
        </draw:polygon>
        <draw:polygon draw:style-name="gr2" draw:text-style-name="P2" draw:layer="layout" svg:width="0.035cm" svg:height="0cm" svg:x="4.083cm" svg:y="4.708cm" svg:viewBox="0 0 36 1" draw:points="0,0 2,0 36,1">
          <text:p/>
        </draw:polygon>
        <draw:polygon draw:style-name="gr2" draw:text-style-name="P2" draw:layer="layout" svg:width="0.012cm" svg:height="0.007cm" svg:x="4.058cm" svg:y="4.708cm" svg:viewBox="0 0 13 8" draw:points="0,8 12,0 13,0">
          <text:p/>
        </draw:polygon>
        <draw:polygon draw:style-name="gr2" draw:text-style-name="P2" draw:layer="layout" svg:width="0.036cm" svg:height="0cm" svg:x="4.082cm" svg:y="4.708cm" svg:viewBox="0 0 37 1" draw:points="0,0 1,0 37,1">
          <text:p/>
        </draw:polygon>
        <draw:polygon draw:style-name="gr2" draw:text-style-name="P2" draw:layer="layout" svg:width="0.014cm" svg:height="0.007cm" svg:x="4.058cm" svg:y="4.708cm" svg:viewBox="0 0 15 8" draw:points="0,8 13,0 15,0">
          <text:p/>
        </draw:polygon>
        <draw:polygon draw:style-name="gr2" draw:text-style-name="P2" draw:layer="layout" svg:width="0.061cm" svg:height="0.007cm" svg:x="4.058cm" svg:y="4.708cm" svg:viewBox="0 0 62 8" draw:points="24,0 62,1 0,8">
          <text:p/>
        </draw:polygon>
        <draw:polygon draw:style-name="gr2" draw:text-style-name="P2" draw:layer="layout" svg:width="0.014cm" svg:height="0.007cm" svg:x="4.058cm" svg:y="4.708cm" svg:viewBox="0 0 15 8" draw:points="0,8 14,0 15,0">
          <text:p/>
        </draw:polygon>
        <draw:polygon draw:style-name="gr2" draw:text-style-name="P2" draw:layer="layout" svg:width="0.024cm" svg:height="0.007cm" svg:x="4.058cm" svg:y="4.708cm" svg:viewBox="0 0 25 8" draw:points="23,0 25,0 0,8">
          <text:p/>
        </draw:polygon>
        <draw:polygon draw:style-name="gr2" draw:text-style-name="P2" draw:layer="layout" svg:width="0.015cm" svg:height="0.007cm" svg:x="4.058cm" svg:y="4.708cm" svg:viewBox="0 0 16 8" draw:points="0,8 15,0 16,0">
          <text:p/>
        </draw:polygon>
        <draw:polygon draw:style-name="gr2" draw:text-style-name="P2" draw:layer="layout" svg:width="0.022cm" svg:height="0.007cm" svg:x="4.058cm" svg:y="4.708cm" svg:viewBox="0 0 23 8" draw:points="22,0 23,0 0,8">
          <text:p/>
        </draw:polygon>
        <draw:polygon draw:style-name="gr2" draw:text-style-name="P2" draw:layer="layout" svg:width="0.017cm" svg:height="0.007cm" svg:x="4.058cm" svg:y="4.708cm" svg:viewBox="0 0 18 8" draw:points="0,8 16,0 18,0">
          <text:p/>
        </draw:polygon>
        <draw:polygon draw:style-name="gr2" draw:text-style-name="P2" draw:layer="layout" svg:width="0.021cm" svg:height="0.007cm" svg:x="4.058cm" svg:y="4.708cm" svg:viewBox="0 0 22 8" draw:points="21,0 22,0 0,8">
          <text:p/>
        </draw:polygon>
        <draw:polygon draw:style-name="gr2" draw:text-style-name="P2" draw:layer="layout" svg:width="0.018cm" svg:height="0.007cm" svg:x="4.058cm" svg:y="4.708cm" svg:viewBox="0 0 19 8" draw:points="0,8 18,0 19,0">
          <text:p/>
        </draw:polygon>
        <draw:polygon draw:style-name="gr2" draw:text-style-name="P2" draw:layer="layout" svg:width="0.02cm" svg:height="0.007cm" svg:x="4.058cm" svg:y="4.708cm" svg:viewBox="0 0 21 8" draw:points="19,0 21,0 0,8">
          <text:p/>
        </draw:polygon>
        <draw:polygon draw:style-name="gr2" draw:text-style-name="P2" draw:layer="layout" svg:width="0.001cm" svg:height="0cm" svg:x="4.024cm" svg:y="4.657cm" svg:viewBox="0 0 2 0" draw:points="0,0 1,0 2,0">
          <text:p/>
        </draw:polygon>
        <draw:polygon draw:style-name="gr2" draw:text-style-name="P2" draw:layer="layout" svg:width="0.002cm" svg:height="0cm" svg:x="4.029cm" svg:y="4.657cm" svg:viewBox="0 0 3 1" draw:points="0,0 1,0 3,1">
          <text:p/>
        </draw:polygon>
        <draw:polygon draw:style-name="gr2" draw:text-style-name="P2" draw:layer="layout" svg:width="0.001cm" svg:height="0cm" svg:x="4.034cm" svg:y="4.658cm" svg:viewBox="0 0 2 0" draw:points="0,0 1,0 2,0">
          <text:p/>
        </draw:polygon>
        <draw:polygon draw:style-name="gr2" draw:text-style-name="P2" draw:layer="layout" svg:width="0.001cm" svg:height="0cm" svg:x="4.038cm" svg:y="4.658cm" svg:viewBox="0 0 2 1" draw:points="0,0 1,1 2,1">
          <text:p/>
        </draw:polygon>
        <draw:polygon draw:style-name="gr2" draw:text-style-name="P2" draw:layer="layout" svg:width="0.001cm" svg:height="0.015cm" svg:x="4.04cm" svg:y="4.659cm" svg:viewBox="0 0 2 16" draw:points="0,0 2,0 2,16">
          <text:p/>
        </draw:polygon>
        <draw:polygon draw:style-name="gr2" draw:text-style-name="P2" draw:layer="layout" svg:width="0.006cm" svg:height="0.008cm" svg:x="4.035cm" svg:y="4.665cm" svg:viewBox="0 0 7 9" draw:points="7,9 2,9 0,0">
          <text:p/>
        </draw:polygon>
        <draw:polygon draw:style-name="gr2" draw:text-style-name="P2" draw:layer="layout" svg:width="0.001cm" svg:height="0cm" svg:x="4.026cm" svg:y="4.681cm" svg:viewBox="0 0 2 1" draw:points="0,0 1,1 2,1">
          <text:p/>
        </draw:polygon>
        <draw:polygon draw:style-name="gr2" draw:text-style-name="P2" draw:layer="layout" svg:width="0.001cm" svg:height="0cm" svg:x="4.03cm" svg:y="4.682cm" svg:viewBox="0 0 2 0" draw:points="0,0 1,0 2,0">
          <text:p/>
        </draw:polygon>
        <draw:polygon draw:style-name="gr2" draw:text-style-name="P2" draw:layer="layout" svg:width="0.001cm" svg:height="0cm" svg:x="4.035cm" svg:y="4.682cm" svg:viewBox="0 0 2 1" draw:points="0,0 1,1 2,1">
          <text:p/>
        </draw:polygon>
        <draw:polygon draw:style-name="gr2" draw:text-style-name="P2" draw:layer="layout" svg:width="0.001cm" svg:height="0.001cm" svg:x="4.037cm" svg:y="4.683cm" svg:viewBox="0 0 2 2" draw:points="0,0 2,0 2,2">
          <text:p/>
        </draw:polygon>
        <draw:polygon draw:style-name="gr2" draw:text-style-name="P2" draw:layer="layout" svg:width="0.001cm" svg:height="0cm" svg:x="4.038cm" svg:y="4.684cm" svg:viewBox="0 0 2 0" draw:points="0,0 1,0 2,0">
          <text:p/>
        </draw:polygon>
        <draw:polygon draw:style-name="gr2" draw:text-style-name="P2" draw:layer="layout" svg:width="0cm" svg:height="0cm" svg:x="4.04cm" svg:y="4.684cm" svg:viewBox="0 0 1 1" draw:points="0,0 1,1">
          <text:p/>
        </draw:polygon>
        <draw:polygon draw:style-name="gr2" draw:text-style-name="P2" draw:layer="layout" svg:width="0.003cm" svg:height="0.001cm" svg:x="4.041cm" svg:y="4.685cm" svg:viewBox="0 0 4 2" draw:points="0,0 2,2 4,2">
          <text:p/>
        </draw:polygon>
        <draw:polygon draw:style-name="gr2" draw:text-style-name="P2" draw:layer="layout" svg:width="0.003cm" svg:height="0.003cm" svg:x="4.042cm" svg:y="4.686cm" svg:viewBox="0 0 4 4" draw:points="0,0 2,2 4,4">
          <text:p/>
        </draw:polygon>
        <draw:polygon draw:style-name="gr2" draw:text-style-name="P2" draw:layer="layout" svg:width="0.001cm" svg:height="0.003cm" svg:x="4.044cm" svg:y="4.688cm" svg:viewBox="0 0 2 4" draw:points="0,0 0,2 2,4">
          <text:p/>
        </draw:polygon>
        <draw:polygon draw:style-name="gr2" draw:text-style-name="P2" draw:layer="layout" svg:width="0.001cm" svg:height="0.001cm" svg:x="4.045cm" svg:y="4.69cm" svg:viewBox="0 0 2 2" draw:points="0,0 2,2">
          <text:p/>
        </draw:polygon>
        <draw:polygon draw:style-name="gr2" draw:text-style-name="P2" draw:layer="layout" svg:width="0cm" svg:height="0.001cm" svg:x="4.046cm" svg:y="4.691cm" svg:viewBox="0 0 0 2" draw:points="0,0 0,1 0,2">
          <text:p/>
        </draw:polygon>
        <draw:polygon draw:style-name="gr2" draw:text-style-name="P2" draw:layer="layout" svg:width="0cm" svg:height="0.001cm" svg:x="4.046cm" svg:y="4.693cm" svg:viewBox="0 0 1 2" draw:points="0,0 0,1 1,2">
          <text:p/>
        </draw:polygon>
        <draw:polygon draw:style-name="gr2" draw:text-style-name="P2" draw:layer="layout" svg:width="0cm" svg:height="0.001cm" svg:x="4.046cm" svg:y="4.703cm" svg:viewBox="0 0 1 2" draw:points="1,0 1,1 0,2">
          <text:p/>
        </draw:polygon>
        <draw:polygon draw:style-name="gr2" draw:text-style-name="P2" draw:layer="layout" svg:width="0.001cm" svg:height="0.003cm" svg:x="4.045cm" svg:y="4.705cm" svg:viewBox="0 0 2 4" draw:points="2,0 2,3 0,4">
          <text:p/>
        </draw:polygon>
        <draw:polygon draw:style-name="gr2" draw:text-style-name="P2" draw:layer="layout" svg:width="0.001cm" svg:height="0.004cm" svg:x="4.044cm" svg:y="4.708cm" svg:viewBox="0 0 2 5" draw:points="2,0 2,3 0,5">
          <text:p/>
        </draw:polygon>
        <draw:polygon draw:style-name="gr2" draw:text-style-name="P2" draw:layer="layout" svg:width="0.004cm" svg:height="0.002cm" svg:x="4.041cm" svg:y="4.711cm" svg:viewBox="0 0 5 3" draw:points="5,0 0,3">
          <text:p/>
        </draw:polygon>
        <draw:polygon draw:style-name="gr2" draw:text-style-name="P2" draw:layer="layout" svg:width="0.003cm" svg:height="0.001cm" svg:x="4.039cm" svg:y="4.713cm" svg:viewBox="0 0 4 2" draw:points="4,0 3,2 0,2">
          <text:p/>
        </draw:polygon>
        <draw:polygon draw:style-name="gr2" draw:text-style-name="P2" draw:layer="layout" svg:width="0.002cm" svg:height="0.003cm" svg:x="4.037cm" svg:y="4.714cm" svg:viewBox="0 0 3 4" draw:points="3,0 1,2 0,4">
          <text:p/>
        </draw:polygon>
        <draw:polygon draw:style-name="gr2" draw:text-style-name="P2" draw:layer="layout" svg:width="0cm" svg:height="0cm" svg:x="4.034cm" svg:y="4.716cm" svg:viewBox="0 0 1 0" draw:points="1,0 0,0">
          <text:p/>
        </draw:polygon>
        <draw:polygon draw:style-name="gr2" draw:text-style-name="P2" draw:layer="layout" svg:width="0.001cm" svg:height="0cm" svg:x="4.025cm" svg:y="4.716cm" svg:viewBox="0 0 2 0" draw:points="2,0 1,0 0,0">
          <text:p/>
        </draw:polygon>
        <draw:polygon draw:style-name="gr2" draw:text-style-name="P2" draw:layer="layout" svg:width="0.001cm" svg:height="0cm" svg:x="4.021cm" svg:y="4.715cm" svg:viewBox="0 0 2 1" draw:points="2,1 1,0 0,0">
          <text:p/>
        </draw:polygon>
        <draw:polygon draw:style-name="gr2" draw:text-style-name="P2" draw:layer="layout" svg:width="0.001cm" svg:height="0cm" svg:x="4.019cm" svg:y="4.714cm" svg:viewBox="0 0 2 1" draw:points="2,1 1,0 0,0">
          <text:p/>
        </draw:polygon>
        <draw:polygon draw:style-name="gr2" draw:text-style-name="P2" draw:layer="layout" svg:width="0.001cm" svg:height="0.001cm" svg:x="4.019cm" svg:y="4.713cm" svg:viewBox="0 0 2 2" draw:points="2,2 2,0 0,0">
          <text:p/>
        </draw:polygon>
        <draw:polygon draw:style-name="gr2" draw:text-style-name="P2" draw:layer="layout" svg:width="0.001cm" svg:height="0cm" svg:x="4.017cm" svg:y="4.712cm" svg:viewBox="0 0 2 1" draw:points="2,1 1,1 0,0">
          <text:p/>
        </draw:polygon>
        <draw:polygon draw:style-name="gr2" draw:text-style-name="P2" draw:layer="layout" svg:width="0.001cm" svg:height="0.001cm" svg:x="4.016cm" svg:y="4.711cm" svg:viewBox="0 0 2 2" draw:points="2,2 0,2 0,0">
          <text:p/>
        </draw:polygon>
        <draw:polygon draw:style-name="gr2" draw:text-style-name="P2" draw:layer="layout" svg:width="0.021cm" svg:height="0.005cm" svg:x="3.993cm" svg:y="4.71cm" svg:viewBox="0 0 22 6" draw:points="22,0 21,6 0,6">
          <text:p/>
        </draw:polygon>
        <draw:polygon draw:style-name="gr2" draw:text-style-name="P2" draw:layer="layout" svg:width="0.005cm" svg:height="0.006cm" svg:x="3.993cm" svg:y="4.709cm" svg:viewBox="0 0 6 7" draw:points="0,7 0,2 6,0">
          <text:p/>
        </draw:polygon>
        <draw:polygon draw:style-name="gr2" draw:text-style-name="P2" draw:layer="layout" svg:width="0.018cm" svg:height="0.014cm" svg:x="3.997cm" svg:y="4.672cm" svg:viewBox="0 0 19 15" draw:points="19,15 0,15 0,0">
          <text:p/>
        </draw:polygon>
        <draw:polygon draw:style-name="gr2" draw:text-style-name="P2" draw:layer="layout" svg:width="0cm" svg:height="0cm" svg:x="3.997cm" svg:y="4.668cm" svg:viewBox="0 0 1 1" draw:points="0,1 1,1 1,0">
          <text:p/>
        </draw:polygon>
        <draw:polygon draw:style-name="gr2" draw:text-style-name="P2" draw:layer="layout" svg:width="0.001cm" svg:height="0.003cm" svg:x="3.998cm" svg:y="4.665cm" svg:viewBox="0 0 2 4" draw:points="0,4 2,1 2,0">
          <text:p/>
        </draw:polygon>
        <draw:polygon draw:style-name="gr2" draw:text-style-name="P2" draw:layer="layout" svg:width="0.003cm" svg:height="0.004cm" svg:x="3.999cm" svg:y="4.662cm" svg:viewBox="0 0 4 5" draw:points="0,5 0,2 4,0">
          <text:p/>
        </draw:polygon>
        <draw:polygon draw:style-name="gr2" draw:text-style-name="P2" draw:layer="layout" svg:width="0.002cm" svg:height="0.003cm" svg:x="4.001cm" svg:y="4.659cm" svg:viewBox="0 0 3 4" draw:points="0,4 2,3 3,0">
          <text:p/>
        </draw:polygon>
        <draw:polygon draw:style-name="gr2" draw:text-style-name="P2" draw:layer="layout" svg:width="0.002cm" svg:height="0.001cm" svg:x="4.003cm" svg:y="4.659cm" svg:viewBox="0 0 3 2" draw:points="0,2 2,2 3,0">
          <text:p/>
        </draw:polygon>
        <draw:polygon draw:style-name="gr2" draw:text-style-name="P2" draw:layer="layout" svg:width="0.001cm" svg:height="0cm" svg:x="4.005cm" svg:y="4.659cm" svg:viewBox="0 0 2 0" draw:points="0,0 1,0 2,0">
          <text:p/>
        </draw:polygon>
        <draw:polygon draw:style-name="gr2" draw:text-style-name="P2" draw:layer="layout" svg:width="0.003cm" svg:height="0.001cm" svg:x="4.007cm" svg:y="4.658cm" svg:viewBox="0 0 4 2" draw:points="0,2 2,0 4,0">
          <text:p/>
        </draw:polygon>
        <draw:polygon draw:style-name="gr2" draw:text-style-name="P2" draw:layer="layout" svg:width="0.001cm" svg:height="0cm" svg:x="4.009cm" svg:y="4.657cm" svg:viewBox="0 0 2 1" draw:points="0,1 1,1 2,0">
          <text:p/>
        </draw:polygon>
        <draw:polygon draw:style-name="gr2" draw:text-style-name="P2" draw:layer="layout" svg:width="0.002cm" svg:height="0cm" svg:x="4.013cm" svg:y="4.657cm" svg:viewBox="0 0 3 0" draw:points="0,0 1,0 3,0">
          <text:p/>
        </draw:polygon>
        <draw:polygon draw:style-name="gr2" draw:text-style-name="P2" draw:layer="layout" svg:width="0.003cm" svg:height="0cm" svg:x="4.022cm" svg:y="4.657cm" svg:viewBox="0 0 4 0" draw:points="0,0 2,0 4,0">
          <text:p/>
        </draw:polygon>
        <draw:polygon draw:style-name="gr2" draw:text-style-name="P2" draw:layer="layout" svg:width="0.004cm" svg:height="0cm" svg:x="4.029cm" svg:y="4.657cm" svg:viewBox="0 0 5 1" draw:points="0,0 3,1 5,1">
          <text:p/>
        </draw:polygon>
        <draw:polygon draw:style-name="gr2" draw:text-style-name="P2" draw:layer="layout" svg:width="0.003cm" svg:height="0cm" svg:x="4.034cm" svg:y="4.658cm" svg:viewBox="0 0 4 0" draw:points="0,0 2,0 4,0">
          <text:p/>
        </draw:polygon>
        <draw:polygon draw:style-name="gr2" draw:text-style-name="P2" draw:layer="layout" svg:width="0.003cm" svg:height="0.017cm" svg:x="4.038cm" svg:y="4.658cm" svg:viewBox="0 0 4 18" draw:points="0,0 2,2 4,18">
          <text:p/>
        </draw:polygon>
        <draw:polygon draw:style-name="gr2" draw:text-style-name="P2" draw:layer="layout" svg:width="0.003cm" svg:height="0cm" svg:x="4.026cm" svg:y="4.681cm" svg:viewBox="0 0 4 1" draw:points="0,0 2,1 4,1">
          <text:p/>
        </draw:polygon>
        <draw:polygon draw:style-name="gr2" draw:text-style-name="P2" draw:layer="layout" svg:width="0.004cm" svg:height="0cm" svg:x="4.03cm" svg:y="4.682cm" svg:viewBox="0 0 5 0" draw:points="0,0 2,0 5,0">
          <text:p/>
        </draw:polygon>
        <draw:polygon draw:style-name="gr2" draw:text-style-name="P2" draw:layer="layout" svg:width="0.003cm" svg:height="0.003cm" svg:x="4.035cm" svg:y="4.682cm" svg:viewBox="0 0 4 4" draw:points="0,0 2,2 4,4">
          <text:p/>
        </draw:polygon>
        <draw:polygon draw:style-name="gr2" draw:text-style-name="P2" draw:layer="layout" svg:width="0.003cm" svg:height="0.001cm" svg:x="4.038cm" svg:y="4.684cm" svg:viewBox="0 0 4 2" draw:points="0,0 2,0 4,2">
          <text:p/>
        </draw:polygon>
        <draw:polygon draw:style-name="gr2" draw:text-style-name="P2" draw:layer="layout" svg:width="0.004cm" svg:height="0.003cm" svg:x="4.041cm" svg:y="4.685cm" svg:viewBox="0 0 5 4" draw:points="0,0 2,1 5,4">
          <text:p/>
        </draw:polygon>
        <draw:polygon draw:style-name="gr2" draw:text-style-name="P2" draw:layer="layout" svg:width="0.002cm" svg:height="0.003cm" svg:x="4.044cm" svg:y="4.688cm" svg:viewBox="0 0 3 4" draw:points="0,0 1,2 3,4">
          <text:p/>
        </draw:polygon>
        <draw:polygon draw:style-name="gr2" draw:text-style-name="P2" draw:layer="layout" svg:width="0.001cm" svg:height="0.004cm" svg:x="4.046cm" svg:y="4.691cm" svg:viewBox="0 0 2 5" draw:points="0,0 0,2 2,5">
          <text:p/>
        </draw:polygon>
        <draw:polygon draw:style-name="gr2" draw:text-style-name="P2" draw:layer="layout" svg:width="0.003cm" svg:height="0.006cm" svg:x="4.045cm" svg:y="4.703cm" svg:viewBox="0 0 4 7" draw:points="4,0 2,3 0,7">
          <text:p/>
        </draw:polygon>
        <draw:polygon draw:style-name="gr2" draw:text-style-name="P2" draw:layer="layout" svg:width="0.004cm" svg:height="0.005cm" svg:x="4.041cm" svg:y="4.708cm" svg:viewBox="0 0 5 6" draw:points="5,0 4,3 0,6">
          <text:p/>
        </draw:polygon>
        <draw:polygon draw:style-name="gr2" draw:text-style-name="P2" draw:layer="layout" svg:width="0.005cm" svg:height="0.003cm" svg:x="4.037cm" svg:y="4.713cm" svg:viewBox="0 0 6 4" draw:points="6,0 2,1 0,4">
          <text:p/>
        </draw:polygon>
        <draw:polygon draw:style-name="gr2" draw:text-style-name="P2" draw:layer="layout" svg:width="0.002cm" svg:height="0cm" svg:x="4.034cm" svg:y="4.716cm" svg:viewBox="0 0 3 0" draw:points="3,0 1,0 0,0">
          <text:p/>
        </draw:polygon>
        <draw:polygon draw:style-name="gr2" draw:text-style-name="P2" draw:layer="layout" svg:width="0.003cm" svg:height="0cm" svg:x="4.025cm" svg:y="4.716cm" svg:viewBox="0 0 4 0" draw:points="4,0 2,0 0,0">
          <text:p/>
        </draw:polygon>
        <draw:polygon draw:style-name="gr2" draw:text-style-name="P2" draw:layer="layout" svg:width="0.003cm" svg:height="0cm" svg:x="4.021cm" svg:y="4.715cm" svg:viewBox="0 0 4 1" draw:points="4,1 2,1 0,0">
          <text:p/>
        </draw:polygon>
        <draw:polygon draw:style-name="gr2" draw:text-style-name="P2" draw:layer="layout" svg:width="0.003cm" svg:height="0.002cm" svg:x="4.019cm" svg:y="4.713cm" svg:viewBox="0 0 4 3" draw:points="4,3 1,1 0,0">
          <text:p/>
        </draw:polygon>
        <draw:polygon draw:style-name="gr2" draw:text-style-name="P2" draw:layer="layout" svg:width="0.003cm" svg:height="0.003cm" svg:x="4.016cm" svg:y="4.711cm" svg:viewBox="0 0 4 4" draw:points="4,4 1,2 0,0">
          <text:p/>
        </draw:polygon>
        <draw:polygon draw:style-name="gr2" draw:text-style-name="P2" draw:layer="layout" svg:width="0.021cm" svg:height="0.006cm" svg:x="3.993cm" svg:y="4.709cm" svg:viewBox="0 0 22 7" draw:points="22,1 0,7 5,0">
          <text:p/>
        </draw:polygon>
        <draw:polygon draw:style-name="gr2" draw:text-style-name="P2" draw:layer="layout" svg:width="0.018cm" svg:height="0.023cm" svg:x="3.997cm" svg:y="4.686cm" svg:viewBox="0 0 19 24" draw:points="0,24 0,0 19,0">
          <text:p/>
        </draw:polygon>
        <draw:polygon draw:style-name="gr2" draw:text-style-name="P2" draw:layer="layout" svg:width="0.023cm" svg:height="0.015cm" svg:x="3.997cm" svg:y="4.672cm" svg:viewBox="0 0 24 16" draw:points="24,16 18,15 0,0">
          <text:p/>
        </draw:polygon>
        <draw:polygon draw:style-name="gr2" draw:text-style-name="P2" draw:layer="layout" svg:width="0cm" svg:height="0.003cm" svg:x="3.997cm" svg:y="4.668cm" svg:viewBox="0 0 1 4" draw:points="0,4 0,1 1,0">
          <text:p/>
        </draw:polygon>
        <draw:polygon draw:style-name="gr2" draw:text-style-name="P2" draw:layer="layout" svg:width="0.003cm" svg:height="0.007cm" svg:x="3.998cm" svg:y="4.662cm" svg:viewBox="0 0 4 8" draw:points="0,8 1,4 4,0">
          <text:p/>
        </draw:polygon>
        <draw:polygon draw:style-name="gr2" draw:text-style-name="P2" draw:layer="layout" svg:width="0.004cm" svg:height="0.004cm" svg:x="4.001cm" svg:y="4.659cm" svg:viewBox="0 0 5 5" draw:points="0,5 2,1 5,0">
          <text:p/>
        </draw:polygon>
        <draw:polygon draw:style-name="gr2" draw:text-style-name="P2" draw:layer="layout" svg:width="0.005cm" svg:height="0.001cm" svg:x="4.005cm" svg:y="4.658cm" svg:viewBox="0 0 6 2" draw:points="0,2 3,2 6,0">
          <text:p/>
        </draw:polygon>
        <draw:polygon draw:style-name="gr2" draw:text-style-name="P2" draw:layer="layout" svg:width="0.003cm" svg:height="0cm" svg:x="4.009cm" svg:y="4.657cm" svg:viewBox="0 0 4 1" draw:points="0,1 2,0 4,0">
          <text:p/>
        </draw:polygon>
        <draw:polygon draw:style-name="gr2" draw:text-style-name="P2" draw:layer="layout" svg:width="0.004cm" svg:height="0cm" svg:x="4.013cm" svg:y="4.657cm" svg:viewBox="0 0 5 0" draw:points="0,0 3,0 5,0">
          <text:p/>
        </draw:polygon>
        <draw:polygon draw:style-name="gr2" draw:text-style-name="P2" draw:layer="layout" svg:width="0.008cm" svg:height="0cm" svg:x="4.018cm" svg:y="4.657cm" svg:viewBox="0 0 9 0" draw:points="0,0 5,0 9,0">
          <text:p/>
        </draw:polygon>
        <draw:polygon draw:style-name="gr2" draw:text-style-name="P2" draw:layer="layout" svg:width="0.007cm" svg:height="0cm" svg:x="4.026cm" svg:y="4.657cm" svg:viewBox="0 0 8 1" draw:points="0,0 3,0 8,1">
          <text:p/>
        </draw:polygon>
        <draw:polygon draw:style-name="gr2" draw:text-style-name="P2" draw:layer="layout" svg:width="0.007cm" svg:height="0.017cm" svg:x="4.034cm" svg:y="4.658cm" svg:viewBox="0 0 8 18" draw:points="0,0 4,0 8,18">
          <text:p/>
        </draw:polygon>
        <draw:polygon draw:style-name="gr2" draw:text-style-name="P2" draw:layer="layout" svg:width="0.013cm" svg:height="0cm" svg:x="4.016cm" svg:y="4.681cm" svg:viewBox="0 0 14 1" draw:points="0,0 11,0 14,1">
          <text:p/>
        </draw:polygon>
        <draw:polygon draw:style-name="gr2" draw:text-style-name="P2" draw:layer="layout" svg:width="0.008cm" svg:height="0.002cm" svg:x="4.03cm" svg:y="4.682cm" svg:viewBox="0 0 9 3" draw:points="0,0 5,0 9,3">
          <text:p/>
        </draw:polygon>
        <draw:polygon draw:style-name="gr2" draw:text-style-name="P2" draw:layer="layout" svg:width="0.008cm" svg:height="0.004cm" svg:x="4.038cm" svg:y="4.684cm" svg:viewBox="0 0 9 5" draw:points="0,0 4,1 9,5">
          <text:p/>
        </draw:polygon>
        <draw:polygon draw:style-name="gr2" draw:text-style-name="P2" draw:layer="layout" svg:width="0.003cm" svg:height="0.008cm" svg:x="4.044cm" svg:y="4.688cm" svg:viewBox="0 0 4 9" draw:points="0,0 3,4 4,9">
          <text:p/>
        </draw:polygon>
        <draw:polygon draw:style-name="gr2" draw:text-style-name="P2" draw:layer="layout" svg:width="0.006cm" svg:height="0.01cm" svg:x="4.041cm" svg:y="4.703cm" svg:viewBox="0 0 7 11" draw:points="7,0 5,5 0,11">
          <text:p/>
        </draw:polygon>
        <draw:polygon draw:style-name="gr2" draw:text-style-name="P2" draw:layer="layout" svg:width="0.008cm" svg:height="0.003cm" svg:x="4.034cm" svg:y="4.713cm" svg:viewBox="0 0 9 4" draw:points="9,0 3,4 0,4">
          <text:p/>
        </draw:polygon>
        <draw:polygon draw:style-name="gr2" draw:text-style-name="P2" draw:layer="layout" svg:width="0.008cm" svg:height="0cm" svg:x="4.025cm" svg:y="4.716cm" svg:viewBox="0 0 9 0" draw:points="9,0 4,0 0,0">
          <text:p/>
        </draw:polygon>
        <draw:polygon draw:style-name="gr2" draw:text-style-name="P2" draw:layer="layout" svg:width="0.007cm" svg:height="0.003cm" svg:x="4.019cm" svg:y="4.713cm" svg:viewBox="0 0 8 4" draw:points="8,4 3,3 0,0">
          <text:p/>
        </draw:polygon>
        <draw:polygon draw:style-name="gr2" draw:text-style-name="P2" draw:layer="layout" svg:width="0.005cm" svg:height="0.004cm" svg:x="4.014cm" svg:y="4.71cm" svg:viewBox="0 0 6 5" draw:points="6,5 2,2 0,0">
          <text:p/>
        </draw:polygon>
        <draw:polygon draw:style-name="gr2" draw:text-style-name="P2" draw:layer="layout" svg:width="0.018cm" svg:height="0.024cm" svg:x="3.997cm" svg:y="4.686cm" svg:viewBox="0 0 19 25" draw:points="17,25 0,24 19,0">
          <text:p/>
        </draw:polygon>
        <draw:polygon draw:style-name="gr2" draw:text-style-name="P2" draw:layer="layout" svg:width="0.024cm" svg:height="0.015cm" svg:x="3.997cm" svg:y="4.672cm" svg:viewBox="0 0 25 16" draw:points="25,16 24,16 0,0">
          <text:p/>
        </draw:polygon>
        <draw:polygon draw:style-name="gr2" draw:text-style-name="P2" draw:layer="layout" svg:width="0.004cm" svg:height="0.01cm" svg:x="3.997cm" svg:y="4.662cm" svg:viewBox="0 0 5 11" draw:points="0,11 1,7 5,0">
          <text:p/>
        </draw:polygon>
        <draw:polygon draw:style-name="gr2" draw:text-style-name="P2" draw:layer="layout" svg:width="0.009cm" svg:height="0.005cm" svg:x="4.001cm" svg:y="4.658cm" svg:viewBox="0 0 10 6" draw:points="0,6 5,2 10,0">
          <text:p/>
        </draw:polygon>
        <draw:polygon draw:style-name="gr2" draw:text-style-name="P2" draw:layer="layout" svg:width="0.009cm" svg:height="0.001cm" svg:x="4.009cm" svg:y="4.657cm" svg:viewBox="0 0 10 2" draw:points="0,2 4,0 10,0">
          <text:p/>
        </draw:polygon>
        <draw:polygon draw:style-name="gr2" draw:text-style-name="P2" draw:layer="layout" svg:width="0.017cm" svg:height="0.001cm" svg:x="4.018cm" svg:y="4.657cm" svg:viewBox="0 0 18 2" draw:points="0,0 10,0 18,2">
          <text:p/>
        </draw:polygon>
        <draw:polygon draw:style-name="gr2" draw:text-style-name="P2" draw:layer="layout" svg:width="0.007cm" svg:height="0.017cm" svg:x="4.034cm" svg:y="4.658cm" svg:viewBox="0 0 8 18" draw:points="0,0 8,18 1,9">
          <text:p/>
        </draw:polygon>
        <draw:polygon draw:style-name="gr2" draw:text-style-name="P2" draw:layer="layout" svg:width="0.022cm" svg:height="0.003cm" svg:x="4.016cm" svg:y="4.681cm" svg:viewBox="0 0 23 4" draw:points="0,0 15,1 23,4">
          <text:p/>
        </draw:polygon>
        <draw:polygon draw:style-name="gr2" draw:text-style-name="P2" draw:layer="layout" svg:width="0.01cm" svg:height="0.011cm" svg:x="4.038cm" svg:y="4.684cm" svg:viewBox="0 0 11 12" draw:points="0,0 8,4 11,12">
          <text:p/>
        </draw:polygon>
        <draw:polygon draw:style-name="gr2" draw:text-style-name="P2" draw:layer="layout" svg:width="0.006cm" svg:height="0.018cm" svg:x="4.041cm" svg:y="4.695cm" svg:viewBox="0 0 7 19" draw:points="7,0 7,8 0,19">
          <text:p/>
        </draw:polygon>
        <draw:polygon draw:style-name="gr2" draw:text-style-name="P2" draw:layer="layout" svg:width="0.016cm" svg:height="0.003cm" svg:x="4.025cm" svg:y="4.713cm" svg:viewBox="0 0 17 4" draw:points="17,0 10,4 0,4">
          <text:p/>
        </draw:polygon>
        <draw:polygon draw:style-name="gr2" draw:text-style-name="P2" draw:layer="layout" svg:width="0.011cm" svg:height="0.006cm" svg:x="4.014cm" svg:y="4.71cm" svg:viewBox="0 0 12 7" draw:points="12,7 6,4 0,0">
          <text:p/>
        </draw:polygon>
        <draw:polygon draw:style-name="gr2" draw:text-style-name="P2" draw:layer="layout" svg:width="0.003cm" svg:height="0.024cm" svg:x="4.014cm" svg:y="4.686cm" svg:viewBox="0 0 4 25" draw:points="0,25 4,0 4,22">
          <text:p/>
        </draw:polygon>
        <draw:polygon draw:style-name="gr2" draw:text-style-name="P2" draw:layer="layout" svg:width="0.025cm" svg:height="0.015cm" svg:x="3.997cm" svg:y="4.672cm" svg:viewBox="0 0 26 16" draw:points="26,16 25,16 0,0">
          <text:p/>
        </draw:polygon>
        <draw:polygon draw:style-name="gr2" draw:text-style-name="P2" draw:layer="layout" svg:width="0.011cm" svg:height="0.015cm" svg:x="3.997cm" svg:y="4.658cm" svg:viewBox="0 0 12 16" draw:points="0,16 4,5 12,0">
          <text:p/>
        </draw:polygon>
        <draw:polygon draw:style-name="gr2" draw:text-style-name="P2" draw:layer="layout" svg:width="0.025cm" svg:height="0.001cm" svg:x="4.009cm" svg:y="4.657cm" svg:viewBox="0 0 26 2" draw:points="0,2 9,0 26,2">
          <text:p/>
        </draw:polygon>
        <draw:polygon draw:style-name="gr2" draw:text-style-name="P2" draw:layer="layout" svg:width="0cm" svg:height="0.007cm" svg:x="4.034cm" svg:y="4.658cm" svg:viewBox="0 0 1 8" draw:points="0,0 1,8 0,8">
          <text:p/>
        </draw:polygon>
        <draw:polygon draw:style-name="gr2" draw:text-style-name="P2" draw:layer="layout" svg:width="0.032cm" svg:height="0.014cm" svg:x="4.016cm" svg:y="4.681cm" svg:viewBox="0 0 33 15" draw:points="0,0 23,4 33,15">
          <text:p/>
        </draw:polygon>
        <draw:polygon draw:style-name="gr2" draw:text-style-name="P2" draw:layer="layout" svg:width="0.022cm" svg:height="0.021cm" svg:x="4.025cm" svg:y="4.695cm" svg:viewBox="0 0 23 22" draw:points="23,0 16,19 0,22">
          <text:p/>
        </draw:polygon>
        <draw:polygon draw:style-name="gr2" draw:text-style-name="P2" draw:layer="layout" svg:width="0.011cm" svg:height="0.009cm" svg:x="4.014cm" svg:y="4.707cm" svg:viewBox="0 0 12 10" draw:points="12,10 0,3 2,0">
          <text:p/>
        </draw:polygon>
        <draw:polygon draw:style-name="gr2" draw:text-style-name="P2" draw:layer="layout" svg:width="0.026cm" svg:height="0.015cm" svg:x="3.997cm" svg:y="4.672cm" svg:viewBox="0 0 27 16" draw:points="27,16 26,16 0,0">
          <text:p/>
        </draw:polygon>
        <draw:polygon draw:style-name="gr2" draw:text-style-name="P2" draw:layer="layout" svg:width="0.003cm" svg:height="0.008cm" svg:x="4.032cm" svg:y="4.658cm" svg:viewBox="0 0 4 9" draw:points="4,0 4,9 0,8">
          <text:p/>
        </draw:polygon>
        <draw:polygon draw:style-name="gr2" draw:text-style-name="P2" draw:layer="layout" svg:width="0.01cm" svg:height="0.009cm" svg:x="4.016cm" svg:y="4.707cm" svg:viewBox="0 0 11 10" draw:points="11,10 0,0">
          <text:p/>
        </draw:polygon>
        <draw:polygon draw:style-name="gr2" draw:text-style-name="P2" draw:layer="layout" svg:width="0.026cm" svg:height="0.017cm" svg:x="3.997cm" svg:y="4.672cm" svg:viewBox="0 0 27 18" draw:points="27,18 27,16 0,0">
          <text:p/>
        </draw:polygon>
        <draw:polygon draw:style-name="gr2" draw:text-style-name="P2" draw:layer="layout" svg:width="0.003cm" svg:height="0.007cm" svg:x="4.031cm" svg:y="4.658cm" svg:viewBox="0 0 4 8" draw:points="4,0 1,8 0,7">
          <text:p/>
        </draw:polygon>
        <draw:polygon draw:style-name="gr2" draw:text-style-name="P2" draw:layer="layout" svg:width="0.01cm" svg:height="0.009cm" svg:x="4.016cm" svg:y="4.707cm" svg:viewBox="0 0 11 10" draw:points="11,10 0,0">
          <text:p/>
        </draw:polygon>
        <draw:polygon draw:style-name="gr2" draw:text-style-name="P2" draw:layer="layout" svg:width="0.028cm" svg:height="0.017cm" svg:x="3.997cm" svg:y="4.672cm" svg:viewBox="0 0 29 18" draw:points="29,18 27,18 0,0">
          <text:p/>
        </draw:polygon>
        <draw:polygon draw:style-name="gr2" draw:text-style-name="P2" draw:layer="layout" svg:width="0.004cm" svg:height="0.006cm" svg:x="4.03cm" svg:y="4.658cm" svg:viewBox="0 0 5 7" draw:points="5,0 1,7 0,7">
          <text:p/>
        </draw:polygon>
        <draw:polygon draw:style-name="gr2" draw:text-style-name="P2" draw:layer="layout" svg:width="0.01cm" svg:height="0.009cm" svg:x="4.016cm" svg:y="4.707cm" svg:viewBox="0 0 11 10" draw:points="11,10 0,0 2,1">
          <text:p/>
        </draw:polygon>
        <draw:polygon draw:style-name="gr2" draw:text-style-name="P2" draw:layer="layout" svg:width="0.029cm" svg:height="0.016cm" svg:x="3.997cm" svg:y="4.672cm" svg:viewBox="0 0 30 17" draw:points="30,17 29,17 0,0">
          <text:p/>
        </draw:polygon>
        <draw:polygon draw:style-name="gr2" draw:text-style-name="P2" draw:layer="layout" svg:width="0.005cm" svg:height="0.006cm" svg:x="4.029cm" svg:y="4.658cm" svg:viewBox="0 0 6 7" draw:points="6,0 1,7 0,7">
          <text:p/>
        </draw:polygon>
        <draw:polygon draw:style-name="gr2" draw:text-style-name="P2" draw:layer="layout" svg:width="0.008cm" svg:height="0.008cm" svg:x="4.018cm" svg:y="4.708cm" svg:viewBox="0 0 9 9" draw:points="9,9 0,0 1,0">
          <text:p/>
        </draw:polygon>
        <draw:polygon draw:style-name="gr2" draw:text-style-name="P2" draw:layer="layout" svg:width="0.006cm" svg:height="0.007cm" svg:x="4.028cm" svg:y="4.658cm" svg:viewBox="0 0 7 8" draw:points="7,0 1,8 0,6">
          <text:p/>
        </draw:polygon>
        <draw:polygon draw:style-name="gr2" draw:text-style-name="P2" draw:layer="layout" svg:width="0.007cm" svg:height="0.008cm" svg:x="4.019cm" svg:y="4.708cm" svg:viewBox="0 0 8 9" draw:points="8,9 0,0">
          <text:p/>
        </draw:polygon>
        <draw:polygon draw:style-name="gr2" draw:text-style-name="P2" draw:layer="layout" svg:width="0.025cm" svg:height="0.005cm" svg:x="4.009cm" svg:y="4.658cm" svg:viewBox="0 0 26 6" draw:points="0,0 26,0 20,6">
          <text:p/>
        </draw:polygon>
        <draw:polygon draw:style-name="gr2" draw:text-style-name="P2" draw:layer="layout" svg:width="0.007cm" svg:height="0.008cm" svg:x="4.019cm" svg:y="4.708cm" svg:viewBox="0 0 8 9" draw:points="8,9 0,0 1,0">
          <text:p/>
        </draw:polygon>
        <draw:polygon draw:style-name="gr2" draw:text-style-name="P2" draw:layer="layout" svg:width="0.019cm" svg:height="0.005cm" svg:x="4.009cm" svg:y="4.658cm" svg:viewBox="0 0 20 6" draw:points="0,0 20,6 19,6">
          <text:p/>
        </draw:polygon>
        <draw:polygon draw:style-name="gr2" draw:text-style-name="P2" draw:layer="layout" svg:width="0.007cm" svg:height="0.008cm" svg:x="4.019cm" svg:y="4.708cm" svg:viewBox="0 0 8 9" draw:points="8,9 0,0 2,1">
          <text:p/>
        </draw:polygon>
        <draw:polygon draw:style-name="gr2" draw:text-style-name="P2" draw:layer="layout" svg:width="0.018cm" svg:height="0.005cm" svg:x="4.009cm" svg:y="4.658cm" svg:viewBox="0 0 19 6" draw:points="0,0 19,6 18,5">
          <text:p/>
        </draw:polygon>
        <draw:polygon draw:style-name="gr2" draw:text-style-name="P2" draw:layer="layout" svg:width="0.005cm" svg:height="0.007cm" svg:x="4.02cm" svg:y="4.709cm" svg:viewBox="0 0 6 8" draw:points="6,8 0,0 1,0">
          <text:p/>
        </draw:polygon>
        <draw:polygon draw:style-name="gr2" draw:text-style-name="P2" draw:layer="layout" svg:width="0.017cm" svg:height="0.004cm" svg:x="4.009cm" svg:y="4.658cm" svg:viewBox="0 0 18 5" draw:points="0,0 18,5 17,5">
          <text:p/>
        </draw:polygon>
        <draw:polygon draw:style-name="gr2" draw:text-style-name="P2" draw:layer="layout" svg:width="0.004cm" svg:height="0.007cm" svg:x="4.021cm" svg:y="4.709cm" svg:viewBox="0 0 5 8" draw:points="5,8 0,0 1,0">
          <text:p/>
        </draw:polygon>
        <draw:polygon draw:style-name="gr2" draw:text-style-name="P2" draw:layer="layout" svg:width="0.016cm" svg:height="0.004cm" svg:x="4.009cm" svg:y="4.658cm" svg:viewBox="0 0 17 5" draw:points="0,0 17,5 16,5">
          <text:p/>
        </draw:polygon>
        <draw:polygon draw:style-name="gr2" draw:text-style-name="P2" draw:layer="layout" svg:width="0.004cm" svg:height="0.007cm" svg:x="4.022cm" svg:y="4.709cm" svg:viewBox="0 0 5 8" draw:points="5,8 0,0 2,0">
          <text:p/>
        </draw:polygon>
        <draw:polygon draw:style-name="gr2" draw:text-style-name="P2" draw:layer="layout" svg:width="0.015cm" svg:height="0.004cm" svg:x="4.009cm" svg:y="4.658cm" svg:viewBox="0 0 16 5" draw:points="0,0 16,5 15,5">
          <text:p/>
        </draw:polygon>
        <draw:polygon draw:style-name="gr2" draw:text-style-name="P2" draw:layer="layout" svg:width="0.003cm" svg:height="0.007cm" svg:x="4.023cm" svg:y="4.709cm" svg:viewBox="0 0 4 8" draw:points="4,8 0,0 2,0">
          <text:p/>
        </draw:polygon>
        <draw:polygon draw:style-name="gr2" draw:text-style-name="P2" draw:layer="layout" svg:width="0.014cm" svg:height="0.004cm" svg:x="4.009cm" svg:y="4.658cm" svg:viewBox="0 0 15 5" draw:points="0,0 15,5 14,5">
          <text:p/>
        </draw:polygon>
        <draw:polygon draw:style-name="gr2" draw:text-style-name="P2" draw:layer="layout" svg:width="0cm" svg:height="0.006cm" svg:x="4.024cm" svg:y="4.709cm" svg:viewBox="0 0 1 7" draw:points="1,7 0,0 1,0">
          <text:p/>
        </draw:polygon>
        <draw:polygon draw:style-name="gr2" draw:text-style-name="P2" draw:layer="layout" svg:width="0.013cm" svg:height="0.004cm" svg:x="4.009cm" svg:y="4.658cm" svg:viewBox="0 0 14 5" draw:points="0,0 14,5 13,5">
          <text:p/>
        </draw:polygon>
        <draw:polygon draw:style-name="gr2" draw:text-style-name="P2" draw:layer="layout" svg:width="0.001cm" svg:height="0.008cm" svg:x="4.025cm" svg:y="4.708cm" svg:viewBox="0 0 2 9" draw:points="0,9 0,1 2,0">
          <text:p/>
        </draw:polygon>
        <draw:polygon draw:style-name="gr2" draw:text-style-name="P2" draw:layer="layout" svg:width="0.012cm" svg:height="0.005cm" svg:x="4.009cm" svg:y="4.658cm" svg:viewBox="0 0 13 6" draw:points="0,0 13,5 11,6">
          <text:p/>
        </draw:polygon>
        <draw:polygon draw:style-name="gr2" draw:text-style-name="P2" draw:layer="layout" svg:width="0.002cm" svg:height="0.008cm" svg:x="4.025cm" svg:y="4.708cm" svg:viewBox="0 0 3 9" draw:points="0,9 1,0 3,0">
          <text:p/>
        </draw:polygon>
        <draw:polygon draw:style-name="gr2" draw:text-style-name="P2" draw:layer="layout" svg:width="0.011cm" svg:height="0.005cm" svg:x="4.009cm" svg:y="4.658cm" svg:viewBox="0 0 12 6" draw:points="0,0 12,6 11,6">
          <text:p/>
        </draw:polygon>
        <draw:polygon draw:style-name="gr2" draw:text-style-name="P2" draw:layer="layout" svg:width="0.022cm" svg:height="0.021cm" svg:x="4.025cm" svg:y="4.695cm" svg:viewBox="0 0 23 22" draw:points="23,0 0,22 2,14">
          <text:p/>
        </draw:polygon>
        <draw:polygon draw:style-name="gr2" draw:text-style-name="P2" draw:layer="layout" svg:width="0.022cm" svg:height="0.015cm" svg:x="3.997cm" svg:y="4.658cm" svg:viewBox="0 0 23 16" draw:points="0,16 12,0 23,5">
          <text:p/>
        </draw:polygon>
        <draw:polygon draw:style-name="gr2" draw:text-style-name="P2" draw:layer="layout" svg:width="0.02cm" svg:height="0.013cm" svg:x="4.027cm" svg:y="4.695cm" svg:viewBox="0 0 21 14" draw:points="21,0 0,14 1,13">
          <text:p/>
        </draw:polygon>
        <draw:polygon draw:style-name="gr2" draw:text-style-name="P2" draw:layer="layout" svg:width="0.022cm" svg:height="0.01cm" svg:x="3.997cm" svg:y="4.662cm" svg:viewBox="0 0 23 11" draw:points="0,11 23,0 22,1">
          <text:p/>
        </draw:polygon>
        <draw:polygon draw:style-name="gr2" draw:text-style-name="P2" draw:layer="layout" svg:width="0.019cm" svg:height="0.012cm" svg:x="4.028cm" svg:y="4.695cm" svg:viewBox="0 0 20 13" draw:points="20,0 0,13">
          <text:p/>
        </draw:polygon>
        <draw:polygon draw:style-name="gr2" draw:text-style-name="P2" draw:layer="layout" svg:width="0.021cm" svg:height="0.009cm" svg:x="3.997cm" svg:y="4.663cm" svg:viewBox="0 0 22 10" draw:points="0,10 22,0 21,1">
          <text:p/>
        </draw:polygon>
        <draw:polygon draw:style-name="gr2" draw:text-style-name="P2" draw:layer="layout" svg:width="0.019cm" svg:height="0.012cm" svg:x="4.028cm" svg:y="4.695cm" svg:viewBox="0 0 20 13" draw:points="20,0 0,13 1,11">
          <text:p/>
        </draw:polygon>
        <draw:polygon draw:style-name="gr2" draw:text-style-name="P2" draw:layer="layout" svg:width="0.02cm" svg:height="0.008cm" svg:x="3.997cm" svg:y="4.664cm" svg:viewBox="0 0 21 9" draw:points="0,9 21,0 20,1">
          <text:p/>
        </draw:polygon>
        <draw:polygon draw:style-name="gr2" draw:text-style-name="P2" draw:layer="layout" svg:width="0.018cm" svg:height="0.01cm" svg:x="4.029cm" svg:y="4.695cm" svg:viewBox="0 0 19 11" draw:points="19,0 0,11 0,9">
          <text:p/>
        </draw:polygon>
        <draw:polygon draw:style-name="gr2" draw:text-style-name="P2" draw:layer="layout" svg:width="0.019cm" svg:height="0.007cm" svg:x="3.997cm" svg:y="4.665cm" svg:viewBox="0 0 20 8" draw:points="0,8 20,0 19,1">
          <text:p/>
        </draw:polygon>
        <draw:polygon draw:style-name="gr2" draw:text-style-name="P2" draw:layer="layout" svg:width="0.018cm" svg:height="0.009cm" svg:x="4.029cm" svg:y="4.695cm" svg:viewBox="0 0 19 10" draw:points="19,0 0,10 1,10">
          <text:p/>
        </draw:polygon>
        <draw:polygon draw:style-name="gr2" draw:text-style-name="P2" draw:layer="layout" svg:width="0.018cm" svg:height="0.006cm" svg:x="3.997cm" svg:y="4.666cm" svg:viewBox="0 0 19 7" draw:points="0,7 19,0 19,1">
          <text:p/>
        </draw:polygon>
        <draw:polygon draw:style-name="gr2" draw:text-style-name="P2" draw:layer="layout" svg:width="0.017cm" svg:height="0.009cm" svg:x="4.03cm" svg:y="4.695cm" svg:viewBox="0 0 18 10" draw:points="18,0 0,10 0,9">
          <text:p/>
        </draw:polygon>
        <draw:polygon draw:style-name="gr2" draw:text-style-name="P2" draw:layer="layout" svg:width="0.018cm" svg:height="0.006cm" svg:x="3.997cm" svg:y="4.667cm" svg:viewBox="0 0 19 7" draw:points="0,7 19,0">
          <text:p/>
        </draw:polygon>
        <draw:polygon draw:style-name="gr2" draw:text-style-name="P2" draw:layer="layout" svg:width="0.017cm" svg:height="0.008cm" svg:x="4.03cm" svg:y="4.695cm" svg:viewBox="0 0 18 9" draw:points="18,0 0,9 0,8">
          <text:p/>
        </draw:polygon>
        <draw:polygon draw:style-name="gr2" draw:text-style-name="P2" draw:layer="layout" svg:width="0.018cm" svg:height="0.006cm" svg:x="3.997cm" svg:y="4.667cm" svg:viewBox="0 0 19 7" draw:points="0,7 19,0 19,2">
          <text:p/>
        </draw:polygon>
        <draw:polygon draw:style-name="gr2" draw:text-style-name="P2" draw:layer="layout" svg:width="0.017cm" svg:height="0.007cm" svg:x="4.03cm" svg:y="4.695cm" svg:viewBox="0 0 18 8" draw:points="18,0 0,8 0,7">
          <text:p/>
        </draw:polygon>
        <draw:polygon draw:style-name="gr2" draw:text-style-name="P2" draw:layer="layout" svg:width="0.018cm" svg:height="0.004cm" svg:x="3.997cm" svg:y="4.668cm" svg:viewBox="0 0 19 5" draw:points="0,5 19,0 19,3">
          <text:p/>
        </draw:polygon>
        <draw:polygon draw:style-name="gr2" draw:text-style-name="P2" draw:layer="layout" svg:width="0.018cm" svg:height="0.006cm" svg:x="4.03cm" svg:y="4.695cm" svg:viewBox="0 0 19 7" draw:points="19,0 0,7 0,6">
          <text:p/>
        </draw:polygon>
        <draw:polygon draw:style-name="gr2" draw:text-style-name="P2" draw:layer="layout" svg:width="0.018cm" svg:height="0.003cm" svg:x="3.997cm" svg:y="4.67cm" svg:viewBox="0 0 19 4" draw:points="0,4 19,0 19,2">
          <text:p/>
        </draw:polygon>
        <draw:polygon draw:style-name="gr2" draw:text-style-name="P2" draw:layer="layout" svg:width="0.018cm" svg:height="0.006cm" svg:x="4.03cm" svg:y="4.695cm" svg:viewBox="0 0 19 7" draw:points="19,0 0,7 0,5">
          <text:p/>
        </draw:polygon>
        <draw:polygon draw:style-name="gr2" draw:text-style-name="P2" draw:layer="layout" svg:width="0.017cm" svg:height="0cm" svg:x="3.997cm" svg:y="4.671cm" svg:viewBox="0 0 18 1" draw:points="0,1 18,0 18,1">
          <text:p/>
        </draw:polygon>
        <draw:polygon draw:style-name="gr2" draw:text-style-name="P2" draw:layer="layout" svg:width="0.018cm" svg:height="0.004cm" svg:x="4.03cm" svg:y="4.695cm" svg:viewBox="0 0 19 5" draw:points="19,0 0,5">
          <text:p/>
        </draw:polygon>
        <draw:polygon draw:style-name="gr2" draw:text-style-name="P2" draw:layer="layout" svg:width="0.018cm" svg:height="0.009cm" svg:x="3.997cm" svg:y="4.672cm" svg:viewBox="0 0 19 10" draw:points="0,0 19,0 19,10">
          <text:p/>
        </draw:polygon>
        <draw:polygon draw:style-name="gr2" draw:text-style-name="P2" draw:layer="layout" svg:width="0.018cm" svg:height="0.004cm" svg:x="4.03cm" svg:y="4.695cm" svg:viewBox="0 0 19 5" draw:points="19,0 0,5 0,4">
          <text:p/>
        </draw:polygon>
        <draw:polygon draw:style-name="gr2" draw:text-style-name="P2" draw:layer="layout" svg:width="0.029cm" svg:height="0.016cm" svg:x="3.997cm" svg:y="4.672cm" svg:viewBox="0 0 30 17" draw:points="30,17 0,0 19,10">
          <text:p/>
        </draw:polygon>
        <draw:polygon draw:style-name="gr2" draw:text-style-name="P2" draw:layer="layout" svg:width="0.018cm" svg:height="0.003cm" svg:x="4.03cm" svg:y="4.695cm" svg:viewBox="0 0 19 4" draw:points="19,0 0,4 0,3">
          <text:p/>
        </draw:polygon>
        <draw:polygon draw:style-name="gr2" draw:text-style-name="P2" draw:layer="layout" svg:width="0.011cm" svg:height="0.008cm" svg:x="4.016cm" svg:y="4.681cm" svg:viewBox="0 0 12 9" draw:points="12,9 11,8 0,0">
          <text:p/>
        </draw:polygon>
        <draw:polygon draw:style-name="gr2" draw:text-style-name="P2" draw:layer="layout" svg:width="0.017cm" svg:height="0.003cm" svg:x="4.03cm" svg:y="4.695cm" svg:viewBox="0 0 18 4" draw:points="18,0 0,4 0,0">
          <text:p/>
        </draw:polygon>
        <draw:polygon draw:style-name="gr2" draw:text-style-name="P2" draw:layer="layout" svg:width="0.032cm" svg:height="0.014cm" svg:x="4.016cm" svg:y="4.681cm" svg:viewBox="0 0 33 15" draw:points="11,9 0,0 33,15">
          <text:p/>
        </draw:polygon>
        <draw:polygon draw:style-name="gr2" draw:text-style-name="P2" draw:layer="layout" svg:width="0.017cm" svg:height="0.001cm" svg:x="4.03cm" svg:y="4.694cm" svg:viewBox="0 0 18 2" draw:points="18,2 0,2 0,0">
          <text:p/>
        </draw:polygon>
        <draw:polygon draw:style-name="gr2" draw:text-style-name="P2" draw:layer="layout" svg:width="0.02cm" svg:height="0.006cm" svg:x="4.027cm" svg:y="4.689cm" svg:viewBox="0 0 21 7" draw:points="0,0 21,7">
          <text:p/>
        </draw:polygon>
        <draw:polygon draw:style-name="gr2" draw:text-style-name="P2" draw:layer="layout" svg:width="0.017cm" svg:height="0.003cm" svg:x="4.03cm" svg:y="4.693cm" svg:viewBox="0 0 18 4" draw:points="18,4 0,2 0,0">
          <text:p/>
        </draw:polygon>
        <draw:polygon draw:style-name="gr2" draw:text-style-name="P2" draw:layer="layout" svg:width="0.02cm" svg:height="0.006cm" svg:x="4.027cm" svg:y="4.689cm" svg:viewBox="0 0 21 7" draw:points="1,1 0,0 21,7">
          <text:p/>
        </draw:polygon>
        <draw:polygon draw:style-name="gr2" draw:text-style-name="P2" draw:layer="layout" svg:width="0.018cm" svg:height="0.004cm" svg:x="4.029cm" svg:y="4.692cm" svg:viewBox="0 0 19 5" draw:points="19,5 1,2 0,0">
          <text:p/>
        </draw:polygon>
        <draw:polygon draw:style-name="gr2" draw:text-style-name="P2" draw:layer="layout" svg:width="0.019cm" svg:height="0.005cm" svg:x="4.028cm" svg:y="4.69cm" svg:viewBox="0 0 20 6" draw:points="0,1 0,0 20,6">
          <text:p/>
        </draw:polygon>
        <draw:polygon draw:style-name="gr2" draw:text-style-name="P2" draw:layer="layout" svg:width="0.018cm" svg:height="0.004cm" svg:x="4.029cm" svg:y="4.691cm" svg:viewBox="0 0 19 5" draw:points="19,5 0,1 0,0">
          <text:p/>
        </draw:polygon>
        <draw:polygon draw:style-name="gr2" draw:text-style-name="P2" draw:layer="layout" svg:width="0.019cm" svg:height="0.004cm" svg:x="4.028cm" svg:y="4.691cm" svg:viewBox="0 0 20 5" draw:points="1,0 0,0 20,5">
          <text:p/>
        </draw:polygon>
        <draw:polygon draw:style-name="gr2" draw:text-style-name="P2" draw:layer="layout" svg:width="0.022cm" svg:height="0.003cm" svg:x="3.967cm" svg:y="4.629cm" svg:viewBox="0 0 23 4" draw:points="0,0 23,0 23,4">
          <text:p/>
        </draw:polygon>
        <draw:polygon draw:style-name="gr2" draw:text-style-name="P2" draw:layer="layout" svg:width="0.001cm" svg:height="0.078cm" svg:x="3.983cm" svg:y="4.634cm" svg:viewBox="0 0 2 79" draw:points="2,0 2,79 0,79">
          <text:p/>
        </draw:polygon>
        <draw:polygon draw:style-name="gr2" draw:text-style-name="P2" draw:layer="layout" svg:width="0.002cm" svg:height="0cm" svg:x="3.98cm" svg:y="4.712cm" svg:viewBox="0 0 3 1" draw:points="3,0 1,0 0,1">
          <text:p/>
        </draw:polygon>
        <draw:polygon draw:style-name="gr2" draw:text-style-name="P2" draw:layer="layout" svg:width="0.001cm" svg:height="0cm" svg:x="3.978cm" svg:y="4.713cm" svg:viewBox="0 0 2 0" draw:points="2,0 1,0 0,0">
          <text:p/>
        </draw:polygon>
        <draw:polygon draw:style-name="gr2" draw:text-style-name="P2" draw:layer="layout" svg:width="0.001cm" svg:height="0cm" svg:x="3.974cm" svg:y="4.713cm" svg:viewBox="0 0 2 1" draw:points="2,0 1,1 0,1">
          <text:p/>
        </draw:polygon>
        <draw:polygon draw:style-name="gr2" draw:text-style-name="P2" draw:layer="layout" svg:width="0.002cm" svg:height="0cm" svg:x="3.972cm" svg:y="4.714cm" svg:viewBox="0 0 3 0" draw:points="3,0 2,0 0,0">
          <text:p/>
        </draw:polygon>
        <draw:polygon draw:style-name="gr2" draw:text-style-name="P2" draw:layer="layout" svg:width="0cm" svg:height="0cm" svg:x="3.969cm" svg:y="4.714cm" svg:viewBox="0 0 1 1" draw:points="1,0 0,1">
          <text:p/>
        </draw:polygon>
        <draw:polygon draw:style-name="gr2" draw:text-style-name="P2" draw:layer="layout" svg:width="0.001cm" svg:height="0cm" svg:x="3.967cm" svg:y="4.715cm" svg:viewBox="0 0 2 1" draw:points="2,0 1,0 0,1">
          <text:p/>
        </draw:polygon>
        <draw:polygon draw:style-name="gr2" draw:text-style-name="P2" draw:layer="layout" svg:width="0.002cm" svg:height="0cm" svg:x="3.961cm" svg:y="4.716cm" svg:viewBox="0 0 3 0" draw:points="3,0 1,0 0,0">
          <text:p/>
        </draw:polygon>
        <draw:polygon draw:style-name="gr2" draw:text-style-name="P2" draw:layer="layout" svg:width="0.002cm" svg:height="0cm" svg:x="3.95cm" svg:y="4.716cm" svg:viewBox="0 0 3 0" draw:points="3,0 1,0 0,0">
          <text:p/>
        </draw:polygon>
        <draw:polygon draw:style-name="gr2" draw:text-style-name="P2" draw:layer="layout" svg:width="0.002cm" svg:height="0cm" svg:x="3.947cm" svg:y="4.715cm" svg:viewBox="0 0 3 1" draw:points="3,1 2,1 0,0">
          <text:p/>
        </draw:polygon>
        <draw:polygon draw:style-name="gr2" draw:text-style-name="P2" draw:layer="layout" svg:width="0.002cm" svg:height="0cm" svg:x="3.944cm" svg:y="4.714cm" svg:viewBox="0 0 3 1" draw:points="3,1 1,0 0,0">
          <text:p/>
        </draw:polygon>
        <draw:polygon draw:style-name="gr2" draw:text-style-name="P2" draw:layer="layout" svg:width="0.002cm" svg:height="0.001cm" svg:x="3.942cm" svg:y="4.713cm" svg:viewBox="0 0 3 2" draw:points="3,2 2,0 0,0">
          <text:p/>
        </draw:polygon>
        <draw:polygon draw:style-name="gr2" draw:text-style-name="P2" draw:layer="layout" svg:width="0.002cm" svg:height="0.003cm" svg:x="3.94cm" svg:y="4.711cm" svg:viewBox="0 0 3 4" draw:points="3,4 2,2 0,0">
          <text:p/>
        </draw:polygon>
        <draw:polygon draw:style-name="gr2" draw:text-style-name="P2" draw:layer="layout" svg:width="0.003cm" svg:height="0.001cm" svg:x="3.937cm" svg:y="4.71cm" svg:viewBox="0 0 4 2" draw:points="4,2 3,2 0,0">
          <text:p/>
        </draw:polygon>
        <draw:polygon draw:style-name="gr2" draw:text-style-name="P2" draw:layer="layout" svg:width="0.002cm" svg:height="0.002cm" svg:x="3.935cm" svg:y="4.708cm" svg:viewBox="0 0 3 3" draw:points="3,3 1,2 0,0">
          <text:p/>
        </draw:polygon>
        <draw:polygon draw:style-name="gr2" draw:text-style-name="P2" draw:layer="layout" svg:width="0.001cm" svg:height="0.003cm" svg:x="3.934cm" svg:y="4.705cm" svg:viewBox="0 0 2 4" draw:points="2,4 0,3 0,0">
          <text:p/>
        </draw:polygon>
        <draw:polygon draw:style-name="gr2" draw:text-style-name="P2" draw:layer="layout" svg:width="0.003cm" svg:height="0.002cm" svg:x="3.932cm" svg:y="4.703cm" svg:viewBox="0 0 4 3" draw:points="4,3 2,1 0,0">
          <text:p/>
        </draw:polygon>
        <draw:polygon draw:style-name="gr2" draw:text-style-name="P2" draw:layer="layout" svg:width="0.001cm" svg:height="0.002cm" svg:x="3.931cm" svg:y="4.701cm" svg:viewBox="0 0 2 3" draw:points="2,3 0,1 0,0">
          <text:p/>
        </draw:polygon>
        <draw:polygon draw:style-name="gr2" draw:text-style-name="P2" draw:layer="layout" svg:width="0.003cm" svg:height="0.003cm" svg:x="3.929cm" svg:y="4.698cm" svg:viewBox="0 0 4 4" draw:points="4,4 2,1 0,0">
          <text:p/>
        </draw:polygon>
        <draw:polygon draw:style-name="gr2" draw:text-style-name="P2" draw:layer="layout" svg:width="0cm" svg:height="0.002cm" svg:x="3.929cm" svg:y="4.695cm" svg:viewBox="0 0 0 3" draw:points="0,3 0,2 0,0">
          <text:p/>
        </draw:polygon>
        <draw:polygon draw:style-name="gr2" draw:text-style-name="P2" draw:layer="layout" svg:width="0cm" svg:height="0.002cm" svg:x="3.929cm" svg:y="4.692cm" svg:viewBox="0 0 0 3" draw:points="0,3 0,1 0,0">
          <text:p/>
        </draw:polygon>
        <draw:polygon draw:style-name="gr2" draw:text-style-name="P2" draw:layer="layout" svg:width="0cm" svg:height="0.003cm" svg:x="3.929cm" svg:y="4.688cm" svg:viewBox="0 0 1 4" draw:points="1,4 0,2 0,0">
          <text:p/>
        </draw:polygon>
        <draw:polygon draw:style-name="gr2" draw:text-style-name="P2" draw:layer="layout" svg:width="0.017cm" svg:height="0.001cm" svg:x="3.929cm" svg:y="4.683cm" svg:viewBox="0 0 18 2" draw:points="18,0 18,2 0,2">
          <text:p/>
        </draw:polygon>
        <draw:polygon draw:style-name="gr2" draw:text-style-name="P2" draw:layer="layout" svg:width="0cm" svg:height="0.002cm" svg:x="3.929cm" svg:y="4.678cm" svg:viewBox="0 0 1 3" draw:points="0,3 0,1 1,0">
          <text:p/>
        </draw:polygon>
        <draw:polygon draw:style-name="gr2" draw:text-style-name="P2" draw:layer="layout" svg:width="0cm" svg:height="0.001cm" svg:x="3.929cm" svg:y="4.672cm" svg:viewBox="0 0 0 2" draw:points="0,2 0,1 0,0">
          <text:p/>
        </draw:polygon>
        <draw:polygon draw:style-name="gr2" draw:text-style-name="P2" draw:layer="layout" svg:width="0cm" svg:height="0.002cm" svg:x="3.929cm" svg:y="4.669cm" svg:viewBox="0 0 1 3" draw:points="0,3 0,1 1,0">
          <text:p/>
        </draw:polygon>
        <draw:polygon draw:style-name="gr2" draw:text-style-name="P2" draw:layer="layout" svg:width="0.001cm" svg:height="0.004cm" svg:x="3.93cm" svg:y="4.666cm" svg:viewBox="0 0 2 5" draw:points="0,5 2,3 2,0">
          <text:p/>
        </draw:polygon>
        <draw:polygon draw:style-name="gr2" draw:text-style-name="P2" draw:layer="layout" svg:width="0.001cm" svg:height="0.002cm" svg:x="3.931cm" svg:y="4.664cm" svg:viewBox="0 0 2 3" draw:points="0,3 2,2 2,0">
          <text:p/>
        </draw:polygon>
        <draw:polygon draw:style-name="gr2" draw:text-style-name="P2" draw:layer="layout" svg:width="0.003cm" svg:height="0.001cm" svg:x="3.932cm" svg:y="4.663cm" svg:viewBox="0 0 4 2" draw:points="0,2 2,2 4,0">
          <text:p/>
        </draw:polygon>
        <draw:polygon draw:style-name="gr2" draw:text-style-name="P2" draw:layer="layout" svg:width="0.001cm" svg:height="0.003cm" svg:x="3.934cm" svg:y="4.661cm" svg:viewBox="0 0 2 4" draw:points="0,4 0,0 2,0">
          <text:p/>
        </draw:polygon>
        <draw:polygon draw:style-name="gr2" draw:text-style-name="P2" draw:layer="layout" svg:width="0.003cm" svg:height="0.003cm" svg:x="3.935cm" svg:y="4.659cm" svg:viewBox="0 0 4 4" draw:points="0,4 2,4 4,0">
          <text:p/>
        </draw:polygon>
        <draw:polygon draw:style-name="gr2" draw:text-style-name="P2" draw:layer="layout" svg:width="0.002cm" svg:height="0.001cm" svg:x="3.937cm" svg:y="4.659cm" svg:viewBox="0 0 3 2" draw:points="0,2 3,0">
          <text:p/>
        </draw:polygon>
        <draw:polygon draw:style-name="gr2" draw:text-style-name="P2" draw:layer="layout" svg:width="0.001cm" svg:height="0cm" svg:x="3.939cm" svg:y="4.658cm" svg:viewBox="0 0 2 1" draw:points="0,1 1,1 2,0">
          <text:p/>
        </draw:polygon>
        <draw:polygon draw:style-name="gr2" draw:text-style-name="P2" draw:layer="layout" svg:width="0.002cm" svg:height="0cm" svg:x="3.941cm" svg:y="4.658cm" svg:viewBox="0 0 3 0" draw:points="0,0 1,0 3,0">
          <text:p/>
        </draw:polygon>
        <draw:polygon draw:style-name="gr2" draw:text-style-name="P2" draw:layer="layout" svg:width="0.001cm" svg:height="0cm" svg:x="3.944cm" svg:y="4.657cm" svg:viewBox="0 0 2 1" draw:points="0,1 1,0 2,0">
          <text:p/>
        </draw:polygon>
        <draw:polygon draw:style-name="gr2" draw:text-style-name="P2" draw:layer="layout" svg:width="0.002cm" svg:height="0cm" svg:x="3.946cm" svg:y="4.657cm" svg:viewBox="0 0 3 0" draw:points="0,0 2,0 3,0">
          <text:p/>
        </draw:polygon>
        <draw:polygon draw:style-name="gr2" draw:text-style-name="P2" draw:layer="layout" svg:width="0.001cm" svg:height="0cm" svg:x="3.953cm" svg:y="4.657cm" svg:viewBox="0 0 2 0" draw:points="0,0 2,0">
          <text:p/>
        </draw:polygon>
        <draw:polygon draw:style-name="gr2" draw:text-style-name="P2" draw:layer="layout" svg:width="0cm" svg:height="0cm" svg:x="3.958cm" svg:y="4.657cm" svg:viewBox="0 0 1 1" draw:points="0,0 1,1">
          <text:p/>
        </draw:polygon>
        <draw:polygon draw:style-name="gr2" draw:text-style-name="P2" draw:layer="layout" svg:width="0.001cm" svg:height="0cm" svg:x="3.959cm" svg:y="4.658cm" svg:viewBox="0 0 2 0" draw:points="0,0 1,0 2,0">
          <text:p/>
        </draw:polygon>
        <draw:polygon draw:style-name="gr2" draw:text-style-name="P2" draw:layer="layout" svg:width="0.001cm" svg:height="0cm" svg:x="3.961cm" svg:y="4.658cm" svg:viewBox="0 0 2 1" draw:points="0,0 1,1 2,1">
          <text:p/>
        </draw:polygon>
        <draw:polygon draw:style-name="gr2" draw:text-style-name="P2" draw:layer="layout" svg:width="0.001cm" svg:height="0cm" svg:x="3.963cm" svg:y="4.659cm" svg:viewBox="0 0 2 1" draw:points="0,0 1,0 2,1">
          <text:p/>
        </draw:polygon>
        <draw:polygon draw:style-name="gr2" draw:text-style-name="P2" draw:layer="layout" svg:width="0.002cm" svg:height="0.001cm" svg:x="3.965cm" svg:y="4.659cm" svg:viewBox="0 0 3 2" draw:points="0,0 2,0 3,2">
          <text:p/>
        </draw:polygon>
        <draw:polygon draw:style-name="gr2" draw:text-style-name="P2" draw:layer="layout" svg:width="0cm" svg:height="0.001cm" svg:x="3.967cm" svg:y="4.655cm" svg:viewBox="0 0 0 2" draw:points="0,2 0,1 0,0">
          <text:p/>
        </draw:polygon>
        <draw:polygon draw:style-name="gr2" draw:text-style-name="P2" draw:layer="layout" svg:width="0.022cm" svg:height="0.005cm" svg:x="3.967cm" svg:y="4.629cm" svg:viewBox="0 0 23 6" draw:points="0,0 23,3 18,6">
          <text:p/>
        </draw:polygon>
        <draw:polygon draw:style-name="gr2" draw:text-style-name="P2" draw:layer="layout" svg:width="0.004cm" svg:height="0.079cm" svg:x="3.98cm" svg:y="4.634cm" svg:viewBox="0 0 5 80" draw:points="5,0 4,79 0,80">
          <text:p/>
        </draw:polygon>
        <draw:polygon draw:style-name="gr2" draw:text-style-name="P2" draw:layer="layout" svg:width="0.003cm" svg:height="0cm" svg:x="3.976cm" svg:y="4.713cm" svg:viewBox="0 0 4 0" draw:points="4,0 2,0 0,0">
          <text:p/>
        </draw:polygon>
        <draw:polygon draw:style-name="gr2" draw:text-style-name="P2" draw:layer="layout" svg:width="0.004cm" svg:height="0cm" svg:x="3.972cm" svg:y="4.713cm" svg:viewBox="0 0 5 1" draw:points="5,0 3,1 0,1">
          <text:p/>
        </draw:polygon>
        <draw:polygon draw:style-name="gr2" draw:text-style-name="P2" draw:layer="layout" svg:width="0.002cm" svg:height="0cm" svg:x="3.969cm" svg:y="4.714cm" svg:viewBox="0 0 3 1" draw:points="3,0 1,0 0,1">
          <text:p/>
        </draw:polygon>
        <draw:polygon draw:style-name="gr2" draw:text-style-name="P2" draw:layer="layout" svg:width="0.004cm" svg:height="0cm" svg:x="3.964cm" svg:y="4.715cm" svg:viewBox="0 0 5 1" draw:points="5,0 3,1 0,1">
          <text:p/>
        </draw:polygon>
        <draw:polygon draw:style-name="gr2" draw:text-style-name="P2" draw:layer="layout" svg:width="0.005cm" svg:height="0cm" svg:x="3.958cm" svg:y="4.716cm" svg:viewBox="0 0 6 0" draw:points="6,0 3,0 0,0">
          <text:p/>
        </draw:polygon>
        <draw:polygon draw:style-name="gr2" draw:text-style-name="P2" draw:layer="layout" svg:width="0.006cm" svg:height="0.001cm" svg:x="3.947cm" svg:y="4.715cm" svg:viewBox="0 0 7 2" draw:points="7,2 4,2 0,0">
          <text:p/>
        </draw:polygon>
        <draw:polygon draw:style-name="gr2" draw:text-style-name="P2" draw:layer="layout" svg:width="0.005cm" svg:height="0.002cm" svg:x="3.942cm" svg:y="4.713cm" svg:viewBox="0 0 6 3" draw:points="6,3 3,1 0,0">
          <text:p/>
        </draw:polygon>
        <draw:polygon draw:style-name="gr2" draw:text-style-name="P2" draw:layer="layout" svg:width="0.005cm" svg:height="0.003cm" svg:x="3.937cm" svg:y="4.71cm" svg:viewBox="0 0 6 4" draw:points="6,4 4,1 0,0">
          <text:p/>
        </draw:polygon>
        <draw:polygon draw:style-name="gr2" draw:text-style-name="P2" draw:layer="layout" svg:width="0.003cm" svg:height="0.005cm" svg:x="3.934cm" svg:y="4.705cm" svg:viewBox="0 0 4 6" draw:points="4,6 1,4 0,0">
          <text:p/>
        </draw:polygon>
        <draw:polygon draw:style-name="gr2" draw:text-style-name="P2" draw:layer="layout" svg:width="0.003cm" svg:height="0.004cm" svg:x="3.931cm" svg:y="4.701cm" svg:viewBox="0 0 4 5" draw:points="4,5 1,2 0,0">
          <text:p/>
        </draw:polygon>
        <draw:polygon draw:style-name="gr2" draw:text-style-name="P2" draw:layer="layout" svg:width="0.003cm" svg:height="0.006cm" svg:x="3.929cm" svg:y="4.695cm" svg:viewBox="0 0 4 7" draw:points="4,7 0,4 0,0">
          <text:p/>
        </draw:polygon>
        <draw:polygon draw:style-name="gr2" draw:text-style-name="P2" draw:layer="layout" svg:width="0.001cm" svg:height="0.008cm" svg:x="3.929cm" svg:y="4.688cm" svg:viewBox="0 0 2 9" draw:points="2,9 2,5 0,0">
          <text:p/>
        </draw:polygon>
        <draw:polygon draw:style-name="gr2" draw:text-style-name="P2" draw:layer="layout" svg:width="0.016cm" svg:height="0cm" svg:x="3.929cm" svg:y="4.684cm" svg:viewBox="0 0 17 1" draw:points="0,0 17,0 17,1">
          <text:p/>
        </draw:polygon>
        <draw:polygon draw:style-name="gr2" draw:text-style-name="P2" draw:layer="layout" svg:width="0.017cm" svg:height="0.002cm" svg:x="3.929cm" svg:y="4.682cm" svg:viewBox="0 0 18 3" draw:points="18,0 18,2 0,3">
          <text:p/>
        </draw:polygon>
        <draw:polygon draw:style-name="gr2" draw:text-style-name="P2" draw:layer="layout" svg:width="0cm" svg:height="0.006cm" svg:x="3.929cm" svg:y="4.674cm" svg:viewBox="0 0 1 7" draw:points="0,7 1,4 1,0">
          <text:p/>
        </draw:polygon>
        <draw:polygon draw:style-name="gr2" draw:text-style-name="P2" draw:layer="layout" svg:width="0.001cm" svg:height="0.005cm" svg:x="3.929cm" svg:y="4.669cm" svg:viewBox="0 0 2 6" draw:points="0,6 0,3 2,0">
          <text:p/>
        </draw:polygon>
        <draw:polygon draw:style-name="gr2" draw:text-style-name="P2" draw:layer="layout" svg:width="0.002cm" svg:height="0.005cm" svg:x="3.93cm" svg:y="4.664cm" svg:viewBox="0 0 3 6" draw:points="0,6 2,2 3,0">
          <text:p/>
        </draw:polygon>
        <draw:polygon draw:style-name="gr2" draw:text-style-name="P2" draw:layer="layout" svg:width="0.003cm" svg:height="0.003cm" svg:x="3.932cm" svg:y="4.661cm" svg:viewBox="0 0 4 4" draw:points="0,4 3,2 4,0">
          <text:p/>
        </draw:polygon>
        <draw:polygon draw:style-name="gr2" draw:text-style-name="P2" draw:layer="layout" svg:width="0.004cm" svg:height="0.004cm" svg:x="3.935cm" svg:y="4.659cm" svg:viewBox="0 0 5 5" draw:points="0,5 3,2 5,0">
          <text:p/>
        </draw:polygon>
        <draw:polygon draw:style-name="gr2" draw:text-style-name="P2" draw:layer="layout" svg:width="0.006cm" svg:height="0.001cm" svg:x="3.939cm" svg:y="4.658cm" svg:viewBox="0 0 7 2" draw:points="0,2 3,0 7,0">
          <text:p/>
        </draw:polygon>
        <draw:polygon draw:style-name="gr2" draw:text-style-name="P2" draw:layer="layout" svg:width="0.005cm" svg:height="0.001cm" svg:x="3.944cm" svg:y="4.657cm" svg:viewBox="0 0 6 2" draw:points="0,2 2,0 6,0">
          <text:p/>
        </draw:polygon>
        <draw:polygon draw:style-name="gr2" draw:text-style-name="P2" draw:layer="layout" svg:width="0.004cm" svg:height="0cm" svg:x="3.953cm" svg:y="4.657cm" svg:viewBox="0 0 5 0" draw:points="0,0 2,0 5,0">
          <text:p/>
        </draw:polygon>
        <draw:polygon draw:style-name="gr2" draw:text-style-name="P2" draw:layer="layout" svg:width="0.003cm" svg:height="0.001cm" svg:x="3.958cm" svg:y="4.657cm" svg:viewBox="0 0 4 2" draw:points="0,0 1,2 4,2">
          <text:p/>
        </draw:polygon>
        <draw:polygon draw:style-name="gr2" draw:text-style-name="P2" draw:layer="layout" svg:width="0.004cm" svg:height="0.003cm" svg:x="3.961cm" svg:y="4.658cm" svg:viewBox="0 0 5 4" draw:points="0,0 3,2 5,4">
          <text:p/>
        </draw:polygon>
        <draw:polygon draw:style-name="gr2" draw:text-style-name="P2" draw:layer="layout" svg:width="0.002cm" svg:height="0.003cm" svg:x="3.965cm" svg:y="4.659cm" svg:viewBox="0 0 3 4" draw:points="0,0 3,2 3,4">
          <text:p/>
        </draw:polygon>
        <draw:polygon draw:style-name="gr2" draw:text-style-name="P2" draw:layer="layout" svg:width="0cm" svg:height="0.003cm" svg:x="3.967cm" svg:y="4.653cm" svg:viewBox="0 0 0 4" draw:points="0,4 0,2 0,0">
          <text:p/>
        </draw:polygon>
        <draw:polygon draw:style-name="gr2" draw:text-style-name="P2" draw:layer="layout" svg:width="0.017cm" svg:height="0.084cm" svg:x="3.967cm" svg:y="4.629cm" svg:viewBox="0 0 18 85" draw:points="0,0 18,5 14,85">
          <text:p/>
        </draw:polygon>
        <draw:polygon draw:style-name="gr2" draw:text-style-name="P2" draw:layer="layout" svg:width="0.009cm" svg:height="0.001cm" svg:x="3.972cm" svg:y="4.713cm" svg:viewBox="0 0 10 2" draw:points="10,0 6,0 0,2">
          <text:p/>
        </draw:polygon>
        <draw:polygon draw:style-name="gr2" draw:text-style-name="P2" draw:layer="layout" svg:width="0.008cm" svg:height="0.003cm" svg:x="3.964cm" svg:y="4.714cm" svg:viewBox="0 0 9 4" draw:points="9,0 6,2 0,4">
          <text:p/>
        </draw:polygon>
        <draw:polygon draw:style-name="gr2" draw:text-style-name="P2" draw:layer="layout" svg:width="0.01cm" svg:height="0cm" svg:x="3.952cm" svg:y="4.716cm" svg:viewBox="0 0 11 0" draw:points="11,0 6,0 0,0">
          <text:p/>
        </draw:polygon>
        <draw:polygon draw:style-name="gr2" draw:text-style-name="P2" draw:layer="layout" svg:width="0.01cm" svg:height="0.003cm" svg:x="3.942cm" svg:y="4.713cm" svg:viewBox="0 0 11 4" draw:points="11,4 6,3 0,0">
          <text:p/>
        </draw:polygon>
        <draw:polygon draw:style-name="gr2" draw:text-style-name="P2" draw:layer="layout" svg:width="0.008cm" svg:height="0.009cm" svg:x="3.934cm" svg:y="4.705cm" svg:viewBox="0 0 9 10" draw:points="9,10 3,6 0,0">
          <text:p/>
        </draw:polygon>
        <draw:polygon draw:style-name="gr2" draw:text-style-name="P2" draw:layer="layout" svg:width="0.005cm" svg:height="0.01cm" svg:x="3.929cm" svg:y="4.695cm" svg:viewBox="0 0 6 11" draw:points="6,11 2,6 0,0">
          <text:p/>
        </draw:polygon>
        <draw:polygon draw:style-name="gr2" draw:text-style-name="P2" draw:layer="layout" svg:width="0.001cm" svg:height="0.012cm" svg:x="3.929cm" svg:y="4.684cm" svg:viewBox="0 0 2 13" draw:points="2,13 0,5 0,0">
          <text:p/>
        </draw:polygon>
        <draw:polygon draw:style-name="gr2" draw:text-style-name="P2" draw:layer="layout" svg:width="0.017cm" svg:height="0.004cm" svg:x="3.929cm" svg:y="4.684cm" svg:viewBox="0 0 18 5" draw:points="0,0 18,2 18,5">
          <text:p/>
        </draw:polygon>
        <draw:polygon draw:style-name="gr2" draw:text-style-name="P2" draw:layer="layout" svg:width="0.017cm" svg:height="0.003cm" svg:x="3.929cm" svg:y="4.681cm" svg:viewBox="0 0 18 4" draw:points="18,0 18,2 0,4">
          <text:p/>
        </draw:polygon>
        <draw:polygon draw:style-name="gr2" draw:text-style-name="P2" draw:layer="layout" svg:width="0cm" svg:height="0.009cm" svg:x="3.929cm" svg:y="4.674cm" svg:viewBox="0 0 1 10" draw:points="0,10 0,7 1,0">
          <text:p/>
        </draw:polygon>
        <draw:polygon draw:style-name="gr2" draw:text-style-name="P2" draw:layer="layout" svg:width="0.003cm" svg:height="0.01cm" svg:x="3.929cm" svg:y="4.664cm" svg:viewBox="0 0 4 11" draw:points="0,11 1,6 4,0">
          <text:p/>
        </draw:polygon>
        <draw:polygon draw:style-name="gr2" draw:text-style-name="P2" draw:layer="layout" svg:width="0.007cm" svg:height="0.006cm" svg:x="3.932cm" svg:y="4.659cm" svg:viewBox="0 0 8 7" draw:points="0,7 4,3 8,0">
          <text:p/>
        </draw:polygon>
        <draw:polygon draw:style-name="gr2" draw:text-style-name="P2" draw:layer="layout" svg:width="0.01cm" svg:height="0.002cm" svg:x="3.939cm" svg:y="4.657cm" svg:viewBox="0 0 11 3" draw:points="0,3 6,2 11,0">
          <text:p/>
        </draw:polygon>
        <draw:polygon draw:style-name="gr2" draw:text-style-name="P2" draw:layer="layout" svg:width="0.009cm" svg:height="0cm" svg:x="3.949cm" svg:y="4.657cm" svg:viewBox="0 0 10 0" draw:points="0,0 5,0 10,0">
          <text:p/>
        </draw:polygon>
        <draw:polygon draw:style-name="gr2" draw:text-style-name="P2" draw:layer="layout" svg:width="0.007cm" svg:height="0.004cm" svg:x="3.958cm" svg:y="4.657cm" svg:viewBox="0 0 8 5" draw:points="0,0 3,2 8,5">
          <text:p/>
        </draw:polygon>
        <draw:polygon draw:style-name="gr2" draw:text-style-name="P2" draw:layer="layout" svg:width="0cm" svg:height="0.008cm" svg:x="3.967cm" svg:y="4.653cm" svg:viewBox="0 0 0 9" draw:points="0,9 0,4 0,0">
          <text:p/>
        </draw:polygon>
        <draw:polygon draw:style-name="gr2" draw:text-style-name="P2" draw:layer="layout" svg:width="0.013cm" svg:height="0.084cm" svg:x="3.967cm" svg:y="4.629cm" svg:viewBox="0 0 14 85" draw:points="0,24 0,0 14,85">
          <text:p/>
        </draw:polygon>
        <draw:polygon draw:style-name="gr2" draw:text-style-name="P2" draw:layer="layout" svg:width="0.016cm" svg:height="0.003cm" svg:x="3.964cm" svg:y="4.713cm" svg:viewBox="0 0 17 4" draw:points="17,0 8,1 0,4">
          <text:p/>
        </draw:polygon>
        <draw:polygon draw:style-name="gr2" draw:text-style-name="P2" draw:layer="layout" svg:width="0.022cm" svg:height="0.003cm" svg:x="3.942cm" svg:y="4.713cm" svg:viewBox="0 0 23 4" draw:points="23,4 11,4 0,0">
          <text:p/>
        </draw:polygon>
        <draw:polygon draw:style-name="gr2" draw:text-style-name="P2" draw:layer="layout" svg:width="0.012cm" svg:height="0.018cm" svg:x="3.929cm" svg:y="4.695cm" svg:viewBox="0 0 13 19" draw:points="13,19 6,10 0,0">
          <text:p/>
        </draw:polygon>
        <draw:polygon draw:style-name="gr2" draw:text-style-name="P2" draw:layer="layout" svg:width="0.017cm" svg:height="0.012cm" svg:x="3.929cm" svg:y="4.684cm" svg:viewBox="0 0 18 13" draw:points="1,13 0,0 18,4">
          <text:p/>
        </draw:polygon>
        <draw:polygon draw:style-name="gr2" draw:text-style-name="P2" draw:layer="layout" svg:width="0.017cm" svg:height="0.005cm" svg:x="3.929cm" svg:y="4.679cm" svg:viewBox="0 0 18 6" draw:points="18,0 18,2 0,6">
          <text:p/>
        </draw:polygon>
        <draw:polygon draw:style-name="gr2" draw:text-style-name="P2" draw:layer="layout" svg:width="0.004cm" svg:height="0.02cm" svg:x="3.929cm" svg:y="4.664cm" svg:viewBox="0 0 5 21" draw:points="0,21 1,10 5,0">
          <text:p/>
        </draw:polygon>
        <draw:polygon draw:style-name="gr2" draw:text-style-name="P2" draw:layer="layout" svg:width="0.016cm" svg:height="0.008cm" svg:x="3.932cm" svg:y="4.657cm" svg:viewBox="0 0 17 9" draw:points="0,9 7,3 17,0">
          <text:p/>
        </draw:polygon>
        <draw:polygon draw:style-name="gr2" draw:text-style-name="P2" draw:layer="layout" svg:width="0.016cm" svg:height="0.003cm" svg:x="3.949cm" svg:y="4.657cm" svg:viewBox="0 0 17 4" draw:points="0,0 11,0 17,4">
          <text:p/>
        </draw:polygon>
        <draw:polygon draw:style-name="gr2" draw:text-style-name="P2" draw:layer="layout" svg:width="0.013cm" svg:height="0.06cm" svg:x="3.967cm" svg:y="4.653cm" svg:viewBox="0 0 14 61" draw:points="0,9 0,0 14,61">
          <text:p/>
        </draw:polygon>
        <draw:polygon draw:style-name="gr2" draw:text-style-name="P2" draw:layer="layout" svg:width="0.038cm" svg:height="0.003cm" svg:x="3.942cm" svg:y="4.713cm" svg:viewBox="0 0 39 4" draw:points="39,0 23,4 0,0">
          <text:p/>
        </draw:polygon>
        <draw:polygon draw:style-name="gr2" draw:text-style-name="P2" draw:layer="layout" svg:width="0.016cm" svg:height="0.026cm" svg:x="3.929cm" svg:y="4.687cm" svg:viewBox="0 0 17 27" draw:points="13,27 0,8 17,0">
          <text:p/>
        </draw:polygon>
        <draw:polygon draw:style-name="gr2" draw:text-style-name="P2" draw:layer="layout" svg:width="0.017cm" svg:height="0.006cm" svg:x="3.929cm" svg:y="4.678cm" svg:viewBox="0 0 18 7" draw:points="18,0 18,1 0,7">
          <text:p/>
        </draw:polygon>
        <draw:polygon draw:style-name="gr2" draw:text-style-name="P2" draw:layer="layout" svg:width="0.02cm" svg:height="0.028cm" svg:x="3.929cm" svg:y="4.657cm" svg:viewBox="0 0 21 29" draw:points="0,29 4,9 21,0">
          <text:p/>
        </draw:polygon>
        <draw:polygon draw:style-name="gr2" draw:text-style-name="P2" draw:layer="layout" svg:width="0.018cm" svg:height="0.005cm" svg:x="3.949cm" svg:y="4.657cm" svg:viewBox="0 0 19 6" draw:points="0,0 17,3 19,6">
          <text:p/>
        </draw:polygon>
        <draw:polygon draw:style-name="gr2" draw:text-style-name="P2" draw:layer="layout" svg:width="0.004cm" svg:height="0.026cm" svg:x="3.942cm" svg:y="4.687cm" svg:viewBox="0 0 5 27" draw:points="0,27 5,0 5,2">
          <text:p/>
        </draw:polygon>
        <draw:polygon draw:style-name="gr2" draw:text-style-name="P2" draw:layer="layout" svg:width="0.017cm" svg:height="0.007cm" svg:x="3.929cm" svg:y="4.677cm" svg:viewBox="0 0 18 8" draw:points="18,0 18,2 0,8">
          <text:p/>
        </draw:polygon>
        <draw:polygon draw:style-name="gr2" draw:text-style-name="P2" draw:layer="layout" svg:width="0.004cm" svg:height="0.024cm" svg:x="3.942cm" svg:y="4.689cm" svg:viewBox="0 0 5 25" draw:points="0,25 5,0 5,1">
          <text:p/>
        </draw:polygon>
        <draw:polygon draw:style-name="gr2" draw:text-style-name="P2" draw:layer="layout" svg:width="0.017cm" svg:height="0.008cm" svg:x="3.929cm" svg:y="4.676cm" svg:viewBox="0 0 18 9" draw:points="18,0 18,1 0,9">
          <text:p/>
        </draw:polygon>
        <draw:polygon draw:style-name="gr2" draw:text-style-name="P2" draw:layer="layout" svg:width="0.004cm" svg:height="0.023cm" svg:x="3.942cm" svg:y="4.69cm" svg:viewBox="0 0 5 24" draw:points="0,24 5,0 5,1">
          <text:p/>
        </draw:polygon>
        <draw:polygon draw:style-name="gr2" draw:text-style-name="P2" draw:layer="layout" svg:width="0.017cm" svg:height="0.009cm" svg:x="3.929cm" svg:y="4.675cm" svg:viewBox="0 0 18 10" draw:points="18,0 18,2 0,10">
          <text:p/>
        </draw:polygon>
        <draw:polygon draw:style-name="gr2" draw:text-style-name="P2" draw:layer="layout" svg:width="0.004cm" svg:height="0.022cm" svg:x="3.942cm" svg:y="4.691cm" svg:viewBox="0 0 5 23" draw:points="0,23 5,0 5,2">
          <text:p/>
        </draw:polygon>
        <draw:polygon draw:style-name="gr2" draw:text-style-name="P2" draw:layer="layout" svg:width="0.018cm" svg:height="0.01cm" svg:x="3.929cm" svg:y="4.674cm" svg:viewBox="0 0 19 11" draw:points="19,0 18,2 0,11">
          <text:p/>
        </draw:polygon>
        <draw:polygon draw:style-name="gr2" draw:text-style-name="P2" draw:layer="layout" svg:width="0.004cm" svg:height="0.02cm" svg:x="3.942cm" svg:y="4.693cm" svg:viewBox="0 0 5 21" draw:points="0,21 5,0 5,1">
          <text:p/>
        </draw:polygon>
        <draw:polygon draw:style-name="gr2" draw:text-style-name="P2" draw:layer="layout" svg:width="0.018cm" svg:height="0.011cm" svg:x="3.929cm" svg:y="4.673cm" svg:viewBox="0 0 19 12" draw:points="19,0 19,1 0,12">
          <text:p/>
        </draw:polygon>
        <draw:polygon draw:style-name="gr2" draw:text-style-name="P2" draw:layer="layout" svg:width="0.004cm" svg:height="0.019cm" svg:x="3.942cm" svg:y="4.694cm" svg:viewBox="0 0 5 20" draw:points="0,20 5,0 5,1">
          <text:p/>
        </draw:polygon>
        <draw:polygon draw:style-name="gr2" draw:text-style-name="P2" draw:layer="layout" svg:width="0.019cm" svg:height="0.012cm" svg:x="3.929cm" svg:y="4.672cm" svg:viewBox="0 0 20 13" draw:points="20,0 19,1 0,13">
          <text:p/>
        </draw:polygon>
        <draw:polygon draw:style-name="gr2" draw:text-style-name="P2" draw:layer="layout" svg:width="0.005cm" svg:height="0.018cm" svg:x="3.942cm" svg:y="4.695cm" svg:viewBox="0 0 6 19" draw:points="0,19 5,0 6,2">
          <text:p/>
        </draw:polygon>
        <draw:polygon draw:style-name="gr2" draw:text-style-name="P2" draw:layer="layout" svg:width="0.019cm" svg:height="0.013cm" svg:x="3.929cm" svg:y="4.671cm" svg:viewBox="0 0 20 14" draw:points="20,0 20,1 0,14">
          <text:p/>
        </draw:polygon>
        <draw:polygon draw:style-name="gr2" draw:text-style-name="P2" draw:layer="layout" svg:width="0.005cm" svg:height="0.016cm" svg:x="3.942cm" svg:y="4.697cm" svg:viewBox="0 0 6 17" draw:points="0,17 6,0 6,1">
          <text:p/>
        </draw:polygon>
        <draw:polygon draw:style-name="gr2" draw:text-style-name="P2" draw:layer="layout" svg:width="0.019cm" svg:height="0.015cm" svg:x="3.929cm" svg:y="4.67cm" svg:viewBox="0 0 20 16" draw:points="20,0 20,2 0,16">
          <text:p/>
        </draw:polygon>
        <draw:polygon draw:style-name="gr2" draw:text-style-name="P2" draw:layer="layout" svg:width="0.005cm" svg:height="0.015cm" svg:x="3.942cm" svg:y="4.698cm" svg:viewBox="0 0 6 16" draw:points="0,16 6,0 6,1">
          <text:p/>
        </draw:polygon>
        <draw:polygon draw:style-name="gr2" draw:text-style-name="P2" draw:layer="layout" svg:width="0.02cm" svg:height="0.016cm" svg:x="3.929cm" svg:y="4.668cm" svg:viewBox="0 0 21 17" draw:points="21,0 20,1 0,17">
          <text:p/>
        </draw:polygon>
        <draw:polygon draw:style-name="gr2" draw:text-style-name="P2" draw:layer="layout" svg:width="0.006cm" svg:height="0.014cm" svg:x="3.942cm" svg:y="4.699cm" svg:viewBox="0 0 7 15" draw:points="0,15 6,0 7,1">
          <text:p/>
        </draw:polygon>
        <draw:polygon draw:style-name="gr2" draw:text-style-name="P2" draw:layer="layout" svg:width="0.02cm" svg:height="0.016cm" svg:x="3.929cm" svg:y="4.668cm" svg:viewBox="0 0 21 17" draw:points="21,0 0,17">
          <text:p/>
        </draw:polygon>
        <draw:polygon draw:style-name="gr2" draw:text-style-name="P2" draw:layer="layout" svg:width="0.006cm" svg:height="0.013cm" svg:x="3.942cm" svg:y="4.7cm" svg:viewBox="0 0 7 14" draw:points="0,14 7,0 7,1">
          <text:p/>
        </draw:polygon>
        <draw:polygon draw:style-name="gr2" draw:text-style-name="P2" draw:layer="layout" svg:width="0.02cm" svg:height="0.017cm" svg:x="3.929cm" svg:y="4.667cm" svg:viewBox="0 0 21 18" draw:points="21,0 21,2 0,18">
          <text:p/>
        </draw:polygon>
        <draw:polygon draw:style-name="gr2" draw:text-style-name="P2" draw:layer="layout" svg:width="0.006cm" svg:height="0.012cm" svg:x="3.942cm" svg:y="4.701cm" svg:viewBox="0 0 7 13" draw:points="0,13 7,0 7,1">
          <text:p/>
        </draw:polygon>
        <draw:polygon draw:style-name="gr2" draw:text-style-name="P2" draw:layer="layout" svg:width="0.021cm" svg:height="0.018cm" svg:x="3.929cm" svg:y="4.666cm" svg:viewBox="0 0 22 19" draw:points="22,0 21,1 0,19">
          <text:p/>
        </draw:polygon>
        <draw:polygon draw:style-name="gr2" draw:text-style-name="P2" draw:layer="layout" svg:width="0.007cm" svg:height="0.011cm" svg:x="3.942cm" svg:y="4.702cm" svg:viewBox="0 0 8 12" draw:points="0,12 7,0 8,1">
          <text:p/>
        </draw:polygon>
        <draw:polygon draw:style-name="gr2" draw:text-style-name="P2" draw:layer="layout" svg:width="0.022cm" svg:height="0.019cm" svg:x="3.929cm" svg:y="4.665cm" svg:viewBox="0 0 23 20" draw:points="23,0 22,2 0,20">
          <text:p/>
        </draw:polygon>
        <draw:polygon draw:style-name="gr2" draw:text-style-name="P2" draw:layer="layout" svg:width="0.007cm" svg:height="0.01cm" svg:x="3.942cm" svg:y="4.703cm" svg:viewBox="0 0 8 11" draw:points="0,11 8,0 8,1">
          <text:p/>
        </draw:polygon>
        <draw:polygon draw:style-name="gr2" draw:text-style-name="P2" draw:layer="layout" svg:width="0.022cm" svg:height="0.019cm" svg:x="3.929cm" svg:y="4.665cm" svg:viewBox="0 0 23 20" draw:points="23,0 0,20">
          <text:p/>
        </draw:polygon>
        <draw:polygon draw:style-name="gr2" draw:text-style-name="P2" draw:layer="layout" svg:width="0.007cm" svg:height="0.009cm" svg:x="3.942cm" svg:y="4.704cm" svg:viewBox="0 0 8 10" draw:points="0,10 8,0">
          <text:p/>
        </draw:polygon>
        <draw:polygon draw:style-name="gr2" draw:text-style-name="P2" draw:layer="layout" svg:width="0.022cm" svg:height="0.028cm" svg:x="3.929cm" svg:y="4.657cm" svg:viewBox="0 0 23 29" draw:points="23,10 0,29 21,0">
          <text:p/>
        </draw:polygon>
        <draw:polygon draw:style-name="gr2" draw:text-style-name="P2" draw:layer="layout" svg:width="0.008cm" svg:height="0.009cm" svg:x="3.942cm" svg:y="4.704cm" svg:viewBox="0 0 9 10" draw:points="0,10 8,0 9,1">
          <text:p/>
        </draw:polygon>
        <draw:polygon draw:style-name="gr2" draw:text-style-name="P2" draw:layer="layout" svg:width="0.003cm" svg:height="0.009cm" svg:x="3.949cm" svg:y="4.657cm" svg:viewBox="0 0 4 10" draw:points="4,9 2,10 0,0">
          <text:p/>
        </draw:polygon>
        <draw:polygon draw:style-name="gr2" draw:text-style-name="P2" draw:layer="layout" svg:width="0.009cm" svg:height="0.009cm" svg:x="3.942cm" svg:y="4.705cm" svg:viewBox="0 0 10 10" draw:points="0,10 9,0 10,3">
          <text:p/>
        </draw:polygon>
        <draw:polygon draw:style-name="gr2" draw:text-style-name="P2" draw:layer="layout" svg:width="0.004cm" svg:height="0.008cm" svg:x="3.949cm" svg:y="4.657cm" svg:viewBox="0 0 5 9" draw:points="5,9 4,9 0,0">
          <text:p/>
        </draw:polygon>
        <draw:polygon draw:style-name="gr2" draw:text-style-name="P2" draw:layer="layout" svg:width="0.009cm" svg:height="0.006cm" svg:x="3.942cm" svg:y="4.707cm" svg:viewBox="0 0 10 7" draw:points="0,7 10,0">
          <text:p/>
        </draw:polygon>
        <draw:polygon draw:style-name="gr2" draw:text-style-name="P2" draw:layer="layout" svg:width="0.005cm" svg:height="0.008cm" svg:x="3.949cm" svg:y="4.657cm" svg:viewBox="0 0 6 9" draw:points="6,8 5,9 0,0">
          <text:p/>
        </draw:polygon>
        <draw:polygon draw:style-name="gr2" draw:text-style-name="P2" draw:layer="layout" svg:width="0.01cm" svg:height="0.007cm" svg:x="3.942cm" svg:y="4.707cm" svg:viewBox="0 0 11 8" draw:points="0,8 10,0 11,2">
          <text:p/>
        </draw:polygon>
        <draw:polygon draw:style-name="gr2" draw:text-style-name="P2" draw:layer="layout" svg:width="0.006cm" svg:height="0.007cm" svg:x="3.949cm" svg:y="4.657cm" svg:viewBox="0 0 7 8" draw:points="7,8 6,8 0,0">
          <text:p/>
        </draw:polygon>
        <draw:polygon draw:style-name="gr2" draw:text-style-name="P2" draw:layer="layout" svg:width="0.01cm" svg:height="0.005cm" svg:x="3.942cm" svg:y="4.708cm" svg:viewBox="0 0 11 6" draw:points="0,6 11,0 11,1">
          <text:p/>
        </draw:polygon>
        <draw:polygon draw:style-name="gr2" draw:text-style-name="P2" draw:layer="layout" svg:width="0.007cm" svg:height="0.007cm" svg:x="3.949cm" svg:y="4.657cm" svg:viewBox="0 0 8 8" draw:points="8,8 7,8 0,0">
          <text:p/>
        </draw:polygon>
        <draw:polygon draw:style-name="gr2" draw:text-style-name="P2" draw:layer="layout" svg:width="0.011cm" svg:height="0.004cm" svg:x="3.942cm" svg:y="4.709cm" svg:viewBox="0 0 12 5" draw:points="0,5 11,0 12,0">
          <text:p/>
        </draw:polygon>
        <draw:polygon draw:style-name="gr2" draw:text-style-name="P2" draw:layer="layout" svg:width="0.008cm" svg:height="0.007cm" svg:x="3.949cm" svg:y="4.657cm" svg:viewBox="0 0 9 8" draw:points="9,8 8,8 0,0">
          <text:p/>
        </draw:polygon>
        <draw:polygon draw:style-name="gr2" draw:text-style-name="P2" draw:layer="layout" svg:width="0.012cm" svg:height="0.004cm" svg:x="3.942cm" svg:y="4.709cm" svg:viewBox="0 0 13 5" draw:points="0,5 12,0 13,0">
          <text:p/>
        </draw:polygon>
        <draw:polygon draw:style-name="gr2" draw:text-style-name="P2" draw:layer="layout" svg:width="0.009cm" svg:height="0.007cm" svg:x="3.949cm" svg:y="4.657cm" svg:viewBox="0 0 10 8" draw:points="10,8 9,8 0,0">
          <text:p/>
        </draw:polygon>
        <draw:polygon draw:style-name="gr2" draw:text-style-name="P2" draw:layer="layout" svg:width="0.013cm" svg:height="0.004cm" svg:x="3.942cm" svg:y="4.709cm" svg:viewBox="0 0 14 5" draw:points="0,5 13,0 14,1">
          <text:p/>
        </draw:polygon>
        <draw:polygon draw:style-name="gr2" draw:text-style-name="P2" draw:layer="layout" svg:width="0.01cm" svg:height="0.007cm" svg:x="3.949cm" svg:y="4.657cm" svg:viewBox="0 0 11 8" draw:points="11,8 10,8 0,0">
          <text:p/>
        </draw:polygon>
        <draw:polygon draw:style-name="gr2" draw:text-style-name="P2" draw:layer="layout" svg:width="0.014cm" svg:height="0.003cm" svg:x="3.942cm" svg:y="4.71cm" svg:viewBox="0 0 15 4" draw:points="0,4 14,0 15,0">
          <text:p/>
        </draw:polygon>
        <draw:polygon draw:style-name="gr2" draw:text-style-name="P2" draw:layer="layout" svg:width="0.01cm" svg:height="0.007cm" svg:x="3.949cm" svg:y="4.657cm" svg:viewBox="0 0 11 8" draw:points="11,8 11,8 0,0">
          <text:p/>
        </draw:polygon>
        <draw:polygon draw:style-name="gr2" draw:text-style-name="P2" draw:layer="layout" svg:width="0.038cm" svg:height="0.003cm" svg:x="3.942cm" svg:y="4.71cm" svg:viewBox="0 0 39 4" draw:points="39,4 0,4 15,0">
          <text:p/>
        </draw:polygon>
        <draw:polygon draw:style-name="gr2" draw:text-style-name="P2" draw:layer="layout" svg:width="0.011cm" svg:height="0.007cm" svg:x="3.949cm" svg:y="4.657cm" svg:viewBox="0 0 12 8" draw:points="12,8 11,8 0,0">
          <text:p/>
        </draw:polygon>
        <draw:polygon draw:style-name="gr2" draw:text-style-name="P2" draw:layer="layout" svg:width="0.024cm" svg:height="0.003cm" svg:x="3.956cm" svg:y="4.71cm" svg:viewBox="0 0 25 4" draw:points="25,4 0,0 1,0">
          <text:p/>
        </draw:polygon>
        <draw:polygon draw:style-name="gr2" draw:text-style-name="P2" draw:layer="layout" svg:width="0.012cm" svg:height="0.007cm" svg:x="3.949cm" svg:y="4.657cm" svg:viewBox="0 0 13 8" draw:points="13,8 12,8 0,0">
          <text:p/>
        </draw:polygon>
        <draw:polygon draw:style-name="gr2" draw:text-style-name="P2" draw:layer="layout" svg:width="0.023cm" svg:height="0.003cm" svg:x="3.957cm" svg:y="4.71cm" svg:viewBox="0 0 24 4" draw:points="24,4 0,0 1,0">
          <text:p/>
        </draw:polygon>
        <draw:polygon draw:style-name="gr2" draw:text-style-name="P2" draw:layer="layout" svg:width="0.013cm" svg:height="0.007cm" svg:x="3.949cm" svg:y="4.657cm" svg:viewBox="0 0 14 8" draw:points="14,8 13,8 0,0">
          <text:p/>
        </draw:polygon>
        <draw:polygon draw:style-name="gr2" draw:text-style-name="P2" draw:layer="layout" svg:width="0.022cm" svg:height="0.003cm" svg:x="3.958cm" svg:y="4.71cm" svg:viewBox="0 0 23 4" draw:points="23,4 0,0 1,0">
          <text:p/>
        </draw:polygon>
        <draw:polygon draw:style-name="gr2" draw:text-style-name="P2" draw:layer="layout" svg:width="0.013cm" svg:height="0.007cm" svg:x="3.949cm" svg:y="4.657cm" svg:viewBox="0 0 14 8" draw:points="14,8 0,0">
          <text:p/>
        </draw:polygon>
        <draw:polygon draw:style-name="gr2" draw:text-style-name="P2" draw:layer="layout" svg:width="0.021cm" svg:height="0.003cm" svg:x="3.959cm" svg:y="4.71cm" svg:viewBox="0 0 22 4" draw:points="22,4 0,0 1,0">
          <text:p/>
        </draw:polygon>
        <draw:polygon draw:style-name="gr2" draw:text-style-name="P2" draw:layer="layout" svg:width="0.014cm" svg:height="0.007cm" svg:x="3.949cm" svg:y="4.657cm" svg:viewBox="0 0 15 8" draw:points="15,8 14,8 0,0">
          <text:p/>
        </draw:polygon>
        <draw:polygon draw:style-name="gr2" draw:text-style-name="P2" draw:layer="layout" svg:width="0.02cm" svg:height="0.003cm" svg:x="3.96cm" svg:y="4.71cm" svg:viewBox="0 0 21 4" draw:points="21,4 0,0 1,0">
          <text:p/>
        </draw:polygon>
        <draw:polygon draw:style-name="gr2" draw:text-style-name="P2" draw:layer="layout" svg:width="0.015cm" svg:height="0.008cm" svg:x="3.949cm" svg:y="4.657cm" svg:viewBox="0 0 16 9" draw:points="16,9 15,8 0,0">
          <text:p/>
        </draw:polygon>
        <draw:polygon draw:style-name="gr2" draw:text-style-name="P2" draw:layer="layout" svg:width="0.019cm" svg:height="0.003cm" svg:x="3.961cm" svg:y="4.71cm" svg:viewBox="0 0 20 4" draw:points="20,4 0,0 1,0">
          <text:p/>
        </draw:polygon>
        <draw:polygon draw:style-name="gr2" draw:text-style-name="P2" draw:layer="layout" svg:width="0.016cm" svg:height="0.008cm" svg:x="3.949cm" svg:y="4.657cm" svg:viewBox="0 0 17 9" draw:points="17,9 16,9 0,0">
          <text:p/>
        </draw:polygon>
        <draw:polygon draw:style-name="gr2" draw:text-style-name="P2" draw:layer="layout" svg:width="0.018cm" svg:height="0.004cm" svg:x="3.962cm" svg:y="4.709cm" svg:viewBox="0 0 19 5" draw:points="19,5 0,1 0,0">
          <text:p/>
        </draw:polygon>
        <draw:polygon draw:style-name="gr2" draw:text-style-name="P2" draw:layer="layout" svg:width="0.018cm" svg:height="0.008cm" svg:x="3.949cm" svg:y="4.657cm" svg:viewBox="0 0 19 9" draw:points="19,9 17,9 0,0">
          <text:p/>
        </draw:polygon>
        <draw:polygon draw:style-name="gr2" draw:text-style-name="P2" draw:layer="layout" svg:width="0.018cm" svg:height="0.004cm" svg:x="3.962cm" svg:y="4.709cm" svg:viewBox="0 0 19 5" draw:points="19,5 0,0 1,0">
          <text:p/>
        </draw:polygon>
        <draw:polygon draw:style-name="gr2" draw:text-style-name="P2" draw:layer="layout" svg:width="0.018cm" svg:height="0.008cm" svg:x="3.949cm" svg:y="4.657cm" svg:viewBox="0 0 19 9" draw:points="18,9 0,0 19,6">
          <text:p/>
        </draw:polygon>
        <draw:polygon draw:style-name="gr2" draw:text-style-name="P2" draw:layer="layout" svg:width="0.017cm" svg:height="0.004cm" svg:x="3.963cm" svg:y="4.709cm" svg:viewBox="0 0 18 5" draw:points="18,5 0,0 2,0">
          <text:p/>
        </draw:polygon>
        <draw:polygon draw:style-name="gr2" draw:text-style-name="P2" draw:layer="layout" svg:width="0.001cm" svg:height="0.004cm" svg:x="3.966cm" svg:y="4.661cm" svg:viewBox="0 0 2 5" draw:points="2,5 0,4 2,0">
          <text:p/>
        </draw:polygon>
        <draw:polygon draw:style-name="gr2" draw:text-style-name="P2" draw:layer="layout" svg:width="0.015cm" svg:height="0.004cm" svg:x="3.965cm" svg:y="4.709cm" svg:viewBox="0 0 16 5" draw:points="16,5 0,0 1,0">
          <text:p/>
        </draw:polygon>
        <draw:polygon draw:style-name="gr2" draw:text-style-name="P2" draw:layer="layout" svg:width="0cm" svg:height="0.046cm" svg:x="3.967cm" svg:y="4.661cm" svg:viewBox="0 0 0 47" draw:points="0,47 0,4 0,0">
          <text:p/>
        </draw:polygon>
        <draw:polygon draw:style-name="gr2" draw:text-style-name="P2" draw:layer="layout" svg:width="0.014cm" svg:height="0.004cm" svg:x="3.966cm" svg:y="4.709cm" svg:viewBox="0 0 15 5" draw:points="15,5 0,0 1,0">
          <text:p/>
        </draw:polygon>
        <draw:polygon draw:style-name="gr2" draw:text-style-name="P2" draw:layer="layout" svg:width="0.013cm" svg:height="0.051cm" svg:x="3.967cm" svg:y="4.661cm" svg:viewBox="0 0 14 52" draw:points="0,48 0,0 14,52">
          <text:p/>
        </draw:polygon>
        <draw:line draw:style-name="gr3" draw:text-style-name="P1" draw:layer="layout" svg:x1="3.833cm" svg:y1="4.927cm" svg:x2="3.884cm" svg:y2="4.927cm">
          <text:p/>
        </draw:line>
        <draw:line draw:style-name="gr3" draw:text-style-name="P1" draw:layer="layout" svg:x1="4.698cm" svg:y1="4.928cm" svg:x2="4.843cm" svg:y2="4.779cm">
          <text:p/>
        </draw:line>
        <draw:line draw:style-name="gr3" draw:text-style-name="P1" draw:layer="layout" svg:x1="3.884cm" svg:y1="4.927cm" svg:x2="4.699cm" svg:y2="4.927cm">
          <text:p/>
        </draw:line>
        <draw:line draw:style-name="gr3" draw:text-style-name="P1" draw:layer="layout" svg:x1="4.315cm" svg:y1="4.557cm" svg:x2="4.416cm" svg:y2="4.662cm">
          <text:p/>
        </draw:line>
        <draw:line draw:style-name="gr3" draw:text-style-name="P1" draw:layer="layout" svg:x1="4.415cm" svg:y1="4.661cm" svg:x2="4.598cm" svg:y2="4.661cm">
          <text:p/>
        </draw:line>
        <draw:line draw:style-name="gr3" draw:text-style-name="P1" draw:layer="layout" svg:x1="5.086cm" svg:y1="4.094cm" svg:x2="5.013cm" svg:y2="4.02cm">
          <text:p/>
        </draw:line>
        <draw:line draw:style-name="gr3" draw:text-style-name="P1" draw:layer="layout" svg:x1="5.085cm" svg:y1="4.316cm" svg:x2="5.085cm" svg:y2="4.093cm">
          <text:p/>
        </draw:line>
        <draw:line draw:style-name="gr3" draw:text-style-name="P1" draw:layer="layout" svg:x1="5.086cm" svg:y1="4.39cm" svg:x2="4.985cm" svg:y2="4.286cm">
          <text:p/>
        </draw:line>
        <draw:line draw:style-name="gr3" draw:text-style-name="P1" draw:layer="layout" svg:x1="5.013cm" svg:y1="4.02cm" svg:x2="4.842cm" svg:y2="4.02cm">
          <text:p/>
        </draw:line>
        <draw:line draw:style-name="gr3" draw:text-style-name="P1" draw:layer="layout" svg:x1="3.741cm" svg:y1="4.089cm" svg:x2="3.741cm" svg:y2="4.188cm">
          <text:p/>
        </draw:line>
        <draw:line draw:style-name="gr3" draw:text-style-name="P1" draw:layer="layout" svg:x1="3.656cm" svg:y1="4.149cm" svg:x2="3.742cm" svg:y2="4.238cm">
          <text:p/>
        </draw:line>
        <draw:line draw:style-name="gr3" draw:text-style-name="P1" draw:layer="layout" svg:x1="3.656cm" svg:y1="4.149cm" svg:x2="3.682cm" svg:y2="4.149cm">
          <text:p/>
        </draw:line>
        <draw:line draw:style-name="gr3" draw:text-style-name="P1" draw:layer="layout" svg:x1="3.742cm" svg:y1="4.188cm" svg:x2="3.704cm" svg:y2="4.149cm">
          <text:p/>
        </draw:line>
        <draw:line draw:style-name="gr3" draw:text-style-name="P1" draw:layer="layout" svg:x1="3.741cm" svg:y1="4.039cm" svg:x2="3.741cm" svg:y2="4.062cm">
          <text:p/>
        </draw:line>
        <draw:line draw:style-name="gr3" draw:text-style-name="P1" draw:layer="layout" svg:x1="3.741cm" svg:y1="4.039cm" svg:x2="3.741cm" svg:y2="4.088cm">
          <text:p/>
        </draw:line>
        <draw:line draw:style-name="gr3" draw:text-style-name="P1" draw:layer="layout" svg:x1="3.741cm" svg:y1="4.187cm" svg:x2="3.741cm" svg:y2="4.236cm">
          <text:p/>
        </draw:line>
        <draw:line draw:style-name="gr3" draw:text-style-name="P1" draw:layer="layout" svg:x1="4.842cm" svg:y1="4.779cm" svg:x2="4.842cm" svg:y2="2.806cm">
          <text:p/>
        </draw:line>
        <draw:line draw:style-name="gr3" draw:text-style-name="P1" draw:layer="layout" svg:x1="5.085cm" svg:y1="3.348cm" svg:x2="5.085cm" svg:y2="3.155cm">
          <text:p/>
        </draw:line>
        <draw:line draw:style-name="gr3" draw:text-style-name="P1" draw:layer="layout" svg:x1="5.086cm" svg:y1="2.935cm" svg:x2="5.009cm" svg:y2="2.856cm">
          <text:p/>
        </draw:line>
        <draw:line draw:style-name="gr3" draw:text-style-name="P1" draw:layer="layout" svg:x1="5.01cm" svg:y1="2.856cm" svg:x2="4.842cm" svg:y2="2.856cm">
          <text:p/>
        </draw:line>
        <draw:line draw:style-name="gr3" draw:text-style-name="P1" draw:layer="layout" svg:x1="5.085cm" svg:y1="3.151cm" svg:x2="5.085cm" svg:y2="2.933cm">
          <text:p/>
        </draw:line>
        <draw:line draw:style-name="gr3" draw:text-style-name="P1" draw:layer="layout" svg:x1="5.085cm" svg:y1="4.661cm" svg:x2="5.364cm" svg:y2="4.661cm">
          <text:p/>
        </draw:line>
        <draw:line draw:style-name="gr3" draw:text-style-name="P1" draw:layer="layout" svg:x1="5.68cm" svg:y1="5.275cm" svg:x2="5.68cm" svg:y2="3.546cm">
          <text:p/>
        </draw:line>
        <draw:line draw:style-name="gr3" draw:text-style-name="P1" draw:layer="layout" svg:x1="5.463cm" svg:y1="5.371cm" svg:x2="5.588cm" svg:y2="5.371cm">
          <text:p/>
        </draw:line>
        <draw:line draw:style-name="gr3" draw:text-style-name="P1" draw:layer="layout" svg:x1="5.588cm" svg:y1="5.372cm" svg:x2="5.681cm" svg:y2="5.275cm">
          <text:p/>
        </draw:line>
        <draw:line draw:style-name="gr3" draw:text-style-name="P1" draw:layer="layout" svg:x1="5.363cm" svg:y1="4.662cm" svg:x2="5.438cm" svg:y2="4.585cm">
          <text:p/>
        </draw:line>
        <draw:line draw:style-name="gr3" draw:text-style-name="P1" draw:layer="layout" svg:x1="5.437cm" svg:y1="4.585cm" svg:x2="5.437cm" svg:y2="4.434cm">
          <text:p/>
        </draw:line>
        <draw:line draw:style-name="gr3" draw:text-style-name="P1" draw:layer="layout" svg:x1="4.598cm" svg:y1="4.035cm" svg:x2="4.598cm" svg:y2="4.315cm">
          <text:p/>
        </draw:line>
        <draw:line draw:style-name="gr3" draw:text-style-name="P1" draw:layer="layout" svg:x1="4.466cm" svg:y1="3.898cm" svg:x2="4.599cm" svg:y2="4.036cm">
          <text:p/>
        </draw:line>
        <draw:line draw:style-name="gr3" draw:text-style-name="P1" draw:layer="layout" svg:x1="4.107cm" svg:y1="3.898cm" svg:x2="4.466cm" svg:y2="3.898cm">
          <text:p/>
        </draw:line>
        <draw:line draw:style-name="gr3" draw:text-style-name="P1" draw:layer="layout" svg:x1="4.23cm" svg:y1="4.149cm" svg:x2="4.316cm" svg:y2="4.238cm">
          <text:p/>
        </draw:line>
        <draw:line draw:style-name="gr3" draw:text-style-name="P1" draw:layer="layout" svg:x1="4.107cm" svg:y1="4.149cm" svg:x2="4.23cm" svg:y2="4.149cm">
          <text:p/>
        </draw:line>
        <draw:line draw:style-name="gr3" draw:text-style-name="P1" draw:layer="layout" svg:x1="4.315cm" svg:y1="4.237cm" svg:x2="4.315cm" svg:y2="4.558cm">
          <text:p/>
        </draw:line>
        <draw:line draw:style-name="gr3" draw:text-style-name="P1" draw:layer="layout" svg:x1="4.107cm" svg:y1="3.648cm" svg:x2="4.264cm" svg:y2="3.648cm">
          <text:p/>
        </draw:line>
        <draw:line draw:style-name="gr3" draw:text-style-name="P1" draw:layer="layout" svg:x1="4.264cm" svg:y1="3.649cm" svg:x2="4.412cm" svg:y2="3.497cm">
          <text:p/>
        </draw:line>
        <draw:line draw:style-name="gr4" draw:text-style-name="P1" draw:layer="layout" svg:x1="4.041cm" svg:y1="2.164cm" svg:x2="3.967cm" svg:y2="2.164cm">
          <text:p/>
        </draw:line>
        <draw:line draw:style-name="gr4" draw:text-style-name="P1" draw:layer="layout" svg:x1="4.005cm" svg:y1="2.201cm" svg:x2="4.005cm" svg:y2="2.126cm">
          <text:p/>
        </draw:line>
        <draw:polyline draw:style-name="gr4" draw:text-style-name="P1" draw:layer="layout" svg:width="0.055cm" svg:height="0.099cm" svg:x="3.873cm" svg:y="2.103cm" svg:viewBox="0 0 56 100" draw:points="4,0 51,0 56,46 51,42 40,37 18,37 9,42 4,46 0,56 0,80 4,89 9,95 18,100 40,100 51,95 56,89">
          <text:p/>
        </draw:polyline>
        <draw:polyline draw:style-name="gr4" draw:text-style-name="P1" draw:layer="layout" svg:width="0.064cm" svg:height="0.099cm" svg:x="3.781cm" svg:y="2.103cm" svg:viewBox="0 0 65 100" draw:points="65,0 33,100 0,0">
          <text:p/>
        </draw:polyline>
        <draw:line draw:style-name="gr3" draw:text-style-name="P1" draw:layer="layout" svg:x1="3.645cm" svg:y1="1.869cm" svg:x2="3.645cm" svg:y2="2.461cm">
          <text:p/>
        </draw:line>
        <draw:line draw:style-name="gr3" draw:text-style-name="P1" draw:layer="layout" svg:x1="3.645cm" svg:y1="2.461cm" svg:x2="3.742cm" svg:y2="2.561cm">
          <text:p/>
        </draw:line>
        <draw:line draw:style-name="gr3" draw:text-style-name="P1" draw:layer="layout" svg:x1="3.888cm" svg:y1="1.869cm" svg:x2="3.888cm" svg:y2="1.622cm">
          <text:p/>
        </draw:line>
        <draw:line draw:style-name="gr3" draw:text-style-name="P1" draw:layer="layout" svg:x1="4.107cm" svg:y1="1.95cm" svg:x2="4.107cm" svg:y2="2.645cm">
          <text:p/>
        </draw:line>
        <draw:line draw:style-name="gr3" draw:text-style-name="P1" draw:layer="layout" svg:x1="3.888cm" svg:y1="1.869cm" svg:x2="4.028cm" svg:y2="1.869cm">
          <text:p/>
        </draw:line>
        <draw:line draw:style-name="gr3" draw:text-style-name="P1" draw:layer="layout" svg:x1="2.473cm" svg:y1="2.856cm" svg:x2="2.641cm" svg:y2="2.856cm">
          <text:p/>
        </draw:line>
        <draw:line draw:style-name="gr3" draw:text-style-name="P1" draw:layer="layout" svg:x1="3.377cm" svg:y1="2.645cm" svg:x2="3.202cm" svg:y2="2.645cm">
          <text:p/>
        </draw:line>
        <draw:line draw:style-name="gr3" draw:text-style-name="P1" draw:layer="layout" svg:x1="3.203cm" svg:y1="2.647cm" svg:x2="3.119cm" svg:y2="2.56cm">
          <text:p/>
        </draw:line>
        <draw:line draw:style-name="gr3" draw:text-style-name="P1" draw:layer="layout" svg:x1="3.119cm" svg:y1="2.56cm" svg:x2="3.119cm" svg:y2="2.116cm">
          <text:p/>
        </draw:line>
        <draw:line draw:style-name="gr3" draw:text-style-name="P1" draw:layer="layout" svg:x1="3.111cm" svg:y1="2.897cm" svg:x2="2.883cm" svg:y2="2.662cm">
          <text:p/>
        </draw:line>
        <draw:line draw:style-name="gr3" draw:text-style-name="P1" draw:layer="layout" svg:x1="3.377cm" svg:y1="2.896cm" svg:x2="3.11cm" svg:y2="2.896cm">
          <text:p/>
        </draw:line>
        <draw:line draw:style-name="gr3" draw:text-style-name="P1" draw:layer="layout" svg:x1="2.883cm" svg:y1="2.662cm" svg:x2="2.883cm" svg:y2="2.362cm">
          <text:p/>
        </draw:line>
        <draw:line draw:style-name="gr3" draw:text-style-name="P1" draw:layer="layout" svg:x1="2.883cm" svg:y1="3.151cm" svg:x2="3.372cm" svg:y2="3.151cm">
          <text:p/>
        </draw:line>
        <draw:line draw:style-name="gr3" draw:text-style-name="P1" draw:layer="layout" svg:x1="2.449cm" svg:y1="1.721cm" svg:x2="2.64cm" svg:y2="1.721cm">
          <text:p/>
        </draw:line>
        <draw:line draw:style-name="gr3" draw:text-style-name="P1" draw:layer="layout" svg:x1="2.397cm" svg:y1="2.017cm" svg:x2="2.397cm" svg:y2="1.774cm">
          <text:p/>
        </draw:line>
        <draw:line draw:style-name="gr3" draw:text-style-name="P1" draw:layer="layout" svg:x1="2.397cm" svg:y1="1.775cm" svg:x2="2.45cm" svg:y2="1.721cm">
          <text:p/>
        </draw:line>
        <draw:line draw:style-name="gr3" draw:text-style-name="P1" draw:layer="layout" svg:x1="2.017cm" svg:y1="2.313cm" svg:x2="2.017cm" svg:y2="2.165cm">
          <text:p/>
        </draw:line>
        <draw:line draw:style-name="gr3" draw:text-style-name="P1" draw:layer="layout" svg:x1="1.774cm" svg:y1="2.165cm" svg:x2="1.774cm" svg:y2="1.725cm">
          <text:p/>
        </draw:line>
        <draw:line draw:style-name="gr3" draw:text-style-name="P1" draw:layer="layout" svg:x1="1.774cm" svg:y1="1.726cm" svg:x2="1.971cm" svg:y2="1.524cm">
          <text:p/>
        </draw:line>
        <draw:line draw:style-name="gr3" draw:text-style-name="P1" draw:layer="layout" svg:x1="2.397cm" svg:y1="2.362cm" svg:x2="2.066cm" svg:y2="2.362cm">
          <text:p/>
        </draw:line>
        <draw:line draw:style-name="gr3" draw:text-style-name="P1" draw:layer="layout" svg:x1="2.067cm" svg:y1="2.363cm" svg:x2="2.017cm" svg:y2="2.313cm">
          <text:p/>
        </draw:line>
        <draw:line draw:style-name="gr3" draw:text-style-name="P1" draw:layer="layout" svg:x1="1.774cm" svg:y1="3.299cm" svg:x2="1.774cm" svg:y2="2.165cm">
          <text:p/>
        </draw:line>
        <draw:line draw:style-name="gr3" draw:text-style-name="P1" draw:layer="layout" svg:x1="1.78cm" svg:y1="3.304cm" svg:x2="1.774cm" svg:y2="3.299cm">
          <text:p/>
        </draw:line>
        <draw:line draw:style-name="gr3" draw:text-style-name="P1" draw:layer="layout" svg:x1="2.64cm" svg:y1="1.721cm" svg:x2="2.64cm" svg:y2="2.855cm">
          <text:p/>
        </draw:line>
        <draw:line draw:style-name="gr3" draw:text-style-name="P1" draw:layer="layout" svg:x1="1.97cm" svg:y1="1.524cm" svg:x2="3.788cm" svg:y2="1.524cm">
          <text:p/>
        </draw:line>
        <draw:line draw:style-name="gr3" draw:text-style-name="P1" draw:layer="layout" svg:x1="3.023cm" svg:y1="2.017cm" svg:x2="2.883cm" svg:y2="2.017cm">
          <text:p/>
        </draw:line>
        <draw:line draw:style-name="gr3" draw:text-style-name="P1" draw:layer="layout" svg:x1="3.12cm" svg:y1="2.117cm" svg:x2="3.023cm" svg:y2="2.017cm">
          <text:p/>
        </draw:line>
        <draw:line draw:style-name="gr3" draw:text-style-name="P1" draw:layer="layout" svg:x1="2.747cm" svg:y1="4.929cm" svg:x2="2.65cm" svg:y2="4.829cm">
          <text:p/>
        </draw:line>
        <draw:line draw:style-name="gr3" draw:text-style-name="P1" draw:layer="layout" svg:x1="2.687cm" svg:y1="4.878cm" svg:x2="2.737cm" svg:y2="4.928cm">
          <text:p/>
        </draw:line>
        <draw:line draw:style-name="gr3" draw:text-style-name="P1" draw:layer="layout" svg:x1="2.597cm" svg:y1="4.884cm" svg:x2="2.651cm" svg:y2="4.829cm">
          <text:p/>
        </draw:line>
        <draw:line draw:style-name="gr3" draw:text-style-name="P1" draw:layer="layout" svg:x1="2.65cm" svg:y1="4.918cm" svg:x2="2.688cm" svg:y2="4.878cm">
          <text:p/>
        </draw:line>
        <draw:line draw:style-name="gr3" draw:text-style-name="P1" draw:layer="layout" svg:x1="2.65cm" svg:y1="4.829cm" svg:x2="2.65cm" svg:y2="4.839cm">
          <text:p/>
        </draw:line>
        <draw:line draw:style-name="gr3" draw:text-style-name="P1" draw:layer="layout" svg:x1="3.741cm" svg:y1="4.878cm" svg:x2="3.741cm" svg:y2="4.927cm">
          <text:p/>
        </draw:line>
        <draw:line draw:style-name="gr3" draw:text-style-name="P1" draw:layer="layout" svg:x1="3.741cm" svg:y1="4.829cm" svg:x2="3.741cm" svg:y2="4.878cm">
          <text:p/>
        </draw:line>
        <draw:line draw:style-name="gr3" draw:text-style-name="P1" draw:layer="layout" svg:x1="3.741cm" svg:y1="4.927cm" svg:x2="3.692cm" svg:y2="4.927cm">
          <text:p/>
        </draw:line>
        <draw:line draw:style-name="gr3" draw:text-style-name="P1" draw:layer="layout" svg:x1="3.645cm" svg:y1="4.929cm" svg:x2="3.742cm" svg:y2="4.829cm">
          <text:p/>
        </draw:line>
        <draw:line draw:style-name="gr3" draw:text-style-name="P1" draw:layer="layout" svg:x1="3.692cm" svg:y1="4.927cm" svg:x2="3.645cm" svg:y2="4.927cm">
          <text:p/>
        </draw:line>
        <draw:line draw:style-name="gr3" draw:text-style-name="P1" draw:layer="layout" svg:x1="3.741cm" svg:y1="4.237cm" svg:x2="3.741cm" svg:y2="4.878cm">
          <text:p/>
        </draw:line>
        <draw:line draw:style-name="gr3" draw:text-style-name="P1" draw:layer="layout" svg:x1="3.789cm" svg:y1="4.928cm" svg:x2="3.741cm" svg:y2="4.878cm">
          <text:p/>
        </draw:line>
        <draw:line draw:style-name="gr3" draw:text-style-name="P1" draw:layer="layout" svg:x1="3.788cm" svg:y1="4.927cm" svg:x2="3.741cm" svg:y2="4.927cm">
          <text:p/>
        </draw:line>
        <draw:line draw:style-name="gr3" draw:text-style-name="P1" draw:layer="layout" svg:x1="3.884cm" svg:y1="4.927cm" svg:x2="3.788cm" svg:y2="4.927cm">
          <text:p/>
        </draw:line>
        <draw:line draw:style-name="gr3" draw:text-style-name="P1" draw:layer="layout" svg:x1="3.692cm" svg:y1="4.928cm" svg:x2="3.742cm" svg:y2="4.878cm">
          <text:p/>
        </draw:line>
        <draw:line draw:style-name="gr3" draw:text-style-name="P1" draw:layer="layout" svg:x1="3.741cm" svg:y1="4.831cm" svg:x2="3.834cm" svg:y2="4.928cm">
          <text:p/>
        </draw:line>
        <draw:line draw:style-name="gr3" draw:text-style-name="P1" draw:layer="layout" svg:x1="2.65cm" svg:y1="4.838cm" svg:x2="2.688cm" svg:y2="4.878cm">
          <text:p/>
        </draw:line>
        <draw:line draw:style-name="gr3" draw:text-style-name="P1" draw:layer="layout" svg:x1="2.65cm" svg:y1="3.99cm" svg:x2="2.65cm" svg:y2="4.878cm">
          <text:p/>
        </draw:line>
        <draw:line draw:style-name="gr3" draw:text-style-name="P1" draw:layer="layout" svg:x1="2.64cm" svg:y1="3.98cm" svg:x2="2.651cm" svg:y2="3.991cm">
          <text:p/>
        </draw:line>
        <draw:line draw:style-name="gr3" draw:text-style-name="P1" draw:layer="layout" svg:x1="2.65cm" svg:y1="4.829cm" svg:x2="2.65cm" svg:y2="4.918cm">
          <text:p/>
        </draw:line>
        <draw:line draw:style-name="gr3" draw:text-style-name="P1" draw:layer="layout" svg:x1="3.167cm" svg:y1="4.533cm" svg:x2="3.167cm" svg:y2="3.99cm">
          <text:p/>
        </draw:line>
        <draw:line draw:style-name="gr3" draw:text-style-name="P1" draw:layer="layout" svg:x1="2.554cm" svg:y1="4.928cm" svg:x2="2.598cm" svg:y2="4.883cm">
          <text:p/>
        </draw:line>
        <draw:line draw:style-name="gr3" draw:text-style-name="P1" draw:layer="layout" svg:x1="2.544cm" svg:y1="4.927cm" svg:x2="2.554cm" svg:y2="4.927cm">
          <text:p/>
        </draw:line>
        <draw:line draw:style-name="gr3" draw:text-style-name="P1" draw:layer="layout" svg:x1="2.641cm" svg:y1="4.928cm" svg:x2="2.597cm" svg:y2="4.883cm">
          <text:p/>
        </draw:line>
        <draw:line draw:style-name="gr3" draw:text-style-name="P1" draw:layer="layout" svg:x1="2.651cm" svg:y1="4.917cm" svg:x2="2.64cm" svg:y2="4.928cm">
          <text:p/>
        </draw:line>
        <draw:polygon draw:style-name="gr2" draw:text-style-name="P2" draw:layer="layout" svg:width="0.007cm" svg:height="0.007cm" svg:x="3.562cm" svg:y="4.657cm" svg:viewBox="0 0 8 8" draw:points="0,0 8,2 8,8">
          <text:p/>
        </draw:polygon>
        <draw:polygon draw:style-name="gr2" draw:text-style-name="P2" draw:layer="layout" svg:width="0.027cm" svg:height="0.005cm" svg:x="3.542cm" svg:y="4.659cm" svg:viewBox="0 0 28 6" draw:points="28,6 0,6 0,0">
          <text:p/>
        </draw:polygon>
        <draw:polygon draw:style-name="gr2" draw:text-style-name="P2" draw:layer="layout" svg:width="0.01cm" svg:height="0.007cm" svg:x="3.503cm" svg:y="4.657cm" svg:viewBox="0 0 11 8" draw:points="0,0 11,2 11,8">
          <text:p/>
        </draw:polygon>
        <draw:polygon draw:style-name="gr2" draw:text-style-name="P2" draw:layer="layout" svg:width="0.039cm" svg:height="0.005cm" svg:x="3.474cm" svg:y="4.659cm" svg:viewBox="0 0 40 6" draw:points="40,6 0,6 0,0">
          <text:p/>
        </draw:polygon>
        <draw:polygon draw:style-name="gr2" draw:text-style-name="P2" draw:layer="layout" svg:width="0.033cm" svg:height="0.032cm" svg:x="3.481cm" svg:y="4.625cm" svg:viewBox="0 0 34 33" draw:points="0,33 12,0 34,0">
          <text:p/>
        </draw:polygon>
        <draw:polygon draw:style-name="gr2" draw:text-style-name="P2" draw:layer="layout" svg:width="0.035cm" svg:height="0.04cm" svg:x="3.492cm" svg:y="4.585cm" svg:viewBox="0 0 36 41" draw:points="36,0 23,41 0,41">
          <text:p/>
        </draw:polygon>
        <draw:polygon draw:style-name="gr2" draw:text-style-name="P2" draw:layer="layout" svg:width="0.039cm" svg:height="0.054cm" svg:x="3.492cm" svg:y="4.571cm" svg:viewBox="0 0 40 55" draw:points="0,55 19,0 40,0">
          <text:p/>
        </draw:polygon>
        <draw:polygon draw:style-name="gr2" draw:text-style-name="P2" draw:layer="layout" svg:width="0.027cm" svg:height="0.007cm" svg:x="3.542cm" svg:y="4.657cm" svg:viewBox="0 0 28 8" draw:points="21,0 28,8 0,2">
          <text:p/>
        </draw:polygon>
        <draw:polygon draw:style-name="gr2" draw:text-style-name="P2" draw:layer="layout" svg:width="0.039cm" svg:height="0.007cm" svg:x="3.474cm" svg:y="4.657cm" svg:viewBox="0 0 40 8" draw:points="29,0 40,8 0,2">
          <text:p/>
        </draw:polygon>
        <draw:polygon draw:style-name="gr2" draw:text-style-name="P2" draw:layer="layout" svg:width="0.039cm" svg:height="0.054cm" svg:x="3.492cm" svg:y="4.571cm" svg:viewBox="0 0 40 55" draw:points="36,15 0,55 40,0">
          <text:p/>
        </draw:polygon>
        <draw:polygon draw:style-name="gr2" draw:text-style-name="P2" draw:layer="layout" svg:width="0.02cm" svg:height="0.003cm" svg:x="3.542cm" svg:y="4.657cm" svg:viewBox="0 0 21 4" draw:points="21,0 0,4 12,0">
          <text:p/>
        </draw:polygon>
        <draw:polygon draw:style-name="gr2" draw:text-style-name="P2" draw:layer="layout" svg:width="0.029cm" svg:height="0.003cm" svg:x="3.474cm" svg:y="4.657cm" svg:viewBox="0 0 30 4" draw:points="30,0 0,4 7,0">
          <text:p/>
        </draw:polygon>
        <draw:polygon draw:style-name="gr2" draw:text-style-name="P2" draw:layer="layout" svg:width="0.015cm" svg:height="0.054cm" svg:x="3.527cm" svg:y="4.571cm" svg:viewBox="0 0 16 55" draw:points="16,55 0,15 4,0">
          <text:p/>
        </draw:polygon>
        <draw:polygon draw:style-name="gr2" draw:text-style-name="P2" draw:layer="layout" svg:width="0.031cm" svg:height="0.086cm" svg:x="3.531cm" svg:y="4.571cm" svg:viewBox="0 0 32 87" draw:points="0,0 32,87 23,87">
          <text:p/>
        </draw:polygon>
        <draw:polygon draw:style-name="gr2" draw:text-style-name="P2" draw:layer="layout" svg:width="0.031cm" svg:height="0.025cm" svg:x="3.481cm" svg:y="4.632cm" svg:viewBox="0 0 32 26" draw:points="32,0 23,26 0,26">
          <text:p/>
        </draw:polygon>
        <draw:polygon draw:style-name="gr2" draw:text-style-name="P2" draw:layer="layout" svg:width="0.022cm" svg:height="0.086cm" svg:x="3.531cm" svg:y="4.571cm" svg:viewBox="0 0 23 87" draw:points="0,0 23,87 14,62">
          <text:p/>
        </draw:polygon>
        <draw:polygon draw:style-name="gr2" draw:text-style-name="P2" draw:layer="layout" svg:width="0.033cm" svg:height="0.032cm" svg:x="3.481cm" svg:y="4.625cm" svg:viewBox="0 0 34 33" draw:points="32,7 0,33 34,0">
          <text:p/>
        </draw:polygon>
        <draw:polygon draw:style-name="gr2" draw:text-style-name="P2" draw:layer="layout" svg:width="0.013cm" svg:height="0.061cm" svg:x="3.531cm" svg:y="4.571cm" svg:viewBox="0 0 14 62" draw:points="12,55 0,0 14,62">
          <text:p/>
        </draw:polygon>
        <draw:polygon draw:style-name="gr2" draw:text-style-name="P2" draw:layer="layout" svg:width="0.033cm" svg:height="0.007cm" svg:x="3.511cm" svg:y="4.625cm" svg:viewBox="0 0 34 8" draw:points="34,8 0,8 4,0">
          <text:p/>
        </draw:polygon>
        <draw:polygon draw:style-name="gr2" draw:text-style-name="P2" draw:layer="layout" svg:width="0.031cm" svg:height="0.007cm" svg:x="3.514cm" svg:y="4.625cm" svg:viewBox="0 0 32 8" draw:points="0,0 30,0 32,8">
          <text:p/>
        </draw:polygon>
        <draw:polygon draw:style-name="gr2" draw:text-style-name="P2" draw:layer="layout" svg:width="0.002cm" svg:height="0.001cm" svg:x="3.459cm" svg:y="4.642cm" svg:viewBox="0 0 3 2" draw:points="0,0 2,2 3,2">
          <text:p/>
        </draw:polygon>
        <draw:polygon draw:style-name="gr2" draw:text-style-name="P2" draw:layer="layout" svg:width="0.002cm" svg:height="0.003cm" svg:x="3.461cm" svg:y="4.643cm" svg:viewBox="0 0 3 4" draw:points="0,0 3,4">
          <text:p/>
        </draw:polygon>
        <draw:polygon draw:style-name="gr2" draw:text-style-name="P2" draw:layer="layout" svg:width="0.003cm" svg:height="0.002cm" svg:x="3.463cm" svg:y="4.645cm" svg:viewBox="0 0 4 3" draw:points="0,0 2,2 4,3">
          <text:p/>
        </draw:polygon>
        <draw:polygon draw:style-name="gr2" draw:text-style-name="P2" draw:layer="layout" svg:width="0.001cm" svg:height="0.001cm" svg:x="3.465cm" svg:y="4.647cm" svg:viewBox="0 0 2 2" draw:points="0,0 2,2">
          <text:p/>
        </draw:polygon>
        <draw:polygon draw:style-name="gr2" draw:text-style-name="P2" draw:layer="layout" svg:width="0.001cm" svg:height="0.002cm" svg:x="3.466cm" svg:y="4.648cm" svg:viewBox="0 0 2 3" draw:points="0,0 0,1 2,3">
          <text:p/>
        </draw:polygon>
        <draw:polygon draw:style-name="gr2" draw:text-style-name="P2" draw:layer="layout" svg:width="0cm" svg:height="0.002cm" svg:x="3.467cm" svg:y="4.652cm" svg:viewBox="0 0 0 3" draw:points="0,0 0,2 0,3">
          <text:p/>
        </draw:polygon>
        <draw:polygon draw:style-name="gr2" draw:text-style-name="P2" draw:layer="layout" svg:width="0.001cm" svg:height="0.002cm" svg:x="3.466cm" svg:y="4.657cm" svg:viewBox="0 0 2 3" draw:points="2,0 0,2 0,3">
          <text:p/>
        </draw:polygon>
        <draw:polygon draw:style-name="gr2" draw:text-style-name="P2" draw:layer="layout" svg:width="0.001cm" svg:height="0.004cm" svg:x="3.465cm" svg:y="4.659cm" svg:viewBox="0 0 2 5" draw:points="2,0 0,5">
          <text:p/>
        </draw:polygon>
        <draw:polygon draw:style-name="gr2" draw:text-style-name="P2" draw:layer="layout" svg:width="0.003cm" svg:height="0.001cm" svg:x="3.463cm" svg:y="4.661cm" svg:viewBox="0 0 4 2" draw:points="4,0 2,0 0,2">
          <text:p/>
        </draw:polygon>
        <draw:polygon draw:style-name="gr2" draw:text-style-name="P2" draw:layer="layout" svg:width="0.002cm" svg:height="0.001cm" svg:x="3.461cm" svg:y="4.662cm" svg:viewBox="0 0 3 2" draw:points="3,0 0,2">
          <text:p/>
        </draw:polygon>
        <draw:polygon draw:style-name="gr2" draw:text-style-name="P2" draw:layer="layout" svg:width="0.002cm" svg:height="0.001cm" svg:x="3.459cm" svg:y="4.663cm" svg:viewBox="0 0 3 2" draw:points="3,0 2,2 0,2">
          <text:p/>
        </draw:polygon>
        <draw:polygon draw:style-name="gr2" draw:text-style-name="P2" draw:layer="layout" svg:width="0.001cm" svg:height="0cm" svg:x="3.458cm" svg:y="4.664cm" svg:viewBox="0 0 2 1" draw:points="2,0 1,0 0,1">
          <text:p/>
        </draw:polygon>
        <draw:polygon draw:style-name="gr2" draw:text-style-name="P2" draw:layer="layout" svg:width="0.001cm" svg:height="0cm" svg:x="3.454cm" svg:y="4.664cm" svg:viewBox="0 0 2 1" draw:points="2,1 1,0 0,0">
          <text:p/>
        </draw:polygon>
        <draw:polygon draw:style-name="gr2" draw:text-style-name="P2" draw:layer="layout" svg:width="0.002cm" svg:height="0.001cm" svg:x="3.452cm" svg:y="4.663cm" svg:viewBox="0 0 3 2" draw:points="3,2 0,2 0,0">
          <text:p/>
        </draw:polygon>
        <draw:polygon draw:style-name="gr2" draw:text-style-name="P2" draw:layer="layout" svg:width="0.003cm" svg:height="0.001cm" svg:x="3.449cm" svg:y="4.662cm" svg:viewBox="0 0 4 2" draw:points="4,2 0,0">
          <text:p/>
        </draw:polygon>
        <draw:polygon draw:style-name="gr2" draw:text-style-name="P2" draw:layer="layout" svg:width="0.001cm" svg:height="0.001cm" svg:x="3.448cm" svg:y="4.661cm" svg:viewBox="0 0 2 2" draw:points="2,2 2,0 0,0">
          <text:p/>
        </draw:polygon>
        <draw:polygon draw:style-name="gr2" draw:text-style-name="P2" draw:layer="layout" svg:width="0.001cm" svg:height="0.004cm" svg:x="3.447cm" svg:y="4.659cm" svg:viewBox="0 0 2 5" draw:points="2,5 0,0">
          <text:p/>
        </draw:polygon>
        <draw:polygon draw:style-name="gr2" draw:text-style-name="P2" draw:layer="layout" svg:width="0.001cm" svg:height="0.002cm" svg:x="3.446cm" svg:y="4.657cm" svg:viewBox="0 0 2 3" draw:points="2,3 0,2 0,0">
          <text:p/>
        </draw:polygon>
        <draw:polygon draw:style-name="gr2" draw:text-style-name="P2" draw:layer="layout" svg:width="0cm" svg:height="0.001cm" svg:x="3.445cm" svg:y="4.655cm" svg:viewBox="0 0 1 2" draw:points="1,2 1,1 0,0">
          <text:p/>
        </draw:polygon>
        <draw:polygon draw:style-name="gr2" draw:text-style-name="P2" draw:layer="layout" svg:width="0cm" svg:height="0.002cm" svg:x="3.445cm" svg:y="4.652cm" svg:viewBox="0 0 1 3" draw:points="0,3 0,2 1,0">
          <text:p/>
        </draw:polygon>
        <draw:polygon draw:style-name="gr2" draw:text-style-name="P2" draw:layer="layout" svg:width="0.001cm" svg:height="0.002cm" svg:x="3.446cm" svg:y="4.648cm" svg:viewBox="0 0 2 3" draw:points="0,3 0,1 2,0">
          <text:p/>
        </draw:polygon>
        <draw:polygon draw:style-name="gr2" draw:text-style-name="P2" draw:layer="layout" svg:width="0.001cm" svg:height="0.001cm" svg:x="3.447cm" svg:y="4.647cm" svg:viewBox="0 0 2 2" draw:points="0,2 0,0 2,0">
          <text:p/>
        </draw:polygon>
        <draw:polygon draw:style-name="gr2" draw:text-style-name="P2" draw:layer="layout" svg:width="0.001cm" svg:height="0.002cm" svg:x="3.448cm" svg:y="4.645cm" svg:viewBox="0 0 2 3" draw:points="0,3 2,2 2,0">
          <text:p/>
        </draw:polygon>
        <draw:polygon draw:style-name="gr2" draw:text-style-name="P2" draw:layer="layout" svg:width="0.003cm" svg:height="0.003cm" svg:x="3.449cm" svg:y="4.643cm" svg:viewBox="0 0 4 4" draw:points="0,4 4,0">
          <text:p/>
        </draw:polygon>
        <draw:polygon draw:style-name="gr2" draw:text-style-name="P2" draw:layer="layout" svg:width="0.002cm" svg:height="0.001cm" svg:x="3.452cm" svg:y="4.642cm" svg:viewBox="0 0 3 2" draw:points="0,2 3,0">
          <text:p/>
        </draw:polygon>
        <draw:polygon draw:style-name="gr2" draw:text-style-name="P2" draw:layer="layout" svg:width="0.004cm" svg:height="0.003cm" svg:x="3.459cm" svg:y="4.642cm" svg:viewBox="0 0 5 4" draw:points="0,0 3,1 5,4">
          <text:p/>
        </draw:polygon>
        <draw:polygon draw:style-name="gr2" draw:text-style-name="P2" draw:layer="layout" svg:width="0.004cm" svg:height="0.003cm" svg:x="3.463cm" svg:y="4.645cm" svg:viewBox="0 0 5 4" draw:points="0,0 3,3 5,4">
          <text:p/>
        </draw:polygon>
        <draw:polygon draw:style-name="gr2" draw:text-style-name="P2" draw:layer="layout" svg:width="0.001cm" svg:height="0.004cm" svg:x="3.466cm" svg:y="4.648cm" svg:viewBox="0 0 2 5" draw:points="0,0 2,3 2,5">
          <text:p/>
        </draw:polygon>
        <draw:polygon draw:style-name="gr2" draw:text-style-name="P2" draw:layer="layout" svg:width="0.002cm" svg:height="0.005cm" svg:x="3.465cm" svg:y="4.657cm" svg:viewBox="0 0 3 6" draw:points="3,0 2,2 0,6">
          <text:p/>
        </draw:polygon>
        <draw:polygon draw:style-name="gr2" draw:text-style-name="P2" draw:layer="layout" svg:width="0.004cm" svg:height="0.002cm" svg:x="3.461cm" svg:y="4.661cm" svg:viewBox="0 0 5 3" draw:points="5,0 3,1 0,3">
          <text:p/>
        </draw:polygon>
        <draw:polygon draw:style-name="gr2" draw:text-style-name="P2" draw:layer="layout" svg:width="0.004cm" svg:height="0.003cm" svg:x="3.458cm" svg:y="4.663cm" svg:viewBox="0 0 5 4" draw:points="5,0 2,2 0,4">
          <text:p/>
        </draw:polygon>
        <draw:polygon draw:style-name="gr2" draw:text-style-name="P2" draw:layer="layout" svg:width="0.003cm" svg:height="0cm" svg:x="3.454cm" svg:y="4.664cm" svg:viewBox="0 0 4 1" draw:points="4,1 2,1 0,0">
          <text:p/>
        </draw:polygon>
        <draw:polygon draw:style-name="gr2" draw:text-style-name="P2" draw:layer="layout" svg:width="0.006cm" svg:height="0.002cm" svg:x="3.449cm" svg:y="4.662cm" svg:viewBox="0 0 7 3" draw:points="7,3 4,2 0,0">
          <text:p/>
        </draw:polygon>
        <draw:polygon draw:style-name="gr2" draw:text-style-name="P2" draw:layer="layout" svg:width="0.002cm" svg:height="0.004cm" svg:x="3.447cm" svg:y="4.659cm" svg:viewBox="0 0 3 5" draw:points="3,5 1,4 0,0">
          <text:p/>
        </draw:polygon>
        <draw:polygon draw:style-name="gr2" draw:text-style-name="P2" draw:layer="layout" svg:width="0.003cm" svg:height="0.004cm" svg:x="3.445cm" svg:y="4.655cm" svg:viewBox="0 0 4 5" draw:points="4,5 2,3 0,0">
          <text:p/>
        </draw:polygon>
        <draw:polygon draw:style-name="gr2" draw:text-style-name="P2" draw:layer="layout" svg:width="0cm" svg:height="0.004cm" svg:x="3.445cm" svg:y="4.65cm" svg:viewBox="0 0 1 5" draw:points="0,5 1,2 1,0">
          <text:p/>
        </draw:polygon>
        <draw:polygon draw:style-name="gr2" draw:text-style-name="P2" draw:layer="layout" svg:width="0.002cm" svg:height="0.003cm" svg:x="3.446cm" svg:y="4.647cm" svg:viewBox="0 0 3 4" draw:points="0,4 2,1 3,0">
          <text:p/>
        </draw:polygon>
        <draw:polygon draw:style-name="gr2" draw:text-style-name="P2" draw:layer="layout" svg:width="0.005cm" svg:height="0.005cm" svg:x="3.448cm" svg:y="4.643cm" svg:viewBox="0 0 6 6" draw:points="0,6 2,3 6,0">
          <text:p/>
        </draw:polygon>
        <draw:polygon draw:style-name="gr2" draw:text-style-name="P2" draw:layer="layout" svg:width="0.004cm" svg:height="0.001cm" svg:x="3.452cm" svg:y="4.642cm" svg:viewBox="0 0 5 2" draw:points="0,2 3,0 5,0">
          <text:p/>
        </draw:polygon>
        <draw:polygon draw:style-name="gr2" draw:text-style-name="P2" draw:layer="layout" svg:width="0.008cm" svg:height="0.003cm" svg:x="3.456cm" svg:y="4.642cm" svg:viewBox="0 0 9 4" draw:points="0,0 4,0 9,4">
          <text:p/>
        </draw:polygon>
        <draw:polygon draw:style-name="gr2" draw:text-style-name="P2" draw:layer="layout" svg:width="0.004cm" svg:height="0.007cm" svg:x="3.463cm" svg:y="4.645cm" svg:viewBox="0 0 5 8" draw:points="0,0 4,3 5,8">
          <text:p/>
        </draw:polygon>
        <draw:polygon draw:style-name="gr2" draw:text-style-name="P2" draw:layer="layout" svg:width="0.002cm" svg:height="0.01cm" svg:x="3.465cm" svg:y="4.652cm" svg:viewBox="0 0 3 11" draw:points="3,0 3,5 0,11">
          <text:p/>
        </draw:polygon>
        <draw:polygon draw:style-name="gr2" draw:text-style-name="P2" draw:layer="layout" svg:width="0.008cm" svg:height="0.004cm" svg:x="3.458cm" svg:y="4.661cm" svg:viewBox="0 0 9 5" draw:points="9,0 5,2 0,5">
          <text:p/>
        </draw:polygon>
        <draw:polygon draw:style-name="gr2" draw:text-style-name="P2" draw:layer="layout" svg:width="0.009cm" svg:height="0.004cm" svg:x="3.449cm" svg:y="4.662cm" svg:viewBox="0 0 10 5" draw:points="10,5 5,3 0,0">
          <text:p/>
        </draw:polygon>
        <draw:polygon draw:style-name="gr2" draw:text-style-name="P2" draw:layer="layout" svg:width="0.004cm" svg:height="0.008cm" svg:x="3.445cm" svg:y="4.655cm" svg:viewBox="0 0 5 9" draw:points="5,9 3,5 0,0">
          <text:p/>
        </draw:polygon>
        <draw:polygon draw:style-name="gr2" draw:text-style-name="P2" draw:layer="layout" svg:width="0.003cm" svg:height="0.008cm" svg:x="3.445cm" svg:y="4.647cm" svg:viewBox="0 0 4 9" draw:points="0,9 1,3 4,0">
          <text:p/>
        </draw:polygon>
        <draw:polygon draw:style-name="gr2" draw:text-style-name="P2" draw:layer="layout" svg:width="0.008cm" svg:height="0.005cm" svg:x="3.448cm" svg:y="4.642cm" svg:viewBox="0 0 9 6" draw:points="0,6 4,1 9,0">
          <text:p/>
        </draw:polygon>
        <draw:polygon draw:style-name="gr2" draw:text-style-name="P2" draw:layer="layout" svg:width="0.011cm" svg:height="0.01cm" svg:x="3.456cm" svg:y="4.642cm" svg:viewBox="0 0 12 11" draw:points="0,0 9,3 12,11">
          <text:p/>
        </draw:polygon>
        <draw:polygon draw:style-name="gr2" draw:text-style-name="P2" draw:layer="layout" svg:width="0.01cm" svg:height="0.014cm" svg:x="3.458cm" svg:y="4.652cm" svg:viewBox="0 0 11 15" draw:points="11,0 9,11 0,15">
          <text:p/>
        </draw:polygon>
        <draw:polygon draw:style-name="gr2" draw:text-style-name="P2" draw:layer="layout" svg:width="0.012cm" svg:height="0.012cm" svg:x="3.445cm" svg:y="4.655cm" svg:viewBox="0 0 13 13" draw:points="13,13 4,9 0,0">
          <text:p/>
        </draw:polygon>
        <draw:polygon draw:style-name="gr2" draw:text-style-name="P2" draw:layer="layout" svg:width="0.01cm" svg:height="0.013cm" svg:x="3.445cm" svg:y="4.642cm" svg:viewBox="0 0 11 14" draw:points="0,14 3,6 11,0">
          <text:p/>
        </draw:polygon>
        <draw:polygon draw:style-name="gr2" draw:text-style-name="P2" draw:layer="layout" svg:width="0.011cm" svg:height="0.025cm" svg:x="3.456cm" svg:y="4.642cm" svg:viewBox="0 0 12 26" draw:points="0,0 12,11 2,26">
          <text:p/>
        </draw:polygon>
        <draw:polygon draw:style-name="gr2" draw:text-style-name="P2" draw:layer="layout" svg:width="0.012cm" svg:height="0.025cm" svg:x="3.445cm" svg:y="4.642cm" svg:viewBox="0 0 13 26" draw:points="13,26 0,14 11,0">
          <text:p/>
        </draw:polygon>
        <draw:polygon draw:style-name="gr2" draw:text-style-name="P2" draw:layer="layout" svg:width="0.039cm" svg:height="0.006cm" svg:x="3.398cm" svg:y="4.573cm" svg:viewBox="0 0 40 7" draw:points="0,0 40,0 40,7">
          <text:p/>
        </draw:polygon>
        <draw:polygon draw:style-name="gr2" draw:text-style-name="P2" draw:layer="layout" svg:width="0.01cm" svg:height="0.007cm" svg:x="3.426cm" svg:y="4.657cm" svg:viewBox="0 0 11 8" draw:points="0,0 11,2 11,8">
          <text:p/>
        </draw:polygon>
        <draw:polygon draw:style-name="gr2" draw:text-style-name="P2" draw:layer="layout" svg:width="0.046cm" svg:height="0.005cm" svg:x="3.391cm" svg:y="4.659cm" svg:viewBox="0 0 47 6" draw:points="47,6 0,6 0,0">
          <text:p/>
        </draw:polygon>
        <draw:polygon draw:style-name="gr2" draw:text-style-name="P2" draw:layer="layout" svg:width="0.003cm" svg:height="0cm" svg:x="3.388cm" svg:y="4.628cm" svg:viewBox="0 0 4 0" draw:points="4,0 2,0 0,0">
          <text:p/>
        </draw:polygon>
        <draw:polygon draw:style-name="gr2" draw:text-style-name="P2" draw:layer="layout" svg:width="0.004cm" svg:height="0.001cm" svg:x="3.381cm" svg:y="4.627cm" svg:viewBox="0 0 5 2" draw:points="5,2 1,0 0,0">
          <text:p/>
        </draw:polygon>
        <draw:polygon draw:style-name="gr2" draw:text-style-name="P2" draw:layer="layout" svg:width="0.002cm" svg:height="0cm" svg:x="3.378cm" svg:y="4.626cm" svg:viewBox="0 0 3 1" draw:points="3,1 1,1 0,0">
          <text:p/>
        </draw:polygon>
        <draw:polygon draw:style-name="gr2" draw:text-style-name="P2" draw:layer="layout" svg:width="0.004cm" svg:height="0.003cm" svg:x="3.375cm" svg:y="4.624cm" svg:viewBox="0 0 5 4" draw:points="5,4 2,4 0,0">
          <text:p/>
        </draw:polygon>
        <draw:polygon draw:style-name="gr2" draw:text-style-name="P2" draw:layer="layout" svg:width="0.003cm" svg:height="0.001cm" svg:x="3.372cm" svg:y="4.623cm" svg:viewBox="0 0 4 2" draw:points="4,2 1,2 0,0">
          <text:p/>
        </draw:polygon>
        <draw:polygon draw:style-name="gr2" draw:text-style-name="P2" draw:layer="layout" svg:width="0.002cm" svg:height="0.001cm" svg:x="3.37cm" svg:y="4.622cm" svg:viewBox="0 0 3 2" draw:points="3,2 1,0 0,0">
          <text:p/>
        </draw:polygon>
        <draw:polygon draw:style-name="gr2" draw:text-style-name="P2" draw:layer="layout" svg:width="0.002cm" svg:height="0.002cm" svg:x="3.369cm" svg:y="4.62cm" svg:viewBox="0 0 3 3" draw:points="3,3 1,1 0,0">
          <text:p/>
        </draw:polygon>
        <draw:polygon draw:style-name="gr2" draw:text-style-name="P2" draw:layer="layout" svg:width="0.003cm" svg:height="0.003cm" svg:x="3.367cm" svg:y="4.618cm" svg:viewBox="0 0 4 4" draw:points="4,4 2,2 0,0">
          <text:p/>
        </draw:polygon>
        <draw:polygon draw:style-name="gr2" draw:text-style-name="P2" draw:layer="layout" svg:width="0.001cm" svg:height="0.002cm" svg:x="3.366cm" svg:y="4.616cm" svg:viewBox="0 0 2 3" draw:points="2,3 0,1 0,0">
          <text:p/>
        </draw:polygon>
        <draw:polygon draw:style-name="gr2" draw:text-style-name="P2" draw:layer="layout" svg:width="0.003cm" svg:height="0.004cm" svg:x="3.364cm" svg:y="4.613cm" svg:viewBox="0 0 4 5" draw:points="4,5 0,2 0,0">
          <text:p/>
        </draw:polygon>
        <draw:polygon draw:style-name="gr2" draw:text-style-name="P2" draw:layer="layout" svg:width="0cm" svg:height="0.001cm" svg:x="3.363cm" svg:y="4.611cm" svg:viewBox="0 0 1 2" draw:points="1,2 0,1 0,0">
          <text:p/>
        </draw:polygon>
        <draw:polygon draw:style-name="gr2" draw:text-style-name="P2" draw:layer="layout" svg:width="0cm" svg:height="0.002cm" svg:x="3.362cm" svg:y="4.608cm" svg:viewBox="0 0 1 3" draw:points="1,3 0,1 0,0">
          <text:p/>
        </draw:polygon>
        <draw:polygon draw:style-name="gr2" draw:text-style-name="P2" draw:layer="layout" svg:width="0cm" svg:height="0.003cm" svg:x="3.362cm" svg:y="4.604cm" svg:viewBox="0 0 0 4" draw:points="0,4 0,2 0,0">
          <text:p/>
        </draw:polygon>
        <draw:polygon draw:style-name="gr2" draw:text-style-name="P2" draw:layer="layout" svg:width="0cm" svg:height="0.002cm" svg:x="3.361cm" svg:y="4.601cm" svg:viewBox="0 0 1 3" draw:points="1,3 0,2 0,0">
          <text:p/>
        </draw:polygon>
        <draw:polygon draw:style-name="gr2" draw:text-style-name="P2" draw:layer="layout" svg:width="0.021cm" svg:height="0.002cm" svg:x="3.361cm" svg:y="4.599cm" svg:viewBox="0 0 22 3" draw:points="0,3 0,0 22,0">
          <text:p/>
        </draw:polygon>
        <draw:polygon draw:style-name="gr2" draw:text-style-name="P2" draw:layer="layout" svg:width="0.021cm" svg:height="0.001cm" svg:x="3.361cm" svg:y="4.598cm" svg:viewBox="0 0 22 2" draw:points="22,0 22,2 0,2">
          <text:p/>
        </draw:polygon>
        <draw:polygon draw:style-name="gr2" draw:text-style-name="P2" draw:layer="layout" svg:width="0cm" svg:height="0.002cm" svg:x="3.361cm" svg:y="4.594cm" svg:viewBox="0 0 1 3" draw:points="0,3 1,2 1,0">
          <text:p/>
        </draw:polygon>
        <draw:polygon draw:style-name="gr2" draw:text-style-name="P2" draw:layer="layout" svg:width="0cm" svg:height="0.002cm" svg:x="3.362cm" svg:y="4.591cm" svg:viewBox="0 0 0 3" draw:points="0,3 0,2 0,0">
          <text:p/>
        </draw:polygon>
        <draw:polygon draw:style-name="gr2" draw:text-style-name="P2" draw:layer="layout" svg:width="0.001cm" svg:height="0.002cm" svg:x="3.362cm" svg:y="4.589cm" svg:viewBox="0 0 2 3" draw:points="0,3 2,0">
          <text:p/>
        </draw:polygon>
        <draw:polygon draw:style-name="gr2" draw:text-style-name="P2" draw:layer="layout" svg:width="0cm" svg:height="0.002cm" svg:x="3.363cm" svg:y="4.587cm" svg:viewBox="0 0 1 3" draw:points="0,3 1,1 1,0">
          <text:p/>
        </draw:polygon>
        <draw:polygon draw:style-name="gr2" draw:text-style-name="P2" draw:layer="layout" svg:width="0.003cm" svg:height="0.004cm" svg:x="3.364cm" svg:y="4.584cm" svg:viewBox="0 0 4 5" draw:points="0,5 2,2 4,0">
          <text:p/>
        </draw:polygon>
        <draw:polygon draw:style-name="gr2" draw:text-style-name="P2" draw:layer="layout" svg:width="0.003cm" svg:height="0.002cm" svg:x="3.366cm" svg:y="4.582cm" svg:viewBox="0 0 4 3" draw:points="0,3 2,2 4,0">
          <text:p/>
        </draw:polygon>
        <draw:polygon draw:style-name="gr2" draw:text-style-name="P2" draw:layer="layout" svg:width="0.002cm" svg:height="0.001cm" svg:x="3.368cm" svg:y="4.581cm" svg:viewBox="0 0 3 2" draw:points="0,2 2,0 3,0">
          <text:p/>
        </draw:polygon>
        <draw:polygon draw:style-name="gr2" draw:text-style-name="P2" draw:layer="layout" svg:width="0.002cm" svg:height="0.003cm" svg:x="3.369cm" svg:y="4.579cm" svg:viewBox="0 0 3 4" draw:points="0,4 2,0 3,0">
          <text:p/>
        </draw:polygon>
        <draw:polygon draw:style-name="gr2" draw:text-style-name="P2" draw:layer="layout" svg:width="0.004cm" svg:height="0.003cm" svg:x="3.371cm" svg:y="4.577cm" svg:viewBox="0 0 5 4" draw:points="0,4 2,2 5,0">
          <text:p/>
        </draw:polygon>
        <draw:polygon draw:style-name="gr2" draw:text-style-name="P2" draw:layer="layout" svg:width="0.002cm" svg:height="0cm" svg:x="3.374cm" svg:y="4.576cm" svg:viewBox="0 0 3 1" draw:points="0,1 2,1 3,0">
          <text:p/>
        </draw:polygon>
        <draw:polygon draw:style-name="gr2" draw:text-style-name="P2" draw:layer="layout" svg:width="0.003cm" svg:height="0.001cm" svg:x="3.377cm" svg:y="4.575cm" svg:viewBox="0 0 4 2" draw:points="0,2 2,0 4,0">
          <text:p/>
        </draw:polygon>
        <draw:polygon draw:style-name="gr2" draw:text-style-name="P2" draw:layer="layout" svg:width="0.004cm" svg:height="0.001cm" svg:x="3.38cm" svg:y="4.574cm" svg:viewBox="0 0 5 2" draw:points="0,2 2,2 5,0">
          <text:p/>
        </draw:polygon>
        <draw:polygon draw:style-name="gr2" draw:text-style-name="P2" draw:layer="layout" svg:width="0.001cm" svg:height="0cm" svg:x="3.384cm" svg:y="4.574cm" svg:viewBox="0 0 2 0" draw:points="0,0 1,0 2,0">
          <text:p/>
        </draw:polygon>
        <draw:polygon draw:style-name="gr2" draw:text-style-name="P2" draw:layer="layout" svg:width="0.001cm" svg:height="0cm" svg:x="3.388cm" svg:y="4.573cm" svg:viewBox="0 0 2 1" draw:points="0,1 1,1 2,0">
          <text:p/>
        </draw:polygon>
        <draw:polygon draw:style-name="gr2" draw:text-style-name="P2" draw:layer="layout" svg:width="0.039cm" svg:height="0.006cm" svg:x="3.398cm" svg:y="4.573cm" svg:viewBox="0 0 40 7" draw:points="0,0 40,6 29,7">
          <text:p/>
        </draw:polygon>
        <draw:polygon draw:style-name="gr2" draw:text-style-name="P2" draw:layer="layout" svg:width="0.046cm" svg:height="0.007cm" svg:x="3.391cm" svg:y="4.657cm" svg:viewBox="0 0 47 8" draw:points="36,0 47,8 0,2">
          <text:p/>
        </draw:polygon>
        <draw:polygon draw:style-name="gr2" draw:text-style-name="P2" draw:layer="layout" svg:width="0.016cm" svg:height="0cm" svg:x="3.388cm" svg:y="4.628cm" svg:viewBox="0 0 17 0" draw:points="17,0 4,0 0,0">
          <text:p/>
        </draw:polygon>
        <draw:polygon draw:style-name="gr2" draw:text-style-name="P2" draw:layer="layout" svg:width="0.007cm" svg:height="0.001cm" svg:x="3.381cm" svg:y="4.627cm" svg:viewBox="0 0 8 2" draw:points="8,2 5,2 0,0">
          <text:p/>
        </draw:polygon>
        <draw:polygon draw:style-name="gr2" draw:text-style-name="P2" draw:layer="layout" svg:width="0.006cm" svg:height="0.003cm" svg:x="3.375cm" svg:y="4.624cm" svg:viewBox="0 0 7 4" draw:points="7,4 3,3 0,0">
          <text:p/>
        </draw:polygon>
        <draw:polygon draw:style-name="gr2" draw:text-style-name="P2" draw:layer="layout" svg:width="0.005cm" svg:height="0.002cm" svg:x="3.37cm" svg:y="4.622cm" svg:viewBox="0 0 6 3" draw:points="6,3 2,1 0,0">
          <text:p/>
        </draw:polygon>
        <draw:polygon draw:style-name="gr2" draw:text-style-name="P2" draw:layer="layout" svg:width="0.004cm" svg:height="0.004cm" svg:x="3.367cm" svg:y="4.618cm" svg:viewBox="0 0 5 5" draw:points="5,5 3,3 0,0">
          <text:p/>
        </draw:polygon>
        <draw:polygon draw:style-name="gr2" draw:text-style-name="P2" draw:layer="layout" svg:width="0.003cm" svg:height="0.005cm" svg:x="3.364cm" svg:y="4.613cm" svg:viewBox="0 0 4 6" draw:points="4,6 3,3 0,0">
          <text:p/>
        </draw:polygon>
        <draw:polygon draw:style-name="gr2" draw:text-style-name="P2" draw:layer="layout" svg:width="0.003cm" svg:height="0.005cm" svg:x="3.362cm" svg:y="4.608cm" svg:viewBox="0 0 4 6" draw:points="4,6 2,4 0,0">
          <text:p/>
        </draw:polygon>
        <draw:polygon draw:style-name="gr2" draw:text-style-name="P2" draw:layer="layout" svg:width="0.001cm" svg:height="0.007cm" svg:x="3.361cm" svg:y="4.601cm" svg:viewBox="0 0 2 8" draw:points="2,8 0,0">
          <text:p/>
        </draw:polygon>
        <draw:polygon draw:style-name="gr2" draw:text-style-name="P2" draw:layer="layout" svg:width="0.021cm" svg:height="0.002cm" svg:x="3.361cm" svg:y="4.599cm" svg:viewBox="0 0 22 3" draw:points="0,3 22,0 22,3">
          <text:p/>
        </draw:polygon>
        <draw:polygon draw:style-name="gr2" draw:text-style-name="P2" draw:layer="layout" svg:width="0.021cm" svg:height="0.003cm" svg:x="3.361cm" svg:y="4.596cm" svg:viewBox="0 0 22 4" draw:points="22,0 22,3 0,4">
          <text:p/>
        </draw:polygon>
        <draw:polygon draw:style-name="gr2" draw:text-style-name="P2" draw:layer="layout" svg:width="0cm" svg:height="0.004cm" svg:x="3.361cm" svg:y="4.594cm" svg:viewBox="0 0 1 5" draw:points="0,5 0,3 1,0">
          <text:p/>
        </draw:polygon>
        <draw:polygon draw:style-name="gr2" draw:text-style-name="P2" draw:layer="layout" svg:width="0.001cm" svg:height="0.005cm" svg:x="3.362cm" svg:y="4.589cm" svg:viewBox="0 0 2 6" draw:points="0,6 0,2 2,0">
          <text:p/>
        </draw:polygon>
        <draw:polygon draw:style-name="gr2" draw:text-style-name="P2" draw:layer="layout" svg:width="0.003cm" svg:height="0.007cm" svg:x="3.363cm" svg:y="4.584cm" svg:viewBox="0 0 4 8" draw:points="0,8 1,4 4,0">
          <text:p/>
        </draw:polygon>
        <draw:polygon draw:style-name="gr2" draw:text-style-name="P2" draw:layer="layout" svg:width="0.004cm" svg:height="0.003cm" svg:x="3.366cm" svg:y="4.581cm" svg:viewBox="0 0 5 4" draw:points="0,4 2,2 5,0">
          <text:p/>
        </draw:polygon>
        <draw:polygon draw:style-name="gr2" draw:text-style-name="P2" draw:layer="layout" svg:width="0.005cm" svg:height="0.004cm" svg:x="3.369cm" svg:y="4.577cm" svg:viewBox="0 0 6 5" draw:points="0,5 6,0">
          <text:p/>
        </draw:polygon>
        <draw:polygon draw:style-name="gr2" draw:text-style-name="P2" draw:layer="layout" svg:width="0.006cm" svg:height="0.002cm" svg:x="3.374cm" svg:y="4.575cm" svg:viewBox="0 0 7 3" draw:points="0,3 3,1 7,0">
          <text:p/>
        </draw:polygon>
        <draw:polygon draw:style-name="gr2" draw:text-style-name="P2" draw:layer="layout" svg:width="0.006cm" svg:height="0.001cm" svg:x="3.38cm" svg:y="4.574cm" svg:viewBox="0 0 7 2" draw:points="0,2 5,0 7,0">
          <text:p/>
        </draw:polygon>
        <draw:polygon draw:style-name="gr2" draw:text-style-name="P2" draw:layer="layout" svg:width="0.003cm" svg:height="0cm" svg:x="3.386cm" svg:y="4.573cm" svg:viewBox="0 0 4 1" draw:points="0,1 2,1 4,0">
          <text:p/>
        </draw:polygon>
        <draw:polygon draw:style-name="gr2" draw:text-style-name="P2" draw:layer="layout" svg:width="0.035cm" svg:height="0.003cm" svg:x="3.391cm" svg:y="4.657cm" svg:viewBox="0 0 36 4" draw:points="36,0 0,4 15,0">
          <text:p/>
        </draw:polygon>
        <draw:polygon draw:style-name="gr2" draw:text-style-name="P2" draw:layer="layout" svg:width="0.024cm" svg:height="0.001cm" svg:x="3.381cm" svg:y="4.627cm" svg:viewBox="0 0 25 2" draw:points="25,2 7,2 0,0">
          <text:p/>
        </draw:polygon>
        <draw:polygon draw:style-name="gr2" draw:text-style-name="P2" draw:layer="layout" svg:width="0.01cm" svg:height="0.005cm" svg:x="3.37cm" svg:y="4.622cm" svg:viewBox="0 0 11 6" draw:points="11,6 6,2 0,0">
          <text:p/>
        </draw:polygon>
        <draw:polygon draw:style-name="gr2" draw:text-style-name="P2" draw:layer="layout" svg:width="0.007cm" svg:height="0.009cm" svg:x="3.364cm" svg:y="4.613cm" svg:viewBox="0 0 8 10" draw:points="8,10 4,5 0,0">
          <text:p/>
        </draw:polygon>
        <draw:polygon draw:style-name="gr2" draw:text-style-name="P2" draw:layer="layout" svg:width="0.003cm" svg:height="0.012cm" svg:x="3.361cm" svg:y="4.601cm" svg:viewBox="0 0 4 13" draw:points="4,13 1,7 0,0">
          <text:p/>
        </draw:polygon>
        <draw:polygon draw:style-name="gr2" draw:text-style-name="P2" draw:layer="layout" svg:width="0.021cm" svg:height="0.001cm" svg:x="3.361cm" svg:y="4.601cm" svg:viewBox="0 0 22 2" draw:points="0,0 22,0 22,2">
          <text:p/>
        </draw:polygon>
        <draw:polygon draw:style-name="gr2" draw:text-style-name="P2" draw:layer="layout" svg:width="0.021cm" svg:height="0.005cm" svg:x="3.361cm" svg:y="4.595cm" svg:viewBox="0 0 22 6" draw:points="22,0 22,2 0,6">
          <text:p/>
        </draw:polygon>
        <draw:polygon draw:style-name="gr2" draw:text-style-name="P2" draw:layer="layout" svg:width="0.002cm" svg:height="0.01cm" svg:x="3.361cm" svg:y="4.589cm" svg:viewBox="0 0 3 11" draw:points="0,11 1,5 3,0">
          <text:p/>
        </draw:polygon>
        <draw:polygon draw:style-name="gr2" draw:text-style-name="P2" draw:layer="layout" svg:width="0.007cm" svg:height="0.009cm" svg:x="3.363cm" svg:y="4.581cm" svg:viewBox="0 0 8 10" draw:points="0,10 3,3 8,0">
          <text:p/>
        </draw:polygon>
        <draw:polygon draw:style-name="gr2" draw:text-style-name="P2" draw:layer="layout" svg:width="0.01cm" svg:height="0.006cm" svg:x="3.369cm" svg:y="4.575cm" svg:viewBox="0 0 11 7" draw:points="0,7 6,2 11,0">
          <text:p/>
        </draw:polygon>
        <draw:polygon draw:style-name="gr2" draw:text-style-name="P2" draw:layer="layout" svg:width="0.01cm" svg:height="0.002cm" svg:x="3.38cm" svg:y="4.573cm" svg:viewBox="0 0 11 3" draw:points="0,3 7,1 11,0">
          <text:p/>
        </draw:polygon>
        <draw:polygon draw:style-name="gr2" draw:text-style-name="P2" draw:layer="layout" svg:width="0.022cm" svg:height="0.078cm" svg:x="3.405cm" svg:y="4.579cm" svg:viewBox="0 0 23 79" draw:points="23,0 23,79 0,79">
          <text:p/>
        </draw:polygon>
        <draw:polygon draw:style-name="gr2" draw:text-style-name="P2" draw:layer="layout" svg:width="0.034cm" svg:height="0.006cm" svg:x="3.37cm" svg:y="4.622cm" svg:viewBox="0 0 35 7" draw:points="35,7 11,6 0,0">
          <text:p/>
        </draw:polygon>
        <draw:polygon draw:style-name="gr2" draw:text-style-name="P2" draw:layer="layout" svg:width="0.01cm" svg:height="0.021cm" svg:x="3.361cm" svg:y="4.601cm" svg:viewBox="0 0 11 22" draw:points="11,22 3,12 0,0">
          <text:p/>
        </draw:polygon>
        <draw:polygon draw:style-name="gr2" draw:text-style-name="P2" draw:layer="layout" svg:width="0.021cm" svg:height="0.002cm" svg:x="3.361cm" svg:y="4.601cm" svg:viewBox="0 0 22 3" draw:points="0,0 22,2 22,3">
          <text:p/>
        </draw:polygon>
        <draw:polygon draw:style-name="gr2" draw:text-style-name="P2" draw:layer="layout" svg:width="0.021cm" svg:height="0.005cm" svg:x="3.361cm" svg:y="4.594cm" svg:viewBox="0 0 22 6" draw:points="22,0 22,1 0,6">
          <text:p/>
        </draw:polygon>
        <draw:polygon draw:style-name="gr2" draw:text-style-name="P2" draw:layer="layout" svg:width="0.009cm" svg:height="0.019cm" svg:x="3.361cm" svg:y="4.581cm" svg:viewBox="0 0 10 20" draw:points="0,20 2,9 10,0">
          <text:p/>
        </draw:polygon>
        <draw:polygon draw:style-name="gr2" draw:text-style-name="P2" draw:layer="layout" svg:width="0.02cm" svg:height="0.008cm" svg:x="3.369cm" svg:y="4.573cm" svg:viewBox="0 0 21 9" draw:points="0,9 11,3 21,0">
          <text:p/>
        </draw:polygon>
        <draw:polygon draw:style-name="gr2" draw:text-style-name="P2" draw:layer="layout" svg:width="0.036cm" svg:height="0.006cm" svg:x="3.39cm" svg:y="4.573cm" svg:viewBox="0 0 37 7" draw:points="0,0 10,0 37,7">
          <text:p/>
        </draw:polygon>
        <draw:polygon draw:style-name="gr2" draw:text-style-name="P2" draw:layer="layout" svg:width="0.022cm" svg:height="0.078cm" svg:x="3.405cm" svg:y="4.579cm" svg:viewBox="0 0 23 79" draw:points="23,0 0,79 0,50">
          <text:p/>
        </draw:polygon>
        <draw:polygon draw:style-name="gr2" draw:text-style-name="P2" draw:layer="layout" svg:width="0.044cm" svg:height="0.027cm" svg:x="3.361cm" svg:y="4.601cm" svg:viewBox="0 0 45 28" draw:points="45,28 10,21 0,0">
          <text:p/>
        </draw:polygon>
        <draw:polygon draw:style-name="gr2" draw:text-style-name="P2" draw:layer="layout" svg:width="0.022cm" svg:height="0.005cm" svg:x="3.361cm" svg:y="4.601cm" svg:viewBox="0 0 23 6" draw:points="0,0 22,3 23,6">
          <text:p/>
        </draw:polygon>
        <draw:polygon draw:style-name="gr2" draw:text-style-name="P2" draw:layer="layout" svg:width="0.022cm" svg:height="0.007cm" svg:x="3.361cm" svg:y="4.593cm" svg:viewBox="0 0 23 8" draw:points="23,0 22,2 0,8">
          <text:p/>
        </draw:polygon>
        <draw:polygon draw:style-name="gr2" draw:text-style-name="P2" draw:layer="layout" svg:width="0.029cm" svg:height="0.027cm" svg:x="3.361cm" svg:y="4.573cm" svg:viewBox="0 0 30 28" draw:points="0,28 10,8 30,0">
          <text:p/>
        </draw:polygon>
        <draw:polygon draw:style-name="gr2" draw:text-style-name="P2" draw:layer="layout" svg:width="0.022cm" svg:height="0.005cm" svg:x="3.361cm" svg:y="4.601cm" svg:viewBox="0 0 23 6" draw:points="0,0 23,5 23,6">
          <text:p/>
        </draw:polygon>
        <draw:polygon draw:style-name="gr2" draw:text-style-name="P2" draw:layer="layout" svg:width="0.022cm" svg:height="0.007cm" svg:x="3.361cm" svg:y="4.592cm" svg:viewBox="0 0 23 8" draw:points="23,0 23,1 0,8">
          <text:p/>
        </draw:polygon>
        <draw:polygon draw:style-name="gr2" draw:text-style-name="P2" draw:layer="layout" svg:width="0.022cm" svg:height="0.006cm" svg:x="3.361cm" svg:y="4.601cm" svg:viewBox="0 0 23 7" draw:points="0,0 23,6 23,7">
          <text:p/>
        </draw:polygon>
        <draw:polygon draw:style-name="gr2" draw:text-style-name="P2" draw:layer="layout" svg:width="0.022cm" svg:height="0.008cm" svg:x="3.361cm" svg:y="4.591cm" svg:viewBox="0 0 23 9" draw:points="23,0 23,1 0,9">
          <text:p/>
        </draw:polygon>
        <draw:polygon draw:style-name="gr2" draw:text-style-name="P2" draw:layer="layout" svg:width="0.023cm" svg:height="0.007cm" svg:x="3.361cm" svg:y="4.601cm" svg:viewBox="0 0 24 8" draw:points="0,0 23,7 24,8">
          <text:p/>
        </draw:polygon>
        <draw:polygon draw:style-name="gr2" draw:text-style-name="P2" draw:layer="layout" svg:width="0.023cm" svg:height="0.009cm" svg:x="3.361cm" svg:y="4.59cm" svg:viewBox="0 0 24 10" draw:points="24,0 23,1 0,10">
          <text:p/>
        </draw:polygon>
        <draw:polygon draw:style-name="gr2" draw:text-style-name="P2" draw:layer="layout" svg:width="0.023cm" svg:height="0.008cm" svg:x="3.361cm" svg:y="4.601cm" svg:viewBox="0 0 24 9" draw:points="0,0 24,8 24,9">
          <text:p/>
        </draw:polygon>
        <draw:polygon draw:style-name="gr2" draw:text-style-name="P2" draw:layer="layout" svg:width="0.023cm" svg:height="0.01cm" svg:x="3.361cm" svg:y="4.589cm" svg:viewBox="0 0 24 11" draw:points="24,0 24,1 0,11">
          <text:p/>
        </draw:polygon>
        <draw:polygon draw:style-name="gr2" draw:text-style-name="P2" draw:layer="layout" svg:width="0.023cm" svg:height="0.009cm" svg:x="3.361cm" svg:y="4.601cm" svg:viewBox="0 0 24 10" draw:points="0,0 24,9 24,10">
          <text:p/>
        </draw:polygon>
        <draw:polygon draw:style-name="gr2" draw:text-style-name="P2" draw:layer="layout" svg:width="0.023cm" svg:height="0.012cm" svg:x="3.361cm" svg:y="4.587cm" svg:viewBox="0 0 24 13" draw:points="24,0 24,2 0,13">
          <text:p/>
        </draw:polygon>
        <draw:polygon draw:style-name="gr2" draw:text-style-name="P2" draw:layer="layout" svg:width="0.023cm" svg:height="0.01cm" svg:x="3.361cm" svg:y="4.601cm" svg:viewBox="0 0 24 11" draw:points="0,0 24,10 24,11">
          <text:p/>
        </draw:polygon>
        <draw:polygon draw:style-name="gr2" draw:text-style-name="P2" draw:layer="layout" svg:width="0.024cm" svg:height="0.013cm" svg:x="3.361cm" svg:y="4.586cm" svg:viewBox="0 0 25 14" draw:points="25,0 24,1 0,14">
          <text:p/>
        </draw:polygon>
        <draw:polygon draw:style-name="gr2" draw:text-style-name="P2" draw:layer="layout" svg:width="0.024cm" svg:height="0.011cm" svg:x="3.361cm" svg:y="4.601cm" svg:viewBox="0 0 25 12" draw:points="0,0 24,11 25,12">
          <text:p/>
        </draw:polygon>
        <draw:polygon draw:style-name="gr2" draw:text-style-name="P2" draw:layer="layout" svg:width="0.025cm" svg:height="0.014cm" svg:x="3.361cm" svg:y="4.586cm" svg:viewBox="0 0 26 15" draw:points="26,0 25,1 0,15">
          <text:p/>
        </draw:polygon>
        <draw:polygon draw:style-name="gr2" draw:text-style-name="P2" draw:layer="layout" svg:width="0.024cm" svg:height="0.013cm" svg:x="3.361cm" svg:y="4.601cm" svg:viewBox="0 0 25 14" draw:points="0,0 25,12 25,14">
          <text:p/>
        </draw:polygon>
        <draw:polygon draw:style-name="gr2" draw:text-style-name="P2" draw:layer="layout" svg:width="0.025cm" svg:height="0.015cm" svg:x="3.361cm" svg:y="4.585cm" svg:viewBox="0 0 26 16" draw:points="26,0 26,1 0,16">
          <text:p/>
        </draw:polygon>
        <draw:polygon draw:style-name="gr2" draw:text-style-name="P2" draw:layer="layout" svg:width="0.025cm" svg:height="0.014cm" svg:x="3.361cm" svg:y="4.601cm" svg:viewBox="0 0 26 15" draw:points="0,0 25,14 26,15">
          <text:p/>
        </draw:polygon>
        <draw:polygon draw:style-name="gr2" draw:text-style-name="P2" draw:layer="layout" svg:width="0.026cm" svg:height="0.015cm" svg:x="3.361cm" svg:y="4.585cm" svg:viewBox="0 0 27 16" draw:points="27,0 26,0 0,16">
          <text:p/>
        </draw:polygon>
        <draw:polygon draw:style-name="gr2" draw:text-style-name="P2" draw:layer="layout" svg:width="0.026cm" svg:height="0.015cm" svg:x="3.361cm" svg:y="4.601cm" svg:viewBox="0 0 27 16" draw:points="0,0 26,15 27,16">
          <text:p/>
        </draw:polygon>
        <draw:polygon draw:style-name="gr2" draw:text-style-name="P2" draw:layer="layout" svg:width="0.026cm" svg:height="0.016cm" svg:x="3.361cm" svg:y="4.584cm" svg:viewBox="0 0 27 17" draw:points="27,0 27,1 0,17">
          <text:p/>
        </draw:polygon>
        <draw:polygon draw:style-name="gr2" draw:text-style-name="P2" draw:layer="layout" svg:width="0.026cm" svg:height="0.015cm" svg:x="3.361cm" svg:y="4.601cm" svg:viewBox="0 0 27 16" draw:points="0,0 27,16">
          <text:p/>
        </draw:polygon>
        <draw:polygon draw:style-name="gr2" draw:text-style-name="P2" draw:layer="layout" svg:width="0.027cm" svg:height="0.018cm" svg:x="3.361cm" svg:y="4.583cm" svg:viewBox="0 0 28 19" draw:points="28,0 27,2 0,19">
          <text:p/>
        </draw:polygon>
        <draw:polygon draw:style-name="gr2" draw:text-style-name="P2" draw:layer="layout" svg:width="0.027cm" svg:height="0.016cm" svg:x="3.361cm" svg:y="4.601cm" svg:viewBox="0 0 28 17" draw:points="0,0 27,16 28,17">
          <text:p/>
        </draw:polygon>
        <draw:polygon draw:style-name="gr2" draw:text-style-name="P2" draw:layer="layout" svg:width="0.028cm" svg:height="0.017cm" svg:x="3.361cm" svg:y="4.583cm" svg:viewBox="0 0 29 18" draw:points="29,0 28,0 0,18">
          <text:p/>
        </draw:polygon>
        <draw:polygon draw:style-name="gr2" draw:text-style-name="P2" draw:layer="layout" svg:width="0.028cm" svg:height="0.017cm" svg:x="3.361cm" svg:y="4.601cm" svg:viewBox="0 0 29 18" draw:points="0,0 28,17 29,18">
          <text:p/>
        </draw:polygon>
        <draw:polygon draw:style-name="gr2" draw:text-style-name="P2" draw:layer="layout" svg:width="0.029cm" svg:height="0.027cm" svg:x="3.361cm" svg:y="4.573cm" svg:viewBox="0 0 30 28" draw:points="29,10 0,28 30,0">
          <text:p/>
        </draw:polygon>
        <draw:polygon draw:style-name="gr2" draw:text-style-name="P2" draw:layer="layout" svg:width="0.044cm" svg:height="0.027cm" svg:x="3.361cm" svg:y="4.601cm" svg:viewBox="0 0 45 28" draw:points="45,28 0,0 28,17">
          <text:p/>
        </draw:polygon>
        <draw:polygon draw:style-name="gr2" draw:text-style-name="P2" draw:layer="layout" svg:width="0.001cm" svg:height="0.01cm" svg:x="3.389cm" svg:y="4.573cm" svg:viewBox="0 0 2 11" draw:points="2,10 0,11 2,0">
          <text:p/>
        </draw:polygon>
        <draw:polygon draw:style-name="gr2" draw:text-style-name="P2" draw:layer="layout" svg:width="0.016cm" svg:height="0.01cm" svg:x="3.389cm" svg:y="4.618cm" svg:viewBox="0 0 17 11" draw:points="17,11 0,0 1,1">
          <text:p/>
        </draw:polygon>
        <draw:polygon draw:style-name="gr2" draw:text-style-name="P2" draw:layer="layout" svg:width="0.003cm" svg:height="0.009cm" svg:x="3.39cm" svg:y="4.573cm" svg:viewBox="0 0 4 10" draw:points="4,10 0,10 0,0">
          <text:p/>
        </draw:polygon>
        <draw:polygon draw:style-name="gr2" draw:text-style-name="P2" draw:layer="layout" svg:width="0.015cm" svg:height="0.009cm" svg:x="3.39cm" svg:y="4.619cm" svg:viewBox="0 0 16 10" draw:points="16,10 0,0 2,0">
          <text:p/>
        </draw:polygon>
        <draw:polygon draw:style-name="gr2" draw:text-style-name="P2" draw:layer="layout" svg:width="0.003cm" svg:height="0.009cm" svg:x="3.39cm" svg:y="4.573cm" svg:viewBox="0 0 4 10" draw:points="4,9 3,10 0,0">
          <text:p/>
        </draw:polygon>
        <draw:polygon draw:style-name="gr2" draw:text-style-name="P2" draw:layer="layout" svg:width="0.013cm" svg:height="0.009cm" svg:x="3.392cm" svg:y="4.619cm" svg:viewBox="0 0 14 10" draw:points="14,10 0,0 1,1">
          <text:p/>
        </draw:polygon>
        <draw:polygon draw:style-name="gr2" draw:text-style-name="P2" draw:layer="layout" svg:width="0.004cm" svg:height="0.008cm" svg:x="3.39cm" svg:y="4.573cm" svg:viewBox="0 0 5 9" draw:points="5,9 4,9 0,0">
          <text:p/>
        </draw:polygon>
        <draw:polygon draw:style-name="gr2" draw:text-style-name="P2" draw:layer="layout" svg:width="0.012cm" svg:height="0.008cm" svg:x="3.392cm" svg:y="4.62cm" svg:viewBox="0 0 13 9" draw:points="13,9 0,0 1,0">
          <text:p/>
        </draw:polygon>
        <draw:polygon draw:style-name="gr2" draw:text-style-name="P2" draw:layer="layout" svg:width="0.005cm" svg:height="0.008cm" svg:x="3.39cm" svg:y="4.573cm" svg:viewBox="0 0 6 9" draw:points="6,9 5,9 0,0">
          <text:p/>
        </draw:polygon>
        <draw:polygon draw:style-name="gr2" draw:text-style-name="P2" draw:layer="layout" svg:width="0.011cm" svg:height="0.008cm" svg:x="3.393cm" svg:y="4.62cm" svg:viewBox="0 0 12 9" draw:points="12,9 0,0 1,0">
          <text:p/>
        </draw:polygon>
        <draw:polygon draw:style-name="gr2" draw:text-style-name="P2" draw:layer="layout" svg:width="0.006cm" svg:height="0.008cm" svg:x="3.39cm" svg:y="4.573cm" svg:viewBox="0 0 7 9" draw:points="7,9 6,9 0,0">
          <text:p/>
        </draw:polygon>
        <draw:polygon draw:style-name="gr2" draw:text-style-name="P2" draw:layer="layout" svg:width="0.01cm" svg:height="0.008cm" svg:x="3.394cm" svg:y="4.62cm" svg:viewBox="0 0 11 9" draw:points="11,9 0,0 2,0">
          <text:p/>
        </draw:polygon>
        <draw:polygon draw:style-name="gr2" draw:text-style-name="P2" draw:layer="layout" svg:width="0.007cm" svg:height="0.008cm" svg:x="3.39cm" svg:y="4.573cm" svg:viewBox="0 0 8 9" draw:points="8,9 7,9 0,0">
          <text:p/>
        </draw:polygon>
        <draw:polygon draw:style-name="gr2" draw:text-style-name="P2" draw:layer="layout" svg:width="0.01cm" svg:height="0.008cm" svg:x="3.395cm" svg:y="4.62cm" svg:viewBox="0 0 11 9" draw:points="11,9 0,0 1,0">
          <text:p/>
        </draw:polygon>
        <draw:polygon draw:style-name="gr2" draw:text-style-name="P2" draw:layer="layout" svg:width="0.008cm" svg:height="0.008cm" svg:x="3.39cm" svg:y="4.573cm" svg:viewBox="0 0 9 9" draw:points="9,9 8,9 0,0">
          <text:p/>
        </draw:polygon>
        <draw:polygon draw:style-name="gr2" draw:text-style-name="P2" draw:layer="layout" svg:width="0.009cm" svg:height="0.008cm" svg:x="3.396cm" svg:y="4.62cm" svg:viewBox="0 0 10 9" draw:points="10,9 0,0 1,1">
          <text:p/>
        </draw:polygon>
        <draw:polygon draw:style-name="gr2" draw:text-style-name="P2" draw:layer="layout" svg:width="0.01cm" svg:height="0.008cm" svg:x="3.39cm" svg:y="4.573cm" svg:viewBox="0 0 11 9" draw:points="11,9 9,9 0,0">
          <text:p/>
        </draw:polygon>
        <draw:polygon draw:style-name="gr2" draw:text-style-name="P2" draw:layer="layout" svg:width="0.008cm" svg:height="0.007cm" svg:x="3.397cm" svg:y="4.621cm" svg:viewBox="0 0 9 8" draw:points="9,8 0,0 1,0">
          <text:p/>
        </draw:polygon>
        <draw:polygon draw:style-name="gr2" draw:text-style-name="P2" draw:layer="layout" svg:width="0.01cm" svg:height="0.008cm" svg:x="3.39cm" svg:y="4.573cm" svg:viewBox="0 0 11 9" draw:points="11,9 11,9 0,0">
          <text:p/>
        </draw:polygon>
        <draw:polygon draw:style-name="gr2" draw:text-style-name="P2" draw:layer="layout" svg:width="0.007cm" svg:height="0.007cm" svg:x="3.398cm" svg:y="4.621cm" svg:viewBox="0 0 8 8" draw:points="8,8 0,0 1,0">
          <text:p/>
        </draw:polygon>
        <draw:polygon draw:style-name="gr2" draw:text-style-name="P2" draw:layer="layout" svg:width="0.015cm" svg:height="0.008cm" svg:x="3.39cm" svg:y="4.573cm" svg:viewBox="0 0 16 9" draw:points="16,9 11,9 0,0">
          <text:p/>
        </draw:polygon>
        <draw:polygon draw:style-name="gr2" draw:text-style-name="P2" draw:layer="layout" svg:width="0.006cm" svg:height="0.007cm" svg:x="3.4cm" svg:y="4.621cm" svg:viewBox="0 0 7 8" draw:points="7,8 0,0 7,0">
          <text:p/>
        </draw:polygon>
        <draw:polygon draw:style-name="gr2" draw:text-style-name="P2" draw:layer="layout" svg:width="0.036cm" svg:height="0.008cm" svg:x="3.39cm" svg:y="4.573cm" svg:viewBox="0 0 37 9" draw:points="16,9 0,0 37,7">
          <text:p/>
        </draw:polygon>
        <draw:polygon draw:style-name="gr2" draw:text-style-name="P2" draw:layer="layout" svg:width="0.022cm" svg:height="0.049cm" svg:x="3.405cm" svg:y="4.579cm" svg:viewBox="0 0 23 50" draw:points="23,0 0,50 0,43">
          <text:p/>
        </draw:polygon>
        <draw:polygon draw:style-name="gr2" draw:text-style-name="P2" draw:layer="layout" svg:width="0.022cm" svg:height="0.042cm" svg:x="3.405cm" svg:y="4.579cm" svg:viewBox="0 0 23 43" draw:points="0,43 0,2 23,0">
          <text:p/>
        </draw:polygon>
        <draw:polygon draw:style-name="gr2" draw:text-style-name="P2" draw:layer="layout" svg:width="0.002cm" svg:height="0.001cm" svg:x="3.357cm" svg:y="4.642cm" svg:viewBox="0 0 3 2" draw:points="0,0 1,2 3,2">
          <text:p/>
        </draw:polygon>
        <draw:polygon draw:style-name="gr2" draw:text-style-name="P2" draw:layer="layout" svg:width="0.001cm" svg:height="0.003cm" svg:x="3.359cm" svg:y="4.643cm" svg:viewBox="0 0 2 4" draw:points="0,0 2,2 2,4">
          <text:p/>
        </draw:polygon>
        <draw:polygon draw:style-name="gr2" draw:text-style-name="P2" draw:layer="layout" svg:width="0.003cm" svg:height="0.002cm" svg:x="3.36cm" svg:y="4.645cm" svg:viewBox="0 0 4 3" draw:points="0,0 2,2 4,3">
          <text:p/>
        </draw:polygon>
        <draw:polygon draw:style-name="gr2" draw:text-style-name="P2" draw:layer="layout" svg:width="0.001cm" svg:height="0.001cm" svg:x="3.362cm" svg:y="4.647cm" svg:viewBox="0 0 2 2" draw:points="0,0 2,0 2,2">
          <text:p/>
        </draw:polygon>
        <draw:polygon draw:style-name="gr2" draw:text-style-name="P2" draw:layer="layout" svg:width="0cm" svg:height="0.001cm" svg:x="3.363cm" svg:y="4.648cm" svg:viewBox="0 0 1 2" draw:points="0,0 1,1 1,2">
          <text:p/>
        </draw:polygon>
        <draw:polygon draw:style-name="gr2" draw:text-style-name="P2" draw:layer="layout" svg:width="0cm" svg:height="0.001cm" svg:x="3.364cm" svg:y="4.65cm" svg:viewBox="0 0 0 2" draw:points="0,0 0,1 0,2">
          <text:p/>
        </draw:polygon>
        <draw:polygon draw:style-name="gr2" draw:text-style-name="P2" draw:layer="layout" svg:width="0cm" svg:height="0.001cm" svg:x="3.364cm" svg:y="4.655cm" svg:viewBox="0 0 0 2" draw:points="0,0 0,1 0,2">
          <text:p/>
        </draw:polygon>
        <draw:polygon draw:style-name="gr2" draw:text-style-name="P2" draw:layer="layout" svg:width="0cm" svg:height="0.001cm" svg:x="3.363cm" svg:y="4.657cm" svg:viewBox="0 0 1 2" draw:points="1,0 1,1 0,2">
          <text:p/>
        </draw:polygon>
        <draw:polygon draw:style-name="gr2" draw:text-style-name="P2" draw:layer="layout" svg:width="0.001cm" svg:height="0.004cm" svg:x="3.362cm" svg:y="4.659cm" svg:viewBox="0 0 2 5" draw:points="2,0 2,2 0,5">
          <text:p/>
        </draw:polygon>
        <draw:polygon draw:style-name="gr2" draw:text-style-name="P2" draw:layer="layout" svg:width="0.003cm" svg:height="0.001cm" svg:x="3.36cm" svg:y="4.661cm" svg:viewBox="0 0 4 2" draw:points="4,0 2,0 0,2">
          <text:p/>
        </draw:polygon>
        <draw:polygon draw:style-name="gr2" draw:text-style-name="P2" draw:layer="layout" svg:width="0.001cm" svg:height="0.001cm" svg:x="3.359cm" svg:y="4.662cm" svg:viewBox="0 0 2 2" draw:points="2,0 2,2 0,2">
          <text:p/>
        </draw:polygon>
        <draw:polygon draw:style-name="gr2" draw:text-style-name="P2" draw:layer="layout" svg:width="0.002cm" svg:height="0.001cm" svg:x="3.357cm" svg:y="4.663cm" svg:viewBox="0 0 3 2" draw:points="3,0 1,2 0,2">
          <text:p/>
        </draw:polygon>
        <draw:polygon draw:style-name="gr2" draw:text-style-name="P2" draw:layer="layout" svg:width="0.002cm" svg:height="0cm" svg:x="3.354cm" svg:y="4.664cm" svg:viewBox="0 0 3 1" draw:points="3,0 1,0 0,1">
          <text:p/>
        </draw:polygon>
        <draw:polygon draw:style-name="gr2" draw:text-style-name="P2" draw:layer="layout" svg:width="0.001cm" svg:height="0cm" svg:x="3.35cm" svg:y="4.664cm" svg:viewBox="0 0 2 1" draw:points="2,1 1,0 0,0">
          <text:p/>
        </draw:polygon>
        <draw:polygon draw:style-name="gr2" draw:text-style-name="P2" draw:layer="layout" svg:width="0.003cm" svg:height="0.001cm" svg:x="3.347cm" svg:y="4.663cm" svg:viewBox="0 0 4 2" draw:points="4,2 0,0">
          <text:p/>
        </draw:polygon>
        <draw:polygon draw:style-name="gr2" draw:text-style-name="P2" draw:layer="layout" svg:width="0.001cm" svg:height="0.001cm" svg:x="3.347cm" svg:y="4.662cm" svg:viewBox="0 0 2 2" draw:points="2,2 0,0">
          <text:p/>
        </draw:polygon>
        <draw:polygon draw:style-name="gr2" draw:text-style-name="P2" draw:layer="layout" svg:width="0.003cm" svg:height="0.001cm" svg:x="3.345cm" svg:y="4.661cm" svg:viewBox="0 0 4 2" draw:points="4,2 2,0 0,0">
          <text:p/>
        </draw:polygon>
        <draw:polygon draw:style-name="gr2" draw:text-style-name="P2" draw:layer="layout" svg:width="0cm" svg:height="0.002cm" svg:x="3.344cm" svg:y="4.659cm" svg:viewBox="0 0 1 3" draw:points="1,3 1,1 0,0">
          <text:p/>
        </draw:polygon>
        <draw:polygon draw:style-name="gr2" draw:text-style-name="P2" draw:layer="layout" svg:width="0.001cm" svg:height="0.002cm" svg:x="3.343cm" svg:y="4.657cm" svg:viewBox="0 0 2 3" draw:points="2,3 2,2 0,0">
          <text:p/>
        </draw:polygon>
        <draw:polygon draw:style-name="gr2" draw:text-style-name="P2" draw:layer="layout" svg:width="0cm" svg:height="0.001cm" svg:x="3.343cm" svg:y="4.655cm" svg:viewBox="0 0 0 2" draw:points="0,2 0,1 0,0">
          <text:p/>
        </draw:polygon>
        <draw:polygon draw:style-name="gr2" draw:text-style-name="P2" draw:layer="layout" svg:width="0cm" svg:height="0.001cm" svg:x="3.343cm" svg:y="4.65cm" svg:viewBox="0 0 0 2" draw:points="0,2 0,1 0,0">
          <text:p/>
        </draw:polygon>
        <draw:polygon draw:style-name="gr2" draw:text-style-name="P2" draw:layer="layout" svg:width="0.001cm" svg:height="0.002cm" svg:x="3.343cm" svg:y="4.648cm" svg:viewBox="0 0 2 3" draw:points="0,3 2,1 2,0">
          <text:p/>
        </draw:polygon>
        <draw:polygon draw:style-name="gr2" draw:text-style-name="P2" draw:layer="layout" svg:width="0cm" svg:height="0cm" svg:x="3.344cm" svg:y="4.647cm" svg:viewBox="0 0 1 1" draw:points="0,1 1,0">
          <text:p/>
        </draw:polygon>
        <draw:polygon draw:style-name="gr2" draw:text-style-name="P2" draw:layer="layout" svg:width="0.003cm" svg:height="0.002cm" svg:x="3.345cm" svg:y="4.645cm" svg:viewBox="0 0 4 3" draw:points="0,3 2,2 4,0">
          <text:p/>
        </draw:polygon>
        <draw:polygon draw:style-name="gr2" draw:text-style-name="P2" draw:layer="layout" svg:width="0.002cm" svg:height="0.003cm" svg:x="3.347cm" svg:y="4.643cm" svg:viewBox="0 0 3 4" draw:points="0,4 2,2 3,0">
          <text:p/>
        </draw:polygon>
        <draw:polygon draw:style-name="gr2" draw:text-style-name="P2" draw:layer="layout" svg:width="0.003cm" svg:height="0.001cm" svg:x="3.348cm" svg:y="4.642cm" svg:viewBox="0 0 4 2" draw:points="0,2 2,2 4,0">
          <text:p/>
        </draw:polygon>
        <draw:polygon draw:style-name="gr2" draw:text-style-name="P2" draw:layer="layout" svg:width="0.003cm" svg:height="0.003cm" svg:x="3.357cm" svg:y="4.642cm" svg:viewBox="0 0 4 4" draw:points="0,0 2,1 4,4">
          <text:p/>
        </draw:polygon>
        <draw:polygon draw:style-name="gr2" draw:text-style-name="P2" draw:layer="layout" svg:width="0.003cm" svg:height="0.003cm" svg:x="3.36cm" svg:y="4.645cm" svg:viewBox="0 0 4 4" draw:points="0,0 2,3 4,4">
          <text:p/>
        </draw:polygon>
        <draw:polygon draw:style-name="gr2" draw:text-style-name="P2" draw:layer="layout" svg:width="0cm" svg:height="0.003cm" svg:x="3.363cm" svg:y="4.648cm" svg:viewBox="0 0 1 4" draw:points="0,0 1,2 1,4">
          <text:p/>
        </draw:polygon>
        <draw:polygon draw:style-name="gr2" draw:text-style-name="P2" draw:layer="layout" svg:width="0cm" svg:height="0.004cm" svg:x="3.364cm" svg:y="4.652cm" svg:viewBox="0 0 0 5" draw:points="0,0 0,3 0,5">
          <text:p/>
        </draw:polygon>
        <draw:polygon draw:style-name="gr2" draw:text-style-name="P2" draw:layer="layout" svg:width="0.002cm" svg:height="0.005cm" svg:x="3.362cm" svg:y="4.657cm" svg:viewBox="0 0 3 6" draw:points="3,0 2,2 0,6">
          <text:p/>
        </draw:polygon>
        <draw:polygon draw:style-name="gr2" draw:text-style-name="P2" draw:layer="layout" svg:width="0.003cm" svg:height="0.002cm" svg:x="3.359cm" svg:y="4.661cm" svg:viewBox="0 0 4 3" draw:points="4,0 2,1 0,3">
          <text:p/>
        </draw:polygon>
        <draw:polygon draw:style-name="gr2" draw:text-style-name="P2" draw:layer="layout" svg:width="0.005cm" svg:height="0.003cm" svg:x="3.354cm" svg:y="4.663cm" svg:viewBox="0 0 6 4" draw:points="6,0 3,2 0,4">
          <text:p/>
        </draw:polygon>
        <draw:polygon draw:style-name="gr2" draw:text-style-name="P2" draw:layer="layout" svg:width="0.003cm" svg:height="0cm" svg:x="3.35cm" svg:y="4.664cm" svg:viewBox="0 0 4 1" draw:points="4,1 2,1 0,0">
          <text:p/>
        </draw:polygon>
        <draw:polygon draw:style-name="gr2" draw:text-style-name="P2" draw:layer="layout" svg:width="0.004cm" svg:height="0.002cm" svg:x="3.347cm" svg:y="4.662cm" svg:viewBox="0 0 5 3" draw:points="5,3 1,2 0,0">
          <text:p/>
        </draw:polygon>
        <draw:polygon draw:style-name="gr2" draw:text-style-name="P2" draw:layer="layout" svg:width="0.003cm" svg:height="0.004cm" svg:x="3.344cm" svg:y="4.659cm" svg:viewBox="0 0 4 5" draw:points="4,5 1,4 0,0">
          <text:p/>
        </draw:polygon>
        <draw:polygon draw:style-name="gr2" draw:text-style-name="P2" draw:layer="layout" svg:width="0.001cm" svg:height="0.004cm" svg:x="3.343cm" svg:y="4.655cm" svg:viewBox="0 0 2 5" draw:points="2,5 0,3 0,0">
          <text:p/>
        </draw:polygon>
        <draw:polygon draw:style-name="gr2" draw:text-style-name="P2" draw:layer="layout" svg:width="0cm" svg:height="0.004cm" svg:x="3.343cm" svg:y="4.65cm" svg:viewBox="0 0 0 5" draw:points="0,5 0,2 0,0">
          <text:p/>
        </draw:polygon>
        <draw:polygon draw:style-name="gr2" draw:text-style-name="P2" draw:layer="layout" svg:width="0.002cm" svg:height="0.003cm" svg:x="3.343cm" svg:y="4.647cm" svg:viewBox="0 0 3 4" draw:points="0,4 2,1 3,0">
          <text:p/>
        </draw:polygon>
        <draw:polygon draw:style-name="gr2" draw:text-style-name="P2" draw:layer="layout" svg:width="0.005cm" svg:height="0.005cm" svg:x="3.345cm" svg:y="4.643cm" svg:viewBox="0 0 6 6" draw:points="0,6 3,3 6,0">
          <text:p/>
        </draw:polygon>
        <draw:polygon draw:style-name="gr2" draw:text-style-name="P2" draw:layer="layout" svg:width="0.004cm" svg:height="0.001cm" svg:x="3.348cm" svg:y="4.642cm" svg:viewBox="0 0 5 2" draw:points="0,2 2,0 5,0">
          <text:p/>
        </draw:polygon>
        <draw:polygon draw:style-name="gr2" draw:text-style-name="P2" draw:layer="layout" svg:width="0.008cm" svg:height="0.003cm" svg:x="3.352cm" svg:y="4.642cm" svg:viewBox="0 0 9 4" draw:points="0,0 6,0 9,4">
          <text:p/>
        </draw:polygon>
        <draw:polygon draw:style-name="gr2" draw:text-style-name="P2" draw:layer="layout" svg:width="0.004cm" svg:height="0.007cm" svg:x="3.36cm" svg:y="4.645cm" svg:viewBox="0 0 5 8" draw:points="0,0 4,3 5,8">
          <text:p/>
        </draw:polygon>
        <draw:polygon draw:style-name="gr2" draw:text-style-name="P2" draw:layer="layout" svg:width="0.002cm" svg:height="0.01cm" svg:x="3.362cm" svg:y="4.652cm" svg:viewBox="0 0 3 11" draw:points="3,0 3,5 0,11">
          <text:p/>
        </draw:polygon>
        <draw:polygon draw:style-name="gr2" draw:text-style-name="P2" draw:layer="layout" svg:width="0.008cm" svg:height="0.004cm" svg:x="3.354cm" svg:y="4.661cm" svg:viewBox="0 0 9 5" draw:points="9,0 6,2 0,5">
          <text:p/>
        </draw:polygon>
        <draw:polygon draw:style-name="gr2" draw:text-style-name="P2" draw:layer="layout" svg:width="0.008cm" svg:height="0.004cm" svg:x="3.347cm" svg:y="4.662cm" svg:viewBox="0 0 9 5" draw:points="9,5 5,3 0,0">
          <text:p/>
        </draw:polygon>
        <draw:polygon draw:style-name="gr2" draw:text-style-name="P2" draw:layer="layout" svg:width="0.004cm" svg:height="0.008cm" svg:x="3.343cm" svg:y="4.655cm" svg:viewBox="0 0 5 9" draw:points="5,9 1,5 0,0">
          <text:p/>
        </draw:polygon>
        <draw:polygon draw:style-name="gr2" draw:text-style-name="P2" draw:layer="layout" svg:width="0.002cm" svg:height="0.008cm" svg:x="3.343cm" svg:y="4.647cm" svg:viewBox="0 0 3 9" draw:points="0,9 0,3 3,0">
          <text:p/>
        </draw:polygon>
        <draw:polygon draw:style-name="gr2" draw:text-style-name="P2" draw:layer="layout" svg:width="0.009cm" svg:height="0.005cm" svg:x="3.345cm" svg:y="4.642cm" svg:viewBox="0 0 10 6" draw:points="0,6 5,1 10,0">
          <text:p/>
        </draw:polygon>
        <draw:polygon draw:style-name="gr2" draw:text-style-name="P2" draw:layer="layout" svg:width="0.011cm" svg:height="0.01cm" svg:x="3.352cm" svg:y="4.642cm" svg:viewBox="0 0 12 11" draw:points="0,0 9,3 12,11">
          <text:p/>
        </draw:polygon>
        <draw:polygon draw:style-name="gr2" draw:text-style-name="P2" draw:layer="layout" svg:width="0.01cm" svg:height="0.014cm" svg:x="3.354cm" svg:y="4.652cm" svg:viewBox="0 0 11 15" draw:points="11,0 9,11 0,15">
          <text:p/>
        </draw:polygon>
        <draw:polygon draw:style-name="gr2" draw:text-style-name="P2" draw:layer="layout" svg:width="0.011cm" svg:height="0.012cm" svg:x="3.343cm" svg:y="4.655cm" svg:viewBox="0 0 12 13" draw:points="12,13 4,9 0,0">
          <text:p/>
        </draw:polygon>
        <draw:polygon draw:style-name="gr2" draw:text-style-name="P2" draw:layer="layout" svg:width="0.01cm" svg:height="0.013cm" svg:x="3.343cm" svg:y="4.642cm" svg:viewBox="0 0 11 14" draw:points="0,14 2,6 11,0">
          <text:p/>
        </draw:polygon>
        <draw:polygon draw:style-name="gr2" draw:text-style-name="P2" draw:layer="layout" svg:width="0.011cm" svg:height="0.025cm" svg:x="3.352cm" svg:y="4.642cm" svg:viewBox="0 0 12 26" draw:points="0,0 12,11 2,26">
          <text:p/>
        </draw:polygon>
        <draw:polygon draw:style-name="gr2" draw:text-style-name="P2" draw:layer="layout" svg:width="0.011cm" svg:height="0.025cm" svg:x="3.343cm" svg:y="4.642cm" svg:viewBox="0 0 12 26" draw:points="12,26 0,14 11,0">
          <text:p/>
        </draw:polygon>
        <draw:line draw:style-name="gr3" draw:text-style-name="P1" draw:layer="layout" svg:x1="3.646cm" svg:y1="4.927cm" svg:x2="2.784cm" svg:y2="4.927cm">
          <text:p/>
        </draw:line>
        <draw:line draw:style-name="gr3" draw:text-style-name="P1" draw:layer="layout" svg:x1="3.741cm" svg:y1="4.829cm" svg:x2="3.741cm" svg:y2="4.832cm">
          <text:p/>
        </draw:line>
        <draw:line draw:style-name="gr3" draw:text-style-name="P1" draw:layer="layout" svg:x1="3.06cm" svg:y1="4.643cm" svg:x2="3.167cm" svg:y2="4.533cm">
          <text:p/>
        </draw:line>
        <draw:line draw:style-name="gr3" draw:text-style-name="P1" draw:layer="layout" svg:x1="2.893cm" svg:y1="4.641cm" svg:x2="3.061cm" svg:y2="4.641cm">
          <text:p/>
        </draw:line>
        <draw:line draw:style-name="gr3" draw:text-style-name="P1" draw:layer="layout" svg:x1="5.684cm" svg:y1="3.543cm" svg:x2="5.684cm" svg:y2="1.751cm">
          <text:p/>
        </draw:line>
        <draw:line draw:style-name="gr3" draw:text-style-name="P1" draw:layer="layout" svg:x1="5.688cm" svg:y1="2.223cm" svg:x2="5.715cm" svg:y2="2.195cm">
          <text:p/>
        </draw:line>
        <draw:line draw:style-name="gr3" draw:text-style-name="P1" draw:layer="layout" svg:x1="5.448cm" svg:y1="2.304cm" svg:x2="5.448cm" svg:y2="2.165cm">
          <text:p/>
        </draw:line>
        <draw:line draw:style-name="gr3" draw:text-style-name="P1" draw:layer="layout" svg:x1="5.392cm" svg:y1="2.363cm" svg:x2="5.448cm" svg:y2="2.304cm">
          <text:p/>
        </draw:line>
        <draw:line draw:style-name="gr3" draw:text-style-name="P1" draw:layer="layout" svg:x1="5.089cm" svg:y1="2.362cm" svg:x2="5.392cm" svg:y2="2.362cm">
          <text:p/>
        </draw:line>
        <draw:line draw:style-name="gr3" draw:text-style-name="P1" draw:layer="layout" svg:x1="3.888cm" svg:y1="1.619cm" svg:x2="3.933cm" svg:y2="1.573cm">
          <text:p/>
        </draw:line>
        <draw:line draw:style-name="gr3" draw:text-style-name="P1" draw:layer="layout" svg:x1="3.888cm" svg:y1="1.622cm" svg:x2="3.888cm" svg:y2="1.618cm">
          <text:p/>
        </draw:line>
        <draw:line draw:style-name="gr3" draw:text-style-name="P1" draw:layer="layout" svg:x1="3.932cm" svg:y1="1.573cm" svg:x2="3.932cm" svg:y2="1.569cm">
          <text:p/>
        </draw:line>
        <draw:line draw:style-name="gr3" draw:text-style-name="P1" draw:layer="layout" svg:x1="3.933cm" svg:y1="1.57cm" svg:x2="3.888cm" svg:y2="1.524cm">
          <text:p/>
        </draw:line>
        <draw:line draw:style-name="gr3" draw:text-style-name="P1" draw:layer="layout" svg:x1="3.889cm" svg:y1="1.618cm" svg:x2="3.881cm" svg:y2="1.618cm">
          <text:p/>
        </draw:line>
        <draw:line draw:style-name="gr3" draw:text-style-name="P1" draw:layer="layout" svg:x1="3.882cm" svg:y1="1.62cm" svg:x2="3.861cm" svg:y2="1.598cm">
          <text:p/>
        </draw:line>
        <draw:line draw:style-name="gr3" draw:text-style-name="P1" draw:layer="layout" svg:x1="3.861cm" svg:y1="1.554cm" svg:x2="3.89cm" svg:y2="1.524cm">
          <text:p/>
        </draw:line>
        <draw:line draw:style-name="gr3" draw:text-style-name="P1" draw:layer="layout" svg:x1="3.862cm" svg:y1="1.599cm" svg:x2="3.788cm" svg:y2="1.524cm">
          <text:p/>
        </draw:line>
        <draw:line draw:style-name="gr3" draw:text-style-name="P1" draw:layer="layout" svg:x1="3.888cm" svg:y1="1.623cm" svg:x2="3.888cm" svg:y2="1.524cm">
          <text:p/>
        </draw:line>
        <draw:line draw:style-name="gr3" draw:text-style-name="P1" draw:layer="layout" svg:x1="3.788cm" svg:y1="1.524cm" svg:x2="3.979cm" svg:y2="1.524cm">
          <text:p/>
        </draw:line>
        <draw:line draw:style-name="gr3" draw:text-style-name="P1" draw:layer="layout" svg:x1="3.932cm" svg:y1="1.574cm" svg:x2="3.98cm" svg:y2="1.524cm">
          <text:p/>
        </draw:line>
        <draw:line draw:style-name="gr3" draw:text-style-name="P1" draw:layer="layout" svg:x1="3.861cm" svg:y1="1.597cm" svg:x2="3.861cm" svg:y2="1.552cm">
          <text:p/>
        </draw:line>
        <draw:line draw:style-name="gr3" draw:text-style-name="P1" draw:layer="layout" svg:x1="5.01cm" svg:y1="1.721cm" svg:x2="4.842cm" svg:y2="1.721cm">
          <text:p/>
        </draw:line>
        <draw:line draw:style-name="gr3" draw:text-style-name="P1" draw:layer="layout" svg:x1="5.089cm" svg:y1="2.017cm" svg:x2="5.089cm" svg:y2="1.803cm">
          <text:p/>
        </draw:line>
        <draw:line draw:style-name="gr3" draw:text-style-name="P1" draw:layer="layout" svg:x1="5.089cm" svg:y1="1.804cm" svg:x2="5.009cm" svg:y2="1.721cm">
          <text:p/>
        </draw:line>
        <draw:line draw:style-name="gr3" draw:text-style-name="P1" draw:layer="layout" svg:x1="5.685cm" svg:y1="1.752cm" svg:x2="5.463cm" svg:y2="1.524cm">
          <text:p/>
        </draw:line>
        <draw:line draw:style-name="gr3" draw:text-style-name="P1" draw:layer="layout" svg:x1="5.463cm" svg:y1="1.524cm" svg:x2="3.979cm" svg:y2="1.524cm">
          <text:p/>
        </draw:line>
        <draw:line draw:style-name="gr3" draw:text-style-name="P1" draw:layer="layout" svg:x1="4.028cm" svg:y1="1.869cm" svg:x2="4.107cm" svg:y2="1.951cm">
          <text:p/>
        </draw:line>
        <draw:line draw:style-name="gr3" draw:text-style-name="P1" draw:layer="layout" svg:x1="4.411cm" svg:y1="2.017cm" svg:x2="4.602cm" svg:y2="2.017cm">
          <text:p/>
        </draw:line>
        <draw:line draw:style-name="gr3" draw:text-style-name="P1" draw:layer="layout" svg:x1="5.68cm" svg:y1="3.547cm" svg:x2="5.685cm" svg:y2="3.543cm">
          <text:p/>
        </draw:line>
        <draw:line draw:style-name="gr3" draw:text-style-name="P1" draw:layer="layout" svg:x1="5.439cm" svg:y1="3.443cm" svg:x2="5.386cm" svg:y2="3.497cm">
          <text:p/>
        </draw:line>
        <draw:line draw:style-name="gr3" draw:text-style-name="P1" draw:layer="layout" svg:x1="5.386cm" svg:y1="3.497cm" svg:x2="5.085cm" svg:y2="3.497cm">
          <text:p/>
        </draw:line>
        <draw:line draw:style-name="gr3" draw:text-style-name="P1" draw:layer="layout" svg:x1="5.437cm" svg:y1="3.299cm" svg:x2="5.437cm" svg:y2="3.443cm">
          <text:p/>
        </draw:line>
        <draw:line draw:style-name="gr3" draw:text-style-name="P1" draw:layer="layout" svg:x1="4.362cm" svg:y1="3.349cm" svg:x2="4.362cm" svg:y2="3.201cm">
          <text:p/>
        </draw:line>
        <draw:line draw:style-name="gr3" draw:text-style-name="P1" draw:layer="layout" svg:x1="4.315cm" svg:y1="3.398cm" svg:x2="4.363cm" svg:y2="3.349cm">
          <text:p/>
        </draw:line>
        <draw:line draw:style-name="gr3" draw:text-style-name="P1" draw:layer="layout" svg:x1="4.362cm" svg:y1="3.201cm" svg:x2="4.412cm" svg:y2="3.151cm">
          <text:p/>
        </draw:line>
        <draw:line draw:style-name="gr3" draw:text-style-name="P1" draw:layer="layout" svg:x1="4.107cm" svg:y1="3.397cm" svg:x2="4.316cm" svg:y2="3.397cm">
          <text:p/>
        </draw:line>
        <draw:line draw:style-name="gr3" draw:text-style-name="P1" draw:layer="layout" svg:x1="4.411cm" svg:y1="3.497cm" svg:x2="4.598cm" svg:y2="3.497cm">
          <text:p/>
        </draw:line>
        <draw:line draw:style-name="gr3" draw:text-style-name="P1" draw:layer="layout" svg:x1="4.842cm" svg:y1="1.721cm" svg:x2="4.842cm" svg:y2="2.855cm">
          <text:p/>
        </draw:line>
        <draw:line draw:style-name="gr3" draw:text-style-name="P1" draw:layer="layout" svg:x1="4.296cm" svg:y1="2.136cm" svg:x2="4.412cm" svg:y2="2.017cm">
          <text:p/>
        </draw:line>
        <draw:line draw:style-name="gr3" draw:text-style-name="P1" draw:layer="layout" svg:x1="4.296cm" svg:y1="2.826cm" svg:x2="4.296cm" svg:y2="2.135cm">
          <text:p/>
        </draw:line>
        <draw:line draw:style-name="gr3" draw:text-style-name="P1" draw:layer="layout" svg:x1="4.507cm" svg:y1="2.362cm" svg:x2="4.603cm" svg:y2="2.362cm">
          <text:p/>
        </draw:line>
        <draw:line draw:style-name="gr3" draw:text-style-name="P1" draw:layer="layout" svg:x1="4.411cm" svg:y1="2.462cm" svg:x2="4.508cm" svg:y2="2.362cm">
          <text:p/>
        </draw:line>
        <draw:line draw:style-name="gr3" draw:text-style-name="P1" draw:layer="layout" svg:x1="4.411cm" svg:y1="3.151cm" svg:x2="4.598cm" svg:y2="3.151cm">
          <text:p/>
        </draw:line>
        <draw:line draw:style-name="gr3" draw:text-style-name="P1" draw:layer="layout" svg:x1="4.227cm" svg:y1="2.897cm" svg:x2="4.297cm" svg:y2="2.826cm">
          <text:p/>
        </draw:line>
        <draw:line draw:style-name="gr3" draw:text-style-name="P1" draw:layer="layout" svg:x1="4.107cm" svg:y1="2.896cm" svg:x2="4.228cm" svg:y2="2.896cm">
          <text:p/>
        </draw:line>
        <draw:line draw:style-name="gr3" draw:text-style-name="P1" draw:layer="layout" svg:x1="4.411cm" svg:y1="3.004cm" svg:x2="4.411cm" svg:y2="2.461cm">
          <text:p/>
        </draw:line>
        <draw:line draw:style-name="gr3" draw:text-style-name="P1" draw:layer="layout" svg:x1="4.107cm" svg:y1="3.147cm" svg:x2="4.272cm" svg:y2="3.147cm">
          <text:p/>
        </draw:line>
        <draw:line draw:style-name="gr3" draw:text-style-name="P1" draw:layer="layout" svg:x1="4.271cm" svg:y1="3.147cm" svg:x2="4.412cm" svg:y2="3.003cm">
          <text:p/>
        </draw:line>
        <draw:line draw:style-name="gr3" draw:text-style-name="P1" draw:layer="layout" svg:x1="2.397cm" svg:y1="2.935cm" svg:x2="2.474cm" svg:y2="2.856cm">
          <text:p/>
        </draw:line>
        <draw:line draw:style-name="gr3" draw:text-style-name="P1" draw:layer="layout" svg:x1="2.64cm" svg:y1="2.856cm" svg:x2="2.64cm" svg:y2="3.981cm">
          <text:p/>
        </draw:line>
        <draw:line draw:style-name="gr3" draw:text-style-name="P1" draw:layer="layout" svg:x1="2.397cm" svg:y1="3.151cm" svg:x2="2.397cm" svg:y2="2.933cm">
          <text:p/>
        </draw:line>
        <draw:line draw:style-name="gr3" draw:text-style-name="P1" draw:layer="layout" svg:x1="1.779cm" svg:y1="4.434cm" svg:x2="1.779cm" svg:y2="3.303cm">
          <text:p/>
        </draw:line>
        <draw:line draw:style-name="gr3" draw:text-style-name="P1" draw:layer="layout" svg:x1="2.397cm" svg:y1="3.497cm" svg:x2="2.066cm" svg:y2="3.497cm">
          <text:p/>
        </draw:line>
        <draw:line draw:style-name="gr3" draw:text-style-name="P1" draw:layer="layout" svg:x1="2.017cm" svg:y1="3.447cm" svg:x2="2.017cm" svg:y2="3.299cm">
          <text:p/>
        </draw:line>
        <draw:line draw:style-name="gr3" draw:text-style-name="P1" draw:layer="layout" svg:x1="2.067cm" svg:y1="3.497cm" svg:x2="2.017cm" svg:y2="3.447cm">
          <text:p/>
        </draw:line>
        <draw:line draw:style-name="gr3" draw:text-style-name="P1" draw:layer="layout" svg:x1="3.742cm" svg:y1="4.062cm" svg:x2="3.656cm" svg:y2="4.15cm">
          <text:p/>
        </draw:line>
        <draw:line draw:style-name="gr3" draw:text-style-name="P1" draw:layer="layout" svg:x1="3.645cm" svg:y1="4.149cm" svg:x2="3.656cm" svg:y2="4.149cm">
          <text:p/>
        </draw:line>
        <draw:line draw:style-name="gr3" draw:text-style-name="P1" draw:layer="layout" svg:x1="3.377cm" svg:y1="4.149cm" svg:x2="3.645cm" svg:y2="4.149cm">
          <text:p/>
        </draw:line>
        <draw:line draw:style-name="gr3" draw:text-style-name="P1" draw:layer="layout" svg:x1="3.645cm" svg:y1="4.149cm" svg:x2="3.703cm" svg:y2="4.149cm">
          <text:p/>
        </draw:line>
        <draw:line draw:style-name="gr3" draw:text-style-name="P1" draw:layer="layout" svg:x1="3.682cm" svg:y1="4.15cm" svg:x2="3.742cm" svg:y2="4.089cm">
          <text:p/>
        </draw:line>
        <draw:line draw:style-name="gr3" draw:text-style-name="P1" draw:layer="layout" svg:x1="5.463cm" svg:y1="5.371cm" svg:x2="1.97cm" svg:y2="5.371cm">
          <text:p/>
        </draw:line>
        <draw:line draw:style-name="gr3" draw:text-style-name="P1" draw:layer="layout" svg:x1="2.122cm" svg:y1="4.69cm" svg:x2="2.397cm" svg:y2="4.69cm">
          <text:p/>
        </draw:line>
        <draw:line draw:style-name="gr3" draw:text-style-name="P1" draw:layer="layout" svg:x1="2.022cm" svg:y1="4.586cm" svg:x2="2.123cm" svg:y2="4.692cm">
          <text:p/>
        </draw:line>
        <draw:line draw:style-name="gr3" draw:text-style-name="P1" draw:layer="layout" svg:x1="2.022cm" svg:y1="4.434cm" svg:x2="2.022cm" svg:y2="4.586cm">
          <text:p/>
        </draw:line>
        <draw:line draw:style-name="gr3" draw:text-style-name="P1" draw:layer="layout" svg:x1="3.741cm" svg:y1="2.56cm" svg:x2="3.741cm" svg:y2="4.04cm">
          <text:p/>
        </draw:line>
        <draw:line draw:style-name="gr3" draw:text-style-name="P1" draw:layer="layout" svg:x1="3.372cm" svg:y1="3.153cm" svg:x2="3.379cm" svg:y2="3.147cm">
          <text:p/>
        </draw:line>
        <draw:line draw:style-name="gr3" draw:text-style-name="P1" draw:layer="layout" svg:x1="3.167cm" svg:y1="3.397cm" svg:x2="3.378cm" svg:y2="3.397cm">
          <text:p/>
        </draw:line>
        <draw:line draw:style-name="gr3" draw:text-style-name="P1" draw:layer="layout" svg:x1="3.071cm" svg:y1="3.498cm" svg:x2="3.168cm" svg:y2="3.397cm">
          <text:p/>
        </draw:line>
        <draw:line draw:style-name="gr3" draw:text-style-name="P1" draw:layer="layout" svg:x1="2.883cm" svg:y1="3.497cm" svg:x2="3.071cm" svg:y2="3.497cm">
          <text:p/>
        </draw:line>
        <draw:line draw:style-name="gr3" draw:text-style-name="P1" draw:layer="layout" svg:x1="2.893cm" svg:y1="3.879cm" svg:x2="3.116cm" svg:y2="3.648cm">
          <text:p/>
        </draw:line>
        <draw:line draw:style-name="gr3" draw:text-style-name="P1" draw:layer="layout" svg:x1="3.115cm" svg:y1="3.648cm" svg:x2="3.377cm" svg:y2="3.648cm">
          <text:p/>
        </draw:line>
        <draw:line draw:style-name="gr3" draw:text-style-name="P1" draw:layer="layout" svg:x1="3.167cm" svg:y1="3.991cm" svg:x2="3.256cm" svg:y2="3.898cm">
          <text:p/>
        </draw:line>
        <draw:line draw:style-name="gr3" draw:text-style-name="P1" draw:layer="layout" svg:x1="3.255cm" svg:y1="3.898cm" svg:x2="3.378cm" svg:y2="3.898cm">
          <text:p/>
        </draw:line>
        <draw:line draw:style-name="gr3" draw:text-style-name="P1" draw:layer="layout" svg:x1="2.407cm" svg:y1="4.296cm" svg:x2="2.407cm" svg:y2="4.058cm">
          <text:p/>
        </draw:line>
        <draw:line draw:style-name="gr3" draw:text-style-name="P1" draw:layer="layout" svg:x1="2.407cm" svg:y1="4.059cm" svg:x2="2.474cm" svg:y2="3.99cm">
          <text:p/>
        </draw:line>
        <draw:line draw:style-name="gr3" draw:text-style-name="P1" draw:layer="layout" svg:x1="2.473cm" svg:y1="3.99cm" svg:x2="2.65cm" svg:y2="3.99cm">
          <text:p/>
        </draw:line>
        <draw:line draw:style-name="gr3" draw:text-style-name="P1" draw:layer="layout" svg:x1="2.893cm" svg:y1="4.296cm" svg:x2="2.893cm" svg:y2="3.878cm">
          <text:p/>
        </draw:line>
        <draw:path draw:style-name="gr2" draw:text-style-name="P2" draw:layer="layout" svg:width="0.287cm" svg:height="0.296cm" svg:x="2.496cm" svg:y="1.573cm" svg:viewBox="0 0 288 297" svg:d="M288 149c0 82-64 148-143 148-80 0-145-66-145-148s65-149 145-149c79 0 143 67 143 149z">
          <text:p/>
        </draw:path>
        <draw:line draw:style-name="gr5" draw:text-style-name="P1" draw:layer="layout" svg:x1="2.017cm" svg:y1="2.199cm" svg:x2="2.017cm" svg:y2="2.13cm">
          <text:p/>
        </draw:line>
        <draw:path draw:style-name="gr2" draw:text-style-name="P2" draw:layer="layout" svg:width="0.231cm" svg:height="0.237cm" svg:x="1.659cm" svg:y="2.046cm" svg:viewBox="0 0 232 238" svg:d="M232 119c0 65-53 119-117 119-63 0-115-54-115-119 0-67 52-119 115-119 64 0 117 52 117 119z">
          <text:p/>
        </draw:path>
        <draw:path draw:style-name="gr2" draw:text-style-name="P2" draw:layer="layout" svg:width="0.287cm" svg:height="0.296cm" svg:x="2.253cm" svg:y="2.214cm" svg:viewBox="0 0 288 297" svg:d="M288 148c0 82-65 149-144 149-80 0-144-67-144-149s64-148 144-148c79 0 144 66 144 148z">
          <text:p/>
        </draw:path>
        <draw:path draw:style-name="gr2" draw:text-style-name="P2" draw:layer="layout" svg:width="0.287cm" svg:height="0.296cm" svg:x="2.253cm" svg:y="1.869cm" svg:viewBox="0 0 288 297" svg:d="M288 149c0 82-65 148-144 148-80 0-144-66-144-148s64-149 144-149c79 0 144 67 144 149z">
          <text:p/>
        </draw:path>
        <draw:line draw:style-name="gr6" draw:text-style-name="P1" draw:layer="layout" svg:x1="2.043cm" svg:y1="5.164cm" svg:x2="1.898cm" svg:y2="5.164cm">
          <text:p/>
        </draw:line>
        <draw:line draw:style-name="gr7" draw:text-style-name="P1" draw:layer="layout" svg:x1="2.042cm" svg:y1="5.371cm" svg:x2="1.897cm" svg:y2="5.371cm">
          <text:p/>
        </draw:line>
        <draw:line draw:style-name="gr6" draw:text-style-name="P1" draw:layer="layout" svg:x1="2.76cm" svg:y1="5.164cm" svg:x2="2.615cm" svg:y2="5.164cm">
          <text:p/>
        </draw:line>
        <draw:line draw:style-name="gr7" draw:text-style-name="P1" draw:layer="layout" svg:x1="2.76cm" svg:y1="5.371cm" svg:x2="2.615cm" svg:y2="5.371cm">
          <text:p/>
        </draw:line>
        <draw:path draw:style-name="gr2" draw:text-style-name="P2" draw:layer="layout" svg:width="0.287cm" svg:height="0.296cm" svg:x="2.496cm" svg:y="2.707cm" svg:viewBox="0 0 288 297" svg:d="M288 149c0 82-64 148-143 148-80 0-145-66-145-148 0-83 65-149 145-149 79 0 143 66 143 149z">
          <text:p/>
        </draw:path>
        <draw:path draw:style-name="gr2" draw:text-style-name="P2" draw:layer="layout" svg:width="0.287cm" svg:height="0.296cm" svg:x="2.253cm" svg:y="3.003cm" svg:viewBox="0 0 288 297" svg:d="M288 149c0 82-65 148-144 148-80 0-144-66-144-148 0-83 64-149 144-149 79 0 144 66 144 149z">
          <text:p/>
        </draw:path>
        <draw:path draw:style-name="gr2" draw:text-style-name="P2" draw:layer="layout" svg:width="0.287cm" svg:height="0.296cm" svg:x="2.74cm" svg:y="3.003cm" svg:viewBox="0 0 288 297" svg:d="M288 149c0 82-64 148-143 148-81 0-145-66-145-148 0-83 64-149 145-149 79 0 143 66 143 149z">
          <text:p/>
        </draw:path>
        <draw:path draw:style-name="gr2" draw:text-style-name="P2" draw:layer="layout" svg:width="0.287cm" svg:height="0.296cm" svg:x="2.74cm" svg:y="3.348cm" svg:viewBox="0 0 288 297" svg:d="M288 149c0 82-64 148-143 148-81 0-145-66-145-148s64-149 145-149c79 0 143 67 143 149z">
          <text:p/>
        </draw:path>
        <draw:path draw:style-name="gr2" draw:text-style-name="P2" draw:layer="layout" svg:width="0.287cm" svg:height="0.296cm" svg:x="2.253cm" svg:y="3.348cm" svg:viewBox="0 0 288 297" svg:d="M288 149c0 82-65 148-144 148-80 0-144-66-144-148s64-149 144-149c79 0 144 67 144 149z">
          <text:p/>
        </draw:path>
        <draw:line draw:style-name="gr5" draw:text-style-name="P1" draw:layer="layout" svg:x1="2.017cm" svg:y1="3.334cm" svg:x2="2.017cm" svg:y2="3.265cm">
          <text:p/>
        </draw:line>
        <draw:path draw:style-name="gr2" draw:text-style-name="P2" draw:layer="layout" svg:width="0.231cm" svg:height="0.237cm" svg:x="1.659cm" svg:y="3.181cm" svg:viewBox="0 0 232 238" svg:d="M232 119c0 65-53 119-117 119-63 0-115-54-115-119 0-67 52-119 115-119 64 0 117 52 117 119z">
          <text:p/>
        </draw:path>
        <draw:line draw:style-name="gr5" draw:text-style-name="P1" draw:layer="layout" svg:x1="2.022cm" svg:y1="4.468cm" svg:x2="2.022cm" svg:y2="4.399cm">
          <text:p/>
        </draw:line>
        <draw:path draw:style-name="gr2" draw:text-style-name="P2" draw:layer="layout" svg:width="0.231cm" svg:height="0.238cm" svg:x="1.663cm" svg:y="4.315cm" svg:viewBox="0 0 232 239" svg:d="M232 118c0 67-53 121-116 121-64 0-116-54-116-121 0-65 52-118 116-118 63 0 116 53 116 118z">
          <text:p/>
        </draw:path>
        <draw:path draw:style-name="gr2" draw:text-style-name="P2" draw:layer="layout" svg:width="0.287cm" svg:height="0.296cm" svg:x="2.263cm" svg:y="4.147cm" svg:viewBox="0 0 288 297" svg:d="M288 149c0 82-65 148-144 148-80 0-144-66-144-148 0-83 64-149 144-149 79 0 144 66 144 149z">
          <text:p/>
        </draw:path>
        <draw:path draw:style-name="gr2" draw:text-style-name="P2" draw:layer="layout" svg:width="0.287cm" svg:height="0.296cm" svg:x="2.749cm" svg:y="4.147cm" svg:viewBox="0 0 288 297" svg:d="M288 149c0 82-64 148-143 148-80 0-145-66-145-148 0-83 65-149 145-149 79 0 143 66 143 149z">
          <text:p/>
        </draw:path>
        <draw:path draw:style-name="gr2" draw:text-style-name="P2" draw:layer="layout" svg:width="0.287cm" svg:height="0.296cm" svg:x="2.506cm" svg:y="3.842cm" svg:viewBox="0 0 288 297" svg:d="M288 149c0 82-64 148-143 148-80 0-145-66-145-148 0-83 65-149 145-149 79 0 143 66 143 149z">
          <text:p/>
        </draw:path>
        <draw:path draw:style-name="gr2" draw:text-style-name="P2" draw:layer="layout" svg:width="0.287cm" svg:height="0.296cm" svg:x="2.749cm" svg:y="4.493cm" svg:viewBox="0 0 288 297" svg:d="M288 149c0 82-64 148-143 148-80 0-145-66-145-148 0-83 65-149 145-149 79 0 143 66 143 149z">
          <text:p/>
        </draw:path>
        <draw:path draw:style-name="gr2" draw:text-style-name="P2" draw:layer="layout" svg:width="0.287cm" svg:height="0.296cm" svg:x="2.263cm" svg:y="4.493cm" svg:viewBox="0 0 288 297" svg:d="M288 149c0 82-65 148-144 148-80 0-144-66-144-148 0-83 64-149 144-149 79 0 144 66 144 149z">
          <text:p/>
        </draw:path>
        <draw:path draw:style-name="gr2" draw:text-style-name="P2" draw:layer="layout" svg:width="0.287cm" svg:height="0.296cm" svg:x="2.74cm" svg:y="2.214cm" svg:viewBox="0 0 288 297" svg:d="M288 148c0 82-64 149-143 149-81 0-145-67-145-149s64-148 145-148c79 0 143 66 143 148z">
          <text:p/>
        </draw:path>
        <draw:line draw:style-name="gr8" draw:text-style-name="P1" draw:layer="layout" svg:x1="3.646cm" svg:y1="1.8cm" svg:x2="3.646cm" svg:y2="1.938cm">
          <text:p/>
        </draw:line>
        <draw:line draw:style-name="gr8" draw:text-style-name="P1" draw:layer="layout" svg:x1="3.889cm" svg:y1="1.8cm" svg:x2="3.889cm" svg:y2="1.938cm">
          <text:p/>
        </draw:line>
        <draw:path draw:style-name="gr2" draw:text-style-name="P2" draw:layer="layout" svg:width="0.287cm" svg:height="0.296cm" svg:x="2.74cm" svg:y="1.869cm" svg:viewBox="0 0 288 297" svg:d="M288 149c0 82-64 148-143 148-81 0-145-66-145-148s64-149 145-149c79 0 143 67 143 149z">
          <text:p/>
        </draw:path>
        <draw:line draw:style-name="gr8" draw:text-style-name="P1" draw:layer="layout" svg:x1="3.335cm" svg:y1="2.645cm" svg:x2="3.421cm" svg:y2="2.645cm">
          <text:p/>
        </draw:line>
        <draw:path draw:style-name="gr2" draw:text-style-name="P2" draw:layer="layout" svg:width="0.287cm" svg:height="0.296cm" svg:x="4.455cm" svg:y="4.513cm" svg:viewBox="0 0 288 297" svg:d="M288 149c0 82-65 148-144 148-80 0-144-66-144-148s64-149 144-149c79 0 144 67 144 149z">
          <text:p/>
        </draw:path>
        <draw:line draw:style-name="gr9" draw:text-style-name="P1" draw:layer="layout" svg:x1="4.09cm" svg:y1="5.164cm" svg:x2="3.966cm" svg:y2="5.164cm">
          <text:p/>
        </draw:line>
        <draw:line draw:style-name="gr7" draw:text-style-name="P1" draw:layer="layout" svg:x1="4.101cm" svg:y1="5.371cm" svg:x2="3.956cm" svg:y2="5.371cm">
          <text:p/>
        </draw:line>
        <draw:line draw:style-name="gr7" draw:text-style-name="P1" draw:layer="layout" svg:x1="4.101cm" svg:y1="5.568cm" svg:x2="3.956cm" svg:y2="5.568cm">
          <text:p/>
        </draw:line>
        <draw:line draw:style-name="gr6" draw:text-style-name="P1" draw:layer="layout" svg:x1="4.819cm" svg:y1="5.164cm" svg:x2="4.674cm" svg:y2="5.164cm">
          <text:p/>
        </draw:line>
        <draw:line draw:style-name="gr7" draw:text-style-name="P1" draw:layer="layout" svg:x1="4.818cm" svg:y1="5.371cm" svg:x2="4.673cm" svg:y2="5.371cm">
          <text:p/>
        </draw:line>
        <draw:line draw:style-name="gr7" draw:text-style-name="P1" draw:layer="layout" svg:x1="4.818cm" svg:y1="5.568cm" svg:x2="4.673cm" svg:y2="5.568cm">
          <text:p/>
        </draw:line>
        <draw:line draw:style-name="gr6" draw:text-style-name="P1" draw:layer="layout" svg:x1="4.101cm" svg:y1="5.973cm" svg:x2="3.956cm" svg:y2="5.973cm">
          <text:p/>
        </draw:line>
        <draw:line draw:style-name="gr8" draw:text-style-name="P1" draw:layer="layout" svg:x1="4.148cm" svg:y1="7.185cm" svg:x2="4.148cm" svg:y2="7.274cm">
          <text:p/>
        </draw:line>
        <draw:path draw:style-name="gr2" draw:text-style-name="P2" draw:layer="layout" svg:width="0.288cm" svg:height="0.296cm" svg:x="4.601cm" svg:y="6.19cm" svg:viewBox="0 0 289 297" svg:d="M289 149c0 82-65 148-145 148-79 0-144-66-144-148 0-83 65-149 144-149 80 0 145 66 145 149z">
          <text:p/>
        </draw:path>
        <draw:path draw:style-name="gr2" draw:text-style-name="P2" draw:layer="layout" svg:width="0.288cm" svg:height="0.296cm" svg:x="4.601cm" svg:y="6.691cm" svg:viewBox="0 0 289 297" svg:d="M289 148c0 82-65 149-145 149-79 0-144-67-144-149s65-148 144-148c80 0 145 66 145 148z">
          <text:p/>
        </draw:path>
        <draw:path draw:style-name="gr2" draw:text-style-name="P2" draw:layer="layout" svg:width="0.287cm" svg:height="0.296cm" svg:x="3.884cm" svg:y="6.19cm" svg:viewBox="0 0 288 297" svg:d="M288 149c0 82-64 148-143 148-81 0-145-66-145-148 0-83 64-149 145-149 79 0 143 66 143 149z">
          <text:p/>
        </draw:path>
        <draw:path draw:style-name="gr2" draw:text-style-name="P2" draw:layer="layout" svg:width="0.287cm" svg:height="0.296cm" svg:x="3.884cm" svg:y="6.691cm" svg:viewBox="0 0 288 297" svg:d="M288 148c0 82-64 149-143 149-81 0-145-67-145-149s64-148 145-148c79 0 143 66 143 148z">
          <text:p/>
        </draw:path>
        <draw:path draw:style-name="gr2" draw:text-style-name="P2" draw:layer="layout" svg:width="0.239cm" svg:height="0.247cm" svg:x="5.343cm" svg:y="7.501cm" svg:viewBox="0 0 240 248" svg:d="M240 124c0 68-53 124-119 124-67 0-121-56-121-124 0-69 54-124 121-124 66 0 119 55 119 124z">
          <text:p/>
        </draw:path>
        <draw:line draw:style-name="gr8" draw:text-style-name="P1" draw:layer="layout" svg:x1="4.627cm" svg:y1="7.185cm" svg:x2="4.627cm" svg:y2="7.274cm">
          <text:p/>
        </draw:line>
        <draw:line draw:style-name="gr8" draw:text-style-name="P1" draw:layer="layout" svg:x1="4.865cm" svg:y1="7.185cm" svg:x2="4.865cm" svg:y2="7.274cm">
          <text:p/>
        </draw:line>
        <draw:line draw:style-name="gr8" draw:text-style-name="P1" draw:layer="layout" svg:x1="5.344cm" svg:y1="7.185cm" svg:x2="5.344cm" svg:y2="7.274cm">
          <text:p/>
        </draw:line>
        <draw:line draw:style-name="gr8" draw:text-style-name="P1" draw:layer="layout" svg:x1="5.584cm" svg:y1="7.185cm" svg:x2="5.584cm" svg:y2="7.274cm">
          <text:p/>
        </draw:line>
        <draw:path draw:style-name="gr2" draw:text-style-name="P2" draw:layer="layout" svg:width="0.24cm" svg:height="0.247cm" svg:x="4.625cm" svg:y="7.501cm" svg:viewBox="0 0 241 248" svg:d="M241 124c0 68-53 124-120 124s-121-56-121-124c0-69 54-124 121-124s120 55 120 124z">
          <text:p/>
        </draw:path>
        <draw:line draw:style-name="gr6" draw:text-style-name="P1" draw:layer="layout" svg:x1="5.535cm" svg:y1="5.164cm" svg:x2="5.392cm" svg:y2="5.164cm">
          <text:p/>
        </draw:line>
        <draw:line draw:style-name="gr7" draw:text-style-name="P1" draw:layer="layout" svg:x1="5.535cm" svg:y1="5.371cm" svg:x2="5.392cm" svg:y2="5.371cm">
          <text:p/>
        </draw:line>
        <draw:line draw:style-name="gr7" draw:text-style-name="P1" draw:layer="layout" svg:x1="5.535cm" svg:y1="5.568cm" svg:x2="5.392cm" svg:y2="5.568cm">
          <text:p/>
        </draw:line>
        <draw:line draw:style-name="gr7" draw:text-style-name="P1" draw:layer="layout" svg:x1="5.512cm" svg:y1="5.765cm" svg:x2="5.416cm" svg:y2="5.765cm">
          <text:p/>
        </draw:line>
        <draw:path draw:style-name="gr2" draw:text-style-name="P2" draw:layer="layout" svg:width="0.287cm" svg:height="0.296cm" svg:x="5.319cm" svg:y="6.19cm" svg:viewBox="0 0 288 297" svg:d="M288 149c0 82-64 148-143 148-81 0-145-66-145-148 0-83 64-149 145-149 79 0 143 66 143 149z">
          <text:p/>
        </draw:path>
        <draw:path draw:style-name="gr2" draw:text-style-name="P2" draw:layer="layout" svg:width="0.287cm" svg:height="0.296cm" svg:x="5.319cm" svg:y="6.691cm" svg:viewBox="0 0 288 297" svg:d="M288 148c0 82-64 149-143 149-81 0-145-67-145-149s64-148 145-148c79 0 143 66 143 148z">
          <text:p/>
        </draw:path>
        <draw:line draw:style-name="gr6" draw:text-style-name="P1" draw:layer="layout" svg:x1="5.535cm" svg:y1="5.973cm" svg:x2="5.392cm" svg:y2="5.973cm">
          <text:p/>
        </draw:line>
        <draw:line draw:style-name="gr9" draw:text-style-name="P1" draw:layer="layout" svg:x1="4.808cm" svg:y1="5.973cm" svg:x2="4.683cm" svg:y2="5.973cm">
          <text:p/>
        </draw:line>
        <draw:line draw:style-name="gr7" draw:text-style-name="P1" draw:layer="layout" svg:x1="4.794cm" svg:y1="5.765cm" svg:x2="4.698cm" svg:y2="5.765cm">
          <text:p/>
        </draw:line>
        <draw:path draw:style-name="gr2" draw:text-style-name="P2" draw:layer="layout" svg:width="0.24cm" svg:height="0.247cm" svg:x="3.237cm" svg:y="7.501cm" svg:viewBox="0 0 241 248" svg:d="M241 124c0 68-53 124-119 124-67 0-122-56-122-124 0-69 55-124 122-124 66 0 119 55 119 124z">
          <text:p/>
        </draw:path>
        <draw:line draw:style-name="gr8" draw:text-style-name="P1" draw:layer="layout" svg:x1="3.909cm" svg:y1="7.185cm" svg:x2="3.909cm" svg:y2="7.274cm">
          <text:p/>
        </draw:line>
        <draw:path draw:style-name="gr2" draw:text-style-name="P2" draw:layer="layout" svg:width="0.287cm" svg:height="0.296cm" svg:x="3.214cm" svg:y="6.19cm" svg:viewBox="0 0 288 297" svg:d="M288 149c0 82-65 148-144 148-80 0-144-66-144-148 0-83 64-149 144-149 79 0 144 66 144 149z">
          <text:p/>
        </draw:path>
        <draw:path draw:style-name="gr2" draw:text-style-name="P2" draw:layer="layout" svg:width="0.287cm" svg:height="0.296cm" svg:x="3.214cm" svg:y="6.691cm" svg:viewBox="0 0 288 297" svg:d="M288 148c0 82-65 149-144 149-80 0-144-67-144-149s64-148 144-148c79 0 144 66 144 148z">
          <text:p/>
        </draw:path>
        <draw:path draw:style-name="gr2" draw:text-style-name="P2" draw:layer="layout" svg:width="0.24cm" svg:height="0.247cm" svg:x="3.907cm" svg:y="7.501cm" svg:viewBox="0 0 241 248" svg:d="M241 124c0 68-53 124-119 124-67 0-122-56-122-124 0-69 55-124 122-124 66 0 119 55 119 124z">
          <text:p/>
        </draw:path>
        <draw:line draw:style-name="gr8" draw:text-style-name="P1" draw:layer="layout" svg:x1="3.239cm" svg:y1="7.185cm" svg:x2="3.239cm" svg:y2="7.274cm">
          <text:p/>
        </draw:line>
        <draw:line draw:style-name="gr8" draw:text-style-name="P1" draw:layer="layout" svg:x1="3.478cm" svg:y1="7.185cm" svg:x2="3.478cm" svg:y2="7.274cm">
          <text:p/>
        </draw:line>
        <draw:line draw:style-name="gr7" draw:text-style-name="P1" draw:layer="layout" svg:x1="4.075cm" svg:y1="5.765cm" svg:x2="3.979cm" svg:y2="5.765cm">
          <text:p/>
        </draw:line>
        <draw:line draw:style-name="gr6" draw:text-style-name="P1" draw:layer="layout" svg:x1="3.431cm" svg:y1="5.164cm" svg:x2="3.286cm" svg:y2="5.164cm">
          <text:p/>
        </draw:line>
        <draw:line draw:style-name="gr7" draw:text-style-name="P1" draw:layer="layout" svg:x1="3.43cm" svg:y1="5.371cm" svg:x2="3.285cm" svg:y2="5.371cm">
          <text:p/>
        </draw:line>
        <draw:line draw:style-name="gr7" draw:text-style-name="P1" draw:layer="layout" svg:x1="3.43cm" svg:y1="5.568cm" svg:x2="3.285cm" svg:y2="5.568cm">
          <text:p/>
        </draw:line>
        <draw:line draw:style-name="gr7" draw:text-style-name="P1" draw:layer="layout" svg:x1="3.405cm" svg:y1="5.765cm" svg:x2="3.309cm" svg:y2="5.765cm">
          <text:p/>
        </draw:line>
        <draw:line draw:style-name="gr6" draw:text-style-name="P1" draw:layer="layout" svg:x1="3.431cm" svg:y1="5.973cm" svg:x2="3.286cm" svg:y2="5.973cm">
          <text:p/>
        </draw:line>
        <draw:line draw:style-name="gr6" draw:text-style-name="P1" draw:layer="layout" svg:x1="2.76cm" svg:y1="5.973cm" svg:x2="2.615cm" svg:y2="5.973cm">
          <text:p/>
        </draw:line>
        <draw:line draw:style-name="gr7" draw:text-style-name="P1" draw:layer="layout" svg:x1="2.76cm" svg:y1="5.568cm" svg:x2="2.615cm" svg:y2="5.568cm">
          <text:p/>
        </draw:line>
        <draw:line draw:style-name="gr7" draw:text-style-name="P1" draw:layer="layout" svg:x1="2.736cm" svg:y1="5.765cm" svg:x2="2.64cm" svg:y2="5.765cm">
          <text:p/>
        </draw:line>
        <draw:path draw:style-name="gr2" draw:text-style-name="P2" draw:layer="layout" svg:width="0.288cm" svg:height="0.296cm" svg:x="2.543cm" svg:y="6.193cm" svg:viewBox="0 0 289 297" svg:d="M289 149c0 82-66 148-145 148s-144-66-144-148c0-83 65-149 144-149s145 66 145 149z">
          <text:p/>
        </draw:path>
        <draw:line draw:style-name="gr9" draw:text-style-name="P1" draw:layer="layout" svg:x1="2.031cm" svg:y1="5.973cm" svg:x2="1.907cm" svg:y2="5.973cm">
          <text:p/>
        </draw:line>
        <draw:line draw:style-name="gr10" draw:text-style-name="P1" draw:layer="layout" svg:x1="2.037cm" svg:y1="5.568cm" svg:x2="1.903cm" svg:y2="5.568cm">
          <text:p/>
        </draw:line>
        <draw:line draw:style-name="gr7" draw:text-style-name="P1" draw:layer="layout" svg:x1="2.017cm" svg:y1="5.765cm" svg:x2="1.921cm" svg:y2="5.765cm">
          <text:p/>
        </draw:line>
        <draw:path draw:style-name="gr2" draw:text-style-name="P2" draw:layer="layout" svg:width="0.287cm" svg:height="0.296cm" svg:x="1.826cm" svg:y="6.19cm" svg:viewBox="0 0 288 297" svg:d="M288 149c0 82-64 148-143 148-81 0-145-66-145-148 0-83 64-149 145-149 79 0 143 66 143 149z">
          <text:p/>
        </draw:path>
        <draw:path draw:style-name="gr2" draw:text-style-name="P2" draw:layer="layout" svg:width="0.287cm" svg:height="0.296cm" svg:x="1.826cm" svg:y="6.691cm" svg:viewBox="0 0 288 297" svg:d="M288 148c0 82-64 149-143 149-81 0-145-67-145-149s64-148 145-148c79 0 143 66 143 148z">
          <text:p/>
        </draw:path>
        <draw:path draw:style-name="gr2" draw:text-style-name="P2" draw:layer="layout" svg:width="0.288cm" svg:height="0.296cm" svg:x="2.543cm" svg:y="6.695cm" svg:viewBox="0 0 289 297" svg:d="M289 148c0 82-66 149-145 149s-144-67-144-149 65-148 144-148 145 66 145 148z">
          <text:p/>
        </draw:path>
        <draw:line draw:style-name="gr8" draw:text-style-name="P1" draw:layer="layout" svg:x1="2.569cm" svg:y1="7.185cm" svg:x2="2.569cm" svg:y2="7.274cm">
          <text:p/>
        </draw:line>
        <draw:line draw:style-name="gr8" draw:text-style-name="P1" draw:layer="layout" svg:x1="2.807cm" svg:y1="7.185cm" svg:x2="2.807cm" svg:y2="7.274cm">
          <text:p/>
        </draw:line>
        <draw:path draw:style-name="gr2" draw:text-style-name="P2" draw:layer="layout" svg:width="0.239cm" svg:height="0.247cm" svg:x="1.85cm" svg:y="7.501cm" svg:viewBox="0 0 240 248" svg:d="M240 124c0 68-53 124-119 124s-121-56-121-124c0-69 55-124 121-124s119 55 119 124z">
          <text:p/>
        </draw:path>
        <draw:line draw:style-name="gr8" draw:text-style-name="P1" draw:layer="layout" svg:x1="1.851cm" svg:y1="7.185cm" svg:x2="1.851cm" svg:y2="7.274cm">
          <text:p/>
        </draw:line>
        <draw:line draw:style-name="gr8" draw:text-style-name="P1" draw:layer="layout" svg:x1="2.09cm" svg:y1="7.185cm" svg:x2="2.09cm" svg:y2="7.274cm">
          <text:p/>
        </draw:line>
        <draw:path draw:style-name="gr2" draw:text-style-name="P2" draw:layer="layout" svg:width="0.24cm" svg:height="0.247cm" svg:x="2.567cm" svg:y="7.501cm" svg:viewBox="0 0 241 248" svg:d="M241 124c0 68-53 124-120 124-66 0-121-56-121-124 0-69 55-124 121-124 67 0 120 55 120 124z">
          <text:p/>
        </draw:path>
        <draw:path draw:style-name="gr2" draw:text-style-name="P2" draw:layer="layout" svg:width="0.287cm" svg:height="0.296cm" svg:x="4.94cm" svg:y="4.513cm" svg:viewBox="0 0 288 297" svg:d="M288 149c0 82-64 148-143 148-80 0-145-66-145-148s65-149 145-149c79 0 143 67 143 149z">
          <text:p/>
        </draw:path>
        <draw:path draw:style-name="gr2" draw:text-style-name="P2" draw:layer="layout" svg:width="0.287cm" svg:height="0.296cm" svg:x="4.455cm" svg:y="4.167cm" svg:viewBox="0 0 288 297" svg:d="M288 149c0 82-65 148-144 148-80 0-144-66-144-148 0-83 64-149 144-149 79 0 144 66 144 149z">
          <text:p/>
        </draw:path>
        <draw:path draw:style-name="gr2" draw:text-style-name="P2" draw:layer="layout" svg:width="0.287cm" svg:height="0.296cm" svg:x="4.94cm" svg:y="4.167cm" svg:viewBox="0 0 288 297" svg:d="M288 149c0 82-64 148-143 148-80 0-145-66-145-148 0-83 65-149 145-149 79 0 143 66 143 149z">
          <text:p/>
        </draw:path>
        <draw:path draw:style-name="gr2" draw:text-style-name="P2" draw:layer="layout" svg:width="0.286cm" svg:height="0.296cm" svg:x="4.698cm" svg:y="3.871cm" svg:viewBox="0 0 287 297" svg:d="M287 149c0 82-64 148-142 148-81 0-145-66-145-148 0-83 64-149 145-149 78 0 142 66 142 149z">
          <text:p/>
        </draw:path>
        <draw:path draw:style-name="gr2" draw:text-style-name="P2" draw:layer="layout" svg:width="0.287cm" svg:height="0.296cm" svg:x="4.94cm" svg:y="3.348cm" svg:viewBox="0 0 288 297" svg:d="M288 149c0 82-64 148-143 148-80 0-145-66-145-148s65-149 145-149c79 0 143 67 143 149z">
          <text:p/>
        </draw:path>
        <draw:line draw:style-name="gr5" draw:text-style-name="P1" draw:layer="layout" svg:x1="5.437cm" svg:y1="4.399cm" svg:x2="5.437cm" svg:y2="4.468cm">
          <text:p/>
        </draw:line>
        <draw:path draw:style-name="gr2" draw:text-style-name="P2" draw:layer="layout" svg:width="0.231cm" svg:height="0.238cm" svg:x="5.564cm" svg:y="4.315cm" svg:viewBox="0 0 232 239" svg:d="M232 118c0 67-53 121-116 121-64 0-116-54-116-121 0-65 52-118 116-118 63 0 116 53 116 118z">
          <text:p/>
        </draw:path>
        <draw:line draw:style-name="gr5" draw:text-style-name="P1" draw:layer="layout" svg:x1="5.437cm" svg:y1="3.265cm" svg:x2="5.437cm" svg:y2="3.334cm">
          <text:p/>
        </draw:line>
        <draw:path draw:style-name="gr2" draw:text-style-name="P2" draw:layer="layout" svg:width="0.231cm" svg:height="0.237cm" svg:x="5.564cm" svg:y="3.181cm" svg:viewBox="0 0 232 238" svg:d="M232 119c0 65-53 119-116 119-64 0-116-54-116-119 0-67 52-119 116-119 63 0 116 52 116 119z">
          <text:p/>
        </draw:path>
        <draw:path draw:style-name="gr2" draw:text-style-name="P2" draw:layer="layout" svg:width="0.287cm" svg:height="0.296cm" svg:x="4.455cm" svg:y="3.348cm" svg:viewBox="0 0 288 297" svg:d="M288 149c0 82-65 148-144 148-80 0-144-66-144-148s64-149 144-149c79 0 144 67 144 149z">
          <text:p/>
        </draw:path>
        <draw:path draw:style-name="gr2" draw:text-style-name="P2" draw:layer="layout" svg:width="0.286cm" svg:height="0.296cm" svg:x="4.698cm" svg:y="2.707cm" svg:viewBox="0 0 287 297" svg:d="M287 149c0 82-64 148-142 148-81 0-145-66-145-148 0-83 64-149 145-149 78 0 142 66 142 149z">
          <text:p/>
        </draw:path>
        <draw:path draw:style-name="gr2" draw:text-style-name="P2" draw:layer="layout" svg:width="0.287cm" svg:height="0.296cm" svg:x="4.455cm" svg:y="3.003cm" svg:viewBox="0 0 288 297" svg:d="M288 149c0 82-65 148-144 148-80 0-144-66-144-148 0-83 64-149 144-149 79 0 144 66 144 149z">
          <text:p/>
        </draw:path>
        <draw:path draw:style-name="gr2" draw:text-style-name="P2" draw:layer="layout" svg:width="0.287cm" svg:height="0.296cm" svg:x="4.94cm" svg:y="3.003cm" svg:viewBox="0 0 288 297" svg:d="M288 149c0 82-64 148-143 148-80 0-145-66-145-148 0-83 65-149 145-149 79 0 143 66 143 149z">
          <text:p/>
        </draw:path>
        <draw:path draw:style-name="gr2" draw:text-style-name="P2" draw:layer="layout" svg:width="0.286cm" svg:height="0.296cm" svg:x="4.698cm" svg:y="1.573cm" svg:viewBox="0 0 287 297" svg:d="M287 149c0 82-64 148-142 148-81 0-145-66-145-148s64-149 145-149c78 0 142 67 142 149z">
          <text:p/>
        </draw:path>
        <draw:path draw:style-name="gr2" draw:text-style-name="P2" draw:layer="layout" svg:width="0.287cm" svg:height="0.296cm" svg:x="4.945cm" svg:y="2.214cm" svg:viewBox="0 0 288 297" svg:d="M288 148c0 82-64 149-144 149s-144-67-144-149 64-148 144-148 144 66 144 148z">
          <text:p/>
        </draw:path>
        <draw:path draw:style-name="gr2" draw:text-style-name="P2" draw:layer="layout" svg:width="0.287cm" svg:height="0.296cm" svg:x="4.459cm" svg:y="2.214cm" svg:viewBox="0 0 288 297" svg:d="M288 148c0 82-64 149-143 149-81 0-145-67-145-149s64-148 145-148c79 0 143 66 143 148z">
          <text:p/>
        </draw:path>
        <draw:line draw:style-name="gr5" draw:text-style-name="P1" draw:layer="layout" svg:x1="5.448cm" svg:y1="2.13cm" svg:x2="5.448cm" svg:y2="2.199cm">
          <text:p/>
        </draw:line>
        <draw:path draw:style-name="gr2" draw:text-style-name="P2" draw:layer="layout" svg:width="0.231cm" svg:height="0.237cm" svg:x="5.576cm" svg:y="2.046cm" svg:viewBox="0 0 232 238" svg:d="M232 119c0 65-53 119-117 119-63 0-115-54-115-119 0-67 52-119 115-119 64 0 117 52 117 119z">
          <text:p/>
        </draw:path>
        <draw:path draw:style-name="gr2" draw:text-style-name="P2" draw:layer="layout" svg:width="0.287cm" svg:height="0.296cm" svg:x="4.459cm" svg:y="1.869cm" svg:viewBox="0 0 288 297" svg:d="M288 149c0 82-64 148-143 148-81 0-145-66-145-148s64-149 145-149c79 0 143 67 143 149z">
          <text:p/>
        </draw:path>
        <draw:path draw:style-name="gr2" draw:text-style-name="P2" draw:layer="layout" svg:width="0.287cm" svg:height="0.296cm" svg:x="4.945cm" svg:y="1.869cm" svg:viewBox="0 0 288 297" svg:d="M288 149c0 82-64 148-144 148s-144-66-144-148 64-149 144-149 144 67 144 149z">
          <text:p/>
        </draw:path>
        <draw:path draw:style-name="gr2" draw:text-style-name="P2" draw:layer="layout" svg:width="0.201cm" svg:height="0.207cm" svg:x="3.277cm" svg:y="2.792cm" svg:viewBox="0 0 202 208" svg:d="M202 105c0 57-45 103-101 103s-101-46-101-103c0-58 45-105 101-105s101 47 101 105z">
          <text:p/>
        </draw:path>
        <draw:path draw:style-name="gr2" draw:text-style-name="P2" draw:layer="layout" svg:width="0.201cm" svg:height="0.207cm" svg:x="3.277cm" svg:y="3.043cm" svg:viewBox="0 0 202 208" svg:d="M202 104c0 57-45 104-101 104s-101-47-101-104c0-58 45-104 101-104s101 46 101 104z">
          <text:p/>
        </draw:path>
        <draw:path draw:style-name="gr2" draw:text-style-name="P2" draw:layer="layout" svg:width="0.201cm" svg:height="0.207cm" svg:x="3.277cm" svg:y="3.293cm" svg:viewBox="0 0 202 208" svg:d="M202 104c0 58-45 104-101 104s-101-46-101-104 45-104 101-104 101 46 101 104z">
          <text:p/>
        </draw:path>
        <draw:path draw:style-name="gr2" draw:text-style-name="P2" draw:layer="layout" svg:width="0.201cm" svg:height="0.207cm" svg:x="3.277cm" svg:y="3.544cm" svg:viewBox="0 0 202 208" svg:d="M202 104c0 58-45 104-101 104s-101-46-101-104 45-104 101-104 101 46 101 104z">
          <text:p/>
        </draw:path>
        <draw:path draw:style-name="gr2" draw:text-style-name="P2" draw:layer="layout" svg:width="0.201cm" svg:height="0.207cm" svg:x="3.277cm" svg:y="3.794cm" svg:viewBox="0 0 202 208" svg:d="M202 105c0 57-45 103-101 103s-101-46-101-103c0-59 45-105 101-105s101 46 101 105z">
          <text:p/>
        </draw:path>
        <draw:path draw:style-name="gr2" draw:text-style-name="P2" draw:layer="layout" svg:width="0.201cm" svg:height="0.207cm" svg:x="3.277cm" svg:y="4.045cm" svg:viewBox="0 0 202 208" svg:d="M202 105c0 57-45 103-101 103s-101-46-101-103c0-58 45-105 101-105s101 47 101 105z">
          <text:p/>
        </draw:path>
        <draw:path draw:style-name="gr2" draw:text-style-name="P2" draw:layer="layout" svg:width="0.201cm" svg:height="0.207cm" svg:x="4.006cm" svg:y="4.045cm" svg:viewBox="0 0 202 208" svg:d="M202 105c0 57-46 103-101 103-56 0-101-46-101-103 0-58 45-105 101-105 55 0 101 47 101 105z">
          <text:p/>
        </draw:path>
        <draw:path draw:style-name="gr2" draw:text-style-name="P2" draw:layer="layout" svg:width="0.201cm" svg:height="0.207cm" svg:x="4.006cm" svg:y="3.794cm" svg:viewBox="0 0 202 208" svg:d="M202 105c0 57-46 103-101 103-56 0-101-46-101-103 0-59 45-105 101-105 55 0 101 46 101 105z">
          <text:p/>
        </draw:path>
        <draw:path draw:style-name="gr2" draw:text-style-name="P2" draw:layer="layout" svg:width="0.201cm" svg:height="0.207cm" svg:x="4.006cm" svg:y="3.544cm" svg:viewBox="0 0 202 208" svg:d="M202 104c0 58-46 104-101 104-56 0-101-46-101-104s45-104 101-104c55 0 101 46 101 104z">
          <text:p/>
        </draw:path>
        <draw:path draw:style-name="gr2" draw:text-style-name="P2" draw:layer="layout" svg:width="0.201cm" svg:height="0.207cm" svg:x="4.006cm" svg:y="3.293cm" svg:viewBox="0 0 202 208" svg:d="M202 104c0 58-46 104-101 104-56 0-101-46-101-104s45-104 101-104c55 0 101 46 101 104z">
          <text:p/>
        </draw:path>
        <draw:path draw:style-name="gr2" draw:text-style-name="P2" draw:layer="layout" svg:width="0.201cm" svg:height="0.207cm" svg:x="4.006cm" svg:y="3.043cm" svg:viewBox="0 0 202 208" svg:d="M202 104c0 57-46 104-101 104-56 0-101-47-101-104 0-58 45-104 101-104 55 0 101 46 101 104z">
          <text:p/>
        </draw:path>
        <draw:path draw:style-name="gr2" draw:text-style-name="P2" draw:layer="layout" svg:width="0.201cm" svg:height="0.207cm" svg:x="4.006cm" svg:y="2.792cm" svg:viewBox="0 0 202 208" svg:d="M202 105c0 57-46 103-101 103-56 0-101-46-101-103 0-58 45-105 101-105 55 0 101 47 101 105z">
          <text:p/>
        </draw:path>
        <draw:path draw:style-name="gr2" draw:text-style-name="P2" draw:layer="layout" svg:width="0.201cm" svg:height="0.207cm" svg:x="4.006cm" svg:y="2.541cm" svg:viewBox="0 0 202 208" svg:d="M202 105c0 57-46 103-101 103-56 0-101-46-101-103 0-59 45-105 101-105 55 0 101 46 101 105z">
          <text:p/>
        </draw:path>
        <draw:path draw:style-name="gr11" draw:text-style-name="P3" draw:layer="layout" svg:width="0.096cm" svg:height="0.099cm" svg:x="2.592cm" svg:y="1.671cm" svg:viewBox="0 0 97 100" svg:d="M97 50c0 28-22 50-48 50-28 0-49-22-49-50 0-27 21-50 49-50 26 0 48 23 48 50z">
          <text:p/>
        </draw:path>
        <draw:path draw:style-name="gr11" draw:text-style-name="P3" draw:layer="layout" svg:width="0.096cm" svg:height="0.099cm" svg:x="1.969cm" svg:y="2.115cm" svg:viewBox="0 0 97 100" svg:d="M97 49c0 28-21 51-49 51-26 0-48-23-48-51 0-27 22-49 48-49 28 0 49 22 49 49z">
          <text:p/>
        </draw:path>
        <draw:path draw:style-name="gr11" draw:text-style-name="P3" draw:layer="layout" svg:width="0.096cm" svg:height="0.099cm" svg:x="1.726cm" svg:y="2.115cm" svg:viewBox="0 0 97 100" svg:d="M97 49c0 28-21 51-48 51-26 0-49-23-49-51 0-27 23-49 49-49 27 0 48 22 48 49z">
          <text:p/>
        </draw:path>
        <draw:path draw:style-name="gr11" draw:text-style-name="P3" draw:layer="layout" svg:width="0.096cm" svg:height="0.099cm" svg:x="2.349cm" svg:y="2.313cm" svg:viewBox="0 0 97 100" svg:d="M97 49c0 28-23 51-49 51-27 0-48-23-48-51 0-27 21-49 48-49 26 0 49 22 49 49z">
          <text:p/>
        </draw:path>
        <draw:path draw:style-name="gr11" draw:text-style-name="P3" draw:layer="layout" svg:width="0.096cm" svg:height="0.099cm" svg:x="2.349cm" svg:y="1.967cm" svg:viewBox="0 0 97 100" svg:d="M97 50c0 28-23 50-49 50-27 0-48-22-48-50 0-27 21-50 48-50 26 0 49 23 49 50z">
          <text:p/>
        </draw:path>
        <draw:path draw:style-name="gr11" draw:text-style-name="P3" draw:layer="layout" svg:width="0.096cm" svg:height="0.099cm" svg:x="1.922cm" svg:y="5.114cm" svg:viewBox="0 0 97 100" svg:d="M97 50c0 28-22 50-48 50-28 0-49-22-49-50s21-50 49-50c26 0 48 22 48 50z">
          <text:p/>
        </draw:path>
        <draw:path draw:style-name="gr11" draw:text-style-name="P3" draw:layer="layout" svg:width="0.096cm" svg:height="0.099cm" svg:x="1.922cm" svg:y="5.321cm" svg:viewBox="0 0 97 100" svg:d="M97 50c0 28-22 50-48 50-28 0-49-22-49-50 0-27 21-50 49-50 26 0 48 23 48 50z">
          <text:p/>
        </draw:path>
        <draw:path draw:style-name="gr11" draw:text-style-name="P3" draw:layer="layout" svg:width="0.097cm" svg:height="0.099cm" svg:x="2.639cm" svg:y="5.114cm" svg:viewBox="0 0 98 100" svg:d="M98 50c0 28-22 50-50 50-26 0-48-22-48-50s22-50 48-50c28 0 50 22 50 50z">
          <text:p/>
        </draw:path>
        <draw:path draw:style-name="gr11" draw:text-style-name="P3" draw:layer="layout" svg:width="0.097cm" svg:height="0.099cm" svg:x="2.639cm" svg:y="5.321cm" svg:viewBox="0 0 98 100" svg:d="M98 50c0 28-22 50-50 50-26 0-48-22-48-50 0-27 22-50 48-50 28 0 50 23 50 50z">
          <text:p/>
        </draw:path>
        <draw:path draw:style-name="gr11" draw:text-style-name="P3" draw:layer="layout" svg:width="0.096cm" svg:height="0.099cm" svg:x="2.592cm" svg:y="2.806cm" svg:viewBox="0 0 97 100" svg:d="M97 49c0 28-22 51-48 51-28 0-49-23-49-51 0-26 21-49 49-49 26 0 48 23 48 49z">
          <text:p/>
        </draw:path>
        <draw:path draw:style-name="gr11" draw:text-style-name="P3" draw:layer="layout" svg:width="0.096cm" svg:height="0.099cm" svg:x="2.349cm" svg:y="3.102cm" svg:viewBox="0 0 97 100" svg:d="M97 49c0 28-23 51-49 51-27 0-48-23-48-51 0-26 21-49 48-49 26 0 49 23 49 49z">
          <text:p/>
        </draw:path>
        <draw:path draw:style-name="gr11" draw:text-style-name="P3" draw:layer="layout" svg:width="0.096cm" svg:height="0.099cm" svg:x="2.835cm" svg:y="3.102cm" svg:viewBox="0 0 97 100" svg:d="M97 49c0 28-22 51-49 51s-48-23-48-51c0-26 21-49 48-49s49 23 49 49z">
          <text:p/>
        </draw:path>
        <draw:path draw:style-name="gr11" draw:text-style-name="P3" draw:layer="layout" svg:width="0.096cm" svg:height="0.099cm" svg:x="2.835cm" svg:y="3.447cm" svg:viewBox="0 0 97 100" svg:d="M97 50c0 28-22 50-49 50s-48-22-48-50 21-50 48-50 49 22 49 50z">
          <text:p/>
        </draw:path>
        <draw:path draw:style-name="gr11" draw:text-style-name="P3" draw:layer="layout" svg:width="0.096cm" svg:height="0.099cm" svg:x="2.349cm" svg:y="3.447cm" svg:viewBox="0 0 97 100" svg:d="M97 50c0 28-23 50-49 50-27 0-48-22-48-50s21-50 48-50c26 0 49 22 49 50z">
          <text:p/>
        </draw:path>
        <draw:path draw:style-name="gr11" draw:text-style-name="P3" draw:layer="layout" svg:width="0.096cm" svg:height="0.099cm" svg:x="1.969cm" svg:y="3.25cm" svg:viewBox="0 0 97 100" svg:d="M97 50c0 28-21 50-49 50-26 0-48-22-48-50s22-50 48-50c28 0 49 22 49 50z">
          <text:p/>
        </draw:path>
        <draw:path draw:style-name="gr11" draw:text-style-name="P3" draw:layer="layout" svg:width="0.096cm" svg:height="0.099cm" svg:x="1.726cm" svg:y="3.25cm" svg:viewBox="0 0 97 100" svg:d="M97 50c0 28-21 50-48 50-26 0-49-22-49-50s23-50 49-50c27 0 48 22 48 50z">
          <text:p/>
        </draw:path>
        <draw:path draw:style-name="gr11" draw:text-style-name="P3" draw:layer="layout" svg:width="0.096cm" svg:height="0.099cm" svg:x="1.974cm" svg:y="4.384cm" svg:viewBox="0 0 97 100" svg:d="M97 49c0 28-22 51-49 51s-48-23-48-51c0-26 21-49 48-49s49 23 49 49z">
          <text:p/>
        </draw:path>
        <draw:path draw:style-name="gr11" draw:text-style-name="P3" draw:layer="layout" svg:width="0.096cm" svg:height="0.099cm" svg:x="1.731cm" svg:y="4.384cm" svg:viewBox="0 0 97 100" svg:d="M97 49c0 28-22 51-48 51-28 0-49-23-49-51 0-26 21-49 49-49 26 0 48 23 48 49z">
          <text:p/>
        </draw:path>
        <draw:path draw:style-name="gr11" draw:text-style-name="P3" draw:layer="layout" svg:width="0.096cm" svg:height="0.099cm" svg:x="2.359cm" svg:y="4.246cm" svg:viewBox="0 0 97 100" svg:d="M97 50c0 28-22 50-49 50s-48-22-48-50c0-27 21-50 48-50s49 23 49 50z">
          <text:p/>
        </draw:path>
        <draw:path draw:style-name="gr11" draw:text-style-name="P3" draw:layer="layout" svg:width="0.096cm" svg:height="0.099cm" svg:x="2.845cm" svg:y="4.246cm" svg:viewBox="0 0 97 100" svg:d="M97 50c0 28-22 50-49 50s-48-22-48-50c0-27 21-50 48-50s49 23 49 50z">
          <text:p/>
        </draw:path>
        <draw:path draw:style-name="gr11" draw:text-style-name="P3" draw:layer="layout" svg:width="0.096cm" svg:height="0.099cm" svg:x="2.602cm" svg:y="3.94cm" svg:viewBox="0 0 97 100" svg:d="M97 50c0 28-22 50-48 50-27 0-49-22-49-50s22-50 49-50c26 0 48 22 48 50z">
          <text:p/>
        </draw:path>
        <draw:path draw:style-name="gr11" draw:text-style-name="P3" draw:layer="layout" svg:width="0.096cm" svg:height="0.099cm" svg:x="2.845cm" svg:y="4.591cm" svg:viewBox="0 0 97 100" svg:d="M97 49c0 28-22 51-49 51s-48-23-48-51c0-27 21-49 48-49s49 22 49 49z">
          <text:p/>
        </draw:path>
        <draw:path draw:style-name="gr11" draw:text-style-name="P3" draw:layer="layout" svg:width="0.096cm" svg:height="0.099cm" svg:x="2.359cm" svg:y="4.591cm" svg:viewBox="0 0 97 100" svg:d="M97 49c0 28-22 51-49 51s-48-23-48-51c0-27 21-49 48-49s49 22 49 49z">
          <text:p/>
        </draw:path>
        <draw:path draw:style-name="gr11" draw:text-style-name="P3" draw:layer="layout" svg:width="0.096cm" svg:height="0.099cm" svg:x="2.835cm" svg:y="2.313cm" svg:viewBox="0 0 97 100" svg:d="M97 49c0 28-22 51-49 51s-48-23-48-51c0-27 21-49 48-49s49 22 49 49z">
          <text:p/>
        </draw:path>
        <draw:path draw:style-name="gr11" draw:text-style-name="P3" draw:layer="layout" svg:width="0.114cm" svg:height="0.117cm" svg:x="3.588cm" svg:y="1.81cm" svg:viewBox="0 0 115 118" svg:d="M115 59c0 33-26 59-57 59-32 0-58-26-58-59s26-59 58-59c31 0 57 26 57 59z">
          <text:p/>
        </draw:path>
        <draw:path draw:style-name="gr11" draw:text-style-name="P3" draw:layer="layout" svg:width="0.114cm" svg:height="0.117cm" svg:x="3.831cm" svg:y="1.81cm" svg:viewBox="0 0 115 118" svg:d="M115 59c0 33-26 59-57 59-32 0-58-26-58-59s26-59 58-59c31 0 57 26 57 59z">
          <text:p/>
        </draw:path>
        <draw:path draw:style-name="gr11" draw:text-style-name="P3" draw:layer="layout" svg:width="0.096cm" svg:height="0.099cm" svg:x="2.835cm" svg:y="1.967cm" svg:viewBox="0 0 97 100" svg:d="M97 50c0 28-22 50-49 50s-48-22-48-50c0-27 21-50 48-50s49 23 49 50z">
          <text:p/>
        </draw:path>
        <draw:path draw:style-name="gr11" draw:text-style-name="P3" draw:layer="layout" svg:width="0.096cm" svg:height="0.099cm" svg:x="3.329cm" svg:y="2.596cm" svg:viewBox="0 0 97 100" svg:d="M97 50c0 28-22 50-49 50s-48-22-48-50c0-26 21-50 48-50s49 24 49 50z">
          <text:p/>
        </draw:path>
        <draw:path draw:style-name="gr11" draw:text-style-name="P3" draw:layer="layout" svg:width="0.095cm" svg:height="0.099cm" svg:x="4.551cm" svg:y="4.611cm" svg:viewBox="0 0 96 100" svg:d="M96 50c0 28-21 50-48 50s-48-22-48-50 21-50 48-50 48 22 48 50z">
          <text:p/>
        </draw:path>
        <draw:path draw:style-name="gr11" draw:text-style-name="P3" draw:layer="layout" svg:width="0.096cm" svg:height="0.099cm" svg:x="3.98cm" svg:y="5.114cm" svg:viewBox="0 0 97 100" svg:d="M97 50c0 28-22 50-48 50-28 0-49-22-49-50s21-50 49-50c26 0 48 22 48 50z">
          <text:p/>
        </draw:path>
        <draw:path draw:style-name="gr11" draw:text-style-name="P3" draw:layer="layout" svg:width="0.096cm" svg:height="0.099cm" svg:x="3.98cm" svg:y="5.321cm" svg:viewBox="0 0 97 100" svg:d="M97 50c0 28-22 50-48 50-28 0-49-22-49-50 0-27 21-50 49-50 26 0 48 23 48 50z">
          <text:p/>
        </draw:path>
        <draw:path draw:style-name="gr11" draw:text-style-name="P3" draw:layer="layout" svg:width="0.096cm" svg:height="0.099cm" svg:x="3.98cm" svg:y="5.519cm" svg:viewBox="0 0 97 100" svg:d="M97 50c0 28-22 50-48 50-28 0-49-22-49-50 0-27 21-50 49-50 26 0 48 23 48 50z">
          <text:p/>
        </draw:path>
        <draw:path draw:style-name="gr11" draw:text-style-name="P3" draw:layer="layout" svg:width="0.096cm" svg:height="0.099cm" svg:x="4.698cm" svg:y="5.114cm" svg:viewBox="0 0 97 100" svg:d="M97 50c0 28-22 50-49 50s-48-22-48-50 21-50 48-50 49 22 49 50z">
          <text:p/>
        </draw:path>
        <draw:path draw:style-name="gr11" draw:text-style-name="P3" draw:layer="layout" svg:width="0.096cm" svg:height="0.099cm" svg:x="4.698cm" svg:y="5.321cm" svg:viewBox="0 0 97 100" svg:d="M97 50c0 28-22 50-49 50s-48-22-48-50c0-27 21-50 48-50s49 23 49 50z">
          <text:p/>
        </draw:path>
        <draw:path draw:style-name="gr11" draw:text-style-name="P3" draw:layer="layout" svg:width="0.096cm" svg:height="0.099cm" svg:x="4.698cm" svg:y="5.519cm" svg:viewBox="0 0 97 100" svg:d="M97 50c0 28-22 50-49 50s-48-22-48-50c0-27 21-50 48-50s49 23 49 50z">
          <text:p/>
        </draw:path>
        <draw:path draw:style-name="gr11" draw:text-style-name="P3" draw:layer="layout" svg:width="0.096cm" svg:height="0.099cm" svg:x="3.98cm" svg:y="5.923cm" svg:viewBox="0 0 97 100" svg:d="M97 50c0 28-22 50-48 50-28 0-49-22-49-50 0-26 21-50 49-50 26 0 48 24 48 50z">
          <text:p/>
        </draw:path>
        <draw:path draw:style-name="gr11" draw:text-style-name="P3" draw:layer="layout" svg:width="0.096cm" svg:height="0.099cm" svg:x="4.1cm" svg:y="7.18cm" svg:viewBox="0 0 97 100" svg:d="M97 50c0 28-22 50-48 50-28 0-49-22-49-50 0-27 21-50 49-50 26 0 48 23 48 50z">
          <text:p/>
        </draw:path>
        <draw:path draw:style-name="gr11" draw:text-style-name="P3" draw:layer="layout" svg:width="0.096cm" svg:height="0.099cm" svg:x="4.698cm" svg:y="6.288cm" svg:viewBox="0 0 97 100" svg:d="M97 50c0 28-22 50-49 50s-48-22-48-50c0-27 21-50 48-50s49 23 49 50z">
          <text:p/>
        </draw:path>
        <draw:path draw:style-name="gr11" draw:text-style-name="P3" draw:layer="layout" svg:width="0.096cm" svg:height="0.099cm" svg:x="4.698cm" svg:y="6.789cm" svg:viewBox="0 0 97 100" svg:d="M97 50c0 28-22 50-49 50s-48-22-48-50c0-27 21-50 48-50s49 23 49 50z">
          <text:p/>
        </draw:path>
        <draw:path draw:style-name="gr11" draw:text-style-name="P3" draw:layer="layout" svg:width="0.096cm" svg:height="0.099cm" svg:x="3.98cm" svg:y="6.288cm" svg:viewBox="0 0 97 100" svg:d="M97 50c0 28-22 50-48 50-28 0-49-22-49-50 0-27 21-50 49-50 26 0 48 23 48 50z">
          <text:p/>
        </draw:path>
        <draw:path draw:style-name="gr11" draw:text-style-name="P3" draw:layer="layout" svg:width="0.096cm" svg:height="0.099cm" svg:x="3.98cm" svg:y="6.789cm" svg:viewBox="0 0 97 100" svg:d="M97 50c0 28-22 50-48 50-28 0-49-22-49-50 0-27 21-50 49-50 26 0 48 23 48 50z">
          <text:p/>
        </draw:path>
        <draw:path draw:style-name="gr11" draw:text-style-name="P3" draw:layer="layout" svg:width="0.096cm" svg:height="0.099cm" svg:x="5.415cm" svg:y="7.575cm" svg:viewBox="0 0 97 100" svg:d="M97 50c0 28-21 50-49 50-26 0-48-22-48-50 0-27 22-50 48-50 28 0 49 23 49 50z">
          <text:p/>
        </draw:path>
        <draw:path draw:style-name="gr11" draw:text-style-name="P3" draw:layer="layout" svg:width="0.096cm" svg:height="0.099cm" svg:x="4.578cm" svg:y="7.18cm" svg:viewBox="0 0 97 100" svg:d="M97 50c0 28-22 50-48 50-28 0-49-22-49-50 0-27 21-50 49-50 26 0 48 23 48 50z">
          <text:p/>
        </draw:path>
        <draw:path draw:style-name="gr11" draw:text-style-name="P3" draw:layer="layout" svg:width="0.096cm" svg:height="0.099cm" svg:x="4.817cm" svg:y="7.18cm" svg:viewBox="0 0 97 100" svg:d="M97 50c0 28-22 50-49 50-26 0-48-22-48-50 0-27 22-50 48-50 27 0 49 23 49 50z">
          <text:p/>
        </draw:path>
        <draw:path draw:style-name="gr11" draw:text-style-name="P3" draw:layer="layout" svg:width="0.096cm" svg:height="0.099cm" svg:x="5.295cm" svg:y="7.18cm" svg:viewBox="0 0 97 100" svg:d="M97 50c0 28-22 50-49 50-26 0-48-22-48-50 0-27 22-50 48-50 27 0 49 23 49 50z">
          <text:p/>
        </draw:path>
        <draw:path draw:style-name="gr11" draw:text-style-name="P3" draw:layer="layout" svg:width="0.096cm" svg:height="0.099cm" svg:x="5.536cm" svg:y="7.18cm" svg:viewBox="0 0 97 100" svg:d="M97 50c0 28-22 50-48 50-28 0-49-22-49-50 0-27 21-50 49-50 26 0 48 23 48 50z">
          <text:p/>
        </draw:path>
        <draw:path draw:style-name="gr11" draw:text-style-name="P3" draw:layer="layout" svg:width="0.096cm" svg:height="0.099cm" svg:x="4.698cm" svg:y="7.575cm" svg:viewBox="0 0 97 100" svg:d="M97 50c0 28-22 50-49 50s-48-22-48-50c0-27 21-50 48-50s49 23 49 50z">
          <text:p/>
        </draw:path>
        <draw:path draw:style-name="gr11" draw:text-style-name="P3" draw:layer="layout" svg:width="0.096cm" svg:height="0.099cm" svg:x="5.415cm" svg:y="5.114cm" svg:viewBox="0 0 97 100" svg:d="M97 50c0 28-21 50-49 50-26 0-48-22-48-50s22-50 48-50c28 0 49 22 49 50z">
          <text:p/>
        </draw:path>
        <draw:path draw:style-name="gr11" draw:text-style-name="P3" draw:layer="layout" svg:width="0.096cm" svg:height="0.099cm" svg:x="5.415cm" svg:y="5.321cm" svg:viewBox="0 0 97 100" svg:d="M97 50c0 28-21 50-49 50-26 0-48-22-48-50 0-27 22-50 48-50 28 0 49 23 49 50z">
          <text:p/>
        </draw:path>
        <draw:path draw:style-name="gr11" draw:text-style-name="P3" draw:layer="layout" svg:width="0.096cm" svg:height="0.099cm" svg:x="5.415cm" svg:y="5.519cm" svg:viewBox="0 0 97 100" svg:d="M97 50c0 28-21 50-49 50-26 0-48-22-48-50 0-27 22-50 48-50 28 0 49 23 49 50z">
          <text:p/>
        </draw:path>
        <draw:path draw:style-name="gr11" draw:text-style-name="P3" draw:layer="layout" svg:width="0.096cm" svg:height="0.099cm" svg:x="5.415cm" svg:y="5.716cm" svg:viewBox="0 0 97 100" svg:d="M97 50c0 28-21 50-49 50-26 0-48-22-48-50 0-27 22-50 48-50 28 0 49 23 49 50z">
          <text:p/>
        </draw:path>
        <draw:path draw:style-name="gr11" draw:text-style-name="P3" draw:layer="layout" svg:width="0.096cm" svg:height="0.099cm" svg:x="5.415cm" svg:y="6.288cm" svg:viewBox="0 0 97 100" svg:d="M97 50c0 28-21 50-49 50-26 0-48-22-48-50 0-27 22-50 48-50 28 0 49 23 49 50z">
          <text:p/>
        </draw:path>
        <draw:path draw:style-name="gr11" draw:text-style-name="P3" draw:layer="layout" svg:width="0.096cm" svg:height="0.099cm" svg:x="5.415cm" svg:y="6.789cm" svg:viewBox="0 0 97 100" svg:d="M97 50c0 28-21 50-49 50-26 0-48-22-48-50 0-27 22-50 48-50 28 0 49 23 49 50z">
          <text:p/>
        </draw:path>
        <draw:path draw:style-name="gr11" draw:text-style-name="P3" draw:layer="layout" svg:width="0.096cm" svg:height="0.099cm" svg:x="5.415cm" svg:y="5.923cm" svg:viewBox="0 0 97 100" svg:d="M97 50c0 28-21 50-49 50-26 0-48-22-48-50 0-26 22-50 48-50 28 0 49 24 49 50z">
          <text:p/>
        </draw:path>
        <draw:path draw:style-name="gr11" draw:text-style-name="P3" draw:layer="layout" svg:width="0.096cm" svg:height="0.099cm" svg:x="4.698cm" svg:y="5.923cm" svg:viewBox="0 0 97 100" svg:d="M97 50c0 28-22 50-49 50s-48-22-48-50c0-26 21-50 48-50s49 24 49 50z">
          <text:p/>
        </draw:path>
        <draw:path draw:style-name="gr11" draw:text-style-name="P3" draw:layer="layout" svg:width="0.096cm" svg:height="0.099cm" svg:x="4.698cm" svg:y="5.716cm" svg:viewBox="0 0 97 100" svg:d="M97 50c0 28-22 50-49 50s-48-22-48-50c0-27 21-50 48-50s49 23 49 50z">
          <text:p/>
        </draw:path>
        <draw:path draw:style-name="gr11" draw:text-style-name="P3" draw:layer="layout" svg:width="0.096cm" svg:height="0.099cm" svg:x="3.31cm" svg:y="7.575cm" svg:viewBox="0 0 97 100" svg:d="M97 50c0 28-22 50-49 50s-48-22-48-50c0-27 21-50 48-50s49 23 49 50z">
          <text:p/>
        </draw:path>
        <draw:path draw:style-name="gr11" draw:text-style-name="P3" draw:layer="layout" svg:width="0.096cm" svg:height="0.099cm" svg:x="3.861cm" svg:y="7.18cm" svg:viewBox="0 0 97 100" svg:d="M97 50c0 28-23 50-49 50-27 0-48-22-48-50 0-27 21-50 48-50 26 0 49 23 49 50z">
          <text:p/>
        </draw:path>
        <draw:path draw:style-name="gr11" draw:text-style-name="P3" draw:layer="layout" svg:width="0.096cm" svg:height="0.099cm" svg:x="3.31cm" svg:y="6.288cm" svg:viewBox="0 0 97 100" svg:d="M97 50c0 28-22 50-49 50s-48-22-48-50c0-27 21-50 48-50s49 23 49 50z">
          <text:p/>
        </draw:path>
        <draw:path draw:style-name="gr11" draw:text-style-name="P3" draw:layer="layout" svg:width="0.096cm" svg:height="0.099cm" svg:x="3.31cm" svg:y="6.789cm" svg:viewBox="0 0 97 100" svg:d="M97 50c0 28-22 50-49 50s-48-22-48-50c0-27 21-50 48-50s49 23 49 50z">
          <text:p/>
        </draw:path>
        <draw:path draw:style-name="gr11" draw:text-style-name="P3" draw:layer="layout" svg:width="0.096cm" svg:height="0.099cm" svg:x="3.98cm" svg:y="7.575cm" svg:viewBox="0 0 97 100" svg:d="M97 50c0 28-22 50-48 50-28 0-49-22-49-50 0-27 21-50 49-50 26 0 48 23 48 50z">
          <text:p/>
        </draw:path>
        <draw:path draw:style-name="gr11" draw:text-style-name="P3" draw:layer="layout" svg:width="0.096cm" svg:height="0.099cm" svg:x="3.19cm" svg:y="7.18cm" svg:viewBox="0 0 97 100" svg:d="M97 50c0 28-23 50-49 50-27 0-48-22-48-50 0-27 21-50 48-50 26 0 49 23 49 50z">
          <text:p/>
        </draw:path>
        <draw:path draw:style-name="gr11" draw:text-style-name="P3" draw:layer="layout" svg:width="0.095cm" svg:height="0.099cm" svg:x="3.43cm" svg:y="7.18cm" svg:viewBox="0 0 96 100" svg:d="M96 50c0 28-21 50-47 50-27 0-49-22-49-50 0-27 22-50 49-50 26 0 47 23 47 50z">
          <text:p/>
        </draw:path>
        <draw:path draw:style-name="gr11" draw:text-style-name="P3" draw:layer="layout" svg:width="0.096cm" svg:height="0.099cm" svg:x="3.98cm" svg:y="5.716cm" svg:viewBox="0 0 97 100" svg:d="M97 50c0 28-22 50-48 50-28 0-49-22-49-50 0-27 21-50 49-50 26 0 48 23 48 50z">
          <text:p/>
        </draw:path>
        <draw:path draw:style-name="gr11" draw:text-style-name="P3" draw:layer="layout" svg:width="0.096cm" svg:height="0.099cm" svg:x="3.31cm" svg:y="5.114cm" svg:viewBox="0 0 97 100" svg:d="M97 50c0 28-22 50-49 50s-48-22-48-50 21-50 48-50 49 22 49 50z">
          <text:p/>
        </draw:path>
        <draw:path draw:style-name="gr11" draw:text-style-name="P3" draw:layer="layout" svg:width="0.096cm" svg:height="0.099cm" svg:x="3.31cm" svg:y="5.321cm" svg:viewBox="0 0 97 100" svg:d="M97 50c0 28-22 50-49 50s-48-22-48-50c0-27 21-50 48-50s49 23 49 50z">
          <text:p/>
        </draw:path>
        <draw:path draw:style-name="gr11" draw:text-style-name="P3" draw:layer="layout" svg:width="0.096cm" svg:height="0.099cm" svg:x="3.31cm" svg:y="5.519cm" svg:viewBox="0 0 97 100" svg:d="M97 50c0 28-22 50-49 50s-48-22-48-50c0-27 21-50 48-50s49 23 49 50z">
          <text:p/>
        </draw:path>
        <draw:path draw:style-name="gr11" draw:text-style-name="P3" draw:layer="layout" svg:width="0.096cm" svg:height="0.099cm" svg:x="3.31cm" svg:y="5.716cm" svg:viewBox="0 0 97 100" svg:d="M97 50c0 28-22 50-49 50s-48-22-48-50c0-27 21-50 48-50s49 23 49 50z">
          <text:p/>
        </draw:path>
        <draw:path draw:style-name="gr11" draw:text-style-name="P3" draw:layer="layout" svg:width="0.096cm" svg:height="0.099cm" svg:x="3.31cm" svg:y="5.923cm" svg:viewBox="0 0 97 100" svg:d="M97 50c0 28-22 50-49 50s-48-22-48-50c0-26 21-50 48-50s49 24 49 50z">
          <text:p/>
        </draw:path>
        <draw:path draw:style-name="gr11" draw:text-style-name="P3" draw:layer="layout" svg:width="0.097cm" svg:height="0.099cm" svg:x="2.639cm" svg:y="5.923cm" svg:viewBox="0 0 98 100" svg:d="M98 50c0 28-22 50-50 50-26 0-48-22-48-50 0-26 22-50 48-50 28 0 50 24 50 50z">
          <text:p/>
        </draw:path>
        <draw:path draw:style-name="gr11" draw:text-style-name="P3" draw:layer="layout" svg:width="0.097cm" svg:height="0.099cm" svg:x="2.639cm" svg:y="5.519cm" svg:viewBox="0 0 98 100" svg:d="M98 50c0 28-22 50-50 50-26 0-48-22-48-50 0-27 22-50 48-50 28 0 50 23 50 50z">
          <text:p/>
        </draw:path>
        <draw:path draw:style-name="gr11" draw:text-style-name="P3" draw:layer="layout" svg:width="0.097cm" svg:height="0.099cm" svg:x="2.639cm" svg:y="5.716cm" svg:viewBox="0 0 98 100" svg:d="M98 50c0 28-22 50-50 50-26 0-48-22-48-50 0-27 22-50 48-50 28 0 50 23 50 50z">
          <text:p/>
        </draw:path>
        <draw:path draw:style-name="gr11" draw:text-style-name="P3" draw:layer="layout" svg:width="0.097cm" svg:height="0.099cm" svg:x="2.639cm" svg:y="6.292cm" svg:viewBox="0 0 98 100" svg:d="M98 50c0 27-22 50-50 50-26 0-48-23-48-50 0-28 22-50 48-50 28 0 50 22 50 50z">
          <text:p/>
        </draw:path>
        <draw:path draw:style-name="gr11" draw:text-style-name="P3" draw:layer="layout" svg:width="0.096cm" svg:height="0.099cm" svg:x="1.922cm" svg:y="5.923cm" svg:viewBox="0 0 97 100" svg:d="M97 50c0 28-22 50-48 50-28 0-49-22-49-50 0-26 21-50 49-50 26 0 48 24 48 50z">
          <text:p/>
        </draw:path>
        <draw:path draw:style-name="gr11" draw:text-style-name="P3" draw:layer="layout" svg:width="0.096cm" svg:height="0.099cm" svg:x="1.922cm" svg:y="5.519cm" svg:viewBox="0 0 97 100" svg:d="M97 50c0 28-22 50-48 50-28 0-49-22-49-50 0-27 21-50 49-50 26 0 48 23 48 50z">
          <text:p/>
        </draw:path>
        <draw:path draw:style-name="gr11" draw:text-style-name="P3" draw:layer="layout" svg:width="0.096cm" svg:height="0.099cm" svg:x="1.922cm" svg:y="5.716cm" svg:viewBox="0 0 97 100" svg:d="M97 50c0 28-22 50-48 50-28 0-49-22-49-50 0-27 21-50 49-50 26 0 48 23 48 50z">
          <text:p/>
        </draw:path>
        <draw:path draw:style-name="gr11" draw:text-style-name="P3" draw:layer="layout" svg:width="0.096cm" svg:height="0.099cm" svg:x="1.922cm" svg:y="6.288cm" svg:viewBox="0 0 97 100" svg:d="M97 50c0 28-22 50-48 50-28 0-49-22-49-50 0-27 21-50 49-50 26 0 48 23 48 50z">
          <text:p/>
        </draw:path>
        <draw:path draw:style-name="gr11" draw:text-style-name="P3" draw:layer="layout" svg:width="0.096cm" svg:height="0.099cm" svg:x="1.922cm" svg:y="6.789cm" svg:viewBox="0 0 97 100" svg:d="M97 50c0 28-22 50-48 50-28 0-49-22-49-50 0-27 21-50 49-50 26 0 48 23 48 50z">
          <text:p/>
        </draw:path>
        <draw:path draw:style-name="gr11" draw:text-style-name="P3" draw:layer="layout" svg:width="0.097cm" svg:height="0.099cm" svg:x="2.639cm" svg:y="6.793cm" svg:viewBox="0 0 98 100" svg:d="M98 50c0 27-22 50-50 50-26 0-48-23-48-50 0-28 22-50 48-50 28 0 50 22 50 50z">
          <text:p/>
        </draw:path>
        <draw:path draw:style-name="gr11" draw:text-style-name="P3" draw:layer="layout" svg:width="0.096cm" svg:height="0.099cm" svg:x="2.52cm" svg:y="7.18cm" svg:viewBox="0 0 97 100" svg:d="M97 50c0 28-23 50-49 50-27 0-48-22-48-50 0-27 21-50 48-50 26 0 49 23 49 50z">
          <text:p/>
        </draw:path>
        <draw:path draw:style-name="gr11" draw:text-style-name="P3" draw:layer="layout" svg:width="0.096cm" svg:height="0.099cm" svg:x="2.759cm" svg:y="7.18cm" svg:viewBox="0 0 97 100" svg:d="M97 50c0 28-21 50-48 50s-49-22-49-50c0-27 22-50 49-50s48 23 48 50z">
          <text:p/>
        </draw:path>
        <draw:path draw:style-name="gr11" draw:text-style-name="P3" draw:layer="layout" svg:width="0.096cm" svg:height="0.099cm" svg:x="1.922cm" svg:y="7.575cm" svg:viewBox="0 0 97 100" svg:d="M97 50c0 28-22 50-48 50-28 0-49-22-49-50 0-27 21-50 49-50 26 0 48 23 48 50z">
          <text:p/>
        </draw:path>
        <draw:path draw:style-name="gr11" draw:text-style-name="P3" draw:layer="layout" svg:width="0.096cm" svg:height="0.099cm" svg:x="1.802cm" svg:y="7.18cm" svg:viewBox="0 0 97 100" svg:d="M97 50c0 28-22 50-48 50-28 0-49-22-49-50 0-27 21-50 49-50 26 0 48 23 48 50z">
          <text:p/>
        </draw:path>
        <draw:path draw:style-name="gr11" draw:text-style-name="P3" draw:layer="layout" svg:width="0.096cm" svg:height="0.099cm" svg:x="2.042cm" svg:y="7.18cm" svg:viewBox="0 0 97 100" svg:d="M97 50c0 28-23 50-49 50-27 0-48-22-48-50 0-27 21-50 48-50 26 0 49 23 49 50z">
          <text:p/>
        </draw:path>
        <draw:path draw:style-name="gr11" draw:text-style-name="P3" draw:layer="layout" svg:width="0.097cm" svg:height="0.099cm" svg:x="2.639cm" svg:y="7.575cm" svg:viewBox="0 0 98 100" svg:d="M98 50c0 28-22 50-50 50-26 0-48-22-48-50 0-27 22-50 48-50 28 0 50 23 50 50z">
          <text:p/>
        </draw:path>
        <draw:path draw:style-name="gr11" draw:text-style-name="P3" draw:layer="layout" svg:width="0.096cm" svg:height="0.099cm" svg:x="5.037cm" svg:y="4.611cm" svg:viewBox="0 0 97 100" svg:d="M97 50c0 28-22 50-49 50s-48-22-48-50 21-50 48-50 49 22 49 50z">
          <text:p/>
        </draw:path>
        <draw:path draw:style-name="gr11" draw:text-style-name="P3" draw:layer="layout" svg:width="0.095cm" svg:height="0.099cm" svg:x="4.551cm" svg:y="4.266cm" svg:viewBox="0 0 96 100" svg:d="M96 49c0 28-21 51-48 51s-48-23-48-51c0-26 21-49 48-49s48 23 48 49z">
          <text:p/>
        </draw:path>
        <draw:path draw:style-name="gr11" draw:text-style-name="P3" draw:layer="layout" svg:width="0.096cm" svg:height="0.099cm" svg:x="5.037cm" svg:y="4.266cm" svg:viewBox="0 0 97 100" svg:d="M97 49c0 28-22 51-49 51s-48-23-48-51c0-26 21-49 48-49s49 23 49 49z">
          <text:p/>
        </draw:path>
        <draw:path draw:style-name="gr11" draw:text-style-name="P3" draw:layer="layout" svg:width="0.096cm" svg:height="0.099cm" svg:x="4.794cm" svg:y="3.97cm" svg:viewBox="0 0 97 100" svg:d="M97 49c0 28-22 51-48 51-28 0-49-23-49-51 0-26 21-49 49-49 26 0 48 23 48 49z">
          <text:p/>
        </draw:path>
        <draw:path draw:style-name="gr11" draw:text-style-name="P3" draw:layer="layout" svg:width="0.096cm" svg:height="0.099cm" svg:x="5.037cm" svg:y="3.447cm" svg:viewBox="0 0 97 100" svg:d="M97 50c0 28-22 50-49 50s-48-22-48-50 21-50 48-50 49 22 49 50z">
          <text:p/>
        </draw:path>
        <draw:path draw:style-name="gr11" draw:text-style-name="P3" draw:layer="layout" svg:width="0.096cm" svg:height="0.099cm" svg:x="5.389cm" svg:y="4.384cm" svg:viewBox="0 0 97 100" svg:d="M97 49c0 28-22 51-48 51-28 0-49-23-49-51 0-26 21-49 49-49 26 0 48 23 48 49z">
          <text:p/>
        </draw:path>
        <draw:path draw:style-name="gr11" draw:text-style-name="P3" draw:layer="layout" svg:width="0.096cm" svg:height="0.099cm" svg:x="5.632cm" svg:y="4.384cm" svg:viewBox="0 0 97 100" svg:d="M97 49c0 28-22 51-48 51-28 0-49-23-49-51 0-26 21-49 49-49 26 0 48 23 48 49z">
          <text:p/>
        </draw:path>
        <draw:path draw:style-name="gr11" draw:text-style-name="P3" draw:layer="layout" svg:width="0.096cm" svg:height="0.099cm" svg:x="5.389cm" svg:y="3.25cm" svg:viewBox="0 0 97 100" svg:d="M97 50c0 28-22 50-48 50-28 0-49-22-49-50s21-50 49-50c26 0 48 22 48 50z">
          <text:p/>
        </draw:path>
        <draw:path draw:style-name="gr11" draw:text-style-name="P3" draw:layer="layout" svg:width="0.096cm" svg:height="0.099cm" svg:x="5.632cm" svg:y="3.25cm" svg:viewBox="0 0 97 100" svg:d="M97 50c0 28-22 50-48 50-28 0-49-22-49-50s21-50 49-50c26 0 48 22 48 50z">
          <text:p/>
        </draw:path>
        <draw:path draw:style-name="gr11" draw:text-style-name="P3" draw:layer="layout" svg:width="0.095cm" svg:height="0.099cm" svg:x="4.551cm" svg:y="3.447cm" svg:viewBox="0 0 96 100" svg:d="M96 50c0 28-21 50-48 50s-48-22-48-50 21-50 48-50 48 22 48 50z">
          <text:p/>
        </draw:path>
        <draw:path draw:style-name="gr11" draw:text-style-name="P3" draw:layer="layout" svg:width="0.096cm" svg:height="0.099cm" svg:x="4.794cm" svg:y="2.806cm" svg:viewBox="0 0 97 100" svg:d="M97 49c0 28-22 51-48 51-28 0-49-23-49-51 0-26 21-49 49-49 26 0 48 23 48 49z">
          <text:p/>
        </draw:path>
        <draw:path draw:style-name="gr11" draw:text-style-name="P3" draw:layer="layout" svg:width="0.095cm" svg:height="0.099cm" svg:x="4.551cm" svg:y="3.102cm" svg:viewBox="0 0 96 100" svg:d="M96 49c0 28-21 51-48 51s-48-23-48-51c0-26 21-49 48-49s48 23 48 49z">
          <text:p/>
        </draw:path>
        <draw:path draw:style-name="gr11" draw:text-style-name="P3" draw:layer="layout" svg:width="0.096cm" svg:height="0.099cm" svg:x="5.037cm" svg:y="3.102cm" svg:viewBox="0 0 97 100" svg:d="M97 49c0 28-22 51-49 51s-48-23-48-51c0-26 21-49 48-49s49 23 49 49z">
          <text:p/>
        </draw:path>
        <draw:path draw:style-name="gr11" draw:text-style-name="P3" draw:layer="layout" svg:width="0.096cm" svg:height="0.099cm" svg:x="4.794cm" svg:y="1.671cm" svg:viewBox="0 0 97 100" svg:d="M97 50c0 28-22 50-48 50-28 0-49-22-49-50 0-27 21-50 49-50 26 0 48 23 48 50z">
          <text:p/>
        </draw:path>
        <draw:path draw:style-name="gr11" draw:text-style-name="P3" draw:layer="layout" svg:width="0.096cm" svg:height="0.099cm" svg:x="5.041cm" svg:y="2.313cm" svg:viewBox="0 0 97 100" svg:d="M97 49c0 28-22 51-48 51-27 0-49-23-49-51 0-27 22-49 49-49 26 0 48 22 48 49z">
          <text:p/>
        </draw:path>
        <draw:path draw:style-name="gr11" draw:text-style-name="P3" draw:layer="layout" svg:width="0.096cm" svg:height="0.099cm" svg:x="4.555cm" svg:y="2.313cm" svg:viewBox="0 0 97 100" svg:d="M97 49c0 28-22 51-49 51s-48-23-48-51c0-27 21-49 48-49s49 22 49 49z">
          <text:p/>
        </draw:path>
        <draw:path draw:style-name="gr11" draw:text-style-name="P3" draw:layer="layout" svg:width="0.096cm" svg:height="0.099cm" svg:x="5.4cm" svg:y="2.115cm" svg:viewBox="0 0 97 100" svg:d="M97 49c0 28-22 51-49 51-26 0-48-23-48-51 0-27 22-49 48-49 27 0 49 22 49 49z">
          <text:p/>
        </draw:path>
        <draw:path draw:style-name="gr11" draw:text-style-name="P3" draw:layer="layout" svg:width="0.096cm" svg:height="0.099cm" svg:x="5.643cm" svg:y="2.115cm" svg:viewBox="0 0 97 100" svg:d="M97 49c0 28-21 51-48 51s-49-23-49-51c0-27 22-49 49-49s48 22 48 49z">
          <text:p/>
        </draw:path>
        <draw:path draw:style-name="gr11" draw:text-style-name="P3" draw:layer="layout" svg:width="0.096cm" svg:height="0.099cm" svg:x="4.555cm" svg:y="1.967cm" svg:viewBox="0 0 97 100" svg:d="M97 50c0 28-22 50-49 50s-48-22-48-50c0-27 21-50 48-50s49 23 49 50z">
          <text:p/>
        </draw:path>
        <draw:path draw:style-name="gr11" draw:text-style-name="P3" draw:layer="layout" svg:width="0.096cm" svg:height="0.099cm" svg:x="5.041cm" svg:y="1.967cm" svg:viewBox="0 0 97 100" svg:d="M97 50c0 28-22 50-48 50-27 0-49-22-49-50 0-27 22-50 49-50 26 0 48 23 48 50z">
          <text:p/>
        </draw:path>
        <draw:path draw:style-name="gr11" draw:text-style-name="P3" draw:layer="layout" svg:width="0.096cm" svg:height="0.099cm" svg:x="3.329cm" svg:y="2.846cm" svg:viewBox="0 0 97 100" svg:d="M97 50c0 28-22 50-49 50s-48-22-48-50c0-27 21-50 48-50s49 23 49 50z">
          <text:p/>
        </draw:path>
        <draw:path draw:style-name="gr11" draw:text-style-name="P3" draw:layer="layout" svg:width="0.096cm" svg:height="0.099cm" svg:x="3.329cm" svg:y="3.097cm" svg:viewBox="0 0 97 100" svg:d="M97 49c0 28-22 51-49 51s-48-23-48-51c0-26 21-49 48-49s49 23 49 49z">
          <text:p/>
        </draw:path>
        <draw:path draw:style-name="gr11" draw:text-style-name="P3" draw:layer="layout" svg:width="0.096cm" svg:height="0.099cm" svg:x="3.329cm" svg:y="3.347cm" svg:viewBox="0 0 97 100" svg:d="M97 50c0 28-22 50-49 50s-48-22-48-50c0-27 21-50 48-50s49 23 49 50z">
          <text:p/>
        </draw:path>
        <draw:path draw:style-name="gr11" draw:text-style-name="P3" draw:layer="layout" svg:width="0.096cm" svg:height="0.099cm" svg:x="3.329cm" svg:y="3.598cm" svg:viewBox="0 0 97 100" svg:d="M97 49c0 29-22 51-49 51s-48-22-48-51c0-26 21-49 48-49s49 23 49 49z">
          <text:p/>
        </draw:path>
        <draw:path draw:style-name="gr11" draw:text-style-name="P3" draw:layer="layout" svg:width="0.096cm" svg:height="0.099cm" svg:x="3.329cm" svg:y="3.849cm" svg:viewBox="0 0 97 100" svg:d="M97 50c0 28-22 50-49 50s-48-22-48-50c0-27 21-50 48-50s49 23 49 50z">
          <text:p/>
        </draw:path>
        <draw:path draw:style-name="gr11" draw:text-style-name="P3" draw:layer="layout" svg:width="0.096cm" svg:height="0.099cm" svg:x="3.329cm" svg:y="4.099cm" svg:viewBox="0 0 97 100" svg:d="M97 49c0 29-22 51-49 51s-48-22-48-51c0-26 21-49 48-49s49 23 49 49z">
          <text:p/>
        </draw:path>
        <draw:path draw:style-name="gr11" draw:text-style-name="P3" draw:layer="layout" svg:width="0.096cm" svg:height="0.099cm" svg:x="4.059cm" svg:y="4.099cm" svg:viewBox="0 0 97 100" svg:d="M97 49c0 29-23 51-49 51-27 0-48-22-48-51 0-26 21-49 48-49 26 0 49 23 49 49z">
          <text:p/>
        </draw:path>
        <draw:path draw:style-name="gr11" draw:text-style-name="P3" draw:layer="layout" svg:width="0.096cm" svg:height="0.099cm" svg:x="4.059cm" svg:y="3.849cm" svg:viewBox="0 0 97 100" svg:d="M97 50c0 28-23 50-49 50-27 0-48-22-48-50 0-27 21-50 48-50 26 0 49 23 49 50z">
          <text:p/>
        </draw:path>
        <draw:path draw:style-name="gr11" draw:text-style-name="P3" draw:layer="layout" svg:width="0.096cm" svg:height="0.099cm" svg:x="4.059cm" svg:y="3.598cm" svg:viewBox="0 0 97 100" svg:d="M97 49c0 29-23 51-49 51-27 0-48-22-48-51 0-26 21-49 48-49 26 0 49 23 49 49z">
          <text:p/>
        </draw:path>
        <draw:path draw:style-name="gr11" draw:text-style-name="P3" draw:layer="layout" svg:width="0.096cm" svg:height="0.099cm" svg:x="4.059cm" svg:y="3.347cm" svg:viewBox="0 0 97 100" svg:d="M97 50c0 28-23 50-49 50-27 0-48-22-48-50 0-27 21-50 48-50 26 0 49 23 49 50z">
          <text:p/>
        </draw:path>
        <draw:path draw:style-name="gr11" draw:text-style-name="P3" draw:layer="layout" svg:width="0.096cm" svg:height="0.099cm" svg:x="4.059cm" svg:y="3.097cm" svg:viewBox="0 0 97 100" svg:d="M97 49c0 28-23 51-49 51-27 0-48-23-48-51 0-26 21-49 48-49 26 0 49 23 49 49z">
          <text:p/>
        </draw:path>
        <draw:path draw:style-name="gr11" draw:text-style-name="P3" draw:layer="layout" svg:width="0.096cm" svg:height="0.099cm" svg:x="4.059cm" svg:y="2.846cm" svg:viewBox="0 0 97 100" svg:d="M97 50c0 28-23 50-49 50-27 0-48-22-48-50 0-27 21-50 48-50 26 0 49 23 49 50z">
          <text:p/>
        </draw:path>
        <draw:path draw:style-name="gr11" draw:text-style-name="P3" draw:layer="layout" svg:width="0.096cm" svg:height="0.099cm" svg:x="4.059cm" svg:y="2.596cm" svg:viewBox="0 0 97 100" svg:d="M97 50c0 28-23 50-49 50-27 0-48-22-48-50 0-26 21-50 48-50 26 0 49 24 49 50z">
          <text:p/>
        </draw:path>
        <draw:line draw:style-name="gr1" draw:text-style-name="P1" draw:layer="layout" svg:x1="9.207cm" svg:y1="1.587cm" svg:x2="13.515cm" svg:y2="1.587cm">
          <text:p/>
        </draw:line>
        <draw:line draw:style-name="gr1" draw:text-style-name="P1" draw:layer="layout" svg:x1="13.515cm" svg:y1="1.587cm" svg:x2="13.515cm" svg:y2="8.098cm">
          <text:p/>
        </draw:line>
        <draw:line draw:style-name="gr1" draw:text-style-name="P1" draw:layer="layout" svg:x1="13.515cm" svg:y1="8.098cm" svg:x2="9.207cm" svg:y2="8.098cm">
          <text:p/>
        </draw:line>
        <draw:line draw:style-name="gr1" draw:text-style-name="P1" draw:layer="layout" svg:x1="9.207cm" svg:y1="8.098cm" svg:x2="9.207cm" svg:y2="1.587cm">
          <text:p/>
        </draw:line>
        <draw:polygon draw:style-name="gr2" draw:text-style-name="P2" draw:layer="layout" svg:width="4.308cm" svg:height="6.511cm" svg:x="9.207cm" svg:y="1.587cm" svg:viewBox="0 0 4309 6512" draw:points="4297,2 4304,8 4308,16 4309,20 4309,6492 4307,6501 4301,6508 4293,6511 4289,6512 19,6512 11,6510 4,6505 0,6497 0,6492 0,6300 2,6292 7,6285 14,6281 23,6281 31,6285 35,6290 38,6296 39,6297 40,6298 45,6303 184,6445 185,6447 186,6449 190,6452 191,6453 193,6455 199,6460 200,6461 201,6462 208,6464 208,6465 214,6467 215,6467 216,6468 222,6469 223,6469 224,6470 231,6471 724,6471 725,6472 729,6471 761,6471 764,6472 768,6471 812,6471 817,6472 817,6471 888,6471 894,6472 895,6471 1393,6471 1396,6472 1399,6471 1432,6471 1433,6472 1438,6471 1482,6471 1488,6472 1488,6471 2063,6471 2066,6472 2070,6471 2102,6471 2103,6472 2108,6471 2152,6471 2158,6472 2158,6471 2782,6471 2783,6472 2787,6471 2819,6471 2822,6472 2826,6471 2870,6471 2876,6472 2876,6471 3441,6471 3443,6472 3448,6471 3450,6471 3453,6471 3454,6471 3460,6470 3461,6470 3462,6470 3469,6467 3476,6465 3477,6465 3478,6465 3484,6461 3484,6460 3491,6456 3492,6455 3497,6449 3498,6449 3637,6307 3638,6305 3640,6304 3642,6301 3643,6299 3644,6299 3645,6297 3646,6296 3651,6291 3651,6290 3652,6289 3655,6282 3659,6275 3659,6274 3659,6273 3660,6266 3660,6265 3661,6258 3662,6257 3662,6256 3661,6248 3661,6004 3664,5995 3669,5988 3677,5985 3685,5985 3691,5987 3693,5988 3694,5989 3716,5998 3740,6002 3761,6004 3764,6004 3788,6000 3810,5994 3832,5983 3852,5969 3864,5956 3872,5953 3880,5952 3887,5955 3894,5960 3912,5976 3916,5978 3922,5984 3925,5992 3926,5995 3926,6010 3924,6019 3918,6026 3910,6029 3904,6029 3890,6028 3865,6028 3840,6031 3816,6039 3794,6050 3772,6065 3754,6082 3738,6102 3727,6125 3717,6149 3711,6175 3709,6200 3711,6227 3715,6241 3717,6251 3719,6257 3727,6275 3729,6281 3738,6298 3743,6303 3754,6319 3772,6335 3794,6350 3809,6358 3816,6362 3840,6369 3862,6373 3865,6373 3890,6373 3893,6373 3914,6369 3939,6362 3961,6350 3982,6335 4000,6319 4017,6298 4029,6275 4038,6251 4043,6227 4045,6200 4044,6191 4046,6183 4049,6177 4051,6175 4052,6174 4053,6174 4058,6168 4062,6159 4063,6159 4065,6152 4065,6151 4065,6150 4067,6143 4067,6142 4069,6135 4069,5995 4070,5987 4076,5980 4077,5979 4091,5969 4108,5952 4123,5932 4134,5910 4142,5887 4146,5863 4146,5755 4144,5736 4138,5713 4129,5690 4116,5669 4100,5651 4090,5642 4082,5635 4078,5633 4072,5627 4069,5619 4069,5481 4068,5478 4068,5477 4068,5475 4068,5470 4067,5469 4067,5468 4066,5464 4065,5455 4065,5453 4067,5444 4069,5415 4067,5387 4062,5360 4052,5333 4044,5319 4039,5308 4022,5286 4003,5265 3981,5248 3957,5235 3931,5225 3905,5220 3877,5218 3850,5220 3823,5225 3797,5235 3773,5248 3751,5265 3732,5286 3716,5308 3703,5333 3693,5360 3687,5387 3685,5415 3687,5444 3693,5471 3703,5497 3716,5522 3732,5544 3751,5564 3762,5573 3768,5580 3770,5588 3769,5596 3763,5603 3755,5607 3752,5607 3727,5611 3705,5618 3683,5629 3663,5642 3646,5660 3632,5679 3621,5701 3614,5725 3613,5727 3610,5735 3605,5739 3599,5743 3593,5747 3592,5748 3587,5754 3544,5798 3538,5804 3537,5806 3536,5806 3535,5809 3534,5809 3529,5813 3529,5815 3528,5816 3526,5822 3522,5829 3522,5830 3522,5832 3520,5838 3520,5839 3519,5846 3518,5847 3518,5848 3519,5856 3519,6211 3517,6220 3512,6225 3421,6318 3414,6322 3408,6323 3316,6323 3308,6321 3302,6317 3297,6309 3297,6300 3300,6294 3310,6275 3319,6251 3324,6227 3326,6200 3326,6191 3327,6183 3330,6177 3331,6175 3334,6174 3339,6168 3343,6159 3347,6152 3347,6151 3347,6150 3348,6143 3348,6142 3349,6135 3349,6134 3350,6133 3349,6125 3349,5995 3352,5987 3357,5980 3358,5979 3372,5969 3390,5952 3404,5932 3415,5910 3423,5887 3426,5863 3426,5755 3425,5736 3419,5713 3410,5690 3397,5669 3381,5651 3371,5642 3363,5635 3360,5633 3353,5627 3350,5619 3349,5616 3349,5492 3350,5489 3350,5487 3349,5483 3349,5478 3349,5477 3349,5475 3348,5470 3348,5469 3348,5468 3347,5464 3346,5455 3347,5453 3348,5444 3350,5415 3348,5387 3343,5360 3333,5333 3325,5319 3320,5308 3303,5286 3284,5265 3262,5248 3238,5235 3212,5225 3186,5220 3158,5218 3131,5220 3104,5225 3078,5235 3055,5248 3033,5265 3013,5286 2997,5308 2984,5333 2974,5360 2968,5387 2966,5415 2968,5444 2974,5471 2984,5497 2997,5522 3013,5544 3033,5564 3043,5573 3049,5580 3051,5588 3049,5596 3044,5603 3036,5607 3033,5607 3009,5611 2987,5618 2965,5629 2944,5642 2927,5660 2913,5679 2901,5701 2894,5725 2894,5727 2891,5735 2885,5739 2881,5743 2880,5743 2875,5747 2868,5754 2825,5798 2823,5800 2822,5801 2819,5804 2817,5806 2816,5809 2815,5809 2811,5813 2810,5815 2809,5816 2807,5822 2804,5829 2803,5830 2803,5832 2801,5838 2801,5839 2799,5846 2799,6270 2798,6278 2793,6284 2761,6318 2754,6322 2747,6323 2598,6323 2589,6321 2583,6317 2580,6309 2580,6300 2582,6294 2592,6275 2601,6251 2607,6227 2608,6200 2608,6191 2609,6183 2612,6177 2613,6177 2614,6175 2616,6174 2621,6168 2621,6167 2622,6166 2625,6159 2628,6152 2629,6151 2630,6150 2630,6143 2630,6142 2632,6135 2632,5995 2634,5987 2639,5980 2640,5979 2654,5969 2672,5952 2686,5932 2697,5910 2704,5887 2709,5863 2709,5755 2707,5736 2701,5713 2692,5690 2679,5669 2663,5651 2653,5642 2645,5635 2642,5633 2635,5627 2632,5619 2632,5489 2632,5487 2632,5483 2632,5481 2631,5478 2631,5475 2631,5470 2630,5469 2630,5468 2630,5464 2628,5455 2629,5453 2630,5444 2632,5415 2630,5387 2625,5360 2615,5333 2608,5319 2603,5308 2586,5286 2566,5265 2544,5248 2520,5235 2495,5225 2468,5220 2441,5218 2413,5220 2386,5225 2361,5235 2337,5248 2315,5265 2295,5286 2279,5308 2266,5333 2256,5360 2250,5387 2249,5415 2250,5444 2256,5471 2266,5497 2279,5522 2295,5544 2315,5564 2325,5573 2331,5580 2333,5588 2331,5596 2326,5603 2318,5607 2316,5607 2292,5611 2268,5618 2247,5629 2227,5642 2209,5660 2195,5679 2183,5701 2176,5725 2176,5727 2173,5735 2167,5739 2163,5743 2162,5743 2157,5747 2156,5747 2155,5748 2150,5754 2149,5754 2105,5800 2104,5801 2101,5804 2100,5806 2097,5809 2093,5813 2093,5815 2092,5816 2089,5822 2086,5829 2085,5832 2084,5838 2083,5839 2081,5846 2081,6270 2079,6278 2076,6284 2043,6318 2036,6322 2029,6323 1928,6323 1919,6321 1913,6317 1910,6309 1910,6300 1912,6294 1922,6275 1931,6251 1936,6227 1938,6200 1937,6191 1939,6183 1942,6177 1944,6175 1946,6174 1951,6168 1955,6159 1958,6152 1959,6151 1959,6150 1960,6143 1960,6142 1962,6135 1962,5995 1964,5987 1969,5980 1970,5979 1984,5969 2002,5952 2016,5932 2027,5910 2035,5887 2039,5863 2039,5755 2037,5736 2031,5713 2022,5690 2009,5669 1993,5651 1983,5642 1975,5635 1972,5633 1965,5627 1962,5619 1962,5489 1962,5487 1962,5483 1962,5481 1961,5478 1961,5475 1961,5470 1961,5469 1960,5468 1959,5464 1958,5455 1959,5453 1960,5444 1962,5415 1960,5387 1955,5360 1945,5333 1937,5319 1932,5308 1915,5286 1896,5265 1874,5248 1850,5235 1824,5225 1798,5220 1771,5218 1743,5220 1716,5225 1690,5235 1667,5248 1645,5265 1625,5286 1609,5308 1596,5333 1586,5360 1580,5387 1578,5415 1580,5444 1586,5471 1596,5497 1609,5522 1625,5544 1645,5564 1655,5573 1661,5580 1663,5588 1661,5596 1656,5603 1648,5607 1645,5607 1621,5611 1599,5618 1577,5629 1556,5642 1539,5660 1525,5679 1513,5701 1506,5725 1506,5727 1503,5735 1497,5739 1493,5743 1492,5743 1487,5747 1486,5747 1485,5748 1480,5754 1479,5754 1437,5798 1435,5800 1434,5801 1431,5804 1429,5806 1427,5809 1423,5813 1422,5815 1422,5816 1419,5822 1416,5829 1415,5830 1415,5832 1414,5838 1413,5839 1411,5846 1411,6270 1410,6278 1406,6284 1373,6318 1366,6322 1359,6323 1258,6323 1250,6321 1243,6317 1239,6309 1239,6300 1242,6294 1252,6275 1261,6251 1266,6227 1268,6200 1268,6191 1269,6183 1272,6177 1273,6175 1276,6174 1281,6168 1285,6159 1288,6152 1288,6151 1288,6150 1290,6143 1290,6142 1291,6135 1291,6134 1292,6133 1291,6125 1291,5995 1294,5987 1299,5980 1300,5979 1314,5969 1332,5952 1346,5932 1357,5910 1365,5887 1368,5863 1368,5755 1367,5736 1361,5713 1352,5690 1339,5669 1323,5651 1313,5642 1305,5635 1302,5633 1295,5627 1292,5619 1291,5616 1291,5492 1292,5489 1292,5487 1291,5483 1291,5478 1291,5477 1290,5470 1290,5469 1290,5468 1289,5465 1288,5456 1288,5454 1290,5446 1292,5419 1290,5390 1285,5364 1275,5337 1262,5311 1245,5290 1226,5270 1204,5253 1180,5239 1154,5229 1128,5223 1100,5221 1073,5223 1046,5229 1020,5239 996,5253 974,5270 955,5290 939,5311 926,5337 916,5364 910,5390 908,5419 910,5446 916,5475 926,5502 939,5525 955,5549 974,5569 981,5574 986,5580 989,5589 987,5596 982,5604 974,5607 972,5608 951,5611 929,5618 907,5629 886,5642 869,5660 855,5679 843,5701 837,5725 836,5727 833,5735 827,5739 823,5743 822,5743 817,5747 810,5754 767,5798 765,5800 764,5801 761,5804 759,5806 758,5809 757,5809 753,5813 752,5815 751,5816 749,5822 746,5829 745,5830 745,5832 743,5838 743,5839 741,5846 741,6270 740,6278 735,6284 703,6318 696,6322 689,6323 540,6323 531,6321 525,6317 522,6309 522,6300 524,6294 534,6275 543,6251 548,6227 550,6200 549,6191 551,6183 554,6177 555,6177 556,6175 558,6174 563,6168 563,6167 564,6166 567,6159 570,6152 571,6151 571,6150 572,6143 572,6142 574,6135 574,5995 576,5987 581,5980 582,5979 596,5969 614,5952 628,5932 638,5910 646,5887 651,5863 651,5755 649,5736 643,5713 634,5690 621,5669 605,5651 595,5642 587,5635 584,5633 577,5627 574,5619 574,5489 574,5487 574,5483 574,5481 573,5478 573,5475 573,5470 572,5469 572,5468 571,5464 570,5455 571,5453 572,5444 574,5415 572,5387 567,5360 557,5333 549,5319 545,5308 527,5286 508,5265 486,5248 462,5235 437,5225 410,5220 383,5218 355,5220 328,5225 302,5235 279,5248 257,5265 237,5286 221,5308 208,5333 204,5343 199,5351 192,5355 184,5356 176,5353 169,5347 168,5338 168,4993 168,4984 174,4977 182,4974 190,4974 198,4977 203,4984 204,4986 208,4996 221,5021 237,5043 257,5064 279,5080 286,5084 302,5094 328,5103 355,5110 357,5110 383,5112 410,5110 437,5103 462,5094 486,5080 508,5064 527,5043 545,5021 557,4996 562,4988 569,4984 575,4981 576,4981 577,4980 584,4977 584,4976 591,4972 592,4971 596,4966 596,4965 668,4892 670,4890 671,4889 675,4886 675,4884 678,4882 678,4881 683,4875 683,4874 686,4867 689,4860 690,4859 690,4859 692,4852 692,4851 694,4844 694,4843 694,4842 694,4834 694,4227 694,4225 694,4220 694,4219 693,4216 693,4213 693,4208 693,4207 692,4206 689,4200 689,4199 687,4193 687,4192 687,4191 686,4190 683,4184 683,4183 679,4177 678,4176 678,4175 672,4171 672,4170 601,4097 599,4095 599,4094 598,4093 594,4090 593,4089 591,4087 591,4086 585,4082 584,4081 583,4081 576,4077 574,4076 570,4074 569,4074 568,4073 561,4072 560,4072 558,4071 550,4067 547,4063 545,4061 542,4058 538,4051 537,4043 540,4034 542,4031 546,4027 552,4022 559,4021 924,4021 931,4023 939,4029 942,4034 946,4040 947,4049 944,4056 942,4060 934,4067 923,4085 914,4106 909,4128 908,4144 908,4149 911,4172 918,4193 925,4206 929,4213 931,4217 942,4230 950,4237 954,4241 959,4248 960,4257 958,4265 957,4267 947,4282 938,4303 933,4325 932,4347 932,4348 935,4369 942,4390 950,4404 951,4413 950,4421 945,4428 943,4430 940,4431 923,4448 907,4468 897,4489 889,4512 885,4537 885,4561 887,4573 889,4585 893,4598 897,4609 907,4630 923,4649 940,4666 960,4680 970,4684 982,4690 1005,4696 1022,4697 1030,4700 1037,4706 1041,4713 1041,4721 1036,4729 1029,4734 1028,4735 1020,4738 996,4752 974,4768 955,4788 939,4810 926,4836 916,4862 910,4889 908,4918 910,4945 916,4974 926,5000 939,5024 955,5048 974,5068 996,5084 1007,5090 1020,5097 1046,5107 1073,5114 1075,5114 1100,5115 1128,5114 1154,5107 1180,5097 1204,5084 1226,5068 1245,5048 1262,5024 1275,5000 1276,4998 1281,4991 1287,4986 1289,4986 1290,4985 1291,4985 1298,4980 1304,4976 1305,4976 1306,4975 1310,4970 1311,4969 1386,4892 1388,4890 1390,4889 1392,4886 1393,4884 1394,4884 1396,4882 1396,4881 1400,4875 1401,4874 1404,4867 1408,4860 1408,4859 1408,4859 1410,4852 1410,4851 1411,4844 1412,4843 1412,4842 1411,4834 1411,4230 1412,4227 1412,4220 1411,4219 1411,4215 1411,4213 1410,4208 1410,4206 1408,4200 1407,4199 1406,4193 1405,4192 1405,4191 1404,4190 1400,4184 1400,4183 1397,4177 1396,4176 1396,4175 1390,4171 1390,4170 1316,4095 1316,4094 1312,4090 1311,4089 1309,4087 1309,4086 1303,4082 1302,4081 1301,4081 1295,4077 1294,4077 1291,4076 1286,4073 1279,4072 1273,4071 1266,4067 1263,4064 1259,4058 1259,4057 1255,4052 1254,4043 1257,4034 1260,4032 1264,4027 1270,4022 1277,4021 1594,4021 1601,4023 1608,4029 1612,4034 1616,4040 1617,4049 1614,4056 1611,4060 1605,4067 1593,4085 1584,4106 1579,4128 1579,4144 1578,4149 1581,4172 1588,4193 1596,4206 1599,4213 1601,4217 1612,4230 1624,4241 1629,4248 1630,4257 1628,4265 1627,4267 1617,4282 1608,4303 1603,4325 1602,4347 1602,4348 1605,4369 1612,4390 1619,4404 1622,4413 1620,4421 1615,4428 1613,4430 1610,4431 1593,4448 1578,4468 1567,4489 1558,4512 1556,4537 1556,4561 1557,4573 1558,4585 1563,4598 1567,4609 1578,4630 1593,4649 1610,4666 1630,4680 1641,4684 1652,4690 1675,4696 1682,4696 1685,4697 1693,4699 1699,4705 1702,4713 1702,4721 1697,4729 1691,4734 1690,4734 1667,4747 1662,4752 1645,4764 1645,4764 1625,4785 1609,4807 1596,4832 1586,4859 1580,4886 1578,4914 1580,4942 1586,4970 1596,4996 1609,5021 1625,5043 1645,5064 1667,5080 1674,5084 1690,5094 1716,5103 1743,5110 1745,5110 1771,5112 1798,5110 1824,5103 1850,5094 1874,5080 1896,5064 1915,5043 1932,5021 1945,4996 1950,4988 1958,4984 1964,4981 1965,4980 1972,4977 1972,4976 1979,4972 1980,4971 1984,4966 1984,4965 2055,4892 2058,4890 2059,4889 2062,4886 2063,4884 2064,4884 2066,4882 2066,4881 2071,4875 2071,4874 2074,4867 2078,4860 2078,4859 2078,4859 2080,4852 2080,4851 2081,4844 2081,4843 2082,4842 2081,4834 2081,4230 2082,4227 2082,4225 2081,4220 2081,4216 2081,4215 2081,4213 2080,4208 2080,4207 2080,4206 2078,4200 2077,4199 2076,4193 2075,4191 2074,4190 2071,4184 2071,4183 2067,4177 2066,4176 2066,4175 2060,4171 1987,4095 1987,4094 1985,4093 1982,4090 1981,4089 1979,4087 1979,4086 1973,4082 1972,4081 1965,4077 1964,4077 1962,4076 1958,4074 1957,4074 1956,4073 1949,4072 1948,4072 1944,4071 1936,4067 1933,4064 1929,4058 1929,4057 1925,4052 1924,4043 1927,4034 1929,4032 1934,4027 1940,4022 1947,4021 2264,4021 2272,4023 2278,4029 2283,4034 2282,4034 2286,4040 2287,4049 2284,4056 2282,4060 2275,4067 2263,4085 2254,4106 2250,4128 2250,4144 2249,4149 2251,4172 2258,4193 2265,4206 2269,4213 2272,4217 2282,4230 2291,4237 2295,4241 2298,4248 2300,4257 2298,4265 2297,4267 2287,4282 2278,4303 2273,4325 2272,4347 2272,4348 2275,4369 2282,4390 2289,4404 2292,4413 2291,4421 2285,4428 2283,4430 2280,4431 2263,4448 2249,4468 2237,4489 2228,4512 2226,4537 2226,4561 2227,4573 2228,4585 2233,4598 2237,4609 2249,4630 2263,4649 2280,4666 2300,4680 2311,4684 2322,4690 2345,4696 2352,4696 2355,4697 2363,4699 2369,4705 2372,4713 2372,4721 2367,4729 2362,4734 2361,4734 2337,4747 2332,4752 2316,4764 2315,4764 2295,4785 2279,4807 2266,4832 2256,4859 2250,4886 2249,4914 2250,4942 2256,4970 2266,4996 2279,5021 2295,5043 2315,5064 2337,5080 2344,5084 2361,5094 2386,5103 2413,5110 2415,5110 2441,5112 2468,5110 2495,5103 2520,5094 2544,5080 2566,5064 2586,5043 2603,5021 2615,4996 2620,4988 2627,4984 2633,4981 2634,4981 2635,4980 2642,4977 2642,4976 2649,4972 2650,4971 2654,4966 2655,4965 2726,4892 2728,4890 2729,4889 2732,4886 2734,4884 2736,4881 2741,4875 2742,4874 2744,4867 2747,4860 2748,4859 2748,4859 2750,4852 2750,4851 2752,4844 2752,4843 2752,4842 2752,4834 2752,4227 2752,4225 2752,4220 2752,4219 2751,4216 2751,4213 2751,4208 2751,4207 2750,4206 2747,4200 2747,4199 2745,4193 2745,4192 2745,4191 2744,4190 2741,4184 2741,4183 2737,4177 2736,4176 2736,4175 2730,4171 2730,4170 2659,4097 2657,4095 2657,4094 2656,4093 2653,4090 2652,4089 2649,4087 2649,4086 2643,4082 2642,4081 2641,4081 2634,4077 2632,4076 2628,4074 2627,4074 2626,4073 2619,4072 2618,4072 2614,4071 2607,4067 2603,4064 2599,4058 2599,4057 2595,4052 2594,4043 2597,4034 2599,4032 2604,4027 2611,4022 2617,4021 2982,4021 2989,4023 2997,4029 3000,4034 3004,4040 3005,4049 3002,4056 3000,4060 2992,4067 2981,4085 2972,4106 2967,4128 2966,4144 2966,4149 2969,4172 2976,4193 2983,4206 2987,4213 2989,4217 3000,4230 3008,4237 3012,4241 3017,4248 3018,4257 3016,4265 3015,4267 3005,4282 2996,4303 2991,4325 2990,4347 2990,4348 2993,4369 3000,4390 3006,4401 3008,4410 3007,4418 3001,4424 2988,4437 2972,4456 2960,4477 2950,4500 2944,4524 2943,4549 2944,4573 2947,4585 2950,4598 2960,4621 2972,4641 2988,4660 3006,4677 3027,4690 3049,4700 3064,4703 3072,4708 3077,4714 3078,4722 3077,4731 3071,4738 3069,4739 3055,4747 3050,4752 3033,4764 3033,4764 3013,4785 2997,4807 2984,4832 2974,4859 2968,4886 2966,4914 2968,4942 2974,4970 2984,4996 2997,5021 3013,5043 3033,5064 3055,5080 3061,5084 3078,5094 3104,5103 3131,5110 3133,5110 3158,5112 3186,5110 3212,5103 3238,5094 3262,5080 3284,5064 3303,5043 3320,5021 3333,4996 3338,4988 3346,4984 3352,4981 3353,4981 3353,4980 3360,4977 3360,4976 3366,4972 3368,4972 3368,4971 3373,4965 3444,4892 3446,4890 3448,4889 3450,4886 3451,4884 3452,4884 3454,4882 3454,4881 3459,4875 3459,4874 3462,4867 3466,4860 3466,4859 3466,4859 3468,4852 3468,4851 3469,4844 3470,4843 3470,4842 3469,4834 3469,4230 3470,4227 3470,4220 3469,4219 3469,4215 3469,4213 3468,4208 3468,4206 3466,4200 3465,4199 3464,4193 3463,4192 3463,4191 3462,4190 3459,4184 3459,4183 3455,4177 3454,4176 3454,4175 3448,4171 3448,4170 3375,4095 3375,4094 3370,4090 3369,4089 3367,4087 3367,4086 3361,4082 3360,4081 3359,4081 3353,4077 3352,4077 3349,4076 3344,4073 3337,4072 3331,4071 3324,4067 3321,4064 3317,4058 3317,4057 3313,4052 3312,4043 3315,4034 3318,4032 3322,4027 3328,4022 3335,4021 3701,4021 3709,4023 3715,4029 3719,4034 3723,4040 3724,4049 3721,4056 3719,4060 3711,4067 3700,4085 3691,4106 3686,4128 3685,4144 3685,4149 3688,4172 3695,4193 3702,4206 3705,4213 3708,4217 3719,4230 3727,4237 3730,4241 3736,4248 3737,4257 3735,4265 3734,4267 3724,4282 3715,4303 3710,4325 3709,4347 3709,4348 3712,4369 3719,4390 3727,4404 3728,4413 3727,4421 3722,4428 3720,4430 3717,4431 3700,4448 3685,4468 3674,4489 3666,4512 3661,4537 3661,4561 3664,4573 3666,4585 3670,4598 3674,4609 3685,4630 3700,4649 3717,4666 3737,4680 3748,4684 3759,4690 3782,4696 3789,4696 3792,4697 3800,4699 3806,4705 3809,4713 3808,4721 3804,4729 3798,4734 3797,4734 3773,4747 3769,4752 3752,4764 3751,4764 3732,4785 3716,4807 3703,4832 3693,4859 3687,4886 3685,4914 3687,4942 3693,4970 3703,4996 3716,5021 3732,5043 3751,5064 3773,5080 3780,5084 3797,5094 3823,5103 3850,5110 3852,5110 3877,5112 3905,5110 3931,5103 3957,5094 3981,5080 4003,5064 4022,5043 4039,5021 4052,4996 4057,4988 4064,4984 4070,4981 4072,4981 4073,4980 4078,4977 4079,4976 4085,4972 4085,4972 4086,4971 4091,4966 4092,4965 4163,4892 4165,4890 4167,4889 4170,4886 4171,4884 4173,4882 4173,4881 4177,4875 4178,4874 4181,4867 4185,4860 4185,4859 4185,4859 4187,4852 4187,4851 4189,4844 4189,4227 4189,4225 4189,4220 4189,4219 4188,4216 4188,4215 4188,4213 4188,4208 4187,4207 4187,4206 4185,4200 4185,4199 4182,4193 4181,4191 4181,4190 4177,4184 4177,4183 4174,4177 4172,4175 4167,4171 4095,4097 4094,4095 4093,4094 4093,4093 4089,4090 4088,4089 4085,4086 4080,4082 4079,4081 4078,4081 4072,4077 4071,4077 4069,4076 4065,4074 4063,4073 4056,4072 4050,4071 4042,4067 4041,4064 4036,4058 4036,4057 4032,4052 4031,4043 4034,4034 4036,4032 4043,4024 4055,4005 4060,3994 4064,3987 4140,3909 4143,3907 4144,3906 4147,3903 4148,3902 4150,3899 4151,3899 4154,3893 4159,3885 4159,3884 4162,3877 4162,3876 4163,3875 4164,3868 4166,3860 4167,3859 4167,3858 4166,3851 4166,3173 4168,3164 4173,3158 4175,3156 4176,3156 4196,3142 4214,3124 4229,3105 4242,3083 4250,3060 4256,3035 4258,3010 4256,2984 4250,2960 4242,2936 4232,2918 4229,2914 4214,2894 4196,2878 4176,2863 4175,2863 4175,2863 4170,2857 4167,2849 4166,2846 4166,2144 4167,2140 4167,2139 4167,2134 4168,2133 4170,2126 4170,2035 4172,2026 4176,2020 4177,2019 4196,2006 4214,1989 4229,1969 4242,1947 4250,1924 4256,1899 4258,1874 4256,1850 4250,1825 4242,1801 4229,1780 4214,1760 4211,1757 4196,1742 4177,1730 4172,1723 4170,1716 4170,907 4172,898 4176,891 4180,889 4187,886 4207,871 4224,854 4240,835 4253,813 4261,789 4266,765 4268,740 4266,715 4261,691 4253,667 4243,651 4240,645 4236,639 4224,625 4223,624 4207,609 4187,594 4180,591 4174,585 4170,578 4170,573 4170,329 4170,329 4170,324 4170,321 4169,319 4169,318 4169,311 4169,310 4168,308 4165,301 4163,294 4163,293 4162,292 4158,286 4154,279 4153,278 4153,278 4148,272 3933,51 3930,49 3930,48 3929,47 3927,44 3926,43 3923,41 3923,40 3917,37 3916,36 3910,30 3908,22 3909,13 3914,5 3921,1 3928,0 4289,0">
          <text:p/>
        </draw:polygon>
        <draw:polygon draw:style-name="gr2" draw:text-style-name="P2" draw:layer="layout" svg:width="0.263cm" svg:height="0.372cm" svg:x="10.093cm" svg:y="7.537cm" svg:viewBox="0 0 264 373" draw:points="227,3 230,7 233,9 251,25 255,27 260,33 263,40 264,43 264,58 262,67 257,75 249,79 242,79 229,77 203,77 178,81 154,89 132,100 111,114 93,131 78,152 64,175 55,198 49,224 47,250 49,276 52,290 55,301 56,307 64,325 75,343 78,352 76,360 72,368 64,372 57,373 52,373 43,371 38,367 5,333 1,326 0,320 0,52 2,43 7,37 14,34 23,34 28,36 31,37 32,37 54,46 78,50 100,52 102,52 126,48 149,42 170,32 190,18 203,5 210,1 218,0">
          <text:p/>
        </draw:polygon>
        <draw:polygon draw:style-name="gr2" draw:text-style-name="P2" draw:layer="layout" svg:width="0.262cm" svg:height="0.372cm" svg:x="10.763cm" svg:y="7.537cm" svg:viewBox="0 0 263 373" draw:points="226,3 230,7 233,9 251,25 255,27 260,33 263,40 263,58 262,67 257,75 249,79 242,79 229,77 203,77 178,81 155,89 132,100 110,114 92,131 77,152 63,175 55,198 49,224 47,250 49,276 52,290 55,301 56,307 63,325 75,343 77,352 75,360 71,368 63,372 57,373 52,373 43,371 38,367 6,333 1,326 0,320 0,52 2,43 7,37 14,34 23,34 28,36 31,37 32,37 54,46 78,50 99,52 101,52 125,48 149,42 171,32 190,18 203,5 210,1 218,0">
          <text:p/>
        </draw:polygon>
        <draw:polygon draw:style-name="gr2" draw:text-style-name="P2" draw:layer="layout" svg:width="0.262cm" svg:height="0.372cm" svg:x="11.433cm" svg:y="7.537cm" svg:viewBox="0 0 263 373" draw:points="225,3 229,7 232,9 251,25 254,27 260,33 263,40 263,58 261,67 257,75 249,79 241,79 228,77 203,77 177,81 154,89 131,100 110,114 92,131 77,152 63,175 55,198 49,224 47,250 49,276 52,290 55,301 56,307 63,325 75,343 77,352 76,360 71,368 63,372 57,373 52,373 43,371 38,367 6,333 1,326 0,320 0,52 1,43 7,37 14,34 23,34 28,36 32,37 32,37 54,46 78,50 99,52 101,52 124,48 148,42 170,32 190,18 202,5 209,1 217,0">
          <text:p/>
        </draw:polygon>
        <draw:polygon draw:style-name="gr2" draw:text-style-name="P2" draw:layer="layout" svg:width="0.263cm" svg:height="0.372cm" svg:x="12.151cm" svg:y="7.537cm" svg:viewBox="0 0 264 373" draw:points="227,3 230,7 233,9 251,25 255,27 260,33 263,40 264,43 264,58 262,67 257,75 249,79 242,79 229,77 203,77 178,81 154,89 132,100 111,114 92,131 77,152 63,175 55,198 49,224 47,250 49,276 52,290 55,301 56,307 63,325 74,343 77,352 75,360 71,368 63,372 57,373 52,373 43,371 38,367 5,333 1,326 0,320 0,52 2,43 7,37 14,34 23,34 28,36 31,37 32,37 54,46 77,50 99,52 101,52 126,48 149,42 170,32 190,18 203,5 210,1 218,0">
          <text:p/>
        </draw:polygon>
        <draw:polygon draw:style-name="gr2" draw:text-style-name="P2" draw:layer="layout" svg:width="0.262cm" svg:height="0.29cm" svg:x="9.375cm" svg:y="7.537cm" svg:viewBox="0 0 263 291" draw:points="226,3 230,7 233,9 251,25 254,27 260,33 263,40 263,58 261,67 257,74 249,78 242,78 229,76 202,76 178,80 154,88 131,99 110,113 92,130 77,152 64,175 55,198 49,224 47,250 49,268 49,270 47,278 42,286 35,290 27,291 18,287 16,285 6,274 1,266 0,260 0,52 1,43 7,37 14,34 23,34 28,36 32,37 32,37 54,46 78,50 99,52 101,52 124,48 148,42 170,32 190,18 202,5 210,1 218,0">
          <text:p/>
        </draw:polygon>
        <draw:polygon draw:style-name="gr2" draw:text-style-name="P2" draw:layer="layout" svg:width="0.107cm" svg:height="0.153cm" svg:x="9.375cm" svg:y="7.061cm" svg:viewBox="0 0 108 154" draw:points="32,3 36,10 37,12 41,22 55,47 71,70 90,90 101,99 106,106 108,113 106,122 101,129 94,133 91,133 67,137 43,144 28,151 19,154 11,151 4,146 0,138 0,133 0,19 1,10 7,3 15,0 24,0">
          <text:p/>
        </draw:polygon>
        <draw:polygon draw:style-name="gr2" draw:text-style-name="P2" draw:layer="layout" svg:width="0.135cm" svg:height="0.213cm" svg:x="9.375cm" svg:y="6.227cm" svg:viewBox="0 0 136 214" draw:points="31,4 34,6 44,19 62,36 82,48 106,58 122,61 129,66 134,73 136,81 134,90 129,97 125,98 112,106 107,110 91,122 90,122 70,143 54,166 40,190 36,201 32,209 25,213 16,214 9,211 2,205 0,195 0,19 1,11 7,4 14,0 23,0">
          <text:p/>
        </draw:polygon>
        <draw:polygon draw:style-name="gr2" draw:text-style-name="P2" draw:layer="layout" svg:width="0.108cm" svg:height="0.106cm" svg:x="10.367cm" svg:y="6.263cm" svg:viewBox="0 0 109 107" draw:points="99,3 104,9 108,17 109,21 109,87 107,96 101,104 94,107 84,107 77,104 76,101 66,91 44,75 20,61 12,58 5,53 1,45 0,37 3,29 9,23 17,20 18,20 24,20 36,19 58,13 67,9 81,3 89,0">
          <text:p/>
        </draw:polygon>
        <draw:polygon draw:style-name="gr2" draw:text-style-name="P2" draw:layer="layout" svg:width="0.087cm" svg:height="0.097cm" svg:x="9.67cm" svg:y="6.269cm" svg:viewBox="0 0 88 98" draw:points="77,1 83,6 87,14 88,20 88,78 87,86 81,93 74,98 65,98 57,93 56,92 47,82 24,64 10,56 4,51 0,42 1,35 5,27 11,21 14,20 30,17 53,7 59,3 68,0">
          <text:p/>
        </draw:polygon>
        <draw:polygon draw:style-name="gr2" draw:text-style-name="P2" draw:layer="layout" svg:width="0.1cm" svg:height="0.103cm" svg:x="11.046cm" svg:y="6.263cm" svg:viewBox="0 0 101 104" draw:points="90,3 97,9 100,17 101,21 101,84 99,92 93,99 85,104 77,104 69,99 67,98 57,88 35,70 11,57 11,57 4,51 1,43 0,35 4,27 11,22 17,20 22,19 28,19 50,13 58,9 74,3 81,0">
          <text:p/>
        </draw:polygon>
        <draw:polygon draw:style-name="gr2" draw:text-style-name="P2" draw:layer="layout" svg:width="0.099cm" svg:height="0.103cm" svg:x="11.716cm" svg:y="6.263cm" svg:viewBox="0 0 100 104" draw:points="90,3 97,9 100,17 100,84 99,92 93,99 85,104 76,104 68,99 66,98 57,88 35,70 11,57 11,57 4,51 0,43 0,35 4,27 11,22 17,20 22,19 27,19 50,13 58,9 73,3 81,0">
          <text:p/>
        </draw:polygon>
        <draw:polygon draw:style-name="gr2" draw:text-style-name="P2" draw:layer="layout" svg:width="0.088cm" svg:height="0.097cm" svg:x="12.445cm" svg:y="6.269cm" svg:viewBox="0 0 89 98" draw:points="76,1 83,6 88,14 89,20 89,78 87,86 81,93 74,98 65,98 57,93 56,92 46,82 24,64 10,56 4,51 0,42 1,35 5,27 11,21 14,20 30,17 53,7 59,3 67,0">
          <text:p/>
        </draw:polygon>
        <draw:polygon draw:style-name="gr2" draw:text-style-name="P2" draw:layer="layout" svg:width="0.099cm" svg:height="0.103cm" svg:x="13.152cm" svg:y="6.263cm" svg:viewBox="0 0 100 104" draw:points="90,3 97,9 100,17 100,21 100,84 98,92 93,99 85,104 77,104 69,99 68,98 58,88 36,70 11,57 11,57 5,51 0,43 0,35 4,27 10,22 17,20 22,19 28,19 52,13 59,9 73,3 81,0">
          <text:p/>
        </draw:polygon>
        <draw:polygon draw:style-name="gr2" draw:text-style-name="P2" draw:layer="layout" svg:width="0.074cm" svg:height="0.267cm" svg:x="9.375cm" svg:y="5.775cm" svg:viewBox="0 0 75 268" draw:points="32,4 36,11 41,19 54,37 69,54 73,59 75,68 73,76 72,79 62,94 54,114 49,136 48,158 48,159 51,181 57,201 63,212 65,221 63,229 58,236 45,249 34,261 26,266 18,268 10,266 4,260 0,253 0,19 1,11 7,4 14,0 23,0">
          <text:p/>
        </draw:polygon>
        <draw:polygon draw:style-name="gr2" draw:text-style-name="P2" draw:layer="layout" svg:width="0.06cm" svg:height="0.108cm" svg:x="9.375cm" svg:y="5.577cm" svg:viewBox="0 0 61 109" draw:points="31,4 35,10 43,24 49,31 57,42 61,50 61,59 57,67 53,71 40,90 36,97 35,98 31,105 23,109 14,109 7,105 2,99 0,90 0,19 1,11 7,4 14,0 23,0">
          <text:p/>
        </draw:polygon>
        <draw:polygon draw:style-name="gr2" draw:text-style-name="P2" draw:layer="layout" svg:width="0.051cm" svg:height="0.074cm" svg:x="9.375cm" svg:y="5.414cm" svg:viewBox="0 0 52 75" draw:points="31,4 34,7 37,12 44,20 51,27 52,36 49,43 49,44 37,60 36,64 32,70 24,75 15,75 8,72 2,65 0,57 0,21 1,11 7,4 14,0 23,0">
          <text:p/>
        </draw:polygon>
        <draw:polygon draw:style-name="gr2" draw:text-style-name="P2" draw:layer="layout" svg:width="0.441cm" svg:height="0.296cm" svg:x="9.728cm" svg:y="5.163cm" svg:viewBox="0 0 442 297" draw:points="432,2 438,7 442,16 442,24 438,32 435,37 420,45 403,62 388,82 377,104 369,126 366,151 366,177 368,188 369,200 373,213 377,223 388,246 403,265 407,271 408,280 404,288 397,294 390,297 54,297 46,295 39,290 35,282 35,273 39,265 39,264 55,246 66,223 74,200 78,177 78,151 74,126 66,104 55,82 39,62 22,45 9,37 2,30 0,22 1,13 5,6 12,1 18,0 424,0">
          <text:p/>
        </draw:polygon>
        <draw:polygon draw:style-name="gr2" draw:text-style-name="P2" draw:layer="layout" svg:width="0.394cm" svg:height="0.296cm" svg:x="10.445cm" svg:y="5.163cm" svg:viewBox="0 0 395 297" draw:points="385,2 392,7 395,16 395,24 392,32 388,37 372,45 355,62 340,82 329,104 321,126 318,151 318,177 320,188 321,200 325,213 329,223 340,246 355,265 359,271 360,280 356,288 350,294 342,297 56,297 47,295 40,290 36,282 36,273 40,265 40,264 56,246 66,223 75,200 78,177 78,151 75,126 66,104 56,82 40,62 23,45 9,37 3,30 0,22 1,13 6,6 13,1 19,0 376,0">
          <text:p/>
        </draw:polygon>
        <draw:polygon draw:style-name="gr2" draw:text-style-name="P2" draw:layer="layout" svg:width="0.386cm" svg:height="0.296cm" svg:x="11.116cm" svg:y="5.163cm" svg:viewBox="0 0 387 297" draw:points="145,0 146,0 151,0 190,0 193,0 194,0 199,0 244,0 250,0 254,0 284,0 286,0 287,0 294,0 328,0 330,0 332,0 339,0 368,0 376,2 383,7 387,16 387,24 383,32 380,35 362,50 347,70 334,91 325,113 319,138 317,164 319,188 322,200 325,213 334,236 347,256 352,264 356,272 356,281 353,289 347,295 339,297 54,297 46,295 39,290 35,282 35,273 39,265 39,264 55,246 65,223 74,200 77,177 77,151 74,126 65,104 55,82 39,62 22,45 9,37 2,30 0,22 1,13 5,6 12,1 18,0 143,0">
          <text:p/>
        </draw:polygon>
        <draw:polygon draw:style-name="gr2" draw:text-style-name="P2" draw:layer="layout" svg:width="0.434cm" svg:height="0.296cm" svg:x="11.794cm" svg:y="5.163cm" svg:viewBox="0 0 435 297" draw:points="424,2 431,7 435,16 435,24 431,32 427,37 413,45 395,62 380,82 369,104 362,126 358,151 358,177 360,188 362,200 366,213 369,223 380,246 395,265 399,271 400,280 396,288 391,294 382,297 49,297 40,295 34,290 31,282 31,273 34,265 34,264 40,256 54,236 62,213 68,188 70,164 68,138 62,113 54,91 53,91 40,70 25,50 7,35 2,28 0,20 2,11 8,4 15,0 19,0 416,0">
          <text:p/>
        </draw:polygon>
        <draw:polygon draw:style-name="gr2" draw:text-style-name="P2" draw:layer="layout" svg:width="0.867cm" svg:height="0.747cm" svg:x="12.361cm" svg:y="4.712cm" svg:viewBox="0 0 868 748" draw:points="823,2 827,5 839,16 859,30 860,30 859,31 864,36 868,43 868,46 868,456 866,465 862,472 853,475 845,475 842,475 818,468 801,467 645,467 628,468 616,472 605,475 583,484 563,497 546,514 531,534 520,555 512,578 507,603 507,627 510,639 512,651 516,664 520,674 531,696 546,716 549,722 549,731 547,739 541,745 532,748 197,748 189,746 182,741 178,733 178,724 182,716 182,715 197,696 208,674 216,651 219,627 219,603 216,578 208,555 197,534 182,514 165,497 145,484 124,475 123,475 101,468 82,467 18,467 10,465 3,459 0,451 0,442 3,435 148,285 149,284 153,280 154,279 156,277 156,276 160,272 161,270 162,270 162,269 165,262 165,261 168,254 168,253 169,253 172,246 179,241 188,239 195,240 201,244 217,261 239,278 244,280 263,292 289,302 316,307 318,308 344,309 370,307 397,302 423,292 447,278 470,261 489,241 505,218 507,215 518,196 524,189 531,186 535,185 618,185 620,186 625,185 627,185 630,185 638,184 638,184 639,184 646,182 653,179 655,178 661,174 668,169 669,168 674,162 675,162 744,91 746,90 747,89 750,85 750,84 750,83 752,81 753,81 757,75 758,74 758,73 762,66 765,60 765,59 766,58 767,50 769,42 770,41 772,36 776,31 776,30 794,15 799,7 807,1 815,0">
          <text:p/>
        </draw:polygon>
        <draw:polygon draw:style-name="gr2" draw:text-style-name="P2" draw:layer="layout" svg:width="0.74cm" svg:height="0.593cm" svg:x="9.207cm" svg:y="4.637cm" svg:viewBox="0 0 741 594" draw:points="31,4 36,11 36,12 44,32 56,53 57,55 72,73 89,91 109,105 131,115 155,122 172,125 179,126 203,126 209,125 228,122 251,115 273,105 293,91 303,80 310,76 320,75 326,79 330,81 346,98 355,105 361,111 363,118 364,125 364,127 364,128 367,135 369,142 369,144 373,150 374,151 377,157 378,158 384,164 481,262 481,264 482,266 485,268 487,270 488,270 490,272 496,277 497,278 498,278 504,281 504,282 512,286 513,286 519,287 520,287 521,288 527,289 661,289 669,291 674,295 694,316 716,332 731,341 738,346 741,355 741,363 736,371 730,377 723,378 270,378 266,378 260,378 259,378 256,378 248,379 247,379 246,380 239,382 239,383 232,385 231,386 225,390 224,390 218,394 211,401 49,568 47,570 46,571 43,575 41,576 39,578 39,579 35,585 34,585 29,591 20,594 11,593 5,588 1,580 0,574 0,19 2,11 7,4 14,0 23,0">
          <text:p/>
        </draw:polygon>
        <draw:polygon draw:style-name="gr2" draw:text-style-name="P2" draw:layer="layout" svg:width="0.074cm" svg:height="0.063cm" svg:x="10.105cm" svg:y="4.952cm" svg:viewBox="0 0 75 64" draw:points="60,0 68,4 73,12 75,20 72,29 69,34 65,37 63,38 62,39 58,43 56,46 45,58 38,63 32,64 18,64 11,62 4,56 0,47 0,39 4,32 10,27 26,18 44,4 52,0">
          <text:p/>
        </draw:polygon>
        <draw:polygon draw:style-name="gr2" draw:text-style-name="P2" draw:layer="layout" svg:width="0.074cm" svg:height="0.063cm" svg:x="10.36cm" svg:y="4.952cm" svg:viewBox="0 0 75 64" draw:points="26,1 31,4 45,15 49,18 65,27 72,32 75,40 75,48 71,57 64,63 56,64 43,64 34,62 30,58 6,34 2,26 0,18 4,9 10,3 17,0">
          <text:p/>
        </draw:polygon>
        <draw:polygon draw:style-name="gr2" draw:text-style-name="P2" draw:layer="layout" svg:width="0.697cm" svg:height="0.629cm" svg:x="10.591cm" svg:y="4.385cm" svg:viewBox="0 0 698 630" draw:points="657,2 661,5 693,37 697,45 698,51 698,567 696,575 693,581 650,624 642,629 636,630 18,630 11,628 3,622 0,615 0,607 3,599 10,594 25,585 47,568 66,548 82,525 86,519 91,511 96,501 96,500 101,494 106,490 113,488 121,486 121,485 122,485 128,480 135,476 136,475 141,471 141,470 241,367 243,365 248,361 249,359 251,357 251,356 256,351 256,350 257,349 259,342 262,335 263,334 264,333 265,327 265,326 267,319 267,299 324,299 324,491 646,491 646,299 267,299 267,47 269,38 274,32 281,28 290,28 298,32 301,34 318,49 323,53 338,62 360,72 373,75 382,77 406,79 429,77 433,76 452,72 473,62 493,49 511,34 526,16 529,11 530,9 536,3 544,0 648,0">
          <text:p/>
        </draw:polygon>
        <draw:polygon draw:style-name="gr2" draw:text-style-name="P2" draw:layer="layout" svg:width="0.772cm" svg:height="2.59cm" svg:x="11.337cm" svg:y="2.425cm" svg:viewBox="0 0 773 2591" draw:points="306,2 313,7 317,15 318,20 318,238 315,246 310,253 308,255 302,258 284,274 269,292 257,313 248,335 242,358 240,382 242,406 248,430 257,452 269,473 284,490 286,493 291,499 293,508 290,517 286,523 284,525 269,543 257,563 248,586 242,609 240,632 242,657 248,681 257,702 269,723 284,741 286,744 291,750 293,759 290,767 286,773 284,775 269,793 257,814 248,837 242,859 240,883 242,908 248,931 257,953 269,974 284,992 286,994 291,1000 293,1009 290,1018 286,1024 284,1026 269,1044 257,1064 248,1087 242,1110 240,1133 242,1158 248,1182 257,1204 269,1224 284,1242 286,1245 291,1251 293,1260 290,1269 286,1275 284,1277 269,1294 257,1315 248,1338 242,1360 240,1384 242,1409 248,1432 257,1455 269,1476 284,1494 286,1497 291,1502 293,1512 290,1520 286,1526 284,1528 269,1546 257,1567 248,1589 242,1612 240,1636 242,1660 248,1684 257,1706 269,1726 284,1744 286,1747 291,1753 293,1762 290,1771 286,1777 284,1779 269,1796 257,1817 248,1840 242,1863 240,1886 242,1911 248,1935 257,1956 269,1977 284,1995 302,2010 306,2014 322,2023 343,2033 357,2036 366,2038 390,2040 413,2038 416,2037 436,2033 452,2025 457,2023 467,2017 477,2010 493,1997 501,1993 509,1992 517,1996 519,1998 521,1999 526,2007 526,2012 526,2291 526,2293 526,2296 526,2299 526,2302 527,2310 527,2311 527,2312 530,2319 532,2326 533,2327 533,2328 541,2341 542,2342 542,2343 548,2348 644,2446 645,2448 646,2449 650,2452 651,2453 652,2453 654,2455 654,2456 660,2461 660,2461 661,2461 668,2465 676,2468 677,2469 683,2470 683,2471 684,2471 691,2472 693,2472 694,2473 702,2475 707,2481 708,2483 721,2505 737,2527 756,2548 766,2555 772,2562 773,2571 772,2579 767,2586 759,2590 754,2591 154,2591 146,2589 140,2585 101,2544 97,2537 96,2530 96,2167 141,2167 141,2503 481,2503 481,2167 96,2167 96,1978 96,1976 96,1972 96,1929 96,1927 96,1923 96,300 96,298 96,293 96,292 95,289 95,288 95,285 95,281 94,280 94,279 92,272 92,271 91,270 89,264 88,263 88,262 84,256 84,256 80,250 79,249 78,248 74,244 74,243 6,173 1,165 0,159 0,20 1,11 7,4 14,0 18,0 299,0">
          <text:p/>
        </draw:polygon>
        <draw:polygon draw:style-name="gr2" draw:text-style-name="P2" draw:layer="layout" svg:width="0.718cm" svg:height="1.201cm" svg:x="9.47cm" svg:y="3.578cm" svg:viewBox="0 0 719 1202" draw:points="61,3 64,6 79,23 89,31 95,37 97,44 97,47 98,48 98,49 100,55 101,56 102,63 103,64 103,65 107,71 111,78 112,79 113,80 118,85 119,85 163,130 164,132 167,135 168,136 170,138 171,139 172,140 176,143 177,144 178,144 191,151 193,152 200,153 201,153 208,155 209,155 210,156 216,155 357,155 365,157 371,163 373,166 386,187 402,211 421,231 443,249 454,255 467,261 493,271 520,277 522,278 548,279 574,277 601,271 627,261 651,249 673,231 675,229 686,217 693,212 702,211 709,214 715,221 719,229 719,385 716,393 711,400 708,402 696,408 685,417 676,424 674,426 655,446 652,450 638,468 626,491 620,498 613,501 611,502 608,502 607,502 606,502 599,505 593,508 591,509 584,513 577,517 576,518 571,524 511,586 508,588 504,592 504,594 503,594 502,597 501,597 496,602 492,611 488,618 488,619 488,621 486,626 486,627 485,634 484,635 484,637 485,644 485,685 483,694 478,700 475,702 453,714 445,721 435,729 431,732 412,752 395,774 382,799 372,826 367,852 365,881 367,910 372,937 382,963 395,988 412,1010 431,1030 440,1038 446,1045 448,1054 446,1061 441,1068 440,1069 431,1077 412,1097 395,1120 382,1144 372,1171 371,1177 369,1186 366,1195 359,1200 350,1202 311,1202 302,1200 298,1196 274,1171 269,1164 268,1155 271,1147 272,1145 283,1132 295,1111 302,1089 306,1065 306,979 304,962 299,938 289,917 288,914 277,898 260,881 242,866 222,856 200,849 191,847 178,846 167,846 155,847 132,851 111,860 92,873 75,889 69,896 62,902 54,903 46,902 41,898 31,888 11,873 10,873 3,867 0,859 0,43 1,36 7,29 9,28 27,15 37,5 45,1 53,0">
          <text:p/>
        </draw:polygon>
        <draw:polygon draw:style-name="gr2" draw:text-style-name="P2" draw:layer="layout" svg:width="0.143cm" svg:height="0.223cm" svg:x="12.813cm" svg:y="4.526cm" svg:viewBox="0 0 144 224" draw:points="103,4 109,10 111,18 111,110 112,120 113,128 118,151 128,174 141,193 144,201 143,210 139,218 132,223 124,224 83,224 74,222 68,216 66,214 54,191 37,169 17,148 8,140 2,133 0,125 2,116 7,110 8,109 17,102 37,81 54,59 67,34 75,14 79,6 86,1 95,0">
          <text:p/>
        </draw:polygon>
        <draw:polygon draw:style-name="gr2" draw:text-style-name="P2" draw:layer="layout" svg:width="0.102cm" svg:height="0.172cm" svg:x="12.007cm" svg:y="4.547cm" svg:viewBox="0 0 103 173" draw:points="31,4 36,11 37,12 51,37 67,59 86,80 96,87 101,94 103,102 102,110 97,117 96,118 86,126 67,147 54,165 47,171 38,173 30,172 24,167 6,148 1,140 0,134 0,20 1,11 7,4 14,0 23,0">
          <text:p/>
        </draw:polygon>
        <draw:polygon draw:style-name="gr2" draw:text-style-name="P2" draw:layer="layout" svg:width="0.062cm" svg:height="0.084cm" svg:x="12.534cm" svg:y="4.608cm" svg:viewBox="0 0 63 85" draw:points="32,4 34,5 46,19 56,26 61,33 63,40 62,49 56,57 56,58 46,66 34,79 26,84 17,85 9,82 3,76 0,67 0,19 2,11 7,4 14,0 24,0">
          <text:p/>
        </draw:polygon>
        <draw:polygon draw:style-name="gr2" draw:text-style-name="P2" draw:layer="layout" svg:width="0.062cm" svg:height="0.084cm" svg:x="12.327cm" svg:y="4.608cm" svg:viewBox="0 0 63 85" draw:points="55,2 61,8 63,17 63,65 62,74 56,80 49,85 40,85 32,80 31,79 17,66 8,58 2,50 0,42 2,34 7,27 8,26 17,19 23,13 31,5 38,1 47,0">
          <text:p/>
        </draw:polygon>
        <draw:polygon draw:style-name="gr2" draw:text-style-name="P2" draw:layer="layout" svg:width="0.093cm" svg:height="0.145cm" svg:x="10.621cm" svg:y="4.546cm" svg:viewBox="0 0 94 146" draw:points="80,0 88,4 93,12 94,19 94,110 92,119 89,124 74,140 65,145 56,146 49,142 44,138 36,128 17,109 8,101 2,94 0,86 2,77 7,70 8,69 17,61 36,40 53,19 56,13 57,10 63,3 71,0">
          <text:p/>
        </draw:polygon>
        <draw:polygon draw:style-name="gr2" draw:text-style-name="P2" draw:layer="layout" svg:width="0.063cm" svg:height="0.084cm" svg:x="10.34cm" svg:y="4.589cm" svg:viewBox="0 0 64 85" draw:points="33,4 34,5 47,18 56,26 62,33 64,41 62,49 57,56 56,57 47,65 34,79 26,84 17,85 10,82 4,76 1,66 0,64 0,19 3,10 8,4 15,0 24,0">
          <text:p/>
        </draw:polygon>
        <draw:polygon draw:style-name="gr2" draw:text-style-name="P2" draw:layer="layout" svg:width="0.063cm" svg:height="0.085cm" svg:x="10.135cm" svg:y="4.588cm" svg:viewBox="0 0 64 86" draw:points="55,3 61,9 63,18 64,20 64,65 62,73 56,82 48,86 39,86 32,82 17,66 8,58 2,51 0,43 2,35 7,28 8,27 17,19 19,18 31,6 37,1 46,0">
          <text:p/>
        </draw:polygon>
        <draw:polygon draw:style-name="gr2" draw:text-style-name="P2" draw:layer="layout" svg:width="0.119cm" svg:height="1.043cm" svg:x="9.207cm" svg:y="3.512cm" svg:viewBox="0 0 120 1044" draw:points="32,4 37,11 37,12 41,22 54,43 68,63 86,80 106,95 109,96 116,102 120,110 120,113 120,921 118,930 113,937 110,938 90,953 73,970 57,989 45,1011 37,1031 33,1039 26,1043 17,1044 8,1040 2,1034 0,1025 0,19 2,11 7,4 15,0 24,0">
          <text:p/>
        </draw:polygon>
        <draw:polygon draw:style-name="gr2" draw:text-style-name="P2" draw:layer="layout" svg:width="0.698cm" svg:height="0.949cm" svg:x="12.534cm" svg:y="3.577cm" svg:viewBox="0 0 699 950" draw:points="651,3 655,6 666,16 686,31 688,32 695,37 699,44 699,49 699,109 698,115 696,122 696,123 696,124 696,132 696,857 694,866 689,873 686,874 666,889 656,899 648,903 639,904 632,901 629,898 614,882 595,867 575,857 553,850 544,848 530,847 519,847 507,848 485,852 464,861 445,874 428,890 413,909 402,928 399,938 394,945 387,950 378,950 370,948 365,941 362,933 362,929 364,902 362,874 356,846 347,820 339,805 333,795 331,791 317,772 298,752 276,735 254,723 247,717 244,709 244,705 244,683 244,681 244,677 244,674 243,672 243,671 243,666 243,663 242,662 239,655 239,654 237,647 237,646 236,645 233,639 233,638 232,638 229,632 228,632 228,631 222,625 157,558 154,556 154,555 154,554 150,551 149,550 146,548 141,544 140,543 133,539 132,539 128,537 125,536 124,536 123,535 116,534 115,534 107,530 102,524 89,499 73,476 54,456 32,439 10,427 3,421 0,413 0,409 0,232 2,223 7,216 14,213 23,213 31,216 45,232 67,250 78,256 91,262 117,272 145,278 146,279 172,280 199,278 226,272 252,262 276,250 298,232 317,212 333,188 335,186 346,167 351,160 359,157 363,156 466,156 469,157 471,157 475,156 477,156 480,156 481,156 487,155 488,155 489,154 496,152 497,152 504,150 505,149 511,144 517,140 518,140 520,139 524,134 525,133 571,86 573,84 574,83 577,79 578,78 580,76 581,75 585,69 586,68 590,61 590,60 593,53 593,52 593,51 594,44 594,43 599,36 603,32 604,31 621,15 627,8 635,3 642,0">
          <text:p/>
        </draw:polygon>
        <draw:polygon draw:style-name="gr2" draw:text-style-name="P2" draw:layer="layout" svg:width="0.324cm" svg:height="0.274cm" svg:x="11.822cm" svg:y="4.135cm" svg:viewBox="0 0 325 275" draw:points="235,2 240,5 320,87 324,95 325,101 325,147 324,156 318,163 315,165 293,177 271,193 252,214 249,218 235,237 221,261 221,262 216,269 209,274 200,275 192,272 187,265 184,257 184,256 184,250 183,249 183,248 181,241 181,240 178,233 177,232 177,231 173,225 169,218 168,217 168,217 163,211 83,128 81,126 80,124 78,122 76,121 76,120 74,119 73,118 68,113 66,113 66,112 59,110 56,109 53,106 52,106 51,106 44,104 43,104 41,104 34,100 30,95 25,86 10,68 7,66 2,59 0,50 3,41 7,37 10,34 25,16 28,10 29,9 34,3 42,0 227,0">
          <text:p/>
        </draw:polygon>
        <draw:polygon draw:style-name="gr2" draw:text-style-name="P2" draw:layer="layout" svg:width="0.317cm" svg:height="0.485cm" svg:x="10.584cm" svg:y="3.884cm" svg:viewBox="0 0 318 486" draw:points="281,2 288,7 290,9 294,16 309,34 311,37 316,42 318,52 315,60 311,66 309,68 294,86 288,95 282,101 279,103 277,104 276,104 269,106 268,107 261,109 260,110 259,110 254,113 253,113 247,117 246,118 245,119 240,124 156,210 154,212 153,213 149,217 148,218 146,220 146,221 143,227 142,227 141,228 138,235 138,236 134,243 134,244 133,252 132,252 130,259 130,467 128,475 123,481 116,486 107,486 100,481 95,476 90,468 88,465 74,445 55,425 33,407 11,396 4,389 1,381 0,377 0,193 3,185 6,180 176,5 184,1 190,0 274,0">
          <text:p/>
        </draw:polygon>
        <draw:polygon draw:style-name="gr2" draw:text-style-name="P2" draw:layer="layout" svg:width="1.004cm" svg:height="2.478cm" svg:x="10.426cm" svg:y="1.759cm" svg:viewBox="0 0 1005 2479" draw:points="954,2 960,6 999,46 999,47 1000,48 1000,49 1004,54 1005,63 1002,71 997,78 996,79 989,83 974,98 968,102 959,103 951,100 948,97 944,92 930,81 925,76 904,63 882,55 858,50 834,49 810,52 788,59 765,69 745,83 728,101 713,120 702,142 694,166 692,180 691,190 691,346 692,365 698,390 707,411 718,429 720,433 728,443 736,451 754,467 757,469 764,475 767,482 767,859 767,861 767,866 767,867 768,870 768,871 769,878 769,879 769,881 772,887 772,888 773,895 773,896 774,897 779,903 780,904 783,910 784,911 785,912 790,916 859,987 862,994 863,1000 863,2427 862,2435 859,2441 827,2473 819,2477 814,2479 712,2479 704,2477 697,2471 696,2469 692,2462 677,2445 674,2443 669,2436 667,2427 670,2418 674,2413 677,2410 692,2392 704,2372 711,2352 712,2350 718,2326 720,2302 718,2278 712,2255 712,2254 704,2232 692,2212 677,2194 676,2193 674,2192 669,2185 667,2176 670,2167 674,2162 677,2159 692,2142 704,2121 705,2118 712,2099 718,2076 720,2051 718,2027 712,2005 709,1995 704,1982 692,1962 692,1961 677,1943 674,1941 669,1935 667,1926 670,1917 674,1912 677,1909 692,1891 704,1870 704,1869 712,1849 718,1827 718,1825 720,1800 718,1777 714,1762 712,1754 704,1731 694,1715 692,1710 677,1692 674,1690 669,1683 667,1674 670,1665 674,1660 677,1658 692,1640 704,1619 712,1597 718,1573 720,1549 718,1525 712,1502 704,1480 692,1459 677,1441 674,1439 669,1432 667,1424 670,1415 674,1410 677,1407 692,1389 704,1368 705,1367 712,1347 718,1323 720,1298 718,1275 712,1252 704,1230 704,1229 692,1208 690,1206 685,1199 685,1190 688,1182 694,1177 704,1171 722,1154 737,1135 749,1114 750,1113 754,1098 757,1091 762,1066 763,1043 760,1018 753,993 750,986 743,972 729,951 713,933 694,918 686,914 672,908 650,900 637,897 626,895 522,895 504,897 481,903 459,913 438,925 420,942 414,946 405,947 396,943 394,941 390,937 385,929 384,923 384,525 385,522 385,516 384,514 384,510 383,503 383,502 383,501 381,494 380,493 380,491 378,486 378,485 377,484 376,482 373,478 369,472 369,471 368,471 363,465 273,372 271,369 270,369 269,368 266,365 265,364 264,364 259,357 258,355 258,354 252,337 239,313 222,290 203,269 181,253 157,240 131,230 104,224 78,222 50,224 33,228 24,228 16,224 11,216 9,208 10,201 18,180 24,152 26,123 24,96 18,68 17,66 15,59 9,41 2,29 0,21 1,13 7,5 14,1 19,0 946,0">
          <text:p/>
        </draw:polygon>
        <draw:polygon draw:style-name="gr2" draw:text-style-name="P2" draw:layer="layout" svg:width="0.567cm" svg:height="0.371cm" svg:x="11.822cm" svg:y="3.759cm" svg:viewBox="0 0 568 372" draw:points="231,3 235,8 251,30 270,49 293,66 303,72 317,79 343,89 369,95 371,96 396,97 424,95 451,89 477,79 501,66 523,49 525,47 536,36 543,31 551,30 559,33 566,39 568,47 568,227 567,236 561,243 558,245 536,256 514,273 495,294 479,317 465,341 459,359 454,367 447,371 438,372 431,369 428,366 320,255 318,253 317,251 314,249 312,248 312,247 309,246 309,245 304,240 296,236 292,235 289,232 288,232 287,232 280,230 280,230 272,229 271,228 270,228 262,229 45,229 36,227 30,221 29,219 25,212 10,194 9,193 7,192 2,185 0,177 3,168 7,163 10,160 25,142 29,135 34,129 42,126 55,126 57,126 59,126 63,126 69,126 69,125 77,124 78,124 78,124 85,122 85,121 92,119 93,119 94,118 100,113 106,110 107,109 207,6 214,1 222,0">
          <text:p/>
        </draw:polygon>
        <draw:polygon draw:style-name="gr2" draw:text-style-name="P2" draw:layer="layout" svg:width="0.235cm" svg:height="0.237cm" svg:x="10.331cm" svg:y="3.79cm" svg:viewBox="0 0 236 238" draw:points="32,3 34,5 46,19 68,36 78,41 92,48 118,58 145,64 146,65 173,66 200,64 213,62 222,62 230,65 235,72 236,81 235,90 232,95 136,193 133,195 132,196 129,200 128,201 127,201 126,204 125,204 121,209 121,210 117,218 113,226 109,233 101,237 93,238 85,235 82,232 64,214 42,196 18,183 13,182 6,177 1,169 0,163 0,19 3,10 8,3 15,0 24,0">
          <text:p/>
        </draw:polygon>
        <draw:polygon draw:style-name="gr2" draw:text-style-name="P2" draw:layer="layout" svg:width="0.156cm" svg:height="0.104cm" svg:x="10.744cm" svg:y="3.633cm" svg:viewBox="0 0 157 105" draw:points="121,3 127,8 129,10 133,17 148,35 150,37 155,43 157,53 154,62 150,68 148,70 133,88 129,95 123,102 115,104 113,105 18,105 11,103 4,97 0,89 0,80 4,73 5,70 66,6 74,2 79,0 113,0">
          <text:p/>
        </draw:polygon>
        <draw:polygon draw:style-name="gr2" draw:text-style-name="P2" draw:layer="layout" svg:width="0.103cm" svg:height="0.091cm" svg:x="11.822cm" svg:y="3.633cm" svg:viewBox="0 0 104 92" draw:points="95,3 101,8 104,16 104,26 101,34 100,35 75,61 51,86 43,90 34,92 26,89 21,85 10,70 7,68 2,61 0,52 3,43 7,38 10,36 25,17 27,12 29,10 34,4 43,0 86,0">
          <text:p/>
        </draw:polygon>
        <draw:polygon draw:style-name="gr2" draw:text-style-name="P2" draw:layer="layout" svg:width="0.722cm" svg:height="1.141cm" svg:x="9.467cm" svg:y="2.443cm" svg:viewBox="0 0 723 1142" draw:points="64,3 67,6 82,23 93,31 99,37 101,44 101,46 101,47 101,49 103,56 104,56 106,63 107,64 107,65 111,71 115,78 116,79 167,130 168,132 170,135 171,136 174,138 175,138 180,143 181,144 182,145 195,151 197,152 204,153 205,154 212,155 361,155 369,157 375,163 377,165 390,188 406,210 425,231 446,247 447,248 451,250 471,261 493,269 497,271 524,276 526,276 551,279 578,276 605,271 631,261 655,248 677,231 683,225 690,217 697,212 705,211 713,214 719,220 723,229 723,378 720,387 715,394 712,396 690,407 668,425 649,445 633,468 619,493 615,498 609,502 603,504 596,507 595,507 594,507 588,512 581,516 580,518 575,523 505,595 503,597 502,598 499,602 498,603 495,605 495,606 490,612 490,613 489,613 486,620 486,621 482,626 482,627 482,628 481,636 480,643 480,645 479,646 480,648 480,674 477,683 472,690 469,692 447,703 425,720 406,741 402,746 390,764 376,788 367,815 361,842 359,870 361,899 367,927 376,953 390,979 406,1000 425,1021 435,1028 440,1035 442,1043 440,1052 436,1059 435,1060 425,1067 406,1087 390,1109 377,1133 371,1138 365,1142 310,1142 302,1140 295,1134 291,1127 291,1119 293,1114 294,1111 302,1088 306,1065 306,979 304,961 299,938 289,916 288,913 277,897 260,880 242,865 222,855 200,848 191,846 178,845 167,845 155,846 133,851 111,860 92,872 74,888 68,895 61,901 54,902 45,900 40,897 30,886 10,872 9,872 3,867 0,858 0,855 0,46 2,38 7,32 10,30 30,15 40,5 48,1 56,0">
          <text:p/>
        </draw:polygon>
        <draw:polygon draw:style-name="gr2" draw:text-style-name="P2" draw:layer="layout" svg:width="0.698cm" svg:height="1.142cm" svg:x="12.534cm" svg:y="2.442cm" svg:viewBox="0 0 699 1143" draw:points="661,3 666,6 677,16 691,26 697,33 699,40 699,854 698,863 692,870 688,872 686,873 666,887 656,898 648,902 639,903 632,900 629,897 614,881 595,866 575,856 553,849 544,847 530,846 519,846 507,847 485,852 464,861 445,873 428,889 413,907 404,924 402,927 394,950 391,974 391,1060 392,1070 392,1078 397,1101 404,1116 406,1125 404,1133 398,1139 391,1143 363,1143 353,1141 347,1135 346,1133 333,1110 317,1088 298,1068 288,1060 282,1054 280,1046 282,1037 287,1030 288,1029 298,1022 317,1001 333,980 347,954 356,927 362,900 364,871 362,843 356,816 347,789 339,775 333,765 317,742 298,721 276,704 254,693 247,687 244,679 244,675 244,657 244,655 244,651 244,649 243,646 243,644 243,638 243,637 242,636 239,629 239,628 239,627 237,621 237,621 236,620 233,614 229,607 228,606 228,605 227,605 222,600 151,528 150,526 149,525 149,524 148,524 145,520 144,520 142,518 136,513 134,512 128,509 127,508 125,507 122,505 119,504 116,504 108,500 102,494 102,493 89,469 73,446 54,426 32,408 10,397 3,391 0,383 0,379 0,228 2,219 7,212 14,209 23,209 31,212 33,214 49,232 70,248 71,249 75,251 95,262 117,270 122,272 148,277 150,277 176,280 203,277 230,272 256,262 280,249 302,232 321,211 338,189 340,184 349,166 355,160 363,156 475,156 478,157 481,156 483,156 486,156 487,156 494,155 495,155 496,155 503,152 504,152 509,149 511,149 512,149 517,145 518,144 524,140 525,140 526,139 530,134 531,134 582,81 584,79 588,75 590,73 592,70 596,65 597,64 597,63 600,56 603,49 604,48 604,47 605,45 609,37 614,32 616,31 633,15 638,8 645,3 654,0">
          <text:p/>
        </draw:polygon>
        <draw:polygon draw:style-name="gr2" draw:text-style-name="P2" draw:layer="layout" svg:width="0.289cm" svg:height="0.171cm" svg:x="10.611cm" svg:y="3.387cm" svg:viewBox="0 0 290 172" draw:points="257,2 263,8 264,10 266,12 281,31 283,33 288,38 290,47 287,56 283,62 281,64 266,82 262,89 256,96 248,98 246,99 183,99 180,98 173,98 172,99 168,99 162,100 160,100 153,103 152,103 145,105 144,106 143,106 137,110 136,110 130,113 129,114 128,115 124,120 80,166 74,171 65,172 57,169 52,164 36,142 17,122 8,114 2,108 0,100 2,91 7,84 8,83 17,76 36,55 54,34 56,28 65,10 71,4 78,0 248,0">
          <text:p/>
        </draw:polygon>
        <draw:polygon draw:style-name="gr2" draw:text-style-name="P2" draw:layer="layout" svg:width="0.063cm" svg:height="0.085cm" svg:x="10.331cm" svg:y="3.443cm" svg:viewBox="0 0 64 86" draw:points="32,5 34,6 47,20 56,27 62,34 64,41 62,51 57,58 56,59 47,67 34,80 26,85 17,86 10,83 3,77 1,68 0,66 0,20 3,12 8,5 15,0 24,0">
          <text:p/>
        </draw:polygon>
        <draw:polygon draw:style-name="gr2" draw:text-style-name="P2" draw:layer="layout" svg:width="0.062cm" svg:height="0.085cm" svg:x="12.534cm" svg:y="3.443cm" svg:viewBox="0 0 63 86" draw:points="32,5 34,6 46,20 56,27 61,34 63,41 62,51 56,58 56,59 46,67 34,80 26,85 17,86 9,83 3,77 0,68 0,20 2,12 7,5 14,0 24,0">
          <text:p/>
        </draw:polygon>
        <draw:polygon draw:style-name="gr2" draw:text-style-name="P2" draw:layer="layout" svg:width="0.063cm" svg:height="0.085cm" svg:x="10.125cm" svg:y="3.443cm" svg:viewBox="0 0 64 86" draw:points="54,3 59,9 64,18 64,66 61,75 56,81 48,86 39,86 32,81 31,80 17,67 8,59 2,52 0,43 2,35 7,28 8,27 17,20 23,14 31,6 37,2 46,0">
          <text:p/>
        </draw:polygon>
        <draw:polygon draw:style-name="gr2" draw:text-style-name="P2" draw:layer="layout" svg:width="0.062cm" svg:height="0.085cm" svg:x="12.327cm" svg:y="3.443cm" svg:viewBox="0 0 63 86" draw:points="55,3 61,9 63,18 63,66 62,75 56,81 49,86 40,86 32,81 31,80 17,67 8,59 2,52 0,43 2,35 7,28 8,27 17,20 23,14 31,6 38,2 47,0">
          <text:p/>
        </draw:polygon>
        <draw:polygon draw:style-name="gr2" draw:text-style-name="P2" draw:layer="layout" svg:width="0.055cm" svg:height="0.068cm" svg:x="12.055cm" svg:y="3.452cm" svg:viewBox="0 0 56 69" draw:points="32,4 33,5 38,11 48,18 54,25 56,33 55,41 49,49 48,50 38,58 33,63 26,68 16,69 9,66 3,60 0,51 0,19 2,11 7,4 14,0 23,0">
          <text:p/>
        </draw:polygon>
        <draw:polygon draw:style-name="gr2" draw:text-style-name="P2" draw:layer="layout" svg:width="0.088cm" svg:height="0.104cm" svg:x="11.822cm" svg:y="3.382cm" svg:viewBox="0 0 89 105" draw:points="66,1 69,1 78,2 84,7 89,15 89,21 89,84 88,92 82,100 75,104 71,105 45,105 36,103 30,96 29,94 25,87 10,69 7,67 2,60 0,51 3,42 7,37 10,36 25,17 27,13 29,10 34,4 42,0 63,0">
          <text:p/>
        </draw:polygon>
        <draw:polygon draw:style-name="gr2" draw:text-style-name="P2" draw:layer="layout" svg:width="0.115cm" svg:height="1.033cm" svg:x="9.207cm" svg:y="2.378cm" svg:viewBox="0 0 116 1034" draw:points="31,4 36,11 36,12 40,22 53,43 56,47 67,63 85,80 106,95 107,95 113,101 116,109 116,921 115,930 109,937 107,938 106,938 85,952 67,970 53,989 40,1011 36,1021 32,1028 25,1033 16,1034 8,1030 2,1024 0,1015 0,19 2,11 7,4 14,0 23,0">
          <text:p/>
        </draw:polygon>
        <draw:polygon draw:style-name="gr2" draw:text-style-name="P2" draw:layer="layout" svg:width="0.57cm" svg:height="0.584cm" svg:x="10.331cm" svg:y="2.655cm" svg:viewBox="0 0 571 585" draw:points="32,4 34,5 46,19 68,36 90,48 97,54 100,62 101,66 101,163 100,166 100,168 101,172 101,177 101,178 101,184 101,185 101,186 103,194 104,194 106,201 107,202 107,203 112,209 112,210 116,216 117,217 123,223 345,452 347,454 350,458 352,460 354,462 355,462 361,467 362,467 363,468 369,471 369,471 375,475 376,475 378,475 383,475 384,476 385,476 392,478 392,478 393,478 401,478 526,478 534,480 541,485 543,487 547,494 562,512 564,515 569,521 571,530 568,539 564,545 562,547 547,564 540,575 533,582 526,585 363,585 355,583 348,578 347,574 335,552 318,530 299,509 277,492 253,479 227,470 200,464 173,462 146,464 128,467 120,467 112,464 105,457 103,448 104,441 114,419 120,392 122,363 120,335 114,307 109,295 103,281 91,256 74,234 55,214 33,196 11,184 5,179 1,171 0,167 0,19 3,10 8,4 15,0 24,0">
          <text:p/>
        </draw:polygon>
        <draw:polygon draw:style-name="gr2" draw:text-style-name="P2" draw:layer="layout" svg:width="0.137cm" svg:height="0.151cm" svg:x="11.822cm" svg:y="3.075cm" svg:viewBox="0 0 138 152" draw:points="128,4 134,10 138,18 138,51 135,60 132,66 54,146 47,151 38,152 31,149 25,145 10,126 7,124 2,117 0,109 3,100 7,95 10,92 25,74 31,65 36,59 42,55 43,55 49,53 50,52 56,50 57,50 58,49 64,45 65,45 71,41 73,40 78,35 105,6 112,1 121,0">
          <text:p/>
        </draw:polygon>
        <draw:polygon draw:style-name="gr2" draw:text-style-name="P2" draw:layer="layout" svg:width="0.286cm" svg:height="0.481cm" svg:x="12.103cm" svg:y="2.659cm" svg:viewBox="0 0 287 482" draw:points="278,2 284,9 287,17 287,163 286,172 280,179 277,181 255,192 233,210 213,230 197,253 184,277 174,303 168,331 167,359 168,388 174,415 180,430 182,435 182,437 184,446 181,454 175,461 167,464 161,463 143,460 115,458 88,460 61,466 35,475 28,479 20,482 11,480 5,475 0,468 0,463 0,55 1,47 7,40 14,37 23,37 28,38 39,45 61,53 65,55 92,60 94,60 120,63 146,60 173,55 199,45 223,32 245,15 250,10 255,5 261,0 270,0">
          <text:p/>
        </draw:polygon>
        <draw:polygon draw:style-name="gr2" draw:text-style-name="P2" draw:layer="layout" svg:width="0.308cm" svg:height="0.323cm" svg:x="10.574cm" svg:y="2.662cm" svg:viewBox="0 0 309 324" draw:points="83,3 89,9 92,18 93,20 93,53 92,56 92,61 93,63 93,68 94,75 94,76 94,78 96,84 97,85 99,92 99,93 100,94 103,100 103,101 108,107 108,108 109,109 114,113 193,194 195,196 196,197 200,200 201,202 204,204 209,209 210,209 211,210 217,213 218,213 224,217 225,217 226,217 234,219 240,221 241,221 244,221 252,225 256,230 265,244 282,261 302,277 306,282 309,290 308,299 304,305 303,307 300,314 293,321 285,323 283,324 195,324 186,322 181,318 6,138 2,130 0,124 0,59 2,50 8,43 11,41 33,30 55,12 56,9 60,6 67,1 76,0">
          <text:p/>
        </draw:polygon>
        <draw:polygon draw:style-name="gr2" draw:text-style-name="P2" draw:layer="layout" svg:width="0.714cm" svg:height="0.927cm" svg:x="11.581cm" svg:y="1.759cm" svg:viewBox="0 0 715 928" draw:points="705,2 711,8 715,16 715,25 713,29 711,32 706,41 697,68 691,96 689,123 691,152 697,180 705,200 705,209 704,217 697,224 689,227 683,226 675,225 668,224 641,222 614,224 587,230 561,240 537,253 515,269 496,290 492,295 480,313 468,334 461,341 454,344 453,345 447,345 442,345 442,346 435,346 434,346 433,347 426,349 418,351 417,352 417,353 412,357 411,357 405,361 404,362 403,362 398,367 398,368 289,480 286,482 282,486 281,488 279,490 279,491 275,497 274,498 273,498 270,505 270,506 267,513 266,513 266,515 265,521 264,522 262,529 262,909 260,916 256,923 248,928 239,928 234,925 226,920 220,913 217,906 217,356 217,354 217,350 217,348 216,346 216,344 216,337 215,336 215,335 213,329 213,328 211,321 210,320 210,319 206,313 206,312 202,306 201,305 200,304 195,300 122,224 121,222 120,221 120,220 116,217 115,216 114,216 112,214 106,209 105,209 104,208 99,205 98,204 91,201 88,200 82,197 77,190 75,183 74,178 68,154 64,144 58,131 53,121 46,110 34,97 31,92 17,81 11,76 10,75 4,69 0,61 1,52 6,44 9,40 15,34 17,33 19,31 20,30 23,26 25,25 43,6 50,1 56,0 696,0">
          <text:p/>
        </draw:polygon>
        <draw:polygon draw:style-name="gr2" draw:text-style-name="P2" draw:layer="layout" svg:width="0.125cm" svg:height="0.257cm" svg:x="11.988cm" svg:y="2.277cm" svg:viewBox="0 0 126 258" draw:points="68,3 73,8 74,9 90,31 109,51 119,58 124,65 126,73 124,82 120,89 119,90 109,98 90,118 74,141 60,166 51,191 45,219 44,235 42,243 38,248 34,253 26,257 16,258 9,255 3,250 0,241 0,59 2,50 5,44 22,29 44,6 52,1 60,0">
          <text:p/>
        </draw:polygon>
        <draw:polygon draw:style-name="gr2" draw:text-style-name="P2" draw:layer="layout" svg:width="0.627cm" svg:height="0.691cm" svg:x="9.467cm" svg:y="1.759cm" svg:viewBox="0 0 628 692" draw:points="617,2 624,8 628,16 628,25 626,29 621,38 615,45 607,48 606,49 600,49 598,49 595,50 588,50 587,50 586,51 579,53 571,55 571,56 565,61 564,61 558,65 557,66 556,66 551,72 505,119 503,121 502,122 499,126 498,127 495,130 490,135 486,144 482,151 482,152 482,153 481,161 480,168 480,169 479,170 480,178 480,223 477,232 472,239 469,241 447,253 425,269 405,290 401,296 389,314 375,338 366,365 360,393 358,420 360,449 366,475 375,502 389,528 405,549 425,570 435,577 440,584 442,592 440,601 436,608 435,609 425,617 405,636 389,659 376,682 370,688 364,692 309,692 301,690 294,684 290,677 290,668 292,662 293,660 301,637 305,615 305,528 303,510 298,487 288,466 287,464 276,447 259,430 241,416 221,405 199,399 190,397 177,396 166,396 154,397 132,402 110,410 91,422 74,438 68,445 61,450 54,453 45,450 40,447 30,437 10,422 9,422 3,416 0,408 0,405 0,167 2,158 5,152 147,6 155,1 161,0 609,0">
          <text:p/>
        </draw:polygon>
        <draw:polygon draw:style-name="gr2" draw:text-style-name="P2" draw:layer="layout" svg:width="0.604cm" svg:height="0.691cm" svg:x="12.627cm" svg:y="1.759cm" svg:viewBox="0 0 605 692" draw:points="428,2 433,6 600,178 604,185 605,192 605,410 604,419 598,426 597,427 583,437 572,447 566,452 557,452 549,449 546,446 531,430 512,416 492,405 470,399 461,397 447,396 437,396 424,397 401,402 380,410 361,422 344,438 329,456 319,475 318,476 310,499 307,522 307,609 307,620 308,626 314,649 321,664 323,673 321,681 315,688 307,692 271,692 263,690 257,684 255,682 243,659 235,649 226,636 207,617 197,609 191,602 190,594 191,585 196,578 197,577 207,570 226,549 243,528 256,502 265,475 271,449 273,420 271,393 265,365 264,363 263,360 256,338 243,314 226,290 207,269 185,253 163,241 157,235 153,227 153,201 152,199 152,197 152,190 151,189 151,188 149,182 148,181 148,180 146,174 146,173 146,172 142,166 138,159 131,152 56,76 56,74 55,73 55,72 54,72 51,69 50,68 49,68 47,66 41,61 40,60 39,60 34,56 33,56 30,55 27,53 25,53 24,52 22,52 14,48 9,41 2,29 0,21 2,13 6,5 13,1 19,0 418,0">
          <text:p/>
        </draw:polygon>
        <draw:polygon draw:style-name="gr2" draw:text-style-name="P2" draw:layer="layout" svg:width="0.066cm" svg:height="0.092cm" svg:x="12.534cm" svg:y="2.306cm" svg:viewBox="0 0 67 93" draw:points="32,4 50,23 59,30 65,37 67,44 65,53 60,60 59,61 50,69 34,87 26,92 17,93 10,90 3,83 0,75 0,19 2,10 7,4 15,0 24,0">
          <text:p/>
        </draw:polygon>
        <draw:polygon draw:style-name="gr2" draw:text-style-name="P2" draw:layer="layout" svg:width="0.063cm" svg:height="0.084cm" svg:x="10.331cm" svg:y="2.31cm" svg:viewBox="0 0 64 85" draw:points="32,4 34,6 47,20 56,27 62,34 64,41 62,50 57,57 56,58 47,66 34,79 26,84 17,85 10,82 3,76 1,67 0,65 0,20 3,12 8,4 15,0 24,0">
          <text:p/>
        </draw:polygon>
        <draw:polygon draw:style-name="gr2" draw:text-style-name="P2" draw:layer="layout" svg:width="0.063cm" svg:height="0.083cm" svg:x="10.125cm" svg:y="2.31cm" svg:viewBox="0 0 64 84" draw:points="54,2 59,8 64,17 64,64 61,73 56,80 48,84 39,84 32,80 31,78 17,65 8,57 2,50 0,42 2,34 7,27 8,26 17,19 23,12 31,5 37,0 46,0">
          <text:p/>
        </draw:polygon>
        <draw:polygon draw:style-name="gr2" draw:text-style-name="P2" draw:layer="layout" svg:width="0.058cm" svg:height="0.077cm" svg:x="12.331cm" svg:y="2.313cm" svg:viewBox="0 0 59 78" draw:points="51,3 57,9 59,18 59,58 58,67 53,74 45,78 36,78 29,74 28,72 18,63 9,54 2,47 0,39 2,31 8,24 9,23 18,16 22,12 28,6 34,1 43,0">
          <text:p/>
        </draw:polygon>
        <draw:polygon draw:style-name="gr2" draw:text-style-name="P2" draw:layer="layout" svg:width="0.055cm" svg:height="0.067cm" svg:x="10.611cm" svg:y="2.318cm" svg:viewBox="0 0 56 68" draw:points="46,2 53,8 56,17 56,19 56,49 55,58 48,65 40,68 32,68 24,65 23,63 17,58 8,50 2,43 0,35 2,26 7,19 8,18 10,17 17,11 23,5 30,0 38,0">
          <text:p/>
        </draw:polygon>
        <draw:polygon draw:style-name="gr2" draw:text-style-name="P2" draw:layer="layout" svg:width="0.352cm" svg:height="0.689cm" svg:x="9.207cm" svg:y="1.587cm" svg:viewBox="0 0 353 690" draw:points="343,2 349,8 353,16 353,25 349,33 345,37 339,40 338,40 337,41 332,47 141,243 139,245 138,246 135,250 133,251 132,253 131,254 126,259 126,260 125,260 123,267 123,268 119,274 119,275 119,276 117,284 115,291 115,578 114,587 108,594 106,595 105,595 85,610 67,626 53,646 40,668 36,678 32,685 25,690 16,690 8,687 2,681 0,672 0,20 2,11 7,4 14,1 19,0 334,0">
          <text:p/>
        </draw:polygon>
        <draw:line draw:style-name="gr3" draw:text-style-name="P1" draw:layer="layout" svg:x1="9.973cm" svg:y1="7.984cm" svg:x2="10.02cm" svg:y2="7.984cm">
          <text:p/>
        </draw:line>
        <draw:line draw:style-name="gr3" draw:text-style-name="P1" draw:layer="layout" svg:x1="9.973cm" svg:y1="7.984cm" svg:x2="10.021cm" svg:y2="7.934cm">
          <text:p/>
        </draw:line>
        <draw:line draw:style-name="gr3" draw:text-style-name="P1" draw:layer="layout" svg:x1="10.02cm" svg:y1="7.934cm" svg:x2="10.02cm" svg:y2="7.983cm">
          <text:p/>
        </draw:line>
        <draw:line draw:style-name="gr3" draw:text-style-name="P1" draw:layer="layout" svg:x1="10.02cm" svg:y1="7.885cm" svg:x2="10.02cm" svg:y2="7.934cm">
          <text:p/>
        </draw:line>
        <draw:line draw:style-name="gr3" draw:text-style-name="P1" draw:layer="layout" svg:x1="9.934cm" svg:y1="7.985cm" svg:x2="10.021cm" svg:y2="7.895cm">
          <text:p/>
        </draw:line>
        <draw:line draw:style-name="gr3" draw:text-style-name="P1" draw:layer="layout" svg:x1="10.164cm" svg:y1="5.089cm" svg:x2="10.26cm" svg:y2="5.089cm">
          <text:p/>
        </draw:line>
        <draw:line draw:style-name="gr3" draw:text-style-name="P1" draw:layer="layout" svg:x1="10.164cm" svg:y1="5.089cm" svg:x2="9.47cm" svg:y2="5.089cm">
          <text:p/>
        </draw:line>
        <draw:line draw:style-name="gr3" draw:text-style-name="P1" draw:layer="layout" svg:x1="9.471cm" svg:y1="5.089cm" svg:x2="9.303cm" svg:y2="5.263cm">
          <text:p/>
        </draw:line>
        <draw:line draw:style-name="gr3" draw:text-style-name="P1" draw:layer="layout" svg:x1="10.404cm" svg:y1="5.089cm" svg:x2="10.356cm" svg:y2="5.089cm">
          <text:p/>
        </draw:line>
        <draw:line draw:style-name="gr3" draw:text-style-name="P1" draw:layer="layout" svg:x1="10.403cm" svg:y1="5.089cm" svg:x2="10.365cm" svg:y2="5.089cm">
          <text:p/>
        </draw:line>
        <draw:line draw:style-name="gr3" draw:text-style-name="P1" draw:layer="layout" svg:x1="10.26cm" svg:y1="5.089cm" svg:x2="10.356cm" svg:y2="5.089cm">
          <text:p/>
        </draw:line>
        <draw:line draw:style-name="gr3" draw:text-style-name="P1" draw:layer="layout" svg:x1="10.47cm" svg:y1="5.73cm" svg:x2="10.307cm" svg:y2="5.73cm">
          <text:p/>
        </draw:line>
        <draw:line draw:style-name="gr3" draw:text-style-name="P1" draw:layer="layout" svg:x1="9.303cm" svg:y1="7.323cm" svg:x2="9.303cm" svg:y2="7.392cm">
          <text:p/>
        </draw:line>
        <draw:line draw:style-name="gr3" draw:text-style-name="P1" draw:layer="layout" svg:x1="9.303cm" svg:y1="7.462cm" svg:x2="9.37cm" svg:y2="7.392cm">
          <text:p/>
        </draw:line>
        <draw:line draw:style-name="gr3" draw:text-style-name="P1" draw:layer="layout" svg:x1="9.303cm" svg:y1="7.323cm" svg:x2="9.37cm" svg:y2="7.393cm">
          <text:p/>
        </draw:line>
        <draw:line draw:style-name="gr3" draw:text-style-name="P1" draw:layer="layout" svg:x1="9.369cm" svg:y1="7.392cm" svg:x2="9.47cm" svg:y2="7.392cm">
          <text:p/>
        </draw:line>
        <draw:line draw:style-name="gr3" draw:text-style-name="P1" draw:layer="layout" svg:x1="9.303cm" svg:y1="7.392cm" svg:x2="9.303cm" svg:y2="7.491cm">
          <text:p/>
        </draw:line>
        <draw:line draw:style-name="gr3" draw:text-style-name="P1" draw:layer="layout" svg:x1="9.303cm" svg:y1="7.491cm" svg:x2="9.303cm" svg:y2="7.461cm">
          <text:p/>
        </draw:line>
        <draw:line draw:style-name="gr3" draw:text-style-name="P1" draw:layer="layout" svg:x1="9.471cm" svg:y1="7.392cm" svg:x2="9.303cm" svg:y2="7.392cm">
          <text:p/>
        </draw:line>
        <draw:line draw:style-name="gr3" draw:text-style-name="P1" draw:layer="layout" svg:x1="9.303cm" svg:y1="7.49cm" svg:x2="9.303cm" svg:y2="7.835cm">
          <text:p/>
        </draw:line>
        <draw:line draw:style-name="gr3" draw:text-style-name="P1" draw:layer="layout" svg:x1="9.303cm" svg:y1="7.836cm" svg:x2="9.447cm" svg:y2="7.985cm">
          <text:p/>
        </draw:line>
        <draw:line draw:style-name="gr3" draw:text-style-name="P1" draw:layer="layout" svg:x1="9.71cm" svg:y1="7.713cm" svg:x2="9.71cm" svg:y2="7.392cm">
          <text:p/>
        </draw:line>
        <draw:line draw:style-name="gr3" draw:text-style-name="P1" draw:layer="layout" svg:x1="10.02cm" svg:y1="7.895cm" svg:x2="10.02cm" svg:y2="7.885cm">
          <text:p/>
        </draw:line>
        <draw:line draw:style-name="gr3" draw:text-style-name="P1" draw:layer="layout" svg:x1="9.446cm" svg:y1="7.984cm" svg:x2="9.934cm" svg:y2="7.984cm">
          <text:p/>
        </draw:line>
        <draw:line draw:style-name="gr3" draw:text-style-name="P1" draw:layer="layout" svg:x1="9.934cm" svg:y1="7.984cm" svg:x2="9.973cm" svg:y2="7.984cm">
          <text:p/>
        </draw:line>
        <draw:line draw:style-name="gr3" draw:text-style-name="P1" draw:layer="layout" svg:x1="9.637cm" svg:y1="7.787cm" svg:x2="9.711cm" svg:y2="7.712cm">
          <text:p/>
        </draw:line>
        <draw:line draw:style-name="gr3" draw:text-style-name="P1" draw:layer="layout" svg:x1="9.59cm" svg:y1="7.786cm" svg:x2="9.637cm" svg:y2="7.786cm">
          <text:p/>
        </draw:line>
        <draw:line draw:style-name="gr3" draw:text-style-name="P1" draw:layer="layout" svg:x1="9.303cm" svg:y1="5.262cm" svg:x2="9.303cm" svg:y2="7.323cm">
          <text:p/>
        </draw:line>
        <draw:line draw:style-name="gr3" draw:text-style-name="P1" draw:layer="layout" svg:x1="9.642cm" svg:y1="7.001cm" svg:x2="9.711cm" svg:y2="7.072cm">
          <text:p/>
        </draw:line>
        <draw:line draw:style-name="gr3" draw:text-style-name="P1" draw:layer="layout" svg:x1="9.59cm" svg:y1="7.001cm" svg:x2="9.642cm" svg:y2="7.001cm">
          <text:p/>
        </draw:line>
        <draw:line draw:style-name="gr3" draw:text-style-name="P1" draw:layer="layout" svg:x1="9.71cm" svg:y1="7.071cm" svg:x2="9.71cm" svg:y2="7.392cm">
          <text:p/>
        </draw:line>
        <draw:line draw:style-name="gr3" draw:text-style-name="P1" draw:layer="layout" svg:x1="10.547cm" svg:y1="6.421cm" svg:x2="10.547cm" svg:y2="5.809cm">
          <text:p/>
        </draw:line>
        <draw:line draw:style-name="gr3" draw:text-style-name="P1" draw:layer="layout" svg:x1="10.548cm" svg:y1="5.81cm" svg:x2="10.47cm" svg:y2="5.73cm">
          <text:p/>
        </draw:line>
        <draw:line draw:style-name="gr3" draw:text-style-name="P1" draw:layer="layout" svg:x1="9.83cm" svg:y1="5.81cm" svg:x2="9.752cm" svg:y2="5.73cm">
          <text:p/>
        </draw:line>
        <draw:line draw:style-name="gr3" draw:text-style-name="P1" draw:layer="layout" svg:x1="9.828cm" svg:y1="6.421cm" svg:x2="9.828cm" svg:y2="5.809cm">
          <text:p/>
        </draw:line>
        <draw:line draw:style-name="gr3" draw:text-style-name="P1" draw:layer="layout" svg:x1="9.59cm" svg:y1="6.5cm" svg:x2="9.752cm" svg:y2="6.5cm">
          <text:p/>
        </draw:line>
        <draw:line draw:style-name="gr3" draw:text-style-name="P1" draw:layer="layout" svg:x1="9.752cm" svg:y1="5.73cm" svg:x2="9.59cm" svg:y2="5.73cm">
          <text:p/>
        </draw:line>
        <draw:line draw:style-name="gr3" draw:text-style-name="P1" draw:layer="layout" svg:x1="9.752cm" svg:y1="6.501cm" svg:x2="9.83cm" svg:y2="6.421cm">
          <text:p/>
        </draw:line>
        <draw:line draw:style-name="gr3" draw:text-style-name="P1" draw:layer="layout" svg:x1="12.079cm" svg:y1="7.441cm" svg:x2="12.079cm" svg:y2="7.895cm">
          <text:p/>
        </draw:line>
        <draw:line draw:style-name="gr3" draw:text-style-name="P1" draw:layer="layout" svg:x1="12.128cm" svg:y1="7.984cm" svg:x2="12.079cm" svg:y2="7.934cm">
          <text:p/>
        </draw:line>
        <draw:line draw:style-name="gr3" draw:text-style-name="P1" draw:layer="layout" svg:x1="12.079cm" svg:y1="7.984cm" svg:x2="12.127cm" svg:y2="7.984cm">
          <text:p/>
        </draw:line>
        <draw:line draw:style-name="gr3" draw:text-style-name="P1" draw:layer="layout" svg:x1="12.165cm" svg:y1="7.985cm" svg:x2="12.079cm" svg:y2="7.895cm">
          <text:p/>
        </draw:line>
        <draw:line draw:style-name="gr3" draw:text-style-name="P1" draw:layer="layout" svg:x1="12.127cm" svg:y1="7.984cm" svg:x2="12.164cm" svg:y2="7.984cm">
          <text:p/>
        </draw:line>
        <draw:line draw:style-name="gr3" draw:text-style-name="P1" draw:layer="layout" svg:x1="11.448cm" svg:y1="7.985cm" svg:x2="11.361cm" svg:y2="7.895cm">
          <text:p/>
        </draw:line>
        <draw:line draw:style-name="gr3" draw:text-style-name="P1" draw:layer="layout" svg:x1="11.408cm" svg:y1="7.984cm" svg:x2="11.447cm" svg:y2="7.984cm">
          <text:p/>
        </draw:line>
        <draw:line draw:style-name="gr3" draw:text-style-name="P1" draw:layer="layout" svg:x1="11.409cm" svg:y1="7.984cm" svg:x2="11.361cm" svg:y2="7.934cm">
          <text:p/>
        </draw:line>
        <draw:line draw:style-name="gr3" draw:text-style-name="P1" draw:layer="layout" svg:x1="11.361cm" svg:y1="7.984cm" svg:x2="11.408cm" svg:y2="7.984cm">
          <text:p/>
        </draw:line>
        <draw:line draw:style-name="gr3" draw:text-style-name="P1" draw:layer="layout" svg:x1="11.447cm" svg:y1="7.984cm" svg:x2="11.945cm" svg:y2="7.984cm">
          <text:p/>
        </draw:line>
        <draw:line draw:style-name="gr3" draw:text-style-name="P1" draw:layer="layout" svg:x1="12.079cm" svg:y1="7.934cm" svg:x2="12.079cm" svg:y2="7.983cm">
          <text:p/>
        </draw:line>
        <draw:line draw:style-name="gr3" draw:text-style-name="P1" draw:layer="layout" svg:x1="12.031cm" svg:y1="7.984cm" svg:x2="12.08cm" svg:y2="7.934cm">
          <text:p/>
        </draw:line>
        <draw:line draw:style-name="gr3" draw:text-style-name="P1" draw:layer="layout" svg:x1="12.031cm" svg:y1="7.984cm" svg:x2="12.079cm" svg:y2="7.984cm">
          <text:p/>
        </draw:line>
        <draw:line draw:style-name="gr3" draw:text-style-name="P1" draw:layer="layout" svg:x1="11.945cm" svg:y1="7.984cm" svg:x2="12.031cm" svg:y2="7.984cm">
          <text:p/>
        </draw:line>
        <draw:line draw:style-name="gr3" draw:text-style-name="P1" draw:layer="layout" svg:x1="11.945cm" svg:y1="7.984cm" svg:x2="11.993cm" svg:y2="7.984cm">
          <text:p/>
        </draw:line>
        <draw:line draw:style-name="gr3" draw:text-style-name="P1" draw:layer="layout" svg:x1="11.993cm" svg:y1="7.985cm" svg:x2="12.08cm" svg:y2="7.895cm">
          <text:p/>
        </draw:line>
        <draw:line draw:style-name="gr3" draw:text-style-name="P1" draw:layer="layout" svg:x1="12.079cm" svg:y1="7.895cm" svg:x2="12.079cm" svg:y2="7.934cm">
          <text:p/>
        </draw:line>
        <draw:line draw:style-name="gr3" draw:text-style-name="P1" draw:layer="layout" svg:x1="11.275cm" svg:y1="7.985cm" svg:x2="11.362cm" svg:y2="7.895cm">
          <text:p/>
        </draw:line>
        <draw:line draw:style-name="gr3" draw:text-style-name="P1" draw:layer="layout" svg:x1="11.226cm" svg:y1="7.984cm" svg:x2="11.275cm" svg:y2="7.984cm">
          <text:p/>
        </draw:line>
        <draw:line draw:style-name="gr3" draw:text-style-name="P1" draw:layer="layout" svg:x1="11.312cm" svg:y1="7.984cm" svg:x2="11.361cm" svg:y2="7.984cm">
          <text:p/>
        </draw:line>
        <draw:line draw:style-name="gr3" draw:text-style-name="P1" draw:layer="layout" svg:x1="11.361cm" svg:y1="7.934cm" svg:x2="11.361cm" svg:y2="7.983cm">
          <text:p/>
        </draw:line>
        <draw:line draw:style-name="gr3" draw:text-style-name="P1" draw:layer="layout" svg:x1="11.312cm" svg:y1="7.984cm" svg:x2="11.362cm" svg:y2="7.934cm">
          <text:p/>
        </draw:line>
        <draw:line draw:style-name="gr3" draw:text-style-name="P1" draw:layer="layout" svg:x1="11.226cm" svg:y1="7.984cm" svg:x2="11.312cm" svg:y2="7.984cm">
          <text:p/>
        </draw:line>
        <draw:line draw:style-name="gr3" draw:text-style-name="P1" draw:layer="layout" svg:x1="11.361cm" svg:y1="7.895cm" svg:x2="11.361cm" svg:y2="7.934cm">
          <text:p/>
        </draw:line>
        <draw:line draw:style-name="gr3" draw:text-style-name="P1" draw:layer="layout" svg:x1="11.529cm" svg:y1="7.392cm" svg:x2="11.408cm" svg:y2="7.392cm">
          <text:p/>
        </draw:line>
        <draw:line draw:style-name="gr3" draw:text-style-name="P1" draw:layer="layout" svg:x1="11.409cm" svg:y1="7.392cm" svg:x2="11.361cm" svg:y2="7.442cm">
          <text:p/>
        </draw:line>
        <draw:line draw:style-name="gr3" draw:text-style-name="P1" draw:layer="layout" svg:x1="11.361cm" svg:y1="7.441cm" svg:x2="11.361cm" svg:y2="7.895cm">
          <text:p/>
        </draw:line>
        <draw:line draw:style-name="gr3" draw:text-style-name="P1" draw:layer="layout" svg:x1="11.768cm" svg:y1="7.713cm" svg:x2="11.768cm" svg:y2="7.392cm">
          <text:p/>
        </draw:line>
        <draw:line draw:style-name="gr3" draw:text-style-name="P1" draw:layer="layout" svg:x1="11.695cm" svg:y1="7.787cm" svg:x2="11.769cm" svg:y2="7.712cm">
          <text:p/>
        </draw:line>
        <draw:line draw:style-name="gr3" draw:text-style-name="P1" draw:layer="layout" svg:x1="11.648cm" svg:y1="7.786cm" svg:x2="11.695cm" svg:y2="7.786cm">
          <text:p/>
        </draw:line>
        <draw:line draw:style-name="gr3" draw:text-style-name="P1" draw:layer="layout" svg:x1="10.096cm" svg:y1="7.984cm" svg:x2="10.096cm" svg:y2="7.974cm">
          <text:p/>
        </draw:line>
        <draw:line draw:style-name="gr3" draw:text-style-name="P1" draw:layer="layout" svg:x1="10.069cm" svg:y1="7.984cm" svg:x2="10.097cm" svg:y2="7.984cm">
          <text:p/>
        </draw:line>
        <draw:line draw:style-name="gr3" draw:text-style-name="P1" draw:layer="layout" svg:x1="10.098cm" svg:y1="7.975cm" svg:x2="10.02cm" svg:y2="7.895cm">
          <text:p/>
        </draw:line>
        <draw:line draw:style-name="gr3" draw:text-style-name="P1" draw:layer="layout" svg:x1="10.02cm" svg:y1="7.984cm" svg:x2="10.069cm" svg:y2="7.984cm">
          <text:p/>
        </draw:line>
        <draw:line draw:style-name="gr3" draw:text-style-name="P1" draw:layer="layout" svg:x1="10.096cm" svg:y1="7.984cm" svg:x2="10.594cm" svg:y2="7.984cm">
          <text:p/>
        </draw:line>
        <draw:line draw:style-name="gr3" draw:text-style-name="P1" draw:layer="layout" svg:x1="10.07cm" svg:y1="7.984cm" svg:x2="10.02cm" svg:y2="7.934cm">
          <text:p/>
        </draw:line>
        <draw:line draw:style-name="gr3" draw:text-style-name="P1" draw:layer="layout" svg:x1="10.859cm" svg:y1="7.392cm" svg:x2="10.739cm" svg:y2="7.392cm">
          <text:p/>
        </draw:line>
        <draw:line draw:style-name="gr3" draw:text-style-name="P1" draw:layer="layout" svg:x1="10.74cm" svg:y1="7.392cm" svg:x2="10.691cm" svg:y2="7.442cm">
          <text:p/>
        </draw:line>
        <draw:line draw:style-name="gr3" draw:text-style-name="P1" draw:layer="layout" svg:x1="10.307cm" svg:y1="7.005cm" svg:x2="10.363cm" svg:y2="7.005cm">
          <text:p/>
        </draw:line>
        <draw:line draw:style-name="gr3" draw:text-style-name="P1" draw:layer="layout" svg:x1="10.427cm" svg:y1="7.071cm" svg:x2="10.427cm" svg:y2="7.392cm">
          <text:p/>
        </draw:line>
        <draw:line draw:style-name="gr3" draw:text-style-name="P1" draw:layer="layout" svg:x1="10.364cm" svg:y1="7.005cm" svg:x2="10.428cm" svg:y2="7.072cm">
          <text:p/>
        </draw:line>
        <draw:line draw:style-name="gr3" draw:text-style-name="P1" draw:layer="layout" svg:x1="10.978cm" svg:y1="6.5cm" svg:x2="11.14cm" svg:y2="6.5cm">
          <text:p/>
        </draw:line>
        <draw:line draw:style-name="gr3" draw:text-style-name="P1" draw:layer="layout" svg:x1="10.307cm" svg:y1="6.504cm" svg:x2="10.467cm" svg:y2="6.504cm">
          <text:p/>
        </draw:line>
        <draw:line draw:style-name="gr3" draw:text-style-name="P1" draw:layer="layout" svg:x1="10.467cm" svg:y1="6.505cm" svg:x2="10.548cm" svg:y2="6.421cm">
          <text:p/>
        </draw:line>
        <draw:line draw:style-name="gr3" draw:text-style-name="P1" draw:layer="layout" svg:x1="10.643cm" svg:y1="7.984cm" svg:x2="10.691cm" svg:y2="7.984cm">
          <text:p/>
        </draw:line>
        <draw:line draw:style-name="gr3" draw:text-style-name="P1" draw:layer="layout" svg:x1="10.691cm" svg:y1="7.895cm" svg:x2="10.691cm" svg:y2="7.934cm">
          <text:p/>
        </draw:line>
        <draw:line draw:style-name="gr3" draw:text-style-name="P1" draw:layer="layout" svg:x1="10.594cm" svg:y1="7.984cm" svg:x2="10.691cm" svg:y2="7.984cm">
          <text:p/>
        </draw:line>
        <draw:line draw:style-name="gr3" draw:text-style-name="P1" draw:layer="layout" svg:x1="10.605cm" svg:y1="7.985cm" svg:x2="10.692cm" svg:y2="7.895cm">
          <text:p/>
        </draw:line>
        <draw:line draw:style-name="gr3" draw:text-style-name="P1" draw:layer="layout" svg:x1="10.643cm" svg:y1="7.984cm" svg:x2="10.692cm" svg:y2="7.934cm">
          <text:p/>
        </draw:line>
        <draw:line draw:style-name="gr3" draw:text-style-name="P1" draw:layer="layout" svg:x1="10.594cm" svg:y1="7.984cm" svg:x2="10.605cm" svg:y2="7.984cm">
          <text:p/>
        </draw:line>
        <draw:line draw:style-name="gr3" draw:text-style-name="P1" draw:layer="layout" svg:x1="10.778cm" svg:y1="7.985cm" svg:x2="10.691cm" svg:y2="7.895cm">
          <text:p/>
        </draw:line>
        <draw:line draw:style-name="gr3" draw:text-style-name="P1" draw:layer="layout" svg:x1="10.739cm" svg:y1="7.984cm" svg:x2="10.787cm" svg:y2="7.984cm">
          <text:p/>
        </draw:line>
        <draw:line draw:style-name="gr3" draw:text-style-name="P1" draw:layer="layout" svg:x1="10.691cm" svg:y1="7.934cm" svg:x2="10.691cm" svg:y2="7.983cm">
          <text:p/>
        </draw:line>
        <draw:line draw:style-name="gr3" draw:text-style-name="P1" draw:layer="layout" svg:x1="10.74cm" svg:y1="7.984cm" svg:x2="10.691cm" svg:y2="7.934cm">
          <text:p/>
        </draw:line>
        <draw:line draw:style-name="gr3" draw:text-style-name="P1" draw:layer="layout" svg:x1="10.691cm" svg:y1="7.984cm" svg:x2="10.739cm" svg:y2="7.984cm">
          <text:p/>
        </draw:line>
        <draw:line draw:style-name="gr3" draw:text-style-name="P1" draw:layer="layout" svg:x1="10.787cm" svg:y1="7.984cm" svg:x2="10.777cm" svg:y2="7.984cm">
          <text:p/>
        </draw:line>
        <draw:line draw:style-name="gr3" draw:text-style-name="P1" draw:layer="layout" svg:x1="10.787cm" svg:y1="7.984cm" svg:x2="11.226cm" svg:y2="7.984cm">
          <text:p/>
        </draw:line>
        <draw:line draw:style-name="gr3" draw:text-style-name="P1" draw:layer="layout" svg:x1="11.098cm" svg:y1="7.713cm" svg:x2="11.098cm" svg:y2="7.392cm">
          <text:p/>
        </draw:line>
        <draw:line draw:style-name="gr3" draw:text-style-name="P1" draw:layer="layout" svg:x1="11.098cm" svg:y1="7.071cm" svg:x2="11.098cm" svg:y2="7.392cm">
          <text:p/>
        </draw:line>
        <draw:line draw:style-name="gr3" draw:text-style-name="P1" draw:layer="layout" svg:x1="10.978cm" svg:y1="7.001cm" svg:x2="11.03cm" svg:y2="7.001cm">
          <text:p/>
        </draw:line>
        <draw:line draw:style-name="gr3" draw:text-style-name="P1" draw:layer="layout" svg:x1="11.025cm" svg:y1="7.787cm" svg:x2="11.099cm" svg:y2="7.712cm">
          <text:p/>
        </draw:line>
        <draw:line draw:style-name="gr3" draw:text-style-name="P1" draw:layer="layout" svg:x1="10.978cm" svg:y1="7.786cm" svg:x2="11.025cm" svg:y2="7.786cm">
          <text:p/>
        </draw:line>
        <draw:line draw:style-name="gr3" draw:text-style-name="P1" draw:layer="layout" svg:x1="11.03cm" svg:y1="7.001cm" svg:x2="11.099cm" svg:y2="7.072cm">
          <text:p/>
        </draw:line>
        <draw:line draw:style-name="gr3" draw:text-style-name="P1" draw:layer="layout" svg:x1="10.189cm" svg:y1="7.392cm" svg:x2="10.069cm" svg:y2="7.392cm">
          <text:p/>
        </draw:line>
        <draw:line draw:style-name="gr3" draw:text-style-name="P1" draw:layer="layout" svg:x1="10.691cm" svg:y1="7.441cm" svg:x2="10.691cm" svg:y2="7.895cm">
          <text:p/>
        </draw:line>
        <draw:line draw:style-name="gr3" draw:text-style-name="P1" draw:layer="layout" svg:x1="10.02cm" svg:y1="7.441cm" svg:x2="10.02cm" svg:y2="7.885cm">
          <text:p/>
        </draw:line>
        <draw:line draw:style-name="gr3" draw:text-style-name="P1" draw:layer="layout" svg:x1="10.07cm" svg:y1="7.392cm" svg:x2="10.02cm" svg:y2="7.442cm">
          <text:p/>
        </draw:line>
        <draw:line draw:style-name="gr3" draw:text-style-name="P1" draw:layer="layout" svg:x1="10.427cm" svg:y1="7.713cm" svg:x2="10.427cm" svg:y2="7.392cm">
          <text:p/>
        </draw:line>
        <draw:line draw:style-name="gr3" draw:text-style-name="P1" draw:layer="layout" svg:x1="10.356cm" svg:y1="7.787cm" svg:x2="10.428cm" svg:y2="7.712cm">
          <text:p/>
        </draw:line>
        <draw:line draw:style-name="gr3" draw:text-style-name="P1" draw:layer="layout" svg:x1="10.307cm" svg:y1="7.786cm" svg:x2="10.356cm" svg:y2="7.786cm">
          <text:p/>
        </draw:line>
        <draw:line draw:style-name="gr3" draw:text-style-name="P1" draw:layer="layout" svg:x1="12.652cm" svg:y1="7.985cm" svg:x2="12.798cm" svg:y2="7.836cm">
          <text:p/>
        </draw:line>
        <draw:line draw:style-name="gr3" draw:text-style-name="P1" draw:layer="layout" svg:x1="12.164cm" svg:y1="7.984cm" svg:x2="12.652cm" svg:y2="7.984cm">
          <text:p/>
        </draw:line>
        <draw:line draw:style-name="gr3" draw:text-style-name="P1" draw:layer="layout" svg:x1="12.485cm" svg:y1="7.713cm" svg:x2="12.485cm" svg:y2="7.392cm">
          <text:p/>
        </draw:line>
        <draw:line draw:style-name="gr3" draw:text-style-name="P1" draw:layer="layout" svg:x1="12.365cm" svg:y1="7.786cm" svg:x2="12.414cm" svg:y2="7.786cm">
          <text:p/>
        </draw:line>
        <draw:line draw:style-name="gr3" draw:text-style-name="P1" draw:layer="layout" svg:x1="12.414cm" svg:y1="7.787cm" svg:x2="12.486cm" svg:y2="7.712cm">
          <text:p/>
        </draw:line>
        <draw:line draw:style-name="gr3" draw:text-style-name="P1" draw:layer="layout" svg:x1="12.128cm" svg:y1="7.392cm" svg:x2="12.079cm" svg:y2="7.442cm">
          <text:p/>
        </draw:line>
        <draw:line draw:style-name="gr3" draw:text-style-name="P1" draw:layer="layout" svg:x1="12.247cm" svg:y1="7.392cm" svg:x2="12.127cm" svg:y2="7.392cm">
          <text:p/>
        </draw:line>
        <draw:line draw:style-name="gr3" draw:text-style-name="P1" draw:layer="layout" svg:x1="12.485cm" svg:y1="7.392cm" svg:x2="12.485cm" svg:y2="7.071cm">
          <text:p/>
        </draw:line>
        <draw:line draw:style-name="gr3" draw:text-style-name="P1" draw:layer="layout" svg:x1="12.418cm" svg:y1="7.001cm" svg:x2="12.365cm" svg:y2="7.001cm">
          <text:p/>
        </draw:line>
        <draw:line draw:style-name="gr3" draw:text-style-name="P1" draw:layer="layout" svg:x1="12.486cm" svg:y1="7.072cm" svg:x2="12.418cm" svg:y2="7.001cm">
          <text:p/>
        </draw:line>
        <draw:line draw:style-name="gr3" draw:text-style-name="P1" draw:layer="layout" svg:x1="11.768cm" svg:y1="7.071cm" svg:x2="11.768cm" svg:y2="7.392cm">
          <text:p/>
        </draw:line>
        <draw:line draw:style-name="gr3" draw:text-style-name="P1" draw:layer="layout" svg:x1="11.648cm" svg:y1="7.001cm" svg:x2="11.7cm" svg:y2="7.001cm">
          <text:p/>
        </draw:line>
        <draw:line draw:style-name="gr3" draw:text-style-name="P1" draw:layer="layout" svg:x1="11.7cm" svg:y1="7.001cm" svg:x2="11.769cm" svg:y2="7.072cm">
          <text:p/>
        </draw:line>
        <draw:line draw:style-name="gr3" draw:text-style-name="P1" draw:layer="layout" svg:x1="12.797cm" svg:y1="7.836cm" svg:x2="12.797cm" svg:y2="7.441cm">
          <text:p/>
        </draw:line>
        <draw:line draw:style-name="gr3" draw:text-style-name="P1" draw:layer="layout" svg:x1="12.797cm" svg:y1="7.442cm" svg:x2="12.846cm" svg:y2="7.392cm">
          <text:p/>
        </draw:line>
        <draw:line draw:style-name="gr3" draw:text-style-name="P1" draw:layer="layout" svg:x1="13.204cm" svg:y1="7.713cm" svg:x2="13.204cm" svg:y2="7.392cm">
          <text:p/>
        </draw:line>
        <draw:line draw:style-name="gr3" draw:text-style-name="P1" draw:layer="layout" svg:x1="13.132cm" svg:y1="7.787cm" svg:x2="13.205cm" svg:y2="7.712cm">
          <text:p/>
        </draw:line>
        <draw:line draw:style-name="gr3" draw:text-style-name="P1" draw:layer="layout" svg:x1="13.083cm" svg:y1="7.786cm" svg:x2="13.132cm" svg:y2="7.786cm">
          <text:p/>
        </draw:line>
        <draw:line draw:style-name="gr3" draw:text-style-name="P1" draw:layer="layout" svg:x1="13.247cm" svg:y1="5.73cm" svg:x2="13.083cm" svg:y2="5.73cm">
          <text:p/>
        </draw:line>
        <draw:line draw:style-name="gr3" draw:text-style-name="P1" draw:layer="layout" svg:x1="13.247cm" svg:y1="6.501cm" svg:x2="13.325cm" svg:y2="6.421cm">
          <text:p/>
        </draw:line>
        <draw:line draw:style-name="gr3" draw:text-style-name="P1" draw:layer="layout" svg:x1="13.323cm" svg:y1="6.421cm" svg:x2="13.323cm" svg:y2="5.809cm">
          <text:p/>
        </draw:line>
        <draw:line draw:style-name="gr3" draw:text-style-name="P1" draw:layer="layout" svg:x1="13.325cm" svg:y1="5.81cm" svg:x2="13.247cm" svg:y2="5.73cm">
          <text:p/>
        </draw:line>
        <draw:line draw:style-name="gr3" draw:text-style-name="P1" draw:layer="layout" svg:x1="12.528cm" svg:y1="5.73cm" svg:x2="12.365cm" svg:y2="5.73cm">
          <text:p/>
        </draw:line>
        <draw:line draw:style-name="gr3" draw:text-style-name="P1" draw:layer="layout" svg:x1="12.605cm" svg:y1="6.421cm" svg:x2="12.605cm" svg:y2="5.809cm">
          <text:p/>
        </draw:line>
        <draw:line draw:style-name="gr3" draw:text-style-name="P1" draw:layer="layout" svg:x1="12.365cm" svg:y1="6.5cm" svg:x2="12.528cm" svg:y2="6.5cm">
          <text:p/>
        </draw:line>
        <draw:line draw:style-name="gr3" draw:text-style-name="P1" draw:layer="layout" svg:x1="12.606cm" svg:y1="5.81cm" svg:x2="12.528cm" svg:y2="5.73cm">
          <text:p/>
        </draw:line>
        <draw:line draw:style-name="gr3" draw:text-style-name="P1" draw:layer="layout" svg:x1="12.528cm" svg:y1="6.501cm" svg:x2="12.606cm" svg:y2="6.421cm">
          <text:p/>
        </draw:line>
        <draw:line draw:style-name="gr3" draw:text-style-name="P1" draw:layer="layout" svg:x1="11.888cm" svg:y1="5.81cm" svg:x2="11.81cm" svg:y2="5.73cm">
          <text:p/>
        </draw:line>
        <draw:line draw:style-name="gr3" draw:text-style-name="P1" draw:layer="layout" svg:x1="11.81cm" svg:y1="6.501cm" svg:x2="11.888cm" svg:y2="6.421cm">
          <text:p/>
        </draw:line>
        <draw:line draw:style-name="gr3" draw:text-style-name="P1" draw:layer="layout" svg:x1="11.648cm" svg:y1="6.5cm" svg:x2="11.81cm" svg:y2="6.5cm">
          <text:p/>
        </draw:line>
        <draw:line draw:style-name="gr3" draw:text-style-name="P1" draw:layer="layout" svg:x1="11.81cm" svg:y1="5.73cm" svg:x2="11.648cm" svg:y2="5.73cm">
          <text:p/>
        </draw:line>
        <draw:line draw:style-name="gr3" draw:text-style-name="P1" draw:layer="layout" svg:x1="11.887cm" svg:y1="6.421cm" svg:x2="11.887cm" svg:y2="5.809cm">
          <text:p/>
        </draw:line>
        <draw:line draw:style-name="gr3" draw:text-style-name="P1" draw:layer="layout" svg:x1="11.216cm" svg:y1="6.421cm" svg:x2="11.216cm" svg:y2="5.809cm">
          <text:p/>
        </draw:line>
        <draw:line draw:style-name="gr3" draw:text-style-name="P1" draw:layer="layout" svg:x1="11.14cm" svg:y1="5.73cm" svg:x2="10.978cm" svg:y2="5.73cm">
          <text:p/>
        </draw:line>
        <draw:line draw:style-name="gr3" draw:text-style-name="P1" draw:layer="layout" svg:x1="11.14cm" svg:y1="6.501cm" svg:x2="11.218cm" svg:y2="6.421cm">
          <text:p/>
        </draw:line>
        <draw:line draw:style-name="gr3" draw:text-style-name="P1" draw:layer="layout" svg:x1="11.218cm" svg:y1="5.81cm" svg:x2="11.14cm" svg:y2="5.73cm">
          <text:p/>
        </draw:line>
        <draw:line draw:style-name="gr3" draw:text-style-name="P1" draw:layer="layout" svg:x1="12.845cm" svg:y1="7.392cm" svg:x2="12.964cm" svg:y2="7.392cm">
          <text:p/>
        </draw:line>
        <draw:line draw:style-name="gr3" draw:text-style-name="P1" draw:layer="layout" svg:x1="13.083cm" svg:y1="6.5cm" svg:x2="13.247cm" svg:y2="6.5cm">
          <text:p/>
        </draw:line>
        <draw:line draw:style-name="gr3" draw:text-style-name="P1" draw:layer="layout" svg:x1="13.136cm" svg:y1="7.001cm" svg:x2="13.205cm" svg:y2="7.072cm">
          <text:p/>
        </draw:line>
        <draw:line draw:style-name="gr3" draw:text-style-name="P1" draw:layer="layout" svg:x1="13.083cm" svg:y1="7.001cm" svg:x2="13.136cm" svg:y2="7.001cm">
          <text:p/>
        </draw:line>
        <draw:line draw:style-name="gr3" draw:text-style-name="P1" draw:layer="layout" svg:x1="13.204cm" svg:y1="7.071cm" svg:x2="13.204cm" svg:y2="7.392cm">
          <text:p/>
        </draw:line>
        <draw:polygon draw:style-name="gr2" draw:text-style-name="P2" draw:layer="layout" svg:width="0.032cm" svg:height="0.004cm" svg:x="11.738cm" svg:y="4.646cm" svg:viewBox="0 0 33 5" draw:points="0,0 33,0 33,5">
          <text:p/>
        </draw:polygon>
        <draw:polygon draw:style-name="gr2" draw:text-style-name="P2" draw:layer="layout" svg:width="0.01cm" svg:height="0.007cm" svg:x="11.759cm" svg:y="4.721cm" svg:viewBox="0 0 11 8" draw:points="0,0 11,2 11,8">
          <text:p/>
        </draw:polygon>
        <draw:polygon draw:style-name="gr2" draw:text-style-name="P2" draw:layer="layout" svg:width="0.028cm" svg:height="0.006cm" svg:x="11.742cm" svg:y="4.723cm" svg:viewBox="0 0 29 7" draw:points="29,7 0,7 0,0">
          <text:p/>
        </draw:polygon>
        <draw:polygon draw:style-name="gr2" draw:text-style-name="P2" draw:layer="layout" svg:width="0.033cm" svg:height="0.07cm" svg:x="11.719cm" svg:y="4.658cm" svg:viewBox="0 0 34 71" draw:points="34,0 4,71 0,71">
          <text:p/>
        </draw:polygon>
        <draw:polygon draw:style-name="gr2" draw:text-style-name="P2" draw:layer="layout" svg:width="0.01cm" svg:height="0.007cm" svg:x="11.689cm" svg:y="4.721cm" svg:viewBox="0 0 11 8" draw:points="0,0 11,2 11,8">
          <text:p/>
        </draw:polygon>
        <draw:polygon draw:style-name="gr2" draw:text-style-name="P2" draw:layer="layout" svg:width="0.039cm" svg:height="0.006cm" svg:x="11.661cm" svg:y="4.723cm" svg:viewBox="0 0 40 7" draw:points="40,7 0,7 0,0">
          <text:p/>
        </draw:polygon>
        <draw:polygon draw:style-name="gr2" draw:text-style-name="P2" draw:layer="layout" svg:width="0.01cm" svg:height="0.006cm" svg:x="11.661cm" svg:y="4.646cm" svg:viewBox="0 0 11 7" draw:points="11,7 0,5 0,0">
          <text:p/>
        </draw:polygon>
        <draw:polygon draw:style-name="gr2" draw:text-style-name="P2" draw:layer="layout" svg:width="0.032cm" svg:height="0.006cm" svg:x="11.738cm" svg:y="4.646cm" svg:viewBox="0 0 33 7" draw:points="0,0 33,5 22,7">
          <text:p/>
        </draw:polygon>
        <draw:polygon draw:style-name="gr2" draw:text-style-name="P2" draw:layer="layout" svg:width="0.028cm" svg:height="0.007cm" svg:x="11.742cm" svg:y="4.721cm" svg:viewBox="0 0 29 8" draw:points="17,0 29,8 0,2">
          <text:p/>
        </draw:polygon>
        <draw:polygon draw:style-name="gr2" draw:text-style-name="P2" draw:layer="layout" svg:width="0.039cm" svg:height="0.007cm" svg:x="11.661cm" svg:y="4.721cm" svg:viewBox="0 0 40 8" draw:points="30,0 40,8 0,2">
          <text:p/>
        </draw:polygon>
        <draw:polygon draw:style-name="gr2" draw:text-style-name="P2" draw:layer="layout" svg:width="0.033cm" svg:height="0.006cm" svg:x="11.661cm" svg:y="4.646cm" svg:viewBox="0 0 34 7" draw:points="11,7 0,0 34,0">
          <text:p/>
        </draw:polygon>
        <draw:polygon draw:style-name="gr2" draw:text-style-name="P2" draw:layer="layout" svg:width="0.017cm" svg:height="0.003cm" svg:x="11.742cm" svg:y="4.721cm" svg:viewBox="0 0 18 4" draw:points="18,0 0,4 11,0">
          <text:p/>
        </draw:polygon>
        <draw:polygon draw:style-name="gr2" draw:text-style-name="P2" draw:layer="layout" svg:width="0.029cm" svg:height="0.003cm" svg:x="11.661cm" svg:y="4.721cm" svg:viewBox="0 0 30 4" draw:points="30,0 0,4 11,0">
          <text:p/>
        </draw:polygon>
        <draw:polygon draw:style-name="gr2" draw:text-style-name="P2" draw:layer="layout" svg:width="0.021cm" svg:height="0.075cm" svg:x="11.671cm" svg:y="4.646cm" svg:viewBox="0 0 22 76" draw:points="0,76 0,6 22,0">
          <text:p/>
        </draw:polygon>
        <draw:polygon draw:style-name="gr2" draw:text-style-name="P2" draw:layer="layout" svg:width="0.007cm" svg:height="0.069cm" svg:x="11.752cm" svg:y="4.652cm" svg:viewBox="0 0 8 70" draw:points="8,0 8,70 0,70">
          <text:p/>
        </draw:polygon>
        <draw:polygon draw:style-name="gr2" draw:text-style-name="P2" draw:layer="layout" svg:width="0.018cm" svg:height="0.063cm" svg:x="11.671cm" svg:y="4.658cm" svg:viewBox="0 0 19 64" draw:points="19,0 19,64 0,64">
          <text:p/>
        </draw:polygon>
        <draw:polygon draw:style-name="gr2" draw:text-style-name="P2" draw:layer="layout" svg:width="0.007cm" svg:height="0.069cm" svg:x="11.752cm" svg:y="4.652cm" svg:viewBox="0 0 8 70" draw:points="8,0 0,70 0,6">
          <text:p/>
        </draw:polygon>
        <draw:polygon draw:style-name="gr2" draw:text-style-name="P2" draw:layer="layout" svg:width="0.021cm" svg:height="0.075cm" svg:x="11.671cm" svg:y="4.646cm" svg:viewBox="0 0 22 76" draw:points="19,12 0,76 22,0">
          <text:p/>
        </draw:polygon>
        <draw:polygon draw:style-name="gr2" draw:text-style-name="P2" draw:layer="layout" svg:width="0.021cm" svg:height="0.012cm" svg:x="11.738cm" svg:y="4.646cm" svg:viewBox="0 0 22 13" draw:points="0,0 22,6 15,13">
          <text:p/>
        </draw:polygon>
        <draw:polygon draw:style-name="gr2" draw:text-style-name="P2" draw:layer="layout" svg:width="0.03cm" svg:height="0.082cm" svg:x="11.689cm" svg:y="4.646cm" svg:viewBox="0 0 31 83" draw:points="31,83 0,12 3,0">
          <text:p/>
        </draw:polygon>
        <draw:polygon draw:style-name="gr2" draw:text-style-name="P2" draw:layer="layout" svg:width="0.036cm" svg:height="0.053cm" svg:x="11.716cm" svg:y="4.646cm" svg:viewBox="0 0 37 54" draw:points="0,54 22,0 37,12">
          <text:p/>
        </draw:polygon>
        <draw:polygon draw:style-name="gr2" draw:text-style-name="P2" draw:layer="layout" svg:width="0.027cm" svg:height="0.082cm" svg:x="11.692cm" svg:y="4.646cm" svg:viewBox="0 0 28 83" draw:points="28,83 0,0 25,54">
          <text:p/>
        </draw:polygon>
        <draw:polygon draw:style-name="gr2" draw:text-style-name="P2" draw:layer="layout" svg:width="0.036cm" svg:height="0.07cm" svg:x="11.716cm" svg:y="4.658cm" svg:viewBox="0 0 37 71" draw:points="0,41 37,0 3,71">
          <text:p/>
        </draw:polygon>
        <draw:polygon draw:style-name="gr2" draw:text-style-name="P2" draw:layer="layout" svg:width="0.023cm" svg:height="0.004cm" svg:x="11.632cm" svg:y="4.671cm" svg:viewBox="0 0 24 5" draw:points="0,0 24,0 24,5">
          <text:p/>
        </draw:polygon>
        <draw:polygon draw:style-name="gr2" draw:text-style-name="P2" draw:layer="layout" svg:width="0.007cm" svg:height="0.006cm" svg:x="11.649cm" svg:y="4.722cm" svg:viewBox="0 0 8 7" draw:points="0,0 8,1 8,7">
          <text:p/>
        </draw:polygon>
        <draw:polygon draw:style-name="gr2" draw:text-style-name="P2" draw:layer="layout" svg:width="0.03cm" svg:height="0.006cm" svg:x="11.626cm" svg:y="4.723cm" svg:viewBox="0 0 31 7" draw:points="31,7 0,7 0,0">
          <text:p/>
        </draw:polygon>
        <draw:polygon draw:style-name="gr2" draw:text-style-name="P2" draw:layer="layout" svg:width="0.023cm" svg:height="0.005cm" svg:x="11.632cm" svg:y="4.671cm" svg:viewBox="0 0 24 6" draw:points="0,0 24,5 18,6">
          <text:p/>
        </draw:polygon>
        <draw:polygon draw:style-name="gr2" draw:text-style-name="P2" draw:layer="layout" svg:width="0.03cm" svg:height="0.006cm" svg:x="11.626cm" svg:y="4.722cm" svg:viewBox="0 0 31 7" draw:points="24,0 31,7 0,1">
          <text:p/>
        </draw:polygon>
        <draw:polygon draw:style-name="gr2" draw:text-style-name="P2" draw:layer="layout" svg:width="0.017cm" svg:height="0.051cm" svg:x="11.632cm" svg:y="4.671cm" svg:viewBox="0 0 18 52" draw:points="0,52 0,0 18,5">
          <text:p/>
        </draw:polygon>
        <draw:polygon draw:style-name="gr2" draw:text-style-name="P2" draw:layer="layout" svg:width="0.023cm" svg:height="0.001cm" svg:x="11.626cm" svg:y="4.722cm" svg:viewBox="0 0 24 2" draw:points="24,0 0,2 7,0">
          <text:p/>
        </draw:polygon>
        <draw:polygon draw:style-name="gr2" draw:text-style-name="P2" draw:layer="layout" svg:width="0.017cm" svg:height="0.046cm" svg:x="11.632cm" svg:y="4.675cm" svg:viewBox="0 0 18 47" draw:points="0,47 18,0 18,47">
          <text:p/>
        </draw:polygon>
        <draw:polygon draw:style-name="gr2" draw:text-style-name="P2" draw:layer="layout" svg:width="0.001cm" svg:height="0cm" svg:x="11.643cm" svg:y="4.641cm" svg:viewBox="0 0 2 1" draw:points="0,0 1,0 2,1">
          <text:p/>
        </draw:polygon>
        <draw:polygon draw:style-name="gr2" draw:text-style-name="P2" draw:layer="layout" svg:width="0.001cm" svg:height="0.001cm" svg:x="11.645cm" svg:y="4.642cm" svg:viewBox="0 0 2 2" draw:points="0,0 2,0 2,2">
          <text:p/>
        </draw:polygon>
        <draw:polygon draw:style-name="gr2" draw:text-style-name="P2" draw:layer="layout" svg:width="0.003cm" svg:height="0.001cm" svg:x="11.646cm" svg:y="4.643cm" svg:viewBox="0 0 4 2" draw:points="0,0 2,2 4,2">
          <text:p/>
        </draw:polygon>
        <draw:polygon draw:style-name="gr2" draw:text-style-name="P2" draw:layer="layout" svg:width="0cm" svg:height="0.001cm" svg:x="11.648cm" svg:y="4.644cm" svg:viewBox="0 0 1 2" draw:points="0,0 0,1 1,2">
          <text:p/>
        </draw:polygon>
        <draw:polygon draw:style-name="gr2" draw:text-style-name="P2" draw:layer="layout" svg:width="0cm" svg:height="0cm" svg:x="11.649cm" svg:y="4.646cm" svg:viewBox="0 0 0 1" draw:points="0,0 0,1">
          <text:p/>
        </draw:polygon>
        <draw:polygon draw:style-name="gr2" draw:text-style-name="P2" draw:layer="layout" svg:width="0cm" svg:height="0.001cm" svg:x="11.649cm" svg:y="4.647cm" svg:viewBox="0 0 1 2" draw:points="0,0 1,1 1,2">
          <text:p/>
        </draw:polygon>
        <draw:polygon draw:style-name="gr2" draw:text-style-name="P2" draw:layer="layout" svg:width="0cm" svg:height="0.001cm" svg:x="11.649cm" svg:y="4.651cm" svg:viewBox="0 0 1 2" draw:points="1,0 1,1 0,2">
          <text:p/>
        </draw:polygon>
        <draw:polygon draw:style-name="gr2" draw:text-style-name="P2" draw:layer="layout" svg:width="0cm" svg:height="0.001cm" svg:x="11.649cm" svg:y="4.653cm" svg:viewBox="0 0 0 2" draw:points="0,0 0,1 0,2">
          <text:p/>
        </draw:polygon>
        <draw:polygon draw:style-name="gr2" draw:text-style-name="P2" draw:layer="layout" svg:width="0cm" svg:height="0cm" svg:x="11.648cm" svg:y="4.655cm" svg:viewBox="0 0 1 1" draw:points="1,0 0,1">
          <text:p/>
        </draw:polygon>
        <draw:polygon draw:style-name="gr2" draw:text-style-name="P2" draw:layer="layout" svg:width="0.003cm" svg:height="0.003cm" svg:x="11.646cm" svg:y="4.656cm" svg:viewBox="0 0 4 4" draw:points="4,0 2,2 0,4">
          <text:p/>
        </draw:polygon>
        <draw:polygon draw:style-name="gr2" draw:text-style-name="P2" draw:layer="layout" svg:width="0.001cm" svg:height="0.001cm" svg:x="11.645cm" svg:y="4.658cm" svg:viewBox="0 0 2 2" draw:points="2,0 0,2">
          <text:p/>
        </draw:polygon>
        <draw:polygon draw:style-name="gr2" draw:text-style-name="P2" draw:layer="layout" svg:width="0.001cm" svg:height="0cm" svg:x="11.643cm" svg:y="4.659cm" svg:viewBox="0 0 2 0" draw:points="2,0 1,0 0,0">
          <text:p/>
        </draw:polygon>
        <draw:polygon draw:style-name="gr2" draw:text-style-name="P2" draw:layer="layout" svg:width="0.001cm" svg:height="0cm" svg:x="11.641cm" svg:y="4.659cm" svg:viewBox="0 0 2 1" draw:points="2,0 1,0 0,1">
          <text:p/>
        </draw:polygon>
        <draw:polygon draw:style-name="gr2" draw:text-style-name="P2" draw:layer="layout" svg:width="0cm" svg:height="0cm" svg:x="11.639cm" svg:y="4.659cm" svg:viewBox="0 0 1 1" draw:points="1,1 0,0">
          <text:p/>
        </draw:polygon>
        <draw:polygon draw:style-name="gr2" draw:text-style-name="P2" draw:layer="layout" svg:width="0.002cm" svg:height="0cm" svg:x="11.636cm" svg:y="4.659cm" svg:viewBox="0 0 3 0" draw:points="3,0 2,0 0,0">
          <text:p/>
        </draw:polygon>
        <draw:polygon draw:style-name="gr2" draw:text-style-name="P2" draw:layer="layout" svg:width="0.001cm" svg:height="0.001cm" svg:x="11.635cm" svg:y="4.658cm" svg:viewBox="0 0 2 2" draw:points="2,2 2,0 0,0">
          <text:p/>
        </draw:polygon>
        <draw:polygon draw:style-name="gr2" draw:text-style-name="P2" draw:layer="layout" svg:width="0.001cm" svg:height="0.003cm" svg:x="11.634cm" svg:y="4.656cm" svg:viewBox="0 0 2 4" draw:points="2,4 0,2 0,0">
          <text:p/>
        </draw:polygon>
        <draw:polygon draw:style-name="gr2" draw:text-style-name="P2" draw:layer="layout" svg:width="0.001cm" svg:height="0.001cm" svg:x="11.633cm" svg:y="4.655cm" svg:viewBox="0 0 2 2" draw:points="2,2 0,0">
          <text:p/>
        </draw:polygon>
        <draw:polygon draw:style-name="gr2" draw:text-style-name="P2" draw:layer="layout" svg:width="0cm" svg:height="0.001cm" svg:x="11.632cm" svg:y="4.653cm" svg:viewBox="0 0 1 2" draw:points="1,2 0,1 0,0">
          <text:p/>
        </draw:polygon>
        <draw:polygon draw:style-name="gr2" draw:text-style-name="P2" draw:layer="layout" svg:width="0cm" svg:height="0.001cm" svg:x="11.632cm" svg:y="4.651cm" svg:viewBox="0 0 0 2" draw:points="0,2 0,1 0,0">
          <text:p/>
        </draw:polygon>
        <draw:polygon draw:style-name="gr2" draw:text-style-name="P2" draw:layer="layout" svg:width="0cm" svg:height="0.001cm" svg:x="11.632cm" svg:y="4.647cm" svg:viewBox="0 0 0 2" draw:points="0,2 0,1 0,0">
          <text:p/>
        </draw:polygon>
        <draw:polygon draw:style-name="gr2" draw:text-style-name="P2" draw:layer="layout" svg:width="0cm" svg:height="0cm" svg:x="11.632cm" svg:y="4.646cm" svg:viewBox="0 0 1 1" draw:points="0,1 1,0">
          <text:p/>
        </draw:polygon>
        <draw:polygon draw:style-name="gr2" draw:text-style-name="P2" draw:layer="layout" svg:width="0.001cm" svg:height="0.003cm" svg:x="11.633cm" svg:y="4.644cm" svg:viewBox="0 0 2 4" draw:points="0,4 0,2 2,0">
          <text:p/>
        </draw:polygon>
        <draw:polygon draw:style-name="gr2" draw:text-style-name="P2" draw:layer="layout" svg:width="0.001cm" svg:height="0.001cm" svg:x="11.634cm" svg:y="4.643cm" svg:viewBox="0 0 2 2" draw:points="0,2 2,0">
          <text:p/>
        </draw:polygon>
        <draw:polygon draw:style-name="gr2" draw:text-style-name="P2" draw:layer="layout" svg:width="0.001cm" svg:height="0.001cm" svg:x="11.635cm" svg:y="4.642cm" svg:viewBox="0 0 2 2" draw:points="0,2 2,0">
          <text:p/>
        </draw:polygon>
        <draw:polygon draw:style-name="gr2" draw:text-style-name="P2" draw:layer="layout" svg:width="0.002cm" svg:height="0cm" svg:x="11.636cm" svg:y="4.641cm" svg:viewBox="0 0 3 1" draw:points="0,1 2,0 3,0">
          <text:p/>
        </draw:polygon>
        <draw:polygon draw:style-name="gr2" draw:text-style-name="P2" draw:layer="layout" svg:width="0.003cm" svg:height="0.002cm" svg:x="11.643cm" svg:y="4.641cm" svg:viewBox="0 0 4 3" draw:points="0,0 2,2 4,3">
          <text:p/>
        </draw:polygon>
        <draw:polygon draw:style-name="gr2" draw:text-style-name="P2" draw:layer="layout" svg:width="0.004cm" svg:height="0.004cm" svg:x="11.646cm" svg:y="4.643cm" svg:viewBox="0 0 5 5" draw:points="0,0 3,2 5,5">
          <text:p/>
        </draw:polygon>
        <draw:polygon draw:style-name="gr2" draw:text-style-name="P2" draw:layer="layout" svg:width="0.001cm" svg:height="0.003cm" svg:x="11.649cm" svg:y="4.646cm" svg:viewBox="0 0 2 4" draw:points="0,0 0,1 2,4">
          <text:p/>
        </draw:polygon>
        <draw:polygon draw:style-name="gr2" draw:text-style-name="P2" draw:layer="layout" svg:width="0cm" svg:height="0.003cm" svg:x="11.649cm" svg:y="4.649cm" svg:viewBox="0 0 1 4" draw:points="1,0 1,2 0,4">
          <text:p/>
        </draw:polygon>
        <draw:polygon draw:style-name="gr2" draw:text-style-name="P2" draw:layer="layout" svg:width="0.001cm" svg:height="0.003cm" svg:x="11.648cm" svg:y="4.653cm" svg:viewBox="0 0 2 4" draw:points="2,0 2,3 0,4">
          <text:p/>
        </draw:polygon>
        <draw:polygon draw:style-name="gr2" draw:text-style-name="P2" draw:layer="layout" svg:width="0.003cm" svg:height="0.003cm" svg:x="11.645cm" svg:y="4.656cm" svg:viewBox="0 0 4 4" draw:points="4,0 2,3 0,4">
          <text:p/>
        </draw:polygon>
        <draw:polygon draw:style-name="gr2" draw:text-style-name="P2" draw:layer="layout" svg:width="0.004cm" svg:height="0.001cm" svg:x="11.641cm" svg:y="4.659cm" svg:viewBox="0 0 5 2" draw:points="5,0 3,0 0,2">
          <text:p/>
        </draw:polygon>
        <draw:polygon draw:style-name="gr2" draw:text-style-name="P2" draw:layer="layout" svg:width="0.002cm" svg:height="0cm" svg:x="11.639cm" svg:y="4.659cm" svg:viewBox="0 0 3 1" draw:points="3,1 1,1 0,0">
          <text:p/>
        </draw:polygon>
        <draw:polygon draw:style-name="gr2" draw:text-style-name="P2" draw:layer="layout" svg:width="0.004cm" svg:height="0.001cm" svg:x="11.635cm" svg:y="4.658cm" svg:viewBox="0 0 5 2" draw:points="5,2 1,2 0,0">
          <text:p/>
        </draw:polygon>
        <draw:polygon draw:style-name="gr2" draw:text-style-name="P2" draw:layer="layout" svg:width="0.002cm" svg:height="0.003cm" svg:x="11.633cm" svg:y="4.655cm" svg:viewBox="0 0 3 4" draw:points="3,4 2,1 0,0">
          <text:p/>
        </draw:polygon>
        <draw:polygon draw:style-name="gr2" draw:text-style-name="P2" draw:layer="layout" svg:width="0cm" svg:height="0.003cm" svg:x="11.632cm" svg:y="4.651cm" svg:viewBox="0 0 1 4" draw:points="1,4 0,2 0,0">
          <text:p/>
        </draw:polygon>
        <draw:polygon draw:style-name="gr2" draw:text-style-name="P2" draw:layer="layout" svg:width="0cm" svg:height="0.003cm" svg:x="11.632cm" svg:y="4.647cm" svg:viewBox="0 0 0 4" draw:points="0,4 0,2 0,0">
          <text:p/>
        </draw:polygon>
        <draw:polygon draw:style-name="gr2" draw:text-style-name="P2" draw:layer="layout" svg:width="0.003cm" svg:height="0.003cm" svg:x="11.632cm" svg:y="4.644cm" svg:viewBox="0 0 4 4" draw:points="0,4 2,3 4,0">
          <text:p/>
        </draw:polygon>
        <draw:polygon draw:style-name="gr2" draw:text-style-name="P2" draw:layer="layout" svg:width="0.002cm" svg:height="0.002cm" svg:x="11.634cm" svg:y="4.642cm" svg:viewBox="0 0 3 3" draw:points="0,3 1,1 3,0">
          <text:p/>
        </draw:polygon>
        <draw:polygon draw:style-name="gr2" draw:text-style-name="P2" draw:layer="layout" svg:width="0.003cm" svg:height="0cm" svg:x="11.636cm" svg:y="4.641cm" svg:viewBox="0 0 4 1" draw:points="0,1 3,0 4,0">
          <text:p/>
        </draw:polygon>
        <draw:polygon draw:style-name="gr2" draw:text-style-name="P2" draw:layer="layout" svg:width="0.007cm" svg:height="0.002cm" svg:x="11.639cm" svg:y="4.641cm" svg:viewBox="0 0 8 3" draw:points="0,0 5,0 8,3">
          <text:p/>
        </draw:polygon>
        <draw:polygon draw:style-name="gr2" draw:text-style-name="P2" draw:layer="layout" svg:width="0.004cm" svg:height="0.006cm" svg:x="11.646cm" svg:y="4.643cm" svg:viewBox="0 0 5 7" draw:points="0,0 4,4 5,7">
          <text:p/>
        </draw:polygon>
        <draw:polygon draw:style-name="gr2" draw:text-style-name="P2" draw:layer="layout" svg:width="0.002cm" svg:height="0.008cm" svg:x="11.648cm" svg:y="4.649cm" svg:viewBox="0 0 3 9" draw:points="3,0 2,5 0,9">
          <text:p/>
        </draw:polygon>
        <draw:polygon draw:style-name="gr2" draw:text-style-name="P2" draw:layer="layout" svg:width="0.007cm" svg:height="0.004cm" svg:x="11.641cm" svg:y="4.656cm" svg:viewBox="0 0 8 5" draw:points="8,0 4,4 0,5">
          <text:p/>
        </draw:polygon>
        <draw:polygon draw:style-name="gr2" draw:text-style-name="P2" draw:layer="layout" svg:width="0.007cm" svg:height="0.002cm" svg:x="11.635cm" svg:y="4.658cm" svg:viewBox="0 0 8 3" draw:points="8,3 5,1 0,0">
          <text:p/>
        </draw:polygon>
        <draw:polygon draw:style-name="gr2" draw:text-style-name="P2" draw:layer="layout" svg:width="0.003cm" svg:height="0.007cm" svg:x="11.632cm" svg:y="4.651cm" svg:viewBox="0 0 4 8" draw:points="4,8 1,4 0,0">
          <text:p/>
        </draw:polygon>
        <draw:polygon draw:style-name="gr2" draw:text-style-name="P2" draw:layer="layout" svg:width="0.002cm" svg:height="0.007cm" svg:x="11.632cm" svg:y="4.644cm" svg:viewBox="0 0 3 8" draw:points="0,8 0,3 3,0">
          <text:p/>
        </draw:polygon>
        <draw:polygon draw:style-name="gr2" draw:text-style-name="P2" draw:layer="layout" svg:width="0.006cm" svg:height="0.003cm" svg:x="11.634cm" svg:y="4.641cm" svg:viewBox="0 0 7 4" draw:points="0,4 3,1 7,0">
          <text:p/>
        </draw:polygon>
        <draw:polygon draw:style-name="gr2" draw:text-style-name="P2" draw:layer="layout" svg:width="0.01cm" svg:height="0.008cm" svg:x="11.639cm" svg:y="4.641cm" svg:viewBox="0 0 11 9" draw:points="0,0 7,2 11,9">
          <text:p/>
        </draw:polygon>
        <draw:polygon draw:style-name="gr2" draw:text-style-name="P2" draw:layer="layout" svg:width="0.01cm" svg:height="0.012cm" svg:x="11.641cm" svg:y="4.649cm" svg:viewBox="0 0 11 13" draw:points="11,0 8,8 0,13">
          <text:p/>
        </draw:polygon>
        <draw:polygon draw:style-name="gr2" draw:text-style-name="P2" draw:layer="layout" svg:width="0.01cm" svg:height="0.009cm" svg:x="11.632cm" svg:y="4.651cm" svg:viewBox="0 0 11 10" draw:points="11,10 3,8 0,0">
          <text:p/>
        </draw:polygon>
        <draw:polygon draw:style-name="gr2" draw:text-style-name="P2" draw:layer="layout" svg:width="0.008cm" svg:height="0.01cm" svg:x="11.632cm" svg:y="4.641cm" svg:viewBox="0 0 9 11" draw:points="0,11 2,3 9,0">
          <text:p/>
        </draw:polygon>
        <draw:polygon draw:style-name="gr2" draw:text-style-name="P2" draw:layer="layout" svg:width="0.01cm" svg:height="0.019cm" svg:x="11.639cm" svg:y="4.641cm" svg:viewBox="0 0 11 20" draw:points="0,0 11,8 2,20">
          <text:p/>
        </draw:polygon>
        <draw:polygon draw:style-name="gr2" draw:text-style-name="P2" draw:layer="layout" svg:width="0.01cm" svg:height="0.019cm" svg:x="11.632cm" svg:y="4.641cm" svg:viewBox="0 0 11 20" draw:points="11,20 0,10 9,0">
          <text:p/>
        </draw:polygon>
        <draw:polygon draw:style-name="gr2" draw:text-style-name="P2" draw:layer="layout" svg:width="0.001cm" svg:height="0cm" svg:x="11.58cm" svg:y="4.669cm" svg:viewBox="0 0 2 1" draw:points="0,0 1,0 2,1">
          <text:p/>
        </draw:polygon>
        <draw:polygon draw:style-name="gr2" draw:text-style-name="P2" draw:layer="layout" svg:width="0.001cm" svg:height="0cm" svg:x="11.584cm" svg:y="4.67cm" svg:viewBox="0 0 2 1" draw:points="0,0 1,0 2,1">
          <text:p/>
        </draw:polygon>
        <draw:polygon draw:style-name="gr2" draw:text-style-name="P2" draw:layer="layout" svg:width="0.001cm" svg:height="0cm" svg:x="11.586cm" svg:y="4.671cm" svg:viewBox="0 0 2 0" draw:points="0,0 1,0 2,0">
          <text:p/>
        </draw:polygon>
        <draw:polygon draw:style-name="gr2" draw:text-style-name="P2" draw:layer="layout" svg:width="0.001cm" svg:height="0cm" svg:x="11.588cm" svg:y="4.671cm" svg:viewBox="0 0 2 0" draw:points="0,0 1,0 2,0">
          <text:p/>
        </draw:polygon>
        <draw:polygon draw:style-name="gr2" draw:text-style-name="P2" draw:layer="layout" svg:width="0.002cm" svg:height="0.003cm" svg:x="11.59cm" svg:y="4.671cm" svg:viewBox="0 0 3 4" draw:points="0,0 1,2 3,4">
          <text:p/>
        </draw:polygon>
        <draw:polygon draw:style-name="gr2" draw:text-style-name="P2" draw:layer="layout" svg:width="0.002cm" svg:height="0.001cm" svg:x="11.592cm" svg:y="4.673cm" svg:viewBox="0 0 3 2" draw:points="0,0 3,2">
          <text:p/>
        </draw:polygon>
        <draw:polygon draw:style-name="gr2" draw:text-style-name="P2" draw:layer="layout" svg:width="0.005cm" svg:height="0.002cm" svg:x="11.594cm" svg:y="4.674cm" svg:viewBox="0 0 6 3" draw:points="0,0 1,0 6,3">
          <text:p/>
        </draw:polygon>
        <draw:polygon draw:style-name="gr2" draw:text-style-name="P2" draw:layer="layout" svg:width="0.023cm" svg:height="0.005cm" svg:x="11.598cm" svg:y="4.671cm" svg:viewBox="0 0 24 6" draw:points="0,6 1,0 24,0">
          <text:p/>
        </draw:polygon>
        <draw:polygon draw:style-name="gr2" draw:text-style-name="P2" draw:layer="layout" svg:width="0.007cm" svg:height="0.005cm" svg:x="11.616cm" svg:y="4.671cm" svg:viewBox="0 0 8 6" draw:points="8,0 8,5 0,6">
          <text:p/>
        </draw:polygon>
        <draw:polygon draw:style-name="gr2" draw:text-style-name="P2" draw:layer="layout" svg:width="0.007cm" svg:height="0.006cm" svg:x="11.616cm" svg:y="4.722cm" svg:viewBox="0 0 8 7" draw:points="0,0 8,1 8,7">
          <text:p/>
        </draw:polygon>
        <draw:polygon draw:style-name="gr2" draw:text-style-name="P2" draw:layer="layout" svg:width="0.028cm" svg:height="0.006cm" svg:x="11.594cm" svg:y="4.723cm" svg:viewBox="0 0 29 7" draw:points="29,7 0,7 0,0">
          <text:p/>
        </draw:polygon>
        <draw:polygon draw:style-name="gr2" draw:text-style-name="P2" draw:layer="layout" svg:width="0.006cm" svg:height="0.006cm" svg:x="11.581cm" svg:y="4.722cm" svg:viewBox="0 0 7 7" draw:points="0,0 7,1 7,7">
          <text:p/>
        </draw:polygon>
        <draw:polygon draw:style-name="gr2" draw:text-style-name="P2" draw:layer="layout" svg:width="0.028cm" svg:height="0.006cm" svg:x="11.559cm" svg:y="4.723cm" svg:viewBox="0 0 29 7" draw:points="29,7 0,7 0,0">
          <text:p/>
        </draw:polygon>
        <draw:polygon draw:style-name="gr2" draw:text-style-name="P2" draw:layer="layout" svg:width="0cm" svg:height="0.001cm" svg:x="11.564cm" svg:y="4.681cm" svg:viewBox="0 0 1 2" draw:points="0,2 1,1 1,0">
          <text:p/>
        </draw:polygon>
        <draw:polygon draw:style-name="gr2" draw:text-style-name="P2" draw:layer="layout" svg:width="0cm" svg:height="0.002cm" svg:x="11.565cm" svg:y="4.678cm" svg:viewBox="0 0 0 3" draw:points="0,3 0,2 0,0">
          <text:p/>
        </draw:polygon>
        <draw:polygon draw:style-name="gr2" draw:text-style-name="P2" draw:layer="layout" svg:width="0.003cm" svg:height="0.003cm" svg:x="11.565cm" svg:y="4.676cm" svg:viewBox="0 0 4 4" draw:points="0,4 2,1 4,0">
          <text:p/>
        </draw:polygon>
        <draw:polygon draw:style-name="gr2" draw:text-style-name="P2" draw:layer="layout" svg:width="0.003cm" svg:height="0.002cm" svg:x="11.567cm" svg:y="4.674cm" svg:viewBox="0 0 4 3" draw:points="0,3 2,1 4,0">
          <text:p/>
        </draw:polygon>
        <draw:polygon draw:style-name="gr2" draw:text-style-name="P2" draw:layer="layout" svg:width="0.002cm" svg:height="0.003cm" svg:x="11.569cm" svg:y="4.672cm" svg:viewBox="0 0 3 4" draw:points="0,4 1,2 3,0">
          <text:p/>
        </draw:polygon>
        <draw:polygon draw:style-name="gr2" draw:text-style-name="P2" draw:layer="layout" svg:width="0.002cm" svg:height="0.001cm" svg:x="11.571cm" svg:y="4.671cm" svg:viewBox="0 0 3 2" draw:points="0,2 1,0 3,0">
          <text:p/>
        </draw:polygon>
        <draw:polygon draw:style-name="gr2" draw:text-style-name="P2" draw:layer="layout" svg:width="0.002cm" svg:height="0cm" svg:x="11.572cm" svg:y="4.67cm" svg:viewBox="0 0 3 1" draw:points="0,1 2,0 3,0">
          <text:p/>
        </draw:polygon>
        <draw:polygon draw:style-name="gr2" draw:text-style-name="P2" draw:layer="layout" svg:width="0.002cm" svg:height="0cm" svg:x="11.575cm" svg:y="4.669cm" svg:viewBox="0 0 3 1" draw:points="0,1 2,0 3,0">
          <text:p/>
        </draw:polygon>
        <draw:polygon draw:style-name="gr2" draw:text-style-name="P2" draw:layer="layout" svg:width="0.003cm" svg:height="0cm" svg:x="11.58cm" svg:y="4.669cm" svg:viewBox="0 0 4 1" draw:points="0,0 2,1 4,1">
          <text:p/>
        </draw:polygon>
        <draw:polygon draw:style-name="gr2" draw:text-style-name="P2" draw:layer="layout" svg:width="0.003cm" svg:height="0cm" svg:x="11.584cm" svg:y="4.67cm" svg:viewBox="0 0 4 1" draw:points="0,0 2,1 4,1">
          <text:p/>
        </draw:polygon>
        <draw:polygon draw:style-name="gr2" draw:text-style-name="P2" draw:layer="layout" svg:width="0.004cm" svg:height="0.003cm" svg:x="11.588cm" svg:y="4.671cm" svg:viewBox="0 0 5 4" draw:points="0,0 2,0 5,4">
          <text:p/>
        </draw:polygon>
        <draw:polygon draw:style-name="gr2" draw:text-style-name="P2" draw:layer="layout" svg:width="0.007cm" svg:height="0.003cm" svg:x="11.592cm" svg:y="4.673cm" svg:viewBox="0 0 8 4" draw:points="0,0 8,4">
          <text:p/>
        </draw:polygon>
        <draw:polygon draw:style-name="gr2" draw:text-style-name="P2" draw:layer="layout" svg:width="0.023cm" svg:height="0.005cm" svg:x="11.598cm" svg:y="4.671cm" svg:viewBox="0 0 24 6" draw:points="0,6 24,0 17,6">
          <text:p/>
        </draw:polygon>
        <draw:polygon draw:style-name="gr2" draw:text-style-name="P2" draw:layer="layout" svg:width="0.028cm" svg:height="0.006cm" svg:x="11.594cm" svg:y="4.722cm" svg:viewBox="0 0 29 7" draw:points="23,0 29,7 0,1">
          <text:p/>
        </draw:polygon>
        <draw:polygon draw:style-name="gr2" draw:text-style-name="P2" draw:layer="layout" svg:width="0.028cm" svg:height="0.006cm" svg:x="11.559cm" svg:y="4.722cm" svg:viewBox="0 0 29 7" draw:points="23,0 29,7 0,1">
          <text:p/>
        </draw:polygon>
        <draw:polygon draw:style-name="gr2" draw:text-style-name="P2" draw:layer="layout" svg:width="0.001cm" svg:height="0.005cm" svg:x="11.564cm" svg:y="4.678cm" svg:viewBox="0 0 2 6" draw:points="0,6 2,4 2,0">
          <text:p/>
        </draw:polygon>
        <draw:polygon draw:style-name="gr2" draw:text-style-name="P2" draw:layer="layout" svg:width="0.005cm" svg:height="0.005cm" svg:x="11.565cm" svg:y="4.674cm" svg:viewBox="0 0 6 6" draw:points="0,6 3,2 6,0">
          <text:p/>
        </draw:polygon>
        <draw:polygon draw:style-name="gr2" draw:text-style-name="P2" draw:layer="layout" svg:width="0.004cm" svg:height="0.003cm" svg:x="11.569cm" svg:y="4.671cm" svg:viewBox="0 0 5 4" draw:points="0,4 2,1 5,0">
          <text:p/>
        </draw:polygon>
        <draw:polygon draw:style-name="gr2" draw:text-style-name="P2" draw:layer="layout" svg:width="0.007cm" svg:height="0.003cm" svg:x="11.572cm" svg:y="4.669cm" svg:viewBox="0 0 8 4" draw:points="0,4 4,2 8,0">
          <text:p/>
        </draw:polygon>
        <draw:polygon draw:style-name="gr2" draw:text-style-name="P2" draw:layer="layout" svg:width="0.005cm" svg:height="0cm" svg:x="11.578cm" svg:y="4.669cm" svg:viewBox="0 0 6 1" draw:points="0,0 2,0 6,1">
          <text:p/>
        </draw:polygon>
        <draw:polygon draw:style-name="gr2" draw:text-style-name="P2" draw:layer="layout" svg:width="0.008cm" svg:height="0.003cm" svg:x="11.584cm" svg:y="4.67cm" svg:viewBox="0 0 9 4" draw:points="0,0 4,1 9,4">
          <text:p/>
        </draw:polygon>
        <draw:polygon draw:style-name="gr2" draw:text-style-name="P2" draw:layer="layout" svg:width="0.017cm" svg:height="0.046cm" svg:x="11.598cm" svg:y="4.675cm" svg:viewBox="0 0 18 47" draw:points="0,0 18,0 18,47">
          <text:p/>
        </draw:polygon>
        <draw:polygon draw:style-name="gr2" draw:text-style-name="P2" draw:layer="layout" svg:width="0.022cm" svg:height="0.001cm" svg:x="11.594cm" svg:y="4.722cm" svg:viewBox="0 0 23 2" draw:points="23,0 0,2 6,0">
          <text:p/>
        </draw:polygon>
        <draw:polygon draw:style-name="gr2" draw:text-style-name="P2" draw:layer="layout" svg:width="0.022cm" svg:height="0.001cm" svg:x="11.559cm" svg:y="4.722cm" svg:viewBox="0 0 23 2" draw:points="23,0 0,2 5,0">
          <text:p/>
        </draw:polygon>
        <draw:polygon draw:style-name="gr2" draw:text-style-name="P2" draw:layer="layout" svg:width="0.001cm" svg:height="0.043cm" svg:x="11.564cm" svg:y="4.678cm" svg:viewBox="0 0 2 44" draw:points="0,44 0,5 2,0">
          <text:p/>
        </draw:polygon>
        <draw:polygon draw:style-name="gr2" draw:text-style-name="P2" draw:layer="layout" svg:width="0.008cm" svg:height="0.008cm" svg:x="11.565cm" svg:y="4.671cm" svg:viewBox="0 0 9 9" draw:points="0,9 5,3 9,0">
          <text:p/>
        </draw:polygon>
        <draw:polygon draw:style-name="gr2" draw:text-style-name="P2" draw:layer="layout" svg:width="0.012cm" svg:height="0.003cm" svg:x="11.572cm" svg:y="4.669cm" svg:viewBox="0 0 13 4" draw:points="0,4 7,0 13,2">
          <text:p/>
        </draw:polygon>
        <draw:polygon draw:style-name="gr2" draw:text-style-name="P2" draw:layer="layout" svg:width="0.014cm" svg:height="0.006cm" svg:x="11.584cm" svg:y="4.67cm" svg:viewBox="0 0 15 7" draw:points="0,0 8,3 15,7">
          <text:p/>
        </draw:polygon>
        <draw:polygon draw:style-name="gr2" draw:text-style-name="P2" draw:layer="layout" svg:width="0.017cm" svg:height="0.046cm" svg:x="11.598cm" svg:y="4.675cm" svg:viewBox="0 0 18 47" draw:points="0,0 18,47 0,47">
          <text:p/>
        </draw:polygon>
        <draw:polygon draw:style-name="gr2" draw:text-style-name="P2" draw:layer="layout" svg:width="0.017cm" svg:height="0.034cm" svg:x="11.564cm" svg:y="4.688cm" svg:viewBox="0 0 18 35" draw:points="18,0 18,35 0,35">
          <text:p/>
        </draw:polygon>
        <draw:polygon draw:style-name="gr2" draw:text-style-name="P2" draw:layer="layout" svg:width="0.009cm" svg:height="0.051cm" svg:x="11.564cm" svg:y="4.671cm" svg:viewBox="0 0 10 52" draw:points="0,52 1,8 10,0">
          <text:p/>
        </draw:polygon>
        <draw:polygon draw:style-name="gr2" draw:text-style-name="P2" draw:layer="layout" svg:width="0.026cm" svg:height="0.006cm" svg:x="11.572cm" svg:y="4.67cm" svg:viewBox="0 0 27 7" draw:points="0,1 11,0 27,7">
          <text:p/>
        </draw:polygon>
        <draw:polygon draw:style-name="gr2" draw:text-style-name="P2" draw:layer="layout" svg:width="0.017cm" svg:height="0.036cm" svg:x="11.564cm" svg:y="4.687cm" svg:viewBox="0 0 18 37" draw:points="18,0 18,2 0,37">
          <text:p/>
        </draw:polygon>
        <draw:polygon draw:style-name="gr2" draw:text-style-name="P2" draw:layer="layout" svg:width="0cm" svg:height="0.003cm" svg:x="11.598cm" svg:y="4.675cm" svg:viewBox="0 0 0 4" draw:points="0,0 0,4">
          <text:p/>
        </draw:polygon>
        <draw:polygon draw:style-name="gr2" draw:text-style-name="P2" draw:layer="layout" svg:width="0.017cm" svg:height="0.036cm" svg:x="11.564cm" svg:y="4.686cm" svg:viewBox="0 0 18 37" draw:points="18,0 18,1 0,37">
          <text:p/>
        </draw:polygon>
        <draw:polygon draw:style-name="gr2" draw:text-style-name="P2" draw:layer="layout" svg:width="0.001cm" svg:height="0.004cm" svg:x="11.597cm" svg:y="4.675cm" svg:viewBox="0 0 2 5" draw:points="2,0 2,5 0,4">
          <text:p/>
        </draw:polygon>
        <draw:polygon draw:style-name="gr2" draw:text-style-name="P2" draw:layer="layout" svg:width="0.017cm" svg:height="0.036cm" svg:x="11.564cm" svg:y="4.685cm" svg:viewBox="0 0 18 37" draw:points="18,0 18,1 0,37">
          <text:p/>
        </draw:polygon>
        <draw:polygon draw:style-name="gr2" draw:text-style-name="P2" draw:layer="layout" svg:width="0.026cm" svg:height="0.008cm" svg:x="11.572cm" svg:y="4.671cm" svg:viewBox="0 0 27 9" draw:points="0,0 27,5 26,9">
          <text:p/>
        </draw:polygon>
        <draw:polygon draw:style-name="gr2" draw:text-style-name="P2" draw:layer="layout" svg:width="0.018cm" svg:height="0.037cm" svg:x="11.564cm" svg:y="4.684cm" svg:viewBox="0 0 19 38" draw:points="19,0 18,1 0,38">
          <text:p/>
        </draw:polygon>
        <draw:polygon draw:style-name="gr2" draw:text-style-name="P2" draw:layer="layout" svg:width="0.025cm" svg:height="0.008cm" svg:x="11.572cm" svg:y="4.671cm" svg:viewBox="0 0 26 9" draw:points="0,0 26,9 25,9">
          <text:p/>
        </draw:polygon>
        <draw:polygon draw:style-name="gr2" draw:text-style-name="P2" draw:layer="layout" svg:width="0.018cm" svg:height="0.038cm" svg:x="11.564cm" svg:y="4.683cm" svg:viewBox="0 0 19 39" draw:points="19,0 19,1 0,39">
          <text:p/>
        </draw:polygon>
        <draw:polygon draw:style-name="gr2" draw:text-style-name="P2" draw:layer="layout" svg:width="0.024cm" svg:height="0.008cm" svg:x="11.572cm" svg:y="4.671cm" svg:viewBox="0 0 25 9" draw:points="0,0 25,9 24,9">
          <text:p/>
        </draw:polygon>
        <draw:polygon draw:style-name="gr2" draw:text-style-name="P2" draw:layer="layout" svg:width="0.018cm" svg:height="0.039cm" svg:x="11.564cm" svg:y="4.682cm" svg:viewBox="0 0 19 40" draw:points="19,0 19,1 0,40">
          <text:p/>
        </draw:polygon>
        <draw:polygon draw:style-name="gr2" draw:text-style-name="P2" draw:layer="layout" svg:width="0.024cm" svg:height="0.008cm" svg:x="11.572cm" svg:y="4.671cm" svg:viewBox="0 0 25 9" draw:points="0,0 25,9 23,9">
          <text:p/>
        </draw:polygon>
        <draw:polygon draw:style-name="gr2" draw:text-style-name="P2" draw:layer="layout" svg:width="0.018cm" svg:height="0.051cm" svg:x="11.564cm" svg:y="4.671cm" svg:viewBox="0 0 19 52" draw:points="19,12 0,52 10,0">
          <text:p/>
        </draw:polygon>
        <draw:polygon draw:style-name="gr2" draw:text-style-name="P2" draw:layer="layout" svg:width="0.022cm" svg:height="0.008cm" svg:x="11.572cm" svg:y="4.671cm" svg:viewBox="0 0 23 9" draw:points="0,0 23,9 22,7">
          <text:p/>
        </draw:polygon>
        <draw:polygon draw:style-name="gr2" draw:text-style-name="P2" draw:layer="layout" svg:width="0.01cm" svg:height="0.012cm" svg:x="11.572cm" svg:y="4.671cm" svg:viewBox="0 0 11 13" draw:points="11,12 11,13 0,0">
          <text:p/>
        </draw:polygon>
        <draw:polygon draw:style-name="gr2" draw:text-style-name="P2" draw:layer="layout" svg:width="0.021cm" svg:height="0.007cm" svg:x="11.572cm" svg:y="4.671cm" svg:viewBox="0 0 22 8" draw:points="0,0 22,8">
          <text:p/>
        </draw:polygon>
        <draw:polygon draw:style-name="gr2" draw:text-style-name="P2" draw:layer="layout" svg:width="0.01cm" svg:height="0.011cm" svg:x="11.572cm" svg:y="4.671cm" svg:viewBox="0 0 11 12" draw:points="11,11 11,12 0,0">
          <text:p/>
        </draw:polygon>
        <draw:polygon draw:style-name="gr2" draw:text-style-name="P2" draw:layer="layout" svg:width="0.021cm" svg:height="0.007cm" svg:x="11.572cm" svg:y="4.671cm" svg:viewBox="0 0 22 8" draw:points="0,0 22,8 20,8">
          <text:p/>
        </draw:polygon>
        <draw:polygon draw:style-name="gr2" draw:text-style-name="P2" draw:layer="layout" svg:width="0.01cm" svg:height="0.01cm" svg:x="11.572cm" svg:y="4.671cm" svg:viewBox="0 0 11 11" draw:points="11,11 0,0">
          <text:p/>
        </draw:polygon>
        <draw:polygon draw:style-name="gr2" draw:text-style-name="P2" draw:layer="layout" svg:width="0.019cm" svg:height="0.007cm" svg:x="11.572cm" svg:y="4.671cm" svg:viewBox="0 0 20 8" draw:points="0,0 20,8 19,8">
          <text:p/>
        </draw:polygon>
        <draw:polygon draw:style-name="gr2" draw:text-style-name="P2" draw:layer="layout" svg:width="0.012cm" svg:height="0.01cm" svg:x="11.572cm" svg:y="4.671cm" svg:viewBox="0 0 13 11" draw:points="13,10 11,11 0,0">
          <text:p/>
        </draw:polygon>
        <draw:polygon draw:style-name="gr2" draw:text-style-name="P2" draw:layer="layout" svg:width="0.018cm" svg:height="0.007cm" svg:x="11.572cm" svg:y="4.671cm" svg:viewBox="0 0 19 8" draw:points="0,0 19,8">
          <text:p/>
        </draw:polygon>
        <draw:polygon draw:style-name="gr2" draw:text-style-name="P2" draw:layer="layout" svg:width="0.012cm" svg:height="0.009cm" svg:x="11.572cm" svg:y="4.671cm" svg:viewBox="0 0 13 10" draw:points="13,9 12,10 0,0">
          <text:p/>
        </draw:polygon>
        <draw:polygon draw:style-name="gr2" draw:text-style-name="P2" draw:layer="layout" svg:width="0.018cm" svg:height="0.007cm" svg:x="11.572cm" svg:y="4.671cm" svg:viewBox="0 0 19 8" draw:points="0,0 19,8 18,8">
          <text:p/>
        </draw:polygon>
        <draw:polygon draw:style-name="gr2" draw:text-style-name="P2" draw:layer="layout" svg:width="0.013cm" svg:height="0.008cm" svg:x="11.572cm" svg:y="4.671cm" svg:viewBox="0 0 14 9" draw:points="14,9 13,9 0,0">
          <text:p/>
        </draw:polygon>
        <draw:polygon draw:style-name="gr2" draw:text-style-name="P2" draw:layer="layout" svg:width="0.017cm" svg:height="0.007cm" svg:x="11.572cm" svg:y="4.671cm" svg:viewBox="0 0 18 8" draw:points="0,0 18,8">
          <text:p/>
        </draw:polygon>
        <draw:polygon draw:style-name="gr2" draw:text-style-name="P2" draw:layer="layout" svg:width="0.014cm" svg:height="0.008cm" svg:x="11.572cm" svg:y="4.671cm" svg:viewBox="0 0 15 9" draw:points="15,7 14,9 0,0">
          <text:p/>
        </draw:polygon>
        <draw:polygon draw:style-name="gr2" draw:text-style-name="P2" draw:layer="layout" svg:width="0.017cm" svg:height="0.007cm" svg:x="11.572cm" svg:y="4.671cm" svg:viewBox="0 0 18 8" draw:points="0,0 18,8 17,8">
          <text:p/>
        </draw:polygon>
        <draw:polygon draw:style-name="gr2" draw:text-style-name="P2" draw:layer="layout" svg:width="0.015cm" svg:height="0.007cm" svg:x="11.572cm" svg:y="4.671cm" svg:viewBox="0 0 16 8" draw:points="16,8 15,8 0,0">
          <text:p/>
        </draw:polygon>
        <draw:polygon draw:style-name="gr2" draw:text-style-name="P2" draw:layer="layout" svg:width="0.016cm" svg:height="0.007cm" svg:x="11.572cm" svg:y="4.671cm" svg:viewBox="0 0 17 8" draw:points="0,0 17,8 16,8">
          <text:p/>
        </draw:polygon>
        <draw:polygon draw:style-name="gr2" draw:text-style-name="P2" draw:layer="layout" svg:width="0.023cm" svg:height="0.004cm" svg:x="11.531cm" svg:y="4.671cm" svg:viewBox="0 0 24 5" draw:points="0,0 24,0 24,5">
          <text:p/>
        </draw:polygon>
        <draw:polygon draw:style-name="gr2" draw:text-style-name="P2" draw:layer="layout" svg:width="0.006cm" svg:height="0.006cm" svg:x="11.549cm" svg:y="4.722cm" svg:viewBox="0 0 7 7" draw:points="0,0 7,1 7,7">
          <text:p/>
        </draw:polygon>
        <draw:polygon draw:style-name="gr2" draw:text-style-name="P2" draw:layer="layout" svg:width="0.029cm" svg:height="0.006cm" svg:x="11.526cm" svg:y="4.723cm" svg:viewBox="0 0 30 7" draw:points="30,7 0,7 0,0">
          <text:p/>
        </draw:polygon>
        <draw:polygon draw:style-name="gr2" draw:text-style-name="P2" draw:layer="layout" svg:width="0.023cm" svg:height="0.005cm" svg:x="11.531cm" svg:y="4.671cm" svg:viewBox="0 0 24 6" draw:points="0,0 24,5 17,6">
          <text:p/>
        </draw:polygon>
        <draw:polygon draw:style-name="gr2" draw:text-style-name="P2" draw:layer="layout" svg:width="0.029cm" svg:height="0.006cm" svg:x="11.526cm" svg:y="4.722cm" svg:viewBox="0 0 30 7" draw:points="24,0 30,7 0,1">
          <text:p/>
        </draw:polygon>
        <draw:polygon draw:style-name="gr2" draw:text-style-name="P2" draw:layer="layout" svg:width="0.017cm" svg:height="0.051cm" svg:x="11.531cm" svg:y="4.671cm" svg:viewBox="0 0 18 52" draw:points="0,52 0,0 18,5">
          <text:p/>
        </draw:polygon>
        <draw:polygon draw:style-name="gr2" draw:text-style-name="P2" draw:layer="layout" svg:width="0.023cm" svg:height="0.001cm" svg:x="11.526cm" svg:y="4.722cm" svg:viewBox="0 0 24 2" draw:points="24,0 0,2 6,0">
          <text:p/>
        </draw:polygon>
        <draw:polygon draw:style-name="gr2" draw:text-style-name="P2" draw:layer="layout" svg:width="0.017cm" svg:height="0.046cm" svg:x="11.531cm" svg:y="4.675cm" svg:viewBox="0 0 18 47" draw:points="0,47 18,0 18,47">
          <text:p/>
        </draw:polygon>
        <draw:polygon draw:style-name="gr2" draw:text-style-name="P2" draw:layer="layout" svg:width="0.001cm" svg:height="0cm" svg:x="11.543cm" svg:y="4.641cm" svg:viewBox="0 0 2 1" draw:points="0,0 1,0 2,1">
          <text:p/>
        </draw:polygon>
        <draw:polygon draw:style-name="gr2" draw:text-style-name="P2" draw:layer="layout" svg:width="0.001cm" svg:height="0.001cm" svg:x="11.545cm" svg:y="4.642cm" svg:viewBox="0 0 2 2" draw:points="0,0 2,2">
          <text:p/>
        </draw:polygon>
        <draw:polygon draw:style-name="gr2" draw:text-style-name="P2" draw:layer="layout" svg:width="0cm" svg:height="0cm" svg:x="11.546cm" svg:y="4.643cm" svg:viewBox="0 0 1 1" draw:points="0,0 1,1">
          <text:p/>
        </draw:polygon>
        <draw:polygon draw:style-name="gr2" draw:text-style-name="P2" draw:layer="layout" svg:width="0.001cm" svg:height="0.003cm" svg:x="11.547cm" svg:y="4.644cm" svg:viewBox="0 0 2 4" draw:points="0,0 2,2 2,4">
          <text:p/>
        </draw:polygon>
        <draw:polygon draw:style-name="gr2" draw:text-style-name="P2" draw:layer="layout" svg:width="0.003cm" svg:height="0.001cm" svg:x="11.548cm" svg:y="4.646cm" svg:viewBox="0 0 4 2" draw:points="0,0 2,2 4,2">
          <text:p/>
        </draw:polygon>
        <draw:polygon draw:style-name="gr2" draw:text-style-name="P2" draw:layer="layout" svg:width="0.003cm" svg:height="0.003cm" svg:x="11.548cm" svg:y="4.653cm" svg:viewBox="0 0 4 4" draw:points="4,0 2,2 0,4">
          <text:p/>
        </draw:polygon>
        <draw:polygon draw:style-name="gr2" draw:text-style-name="P2" draw:layer="layout" svg:width="0.001cm" svg:height="0.001cm" svg:x="11.547cm" svg:y="4.655cm" svg:viewBox="0 0 2 2" draw:points="2,0 2,2 0,2">
          <text:p/>
        </draw:polygon>
        <draw:polygon draw:style-name="gr2" draw:text-style-name="P2" draw:layer="layout" svg:width="0cm" svg:height="0.001cm" svg:x="11.546cm" svg:y="4.656cm" svg:viewBox="0 0 1 2" draw:points="1,0 1,1 0,2">
          <text:p/>
        </draw:polygon>
        <draw:polygon draw:style-name="gr2" draw:text-style-name="P2" draw:layer="layout" svg:width="0.001cm" svg:height="0.001cm" svg:x="11.545cm" svg:y="4.658cm" svg:viewBox="0 0 2 2" draw:points="2,0 0,0 0,2">
          <text:p/>
        </draw:polygon>
        <draw:polygon draw:style-name="gr2" draw:text-style-name="P2" draw:layer="layout" svg:width="0.001cm" svg:height="0cm" svg:x="11.543cm" svg:y="4.659cm" svg:viewBox="0 0 2 0" draw:points="2,0 1,0 0,0">
          <text:p/>
        </draw:polygon>
        <draw:polygon draw:style-name="gr2" draw:text-style-name="P2" draw:layer="layout" svg:width="0.001cm" svg:height="0cm" svg:x="11.541cm" svg:y="4.659cm" svg:viewBox="0 0 2 1" draw:points="2,0 1,0 0,1">
          <text:p/>
        </draw:polygon>
        <draw:polygon draw:style-name="gr2" draw:text-style-name="P2" draw:layer="layout" svg:width="0.001cm" svg:height="0cm" svg:x="11.537cm" svg:y="4.659cm" svg:viewBox="0 0 2 1" draw:points="2,1 1,0 0,0">
          <text:p/>
        </draw:polygon>
        <draw:polygon draw:style-name="gr2" draw:text-style-name="P2" draw:layer="layout" svg:width="0cm" svg:height="0cm" svg:x="11.536cm" svg:y="4.659cm" svg:viewBox="0 0 1 0" draw:points="1,0 0,0">
          <text:p/>
        </draw:polygon>
        <draw:polygon draw:style-name="gr2" draw:text-style-name="P2" draw:layer="layout" svg:width="0.003cm" svg:height="0.001cm" svg:x="11.534cm" svg:y="4.658cm" svg:viewBox="0 0 4 2" draw:points="4,2 2,0 0,0">
          <text:p/>
        </draw:polygon>
        <draw:polygon draw:style-name="gr2" draw:text-style-name="P2" draw:layer="layout" svg:width="0.001cm" svg:height="0.003cm" svg:x="11.533cm" svg:y="4.656cm" svg:viewBox="0 0 2 4" draw:points="2,4 2,2 0,0">
          <text:p/>
        </draw:polygon>
        <draw:polygon draw:style-name="gr2" draw:text-style-name="P2" draw:layer="layout" svg:width="0.003cm" svg:height="0.001cm" svg:x="11.531cm" svg:y="4.655cm" svg:viewBox="0 0 4 2" draw:points="4,2 2,0 0,0">
          <text:p/>
        </draw:polygon>
        <draw:polygon draw:style-name="gr2" draw:text-style-name="P2" draw:layer="layout" svg:width="0cm" svg:height="0.001cm" svg:x="11.531cm" svg:y="4.653cm" svg:viewBox="0 0 0 2" draw:points="0,2 0,1 0,0">
          <text:p/>
        </draw:polygon>
        <draw:polygon draw:style-name="gr2" draw:text-style-name="P2" draw:layer="layout" svg:width="0cm" svg:height="0.001cm" svg:x="11.53cm" svg:y="4.651cm" svg:viewBox="0 0 1 2" draw:points="1,2 1,1 0,0">
          <text:p/>
        </draw:polygon>
        <draw:polygon draw:style-name="gr2" draw:text-style-name="P2" draw:layer="layout" svg:width="0cm" svg:height="0.001cm" svg:x="11.53cm" svg:y="4.647cm" svg:viewBox="0 0 1 2" draw:points="0,2 1,1 1,0">
          <text:p/>
        </draw:polygon>
        <draw:polygon draw:style-name="gr2" draw:text-style-name="P2" draw:layer="layout" svg:width="0cm" svg:height="0cm" svg:x="11.531cm" svg:y="4.646cm" svg:viewBox="0 0 0 1" draw:points="0,1 0,0">
          <text:p/>
        </draw:polygon>
        <draw:polygon draw:style-name="gr2" draw:text-style-name="P2" draw:layer="layout" svg:width="0.003cm" svg:height="0.003cm" svg:x="11.531cm" svg:y="4.644cm" svg:viewBox="0 0 4 4" draw:points="0,4 2,2 4,0">
          <text:p/>
        </draw:polygon>
        <draw:polygon draw:style-name="gr2" draw:text-style-name="P2" draw:layer="layout" svg:width="0.001cm" svg:height="0.001cm" svg:x="11.533cm" svg:y="4.643cm" svg:viewBox="0 0 2 2" draw:points="0,2 2,2 2,0">
          <text:p/>
        </draw:polygon>
        <draw:polygon draw:style-name="gr2" draw:text-style-name="P2" draw:layer="layout" svg:width="0.003cm" svg:height="0.001cm" svg:x="11.534cm" svg:y="4.642cm" svg:viewBox="0 0 4 2" draw:points="0,2 2,0 4,0">
          <text:p/>
        </draw:polygon>
        <draw:polygon draw:style-name="gr2" draw:text-style-name="P2" draw:layer="layout" svg:width="0cm" svg:height="0cm" svg:x="11.536cm" svg:y="4.641cm" svg:viewBox="0 0 1 1" draw:points="0,1 0,0 1,0">
          <text:p/>
        </draw:polygon>
        <draw:polygon draw:style-name="gr2" draw:text-style-name="P2" draw:layer="layout" svg:width="0.003cm" svg:height="0.002cm" svg:x="11.543cm" svg:y="4.641cm" svg:viewBox="0 0 4 3" draw:points="0,0 2,2 4,3">
          <text:p/>
        </draw:polygon>
        <draw:polygon draw:style-name="gr2" draw:text-style-name="P2" draw:layer="layout" svg:width="0.002cm" svg:height="0.004cm" svg:x="11.546cm" svg:y="4.643cm" svg:viewBox="0 0 3 5" draw:points="0,0 1,2 3,5">
          <text:p/>
        </draw:polygon>
        <draw:polygon draw:style-name="gr2" draw:text-style-name="P2" draw:layer="layout" svg:width="0.003cm" svg:height="0.003cm" svg:x="11.548cm" svg:y="4.646cm" svg:viewBox="0 0 4 4" draw:points="0,0 4,1 4,4">
          <text:p/>
        </draw:polygon>
        <draw:polygon draw:style-name="gr2" draw:text-style-name="P2" draw:layer="layout" svg:width="0.004cm" svg:height="0.003cm" svg:x="11.547cm" svg:y="4.653cm" svg:viewBox="0 0 5 4" draw:points="5,0 2,3 0,4">
          <text:p/>
        </draw:polygon>
        <draw:polygon draw:style-name="gr2" draw:text-style-name="P2" draw:layer="layout" svg:width="0.002cm" svg:height="0.003cm" svg:x="11.545cm" svg:y="4.656cm" svg:viewBox="0 0 3 4" draw:points="3,0 2,3 0,4">
          <text:p/>
        </draw:polygon>
        <draw:polygon draw:style-name="gr2" draw:text-style-name="P2" draw:layer="layout" svg:width="0.004cm" svg:height="0.001cm" svg:x="11.541cm" svg:y="4.659cm" svg:viewBox="0 0 5 2" draw:points="5,0 3,0 0,2">
          <text:p/>
        </draw:polygon>
        <draw:polygon draw:style-name="gr2" draw:text-style-name="P2" draw:layer="layout" svg:width="0.003cm" svg:height="0cm" svg:x="11.537cm" svg:y="4.659cm" svg:viewBox="0 0 4 1" draw:points="4,1 2,1 0,0">
          <text:p/>
        </draw:polygon>
        <draw:polygon draw:style-name="gr2" draw:text-style-name="P2" draw:layer="layout" svg:width="0.003cm" svg:height="0.001cm" svg:x="11.534cm" svg:y="4.658cm" svg:viewBox="0 0 4 2" draw:points="4,2 2,2 0,0">
          <text:p/>
        </draw:polygon>
        <draw:polygon draw:style-name="gr2" draw:text-style-name="P2" draw:layer="layout" svg:width="0.004cm" svg:height="0.003cm" svg:x="11.531cm" svg:y="4.655cm" svg:viewBox="0 0 5 4" draw:points="5,4 3,1 0,0">
          <text:p/>
        </draw:polygon>
        <draw:polygon draw:style-name="gr2" draw:text-style-name="P2" draw:layer="layout" svg:width="0cm" svg:height="0.003cm" svg:x="11.53cm" svg:y="4.651cm" svg:viewBox="0 0 1 4" draw:points="1,4 1,2 0,0">
          <text:p/>
        </draw:polygon>
        <draw:polygon draw:style-name="gr2" draw:text-style-name="P2" draw:layer="layout" svg:width="0cm" svg:height="0.003cm" svg:x="11.53cm" svg:y="4.647cm" svg:viewBox="0 0 1 4" draw:points="0,4 0,2 1,0">
          <text:p/>
        </draw:polygon>
        <draw:polygon draw:style-name="gr2" draw:text-style-name="P2" draw:layer="layout" svg:width="0.003cm" svg:height="0.003cm" svg:x="11.531cm" svg:y="4.644cm" svg:viewBox="0 0 4 4" draw:points="0,4 0,3 4,0">
          <text:p/>
        </draw:polygon>
        <draw:polygon draw:style-name="gr2" draw:text-style-name="P2" draw:layer="layout" svg:width="0.003cm" svg:height="0.002cm" svg:x="11.533cm" svg:y="4.642cm" svg:viewBox="0 0 4 3" draw:points="0,3 2,1 4,0">
          <text:p/>
        </draw:polygon>
        <draw:polygon draw:style-name="gr2" draw:text-style-name="P2" draw:layer="layout" svg:width="0.002cm" svg:height="0cm" svg:x="11.536cm" svg:y="4.641cm" svg:viewBox="0 0 3 1" draw:points="0,1 1,0 3,0">
          <text:p/>
        </draw:polygon>
        <draw:polygon draw:style-name="gr2" draw:text-style-name="P2" draw:layer="layout" svg:width="0.007cm" svg:height="0.002cm" svg:x="11.539cm" svg:y="4.641cm" svg:viewBox="0 0 8 3" draw:points="0,0 5,0 8,3">
          <text:p/>
        </draw:polygon>
        <draw:polygon draw:style-name="gr2" draw:text-style-name="P2" draw:layer="layout" svg:width="0.004cm" svg:height="0.006cm" svg:x="11.546cm" svg:y="4.643cm" svg:viewBox="0 0 5 7" draw:points="0,0 2,4 5,7">
          <text:p/>
        </draw:polygon>
        <draw:polygon draw:style-name="gr2" draw:text-style-name="P2" draw:layer="layout" svg:width="0.004cm" svg:height="0.008cm" svg:x="11.547cm" svg:y="4.649cm" svg:viewBox="0 0 5 9" draw:points="5,0 5,5 0,9">
          <text:p/>
        </draw:polygon>
        <draw:polygon draw:style-name="gr2" draw:text-style-name="P2" draw:layer="layout" svg:width="0.006cm" svg:height="0.004cm" svg:x="11.541cm" svg:y="4.656cm" svg:viewBox="0 0 7 5" draw:points="7,0 5,4 0,5">
          <text:p/>
        </draw:polygon>
        <draw:polygon draw:style-name="gr2" draw:text-style-name="P2" draw:layer="layout" svg:width="0.007cm" svg:height="0.002cm" svg:x="11.534cm" svg:y="4.658cm" svg:viewBox="0 0 8 3" draw:points="8,3 3,1 0,0">
          <text:p/>
        </draw:polygon>
        <draw:polygon draw:style-name="gr2" draw:text-style-name="P2" draw:layer="layout" svg:width="0.005cm" svg:height="0.007cm" svg:x="11.53cm" svg:y="4.651cm" svg:viewBox="0 0 6 8" draw:points="6,8 2,4 0,0">
          <text:p/>
        </draw:polygon>
        <draw:polygon draw:style-name="gr2" draw:text-style-name="P2" draw:layer="layout" svg:width="0.003cm" svg:height="0.007cm" svg:x="11.53cm" svg:y="4.644cm" svg:viewBox="0 0 4 8" draw:points="0,8 1,3 4,0">
          <text:p/>
        </draw:polygon>
        <draw:polygon draw:style-name="gr2" draw:text-style-name="P2" draw:layer="layout" svg:width="0.006cm" svg:height="0.003cm" svg:x="11.533cm" svg:y="4.641cm" svg:viewBox="0 0 7 4" draw:points="0,4 3,1 7,0">
          <text:p/>
        </draw:polygon>
        <draw:polygon draw:style-name="gr2" draw:text-style-name="P2" draw:layer="layout" svg:width="0.01cm" svg:height="0.008cm" svg:x="11.539cm" svg:y="4.641cm" svg:viewBox="0 0 11 9" draw:points="0,0 8,2 11,9">
          <text:p/>
        </draw:polygon>
        <draw:polygon draw:style-name="gr2" draw:text-style-name="P2" draw:layer="layout" svg:width="0.009cm" svg:height="0.012cm" svg:x="11.541cm" svg:y="4.649cm" svg:viewBox="0 0 10 13" draw:points="10,0 7,8 0,13">
          <text:p/>
        </draw:polygon>
        <draw:polygon draw:style-name="gr2" draw:text-style-name="P2" draw:layer="layout" svg:width="0.01cm" svg:height="0.009cm" svg:x="11.53cm" svg:y="4.651cm" svg:viewBox="0 0 11 10" draw:points="11,10 5,8 0,0">
          <text:p/>
        </draw:polygon>
        <draw:polygon draw:style-name="gr2" draw:text-style-name="P2" draw:layer="layout" svg:width="0.009cm" svg:height="0.01cm" svg:x="11.53cm" svg:y="4.641cm" svg:viewBox="0 0 10 11" draw:points="0,11 3,3 10,0">
          <text:p/>
        </draw:polygon>
        <draw:polygon draw:style-name="gr2" draw:text-style-name="P2" draw:layer="layout" svg:width="0.01cm" svg:height="0.019cm" svg:x="11.539cm" svg:y="4.641cm" svg:viewBox="0 0 11 20" draw:points="0,0 11,8 2,20">
          <text:p/>
        </draw:polygon>
        <draw:polygon draw:style-name="gr2" draw:text-style-name="P2" draw:layer="layout" svg:width="0.01cm" svg:height="0.019cm" svg:x="11.53cm" svg:y="4.641cm" svg:viewBox="0 0 11 20" draw:points="11,20 0,10 10,0">
          <text:p/>
        </draw:polygon>
        <draw:polygon draw:style-name="gr2" draw:text-style-name="P2" draw:layer="layout" svg:width="0.041cm" svg:height="0.004cm" svg:x="11.708cm" svg:y="4.795cm" svg:viewBox="0 0 42 5" draw:points="0,0 42,0 42,5">
          <text:p/>
        </draw:polygon>
        <draw:polygon draw:style-name="gr2" draw:text-style-name="P2" draw:layer="layout" svg:width="0.01cm" svg:height="0.006cm" svg:x="11.739cm" svg:y="4.871cm" svg:viewBox="0 0 11 7" draw:points="0,0 11,1 11,7">
          <text:p/>
        </draw:polygon>
        <draw:polygon draw:style-name="gr2" draw:text-style-name="P2" draw:layer="layout" svg:width="0.006cm" svg:height="0.025cm" svg:x="11.676cm" svg:y="4.852cm" svg:viewBox="0 0 7 26" draw:points="2,26 0,0 7,0">
          <text:p/>
        </draw:polygon>
        <draw:polygon draw:style-name="gr2" draw:text-style-name="P2" draw:layer="layout" svg:width="0.012cm" svg:height="0.007cm" svg:x="11.708cm" svg:y="4.795cm" svg:viewBox="0 0 13 8" draw:points="13,8 0,5 0,0">
          <text:p/>
        </draw:polygon>
        <draw:polygon draw:style-name="gr2" draw:text-style-name="P2" draw:layer="layout" svg:width="0.041cm" svg:height="0.007cm" svg:x="11.708cm" svg:y="4.795cm" svg:viewBox="0 0 42 8" draw:points="0,0 42,5 31,8">
          <text:p/>
        </draw:polygon>
        <draw:polygon draw:style-name="gr2" draw:text-style-name="P2" draw:layer="layout" svg:width="0.072cm" svg:height="0.006cm" svg:x="11.678cm" svg:y="4.871cm" svg:viewBox="0 0 73 7" draw:points="62,0 73,7 0,7">
          <text:p/>
        </draw:polygon>
        <draw:polygon draw:style-name="gr2" draw:text-style-name="P2" draw:layer="layout" svg:width="0.008cm" svg:height="0.025cm" svg:x="11.678cm" svg:y="4.852cm" svg:viewBox="0 0 9 26" draw:points="0,26 5,0 9,18">
          <text:p/>
        </draw:polygon>
        <draw:polygon draw:style-name="gr2" draw:text-style-name="P2" draw:layer="layout" svg:width="0.031cm" svg:height="0.007cm" svg:x="11.708cm" svg:y="4.795cm" svg:viewBox="0 0 32 8" draw:points="12,8 0,0 32,8">
          <text:p/>
        </draw:polygon>
        <draw:polygon draw:style-name="gr2" draw:text-style-name="P2" draw:layer="layout" svg:width="0.009cm" svg:height="0.008cm" svg:x="11.678cm" svg:y="4.869cm" svg:viewBox="0 0 10 9" draw:points="0,9 9,0 10,0">
          <text:p/>
        </draw:polygon>
        <draw:polygon draw:style-name="gr2" draw:text-style-name="P2" draw:layer="layout" svg:width="0.018cm" svg:height="0.069cm" svg:x="11.721cm" svg:y="4.801cm" svg:viewBox="0 0 19 70" draw:points="0,70 0,0 19,0">
          <text:p/>
        </draw:polygon>
        <draw:polygon draw:style-name="gr2" draw:text-style-name="P2" draw:layer="layout" svg:width="0.01cm" svg:height="0.008cm" svg:x="11.678cm" svg:y="4.869cm" svg:viewBox="0 0 11 9" draw:points="0,9 10,0 11,0">
          <text:p/>
        </draw:polygon>
        <draw:polygon draw:style-name="gr2" draw:text-style-name="P2" draw:layer="layout" svg:width="0.018cm" svg:height="0.07cm" svg:x="11.721cm" svg:y="4.801cm" svg:viewBox="0 0 19 71" draw:points="0,70 19,0 19,71">
          <text:p/>
        </draw:polygon>
        <draw:polygon draw:style-name="gr2" draw:text-style-name="P2" draw:layer="layout" svg:width="0.01cm" svg:height="0.008cm" svg:x="11.678cm" svg:y="4.869cm" svg:viewBox="0 0 11 9" draw:points="0,9 11,0 11,1">
          <text:p/>
        </draw:polygon>
        <draw:polygon draw:style-name="gr2" draw:text-style-name="P2" draw:layer="layout" svg:width="0.033cm" svg:height="0cm" svg:x="11.705cm" svg:y="4.87cm" svg:viewBox="0 0 34 1" draw:points="0,0 16,0 34,1">
          <text:p/>
        </draw:polygon>
        <draw:polygon draw:style-name="gr2" draw:text-style-name="P2" draw:layer="layout" svg:width="0.012cm" svg:height="0.007cm" svg:x="11.678cm" svg:y="4.87cm" svg:viewBox="0 0 13 8" draw:points="0,8 11,0 13,0">
          <text:p/>
        </draw:polygon>
        <draw:polygon draw:style-name="gr2" draw:text-style-name="P2" draw:layer="layout" svg:width="0.035cm" svg:height="0cm" svg:x="11.703cm" svg:y="4.87cm" svg:viewBox="0 0 36 1" draw:points="0,0 2,0 36,1">
          <text:p/>
        </draw:polygon>
        <draw:polygon draw:style-name="gr2" draw:text-style-name="P2" draw:layer="layout" svg:width="0.012cm" svg:height="0.007cm" svg:x="11.678cm" svg:y="4.87cm" svg:viewBox="0 0 13 8" draw:points="0,8 12,0 13,0">
          <text:p/>
        </draw:polygon>
        <draw:polygon draw:style-name="gr2" draw:text-style-name="P2" draw:layer="layout" svg:width="0.036cm" svg:height="0cm" svg:x="11.702cm" svg:y="4.87cm" svg:viewBox="0 0 37 1" draw:points="0,0 1,0 37,1">
          <text:p/>
        </draw:polygon>
        <draw:polygon draw:style-name="gr2" draw:text-style-name="P2" draw:layer="layout" svg:width="0.014cm" svg:height="0.007cm" svg:x="11.678cm" svg:y="4.87cm" svg:viewBox="0 0 15 8" draw:points="0,8 13,0 15,0">
          <text:p/>
        </draw:polygon>
        <draw:polygon draw:style-name="gr2" draw:text-style-name="P2" draw:layer="layout" svg:width="0.061cm" svg:height="0.007cm" svg:x="11.678cm" svg:y="4.87cm" svg:viewBox="0 0 62 8" draw:points="24,0 62,1 0,8">
          <text:p/>
        </draw:polygon>
        <draw:polygon draw:style-name="gr2" draw:text-style-name="P2" draw:layer="layout" svg:width="0.014cm" svg:height="0.007cm" svg:x="11.678cm" svg:y="4.87cm" svg:viewBox="0 0 15 8" draw:points="0,8 14,0 15,0">
          <text:p/>
        </draw:polygon>
        <draw:polygon draw:style-name="gr2" draw:text-style-name="P2" draw:layer="layout" svg:width="0.024cm" svg:height="0.007cm" svg:x="11.678cm" svg:y="4.87cm" svg:viewBox="0 0 25 8" draw:points="23,0 25,0 0,8">
          <text:p/>
        </draw:polygon>
        <draw:polygon draw:style-name="gr2" draw:text-style-name="P2" draw:layer="layout" svg:width="0.015cm" svg:height="0.007cm" svg:x="11.678cm" svg:y="4.87cm" svg:viewBox="0 0 16 8" draw:points="0,8 15,0 16,0">
          <text:p/>
        </draw:polygon>
        <draw:polygon draw:style-name="gr2" draw:text-style-name="P2" draw:layer="layout" svg:width="0.022cm" svg:height="0.007cm" svg:x="11.678cm" svg:y="4.87cm" svg:viewBox="0 0 23 8" draw:points="22,0 23,0 0,8">
          <text:p/>
        </draw:polygon>
        <draw:polygon draw:style-name="gr2" draw:text-style-name="P2" draw:layer="layout" svg:width="0.017cm" svg:height="0.007cm" svg:x="11.678cm" svg:y="4.87cm" svg:viewBox="0 0 18 8" draw:points="0,8 16,0 18,0">
          <text:p/>
        </draw:polygon>
        <draw:polygon draw:style-name="gr2" draw:text-style-name="P2" draw:layer="layout" svg:width="0.021cm" svg:height="0.007cm" svg:x="11.678cm" svg:y="4.87cm" svg:viewBox="0 0 22 8" draw:points="21,0 22,0 0,8">
          <text:p/>
        </draw:polygon>
        <draw:polygon draw:style-name="gr2" draw:text-style-name="P2" draw:layer="layout" svg:width="0.018cm" svg:height="0.007cm" svg:x="11.678cm" svg:y="4.87cm" svg:viewBox="0 0 19 8" draw:points="0,8 18,0 19,0">
          <text:p/>
        </draw:polygon>
        <draw:polygon draw:style-name="gr2" draw:text-style-name="P2" draw:layer="layout" svg:width="0.02cm" svg:height="0.007cm" svg:x="11.678cm" svg:y="4.87cm" svg:viewBox="0 0 21 8" draw:points="19,0 21,0 0,8">
          <text:p/>
        </draw:polygon>
        <draw:polygon draw:style-name="gr2" draw:text-style-name="P2" draw:layer="layout" svg:width="0.001cm" svg:height="0cm" svg:x="11.644cm" svg:y="4.819cm" svg:viewBox="0 0 2 0" draw:points="0,0 1,0 2,0">
          <text:p/>
        </draw:polygon>
        <draw:polygon draw:style-name="gr2" draw:text-style-name="P2" draw:layer="layout" svg:width="0.002cm" svg:height="0cm" svg:x="11.649cm" svg:y="4.819cm" svg:viewBox="0 0 3 1" draw:points="0,0 1,0 3,1">
          <text:p/>
        </draw:polygon>
        <draw:polygon draw:style-name="gr2" draw:text-style-name="P2" draw:layer="layout" svg:width="0.001cm" svg:height="0cm" svg:x="11.654cm" svg:y="4.82cm" svg:viewBox="0 0 2 0" draw:points="0,0 1,0 2,0">
          <text:p/>
        </draw:polygon>
        <draw:polygon draw:style-name="gr2" draw:text-style-name="P2" draw:layer="layout" svg:width="0.001cm" svg:height="0cm" svg:x="11.658cm" svg:y="4.82cm" svg:viewBox="0 0 2 1" draw:points="0,0 1,1 2,1">
          <text:p/>
        </draw:polygon>
        <draw:polygon draw:style-name="gr2" draw:text-style-name="P2" draw:layer="layout" svg:width="0.001cm" svg:height="0.015cm" svg:x="11.66cm" svg:y="4.821cm" svg:viewBox="0 0 2 16" draw:points="0,0 2,0 2,16">
          <text:p/>
        </draw:polygon>
        <draw:polygon draw:style-name="gr2" draw:text-style-name="P2" draw:layer="layout" svg:width="0.006cm" svg:height="0.008cm" svg:x="11.655cm" svg:y="4.827cm" svg:viewBox="0 0 7 9" draw:points="7,9 2,9 0,0">
          <text:p/>
        </draw:polygon>
        <draw:polygon draw:style-name="gr2" draw:text-style-name="P2" draw:layer="layout" svg:width="0.001cm" svg:height="0cm" svg:x="11.646cm" svg:y="4.843cm" svg:viewBox="0 0 2 1" draw:points="0,0 1,1 2,1">
          <text:p/>
        </draw:polygon>
        <draw:polygon draw:style-name="gr2" draw:text-style-name="P2" draw:layer="layout" svg:width="0.001cm" svg:height="0cm" svg:x="11.65cm" svg:y="4.844cm" svg:viewBox="0 0 2 0" draw:points="0,0 1,0 2,0">
          <text:p/>
        </draw:polygon>
        <draw:polygon draw:style-name="gr2" draw:text-style-name="P2" draw:layer="layout" svg:width="0.001cm" svg:height="0cm" svg:x="11.655cm" svg:y="4.844cm" svg:viewBox="0 0 2 1" draw:points="0,0 1,1 2,1">
          <text:p/>
        </draw:polygon>
        <draw:polygon draw:style-name="gr2" draw:text-style-name="P2" draw:layer="layout" svg:width="0.001cm" svg:height="0.001cm" svg:x="11.657cm" svg:y="4.845cm" svg:viewBox="0 0 2 2" draw:points="0,0 2,0 2,2">
          <text:p/>
        </draw:polygon>
        <draw:polygon draw:style-name="gr2" draw:text-style-name="P2" draw:layer="layout" svg:width="0.001cm" svg:height="0cm" svg:x="11.658cm" svg:y="4.846cm" svg:viewBox="0 0 2 0" draw:points="0,0 1,0 2,0">
          <text:p/>
        </draw:polygon>
        <draw:polygon draw:style-name="gr2" draw:text-style-name="P2" draw:layer="layout" svg:width="0cm" svg:height="0cm" svg:x="11.66cm" svg:y="4.846cm" svg:viewBox="0 0 1 1" draw:points="0,0 1,1">
          <text:p/>
        </draw:polygon>
        <draw:polygon draw:style-name="gr2" draw:text-style-name="P2" draw:layer="layout" svg:width="0.003cm" svg:height="0.001cm" svg:x="11.661cm" svg:y="4.847cm" svg:viewBox="0 0 4 2" draw:points="0,0 2,2 4,2">
          <text:p/>
        </draw:polygon>
        <draw:polygon draw:style-name="gr2" draw:text-style-name="P2" draw:layer="layout" svg:width="0.003cm" svg:height="0.003cm" svg:x="11.662cm" svg:y="4.848cm" svg:viewBox="0 0 4 4" draw:points="0,0 2,2 4,4">
          <text:p/>
        </draw:polygon>
        <draw:polygon draw:style-name="gr2" draw:text-style-name="P2" draw:layer="layout" svg:width="0.001cm" svg:height="0.003cm" svg:x="11.664cm" svg:y="4.85cm" svg:viewBox="0 0 2 4" draw:points="0,0 0,2 2,4">
          <text:p/>
        </draw:polygon>
        <draw:polygon draw:style-name="gr2" draw:text-style-name="P2" draw:layer="layout" svg:width="0.001cm" svg:height="0.001cm" svg:x="11.665cm" svg:y="4.852cm" svg:viewBox="0 0 2 2" draw:points="0,0 2,2">
          <text:p/>
        </draw:polygon>
        <draw:polygon draw:style-name="gr2" draw:text-style-name="P2" draw:layer="layout" svg:width="0cm" svg:height="0.001cm" svg:x="11.666cm" svg:y="4.853cm" svg:viewBox="0 0 0 2" draw:points="0,0 0,1 0,2">
          <text:p/>
        </draw:polygon>
        <draw:polygon draw:style-name="gr2" draw:text-style-name="P2" draw:layer="layout" svg:width="0cm" svg:height="0.001cm" svg:x="11.666cm" svg:y="4.855cm" svg:viewBox="0 0 1 2" draw:points="0,0 0,1 1,2">
          <text:p/>
        </draw:polygon>
        <draw:polygon draw:style-name="gr2" draw:text-style-name="P2" draw:layer="layout" svg:width="0cm" svg:height="0.001cm" svg:x="11.666cm" svg:y="4.865cm" svg:viewBox="0 0 1 2" draw:points="1,0 1,1 0,2">
          <text:p/>
        </draw:polygon>
        <draw:polygon draw:style-name="gr2" draw:text-style-name="P2" draw:layer="layout" svg:width="0.001cm" svg:height="0.003cm" svg:x="11.665cm" svg:y="4.867cm" svg:viewBox="0 0 2 4" draw:points="2,0 2,3 0,4">
          <text:p/>
        </draw:polygon>
        <draw:polygon draw:style-name="gr2" draw:text-style-name="P2" draw:layer="layout" svg:width="0.001cm" svg:height="0.004cm" svg:x="11.664cm" svg:y="4.87cm" svg:viewBox="0 0 2 5" draw:points="2,0 2,3 0,5">
          <text:p/>
        </draw:polygon>
        <draw:polygon draw:style-name="gr2" draw:text-style-name="P2" draw:layer="layout" svg:width="0.004cm" svg:height="0.002cm" svg:x="11.661cm" svg:y="4.873cm" svg:viewBox="0 0 5 3" draw:points="5,0 0,3">
          <text:p/>
        </draw:polygon>
        <draw:polygon draw:style-name="gr2" draw:text-style-name="P2" draw:layer="layout" svg:width="0.003cm" svg:height="0.001cm" svg:x="11.659cm" svg:y="4.875cm" svg:viewBox="0 0 4 2" draw:points="4,0 3,2 0,2">
          <text:p/>
        </draw:polygon>
        <draw:polygon draw:style-name="gr2" draw:text-style-name="P2" draw:layer="layout" svg:width="0.002cm" svg:height="0.003cm" svg:x="11.657cm" svg:y="4.876cm" svg:viewBox="0 0 3 4" draw:points="3,0 1,2 0,4">
          <text:p/>
        </draw:polygon>
        <draw:polygon draw:style-name="gr2" draw:text-style-name="P2" draw:layer="layout" svg:width="0cm" svg:height="0cm" svg:x="11.654cm" svg:y="4.878cm" svg:viewBox="0 0 1 0" draw:points="1,0 0,0">
          <text:p/>
        </draw:polygon>
        <draw:polygon draw:style-name="gr2" draw:text-style-name="P2" draw:layer="layout" svg:width="0.001cm" svg:height="0cm" svg:x="11.645cm" svg:y="4.878cm" svg:viewBox="0 0 2 0" draw:points="2,0 1,0 0,0">
          <text:p/>
        </draw:polygon>
        <draw:polygon draw:style-name="gr2" draw:text-style-name="P2" draw:layer="layout" svg:width="0.001cm" svg:height="0cm" svg:x="11.641cm" svg:y="4.877cm" svg:viewBox="0 0 2 1" draw:points="2,1 1,0 0,0">
          <text:p/>
        </draw:polygon>
        <draw:polygon draw:style-name="gr2" draw:text-style-name="P2" draw:layer="layout" svg:width="0.001cm" svg:height="0cm" svg:x="11.639cm" svg:y="4.876cm" svg:viewBox="0 0 2 1" draw:points="2,1 1,0 0,0">
          <text:p/>
        </draw:polygon>
        <draw:polygon draw:style-name="gr2" draw:text-style-name="P2" draw:layer="layout" svg:width="0.001cm" svg:height="0.001cm" svg:x="11.639cm" svg:y="4.875cm" svg:viewBox="0 0 2 2" draw:points="2,2 2,0 0,0">
          <text:p/>
        </draw:polygon>
        <draw:polygon draw:style-name="gr2" draw:text-style-name="P2" draw:layer="layout" svg:width="0.001cm" svg:height="0cm" svg:x="11.637cm" svg:y="4.874cm" svg:viewBox="0 0 2 1" draw:points="2,1 1,1 0,0">
          <text:p/>
        </draw:polygon>
        <draw:polygon draw:style-name="gr2" draw:text-style-name="P2" draw:layer="layout" svg:width="0.001cm" svg:height="0.001cm" svg:x="11.636cm" svg:y="4.873cm" svg:viewBox="0 0 2 2" draw:points="2,2 0,2 0,0">
          <text:p/>
        </draw:polygon>
        <draw:polygon draw:style-name="gr2" draw:text-style-name="P2" draw:layer="layout" svg:width="0.021cm" svg:height="0.005cm" svg:x="11.613cm" svg:y="4.872cm" svg:viewBox="0 0 22 6" draw:points="22,0 21,6 0,6">
          <text:p/>
        </draw:polygon>
        <draw:polygon draw:style-name="gr2" draw:text-style-name="P2" draw:layer="layout" svg:width="0.005cm" svg:height="0.006cm" svg:x="11.613cm" svg:y="4.871cm" svg:viewBox="0 0 6 7" draw:points="0,7 0,2 6,0">
          <text:p/>
        </draw:polygon>
        <draw:polygon draw:style-name="gr2" draw:text-style-name="P2" draw:layer="layout" svg:width="0.018cm" svg:height="0.014cm" svg:x="11.617cm" svg:y="4.834cm" svg:viewBox="0 0 19 15" draw:points="19,15 0,15 0,0">
          <text:p/>
        </draw:polygon>
        <draw:polygon draw:style-name="gr2" draw:text-style-name="P2" draw:layer="layout" svg:width="0cm" svg:height="0cm" svg:x="11.617cm" svg:y="4.83cm" svg:viewBox="0 0 1 1" draw:points="0,1 1,1 1,0">
          <text:p/>
        </draw:polygon>
        <draw:polygon draw:style-name="gr2" draw:text-style-name="P2" draw:layer="layout" svg:width="0.001cm" svg:height="0.003cm" svg:x="11.618cm" svg:y="4.827cm" svg:viewBox="0 0 2 4" draw:points="0,4 2,1 2,0">
          <text:p/>
        </draw:polygon>
        <draw:polygon draw:style-name="gr2" draw:text-style-name="P2" draw:layer="layout" svg:width="0.003cm" svg:height="0.004cm" svg:x="11.619cm" svg:y="4.824cm" svg:viewBox="0 0 4 5" draw:points="0,5 0,2 4,0">
          <text:p/>
        </draw:polygon>
        <draw:polygon draw:style-name="gr2" draw:text-style-name="P2" draw:layer="layout" svg:width="0.002cm" svg:height="0.003cm" svg:x="11.621cm" svg:y="4.821cm" svg:viewBox="0 0 3 4" draw:points="0,4 2,3 3,0">
          <text:p/>
        </draw:polygon>
        <draw:polygon draw:style-name="gr2" draw:text-style-name="P2" draw:layer="layout" svg:width="0.002cm" svg:height="0.001cm" svg:x="11.623cm" svg:y="4.821cm" svg:viewBox="0 0 3 2" draw:points="0,2 2,2 3,0">
          <text:p/>
        </draw:polygon>
        <draw:polygon draw:style-name="gr2" draw:text-style-name="P2" draw:layer="layout" svg:width="0.001cm" svg:height="0cm" svg:x="11.625cm" svg:y="4.821cm" svg:viewBox="0 0 2 0" draw:points="0,0 1,0 2,0">
          <text:p/>
        </draw:polygon>
        <draw:polygon draw:style-name="gr2" draw:text-style-name="P2" draw:layer="layout" svg:width="0.003cm" svg:height="0.001cm" svg:x="11.627cm" svg:y="4.82cm" svg:viewBox="0 0 4 2" draw:points="0,2 2,0 4,0">
          <text:p/>
        </draw:polygon>
        <draw:polygon draw:style-name="gr2" draw:text-style-name="P2" draw:layer="layout" svg:width="0.001cm" svg:height="0cm" svg:x="11.629cm" svg:y="4.819cm" svg:viewBox="0 0 2 1" draw:points="0,1 1,1 2,0">
          <text:p/>
        </draw:polygon>
        <draw:polygon draw:style-name="gr2" draw:text-style-name="P2" draw:layer="layout" svg:width="0.002cm" svg:height="0cm" svg:x="11.633cm" svg:y="4.819cm" svg:viewBox="0 0 3 0" draw:points="0,0 1,0 3,0">
          <text:p/>
        </draw:polygon>
        <draw:polygon draw:style-name="gr2" draw:text-style-name="P2" draw:layer="layout" svg:width="0.003cm" svg:height="0cm" svg:x="11.642cm" svg:y="4.819cm" svg:viewBox="0 0 4 0" draw:points="0,0 2,0 4,0">
          <text:p/>
        </draw:polygon>
        <draw:polygon draw:style-name="gr2" draw:text-style-name="P2" draw:layer="layout" svg:width="0.004cm" svg:height="0cm" svg:x="11.649cm" svg:y="4.819cm" svg:viewBox="0 0 5 1" draw:points="0,0 3,1 5,1">
          <text:p/>
        </draw:polygon>
        <draw:polygon draw:style-name="gr2" draw:text-style-name="P2" draw:layer="layout" svg:width="0.003cm" svg:height="0cm" svg:x="11.654cm" svg:y="4.82cm" svg:viewBox="0 0 4 0" draw:points="0,0 2,0 4,0">
          <text:p/>
        </draw:polygon>
        <draw:polygon draw:style-name="gr2" draw:text-style-name="P2" draw:layer="layout" svg:width="0.003cm" svg:height="0.017cm" svg:x="11.658cm" svg:y="4.82cm" svg:viewBox="0 0 4 18" draw:points="0,0 2,2 4,18">
          <text:p/>
        </draw:polygon>
        <draw:polygon draw:style-name="gr2" draw:text-style-name="P2" draw:layer="layout" svg:width="0.003cm" svg:height="0cm" svg:x="11.646cm" svg:y="4.843cm" svg:viewBox="0 0 4 1" draw:points="0,0 2,1 4,1">
          <text:p/>
        </draw:polygon>
        <draw:polygon draw:style-name="gr2" draw:text-style-name="P2" draw:layer="layout" svg:width="0.004cm" svg:height="0cm" svg:x="11.65cm" svg:y="4.844cm" svg:viewBox="0 0 5 0" draw:points="0,0 2,0 5,0">
          <text:p/>
        </draw:polygon>
        <draw:polygon draw:style-name="gr2" draw:text-style-name="P2" draw:layer="layout" svg:width="0.003cm" svg:height="0.003cm" svg:x="11.655cm" svg:y="4.844cm" svg:viewBox="0 0 4 4" draw:points="0,0 2,2 4,4">
          <text:p/>
        </draw:polygon>
        <draw:polygon draw:style-name="gr2" draw:text-style-name="P2" draw:layer="layout" svg:width="0.003cm" svg:height="0.001cm" svg:x="11.658cm" svg:y="4.846cm" svg:viewBox="0 0 4 2" draw:points="0,0 2,0 4,2">
          <text:p/>
        </draw:polygon>
        <draw:polygon draw:style-name="gr2" draw:text-style-name="P2" draw:layer="layout" svg:width="0.004cm" svg:height="0.003cm" svg:x="11.661cm" svg:y="4.847cm" svg:viewBox="0 0 5 4" draw:points="0,0 2,1 5,4">
          <text:p/>
        </draw:polygon>
        <draw:polygon draw:style-name="gr2" draw:text-style-name="P2" draw:layer="layout" svg:width="0.002cm" svg:height="0.003cm" svg:x="11.664cm" svg:y="4.85cm" svg:viewBox="0 0 3 4" draw:points="0,0 1,2 3,4">
          <text:p/>
        </draw:polygon>
        <draw:polygon draw:style-name="gr2" draw:text-style-name="P2" draw:layer="layout" svg:width="0.001cm" svg:height="0.004cm" svg:x="11.666cm" svg:y="4.853cm" svg:viewBox="0 0 2 5" draw:points="0,0 0,2 2,5">
          <text:p/>
        </draw:polygon>
        <draw:polygon draw:style-name="gr2" draw:text-style-name="P2" draw:layer="layout" svg:width="0.003cm" svg:height="0.006cm" svg:x="11.665cm" svg:y="4.865cm" svg:viewBox="0 0 4 7" draw:points="4,0 2,3 0,7">
          <text:p/>
        </draw:polygon>
        <draw:polygon draw:style-name="gr2" draw:text-style-name="P2" draw:layer="layout" svg:width="0.004cm" svg:height="0.005cm" svg:x="11.661cm" svg:y="4.87cm" svg:viewBox="0 0 5 6" draw:points="5,0 4,3 0,6">
          <text:p/>
        </draw:polygon>
        <draw:polygon draw:style-name="gr2" draw:text-style-name="P2" draw:layer="layout" svg:width="0.005cm" svg:height="0.003cm" svg:x="11.657cm" svg:y="4.875cm" svg:viewBox="0 0 6 4" draw:points="6,0 2,1 0,4">
          <text:p/>
        </draw:polygon>
        <draw:polygon draw:style-name="gr2" draw:text-style-name="P2" draw:layer="layout" svg:width="0.002cm" svg:height="0cm" svg:x="11.654cm" svg:y="4.878cm" svg:viewBox="0 0 3 0" draw:points="3,0 1,0 0,0">
          <text:p/>
        </draw:polygon>
        <draw:polygon draw:style-name="gr2" draw:text-style-name="P2" draw:layer="layout" svg:width="0.003cm" svg:height="0cm" svg:x="11.645cm" svg:y="4.878cm" svg:viewBox="0 0 4 0" draw:points="4,0 2,0 0,0">
          <text:p/>
        </draw:polygon>
        <draw:polygon draw:style-name="gr2" draw:text-style-name="P2" draw:layer="layout" svg:width="0.003cm" svg:height="0cm" svg:x="11.641cm" svg:y="4.877cm" svg:viewBox="0 0 4 1" draw:points="4,1 2,1 0,0">
          <text:p/>
        </draw:polygon>
        <draw:polygon draw:style-name="gr2" draw:text-style-name="P2" draw:layer="layout" svg:width="0.003cm" svg:height="0.002cm" svg:x="11.639cm" svg:y="4.875cm" svg:viewBox="0 0 4 3" draw:points="4,3 1,1 0,0">
          <text:p/>
        </draw:polygon>
        <draw:polygon draw:style-name="gr2" draw:text-style-name="P2" draw:layer="layout" svg:width="0.003cm" svg:height="0.003cm" svg:x="11.636cm" svg:y="4.873cm" svg:viewBox="0 0 4 4" draw:points="4,4 1,2 0,0">
          <text:p/>
        </draw:polygon>
        <draw:polygon draw:style-name="gr2" draw:text-style-name="P2" draw:layer="layout" svg:width="0.021cm" svg:height="0.006cm" svg:x="11.613cm" svg:y="4.871cm" svg:viewBox="0 0 22 7" draw:points="22,1 0,7 5,0">
          <text:p/>
        </draw:polygon>
        <draw:polygon draw:style-name="gr2" draw:text-style-name="P2" draw:layer="layout" svg:width="0.018cm" svg:height="0.023cm" svg:x="11.617cm" svg:y="4.848cm" svg:viewBox="0 0 19 24" draw:points="0,24 0,0 19,0">
          <text:p/>
        </draw:polygon>
        <draw:polygon draw:style-name="gr2" draw:text-style-name="P2" draw:layer="layout" svg:width="0.023cm" svg:height="0.015cm" svg:x="11.617cm" svg:y="4.834cm" svg:viewBox="0 0 24 16" draw:points="24,16 18,15 0,0">
          <text:p/>
        </draw:polygon>
        <draw:polygon draw:style-name="gr2" draw:text-style-name="P2" draw:layer="layout" svg:width="0cm" svg:height="0.003cm" svg:x="11.617cm" svg:y="4.83cm" svg:viewBox="0 0 1 4" draw:points="0,4 0,1 1,0">
          <text:p/>
        </draw:polygon>
        <draw:polygon draw:style-name="gr2" draw:text-style-name="P2" draw:layer="layout" svg:width="0.003cm" svg:height="0.007cm" svg:x="11.618cm" svg:y="4.824cm" svg:viewBox="0 0 4 8" draw:points="0,8 1,4 4,0">
          <text:p/>
        </draw:polygon>
        <draw:polygon draw:style-name="gr2" draw:text-style-name="P2" draw:layer="layout" svg:width="0.004cm" svg:height="0.004cm" svg:x="11.621cm" svg:y="4.821cm" svg:viewBox="0 0 5 5" draw:points="0,5 2,1 5,0">
          <text:p/>
        </draw:polygon>
        <draw:polygon draw:style-name="gr2" draw:text-style-name="P2" draw:layer="layout" svg:width="0.005cm" svg:height="0.001cm" svg:x="11.625cm" svg:y="4.82cm" svg:viewBox="0 0 6 2" draw:points="0,2 3,2 6,0">
          <text:p/>
        </draw:polygon>
        <draw:polygon draw:style-name="gr2" draw:text-style-name="P2" draw:layer="layout" svg:width="0.003cm" svg:height="0cm" svg:x="11.629cm" svg:y="4.819cm" svg:viewBox="0 0 4 1" draw:points="0,1 2,0 4,0">
          <text:p/>
        </draw:polygon>
        <draw:polygon draw:style-name="gr2" draw:text-style-name="P2" draw:layer="layout" svg:width="0.004cm" svg:height="0cm" svg:x="11.633cm" svg:y="4.819cm" svg:viewBox="0 0 5 0" draw:points="0,0 3,0 5,0">
          <text:p/>
        </draw:polygon>
        <draw:polygon draw:style-name="gr2" draw:text-style-name="P2" draw:layer="layout" svg:width="0.008cm" svg:height="0cm" svg:x="11.638cm" svg:y="4.819cm" svg:viewBox="0 0 9 0" draw:points="0,0 5,0 9,0">
          <text:p/>
        </draw:polygon>
        <draw:polygon draw:style-name="gr2" draw:text-style-name="P2" draw:layer="layout" svg:width="0.007cm" svg:height="0cm" svg:x="11.646cm" svg:y="4.819cm" svg:viewBox="0 0 8 1" draw:points="0,0 3,0 8,1">
          <text:p/>
        </draw:polygon>
        <draw:polygon draw:style-name="gr2" draw:text-style-name="P2" draw:layer="layout" svg:width="0.007cm" svg:height="0.017cm" svg:x="11.654cm" svg:y="4.82cm" svg:viewBox="0 0 8 18" draw:points="0,0 4,0 8,18">
          <text:p/>
        </draw:polygon>
        <draw:polygon draw:style-name="gr2" draw:text-style-name="P2" draw:layer="layout" svg:width="0.013cm" svg:height="0cm" svg:x="11.636cm" svg:y="4.843cm" svg:viewBox="0 0 14 1" draw:points="0,0 11,0 14,1">
          <text:p/>
        </draw:polygon>
        <draw:polygon draw:style-name="gr2" draw:text-style-name="P2" draw:layer="layout" svg:width="0.008cm" svg:height="0.002cm" svg:x="11.65cm" svg:y="4.844cm" svg:viewBox="0 0 9 3" draw:points="0,0 5,0 9,3">
          <text:p/>
        </draw:polygon>
        <draw:polygon draw:style-name="gr2" draw:text-style-name="P2" draw:layer="layout" svg:width="0.008cm" svg:height="0.004cm" svg:x="11.658cm" svg:y="4.846cm" svg:viewBox="0 0 9 5" draw:points="0,0 4,1 9,5">
          <text:p/>
        </draw:polygon>
        <draw:polygon draw:style-name="gr2" draw:text-style-name="P2" draw:layer="layout" svg:width="0.003cm" svg:height="0.008cm" svg:x="11.664cm" svg:y="4.85cm" svg:viewBox="0 0 4 9" draw:points="0,0 3,4 4,9">
          <text:p/>
        </draw:polygon>
        <draw:polygon draw:style-name="gr2" draw:text-style-name="P2" draw:layer="layout" svg:width="0.006cm" svg:height="0.01cm" svg:x="11.661cm" svg:y="4.865cm" svg:viewBox="0 0 7 11" draw:points="7,0 5,5 0,11">
          <text:p/>
        </draw:polygon>
        <draw:polygon draw:style-name="gr2" draw:text-style-name="P2" draw:layer="layout" svg:width="0.008cm" svg:height="0.003cm" svg:x="11.654cm" svg:y="4.875cm" svg:viewBox="0 0 9 4" draw:points="9,0 3,4 0,4">
          <text:p/>
        </draw:polygon>
        <draw:polygon draw:style-name="gr2" draw:text-style-name="P2" draw:layer="layout" svg:width="0.008cm" svg:height="0cm" svg:x="11.645cm" svg:y="4.878cm" svg:viewBox="0 0 9 0" draw:points="9,0 4,0 0,0">
          <text:p/>
        </draw:polygon>
        <draw:polygon draw:style-name="gr2" draw:text-style-name="P2" draw:layer="layout" svg:width="0.007cm" svg:height="0.003cm" svg:x="11.639cm" svg:y="4.875cm" svg:viewBox="0 0 8 4" draw:points="8,4 3,3 0,0">
          <text:p/>
        </draw:polygon>
        <draw:polygon draw:style-name="gr2" draw:text-style-name="P2" draw:layer="layout" svg:width="0.005cm" svg:height="0.004cm" svg:x="11.634cm" svg:y="4.872cm" svg:viewBox="0 0 6 5" draw:points="6,5 2,2 0,0">
          <text:p/>
        </draw:polygon>
        <draw:polygon draw:style-name="gr2" draw:text-style-name="P2" draw:layer="layout" svg:width="0.018cm" svg:height="0.024cm" svg:x="11.617cm" svg:y="4.848cm" svg:viewBox="0 0 19 25" draw:points="17,25 0,24 19,0">
          <text:p/>
        </draw:polygon>
        <draw:polygon draw:style-name="gr2" draw:text-style-name="P2" draw:layer="layout" svg:width="0.024cm" svg:height="0.015cm" svg:x="11.617cm" svg:y="4.834cm" svg:viewBox="0 0 25 16" draw:points="25,16 24,16 0,0">
          <text:p/>
        </draw:polygon>
        <draw:polygon draw:style-name="gr2" draw:text-style-name="P2" draw:layer="layout" svg:width="0.004cm" svg:height="0.01cm" svg:x="11.617cm" svg:y="4.824cm" svg:viewBox="0 0 5 11" draw:points="0,11 1,7 5,0">
          <text:p/>
        </draw:polygon>
        <draw:polygon draw:style-name="gr2" draw:text-style-name="P2" draw:layer="layout" svg:width="0.009cm" svg:height="0.005cm" svg:x="11.621cm" svg:y="4.82cm" svg:viewBox="0 0 10 6" draw:points="0,6 5,2 10,0">
          <text:p/>
        </draw:polygon>
        <draw:polygon draw:style-name="gr2" draw:text-style-name="P2" draw:layer="layout" svg:width="0.009cm" svg:height="0.001cm" svg:x="11.629cm" svg:y="4.819cm" svg:viewBox="0 0 10 2" draw:points="0,2 4,0 10,0">
          <text:p/>
        </draw:polygon>
        <draw:polygon draw:style-name="gr2" draw:text-style-name="P2" draw:layer="layout" svg:width="0.017cm" svg:height="0.001cm" svg:x="11.638cm" svg:y="4.819cm" svg:viewBox="0 0 18 2" draw:points="0,0 10,0 18,2">
          <text:p/>
        </draw:polygon>
        <draw:polygon draw:style-name="gr2" draw:text-style-name="P2" draw:layer="layout" svg:width="0.007cm" svg:height="0.017cm" svg:x="11.654cm" svg:y="4.82cm" svg:viewBox="0 0 8 18" draw:points="0,0 8,18 1,9">
          <text:p/>
        </draw:polygon>
        <draw:polygon draw:style-name="gr2" draw:text-style-name="P2" draw:layer="layout" svg:width="0.022cm" svg:height="0.003cm" svg:x="11.636cm" svg:y="4.843cm" svg:viewBox="0 0 23 4" draw:points="0,0 15,1 23,4">
          <text:p/>
        </draw:polygon>
        <draw:polygon draw:style-name="gr2" draw:text-style-name="P2" draw:layer="layout" svg:width="0.01cm" svg:height="0.011cm" svg:x="11.658cm" svg:y="4.846cm" svg:viewBox="0 0 11 12" draw:points="0,0 8,4 11,12">
          <text:p/>
        </draw:polygon>
        <draw:polygon draw:style-name="gr2" draw:text-style-name="P2" draw:layer="layout" svg:width="0.006cm" svg:height="0.018cm" svg:x="11.661cm" svg:y="4.857cm" svg:viewBox="0 0 7 19" draw:points="7,0 7,8 0,19">
          <text:p/>
        </draw:polygon>
        <draw:polygon draw:style-name="gr2" draw:text-style-name="P2" draw:layer="layout" svg:width="0.016cm" svg:height="0.003cm" svg:x="11.645cm" svg:y="4.875cm" svg:viewBox="0 0 17 4" draw:points="17,0 10,4 0,4">
          <text:p/>
        </draw:polygon>
        <draw:polygon draw:style-name="gr2" draw:text-style-name="P2" draw:layer="layout" svg:width="0.011cm" svg:height="0.006cm" svg:x="11.634cm" svg:y="4.872cm" svg:viewBox="0 0 12 7" draw:points="12,7 6,4 0,0">
          <text:p/>
        </draw:polygon>
        <draw:polygon draw:style-name="gr2" draw:text-style-name="P2" draw:layer="layout" svg:width="0.003cm" svg:height="0.024cm" svg:x="11.634cm" svg:y="4.848cm" svg:viewBox="0 0 4 25" draw:points="0,25 4,0 4,22">
          <text:p/>
        </draw:polygon>
        <draw:polygon draw:style-name="gr2" draw:text-style-name="P2" draw:layer="layout" svg:width="0.025cm" svg:height="0.015cm" svg:x="11.617cm" svg:y="4.834cm" svg:viewBox="0 0 26 16" draw:points="26,16 25,16 0,0">
          <text:p/>
        </draw:polygon>
        <draw:polygon draw:style-name="gr2" draw:text-style-name="P2" draw:layer="layout" svg:width="0.011cm" svg:height="0.015cm" svg:x="11.617cm" svg:y="4.82cm" svg:viewBox="0 0 12 16" draw:points="0,16 4,5 12,0">
          <text:p/>
        </draw:polygon>
        <draw:polygon draw:style-name="gr2" draw:text-style-name="P2" draw:layer="layout" svg:width="0.025cm" svg:height="0.001cm" svg:x="11.629cm" svg:y="4.819cm" svg:viewBox="0 0 26 2" draw:points="0,2 9,0 26,2">
          <text:p/>
        </draw:polygon>
        <draw:polygon draw:style-name="gr2" draw:text-style-name="P2" draw:layer="layout" svg:width="0cm" svg:height="0.007cm" svg:x="11.654cm" svg:y="4.82cm" svg:viewBox="0 0 1 8" draw:points="0,0 1,8 0,8">
          <text:p/>
        </draw:polygon>
        <draw:polygon draw:style-name="gr2" draw:text-style-name="P2" draw:layer="layout" svg:width="0.032cm" svg:height="0.014cm" svg:x="11.636cm" svg:y="4.843cm" svg:viewBox="0 0 33 15" draw:points="0,0 23,4 33,15">
          <text:p/>
        </draw:polygon>
        <draw:polygon draw:style-name="gr2" draw:text-style-name="P2" draw:layer="layout" svg:width="0.022cm" svg:height="0.021cm" svg:x="11.645cm" svg:y="4.857cm" svg:viewBox="0 0 23 22" draw:points="23,0 16,19 0,22">
          <text:p/>
        </draw:polygon>
        <draw:polygon draw:style-name="gr2" draw:text-style-name="P2" draw:layer="layout" svg:width="0.011cm" svg:height="0.009cm" svg:x="11.634cm" svg:y="4.869cm" svg:viewBox="0 0 12 10" draw:points="12,10 0,3 2,0">
          <text:p/>
        </draw:polygon>
        <draw:polygon draw:style-name="gr2" draw:text-style-name="P2" draw:layer="layout" svg:width="0.026cm" svg:height="0.015cm" svg:x="11.617cm" svg:y="4.834cm" svg:viewBox="0 0 27 16" draw:points="27,16 26,16 0,0">
          <text:p/>
        </draw:polygon>
        <draw:polygon draw:style-name="gr2" draw:text-style-name="P2" draw:layer="layout" svg:width="0.003cm" svg:height="0.008cm" svg:x="11.652cm" svg:y="4.82cm" svg:viewBox="0 0 4 9" draw:points="4,0 4,9 0,8">
          <text:p/>
        </draw:polygon>
        <draw:polygon draw:style-name="gr2" draw:text-style-name="P2" draw:layer="layout" svg:width="0.01cm" svg:height="0.009cm" svg:x="11.636cm" svg:y="4.869cm" svg:viewBox="0 0 11 10" draw:points="11,10 0,0">
          <text:p/>
        </draw:polygon>
        <draw:polygon draw:style-name="gr2" draw:text-style-name="P2" draw:layer="layout" svg:width="0.026cm" svg:height="0.017cm" svg:x="11.617cm" svg:y="4.834cm" svg:viewBox="0 0 27 18" draw:points="27,18 27,16 0,0">
          <text:p/>
        </draw:polygon>
        <draw:polygon draw:style-name="gr2" draw:text-style-name="P2" draw:layer="layout" svg:width="0.003cm" svg:height="0.007cm" svg:x="11.651cm" svg:y="4.82cm" svg:viewBox="0 0 4 8" draw:points="4,0 1,8 0,7">
          <text:p/>
        </draw:polygon>
        <draw:polygon draw:style-name="gr2" draw:text-style-name="P2" draw:layer="layout" svg:width="0.01cm" svg:height="0.009cm" svg:x="11.636cm" svg:y="4.869cm" svg:viewBox="0 0 11 10" draw:points="11,10 0,0">
          <text:p/>
        </draw:polygon>
        <draw:polygon draw:style-name="gr2" draw:text-style-name="P2" draw:layer="layout" svg:width="0.028cm" svg:height="0.017cm" svg:x="11.617cm" svg:y="4.834cm" svg:viewBox="0 0 29 18" draw:points="29,18 27,18 0,0">
          <text:p/>
        </draw:polygon>
        <draw:polygon draw:style-name="gr2" draw:text-style-name="P2" draw:layer="layout" svg:width="0.004cm" svg:height="0.006cm" svg:x="11.65cm" svg:y="4.82cm" svg:viewBox="0 0 5 7" draw:points="5,0 1,7 0,7">
          <text:p/>
        </draw:polygon>
        <draw:polygon draw:style-name="gr2" draw:text-style-name="P2" draw:layer="layout" svg:width="0.01cm" svg:height="0.009cm" svg:x="11.636cm" svg:y="4.869cm" svg:viewBox="0 0 11 10" draw:points="11,10 0,0 2,1">
          <text:p/>
        </draw:polygon>
        <draw:polygon draw:style-name="gr2" draw:text-style-name="P2" draw:layer="layout" svg:width="0.029cm" svg:height="0.016cm" svg:x="11.617cm" svg:y="4.834cm" svg:viewBox="0 0 30 17" draw:points="30,17 29,17 0,0">
          <text:p/>
        </draw:polygon>
        <draw:polygon draw:style-name="gr2" draw:text-style-name="P2" draw:layer="layout" svg:width="0.005cm" svg:height="0.006cm" svg:x="11.649cm" svg:y="4.82cm" svg:viewBox="0 0 6 7" draw:points="6,0 1,7 0,7">
          <text:p/>
        </draw:polygon>
        <draw:polygon draw:style-name="gr2" draw:text-style-name="P2" draw:layer="layout" svg:width="0.008cm" svg:height="0.008cm" svg:x="11.638cm" svg:y="4.87cm" svg:viewBox="0 0 9 9" draw:points="9,9 0,0 1,0">
          <text:p/>
        </draw:polygon>
        <draw:polygon draw:style-name="gr2" draw:text-style-name="P2" draw:layer="layout" svg:width="0.006cm" svg:height="0.007cm" svg:x="11.648cm" svg:y="4.82cm" svg:viewBox="0 0 7 8" draw:points="7,0 1,8 0,6">
          <text:p/>
        </draw:polygon>
        <draw:polygon draw:style-name="gr2" draw:text-style-name="P2" draw:layer="layout" svg:width="0.007cm" svg:height="0.008cm" svg:x="11.639cm" svg:y="4.87cm" svg:viewBox="0 0 8 9" draw:points="8,9 0,0">
          <text:p/>
        </draw:polygon>
        <draw:polygon draw:style-name="gr2" draw:text-style-name="P2" draw:layer="layout" svg:width="0.025cm" svg:height="0.005cm" svg:x="11.629cm" svg:y="4.82cm" svg:viewBox="0 0 26 6" draw:points="0,0 26,0 20,6">
          <text:p/>
        </draw:polygon>
        <draw:polygon draw:style-name="gr2" draw:text-style-name="P2" draw:layer="layout" svg:width="0.007cm" svg:height="0.008cm" svg:x="11.639cm" svg:y="4.87cm" svg:viewBox="0 0 8 9" draw:points="8,9 0,0 1,0">
          <text:p/>
        </draw:polygon>
        <draw:polygon draw:style-name="gr2" draw:text-style-name="P2" draw:layer="layout" svg:width="0.019cm" svg:height="0.005cm" svg:x="11.629cm" svg:y="4.82cm" svg:viewBox="0 0 20 6" draw:points="0,0 20,6 19,6">
          <text:p/>
        </draw:polygon>
        <draw:polygon draw:style-name="gr2" draw:text-style-name="P2" draw:layer="layout" svg:width="0.007cm" svg:height="0.008cm" svg:x="11.639cm" svg:y="4.87cm" svg:viewBox="0 0 8 9" draw:points="8,9 0,0 2,1">
          <text:p/>
        </draw:polygon>
        <draw:polygon draw:style-name="gr2" draw:text-style-name="P2" draw:layer="layout" svg:width="0.018cm" svg:height="0.005cm" svg:x="11.629cm" svg:y="4.82cm" svg:viewBox="0 0 19 6" draw:points="0,0 19,6 18,5">
          <text:p/>
        </draw:polygon>
        <draw:polygon draw:style-name="gr2" draw:text-style-name="P2" draw:layer="layout" svg:width="0.005cm" svg:height="0.007cm" svg:x="11.64cm" svg:y="4.871cm" svg:viewBox="0 0 6 8" draw:points="6,8 0,0 1,0">
          <text:p/>
        </draw:polygon>
        <draw:polygon draw:style-name="gr2" draw:text-style-name="P2" draw:layer="layout" svg:width="0.017cm" svg:height="0.004cm" svg:x="11.629cm" svg:y="4.82cm" svg:viewBox="0 0 18 5" draw:points="0,0 18,5 17,5">
          <text:p/>
        </draw:polygon>
        <draw:polygon draw:style-name="gr2" draw:text-style-name="P2" draw:layer="layout" svg:width="0.004cm" svg:height="0.007cm" svg:x="11.641cm" svg:y="4.871cm" svg:viewBox="0 0 5 8" draw:points="5,8 0,0 1,0">
          <text:p/>
        </draw:polygon>
        <draw:polygon draw:style-name="gr2" draw:text-style-name="P2" draw:layer="layout" svg:width="0.016cm" svg:height="0.004cm" svg:x="11.629cm" svg:y="4.82cm" svg:viewBox="0 0 17 5" draw:points="0,0 17,5 16,5">
          <text:p/>
        </draw:polygon>
        <draw:polygon draw:style-name="gr2" draw:text-style-name="P2" draw:layer="layout" svg:width="0.004cm" svg:height="0.007cm" svg:x="11.642cm" svg:y="4.871cm" svg:viewBox="0 0 5 8" draw:points="5,8 0,0 2,0">
          <text:p/>
        </draw:polygon>
        <draw:polygon draw:style-name="gr2" draw:text-style-name="P2" draw:layer="layout" svg:width="0.015cm" svg:height="0.004cm" svg:x="11.629cm" svg:y="4.82cm" svg:viewBox="0 0 16 5" draw:points="0,0 16,5 15,5">
          <text:p/>
        </draw:polygon>
        <draw:polygon draw:style-name="gr2" draw:text-style-name="P2" draw:layer="layout" svg:width="0.003cm" svg:height="0.007cm" svg:x="11.643cm" svg:y="4.871cm" svg:viewBox="0 0 4 8" draw:points="4,8 0,0 2,0">
          <text:p/>
        </draw:polygon>
        <draw:polygon draw:style-name="gr2" draw:text-style-name="P2" draw:layer="layout" svg:width="0.014cm" svg:height="0.004cm" svg:x="11.629cm" svg:y="4.82cm" svg:viewBox="0 0 15 5" draw:points="0,0 15,5 14,5">
          <text:p/>
        </draw:polygon>
        <draw:polygon draw:style-name="gr2" draw:text-style-name="P2" draw:layer="layout" svg:width="0cm" svg:height="0.006cm" svg:x="11.644cm" svg:y="4.871cm" svg:viewBox="0 0 1 7" draw:points="1,7 0,0 1,0">
          <text:p/>
        </draw:polygon>
        <draw:polygon draw:style-name="gr2" draw:text-style-name="P2" draw:layer="layout" svg:width="0.013cm" svg:height="0.004cm" svg:x="11.629cm" svg:y="4.82cm" svg:viewBox="0 0 14 5" draw:points="0,0 14,5 13,5">
          <text:p/>
        </draw:polygon>
        <draw:polygon draw:style-name="gr2" draw:text-style-name="P2" draw:layer="layout" svg:width="0.001cm" svg:height="0.008cm" svg:x="11.645cm" svg:y="4.87cm" svg:viewBox="0 0 2 9" draw:points="0,9 0,1 2,0">
          <text:p/>
        </draw:polygon>
        <draw:polygon draw:style-name="gr2" draw:text-style-name="P2" draw:layer="layout" svg:width="0.012cm" svg:height="0.005cm" svg:x="11.629cm" svg:y="4.82cm" svg:viewBox="0 0 13 6" draw:points="0,0 13,5 11,6">
          <text:p/>
        </draw:polygon>
        <draw:polygon draw:style-name="gr2" draw:text-style-name="P2" draw:layer="layout" svg:width="0.002cm" svg:height="0.008cm" svg:x="11.645cm" svg:y="4.87cm" svg:viewBox="0 0 3 9" draw:points="0,9 1,0 3,0">
          <text:p/>
        </draw:polygon>
        <draw:polygon draw:style-name="gr2" draw:text-style-name="P2" draw:layer="layout" svg:width="0.011cm" svg:height="0.005cm" svg:x="11.629cm" svg:y="4.82cm" svg:viewBox="0 0 12 6" draw:points="0,0 12,6 11,6">
          <text:p/>
        </draw:polygon>
        <draw:polygon draw:style-name="gr2" draw:text-style-name="P2" draw:layer="layout" svg:width="0.022cm" svg:height="0.021cm" svg:x="11.645cm" svg:y="4.857cm" svg:viewBox="0 0 23 22" draw:points="23,0 0,22 2,14">
          <text:p/>
        </draw:polygon>
        <draw:polygon draw:style-name="gr2" draw:text-style-name="P2" draw:layer="layout" svg:width="0.022cm" svg:height="0.015cm" svg:x="11.617cm" svg:y="4.82cm" svg:viewBox="0 0 23 16" draw:points="0,16 12,0 23,5">
          <text:p/>
        </draw:polygon>
        <draw:polygon draw:style-name="gr2" draw:text-style-name="P2" draw:layer="layout" svg:width="0.02cm" svg:height="0.013cm" svg:x="11.647cm" svg:y="4.857cm" svg:viewBox="0 0 21 14" draw:points="21,0 0,14 1,13">
          <text:p/>
        </draw:polygon>
        <draw:polygon draw:style-name="gr2" draw:text-style-name="P2" draw:layer="layout" svg:width="0.022cm" svg:height="0.01cm" svg:x="11.617cm" svg:y="4.824cm" svg:viewBox="0 0 23 11" draw:points="0,11 23,0 22,1">
          <text:p/>
        </draw:polygon>
        <draw:polygon draw:style-name="gr2" draw:text-style-name="P2" draw:layer="layout" svg:width="0.019cm" svg:height="0.012cm" svg:x="11.648cm" svg:y="4.857cm" svg:viewBox="0 0 20 13" draw:points="20,0 0,13">
          <text:p/>
        </draw:polygon>
        <draw:polygon draw:style-name="gr2" draw:text-style-name="P2" draw:layer="layout" svg:width="0.021cm" svg:height="0.009cm" svg:x="11.617cm" svg:y="4.825cm" svg:viewBox="0 0 22 10" draw:points="0,10 22,0 21,1">
          <text:p/>
        </draw:polygon>
        <draw:polygon draw:style-name="gr2" draw:text-style-name="P2" draw:layer="layout" svg:width="0.019cm" svg:height="0.012cm" svg:x="11.648cm" svg:y="4.857cm" svg:viewBox="0 0 20 13" draw:points="20,0 0,13 1,11">
          <text:p/>
        </draw:polygon>
        <draw:polygon draw:style-name="gr2" draw:text-style-name="P2" draw:layer="layout" svg:width="0.02cm" svg:height="0.008cm" svg:x="11.617cm" svg:y="4.826cm" svg:viewBox="0 0 21 9" draw:points="0,9 21,0 20,1">
          <text:p/>
        </draw:polygon>
        <draw:polygon draw:style-name="gr2" draw:text-style-name="P2" draw:layer="layout" svg:width="0.018cm" svg:height="0.01cm" svg:x="11.649cm" svg:y="4.857cm" svg:viewBox="0 0 19 11" draw:points="19,0 0,11 0,9">
          <text:p/>
        </draw:polygon>
        <draw:polygon draw:style-name="gr2" draw:text-style-name="P2" draw:layer="layout" svg:width="0.019cm" svg:height="0.007cm" svg:x="11.617cm" svg:y="4.827cm" svg:viewBox="0 0 20 8" draw:points="0,8 20,0 19,1">
          <text:p/>
        </draw:polygon>
        <draw:polygon draw:style-name="gr2" draw:text-style-name="P2" draw:layer="layout" svg:width="0.018cm" svg:height="0.009cm" svg:x="11.649cm" svg:y="4.857cm" svg:viewBox="0 0 19 10" draw:points="19,0 0,10 1,10">
          <text:p/>
        </draw:polygon>
        <draw:polygon draw:style-name="gr2" draw:text-style-name="P2" draw:layer="layout" svg:width="0.018cm" svg:height="0.006cm" svg:x="11.617cm" svg:y="4.828cm" svg:viewBox="0 0 19 7" draw:points="0,7 19,0 19,1">
          <text:p/>
        </draw:polygon>
        <draw:polygon draw:style-name="gr2" draw:text-style-name="P2" draw:layer="layout" svg:width="0.017cm" svg:height="0.009cm" svg:x="11.65cm" svg:y="4.857cm" svg:viewBox="0 0 18 10" draw:points="18,0 0,10 0,9">
          <text:p/>
        </draw:polygon>
        <draw:polygon draw:style-name="gr2" draw:text-style-name="P2" draw:layer="layout" svg:width="0.018cm" svg:height="0.006cm" svg:x="11.617cm" svg:y="4.829cm" svg:viewBox="0 0 19 7" draw:points="0,7 19,0">
          <text:p/>
        </draw:polygon>
        <draw:polygon draw:style-name="gr2" draw:text-style-name="P2" draw:layer="layout" svg:width="0.017cm" svg:height="0.008cm" svg:x="11.65cm" svg:y="4.857cm" svg:viewBox="0 0 18 9" draw:points="18,0 0,9 0,8">
          <text:p/>
        </draw:polygon>
        <draw:polygon draw:style-name="gr2" draw:text-style-name="P2" draw:layer="layout" svg:width="0.018cm" svg:height="0.006cm" svg:x="11.617cm" svg:y="4.829cm" svg:viewBox="0 0 19 7" draw:points="0,7 19,0 19,2">
          <text:p/>
        </draw:polygon>
        <draw:polygon draw:style-name="gr2" draw:text-style-name="P2" draw:layer="layout" svg:width="0.017cm" svg:height="0.007cm" svg:x="11.65cm" svg:y="4.857cm" svg:viewBox="0 0 18 8" draw:points="18,0 0,8 0,7">
          <text:p/>
        </draw:polygon>
        <draw:polygon draw:style-name="gr2" draw:text-style-name="P2" draw:layer="layout" svg:width="0.018cm" svg:height="0.004cm" svg:x="11.617cm" svg:y="4.83cm" svg:viewBox="0 0 19 5" draw:points="0,5 19,0 19,3">
          <text:p/>
        </draw:polygon>
        <draw:polygon draw:style-name="gr2" draw:text-style-name="P2" draw:layer="layout" svg:width="0.018cm" svg:height="0.006cm" svg:x="11.65cm" svg:y="4.857cm" svg:viewBox="0 0 19 7" draw:points="19,0 0,7 0,6">
          <text:p/>
        </draw:polygon>
        <draw:polygon draw:style-name="gr2" draw:text-style-name="P2" draw:layer="layout" svg:width="0.018cm" svg:height="0.003cm" svg:x="11.617cm" svg:y="4.832cm" svg:viewBox="0 0 19 4" draw:points="0,4 19,0 19,2">
          <text:p/>
        </draw:polygon>
        <draw:polygon draw:style-name="gr2" draw:text-style-name="P2" draw:layer="layout" svg:width="0.018cm" svg:height="0.006cm" svg:x="11.65cm" svg:y="4.857cm" svg:viewBox="0 0 19 7" draw:points="19,0 0,7 0,5">
          <text:p/>
        </draw:polygon>
        <draw:polygon draw:style-name="gr2" draw:text-style-name="P2" draw:layer="layout" svg:width="0.017cm" svg:height="0cm" svg:x="11.617cm" svg:y="4.833cm" svg:viewBox="0 0 18 1" draw:points="0,1 18,0 18,1">
          <text:p/>
        </draw:polygon>
        <draw:polygon draw:style-name="gr2" draw:text-style-name="P2" draw:layer="layout" svg:width="0.018cm" svg:height="0.004cm" svg:x="11.65cm" svg:y="4.857cm" svg:viewBox="0 0 19 5" draw:points="19,0 0,5">
          <text:p/>
        </draw:polygon>
        <draw:polygon draw:style-name="gr2" draw:text-style-name="P2" draw:layer="layout" svg:width="0.018cm" svg:height="0.009cm" svg:x="11.617cm" svg:y="4.834cm" svg:viewBox="0 0 19 10" draw:points="0,0 19,0 19,10">
          <text:p/>
        </draw:polygon>
        <draw:polygon draw:style-name="gr2" draw:text-style-name="P2" draw:layer="layout" svg:width="0.018cm" svg:height="0.004cm" svg:x="11.65cm" svg:y="4.857cm" svg:viewBox="0 0 19 5" draw:points="19,0 0,5 0,4">
          <text:p/>
        </draw:polygon>
        <draw:polygon draw:style-name="gr2" draw:text-style-name="P2" draw:layer="layout" svg:width="0.029cm" svg:height="0.016cm" svg:x="11.617cm" svg:y="4.834cm" svg:viewBox="0 0 30 17" draw:points="30,17 0,0 19,10">
          <text:p/>
        </draw:polygon>
        <draw:polygon draw:style-name="gr2" draw:text-style-name="P2" draw:layer="layout" svg:width="0.018cm" svg:height="0.003cm" svg:x="11.65cm" svg:y="4.857cm" svg:viewBox="0 0 19 4" draw:points="19,0 0,4 0,3">
          <text:p/>
        </draw:polygon>
        <draw:polygon draw:style-name="gr2" draw:text-style-name="P2" draw:layer="layout" svg:width="0.011cm" svg:height="0.008cm" svg:x="11.636cm" svg:y="4.843cm" svg:viewBox="0 0 12 9" draw:points="12,9 11,8 0,0">
          <text:p/>
        </draw:polygon>
        <draw:polygon draw:style-name="gr2" draw:text-style-name="P2" draw:layer="layout" svg:width="0.017cm" svg:height="0.003cm" svg:x="11.65cm" svg:y="4.857cm" svg:viewBox="0 0 18 4" draw:points="18,0 0,4 0,0">
          <text:p/>
        </draw:polygon>
        <draw:polygon draw:style-name="gr2" draw:text-style-name="P2" draw:layer="layout" svg:width="0.032cm" svg:height="0.014cm" svg:x="11.636cm" svg:y="4.843cm" svg:viewBox="0 0 33 15" draw:points="11,9 0,0 33,15">
          <text:p/>
        </draw:polygon>
        <draw:polygon draw:style-name="gr2" draw:text-style-name="P2" draw:layer="layout" svg:width="0.017cm" svg:height="0.001cm" svg:x="11.65cm" svg:y="4.856cm" svg:viewBox="0 0 18 2" draw:points="18,2 0,2 0,0">
          <text:p/>
        </draw:polygon>
        <draw:polygon draw:style-name="gr2" draw:text-style-name="P2" draw:layer="layout" svg:width="0.02cm" svg:height="0.006cm" svg:x="11.647cm" svg:y="4.851cm" svg:viewBox="0 0 21 7" draw:points="0,0 21,7">
          <text:p/>
        </draw:polygon>
        <draw:polygon draw:style-name="gr2" draw:text-style-name="P2" draw:layer="layout" svg:width="0.017cm" svg:height="0.003cm" svg:x="11.65cm" svg:y="4.855cm" svg:viewBox="0 0 18 4" draw:points="18,4 0,2 0,0">
          <text:p/>
        </draw:polygon>
        <draw:polygon draw:style-name="gr2" draw:text-style-name="P2" draw:layer="layout" svg:width="0.02cm" svg:height="0.006cm" svg:x="11.647cm" svg:y="4.851cm" svg:viewBox="0 0 21 7" draw:points="1,1 0,0 21,7">
          <text:p/>
        </draw:polygon>
        <draw:polygon draw:style-name="gr2" draw:text-style-name="P2" draw:layer="layout" svg:width="0.018cm" svg:height="0.004cm" svg:x="11.649cm" svg:y="4.854cm" svg:viewBox="0 0 19 5" draw:points="19,5 1,2 0,0">
          <text:p/>
        </draw:polygon>
        <draw:polygon draw:style-name="gr2" draw:text-style-name="P2" draw:layer="layout" svg:width="0.019cm" svg:height="0.005cm" svg:x="11.648cm" svg:y="4.852cm" svg:viewBox="0 0 20 6" draw:points="0,1 0,0 20,6">
          <text:p/>
        </draw:polygon>
        <draw:polygon draw:style-name="gr2" draw:text-style-name="P2" draw:layer="layout" svg:width="0.018cm" svg:height="0.004cm" svg:x="11.649cm" svg:y="4.853cm" svg:viewBox="0 0 19 5" draw:points="19,5 0,1 0,0">
          <text:p/>
        </draw:polygon>
        <draw:polygon draw:style-name="gr2" draw:text-style-name="P2" draw:layer="layout" svg:width="0.019cm" svg:height="0.004cm" svg:x="11.648cm" svg:y="4.853cm" svg:viewBox="0 0 20 5" draw:points="1,0 0,0 20,5">
          <text:p/>
        </draw:polygon>
        <draw:polygon draw:style-name="gr2" draw:text-style-name="P2" draw:layer="layout" svg:width="0.022cm" svg:height="0.003cm" svg:x="11.587cm" svg:y="4.791cm" svg:viewBox="0 0 23 4" draw:points="0,0 23,0 23,4">
          <text:p/>
        </draw:polygon>
        <draw:polygon draw:style-name="gr2" draw:text-style-name="P2" draw:layer="layout" svg:width="0.001cm" svg:height="0.078cm" svg:x="11.603cm" svg:y="4.796cm" svg:viewBox="0 0 2 79" draw:points="2,0 2,79 0,79">
          <text:p/>
        </draw:polygon>
        <draw:polygon draw:style-name="gr2" draw:text-style-name="P2" draw:layer="layout" svg:width="0.002cm" svg:height="0cm" svg:x="11.6cm" svg:y="4.874cm" svg:viewBox="0 0 3 1" draw:points="3,0 1,0 0,1">
          <text:p/>
        </draw:polygon>
        <draw:polygon draw:style-name="gr2" draw:text-style-name="P2" draw:layer="layout" svg:width="0.001cm" svg:height="0cm" svg:x="11.598cm" svg:y="4.875cm" svg:viewBox="0 0 2 0" draw:points="2,0 1,0 0,0">
          <text:p/>
        </draw:polygon>
        <draw:polygon draw:style-name="gr2" draw:text-style-name="P2" draw:layer="layout" svg:width="0.001cm" svg:height="0cm" svg:x="11.594cm" svg:y="4.875cm" svg:viewBox="0 0 2 1" draw:points="2,0 1,1 0,1">
          <text:p/>
        </draw:polygon>
        <draw:polygon draw:style-name="gr2" draw:text-style-name="P2" draw:layer="layout" svg:width="0.002cm" svg:height="0cm" svg:x="11.592cm" svg:y="4.876cm" svg:viewBox="0 0 3 0" draw:points="3,0 2,0 0,0">
          <text:p/>
        </draw:polygon>
        <draw:polygon draw:style-name="gr2" draw:text-style-name="P2" draw:layer="layout" svg:width="0cm" svg:height="0cm" svg:x="11.589cm" svg:y="4.876cm" svg:viewBox="0 0 1 1" draw:points="1,0 0,1">
          <text:p/>
        </draw:polygon>
        <draw:polygon draw:style-name="gr2" draw:text-style-name="P2" draw:layer="layout" svg:width="0.001cm" svg:height="0cm" svg:x="11.587cm" svg:y="4.877cm" svg:viewBox="0 0 2 1" draw:points="2,0 1,0 0,1">
          <text:p/>
        </draw:polygon>
        <draw:polygon draw:style-name="gr2" draw:text-style-name="P2" draw:layer="layout" svg:width="0.002cm" svg:height="0cm" svg:x="11.581cm" svg:y="4.878cm" svg:viewBox="0 0 3 0" draw:points="3,0 1,0 0,0">
          <text:p/>
        </draw:polygon>
        <draw:polygon draw:style-name="gr2" draw:text-style-name="P2" draw:layer="layout" svg:width="0.002cm" svg:height="0cm" svg:x="11.57cm" svg:y="4.878cm" svg:viewBox="0 0 3 0" draw:points="3,0 1,0 0,0">
          <text:p/>
        </draw:polygon>
        <draw:polygon draw:style-name="gr2" draw:text-style-name="P2" draw:layer="layout" svg:width="0.002cm" svg:height="0cm" svg:x="11.567cm" svg:y="4.877cm" svg:viewBox="0 0 3 1" draw:points="3,1 2,1 0,0">
          <text:p/>
        </draw:polygon>
        <draw:polygon draw:style-name="gr2" draw:text-style-name="P2" draw:layer="layout" svg:width="0.002cm" svg:height="0cm" svg:x="11.564cm" svg:y="4.876cm" svg:viewBox="0 0 3 1" draw:points="3,1 1,0 0,0">
          <text:p/>
        </draw:polygon>
        <draw:polygon draw:style-name="gr2" draw:text-style-name="P2" draw:layer="layout" svg:width="0.002cm" svg:height="0.001cm" svg:x="11.562cm" svg:y="4.875cm" svg:viewBox="0 0 3 2" draw:points="3,2 2,0 0,0">
          <text:p/>
        </draw:polygon>
        <draw:polygon draw:style-name="gr2" draw:text-style-name="P2" draw:layer="layout" svg:width="0.002cm" svg:height="0.003cm" svg:x="11.56cm" svg:y="4.873cm" svg:viewBox="0 0 3 4" draw:points="3,4 2,2 0,0">
          <text:p/>
        </draw:polygon>
        <draw:polygon draw:style-name="gr2" draw:text-style-name="P2" draw:layer="layout" svg:width="0.003cm" svg:height="0.001cm" svg:x="11.557cm" svg:y="4.872cm" svg:viewBox="0 0 4 2" draw:points="4,2 3,2 0,0">
          <text:p/>
        </draw:polygon>
        <draw:polygon draw:style-name="gr2" draw:text-style-name="P2" draw:layer="layout" svg:width="0.002cm" svg:height="0.002cm" svg:x="11.555cm" svg:y="4.87cm" svg:viewBox="0 0 3 3" draw:points="3,3 1,2 0,0">
          <text:p/>
        </draw:polygon>
        <draw:polygon draw:style-name="gr2" draw:text-style-name="P2" draw:layer="layout" svg:width="0.001cm" svg:height="0.003cm" svg:x="11.554cm" svg:y="4.867cm" svg:viewBox="0 0 2 4" draw:points="2,4 0,3 0,0">
          <text:p/>
        </draw:polygon>
        <draw:polygon draw:style-name="gr2" draw:text-style-name="P2" draw:layer="layout" svg:width="0.003cm" svg:height="0.002cm" svg:x="11.552cm" svg:y="4.865cm" svg:viewBox="0 0 4 3" draw:points="4,3 2,1 0,0">
          <text:p/>
        </draw:polygon>
        <draw:polygon draw:style-name="gr2" draw:text-style-name="P2" draw:layer="layout" svg:width="0.001cm" svg:height="0.002cm" svg:x="11.551cm" svg:y="4.863cm" svg:viewBox="0 0 2 3" draw:points="2,3 0,1 0,0">
          <text:p/>
        </draw:polygon>
        <draw:polygon draw:style-name="gr2" draw:text-style-name="P2" draw:layer="layout" svg:width="0.003cm" svg:height="0.003cm" svg:x="11.549cm" svg:y="4.86cm" svg:viewBox="0 0 4 4" draw:points="4,4 2,1 0,0">
          <text:p/>
        </draw:polygon>
        <draw:polygon draw:style-name="gr2" draw:text-style-name="P2" draw:layer="layout" svg:width="0cm" svg:height="0.002cm" svg:x="11.549cm" svg:y="4.857cm" svg:viewBox="0 0 0 3" draw:points="0,3 0,2 0,0">
          <text:p/>
        </draw:polygon>
        <draw:polygon draw:style-name="gr2" draw:text-style-name="P2" draw:layer="layout" svg:width="0cm" svg:height="0.002cm" svg:x="11.549cm" svg:y="4.854cm" svg:viewBox="0 0 0 3" draw:points="0,3 0,1 0,0">
          <text:p/>
        </draw:polygon>
        <draw:polygon draw:style-name="gr2" draw:text-style-name="P2" draw:layer="layout" svg:width="0cm" svg:height="0.003cm" svg:x="11.549cm" svg:y="4.85cm" svg:viewBox="0 0 1 4" draw:points="1,4 0,2 0,0">
          <text:p/>
        </draw:polygon>
        <draw:polygon draw:style-name="gr2" draw:text-style-name="P2" draw:layer="layout" svg:width="0.017cm" svg:height="0.001cm" svg:x="11.549cm" svg:y="4.845cm" svg:viewBox="0 0 18 2" draw:points="18,0 18,2 0,2">
          <text:p/>
        </draw:polygon>
        <draw:polygon draw:style-name="gr2" draw:text-style-name="P2" draw:layer="layout" svg:width="0cm" svg:height="0.002cm" svg:x="11.549cm" svg:y="4.84cm" svg:viewBox="0 0 1 3" draw:points="0,3 0,1 1,0">
          <text:p/>
        </draw:polygon>
        <draw:polygon draw:style-name="gr2" draw:text-style-name="P2" draw:layer="layout" svg:width="0cm" svg:height="0.001cm" svg:x="11.549cm" svg:y="4.834cm" svg:viewBox="0 0 0 2" draw:points="0,2 0,1 0,0">
          <text:p/>
        </draw:polygon>
        <draw:polygon draw:style-name="gr2" draw:text-style-name="P2" draw:layer="layout" svg:width="0cm" svg:height="0.002cm" svg:x="11.549cm" svg:y="4.831cm" svg:viewBox="0 0 1 3" draw:points="0,3 0,1 1,0">
          <text:p/>
        </draw:polygon>
        <draw:polygon draw:style-name="gr2" draw:text-style-name="P2" draw:layer="layout" svg:width="0.001cm" svg:height="0.004cm" svg:x="11.55cm" svg:y="4.828cm" svg:viewBox="0 0 2 5" draw:points="0,5 2,3 2,0">
          <text:p/>
        </draw:polygon>
        <draw:polygon draw:style-name="gr2" draw:text-style-name="P2" draw:layer="layout" svg:width="0.001cm" svg:height="0.002cm" svg:x="11.551cm" svg:y="4.826cm" svg:viewBox="0 0 2 3" draw:points="0,3 2,2 2,0">
          <text:p/>
        </draw:polygon>
        <draw:polygon draw:style-name="gr2" draw:text-style-name="P2" draw:layer="layout" svg:width="0.003cm" svg:height="0.001cm" svg:x="11.552cm" svg:y="4.825cm" svg:viewBox="0 0 4 2" draw:points="0,2 2,2 4,0">
          <text:p/>
        </draw:polygon>
        <draw:polygon draw:style-name="gr2" draw:text-style-name="P2" draw:layer="layout" svg:width="0.001cm" svg:height="0.003cm" svg:x="11.554cm" svg:y="4.823cm" svg:viewBox="0 0 2 4" draw:points="0,4 0,0 2,0">
          <text:p/>
        </draw:polygon>
        <draw:polygon draw:style-name="gr2" draw:text-style-name="P2" draw:layer="layout" svg:width="0.003cm" svg:height="0.003cm" svg:x="11.555cm" svg:y="4.821cm" svg:viewBox="0 0 4 4" draw:points="0,4 2,4 4,0">
          <text:p/>
        </draw:polygon>
        <draw:polygon draw:style-name="gr2" draw:text-style-name="P2" draw:layer="layout" svg:width="0.002cm" svg:height="0.001cm" svg:x="11.557cm" svg:y="4.821cm" svg:viewBox="0 0 3 2" draw:points="0,2 3,0">
          <text:p/>
        </draw:polygon>
        <draw:polygon draw:style-name="gr2" draw:text-style-name="P2" draw:layer="layout" svg:width="0.001cm" svg:height="0cm" svg:x="11.559cm" svg:y="4.82cm" svg:viewBox="0 0 2 1" draw:points="0,1 1,1 2,0">
          <text:p/>
        </draw:polygon>
        <draw:polygon draw:style-name="gr2" draw:text-style-name="P2" draw:layer="layout" svg:width="0.002cm" svg:height="0cm" svg:x="11.561cm" svg:y="4.82cm" svg:viewBox="0 0 3 0" draw:points="0,0 1,0 3,0">
          <text:p/>
        </draw:polygon>
        <draw:polygon draw:style-name="gr2" draw:text-style-name="P2" draw:layer="layout" svg:width="0.001cm" svg:height="0cm" svg:x="11.564cm" svg:y="4.819cm" svg:viewBox="0 0 2 1" draw:points="0,1 1,0 2,0">
          <text:p/>
        </draw:polygon>
        <draw:polygon draw:style-name="gr2" draw:text-style-name="P2" draw:layer="layout" svg:width="0.002cm" svg:height="0cm" svg:x="11.566cm" svg:y="4.819cm" svg:viewBox="0 0 3 0" draw:points="0,0 2,0 3,0">
          <text:p/>
        </draw:polygon>
        <draw:polygon draw:style-name="gr2" draw:text-style-name="P2" draw:layer="layout" svg:width="0.001cm" svg:height="0cm" svg:x="11.573cm" svg:y="4.819cm" svg:viewBox="0 0 2 0" draw:points="0,0 2,0">
          <text:p/>
        </draw:polygon>
        <draw:polygon draw:style-name="gr2" draw:text-style-name="P2" draw:layer="layout" svg:width="0cm" svg:height="0cm" svg:x="11.578cm" svg:y="4.819cm" svg:viewBox="0 0 1 1" draw:points="0,0 1,1">
          <text:p/>
        </draw:polygon>
        <draw:polygon draw:style-name="gr2" draw:text-style-name="P2" draw:layer="layout" svg:width="0.001cm" svg:height="0cm" svg:x="11.579cm" svg:y="4.82cm" svg:viewBox="0 0 2 0" draw:points="0,0 1,0 2,0">
          <text:p/>
        </draw:polygon>
        <draw:polygon draw:style-name="gr2" draw:text-style-name="P2" draw:layer="layout" svg:width="0.001cm" svg:height="0cm" svg:x="11.581cm" svg:y="4.82cm" svg:viewBox="0 0 2 1" draw:points="0,0 1,1 2,1">
          <text:p/>
        </draw:polygon>
        <draw:polygon draw:style-name="gr2" draw:text-style-name="P2" draw:layer="layout" svg:width="0.001cm" svg:height="0cm" svg:x="11.583cm" svg:y="4.821cm" svg:viewBox="0 0 2 1" draw:points="0,0 1,0 2,1">
          <text:p/>
        </draw:polygon>
        <draw:polygon draw:style-name="gr2" draw:text-style-name="P2" draw:layer="layout" svg:width="0.002cm" svg:height="0.001cm" svg:x="11.585cm" svg:y="4.821cm" svg:viewBox="0 0 3 2" draw:points="0,0 2,0 3,2">
          <text:p/>
        </draw:polygon>
        <draw:polygon draw:style-name="gr2" draw:text-style-name="P2" draw:layer="layout" svg:width="0cm" svg:height="0.001cm" svg:x="11.587cm" svg:y="4.817cm" svg:viewBox="0 0 0 2" draw:points="0,2 0,1 0,0">
          <text:p/>
        </draw:polygon>
        <draw:polygon draw:style-name="gr2" draw:text-style-name="P2" draw:layer="layout" svg:width="0.022cm" svg:height="0.005cm" svg:x="11.587cm" svg:y="4.791cm" svg:viewBox="0 0 23 6" draw:points="0,0 23,3 18,6">
          <text:p/>
        </draw:polygon>
        <draw:polygon draw:style-name="gr2" draw:text-style-name="P2" draw:layer="layout" svg:width="0.004cm" svg:height="0.079cm" svg:x="11.6cm" svg:y="4.796cm" svg:viewBox="0 0 5 80" draw:points="5,0 4,79 0,80">
          <text:p/>
        </draw:polygon>
        <draw:polygon draw:style-name="gr2" draw:text-style-name="P2" draw:layer="layout" svg:width="0.003cm" svg:height="0cm" svg:x="11.596cm" svg:y="4.875cm" svg:viewBox="0 0 4 0" draw:points="4,0 2,0 0,0">
          <text:p/>
        </draw:polygon>
        <draw:polygon draw:style-name="gr2" draw:text-style-name="P2" draw:layer="layout" svg:width="0.004cm" svg:height="0cm" svg:x="11.592cm" svg:y="4.875cm" svg:viewBox="0 0 5 1" draw:points="5,0 3,1 0,1">
          <text:p/>
        </draw:polygon>
        <draw:polygon draw:style-name="gr2" draw:text-style-name="P2" draw:layer="layout" svg:width="0.002cm" svg:height="0cm" svg:x="11.589cm" svg:y="4.876cm" svg:viewBox="0 0 3 1" draw:points="3,0 1,0 0,1">
          <text:p/>
        </draw:polygon>
        <draw:polygon draw:style-name="gr2" draw:text-style-name="P2" draw:layer="layout" svg:width="0.004cm" svg:height="0cm" svg:x="11.584cm" svg:y="4.877cm" svg:viewBox="0 0 5 1" draw:points="5,0 3,1 0,1">
          <text:p/>
        </draw:polygon>
        <draw:polygon draw:style-name="gr2" draw:text-style-name="P2" draw:layer="layout" svg:width="0.005cm" svg:height="0cm" svg:x="11.578cm" svg:y="4.878cm" svg:viewBox="0 0 6 0" draw:points="6,0 3,0 0,0">
          <text:p/>
        </draw:polygon>
        <draw:polygon draw:style-name="gr2" draw:text-style-name="P2" draw:layer="layout" svg:width="0.006cm" svg:height="0.001cm" svg:x="11.567cm" svg:y="4.877cm" svg:viewBox="0 0 7 2" draw:points="7,2 4,2 0,0">
          <text:p/>
        </draw:polygon>
        <draw:polygon draw:style-name="gr2" draw:text-style-name="P2" draw:layer="layout" svg:width="0.005cm" svg:height="0.002cm" svg:x="11.562cm" svg:y="4.875cm" svg:viewBox="0 0 6 3" draw:points="6,3 3,1 0,0">
          <text:p/>
        </draw:polygon>
        <draw:polygon draw:style-name="gr2" draw:text-style-name="P2" draw:layer="layout" svg:width="0.005cm" svg:height="0.003cm" svg:x="11.557cm" svg:y="4.872cm" svg:viewBox="0 0 6 4" draw:points="6,4 4,1 0,0">
          <text:p/>
        </draw:polygon>
        <draw:polygon draw:style-name="gr2" draw:text-style-name="P2" draw:layer="layout" svg:width="0.003cm" svg:height="0.005cm" svg:x="11.554cm" svg:y="4.867cm" svg:viewBox="0 0 4 6" draw:points="4,6 1,4 0,0">
          <text:p/>
        </draw:polygon>
        <draw:polygon draw:style-name="gr2" draw:text-style-name="P2" draw:layer="layout" svg:width="0.003cm" svg:height="0.004cm" svg:x="11.551cm" svg:y="4.863cm" svg:viewBox="0 0 4 5" draw:points="4,5 1,2 0,0">
          <text:p/>
        </draw:polygon>
        <draw:polygon draw:style-name="gr2" draw:text-style-name="P2" draw:layer="layout" svg:width="0.003cm" svg:height="0.006cm" svg:x="11.549cm" svg:y="4.857cm" svg:viewBox="0 0 4 7" draw:points="4,7 0,4 0,0">
          <text:p/>
        </draw:polygon>
        <draw:polygon draw:style-name="gr2" draw:text-style-name="P2" draw:layer="layout" svg:width="0.001cm" svg:height="0.008cm" svg:x="11.549cm" svg:y="4.85cm" svg:viewBox="0 0 2 9" draw:points="2,9 2,5 0,0">
          <text:p/>
        </draw:polygon>
        <draw:polygon draw:style-name="gr2" draw:text-style-name="P2" draw:layer="layout" svg:width="0.016cm" svg:height="0cm" svg:x="11.549cm" svg:y="4.846cm" svg:viewBox="0 0 17 1" draw:points="0,0 17,0 17,1">
          <text:p/>
        </draw:polygon>
        <draw:polygon draw:style-name="gr2" draw:text-style-name="P2" draw:layer="layout" svg:width="0.017cm" svg:height="0.002cm" svg:x="11.549cm" svg:y="4.844cm" svg:viewBox="0 0 18 3" draw:points="18,0 18,2 0,3">
          <text:p/>
        </draw:polygon>
        <draw:polygon draw:style-name="gr2" draw:text-style-name="P2" draw:layer="layout" svg:width="0cm" svg:height="0.006cm" svg:x="11.549cm" svg:y="4.836cm" svg:viewBox="0 0 1 7" draw:points="0,7 1,4 1,0">
          <text:p/>
        </draw:polygon>
        <draw:polygon draw:style-name="gr2" draw:text-style-name="P2" draw:layer="layout" svg:width="0.001cm" svg:height="0.005cm" svg:x="11.549cm" svg:y="4.831cm" svg:viewBox="0 0 2 6" draw:points="0,6 0,3 2,0">
          <text:p/>
        </draw:polygon>
        <draw:polygon draw:style-name="gr2" draw:text-style-name="P2" draw:layer="layout" svg:width="0.002cm" svg:height="0.005cm" svg:x="11.55cm" svg:y="4.826cm" svg:viewBox="0 0 3 6" draw:points="0,6 2,2 3,0">
          <text:p/>
        </draw:polygon>
        <draw:polygon draw:style-name="gr2" draw:text-style-name="P2" draw:layer="layout" svg:width="0.003cm" svg:height="0.003cm" svg:x="11.552cm" svg:y="4.823cm" svg:viewBox="0 0 4 4" draw:points="0,4 3,2 4,0">
          <text:p/>
        </draw:polygon>
        <draw:polygon draw:style-name="gr2" draw:text-style-name="P2" draw:layer="layout" svg:width="0.004cm" svg:height="0.004cm" svg:x="11.555cm" svg:y="4.821cm" svg:viewBox="0 0 5 5" draw:points="0,5 3,2 5,0">
          <text:p/>
        </draw:polygon>
        <draw:polygon draw:style-name="gr2" draw:text-style-name="P2" draw:layer="layout" svg:width="0.006cm" svg:height="0.001cm" svg:x="11.559cm" svg:y="4.82cm" svg:viewBox="0 0 7 2" draw:points="0,2 3,0 7,0">
          <text:p/>
        </draw:polygon>
        <draw:polygon draw:style-name="gr2" draw:text-style-name="P2" draw:layer="layout" svg:width="0.005cm" svg:height="0.001cm" svg:x="11.564cm" svg:y="4.819cm" svg:viewBox="0 0 6 2" draw:points="0,2 2,0 6,0">
          <text:p/>
        </draw:polygon>
        <draw:polygon draw:style-name="gr2" draw:text-style-name="P2" draw:layer="layout" svg:width="0.004cm" svg:height="0cm" svg:x="11.573cm" svg:y="4.819cm" svg:viewBox="0 0 5 0" draw:points="0,0 2,0 5,0">
          <text:p/>
        </draw:polygon>
        <draw:polygon draw:style-name="gr2" draw:text-style-name="P2" draw:layer="layout" svg:width="0.003cm" svg:height="0.001cm" svg:x="11.578cm" svg:y="4.819cm" svg:viewBox="0 0 4 2" draw:points="0,0 1,2 4,2">
          <text:p/>
        </draw:polygon>
        <draw:polygon draw:style-name="gr2" draw:text-style-name="P2" draw:layer="layout" svg:width="0.004cm" svg:height="0.003cm" svg:x="11.581cm" svg:y="4.82cm" svg:viewBox="0 0 5 4" draw:points="0,0 3,2 5,4">
          <text:p/>
        </draw:polygon>
        <draw:polygon draw:style-name="gr2" draw:text-style-name="P2" draw:layer="layout" svg:width="0.002cm" svg:height="0.003cm" svg:x="11.585cm" svg:y="4.821cm" svg:viewBox="0 0 3 4" draw:points="0,0 3,2 3,4">
          <text:p/>
        </draw:polygon>
        <draw:polygon draw:style-name="gr2" draw:text-style-name="P2" draw:layer="layout" svg:width="0cm" svg:height="0.003cm" svg:x="11.587cm" svg:y="4.815cm" svg:viewBox="0 0 0 4" draw:points="0,4 0,2 0,0">
          <text:p/>
        </draw:polygon>
        <draw:polygon draw:style-name="gr2" draw:text-style-name="P2" draw:layer="layout" svg:width="0.017cm" svg:height="0.084cm" svg:x="11.587cm" svg:y="4.791cm" svg:viewBox="0 0 18 85" draw:points="0,0 18,5 14,85">
          <text:p/>
        </draw:polygon>
        <draw:polygon draw:style-name="gr2" draw:text-style-name="P2" draw:layer="layout" svg:width="0.009cm" svg:height="0.001cm" svg:x="11.592cm" svg:y="4.875cm" svg:viewBox="0 0 10 2" draw:points="10,0 6,0 0,2">
          <text:p/>
        </draw:polygon>
        <draw:polygon draw:style-name="gr2" draw:text-style-name="P2" draw:layer="layout" svg:width="0.008cm" svg:height="0.003cm" svg:x="11.584cm" svg:y="4.876cm" svg:viewBox="0 0 9 4" draw:points="9,0 6,2 0,4">
          <text:p/>
        </draw:polygon>
        <draw:polygon draw:style-name="gr2" draw:text-style-name="P2" draw:layer="layout" svg:width="0.01cm" svg:height="0cm" svg:x="11.572cm" svg:y="4.878cm" svg:viewBox="0 0 11 0" draw:points="11,0 6,0 0,0">
          <text:p/>
        </draw:polygon>
        <draw:polygon draw:style-name="gr2" draw:text-style-name="P2" draw:layer="layout" svg:width="0.01cm" svg:height="0.003cm" svg:x="11.562cm" svg:y="4.875cm" svg:viewBox="0 0 11 4" draw:points="11,4 6,3 0,0">
          <text:p/>
        </draw:polygon>
        <draw:polygon draw:style-name="gr2" draw:text-style-name="P2" draw:layer="layout" svg:width="0.008cm" svg:height="0.009cm" svg:x="11.554cm" svg:y="4.867cm" svg:viewBox="0 0 9 10" draw:points="9,10 3,6 0,0">
          <text:p/>
        </draw:polygon>
        <draw:polygon draw:style-name="gr2" draw:text-style-name="P2" draw:layer="layout" svg:width="0.005cm" svg:height="0.01cm" svg:x="11.549cm" svg:y="4.857cm" svg:viewBox="0 0 6 11" draw:points="6,11 2,6 0,0">
          <text:p/>
        </draw:polygon>
        <draw:polygon draw:style-name="gr2" draw:text-style-name="P2" draw:layer="layout" svg:width="0.001cm" svg:height="0.012cm" svg:x="11.549cm" svg:y="4.846cm" svg:viewBox="0 0 2 13" draw:points="2,13 0,5 0,0">
          <text:p/>
        </draw:polygon>
        <draw:polygon draw:style-name="gr2" draw:text-style-name="P2" draw:layer="layout" svg:width="0.017cm" svg:height="0.004cm" svg:x="11.549cm" svg:y="4.846cm" svg:viewBox="0 0 18 5" draw:points="0,0 18,2 18,5">
          <text:p/>
        </draw:polygon>
        <draw:polygon draw:style-name="gr2" draw:text-style-name="P2" draw:layer="layout" svg:width="0.017cm" svg:height="0.003cm" svg:x="11.549cm" svg:y="4.843cm" svg:viewBox="0 0 18 4" draw:points="18,0 18,2 0,4">
          <text:p/>
        </draw:polygon>
        <draw:polygon draw:style-name="gr2" draw:text-style-name="P2" draw:layer="layout" svg:width="0cm" svg:height="0.009cm" svg:x="11.549cm" svg:y="4.836cm" svg:viewBox="0 0 1 10" draw:points="0,10 0,7 1,0">
          <text:p/>
        </draw:polygon>
        <draw:polygon draw:style-name="gr2" draw:text-style-name="P2" draw:layer="layout" svg:width="0.003cm" svg:height="0.01cm" svg:x="11.549cm" svg:y="4.826cm" svg:viewBox="0 0 4 11" draw:points="0,11 1,6 4,0">
          <text:p/>
        </draw:polygon>
        <draw:polygon draw:style-name="gr2" draw:text-style-name="P2" draw:layer="layout" svg:width="0.007cm" svg:height="0.006cm" svg:x="11.552cm" svg:y="4.821cm" svg:viewBox="0 0 8 7" draw:points="0,7 4,3 8,0">
          <text:p/>
        </draw:polygon>
        <draw:polygon draw:style-name="gr2" draw:text-style-name="P2" draw:layer="layout" svg:width="0.01cm" svg:height="0.002cm" svg:x="11.559cm" svg:y="4.819cm" svg:viewBox="0 0 11 3" draw:points="0,3 6,2 11,0">
          <text:p/>
        </draw:polygon>
        <draw:polygon draw:style-name="gr2" draw:text-style-name="P2" draw:layer="layout" svg:width="0.009cm" svg:height="0cm" svg:x="11.569cm" svg:y="4.819cm" svg:viewBox="0 0 10 0" draw:points="0,0 5,0 10,0">
          <text:p/>
        </draw:polygon>
        <draw:polygon draw:style-name="gr2" draw:text-style-name="P2" draw:layer="layout" svg:width="0.007cm" svg:height="0.004cm" svg:x="11.578cm" svg:y="4.819cm" svg:viewBox="0 0 8 5" draw:points="0,0 3,2 8,5">
          <text:p/>
        </draw:polygon>
        <draw:polygon draw:style-name="gr2" draw:text-style-name="P2" draw:layer="layout" svg:width="0cm" svg:height="0.008cm" svg:x="11.587cm" svg:y="4.815cm" svg:viewBox="0 0 0 9" draw:points="0,9 0,4 0,0">
          <text:p/>
        </draw:polygon>
        <draw:polygon draw:style-name="gr2" draw:text-style-name="P2" draw:layer="layout" svg:width="0.013cm" svg:height="0.084cm" svg:x="11.587cm" svg:y="4.791cm" svg:viewBox="0 0 14 85" draw:points="0,24 0,0 14,85">
          <text:p/>
        </draw:polygon>
        <draw:polygon draw:style-name="gr2" draw:text-style-name="P2" draw:layer="layout" svg:width="0.016cm" svg:height="0.003cm" svg:x="11.584cm" svg:y="4.875cm" svg:viewBox="0 0 17 4" draw:points="17,0 8,1 0,4">
          <text:p/>
        </draw:polygon>
        <draw:polygon draw:style-name="gr2" draw:text-style-name="P2" draw:layer="layout" svg:width="0.022cm" svg:height="0.003cm" svg:x="11.562cm" svg:y="4.875cm" svg:viewBox="0 0 23 4" draw:points="23,4 11,4 0,0">
          <text:p/>
        </draw:polygon>
        <draw:polygon draw:style-name="gr2" draw:text-style-name="P2" draw:layer="layout" svg:width="0.012cm" svg:height="0.018cm" svg:x="11.549cm" svg:y="4.857cm" svg:viewBox="0 0 13 19" draw:points="13,19 6,10 0,0">
          <text:p/>
        </draw:polygon>
        <draw:polygon draw:style-name="gr2" draw:text-style-name="P2" draw:layer="layout" svg:width="0.017cm" svg:height="0.012cm" svg:x="11.549cm" svg:y="4.846cm" svg:viewBox="0 0 18 13" draw:points="1,13 0,0 18,4">
          <text:p/>
        </draw:polygon>
        <draw:polygon draw:style-name="gr2" draw:text-style-name="P2" draw:layer="layout" svg:width="0.017cm" svg:height="0.005cm" svg:x="11.549cm" svg:y="4.841cm" svg:viewBox="0 0 18 6" draw:points="18,0 18,2 0,6">
          <text:p/>
        </draw:polygon>
        <draw:polygon draw:style-name="gr2" draw:text-style-name="P2" draw:layer="layout" svg:width="0.004cm" svg:height="0.02cm" svg:x="11.549cm" svg:y="4.826cm" svg:viewBox="0 0 5 21" draw:points="0,21 1,10 5,0">
          <text:p/>
        </draw:polygon>
        <draw:polygon draw:style-name="gr2" draw:text-style-name="P2" draw:layer="layout" svg:width="0.016cm" svg:height="0.008cm" svg:x="11.552cm" svg:y="4.819cm" svg:viewBox="0 0 17 9" draw:points="0,9 7,3 17,0">
          <text:p/>
        </draw:polygon>
        <draw:polygon draw:style-name="gr2" draw:text-style-name="P2" draw:layer="layout" svg:width="0.016cm" svg:height="0.003cm" svg:x="11.569cm" svg:y="4.819cm" svg:viewBox="0 0 17 4" draw:points="0,0 11,0 17,4">
          <text:p/>
        </draw:polygon>
        <draw:polygon draw:style-name="gr2" draw:text-style-name="P2" draw:layer="layout" svg:width="0.013cm" svg:height="0.06cm" svg:x="11.587cm" svg:y="4.815cm" svg:viewBox="0 0 14 61" draw:points="0,9 0,0 14,61">
          <text:p/>
        </draw:polygon>
        <draw:polygon draw:style-name="gr2" draw:text-style-name="P2" draw:layer="layout" svg:width="0.038cm" svg:height="0.003cm" svg:x="11.562cm" svg:y="4.875cm" svg:viewBox="0 0 39 4" draw:points="39,0 23,4 0,0">
          <text:p/>
        </draw:polygon>
        <draw:polygon draw:style-name="gr2" draw:text-style-name="P2" draw:layer="layout" svg:width="0.016cm" svg:height="0.026cm" svg:x="11.549cm" svg:y="4.849cm" svg:viewBox="0 0 17 27" draw:points="13,27 0,8 17,0">
          <text:p/>
        </draw:polygon>
        <draw:polygon draw:style-name="gr2" draw:text-style-name="P2" draw:layer="layout" svg:width="0.017cm" svg:height="0.006cm" svg:x="11.549cm" svg:y="4.84cm" svg:viewBox="0 0 18 7" draw:points="18,0 18,1 0,7">
          <text:p/>
        </draw:polygon>
        <draw:polygon draw:style-name="gr2" draw:text-style-name="P2" draw:layer="layout" svg:width="0.02cm" svg:height="0.028cm" svg:x="11.549cm" svg:y="4.819cm" svg:viewBox="0 0 21 29" draw:points="0,29 4,9 21,0">
          <text:p/>
        </draw:polygon>
        <draw:polygon draw:style-name="gr2" draw:text-style-name="P2" draw:layer="layout" svg:width="0.018cm" svg:height="0.005cm" svg:x="11.569cm" svg:y="4.819cm" svg:viewBox="0 0 19 6" draw:points="0,0 17,3 19,6">
          <text:p/>
        </draw:polygon>
        <draw:polygon draw:style-name="gr2" draw:text-style-name="P2" draw:layer="layout" svg:width="0.004cm" svg:height="0.026cm" svg:x="11.562cm" svg:y="4.849cm" svg:viewBox="0 0 5 27" draw:points="0,27 5,0 5,2">
          <text:p/>
        </draw:polygon>
        <draw:polygon draw:style-name="gr2" draw:text-style-name="P2" draw:layer="layout" svg:width="0.017cm" svg:height="0.007cm" svg:x="11.549cm" svg:y="4.839cm" svg:viewBox="0 0 18 8" draw:points="18,0 18,2 0,8">
          <text:p/>
        </draw:polygon>
        <draw:polygon draw:style-name="gr2" draw:text-style-name="P2" draw:layer="layout" svg:width="0.004cm" svg:height="0.024cm" svg:x="11.562cm" svg:y="4.851cm" svg:viewBox="0 0 5 25" draw:points="0,25 5,0 5,1">
          <text:p/>
        </draw:polygon>
        <draw:polygon draw:style-name="gr2" draw:text-style-name="P2" draw:layer="layout" svg:width="0.017cm" svg:height="0.008cm" svg:x="11.549cm" svg:y="4.838cm" svg:viewBox="0 0 18 9" draw:points="18,0 18,1 0,9">
          <text:p/>
        </draw:polygon>
        <draw:polygon draw:style-name="gr2" draw:text-style-name="P2" draw:layer="layout" svg:width="0.004cm" svg:height="0.023cm" svg:x="11.562cm" svg:y="4.852cm" svg:viewBox="0 0 5 24" draw:points="0,24 5,0 5,1">
          <text:p/>
        </draw:polygon>
        <draw:polygon draw:style-name="gr2" draw:text-style-name="P2" draw:layer="layout" svg:width="0.017cm" svg:height="0.009cm" svg:x="11.549cm" svg:y="4.837cm" svg:viewBox="0 0 18 10" draw:points="18,0 18,2 0,10">
          <text:p/>
        </draw:polygon>
        <draw:polygon draw:style-name="gr2" draw:text-style-name="P2" draw:layer="layout" svg:width="0.004cm" svg:height="0.022cm" svg:x="11.562cm" svg:y="4.853cm" svg:viewBox="0 0 5 23" draw:points="0,23 5,0 5,2">
          <text:p/>
        </draw:polygon>
        <draw:polygon draw:style-name="gr2" draw:text-style-name="P2" draw:layer="layout" svg:width="0.018cm" svg:height="0.01cm" svg:x="11.549cm" svg:y="4.836cm" svg:viewBox="0 0 19 11" draw:points="19,0 18,2 0,11">
          <text:p/>
        </draw:polygon>
        <draw:polygon draw:style-name="gr2" draw:text-style-name="P2" draw:layer="layout" svg:width="0.004cm" svg:height="0.02cm" svg:x="11.562cm" svg:y="4.855cm" svg:viewBox="0 0 5 21" draw:points="0,21 5,0 5,1">
          <text:p/>
        </draw:polygon>
        <draw:polygon draw:style-name="gr2" draw:text-style-name="P2" draw:layer="layout" svg:width="0.018cm" svg:height="0.011cm" svg:x="11.549cm" svg:y="4.835cm" svg:viewBox="0 0 19 12" draw:points="19,0 19,1 0,12">
          <text:p/>
        </draw:polygon>
        <draw:polygon draw:style-name="gr2" draw:text-style-name="P2" draw:layer="layout" svg:width="0.004cm" svg:height="0.019cm" svg:x="11.562cm" svg:y="4.856cm" svg:viewBox="0 0 5 20" draw:points="0,20 5,0 5,1">
          <text:p/>
        </draw:polygon>
        <draw:polygon draw:style-name="gr2" draw:text-style-name="P2" draw:layer="layout" svg:width="0.019cm" svg:height="0.012cm" svg:x="11.549cm" svg:y="4.834cm" svg:viewBox="0 0 20 13" draw:points="20,0 19,1 0,13">
          <text:p/>
        </draw:polygon>
        <draw:polygon draw:style-name="gr2" draw:text-style-name="P2" draw:layer="layout" svg:width="0.005cm" svg:height="0.018cm" svg:x="11.562cm" svg:y="4.857cm" svg:viewBox="0 0 6 19" draw:points="0,19 5,0 6,2">
          <text:p/>
        </draw:polygon>
        <draw:polygon draw:style-name="gr2" draw:text-style-name="P2" draw:layer="layout" svg:width="0.019cm" svg:height="0.013cm" svg:x="11.549cm" svg:y="4.833cm" svg:viewBox="0 0 20 14" draw:points="20,0 20,1 0,14">
          <text:p/>
        </draw:polygon>
        <draw:polygon draw:style-name="gr2" draw:text-style-name="P2" draw:layer="layout" svg:width="0.005cm" svg:height="0.016cm" svg:x="11.562cm" svg:y="4.859cm" svg:viewBox="0 0 6 17" draw:points="0,17 6,0 6,1">
          <text:p/>
        </draw:polygon>
        <draw:polygon draw:style-name="gr2" draw:text-style-name="P2" draw:layer="layout" svg:width="0.019cm" svg:height="0.015cm" svg:x="11.549cm" svg:y="4.832cm" svg:viewBox="0 0 20 16" draw:points="20,0 20,2 0,16">
          <text:p/>
        </draw:polygon>
        <draw:polygon draw:style-name="gr2" draw:text-style-name="P2" draw:layer="layout" svg:width="0.005cm" svg:height="0.015cm" svg:x="11.562cm" svg:y="4.86cm" svg:viewBox="0 0 6 16" draw:points="0,16 6,0 6,1">
          <text:p/>
        </draw:polygon>
        <draw:polygon draw:style-name="gr2" draw:text-style-name="P2" draw:layer="layout" svg:width="0.02cm" svg:height="0.016cm" svg:x="11.549cm" svg:y="4.83cm" svg:viewBox="0 0 21 17" draw:points="21,0 20,1 0,17">
          <text:p/>
        </draw:polygon>
        <draw:polygon draw:style-name="gr2" draw:text-style-name="P2" draw:layer="layout" svg:width="0.006cm" svg:height="0.014cm" svg:x="11.562cm" svg:y="4.861cm" svg:viewBox="0 0 7 15" draw:points="0,15 6,0 7,1">
          <text:p/>
        </draw:polygon>
        <draw:polygon draw:style-name="gr2" draw:text-style-name="P2" draw:layer="layout" svg:width="0.02cm" svg:height="0.016cm" svg:x="11.549cm" svg:y="4.83cm" svg:viewBox="0 0 21 17" draw:points="21,0 0,17">
          <text:p/>
        </draw:polygon>
        <draw:polygon draw:style-name="gr2" draw:text-style-name="P2" draw:layer="layout" svg:width="0.006cm" svg:height="0.013cm" svg:x="11.562cm" svg:y="4.862cm" svg:viewBox="0 0 7 14" draw:points="0,14 7,0 7,1">
          <text:p/>
        </draw:polygon>
        <draw:polygon draw:style-name="gr2" draw:text-style-name="P2" draw:layer="layout" svg:width="0.02cm" svg:height="0.017cm" svg:x="11.549cm" svg:y="4.829cm" svg:viewBox="0 0 21 18" draw:points="21,0 21,2 0,18">
          <text:p/>
        </draw:polygon>
        <draw:polygon draw:style-name="gr2" draw:text-style-name="P2" draw:layer="layout" svg:width="0.006cm" svg:height="0.012cm" svg:x="11.562cm" svg:y="4.863cm" svg:viewBox="0 0 7 13" draw:points="0,13 7,0 7,1">
          <text:p/>
        </draw:polygon>
        <draw:polygon draw:style-name="gr2" draw:text-style-name="P2" draw:layer="layout" svg:width="0.021cm" svg:height="0.018cm" svg:x="11.549cm" svg:y="4.828cm" svg:viewBox="0 0 22 19" draw:points="22,0 21,1 0,19">
          <text:p/>
        </draw:polygon>
        <draw:polygon draw:style-name="gr2" draw:text-style-name="P2" draw:layer="layout" svg:width="0.007cm" svg:height="0.011cm" svg:x="11.562cm" svg:y="4.864cm" svg:viewBox="0 0 8 12" draw:points="0,12 7,0 8,1">
          <text:p/>
        </draw:polygon>
        <draw:polygon draw:style-name="gr2" draw:text-style-name="P2" draw:layer="layout" svg:width="0.022cm" svg:height="0.019cm" svg:x="11.549cm" svg:y="4.827cm" svg:viewBox="0 0 23 20" draw:points="23,0 22,2 0,20">
          <text:p/>
        </draw:polygon>
        <draw:polygon draw:style-name="gr2" draw:text-style-name="P2" draw:layer="layout" svg:width="0.007cm" svg:height="0.01cm" svg:x="11.562cm" svg:y="4.865cm" svg:viewBox="0 0 8 11" draw:points="0,11 8,0 8,1">
          <text:p/>
        </draw:polygon>
        <draw:polygon draw:style-name="gr2" draw:text-style-name="P2" draw:layer="layout" svg:width="0.022cm" svg:height="0.019cm" svg:x="11.549cm" svg:y="4.827cm" svg:viewBox="0 0 23 20" draw:points="23,0 0,20">
          <text:p/>
        </draw:polygon>
        <draw:polygon draw:style-name="gr2" draw:text-style-name="P2" draw:layer="layout" svg:width="0.007cm" svg:height="0.009cm" svg:x="11.562cm" svg:y="4.866cm" svg:viewBox="0 0 8 10" draw:points="0,10 8,0">
          <text:p/>
        </draw:polygon>
        <draw:polygon draw:style-name="gr2" draw:text-style-name="P2" draw:layer="layout" svg:width="0.022cm" svg:height="0.028cm" svg:x="11.549cm" svg:y="4.819cm" svg:viewBox="0 0 23 29" draw:points="23,10 0,29 21,0">
          <text:p/>
        </draw:polygon>
        <draw:polygon draw:style-name="gr2" draw:text-style-name="P2" draw:layer="layout" svg:width="0.008cm" svg:height="0.009cm" svg:x="11.562cm" svg:y="4.866cm" svg:viewBox="0 0 9 10" draw:points="0,10 8,0 9,1">
          <text:p/>
        </draw:polygon>
        <draw:polygon draw:style-name="gr2" draw:text-style-name="P2" draw:layer="layout" svg:width="0.003cm" svg:height="0.009cm" svg:x="11.569cm" svg:y="4.819cm" svg:viewBox="0 0 4 10" draw:points="4,9 2,10 0,0">
          <text:p/>
        </draw:polygon>
        <draw:polygon draw:style-name="gr2" draw:text-style-name="P2" draw:layer="layout" svg:width="0.009cm" svg:height="0.009cm" svg:x="11.562cm" svg:y="4.867cm" svg:viewBox="0 0 10 10" draw:points="0,10 9,0 10,3">
          <text:p/>
        </draw:polygon>
        <draw:polygon draw:style-name="gr2" draw:text-style-name="P2" draw:layer="layout" svg:width="0.004cm" svg:height="0.008cm" svg:x="11.569cm" svg:y="4.819cm" svg:viewBox="0 0 5 9" draw:points="5,9 4,9 0,0">
          <text:p/>
        </draw:polygon>
        <draw:polygon draw:style-name="gr2" draw:text-style-name="P2" draw:layer="layout" svg:width="0.009cm" svg:height="0.006cm" svg:x="11.562cm" svg:y="4.869cm" svg:viewBox="0 0 10 7" draw:points="0,7 10,0">
          <text:p/>
        </draw:polygon>
        <draw:polygon draw:style-name="gr2" draw:text-style-name="P2" draw:layer="layout" svg:width="0.005cm" svg:height="0.008cm" svg:x="11.569cm" svg:y="4.819cm" svg:viewBox="0 0 6 9" draw:points="6,8 5,9 0,0">
          <text:p/>
        </draw:polygon>
        <draw:polygon draw:style-name="gr2" draw:text-style-name="P2" draw:layer="layout" svg:width="0.01cm" svg:height="0.007cm" svg:x="11.562cm" svg:y="4.869cm" svg:viewBox="0 0 11 8" draw:points="0,8 10,0 11,2">
          <text:p/>
        </draw:polygon>
        <draw:polygon draw:style-name="gr2" draw:text-style-name="P2" draw:layer="layout" svg:width="0.006cm" svg:height="0.007cm" svg:x="11.569cm" svg:y="4.819cm" svg:viewBox="0 0 7 8" draw:points="7,8 6,8 0,0">
          <text:p/>
        </draw:polygon>
        <draw:polygon draw:style-name="gr2" draw:text-style-name="P2" draw:layer="layout" svg:width="0.01cm" svg:height="0.005cm" svg:x="11.562cm" svg:y="4.87cm" svg:viewBox="0 0 11 6" draw:points="0,6 11,0 11,1">
          <text:p/>
        </draw:polygon>
        <draw:polygon draw:style-name="gr2" draw:text-style-name="P2" draw:layer="layout" svg:width="0.007cm" svg:height="0.007cm" svg:x="11.569cm" svg:y="4.819cm" svg:viewBox="0 0 8 8" draw:points="8,8 7,8 0,0">
          <text:p/>
        </draw:polygon>
        <draw:polygon draw:style-name="gr2" draw:text-style-name="P2" draw:layer="layout" svg:width="0.011cm" svg:height="0.004cm" svg:x="11.562cm" svg:y="4.871cm" svg:viewBox="0 0 12 5" draw:points="0,5 11,0 12,0">
          <text:p/>
        </draw:polygon>
        <draw:polygon draw:style-name="gr2" draw:text-style-name="P2" draw:layer="layout" svg:width="0.008cm" svg:height="0.007cm" svg:x="11.569cm" svg:y="4.819cm" svg:viewBox="0 0 9 8" draw:points="9,8 8,8 0,0">
          <text:p/>
        </draw:polygon>
        <draw:polygon draw:style-name="gr2" draw:text-style-name="P2" draw:layer="layout" svg:width="0.012cm" svg:height="0.004cm" svg:x="11.562cm" svg:y="4.871cm" svg:viewBox="0 0 13 5" draw:points="0,5 12,0 13,0">
          <text:p/>
        </draw:polygon>
        <draw:polygon draw:style-name="gr2" draw:text-style-name="P2" draw:layer="layout" svg:width="0.009cm" svg:height="0.007cm" svg:x="11.569cm" svg:y="4.819cm" svg:viewBox="0 0 10 8" draw:points="10,8 9,8 0,0">
          <text:p/>
        </draw:polygon>
        <draw:polygon draw:style-name="gr2" draw:text-style-name="P2" draw:layer="layout" svg:width="0.013cm" svg:height="0.004cm" svg:x="11.562cm" svg:y="4.871cm" svg:viewBox="0 0 14 5" draw:points="0,5 13,0 14,1">
          <text:p/>
        </draw:polygon>
        <draw:polygon draw:style-name="gr2" draw:text-style-name="P2" draw:layer="layout" svg:width="0.01cm" svg:height="0.007cm" svg:x="11.569cm" svg:y="4.819cm" svg:viewBox="0 0 11 8" draw:points="11,8 10,8 0,0">
          <text:p/>
        </draw:polygon>
        <draw:polygon draw:style-name="gr2" draw:text-style-name="P2" draw:layer="layout" svg:width="0.014cm" svg:height="0.003cm" svg:x="11.562cm" svg:y="4.872cm" svg:viewBox="0 0 15 4" draw:points="0,4 14,0 15,0">
          <text:p/>
        </draw:polygon>
        <draw:polygon draw:style-name="gr2" draw:text-style-name="P2" draw:layer="layout" svg:width="0.01cm" svg:height="0.007cm" svg:x="11.569cm" svg:y="4.819cm" svg:viewBox="0 0 11 8" draw:points="11,8 11,8 0,0">
          <text:p/>
        </draw:polygon>
        <draw:polygon draw:style-name="gr2" draw:text-style-name="P2" draw:layer="layout" svg:width="0.038cm" svg:height="0.003cm" svg:x="11.562cm" svg:y="4.872cm" svg:viewBox="0 0 39 4" draw:points="39,4 0,4 15,0">
          <text:p/>
        </draw:polygon>
        <draw:polygon draw:style-name="gr2" draw:text-style-name="P2" draw:layer="layout" svg:width="0.011cm" svg:height="0.007cm" svg:x="11.569cm" svg:y="4.819cm" svg:viewBox="0 0 12 8" draw:points="12,8 11,8 0,0">
          <text:p/>
        </draw:polygon>
        <draw:polygon draw:style-name="gr2" draw:text-style-name="P2" draw:layer="layout" svg:width="0.024cm" svg:height="0.003cm" svg:x="11.576cm" svg:y="4.872cm" svg:viewBox="0 0 25 4" draw:points="25,4 0,0 1,0">
          <text:p/>
        </draw:polygon>
        <draw:polygon draw:style-name="gr2" draw:text-style-name="P2" draw:layer="layout" svg:width="0.012cm" svg:height="0.007cm" svg:x="11.569cm" svg:y="4.819cm" svg:viewBox="0 0 13 8" draw:points="13,8 12,8 0,0">
          <text:p/>
        </draw:polygon>
        <draw:polygon draw:style-name="gr2" draw:text-style-name="P2" draw:layer="layout" svg:width="0.023cm" svg:height="0.003cm" svg:x="11.577cm" svg:y="4.872cm" svg:viewBox="0 0 24 4" draw:points="24,4 0,0 1,0">
          <text:p/>
        </draw:polygon>
        <draw:polygon draw:style-name="gr2" draw:text-style-name="P2" draw:layer="layout" svg:width="0.013cm" svg:height="0.007cm" svg:x="11.569cm" svg:y="4.819cm" svg:viewBox="0 0 14 8" draw:points="14,8 13,8 0,0">
          <text:p/>
        </draw:polygon>
        <draw:polygon draw:style-name="gr2" draw:text-style-name="P2" draw:layer="layout" svg:width="0.022cm" svg:height="0.003cm" svg:x="11.578cm" svg:y="4.872cm" svg:viewBox="0 0 23 4" draw:points="23,4 0,0 1,0">
          <text:p/>
        </draw:polygon>
        <draw:polygon draw:style-name="gr2" draw:text-style-name="P2" draw:layer="layout" svg:width="0.013cm" svg:height="0.007cm" svg:x="11.569cm" svg:y="4.819cm" svg:viewBox="0 0 14 8" draw:points="14,8 0,0">
          <text:p/>
        </draw:polygon>
        <draw:polygon draw:style-name="gr2" draw:text-style-name="P2" draw:layer="layout" svg:width="0.021cm" svg:height="0.003cm" svg:x="11.579cm" svg:y="4.872cm" svg:viewBox="0 0 22 4" draw:points="22,4 0,0 1,0">
          <text:p/>
        </draw:polygon>
        <draw:polygon draw:style-name="gr2" draw:text-style-name="P2" draw:layer="layout" svg:width="0.014cm" svg:height="0.007cm" svg:x="11.569cm" svg:y="4.819cm" svg:viewBox="0 0 15 8" draw:points="15,8 14,8 0,0">
          <text:p/>
        </draw:polygon>
        <draw:polygon draw:style-name="gr2" draw:text-style-name="P2" draw:layer="layout" svg:width="0.02cm" svg:height="0.003cm" svg:x="11.58cm" svg:y="4.872cm" svg:viewBox="0 0 21 4" draw:points="21,4 0,0 1,0">
          <text:p/>
        </draw:polygon>
        <draw:polygon draw:style-name="gr2" draw:text-style-name="P2" draw:layer="layout" svg:width="0.015cm" svg:height="0.008cm" svg:x="11.569cm" svg:y="4.819cm" svg:viewBox="0 0 16 9" draw:points="16,9 15,8 0,0">
          <text:p/>
        </draw:polygon>
        <draw:polygon draw:style-name="gr2" draw:text-style-name="P2" draw:layer="layout" svg:width="0.019cm" svg:height="0.003cm" svg:x="11.581cm" svg:y="4.872cm" svg:viewBox="0 0 20 4" draw:points="20,4 0,0 1,0">
          <text:p/>
        </draw:polygon>
        <draw:polygon draw:style-name="gr2" draw:text-style-name="P2" draw:layer="layout" svg:width="0.016cm" svg:height="0.008cm" svg:x="11.569cm" svg:y="4.819cm" svg:viewBox="0 0 17 9" draw:points="17,9 16,9 0,0">
          <text:p/>
        </draw:polygon>
        <draw:polygon draw:style-name="gr2" draw:text-style-name="P2" draw:layer="layout" svg:width="0.018cm" svg:height="0.004cm" svg:x="11.582cm" svg:y="4.871cm" svg:viewBox="0 0 19 5" draw:points="19,5 0,1 0,0">
          <text:p/>
        </draw:polygon>
        <draw:polygon draw:style-name="gr2" draw:text-style-name="P2" draw:layer="layout" svg:width="0.018cm" svg:height="0.008cm" svg:x="11.569cm" svg:y="4.819cm" svg:viewBox="0 0 19 9" draw:points="19,9 17,9 0,0">
          <text:p/>
        </draw:polygon>
        <draw:polygon draw:style-name="gr2" draw:text-style-name="P2" draw:layer="layout" svg:width="0.018cm" svg:height="0.004cm" svg:x="11.582cm" svg:y="4.871cm" svg:viewBox="0 0 19 5" draw:points="19,5 0,0 1,0">
          <text:p/>
        </draw:polygon>
        <draw:polygon draw:style-name="gr2" draw:text-style-name="P2" draw:layer="layout" svg:width="0.018cm" svg:height="0.008cm" svg:x="11.569cm" svg:y="4.819cm" svg:viewBox="0 0 19 9" draw:points="18,9 0,0 19,6">
          <text:p/>
        </draw:polygon>
        <draw:polygon draw:style-name="gr2" draw:text-style-name="P2" draw:layer="layout" svg:width="0.017cm" svg:height="0.004cm" svg:x="11.583cm" svg:y="4.871cm" svg:viewBox="0 0 18 5" draw:points="18,5 0,0 2,0">
          <text:p/>
        </draw:polygon>
        <draw:polygon draw:style-name="gr2" draw:text-style-name="P2" draw:layer="layout" svg:width="0.001cm" svg:height="0.004cm" svg:x="11.586cm" svg:y="4.823cm" svg:viewBox="0 0 2 5" draw:points="2,5 0,4 2,0">
          <text:p/>
        </draw:polygon>
        <draw:polygon draw:style-name="gr2" draw:text-style-name="P2" draw:layer="layout" svg:width="0.015cm" svg:height="0.004cm" svg:x="11.585cm" svg:y="4.871cm" svg:viewBox="0 0 16 5" draw:points="16,5 0,0 1,0">
          <text:p/>
        </draw:polygon>
        <draw:polygon draw:style-name="gr2" draw:text-style-name="P2" draw:layer="layout" svg:width="0cm" svg:height="0.046cm" svg:x="11.587cm" svg:y="4.823cm" svg:viewBox="0 0 0 47" draw:points="0,47 0,4 0,0">
          <text:p/>
        </draw:polygon>
        <draw:polygon draw:style-name="gr2" draw:text-style-name="P2" draw:layer="layout" svg:width="0.014cm" svg:height="0.004cm" svg:x="11.586cm" svg:y="4.871cm" svg:viewBox="0 0 15 5" draw:points="15,5 0,0 1,0">
          <text:p/>
        </draw:polygon>
        <draw:polygon draw:style-name="gr2" draw:text-style-name="P2" draw:layer="layout" svg:width="0.013cm" svg:height="0.051cm" svg:x="11.587cm" svg:y="4.823cm" svg:viewBox="0 0 14 52" draw:points="0,48 0,0 14,52">
          <text:p/>
        </draw:polygon>
        <draw:line draw:style-name="gr3" draw:text-style-name="P1" draw:layer="layout" svg:x1="11.453cm" svg:y1="5.089cm" svg:x2="11.504cm" svg:y2="5.089cm">
          <text:p/>
        </draw:line>
        <draw:line draw:style-name="gr3" draw:text-style-name="P1" draw:layer="layout" svg:x1="12.318cm" svg:y1="5.09cm" svg:x2="12.463cm" svg:y2="4.941cm">
          <text:p/>
        </draw:line>
        <draw:line draw:style-name="gr3" draw:text-style-name="P1" draw:layer="layout" svg:x1="11.504cm" svg:y1="5.089cm" svg:x2="12.319cm" svg:y2="5.089cm">
          <text:p/>
        </draw:line>
        <draw:line draw:style-name="gr3" draw:text-style-name="P1" draw:layer="layout" svg:x1="11.935cm" svg:y1="4.719cm" svg:x2="12.036cm" svg:y2="4.824cm">
          <text:p/>
        </draw:line>
        <draw:line draw:style-name="gr3" draw:text-style-name="P1" draw:layer="layout" svg:x1="12.035cm" svg:y1="4.823cm" svg:x2="12.218cm" svg:y2="4.823cm">
          <text:p/>
        </draw:line>
        <draw:line draw:style-name="gr3" draw:text-style-name="P1" draw:layer="layout" svg:x1="12.706cm" svg:y1="4.256cm" svg:x2="12.633cm" svg:y2="4.182cm">
          <text:p/>
        </draw:line>
        <draw:line draw:style-name="gr3" draw:text-style-name="P1" draw:layer="layout" svg:x1="12.705cm" svg:y1="4.478cm" svg:x2="12.705cm" svg:y2="4.255cm">
          <text:p/>
        </draw:line>
        <draw:line draw:style-name="gr3" draw:text-style-name="P1" draw:layer="layout" svg:x1="12.706cm" svg:y1="4.552cm" svg:x2="12.605cm" svg:y2="4.448cm">
          <text:p/>
        </draw:line>
        <draw:line draw:style-name="gr3" draw:text-style-name="P1" draw:layer="layout" svg:x1="12.633cm" svg:y1="4.182cm" svg:x2="12.462cm" svg:y2="4.182cm">
          <text:p/>
        </draw:line>
        <draw:line draw:style-name="gr3" draw:text-style-name="P1" draw:layer="layout" svg:x1="11.361cm" svg:y1="4.251cm" svg:x2="11.361cm" svg:y2="4.35cm">
          <text:p/>
        </draw:line>
        <draw:line draw:style-name="gr3" draw:text-style-name="P1" draw:layer="layout" svg:x1="11.276cm" svg:y1="4.311cm" svg:x2="11.362cm" svg:y2="4.4cm">
          <text:p/>
        </draw:line>
        <draw:line draw:style-name="gr3" draw:text-style-name="P1" draw:layer="layout" svg:x1="11.276cm" svg:y1="4.311cm" svg:x2="11.302cm" svg:y2="4.311cm">
          <text:p/>
        </draw:line>
        <draw:line draw:style-name="gr3" draw:text-style-name="P1" draw:layer="layout" svg:x1="11.362cm" svg:y1="4.35cm" svg:x2="11.324cm" svg:y2="4.311cm">
          <text:p/>
        </draw:line>
        <draw:line draw:style-name="gr3" draw:text-style-name="P1" draw:layer="layout" svg:x1="11.361cm" svg:y1="4.201cm" svg:x2="11.361cm" svg:y2="4.224cm">
          <text:p/>
        </draw:line>
        <draw:line draw:style-name="gr3" draw:text-style-name="P1" draw:layer="layout" svg:x1="11.361cm" svg:y1="4.201cm" svg:x2="11.361cm" svg:y2="4.25cm">
          <text:p/>
        </draw:line>
        <draw:line draw:style-name="gr3" draw:text-style-name="P1" draw:layer="layout" svg:x1="11.361cm" svg:y1="4.349cm" svg:x2="11.361cm" svg:y2="4.398cm">
          <text:p/>
        </draw:line>
        <draw:line draw:style-name="gr3" draw:text-style-name="P1" draw:layer="layout" svg:x1="12.462cm" svg:y1="4.941cm" svg:x2="12.462cm" svg:y2="2.968cm">
          <text:p/>
        </draw:line>
        <draw:line draw:style-name="gr3" draw:text-style-name="P1" draw:layer="layout" svg:x1="12.705cm" svg:y1="3.51cm" svg:x2="12.705cm" svg:y2="3.317cm">
          <text:p/>
        </draw:line>
        <draw:line draw:style-name="gr3" draw:text-style-name="P1" draw:layer="layout" svg:x1="12.706cm" svg:y1="3.097cm" svg:x2="12.629cm" svg:y2="3.018cm">
          <text:p/>
        </draw:line>
        <draw:line draw:style-name="gr3" draw:text-style-name="P1" draw:layer="layout" svg:x1="12.63cm" svg:y1="3.018cm" svg:x2="12.462cm" svg:y2="3.018cm">
          <text:p/>
        </draw:line>
        <draw:line draw:style-name="gr3" draw:text-style-name="P1" draw:layer="layout" svg:x1="12.705cm" svg:y1="3.313cm" svg:x2="12.705cm" svg:y2="3.095cm">
          <text:p/>
        </draw:line>
        <draw:line draw:style-name="gr3" draw:text-style-name="P1" draw:layer="layout" svg:x1="12.705cm" svg:y1="4.823cm" svg:x2="12.984cm" svg:y2="4.823cm">
          <text:p/>
        </draw:line>
        <draw:line draw:style-name="gr3" draw:text-style-name="P1" draw:layer="layout" svg:x1="13.3cm" svg:y1="5.437cm" svg:x2="13.3cm" svg:y2="3.708cm">
          <text:p/>
        </draw:line>
        <draw:line draw:style-name="gr3" draw:text-style-name="P1" draw:layer="layout" svg:x1="13.083cm" svg:y1="5.533cm" svg:x2="13.208cm" svg:y2="5.533cm">
          <text:p/>
        </draw:line>
        <draw:line draw:style-name="gr3" draw:text-style-name="P1" draw:layer="layout" svg:x1="13.208cm" svg:y1="5.534cm" svg:x2="13.301cm" svg:y2="5.437cm">
          <text:p/>
        </draw:line>
        <draw:line draw:style-name="gr3" draw:text-style-name="P1" draw:layer="layout" svg:x1="12.983cm" svg:y1="4.824cm" svg:x2="13.058cm" svg:y2="4.747cm">
          <text:p/>
        </draw:line>
        <draw:line draw:style-name="gr3" draw:text-style-name="P1" draw:layer="layout" svg:x1="13.057cm" svg:y1="4.747cm" svg:x2="13.057cm" svg:y2="4.596cm">
          <text:p/>
        </draw:line>
        <draw:line draw:style-name="gr3" draw:text-style-name="P1" draw:layer="layout" svg:x1="12.218cm" svg:y1="4.197cm" svg:x2="12.218cm" svg:y2="4.477cm">
          <text:p/>
        </draw:line>
        <draw:line draw:style-name="gr3" draw:text-style-name="P1" draw:layer="layout" svg:x1="12.086cm" svg:y1="4.06cm" svg:x2="12.219cm" svg:y2="4.198cm">
          <text:p/>
        </draw:line>
        <draw:line draw:style-name="gr3" draw:text-style-name="P1" draw:layer="layout" svg:x1="11.727cm" svg:y1="4.06cm" svg:x2="12.086cm" svg:y2="4.06cm">
          <text:p/>
        </draw:line>
        <draw:line draw:style-name="gr3" draw:text-style-name="P1" draw:layer="layout" svg:x1="11.85cm" svg:y1="4.311cm" svg:x2="11.936cm" svg:y2="4.4cm">
          <text:p/>
        </draw:line>
        <draw:line draw:style-name="gr3" draw:text-style-name="P1" draw:layer="layout" svg:x1="11.727cm" svg:y1="4.311cm" svg:x2="11.85cm" svg:y2="4.311cm">
          <text:p/>
        </draw:line>
        <draw:line draw:style-name="gr3" draw:text-style-name="P1" draw:layer="layout" svg:x1="11.935cm" svg:y1="4.399cm" svg:x2="11.935cm" svg:y2="4.72cm">
          <text:p/>
        </draw:line>
        <draw:line draw:style-name="gr3" draw:text-style-name="P1" draw:layer="layout" svg:x1="11.727cm" svg:y1="3.81cm" svg:x2="11.884cm" svg:y2="3.81cm">
          <text:p/>
        </draw:line>
        <draw:line draw:style-name="gr3" draw:text-style-name="P1" draw:layer="layout" svg:x1="11.884cm" svg:y1="3.811cm" svg:x2="12.032cm" svg:y2="3.659cm">
          <text:p/>
        </draw:line>
        <draw:line draw:style-name="gr4" draw:text-style-name="P1" draw:layer="layout" svg:x1="11.661cm" svg:y1="2.326cm" svg:x2="11.587cm" svg:y2="2.326cm">
          <text:p/>
        </draw:line>
        <draw:line draw:style-name="gr4" draw:text-style-name="P1" draw:layer="layout" svg:x1="11.625cm" svg:y1="2.363cm" svg:x2="11.625cm" svg:y2="2.288cm">
          <text:p/>
        </draw:line>
        <draw:polyline draw:style-name="gr4" draw:text-style-name="P1" draw:layer="layout" svg:width="0.055cm" svg:height="0.099cm" svg:x="11.493cm" svg:y="2.265cm" svg:viewBox="0 0 56 100" draw:points="4,0 51,0 56,46 51,42 40,37 18,37 9,42 4,46 0,56 0,80 4,89 9,95 18,100 40,100 51,95 56,89">
          <text:p/>
        </draw:polyline>
        <draw:polyline draw:style-name="gr4" draw:text-style-name="P1" draw:layer="layout" svg:width="0.064cm" svg:height="0.099cm" svg:x="11.401cm" svg:y="2.265cm" svg:viewBox="0 0 65 100" draw:points="65,0 33,100 0,0">
          <text:p/>
        </draw:polyline>
        <draw:line draw:style-name="gr3" draw:text-style-name="P1" draw:layer="layout" svg:x1="11.265cm" svg:y1="2.031cm" svg:x2="11.265cm" svg:y2="2.623cm">
          <text:p/>
        </draw:line>
        <draw:line draw:style-name="gr3" draw:text-style-name="P1" draw:layer="layout" svg:x1="11.265cm" svg:y1="2.623cm" svg:x2="11.362cm" svg:y2="2.723cm">
          <text:p/>
        </draw:line>
        <draw:line draw:style-name="gr3" draw:text-style-name="P1" draw:layer="layout" svg:x1="11.508cm" svg:y1="2.031cm" svg:x2="11.508cm" svg:y2="1.784cm">
          <text:p/>
        </draw:line>
        <draw:line draw:style-name="gr3" draw:text-style-name="P1" draw:layer="layout" svg:x1="11.727cm" svg:y1="2.112cm" svg:x2="11.727cm" svg:y2="2.807cm">
          <text:p/>
        </draw:line>
        <draw:line draw:style-name="gr3" draw:text-style-name="P1" draw:layer="layout" svg:x1="11.508cm" svg:y1="2.031cm" svg:x2="11.648cm" svg:y2="2.031cm">
          <text:p/>
        </draw:line>
        <draw:line draw:style-name="gr3" draw:text-style-name="P1" draw:layer="layout" svg:x1="10.093cm" svg:y1="3.018cm" svg:x2="10.261cm" svg:y2="3.018cm">
          <text:p/>
        </draw:line>
        <draw:line draw:style-name="gr3" draw:text-style-name="P1" draw:layer="layout" svg:x1="10.997cm" svg:y1="2.807cm" svg:x2="10.822cm" svg:y2="2.807cm">
          <text:p/>
        </draw:line>
        <draw:line draw:style-name="gr3" draw:text-style-name="P1" draw:layer="layout" svg:x1="10.823cm" svg:y1="2.809cm" svg:x2="10.739cm" svg:y2="2.722cm">
          <text:p/>
        </draw:line>
        <draw:line draw:style-name="gr3" draw:text-style-name="P1" draw:layer="layout" svg:x1="10.739cm" svg:y1="2.722cm" svg:x2="10.739cm" svg:y2="2.278cm">
          <text:p/>
        </draw:line>
        <draw:line draw:style-name="gr3" draw:text-style-name="P1" draw:layer="layout" svg:x1="10.731cm" svg:y1="3.059cm" svg:x2="10.503cm" svg:y2="2.824cm">
          <text:p/>
        </draw:line>
        <draw:line draw:style-name="gr3" draw:text-style-name="P1" draw:layer="layout" svg:x1="10.997cm" svg:y1="3.058cm" svg:x2="10.73cm" svg:y2="3.058cm">
          <text:p/>
        </draw:line>
        <draw:line draw:style-name="gr3" draw:text-style-name="P1" draw:layer="layout" svg:x1="10.503cm" svg:y1="2.824cm" svg:x2="10.503cm" svg:y2="2.524cm">
          <text:p/>
        </draw:line>
        <draw:line draw:style-name="gr3" draw:text-style-name="P1" draw:layer="layout" svg:x1="10.503cm" svg:y1="3.313cm" svg:x2="10.992cm" svg:y2="3.313cm">
          <text:p/>
        </draw:line>
        <draw:line draw:style-name="gr3" draw:text-style-name="P1" draw:layer="layout" svg:x1="10.069cm" svg:y1="1.883cm" svg:x2="10.26cm" svg:y2="1.883cm">
          <text:p/>
        </draw:line>
        <draw:line draw:style-name="gr3" draw:text-style-name="P1" draw:layer="layout" svg:x1="10.017cm" svg:y1="2.179cm" svg:x2="10.017cm" svg:y2="1.936cm">
          <text:p/>
        </draw:line>
        <draw:line draw:style-name="gr3" draw:text-style-name="P1" draw:layer="layout" svg:x1="10.017cm" svg:y1="1.937cm" svg:x2="10.07cm" svg:y2="1.883cm">
          <text:p/>
        </draw:line>
        <draw:line draw:style-name="gr3" draw:text-style-name="P1" draw:layer="layout" svg:x1="9.637cm" svg:y1="2.475cm" svg:x2="9.637cm" svg:y2="2.327cm">
          <text:p/>
        </draw:line>
        <draw:line draw:style-name="gr3" draw:text-style-name="P1" draw:layer="layout" svg:x1="9.394cm" svg:y1="2.327cm" svg:x2="9.394cm" svg:y2="1.887cm">
          <text:p/>
        </draw:line>
        <draw:line draw:style-name="gr3" draw:text-style-name="P1" draw:layer="layout" svg:x1="9.394cm" svg:y1="1.888cm" svg:x2="9.591cm" svg:y2="1.686cm">
          <text:p/>
        </draw:line>
        <draw:line draw:style-name="gr3" draw:text-style-name="P1" draw:layer="layout" svg:x1="10.017cm" svg:y1="2.524cm" svg:x2="9.686cm" svg:y2="2.524cm">
          <text:p/>
        </draw:line>
        <draw:line draw:style-name="gr3" draw:text-style-name="P1" draw:layer="layout" svg:x1="9.687cm" svg:y1="2.525cm" svg:x2="9.637cm" svg:y2="2.475cm">
          <text:p/>
        </draw:line>
        <draw:line draw:style-name="gr3" draw:text-style-name="P1" draw:layer="layout" svg:x1="9.394cm" svg:y1="3.461cm" svg:x2="9.394cm" svg:y2="2.327cm">
          <text:p/>
        </draw:line>
        <draw:line draw:style-name="gr3" draw:text-style-name="P1" draw:layer="layout" svg:x1="9.4cm" svg:y1="3.466cm" svg:x2="9.394cm" svg:y2="3.461cm">
          <text:p/>
        </draw:line>
        <draw:line draw:style-name="gr3" draw:text-style-name="P1" draw:layer="layout" svg:x1="10.26cm" svg:y1="1.883cm" svg:x2="10.26cm" svg:y2="3.017cm">
          <text:p/>
        </draw:line>
        <draw:line draw:style-name="gr3" draw:text-style-name="P1" draw:layer="layout" svg:x1="9.59cm" svg:y1="1.686cm" svg:x2="11.408cm" svg:y2="1.686cm">
          <text:p/>
        </draw:line>
        <draw:line draw:style-name="gr3" draw:text-style-name="P1" draw:layer="layout" svg:x1="10.643cm" svg:y1="2.179cm" svg:x2="10.503cm" svg:y2="2.179cm">
          <text:p/>
        </draw:line>
        <draw:line draw:style-name="gr3" draw:text-style-name="P1" draw:layer="layout" svg:x1="10.74cm" svg:y1="2.279cm" svg:x2="10.643cm" svg:y2="2.179cm">
          <text:p/>
        </draw:line>
        <draw:line draw:style-name="gr3" draw:text-style-name="P1" draw:layer="layout" svg:x1="10.367cm" svg:y1="5.091cm" svg:x2="10.27cm" svg:y2="4.991cm">
          <text:p/>
        </draw:line>
        <draw:line draw:style-name="gr3" draw:text-style-name="P1" draw:layer="layout" svg:x1="10.307cm" svg:y1="5.04cm" svg:x2="10.357cm" svg:y2="5.09cm">
          <text:p/>
        </draw:line>
        <draw:line draw:style-name="gr3" draw:text-style-name="P1" draw:layer="layout" svg:x1="10.217cm" svg:y1="5.046cm" svg:x2="10.271cm" svg:y2="4.991cm">
          <text:p/>
        </draw:line>
        <draw:line draw:style-name="gr3" draw:text-style-name="P1" draw:layer="layout" svg:x1="10.27cm" svg:y1="5.08cm" svg:x2="10.308cm" svg:y2="5.04cm">
          <text:p/>
        </draw:line>
        <draw:line draw:style-name="gr3" draw:text-style-name="P1" draw:layer="layout" svg:x1="10.27cm" svg:y1="4.991cm" svg:x2="10.27cm" svg:y2="5.001cm">
          <text:p/>
        </draw:line>
        <draw:line draw:style-name="gr3" draw:text-style-name="P1" draw:layer="layout" svg:x1="11.361cm" svg:y1="5.04cm" svg:x2="11.361cm" svg:y2="5.089cm">
          <text:p/>
        </draw:line>
        <draw:line draw:style-name="gr3" draw:text-style-name="P1" draw:layer="layout" svg:x1="11.361cm" svg:y1="4.991cm" svg:x2="11.361cm" svg:y2="5.04cm">
          <text:p/>
        </draw:line>
        <draw:line draw:style-name="gr3" draw:text-style-name="P1" draw:layer="layout" svg:x1="11.361cm" svg:y1="5.089cm" svg:x2="11.312cm" svg:y2="5.089cm">
          <text:p/>
        </draw:line>
        <draw:line draw:style-name="gr3" draw:text-style-name="P1" draw:layer="layout" svg:x1="11.265cm" svg:y1="5.091cm" svg:x2="11.362cm" svg:y2="4.991cm">
          <text:p/>
        </draw:line>
        <draw:line draw:style-name="gr3" draw:text-style-name="P1" draw:layer="layout" svg:x1="11.312cm" svg:y1="5.089cm" svg:x2="11.265cm" svg:y2="5.089cm">
          <text:p/>
        </draw:line>
        <draw:line draw:style-name="gr3" draw:text-style-name="P1" draw:layer="layout" svg:x1="11.361cm" svg:y1="4.399cm" svg:x2="11.361cm" svg:y2="5.04cm">
          <text:p/>
        </draw:line>
        <draw:line draw:style-name="gr3" draw:text-style-name="P1" draw:layer="layout" svg:x1="11.409cm" svg:y1="5.09cm" svg:x2="11.361cm" svg:y2="5.04cm">
          <text:p/>
        </draw:line>
        <draw:line draw:style-name="gr3" draw:text-style-name="P1" draw:layer="layout" svg:x1="11.408cm" svg:y1="5.089cm" svg:x2="11.361cm" svg:y2="5.089cm">
          <text:p/>
        </draw:line>
        <draw:line draw:style-name="gr3" draw:text-style-name="P1" draw:layer="layout" svg:x1="11.504cm" svg:y1="5.089cm" svg:x2="11.408cm" svg:y2="5.089cm">
          <text:p/>
        </draw:line>
        <draw:line draw:style-name="gr3" draw:text-style-name="P1" draw:layer="layout" svg:x1="11.312cm" svg:y1="5.09cm" svg:x2="11.362cm" svg:y2="5.04cm">
          <text:p/>
        </draw:line>
        <draw:line draw:style-name="gr3" draw:text-style-name="P1" draw:layer="layout" svg:x1="11.361cm" svg:y1="4.993cm" svg:x2="11.454cm" svg:y2="5.09cm">
          <text:p/>
        </draw:line>
        <draw:line draw:style-name="gr3" draw:text-style-name="P1" draw:layer="layout" svg:x1="10.27cm" svg:y1="5cm" svg:x2="10.308cm" svg:y2="5.04cm">
          <text:p/>
        </draw:line>
        <draw:line draw:style-name="gr3" draw:text-style-name="P1" draw:layer="layout" svg:x1="10.27cm" svg:y1="4.152cm" svg:x2="10.27cm" svg:y2="5.04cm">
          <text:p/>
        </draw:line>
        <draw:line draw:style-name="gr3" draw:text-style-name="P1" draw:layer="layout" svg:x1="10.26cm" svg:y1="4.142cm" svg:x2="10.271cm" svg:y2="4.153cm">
          <text:p/>
        </draw:line>
        <draw:line draw:style-name="gr3" draw:text-style-name="P1" draw:layer="layout" svg:x1="10.27cm" svg:y1="4.991cm" svg:x2="10.27cm" svg:y2="5.08cm">
          <text:p/>
        </draw:line>
        <draw:line draw:style-name="gr3" draw:text-style-name="P1" draw:layer="layout" svg:x1="10.787cm" svg:y1="4.695cm" svg:x2="10.787cm" svg:y2="4.152cm">
          <text:p/>
        </draw:line>
        <draw:line draw:style-name="gr3" draw:text-style-name="P1" draw:layer="layout" svg:x1="10.174cm" svg:y1="5.09cm" svg:x2="10.218cm" svg:y2="5.045cm">
          <text:p/>
        </draw:line>
        <draw:line draw:style-name="gr3" draw:text-style-name="P1" draw:layer="layout" svg:x1="10.164cm" svg:y1="5.089cm" svg:x2="10.174cm" svg:y2="5.089cm">
          <text:p/>
        </draw:line>
        <draw:line draw:style-name="gr3" draw:text-style-name="P1" draw:layer="layout" svg:x1="10.261cm" svg:y1="5.09cm" svg:x2="10.217cm" svg:y2="5.045cm">
          <text:p/>
        </draw:line>
        <draw:line draw:style-name="gr3" draw:text-style-name="P1" draw:layer="layout" svg:x1="10.271cm" svg:y1="5.079cm" svg:x2="10.26cm" svg:y2="5.09cm">
          <text:p/>
        </draw:line>
        <draw:polygon draw:style-name="gr2" draw:text-style-name="P2" draw:layer="layout" svg:width="0.007cm" svg:height="0.007cm" svg:x="11.182cm" svg:y="4.819cm" svg:viewBox="0 0 8 8" draw:points="0,0 8,2 8,8">
          <text:p/>
        </draw:polygon>
        <draw:polygon draw:style-name="gr2" draw:text-style-name="P2" draw:layer="layout" svg:width="0.027cm" svg:height="0.005cm" svg:x="11.162cm" svg:y="4.821cm" svg:viewBox="0 0 28 6" draw:points="28,6 0,6 0,0">
          <text:p/>
        </draw:polygon>
        <draw:polygon draw:style-name="gr2" draw:text-style-name="P2" draw:layer="layout" svg:width="0.01cm" svg:height="0.007cm" svg:x="11.123cm" svg:y="4.819cm" svg:viewBox="0 0 11 8" draw:points="0,0 11,2 11,8">
          <text:p/>
        </draw:polygon>
        <draw:polygon draw:style-name="gr2" draw:text-style-name="P2" draw:layer="layout" svg:width="0.039cm" svg:height="0.005cm" svg:x="11.094cm" svg:y="4.821cm" svg:viewBox="0 0 40 6" draw:points="40,6 0,6 0,0">
          <text:p/>
        </draw:polygon>
        <draw:polygon draw:style-name="gr2" draw:text-style-name="P2" draw:layer="layout" svg:width="0.033cm" svg:height="0.032cm" svg:x="11.101cm" svg:y="4.787cm" svg:viewBox="0 0 34 33" draw:points="0,33 12,0 34,0">
          <text:p/>
        </draw:polygon>
        <draw:polygon draw:style-name="gr2" draw:text-style-name="P2" draw:layer="layout" svg:width="0.035cm" svg:height="0.04cm" svg:x="11.112cm" svg:y="4.747cm" svg:viewBox="0 0 36 41" draw:points="36,0 23,41 0,41">
          <text:p/>
        </draw:polygon>
        <draw:polygon draw:style-name="gr2" draw:text-style-name="P2" draw:layer="layout" svg:width="0.039cm" svg:height="0.054cm" svg:x="11.112cm" svg:y="4.733cm" svg:viewBox="0 0 40 55" draw:points="0,55 19,0 40,0">
          <text:p/>
        </draw:polygon>
        <draw:polygon draw:style-name="gr2" draw:text-style-name="P2" draw:layer="layout" svg:width="0.027cm" svg:height="0.007cm" svg:x="11.162cm" svg:y="4.819cm" svg:viewBox="0 0 28 8" draw:points="21,0 28,8 0,2">
          <text:p/>
        </draw:polygon>
        <draw:polygon draw:style-name="gr2" draw:text-style-name="P2" draw:layer="layout" svg:width="0.039cm" svg:height="0.007cm" svg:x="11.094cm" svg:y="4.819cm" svg:viewBox="0 0 40 8" draw:points="29,0 40,8 0,2">
          <text:p/>
        </draw:polygon>
        <draw:polygon draw:style-name="gr2" draw:text-style-name="P2" draw:layer="layout" svg:width="0.039cm" svg:height="0.054cm" svg:x="11.112cm" svg:y="4.733cm" svg:viewBox="0 0 40 55" draw:points="36,15 0,55 40,0">
          <text:p/>
        </draw:polygon>
        <draw:polygon draw:style-name="gr2" draw:text-style-name="P2" draw:layer="layout" svg:width="0.02cm" svg:height="0.003cm" svg:x="11.162cm" svg:y="4.819cm" svg:viewBox="0 0 21 4" draw:points="21,0 0,4 12,0">
          <text:p/>
        </draw:polygon>
        <draw:polygon draw:style-name="gr2" draw:text-style-name="P2" draw:layer="layout" svg:width="0.029cm" svg:height="0.003cm" svg:x="11.094cm" svg:y="4.819cm" svg:viewBox="0 0 30 4" draw:points="30,0 0,4 7,0">
          <text:p/>
        </draw:polygon>
        <draw:polygon draw:style-name="gr2" draw:text-style-name="P2" draw:layer="layout" svg:width="0.015cm" svg:height="0.054cm" svg:x="11.147cm" svg:y="4.733cm" svg:viewBox="0 0 16 55" draw:points="16,55 0,15 4,0">
          <text:p/>
        </draw:polygon>
        <draw:polygon draw:style-name="gr2" draw:text-style-name="P2" draw:layer="layout" svg:width="0.031cm" svg:height="0.086cm" svg:x="11.151cm" svg:y="4.733cm" svg:viewBox="0 0 32 87" draw:points="0,0 32,87 23,87">
          <text:p/>
        </draw:polygon>
        <draw:polygon draw:style-name="gr2" draw:text-style-name="P2" draw:layer="layout" svg:width="0.031cm" svg:height="0.025cm" svg:x="11.101cm" svg:y="4.794cm" svg:viewBox="0 0 32 26" draw:points="32,0 23,26 0,26">
          <text:p/>
        </draw:polygon>
        <draw:polygon draw:style-name="gr2" draw:text-style-name="P2" draw:layer="layout" svg:width="0.022cm" svg:height="0.086cm" svg:x="11.151cm" svg:y="4.733cm" svg:viewBox="0 0 23 87" draw:points="0,0 23,87 14,62">
          <text:p/>
        </draw:polygon>
        <draw:polygon draw:style-name="gr2" draw:text-style-name="P2" draw:layer="layout" svg:width="0.033cm" svg:height="0.032cm" svg:x="11.101cm" svg:y="4.787cm" svg:viewBox="0 0 34 33" draw:points="32,7 0,33 34,0">
          <text:p/>
        </draw:polygon>
        <draw:polygon draw:style-name="gr2" draw:text-style-name="P2" draw:layer="layout" svg:width="0.013cm" svg:height="0.061cm" svg:x="11.151cm" svg:y="4.733cm" svg:viewBox="0 0 14 62" draw:points="12,55 0,0 14,62">
          <text:p/>
        </draw:polygon>
        <draw:polygon draw:style-name="gr2" draw:text-style-name="P2" draw:layer="layout" svg:width="0.033cm" svg:height="0.007cm" svg:x="11.131cm" svg:y="4.787cm" svg:viewBox="0 0 34 8" draw:points="34,8 0,8 4,0">
          <text:p/>
        </draw:polygon>
        <draw:polygon draw:style-name="gr2" draw:text-style-name="P2" draw:layer="layout" svg:width="0.031cm" svg:height="0.007cm" svg:x="11.134cm" svg:y="4.787cm" svg:viewBox="0 0 32 8" draw:points="0,0 30,0 32,8">
          <text:p/>
        </draw:polygon>
        <draw:polygon draw:style-name="gr2" draw:text-style-name="P2" draw:layer="layout" svg:width="0.002cm" svg:height="0.001cm" svg:x="11.079cm" svg:y="4.804cm" svg:viewBox="0 0 3 2" draw:points="0,0 2,2 3,2">
          <text:p/>
        </draw:polygon>
        <draw:polygon draw:style-name="gr2" draw:text-style-name="P2" draw:layer="layout" svg:width="0.002cm" svg:height="0.003cm" svg:x="11.081cm" svg:y="4.805cm" svg:viewBox="0 0 3 4" draw:points="0,0 3,4">
          <text:p/>
        </draw:polygon>
        <draw:polygon draw:style-name="gr2" draw:text-style-name="P2" draw:layer="layout" svg:width="0.003cm" svg:height="0.002cm" svg:x="11.083cm" svg:y="4.807cm" svg:viewBox="0 0 4 3" draw:points="0,0 2,2 4,3">
          <text:p/>
        </draw:polygon>
        <draw:polygon draw:style-name="gr2" draw:text-style-name="P2" draw:layer="layout" svg:width="0.001cm" svg:height="0.001cm" svg:x="11.085cm" svg:y="4.809cm" svg:viewBox="0 0 2 2" draw:points="0,0 2,2">
          <text:p/>
        </draw:polygon>
        <draw:polygon draw:style-name="gr2" draw:text-style-name="P2" draw:layer="layout" svg:width="0.001cm" svg:height="0.002cm" svg:x="11.086cm" svg:y="4.81cm" svg:viewBox="0 0 2 3" draw:points="0,0 0,1 2,3">
          <text:p/>
        </draw:polygon>
        <draw:polygon draw:style-name="gr2" draw:text-style-name="P2" draw:layer="layout" svg:width="0cm" svg:height="0.002cm" svg:x="11.087cm" svg:y="4.814cm" svg:viewBox="0 0 0 3" draw:points="0,0 0,2 0,3">
          <text:p/>
        </draw:polygon>
        <draw:polygon draw:style-name="gr2" draw:text-style-name="P2" draw:layer="layout" svg:width="0.001cm" svg:height="0.002cm" svg:x="11.086cm" svg:y="4.819cm" svg:viewBox="0 0 2 3" draw:points="2,0 0,2 0,3">
          <text:p/>
        </draw:polygon>
        <draw:polygon draw:style-name="gr2" draw:text-style-name="P2" draw:layer="layout" svg:width="0.001cm" svg:height="0.004cm" svg:x="11.085cm" svg:y="4.821cm" svg:viewBox="0 0 2 5" draw:points="2,0 0,5">
          <text:p/>
        </draw:polygon>
        <draw:polygon draw:style-name="gr2" draw:text-style-name="P2" draw:layer="layout" svg:width="0.003cm" svg:height="0.001cm" svg:x="11.083cm" svg:y="4.823cm" svg:viewBox="0 0 4 2" draw:points="4,0 2,0 0,2">
          <text:p/>
        </draw:polygon>
        <draw:polygon draw:style-name="gr2" draw:text-style-name="P2" draw:layer="layout" svg:width="0.002cm" svg:height="0.001cm" svg:x="11.081cm" svg:y="4.824cm" svg:viewBox="0 0 3 2" draw:points="3,0 0,2">
          <text:p/>
        </draw:polygon>
        <draw:polygon draw:style-name="gr2" draw:text-style-name="P2" draw:layer="layout" svg:width="0.002cm" svg:height="0.001cm" svg:x="11.079cm" svg:y="4.825cm" svg:viewBox="0 0 3 2" draw:points="3,0 2,2 0,2">
          <text:p/>
        </draw:polygon>
        <draw:polygon draw:style-name="gr2" draw:text-style-name="P2" draw:layer="layout" svg:width="0.001cm" svg:height="0cm" svg:x="11.078cm" svg:y="4.826cm" svg:viewBox="0 0 2 1" draw:points="2,0 1,0 0,1">
          <text:p/>
        </draw:polygon>
        <draw:polygon draw:style-name="gr2" draw:text-style-name="P2" draw:layer="layout" svg:width="0.001cm" svg:height="0cm" svg:x="11.074cm" svg:y="4.826cm" svg:viewBox="0 0 2 1" draw:points="2,1 1,0 0,0">
          <text:p/>
        </draw:polygon>
        <draw:polygon draw:style-name="gr2" draw:text-style-name="P2" draw:layer="layout" svg:width="0.002cm" svg:height="0.001cm" svg:x="11.072cm" svg:y="4.825cm" svg:viewBox="0 0 3 2" draw:points="3,2 0,2 0,0">
          <text:p/>
        </draw:polygon>
        <draw:polygon draw:style-name="gr2" draw:text-style-name="P2" draw:layer="layout" svg:width="0.003cm" svg:height="0.001cm" svg:x="11.069cm" svg:y="4.824cm" svg:viewBox="0 0 4 2" draw:points="4,2 0,0">
          <text:p/>
        </draw:polygon>
        <draw:polygon draw:style-name="gr2" draw:text-style-name="P2" draw:layer="layout" svg:width="0.001cm" svg:height="0.001cm" svg:x="11.068cm" svg:y="4.823cm" svg:viewBox="0 0 2 2" draw:points="2,2 2,0 0,0">
          <text:p/>
        </draw:polygon>
        <draw:polygon draw:style-name="gr2" draw:text-style-name="P2" draw:layer="layout" svg:width="0.001cm" svg:height="0.004cm" svg:x="11.067cm" svg:y="4.821cm" svg:viewBox="0 0 2 5" draw:points="2,5 0,0">
          <text:p/>
        </draw:polygon>
        <draw:polygon draw:style-name="gr2" draw:text-style-name="P2" draw:layer="layout" svg:width="0.001cm" svg:height="0.002cm" svg:x="11.066cm" svg:y="4.819cm" svg:viewBox="0 0 2 3" draw:points="2,3 0,2 0,0">
          <text:p/>
        </draw:polygon>
        <draw:polygon draw:style-name="gr2" draw:text-style-name="P2" draw:layer="layout" svg:width="0cm" svg:height="0.001cm" svg:x="11.065cm" svg:y="4.817cm" svg:viewBox="0 0 1 2" draw:points="1,2 1,1 0,0">
          <text:p/>
        </draw:polygon>
        <draw:polygon draw:style-name="gr2" draw:text-style-name="P2" draw:layer="layout" svg:width="0cm" svg:height="0.002cm" svg:x="11.065cm" svg:y="4.814cm" svg:viewBox="0 0 1 3" draw:points="0,3 0,2 1,0">
          <text:p/>
        </draw:polygon>
        <draw:polygon draw:style-name="gr2" draw:text-style-name="P2" draw:layer="layout" svg:width="0.001cm" svg:height="0.002cm" svg:x="11.066cm" svg:y="4.81cm" svg:viewBox="0 0 2 3" draw:points="0,3 0,1 2,0">
          <text:p/>
        </draw:polygon>
        <draw:polygon draw:style-name="gr2" draw:text-style-name="P2" draw:layer="layout" svg:width="0.001cm" svg:height="0.001cm" svg:x="11.067cm" svg:y="4.809cm" svg:viewBox="0 0 2 2" draw:points="0,2 0,0 2,0">
          <text:p/>
        </draw:polygon>
        <draw:polygon draw:style-name="gr2" draw:text-style-name="P2" draw:layer="layout" svg:width="0.001cm" svg:height="0.002cm" svg:x="11.068cm" svg:y="4.807cm" svg:viewBox="0 0 2 3" draw:points="0,3 2,2 2,0">
          <text:p/>
        </draw:polygon>
        <draw:polygon draw:style-name="gr2" draw:text-style-name="P2" draw:layer="layout" svg:width="0.003cm" svg:height="0.003cm" svg:x="11.069cm" svg:y="4.805cm" svg:viewBox="0 0 4 4" draw:points="0,4 4,0">
          <text:p/>
        </draw:polygon>
        <draw:polygon draw:style-name="gr2" draw:text-style-name="P2" draw:layer="layout" svg:width="0.002cm" svg:height="0.001cm" svg:x="11.072cm" svg:y="4.804cm" svg:viewBox="0 0 3 2" draw:points="0,2 3,0">
          <text:p/>
        </draw:polygon>
        <draw:polygon draw:style-name="gr2" draw:text-style-name="P2" draw:layer="layout" svg:width="0.004cm" svg:height="0.003cm" svg:x="11.079cm" svg:y="4.804cm" svg:viewBox="0 0 5 4" draw:points="0,0 3,1 5,4">
          <text:p/>
        </draw:polygon>
        <draw:polygon draw:style-name="gr2" draw:text-style-name="P2" draw:layer="layout" svg:width="0.004cm" svg:height="0.003cm" svg:x="11.083cm" svg:y="4.807cm" svg:viewBox="0 0 5 4" draw:points="0,0 3,3 5,4">
          <text:p/>
        </draw:polygon>
        <draw:polygon draw:style-name="gr2" draw:text-style-name="P2" draw:layer="layout" svg:width="0.001cm" svg:height="0.004cm" svg:x="11.086cm" svg:y="4.81cm" svg:viewBox="0 0 2 5" draw:points="0,0 2,3 2,5">
          <text:p/>
        </draw:polygon>
        <draw:polygon draw:style-name="gr2" draw:text-style-name="P2" draw:layer="layout" svg:width="0.002cm" svg:height="0.005cm" svg:x="11.085cm" svg:y="4.819cm" svg:viewBox="0 0 3 6" draw:points="3,0 2,2 0,6">
          <text:p/>
        </draw:polygon>
        <draw:polygon draw:style-name="gr2" draw:text-style-name="P2" draw:layer="layout" svg:width="0.004cm" svg:height="0.002cm" svg:x="11.081cm" svg:y="4.823cm" svg:viewBox="0 0 5 3" draw:points="5,0 3,1 0,3">
          <text:p/>
        </draw:polygon>
        <draw:polygon draw:style-name="gr2" draw:text-style-name="P2" draw:layer="layout" svg:width="0.004cm" svg:height="0.003cm" svg:x="11.078cm" svg:y="4.825cm" svg:viewBox="0 0 5 4" draw:points="5,0 2,2 0,4">
          <text:p/>
        </draw:polygon>
        <draw:polygon draw:style-name="gr2" draw:text-style-name="P2" draw:layer="layout" svg:width="0.003cm" svg:height="0cm" svg:x="11.074cm" svg:y="4.826cm" svg:viewBox="0 0 4 1" draw:points="4,1 2,1 0,0">
          <text:p/>
        </draw:polygon>
        <draw:polygon draw:style-name="gr2" draw:text-style-name="P2" draw:layer="layout" svg:width="0.006cm" svg:height="0.002cm" svg:x="11.069cm" svg:y="4.824cm" svg:viewBox="0 0 7 3" draw:points="7,3 4,2 0,0">
          <text:p/>
        </draw:polygon>
        <draw:polygon draw:style-name="gr2" draw:text-style-name="P2" draw:layer="layout" svg:width="0.002cm" svg:height="0.004cm" svg:x="11.067cm" svg:y="4.821cm" svg:viewBox="0 0 3 5" draw:points="3,5 1,4 0,0">
          <text:p/>
        </draw:polygon>
        <draw:polygon draw:style-name="gr2" draw:text-style-name="P2" draw:layer="layout" svg:width="0.003cm" svg:height="0.004cm" svg:x="11.065cm" svg:y="4.817cm" svg:viewBox="0 0 4 5" draw:points="4,5 2,3 0,0">
          <text:p/>
        </draw:polygon>
        <draw:polygon draw:style-name="gr2" draw:text-style-name="P2" draw:layer="layout" svg:width="0cm" svg:height="0.004cm" svg:x="11.065cm" svg:y="4.812cm" svg:viewBox="0 0 1 5" draw:points="0,5 1,2 1,0">
          <text:p/>
        </draw:polygon>
        <draw:polygon draw:style-name="gr2" draw:text-style-name="P2" draw:layer="layout" svg:width="0.002cm" svg:height="0.003cm" svg:x="11.066cm" svg:y="4.809cm" svg:viewBox="0 0 3 4" draw:points="0,4 2,1 3,0">
          <text:p/>
        </draw:polygon>
        <draw:polygon draw:style-name="gr2" draw:text-style-name="P2" draw:layer="layout" svg:width="0.005cm" svg:height="0.005cm" svg:x="11.068cm" svg:y="4.805cm" svg:viewBox="0 0 6 6" draw:points="0,6 2,3 6,0">
          <text:p/>
        </draw:polygon>
        <draw:polygon draw:style-name="gr2" draw:text-style-name="P2" draw:layer="layout" svg:width="0.004cm" svg:height="0.001cm" svg:x="11.072cm" svg:y="4.804cm" svg:viewBox="0 0 5 2" draw:points="0,2 3,0 5,0">
          <text:p/>
        </draw:polygon>
        <draw:polygon draw:style-name="gr2" draw:text-style-name="P2" draw:layer="layout" svg:width="0.008cm" svg:height="0.003cm" svg:x="11.076cm" svg:y="4.804cm" svg:viewBox="0 0 9 4" draw:points="0,0 4,0 9,4">
          <text:p/>
        </draw:polygon>
        <draw:polygon draw:style-name="gr2" draw:text-style-name="P2" draw:layer="layout" svg:width="0.004cm" svg:height="0.007cm" svg:x="11.083cm" svg:y="4.807cm" svg:viewBox="0 0 5 8" draw:points="0,0 4,3 5,8">
          <text:p/>
        </draw:polygon>
        <draw:polygon draw:style-name="gr2" draw:text-style-name="P2" draw:layer="layout" svg:width="0.002cm" svg:height="0.01cm" svg:x="11.085cm" svg:y="4.814cm" svg:viewBox="0 0 3 11" draw:points="3,0 3,5 0,11">
          <text:p/>
        </draw:polygon>
        <draw:polygon draw:style-name="gr2" draw:text-style-name="P2" draw:layer="layout" svg:width="0.008cm" svg:height="0.004cm" svg:x="11.078cm" svg:y="4.823cm" svg:viewBox="0 0 9 5" draw:points="9,0 5,2 0,5">
          <text:p/>
        </draw:polygon>
        <draw:polygon draw:style-name="gr2" draw:text-style-name="P2" draw:layer="layout" svg:width="0.009cm" svg:height="0.004cm" svg:x="11.069cm" svg:y="4.824cm" svg:viewBox="0 0 10 5" draw:points="10,5 5,3 0,0">
          <text:p/>
        </draw:polygon>
        <draw:polygon draw:style-name="gr2" draw:text-style-name="P2" draw:layer="layout" svg:width="0.004cm" svg:height="0.008cm" svg:x="11.065cm" svg:y="4.817cm" svg:viewBox="0 0 5 9" draw:points="5,9 3,5 0,0">
          <text:p/>
        </draw:polygon>
        <draw:polygon draw:style-name="gr2" draw:text-style-name="P2" draw:layer="layout" svg:width="0.003cm" svg:height="0.008cm" svg:x="11.065cm" svg:y="4.809cm" svg:viewBox="0 0 4 9" draw:points="0,9 1,3 4,0">
          <text:p/>
        </draw:polygon>
        <draw:polygon draw:style-name="gr2" draw:text-style-name="P2" draw:layer="layout" svg:width="0.008cm" svg:height="0.005cm" svg:x="11.068cm" svg:y="4.804cm" svg:viewBox="0 0 9 6" draw:points="0,6 4,1 9,0">
          <text:p/>
        </draw:polygon>
        <draw:polygon draw:style-name="gr2" draw:text-style-name="P2" draw:layer="layout" svg:width="0.011cm" svg:height="0.01cm" svg:x="11.076cm" svg:y="4.804cm" svg:viewBox="0 0 12 11" draw:points="0,0 9,3 12,11">
          <text:p/>
        </draw:polygon>
        <draw:polygon draw:style-name="gr2" draw:text-style-name="P2" draw:layer="layout" svg:width="0.01cm" svg:height="0.014cm" svg:x="11.078cm" svg:y="4.814cm" svg:viewBox="0 0 11 15" draw:points="11,0 9,11 0,15">
          <text:p/>
        </draw:polygon>
        <draw:polygon draw:style-name="gr2" draw:text-style-name="P2" draw:layer="layout" svg:width="0.012cm" svg:height="0.012cm" svg:x="11.065cm" svg:y="4.817cm" svg:viewBox="0 0 13 13" draw:points="13,13 4,9 0,0">
          <text:p/>
        </draw:polygon>
        <draw:polygon draw:style-name="gr2" draw:text-style-name="P2" draw:layer="layout" svg:width="0.01cm" svg:height="0.013cm" svg:x="11.065cm" svg:y="4.804cm" svg:viewBox="0 0 11 14" draw:points="0,14 3,6 11,0">
          <text:p/>
        </draw:polygon>
        <draw:polygon draw:style-name="gr2" draw:text-style-name="P2" draw:layer="layout" svg:width="0.011cm" svg:height="0.025cm" svg:x="11.076cm" svg:y="4.804cm" svg:viewBox="0 0 12 26" draw:points="0,0 12,11 2,26">
          <text:p/>
        </draw:polygon>
        <draw:polygon draw:style-name="gr2" draw:text-style-name="P2" draw:layer="layout" svg:width="0.012cm" svg:height="0.025cm" svg:x="11.065cm" svg:y="4.804cm" svg:viewBox="0 0 13 26" draw:points="13,26 0,14 11,0">
          <text:p/>
        </draw:polygon>
        <draw:polygon draw:style-name="gr2" draw:text-style-name="P2" draw:layer="layout" svg:width="0.039cm" svg:height="0.006cm" svg:x="11.018cm" svg:y="4.735cm" svg:viewBox="0 0 40 7" draw:points="0,0 40,0 40,7">
          <text:p/>
        </draw:polygon>
        <draw:polygon draw:style-name="gr2" draw:text-style-name="P2" draw:layer="layout" svg:width="0.01cm" svg:height="0.007cm" svg:x="11.046cm" svg:y="4.819cm" svg:viewBox="0 0 11 8" draw:points="0,0 11,2 11,8">
          <text:p/>
        </draw:polygon>
        <draw:polygon draw:style-name="gr2" draw:text-style-name="P2" draw:layer="layout" svg:width="0.046cm" svg:height="0.005cm" svg:x="11.011cm" svg:y="4.821cm" svg:viewBox="0 0 47 6" draw:points="47,6 0,6 0,0">
          <text:p/>
        </draw:polygon>
        <draw:polygon draw:style-name="gr2" draw:text-style-name="P2" draw:layer="layout" svg:width="0.003cm" svg:height="0cm" svg:x="11.008cm" svg:y="4.79cm" svg:viewBox="0 0 4 0" draw:points="4,0 2,0 0,0">
          <text:p/>
        </draw:polygon>
        <draw:polygon draw:style-name="gr2" draw:text-style-name="P2" draw:layer="layout" svg:width="0.004cm" svg:height="0.001cm" svg:x="11.001cm" svg:y="4.789cm" svg:viewBox="0 0 5 2" draw:points="5,2 1,0 0,0">
          <text:p/>
        </draw:polygon>
        <draw:polygon draw:style-name="gr2" draw:text-style-name="P2" draw:layer="layout" svg:width="0.002cm" svg:height="0cm" svg:x="10.998cm" svg:y="4.788cm" svg:viewBox="0 0 3 1" draw:points="3,1 1,1 0,0">
          <text:p/>
        </draw:polygon>
        <draw:polygon draw:style-name="gr2" draw:text-style-name="P2" draw:layer="layout" svg:width="0.004cm" svg:height="0.003cm" svg:x="10.995cm" svg:y="4.786cm" svg:viewBox="0 0 5 4" draw:points="5,4 2,4 0,0">
          <text:p/>
        </draw:polygon>
        <draw:polygon draw:style-name="gr2" draw:text-style-name="P2" draw:layer="layout" svg:width="0.003cm" svg:height="0.001cm" svg:x="10.992cm" svg:y="4.785cm" svg:viewBox="0 0 4 2" draw:points="4,2 1,2 0,0">
          <text:p/>
        </draw:polygon>
        <draw:polygon draw:style-name="gr2" draw:text-style-name="P2" draw:layer="layout" svg:width="0.002cm" svg:height="0.001cm" svg:x="10.99cm" svg:y="4.784cm" svg:viewBox="0 0 3 2" draw:points="3,2 1,0 0,0">
          <text:p/>
        </draw:polygon>
        <draw:polygon draw:style-name="gr2" draw:text-style-name="P2" draw:layer="layout" svg:width="0.002cm" svg:height="0.002cm" svg:x="10.989cm" svg:y="4.782cm" svg:viewBox="0 0 3 3" draw:points="3,3 1,1 0,0">
          <text:p/>
        </draw:polygon>
        <draw:polygon draw:style-name="gr2" draw:text-style-name="P2" draw:layer="layout" svg:width="0.003cm" svg:height="0.003cm" svg:x="10.987cm" svg:y="4.78cm" svg:viewBox="0 0 4 4" draw:points="4,4 2,2 0,0">
          <text:p/>
        </draw:polygon>
        <draw:polygon draw:style-name="gr2" draw:text-style-name="P2" draw:layer="layout" svg:width="0.001cm" svg:height="0.002cm" svg:x="10.986cm" svg:y="4.778cm" svg:viewBox="0 0 2 3" draw:points="2,3 0,1 0,0">
          <text:p/>
        </draw:polygon>
        <draw:polygon draw:style-name="gr2" draw:text-style-name="P2" draw:layer="layout" svg:width="0.003cm" svg:height="0.004cm" svg:x="10.984cm" svg:y="4.775cm" svg:viewBox="0 0 4 5" draw:points="4,5 0,2 0,0">
          <text:p/>
        </draw:polygon>
        <draw:polygon draw:style-name="gr2" draw:text-style-name="P2" draw:layer="layout" svg:width="0cm" svg:height="0.001cm" svg:x="10.983cm" svg:y="4.773cm" svg:viewBox="0 0 1 2" draw:points="1,2 0,1 0,0">
          <text:p/>
        </draw:polygon>
        <draw:polygon draw:style-name="gr2" draw:text-style-name="P2" draw:layer="layout" svg:width="0cm" svg:height="0.002cm" svg:x="10.982cm" svg:y="4.77cm" svg:viewBox="0 0 1 3" draw:points="1,3 0,1 0,0">
          <text:p/>
        </draw:polygon>
        <draw:polygon draw:style-name="gr2" draw:text-style-name="P2" draw:layer="layout" svg:width="0cm" svg:height="0.003cm" svg:x="10.982cm" svg:y="4.766cm" svg:viewBox="0 0 0 4" draw:points="0,4 0,2 0,0">
          <text:p/>
        </draw:polygon>
        <draw:polygon draw:style-name="gr2" draw:text-style-name="P2" draw:layer="layout" svg:width="0cm" svg:height="0.002cm" svg:x="10.981cm" svg:y="4.763cm" svg:viewBox="0 0 1 3" draw:points="1,3 0,2 0,0">
          <text:p/>
        </draw:polygon>
        <draw:polygon draw:style-name="gr2" draw:text-style-name="P2" draw:layer="layout" svg:width="0.021cm" svg:height="0.002cm" svg:x="10.981cm" svg:y="4.761cm" svg:viewBox="0 0 22 3" draw:points="0,3 0,0 22,0">
          <text:p/>
        </draw:polygon>
        <draw:polygon draw:style-name="gr2" draw:text-style-name="P2" draw:layer="layout" svg:width="0.021cm" svg:height="0.001cm" svg:x="10.981cm" svg:y="4.76cm" svg:viewBox="0 0 22 2" draw:points="22,0 22,2 0,2">
          <text:p/>
        </draw:polygon>
        <draw:polygon draw:style-name="gr2" draw:text-style-name="P2" draw:layer="layout" svg:width="0cm" svg:height="0.002cm" svg:x="10.981cm" svg:y="4.756cm" svg:viewBox="0 0 1 3" draw:points="0,3 1,2 1,0">
          <text:p/>
        </draw:polygon>
        <draw:polygon draw:style-name="gr2" draw:text-style-name="P2" draw:layer="layout" svg:width="0cm" svg:height="0.002cm" svg:x="10.982cm" svg:y="4.753cm" svg:viewBox="0 0 0 3" draw:points="0,3 0,2 0,0">
          <text:p/>
        </draw:polygon>
        <draw:polygon draw:style-name="gr2" draw:text-style-name="P2" draw:layer="layout" svg:width="0.001cm" svg:height="0.002cm" svg:x="10.982cm" svg:y="4.751cm" svg:viewBox="0 0 2 3" draw:points="0,3 2,0">
          <text:p/>
        </draw:polygon>
        <draw:polygon draw:style-name="gr2" draw:text-style-name="P2" draw:layer="layout" svg:width="0cm" svg:height="0.002cm" svg:x="10.983cm" svg:y="4.749cm" svg:viewBox="0 0 1 3" draw:points="0,3 1,1 1,0">
          <text:p/>
        </draw:polygon>
        <draw:polygon draw:style-name="gr2" draw:text-style-name="P2" draw:layer="layout" svg:width="0.003cm" svg:height="0.004cm" svg:x="10.984cm" svg:y="4.746cm" svg:viewBox="0 0 4 5" draw:points="0,5 2,2 4,0">
          <text:p/>
        </draw:polygon>
        <draw:polygon draw:style-name="gr2" draw:text-style-name="P2" draw:layer="layout" svg:width="0.003cm" svg:height="0.002cm" svg:x="10.986cm" svg:y="4.744cm" svg:viewBox="0 0 4 3" draw:points="0,3 2,2 4,0">
          <text:p/>
        </draw:polygon>
        <draw:polygon draw:style-name="gr2" draw:text-style-name="P2" draw:layer="layout" svg:width="0.002cm" svg:height="0.001cm" svg:x="10.988cm" svg:y="4.743cm" svg:viewBox="0 0 3 2" draw:points="0,2 2,0 3,0">
          <text:p/>
        </draw:polygon>
        <draw:polygon draw:style-name="gr2" draw:text-style-name="P2" draw:layer="layout" svg:width="0.002cm" svg:height="0.003cm" svg:x="10.989cm" svg:y="4.741cm" svg:viewBox="0 0 3 4" draw:points="0,4 2,0 3,0">
          <text:p/>
        </draw:polygon>
        <draw:polygon draw:style-name="gr2" draw:text-style-name="P2" draw:layer="layout" svg:width="0.004cm" svg:height="0.003cm" svg:x="10.991cm" svg:y="4.739cm" svg:viewBox="0 0 5 4" draw:points="0,4 2,2 5,0">
          <text:p/>
        </draw:polygon>
        <draw:polygon draw:style-name="gr2" draw:text-style-name="P2" draw:layer="layout" svg:width="0.002cm" svg:height="0cm" svg:x="10.994cm" svg:y="4.738cm" svg:viewBox="0 0 3 1" draw:points="0,1 2,1 3,0">
          <text:p/>
        </draw:polygon>
        <draw:polygon draw:style-name="gr2" draw:text-style-name="P2" draw:layer="layout" svg:width="0.003cm" svg:height="0.001cm" svg:x="10.997cm" svg:y="4.737cm" svg:viewBox="0 0 4 2" draw:points="0,2 2,0 4,0">
          <text:p/>
        </draw:polygon>
        <draw:polygon draw:style-name="gr2" draw:text-style-name="P2" draw:layer="layout" svg:width="0.004cm" svg:height="0.001cm" svg:x="11cm" svg:y="4.736cm" svg:viewBox="0 0 5 2" draw:points="0,2 2,2 5,0">
          <text:p/>
        </draw:polygon>
        <draw:polygon draw:style-name="gr2" draw:text-style-name="P2" draw:layer="layout" svg:width="0.001cm" svg:height="0cm" svg:x="11.004cm" svg:y="4.736cm" svg:viewBox="0 0 2 0" draw:points="0,0 1,0 2,0">
          <text:p/>
        </draw:polygon>
        <draw:polygon draw:style-name="gr2" draw:text-style-name="P2" draw:layer="layout" svg:width="0.001cm" svg:height="0cm" svg:x="11.008cm" svg:y="4.735cm" svg:viewBox="0 0 2 1" draw:points="0,1 1,1 2,0">
          <text:p/>
        </draw:polygon>
        <draw:polygon draw:style-name="gr2" draw:text-style-name="P2" draw:layer="layout" svg:width="0.039cm" svg:height="0.006cm" svg:x="11.018cm" svg:y="4.735cm" svg:viewBox="0 0 40 7" draw:points="0,0 40,6 29,7">
          <text:p/>
        </draw:polygon>
        <draw:polygon draw:style-name="gr2" draw:text-style-name="P2" draw:layer="layout" svg:width="0.046cm" svg:height="0.007cm" svg:x="11.011cm" svg:y="4.819cm" svg:viewBox="0 0 47 8" draw:points="36,0 47,8 0,2">
          <text:p/>
        </draw:polygon>
        <draw:polygon draw:style-name="gr2" draw:text-style-name="P2" draw:layer="layout" svg:width="0.016cm" svg:height="0cm" svg:x="11.008cm" svg:y="4.79cm" svg:viewBox="0 0 17 0" draw:points="17,0 4,0 0,0">
          <text:p/>
        </draw:polygon>
        <draw:polygon draw:style-name="gr2" draw:text-style-name="P2" draw:layer="layout" svg:width="0.007cm" svg:height="0.001cm" svg:x="11.001cm" svg:y="4.789cm" svg:viewBox="0 0 8 2" draw:points="8,2 5,2 0,0">
          <text:p/>
        </draw:polygon>
        <draw:polygon draw:style-name="gr2" draw:text-style-name="P2" draw:layer="layout" svg:width="0.006cm" svg:height="0.003cm" svg:x="10.995cm" svg:y="4.786cm" svg:viewBox="0 0 7 4" draw:points="7,4 3,3 0,0">
          <text:p/>
        </draw:polygon>
        <draw:polygon draw:style-name="gr2" draw:text-style-name="P2" draw:layer="layout" svg:width="0.005cm" svg:height="0.002cm" svg:x="10.99cm" svg:y="4.784cm" svg:viewBox="0 0 6 3" draw:points="6,3 2,1 0,0">
          <text:p/>
        </draw:polygon>
        <draw:polygon draw:style-name="gr2" draw:text-style-name="P2" draw:layer="layout" svg:width="0.004cm" svg:height="0.004cm" svg:x="10.987cm" svg:y="4.78cm" svg:viewBox="0 0 5 5" draw:points="5,5 3,3 0,0">
          <text:p/>
        </draw:polygon>
        <draw:polygon draw:style-name="gr2" draw:text-style-name="P2" draw:layer="layout" svg:width="0.003cm" svg:height="0.005cm" svg:x="10.984cm" svg:y="4.775cm" svg:viewBox="0 0 4 6" draw:points="4,6 3,3 0,0">
          <text:p/>
        </draw:polygon>
        <draw:polygon draw:style-name="gr2" draw:text-style-name="P2" draw:layer="layout" svg:width="0.003cm" svg:height="0.005cm" svg:x="10.982cm" svg:y="4.77cm" svg:viewBox="0 0 4 6" draw:points="4,6 2,4 0,0">
          <text:p/>
        </draw:polygon>
        <draw:polygon draw:style-name="gr2" draw:text-style-name="P2" draw:layer="layout" svg:width="0.001cm" svg:height="0.007cm" svg:x="10.981cm" svg:y="4.763cm" svg:viewBox="0 0 2 8" draw:points="2,8 0,0">
          <text:p/>
        </draw:polygon>
        <draw:polygon draw:style-name="gr2" draw:text-style-name="P2" draw:layer="layout" svg:width="0.021cm" svg:height="0.002cm" svg:x="10.981cm" svg:y="4.761cm" svg:viewBox="0 0 22 3" draw:points="0,3 22,0 22,3">
          <text:p/>
        </draw:polygon>
        <draw:polygon draw:style-name="gr2" draw:text-style-name="P2" draw:layer="layout" svg:width="0.021cm" svg:height="0.003cm" svg:x="10.981cm" svg:y="4.758cm" svg:viewBox="0 0 22 4" draw:points="22,0 22,3 0,4">
          <text:p/>
        </draw:polygon>
        <draw:polygon draw:style-name="gr2" draw:text-style-name="P2" draw:layer="layout" svg:width="0cm" svg:height="0.004cm" svg:x="10.981cm" svg:y="4.756cm" svg:viewBox="0 0 1 5" draw:points="0,5 0,3 1,0">
          <text:p/>
        </draw:polygon>
        <draw:polygon draw:style-name="gr2" draw:text-style-name="P2" draw:layer="layout" svg:width="0.001cm" svg:height="0.005cm" svg:x="10.982cm" svg:y="4.751cm" svg:viewBox="0 0 2 6" draw:points="0,6 0,2 2,0">
          <text:p/>
        </draw:polygon>
        <draw:polygon draw:style-name="gr2" draw:text-style-name="P2" draw:layer="layout" svg:width="0.003cm" svg:height="0.007cm" svg:x="10.983cm" svg:y="4.746cm" svg:viewBox="0 0 4 8" draw:points="0,8 1,4 4,0">
          <text:p/>
        </draw:polygon>
        <draw:polygon draw:style-name="gr2" draw:text-style-name="P2" draw:layer="layout" svg:width="0.004cm" svg:height="0.003cm" svg:x="10.986cm" svg:y="4.743cm" svg:viewBox="0 0 5 4" draw:points="0,4 2,2 5,0">
          <text:p/>
        </draw:polygon>
        <draw:polygon draw:style-name="gr2" draw:text-style-name="P2" draw:layer="layout" svg:width="0.005cm" svg:height="0.004cm" svg:x="10.989cm" svg:y="4.739cm" svg:viewBox="0 0 6 5" draw:points="0,5 6,0">
          <text:p/>
        </draw:polygon>
        <draw:polygon draw:style-name="gr2" draw:text-style-name="P2" draw:layer="layout" svg:width="0.006cm" svg:height="0.002cm" svg:x="10.994cm" svg:y="4.737cm" svg:viewBox="0 0 7 3" draw:points="0,3 3,1 7,0">
          <text:p/>
        </draw:polygon>
        <draw:polygon draw:style-name="gr2" draw:text-style-name="P2" draw:layer="layout" svg:width="0.006cm" svg:height="0.001cm" svg:x="11cm" svg:y="4.736cm" svg:viewBox="0 0 7 2" draw:points="0,2 5,0 7,0">
          <text:p/>
        </draw:polygon>
        <draw:polygon draw:style-name="gr2" draw:text-style-name="P2" draw:layer="layout" svg:width="0.003cm" svg:height="0cm" svg:x="11.006cm" svg:y="4.735cm" svg:viewBox="0 0 4 1" draw:points="0,1 2,1 4,0">
          <text:p/>
        </draw:polygon>
        <draw:polygon draw:style-name="gr2" draw:text-style-name="P2" draw:layer="layout" svg:width="0.035cm" svg:height="0.003cm" svg:x="11.011cm" svg:y="4.819cm" svg:viewBox="0 0 36 4" draw:points="36,0 0,4 15,0">
          <text:p/>
        </draw:polygon>
        <draw:polygon draw:style-name="gr2" draw:text-style-name="P2" draw:layer="layout" svg:width="0.024cm" svg:height="0.001cm" svg:x="11.001cm" svg:y="4.789cm" svg:viewBox="0 0 25 2" draw:points="25,2 7,2 0,0">
          <text:p/>
        </draw:polygon>
        <draw:polygon draw:style-name="gr2" draw:text-style-name="P2" draw:layer="layout" svg:width="0.01cm" svg:height="0.005cm" svg:x="10.99cm" svg:y="4.784cm" svg:viewBox="0 0 11 6" draw:points="11,6 6,2 0,0">
          <text:p/>
        </draw:polygon>
        <draw:polygon draw:style-name="gr2" draw:text-style-name="P2" draw:layer="layout" svg:width="0.007cm" svg:height="0.009cm" svg:x="10.984cm" svg:y="4.775cm" svg:viewBox="0 0 8 10" draw:points="8,10 4,5 0,0">
          <text:p/>
        </draw:polygon>
        <draw:polygon draw:style-name="gr2" draw:text-style-name="P2" draw:layer="layout" svg:width="0.003cm" svg:height="0.012cm" svg:x="10.981cm" svg:y="4.763cm" svg:viewBox="0 0 4 13" draw:points="4,13 1,7 0,0">
          <text:p/>
        </draw:polygon>
        <draw:polygon draw:style-name="gr2" draw:text-style-name="P2" draw:layer="layout" svg:width="0.021cm" svg:height="0.001cm" svg:x="10.981cm" svg:y="4.763cm" svg:viewBox="0 0 22 2" draw:points="0,0 22,0 22,2">
          <text:p/>
        </draw:polygon>
        <draw:polygon draw:style-name="gr2" draw:text-style-name="P2" draw:layer="layout" svg:width="0.021cm" svg:height="0.005cm" svg:x="10.981cm" svg:y="4.757cm" svg:viewBox="0 0 22 6" draw:points="22,0 22,2 0,6">
          <text:p/>
        </draw:polygon>
        <draw:polygon draw:style-name="gr2" draw:text-style-name="P2" draw:layer="layout" svg:width="0.002cm" svg:height="0.01cm" svg:x="10.981cm" svg:y="4.751cm" svg:viewBox="0 0 3 11" draw:points="0,11 1,5 3,0">
          <text:p/>
        </draw:polygon>
        <draw:polygon draw:style-name="gr2" draw:text-style-name="P2" draw:layer="layout" svg:width="0.007cm" svg:height="0.009cm" svg:x="10.983cm" svg:y="4.743cm" svg:viewBox="0 0 8 10" draw:points="0,10 3,3 8,0">
          <text:p/>
        </draw:polygon>
        <draw:polygon draw:style-name="gr2" draw:text-style-name="P2" draw:layer="layout" svg:width="0.01cm" svg:height="0.006cm" svg:x="10.989cm" svg:y="4.737cm" svg:viewBox="0 0 11 7" draw:points="0,7 6,2 11,0">
          <text:p/>
        </draw:polygon>
        <draw:polygon draw:style-name="gr2" draw:text-style-name="P2" draw:layer="layout" svg:width="0.01cm" svg:height="0.002cm" svg:x="11cm" svg:y="4.735cm" svg:viewBox="0 0 11 3" draw:points="0,3 7,1 11,0">
          <text:p/>
        </draw:polygon>
        <draw:polygon draw:style-name="gr2" draw:text-style-name="P2" draw:layer="layout" svg:width="0.022cm" svg:height="0.078cm" svg:x="11.025cm" svg:y="4.741cm" svg:viewBox="0 0 23 79" draw:points="23,0 23,79 0,79">
          <text:p/>
        </draw:polygon>
        <draw:polygon draw:style-name="gr2" draw:text-style-name="P2" draw:layer="layout" svg:width="0.034cm" svg:height="0.006cm" svg:x="10.99cm" svg:y="4.784cm" svg:viewBox="0 0 35 7" draw:points="35,7 11,6 0,0">
          <text:p/>
        </draw:polygon>
        <draw:polygon draw:style-name="gr2" draw:text-style-name="P2" draw:layer="layout" svg:width="0.01cm" svg:height="0.021cm" svg:x="10.981cm" svg:y="4.763cm" svg:viewBox="0 0 11 22" draw:points="11,22 3,12 0,0">
          <text:p/>
        </draw:polygon>
        <draw:polygon draw:style-name="gr2" draw:text-style-name="P2" draw:layer="layout" svg:width="0.021cm" svg:height="0.002cm" svg:x="10.981cm" svg:y="4.763cm" svg:viewBox="0 0 22 3" draw:points="0,0 22,2 22,3">
          <text:p/>
        </draw:polygon>
        <draw:polygon draw:style-name="gr2" draw:text-style-name="P2" draw:layer="layout" svg:width="0.021cm" svg:height="0.005cm" svg:x="10.981cm" svg:y="4.756cm" svg:viewBox="0 0 22 6" draw:points="22,0 22,1 0,6">
          <text:p/>
        </draw:polygon>
        <draw:polygon draw:style-name="gr2" draw:text-style-name="P2" draw:layer="layout" svg:width="0.009cm" svg:height="0.019cm" svg:x="10.981cm" svg:y="4.743cm" svg:viewBox="0 0 10 20" draw:points="0,20 2,9 10,0">
          <text:p/>
        </draw:polygon>
        <draw:polygon draw:style-name="gr2" draw:text-style-name="P2" draw:layer="layout" svg:width="0.02cm" svg:height="0.008cm" svg:x="10.989cm" svg:y="4.735cm" svg:viewBox="0 0 21 9" draw:points="0,9 11,3 21,0">
          <text:p/>
        </draw:polygon>
        <draw:polygon draw:style-name="gr2" draw:text-style-name="P2" draw:layer="layout" svg:width="0.036cm" svg:height="0.006cm" svg:x="11.01cm" svg:y="4.735cm" svg:viewBox="0 0 37 7" draw:points="0,0 10,0 37,7">
          <text:p/>
        </draw:polygon>
        <draw:polygon draw:style-name="gr2" draw:text-style-name="P2" draw:layer="layout" svg:width="0.022cm" svg:height="0.078cm" svg:x="11.025cm" svg:y="4.741cm" svg:viewBox="0 0 23 79" draw:points="23,0 0,79 0,50">
          <text:p/>
        </draw:polygon>
        <draw:polygon draw:style-name="gr2" draw:text-style-name="P2" draw:layer="layout" svg:width="0.044cm" svg:height="0.027cm" svg:x="10.981cm" svg:y="4.763cm" svg:viewBox="0 0 45 28" draw:points="45,28 10,21 0,0">
          <text:p/>
        </draw:polygon>
        <draw:polygon draw:style-name="gr2" draw:text-style-name="P2" draw:layer="layout" svg:width="0.022cm" svg:height="0.005cm" svg:x="10.981cm" svg:y="4.763cm" svg:viewBox="0 0 23 6" draw:points="0,0 22,3 23,6">
          <text:p/>
        </draw:polygon>
        <draw:polygon draw:style-name="gr2" draw:text-style-name="P2" draw:layer="layout" svg:width="0.022cm" svg:height="0.007cm" svg:x="10.981cm" svg:y="4.755cm" svg:viewBox="0 0 23 8" draw:points="23,0 22,2 0,8">
          <text:p/>
        </draw:polygon>
        <draw:polygon draw:style-name="gr2" draw:text-style-name="P2" draw:layer="layout" svg:width="0.029cm" svg:height="0.027cm" svg:x="10.981cm" svg:y="4.735cm" svg:viewBox="0 0 30 28" draw:points="0,28 10,8 30,0">
          <text:p/>
        </draw:polygon>
        <draw:polygon draw:style-name="gr2" draw:text-style-name="P2" draw:layer="layout" svg:width="0.022cm" svg:height="0.005cm" svg:x="10.981cm" svg:y="4.763cm" svg:viewBox="0 0 23 6" draw:points="0,0 23,5 23,6">
          <text:p/>
        </draw:polygon>
        <draw:polygon draw:style-name="gr2" draw:text-style-name="P2" draw:layer="layout" svg:width="0.022cm" svg:height="0.007cm" svg:x="10.981cm" svg:y="4.754cm" svg:viewBox="0 0 23 8" draw:points="23,0 23,1 0,8">
          <text:p/>
        </draw:polygon>
        <draw:polygon draw:style-name="gr2" draw:text-style-name="P2" draw:layer="layout" svg:width="0.022cm" svg:height="0.006cm" svg:x="10.981cm" svg:y="4.763cm" svg:viewBox="0 0 23 7" draw:points="0,0 23,6 23,7">
          <text:p/>
        </draw:polygon>
        <draw:polygon draw:style-name="gr2" draw:text-style-name="P2" draw:layer="layout" svg:width="0.022cm" svg:height="0.008cm" svg:x="10.981cm" svg:y="4.753cm" svg:viewBox="0 0 23 9" draw:points="23,0 23,1 0,9">
          <text:p/>
        </draw:polygon>
        <draw:polygon draw:style-name="gr2" draw:text-style-name="P2" draw:layer="layout" svg:width="0.023cm" svg:height="0.007cm" svg:x="10.981cm" svg:y="4.763cm" svg:viewBox="0 0 24 8" draw:points="0,0 23,7 24,8">
          <text:p/>
        </draw:polygon>
        <draw:polygon draw:style-name="gr2" draw:text-style-name="P2" draw:layer="layout" svg:width="0.023cm" svg:height="0.009cm" svg:x="10.981cm" svg:y="4.752cm" svg:viewBox="0 0 24 10" draw:points="24,0 23,1 0,10">
          <text:p/>
        </draw:polygon>
        <draw:polygon draw:style-name="gr2" draw:text-style-name="P2" draw:layer="layout" svg:width="0.023cm" svg:height="0.008cm" svg:x="10.981cm" svg:y="4.763cm" svg:viewBox="0 0 24 9" draw:points="0,0 24,8 24,9">
          <text:p/>
        </draw:polygon>
        <draw:polygon draw:style-name="gr2" draw:text-style-name="P2" draw:layer="layout" svg:width="0.023cm" svg:height="0.01cm" svg:x="10.981cm" svg:y="4.751cm" svg:viewBox="0 0 24 11" draw:points="24,0 24,1 0,11">
          <text:p/>
        </draw:polygon>
        <draw:polygon draw:style-name="gr2" draw:text-style-name="P2" draw:layer="layout" svg:width="0.023cm" svg:height="0.009cm" svg:x="10.981cm" svg:y="4.763cm" svg:viewBox="0 0 24 10" draw:points="0,0 24,9 24,10">
          <text:p/>
        </draw:polygon>
        <draw:polygon draw:style-name="gr2" draw:text-style-name="P2" draw:layer="layout" svg:width="0.023cm" svg:height="0.012cm" svg:x="10.981cm" svg:y="4.749cm" svg:viewBox="0 0 24 13" draw:points="24,0 24,2 0,13">
          <text:p/>
        </draw:polygon>
        <draw:polygon draw:style-name="gr2" draw:text-style-name="P2" draw:layer="layout" svg:width="0.023cm" svg:height="0.01cm" svg:x="10.981cm" svg:y="4.763cm" svg:viewBox="0 0 24 11" draw:points="0,0 24,10 24,11">
          <text:p/>
        </draw:polygon>
        <draw:polygon draw:style-name="gr2" draw:text-style-name="P2" draw:layer="layout" svg:width="0.024cm" svg:height="0.013cm" svg:x="10.981cm" svg:y="4.748cm" svg:viewBox="0 0 25 14" draw:points="25,0 24,1 0,14">
          <text:p/>
        </draw:polygon>
        <draw:polygon draw:style-name="gr2" draw:text-style-name="P2" draw:layer="layout" svg:width="0.024cm" svg:height="0.011cm" svg:x="10.981cm" svg:y="4.763cm" svg:viewBox="0 0 25 12" draw:points="0,0 24,11 25,12">
          <text:p/>
        </draw:polygon>
        <draw:polygon draw:style-name="gr2" draw:text-style-name="P2" draw:layer="layout" svg:width="0.025cm" svg:height="0.014cm" svg:x="10.981cm" svg:y="4.748cm" svg:viewBox="0 0 26 15" draw:points="26,0 25,1 0,15">
          <text:p/>
        </draw:polygon>
        <draw:polygon draw:style-name="gr2" draw:text-style-name="P2" draw:layer="layout" svg:width="0.024cm" svg:height="0.013cm" svg:x="10.981cm" svg:y="4.763cm" svg:viewBox="0 0 25 14" draw:points="0,0 25,12 25,14">
          <text:p/>
        </draw:polygon>
        <draw:polygon draw:style-name="gr2" draw:text-style-name="P2" draw:layer="layout" svg:width="0.025cm" svg:height="0.015cm" svg:x="10.981cm" svg:y="4.747cm" svg:viewBox="0 0 26 16" draw:points="26,0 26,1 0,16">
          <text:p/>
        </draw:polygon>
        <draw:polygon draw:style-name="gr2" draw:text-style-name="P2" draw:layer="layout" svg:width="0.025cm" svg:height="0.014cm" svg:x="10.981cm" svg:y="4.763cm" svg:viewBox="0 0 26 15" draw:points="0,0 25,14 26,15">
          <text:p/>
        </draw:polygon>
        <draw:polygon draw:style-name="gr2" draw:text-style-name="P2" draw:layer="layout" svg:width="0.026cm" svg:height="0.015cm" svg:x="10.981cm" svg:y="4.747cm" svg:viewBox="0 0 27 16" draw:points="27,0 26,0 0,16">
          <text:p/>
        </draw:polygon>
        <draw:polygon draw:style-name="gr2" draw:text-style-name="P2" draw:layer="layout" svg:width="0.026cm" svg:height="0.015cm" svg:x="10.981cm" svg:y="4.763cm" svg:viewBox="0 0 27 16" draw:points="0,0 26,15 27,16">
          <text:p/>
        </draw:polygon>
        <draw:polygon draw:style-name="gr2" draw:text-style-name="P2" draw:layer="layout" svg:width="0.026cm" svg:height="0.016cm" svg:x="10.981cm" svg:y="4.746cm" svg:viewBox="0 0 27 17" draw:points="27,0 27,1 0,17">
          <text:p/>
        </draw:polygon>
        <draw:polygon draw:style-name="gr2" draw:text-style-name="P2" draw:layer="layout" svg:width="0.026cm" svg:height="0.015cm" svg:x="10.981cm" svg:y="4.763cm" svg:viewBox="0 0 27 16" draw:points="0,0 27,16">
          <text:p/>
        </draw:polygon>
        <draw:polygon draw:style-name="gr2" draw:text-style-name="P2" draw:layer="layout" svg:width="0.027cm" svg:height="0.018cm" svg:x="10.981cm" svg:y="4.745cm" svg:viewBox="0 0 28 19" draw:points="28,0 27,2 0,19">
          <text:p/>
        </draw:polygon>
        <draw:polygon draw:style-name="gr2" draw:text-style-name="P2" draw:layer="layout" svg:width="0.027cm" svg:height="0.016cm" svg:x="10.981cm" svg:y="4.763cm" svg:viewBox="0 0 28 17" draw:points="0,0 27,16 28,17">
          <text:p/>
        </draw:polygon>
        <draw:polygon draw:style-name="gr2" draw:text-style-name="P2" draw:layer="layout" svg:width="0.028cm" svg:height="0.017cm" svg:x="10.981cm" svg:y="4.745cm" svg:viewBox="0 0 29 18" draw:points="29,0 28,0 0,18">
          <text:p/>
        </draw:polygon>
        <draw:polygon draw:style-name="gr2" draw:text-style-name="P2" draw:layer="layout" svg:width="0.028cm" svg:height="0.017cm" svg:x="10.981cm" svg:y="4.763cm" svg:viewBox="0 0 29 18" draw:points="0,0 28,17 29,18">
          <text:p/>
        </draw:polygon>
        <draw:polygon draw:style-name="gr2" draw:text-style-name="P2" draw:layer="layout" svg:width="0.029cm" svg:height="0.027cm" svg:x="10.981cm" svg:y="4.735cm" svg:viewBox="0 0 30 28" draw:points="29,10 0,28 30,0">
          <text:p/>
        </draw:polygon>
        <draw:polygon draw:style-name="gr2" draw:text-style-name="P2" draw:layer="layout" svg:width="0.044cm" svg:height="0.027cm" svg:x="10.981cm" svg:y="4.763cm" svg:viewBox="0 0 45 28" draw:points="45,28 0,0 28,17">
          <text:p/>
        </draw:polygon>
        <draw:polygon draw:style-name="gr2" draw:text-style-name="P2" draw:layer="layout" svg:width="0.001cm" svg:height="0.01cm" svg:x="11.009cm" svg:y="4.735cm" svg:viewBox="0 0 2 11" draw:points="2,10 0,11 2,0">
          <text:p/>
        </draw:polygon>
        <draw:polygon draw:style-name="gr2" draw:text-style-name="P2" draw:layer="layout" svg:width="0.016cm" svg:height="0.01cm" svg:x="11.009cm" svg:y="4.78cm" svg:viewBox="0 0 17 11" draw:points="17,11 0,0 1,1">
          <text:p/>
        </draw:polygon>
        <draw:polygon draw:style-name="gr2" draw:text-style-name="P2" draw:layer="layout" svg:width="0.003cm" svg:height="0.009cm" svg:x="11.01cm" svg:y="4.735cm" svg:viewBox="0 0 4 10" draw:points="4,10 0,10 0,0">
          <text:p/>
        </draw:polygon>
        <draw:polygon draw:style-name="gr2" draw:text-style-name="P2" draw:layer="layout" svg:width="0.015cm" svg:height="0.009cm" svg:x="11.01cm" svg:y="4.781cm" svg:viewBox="0 0 16 10" draw:points="16,10 0,0 2,0">
          <text:p/>
        </draw:polygon>
        <draw:polygon draw:style-name="gr2" draw:text-style-name="P2" draw:layer="layout" svg:width="0.003cm" svg:height="0.009cm" svg:x="11.01cm" svg:y="4.735cm" svg:viewBox="0 0 4 10" draw:points="4,9 3,10 0,0">
          <text:p/>
        </draw:polygon>
        <draw:polygon draw:style-name="gr2" draw:text-style-name="P2" draw:layer="layout" svg:width="0.013cm" svg:height="0.009cm" svg:x="11.012cm" svg:y="4.781cm" svg:viewBox="0 0 14 10" draw:points="14,10 0,0 1,1">
          <text:p/>
        </draw:polygon>
        <draw:polygon draw:style-name="gr2" draw:text-style-name="P2" draw:layer="layout" svg:width="0.004cm" svg:height="0.008cm" svg:x="11.01cm" svg:y="4.735cm" svg:viewBox="0 0 5 9" draw:points="5,9 4,9 0,0">
          <text:p/>
        </draw:polygon>
        <draw:polygon draw:style-name="gr2" draw:text-style-name="P2" draw:layer="layout" svg:width="0.012cm" svg:height="0.008cm" svg:x="11.012cm" svg:y="4.782cm" svg:viewBox="0 0 13 9" draw:points="13,9 0,0 1,0">
          <text:p/>
        </draw:polygon>
        <draw:polygon draw:style-name="gr2" draw:text-style-name="P2" draw:layer="layout" svg:width="0.005cm" svg:height="0.008cm" svg:x="11.01cm" svg:y="4.735cm" svg:viewBox="0 0 6 9" draw:points="6,9 5,9 0,0">
          <text:p/>
        </draw:polygon>
        <draw:polygon draw:style-name="gr2" draw:text-style-name="P2" draw:layer="layout" svg:width="0.011cm" svg:height="0.008cm" svg:x="11.013cm" svg:y="4.782cm" svg:viewBox="0 0 12 9" draw:points="12,9 0,0 1,0">
          <text:p/>
        </draw:polygon>
        <draw:polygon draw:style-name="gr2" draw:text-style-name="P2" draw:layer="layout" svg:width="0.006cm" svg:height="0.008cm" svg:x="11.01cm" svg:y="4.735cm" svg:viewBox="0 0 7 9" draw:points="7,9 6,9 0,0">
          <text:p/>
        </draw:polygon>
        <draw:polygon draw:style-name="gr2" draw:text-style-name="P2" draw:layer="layout" svg:width="0.01cm" svg:height="0.008cm" svg:x="11.014cm" svg:y="4.782cm" svg:viewBox="0 0 11 9" draw:points="11,9 0,0 2,0">
          <text:p/>
        </draw:polygon>
        <draw:polygon draw:style-name="gr2" draw:text-style-name="P2" draw:layer="layout" svg:width="0.007cm" svg:height="0.008cm" svg:x="11.01cm" svg:y="4.735cm" svg:viewBox="0 0 8 9" draw:points="8,9 7,9 0,0">
          <text:p/>
        </draw:polygon>
        <draw:polygon draw:style-name="gr2" draw:text-style-name="P2" draw:layer="layout" svg:width="0.01cm" svg:height="0.008cm" svg:x="11.015cm" svg:y="4.782cm" svg:viewBox="0 0 11 9" draw:points="11,9 0,0 1,0">
          <text:p/>
        </draw:polygon>
        <draw:polygon draw:style-name="gr2" draw:text-style-name="P2" draw:layer="layout" svg:width="0.008cm" svg:height="0.008cm" svg:x="11.01cm" svg:y="4.735cm" svg:viewBox="0 0 9 9" draw:points="9,9 8,9 0,0">
          <text:p/>
        </draw:polygon>
        <draw:polygon draw:style-name="gr2" draw:text-style-name="P2" draw:layer="layout" svg:width="0.009cm" svg:height="0.008cm" svg:x="11.016cm" svg:y="4.782cm" svg:viewBox="0 0 10 9" draw:points="10,9 0,0 1,1">
          <text:p/>
        </draw:polygon>
        <draw:polygon draw:style-name="gr2" draw:text-style-name="P2" draw:layer="layout" svg:width="0.01cm" svg:height="0.008cm" svg:x="11.01cm" svg:y="4.735cm" svg:viewBox="0 0 11 9" draw:points="11,9 9,9 0,0">
          <text:p/>
        </draw:polygon>
        <draw:polygon draw:style-name="gr2" draw:text-style-name="P2" draw:layer="layout" svg:width="0.008cm" svg:height="0.007cm" svg:x="11.017cm" svg:y="4.783cm" svg:viewBox="0 0 9 8" draw:points="9,8 0,0 1,0">
          <text:p/>
        </draw:polygon>
        <draw:polygon draw:style-name="gr2" draw:text-style-name="P2" draw:layer="layout" svg:width="0.01cm" svg:height="0.008cm" svg:x="11.01cm" svg:y="4.735cm" svg:viewBox="0 0 11 9" draw:points="11,9 11,9 0,0">
          <text:p/>
        </draw:polygon>
        <draw:polygon draw:style-name="gr2" draw:text-style-name="P2" draw:layer="layout" svg:width="0.007cm" svg:height="0.007cm" svg:x="11.018cm" svg:y="4.783cm" svg:viewBox="0 0 8 8" draw:points="8,8 0,0 1,0">
          <text:p/>
        </draw:polygon>
        <draw:polygon draw:style-name="gr2" draw:text-style-name="P2" draw:layer="layout" svg:width="0.015cm" svg:height="0.008cm" svg:x="11.01cm" svg:y="4.735cm" svg:viewBox="0 0 16 9" draw:points="16,9 11,9 0,0">
          <text:p/>
        </draw:polygon>
        <draw:polygon draw:style-name="gr2" draw:text-style-name="P2" draw:layer="layout" svg:width="0.006cm" svg:height="0.007cm" svg:x="11.02cm" svg:y="4.783cm" svg:viewBox="0 0 7 8" draw:points="7,8 0,0 7,0">
          <text:p/>
        </draw:polygon>
        <draw:polygon draw:style-name="gr2" draw:text-style-name="P2" draw:layer="layout" svg:width="0.036cm" svg:height="0.008cm" svg:x="11.01cm" svg:y="4.735cm" svg:viewBox="0 0 37 9" draw:points="16,9 0,0 37,7">
          <text:p/>
        </draw:polygon>
        <draw:polygon draw:style-name="gr2" draw:text-style-name="P2" draw:layer="layout" svg:width="0.022cm" svg:height="0.049cm" svg:x="11.025cm" svg:y="4.741cm" svg:viewBox="0 0 23 50" draw:points="23,0 0,50 0,43">
          <text:p/>
        </draw:polygon>
        <draw:polygon draw:style-name="gr2" draw:text-style-name="P2" draw:layer="layout" svg:width="0.022cm" svg:height="0.042cm" svg:x="11.025cm" svg:y="4.741cm" svg:viewBox="0 0 23 43" draw:points="0,43 0,2 23,0">
          <text:p/>
        </draw:polygon>
        <draw:polygon draw:style-name="gr2" draw:text-style-name="P2" draw:layer="layout" svg:width="0.002cm" svg:height="0.001cm" svg:x="10.977cm" svg:y="4.804cm" svg:viewBox="0 0 3 2" draw:points="0,0 1,2 3,2">
          <text:p/>
        </draw:polygon>
        <draw:polygon draw:style-name="gr2" draw:text-style-name="P2" draw:layer="layout" svg:width="0.001cm" svg:height="0.003cm" svg:x="10.979cm" svg:y="4.805cm" svg:viewBox="0 0 2 4" draw:points="0,0 2,2 2,4">
          <text:p/>
        </draw:polygon>
        <draw:polygon draw:style-name="gr2" draw:text-style-name="P2" draw:layer="layout" svg:width="0.003cm" svg:height="0.002cm" svg:x="10.98cm" svg:y="4.807cm" svg:viewBox="0 0 4 3" draw:points="0,0 2,2 4,3">
          <text:p/>
        </draw:polygon>
        <draw:polygon draw:style-name="gr2" draw:text-style-name="P2" draw:layer="layout" svg:width="0.001cm" svg:height="0.001cm" svg:x="10.982cm" svg:y="4.809cm" svg:viewBox="0 0 2 2" draw:points="0,0 2,0 2,2">
          <text:p/>
        </draw:polygon>
        <draw:polygon draw:style-name="gr2" draw:text-style-name="P2" draw:layer="layout" svg:width="0cm" svg:height="0.001cm" svg:x="10.983cm" svg:y="4.81cm" svg:viewBox="0 0 1 2" draw:points="0,0 1,1 1,2">
          <text:p/>
        </draw:polygon>
        <draw:polygon draw:style-name="gr2" draw:text-style-name="P2" draw:layer="layout" svg:width="0cm" svg:height="0.001cm" svg:x="10.984cm" svg:y="4.812cm" svg:viewBox="0 0 0 2" draw:points="0,0 0,1 0,2">
          <text:p/>
        </draw:polygon>
        <draw:polygon draw:style-name="gr2" draw:text-style-name="P2" draw:layer="layout" svg:width="0cm" svg:height="0.001cm" svg:x="10.984cm" svg:y="4.817cm" svg:viewBox="0 0 0 2" draw:points="0,0 0,1 0,2">
          <text:p/>
        </draw:polygon>
        <draw:polygon draw:style-name="gr2" draw:text-style-name="P2" draw:layer="layout" svg:width="0cm" svg:height="0.001cm" svg:x="10.983cm" svg:y="4.819cm" svg:viewBox="0 0 1 2" draw:points="1,0 1,1 0,2">
          <text:p/>
        </draw:polygon>
        <draw:polygon draw:style-name="gr2" draw:text-style-name="P2" draw:layer="layout" svg:width="0.001cm" svg:height="0.004cm" svg:x="10.982cm" svg:y="4.821cm" svg:viewBox="0 0 2 5" draw:points="2,0 2,2 0,5">
          <text:p/>
        </draw:polygon>
        <draw:polygon draw:style-name="gr2" draw:text-style-name="P2" draw:layer="layout" svg:width="0.003cm" svg:height="0.001cm" svg:x="10.98cm" svg:y="4.823cm" svg:viewBox="0 0 4 2" draw:points="4,0 2,0 0,2">
          <text:p/>
        </draw:polygon>
        <draw:polygon draw:style-name="gr2" draw:text-style-name="P2" draw:layer="layout" svg:width="0.001cm" svg:height="0.001cm" svg:x="10.979cm" svg:y="4.824cm" svg:viewBox="0 0 2 2" draw:points="2,0 2,2 0,2">
          <text:p/>
        </draw:polygon>
        <draw:polygon draw:style-name="gr2" draw:text-style-name="P2" draw:layer="layout" svg:width="0.002cm" svg:height="0.001cm" svg:x="10.977cm" svg:y="4.825cm" svg:viewBox="0 0 3 2" draw:points="3,0 1,2 0,2">
          <text:p/>
        </draw:polygon>
        <draw:polygon draw:style-name="gr2" draw:text-style-name="P2" draw:layer="layout" svg:width="0.002cm" svg:height="0cm" svg:x="10.974cm" svg:y="4.826cm" svg:viewBox="0 0 3 1" draw:points="3,0 1,0 0,1">
          <text:p/>
        </draw:polygon>
        <draw:polygon draw:style-name="gr2" draw:text-style-name="P2" draw:layer="layout" svg:width="0.001cm" svg:height="0cm" svg:x="10.97cm" svg:y="4.826cm" svg:viewBox="0 0 2 1" draw:points="2,1 1,0 0,0">
          <text:p/>
        </draw:polygon>
        <draw:polygon draw:style-name="gr2" draw:text-style-name="P2" draw:layer="layout" svg:width="0.003cm" svg:height="0.001cm" svg:x="10.967cm" svg:y="4.825cm" svg:viewBox="0 0 4 2" draw:points="4,2 0,0">
          <text:p/>
        </draw:polygon>
        <draw:polygon draw:style-name="gr2" draw:text-style-name="P2" draw:layer="layout" svg:width="0.001cm" svg:height="0.001cm" svg:x="10.967cm" svg:y="4.824cm" svg:viewBox="0 0 2 2" draw:points="2,2 0,0">
          <text:p/>
        </draw:polygon>
        <draw:polygon draw:style-name="gr2" draw:text-style-name="P2" draw:layer="layout" svg:width="0.003cm" svg:height="0.001cm" svg:x="10.965cm" svg:y="4.823cm" svg:viewBox="0 0 4 2" draw:points="4,2 2,0 0,0">
          <text:p/>
        </draw:polygon>
        <draw:polygon draw:style-name="gr2" draw:text-style-name="P2" draw:layer="layout" svg:width="0cm" svg:height="0.002cm" svg:x="10.964cm" svg:y="4.821cm" svg:viewBox="0 0 1 3" draw:points="1,3 1,1 0,0">
          <text:p/>
        </draw:polygon>
        <draw:polygon draw:style-name="gr2" draw:text-style-name="P2" draw:layer="layout" svg:width="0.001cm" svg:height="0.002cm" svg:x="10.963cm" svg:y="4.819cm" svg:viewBox="0 0 2 3" draw:points="2,3 2,2 0,0">
          <text:p/>
        </draw:polygon>
        <draw:polygon draw:style-name="gr2" draw:text-style-name="P2" draw:layer="layout" svg:width="0cm" svg:height="0.001cm" svg:x="10.963cm" svg:y="4.817cm" svg:viewBox="0 0 0 2" draw:points="0,2 0,1 0,0">
          <text:p/>
        </draw:polygon>
        <draw:polygon draw:style-name="gr2" draw:text-style-name="P2" draw:layer="layout" svg:width="0cm" svg:height="0.001cm" svg:x="10.963cm" svg:y="4.812cm" svg:viewBox="0 0 0 2" draw:points="0,2 0,1 0,0">
          <text:p/>
        </draw:polygon>
        <draw:polygon draw:style-name="gr2" draw:text-style-name="P2" draw:layer="layout" svg:width="0.001cm" svg:height="0.002cm" svg:x="10.963cm" svg:y="4.81cm" svg:viewBox="0 0 2 3" draw:points="0,3 2,1 2,0">
          <text:p/>
        </draw:polygon>
        <draw:polygon draw:style-name="gr2" draw:text-style-name="P2" draw:layer="layout" svg:width="0cm" svg:height="0cm" svg:x="10.964cm" svg:y="4.809cm" svg:viewBox="0 0 1 1" draw:points="0,1 1,0">
          <text:p/>
        </draw:polygon>
        <draw:polygon draw:style-name="gr2" draw:text-style-name="P2" draw:layer="layout" svg:width="0.003cm" svg:height="0.002cm" svg:x="10.965cm" svg:y="4.807cm" svg:viewBox="0 0 4 3" draw:points="0,3 2,2 4,0">
          <text:p/>
        </draw:polygon>
        <draw:polygon draw:style-name="gr2" draw:text-style-name="P2" draw:layer="layout" svg:width="0.002cm" svg:height="0.003cm" svg:x="10.967cm" svg:y="4.805cm" svg:viewBox="0 0 3 4" draw:points="0,4 2,2 3,0">
          <text:p/>
        </draw:polygon>
        <draw:polygon draw:style-name="gr2" draw:text-style-name="P2" draw:layer="layout" svg:width="0.003cm" svg:height="0.001cm" svg:x="10.968cm" svg:y="4.804cm" svg:viewBox="0 0 4 2" draw:points="0,2 2,2 4,0">
          <text:p/>
        </draw:polygon>
        <draw:polygon draw:style-name="gr2" draw:text-style-name="P2" draw:layer="layout" svg:width="0.003cm" svg:height="0.003cm" svg:x="10.977cm" svg:y="4.804cm" svg:viewBox="0 0 4 4" draw:points="0,0 2,1 4,4">
          <text:p/>
        </draw:polygon>
        <draw:polygon draw:style-name="gr2" draw:text-style-name="P2" draw:layer="layout" svg:width="0.003cm" svg:height="0.003cm" svg:x="10.98cm" svg:y="4.807cm" svg:viewBox="0 0 4 4" draw:points="0,0 2,3 4,4">
          <text:p/>
        </draw:polygon>
        <draw:polygon draw:style-name="gr2" draw:text-style-name="P2" draw:layer="layout" svg:width="0cm" svg:height="0.003cm" svg:x="10.983cm" svg:y="4.81cm" svg:viewBox="0 0 1 4" draw:points="0,0 1,2 1,4">
          <text:p/>
        </draw:polygon>
        <draw:polygon draw:style-name="gr2" draw:text-style-name="P2" draw:layer="layout" svg:width="0cm" svg:height="0.004cm" svg:x="10.984cm" svg:y="4.814cm" svg:viewBox="0 0 0 5" draw:points="0,0 0,3 0,5">
          <text:p/>
        </draw:polygon>
        <draw:polygon draw:style-name="gr2" draw:text-style-name="P2" draw:layer="layout" svg:width="0.002cm" svg:height="0.005cm" svg:x="10.982cm" svg:y="4.819cm" svg:viewBox="0 0 3 6" draw:points="3,0 2,2 0,6">
          <text:p/>
        </draw:polygon>
        <draw:polygon draw:style-name="gr2" draw:text-style-name="P2" draw:layer="layout" svg:width="0.003cm" svg:height="0.002cm" svg:x="10.979cm" svg:y="4.823cm" svg:viewBox="0 0 4 3" draw:points="4,0 2,1 0,3">
          <text:p/>
        </draw:polygon>
        <draw:polygon draw:style-name="gr2" draw:text-style-name="P2" draw:layer="layout" svg:width="0.005cm" svg:height="0.003cm" svg:x="10.974cm" svg:y="4.825cm" svg:viewBox="0 0 6 4" draw:points="6,0 3,2 0,4">
          <text:p/>
        </draw:polygon>
        <draw:polygon draw:style-name="gr2" draw:text-style-name="P2" draw:layer="layout" svg:width="0.003cm" svg:height="0cm" svg:x="10.97cm" svg:y="4.826cm" svg:viewBox="0 0 4 1" draw:points="4,1 2,1 0,0">
          <text:p/>
        </draw:polygon>
        <draw:polygon draw:style-name="gr2" draw:text-style-name="P2" draw:layer="layout" svg:width="0.004cm" svg:height="0.002cm" svg:x="10.967cm" svg:y="4.824cm" svg:viewBox="0 0 5 3" draw:points="5,3 1,2 0,0">
          <text:p/>
        </draw:polygon>
        <draw:polygon draw:style-name="gr2" draw:text-style-name="P2" draw:layer="layout" svg:width="0.003cm" svg:height="0.004cm" svg:x="10.964cm" svg:y="4.821cm" svg:viewBox="0 0 4 5" draw:points="4,5 1,4 0,0">
          <text:p/>
        </draw:polygon>
        <draw:polygon draw:style-name="gr2" draw:text-style-name="P2" draw:layer="layout" svg:width="0.001cm" svg:height="0.004cm" svg:x="10.963cm" svg:y="4.817cm" svg:viewBox="0 0 2 5" draw:points="2,5 0,3 0,0">
          <text:p/>
        </draw:polygon>
        <draw:polygon draw:style-name="gr2" draw:text-style-name="P2" draw:layer="layout" svg:width="0cm" svg:height="0.004cm" svg:x="10.963cm" svg:y="4.812cm" svg:viewBox="0 0 0 5" draw:points="0,5 0,2 0,0">
          <text:p/>
        </draw:polygon>
        <draw:polygon draw:style-name="gr2" draw:text-style-name="P2" draw:layer="layout" svg:width="0.002cm" svg:height="0.003cm" svg:x="10.963cm" svg:y="4.809cm" svg:viewBox="0 0 3 4" draw:points="0,4 2,1 3,0">
          <text:p/>
        </draw:polygon>
        <draw:polygon draw:style-name="gr2" draw:text-style-name="P2" draw:layer="layout" svg:width="0.005cm" svg:height="0.005cm" svg:x="10.965cm" svg:y="4.805cm" svg:viewBox="0 0 6 6" draw:points="0,6 3,3 6,0">
          <text:p/>
        </draw:polygon>
        <draw:polygon draw:style-name="gr2" draw:text-style-name="P2" draw:layer="layout" svg:width="0.004cm" svg:height="0.001cm" svg:x="10.968cm" svg:y="4.804cm" svg:viewBox="0 0 5 2" draw:points="0,2 2,0 5,0">
          <text:p/>
        </draw:polygon>
        <draw:polygon draw:style-name="gr2" draw:text-style-name="P2" draw:layer="layout" svg:width="0.008cm" svg:height="0.003cm" svg:x="10.972cm" svg:y="4.804cm" svg:viewBox="0 0 9 4" draw:points="0,0 6,0 9,4">
          <text:p/>
        </draw:polygon>
        <draw:polygon draw:style-name="gr2" draw:text-style-name="P2" draw:layer="layout" svg:width="0.004cm" svg:height="0.007cm" svg:x="10.98cm" svg:y="4.807cm" svg:viewBox="0 0 5 8" draw:points="0,0 4,3 5,8">
          <text:p/>
        </draw:polygon>
        <draw:polygon draw:style-name="gr2" draw:text-style-name="P2" draw:layer="layout" svg:width="0.002cm" svg:height="0.01cm" svg:x="10.982cm" svg:y="4.814cm" svg:viewBox="0 0 3 11" draw:points="3,0 3,5 0,11">
          <text:p/>
        </draw:polygon>
        <draw:polygon draw:style-name="gr2" draw:text-style-name="P2" draw:layer="layout" svg:width="0.008cm" svg:height="0.004cm" svg:x="10.974cm" svg:y="4.823cm" svg:viewBox="0 0 9 5" draw:points="9,0 6,2 0,5">
          <text:p/>
        </draw:polygon>
        <draw:polygon draw:style-name="gr2" draw:text-style-name="P2" draw:layer="layout" svg:width="0.008cm" svg:height="0.004cm" svg:x="10.967cm" svg:y="4.824cm" svg:viewBox="0 0 9 5" draw:points="9,5 5,3 0,0">
          <text:p/>
        </draw:polygon>
        <draw:polygon draw:style-name="gr2" draw:text-style-name="P2" draw:layer="layout" svg:width="0.004cm" svg:height="0.008cm" svg:x="10.963cm" svg:y="4.817cm" svg:viewBox="0 0 5 9" draw:points="5,9 1,5 0,0">
          <text:p/>
        </draw:polygon>
        <draw:polygon draw:style-name="gr2" draw:text-style-name="P2" draw:layer="layout" svg:width="0.002cm" svg:height="0.008cm" svg:x="10.963cm" svg:y="4.809cm" svg:viewBox="0 0 3 9" draw:points="0,9 0,3 3,0">
          <text:p/>
        </draw:polygon>
        <draw:polygon draw:style-name="gr2" draw:text-style-name="P2" draw:layer="layout" svg:width="0.009cm" svg:height="0.005cm" svg:x="10.965cm" svg:y="4.804cm" svg:viewBox="0 0 10 6" draw:points="0,6 5,1 10,0">
          <text:p/>
        </draw:polygon>
        <draw:polygon draw:style-name="gr2" draw:text-style-name="P2" draw:layer="layout" svg:width="0.011cm" svg:height="0.01cm" svg:x="10.972cm" svg:y="4.804cm" svg:viewBox="0 0 12 11" draw:points="0,0 9,3 12,11">
          <text:p/>
        </draw:polygon>
        <draw:polygon draw:style-name="gr2" draw:text-style-name="P2" draw:layer="layout" svg:width="0.01cm" svg:height="0.014cm" svg:x="10.974cm" svg:y="4.814cm" svg:viewBox="0 0 11 15" draw:points="11,0 9,11 0,15">
          <text:p/>
        </draw:polygon>
        <draw:polygon draw:style-name="gr2" draw:text-style-name="P2" draw:layer="layout" svg:width="0.011cm" svg:height="0.012cm" svg:x="10.963cm" svg:y="4.817cm" svg:viewBox="0 0 12 13" draw:points="12,13 4,9 0,0">
          <text:p/>
        </draw:polygon>
        <draw:polygon draw:style-name="gr2" draw:text-style-name="P2" draw:layer="layout" svg:width="0.01cm" svg:height="0.013cm" svg:x="10.963cm" svg:y="4.804cm" svg:viewBox="0 0 11 14" draw:points="0,14 2,6 11,0">
          <text:p/>
        </draw:polygon>
        <draw:polygon draw:style-name="gr2" draw:text-style-name="P2" draw:layer="layout" svg:width="0.011cm" svg:height="0.025cm" svg:x="10.972cm" svg:y="4.804cm" svg:viewBox="0 0 12 26" draw:points="0,0 12,11 2,26">
          <text:p/>
        </draw:polygon>
        <draw:polygon draw:style-name="gr2" draw:text-style-name="P2" draw:layer="layout" svg:width="0.011cm" svg:height="0.025cm" svg:x="10.963cm" svg:y="4.804cm" svg:viewBox="0 0 12 26" draw:points="12,26 0,14 11,0">
          <text:p/>
        </draw:polygon>
        <draw:line draw:style-name="gr3" draw:text-style-name="P1" draw:layer="layout" svg:x1="11.266cm" svg:y1="5.089cm" svg:x2="10.404cm" svg:y2="5.089cm">
          <text:p/>
        </draw:line>
        <draw:line draw:style-name="gr3" draw:text-style-name="P1" draw:layer="layout" svg:x1="11.361cm" svg:y1="4.991cm" svg:x2="11.361cm" svg:y2="4.994cm">
          <text:p/>
        </draw:line>
        <draw:line draw:style-name="gr3" draw:text-style-name="P1" draw:layer="layout" svg:x1="10.68cm" svg:y1="4.805cm" svg:x2="10.787cm" svg:y2="4.695cm">
          <text:p/>
        </draw:line>
        <draw:line draw:style-name="gr3" draw:text-style-name="P1" draw:layer="layout" svg:x1="10.513cm" svg:y1="4.803cm" svg:x2="10.681cm" svg:y2="4.803cm">
          <text:p/>
        </draw:line>
        <draw:line draw:style-name="gr3" draw:text-style-name="P1" draw:layer="layout" svg:x1="13.304cm" svg:y1="3.705cm" svg:x2="13.304cm" svg:y2="1.913cm">
          <text:p/>
        </draw:line>
        <draw:line draw:style-name="gr3" draw:text-style-name="P1" draw:layer="layout" svg:x1="13.308cm" svg:y1="2.385cm" svg:x2="13.335cm" svg:y2="2.357cm">
          <text:p/>
        </draw:line>
        <draw:line draw:style-name="gr3" draw:text-style-name="P1" draw:layer="layout" svg:x1="13.068cm" svg:y1="2.466cm" svg:x2="13.068cm" svg:y2="2.327cm">
          <text:p/>
        </draw:line>
        <draw:line draw:style-name="gr3" draw:text-style-name="P1" draw:layer="layout" svg:x1="13.012cm" svg:y1="2.525cm" svg:x2="13.068cm" svg:y2="2.466cm">
          <text:p/>
        </draw:line>
        <draw:line draw:style-name="gr3" draw:text-style-name="P1" draw:layer="layout" svg:x1="12.709cm" svg:y1="2.524cm" svg:x2="13.012cm" svg:y2="2.524cm">
          <text:p/>
        </draw:line>
        <draw:line draw:style-name="gr3" draw:text-style-name="P1" draw:layer="layout" svg:x1="11.508cm" svg:y1="1.781cm" svg:x2="11.553cm" svg:y2="1.735cm">
          <text:p/>
        </draw:line>
        <draw:line draw:style-name="gr3" draw:text-style-name="P1" draw:layer="layout" svg:x1="11.508cm" svg:y1="1.784cm" svg:x2="11.508cm" svg:y2="1.78cm">
          <text:p/>
        </draw:line>
        <draw:line draw:style-name="gr3" draw:text-style-name="P1" draw:layer="layout" svg:x1="11.552cm" svg:y1="1.735cm" svg:x2="11.552cm" svg:y2="1.731cm">
          <text:p/>
        </draw:line>
        <draw:line draw:style-name="gr3" draw:text-style-name="P1" draw:layer="layout" svg:x1="11.553cm" svg:y1="1.732cm" svg:x2="11.508cm" svg:y2="1.686cm">
          <text:p/>
        </draw:line>
        <draw:line draw:style-name="gr3" draw:text-style-name="P1" draw:layer="layout" svg:x1="11.509cm" svg:y1="1.78cm" svg:x2="11.501cm" svg:y2="1.78cm">
          <text:p/>
        </draw:line>
        <draw:line draw:style-name="gr3" draw:text-style-name="P1" draw:layer="layout" svg:x1="11.502cm" svg:y1="1.782cm" svg:x2="11.481cm" svg:y2="1.76cm">
          <text:p/>
        </draw:line>
        <draw:line draw:style-name="gr3" draw:text-style-name="P1" draw:layer="layout" svg:x1="11.481cm" svg:y1="1.716cm" svg:x2="11.51cm" svg:y2="1.686cm">
          <text:p/>
        </draw:line>
        <draw:line draw:style-name="gr3" draw:text-style-name="P1" draw:layer="layout" svg:x1="11.482cm" svg:y1="1.761cm" svg:x2="11.408cm" svg:y2="1.686cm">
          <text:p/>
        </draw:line>
        <draw:line draw:style-name="gr3" draw:text-style-name="P1" draw:layer="layout" svg:x1="11.508cm" svg:y1="1.785cm" svg:x2="11.508cm" svg:y2="1.686cm">
          <text:p/>
        </draw:line>
        <draw:line draw:style-name="gr3" draw:text-style-name="P1" draw:layer="layout" svg:x1="11.408cm" svg:y1="1.686cm" svg:x2="11.599cm" svg:y2="1.686cm">
          <text:p/>
        </draw:line>
        <draw:line draw:style-name="gr3" draw:text-style-name="P1" draw:layer="layout" svg:x1="11.552cm" svg:y1="1.736cm" svg:x2="11.6cm" svg:y2="1.686cm">
          <text:p/>
        </draw:line>
        <draw:line draw:style-name="gr3" draw:text-style-name="P1" draw:layer="layout" svg:x1="11.481cm" svg:y1="1.759cm" svg:x2="11.481cm" svg:y2="1.714cm">
          <text:p/>
        </draw:line>
        <draw:line draw:style-name="gr3" draw:text-style-name="P1" draw:layer="layout" svg:x1="12.63cm" svg:y1="1.883cm" svg:x2="12.462cm" svg:y2="1.883cm">
          <text:p/>
        </draw:line>
        <draw:line draw:style-name="gr3" draw:text-style-name="P1" draw:layer="layout" svg:x1="12.709cm" svg:y1="2.179cm" svg:x2="12.709cm" svg:y2="1.965cm">
          <text:p/>
        </draw:line>
        <draw:line draw:style-name="gr3" draw:text-style-name="P1" draw:layer="layout" svg:x1="12.709cm" svg:y1="1.966cm" svg:x2="12.629cm" svg:y2="1.883cm">
          <text:p/>
        </draw:line>
        <draw:line draw:style-name="gr3" draw:text-style-name="P1" draw:layer="layout" svg:x1="13.305cm" svg:y1="1.914cm" svg:x2="13.083cm" svg:y2="1.686cm">
          <text:p/>
        </draw:line>
        <draw:line draw:style-name="gr3" draw:text-style-name="P1" draw:layer="layout" svg:x1="13.083cm" svg:y1="1.686cm" svg:x2="11.599cm" svg:y2="1.686cm">
          <text:p/>
        </draw:line>
        <draw:line draw:style-name="gr3" draw:text-style-name="P1" draw:layer="layout" svg:x1="11.648cm" svg:y1="2.031cm" svg:x2="11.727cm" svg:y2="2.113cm">
          <text:p/>
        </draw:line>
        <draw:line draw:style-name="gr3" draw:text-style-name="P1" draw:layer="layout" svg:x1="12.031cm" svg:y1="2.179cm" svg:x2="12.222cm" svg:y2="2.179cm">
          <text:p/>
        </draw:line>
        <draw:line draw:style-name="gr3" draw:text-style-name="P1" draw:layer="layout" svg:x1="13.3cm" svg:y1="3.709cm" svg:x2="13.305cm" svg:y2="3.705cm">
          <text:p/>
        </draw:line>
        <draw:line draw:style-name="gr3" draw:text-style-name="P1" draw:layer="layout" svg:x1="13.059cm" svg:y1="3.605cm" svg:x2="13.006cm" svg:y2="3.659cm">
          <text:p/>
        </draw:line>
        <draw:line draw:style-name="gr3" draw:text-style-name="P1" draw:layer="layout" svg:x1="13.006cm" svg:y1="3.659cm" svg:x2="12.705cm" svg:y2="3.659cm">
          <text:p/>
        </draw:line>
        <draw:line draw:style-name="gr3" draw:text-style-name="P1" draw:layer="layout" svg:x1="13.057cm" svg:y1="3.461cm" svg:x2="13.057cm" svg:y2="3.605cm">
          <text:p/>
        </draw:line>
        <draw:line draw:style-name="gr3" draw:text-style-name="P1" draw:layer="layout" svg:x1="11.982cm" svg:y1="3.511cm" svg:x2="11.982cm" svg:y2="3.363cm">
          <text:p/>
        </draw:line>
        <draw:line draw:style-name="gr3" draw:text-style-name="P1" draw:layer="layout" svg:x1="11.935cm" svg:y1="3.56cm" svg:x2="11.983cm" svg:y2="3.511cm">
          <text:p/>
        </draw:line>
        <draw:line draw:style-name="gr3" draw:text-style-name="P1" draw:layer="layout" svg:x1="11.982cm" svg:y1="3.363cm" svg:x2="12.032cm" svg:y2="3.313cm">
          <text:p/>
        </draw:line>
        <draw:line draw:style-name="gr3" draw:text-style-name="P1" draw:layer="layout" svg:x1="11.727cm" svg:y1="3.559cm" svg:x2="11.936cm" svg:y2="3.559cm">
          <text:p/>
        </draw:line>
        <draw:line draw:style-name="gr3" draw:text-style-name="P1" draw:layer="layout" svg:x1="12.031cm" svg:y1="3.659cm" svg:x2="12.218cm" svg:y2="3.659cm">
          <text:p/>
        </draw:line>
        <draw:line draw:style-name="gr3" draw:text-style-name="P1" draw:layer="layout" svg:x1="12.462cm" svg:y1="1.883cm" svg:x2="12.462cm" svg:y2="3.017cm">
          <text:p/>
        </draw:line>
        <draw:line draw:style-name="gr3" draw:text-style-name="P1" draw:layer="layout" svg:x1="11.916cm" svg:y1="2.298cm" svg:x2="12.032cm" svg:y2="2.179cm">
          <text:p/>
        </draw:line>
        <draw:line draw:style-name="gr3" draw:text-style-name="P1" draw:layer="layout" svg:x1="11.916cm" svg:y1="2.988cm" svg:x2="11.916cm" svg:y2="2.297cm">
          <text:p/>
        </draw:line>
        <draw:line draw:style-name="gr3" draw:text-style-name="P1" draw:layer="layout" svg:x1="12.127cm" svg:y1="2.524cm" svg:x2="12.223cm" svg:y2="2.524cm">
          <text:p/>
        </draw:line>
        <draw:line draw:style-name="gr3" draw:text-style-name="P1" draw:layer="layout" svg:x1="12.031cm" svg:y1="2.624cm" svg:x2="12.128cm" svg:y2="2.524cm">
          <text:p/>
        </draw:line>
        <draw:line draw:style-name="gr3" draw:text-style-name="P1" draw:layer="layout" svg:x1="12.031cm" svg:y1="3.313cm" svg:x2="12.218cm" svg:y2="3.313cm">
          <text:p/>
        </draw:line>
        <draw:line draw:style-name="gr3" draw:text-style-name="P1" draw:layer="layout" svg:x1="11.847cm" svg:y1="3.059cm" svg:x2="11.917cm" svg:y2="2.988cm">
          <text:p/>
        </draw:line>
        <draw:line draw:style-name="gr3" draw:text-style-name="P1" draw:layer="layout" svg:x1="11.727cm" svg:y1="3.058cm" svg:x2="11.848cm" svg:y2="3.058cm">
          <text:p/>
        </draw:line>
        <draw:line draw:style-name="gr3" draw:text-style-name="P1" draw:layer="layout" svg:x1="12.031cm" svg:y1="3.166cm" svg:x2="12.031cm" svg:y2="2.623cm">
          <text:p/>
        </draw:line>
        <draw:line draw:style-name="gr3" draw:text-style-name="P1" draw:layer="layout" svg:x1="11.727cm" svg:y1="3.309cm" svg:x2="11.892cm" svg:y2="3.309cm">
          <text:p/>
        </draw:line>
        <draw:line draw:style-name="gr3" draw:text-style-name="P1" draw:layer="layout" svg:x1="11.891cm" svg:y1="3.309cm" svg:x2="12.032cm" svg:y2="3.165cm">
          <text:p/>
        </draw:line>
        <draw:line draw:style-name="gr3" draw:text-style-name="P1" draw:layer="layout" svg:x1="10.017cm" svg:y1="3.097cm" svg:x2="10.094cm" svg:y2="3.018cm">
          <text:p/>
        </draw:line>
        <draw:line draw:style-name="gr3" draw:text-style-name="P1" draw:layer="layout" svg:x1="10.26cm" svg:y1="3.018cm" svg:x2="10.26cm" svg:y2="4.143cm">
          <text:p/>
        </draw:line>
        <draw:line draw:style-name="gr3" draw:text-style-name="P1" draw:layer="layout" svg:x1="10.017cm" svg:y1="3.313cm" svg:x2="10.017cm" svg:y2="3.095cm">
          <text:p/>
        </draw:line>
        <draw:line draw:style-name="gr3" draw:text-style-name="P1" draw:layer="layout" svg:x1="9.399cm" svg:y1="4.596cm" svg:x2="9.399cm" svg:y2="3.465cm">
          <text:p/>
        </draw:line>
        <draw:line draw:style-name="gr3" draw:text-style-name="P1" draw:layer="layout" svg:x1="10.017cm" svg:y1="3.659cm" svg:x2="9.686cm" svg:y2="3.659cm">
          <text:p/>
        </draw:line>
        <draw:line draw:style-name="gr3" draw:text-style-name="P1" draw:layer="layout" svg:x1="9.637cm" svg:y1="3.609cm" svg:x2="9.637cm" svg:y2="3.461cm">
          <text:p/>
        </draw:line>
        <draw:line draw:style-name="gr3" draw:text-style-name="P1" draw:layer="layout" svg:x1="9.687cm" svg:y1="3.659cm" svg:x2="9.637cm" svg:y2="3.609cm">
          <text:p/>
        </draw:line>
        <draw:line draw:style-name="gr3" draw:text-style-name="P1" draw:layer="layout" svg:x1="11.362cm" svg:y1="4.224cm" svg:x2="11.276cm" svg:y2="4.312cm">
          <text:p/>
        </draw:line>
        <draw:line draw:style-name="gr3" draw:text-style-name="P1" draw:layer="layout" svg:x1="11.265cm" svg:y1="4.311cm" svg:x2="11.276cm" svg:y2="4.311cm">
          <text:p/>
        </draw:line>
        <draw:line draw:style-name="gr3" draw:text-style-name="P1" draw:layer="layout" svg:x1="10.997cm" svg:y1="4.311cm" svg:x2="11.265cm" svg:y2="4.311cm">
          <text:p/>
        </draw:line>
        <draw:line draw:style-name="gr3" draw:text-style-name="P1" draw:layer="layout" svg:x1="11.265cm" svg:y1="4.311cm" svg:x2="11.323cm" svg:y2="4.311cm">
          <text:p/>
        </draw:line>
        <draw:line draw:style-name="gr3" draw:text-style-name="P1" draw:layer="layout" svg:x1="11.302cm" svg:y1="4.312cm" svg:x2="11.362cm" svg:y2="4.251cm">
          <text:p/>
        </draw:line>
        <draw:line draw:style-name="gr3" draw:text-style-name="P1" draw:layer="layout" svg:x1="13.083cm" svg:y1="5.533cm" svg:x2="9.59cm" svg:y2="5.533cm">
          <text:p/>
        </draw:line>
        <draw:line draw:style-name="gr3" draw:text-style-name="P1" draw:layer="layout" svg:x1="9.742cm" svg:y1="4.852cm" svg:x2="10.017cm" svg:y2="4.852cm">
          <text:p/>
        </draw:line>
        <draw:line draw:style-name="gr3" draw:text-style-name="P1" draw:layer="layout" svg:x1="9.642cm" svg:y1="4.748cm" svg:x2="9.743cm" svg:y2="4.854cm">
          <text:p/>
        </draw:line>
        <draw:line draw:style-name="gr3" draw:text-style-name="P1" draw:layer="layout" svg:x1="9.642cm" svg:y1="4.596cm" svg:x2="9.642cm" svg:y2="4.748cm">
          <text:p/>
        </draw:line>
        <draw:line draw:style-name="gr3" draw:text-style-name="P1" draw:layer="layout" svg:x1="11.361cm" svg:y1="2.722cm" svg:x2="11.361cm" svg:y2="4.202cm">
          <text:p/>
        </draw:line>
        <draw:line draw:style-name="gr3" draw:text-style-name="P1" draw:layer="layout" svg:x1="10.992cm" svg:y1="3.315cm" svg:x2="10.999cm" svg:y2="3.309cm">
          <text:p/>
        </draw:line>
        <draw:line draw:style-name="gr3" draw:text-style-name="P1" draw:layer="layout" svg:x1="10.787cm" svg:y1="3.559cm" svg:x2="10.998cm" svg:y2="3.559cm">
          <text:p/>
        </draw:line>
        <draw:line draw:style-name="gr3" draw:text-style-name="P1" draw:layer="layout" svg:x1="10.691cm" svg:y1="3.66cm" svg:x2="10.788cm" svg:y2="3.559cm">
          <text:p/>
        </draw:line>
        <draw:line draw:style-name="gr3" draw:text-style-name="P1" draw:layer="layout" svg:x1="10.503cm" svg:y1="3.659cm" svg:x2="10.691cm" svg:y2="3.659cm">
          <text:p/>
        </draw:line>
        <draw:line draw:style-name="gr3" draw:text-style-name="P1" draw:layer="layout" svg:x1="10.513cm" svg:y1="4.041cm" svg:x2="10.736cm" svg:y2="3.81cm">
          <text:p/>
        </draw:line>
        <draw:line draw:style-name="gr3" draw:text-style-name="P1" draw:layer="layout" svg:x1="10.735cm" svg:y1="3.81cm" svg:x2="10.997cm" svg:y2="3.81cm">
          <text:p/>
        </draw:line>
        <draw:line draw:style-name="gr3" draw:text-style-name="P1" draw:layer="layout" svg:x1="10.787cm" svg:y1="4.153cm" svg:x2="10.876cm" svg:y2="4.06cm">
          <text:p/>
        </draw:line>
        <draw:line draw:style-name="gr3" draw:text-style-name="P1" draw:layer="layout" svg:x1="10.875cm" svg:y1="4.06cm" svg:x2="10.998cm" svg:y2="4.06cm">
          <text:p/>
        </draw:line>
        <draw:line draw:style-name="gr3" draw:text-style-name="P1" draw:layer="layout" svg:x1="10.027cm" svg:y1="4.458cm" svg:x2="10.027cm" svg:y2="4.22cm">
          <text:p/>
        </draw:line>
        <draw:line draw:style-name="gr3" draw:text-style-name="P1" draw:layer="layout" svg:x1="10.027cm" svg:y1="4.221cm" svg:x2="10.094cm" svg:y2="4.152cm">
          <text:p/>
        </draw:line>
        <draw:line draw:style-name="gr3" draw:text-style-name="P1" draw:layer="layout" svg:x1="10.093cm" svg:y1="4.152cm" svg:x2="10.27cm" svg:y2="4.152cm">
          <text:p/>
        </draw:line>
        <draw:line draw:style-name="gr3" draw:text-style-name="P1" draw:layer="layout" svg:x1="10.513cm" svg:y1="4.458cm" svg:x2="10.513cm" svg:y2="4.04cm">
          <text:p/>
        </draw:line>
        <draw:path draw:style-name="gr2" draw:text-style-name="P2" draw:layer="layout" svg:width="0.287cm" svg:height="0.296cm" svg:x="10.116cm" svg:y="1.735cm" svg:viewBox="0 0 288 297" svg:d="M288 149c0 82-64 148-143 148-80 0-145-66-145-148s65-149 145-149c79 0 143 67 143 149z">
          <text:p/>
        </draw:path>
        <draw:line draw:style-name="gr5" draw:text-style-name="P1" draw:layer="layout" svg:x1="9.637cm" svg:y1="2.361cm" svg:x2="9.637cm" svg:y2="2.292cm">
          <text:p/>
        </draw:line>
        <draw:path draw:style-name="gr2" draw:text-style-name="P2" draw:layer="layout" svg:width="0.231cm" svg:height="0.237cm" svg:x="9.279cm" svg:y="2.208cm" svg:viewBox="0 0 232 238" svg:d="M232 119c0 65-53 119-117 119-63 0-115-54-115-119 0-67 52-119 115-119 64 0 117 52 117 119z">
          <text:p/>
        </draw:path>
        <draw:path draw:style-name="gr2" draw:text-style-name="P2" draw:layer="layout" svg:width="0.287cm" svg:height="0.296cm" svg:x="9.873cm" svg:y="2.376cm" svg:viewBox="0 0 288 297" svg:d="M288 148c0 82-65 149-144 149-80 0-144-67-144-149s64-148 144-148c79 0 144 66 144 148z">
          <text:p/>
        </draw:path>
        <draw:path draw:style-name="gr2" draw:text-style-name="P2" draw:layer="layout" svg:width="0.287cm" svg:height="0.296cm" svg:x="9.873cm" svg:y="2.031cm" svg:viewBox="0 0 288 297" svg:d="M288 149c0 82-65 148-144 148-80 0-144-66-144-148s64-149 144-149c79 0 144 67 144 149z">
          <text:p/>
        </draw:path>
        <draw:line draw:style-name="gr6" draw:text-style-name="P1" draw:layer="layout" svg:x1="9.663cm" svg:y1="5.326cm" svg:x2="9.518cm" svg:y2="5.326cm">
          <text:p/>
        </draw:line>
        <draw:line draw:style-name="gr7" draw:text-style-name="P1" draw:layer="layout" svg:x1="9.662cm" svg:y1="5.533cm" svg:x2="9.517cm" svg:y2="5.533cm">
          <text:p/>
        </draw:line>
        <draw:line draw:style-name="gr6" draw:text-style-name="P1" draw:layer="layout" svg:x1="10.38cm" svg:y1="5.326cm" svg:x2="10.235cm" svg:y2="5.326cm">
          <text:p/>
        </draw:line>
        <draw:line draw:style-name="gr7" draw:text-style-name="P1" draw:layer="layout" svg:x1="10.38cm" svg:y1="5.533cm" svg:x2="10.235cm" svg:y2="5.533cm">
          <text:p/>
        </draw:line>
        <draw:path draw:style-name="gr2" draw:text-style-name="P2" draw:layer="layout" svg:width="0.287cm" svg:height="0.296cm" svg:x="10.116cm" svg:y="2.869cm" svg:viewBox="0 0 288 297" svg:d="M288 149c0 82-64 148-143 148-80 0-145-66-145-148 0-83 65-149 145-149 79 0 143 66 143 149z">
          <text:p/>
        </draw:path>
        <draw:path draw:style-name="gr2" draw:text-style-name="P2" draw:layer="layout" svg:width="0.287cm" svg:height="0.296cm" svg:x="9.873cm" svg:y="3.165cm" svg:viewBox="0 0 288 297" svg:d="M288 149c0 82-65 148-144 148-80 0-144-66-144-148 0-83 64-149 144-149 79 0 144 66 144 149z">
          <text:p/>
        </draw:path>
        <draw:path draw:style-name="gr2" draw:text-style-name="P2" draw:layer="layout" svg:width="0.287cm" svg:height="0.296cm" svg:x="10.36cm" svg:y="3.165cm" svg:viewBox="0 0 288 297" svg:d="M288 149c0 82-64 148-143 148-81 0-145-66-145-148 0-83 64-149 145-149 79 0 143 66 143 149z">
          <text:p/>
        </draw:path>
        <draw:path draw:style-name="gr2" draw:text-style-name="P2" draw:layer="layout" svg:width="0.287cm" svg:height="0.296cm" svg:x="10.36cm" svg:y="3.51cm" svg:viewBox="0 0 288 297" svg:d="M288 149c0 82-64 148-143 148-81 0-145-66-145-148s64-149 145-149c79 0 143 67 143 149z">
          <text:p/>
        </draw:path>
        <draw:path draw:style-name="gr2" draw:text-style-name="P2" draw:layer="layout" svg:width="0.287cm" svg:height="0.296cm" svg:x="9.873cm" svg:y="3.51cm" svg:viewBox="0 0 288 297" svg:d="M288 149c0 82-65 148-144 148-80 0-144-66-144-148s64-149 144-149c79 0 144 67 144 149z">
          <text:p/>
        </draw:path>
        <draw:line draw:style-name="gr5" draw:text-style-name="P1" draw:layer="layout" svg:x1="9.637cm" svg:y1="3.496cm" svg:x2="9.637cm" svg:y2="3.427cm">
          <text:p/>
        </draw:line>
        <draw:path draw:style-name="gr2" draw:text-style-name="P2" draw:layer="layout" svg:width="0.231cm" svg:height="0.237cm" svg:x="9.279cm" svg:y="3.343cm" svg:viewBox="0 0 232 238" svg:d="M232 119c0 65-53 119-117 119-63 0-115-54-115-119 0-67 52-119 115-119 64 0 117 52 117 119z">
          <text:p/>
        </draw:path>
        <draw:line draw:style-name="gr5" draw:text-style-name="P1" draw:layer="layout" svg:x1="9.642cm" svg:y1="4.63cm" svg:x2="9.642cm" svg:y2="4.561cm">
          <text:p/>
        </draw:line>
        <draw:path draw:style-name="gr2" draw:text-style-name="P2" draw:layer="layout" svg:width="0.231cm" svg:height="0.238cm" svg:x="9.283cm" svg:y="4.477cm" svg:viewBox="0 0 232 239" svg:d="M232 118c0 67-53 121-116 121-64 0-116-54-116-121 0-65 52-118 116-118 63 0 116 53 116 118z">
          <text:p/>
        </draw:path>
        <draw:path draw:style-name="gr2" draw:text-style-name="P2" draw:layer="layout" svg:width="0.287cm" svg:height="0.296cm" svg:x="9.883cm" svg:y="4.309cm" svg:viewBox="0 0 288 297" svg:d="M288 149c0 82-65 148-144 148-80 0-144-66-144-148 0-83 64-149 144-149 79 0 144 66 144 149z">
          <text:p/>
        </draw:path>
        <draw:path draw:style-name="gr2" draw:text-style-name="P2" draw:layer="layout" svg:width="0.287cm" svg:height="0.296cm" svg:x="10.369cm" svg:y="4.309cm" svg:viewBox="0 0 288 297" svg:d="M288 149c0 82-64 148-143 148-80 0-145-66-145-148 0-83 65-149 145-149 79 0 143 66 143 149z">
          <text:p/>
        </draw:path>
        <draw:path draw:style-name="gr2" draw:text-style-name="P2" draw:layer="layout" svg:width="0.287cm" svg:height="0.296cm" svg:x="10.126cm" svg:y="4.004cm" svg:viewBox="0 0 288 297" svg:d="M288 149c0 82-64 148-143 148-80 0-145-66-145-148 0-83 65-149 145-149 79 0 143 66 143 149z">
          <text:p/>
        </draw:path>
        <draw:path draw:style-name="gr2" draw:text-style-name="P2" draw:layer="layout" svg:width="0.287cm" svg:height="0.296cm" svg:x="10.369cm" svg:y="4.655cm" svg:viewBox="0 0 288 297" svg:d="M288 149c0 82-64 148-143 148-80 0-145-66-145-148 0-83 65-149 145-149 79 0 143 66 143 149z">
          <text:p/>
        </draw:path>
        <draw:path draw:style-name="gr2" draw:text-style-name="P2" draw:layer="layout" svg:width="0.287cm" svg:height="0.296cm" svg:x="9.883cm" svg:y="4.655cm" svg:viewBox="0 0 288 297" svg:d="M288 149c0 82-65 148-144 148-80 0-144-66-144-148 0-83 64-149 144-149 79 0 144 66 144 149z">
          <text:p/>
        </draw:path>
        <draw:path draw:style-name="gr2" draw:text-style-name="P2" draw:layer="layout" svg:width="0.287cm" svg:height="0.296cm" svg:x="10.36cm" svg:y="2.376cm" svg:viewBox="0 0 288 297" svg:d="M288 148c0 82-64 149-143 149-81 0-145-67-145-149s64-148 145-148c79 0 143 66 143 148z">
          <text:p/>
        </draw:path>
        <draw:line draw:style-name="gr8" draw:text-style-name="P1" draw:layer="layout" svg:x1="11.266cm" svg:y1="1.962cm" svg:x2="11.266cm" svg:y2="2.1cm">
          <text:p/>
        </draw:line>
        <draw:line draw:style-name="gr8" draw:text-style-name="P1" draw:layer="layout" svg:x1="11.509cm" svg:y1="1.962cm" svg:x2="11.509cm" svg:y2="2.1cm">
          <text:p/>
        </draw:line>
        <draw:path draw:style-name="gr2" draw:text-style-name="P2" draw:layer="layout" svg:width="0.287cm" svg:height="0.296cm" svg:x="10.36cm" svg:y="2.031cm" svg:viewBox="0 0 288 297" svg:d="M288 149c0 82-64 148-143 148-81 0-145-66-145-148s64-149 145-149c79 0 143 67 143 149z">
          <text:p/>
        </draw:path>
        <draw:line draw:style-name="gr8" draw:text-style-name="P1" draw:layer="layout" svg:x1="10.955cm" svg:y1="2.807cm" svg:x2="11.041cm" svg:y2="2.807cm">
          <text:p/>
        </draw:line>
        <draw:path draw:style-name="gr2" draw:text-style-name="P2" draw:layer="layout" svg:width="0.287cm" svg:height="0.296cm" svg:x="12.075cm" svg:y="4.675cm" svg:viewBox="0 0 288 297" svg:d="M288 149c0 82-65 148-144 148-80 0-144-66-144-148s64-149 144-149c79 0 144 67 144 149z">
          <text:p/>
        </draw:path>
        <draw:line draw:style-name="gr9" draw:text-style-name="P1" draw:layer="layout" svg:x1="11.71cm" svg:y1="5.326cm" svg:x2="11.586cm" svg:y2="5.326cm">
          <text:p/>
        </draw:line>
        <draw:line draw:style-name="gr7" draw:text-style-name="P1" draw:layer="layout" svg:x1="11.721cm" svg:y1="5.533cm" svg:x2="11.576cm" svg:y2="5.533cm">
          <text:p/>
        </draw:line>
        <draw:line draw:style-name="gr7" draw:text-style-name="P1" draw:layer="layout" svg:x1="11.721cm" svg:y1="5.73cm" svg:x2="11.576cm" svg:y2="5.73cm">
          <text:p/>
        </draw:line>
        <draw:line draw:style-name="gr6" draw:text-style-name="P1" draw:layer="layout" svg:x1="12.439cm" svg:y1="5.326cm" svg:x2="12.294cm" svg:y2="5.326cm">
          <text:p/>
        </draw:line>
        <draw:line draw:style-name="gr7" draw:text-style-name="P1" draw:layer="layout" svg:x1="12.438cm" svg:y1="5.533cm" svg:x2="12.293cm" svg:y2="5.533cm">
          <text:p/>
        </draw:line>
        <draw:line draw:style-name="gr7" draw:text-style-name="P1" draw:layer="layout" svg:x1="12.438cm" svg:y1="5.73cm" svg:x2="12.293cm" svg:y2="5.73cm">
          <text:p/>
        </draw:line>
        <draw:line draw:style-name="gr6" draw:text-style-name="P1" draw:layer="layout" svg:x1="11.721cm" svg:y1="6.135cm" svg:x2="11.576cm" svg:y2="6.135cm">
          <text:p/>
        </draw:line>
        <draw:line draw:style-name="gr8" draw:text-style-name="P1" draw:layer="layout" svg:x1="11.768cm" svg:y1="7.347cm" svg:x2="11.768cm" svg:y2="7.436cm">
          <text:p/>
        </draw:line>
        <draw:path draw:style-name="gr2" draw:text-style-name="P2" draw:layer="layout" svg:width="0.288cm" svg:height="0.296cm" svg:x="12.221cm" svg:y="6.352cm" svg:viewBox="0 0 289 297" svg:d="M289 149c0 82-65 148-145 148-79 0-144-66-144-148 0-83 65-149 144-149 80 0 145 66 145 149z">
          <text:p/>
        </draw:path>
        <draw:path draw:style-name="gr2" draw:text-style-name="P2" draw:layer="layout" svg:width="0.288cm" svg:height="0.296cm" svg:x="12.221cm" svg:y="6.853cm" svg:viewBox="0 0 289 297" svg:d="M289 148c0 82-65 149-145 149-79 0-144-67-144-149s65-148 144-148c80 0 145 66 145 148z">
          <text:p/>
        </draw:path>
        <draw:path draw:style-name="gr2" draw:text-style-name="P2" draw:layer="layout" svg:width="0.287cm" svg:height="0.296cm" svg:x="11.504cm" svg:y="6.352cm" svg:viewBox="0 0 288 297" svg:d="M288 149c0 82-64 148-143 148-81 0-145-66-145-148 0-83 64-149 145-149 79 0 143 66 143 149z">
          <text:p/>
        </draw:path>
        <draw:path draw:style-name="gr2" draw:text-style-name="P2" draw:layer="layout" svg:width="0.287cm" svg:height="0.296cm" svg:x="11.504cm" svg:y="6.853cm" svg:viewBox="0 0 288 297" svg:d="M288 148c0 82-64 149-143 149-81 0-145-67-145-149s64-148 145-148c79 0 143 66 143 148z">
          <text:p/>
        </draw:path>
        <draw:path draw:style-name="gr2" draw:text-style-name="P2" draw:layer="layout" svg:width="0.239cm" svg:height="0.247cm" svg:x="12.963cm" svg:y="7.663cm" svg:viewBox="0 0 240 248" svg:d="M240 124c0 68-53 124-119 124-67 0-121-56-121-124 0-69 54-124 121-124 66 0 119 55 119 124z">
          <text:p/>
        </draw:path>
        <draw:line draw:style-name="gr8" draw:text-style-name="P1" draw:layer="layout" svg:x1="12.247cm" svg:y1="7.347cm" svg:x2="12.247cm" svg:y2="7.436cm">
          <text:p/>
        </draw:line>
        <draw:line draw:style-name="gr8" draw:text-style-name="P1" draw:layer="layout" svg:x1="12.485cm" svg:y1="7.347cm" svg:x2="12.485cm" svg:y2="7.436cm">
          <text:p/>
        </draw:line>
        <draw:line draw:style-name="gr8" draw:text-style-name="P1" draw:layer="layout" svg:x1="12.964cm" svg:y1="7.347cm" svg:x2="12.964cm" svg:y2="7.436cm">
          <text:p/>
        </draw:line>
        <draw:line draw:style-name="gr8" draw:text-style-name="P1" draw:layer="layout" svg:x1="13.204cm" svg:y1="7.347cm" svg:x2="13.204cm" svg:y2="7.436cm">
          <text:p/>
        </draw:line>
        <draw:path draw:style-name="gr2" draw:text-style-name="P2" draw:layer="layout" svg:width="0.24cm" svg:height="0.247cm" svg:x="12.245cm" svg:y="7.663cm" svg:viewBox="0 0 241 248" svg:d="M241 124c0 68-53 124-120 124s-121-56-121-124c0-69 54-124 121-124s120 55 120 124z">
          <text:p/>
        </draw:path>
        <draw:line draw:style-name="gr6" draw:text-style-name="P1" draw:layer="layout" svg:x1="13.155cm" svg:y1="5.326cm" svg:x2="13.012cm" svg:y2="5.326cm">
          <text:p/>
        </draw:line>
        <draw:line draw:style-name="gr7" draw:text-style-name="P1" draw:layer="layout" svg:x1="13.155cm" svg:y1="5.533cm" svg:x2="13.012cm" svg:y2="5.533cm">
          <text:p/>
        </draw:line>
        <draw:line draw:style-name="gr7" draw:text-style-name="P1" draw:layer="layout" svg:x1="13.155cm" svg:y1="5.73cm" svg:x2="13.012cm" svg:y2="5.73cm">
          <text:p/>
        </draw:line>
        <draw:line draw:style-name="gr7" draw:text-style-name="P1" draw:layer="layout" svg:x1="13.132cm" svg:y1="5.927cm" svg:x2="13.036cm" svg:y2="5.927cm">
          <text:p/>
        </draw:line>
        <draw:path draw:style-name="gr2" draw:text-style-name="P2" draw:layer="layout" svg:width="0.287cm" svg:height="0.296cm" svg:x="12.939cm" svg:y="6.352cm" svg:viewBox="0 0 288 297" svg:d="M288 149c0 82-64 148-143 148-81 0-145-66-145-148 0-83 64-149 145-149 79 0 143 66 143 149z">
          <text:p/>
        </draw:path>
        <draw:path draw:style-name="gr2" draw:text-style-name="P2" draw:layer="layout" svg:width="0.287cm" svg:height="0.296cm" svg:x="12.939cm" svg:y="6.853cm" svg:viewBox="0 0 288 297" svg:d="M288 148c0 82-64 149-143 149-81 0-145-67-145-149s64-148 145-148c79 0 143 66 143 148z">
          <text:p/>
        </draw:path>
        <draw:line draw:style-name="gr6" draw:text-style-name="P1" draw:layer="layout" svg:x1="13.155cm" svg:y1="6.135cm" svg:x2="13.012cm" svg:y2="6.135cm">
          <text:p/>
        </draw:line>
        <draw:line draw:style-name="gr9" draw:text-style-name="P1" draw:layer="layout" svg:x1="12.428cm" svg:y1="6.135cm" svg:x2="12.303cm" svg:y2="6.135cm">
          <text:p/>
        </draw:line>
        <draw:line draw:style-name="gr7" draw:text-style-name="P1" draw:layer="layout" svg:x1="12.414cm" svg:y1="5.927cm" svg:x2="12.318cm" svg:y2="5.927cm">
          <text:p/>
        </draw:line>
        <draw:path draw:style-name="gr2" draw:text-style-name="P2" draw:layer="layout" svg:width="0.24cm" svg:height="0.247cm" svg:x="10.857cm" svg:y="7.663cm" svg:viewBox="0 0 241 248" svg:d="M241 124c0 68-53 124-119 124-67 0-122-56-122-124 0-69 55-124 122-124 66 0 119 55 119 124z">
          <text:p/>
        </draw:path>
        <draw:line draw:style-name="gr8" draw:text-style-name="P1" draw:layer="layout" svg:x1="11.529cm" svg:y1="7.347cm" svg:x2="11.529cm" svg:y2="7.436cm">
          <text:p/>
        </draw:line>
        <draw:path draw:style-name="gr2" draw:text-style-name="P2" draw:layer="layout" svg:width="0.287cm" svg:height="0.296cm" svg:x="10.834cm" svg:y="6.352cm" svg:viewBox="0 0 288 297" svg:d="M288 149c0 82-65 148-144 148-80 0-144-66-144-148 0-83 64-149 144-149 79 0 144 66 144 149z">
          <text:p/>
        </draw:path>
        <draw:path draw:style-name="gr2" draw:text-style-name="P2" draw:layer="layout" svg:width="0.287cm" svg:height="0.296cm" svg:x="10.834cm" svg:y="6.853cm" svg:viewBox="0 0 288 297" svg:d="M288 148c0 82-65 149-144 149-80 0-144-67-144-149s64-148 144-148c79 0 144 66 144 148z">
          <text:p/>
        </draw:path>
        <draw:path draw:style-name="gr2" draw:text-style-name="P2" draw:layer="layout" svg:width="0.24cm" svg:height="0.247cm" svg:x="11.527cm" svg:y="7.663cm" svg:viewBox="0 0 241 248" svg:d="M241 124c0 68-53 124-119 124-67 0-122-56-122-124 0-69 55-124 122-124 66 0 119 55 119 124z">
          <text:p/>
        </draw:path>
        <draw:line draw:style-name="gr8" draw:text-style-name="P1" draw:layer="layout" svg:x1="10.859cm" svg:y1="7.347cm" svg:x2="10.859cm" svg:y2="7.436cm">
          <text:p/>
        </draw:line>
        <draw:line draw:style-name="gr8" draw:text-style-name="P1" draw:layer="layout" svg:x1="11.098cm" svg:y1="7.347cm" svg:x2="11.098cm" svg:y2="7.436cm">
          <text:p/>
        </draw:line>
        <draw:line draw:style-name="gr7" draw:text-style-name="P1" draw:layer="layout" svg:x1="11.695cm" svg:y1="5.927cm" svg:x2="11.599cm" svg:y2="5.927cm">
          <text:p/>
        </draw:line>
        <draw:line draw:style-name="gr6" draw:text-style-name="P1" draw:layer="layout" svg:x1="11.051cm" svg:y1="5.326cm" svg:x2="10.906cm" svg:y2="5.326cm">
          <text:p/>
        </draw:line>
        <draw:line draw:style-name="gr7" draw:text-style-name="P1" draw:layer="layout" svg:x1="11.05cm" svg:y1="5.533cm" svg:x2="10.905cm" svg:y2="5.533cm">
          <text:p/>
        </draw:line>
        <draw:line draw:style-name="gr7" draw:text-style-name="P1" draw:layer="layout" svg:x1="11.05cm" svg:y1="5.73cm" svg:x2="10.905cm" svg:y2="5.73cm">
          <text:p/>
        </draw:line>
        <draw:line draw:style-name="gr7" draw:text-style-name="P1" draw:layer="layout" svg:x1="11.025cm" svg:y1="5.927cm" svg:x2="10.929cm" svg:y2="5.927cm">
          <text:p/>
        </draw:line>
        <draw:line draw:style-name="gr6" draw:text-style-name="P1" draw:layer="layout" svg:x1="11.051cm" svg:y1="6.135cm" svg:x2="10.906cm" svg:y2="6.135cm">
          <text:p/>
        </draw:line>
        <draw:line draw:style-name="gr6" draw:text-style-name="P1" draw:layer="layout" svg:x1="10.38cm" svg:y1="6.135cm" svg:x2="10.235cm" svg:y2="6.135cm">
          <text:p/>
        </draw:line>
        <draw:line draw:style-name="gr7" draw:text-style-name="P1" draw:layer="layout" svg:x1="10.38cm" svg:y1="5.73cm" svg:x2="10.235cm" svg:y2="5.73cm">
          <text:p/>
        </draw:line>
        <draw:line draw:style-name="gr7" draw:text-style-name="P1" draw:layer="layout" svg:x1="10.356cm" svg:y1="5.927cm" svg:x2="10.26cm" svg:y2="5.927cm">
          <text:p/>
        </draw:line>
        <draw:path draw:style-name="gr2" draw:text-style-name="P2" draw:layer="layout" svg:width="0.288cm" svg:height="0.296cm" svg:x="10.163cm" svg:y="6.355cm" svg:viewBox="0 0 289 297" svg:d="M289 149c0 82-66 148-145 148s-144-66-144-148c0-83 65-149 144-149s145 66 145 149z">
          <text:p/>
        </draw:path>
        <draw:line draw:style-name="gr9" draw:text-style-name="P1" draw:layer="layout" svg:x1="9.651cm" svg:y1="6.135cm" svg:x2="9.527cm" svg:y2="6.135cm">
          <text:p/>
        </draw:line>
        <draw:line draw:style-name="gr10" draw:text-style-name="P1" draw:layer="layout" svg:x1="9.657cm" svg:y1="5.73cm" svg:x2="9.523cm" svg:y2="5.73cm">
          <text:p/>
        </draw:line>
        <draw:line draw:style-name="gr7" draw:text-style-name="P1" draw:layer="layout" svg:x1="9.637cm" svg:y1="5.927cm" svg:x2="9.541cm" svg:y2="5.927cm">
          <text:p/>
        </draw:line>
        <draw:path draw:style-name="gr2" draw:text-style-name="P2" draw:layer="layout" svg:width="0.287cm" svg:height="0.296cm" svg:x="9.446cm" svg:y="6.352cm" svg:viewBox="0 0 288 297" svg:d="M288 149c0 82-64 148-143 148-81 0-145-66-145-148 0-83 64-149 145-149 79 0 143 66 143 149z">
          <text:p/>
        </draw:path>
        <draw:path draw:style-name="gr2" draw:text-style-name="P2" draw:layer="layout" svg:width="0.287cm" svg:height="0.296cm" svg:x="9.446cm" svg:y="6.853cm" svg:viewBox="0 0 288 297" svg:d="M288 148c0 82-64 149-143 149-81 0-145-67-145-149s64-148 145-148c79 0 143 66 143 148z">
          <text:p/>
        </draw:path>
        <draw:path draw:style-name="gr2" draw:text-style-name="P2" draw:layer="layout" svg:width="0.288cm" svg:height="0.296cm" svg:x="10.163cm" svg:y="6.857cm" svg:viewBox="0 0 289 297" svg:d="M289 148c0 82-66 149-145 149s-144-67-144-149 65-148 144-148 145 66 145 148z">
          <text:p/>
        </draw:path>
        <draw:line draw:style-name="gr8" draw:text-style-name="P1" draw:layer="layout" svg:x1="10.189cm" svg:y1="7.347cm" svg:x2="10.189cm" svg:y2="7.436cm">
          <text:p/>
        </draw:line>
        <draw:line draw:style-name="gr8" draw:text-style-name="P1" draw:layer="layout" svg:x1="10.427cm" svg:y1="7.347cm" svg:x2="10.427cm" svg:y2="7.436cm">
          <text:p/>
        </draw:line>
        <draw:path draw:style-name="gr2" draw:text-style-name="P2" draw:layer="layout" svg:width="0.239cm" svg:height="0.247cm" svg:x="9.47cm" svg:y="7.663cm" svg:viewBox="0 0 240 248" svg:d="M240 124c0 68-53 124-119 124s-121-56-121-124c0-69 55-124 121-124s119 55 119 124z">
          <text:p/>
        </draw:path>
        <draw:line draw:style-name="gr8" draw:text-style-name="P1" draw:layer="layout" svg:x1="9.471cm" svg:y1="7.347cm" svg:x2="9.471cm" svg:y2="7.436cm">
          <text:p/>
        </draw:line>
        <draw:line draw:style-name="gr8" draw:text-style-name="P1" draw:layer="layout" svg:x1="9.71cm" svg:y1="7.347cm" svg:x2="9.71cm" svg:y2="7.436cm">
          <text:p/>
        </draw:line>
        <draw:path draw:style-name="gr2" draw:text-style-name="P2" draw:layer="layout" svg:width="0.24cm" svg:height="0.247cm" svg:x="10.187cm" svg:y="7.663cm" svg:viewBox="0 0 241 248" svg:d="M241 124c0 68-53 124-120 124-66 0-121-56-121-124 0-69 55-124 121-124 67 0 120 55 120 124z">
          <text:p/>
        </draw:path>
        <draw:path draw:style-name="gr2" draw:text-style-name="P2" draw:layer="layout" svg:width="0.287cm" svg:height="0.296cm" svg:x="12.56cm" svg:y="4.675cm" svg:viewBox="0 0 288 297" svg:d="M288 149c0 82-64 148-143 148-80 0-145-66-145-148s65-149 145-149c79 0 143 67 143 149z">
          <text:p/>
        </draw:path>
        <draw:path draw:style-name="gr2" draw:text-style-name="P2" draw:layer="layout" svg:width="0.287cm" svg:height="0.296cm" svg:x="12.075cm" svg:y="4.329cm" svg:viewBox="0 0 288 297" svg:d="M288 149c0 82-65 148-144 148-80 0-144-66-144-148 0-83 64-149 144-149 79 0 144 66 144 149z">
          <text:p/>
        </draw:path>
        <draw:path draw:style-name="gr2" draw:text-style-name="P2" draw:layer="layout" svg:width="0.287cm" svg:height="0.296cm" svg:x="12.56cm" svg:y="4.329cm" svg:viewBox="0 0 288 297" svg:d="M288 149c0 82-64 148-143 148-80 0-145-66-145-148 0-83 65-149 145-149 79 0 143 66 143 149z">
          <text:p/>
        </draw:path>
        <draw:path draw:style-name="gr2" draw:text-style-name="P2" draw:layer="layout" svg:width="0.286cm" svg:height="0.296cm" svg:x="12.318cm" svg:y="4.033cm" svg:viewBox="0 0 287 297" svg:d="M287 149c0 82-64 148-142 148-81 0-145-66-145-148 0-83 64-149 145-149 78 0 142 66 142 149z">
          <text:p/>
        </draw:path>
        <draw:path draw:style-name="gr2" draw:text-style-name="P2" draw:layer="layout" svg:width="0.287cm" svg:height="0.296cm" svg:x="12.56cm" svg:y="3.51cm" svg:viewBox="0 0 288 297" svg:d="M288 149c0 82-64 148-143 148-80 0-145-66-145-148s65-149 145-149c79 0 143 67 143 149z">
          <text:p/>
        </draw:path>
        <draw:line draw:style-name="gr5" draw:text-style-name="P1" draw:layer="layout" svg:x1="13.057cm" svg:y1="4.561cm" svg:x2="13.057cm" svg:y2="4.63cm">
          <text:p/>
        </draw:line>
        <draw:path draw:style-name="gr2" draw:text-style-name="P2" draw:layer="layout" svg:width="0.231cm" svg:height="0.238cm" svg:x="13.184cm" svg:y="4.477cm" svg:viewBox="0 0 232 239" svg:d="M232 118c0 67-53 121-116 121-64 0-116-54-116-121 0-65 52-118 116-118 63 0 116 53 116 118z">
          <text:p/>
        </draw:path>
        <draw:line draw:style-name="gr5" draw:text-style-name="P1" draw:layer="layout" svg:x1="13.057cm" svg:y1="3.427cm" svg:x2="13.057cm" svg:y2="3.496cm">
          <text:p/>
        </draw:line>
        <draw:path draw:style-name="gr2" draw:text-style-name="P2" draw:layer="layout" svg:width="0.231cm" svg:height="0.237cm" svg:x="13.184cm" svg:y="3.343cm" svg:viewBox="0 0 232 238" svg:d="M232 119c0 65-53 119-116 119-64 0-116-54-116-119 0-67 52-119 116-119 63 0 116 52 116 119z">
          <text:p/>
        </draw:path>
        <draw:path draw:style-name="gr2" draw:text-style-name="P2" draw:layer="layout" svg:width="0.287cm" svg:height="0.296cm" svg:x="12.075cm" svg:y="3.51cm" svg:viewBox="0 0 288 297" svg:d="M288 149c0 82-65 148-144 148-80 0-144-66-144-148s64-149 144-149c79 0 144 67 144 149z">
          <text:p/>
        </draw:path>
        <draw:path draw:style-name="gr2" draw:text-style-name="P2" draw:layer="layout" svg:width="0.286cm" svg:height="0.296cm" svg:x="12.318cm" svg:y="2.869cm" svg:viewBox="0 0 287 297" svg:d="M287 149c0 82-64 148-142 148-81 0-145-66-145-148 0-83 64-149 145-149 78 0 142 66 142 149z">
          <text:p/>
        </draw:path>
        <draw:path draw:style-name="gr2" draw:text-style-name="P2" draw:layer="layout" svg:width="0.287cm" svg:height="0.296cm" svg:x="12.075cm" svg:y="3.165cm" svg:viewBox="0 0 288 297" svg:d="M288 149c0 82-65 148-144 148-80 0-144-66-144-148 0-83 64-149 144-149 79 0 144 66 144 149z">
          <text:p/>
        </draw:path>
        <draw:path draw:style-name="gr2" draw:text-style-name="P2" draw:layer="layout" svg:width="0.287cm" svg:height="0.296cm" svg:x="12.56cm" svg:y="3.165cm" svg:viewBox="0 0 288 297" svg:d="M288 149c0 82-64 148-143 148-80 0-145-66-145-148 0-83 65-149 145-149 79 0 143 66 143 149z">
          <text:p/>
        </draw:path>
        <draw:path draw:style-name="gr2" draw:text-style-name="P2" draw:layer="layout" svg:width="0.286cm" svg:height="0.296cm" svg:x="12.318cm" svg:y="1.735cm" svg:viewBox="0 0 287 297" svg:d="M287 149c0 82-64 148-142 148-81 0-145-66-145-148s64-149 145-149c78 0 142 67 142 149z">
          <text:p/>
        </draw:path>
        <draw:path draw:style-name="gr2" draw:text-style-name="P2" draw:layer="layout" svg:width="0.287cm" svg:height="0.296cm" svg:x="12.565cm" svg:y="2.376cm" svg:viewBox="0 0 288 297" svg:d="M288 148c0 82-64 149-144 149s-144-67-144-149 64-148 144-148 144 66 144 148z">
          <text:p/>
        </draw:path>
        <draw:path draw:style-name="gr2" draw:text-style-name="P2" draw:layer="layout" svg:width="0.287cm" svg:height="0.296cm" svg:x="12.079cm" svg:y="2.376cm" svg:viewBox="0 0 288 297" svg:d="M288 148c0 82-64 149-143 149-81 0-145-67-145-149s64-148 145-148c79 0 143 66 143 148z">
          <text:p/>
        </draw:path>
        <draw:line draw:style-name="gr5" draw:text-style-name="P1" draw:layer="layout" svg:x1="13.068cm" svg:y1="2.292cm" svg:x2="13.068cm" svg:y2="2.361cm">
          <text:p/>
        </draw:line>
        <draw:path draw:style-name="gr2" draw:text-style-name="P2" draw:layer="layout" svg:width="0.231cm" svg:height="0.237cm" svg:x="13.196cm" svg:y="2.208cm" svg:viewBox="0 0 232 238" svg:d="M232 119c0 65-53 119-117 119-63 0-115-54-115-119 0-67 52-119 115-119 64 0 117 52 117 119z">
          <text:p/>
        </draw:path>
        <draw:path draw:style-name="gr2" draw:text-style-name="P2" draw:layer="layout" svg:width="0.287cm" svg:height="0.296cm" svg:x="12.079cm" svg:y="2.031cm" svg:viewBox="0 0 288 297" svg:d="M288 149c0 82-64 148-143 148-81 0-145-66-145-148s64-149 145-149c79 0 143 67 143 149z">
          <text:p/>
        </draw:path>
        <draw:path draw:style-name="gr2" draw:text-style-name="P2" draw:layer="layout" svg:width="0.287cm" svg:height="0.296cm" svg:x="12.565cm" svg:y="2.031cm" svg:viewBox="0 0 288 297" svg:d="M288 149c0 82-64 148-144 148s-144-66-144-148 64-149 144-149 144 67 144 149z">
          <text:p/>
        </draw:path>
        <draw:path draw:style-name="gr2" draw:text-style-name="P2" draw:layer="layout" svg:width="0.201cm" svg:height="0.207cm" svg:x="10.897cm" svg:y="2.954cm" svg:viewBox="0 0 202 208" svg:d="M202 105c0 57-45 103-101 103s-101-46-101-103c0-58 45-105 101-105s101 47 101 105z">
          <text:p/>
        </draw:path>
        <draw:path draw:style-name="gr2" draw:text-style-name="P2" draw:layer="layout" svg:width="0.201cm" svg:height="0.207cm" svg:x="10.897cm" svg:y="3.205cm" svg:viewBox="0 0 202 208" svg:d="M202 104c0 57-45 104-101 104s-101-47-101-104c0-58 45-104 101-104s101 46 101 104z">
          <text:p/>
        </draw:path>
        <draw:path draw:style-name="gr2" draw:text-style-name="P2" draw:layer="layout" svg:width="0.201cm" svg:height="0.207cm" svg:x="10.897cm" svg:y="3.455cm" svg:viewBox="0 0 202 208" svg:d="M202 104c0 58-45 104-101 104s-101-46-101-104 45-104 101-104 101 46 101 104z">
          <text:p/>
        </draw:path>
        <draw:path draw:style-name="gr2" draw:text-style-name="P2" draw:layer="layout" svg:width="0.201cm" svg:height="0.207cm" svg:x="10.897cm" svg:y="3.706cm" svg:viewBox="0 0 202 208" svg:d="M202 104c0 58-45 104-101 104s-101-46-101-104 45-104 101-104 101 46 101 104z">
          <text:p/>
        </draw:path>
        <draw:path draw:style-name="gr2" draw:text-style-name="P2" draw:layer="layout" svg:width="0.201cm" svg:height="0.207cm" svg:x="10.897cm" svg:y="3.956cm" svg:viewBox="0 0 202 208" svg:d="M202 105c0 57-45 103-101 103s-101-46-101-103c0-59 45-105 101-105s101 46 101 105z">
          <text:p/>
        </draw:path>
        <draw:path draw:style-name="gr2" draw:text-style-name="P2" draw:layer="layout" svg:width="0.201cm" svg:height="0.207cm" svg:x="10.897cm" svg:y="4.207cm" svg:viewBox="0 0 202 208" svg:d="M202 105c0 57-45 103-101 103s-101-46-101-103c0-58 45-105 101-105s101 47 101 105z">
          <text:p/>
        </draw:path>
        <draw:path draw:style-name="gr2" draw:text-style-name="P2" draw:layer="layout" svg:width="0.201cm" svg:height="0.207cm" svg:x="11.626cm" svg:y="4.207cm" svg:viewBox="0 0 202 208" svg:d="M202 105c0 57-46 103-101 103-56 0-101-46-101-103 0-58 45-105 101-105 55 0 101 47 101 105z">
          <text:p/>
        </draw:path>
        <draw:path draw:style-name="gr2" draw:text-style-name="P2" draw:layer="layout" svg:width="0.201cm" svg:height="0.207cm" svg:x="11.626cm" svg:y="3.956cm" svg:viewBox="0 0 202 208" svg:d="M202 105c0 57-46 103-101 103-56 0-101-46-101-103 0-59 45-105 101-105 55 0 101 46 101 105z">
          <text:p/>
        </draw:path>
        <draw:path draw:style-name="gr2" draw:text-style-name="P2" draw:layer="layout" svg:width="0.201cm" svg:height="0.207cm" svg:x="11.626cm" svg:y="3.706cm" svg:viewBox="0 0 202 208" svg:d="M202 104c0 58-46 104-101 104-56 0-101-46-101-104s45-104 101-104c55 0 101 46 101 104z">
          <text:p/>
        </draw:path>
        <draw:path draw:style-name="gr2" draw:text-style-name="P2" draw:layer="layout" svg:width="0.201cm" svg:height="0.207cm" svg:x="11.626cm" svg:y="3.455cm" svg:viewBox="0 0 202 208" svg:d="M202 104c0 58-46 104-101 104-56 0-101-46-101-104s45-104 101-104c55 0 101 46 101 104z">
          <text:p/>
        </draw:path>
        <draw:path draw:style-name="gr2" draw:text-style-name="P2" draw:layer="layout" svg:width="0.201cm" svg:height="0.207cm" svg:x="11.626cm" svg:y="3.205cm" svg:viewBox="0 0 202 208" svg:d="M202 104c0 57-46 104-101 104-56 0-101-47-101-104 0-58 45-104 101-104 55 0 101 46 101 104z">
          <text:p/>
        </draw:path>
        <draw:path draw:style-name="gr2" draw:text-style-name="P2" draw:layer="layout" svg:width="0.201cm" svg:height="0.207cm" svg:x="11.626cm" svg:y="2.954cm" svg:viewBox="0 0 202 208" svg:d="M202 105c0 57-46 103-101 103-56 0-101-46-101-103 0-58 45-105 101-105 55 0 101 47 101 105z">
          <text:p/>
        </draw:path>
        <draw:path draw:style-name="gr2" draw:text-style-name="P2" draw:layer="layout" svg:width="0.201cm" svg:height="0.207cm" svg:x="11.626cm" svg:y="2.703cm" svg:viewBox="0 0 202 208" svg:d="M202 105c0 57-46 103-101 103-56 0-101-46-101-103 0-59 45-105 101-105 55 0 101 46 101 105z">
          <text:p/>
        </draw:path>
        <draw:path draw:style-name="gr11" draw:text-style-name="P3" draw:layer="layout" svg:width="0.096cm" svg:height="0.099cm" svg:x="10.212cm" svg:y="1.833cm" svg:viewBox="0 0 97 100" svg:d="M97 50c0 28-22 50-48 50-28 0-49-22-49-50 0-27 21-50 49-50 26 0 48 23 48 50z">
          <text:p/>
        </draw:path>
        <draw:path draw:style-name="gr11" draw:text-style-name="P3" draw:layer="layout" svg:width="0.096cm" svg:height="0.099cm" svg:x="9.589cm" svg:y="2.277cm" svg:viewBox="0 0 97 100" svg:d="M97 49c0 28-21 51-49 51-26 0-48-23-48-51 0-27 22-49 48-49 28 0 49 22 49 49z">
          <text:p/>
        </draw:path>
        <draw:path draw:style-name="gr11" draw:text-style-name="P3" draw:layer="layout" svg:width="0.096cm" svg:height="0.099cm" svg:x="9.346cm" svg:y="2.277cm" svg:viewBox="0 0 97 100" svg:d="M97 49c0 28-21 51-48 51-26 0-49-23-49-51 0-27 23-49 49-49 27 0 48 22 48 49z">
          <text:p/>
        </draw:path>
        <draw:path draw:style-name="gr11" draw:text-style-name="P3" draw:layer="layout" svg:width="0.096cm" svg:height="0.099cm" svg:x="9.969cm" svg:y="2.475cm" svg:viewBox="0 0 97 100" svg:d="M97 49c0 28-23 51-49 51-27 0-48-23-48-51 0-27 21-49 48-49 26 0 49 22 49 49z">
          <text:p/>
        </draw:path>
        <draw:path draw:style-name="gr11" draw:text-style-name="P3" draw:layer="layout" svg:width="0.096cm" svg:height="0.099cm" svg:x="9.969cm" svg:y="2.129cm" svg:viewBox="0 0 97 100" svg:d="M97 50c0 28-23 50-49 50-27 0-48-22-48-50 0-27 21-50 48-50 26 0 49 23 49 50z">
          <text:p/>
        </draw:path>
        <draw:path draw:style-name="gr11" draw:text-style-name="P3" draw:layer="layout" svg:width="0.096cm" svg:height="0.099cm" svg:x="9.542cm" svg:y="5.276cm" svg:viewBox="0 0 97 100" svg:d="M97 50c0 28-22 50-48 50-28 0-49-22-49-50s21-50 49-50c26 0 48 22 48 50z">
          <text:p/>
        </draw:path>
        <draw:path draw:style-name="gr11" draw:text-style-name="P3" draw:layer="layout" svg:width="0.096cm" svg:height="0.099cm" svg:x="9.542cm" svg:y="5.483cm" svg:viewBox="0 0 97 100" svg:d="M97 50c0 28-22 50-48 50-28 0-49-22-49-50 0-27 21-50 49-50 26 0 48 23 48 50z">
          <text:p/>
        </draw:path>
        <draw:path draw:style-name="gr11" draw:text-style-name="P3" draw:layer="layout" svg:width="0.097cm" svg:height="0.099cm" svg:x="10.259cm" svg:y="5.276cm" svg:viewBox="0 0 98 100" svg:d="M98 50c0 28-22 50-50 50-26 0-48-22-48-50s22-50 48-50c28 0 50 22 50 50z">
          <text:p/>
        </draw:path>
        <draw:path draw:style-name="gr11" draw:text-style-name="P3" draw:layer="layout" svg:width="0.097cm" svg:height="0.099cm" svg:x="10.259cm" svg:y="5.483cm" svg:viewBox="0 0 98 100" svg:d="M98 50c0 28-22 50-50 50-26 0-48-22-48-50 0-27 22-50 48-50 28 0 50 23 50 50z">
          <text:p/>
        </draw:path>
        <draw:path draw:style-name="gr11" draw:text-style-name="P3" draw:layer="layout" svg:width="0.096cm" svg:height="0.099cm" svg:x="10.212cm" svg:y="2.968cm" svg:viewBox="0 0 97 100" svg:d="M97 49c0 28-22 51-48 51-28 0-49-23-49-51 0-26 21-49 49-49 26 0 48 23 48 49z">
          <text:p/>
        </draw:path>
        <draw:path draw:style-name="gr11" draw:text-style-name="P3" draw:layer="layout" svg:width="0.096cm" svg:height="0.099cm" svg:x="9.969cm" svg:y="3.264cm" svg:viewBox="0 0 97 100" svg:d="M97 49c0 28-23 51-49 51-27 0-48-23-48-51 0-26 21-49 48-49 26 0 49 23 49 49z">
          <text:p/>
        </draw:path>
        <draw:path draw:style-name="gr11" draw:text-style-name="P3" draw:layer="layout" svg:width="0.096cm" svg:height="0.099cm" svg:x="10.455cm" svg:y="3.264cm" svg:viewBox="0 0 97 100" svg:d="M97 49c0 28-22 51-49 51s-48-23-48-51c0-26 21-49 48-49s49 23 49 49z">
          <text:p/>
        </draw:path>
        <draw:path draw:style-name="gr11" draw:text-style-name="P3" draw:layer="layout" svg:width="0.096cm" svg:height="0.099cm" svg:x="10.455cm" svg:y="3.609cm" svg:viewBox="0 0 97 100" svg:d="M97 50c0 28-22 50-49 50s-48-22-48-50 21-50 48-50 49 22 49 50z">
          <text:p/>
        </draw:path>
        <draw:path draw:style-name="gr11" draw:text-style-name="P3" draw:layer="layout" svg:width="0.096cm" svg:height="0.099cm" svg:x="9.969cm" svg:y="3.609cm" svg:viewBox="0 0 97 100" svg:d="M97 50c0 28-23 50-49 50-27 0-48-22-48-50s21-50 48-50c26 0 49 22 49 50z">
          <text:p/>
        </draw:path>
        <draw:path draw:style-name="gr11" draw:text-style-name="P3" draw:layer="layout" svg:width="0.096cm" svg:height="0.099cm" svg:x="9.589cm" svg:y="3.412cm" svg:viewBox="0 0 97 100" svg:d="M97 50c0 28-21 50-49 50-26 0-48-22-48-50s22-50 48-50c28 0 49 22 49 50z">
          <text:p/>
        </draw:path>
        <draw:path draw:style-name="gr11" draw:text-style-name="P3" draw:layer="layout" svg:width="0.096cm" svg:height="0.099cm" svg:x="9.346cm" svg:y="3.412cm" svg:viewBox="0 0 97 100" svg:d="M97 50c0 28-21 50-48 50-26 0-49-22-49-50s23-50 49-50c27 0 48 22 48 50z">
          <text:p/>
        </draw:path>
        <draw:path draw:style-name="gr11" draw:text-style-name="P3" draw:layer="layout" svg:width="0.096cm" svg:height="0.099cm" svg:x="9.594cm" svg:y="4.546cm" svg:viewBox="0 0 97 100" svg:d="M97 49c0 28-22 51-49 51s-48-23-48-51c0-26 21-49 48-49s49 23 49 49z">
          <text:p/>
        </draw:path>
        <draw:path draw:style-name="gr11" draw:text-style-name="P3" draw:layer="layout" svg:width="0.096cm" svg:height="0.099cm" svg:x="9.351cm" svg:y="4.546cm" svg:viewBox="0 0 97 100" svg:d="M97 49c0 28-22 51-48 51-28 0-49-23-49-51 0-26 21-49 49-49 26 0 48 23 48 49z">
          <text:p/>
        </draw:path>
        <draw:path draw:style-name="gr11" draw:text-style-name="P3" draw:layer="layout" svg:width="0.096cm" svg:height="0.099cm" svg:x="9.979cm" svg:y="4.408cm" svg:viewBox="0 0 97 100" svg:d="M97 50c0 28-22 50-49 50s-48-22-48-50c0-27 21-50 48-50s49 23 49 50z">
          <text:p/>
        </draw:path>
        <draw:path draw:style-name="gr11" draw:text-style-name="P3" draw:layer="layout" svg:width="0.096cm" svg:height="0.099cm" svg:x="10.465cm" svg:y="4.408cm" svg:viewBox="0 0 97 100" svg:d="M97 50c0 28-22 50-49 50s-48-22-48-50c0-27 21-50 48-50s49 23 49 50z">
          <text:p/>
        </draw:path>
        <draw:path draw:style-name="gr11" draw:text-style-name="P3" draw:layer="layout" svg:width="0.096cm" svg:height="0.099cm" svg:x="10.222cm" svg:y="4.102cm" svg:viewBox="0 0 97 100" svg:d="M97 50c0 28-22 50-48 50-27 0-49-22-49-50s22-50 49-50c26 0 48 22 48 50z">
          <text:p/>
        </draw:path>
        <draw:path draw:style-name="gr11" draw:text-style-name="P3" draw:layer="layout" svg:width="0.096cm" svg:height="0.099cm" svg:x="10.465cm" svg:y="4.753cm" svg:viewBox="0 0 97 100" svg:d="M97 49c0 28-22 51-49 51s-48-23-48-51c0-27 21-49 48-49s49 22 49 49z">
          <text:p/>
        </draw:path>
        <draw:path draw:style-name="gr11" draw:text-style-name="P3" draw:layer="layout" svg:width="0.096cm" svg:height="0.099cm" svg:x="9.979cm" svg:y="4.753cm" svg:viewBox="0 0 97 100" svg:d="M97 49c0 28-22 51-49 51s-48-23-48-51c0-27 21-49 48-49s49 22 49 49z">
          <text:p/>
        </draw:path>
        <draw:path draw:style-name="gr11" draw:text-style-name="P3" draw:layer="layout" svg:width="0.096cm" svg:height="0.099cm" svg:x="10.455cm" svg:y="2.475cm" svg:viewBox="0 0 97 100" svg:d="M97 49c0 28-22 51-49 51s-48-23-48-51c0-27 21-49 48-49s49 22 49 49z">
          <text:p/>
        </draw:path>
        <draw:path draw:style-name="gr11" draw:text-style-name="P3" draw:layer="layout" svg:width="0.114cm" svg:height="0.117cm" svg:x="11.208cm" svg:y="1.972cm" svg:viewBox="0 0 115 118" svg:d="M115 59c0 33-26 59-57 59-32 0-58-26-58-59s26-59 58-59c31 0 57 26 57 59z">
          <text:p/>
        </draw:path>
        <draw:path draw:style-name="gr11" draw:text-style-name="P3" draw:layer="layout" svg:width="0.114cm" svg:height="0.117cm" svg:x="11.451cm" svg:y="1.972cm" svg:viewBox="0 0 115 118" svg:d="M115 59c0 33-26 59-57 59-32 0-58-26-58-59s26-59 58-59c31 0 57 26 57 59z">
          <text:p/>
        </draw:path>
        <draw:path draw:style-name="gr11" draw:text-style-name="P3" draw:layer="layout" svg:width="0.096cm" svg:height="0.099cm" svg:x="10.455cm" svg:y="2.129cm" svg:viewBox="0 0 97 100" svg:d="M97 50c0 28-22 50-49 50s-48-22-48-50c0-27 21-50 48-50s49 23 49 50z">
          <text:p/>
        </draw:path>
        <draw:path draw:style-name="gr11" draw:text-style-name="P3" draw:layer="layout" svg:width="0.096cm" svg:height="0.099cm" svg:x="10.949cm" svg:y="2.758cm" svg:viewBox="0 0 97 100" svg:d="M97 50c0 28-22 50-49 50s-48-22-48-50c0-26 21-50 48-50s49 24 49 50z">
          <text:p/>
        </draw:path>
        <draw:path draw:style-name="gr11" draw:text-style-name="P3" draw:layer="layout" svg:width="0.095cm" svg:height="0.099cm" svg:x="12.171cm" svg:y="4.773cm" svg:viewBox="0 0 96 100" svg:d="M96 50c0 28-21 50-48 50s-48-22-48-50 21-50 48-50 48 22 48 50z">
          <text:p/>
        </draw:path>
        <draw:path draw:style-name="gr11" draw:text-style-name="P3" draw:layer="layout" svg:width="0.096cm" svg:height="0.099cm" svg:x="11.6cm" svg:y="5.276cm" svg:viewBox="0 0 97 100" svg:d="M97 50c0 28-22 50-48 50-28 0-49-22-49-50s21-50 49-50c26 0 48 22 48 50z">
          <text:p/>
        </draw:path>
        <draw:path draw:style-name="gr11" draw:text-style-name="P3" draw:layer="layout" svg:width="0.096cm" svg:height="0.099cm" svg:x="11.6cm" svg:y="5.483cm" svg:viewBox="0 0 97 100" svg:d="M97 50c0 28-22 50-48 50-28 0-49-22-49-50 0-27 21-50 49-50 26 0 48 23 48 50z">
          <text:p/>
        </draw:path>
        <draw:path draw:style-name="gr11" draw:text-style-name="P3" draw:layer="layout" svg:width="0.096cm" svg:height="0.099cm" svg:x="11.6cm" svg:y="5.681cm" svg:viewBox="0 0 97 100" svg:d="M97 50c0 28-22 50-48 50-28 0-49-22-49-50 0-27 21-50 49-50 26 0 48 23 48 50z">
          <text:p/>
        </draw:path>
        <draw:path draw:style-name="gr11" draw:text-style-name="P3" draw:layer="layout" svg:width="0.096cm" svg:height="0.099cm" svg:x="12.318cm" svg:y="5.276cm" svg:viewBox="0 0 97 100" svg:d="M97 50c0 28-22 50-49 50s-48-22-48-50 21-50 48-50 49 22 49 50z">
          <text:p/>
        </draw:path>
        <draw:path draw:style-name="gr11" draw:text-style-name="P3" draw:layer="layout" svg:width="0.096cm" svg:height="0.099cm" svg:x="12.318cm" svg:y="5.483cm" svg:viewBox="0 0 97 100" svg:d="M97 50c0 28-22 50-49 50s-48-22-48-50c0-27 21-50 48-50s49 23 49 50z">
          <text:p/>
        </draw:path>
        <draw:path draw:style-name="gr11" draw:text-style-name="P3" draw:layer="layout" svg:width="0.096cm" svg:height="0.099cm" svg:x="12.318cm" svg:y="5.681cm" svg:viewBox="0 0 97 100" svg:d="M97 50c0 28-22 50-49 50s-48-22-48-50c0-27 21-50 48-50s49 23 49 50z">
          <text:p/>
        </draw:path>
        <draw:path draw:style-name="gr11" draw:text-style-name="P3" draw:layer="layout" svg:width="0.096cm" svg:height="0.099cm" svg:x="11.6cm" svg:y="6.085cm" svg:viewBox="0 0 97 100" svg:d="M97 50c0 28-22 50-48 50-28 0-49-22-49-50 0-26 21-50 49-50 26 0 48 24 48 50z">
          <text:p/>
        </draw:path>
        <draw:path draw:style-name="gr11" draw:text-style-name="P3" draw:layer="layout" svg:width="0.096cm" svg:height="0.099cm" svg:x="11.72cm" svg:y="7.342cm" svg:viewBox="0 0 97 100" svg:d="M97 50c0 28-22 50-48 50-28 0-49-22-49-50 0-27 21-50 49-50 26 0 48 23 48 50z">
          <text:p/>
        </draw:path>
        <draw:path draw:style-name="gr11" draw:text-style-name="P3" draw:layer="layout" svg:width="0.096cm" svg:height="0.099cm" svg:x="12.318cm" svg:y="6.45cm" svg:viewBox="0 0 97 100" svg:d="M97 50c0 28-22 50-49 50s-48-22-48-50c0-27 21-50 48-50s49 23 49 50z">
          <text:p/>
        </draw:path>
        <draw:path draw:style-name="gr11" draw:text-style-name="P3" draw:layer="layout" svg:width="0.096cm" svg:height="0.099cm" svg:x="12.318cm" svg:y="6.951cm" svg:viewBox="0 0 97 100" svg:d="M97 50c0 28-22 50-49 50s-48-22-48-50c0-27 21-50 48-50s49 23 49 50z">
          <text:p/>
        </draw:path>
        <draw:path draw:style-name="gr11" draw:text-style-name="P3" draw:layer="layout" svg:width="0.096cm" svg:height="0.099cm" svg:x="11.6cm" svg:y="6.45cm" svg:viewBox="0 0 97 100" svg:d="M97 50c0 28-22 50-48 50-28 0-49-22-49-50 0-27 21-50 49-50 26 0 48 23 48 50z">
          <text:p/>
        </draw:path>
        <draw:path draw:style-name="gr11" draw:text-style-name="P3" draw:layer="layout" svg:width="0.096cm" svg:height="0.099cm" svg:x="11.6cm" svg:y="6.951cm" svg:viewBox="0 0 97 100" svg:d="M97 50c0 28-22 50-48 50-28 0-49-22-49-50 0-27 21-50 49-50 26 0 48 23 48 50z">
          <text:p/>
        </draw:path>
        <draw:path draw:style-name="gr11" draw:text-style-name="P3" draw:layer="layout" svg:width="0.096cm" svg:height="0.099cm" svg:x="13.035cm" svg:y="7.737cm" svg:viewBox="0 0 97 100" svg:d="M97 50c0 28-21 50-49 50-26 0-48-22-48-50 0-27 22-50 48-50 28 0 49 23 49 50z">
          <text:p/>
        </draw:path>
        <draw:path draw:style-name="gr11" draw:text-style-name="P3" draw:layer="layout" svg:width="0.096cm" svg:height="0.099cm" svg:x="12.198cm" svg:y="7.342cm" svg:viewBox="0 0 97 100" svg:d="M97 50c0 28-22 50-48 50-28 0-49-22-49-50 0-27 21-50 49-50 26 0 48 23 48 50z">
          <text:p/>
        </draw:path>
        <draw:path draw:style-name="gr11" draw:text-style-name="P3" draw:layer="layout" svg:width="0.096cm" svg:height="0.099cm" svg:x="12.437cm" svg:y="7.342cm" svg:viewBox="0 0 97 100" svg:d="M97 50c0 28-22 50-49 50-26 0-48-22-48-50 0-27 22-50 48-50 27 0 49 23 49 50z">
          <text:p/>
        </draw:path>
        <draw:path draw:style-name="gr11" draw:text-style-name="P3" draw:layer="layout" svg:width="0.096cm" svg:height="0.099cm" svg:x="12.915cm" svg:y="7.342cm" svg:viewBox="0 0 97 100" svg:d="M97 50c0 28-22 50-49 50-26 0-48-22-48-50 0-27 22-50 48-50 27 0 49 23 49 50z">
          <text:p/>
        </draw:path>
        <draw:path draw:style-name="gr11" draw:text-style-name="P3" draw:layer="layout" svg:width="0.096cm" svg:height="0.099cm" svg:x="13.156cm" svg:y="7.342cm" svg:viewBox="0 0 97 100" svg:d="M97 50c0 28-22 50-48 50-28 0-49-22-49-50 0-27 21-50 49-50 26 0 48 23 48 50z">
          <text:p/>
        </draw:path>
        <draw:path draw:style-name="gr11" draw:text-style-name="P3" draw:layer="layout" svg:width="0.096cm" svg:height="0.099cm" svg:x="12.318cm" svg:y="7.737cm" svg:viewBox="0 0 97 100" svg:d="M97 50c0 28-22 50-49 50s-48-22-48-50c0-27 21-50 48-50s49 23 49 50z">
          <text:p/>
        </draw:path>
        <draw:path draw:style-name="gr11" draw:text-style-name="P3" draw:layer="layout" svg:width="0.096cm" svg:height="0.099cm" svg:x="13.035cm" svg:y="5.276cm" svg:viewBox="0 0 97 100" svg:d="M97 50c0 28-21 50-49 50-26 0-48-22-48-50s22-50 48-50c28 0 49 22 49 50z">
          <text:p/>
        </draw:path>
        <draw:path draw:style-name="gr11" draw:text-style-name="P3" draw:layer="layout" svg:width="0.096cm" svg:height="0.099cm" svg:x="13.035cm" svg:y="5.483cm" svg:viewBox="0 0 97 100" svg:d="M97 50c0 28-21 50-49 50-26 0-48-22-48-50 0-27 22-50 48-50 28 0 49 23 49 50z">
          <text:p/>
        </draw:path>
        <draw:path draw:style-name="gr11" draw:text-style-name="P3" draw:layer="layout" svg:width="0.096cm" svg:height="0.099cm" svg:x="13.035cm" svg:y="5.681cm" svg:viewBox="0 0 97 100" svg:d="M97 50c0 28-21 50-49 50-26 0-48-22-48-50 0-27 22-50 48-50 28 0 49 23 49 50z">
          <text:p/>
        </draw:path>
        <draw:path draw:style-name="gr11" draw:text-style-name="P3" draw:layer="layout" svg:width="0.096cm" svg:height="0.099cm" svg:x="13.035cm" svg:y="5.878cm" svg:viewBox="0 0 97 100" svg:d="M97 50c0 28-21 50-49 50-26 0-48-22-48-50 0-27 22-50 48-50 28 0 49 23 49 50z">
          <text:p/>
        </draw:path>
        <draw:path draw:style-name="gr11" draw:text-style-name="P3" draw:layer="layout" svg:width="0.096cm" svg:height="0.099cm" svg:x="13.035cm" svg:y="6.45cm" svg:viewBox="0 0 97 100" svg:d="M97 50c0 28-21 50-49 50-26 0-48-22-48-50 0-27 22-50 48-50 28 0 49 23 49 50z">
          <text:p/>
        </draw:path>
        <draw:path draw:style-name="gr11" draw:text-style-name="P3" draw:layer="layout" svg:width="0.096cm" svg:height="0.099cm" svg:x="13.035cm" svg:y="6.951cm" svg:viewBox="0 0 97 100" svg:d="M97 50c0 28-21 50-49 50-26 0-48-22-48-50 0-27 22-50 48-50 28 0 49 23 49 50z">
          <text:p/>
        </draw:path>
        <draw:path draw:style-name="gr11" draw:text-style-name="P3" draw:layer="layout" svg:width="0.096cm" svg:height="0.099cm" svg:x="13.035cm" svg:y="6.085cm" svg:viewBox="0 0 97 100" svg:d="M97 50c0 28-21 50-49 50-26 0-48-22-48-50 0-26 22-50 48-50 28 0 49 24 49 50z">
          <text:p/>
        </draw:path>
        <draw:path draw:style-name="gr11" draw:text-style-name="P3" draw:layer="layout" svg:width="0.096cm" svg:height="0.099cm" svg:x="12.318cm" svg:y="6.085cm" svg:viewBox="0 0 97 100" svg:d="M97 50c0 28-22 50-49 50s-48-22-48-50c0-26 21-50 48-50s49 24 49 50z">
          <text:p/>
        </draw:path>
        <draw:path draw:style-name="gr11" draw:text-style-name="P3" draw:layer="layout" svg:width="0.096cm" svg:height="0.099cm" svg:x="12.318cm" svg:y="5.878cm" svg:viewBox="0 0 97 100" svg:d="M97 50c0 28-22 50-49 50s-48-22-48-50c0-27 21-50 48-50s49 23 49 50z">
          <text:p/>
        </draw:path>
        <draw:path draw:style-name="gr11" draw:text-style-name="P3" draw:layer="layout" svg:width="0.096cm" svg:height="0.099cm" svg:x="10.93cm" svg:y="7.737cm" svg:viewBox="0 0 97 100" svg:d="M97 50c0 28-22 50-49 50s-48-22-48-50c0-27 21-50 48-50s49 23 49 50z">
          <text:p/>
        </draw:path>
        <draw:path draw:style-name="gr11" draw:text-style-name="P3" draw:layer="layout" svg:width="0.096cm" svg:height="0.099cm" svg:x="11.481cm" svg:y="7.342cm" svg:viewBox="0 0 97 100" svg:d="M97 50c0 28-23 50-49 50-27 0-48-22-48-50 0-27 21-50 48-50 26 0 49 23 49 50z">
          <text:p/>
        </draw:path>
        <draw:path draw:style-name="gr11" draw:text-style-name="P3" draw:layer="layout" svg:width="0.096cm" svg:height="0.099cm" svg:x="10.93cm" svg:y="6.45cm" svg:viewBox="0 0 97 100" svg:d="M97 50c0 28-22 50-49 50s-48-22-48-50c0-27 21-50 48-50s49 23 49 50z">
          <text:p/>
        </draw:path>
        <draw:path draw:style-name="gr11" draw:text-style-name="P3" draw:layer="layout" svg:width="0.096cm" svg:height="0.099cm" svg:x="10.93cm" svg:y="6.951cm" svg:viewBox="0 0 97 100" svg:d="M97 50c0 28-22 50-49 50s-48-22-48-50c0-27 21-50 48-50s49 23 49 50z">
          <text:p/>
        </draw:path>
        <draw:path draw:style-name="gr11" draw:text-style-name="P3" draw:layer="layout" svg:width="0.096cm" svg:height="0.099cm" svg:x="11.6cm" svg:y="7.737cm" svg:viewBox="0 0 97 100" svg:d="M97 50c0 28-22 50-48 50-28 0-49-22-49-50 0-27 21-50 49-50 26 0 48 23 48 50z">
          <text:p/>
        </draw:path>
        <draw:path draw:style-name="gr11" draw:text-style-name="P3" draw:layer="layout" svg:width="0.096cm" svg:height="0.099cm" svg:x="10.81cm" svg:y="7.342cm" svg:viewBox="0 0 97 100" svg:d="M97 50c0 28-23 50-49 50-27 0-48-22-48-50 0-27 21-50 48-50 26 0 49 23 49 50z">
          <text:p/>
        </draw:path>
        <draw:path draw:style-name="gr11" draw:text-style-name="P3" draw:layer="layout" svg:width="0.095cm" svg:height="0.099cm" svg:x="11.05cm" svg:y="7.342cm" svg:viewBox="0 0 96 100" svg:d="M96 50c0 28-21 50-47 50-27 0-49-22-49-50 0-27 22-50 49-50 26 0 47 23 47 50z">
          <text:p/>
        </draw:path>
        <draw:path draw:style-name="gr11" draw:text-style-name="P3" draw:layer="layout" svg:width="0.096cm" svg:height="0.099cm" svg:x="11.6cm" svg:y="5.878cm" svg:viewBox="0 0 97 100" svg:d="M97 50c0 28-22 50-48 50-28 0-49-22-49-50 0-27 21-50 49-50 26 0 48 23 48 50z">
          <text:p/>
        </draw:path>
        <draw:path draw:style-name="gr11" draw:text-style-name="P3" draw:layer="layout" svg:width="0.096cm" svg:height="0.099cm" svg:x="10.93cm" svg:y="5.276cm" svg:viewBox="0 0 97 100" svg:d="M97 50c0 28-22 50-49 50s-48-22-48-50 21-50 48-50 49 22 49 50z">
          <text:p/>
        </draw:path>
        <draw:path draw:style-name="gr11" draw:text-style-name="P3" draw:layer="layout" svg:width="0.096cm" svg:height="0.099cm" svg:x="10.93cm" svg:y="5.483cm" svg:viewBox="0 0 97 100" svg:d="M97 50c0 28-22 50-49 50s-48-22-48-50c0-27 21-50 48-50s49 23 49 50z">
          <text:p/>
        </draw:path>
        <draw:path draw:style-name="gr11" draw:text-style-name="P3" draw:layer="layout" svg:width="0.096cm" svg:height="0.099cm" svg:x="10.93cm" svg:y="5.681cm" svg:viewBox="0 0 97 100" svg:d="M97 50c0 28-22 50-49 50s-48-22-48-50c0-27 21-50 48-50s49 23 49 50z">
          <text:p/>
        </draw:path>
        <draw:path draw:style-name="gr11" draw:text-style-name="P3" draw:layer="layout" svg:width="0.096cm" svg:height="0.099cm" svg:x="10.93cm" svg:y="5.878cm" svg:viewBox="0 0 97 100" svg:d="M97 50c0 28-22 50-49 50s-48-22-48-50c0-27 21-50 48-50s49 23 49 50z">
          <text:p/>
        </draw:path>
        <draw:path draw:style-name="gr11" draw:text-style-name="P3" draw:layer="layout" svg:width="0.096cm" svg:height="0.099cm" svg:x="10.93cm" svg:y="6.085cm" svg:viewBox="0 0 97 100" svg:d="M97 50c0 28-22 50-49 50s-48-22-48-50c0-26 21-50 48-50s49 24 49 50z">
          <text:p/>
        </draw:path>
        <draw:path draw:style-name="gr11" draw:text-style-name="P3" draw:layer="layout" svg:width="0.097cm" svg:height="0.099cm" svg:x="10.259cm" svg:y="6.085cm" svg:viewBox="0 0 98 100" svg:d="M98 50c0 28-22 50-50 50-26 0-48-22-48-50 0-26 22-50 48-50 28 0 50 24 50 50z">
          <text:p/>
        </draw:path>
        <draw:path draw:style-name="gr11" draw:text-style-name="P3" draw:layer="layout" svg:width="0.097cm" svg:height="0.099cm" svg:x="10.259cm" svg:y="5.681cm" svg:viewBox="0 0 98 100" svg:d="M98 50c0 28-22 50-50 50-26 0-48-22-48-50 0-27 22-50 48-50 28 0 50 23 50 50z">
          <text:p/>
        </draw:path>
        <draw:path draw:style-name="gr11" draw:text-style-name="P3" draw:layer="layout" svg:width="0.097cm" svg:height="0.099cm" svg:x="10.259cm" svg:y="5.878cm" svg:viewBox="0 0 98 100" svg:d="M98 50c0 28-22 50-50 50-26 0-48-22-48-50 0-27 22-50 48-50 28 0 50 23 50 50z">
          <text:p/>
        </draw:path>
        <draw:path draw:style-name="gr11" draw:text-style-name="P3" draw:layer="layout" svg:width="0.097cm" svg:height="0.099cm" svg:x="10.259cm" svg:y="6.454cm" svg:viewBox="0 0 98 100" svg:d="M98 50c0 27-22 50-50 50-26 0-48-23-48-50 0-28 22-50 48-50 28 0 50 22 50 50z">
          <text:p/>
        </draw:path>
        <draw:path draw:style-name="gr11" draw:text-style-name="P3" draw:layer="layout" svg:width="0.096cm" svg:height="0.099cm" svg:x="9.542cm" svg:y="6.085cm" svg:viewBox="0 0 97 100" svg:d="M97 50c0 28-22 50-48 50-28 0-49-22-49-50 0-26 21-50 49-50 26 0 48 24 48 50z">
          <text:p/>
        </draw:path>
        <draw:path draw:style-name="gr11" draw:text-style-name="P3" draw:layer="layout" svg:width="0.096cm" svg:height="0.099cm" svg:x="9.542cm" svg:y="5.681cm" svg:viewBox="0 0 97 100" svg:d="M97 50c0 28-22 50-48 50-28 0-49-22-49-50 0-27 21-50 49-50 26 0 48 23 48 50z">
          <text:p/>
        </draw:path>
        <draw:path draw:style-name="gr11" draw:text-style-name="P3" draw:layer="layout" svg:width="0.096cm" svg:height="0.099cm" svg:x="9.542cm" svg:y="5.878cm" svg:viewBox="0 0 97 100" svg:d="M97 50c0 28-22 50-48 50-28 0-49-22-49-50 0-27 21-50 49-50 26 0 48 23 48 50z">
          <text:p/>
        </draw:path>
        <draw:path draw:style-name="gr11" draw:text-style-name="P3" draw:layer="layout" svg:width="0.096cm" svg:height="0.099cm" svg:x="9.542cm" svg:y="6.45cm" svg:viewBox="0 0 97 100" svg:d="M97 50c0 28-22 50-48 50-28 0-49-22-49-50 0-27 21-50 49-50 26 0 48 23 48 50z">
          <text:p/>
        </draw:path>
        <draw:path draw:style-name="gr11" draw:text-style-name="P3" draw:layer="layout" svg:width="0.096cm" svg:height="0.099cm" svg:x="9.542cm" svg:y="6.951cm" svg:viewBox="0 0 97 100" svg:d="M97 50c0 28-22 50-48 50-28 0-49-22-49-50 0-27 21-50 49-50 26 0 48 23 48 50z">
          <text:p/>
        </draw:path>
        <draw:path draw:style-name="gr11" draw:text-style-name="P3" draw:layer="layout" svg:width="0.097cm" svg:height="0.099cm" svg:x="10.259cm" svg:y="6.955cm" svg:viewBox="0 0 98 100" svg:d="M98 50c0 27-22 50-50 50-26 0-48-23-48-50 0-28 22-50 48-50 28 0 50 22 50 50z">
          <text:p/>
        </draw:path>
        <draw:path draw:style-name="gr11" draw:text-style-name="P3" draw:layer="layout" svg:width="0.096cm" svg:height="0.099cm" svg:x="10.14cm" svg:y="7.342cm" svg:viewBox="0 0 97 100" svg:d="M97 50c0 28-23 50-49 50-27 0-48-22-48-50 0-27 21-50 48-50 26 0 49 23 49 50z">
          <text:p/>
        </draw:path>
        <draw:path draw:style-name="gr11" draw:text-style-name="P3" draw:layer="layout" svg:width="0.096cm" svg:height="0.099cm" svg:x="10.379cm" svg:y="7.342cm" svg:viewBox="0 0 97 100" svg:d="M97 50c0 28-21 50-48 50s-49-22-49-50c0-27 22-50 49-50s48 23 48 50z">
          <text:p/>
        </draw:path>
        <draw:path draw:style-name="gr11" draw:text-style-name="P3" draw:layer="layout" svg:width="0.096cm" svg:height="0.099cm" svg:x="9.542cm" svg:y="7.737cm" svg:viewBox="0 0 97 100" svg:d="M97 50c0 28-22 50-48 50-28 0-49-22-49-50 0-27 21-50 49-50 26 0 48 23 48 50z">
          <text:p/>
        </draw:path>
        <draw:path draw:style-name="gr11" draw:text-style-name="P3" draw:layer="layout" svg:width="0.096cm" svg:height="0.099cm" svg:x="9.422cm" svg:y="7.342cm" svg:viewBox="0 0 97 100" svg:d="M97 50c0 28-22 50-48 50-28 0-49-22-49-50 0-27 21-50 49-50 26 0 48 23 48 50z">
          <text:p/>
        </draw:path>
        <draw:path draw:style-name="gr11" draw:text-style-name="P3" draw:layer="layout" svg:width="0.096cm" svg:height="0.099cm" svg:x="9.662cm" svg:y="7.342cm" svg:viewBox="0 0 97 100" svg:d="M97 50c0 28-23 50-49 50-27 0-48-22-48-50 0-27 21-50 48-50 26 0 49 23 49 50z">
          <text:p/>
        </draw:path>
        <draw:path draw:style-name="gr11" draw:text-style-name="P3" draw:layer="layout" svg:width="0.097cm" svg:height="0.099cm" svg:x="10.259cm" svg:y="7.737cm" svg:viewBox="0 0 98 100" svg:d="M98 50c0 28-22 50-50 50-26 0-48-22-48-50 0-27 22-50 48-50 28 0 50 23 50 50z">
          <text:p/>
        </draw:path>
        <draw:path draw:style-name="gr11" draw:text-style-name="P3" draw:layer="layout" svg:width="0.096cm" svg:height="0.099cm" svg:x="12.657cm" svg:y="4.773cm" svg:viewBox="0 0 97 100" svg:d="M97 50c0 28-22 50-49 50s-48-22-48-50 21-50 48-50 49 22 49 50z">
          <text:p/>
        </draw:path>
        <draw:path draw:style-name="gr11" draw:text-style-name="P3" draw:layer="layout" svg:width="0.095cm" svg:height="0.099cm" svg:x="12.171cm" svg:y="4.428cm" svg:viewBox="0 0 96 100" svg:d="M96 49c0 28-21 51-48 51s-48-23-48-51c0-26 21-49 48-49s48 23 48 49z">
          <text:p/>
        </draw:path>
        <draw:path draw:style-name="gr11" draw:text-style-name="P3" draw:layer="layout" svg:width="0.096cm" svg:height="0.099cm" svg:x="12.657cm" svg:y="4.428cm" svg:viewBox="0 0 97 100" svg:d="M97 49c0 28-22 51-49 51s-48-23-48-51c0-26 21-49 48-49s49 23 49 49z">
          <text:p/>
        </draw:path>
        <draw:path draw:style-name="gr11" draw:text-style-name="P3" draw:layer="layout" svg:width="0.096cm" svg:height="0.099cm" svg:x="12.414cm" svg:y="4.132cm" svg:viewBox="0 0 97 100" svg:d="M97 49c0 28-22 51-48 51-28 0-49-23-49-51 0-26 21-49 49-49 26 0 48 23 48 49z">
          <text:p/>
        </draw:path>
        <draw:path draw:style-name="gr11" draw:text-style-name="P3" draw:layer="layout" svg:width="0.096cm" svg:height="0.099cm" svg:x="12.657cm" svg:y="3.609cm" svg:viewBox="0 0 97 100" svg:d="M97 50c0 28-22 50-49 50s-48-22-48-50 21-50 48-50 49 22 49 50z">
          <text:p/>
        </draw:path>
        <draw:path draw:style-name="gr11" draw:text-style-name="P3" draw:layer="layout" svg:width="0.096cm" svg:height="0.099cm" svg:x="13.009cm" svg:y="4.546cm" svg:viewBox="0 0 97 100" svg:d="M97 49c0 28-22 51-48 51-28 0-49-23-49-51 0-26 21-49 49-49 26 0 48 23 48 49z">
          <text:p/>
        </draw:path>
        <draw:path draw:style-name="gr11" draw:text-style-name="P3" draw:layer="layout" svg:width="0.096cm" svg:height="0.099cm" svg:x="13.252cm" svg:y="4.546cm" svg:viewBox="0 0 97 100" svg:d="M97 49c0 28-22 51-48 51-28 0-49-23-49-51 0-26 21-49 49-49 26 0 48 23 48 49z">
          <text:p/>
        </draw:path>
        <draw:path draw:style-name="gr11" draw:text-style-name="P3" draw:layer="layout" svg:width="0.096cm" svg:height="0.099cm" svg:x="13.009cm" svg:y="3.412cm" svg:viewBox="0 0 97 100" svg:d="M97 50c0 28-22 50-48 50-28 0-49-22-49-50s21-50 49-50c26 0 48 22 48 50z">
          <text:p/>
        </draw:path>
        <draw:path draw:style-name="gr11" draw:text-style-name="P3" draw:layer="layout" svg:width="0.096cm" svg:height="0.099cm" svg:x="13.252cm" svg:y="3.412cm" svg:viewBox="0 0 97 100" svg:d="M97 50c0 28-22 50-48 50-28 0-49-22-49-50s21-50 49-50c26 0 48 22 48 50z">
          <text:p/>
        </draw:path>
        <draw:path draw:style-name="gr11" draw:text-style-name="P3" draw:layer="layout" svg:width="0.095cm" svg:height="0.099cm" svg:x="12.171cm" svg:y="3.609cm" svg:viewBox="0 0 96 100" svg:d="M96 50c0 28-21 50-48 50s-48-22-48-50 21-50 48-50 48 22 48 50z">
          <text:p/>
        </draw:path>
        <draw:path draw:style-name="gr11" draw:text-style-name="P3" draw:layer="layout" svg:width="0.096cm" svg:height="0.099cm" svg:x="12.414cm" svg:y="2.968cm" svg:viewBox="0 0 97 100" svg:d="M97 49c0 28-22 51-48 51-28 0-49-23-49-51 0-26 21-49 49-49 26 0 48 23 48 49z">
          <text:p/>
        </draw:path>
        <draw:path draw:style-name="gr11" draw:text-style-name="P3" draw:layer="layout" svg:width="0.095cm" svg:height="0.099cm" svg:x="12.171cm" svg:y="3.264cm" svg:viewBox="0 0 96 100" svg:d="M96 49c0 28-21 51-48 51s-48-23-48-51c0-26 21-49 48-49s48 23 48 49z">
          <text:p/>
        </draw:path>
        <draw:path draw:style-name="gr11" draw:text-style-name="P3" draw:layer="layout" svg:width="0.096cm" svg:height="0.099cm" svg:x="12.657cm" svg:y="3.264cm" svg:viewBox="0 0 97 100" svg:d="M97 49c0 28-22 51-49 51s-48-23-48-51c0-26 21-49 48-49s49 23 49 49z">
          <text:p/>
        </draw:path>
        <draw:path draw:style-name="gr11" draw:text-style-name="P3" draw:layer="layout" svg:width="0.096cm" svg:height="0.099cm" svg:x="12.414cm" svg:y="1.833cm" svg:viewBox="0 0 97 100" svg:d="M97 50c0 28-22 50-48 50-28 0-49-22-49-50 0-27 21-50 49-50 26 0 48 23 48 50z">
          <text:p/>
        </draw:path>
        <draw:path draw:style-name="gr11" draw:text-style-name="P3" draw:layer="layout" svg:width="0.096cm" svg:height="0.099cm" svg:x="12.661cm" svg:y="2.475cm" svg:viewBox="0 0 97 100" svg:d="M97 49c0 28-22 51-48 51-27 0-49-23-49-51 0-27 22-49 49-49 26 0 48 22 48 49z">
          <text:p/>
        </draw:path>
        <draw:path draw:style-name="gr11" draw:text-style-name="P3" draw:layer="layout" svg:width="0.096cm" svg:height="0.099cm" svg:x="12.175cm" svg:y="2.475cm" svg:viewBox="0 0 97 100" svg:d="M97 49c0 28-22 51-49 51s-48-23-48-51c0-27 21-49 48-49s49 22 49 49z">
          <text:p/>
        </draw:path>
        <draw:path draw:style-name="gr11" draw:text-style-name="P3" draw:layer="layout" svg:width="0.096cm" svg:height="0.099cm" svg:x="13.02cm" svg:y="2.277cm" svg:viewBox="0 0 97 100" svg:d="M97 49c0 28-22 51-49 51-26 0-48-23-48-51 0-27 22-49 48-49 27 0 49 22 49 49z">
          <text:p/>
        </draw:path>
        <draw:path draw:style-name="gr11" draw:text-style-name="P3" draw:layer="layout" svg:width="0.096cm" svg:height="0.099cm" svg:x="13.263cm" svg:y="2.277cm" svg:viewBox="0 0 97 100" svg:d="M97 49c0 28-21 51-48 51s-49-23-49-51c0-27 22-49 49-49s48 22 48 49z">
          <text:p/>
        </draw:path>
        <draw:path draw:style-name="gr11" draw:text-style-name="P3" draw:layer="layout" svg:width="0.096cm" svg:height="0.099cm" svg:x="12.175cm" svg:y="2.129cm" svg:viewBox="0 0 97 100" svg:d="M97 50c0 28-22 50-49 50s-48-22-48-50c0-27 21-50 48-50s49 23 49 50z">
          <text:p/>
        </draw:path>
        <draw:path draw:style-name="gr11" draw:text-style-name="P3" draw:layer="layout" svg:width="0.096cm" svg:height="0.099cm" svg:x="12.661cm" svg:y="2.129cm" svg:viewBox="0 0 97 100" svg:d="M97 50c0 28-22 50-48 50-27 0-49-22-49-50 0-27 22-50 49-50 26 0 48 23 48 50z">
          <text:p/>
        </draw:path>
        <draw:path draw:style-name="gr11" draw:text-style-name="P3" draw:layer="layout" svg:width="0.096cm" svg:height="0.099cm" svg:x="10.949cm" svg:y="3.008cm" svg:viewBox="0 0 97 100" svg:d="M97 50c0 28-22 50-49 50s-48-22-48-50c0-27 21-50 48-50s49 23 49 50z">
          <text:p/>
        </draw:path>
        <draw:path draw:style-name="gr11" draw:text-style-name="P3" draw:layer="layout" svg:width="0.096cm" svg:height="0.099cm" svg:x="10.949cm" svg:y="3.259cm" svg:viewBox="0 0 97 100" svg:d="M97 49c0 28-22 51-49 51s-48-23-48-51c0-26 21-49 48-49s49 23 49 49z">
          <text:p/>
        </draw:path>
        <draw:path draw:style-name="gr11" draw:text-style-name="P3" draw:layer="layout" svg:width="0.096cm" svg:height="0.099cm" svg:x="10.949cm" svg:y="3.509cm" svg:viewBox="0 0 97 100" svg:d="M97 50c0 28-22 50-49 50s-48-22-48-50c0-27 21-50 48-50s49 23 49 50z">
          <text:p/>
        </draw:path>
        <draw:path draw:style-name="gr11" draw:text-style-name="P3" draw:layer="layout" svg:width="0.096cm" svg:height="0.099cm" svg:x="10.949cm" svg:y="3.76cm" svg:viewBox="0 0 97 100" svg:d="M97 49c0 29-22 51-49 51s-48-22-48-51c0-26 21-49 48-49s49 23 49 49z">
          <text:p/>
        </draw:path>
        <draw:path draw:style-name="gr11" draw:text-style-name="P3" draw:layer="layout" svg:width="0.096cm" svg:height="0.099cm" svg:x="10.949cm" svg:y="4.011cm" svg:viewBox="0 0 97 100" svg:d="M97 50c0 28-22 50-49 50s-48-22-48-50c0-27 21-50 48-50s49 23 49 50z">
          <text:p/>
        </draw:path>
        <draw:path draw:style-name="gr11" draw:text-style-name="P3" draw:layer="layout" svg:width="0.096cm" svg:height="0.099cm" svg:x="10.949cm" svg:y="4.261cm" svg:viewBox="0 0 97 100" svg:d="M97 49c0 29-22 51-49 51s-48-22-48-51c0-26 21-49 48-49s49 23 49 49z">
          <text:p/>
        </draw:path>
        <draw:path draw:style-name="gr11" draw:text-style-name="P3" draw:layer="layout" svg:width="0.096cm" svg:height="0.099cm" svg:x="11.679cm" svg:y="4.261cm" svg:viewBox="0 0 97 100" svg:d="M97 49c0 29-23 51-49 51-27 0-48-22-48-51 0-26 21-49 48-49 26 0 49 23 49 49z">
          <text:p/>
        </draw:path>
        <draw:path draw:style-name="gr11" draw:text-style-name="P3" draw:layer="layout" svg:width="0.096cm" svg:height="0.099cm" svg:x="11.679cm" svg:y="4.011cm" svg:viewBox="0 0 97 100" svg:d="M97 50c0 28-23 50-49 50-27 0-48-22-48-50 0-27 21-50 48-50 26 0 49 23 49 50z">
          <text:p/>
        </draw:path>
        <draw:path draw:style-name="gr11" draw:text-style-name="P3" draw:layer="layout" svg:width="0.096cm" svg:height="0.099cm" svg:x="11.679cm" svg:y="3.76cm" svg:viewBox="0 0 97 100" svg:d="M97 49c0 29-23 51-49 51-27 0-48-22-48-51 0-26 21-49 48-49 26 0 49 23 49 49z">
          <text:p/>
        </draw:path>
        <draw:path draw:style-name="gr11" draw:text-style-name="P3" draw:layer="layout" svg:width="0.096cm" svg:height="0.099cm" svg:x="11.679cm" svg:y="3.509cm" svg:viewBox="0 0 97 100" svg:d="M97 50c0 28-23 50-49 50-27 0-48-22-48-50 0-27 21-50 48-50 26 0 49 23 49 50z">
          <text:p/>
        </draw:path>
        <draw:path draw:style-name="gr11" draw:text-style-name="P3" draw:layer="layout" svg:width="0.096cm" svg:height="0.099cm" svg:x="11.679cm" svg:y="3.259cm" svg:viewBox="0 0 97 100" svg:d="M97 49c0 28-23 51-49 51-27 0-48-23-48-51 0-26 21-49 48-49 26 0 49 23 49 49z">
          <text:p/>
        </draw:path>
        <draw:path draw:style-name="gr11" draw:text-style-name="P3" draw:layer="layout" svg:width="0.096cm" svg:height="0.099cm" svg:x="11.679cm" svg:y="3.008cm" svg:viewBox="0 0 97 100" svg:d="M97 50c0 28-23 50-49 50-27 0-48-22-48-50 0-27 21-50 48-50 26 0 49 23 49 50z">
          <text:p/>
        </draw:path>
        <draw:path draw:style-name="gr11" draw:text-style-name="P3" draw:layer="layout" svg:width="0.096cm" svg:height="0.099cm" svg:x="11.679cm" svg:y="2.758cm" svg:viewBox="0 0 97 100" svg:d="M97 50c0 28-23 50-49 50-27 0-48-22-48-50 0-26 21-50 48-50 26 0 49 24 49 50z">
          <text:p/>
        </draw:path>
        <draw:line draw:style-name="gr1" draw:text-style-name="P1" draw:layer="layout" svg:x1="16.646cm" svg:y1="1.425cm" svg:x2="20.954cm" svg:y2="1.425cm">
          <text:p/>
        </draw:line>
        <draw:line draw:style-name="gr1" draw:text-style-name="P1" draw:layer="layout" svg:x1="20.954cm" svg:y1="1.425cm" svg:x2="20.954cm" svg:y2="7.936cm">
          <text:p/>
        </draw:line>
        <draw:line draw:style-name="gr1" draw:text-style-name="P1" draw:layer="layout" svg:x1="20.954cm" svg:y1="7.936cm" svg:x2="16.646cm" svg:y2="7.936cm">
          <text:p/>
        </draw:line>
        <draw:line draw:style-name="gr1" draw:text-style-name="P1" draw:layer="layout" svg:x1="16.646cm" svg:y1="7.936cm" svg:x2="16.646cm" svg:y2="1.425cm">
          <text:p/>
        </draw:line>
        <draw:polygon draw:style-name="gr2" draw:text-style-name="P2" draw:layer="layout" svg:width="4.308cm" svg:height="6.511cm" svg:x="16.646cm" svg:y="1.425cm" svg:viewBox="0 0 4309 6512" draw:points="4297,2 4304,8 4308,16 4309,20 4309,6492 4307,6501 4301,6508 4293,6511 4289,6512 19,6512 11,6510 4,6505 0,6497 0,6492 0,6300 2,6292 7,6285 14,6281 23,6281 31,6285 35,6290 38,6296 39,6297 40,6298 45,6303 184,6445 185,6447 186,6449 190,6452 191,6453 193,6455 199,6460 200,6461 201,6462 208,6464 208,6465 214,6467 215,6467 216,6468 222,6469 223,6469 224,6470 231,6471 724,6471 725,6472 729,6471 761,6471 764,6472 768,6471 812,6471 817,6472 817,6471 888,6471 894,6472 895,6471 1393,6471 1396,6472 1399,6471 1432,6471 1433,6472 1438,6471 1482,6471 1488,6472 1488,6471 2063,6471 2066,6472 2070,6471 2102,6471 2103,6472 2108,6471 2152,6471 2158,6472 2158,6471 2782,6471 2783,6472 2787,6471 2819,6471 2822,6472 2826,6471 2870,6471 2876,6472 2876,6471 3441,6471 3443,6472 3448,6471 3450,6471 3453,6471 3454,6471 3460,6470 3461,6470 3462,6470 3469,6467 3476,6465 3477,6465 3478,6465 3484,6461 3484,6460 3491,6456 3492,6455 3497,6449 3498,6449 3637,6307 3638,6305 3640,6304 3642,6301 3643,6299 3644,6299 3645,6297 3646,6296 3651,6291 3651,6290 3652,6289 3655,6282 3659,6275 3659,6274 3659,6273 3660,6266 3660,6265 3661,6258 3662,6257 3662,6256 3661,6248 3661,6004 3664,5995 3669,5988 3677,5985 3685,5985 3691,5987 3693,5988 3694,5989 3716,5998 3740,6002 3761,6004 3764,6004 3788,6000 3810,5994 3832,5983 3852,5969 3864,5956 3872,5953 3880,5952 3887,5955 3894,5960 3912,5976 3916,5978 3922,5984 3925,5992 3926,5995 3926,6010 3924,6019 3918,6026 3910,6029 3904,6029 3890,6028 3865,6028 3840,6031 3816,6039 3794,6050 3772,6065 3754,6082 3738,6102 3727,6125 3717,6149 3711,6175 3709,6200 3711,6227 3715,6241 3717,6251 3719,6257 3727,6275 3729,6281 3738,6298 3743,6303 3754,6319 3772,6335 3794,6350 3809,6358 3816,6362 3840,6369 3862,6373 3865,6373 3890,6373 3893,6373 3914,6369 3939,6362 3961,6350 3982,6335 4000,6319 4017,6298 4029,6275 4038,6251 4043,6227 4045,6200 4044,6191 4046,6183 4049,6177 4051,6175 4052,6174 4053,6174 4058,6168 4062,6159 4063,6159 4065,6152 4065,6151 4065,6150 4067,6143 4067,6142 4069,6135 4069,5995 4070,5987 4076,5980 4077,5979 4091,5969 4108,5952 4123,5932 4134,5910 4142,5887 4146,5863 4146,5755 4144,5736 4138,5713 4129,5690 4116,5669 4100,5651 4090,5642 4082,5635 4078,5633 4072,5627 4069,5619 4069,5481 4068,5478 4068,5477 4068,5475 4068,5470 4067,5469 4067,5468 4066,5464 4065,5455 4065,5453 4067,5444 4069,5415 4067,5387 4062,5360 4052,5333 4044,5319 4039,5308 4022,5286 4003,5265 3981,5248 3957,5235 3931,5225 3905,5220 3877,5218 3850,5220 3823,5225 3797,5235 3773,5248 3751,5265 3732,5286 3716,5308 3703,5333 3693,5360 3687,5387 3685,5415 3687,5444 3693,5471 3703,5497 3716,5522 3732,5544 3751,5564 3762,5573 3768,5580 3770,5588 3769,5596 3763,5603 3755,5607 3752,5607 3727,5611 3705,5618 3683,5629 3663,5642 3646,5660 3632,5679 3621,5701 3614,5725 3613,5727 3610,5735 3605,5739 3599,5743 3593,5747 3592,5748 3587,5754 3544,5798 3538,5804 3537,5806 3536,5806 3535,5809 3534,5809 3529,5813 3529,5815 3528,5816 3526,5822 3522,5829 3522,5830 3522,5832 3520,5838 3520,5839 3519,5846 3518,5847 3518,5848 3519,5856 3519,6211 3517,6220 3512,6225 3421,6318 3414,6322 3408,6323 3316,6323 3308,6321 3302,6317 3297,6309 3297,6300 3300,6294 3310,6275 3319,6251 3324,6227 3326,6200 3326,6191 3327,6183 3330,6177 3331,6175 3334,6174 3339,6168 3343,6159 3347,6152 3347,6151 3347,6150 3348,6143 3348,6142 3349,6135 3349,6134 3350,6133 3349,6125 3349,5995 3352,5987 3357,5980 3358,5979 3372,5969 3390,5952 3404,5932 3415,5910 3423,5887 3426,5863 3426,5755 3425,5736 3419,5713 3410,5690 3397,5669 3381,5651 3371,5642 3363,5635 3360,5633 3353,5627 3350,5619 3349,5616 3349,5492 3350,5489 3350,5487 3349,5483 3349,5478 3349,5477 3349,5475 3348,5470 3348,5469 3348,5468 3347,5464 3346,5455 3347,5453 3348,5444 3350,5415 3348,5387 3343,5360 3333,5333 3325,5319 3320,5308 3303,5286 3284,5265 3262,5248 3238,5235 3212,5225 3186,5220 3158,5218 3131,5220 3104,5225 3078,5235 3055,5248 3033,5265 3013,5286 2997,5308 2984,5333 2974,5360 2968,5387 2966,5415 2968,5444 2974,5471 2984,5497 2997,5522 3013,5544 3033,5564 3043,5573 3049,5580 3051,5588 3049,5596 3044,5603 3036,5607 3033,5607 3009,5611 2987,5618 2965,5629 2944,5642 2927,5660 2913,5679 2901,5701 2894,5725 2894,5727 2891,5735 2885,5739 2881,5743 2880,5743 2875,5747 2868,5754 2825,5798 2823,5800 2822,5801 2819,5804 2817,5806 2816,5809 2815,5809 2811,5813 2810,5815 2809,5816 2807,5822 2804,5829 2803,5830 2803,5832 2801,5838 2801,5839 2799,5846 2799,6270 2798,6278 2793,6284 2761,6318 2754,6322 2747,6323 2598,6323 2589,6321 2583,6317 2580,6309 2580,6300 2582,6294 2592,6275 2601,6251 2607,6227 2608,6200 2608,6191 2609,6183 2612,6177 2613,6177 2614,6175 2616,6174 2621,6168 2621,6167 2622,6166 2625,6159 2628,6152 2629,6151 2630,6150 2630,6143 2630,6142 2632,6135 2632,5995 2634,5987 2639,5980 2640,5979 2654,5969 2672,5952 2686,5932 2697,5910 2704,5887 2709,5863 2709,5755 2707,5736 2701,5713 2692,5690 2679,5669 2663,5651 2653,5642 2645,5635 2642,5633 2635,5627 2632,5619 2632,5489 2632,5487 2632,5483 2632,5481 2631,5478 2631,5475 2631,5470 2630,5469 2630,5468 2630,5464 2628,5455 2629,5453 2630,5444 2632,5415 2630,5387 2625,5360 2615,5333 2608,5319 2603,5308 2586,5286 2566,5265 2544,5248 2520,5235 2495,5225 2468,5220 2441,5218 2413,5220 2386,5225 2361,5235 2337,5248 2315,5265 2295,5286 2279,5308 2266,5333 2256,5360 2250,5387 2249,5415 2250,5444 2256,5471 2266,5497 2279,5522 2295,5544 2315,5564 2325,5573 2331,5580 2333,5588 2331,5596 2326,5603 2318,5607 2316,5607 2292,5611 2268,5618 2247,5629 2227,5642 2209,5660 2195,5679 2183,5701 2176,5725 2176,5727 2173,5735 2167,5739 2163,5743 2162,5743 2157,5747 2156,5747 2155,5748 2150,5754 2149,5754 2105,5800 2104,5801 2101,5804 2100,5806 2097,5809 2093,5813 2093,5815 2092,5816 2089,5822 2086,5829 2085,5832 2084,5838 2083,5839 2081,5846 2081,6270 2079,6278 2076,6284 2043,6318 2036,6322 2029,6323 1928,6323 1919,6321 1913,6317 1910,6309 1910,6300 1912,6294 1922,6275 1931,6251 1936,6227 1938,6200 1937,6191 1939,6183 1942,6177 1944,6175 1946,6174 1951,6168 1955,6159 1958,6152 1959,6151 1959,6150 1960,6143 1960,6142 1962,6135 1962,5995 1964,5987 1969,5980 1970,5979 1984,5969 2002,5952 2016,5932 2027,5910 2035,5887 2039,5863 2039,5755 2037,5736 2031,5713 2022,5690 2009,5669 1993,5651 1983,5642 1975,5635 1972,5633 1965,5627 1962,5619 1962,5489 1962,5487 1962,5483 1962,5481 1961,5478 1961,5475 1961,5470 1961,5469 1960,5468 1959,5464 1958,5455 1959,5453 1960,5444 1962,5415 1960,5387 1955,5360 1945,5333 1937,5319 1932,5308 1915,5286 1896,5265 1874,5248 1850,5235 1824,5225 1798,5220 1771,5218 1743,5220 1716,5225 1690,5235 1667,5248 1645,5265 1625,5286 1609,5308 1596,5333 1586,5360 1580,5387 1578,5415 1580,5444 1586,5471 1596,5497 1609,5522 1625,5544 1645,5564 1655,5573 1661,5580 1663,5588 1661,5596 1656,5603 1648,5607 1645,5607 1621,5611 1599,5618 1577,5629 1556,5642 1539,5660 1525,5679 1513,5701 1506,5725 1506,5727 1503,5735 1497,5739 1493,5743 1492,5743 1487,5747 1486,5747 1485,5748 1480,5754 1479,5754 1437,5798 1435,5800 1434,5801 1431,5804 1429,5806 1427,5809 1423,5813 1422,5815 1422,5816 1419,5822 1416,5829 1415,5830 1415,5832 1414,5838 1413,5839 1411,5846 1411,6270 1410,6278 1406,6284 1373,6318 1366,6322 1359,6323 1258,6323 1250,6321 1243,6317 1239,6309 1239,6300 1242,6294 1252,6275 1261,6251 1266,6227 1268,6200 1268,6191 1269,6183 1272,6177 1273,6175 1276,6174 1281,6168 1285,6159 1288,6152 1288,6151 1288,6150 1290,6143 1290,6142 1291,6135 1291,6134 1292,6133 1291,6125 1291,5995 1294,5987 1299,5980 1300,5979 1314,5969 1332,5952 1346,5932 1357,5910 1365,5887 1368,5863 1368,5755 1367,5736 1361,5713 1352,5690 1339,5669 1323,5651 1313,5642 1305,5635 1302,5633 1295,5627 1292,5619 1291,5616 1291,5492 1292,5489 1292,5487 1291,5483 1291,5478 1291,5477 1290,5470 1290,5469 1290,5468 1289,5465 1288,5456 1288,5454 1290,5446 1292,5419 1290,5390 1285,5364 1275,5337 1262,5311 1245,5290 1226,5270 1204,5253 1180,5239 1154,5229 1128,5223 1100,5221 1073,5223 1046,5229 1020,5239 996,5253 974,5270 955,5290 939,5311 926,5337 916,5364 910,5390 908,5419 910,5446 916,5475 926,5502 939,5525 955,5549 974,5569 981,5574 986,5580 989,5589 987,5596 982,5604 974,5607 972,5608 951,5611 929,5618 907,5629 886,5642 869,5660 855,5679 843,5701 837,5725 836,5727 833,5735 827,5739 823,5743 822,5743 817,5747 810,5754 767,5798 765,5800 764,5801 761,5804 759,5806 758,5809 757,5809 753,5813 752,5815 751,5816 749,5822 746,5829 745,5830 745,5832 743,5838 743,5839 741,5846 741,6270 740,6278 735,6284 703,6318 696,6322 689,6323 540,6323 531,6321 525,6317 522,6309 522,6300 524,6294 534,6275 543,6251 548,6227 550,6200 549,6191 551,6183 554,6177 555,6177 556,6175 558,6174 563,6168 563,6167 564,6166 567,6159 570,6152 571,6151 571,6150 572,6143 572,6142 574,6135 574,5995 576,5987 581,5980 582,5979 596,5969 614,5952 628,5932 638,5910 646,5887 651,5863 651,5755 649,5736 643,5713 634,5690 621,5669 605,5651 595,5642 587,5635 584,5633 577,5627 574,5619 574,5489 574,5487 574,5483 574,5481 573,5478 573,5475 573,5470 572,5469 572,5468 571,5464 570,5455 571,5453 572,5444 574,5415 572,5387 567,5360 557,5333 549,5319 545,5308 527,5286 508,5265 486,5248 462,5235 437,5225 410,5220 383,5218 355,5220 328,5225 302,5235 279,5248 257,5265 237,5286 221,5308 208,5333 204,5343 199,5351 192,5355 184,5356 176,5353 169,5347 168,5338 168,4993 168,4984 174,4977 182,4974 190,4974 198,4977 203,4984 204,4986 208,4996 221,5021 237,5043 257,5064 279,5080 286,5084 302,5094 328,5103 355,5110 357,5110 383,5112 410,5110 437,5103 462,5094 486,5080 508,5064 527,5043 545,5021 557,4996 562,4988 569,4984 575,4981 576,4981 577,4980 584,4977 584,4976 591,4972 592,4971 596,4966 596,4965 668,4892 670,4890 671,4889 675,4886 675,4884 678,4882 678,4881 683,4875 683,4874 686,4867 689,4860 690,4859 690,4859 692,4852 692,4851 694,4844 694,4843 694,4842 694,4834 694,4227 694,4225 694,4220 694,4219 693,4216 693,4213 693,4208 693,4207 692,4206 689,4200 689,4199 687,4193 687,4192 687,4191 686,4190 683,4184 683,4183 679,4177 678,4176 678,4175 672,4171 672,4170 601,4097 599,4095 599,4094 598,4093 594,4090 593,4089 591,4087 591,4086 585,4082 584,4081 583,4081 576,4077 574,4076 570,4074 569,4074 568,4073 561,4072 560,4072 558,4071 550,4067 547,4063 545,4061 542,4058 538,4051 537,4043 540,4034 542,4031 546,4027 552,4022 559,4021 924,4021 931,4023 939,4029 942,4034 946,4040 947,4049 944,4056 942,4060 934,4067 923,4085 914,4106 909,4128 908,4144 908,4149 911,4172 918,4193 925,4206 929,4213 931,4217 942,4230 950,4237 954,4241 959,4248 960,4257 958,4265 957,4267 947,4282 938,4303 933,4325 932,4347 932,4348 935,4369 942,4390 950,4404 951,4413 950,4421 945,4428 943,4430 940,4431 923,4448 907,4468 897,4489 889,4512 885,4537 885,4561 887,4573 889,4585 893,4598 897,4609 907,4630 923,4649 940,4666 960,4680 970,4684 982,4690 1005,4696 1022,4697 1030,4700 1037,4706 1041,4713 1041,4721 1036,4729 1029,4734 1028,4735 1020,4738 996,4752 974,4768 955,4788 939,4810 926,4836 916,4862 910,4889 908,4918 910,4945 916,4974 926,5000 939,5024 955,5048 974,5068 996,5084 1007,5090 1020,5097 1046,5107 1073,5114 1075,5114 1100,5115 1128,5114 1154,5107 1180,5097 1204,5084 1226,5068 1245,5048 1262,5024 1275,5000 1276,4998 1281,4991 1287,4986 1289,4986 1290,4985 1291,4985 1298,4980 1304,4976 1305,4976 1306,4975 1310,4970 1311,4969 1386,4892 1388,4890 1390,4889 1392,4886 1393,4884 1394,4884 1396,4882 1396,4881 1400,4875 1401,4874 1404,4867 1408,4860 1408,4859 1408,4859 1410,4852 1410,4851 1411,4844 1412,4843 1412,4842 1411,4834 1411,4230 1412,4227 1412,4220 1411,4219 1411,4215 1411,4213 1410,4208 1410,4206 1408,4200 1407,4199 1406,4193 1405,4192 1405,4191 1404,4190 1400,4184 1400,4183 1397,4177 1396,4176 1396,4175 1390,4171 1390,4170 1316,4095 1316,4094 1312,4090 1311,4089 1309,4087 1309,4086 1303,4082 1302,4081 1301,4081 1295,4077 1294,4077 1291,4076 1286,4073 1279,4072 1273,4071 1266,4067 1263,4064 1259,4058 1259,4057 1255,4052 1254,4043 1257,4034 1260,4032 1264,4027 1270,4022 1277,4021 1594,4021 1601,4023 1608,4029 1612,4034 1616,4040 1617,4049 1614,4056 1611,4060 1605,4067 1593,4085 1584,4106 1579,4128 1579,4144 1578,4149 1581,4172 1588,4193 1596,4206 1599,4213 1601,4217 1612,4230 1624,4241 1629,4248 1630,4257 1628,4265 1627,4267 1617,4282 1608,4303 1603,4325 1602,4347 1602,4348 1605,4369 1612,4390 1619,4404 1622,4413 1620,4421 1615,4428 1613,4430 1610,4431 1593,4448 1578,4468 1567,4489 1558,4512 1556,4537 1556,4561 1557,4573 1558,4585 1563,4598 1567,4609 1578,4630 1593,4649 1610,4666 1630,4680 1641,4684 1652,4690 1675,4696 1682,4696 1685,4697 1693,4699 1699,4705 1702,4713 1702,4721 1697,4729 1691,4734 1690,4734 1667,4747 1662,4752 1645,4764 1645,4764 1625,4785 1609,4807 1596,4832 1586,4859 1580,4886 1578,4914 1580,4942 1586,4970 1596,4996 1609,5021 1625,5043 1645,5064 1667,5080 1674,5084 1690,5094 1716,5103 1743,5110 1745,5110 1771,5112 1798,5110 1824,5103 1850,5094 1874,5080 1896,5064 1915,5043 1932,5021 1945,4996 1950,4988 1958,4984 1964,4981 1965,4980 1972,4977 1972,4976 1979,4972 1980,4971 1984,4966 1984,4965 2055,4892 2058,4890 2059,4889 2062,4886 2063,4884 2064,4884 2066,4882 2066,4881 2071,4875 2071,4874 2074,4867 2078,4860 2078,4859 2078,4859 2080,4852 2080,4851 2081,4844 2081,4843 2082,4842 2081,4834 2081,4230 2082,4227 2082,4225 2081,4220 2081,4216 2081,4215 2081,4213 2080,4208 2080,4207 2080,4206 2078,4200 2077,4199 2076,4193 2075,4191 2074,4190 2071,4184 2071,4183 2067,4177 2066,4176 2066,4175 2060,4171 1987,4095 1987,4094 1985,4093 1982,4090 1981,4089 1979,4087 1979,4086 1973,4082 1972,4081 1965,4077 1964,4077 1962,4076 1958,4074 1957,4074 1956,4073 1949,4072 1948,4072 1944,4071 1936,4067 1933,4064 1929,4058 1929,4057 1925,4052 1924,4043 1927,4034 1929,4032 1934,4027 1940,4022 1947,4021 2264,4021 2272,4023 2278,4029 2283,4034 2282,4034 2286,4040 2287,4049 2284,4056 2282,4060 2275,4067 2263,4085 2254,4106 2250,4128 2250,4144 2249,4149 2251,4172 2258,4193 2265,4206 2269,4213 2272,4217 2282,4230 2291,4237 2295,4241 2298,4248 2300,4257 2298,4265 2297,4267 2287,4282 2278,4303 2273,4325 2272,4347 2272,4348 2275,4369 2282,4390 2289,4404 2292,4413 2291,4421 2285,4428 2283,4430 2280,4431 2263,4448 2249,4468 2237,4489 2228,4512 2226,4537 2226,4561 2227,4573 2228,4585 2233,4598 2237,4609 2249,4630 2263,4649 2280,4666 2300,4680 2311,4684 2322,4690 2345,4696 2352,4696 2355,4697 2363,4699 2369,4705 2372,4713 2372,4721 2367,4729 2362,4734 2361,4734 2337,4747 2332,4752 2316,4764 2315,4764 2295,4785 2279,4807 2266,4832 2256,4859 2250,4886 2249,4914 2250,4942 2256,4970 2266,4996 2279,5021 2295,5043 2315,5064 2337,5080 2344,5084 2361,5094 2386,5103 2413,5110 2415,5110 2441,5112 2468,5110 2495,5103 2520,5094 2544,5080 2566,5064 2586,5043 2603,5021 2615,4996 2620,4988 2627,4984 2633,4981 2634,4981 2635,4980 2642,4977 2642,4976 2649,4972 2650,4971 2654,4966 2655,4965 2726,4892 2728,4890 2729,4889 2732,4886 2734,4884 2736,4881 2741,4875 2742,4874 2744,4867 2747,4860 2748,4859 2748,4859 2750,4852 2750,4851 2752,4844 2752,4843 2752,4842 2752,4834 2752,4227 2752,4225 2752,4220 2752,4219 2751,4216 2751,4213 2751,4208 2751,4207 2750,4206 2747,4200 2747,4199 2745,4193 2745,4192 2745,4191 2744,4190 2741,4184 2741,4183 2737,4177 2736,4176 2736,4175 2730,4171 2730,4170 2659,4097 2657,4095 2657,4094 2656,4093 2653,4090 2652,4089 2649,4087 2649,4086 2643,4082 2642,4081 2641,4081 2634,4077 2632,4076 2628,4074 2627,4074 2626,4073 2619,4072 2618,4072 2614,4071 2607,4067 2603,4064 2599,4058 2599,4057 2595,4052 2594,4043 2597,4034 2599,4032 2604,4027 2611,4022 2617,4021 2982,4021 2989,4023 2997,4029 3000,4034 3004,4040 3005,4049 3002,4056 3000,4060 2992,4067 2981,4085 2972,4106 2967,4128 2966,4144 2966,4149 2969,4172 2976,4193 2983,4206 2987,4213 2989,4217 3000,4230 3008,4237 3012,4241 3017,4248 3018,4257 3016,4265 3015,4267 3005,4282 2996,4303 2991,4325 2990,4347 2990,4348 2993,4369 3000,4390 3006,4401 3008,4410 3007,4418 3001,4424 2988,4437 2972,4456 2960,4477 2950,4500 2944,4524 2943,4549 2944,4573 2947,4585 2950,4598 2960,4621 2972,4641 2988,4660 3006,4677 3027,4690 3049,4700 3064,4703 3072,4708 3077,4714 3078,4722 3077,4731 3071,4738 3069,4739 3055,4747 3050,4752 3033,4764 3033,4764 3013,4785 2997,4807 2984,4832 2974,4859 2968,4886 2966,4914 2968,4942 2974,4970 2984,4996 2997,5021 3013,5043 3033,5064 3055,5080 3061,5084 3078,5094 3104,5103 3131,5110 3133,5110 3158,5112 3186,5110 3212,5103 3238,5094 3262,5080 3284,5064 3303,5043 3320,5021 3333,4996 3338,4988 3346,4984 3352,4981 3353,4981 3353,4980 3360,4977 3360,4976 3366,4972 3368,4972 3368,4971 3373,4965 3444,4892 3446,4890 3448,4889 3450,4886 3451,4884 3452,4884 3454,4882 3454,4881 3459,4875 3459,4874 3462,4867 3466,4860 3466,4859 3466,4859 3468,4852 3468,4851 3469,4844 3470,4843 3470,4842 3469,4834 3469,4230 3470,4227 3470,4220 3469,4219 3469,4215 3469,4213 3468,4208 3468,4206 3466,4200 3465,4199 3464,4193 3463,4192 3463,4191 3462,4190 3459,4184 3459,4183 3455,4177 3454,4176 3454,4175 3448,4171 3448,4170 3375,4095 3375,4094 3370,4090 3369,4089 3367,4087 3367,4086 3361,4082 3360,4081 3359,4081 3353,4077 3352,4077 3349,4076 3344,4073 3337,4072 3331,4071 3324,4067 3321,4064 3317,4058 3317,4057 3313,4052 3312,4043 3315,4034 3318,4032 3322,4027 3328,4022 3335,4021 3701,4021 3709,4023 3715,4029 3719,4034 3723,4040 3724,4049 3721,4056 3719,4060 3711,4067 3700,4085 3691,4106 3686,4128 3685,4144 3685,4149 3688,4172 3695,4193 3702,4206 3705,4213 3708,4217 3719,4230 3727,4237 3730,4241 3736,4248 3737,4257 3735,4265 3734,4267 3724,4282 3715,4303 3710,4325 3709,4347 3709,4348 3712,4369 3719,4390 3727,4404 3728,4413 3727,4421 3722,4428 3720,4430 3717,4431 3700,4448 3685,4468 3674,4489 3666,4512 3661,4537 3661,4561 3664,4573 3666,4585 3670,4598 3674,4609 3685,4630 3700,4649 3717,4666 3737,4680 3748,4684 3759,4690 3782,4696 3789,4696 3792,4697 3800,4699 3806,4705 3809,4713 3808,4721 3804,4729 3798,4734 3797,4734 3773,4747 3769,4752 3752,4764 3751,4764 3732,4785 3716,4807 3703,4832 3693,4859 3687,4886 3685,4914 3687,4942 3693,4970 3703,4996 3716,5021 3732,5043 3751,5064 3773,5080 3780,5084 3797,5094 3823,5103 3850,5110 3852,5110 3877,5112 3905,5110 3931,5103 3957,5094 3981,5080 4003,5064 4022,5043 4039,5021 4052,4996 4057,4988 4064,4984 4070,4981 4072,4981 4073,4980 4078,4977 4079,4976 4085,4972 4085,4972 4086,4971 4091,4966 4092,4965 4163,4892 4165,4890 4167,4889 4170,4886 4171,4884 4173,4882 4173,4881 4177,4875 4178,4874 4181,4867 4185,4860 4185,4859 4185,4859 4187,4852 4187,4851 4189,4844 4189,4227 4189,4225 4189,4220 4189,4219 4188,4216 4188,4215 4188,4213 4188,4208 4187,4207 4187,4206 4185,4200 4185,4199 4182,4193 4181,4191 4181,4190 4177,4184 4177,4183 4174,4177 4172,4175 4167,4171 4095,4097 4094,4095 4093,4094 4093,4093 4089,4090 4088,4089 4085,4086 4080,4082 4079,4081 4078,4081 4072,4077 4071,4077 4069,4076 4065,4074 4063,4073 4056,4072 4050,4071 4042,4067 4041,4064 4036,4058 4036,4057 4032,4052 4031,4043 4034,4034 4036,4032 4043,4024 4055,4005 4060,3994 4064,3987 4140,3909 4143,3907 4144,3906 4147,3903 4148,3902 4150,3899 4151,3899 4154,3893 4159,3885 4159,3884 4162,3877 4162,3876 4163,3875 4164,3868 4166,3860 4167,3859 4167,3858 4166,3851 4166,3173 4168,3164 4173,3158 4175,3156 4176,3156 4196,3142 4214,3124 4229,3105 4242,3083 4250,3060 4256,3035 4258,3010 4256,2984 4250,2960 4242,2936 4232,2918 4229,2914 4214,2894 4196,2878 4176,2863 4175,2863 4175,2863 4170,2857 4167,2849 4166,2846 4166,2144 4167,2140 4167,2139 4167,2134 4168,2133 4170,2126 4170,2035 4172,2026 4176,2020 4177,2019 4196,2006 4214,1989 4229,1969 4242,1947 4250,1924 4256,1899 4258,1874 4256,1850 4250,1825 4242,1801 4229,1780 4214,1760 4211,1757 4196,1742 4177,1730 4172,1723 4170,1716 4170,907 4172,898 4176,891 4180,889 4187,886 4207,871 4224,854 4240,835 4253,813 4261,789 4266,765 4268,740 4266,715 4261,691 4253,667 4243,651 4240,645 4236,639 4224,625 4223,624 4207,609 4187,594 4180,591 4174,585 4170,578 4170,573 4170,329 4170,329 4170,324 4170,321 4169,319 4169,318 4169,311 4169,310 4168,308 4165,301 4163,294 4163,293 4162,292 4158,286 4154,279 4153,278 4153,278 4148,272 3933,51 3930,49 3930,48 3929,47 3927,44 3926,43 3923,41 3923,40 3917,37 3916,36 3910,30 3908,22 3909,13 3914,5 3921,1 3928,0 4289,0">
          <text:p/>
        </draw:polygon>
        <draw:polygon draw:style-name="gr2" draw:text-style-name="P2" draw:layer="layout" svg:width="0.263cm" svg:height="0.372cm" svg:x="17.532cm" svg:y="7.375cm" svg:viewBox="0 0 264 373" draw:points="227,3 230,7 233,9 251,25 255,27 260,33 263,40 264,43 264,58 262,67 257,75 249,79 242,79 229,77 203,77 178,81 154,89 132,100 111,114 93,131 78,152 64,175 55,198 49,224 47,250 49,276 52,290 55,301 56,307 64,325 75,343 78,352 76,360 72,368 64,372 57,373 52,373 43,371 38,367 5,333 1,326 0,320 0,52 2,43 7,37 14,34 23,34 28,36 31,37 32,37 54,46 78,50 100,52 102,52 126,48 149,42 170,32 190,18 203,5 210,1 218,0">
          <text:p/>
        </draw:polygon>
        <draw:polygon draw:style-name="gr2" draw:text-style-name="P2" draw:layer="layout" svg:width="0.262cm" svg:height="0.372cm" svg:x="18.202cm" svg:y="7.375cm" svg:viewBox="0 0 263 373" draw:points="226,3 230,7 233,9 251,25 255,27 260,33 263,40 263,58 262,67 257,75 249,79 242,79 229,77 203,77 178,81 155,89 132,100 110,114 92,131 77,152 63,175 55,198 49,224 47,250 49,276 52,290 55,301 56,307 63,325 75,343 77,352 75,360 71,368 63,372 57,373 52,373 43,371 38,367 6,333 1,326 0,320 0,52 2,43 7,37 14,34 23,34 28,36 31,37 32,37 54,46 78,50 99,52 101,52 125,48 149,42 171,32 190,18 203,5 210,1 218,0">
          <text:p/>
        </draw:polygon>
        <draw:polygon draw:style-name="gr2" draw:text-style-name="P2" draw:layer="layout" svg:width="0.262cm" svg:height="0.372cm" svg:x="18.872cm" svg:y="7.375cm" svg:viewBox="0 0 263 373" draw:points="225,3 229,7 232,9 251,25 254,27 260,33 263,40 263,58 261,67 257,75 249,79 241,79 228,77 203,77 177,81 154,89 131,100 110,114 92,131 77,152 63,175 55,198 49,224 47,250 49,276 52,290 55,301 56,307 63,325 75,343 77,352 76,360 71,368 63,372 57,373 52,373 43,371 38,367 6,333 1,326 0,320 0,52 1,43 7,37 14,34 23,34 28,36 32,37 32,37 54,46 78,50 99,52 101,52 124,48 148,42 170,32 190,18 202,5 209,1 217,0">
          <text:p/>
        </draw:polygon>
        <draw:polygon draw:style-name="gr2" draw:text-style-name="P2" draw:layer="layout" svg:width="0.263cm" svg:height="0.372cm" svg:x="19.59cm" svg:y="7.375cm" svg:viewBox="0 0 264 373" draw:points="227,3 230,7 233,9 251,25 255,27 260,33 263,40 264,43 264,58 262,67 257,75 249,79 242,79 229,77 203,77 178,81 154,89 132,100 111,114 92,131 77,152 63,175 55,198 49,224 47,250 49,276 52,290 55,301 56,307 63,325 74,343 77,352 75,360 71,368 63,372 57,373 52,373 43,371 38,367 5,333 1,326 0,320 0,52 2,43 7,37 14,34 23,34 28,36 31,37 32,37 54,46 77,50 99,52 101,52 126,48 149,42 170,32 190,18 203,5 210,1 218,0">
          <text:p/>
        </draw:polygon>
        <draw:polygon draw:style-name="gr2" draw:text-style-name="P2" draw:layer="layout" svg:width="0.262cm" svg:height="0.29cm" svg:x="16.814cm" svg:y="7.375cm" svg:viewBox="0 0 263 291" draw:points="226,3 230,7 233,9 251,25 254,27 260,33 263,40 263,58 261,67 257,74 249,78 242,78 229,76 202,76 178,80 154,88 131,99 110,113 92,130 77,152 64,175 55,198 49,224 47,250 49,268 49,270 47,278 42,286 35,290 27,291 18,287 16,285 6,274 1,266 0,260 0,52 1,43 7,37 14,34 23,34 28,36 32,37 32,37 54,46 78,50 99,52 101,52 124,48 148,42 170,32 190,18 202,5 210,1 218,0">
          <text:p/>
        </draw:polygon>
        <draw:polygon draw:style-name="gr2" draw:text-style-name="P2" draw:layer="layout" svg:width="0.107cm" svg:height="0.153cm" svg:x="16.814cm" svg:y="6.899cm" svg:viewBox="0 0 108 154" draw:points="32,3 36,10 37,12 41,22 55,47 71,70 90,90 101,99 106,106 108,113 106,122 101,129 94,133 91,133 67,137 43,144 28,151 19,154 11,151 4,146 0,138 0,133 0,19 1,10 7,3 15,0 24,0">
          <text:p/>
        </draw:polygon>
        <draw:polygon draw:style-name="gr2" draw:text-style-name="P2" draw:layer="layout" svg:width="0.135cm" svg:height="0.213cm" svg:x="16.814cm" svg:y="6.065cm" svg:viewBox="0 0 136 214" draw:points="31,4 34,6 44,19 62,36 82,48 106,58 122,61 129,66 134,73 136,81 134,90 129,97 125,98 112,106 107,110 91,122 90,122 70,143 54,166 40,190 36,201 32,209 25,213 16,214 9,211 2,205 0,195 0,19 1,11 7,4 14,0 23,0">
          <text:p/>
        </draw:polygon>
        <draw:polygon draw:style-name="gr2" draw:text-style-name="P2" draw:layer="layout" svg:width="0.108cm" svg:height="0.106cm" svg:x="17.806cm" svg:y="6.101cm" svg:viewBox="0 0 109 107" draw:points="99,3 104,9 108,17 109,21 109,87 107,96 101,104 94,107 84,107 77,104 76,101 66,91 44,75 20,61 12,58 5,53 1,45 0,37 3,29 9,23 17,20 18,20 24,20 36,19 58,13 67,9 81,3 89,0">
          <text:p/>
        </draw:polygon>
        <draw:polygon draw:style-name="gr2" draw:text-style-name="P2" draw:layer="layout" svg:width="0.087cm" svg:height="0.097cm" svg:x="17.109cm" svg:y="6.107cm" svg:viewBox="0 0 88 98" draw:points="77,1 83,6 87,14 88,20 88,78 87,86 81,93 74,98 65,98 57,93 56,92 47,82 24,64 10,56 4,51 0,42 1,35 5,27 11,21 14,20 30,17 53,7 59,3 68,0">
          <text:p/>
        </draw:polygon>
        <draw:polygon draw:style-name="gr2" draw:text-style-name="P2" draw:layer="layout" svg:width="0.1cm" svg:height="0.103cm" svg:x="18.485cm" svg:y="6.101cm" svg:viewBox="0 0 101 104" draw:points="90,3 97,9 100,17 101,21 101,84 99,92 93,99 85,104 77,104 69,99 67,98 57,88 35,70 11,57 11,57 4,51 1,43 0,35 4,27 11,22 17,20 22,19 28,19 50,13 58,9 74,3 81,0">
          <text:p/>
        </draw:polygon>
        <draw:polygon draw:style-name="gr2" draw:text-style-name="P2" draw:layer="layout" svg:width="0.099cm" svg:height="0.103cm" svg:x="19.155cm" svg:y="6.101cm" svg:viewBox="0 0 100 104" draw:points="90,3 97,9 100,17 100,84 99,92 93,99 85,104 76,104 68,99 66,98 57,88 35,70 11,57 11,57 4,51 0,43 0,35 4,27 11,22 17,20 22,19 27,19 50,13 58,9 73,3 81,0">
          <text:p/>
        </draw:polygon>
        <draw:polygon draw:style-name="gr2" draw:text-style-name="P2" draw:layer="layout" svg:width="0.088cm" svg:height="0.097cm" svg:x="19.884cm" svg:y="6.107cm" svg:viewBox="0 0 89 98" draw:points="76,1 83,6 88,14 89,20 89,78 87,86 81,93 74,98 65,98 57,93 56,92 46,82 24,64 10,56 4,51 0,42 1,35 5,27 11,21 14,20 30,17 53,7 59,3 67,0">
          <text:p/>
        </draw:polygon>
        <draw:polygon draw:style-name="gr2" draw:text-style-name="P2" draw:layer="layout" svg:width="0.099cm" svg:height="0.103cm" svg:x="20.591cm" svg:y="6.101cm" svg:viewBox="0 0 100 104" draw:points="90,3 97,9 100,17 100,21 100,84 98,92 93,99 85,104 77,104 69,99 68,98 58,88 36,70 11,57 11,57 5,51 0,43 0,35 4,27 10,22 17,20 22,19 28,19 52,13 59,9 73,3 81,0">
          <text:p/>
        </draw:polygon>
        <draw:polygon draw:style-name="gr2" draw:text-style-name="P2" draw:layer="layout" svg:width="0.074cm" svg:height="0.267cm" svg:x="16.814cm" svg:y="5.613cm" svg:viewBox="0 0 75 268" draw:points="32,4 36,11 41,19 54,37 69,54 73,59 75,68 73,76 72,79 62,94 54,114 49,136 48,158 48,159 51,181 57,201 63,212 65,221 63,229 58,236 45,249 34,261 26,266 18,268 10,266 4,260 0,253 0,19 1,11 7,4 14,0 23,0">
          <text:p/>
        </draw:polygon>
        <draw:polygon draw:style-name="gr2" draw:text-style-name="P2" draw:layer="layout" svg:width="0.06cm" svg:height="0.108cm" svg:x="16.814cm" svg:y="5.415cm" svg:viewBox="0 0 61 109" draw:points="31,4 35,10 43,24 49,31 57,42 61,50 61,59 57,67 53,71 40,90 36,97 35,98 31,105 23,109 14,109 7,105 2,99 0,90 0,19 1,11 7,4 14,0 23,0">
          <text:p/>
        </draw:polygon>
        <draw:polygon draw:style-name="gr2" draw:text-style-name="P2" draw:layer="layout" svg:width="0.051cm" svg:height="0.074cm" svg:x="16.814cm" svg:y="5.252cm" svg:viewBox="0 0 52 75" draw:points="31,4 34,7 37,12 44,20 51,27 52,36 49,43 49,44 37,60 36,64 32,70 24,75 15,75 8,72 2,65 0,57 0,21 1,11 7,4 14,0 23,0">
          <text:p/>
        </draw:polygon>
        <draw:polygon draw:style-name="gr2" draw:text-style-name="P2" draw:layer="layout" svg:width="0.441cm" svg:height="0.296cm" svg:x="17.167cm" svg:y="5.001cm" svg:viewBox="0 0 442 297" draw:points="432,2 438,7 442,16 442,24 438,32 435,37 420,45 403,62 388,82 377,104 369,126 366,151 366,177 368,188 369,200 373,213 377,223 388,246 403,265 407,271 408,280 404,288 397,294 390,297 54,297 46,295 39,290 35,282 35,273 39,265 39,264 55,246 66,223 74,200 78,177 78,151 74,126 66,104 55,82 39,62 22,45 9,37 2,30 0,22 1,13 5,6 12,1 18,0 424,0">
          <text:p/>
        </draw:polygon>
        <draw:polygon draw:style-name="gr2" draw:text-style-name="P2" draw:layer="layout" svg:width="0.394cm" svg:height="0.296cm" svg:x="17.884cm" svg:y="5.001cm" svg:viewBox="0 0 395 297" draw:points="385,2 392,7 395,16 395,24 392,32 388,37 372,45 355,62 340,82 329,104 321,126 318,151 318,177 320,188 321,200 325,213 329,223 340,246 355,265 359,271 360,280 356,288 350,294 342,297 56,297 47,295 40,290 36,282 36,273 40,265 40,264 56,246 66,223 75,200 78,177 78,151 75,126 66,104 56,82 40,62 23,45 9,37 3,30 0,22 1,13 6,6 13,1 19,0 376,0">
          <text:p/>
        </draw:polygon>
        <draw:polygon draw:style-name="gr2" draw:text-style-name="P2" draw:layer="layout" svg:width="0.386cm" svg:height="0.296cm" svg:x="18.555cm" svg:y="5.001cm" svg:viewBox="0 0 387 297" draw:points="145,0 146,0 151,0 190,0 193,0 194,0 199,0 244,0 250,0 254,0 284,0 286,0 287,0 294,0 328,0 330,0 332,0 339,0 368,0 376,2 383,7 387,16 387,24 383,32 380,35 362,50 347,70 334,91 325,113 319,138 317,164 319,188 322,200 325,213 334,236 347,256 352,264 356,272 356,281 353,289 347,295 339,297 54,297 46,295 39,290 35,282 35,273 39,265 39,264 55,246 65,223 74,200 77,177 77,151 74,126 65,104 55,82 39,62 22,45 9,37 2,30 0,22 1,13 5,6 12,1 18,0 143,0">
          <text:p/>
        </draw:polygon>
        <draw:polygon draw:style-name="gr2" draw:text-style-name="P2" draw:layer="layout" svg:width="0.434cm" svg:height="0.296cm" svg:x="19.233cm" svg:y="5.001cm" svg:viewBox="0 0 435 297" draw:points="424,2 431,7 435,16 435,24 431,32 427,37 413,45 395,62 380,82 369,104 362,126 358,151 358,177 360,188 362,200 366,213 369,223 380,246 395,265 399,271 400,280 396,288 391,294 382,297 49,297 40,295 34,290 31,282 31,273 34,265 34,264 40,256 54,236 62,213 68,188 70,164 68,138 62,113 54,91 53,91 40,70 25,50 7,35 2,28 0,20 2,11 8,4 15,0 19,0 416,0">
          <text:p/>
        </draw:polygon>
        <draw:polygon draw:style-name="gr2" draw:text-style-name="P2" draw:layer="layout" svg:width="0.867cm" svg:height="0.747cm" svg:x="19.8cm" svg:y="4.55cm" svg:viewBox="0 0 868 748" draw:points="823,2 827,5 839,16 859,30 860,30 859,31 864,36 868,43 868,46 868,456 866,465 862,472 853,475 845,475 842,475 818,468 801,467 645,467 628,468 616,472 605,475 583,484 563,497 546,514 531,534 520,555 512,578 507,603 507,627 510,639 512,651 516,664 520,674 531,696 546,716 549,722 549,731 547,739 541,745 532,748 197,748 189,746 182,741 178,733 178,724 182,716 182,715 197,696 208,674 216,651 219,627 219,603 216,578 208,555 197,534 182,514 165,497 145,484 124,475 123,475 101,468 82,467 18,467 10,465 3,459 0,451 0,442 3,435 148,285 149,284 153,280 154,279 156,277 156,276 160,272 161,270 162,270 162,269 165,262 165,261 168,254 168,253 169,253 172,246 179,241 188,239 195,240 201,244 217,261 239,278 244,280 263,292 289,302 316,307 318,308 344,309 370,307 397,302 423,292 447,278 470,261 489,241 505,218 507,215 518,196 524,189 531,186 535,185 618,185 620,186 625,185 627,185 630,185 638,184 638,184 639,184 646,182 653,179 655,178 661,174 668,169 669,168 674,162 675,162 744,91 746,90 747,89 750,85 750,84 750,83 752,81 753,81 757,75 758,74 758,73 762,66 765,60 765,59 766,58 767,50 769,42 770,41 772,36 776,31 776,30 794,15 799,7 807,1 815,0">
          <text:p/>
        </draw:polygon>
        <draw:polygon draw:style-name="gr2" draw:text-style-name="P2" draw:layer="layout" svg:width="0.74cm" svg:height="0.593cm" svg:x="16.646cm" svg:y="4.475cm" svg:viewBox="0 0 741 594" draw:points="31,4 36,11 36,12 44,32 56,53 57,55 72,73 89,91 109,105 131,115 155,122 172,125 179,126 203,126 209,125 228,122 251,115 273,105 293,91 303,80 310,76 320,75 326,79 330,81 346,98 355,105 361,111 363,118 364,125 364,127 364,128 367,135 369,142 369,144 373,150 374,151 377,157 378,158 384,164 481,262 481,264 482,266 485,268 487,270 488,270 490,272 496,277 497,278 498,278 504,281 504,282 512,286 513,286 519,287 520,287 521,288 527,289 661,289 669,291 674,295 694,316 716,332 731,341 738,346 741,355 741,363 736,371 730,377 723,378 270,378 266,378 260,378 259,378 256,378 248,379 247,379 246,380 239,382 239,383 232,385 231,386 225,390 224,390 218,394 211,401 49,568 47,570 46,571 43,575 41,576 39,578 39,579 35,585 34,585 29,591 20,594 11,593 5,588 1,580 0,574 0,19 2,11 7,4 14,0 23,0">
          <text:p/>
        </draw:polygon>
        <draw:polygon draw:style-name="gr2" draw:text-style-name="P2" draw:layer="layout" svg:width="0.074cm" svg:height="0.063cm" svg:x="17.544cm" svg:y="4.79cm" svg:viewBox="0 0 75 64" draw:points="60,0 68,4 73,12 75,20 72,29 69,34 65,37 63,38 62,39 58,43 56,46 45,58 38,63 32,64 18,64 11,62 4,56 0,47 0,39 4,32 10,27 26,18 44,4 52,0">
          <text:p/>
        </draw:polygon>
        <draw:polygon draw:style-name="gr2" draw:text-style-name="P2" draw:layer="layout" svg:width="0.074cm" svg:height="0.063cm" svg:x="17.799cm" svg:y="4.79cm" svg:viewBox="0 0 75 64" draw:points="26,1 31,4 45,15 49,18 65,27 72,32 75,40 75,48 71,57 64,63 56,64 43,64 34,62 30,58 6,34 2,26 0,18 4,9 10,3 17,0">
          <text:p/>
        </draw:polygon>
        <draw:polygon draw:style-name="gr2" draw:text-style-name="P2" draw:layer="layout" svg:width="0.697cm" svg:height="0.629cm" svg:x="18.03cm" svg:y="4.223cm" svg:viewBox="0 0 698 630" draw:points="657,2 661,5 693,37 697,45 698,51 698,567 696,575 693,581 650,624 642,629 636,630 18,630 11,628 3,622 0,615 0,607 3,599 10,594 25,585 47,568 66,548 82,525 86,519 91,511 96,501 96,500 101,494 106,490 113,488 121,486 121,485 122,485 128,480 135,476 136,475 141,471 141,470 241,367 243,365 248,361 249,359 251,357 251,356 256,351 256,350 257,349 259,342 262,335 263,334 264,333 265,327 265,326 267,319 267,299 324,299 324,491 646,491 646,299 267,299 267,47 269,38 274,32 281,28 290,28 298,32 301,34 318,49 323,53 338,62 360,72 373,75 382,77 406,79 429,77 433,76 452,72 473,62 493,49 511,34 526,16 529,11 530,9 536,3 544,0 648,0">
          <text:p/>
        </draw:polygon>
        <draw:polygon draw:style-name="gr2" draw:text-style-name="P2" draw:layer="layout" svg:width="0.772cm" svg:height="2.59cm" svg:x="18.776cm" svg:y="2.263cm" svg:viewBox="0 0 773 2591" draw:points="306,2 313,7 317,15 318,20 318,238 315,246 310,253 308,255 302,258 284,274 269,292 257,313 248,335 242,358 240,382 242,406 248,430 257,452 269,473 284,490 286,493 291,499 293,508 290,517 286,523 284,525 269,543 257,563 248,586 242,609 240,632 242,657 248,681 257,702 269,723 284,741 286,744 291,750 293,759 290,767 286,773 284,775 269,793 257,814 248,837 242,859 240,883 242,908 248,931 257,953 269,974 284,992 286,994 291,1000 293,1009 290,1018 286,1024 284,1026 269,1044 257,1064 248,1087 242,1110 240,1133 242,1158 248,1182 257,1204 269,1224 284,1242 286,1245 291,1251 293,1260 290,1269 286,1275 284,1277 269,1294 257,1315 248,1338 242,1360 240,1384 242,1409 248,1432 257,1455 269,1476 284,1494 286,1497 291,1502 293,1512 290,1520 286,1526 284,1528 269,1546 257,1567 248,1589 242,1612 240,1636 242,1660 248,1684 257,1706 269,1726 284,1744 286,1747 291,1753 293,1762 290,1771 286,1777 284,1779 269,1796 257,1817 248,1840 242,1863 240,1886 242,1911 248,1935 257,1956 269,1977 284,1995 302,2010 306,2014 322,2023 343,2033 357,2036 366,2038 390,2040 413,2038 416,2037 436,2033 452,2025 457,2023 467,2017 477,2010 493,1997 501,1993 509,1992 517,1996 519,1998 521,1999 526,2007 526,2012 526,2291 526,2293 526,2296 526,2299 526,2302 527,2310 527,2311 527,2312 530,2319 532,2326 533,2327 533,2328 541,2341 542,2342 542,2343 548,2348 644,2446 645,2448 646,2449 650,2452 651,2453 652,2453 654,2455 654,2456 660,2461 660,2461 661,2461 668,2465 676,2468 677,2469 683,2470 683,2471 684,2471 691,2472 693,2472 694,2473 702,2475 707,2481 708,2483 721,2505 737,2527 756,2548 766,2555 772,2562 773,2571 772,2579 767,2586 759,2590 754,2591 154,2591 146,2589 140,2585 101,2544 97,2537 96,2530 96,2167 141,2167 141,2503 481,2503 481,2167 96,2167 96,1978 96,1976 96,1972 96,1929 96,1927 96,1923 96,300 96,298 96,293 96,292 95,289 95,288 95,285 95,281 94,280 94,279 92,272 92,271 91,270 89,264 88,263 88,262 84,256 84,256 80,250 79,249 78,248 74,244 74,243 6,173 1,165 0,159 0,20 1,11 7,4 14,0 18,0 299,0">
          <text:p/>
        </draw:polygon>
        <draw:polygon draw:style-name="gr2" draw:text-style-name="P2" draw:layer="layout" svg:width="0.718cm" svg:height="1.201cm" svg:x="16.909cm" svg:y="3.416cm" svg:viewBox="0 0 719 1202" draw:points="61,3 64,6 79,23 89,31 95,37 97,44 97,47 98,48 98,49 100,55 101,56 102,63 103,64 103,65 107,71 111,78 112,79 113,80 118,85 119,85 163,130 164,132 167,135 168,136 170,138 171,139 172,140 176,143 177,144 178,144 191,151 193,152 200,153 201,153 208,155 209,155 210,156 216,155 357,155 365,157 371,163 373,166 386,187 402,211 421,231 443,249 454,255 467,261 493,271 520,277 522,278 548,279 574,277 601,271 627,261 651,249 673,231 675,229 686,217 693,212 702,211 709,214 715,221 719,229 719,385 716,393 711,400 708,402 696,408 685,417 676,424 674,426 655,446 652,450 638,468 626,491 620,498 613,501 611,502 608,502 607,502 606,502 599,505 593,508 591,509 584,513 577,517 576,518 571,524 511,586 508,588 504,592 504,594 503,594 502,597 501,597 496,602 492,611 488,618 488,619 488,621 486,626 486,627 485,634 484,635 484,637 485,644 485,685 483,694 478,700 475,702 453,714 445,721 435,729 431,732 412,752 395,774 382,799 372,826 367,852 365,881 367,910 372,937 382,963 395,988 412,1010 431,1030 440,1038 446,1045 448,1054 446,1061 441,1068 440,1069 431,1077 412,1097 395,1120 382,1144 372,1171 371,1177 369,1186 366,1195 359,1200 350,1202 311,1202 302,1200 298,1196 274,1171 269,1164 268,1155 271,1147 272,1145 283,1132 295,1111 302,1089 306,1065 306,979 304,962 299,938 289,917 288,914 277,898 260,881 242,866 222,856 200,849 191,847 178,846 167,846 155,847 132,851 111,860 92,873 75,889 69,896 62,902 54,903 46,902 41,898 31,888 11,873 10,873 3,867 0,859 0,43 1,36 7,29 9,28 27,15 37,5 45,1 53,0">
          <text:p/>
        </draw:polygon>
        <draw:polygon draw:style-name="gr2" draw:text-style-name="P2" draw:layer="layout" svg:width="0.143cm" svg:height="0.223cm" svg:x="20.252cm" svg:y="4.364cm" svg:viewBox="0 0 144 224" draw:points="103,4 109,10 111,18 111,110 112,120 113,128 118,151 128,174 141,193 144,201 143,210 139,218 132,223 124,224 83,224 74,222 68,216 66,214 54,191 37,169 17,148 8,140 2,133 0,125 2,116 7,110 8,109 17,102 37,81 54,59 67,34 75,14 79,6 86,1 95,0">
          <text:p/>
        </draw:polygon>
        <draw:polygon draw:style-name="gr2" draw:text-style-name="P2" draw:layer="layout" svg:width="0.102cm" svg:height="0.172cm" svg:x="19.446cm" svg:y="4.385cm" svg:viewBox="0 0 103 173" draw:points="31,4 36,11 37,12 51,37 67,59 86,80 96,87 101,94 103,102 102,110 97,117 96,118 86,126 67,147 54,165 47,171 38,173 30,172 24,167 6,148 1,140 0,134 0,20 1,11 7,4 14,0 23,0">
          <text:p/>
        </draw:polygon>
        <draw:polygon draw:style-name="gr2" draw:text-style-name="P2" draw:layer="layout" svg:width="0.062cm" svg:height="0.084cm" svg:x="19.973cm" svg:y="4.446cm" svg:viewBox="0 0 63 85" draw:points="32,4 34,5 46,19 56,26 61,33 63,40 62,49 56,57 56,58 46,66 34,79 26,84 17,85 9,82 3,76 0,67 0,19 2,11 7,4 14,0 24,0">
          <text:p/>
        </draw:polygon>
        <draw:polygon draw:style-name="gr2" draw:text-style-name="P2" draw:layer="layout" svg:width="0.062cm" svg:height="0.084cm" svg:x="19.766cm" svg:y="4.446cm" svg:viewBox="0 0 63 85" draw:points="55,2 61,8 63,17 63,65 62,74 56,80 49,85 40,85 32,80 31,79 17,66 8,58 2,50 0,42 2,34 7,27 8,26 17,19 23,13 31,5 38,1 47,0">
          <text:p/>
        </draw:polygon>
        <draw:polygon draw:style-name="gr2" draw:text-style-name="P2" draw:layer="layout" svg:width="0.093cm" svg:height="0.145cm" svg:x="18.06cm" svg:y="4.384cm" svg:viewBox="0 0 94 146" draw:points="80,0 88,4 93,12 94,19 94,110 92,119 89,124 74,140 65,145 56,146 49,142 44,138 36,128 17,109 8,101 2,94 0,86 2,77 7,70 8,69 17,61 36,40 53,19 56,13 57,10 63,3 71,0">
          <text:p/>
        </draw:polygon>
        <draw:polygon draw:style-name="gr2" draw:text-style-name="P2" draw:layer="layout" svg:width="0.063cm" svg:height="0.084cm" svg:x="17.779cm" svg:y="4.427cm" svg:viewBox="0 0 64 85" draw:points="33,4 34,5 47,18 56,26 62,33 64,41 62,49 57,56 56,57 47,65 34,79 26,84 17,85 10,82 4,76 1,66 0,64 0,19 3,10 8,4 15,0 24,0">
          <text:p/>
        </draw:polygon>
        <draw:polygon draw:style-name="gr2" draw:text-style-name="P2" draw:layer="layout" svg:width="0.063cm" svg:height="0.085cm" svg:x="17.574cm" svg:y="4.426cm" svg:viewBox="0 0 64 86" draw:points="55,3 61,9 63,18 64,20 64,65 62,73 56,82 48,86 39,86 32,82 17,66 8,58 2,51 0,43 2,35 7,28 8,27 17,19 19,18 31,6 37,1 46,0">
          <text:p/>
        </draw:polygon>
        <draw:polygon draw:style-name="gr2" draw:text-style-name="P2" draw:layer="layout" svg:width="0.119cm" svg:height="1.043cm" svg:x="16.646cm" svg:y="3.35cm" svg:viewBox="0 0 120 1044" draw:points="32,4 37,11 37,12 41,22 54,43 68,63 86,80 106,95 109,96 116,102 120,110 120,113 120,921 118,930 113,937 110,938 90,953 73,970 57,989 45,1011 37,1031 33,1039 26,1043 17,1044 8,1040 2,1034 0,1025 0,19 2,11 7,4 15,0 24,0">
          <text:p/>
        </draw:polygon>
        <draw:polygon draw:style-name="gr2" draw:text-style-name="P2" draw:layer="layout" svg:width="0.698cm" svg:height="0.949cm" svg:x="19.973cm" svg:y="3.415cm" svg:viewBox="0 0 699 950" draw:points="651,3 655,6 666,16 686,31 688,32 695,37 699,44 699,49 699,109 698,115 696,122 696,123 696,124 696,132 696,857 694,866 689,873 686,874 666,889 656,899 648,903 639,904 632,901 629,898 614,882 595,867 575,857 553,850 544,848 530,847 519,847 507,848 485,852 464,861 445,874 428,890 413,909 402,928 399,938 394,945 387,950 378,950 370,948 365,941 362,933 362,929 364,902 362,874 356,846 347,820 339,805 333,795 331,791 317,772 298,752 276,735 254,723 247,717 244,709 244,705 244,683 244,681 244,677 244,674 243,672 243,671 243,666 243,663 242,662 239,655 239,654 237,647 237,646 236,645 233,639 233,638 232,638 229,632 228,632 228,631 222,625 157,558 154,556 154,555 154,554 150,551 149,550 146,548 141,544 140,543 133,539 132,539 128,537 125,536 124,536 123,535 116,534 115,534 107,530 102,524 89,499 73,476 54,456 32,439 10,427 3,421 0,413 0,409 0,232 2,223 7,216 14,213 23,213 31,216 45,232 67,250 78,256 91,262 117,272 145,278 146,279 172,280 199,278 226,272 252,262 276,250 298,232 317,212 333,188 335,186 346,167 351,160 359,157 363,156 466,156 469,157 471,157 475,156 477,156 480,156 481,156 487,155 488,155 489,154 496,152 497,152 504,150 505,149 511,144 517,140 518,140 520,139 524,134 525,133 571,86 573,84 574,83 577,79 578,78 580,76 581,75 585,69 586,68 590,61 590,60 593,53 593,52 593,51 594,44 594,43 599,36 603,32 604,31 621,15 627,8 635,3 642,0">
          <text:p/>
        </draw:polygon>
        <draw:polygon draw:style-name="gr2" draw:text-style-name="P2" draw:layer="layout" svg:width="0.324cm" svg:height="0.274cm" svg:x="19.261cm" svg:y="3.973cm" svg:viewBox="0 0 325 275" draw:points="235,2 240,5 320,87 324,95 325,101 325,147 324,156 318,163 315,165 293,177 271,193 252,214 249,218 235,237 221,261 221,262 216,269 209,274 200,275 192,272 187,265 184,257 184,256 184,250 183,249 183,248 181,241 181,240 178,233 177,232 177,231 173,225 169,218 168,217 168,217 163,211 83,128 81,126 80,124 78,122 76,121 76,120 74,119 73,118 68,113 66,113 66,112 59,110 56,109 53,106 52,106 51,106 44,104 43,104 41,104 34,100 30,95 25,86 10,68 7,66 2,59 0,50 3,41 7,37 10,34 25,16 28,10 29,9 34,3 42,0 227,0">
          <text:p/>
        </draw:polygon>
        <draw:polygon draw:style-name="gr2" draw:text-style-name="P2" draw:layer="layout" svg:width="0.317cm" svg:height="0.485cm" svg:x="18.023cm" svg:y="3.722cm" svg:viewBox="0 0 318 486" draw:points="281,2 288,7 290,9 294,16 309,34 311,37 316,42 318,52 315,60 311,66 309,68 294,86 288,95 282,101 279,103 277,104 276,104 269,106 268,107 261,109 260,110 259,110 254,113 253,113 247,117 246,118 245,119 240,124 156,210 154,212 153,213 149,217 148,218 146,220 146,221 143,227 142,227 141,228 138,235 138,236 134,243 134,244 133,252 132,252 130,259 130,467 128,475 123,481 116,486 107,486 100,481 95,476 90,468 88,465 74,445 55,425 33,407 11,396 4,389 1,381 0,377 0,193 3,185 6,180 176,5 184,1 190,0 274,0">
          <text:p/>
        </draw:polygon>
        <draw:polygon draw:style-name="gr2" draw:text-style-name="P2" draw:layer="layout" svg:width="1.004cm" svg:height="2.478cm" svg:x="17.865cm" svg:y="1.597cm" svg:viewBox="0 0 1005 2479" draw:points="954,2 960,6 999,46 999,47 1000,48 1000,49 1004,54 1005,63 1002,71 997,78 996,79 989,83 974,98 968,102 959,103 951,100 948,97 944,92 930,81 925,76 904,63 882,55 858,50 834,49 810,52 788,59 765,69 745,83 728,101 713,120 702,142 694,166 692,180 691,190 691,346 692,365 698,390 707,411 718,429 720,433 728,443 736,451 754,467 757,469 764,475 767,482 767,859 767,861 767,866 767,867 768,870 768,871 769,878 769,879 769,881 772,887 772,888 773,895 773,896 774,897 779,903 780,904 783,910 784,911 785,912 790,916 859,987 862,994 863,1000 863,2427 862,2435 859,2441 827,2473 819,2477 814,2479 712,2479 704,2477 697,2471 696,2469 692,2462 677,2445 674,2443 669,2436 667,2427 670,2418 674,2413 677,2410 692,2392 704,2372 711,2352 712,2350 718,2326 720,2302 718,2278 712,2255 712,2254 704,2232 692,2212 677,2194 676,2193 674,2192 669,2185 667,2176 670,2167 674,2162 677,2159 692,2142 704,2121 705,2118 712,2099 718,2076 720,2051 718,2027 712,2005 709,1995 704,1982 692,1962 692,1961 677,1943 674,1941 669,1935 667,1926 670,1917 674,1912 677,1909 692,1891 704,1870 704,1869 712,1849 718,1827 718,1825 720,1800 718,1777 714,1762 712,1754 704,1731 694,1715 692,1710 677,1692 674,1690 669,1683 667,1674 670,1665 674,1660 677,1658 692,1640 704,1619 712,1597 718,1573 720,1549 718,1525 712,1502 704,1480 692,1459 677,1441 674,1439 669,1432 667,1424 670,1415 674,1410 677,1407 692,1389 704,1368 705,1367 712,1347 718,1323 720,1298 718,1275 712,1252 704,1230 704,1229 692,1208 690,1206 685,1199 685,1190 688,1182 694,1177 704,1171 722,1154 737,1135 749,1114 750,1113 754,1098 757,1091 762,1066 763,1043 760,1018 753,993 750,986 743,972 729,951 713,933 694,918 686,914 672,908 650,900 637,897 626,895 522,895 504,897 481,903 459,913 438,925 420,942 414,946 405,947 396,943 394,941 390,937 385,929 384,923 384,525 385,522 385,516 384,514 384,510 383,503 383,502 383,501 381,494 380,493 380,491 378,486 378,485 377,484 376,482 373,478 369,472 369,471 368,471 363,465 273,372 271,369 270,369 269,368 266,365 265,364 264,364 259,357 258,355 258,354 252,337 239,313 222,290 203,269 181,253 157,240 131,230 104,224 78,222 50,224 33,228 24,228 16,224 11,216 9,208 10,201 18,180 24,152 26,123 24,96 18,68 17,66 15,59 9,41 2,29 0,21 1,13 7,5 14,1 19,0 946,0">
          <text:p/>
        </draw:polygon>
        <draw:polygon draw:style-name="gr2" draw:text-style-name="P2" draw:layer="layout" svg:width="0.567cm" svg:height="0.371cm" svg:x="19.261cm" svg:y="3.597cm" svg:viewBox="0 0 568 372" draw:points="231,3 235,8 251,30 270,49 293,66 303,72 317,79 343,89 369,95 371,96 396,97 424,95 451,89 477,79 501,66 523,49 525,47 536,36 543,31 551,30 559,33 566,39 568,47 568,227 567,236 561,243 558,245 536,256 514,273 495,294 479,317 465,341 459,359 454,367 447,371 438,372 431,369 428,366 320,255 318,253 317,251 314,249 312,248 312,247 309,246 309,245 304,240 296,236 292,235 289,232 288,232 287,232 280,230 280,230 272,229 271,228 270,228 262,229 45,229 36,227 30,221 29,219 25,212 10,194 9,193 7,192 2,185 0,177 3,168 7,163 10,160 25,142 29,135 34,129 42,126 55,126 57,126 59,126 63,126 69,126 69,125 77,124 78,124 78,124 85,122 85,121 92,119 93,119 94,118 100,113 106,110 107,109 207,6 214,1 222,0">
          <text:p/>
        </draw:polygon>
        <draw:polygon draw:style-name="gr2" draw:text-style-name="P2" draw:layer="layout" svg:width="0.235cm" svg:height="0.237cm" svg:x="17.77cm" svg:y="3.628cm" svg:viewBox="0 0 236 238" draw:points="32,3 34,5 46,19 68,36 78,41 92,48 118,58 145,64 146,65 173,66 200,64 213,62 222,62 230,65 235,72 236,81 235,90 232,95 136,193 133,195 132,196 129,200 128,201 127,201 126,204 125,204 121,209 121,210 117,218 113,226 109,233 101,237 93,238 85,235 82,232 64,214 42,196 18,183 13,182 6,177 1,169 0,163 0,19 3,10 8,3 15,0 24,0">
          <text:p/>
        </draw:polygon>
        <draw:polygon draw:style-name="gr2" draw:text-style-name="P2" draw:layer="layout" svg:width="0.156cm" svg:height="0.104cm" svg:x="18.183cm" svg:y="3.471cm" svg:viewBox="0 0 157 105" draw:points="121,3 127,8 129,10 133,17 148,35 150,37 155,43 157,53 154,62 150,68 148,70 133,88 129,95 123,102 115,104 113,105 18,105 11,103 4,97 0,89 0,80 4,73 5,70 66,6 74,2 79,0 113,0">
          <text:p/>
        </draw:polygon>
        <draw:polygon draw:style-name="gr2" draw:text-style-name="P2" draw:layer="layout" svg:width="0.103cm" svg:height="0.091cm" svg:x="19.261cm" svg:y="3.471cm" svg:viewBox="0 0 104 92" draw:points="95,3 101,8 104,16 104,26 101,34 100,35 75,61 51,86 43,90 34,92 26,89 21,85 10,70 7,68 2,61 0,52 3,43 7,38 10,36 25,17 27,12 29,10 34,4 43,0 86,0">
          <text:p/>
        </draw:polygon>
        <draw:polygon draw:style-name="gr2" draw:text-style-name="P2" draw:layer="layout" svg:width="0.722cm" svg:height="1.141cm" svg:x="16.906cm" svg:y="2.281cm" svg:viewBox="0 0 723 1142" draw:points="64,3 67,6 82,23 93,31 99,37 101,44 101,46 101,47 101,49 103,56 104,56 106,63 107,64 107,65 111,71 115,78 116,79 167,130 168,132 170,135 171,136 174,138 175,138 180,143 181,144 182,145 195,151 197,152 204,153 205,154 212,155 361,155 369,157 375,163 377,165 390,188 406,210 425,231 446,247 447,248 451,250 471,261 493,269 497,271 524,276 526,276 551,279 578,276 605,271 631,261 655,248 677,231 683,225 690,217 697,212 705,211 713,214 719,220 723,229 723,378 720,387 715,394 712,396 690,407 668,425 649,445 633,468 619,493 615,498 609,502 603,504 596,507 595,507 594,507 588,512 581,516 580,518 575,523 505,595 503,597 502,598 499,602 498,603 495,605 495,606 490,612 490,613 489,613 486,620 486,621 482,626 482,627 482,628 481,636 480,643 480,645 479,646 480,648 480,674 477,683 472,690 469,692 447,703 425,720 406,741 402,746 390,764 376,788 367,815 361,842 359,870 361,899 367,927 376,953 390,979 406,1000 425,1021 435,1028 440,1035 442,1043 440,1052 436,1059 435,1060 425,1067 406,1087 390,1109 377,1133 371,1138 365,1142 310,1142 302,1140 295,1134 291,1127 291,1119 293,1114 294,1111 302,1088 306,1065 306,979 304,961 299,938 289,916 288,913 277,897 260,880 242,865 222,855 200,848 191,846 178,845 167,845 155,846 133,851 111,860 92,872 74,888 68,895 61,901 54,902 45,900 40,897 30,886 10,872 9,872 3,867 0,858 0,855 0,46 2,38 7,32 10,30 30,15 40,5 48,1 56,0">
          <text:p/>
        </draw:polygon>
        <draw:polygon draw:style-name="gr2" draw:text-style-name="P2" draw:layer="layout" svg:width="0.698cm" svg:height="1.142cm" svg:x="19.973cm" svg:y="2.28cm" svg:viewBox="0 0 699 1143" draw:points="661,3 666,6 677,16 691,26 697,33 699,40 699,854 698,863 692,870 688,872 686,873 666,887 656,898 648,902 639,903 632,900 629,897 614,881 595,866 575,856 553,849 544,847 530,846 519,846 507,847 485,852 464,861 445,873 428,889 413,907 404,924 402,927 394,950 391,974 391,1060 392,1070 392,1078 397,1101 404,1116 406,1125 404,1133 398,1139 391,1143 363,1143 353,1141 347,1135 346,1133 333,1110 317,1088 298,1068 288,1060 282,1054 280,1046 282,1037 287,1030 288,1029 298,1022 317,1001 333,980 347,954 356,927 362,900 364,871 362,843 356,816 347,789 339,775 333,765 317,742 298,721 276,704 254,693 247,687 244,679 244,675 244,657 244,655 244,651 244,649 243,646 243,644 243,638 243,637 242,636 239,629 239,628 239,627 237,621 237,621 236,620 233,614 229,607 228,606 228,605 227,605 222,600 151,528 150,526 149,525 149,524 148,524 145,520 144,520 142,518 136,513 134,512 128,509 127,508 125,507 122,505 119,504 116,504 108,500 102,494 102,493 89,469 73,446 54,426 32,408 10,397 3,391 0,383 0,379 0,228 2,219 7,212 14,209 23,209 31,212 33,214 49,232 70,248 71,249 75,251 95,262 117,270 122,272 148,277 150,277 176,280 203,277 230,272 256,262 280,249 302,232 321,211 338,189 340,184 349,166 355,160 363,156 475,156 478,157 481,156 483,156 486,156 487,156 494,155 495,155 496,155 503,152 504,152 509,149 511,149 512,149 517,145 518,144 524,140 525,140 526,139 530,134 531,134 582,81 584,79 588,75 590,73 592,70 596,65 597,64 597,63 600,56 603,49 604,48 604,47 605,45 609,37 614,32 616,31 633,15 638,8 645,3 654,0">
          <text:p/>
        </draw:polygon>
        <draw:polygon draw:style-name="gr2" draw:text-style-name="P2" draw:layer="layout" svg:width="0.289cm" svg:height="0.171cm" svg:x="18.05cm" svg:y="3.225cm" svg:viewBox="0 0 290 172" draw:points="257,2 263,8 264,10 266,12 281,31 283,33 288,38 290,47 287,56 283,62 281,64 266,82 262,89 256,96 248,98 246,99 183,99 180,98 173,98 172,99 168,99 162,100 160,100 153,103 152,103 145,105 144,106 143,106 137,110 136,110 130,113 129,114 128,115 124,120 80,166 74,171 65,172 57,169 52,164 36,142 17,122 8,114 2,108 0,100 2,91 7,84 8,83 17,76 36,55 54,34 56,28 65,10 71,4 78,0 248,0">
          <text:p/>
        </draw:polygon>
        <draw:polygon draw:style-name="gr2" draw:text-style-name="P2" draw:layer="layout" svg:width="0.063cm" svg:height="0.085cm" svg:x="17.77cm" svg:y="3.281cm" svg:viewBox="0 0 64 86" draw:points="32,5 34,6 47,20 56,27 62,34 64,41 62,51 57,58 56,59 47,67 34,80 26,85 17,86 10,83 3,77 1,68 0,66 0,20 3,12 8,5 15,0 24,0">
          <text:p/>
        </draw:polygon>
        <draw:polygon draw:style-name="gr2" draw:text-style-name="P2" draw:layer="layout" svg:width="0.062cm" svg:height="0.085cm" svg:x="19.973cm" svg:y="3.281cm" svg:viewBox="0 0 63 86" draw:points="32,5 34,6 46,20 56,27 61,34 63,41 62,51 56,58 56,59 46,67 34,80 26,85 17,86 9,83 3,77 0,68 0,20 2,12 7,5 14,0 24,0">
          <text:p/>
        </draw:polygon>
        <draw:polygon draw:style-name="gr2" draw:text-style-name="P2" draw:layer="layout" svg:width="0.063cm" svg:height="0.085cm" svg:x="17.564cm" svg:y="3.281cm" svg:viewBox="0 0 64 86" draw:points="54,3 59,9 64,18 64,66 61,75 56,81 48,86 39,86 32,81 31,80 17,67 8,59 2,52 0,43 2,35 7,28 8,27 17,20 23,14 31,6 37,2 46,0">
          <text:p/>
        </draw:polygon>
        <draw:polygon draw:style-name="gr2" draw:text-style-name="P2" draw:layer="layout" svg:width="0.062cm" svg:height="0.085cm" svg:x="19.766cm" svg:y="3.281cm" svg:viewBox="0 0 63 86" draw:points="55,3 61,9 63,18 63,66 62,75 56,81 49,86 40,86 32,81 31,80 17,67 8,59 2,52 0,43 2,35 7,28 8,27 17,20 23,14 31,6 38,2 47,0">
          <text:p/>
        </draw:polygon>
        <draw:polygon draw:style-name="gr2" draw:text-style-name="P2" draw:layer="layout" svg:width="0.055cm" svg:height="0.068cm" svg:x="19.494cm" svg:y="3.29cm" svg:viewBox="0 0 56 69" draw:points="32,4 33,5 38,11 48,18 54,25 56,33 55,41 49,49 48,50 38,58 33,63 26,68 16,69 9,66 3,60 0,51 0,19 2,11 7,4 14,0 23,0">
          <text:p/>
        </draw:polygon>
        <draw:polygon draw:style-name="gr2" draw:text-style-name="P2" draw:layer="layout" svg:width="0.088cm" svg:height="0.104cm" svg:x="19.261cm" svg:y="3.22cm" svg:viewBox="0 0 89 105" draw:points="66,1 69,1 78,2 84,7 89,15 89,21 89,84 88,92 82,100 75,104 71,105 45,105 36,103 30,96 29,94 25,87 10,69 7,67 2,60 0,51 3,42 7,37 10,36 25,17 27,13 29,10 34,4 42,0 63,0">
          <text:p/>
        </draw:polygon>
        <draw:polygon draw:style-name="gr2" draw:text-style-name="P2" draw:layer="layout" svg:width="0.115cm" svg:height="1.033cm" svg:x="16.646cm" svg:y="2.216cm" svg:viewBox="0 0 116 1034" draw:points="31,4 36,11 36,12 40,22 53,43 56,47 67,63 85,80 106,95 107,95 113,101 116,109 116,921 115,930 109,937 107,938 106,938 85,952 67,970 53,989 40,1011 36,1021 32,1028 25,1033 16,1034 8,1030 2,1024 0,1015 0,19 2,11 7,4 14,0 23,0">
          <text:p/>
        </draw:polygon>
        <draw:polygon draw:style-name="gr2" draw:text-style-name="P2" draw:layer="layout" svg:width="0.57cm" svg:height="0.584cm" svg:x="17.77cm" svg:y="2.493cm" svg:viewBox="0 0 571 585" draw:points="32,4 34,5 46,19 68,36 90,48 97,54 100,62 101,66 101,163 100,166 100,168 101,172 101,177 101,178 101,184 101,185 101,186 103,194 104,194 106,201 107,202 107,203 112,209 112,210 116,216 117,217 123,223 345,452 347,454 350,458 352,460 354,462 355,462 361,467 362,467 363,468 369,471 369,471 375,475 376,475 378,475 383,475 384,476 385,476 392,478 392,478 393,478 401,478 526,478 534,480 541,485 543,487 547,494 562,512 564,515 569,521 571,530 568,539 564,545 562,547 547,564 540,575 533,582 526,585 363,585 355,583 348,578 347,574 335,552 318,530 299,509 277,492 253,479 227,470 200,464 173,462 146,464 128,467 120,467 112,464 105,457 103,448 104,441 114,419 120,392 122,363 120,335 114,307 109,295 103,281 91,256 74,234 55,214 33,196 11,184 5,179 1,171 0,167 0,19 3,10 8,4 15,0 24,0">
          <text:p/>
        </draw:polygon>
        <draw:polygon draw:style-name="gr2" draw:text-style-name="P2" draw:layer="layout" svg:width="0.137cm" svg:height="0.151cm" svg:x="19.261cm" svg:y="2.913cm" svg:viewBox="0 0 138 152" draw:points="128,4 134,10 138,18 138,51 135,60 132,66 54,146 47,151 38,152 31,149 25,145 10,126 7,124 2,117 0,109 3,100 7,95 10,92 25,74 31,65 36,59 42,55 43,55 49,53 50,52 56,50 57,50 58,49 64,45 65,45 71,41 73,40 78,35 105,6 112,1 121,0">
          <text:p/>
        </draw:polygon>
        <draw:polygon draw:style-name="gr2" draw:text-style-name="P2" draw:layer="layout" svg:width="0.286cm" svg:height="0.481cm" svg:x="19.542cm" svg:y="2.497cm" svg:viewBox="0 0 287 482" draw:points="278,2 284,9 287,17 287,163 286,172 280,179 277,181 255,192 233,210 213,230 197,253 184,277 174,303 168,331 167,359 168,388 174,415 180,430 182,435 182,437 184,446 181,454 175,461 167,464 161,463 143,460 115,458 88,460 61,466 35,475 28,479 20,482 11,480 5,475 0,468 0,463 0,55 1,47 7,40 14,37 23,37 28,38 39,45 61,53 65,55 92,60 94,60 120,63 146,60 173,55 199,45 223,32 245,15 250,10 255,5 261,0 270,0">
          <text:p/>
        </draw:polygon>
        <draw:polygon draw:style-name="gr2" draw:text-style-name="P2" draw:layer="layout" svg:width="0.308cm" svg:height="0.323cm" svg:x="18.013cm" svg:y="2.5cm" svg:viewBox="0 0 309 324" draw:points="83,3 89,9 92,18 93,20 93,53 92,56 92,61 93,63 93,68 94,75 94,76 94,78 96,84 97,85 99,92 99,93 100,94 103,100 103,101 108,107 108,108 109,109 114,113 193,194 195,196 196,197 200,200 201,202 204,204 209,209 210,209 211,210 217,213 218,213 224,217 225,217 226,217 234,219 240,221 241,221 244,221 252,225 256,230 265,244 282,261 302,277 306,282 309,290 308,299 304,305 303,307 300,314 293,321 285,323 283,324 195,324 186,322 181,318 6,138 2,130 0,124 0,59 2,50 8,43 11,41 33,30 55,12 56,9 60,6 67,1 76,0">
          <text:p/>
        </draw:polygon>
        <draw:polygon draw:style-name="gr2" draw:text-style-name="P2" draw:layer="layout" svg:width="0.714cm" svg:height="0.927cm" svg:x="19.02cm" svg:y="1.597cm" svg:viewBox="0 0 715 928" draw:points="705,2 711,8 715,16 715,25 713,29 711,32 706,41 697,68 691,96 689,123 691,152 697,180 705,200 705,209 704,217 697,224 689,227 683,226 675,225 668,224 641,222 614,224 587,230 561,240 537,253 515,269 496,290 492,295 480,313 468,334 461,341 454,344 453,345 447,345 442,345 442,346 435,346 434,346 433,347 426,349 418,351 417,352 417,353 412,357 411,357 405,361 404,362 403,362 398,367 398,368 289,480 286,482 282,486 281,488 279,490 279,491 275,497 274,498 273,498 270,505 270,506 267,513 266,513 266,515 265,521 264,522 262,529 262,909 260,916 256,923 248,928 239,928 234,925 226,920 220,913 217,906 217,356 217,354 217,350 217,348 216,346 216,344 216,337 215,336 215,335 213,329 213,328 211,321 210,320 210,319 206,313 206,312 202,306 201,305 200,304 195,300 122,224 121,222 120,221 120,220 116,217 115,216 114,216 112,214 106,209 105,209 104,208 99,205 98,204 91,201 88,200 82,197 77,190 75,183 74,178 68,154 64,144 58,131 53,121 46,110 34,97 31,92 17,81 11,76 10,75 4,69 0,61 1,52 6,44 9,40 15,34 17,33 19,31 20,30 23,26 25,25 43,6 50,1 56,0 696,0">
          <text:p/>
        </draw:polygon>
        <draw:polygon draw:style-name="gr2" draw:text-style-name="P2" draw:layer="layout" svg:width="0.125cm" svg:height="0.257cm" svg:x="19.427cm" svg:y="2.115cm" svg:viewBox="0 0 126 258" draw:points="68,3 73,8 74,9 90,31 109,51 119,58 124,65 126,73 124,82 120,89 119,90 109,98 90,118 74,141 60,166 51,191 45,219 44,235 42,243 38,248 34,253 26,257 16,258 9,255 3,250 0,241 0,59 2,50 5,44 22,29 44,6 52,1 60,0">
          <text:p/>
        </draw:polygon>
        <draw:polygon draw:style-name="gr2" draw:text-style-name="P2" draw:layer="layout" svg:width="0.627cm" svg:height="0.691cm" svg:x="16.906cm" svg:y="1.597cm" svg:viewBox="0 0 628 692" draw:points="617,2 624,8 628,16 628,25 626,29 621,38 615,45 607,48 606,49 600,49 598,49 595,50 588,50 587,50 586,51 579,53 571,55 571,56 565,61 564,61 558,65 557,66 556,66 551,72 505,119 503,121 502,122 499,126 498,127 495,130 490,135 486,144 482,151 482,152 482,153 481,161 480,168 480,169 479,170 480,178 480,223 477,232 472,239 469,241 447,253 425,269 405,290 401,296 389,314 375,338 366,365 360,393 358,420 360,449 366,475 375,502 389,528 405,549 425,570 435,577 440,584 442,592 440,601 436,608 435,609 425,617 405,636 389,659 376,682 370,688 364,692 309,692 301,690 294,684 290,677 290,668 292,662 293,660 301,637 305,615 305,528 303,510 298,487 288,466 287,464 276,447 259,430 241,416 221,405 199,399 190,397 177,396 166,396 154,397 132,402 110,410 91,422 74,438 68,445 61,450 54,453 45,450 40,447 30,437 10,422 9,422 3,416 0,408 0,405 0,167 2,158 5,152 147,6 155,1 161,0 609,0">
          <text:p/>
        </draw:polygon>
        <draw:polygon draw:style-name="gr2" draw:text-style-name="P2" draw:layer="layout" svg:width="0.604cm" svg:height="0.691cm" svg:x="20.066cm" svg:y="1.597cm" svg:viewBox="0 0 605 692" draw:points="428,2 433,6 600,178 604,185 605,192 605,410 604,419 598,426 597,427 583,437 572,447 566,452 557,452 549,449 546,446 531,430 512,416 492,405 470,399 461,397 447,396 437,396 424,397 401,402 380,410 361,422 344,438 329,456 319,475 318,476 310,499 307,522 307,609 307,620 308,626 314,649 321,664 323,673 321,681 315,688 307,692 271,692 263,690 257,684 255,682 243,659 235,649 226,636 207,617 197,609 191,602 190,594 191,585 196,578 197,577 207,570 226,549 243,528 256,502 265,475 271,449 273,420 271,393 265,365 264,363 263,360 256,338 243,314 226,290 207,269 185,253 163,241 157,235 153,227 153,201 152,199 152,197 152,190 151,189 151,188 149,182 148,181 148,180 146,174 146,173 146,172 142,166 138,159 131,152 56,76 56,74 55,73 55,72 54,72 51,69 50,68 49,68 47,66 41,61 40,60 39,60 34,56 33,56 30,55 27,53 25,53 24,52 22,52 14,48 9,41 2,29 0,21 2,13 6,5 13,1 19,0 418,0">
          <text:p/>
        </draw:polygon>
        <draw:polygon draw:style-name="gr2" draw:text-style-name="P2" draw:layer="layout" svg:width="0.066cm" svg:height="0.092cm" svg:x="19.973cm" svg:y="2.144cm" svg:viewBox="0 0 67 93" draw:points="32,4 50,23 59,30 65,37 67,44 65,53 60,60 59,61 50,69 34,87 26,92 17,93 10,90 3,83 0,75 0,19 2,10 7,4 15,0 24,0">
          <text:p/>
        </draw:polygon>
        <draw:polygon draw:style-name="gr2" draw:text-style-name="P2" draw:layer="layout" svg:width="0.063cm" svg:height="0.084cm" svg:x="17.77cm" svg:y="2.148cm" svg:viewBox="0 0 64 85" draw:points="32,4 34,6 47,20 56,27 62,34 64,41 62,50 57,57 56,58 47,66 34,79 26,84 17,85 10,82 3,76 1,67 0,65 0,20 3,12 8,4 15,0 24,0">
          <text:p/>
        </draw:polygon>
        <draw:polygon draw:style-name="gr2" draw:text-style-name="P2" draw:layer="layout" svg:width="0.063cm" svg:height="0.083cm" svg:x="17.564cm" svg:y="2.148cm" svg:viewBox="0 0 64 84" draw:points="54,2 59,8 64,17 64,64 61,73 56,80 48,84 39,84 32,80 31,78 17,65 8,57 2,50 0,42 2,34 7,27 8,26 17,19 23,12 31,5 37,0 46,0">
          <text:p/>
        </draw:polygon>
        <draw:polygon draw:style-name="gr2" draw:text-style-name="P2" draw:layer="layout" svg:width="0.058cm" svg:height="0.077cm" svg:x="19.77cm" svg:y="2.151cm" svg:viewBox="0 0 59 78" draw:points="51,3 57,9 59,18 59,58 58,67 53,74 45,78 36,78 29,74 28,72 18,63 9,54 2,47 0,39 2,31 8,24 9,23 18,16 22,12 28,6 34,1 43,0">
          <text:p/>
        </draw:polygon>
        <draw:polygon draw:style-name="gr2" draw:text-style-name="P2" draw:layer="layout" svg:width="0.055cm" svg:height="0.067cm" svg:x="18.05cm" svg:y="2.156cm" svg:viewBox="0 0 56 68" draw:points="46,2 53,8 56,17 56,19 56,49 55,58 48,65 40,68 32,68 24,65 23,63 17,58 8,50 2,43 0,35 2,26 7,19 8,18 10,17 17,11 23,5 30,0 38,0">
          <text:p/>
        </draw:polygon>
        <draw:polygon draw:style-name="gr2" draw:text-style-name="P2" draw:layer="layout" svg:width="0.352cm" svg:height="0.689cm" svg:x="16.646cm" svg:y="1.425cm" svg:viewBox="0 0 353 690" draw:points="343,2 349,8 353,16 353,25 349,33 345,37 339,40 338,40 337,41 332,47 141,243 139,245 138,246 135,250 133,251 132,253 131,254 126,259 126,260 125,260 123,267 123,268 119,274 119,275 119,276 117,284 115,291 115,578 114,587 108,594 106,595 105,595 85,610 67,626 53,646 40,668 36,678 32,685 25,690 16,690 8,687 2,681 0,672 0,20 2,11 7,4 14,1 19,0 334,0">
          <text:p/>
        </draw:polygon>
        <draw:line draw:style-name="gr3" draw:text-style-name="P1" draw:layer="layout" svg:x1="17.412cm" svg:y1="7.822cm" svg:x2="17.459cm" svg:y2="7.822cm">
          <text:p/>
        </draw:line>
        <draw:line draw:style-name="gr3" draw:text-style-name="P1" draw:layer="layout" svg:x1="17.412cm" svg:y1="7.822cm" svg:x2="17.46cm" svg:y2="7.772cm">
          <text:p/>
        </draw:line>
        <draw:line draw:style-name="gr3" draw:text-style-name="P1" draw:layer="layout" svg:x1="17.459cm" svg:y1="7.772cm" svg:x2="17.459cm" svg:y2="7.821cm">
          <text:p/>
        </draw:line>
        <draw:line draw:style-name="gr3" draw:text-style-name="P1" draw:layer="layout" svg:x1="17.459cm" svg:y1="7.723cm" svg:x2="17.459cm" svg:y2="7.772cm">
          <text:p/>
        </draw:line>
        <draw:line draw:style-name="gr3" draw:text-style-name="P1" draw:layer="layout" svg:x1="17.373cm" svg:y1="7.823cm" svg:x2="17.46cm" svg:y2="7.733cm">
          <text:p/>
        </draw:line>
        <draw:line draw:style-name="gr3" draw:text-style-name="P1" draw:layer="layout" svg:x1="17.603cm" svg:y1="4.927cm" svg:x2="17.699cm" svg:y2="4.927cm">
          <text:p/>
        </draw:line>
        <draw:line draw:style-name="gr3" draw:text-style-name="P1" draw:layer="layout" svg:x1="17.603cm" svg:y1="4.927cm" svg:x2="16.909cm" svg:y2="4.927cm">
          <text:p/>
        </draw:line>
        <draw:line draw:style-name="gr3" draw:text-style-name="P1" draw:layer="layout" svg:x1="16.91cm" svg:y1="4.927cm" svg:x2="16.742cm" svg:y2="5.101cm">
          <text:p/>
        </draw:line>
        <draw:line draw:style-name="gr3" draw:text-style-name="P1" draw:layer="layout" svg:x1="17.843cm" svg:y1="4.927cm" svg:x2="17.795cm" svg:y2="4.927cm">
          <text:p/>
        </draw:line>
        <draw:line draw:style-name="gr3" draw:text-style-name="P1" draw:layer="layout" svg:x1="17.842cm" svg:y1="4.927cm" svg:x2="17.804cm" svg:y2="4.927cm">
          <text:p/>
        </draw:line>
        <draw:line draw:style-name="gr3" draw:text-style-name="P1" draw:layer="layout" svg:x1="17.699cm" svg:y1="4.927cm" svg:x2="17.795cm" svg:y2="4.927cm">
          <text:p/>
        </draw:line>
        <draw:line draw:style-name="gr3" draw:text-style-name="P1" draw:layer="layout" svg:x1="17.909cm" svg:y1="5.568cm" svg:x2="17.746cm" svg:y2="5.568cm">
          <text:p/>
        </draw:line>
        <draw:line draw:style-name="gr3" draw:text-style-name="P1" draw:layer="layout" svg:x1="16.742cm" svg:y1="7.161cm" svg:x2="16.742cm" svg:y2="7.23cm">
          <text:p/>
        </draw:line>
        <draw:line draw:style-name="gr3" draw:text-style-name="P1" draw:layer="layout" svg:x1="16.742cm" svg:y1="7.3cm" svg:x2="16.809cm" svg:y2="7.23cm">
          <text:p/>
        </draw:line>
        <draw:line draw:style-name="gr3" draw:text-style-name="P1" draw:layer="layout" svg:x1="16.742cm" svg:y1="7.161cm" svg:x2="16.809cm" svg:y2="7.231cm">
          <text:p/>
        </draw:line>
        <draw:line draw:style-name="gr3" draw:text-style-name="P1" draw:layer="layout" svg:x1="16.808cm" svg:y1="7.23cm" svg:x2="16.909cm" svg:y2="7.23cm">
          <text:p/>
        </draw:line>
        <draw:line draw:style-name="gr3" draw:text-style-name="P1" draw:layer="layout" svg:x1="16.742cm" svg:y1="7.23cm" svg:x2="16.742cm" svg:y2="7.329cm">
          <text:p/>
        </draw:line>
        <draw:line draw:style-name="gr3" draw:text-style-name="P1" draw:layer="layout" svg:x1="16.742cm" svg:y1="7.329cm" svg:x2="16.742cm" svg:y2="7.299cm">
          <text:p/>
        </draw:line>
        <draw:line draw:style-name="gr3" draw:text-style-name="P1" draw:layer="layout" svg:x1="16.91cm" svg:y1="7.23cm" svg:x2="16.742cm" svg:y2="7.23cm">
          <text:p/>
        </draw:line>
        <draw:line draw:style-name="gr3" draw:text-style-name="P1" draw:layer="layout" svg:x1="16.742cm" svg:y1="7.328cm" svg:x2="16.742cm" svg:y2="7.673cm">
          <text:p/>
        </draw:line>
        <draw:line draw:style-name="gr3" draw:text-style-name="P1" draw:layer="layout" svg:x1="16.742cm" svg:y1="7.674cm" svg:x2="16.886cm" svg:y2="7.823cm">
          <text:p/>
        </draw:line>
        <draw:line draw:style-name="gr3" draw:text-style-name="P1" draw:layer="layout" svg:x1="17.149cm" svg:y1="7.551cm" svg:x2="17.149cm" svg:y2="7.23cm">
          <text:p/>
        </draw:line>
        <draw:line draw:style-name="gr3" draw:text-style-name="P1" draw:layer="layout" svg:x1="17.459cm" svg:y1="7.733cm" svg:x2="17.459cm" svg:y2="7.723cm">
          <text:p/>
        </draw:line>
        <draw:line draw:style-name="gr3" draw:text-style-name="P1" draw:layer="layout" svg:x1="16.885cm" svg:y1="7.822cm" svg:x2="17.373cm" svg:y2="7.822cm">
          <text:p/>
        </draw:line>
        <draw:line draw:style-name="gr3" draw:text-style-name="P1" draw:layer="layout" svg:x1="17.373cm" svg:y1="7.822cm" svg:x2="17.412cm" svg:y2="7.822cm">
          <text:p/>
        </draw:line>
        <draw:line draw:style-name="gr3" draw:text-style-name="P1" draw:layer="layout" svg:x1="17.076cm" svg:y1="7.625cm" svg:x2="17.15cm" svg:y2="7.55cm">
          <text:p/>
        </draw:line>
        <draw:line draw:style-name="gr3" draw:text-style-name="P1" draw:layer="layout" svg:x1="17.029cm" svg:y1="7.624cm" svg:x2="17.076cm" svg:y2="7.624cm">
          <text:p/>
        </draw:line>
        <draw:line draw:style-name="gr3" draw:text-style-name="P1" draw:layer="layout" svg:x1="16.742cm" svg:y1="5.1cm" svg:x2="16.742cm" svg:y2="7.161cm">
          <text:p/>
        </draw:line>
        <draw:line draw:style-name="gr3" draw:text-style-name="P1" draw:layer="layout" svg:x1="17.081cm" svg:y1="6.839cm" svg:x2="17.15cm" svg:y2="6.91cm">
          <text:p/>
        </draw:line>
        <draw:line draw:style-name="gr3" draw:text-style-name="P1" draw:layer="layout" svg:x1="17.029cm" svg:y1="6.839cm" svg:x2="17.081cm" svg:y2="6.839cm">
          <text:p/>
        </draw:line>
        <draw:line draw:style-name="gr3" draw:text-style-name="P1" draw:layer="layout" svg:x1="17.149cm" svg:y1="6.909cm" svg:x2="17.149cm" svg:y2="7.23cm">
          <text:p/>
        </draw:line>
        <draw:line draw:style-name="gr3" draw:text-style-name="P1" draw:layer="layout" svg:x1="17.986cm" svg:y1="6.259cm" svg:x2="17.986cm" svg:y2="5.647cm">
          <text:p/>
        </draw:line>
        <draw:line draw:style-name="gr3" draw:text-style-name="P1" draw:layer="layout" svg:x1="17.987cm" svg:y1="5.648cm" svg:x2="17.909cm" svg:y2="5.568cm">
          <text:p/>
        </draw:line>
        <draw:line draw:style-name="gr3" draw:text-style-name="P1" draw:layer="layout" svg:x1="17.269cm" svg:y1="5.648cm" svg:x2="17.191cm" svg:y2="5.568cm">
          <text:p/>
        </draw:line>
        <draw:line draw:style-name="gr3" draw:text-style-name="P1" draw:layer="layout" svg:x1="17.267cm" svg:y1="6.259cm" svg:x2="17.267cm" svg:y2="5.647cm">
          <text:p/>
        </draw:line>
        <draw:line draw:style-name="gr3" draw:text-style-name="P1" draw:layer="layout" svg:x1="17.029cm" svg:y1="6.338cm" svg:x2="17.191cm" svg:y2="6.338cm">
          <text:p/>
        </draw:line>
        <draw:line draw:style-name="gr3" draw:text-style-name="P1" draw:layer="layout" svg:x1="17.191cm" svg:y1="5.568cm" svg:x2="17.029cm" svg:y2="5.568cm">
          <text:p/>
        </draw:line>
        <draw:line draw:style-name="gr3" draw:text-style-name="P1" draw:layer="layout" svg:x1="17.191cm" svg:y1="6.339cm" svg:x2="17.269cm" svg:y2="6.259cm">
          <text:p/>
        </draw:line>
        <draw:line draw:style-name="gr3" draw:text-style-name="P1" draw:layer="layout" svg:x1="19.518cm" svg:y1="7.279cm" svg:x2="19.518cm" svg:y2="7.733cm">
          <text:p/>
        </draw:line>
        <draw:line draw:style-name="gr3" draw:text-style-name="P1" draw:layer="layout" svg:x1="19.567cm" svg:y1="7.822cm" svg:x2="19.518cm" svg:y2="7.772cm">
          <text:p/>
        </draw:line>
        <draw:line draw:style-name="gr3" draw:text-style-name="P1" draw:layer="layout" svg:x1="19.518cm" svg:y1="7.822cm" svg:x2="19.566cm" svg:y2="7.822cm">
          <text:p/>
        </draw:line>
        <draw:line draw:style-name="gr3" draw:text-style-name="P1" draw:layer="layout" svg:x1="19.604cm" svg:y1="7.823cm" svg:x2="19.518cm" svg:y2="7.733cm">
          <text:p/>
        </draw:line>
        <draw:line draw:style-name="gr3" draw:text-style-name="P1" draw:layer="layout" svg:x1="19.566cm" svg:y1="7.822cm" svg:x2="19.603cm" svg:y2="7.822cm">
          <text:p/>
        </draw:line>
        <draw:line draw:style-name="gr3" draw:text-style-name="P1" draw:layer="layout" svg:x1="18.887cm" svg:y1="7.823cm" svg:x2="18.8cm" svg:y2="7.733cm">
          <text:p/>
        </draw:line>
        <draw:line draw:style-name="gr3" draw:text-style-name="P1" draw:layer="layout" svg:x1="18.847cm" svg:y1="7.822cm" svg:x2="18.886cm" svg:y2="7.822cm">
          <text:p/>
        </draw:line>
        <draw:line draw:style-name="gr3" draw:text-style-name="P1" draw:layer="layout" svg:x1="18.848cm" svg:y1="7.822cm" svg:x2="18.8cm" svg:y2="7.772cm">
          <text:p/>
        </draw:line>
        <draw:line draw:style-name="gr3" draw:text-style-name="P1" draw:layer="layout" svg:x1="18.8cm" svg:y1="7.822cm" svg:x2="18.847cm" svg:y2="7.822cm">
          <text:p/>
        </draw:line>
        <draw:line draw:style-name="gr3" draw:text-style-name="P1" draw:layer="layout" svg:x1="18.886cm" svg:y1="7.822cm" svg:x2="19.384cm" svg:y2="7.822cm">
          <text:p/>
        </draw:line>
        <draw:line draw:style-name="gr3" draw:text-style-name="P1" draw:layer="layout" svg:x1="19.518cm" svg:y1="7.772cm" svg:x2="19.518cm" svg:y2="7.821cm">
          <text:p/>
        </draw:line>
        <draw:line draw:style-name="gr3" draw:text-style-name="P1" draw:layer="layout" svg:x1="19.47cm" svg:y1="7.822cm" svg:x2="19.519cm" svg:y2="7.772cm">
          <text:p/>
        </draw:line>
        <draw:line draw:style-name="gr3" draw:text-style-name="P1" draw:layer="layout" svg:x1="19.47cm" svg:y1="7.822cm" svg:x2="19.518cm" svg:y2="7.822cm">
          <text:p/>
        </draw:line>
        <draw:line draw:style-name="gr3" draw:text-style-name="P1" draw:layer="layout" svg:x1="19.384cm" svg:y1="7.822cm" svg:x2="19.47cm" svg:y2="7.822cm">
          <text:p/>
        </draw:line>
        <draw:line draw:style-name="gr3" draw:text-style-name="P1" draw:layer="layout" svg:x1="19.384cm" svg:y1="7.822cm" svg:x2="19.432cm" svg:y2="7.822cm">
          <text:p/>
        </draw:line>
        <draw:line draw:style-name="gr3" draw:text-style-name="P1" draw:layer="layout" svg:x1="19.432cm" svg:y1="7.823cm" svg:x2="19.519cm" svg:y2="7.733cm">
          <text:p/>
        </draw:line>
        <draw:line draw:style-name="gr3" draw:text-style-name="P1" draw:layer="layout" svg:x1="19.518cm" svg:y1="7.733cm" svg:x2="19.518cm" svg:y2="7.772cm">
          <text:p/>
        </draw:line>
        <draw:line draw:style-name="gr3" draw:text-style-name="P1" draw:layer="layout" svg:x1="18.714cm" svg:y1="7.823cm" svg:x2="18.801cm" svg:y2="7.733cm">
          <text:p/>
        </draw:line>
        <draw:line draw:style-name="gr3" draw:text-style-name="P1" draw:layer="layout" svg:x1="18.665cm" svg:y1="7.822cm" svg:x2="18.714cm" svg:y2="7.822cm">
          <text:p/>
        </draw:line>
        <draw:line draw:style-name="gr3" draw:text-style-name="P1" draw:layer="layout" svg:x1="18.751cm" svg:y1="7.822cm" svg:x2="18.8cm" svg:y2="7.822cm">
          <text:p/>
        </draw:line>
        <draw:line draw:style-name="gr3" draw:text-style-name="P1" draw:layer="layout" svg:x1="18.8cm" svg:y1="7.772cm" svg:x2="18.8cm" svg:y2="7.821cm">
          <text:p/>
        </draw:line>
        <draw:line draw:style-name="gr3" draw:text-style-name="P1" draw:layer="layout" svg:x1="18.751cm" svg:y1="7.822cm" svg:x2="18.801cm" svg:y2="7.772cm">
          <text:p/>
        </draw:line>
        <draw:line draw:style-name="gr3" draw:text-style-name="P1" draw:layer="layout" svg:x1="18.665cm" svg:y1="7.822cm" svg:x2="18.751cm" svg:y2="7.822cm">
          <text:p/>
        </draw:line>
        <draw:line draw:style-name="gr3" draw:text-style-name="P1" draw:layer="layout" svg:x1="18.8cm" svg:y1="7.733cm" svg:x2="18.8cm" svg:y2="7.772cm">
          <text:p/>
        </draw:line>
        <draw:line draw:style-name="gr3" draw:text-style-name="P1" draw:layer="layout" svg:x1="18.968cm" svg:y1="7.23cm" svg:x2="18.847cm" svg:y2="7.23cm">
          <text:p/>
        </draw:line>
        <draw:line draw:style-name="gr3" draw:text-style-name="P1" draw:layer="layout" svg:x1="18.848cm" svg:y1="7.23cm" svg:x2="18.8cm" svg:y2="7.28cm">
          <text:p/>
        </draw:line>
        <draw:line draw:style-name="gr3" draw:text-style-name="P1" draw:layer="layout" svg:x1="18.8cm" svg:y1="7.279cm" svg:x2="18.8cm" svg:y2="7.733cm">
          <text:p/>
        </draw:line>
        <draw:line draw:style-name="gr3" draw:text-style-name="P1" draw:layer="layout" svg:x1="19.207cm" svg:y1="7.551cm" svg:x2="19.207cm" svg:y2="7.23cm">
          <text:p/>
        </draw:line>
        <draw:line draw:style-name="gr3" draw:text-style-name="P1" draw:layer="layout" svg:x1="19.134cm" svg:y1="7.625cm" svg:x2="19.208cm" svg:y2="7.55cm">
          <text:p/>
        </draw:line>
        <draw:line draw:style-name="gr3" draw:text-style-name="P1" draw:layer="layout" svg:x1="19.087cm" svg:y1="7.624cm" svg:x2="19.134cm" svg:y2="7.624cm">
          <text:p/>
        </draw:line>
        <draw:line draw:style-name="gr3" draw:text-style-name="P1" draw:layer="layout" svg:x1="17.535cm" svg:y1="7.822cm" svg:x2="17.535cm" svg:y2="7.812cm">
          <text:p/>
        </draw:line>
        <draw:line draw:style-name="gr3" draw:text-style-name="P1" draw:layer="layout" svg:x1="17.508cm" svg:y1="7.822cm" svg:x2="17.536cm" svg:y2="7.822cm">
          <text:p/>
        </draw:line>
        <draw:line draw:style-name="gr3" draw:text-style-name="P1" draw:layer="layout" svg:x1="17.537cm" svg:y1="7.813cm" svg:x2="17.459cm" svg:y2="7.733cm">
          <text:p/>
        </draw:line>
        <draw:line draw:style-name="gr3" draw:text-style-name="P1" draw:layer="layout" svg:x1="17.459cm" svg:y1="7.822cm" svg:x2="17.508cm" svg:y2="7.822cm">
          <text:p/>
        </draw:line>
        <draw:line draw:style-name="gr3" draw:text-style-name="P1" draw:layer="layout" svg:x1="17.535cm" svg:y1="7.822cm" svg:x2="18.033cm" svg:y2="7.822cm">
          <text:p/>
        </draw:line>
        <draw:line draw:style-name="gr3" draw:text-style-name="P1" draw:layer="layout" svg:x1="17.509cm" svg:y1="7.822cm" svg:x2="17.459cm" svg:y2="7.772cm">
          <text:p/>
        </draw:line>
        <draw:line draw:style-name="gr3" draw:text-style-name="P1" draw:layer="layout" svg:x1="18.298cm" svg:y1="7.23cm" svg:x2="18.178cm" svg:y2="7.23cm">
          <text:p/>
        </draw:line>
        <draw:line draw:style-name="gr3" draw:text-style-name="P1" draw:layer="layout" svg:x1="18.179cm" svg:y1="7.23cm" svg:x2="18.13cm" svg:y2="7.28cm">
          <text:p/>
        </draw:line>
        <draw:line draw:style-name="gr3" draw:text-style-name="P1" draw:layer="layout" svg:x1="17.746cm" svg:y1="6.843cm" svg:x2="17.802cm" svg:y2="6.843cm">
          <text:p/>
        </draw:line>
        <draw:line draw:style-name="gr3" draw:text-style-name="P1" draw:layer="layout" svg:x1="17.866cm" svg:y1="6.909cm" svg:x2="17.866cm" svg:y2="7.23cm">
          <text:p/>
        </draw:line>
        <draw:line draw:style-name="gr3" draw:text-style-name="P1" draw:layer="layout" svg:x1="17.803cm" svg:y1="6.843cm" svg:x2="17.867cm" svg:y2="6.91cm">
          <text:p/>
        </draw:line>
        <draw:line draw:style-name="gr3" draw:text-style-name="P1" draw:layer="layout" svg:x1="18.417cm" svg:y1="6.338cm" svg:x2="18.579cm" svg:y2="6.338cm">
          <text:p/>
        </draw:line>
        <draw:line draw:style-name="gr3" draw:text-style-name="P1" draw:layer="layout" svg:x1="17.746cm" svg:y1="6.342cm" svg:x2="17.906cm" svg:y2="6.342cm">
          <text:p/>
        </draw:line>
        <draw:line draw:style-name="gr3" draw:text-style-name="P1" draw:layer="layout" svg:x1="17.906cm" svg:y1="6.343cm" svg:x2="17.987cm" svg:y2="6.259cm">
          <text:p/>
        </draw:line>
        <draw:line draw:style-name="gr3" draw:text-style-name="P1" draw:layer="layout" svg:x1="18.082cm" svg:y1="7.822cm" svg:x2="18.13cm" svg:y2="7.822cm">
          <text:p/>
        </draw:line>
        <draw:line draw:style-name="gr3" draw:text-style-name="P1" draw:layer="layout" svg:x1="18.13cm" svg:y1="7.733cm" svg:x2="18.13cm" svg:y2="7.772cm">
          <text:p/>
        </draw:line>
        <draw:line draw:style-name="gr3" draw:text-style-name="P1" draw:layer="layout" svg:x1="18.033cm" svg:y1="7.822cm" svg:x2="18.13cm" svg:y2="7.822cm">
          <text:p/>
        </draw:line>
        <draw:line draw:style-name="gr3" draw:text-style-name="P1" draw:layer="layout" svg:x1="18.044cm" svg:y1="7.823cm" svg:x2="18.131cm" svg:y2="7.733cm">
          <text:p/>
        </draw:line>
        <draw:line draw:style-name="gr3" draw:text-style-name="P1" draw:layer="layout" svg:x1="18.082cm" svg:y1="7.822cm" svg:x2="18.131cm" svg:y2="7.772cm">
          <text:p/>
        </draw:line>
        <draw:line draw:style-name="gr3" draw:text-style-name="P1" draw:layer="layout" svg:x1="18.033cm" svg:y1="7.822cm" svg:x2="18.044cm" svg:y2="7.822cm">
          <text:p/>
        </draw:line>
        <draw:line draw:style-name="gr3" draw:text-style-name="P1" draw:layer="layout" svg:x1="18.217cm" svg:y1="7.823cm" svg:x2="18.13cm" svg:y2="7.733cm">
          <text:p/>
        </draw:line>
        <draw:line draw:style-name="gr3" draw:text-style-name="P1" draw:layer="layout" svg:x1="18.178cm" svg:y1="7.822cm" svg:x2="18.226cm" svg:y2="7.822cm">
          <text:p/>
        </draw:line>
        <draw:line draw:style-name="gr3" draw:text-style-name="P1" draw:layer="layout" svg:x1="18.13cm" svg:y1="7.772cm" svg:x2="18.13cm" svg:y2="7.821cm">
          <text:p/>
        </draw:line>
        <draw:line draw:style-name="gr3" draw:text-style-name="P1" draw:layer="layout" svg:x1="18.179cm" svg:y1="7.822cm" svg:x2="18.13cm" svg:y2="7.772cm">
          <text:p/>
        </draw:line>
        <draw:line draw:style-name="gr3" draw:text-style-name="P1" draw:layer="layout" svg:x1="18.13cm" svg:y1="7.822cm" svg:x2="18.178cm" svg:y2="7.822cm">
          <text:p/>
        </draw:line>
        <draw:line draw:style-name="gr3" draw:text-style-name="P1" draw:layer="layout" svg:x1="18.226cm" svg:y1="7.822cm" svg:x2="18.216cm" svg:y2="7.822cm">
          <text:p/>
        </draw:line>
        <draw:line draw:style-name="gr3" draw:text-style-name="P1" draw:layer="layout" svg:x1="18.226cm" svg:y1="7.822cm" svg:x2="18.665cm" svg:y2="7.822cm">
          <text:p/>
        </draw:line>
        <draw:line draw:style-name="gr3" draw:text-style-name="P1" draw:layer="layout" svg:x1="18.537cm" svg:y1="7.551cm" svg:x2="18.537cm" svg:y2="7.23cm">
          <text:p/>
        </draw:line>
        <draw:line draw:style-name="gr3" draw:text-style-name="P1" draw:layer="layout" svg:x1="18.537cm" svg:y1="6.909cm" svg:x2="18.537cm" svg:y2="7.23cm">
          <text:p/>
        </draw:line>
        <draw:line draw:style-name="gr3" draw:text-style-name="P1" draw:layer="layout" svg:x1="18.417cm" svg:y1="6.839cm" svg:x2="18.469cm" svg:y2="6.839cm">
          <text:p/>
        </draw:line>
        <draw:line draw:style-name="gr3" draw:text-style-name="P1" draw:layer="layout" svg:x1="18.464cm" svg:y1="7.625cm" svg:x2="18.538cm" svg:y2="7.55cm">
          <text:p/>
        </draw:line>
        <draw:line draw:style-name="gr3" draw:text-style-name="P1" draw:layer="layout" svg:x1="18.417cm" svg:y1="7.624cm" svg:x2="18.464cm" svg:y2="7.624cm">
          <text:p/>
        </draw:line>
        <draw:line draw:style-name="gr3" draw:text-style-name="P1" draw:layer="layout" svg:x1="18.469cm" svg:y1="6.839cm" svg:x2="18.538cm" svg:y2="6.91cm">
          <text:p/>
        </draw:line>
        <draw:line draw:style-name="gr3" draw:text-style-name="P1" draw:layer="layout" svg:x1="17.628cm" svg:y1="7.23cm" svg:x2="17.508cm" svg:y2="7.23cm">
          <text:p/>
        </draw:line>
        <draw:line draw:style-name="gr3" draw:text-style-name="P1" draw:layer="layout" svg:x1="18.13cm" svg:y1="7.279cm" svg:x2="18.13cm" svg:y2="7.733cm">
          <text:p/>
        </draw:line>
        <draw:line draw:style-name="gr3" draw:text-style-name="P1" draw:layer="layout" svg:x1="17.459cm" svg:y1="7.279cm" svg:x2="17.459cm" svg:y2="7.723cm">
          <text:p/>
        </draw:line>
        <draw:line draw:style-name="gr3" draw:text-style-name="P1" draw:layer="layout" svg:x1="17.509cm" svg:y1="7.23cm" svg:x2="17.459cm" svg:y2="7.28cm">
          <text:p/>
        </draw:line>
        <draw:line draw:style-name="gr3" draw:text-style-name="P1" draw:layer="layout" svg:x1="17.866cm" svg:y1="7.551cm" svg:x2="17.866cm" svg:y2="7.23cm">
          <text:p/>
        </draw:line>
        <draw:line draw:style-name="gr3" draw:text-style-name="P1" draw:layer="layout" svg:x1="17.795cm" svg:y1="7.625cm" svg:x2="17.867cm" svg:y2="7.55cm">
          <text:p/>
        </draw:line>
        <draw:line draw:style-name="gr3" draw:text-style-name="P1" draw:layer="layout" svg:x1="17.746cm" svg:y1="7.624cm" svg:x2="17.795cm" svg:y2="7.624cm">
          <text:p/>
        </draw:line>
        <draw:line draw:style-name="gr3" draw:text-style-name="P1" draw:layer="layout" svg:x1="20.091cm" svg:y1="7.823cm" svg:x2="20.237cm" svg:y2="7.674cm">
          <text:p/>
        </draw:line>
        <draw:line draw:style-name="gr3" draw:text-style-name="P1" draw:layer="layout" svg:x1="19.603cm" svg:y1="7.822cm" svg:x2="20.091cm" svg:y2="7.822cm">
          <text:p/>
        </draw:line>
        <draw:line draw:style-name="gr3" draw:text-style-name="P1" draw:layer="layout" svg:x1="19.924cm" svg:y1="7.551cm" svg:x2="19.924cm" svg:y2="7.23cm">
          <text:p/>
        </draw:line>
        <draw:line draw:style-name="gr3" draw:text-style-name="P1" draw:layer="layout" svg:x1="19.804cm" svg:y1="7.624cm" svg:x2="19.853cm" svg:y2="7.624cm">
          <text:p/>
        </draw:line>
        <draw:line draw:style-name="gr3" draw:text-style-name="P1" draw:layer="layout" svg:x1="19.853cm" svg:y1="7.625cm" svg:x2="19.925cm" svg:y2="7.55cm">
          <text:p/>
        </draw:line>
        <draw:line draw:style-name="gr3" draw:text-style-name="P1" draw:layer="layout" svg:x1="19.567cm" svg:y1="7.23cm" svg:x2="19.518cm" svg:y2="7.28cm">
          <text:p/>
        </draw:line>
        <draw:line draw:style-name="gr3" draw:text-style-name="P1" draw:layer="layout" svg:x1="19.686cm" svg:y1="7.23cm" svg:x2="19.566cm" svg:y2="7.23cm">
          <text:p/>
        </draw:line>
        <draw:line draw:style-name="gr3" draw:text-style-name="P1" draw:layer="layout" svg:x1="19.924cm" svg:y1="7.23cm" svg:x2="19.924cm" svg:y2="6.909cm">
          <text:p/>
        </draw:line>
        <draw:line draw:style-name="gr3" draw:text-style-name="P1" draw:layer="layout" svg:x1="19.857cm" svg:y1="6.839cm" svg:x2="19.804cm" svg:y2="6.839cm">
          <text:p/>
        </draw:line>
        <draw:line draw:style-name="gr3" draw:text-style-name="P1" draw:layer="layout" svg:x1="19.925cm" svg:y1="6.91cm" svg:x2="19.857cm" svg:y2="6.839cm">
          <text:p/>
        </draw:line>
        <draw:line draw:style-name="gr3" draw:text-style-name="P1" draw:layer="layout" svg:x1="19.207cm" svg:y1="6.909cm" svg:x2="19.207cm" svg:y2="7.23cm">
          <text:p/>
        </draw:line>
        <draw:line draw:style-name="gr3" draw:text-style-name="P1" draw:layer="layout" svg:x1="19.087cm" svg:y1="6.839cm" svg:x2="19.139cm" svg:y2="6.839cm">
          <text:p/>
        </draw:line>
        <draw:line draw:style-name="gr3" draw:text-style-name="P1" draw:layer="layout" svg:x1="19.139cm" svg:y1="6.839cm" svg:x2="19.208cm" svg:y2="6.91cm">
          <text:p/>
        </draw:line>
        <draw:line draw:style-name="gr3" draw:text-style-name="P1" draw:layer="layout" svg:x1="20.236cm" svg:y1="7.674cm" svg:x2="20.236cm" svg:y2="7.279cm">
          <text:p/>
        </draw:line>
        <draw:line draw:style-name="gr3" draw:text-style-name="P1" draw:layer="layout" svg:x1="20.236cm" svg:y1="7.28cm" svg:x2="20.285cm" svg:y2="7.23cm">
          <text:p/>
        </draw:line>
        <draw:line draw:style-name="gr3" draw:text-style-name="P1" draw:layer="layout" svg:x1="20.643cm" svg:y1="7.551cm" svg:x2="20.643cm" svg:y2="7.23cm">
          <text:p/>
        </draw:line>
        <draw:line draw:style-name="gr3" draw:text-style-name="P1" draw:layer="layout" svg:x1="20.571cm" svg:y1="7.625cm" svg:x2="20.644cm" svg:y2="7.55cm">
          <text:p/>
        </draw:line>
        <draw:line draw:style-name="gr3" draw:text-style-name="P1" draw:layer="layout" svg:x1="20.522cm" svg:y1="7.624cm" svg:x2="20.571cm" svg:y2="7.624cm">
          <text:p/>
        </draw:line>
        <draw:line draw:style-name="gr3" draw:text-style-name="P1" draw:layer="layout" svg:x1="20.686cm" svg:y1="5.568cm" svg:x2="20.522cm" svg:y2="5.568cm">
          <text:p/>
        </draw:line>
        <draw:line draw:style-name="gr3" draw:text-style-name="P1" draw:layer="layout" svg:x1="20.686cm" svg:y1="6.339cm" svg:x2="20.764cm" svg:y2="6.259cm">
          <text:p/>
        </draw:line>
        <draw:line draw:style-name="gr3" draw:text-style-name="P1" draw:layer="layout" svg:x1="20.762cm" svg:y1="6.259cm" svg:x2="20.762cm" svg:y2="5.647cm">
          <text:p/>
        </draw:line>
        <draw:line draw:style-name="gr3" draw:text-style-name="P1" draw:layer="layout" svg:x1="20.764cm" svg:y1="5.648cm" svg:x2="20.686cm" svg:y2="5.568cm">
          <text:p/>
        </draw:line>
        <draw:line draw:style-name="gr3" draw:text-style-name="P1" draw:layer="layout" svg:x1="19.967cm" svg:y1="5.568cm" svg:x2="19.804cm" svg:y2="5.568cm">
          <text:p/>
        </draw:line>
        <draw:line draw:style-name="gr3" draw:text-style-name="P1" draw:layer="layout" svg:x1="20.044cm" svg:y1="6.259cm" svg:x2="20.044cm" svg:y2="5.647cm">
          <text:p/>
        </draw:line>
        <draw:line draw:style-name="gr3" draw:text-style-name="P1" draw:layer="layout" svg:x1="19.804cm" svg:y1="6.338cm" svg:x2="19.967cm" svg:y2="6.338cm">
          <text:p/>
        </draw:line>
        <draw:line draw:style-name="gr3" draw:text-style-name="P1" draw:layer="layout" svg:x1="20.045cm" svg:y1="5.648cm" svg:x2="19.967cm" svg:y2="5.568cm">
          <text:p/>
        </draw:line>
        <draw:line draw:style-name="gr3" draw:text-style-name="P1" draw:layer="layout" svg:x1="19.967cm" svg:y1="6.339cm" svg:x2="20.045cm" svg:y2="6.259cm">
          <text:p/>
        </draw:line>
        <draw:line draw:style-name="gr3" draw:text-style-name="P1" draw:layer="layout" svg:x1="19.327cm" svg:y1="5.648cm" svg:x2="19.249cm" svg:y2="5.568cm">
          <text:p/>
        </draw:line>
        <draw:line draw:style-name="gr3" draw:text-style-name="P1" draw:layer="layout" svg:x1="19.249cm" svg:y1="6.339cm" svg:x2="19.327cm" svg:y2="6.259cm">
          <text:p/>
        </draw:line>
        <draw:line draw:style-name="gr3" draw:text-style-name="P1" draw:layer="layout" svg:x1="19.087cm" svg:y1="6.338cm" svg:x2="19.249cm" svg:y2="6.338cm">
          <text:p/>
        </draw:line>
        <draw:line draw:style-name="gr3" draw:text-style-name="P1" draw:layer="layout" svg:x1="19.249cm" svg:y1="5.568cm" svg:x2="19.087cm" svg:y2="5.568cm">
          <text:p/>
        </draw:line>
        <draw:line draw:style-name="gr3" draw:text-style-name="P1" draw:layer="layout" svg:x1="19.326cm" svg:y1="6.259cm" svg:x2="19.326cm" svg:y2="5.647cm">
          <text:p/>
        </draw:line>
        <draw:line draw:style-name="gr3" draw:text-style-name="P1" draw:layer="layout" svg:x1="18.655cm" svg:y1="6.259cm" svg:x2="18.655cm" svg:y2="5.647cm">
          <text:p/>
        </draw:line>
        <draw:line draw:style-name="gr3" draw:text-style-name="P1" draw:layer="layout" svg:x1="18.579cm" svg:y1="5.568cm" svg:x2="18.417cm" svg:y2="5.568cm">
          <text:p/>
        </draw:line>
        <draw:line draw:style-name="gr3" draw:text-style-name="P1" draw:layer="layout" svg:x1="18.579cm" svg:y1="6.339cm" svg:x2="18.657cm" svg:y2="6.259cm">
          <text:p/>
        </draw:line>
        <draw:line draw:style-name="gr3" draw:text-style-name="P1" draw:layer="layout" svg:x1="18.657cm" svg:y1="5.648cm" svg:x2="18.579cm" svg:y2="5.568cm">
          <text:p/>
        </draw:line>
        <draw:line draw:style-name="gr3" draw:text-style-name="P1" draw:layer="layout" svg:x1="20.284cm" svg:y1="7.23cm" svg:x2="20.403cm" svg:y2="7.23cm">
          <text:p/>
        </draw:line>
        <draw:line draw:style-name="gr3" draw:text-style-name="P1" draw:layer="layout" svg:x1="20.522cm" svg:y1="6.338cm" svg:x2="20.686cm" svg:y2="6.338cm">
          <text:p/>
        </draw:line>
        <draw:line draw:style-name="gr3" draw:text-style-name="P1" draw:layer="layout" svg:x1="20.575cm" svg:y1="6.839cm" svg:x2="20.644cm" svg:y2="6.91cm">
          <text:p/>
        </draw:line>
        <draw:line draw:style-name="gr3" draw:text-style-name="P1" draw:layer="layout" svg:x1="20.522cm" svg:y1="6.839cm" svg:x2="20.575cm" svg:y2="6.839cm">
          <text:p/>
        </draw:line>
        <draw:line draw:style-name="gr3" draw:text-style-name="P1" draw:layer="layout" svg:x1="20.643cm" svg:y1="6.909cm" svg:x2="20.643cm" svg:y2="7.23cm">
          <text:p/>
        </draw:line>
        <draw:polygon draw:style-name="gr2" draw:text-style-name="P2" draw:layer="layout" svg:width="0.032cm" svg:height="0.004cm" svg:x="19.177cm" svg:y="4.484cm" svg:viewBox="0 0 33 5" draw:points="0,0 33,0 33,5">
          <text:p/>
        </draw:polygon>
        <draw:polygon draw:style-name="gr2" draw:text-style-name="P2" draw:layer="layout" svg:width="0.01cm" svg:height="0.007cm" svg:x="19.198cm" svg:y="4.559cm" svg:viewBox="0 0 11 8" draw:points="0,0 11,2 11,8">
          <text:p/>
        </draw:polygon>
        <draw:polygon draw:style-name="gr2" draw:text-style-name="P2" draw:layer="layout" svg:width="0.028cm" svg:height="0.006cm" svg:x="19.181cm" svg:y="4.561cm" svg:viewBox="0 0 29 7" draw:points="29,7 0,7 0,0">
          <text:p/>
        </draw:polygon>
        <draw:polygon draw:style-name="gr2" draw:text-style-name="P2" draw:layer="layout" svg:width="0.033cm" svg:height="0.07cm" svg:x="19.158cm" svg:y="4.496cm" svg:viewBox="0 0 34 71" draw:points="34,0 4,71 0,71">
          <text:p/>
        </draw:polygon>
        <draw:polygon draw:style-name="gr2" draw:text-style-name="P2" draw:layer="layout" svg:width="0.01cm" svg:height="0.007cm" svg:x="19.128cm" svg:y="4.559cm" svg:viewBox="0 0 11 8" draw:points="0,0 11,2 11,8">
          <text:p/>
        </draw:polygon>
        <draw:polygon draw:style-name="gr2" draw:text-style-name="P2" draw:layer="layout" svg:width="0.039cm" svg:height="0.006cm" svg:x="19.1cm" svg:y="4.561cm" svg:viewBox="0 0 40 7" draw:points="40,7 0,7 0,0">
          <text:p/>
        </draw:polygon>
        <draw:polygon draw:style-name="gr2" draw:text-style-name="P2" draw:layer="layout" svg:width="0.01cm" svg:height="0.006cm" svg:x="19.1cm" svg:y="4.484cm" svg:viewBox="0 0 11 7" draw:points="11,7 0,5 0,0">
          <text:p/>
        </draw:polygon>
        <draw:polygon draw:style-name="gr2" draw:text-style-name="P2" draw:layer="layout" svg:width="0.032cm" svg:height="0.006cm" svg:x="19.177cm" svg:y="4.484cm" svg:viewBox="0 0 33 7" draw:points="0,0 33,5 22,7">
          <text:p/>
        </draw:polygon>
        <draw:polygon draw:style-name="gr2" draw:text-style-name="P2" draw:layer="layout" svg:width="0.028cm" svg:height="0.007cm" svg:x="19.181cm" svg:y="4.559cm" svg:viewBox="0 0 29 8" draw:points="17,0 29,8 0,2">
          <text:p/>
        </draw:polygon>
        <draw:polygon draw:style-name="gr2" draw:text-style-name="P2" draw:layer="layout" svg:width="0.039cm" svg:height="0.007cm" svg:x="19.1cm" svg:y="4.559cm" svg:viewBox="0 0 40 8" draw:points="30,0 40,8 0,2">
          <text:p/>
        </draw:polygon>
        <draw:polygon draw:style-name="gr2" draw:text-style-name="P2" draw:layer="layout" svg:width="0.033cm" svg:height="0.006cm" svg:x="19.1cm" svg:y="4.484cm" svg:viewBox="0 0 34 7" draw:points="11,7 0,0 34,0">
          <text:p/>
        </draw:polygon>
        <draw:polygon draw:style-name="gr2" draw:text-style-name="P2" draw:layer="layout" svg:width="0.017cm" svg:height="0.003cm" svg:x="19.181cm" svg:y="4.559cm" svg:viewBox="0 0 18 4" draw:points="18,0 0,4 11,0">
          <text:p/>
        </draw:polygon>
        <draw:polygon draw:style-name="gr2" draw:text-style-name="P2" draw:layer="layout" svg:width="0.029cm" svg:height="0.003cm" svg:x="19.1cm" svg:y="4.559cm" svg:viewBox="0 0 30 4" draw:points="30,0 0,4 11,0">
          <text:p/>
        </draw:polygon>
        <draw:polygon draw:style-name="gr2" draw:text-style-name="P2" draw:layer="layout" svg:width="0.021cm" svg:height="0.075cm" svg:x="19.11cm" svg:y="4.484cm" svg:viewBox="0 0 22 76" draw:points="0,76 0,6 22,0">
          <text:p/>
        </draw:polygon>
        <draw:polygon draw:style-name="gr2" draw:text-style-name="P2" draw:layer="layout" svg:width="0.007cm" svg:height="0.069cm" svg:x="19.191cm" svg:y="4.49cm" svg:viewBox="0 0 8 70" draw:points="8,0 8,70 0,70">
          <text:p/>
        </draw:polygon>
        <draw:polygon draw:style-name="gr2" draw:text-style-name="P2" draw:layer="layout" svg:width="0.018cm" svg:height="0.063cm" svg:x="19.11cm" svg:y="4.496cm" svg:viewBox="0 0 19 64" draw:points="19,0 19,64 0,64">
          <text:p/>
        </draw:polygon>
        <draw:polygon draw:style-name="gr2" draw:text-style-name="P2" draw:layer="layout" svg:width="0.007cm" svg:height="0.069cm" svg:x="19.191cm" svg:y="4.49cm" svg:viewBox="0 0 8 70" draw:points="8,0 0,70 0,6">
          <text:p/>
        </draw:polygon>
        <draw:polygon draw:style-name="gr2" draw:text-style-name="P2" draw:layer="layout" svg:width="0.021cm" svg:height="0.075cm" svg:x="19.11cm" svg:y="4.484cm" svg:viewBox="0 0 22 76" draw:points="19,12 0,76 22,0">
          <text:p/>
        </draw:polygon>
        <draw:polygon draw:style-name="gr2" draw:text-style-name="P2" draw:layer="layout" svg:width="0.021cm" svg:height="0.012cm" svg:x="19.177cm" svg:y="4.484cm" svg:viewBox="0 0 22 13" draw:points="0,0 22,6 15,13">
          <text:p/>
        </draw:polygon>
        <draw:polygon draw:style-name="gr2" draw:text-style-name="P2" draw:layer="layout" svg:width="0.03cm" svg:height="0.082cm" svg:x="19.128cm" svg:y="4.484cm" svg:viewBox="0 0 31 83" draw:points="31,83 0,12 3,0">
          <text:p/>
        </draw:polygon>
        <draw:polygon draw:style-name="gr2" draw:text-style-name="P2" draw:layer="layout" svg:width="0.036cm" svg:height="0.053cm" svg:x="19.155cm" svg:y="4.484cm" svg:viewBox="0 0 37 54" draw:points="0,54 22,0 37,12">
          <text:p/>
        </draw:polygon>
        <draw:polygon draw:style-name="gr2" draw:text-style-name="P2" draw:layer="layout" svg:width="0.027cm" svg:height="0.082cm" svg:x="19.131cm" svg:y="4.484cm" svg:viewBox="0 0 28 83" draw:points="28,83 0,0 25,54">
          <text:p/>
        </draw:polygon>
        <draw:polygon draw:style-name="gr2" draw:text-style-name="P2" draw:layer="layout" svg:width="0.036cm" svg:height="0.07cm" svg:x="19.155cm" svg:y="4.496cm" svg:viewBox="0 0 37 71" draw:points="0,41 37,0 3,71">
          <text:p/>
        </draw:polygon>
        <draw:polygon draw:style-name="gr2" draw:text-style-name="P2" draw:layer="layout" svg:width="0.023cm" svg:height="0.004cm" svg:x="19.071cm" svg:y="4.509cm" svg:viewBox="0 0 24 5" draw:points="0,0 24,0 24,5">
          <text:p/>
        </draw:polygon>
        <draw:polygon draw:style-name="gr2" draw:text-style-name="P2" draw:layer="layout" svg:width="0.007cm" svg:height="0.006cm" svg:x="19.088cm" svg:y="4.56cm" svg:viewBox="0 0 8 7" draw:points="0,0 8,1 8,7">
          <text:p/>
        </draw:polygon>
        <draw:polygon draw:style-name="gr2" draw:text-style-name="P2" draw:layer="layout" svg:width="0.03cm" svg:height="0.006cm" svg:x="19.065cm" svg:y="4.561cm" svg:viewBox="0 0 31 7" draw:points="31,7 0,7 0,0">
          <text:p/>
        </draw:polygon>
        <draw:polygon draw:style-name="gr2" draw:text-style-name="P2" draw:layer="layout" svg:width="0.023cm" svg:height="0.005cm" svg:x="19.071cm" svg:y="4.509cm" svg:viewBox="0 0 24 6" draw:points="0,0 24,5 18,6">
          <text:p/>
        </draw:polygon>
        <draw:polygon draw:style-name="gr2" draw:text-style-name="P2" draw:layer="layout" svg:width="0.03cm" svg:height="0.006cm" svg:x="19.065cm" svg:y="4.56cm" svg:viewBox="0 0 31 7" draw:points="24,0 31,7 0,1">
          <text:p/>
        </draw:polygon>
        <draw:polygon draw:style-name="gr2" draw:text-style-name="P2" draw:layer="layout" svg:width="0.017cm" svg:height="0.051cm" svg:x="19.071cm" svg:y="4.509cm" svg:viewBox="0 0 18 52" draw:points="0,52 0,0 18,5">
          <text:p/>
        </draw:polygon>
        <draw:polygon draw:style-name="gr2" draw:text-style-name="P2" draw:layer="layout" svg:width="0.023cm" svg:height="0.001cm" svg:x="19.065cm" svg:y="4.56cm" svg:viewBox="0 0 24 2" draw:points="24,0 0,2 7,0">
          <text:p/>
        </draw:polygon>
        <draw:polygon draw:style-name="gr2" draw:text-style-name="P2" draw:layer="layout" svg:width="0.017cm" svg:height="0.046cm" svg:x="19.071cm" svg:y="4.513cm" svg:viewBox="0 0 18 47" draw:points="0,47 18,0 18,47">
          <text:p/>
        </draw:polygon>
        <draw:polygon draw:style-name="gr2" draw:text-style-name="P2" draw:layer="layout" svg:width="0.001cm" svg:height="0cm" svg:x="19.082cm" svg:y="4.479cm" svg:viewBox="0 0 2 1" draw:points="0,0 1,0 2,1">
          <text:p/>
        </draw:polygon>
        <draw:polygon draw:style-name="gr2" draw:text-style-name="P2" draw:layer="layout" svg:width="0.001cm" svg:height="0.001cm" svg:x="19.084cm" svg:y="4.48cm" svg:viewBox="0 0 2 2" draw:points="0,0 2,0 2,2">
          <text:p/>
        </draw:polygon>
        <draw:polygon draw:style-name="gr2" draw:text-style-name="P2" draw:layer="layout" svg:width="0.003cm" svg:height="0.001cm" svg:x="19.085cm" svg:y="4.481cm" svg:viewBox="0 0 4 2" draw:points="0,0 2,2 4,2">
          <text:p/>
        </draw:polygon>
        <draw:polygon draw:style-name="gr2" draw:text-style-name="P2" draw:layer="layout" svg:width="0cm" svg:height="0.001cm" svg:x="19.087cm" svg:y="4.482cm" svg:viewBox="0 0 1 2" draw:points="0,0 0,1 1,2">
          <text:p/>
        </draw:polygon>
        <draw:polygon draw:style-name="gr2" draw:text-style-name="P2" draw:layer="layout" svg:width="0cm" svg:height="0cm" svg:x="19.088cm" svg:y="4.484cm" svg:viewBox="0 0 0 1" draw:points="0,0 0,1">
          <text:p/>
        </draw:polygon>
        <draw:polygon draw:style-name="gr2" draw:text-style-name="P2" draw:layer="layout" svg:width="0cm" svg:height="0.001cm" svg:x="19.088cm" svg:y="4.485cm" svg:viewBox="0 0 1 2" draw:points="0,0 1,1 1,2">
          <text:p/>
        </draw:polygon>
        <draw:polygon draw:style-name="gr2" draw:text-style-name="P2" draw:layer="layout" svg:width="0cm" svg:height="0.001cm" svg:x="19.088cm" svg:y="4.489cm" svg:viewBox="0 0 1 2" draw:points="1,0 1,1 0,2">
          <text:p/>
        </draw:polygon>
        <draw:polygon draw:style-name="gr2" draw:text-style-name="P2" draw:layer="layout" svg:width="0cm" svg:height="0.001cm" svg:x="19.088cm" svg:y="4.491cm" svg:viewBox="0 0 0 2" draw:points="0,0 0,1 0,2">
          <text:p/>
        </draw:polygon>
        <draw:polygon draw:style-name="gr2" draw:text-style-name="P2" draw:layer="layout" svg:width="0cm" svg:height="0cm" svg:x="19.087cm" svg:y="4.493cm" svg:viewBox="0 0 1 1" draw:points="1,0 0,1">
          <text:p/>
        </draw:polygon>
        <draw:polygon draw:style-name="gr2" draw:text-style-name="P2" draw:layer="layout" svg:width="0.003cm" svg:height="0.003cm" svg:x="19.085cm" svg:y="4.494cm" svg:viewBox="0 0 4 4" draw:points="4,0 2,2 0,4">
          <text:p/>
        </draw:polygon>
        <draw:polygon draw:style-name="gr2" draw:text-style-name="P2" draw:layer="layout" svg:width="0.001cm" svg:height="0.001cm" svg:x="19.084cm" svg:y="4.496cm" svg:viewBox="0 0 2 2" draw:points="2,0 0,2">
          <text:p/>
        </draw:polygon>
        <draw:polygon draw:style-name="gr2" draw:text-style-name="P2" draw:layer="layout" svg:width="0.001cm" svg:height="0cm" svg:x="19.082cm" svg:y="4.497cm" svg:viewBox="0 0 2 0" draw:points="2,0 1,0 0,0">
          <text:p/>
        </draw:polygon>
        <draw:polygon draw:style-name="gr2" draw:text-style-name="P2" draw:layer="layout" svg:width="0.001cm" svg:height="0cm" svg:x="19.08cm" svg:y="4.497cm" svg:viewBox="0 0 2 1" draw:points="2,0 1,0 0,1">
          <text:p/>
        </draw:polygon>
        <draw:polygon draw:style-name="gr2" draw:text-style-name="P2" draw:layer="layout" svg:width="0cm" svg:height="0cm" svg:x="19.078cm" svg:y="4.497cm" svg:viewBox="0 0 1 1" draw:points="1,1 0,0">
          <text:p/>
        </draw:polygon>
        <draw:polygon draw:style-name="gr2" draw:text-style-name="P2" draw:layer="layout" svg:width="0.002cm" svg:height="0cm" svg:x="19.075cm" svg:y="4.497cm" svg:viewBox="0 0 3 0" draw:points="3,0 2,0 0,0">
          <text:p/>
        </draw:polygon>
        <draw:polygon draw:style-name="gr2" draw:text-style-name="P2" draw:layer="layout" svg:width="0.001cm" svg:height="0.001cm" svg:x="19.074cm" svg:y="4.496cm" svg:viewBox="0 0 2 2" draw:points="2,2 2,0 0,0">
          <text:p/>
        </draw:polygon>
        <draw:polygon draw:style-name="gr2" draw:text-style-name="P2" draw:layer="layout" svg:width="0.001cm" svg:height="0.003cm" svg:x="19.073cm" svg:y="4.494cm" svg:viewBox="0 0 2 4" draw:points="2,4 0,2 0,0">
          <text:p/>
        </draw:polygon>
        <draw:polygon draw:style-name="gr2" draw:text-style-name="P2" draw:layer="layout" svg:width="0.001cm" svg:height="0.001cm" svg:x="19.072cm" svg:y="4.493cm" svg:viewBox="0 0 2 2" draw:points="2,2 0,0">
          <text:p/>
        </draw:polygon>
        <draw:polygon draw:style-name="gr2" draw:text-style-name="P2" draw:layer="layout" svg:width="0cm" svg:height="0.001cm" svg:x="19.071cm" svg:y="4.491cm" svg:viewBox="0 0 1 2" draw:points="1,2 0,1 0,0">
          <text:p/>
        </draw:polygon>
        <draw:polygon draw:style-name="gr2" draw:text-style-name="P2" draw:layer="layout" svg:width="0cm" svg:height="0.001cm" svg:x="19.071cm" svg:y="4.489cm" svg:viewBox="0 0 0 2" draw:points="0,2 0,1 0,0">
          <text:p/>
        </draw:polygon>
        <draw:polygon draw:style-name="gr2" draw:text-style-name="P2" draw:layer="layout" svg:width="0cm" svg:height="0.001cm" svg:x="19.071cm" svg:y="4.485cm" svg:viewBox="0 0 0 2" draw:points="0,2 0,1 0,0">
          <text:p/>
        </draw:polygon>
        <draw:polygon draw:style-name="gr2" draw:text-style-name="P2" draw:layer="layout" svg:width="0cm" svg:height="0cm" svg:x="19.071cm" svg:y="4.484cm" svg:viewBox="0 0 1 1" draw:points="0,1 1,0">
          <text:p/>
        </draw:polygon>
        <draw:polygon draw:style-name="gr2" draw:text-style-name="P2" draw:layer="layout" svg:width="0.001cm" svg:height="0.003cm" svg:x="19.072cm" svg:y="4.482cm" svg:viewBox="0 0 2 4" draw:points="0,4 0,2 2,0">
          <text:p/>
        </draw:polygon>
        <draw:polygon draw:style-name="gr2" draw:text-style-name="P2" draw:layer="layout" svg:width="0.001cm" svg:height="0.001cm" svg:x="19.073cm" svg:y="4.481cm" svg:viewBox="0 0 2 2" draw:points="0,2 2,0">
          <text:p/>
        </draw:polygon>
        <draw:polygon draw:style-name="gr2" draw:text-style-name="P2" draw:layer="layout" svg:width="0.001cm" svg:height="0.001cm" svg:x="19.074cm" svg:y="4.48cm" svg:viewBox="0 0 2 2" draw:points="0,2 2,0">
          <text:p/>
        </draw:polygon>
        <draw:polygon draw:style-name="gr2" draw:text-style-name="P2" draw:layer="layout" svg:width="0.002cm" svg:height="0cm" svg:x="19.075cm" svg:y="4.479cm" svg:viewBox="0 0 3 1" draw:points="0,1 2,0 3,0">
          <text:p/>
        </draw:polygon>
        <draw:polygon draw:style-name="gr2" draw:text-style-name="P2" draw:layer="layout" svg:width="0.003cm" svg:height="0.002cm" svg:x="19.082cm" svg:y="4.479cm" svg:viewBox="0 0 4 3" draw:points="0,0 2,2 4,3">
          <text:p/>
        </draw:polygon>
        <draw:polygon draw:style-name="gr2" draw:text-style-name="P2" draw:layer="layout" svg:width="0.004cm" svg:height="0.004cm" svg:x="19.085cm" svg:y="4.481cm" svg:viewBox="0 0 5 5" draw:points="0,0 3,2 5,5">
          <text:p/>
        </draw:polygon>
        <draw:polygon draw:style-name="gr2" draw:text-style-name="P2" draw:layer="layout" svg:width="0.001cm" svg:height="0.003cm" svg:x="19.088cm" svg:y="4.484cm" svg:viewBox="0 0 2 4" draw:points="0,0 0,1 2,4">
          <text:p/>
        </draw:polygon>
        <draw:polygon draw:style-name="gr2" draw:text-style-name="P2" draw:layer="layout" svg:width="0cm" svg:height="0.003cm" svg:x="19.088cm" svg:y="4.487cm" svg:viewBox="0 0 1 4" draw:points="1,0 1,2 0,4">
          <text:p/>
        </draw:polygon>
        <draw:polygon draw:style-name="gr2" draw:text-style-name="P2" draw:layer="layout" svg:width="0.001cm" svg:height="0.003cm" svg:x="19.087cm" svg:y="4.491cm" svg:viewBox="0 0 2 4" draw:points="2,0 2,3 0,4">
          <text:p/>
        </draw:polygon>
        <draw:polygon draw:style-name="gr2" draw:text-style-name="P2" draw:layer="layout" svg:width="0.003cm" svg:height="0.003cm" svg:x="19.084cm" svg:y="4.494cm" svg:viewBox="0 0 4 4" draw:points="4,0 2,3 0,4">
          <text:p/>
        </draw:polygon>
        <draw:polygon draw:style-name="gr2" draw:text-style-name="P2" draw:layer="layout" svg:width="0.004cm" svg:height="0.001cm" svg:x="19.08cm" svg:y="4.497cm" svg:viewBox="0 0 5 2" draw:points="5,0 3,0 0,2">
          <text:p/>
        </draw:polygon>
        <draw:polygon draw:style-name="gr2" draw:text-style-name="P2" draw:layer="layout" svg:width="0.002cm" svg:height="0cm" svg:x="19.078cm" svg:y="4.497cm" svg:viewBox="0 0 3 1" draw:points="3,1 1,1 0,0">
          <text:p/>
        </draw:polygon>
        <draw:polygon draw:style-name="gr2" draw:text-style-name="P2" draw:layer="layout" svg:width="0.004cm" svg:height="0.001cm" svg:x="19.074cm" svg:y="4.496cm" svg:viewBox="0 0 5 2" draw:points="5,2 1,2 0,0">
          <text:p/>
        </draw:polygon>
        <draw:polygon draw:style-name="gr2" draw:text-style-name="P2" draw:layer="layout" svg:width="0.002cm" svg:height="0.003cm" svg:x="19.072cm" svg:y="4.493cm" svg:viewBox="0 0 3 4" draw:points="3,4 2,1 0,0">
          <text:p/>
        </draw:polygon>
        <draw:polygon draw:style-name="gr2" draw:text-style-name="P2" draw:layer="layout" svg:width="0cm" svg:height="0.003cm" svg:x="19.071cm" svg:y="4.489cm" svg:viewBox="0 0 1 4" draw:points="1,4 0,2 0,0">
          <text:p/>
        </draw:polygon>
        <draw:polygon draw:style-name="gr2" draw:text-style-name="P2" draw:layer="layout" svg:width="0cm" svg:height="0.003cm" svg:x="19.071cm" svg:y="4.485cm" svg:viewBox="0 0 0 4" draw:points="0,4 0,2 0,0">
          <text:p/>
        </draw:polygon>
        <draw:polygon draw:style-name="gr2" draw:text-style-name="P2" draw:layer="layout" svg:width="0.003cm" svg:height="0.003cm" svg:x="19.071cm" svg:y="4.482cm" svg:viewBox="0 0 4 4" draw:points="0,4 2,3 4,0">
          <text:p/>
        </draw:polygon>
        <draw:polygon draw:style-name="gr2" draw:text-style-name="P2" draw:layer="layout" svg:width="0.002cm" svg:height="0.002cm" svg:x="19.073cm" svg:y="4.48cm" svg:viewBox="0 0 3 3" draw:points="0,3 1,1 3,0">
          <text:p/>
        </draw:polygon>
        <draw:polygon draw:style-name="gr2" draw:text-style-name="P2" draw:layer="layout" svg:width="0.003cm" svg:height="0cm" svg:x="19.075cm" svg:y="4.479cm" svg:viewBox="0 0 4 1" draw:points="0,1 3,0 4,0">
          <text:p/>
        </draw:polygon>
        <draw:polygon draw:style-name="gr2" draw:text-style-name="P2" draw:layer="layout" svg:width="0.007cm" svg:height="0.002cm" svg:x="19.078cm" svg:y="4.479cm" svg:viewBox="0 0 8 3" draw:points="0,0 5,0 8,3">
          <text:p/>
        </draw:polygon>
        <draw:polygon draw:style-name="gr2" draw:text-style-name="P2" draw:layer="layout" svg:width="0.004cm" svg:height="0.006cm" svg:x="19.085cm" svg:y="4.481cm" svg:viewBox="0 0 5 7" draw:points="0,0 4,4 5,7">
          <text:p/>
        </draw:polygon>
        <draw:polygon draw:style-name="gr2" draw:text-style-name="P2" draw:layer="layout" svg:width="0.002cm" svg:height="0.008cm" svg:x="19.087cm" svg:y="4.487cm" svg:viewBox="0 0 3 9" draw:points="3,0 2,5 0,9">
          <text:p/>
        </draw:polygon>
        <draw:polygon draw:style-name="gr2" draw:text-style-name="P2" draw:layer="layout" svg:width="0.007cm" svg:height="0.004cm" svg:x="19.08cm" svg:y="4.494cm" svg:viewBox="0 0 8 5" draw:points="8,0 4,4 0,5">
          <text:p/>
        </draw:polygon>
        <draw:polygon draw:style-name="gr2" draw:text-style-name="P2" draw:layer="layout" svg:width="0.007cm" svg:height="0.002cm" svg:x="19.074cm" svg:y="4.496cm" svg:viewBox="0 0 8 3" draw:points="8,3 5,1 0,0">
          <text:p/>
        </draw:polygon>
        <draw:polygon draw:style-name="gr2" draw:text-style-name="P2" draw:layer="layout" svg:width="0.003cm" svg:height="0.007cm" svg:x="19.071cm" svg:y="4.489cm" svg:viewBox="0 0 4 8" draw:points="4,8 1,4 0,0">
          <text:p/>
        </draw:polygon>
        <draw:polygon draw:style-name="gr2" draw:text-style-name="P2" draw:layer="layout" svg:width="0.002cm" svg:height="0.007cm" svg:x="19.071cm" svg:y="4.482cm" svg:viewBox="0 0 3 8" draw:points="0,8 0,3 3,0">
          <text:p/>
        </draw:polygon>
        <draw:polygon draw:style-name="gr2" draw:text-style-name="P2" draw:layer="layout" svg:width="0.006cm" svg:height="0.003cm" svg:x="19.073cm" svg:y="4.479cm" svg:viewBox="0 0 7 4" draw:points="0,4 3,1 7,0">
          <text:p/>
        </draw:polygon>
        <draw:polygon draw:style-name="gr2" draw:text-style-name="P2" draw:layer="layout" svg:width="0.01cm" svg:height="0.008cm" svg:x="19.078cm" svg:y="4.479cm" svg:viewBox="0 0 11 9" draw:points="0,0 7,2 11,9">
          <text:p/>
        </draw:polygon>
        <draw:polygon draw:style-name="gr2" draw:text-style-name="P2" draw:layer="layout" svg:width="0.01cm" svg:height="0.012cm" svg:x="19.08cm" svg:y="4.487cm" svg:viewBox="0 0 11 13" draw:points="11,0 8,8 0,13">
          <text:p/>
        </draw:polygon>
        <draw:polygon draw:style-name="gr2" draw:text-style-name="P2" draw:layer="layout" svg:width="0.01cm" svg:height="0.009cm" svg:x="19.071cm" svg:y="4.489cm" svg:viewBox="0 0 11 10" draw:points="11,10 3,8 0,0">
          <text:p/>
        </draw:polygon>
        <draw:polygon draw:style-name="gr2" draw:text-style-name="P2" draw:layer="layout" svg:width="0.008cm" svg:height="0.01cm" svg:x="19.071cm" svg:y="4.479cm" svg:viewBox="0 0 9 11" draw:points="0,11 2,3 9,0">
          <text:p/>
        </draw:polygon>
        <draw:polygon draw:style-name="gr2" draw:text-style-name="P2" draw:layer="layout" svg:width="0.01cm" svg:height="0.019cm" svg:x="19.078cm" svg:y="4.479cm" svg:viewBox="0 0 11 20" draw:points="0,0 11,8 2,20">
          <text:p/>
        </draw:polygon>
        <draw:polygon draw:style-name="gr2" draw:text-style-name="P2" draw:layer="layout" svg:width="0.01cm" svg:height="0.019cm" svg:x="19.071cm" svg:y="4.479cm" svg:viewBox="0 0 11 20" draw:points="11,20 0,10 9,0">
          <text:p/>
        </draw:polygon>
        <draw:polygon draw:style-name="gr2" draw:text-style-name="P2" draw:layer="layout" svg:width="0.001cm" svg:height="0cm" svg:x="19.019cm" svg:y="4.507cm" svg:viewBox="0 0 2 1" draw:points="0,0 1,0 2,1">
          <text:p/>
        </draw:polygon>
        <draw:polygon draw:style-name="gr2" draw:text-style-name="P2" draw:layer="layout" svg:width="0.001cm" svg:height="0cm" svg:x="19.023cm" svg:y="4.508cm" svg:viewBox="0 0 2 1" draw:points="0,0 1,0 2,1">
          <text:p/>
        </draw:polygon>
        <draw:polygon draw:style-name="gr2" draw:text-style-name="P2" draw:layer="layout" svg:width="0.001cm" svg:height="0cm" svg:x="19.025cm" svg:y="4.509cm" svg:viewBox="0 0 2 0" draw:points="0,0 1,0 2,0">
          <text:p/>
        </draw:polygon>
        <draw:polygon draw:style-name="gr2" draw:text-style-name="P2" draw:layer="layout" svg:width="0.001cm" svg:height="0cm" svg:x="19.027cm" svg:y="4.509cm" svg:viewBox="0 0 2 0" draw:points="0,0 1,0 2,0">
          <text:p/>
        </draw:polygon>
        <draw:polygon draw:style-name="gr2" draw:text-style-name="P2" draw:layer="layout" svg:width="0.002cm" svg:height="0.003cm" svg:x="19.029cm" svg:y="4.509cm" svg:viewBox="0 0 3 4" draw:points="0,0 1,2 3,4">
          <text:p/>
        </draw:polygon>
        <draw:polygon draw:style-name="gr2" draw:text-style-name="P2" draw:layer="layout" svg:width="0.002cm" svg:height="0.001cm" svg:x="19.031cm" svg:y="4.511cm" svg:viewBox="0 0 3 2" draw:points="0,0 3,2">
          <text:p/>
        </draw:polygon>
        <draw:polygon draw:style-name="gr2" draw:text-style-name="P2" draw:layer="layout" svg:width="0.005cm" svg:height="0.002cm" svg:x="19.033cm" svg:y="4.512cm" svg:viewBox="0 0 6 3" draw:points="0,0 1,0 6,3">
          <text:p/>
        </draw:polygon>
        <draw:polygon draw:style-name="gr2" draw:text-style-name="P2" draw:layer="layout" svg:width="0.023cm" svg:height="0.005cm" svg:x="19.037cm" svg:y="4.509cm" svg:viewBox="0 0 24 6" draw:points="0,6 1,0 24,0">
          <text:p/>
        </draw:polygon>
        <draw:polygon draw:style-name="gr2" draw:text-style-name="P2" draw:layer="layout" svg:width="0.007cm" svg:height="0.005cm" svg:x="19.055cm" svg:y="4.509cm" svg:viewBox="0 0 8 6" draw:points="8,0 8,5 0,6">
          <text:p/>
        </draw:polygon>
        <draw:polygon draw:style-name="gr2" draw:text-style-name="P2" draw:layer="layout" svg:width="0.007cm" svg:height="0.006cm" svg:x="19.055cm" svg:y="4.56cm" svg:viewBox="0 0 8 7" draw:points="0,0 8,1 8,7">
          <text:p/>
        </draw:polygon>
        <draw:polygon draw:style-name="gr2" draw:text-style-name="P2" draw:layer="layout" svg:width="0.028cm" svg:height="0.006cm" svg:x="19.033cm" svg:y="4.561cm" svg:viewBox="0 0 29 7" draw:points="29,7 0,7 0,0">
          <text:p/>
        </draw:polygon>
        <draw:polygon draw:style-name="gr2" draw:text-style-name="P2" draw:layer="layout" svg:width="0.006cm" svg:height="0.006cm" svg:x="19.02cm" svg:y="4.56cm" svg:viewBox="0 0 7 7" draw:points="0,0 7,1 7,7">
          <text:p/>
        </draw:polygon>
        <draw:polygon draw:style-name="gr2" draw:text-style-name="P2" draw:layer="layout" svg:width="0.028cm" svg:height="0.006cm" svg:x="18.998cm" svg:y="4.561cm" svg:viewBox="0 0 29 7" draw:points="29,7 0,7 0,0">
          <text:p/>
        </draw:polygon>
        <draw:polygon draw:style-name="gr2" draw:text-style-name="P2" draw:layer="layout" svg:width="0cm" svg:height="0.001cm" svg:x="19.003cm" svg:y="4.519cm" svg:viewBox="0 0 1 2" draw:points="0,2 1,1 1,0">
          <text:p/>
        </draw:polygon>
        <draw:polygon draw:style-name="gr2" draw:text-style-name="P2" draw:layer="layout" svg:width="0cm" svg:height="0.002cm" svg:x="19.004cm" svg:y="4.516cm" svg:viewBox="0 0 0 3" draw:points="0,3 0,2 0,0">
          <text:p/>
        </draw:polygon>
        <draw:polygon draw:style-name="gr2" draw:text-style-name="P2" draw:layer="layout" svg:width="0.003cm" svg:height="0.003cm" svg:x="19.004cm" svg:y="4.514cm" svg:viewBox="0 0 4 4" draw:points="0,4 2,1 4,0">
          <text:p/>
        </draw:polygon>
        <draw:polygon draw:style-name="gr2" draw:text-style-name="P2" draw:layer="layout" svg:width="0.003cm" svg:height="0.002cm" svg:x="19.006cm" svg:y="4.512cm" svg:viewBox="0 0 4 3" draw:points="0,3 2,1 4,0">
          <text:p/>
        </draw:polygon>
        <draw:polygon draw:style-name="gr2" draw:text-style-name="P2" draw:layer="layout" svg:width="0.002cm" svg:height="0.003cm" svg:x="19.008cm" svg:y="4.51cm" svg:viewBox="0 0 3 4" draw:points="0,4 1,2 3,0">
          <text:p/>
        </draw:polygon>
        <draw:polygon draw:style-name="gr2" draw:text-style-name="P2" draw:layer="layout" svg:width="0.002cm" svg:height="0.001cm" svg:x="19.01cm" svg:y="4.509cm" svg:viewBox="0 0 3 2" draw:points="0,2 1,0 3,0">
          <text:p/>
        </draw:polygon>
        <draw:polygon draw:style-name="gr2" draw:text-style-name="P2" draw:layer="layout" svg:width="0.002cm" svg:height="0cm" svg:x="19.011cm" svg:y="4.508cm" svg:viewBox="0 0 3 1" draw:points="0,1 2,0 3,0">
          <text:p/>
        </draw:polygon>
        <draw:polygon draw:style-name="gr2" draw:text-style-name="P2" draw:layer="layout" svg:width="0.002cm" svg:height="0cm" svg:x="19.014cm" svg:y="4.507cm" svg:viewBox="0 0 3 1" draw:points="0,1 2,0 3,0">
          <text:p/>
        </draw:polygon>
        <draw:polygon draw:style-name="gr2" draw:text-style-name="P2" draw:layer="layout" svg:width="0.003cm" svg:height="0cm" svg:x="19.019cm" svg:y="4.507cm" svg:viewBox="0 0 4 1" draw:points="0,0 2,1 4,1">
          <text:p/>
        </draw:polygon>
        <draw:polygon draw:style-name="gr2" draw:text-style-name="P2" draw:layer="layout" svg:width="0.003cm" svg:height="0cm" svg:x="19.023cm" svg:y="4.508cm" svg:viewBox="0 0 4 1" draw:points="0,0 2,1 4,1">
          <text:p/>
        </draw:polygon>
        <draw:polygon draw:style-name="gr2" draw:text-style-name="P2" draw:layer="layout" svg:width="0.004cm" svg:height="0.003cm" svg:x="19.027cm" svg:y="4.509cm" svg:viewBox="0 0 5 4" draw:points="0,0 2,0 5,4">
          <text:p/>
        </draw:polygon>
        <draw:polygon draw:style-name="gr2" draw:text-style-name="P2" draw:layer="layout" svg:width="0.007cm" svg:height="0.003cm" svg:x="19.031cm" svg:y="4.511cm" svg:viewBox="0 0 8 4" draw:points="0,0 8,4">
          <text:p/>
        </draw:polygon>
        <draw:polygon draw:style-name="gr2" draw:text-style-name="P2" draw:layer="layout" svg:width="0.023cm" svg:height="0.005cm" svg:x="19.037cm" svg:y="4.509cm" svg:viewBox="0 0 24 6" draw:points="0,6 24,0 17,6">
          <text:p/>
        </draw:polygon>
        <draw:polygon draw:style-name="gr2" draw:text-style-name="P2" draw:layer="layout" svg:width="0.028cm" svg:height="0.006cm" svg:x="19.033cm" svg:y="4.56cm" svg:viewBox="0 0 29 7" draw:points="23,0 29,7 0,1">
          <text:p/>
        </draw:polygon>
        <draw:polygon draw:style-name="gr2" draw:text-style-name="P2" draw:layer="layout" svg:width="0.028cm" svg:height="0.006cm" svg:x="18.998cm" svg:y="4.56cm" svg:viewBox="0 0 29 7" draw:points="23,0 29,7 0,1">
          <text:p/>
        </draw:polygon>
        <draw:polygon draw:style-name="gr2" draw:text-style-name="P2" draw:layer="layout" svg:width="0.001cm" svg:height="0.005cm" svg:x="19.003cm" svg:y="4.516cm" svg:viewBox="0 0 2 6" draw:points="0,6 2,4 2,0">
          <text:p/>
        </draw:polygon>
        <draw:polygon draw:style-name="gr2" draw:text-style-name="P2" draw:layer="layout" svg:width="0.005cm" svg:height="0.005cm" svg:x="19.004cm" svg:y="4.512cm" svg:viewBox="0 0 6 6" draw:points="0,6 3,2 6,0">
          <text:p/>
        </draw:polygon>
        <draw:polygon draw:style-name="gr2" draw:text-style-name="P2" draw:layer="layout" svg:width="0.004cm" svg:height="0.003cm" svg:x="19.008cm" svg:y="4.509cm" svg:viewBox="0 0 5 4" draw:points="0,4 2,1 5,0">
          <text:p/>
        </draw:polygon>
        <draw:polygon draw:style-name="gr2" draw:text-style-name="P2" draw:layer="layout" svg:width="0.007cm" svg:height="0.003cm" svg:x="19.011cm" svg:y="4.507cm" svg:viewBox="0 0 8 4" draw:points="0,4 4,2 8,0">
          <text:p/>
        </draw:polygon>
        <draw:polygon draw:style-name="gr2" draw:text-style-name="P2" draw:layer="layout" svg:width="0.005cm" svg:height="0cm" svg:x="19.017cm" svg:y="4.507cm" svg:viewBox="0 0 6 1" draw:points="0,0 2,0 6,1">
          <text:p/>
        </draw:polygon>
        <draw:polygon draw:style-name="gr2" draw:text-style-name="P2" draw:layer="layout" svg:width="0.008cm" svg:height="0.003cm" svg:x="19.023cm" svg:y="4.508cm" svg:viewBox="0 0 9 4" draw:points="0,0 4,1 9,4">
          <text:p/>
        </draw:polygon>
        <draw:polygon draw:style-name="gr2" draw:text-style-name="P2" draw:layer="layout" svg:width="0.017cm" svg:height="0.046cm" svg:x="19.037cm" svg:y="4.513cm" svg:viewBox="0 0 18 47" draw:points="0,0 18,0 18,47">
          <text:p/>
        </draw:polygon>
        <draw:polygon draw:style-name="gr2" draw:text-style-name="P2" draw:layer="layout" svg:width="0.022cm" svg:height="0.001cm" svg:x="19.033cm" svg:y="4.56cm" svg:viewBox="0 0 23 2" draw:points="23,0 0,2 6,0">
          <text:p/>
        </draw:polygon>
        <draw:polygon draw:style-name="gr2" draw:text-style-name="P2" draw:layer="layout" svg:width="0.022cm" svg:height="0.001cm" svg:x="18.998cm" svg:y="4.56cm" svg:viewBox="0 0 23 2" draw:points="23,0 0,2 5,0">
          <text:p/>
        </draw:polygon>
        <draw:polygon draw:style-name="gr2" draw:text-style-name="P2" draw:layer="layout" svg:width="0.001cm" svg:height="0.043cm" svg:x="19.003cm" svg:y="4.516cm" svg:viewBox="0 0 2 44" draw:points="0,44 0,5 2,0">
          <text:p/>
        </draw:polygon>
        <draw:polygon draw:style-name="gr2" draw:text-style-name="P2" draw:layer="layout" svg:width="0.008cm" svg:height="0.008cm" svg:x="19.004cm" svg:y="4.509cm" svg:viewBox="0 0 9 9" draw:points="0,9 5,3 9,0">
          <text:p/>
        </draw:polygon>
        <draw:polygon draw:style-name="gr2" draw:text-style-name="P2" draw:layer="layout" svg:width="0.012cm" svg:height="0.003cm" svg:x="19.011cm" svg:y="4.507cm" svg:viewBox="0 0 13 4" draw:points="0,4 7,0 13,2">
          <text:p/>
        </draw:polygon>
        <draw:polygon draw:style-name="gr2" draw:text-style-name="P2" draw:layer="layout" svg:width="0.014cm" svg:height="0.006cm" svg:x="19.023cm" svg:y="4.508cm" svg:viewBox="0 0 15 7" draw:points="0,0 8,3 15,7">
          <text:p/>
        </draw:polygon>
        <draw:polygon draw:style-name="gr2" draw:text-style-name="P2" draw:layer="layout" svg:width="0.017cm" svg:height="0.046cm" svg:x="19.037cm" svg:y="4.513cm" svg:viewBox="0 0 18 47" draw:points="0,0 18,47 0,47">
          <text:p/>
        </draw:polygon>
        <draw:polygon draw:style-name="gr2" draw:text-style-name="P2" draw:layer="layout" svg:width="0.017cm" svg:height="0.034cm" svg:x="19.003cm" svg:y="4.526cm" svg:viewBox="0 0 18 35" draw:points="18,0 18,35 0,35">
          <text:p/>
        </draw:polygon>
        <draw:polygon draw:style-name="gr2" draw:text-style-name="P2" draw:layer="layout" svg:width="0.009cm" svg:height="0.051cm" svg:x="19.003cm" svg:y="4.509cm" svg:viewBox="0 0 10 52" draw:points="0,52 1,8 10,0">
          <text:p/>
        </draw:polygon>
        <draw:polygon draw:style-name="gr2" draw:text-style-name="P2" draw:layer="layout" svg:width="0.026cm" svg:height="0.006cm" svg:x="19.011cm" svg:y="4.508cm" svg:viewBox="0 0 27 7" draw:points="0,1 11,0 27,7">
          <text:p/>
        </draw:polygon>
        <draw:polygon draw:style-name="gr2" draw:text-style-name="P2" draw:layer="layout" svg:width="0.017cm" svg:height="0.036cm" svg:x="19.003cm" svg:y="4.525cm" svg:viewBox="0 0 18 37" draw:points="18,0 18,2 0,37">
          <text:p/>
        </draw:polygon>
        <draw:polygon draw:style-name="gr2" draw:text-style-name="P2" draw:layer="layout" svg:width="0cm" svg:height="0.003cm" svg:x="19.037cm" svg:y="4.513cm" svg:viewBox="0 0 0 4" draw:points="0,0 0,4">
          <text:p/>
        </draw:polygon>
        <draw:polygon draw:style-name="gr2" draw:text-style-name="P2" draw:layer="layout" svg:width="0.017cm" svg:height="0.036cm" svg:x="19.003cm" svg:y="4.524cm" svg:viewBox="0 0 18 37" draw:points="18,0 18,1 0,37">
          <text:p/>
        </draw:polygon>
        <draw:polygon draw:style-name="gr2" draw:text-style-name="P2" draw:layer="layout" svg:width="0.001cm" svg:height="0.004cm" svg:x="19.036cm" svg:y="4.513cm" svg:viewBox="0 0 2 5" draw:points="2,0 2,5 0,4">
          <text:p/>
        </draw:polygon>
        <draw:polygon draw:style-name="gr2" draw:text-style-name="P2" draw:layer="layout" svg:width="0.017cm" svg:height="0.036cm" svg:x="19.003cm" svg:y="4.523cm" svg:viewBox="0 0 18 37" draw:points="18,0 18,1 0,37">
          <text:p/>
        </draw:polygon>
        <draw:polygon draw:style-name="gr2" draw:text-style-name="P2" draw:layer="layout" svg:width="0.026cm" svg:height="0.008cm" svg:x="19.011cm" svg:y="4.509cm" svg:viewBox="0 0 27 9" draw:points="0,0 27,5 26,9">
          <text:p/>
        </draw:polygon>
        <draw:polygon draw:style-name="gr2" draw:text-style-name="P2" draw:layer="layout" svg:width="0.018cm" svg:height="0.037cm" svg:x="19.003cm" svg:y="4.522cm" svg:viewBox="0 0 19 38" draw:points="19,0 18,1 0,38">
          <text:p/>
        </draw:polygon>
        <draw:polygon draw:style-name="gr2" draw:text-style-name="P2" draw:layer="layout" svg:width="0.025cm" svg:height="0.008cm" svg:x="19.011cm" svg:y="4.509cm" svg:viewBox="0 0 26 9" draw:points="0,0 26,9 25,9">
          <text:p/>
        </draw:polygon>
        <draw:polygon draw:style-name="gr2" draw:text-style-name="P2" draw:layer="layout" svg:width="0.018cm" svg:height="0.038cm" svg:x="19.003cm" svg:y="4.521cm" svg:viewBox="0 0 19 39" draw:points="19,0 19,1 0,39">
          <text:p/>
        </draw:polygon>
        <draw:polygon draw:style-name="gr2" draw:text-style-name="P2" draw:layer="layout" svg:width="0.024cm" svg:height="0.008cm" svg:x="19.011cm" svg:y="4.509cm" svg:viewBox="0 0 25 9" draw:points="0,0 25,9 24,9">
          <text:p/>
        </draw:polygon>
        <draw:polygon draw:style-name="gr2" draw:text-style-name="P2" draw:layer="layout" svg:width="0.018cm" svg:height="0.039cm" svg:x="19.003cm" svg:y="4.52cm" svg:viewBox="0 0 19 40" draw:points="19,0 19,1 0,40">
          <text:p/>
        </draw:polygon>
        <draw:polygon draw:style-name="gr2" draw:text-style-name="P2" draw:layer="layout" svg:width="0.024cm" svg:height="0.008cm" svg:x="19.011cm" svg:y="4.509cm" svg:viewBox="0 0 25 9" draw:points="0,0 25,9 23,9">
          <text:p/>
        </draw:polygon>
        <draw:polygon draw:style-name="gr2" draw:text-style-name="P2" draw:layer="layout" svg:width="0.018cm" svg:height="0.051cm" svg:x="19.003cm" svg:y="4.509cm" svg:viewBox="0 0 19 52" draw:points="19,12 0,52 10,0">
          <text:p/>
        </draw:polygon>
        <draw:polygon draw:style-name="gr2" draw:text-style-name="P2" draw:layer="layout" svg:width="0.022cm" svg:height="0.008cm" svg:x="19.011cm" svg:y="4.509cm" svg:viewBox="0 0 23 9" draw:points="0,0 23,9 22,7">
          <text:p/>
        </draw:polygon>
        <draw:polygon draw:style-name="gr2" draw:text-style-name="P2" draw:layer="layout" svg:width="0.01cm" svg:height="0.012cm" svg:x="19.011cm" svg:y="4.509cm" svg:viewBox="0 0 11 13" draw:points="11,12 11,13 0,0">
          <text:p/>
        </draw:polygon>
        <draw:polygon draw:style-name="gr2" draw:text-style-name="P2" draw:layer="layout" svg:width="0.021cm" svg:height="0.007cm" svg:x="19.011cm" svg:y="4.509cm" svg:viewBox="0 0 22 8" draw:points="0,0 22,8">
          <text:p/>
        </draw:polygon>
        <draw:polygon draw:style-name="gr2" draw:text-style-name="P2" draw:layer="layout" svg:width="0.01cm" svg:height="0.011cm" svg:x="19.011cm" svg:y="4.509cm" svg:viewBox="0 0 11 12" draw:points="11,11 11,12 0,0">
          <text:p/>
        </draw:polygon>
        <draw:polygon draw:style-name="gr2" draw:text-style-name="P2" draw:layer="layout" svg:width="0.021cm" svg:height="0.007cm" svg:x="19.011cm" svg:y="4.509cm" svg:viewBox="0 0 22 8" draw:points="0,0 22,8 20,8">
          <text:p/>
        </draw:polygon>
        <draw:polygon draw:style-name="gr2" draw:text-style-name="P2" draw:layer="layout" svg:width="0.01cm" svg:height="0.01cm" svg:x="19.011cm" svg:y="4.509cm" svg:viewBox="0 0 11 11" draw:points="11,11 0,0">
          <text:p/>
        </draw:polygon>
        <draw:polygon draw:style-name="gr2" draw:text-style-name="P2" draw:layer="layout" svg:width="0.019cm" svg:height="0.007cm" svg:x="19.011cm" svg:y="4.509cm" svg:viewBox="0 0 20 8" draw:points="0,0 20,8 19,8">
          <text:p/>
        </draw:polygon>
        <draw:polygon draw:style-name="gr2" draw:text-style-name="P2" draw:layer="layout" svg:width="0.012cm" svg:height="0.01cm" svg:x="19.011cm" svg:y="4.509cm" svg:viewBox="0 0 13 11" draw:points="13,10 11,11 0,0">
          <text:p/>
        </draw:polygon>
        <draw:polygon draw:style-name="gr2" draw:text-style-name="P2" draw:layer="layout" svg:width="0.018cm" svg:height="0.007cm" svg:x="19.011cm" svg:y="4.509cm" svg:viewBox="0 0 19 8" draw:points="0,0 19,8">
          <text:p/>
        </draw:polygon>
        <draw:polygon draw:style-name="gr2" draw:text-style-name="P2" draw:layer="layout" svg:width="0.012cm" svg:height="0.009cm" svg:x="19.011cm" svg:y="4.509cm" svg:viewBox="0 0 13 10" draw:points="13,9 12,10 0,0">
          <text:p/>
        </draw:polygon>
        <draw:polygon draw:style-name="gr2" draw:text-style-name="P2" draw:layer="layout" svg:width="0.018cm" svg:height="0.007cm" svg:x="19.011cm" svg:y="4.509cm" svg:viewBox="0 0 19 8" draw:points="0,0 19,8 18,8">
          <text:p/>
        </draw:polygon>
        <draw:polygon draw:style-name="gr2" draw:text-style-name="P2" draw:layer="layout" svg:width="0.013cm" svg:height="0.008cm" svg:x="19.011cm" svg:y="4.509cm" svg:viewBox="0 0 14 9" draw:points="14,9 13,9 0,0">
          <text:p/>
        </draw:polygon>
        <draw:polygon draw:style-name="gr2" draw:text-style-name="P2" draw:layer="layout" svg:width="0.017cm" svg:height="0.007cm" svg:x="19.011cm" svg:y="4.509cm" svg:viewBox="0 0 18 8" draw:points="0,0 18,8">
          <text:p/>
        </draw:polygon>
        <draw:polygon draw:style-name="gr2" draw:text-style-name="P2" draw:layer="layout" svg:width="0.014cm" svg:height="0.008cm" svg:x="19.011cm" svg:y="4.509cm" svg:viewBox="0 0 15 9" draw:points="15,7 14,9 0,0">
          <text:p/>
        </draw:polygon>
        <draw:polygon draw:style-name="gr2" draw:text-style-name="P2" draw:layer="layout" svg:width="0.017cm" svg:height="0.007cm" svg:x="19.011cm" svg:y="4.509cm" svg:viewBox="0 0 18 8" draw:points="0,0 18,8 17,8">
          <text:p/>
        </draw:polygon>
        <draw:polygon draw:style-name="gr2" draw:text-style-name="P2" draw:layer="layout" svg:width="0.015cm" svg:height="0.007cm" svg:x="19.011cm" svg:y="4.509cm" svg:viewBox="0 0 16 8" draw:points="16,8 15,8 0,0">
          <text:p/>
        </draw:polygon>
        <draw:polygon draw:style-name="gr2" draw:text-style-name="P2" draw:layer="layout" svg:width="0.016cm" svg:height="0.007cm" svg:x="19.011cm" svg:y="4.509cm" svg:viewBox="0 0 17 8" draw:points="0,0 17,8 16,8">
          <text:p/>
        </draw:polygon>
        <draw:polygon draw:style-name="gr2" draw:text-style-name="P2" draw:layer="layout" svg:width="0.023cm" svg:height="0.004cm" svg:x="18.97cm" svg:y="4.509cm" svg:viewBox="0 0 24 5" draw:points="0,0 24,0 24,5">
          <text:p/>
        </draw:polygon>
        <draw:polygon draw:style-name="gr2" draw:text-style-name="P2" draw:layer="layout" svg:width="0.006cm" svg:height="0.006cm" svg:x="18.988cm" svg:y="4.56cm" svg:viewBox="0 0 7 7" draw:points="0,0 7,1 7,7">
          <text:p/>
        </draw:polygon>
        <draw:polygon draw:style-name="gr2" draw:text-style-name="P2" draw:layer="layout" svg:width="0.029cm" svg:height="0.006cm" svg:x="18.965cm" svg:y="4.561cm" svg:viewBox="0 0 30 7" draw:points="30,7 0,7 0,0">
          <text:p/>
        </draw:polygon>
        <draw:polygon draw:style-name="gr2" draw:text-style-name="P2" draw:layer="layout" svg:width="0.023cm" svg:height="0.005cm" svg:x="18.97cm" svg:y="4.509cm" svg:viewBox="0 0 24 6" draw:points="0,0 24,5 17,6">
          <text:p/>
        </draw:polygon>
        <draw:polygon draw:style-name="gr2" draw:text-style-name="P2" draw:layer="layout" svg:width="0.029cm" svg:height="0.006cm" svg:x="18.965cm" svg:y="4.56cm" svg:viewBox="0 0 30 7" draw:points="24,0 30,7 0,1">
          <text:p/>
        </draw:polygon>
        <draw:polygon draw:style-name="gr2" draw:text-style-name="P2" draw:layer="layout" svg:width="0.017cm" svg:height="0.051cm" svg:x="18.97cm" svg:y="4.509cm" svg:viewBox="0 0 18 52" draw:points="0,52 0,0 18,5">
          <text:p/>
        </draw:polygon>
        <draw:polygon draw:style-name="gr2" draw:text-style-name="P2" draw:layer="layout" svg:width="0.023cm" svg:height="0.001cm" svg:x="18.965cm" svg:y="4.56cm" svg:viewBox="0 0 24 2" draw:points="24,0 0,2 6,0">
          <text:p/>
        </draw:polygon>
        <draw:polygon draw:style-name="gr2" draw:text-style-name="P2" draw:layer="layout" svg:width="0.017cm" svg:height="0.046cm" svg:x="18.97cm" svg:y="4.513cm" svg:viewBox="0 0 18 47" draw:points="0,47 18,0 18,47">
          <text:p/>
        </draw:polygon>
        <draw:polygon draw:style-name="gr2" draw:text-style-name="P2" draw:layer="layout" svg:width="0.001cm" svg:height="0cm" svg:x="18.982cm" svg:y="4.479cm" svg:viewBox="0 0 2 1" draw:points="0,0 1,0 2,1">
          <text:p/>
        </draw:polygon>
        <draw:polygon draw:style-name="gr2" draw:text-style-name="P2" draw:layer="layout" svg:width="0.001cm" svg:height="0.001cm" svg:x="18.984cm" svg:y="4.48cm" svg:viewBox="0 0 2 2" draw:points="0,0 2,2">
          <text:p/>
        </draw:polygon>
        <draw:polygon draw:style-name="gr2" draw:text-style-name="P2" draw:layer="layout" svg:width="0cm" svg:height="0cm" svg:x="18.985cm" svg:y="4.481cm" svg:viewBox="0 0 1 1" draw:points="0,0 1,1">
          <text:p/>
        </draw:polygon>
        <draw:polygon draw:style-name="gr2" draw:text-style-name="P2" draw:layer="layout" svg:width="0.001cm" svg:height="0.003cm" svg:x="18.986cm" svg:y="4.482cm" svg:viewBox="0 0 2 4" draw:points="0,0 2,2 2,4">
          <text:p/>
        </draw:polygon>
        <draw:polygon draw:style-name="gr2" draw:text-style-name="P2" draw:layer="layout" svg:width="0.003cm" svg:height="0.001cm" svg:x="18.987cm" svg:y="4.484cm" svg:viewBox="0 0 4 2" draw:points="0,0 2,2 4,2">
          <text:p/>
        </draw:polygon>
        <draw:polygon draw:style-name="gr2" draw:text-style-name="P2" draw:layer="layout" svg:width="0.003cm" svg:height="0.003cm" svg:x="18.987cm" svg:y="4.491cm" svg:viewBox="0 0 4 4" draw:points="4,0 2,2 0,4">
          <text:p/>
        </draw:polygon>
        <draw:polygon draw:style-name="gr2" draw:text-style-name="P2" draw:layer="layout" svg:width="0.001cm" svg:height="0.001cm" svg:x="18.986cm" svg:y="4.493cm" svg:viewBox="0 0 2 2" draw:points="2,0 2,2 0,2">
          <text:p/>
        </draw:polygon>
        <draw:polygon draw:style-name="gr2" draw:text-style-name="P2" draw:layer="layout" svg:width="0cm" svg:height="0.001cm" svg:x="18.985cm" svg:y="4.494cm" svg:viewBox="0 0 1 2" draw:points="1,0 1,1 0,2">
          <text:p/>
        </draw:polygon>
        <draw:polygon draw:style-name="gr2" draw:text-style-name="P2" draw:layer="layout" svg:width="0.001cm" svg:height="0.001cm" svg:x="18.984cm" svg:y="4.496cm" svg:viewBox="0 0 2 2" draw:points="2,0 0,0 0,2">
          <text:p/>
        </draw:polygon>
        <draw:polygon draw:style-name="gr2" draw:text-style-name="P2" draw:layer="layout" svg:width="0.001cm" svg:height="0cm" svg:x="18.982cm" svg:y="4.497cm" svg:viewBox="0 0 2 0" draw:points="2,0 1,0 0,0">
          <text:p/>
        </draw:polygon>
        <draw:polygon draw:style-name="gr2" draw:text-style-name="P2" draw:layer="layout" svg:width="0.001cm" svg:height="0cm" svg:x="18.98cm" svg:y="4.497cm" svg:viewBox="0 0 2 1" draw:points="2,0 1,0 0,1">
          <text:p/>
        </draw:polygon>
        <draw:polygon draw:style-name="gr2" draw:text-style-name="P2" draw:layer="layout" svg:width="0.001cm" svg:height="0cm" svg:x="18.976cm" svg:y="4.497cm" svg:viewBox="0 0 2 1" draw:points="2,1 1,0 0,0">
          <text:p/>
        </draw:polygon>
        <draw:polygon draw:style-name="gr2" draw:text-style-name="P2" draw:layer="layout" svg:width="0cm" svg:height="0cm" svg:x="18.975cm" svg:y="4.497cm" svg:viewBox="0 0 1 0" draw:points="1,0 0,0">
          <text:p/>
        </draw:polygon>
        <draw:polygon draw:style-name="gr2" draw:text-style-name="P2" draw:layer="layout" svg:width="0.003cm" svg:height="0.001cm" svg:x="18.973cm" svg:y="4.496cm" svg:viewBox="0 0 4 2" draw:points="4,2 2,0 0,0">
          <text:p/>
        </draw:polygon>
        <draw:polygon draw:style-name="gr2" draw:text-style-name="P2" draw:layer="layout" svg:width="0.001cm" svg:height="0.003cm" svg:x="18.972cm" svg:y="4.494cm" svg:viewBox="0 0 2 4" draw:points="2,4 2,2 0,0">
          <text:p/>
        </draw:polygon>
        <draw:polygon draw:style-name="gr2" draw:text-style-name="P2" draw:layer="layout" svg:width="0.003cm" svg:height="0.001cm" svg:x="18.97cm" svg:y="4.493cm" svg:viewBox="0 0 4 2" draw:points="4,2 2,0 0,0">
          <text:p/>
        </draw:polygon>
        <draw:polygon draw:style-name="gr2" draw:text-style-name="P2" draw:layer="layout" svg:width="0cm" svg:height="0.001cm" svg:x="18.97cm" svg:y="4.491cm" svg:viewBox="0 0 0 2" draw:points="0,2 0,1 0,0">
          <text:p/>
        </draw:polygon>
        <draw:polygon draw:style-name="gr2" draw:text-style-name="P2" draw:layer="layout" svg:width="0cm" svg:height="0.001cm" svg:x="18.969cm" svg:y="4.489cm" svg:viewBox="0 0 1 2" draw:points="1,2 1,1 0,0">
          <text:p/>
        </draw:polygon>
        <draw:polygon draw:style-name="gr2" draw:text-style-name="P2" draw:layer="layout" svg:width="0cm" svg:height="0.001cm" svg:x="18.969cm" svg:y="4.485cm" svg:viewBox="0 0 1 2" draw:points="0,2 1,1 1,0">
          <text:p/>
        </draw:polygon>
        <draw:polygon draw:style-name="gr2" draw:text-style-name="P2" draw:layer="layout" svg:width="0cm" svg:height="0cm" svg:x="18.97cm" svg:y="4.484cm" svg:viewBox="0 0 0 1" draw:points="0,1 0,0">
          <text:p/>
        </draw:polygon>
        <draw:polygon draw:style-name="gr2" draw:text-style-name="P2" draw:layer="layout" svg:width="0.003cm" svg:height="0.003cm" svg:x="18.97cm" svg:y="4.482cm" svg:viewBox="0 0 4 4" draw:points="0,4 2,2 4,0">
          <text:p/>
        </draw:polygon>
        <draw:polygon draw:style-name="gr2" draw:text-style-name="P2" draw:layer="layout" svg:width="0.001cm" svg:height="0.001cm" svg:x="18.972cm" svg:y="4.481cm" svg:viewBox="0 0 2 2" draw:points="0,2 2,2 2,0">
          <text:p/>
        </draw:polygon>
        <draw:polygon draw:style-name="gr2" draw:text-style-name="P2" draw:layer="layout" svg:width="0.003cm" svg:height="0.001cm" svg:x="18.973cm" svg:y="4.48cm" svg:viewBox="0 0 4 2" draw:points="0,2 2,0 4,0">
          <text:p/>
        </draw:polygon>
        <draw:polygon draw:style-name="gr2" draw:text-style-name="P2" draw:layer="layout" svg:width="0cm" svg:height="0cm" svg:x="18.975cm" svg:y="4.479cm" svg:viewBox="0 0 1 1" draw:points="0,1 0,0 1,0">
          <text:p/>
        </draw:polygon>
        <draw:polygon draw:style-name="gr2" draw:text-style-name="P2" draw:layer="layout" svg:width="0.003cm" svg:height="0.002cm" svg:x="18.982cm" svg:y="4.479cm" svg:viewBox="0 0 4 3" draw:points="0,0 2,2 4,3">
          <text:p/>
        </draw:polygon>
        <draw:polygon draw:style-name="gr2" draw:text-style-name="P2" draw:layer="layout" svg:width="0.002cm" svg:height="0.004cm" svg:x="18.985cm" svg:y="4.481cm" svg:viewBox="0 0 3 5" draw:points="0,0 1,2 3,5">
          <text:p/>
        </draw:polygon>
        <draw:polygon draw:style-name="gr2" draw:text-style-name="P2" draw:layer="layout" svg:width="0.003cm" svg:height="0.003cm" svg:x="18.987cm" svg:y="4.484cm" svg:viewBox="0 0 4 4" draw:points="0,0 4,1 4,4">
          <text:p/>
        </draw:polygon>
        <draw:polygon draw:style-name="gr2" draw:text-style-name="P2" draw:layer="layout" svg:width="0.004cm" svg:height="0.003cm" svg:x="18.986cm" svg:y="4.491cm" svg:viewBox="0 0 5 4" draw:points="5,0 2,3 0,4">
          <text:p/>
        </draw:polygon>
        <draw:polygon draw:style-name="gr2" draw:text-style-name="P2" draw:layer="layout" svg:width="0.002cm" svg:height="0.003cm" svg:x="18.984cm" svg:y="4.494cm" svg:viewBox="0 0 3 4" draw:points="3,0 2,3 0,4">
          <text:p/>
        </draw:polygon>
        <draw:polygon draw:style-name="gr2" draw:text-style-name="P2" draw:layer="layout" svg:width="0.004cm" svg:height="0.001cm" svg:x="18.98cm" svg:y="4.497cm" svg:viewBox="0 0 5 2" draw:points="5,0 3,0 0,2">
          <text:p/>
        </draw:polygon>
        <draw:polygon draw:style-name="gr2" draw:text-style-name="P2" draw:layer="layout" svg:width="0.003cm" svg:height="0cm" svg:x="18.976cm" svg:y="4.497cm" svg:viewBox="0 0 4 1" draw:points="4,1 2,1 0,0">
          <text:p/>
        </draw:polygon>
        <draw:polygon draw:style-name="gr2" draw:text-style-name="P2" draw:layer="layout" svg:width="0.003cm" svg:height="0.001cm" svg:x="18.973cm" svg:y="4.496cm" svg:viewBox="0 0 4 2" draw:points="4,2 2,2 0,0">
          <text:p/>
        </draw:polygon>
        <draw:polygon draw:style-name="gr2" draw:text-style-name="P2" draw:layer="layout" svg:width="0.004cm" svg:height="0.003cm" svg:x="18.97cm" svg:y="4.493cm" svg:viewBox="0 0 5 4" draw:points="5,4 3,1 0,0">
          <text:p/>
        </draw:polygon>
        <draw:polygon draw:style-name="gr2" draw:text-style-name="P2" draw:layer="layout" svg:width="0cm" svg:height="0.003cm" svg:x="18.969cm" svg:y="4.489cm" svg:viewBox="0 0 1 4" draw:points="1,4 1,2 0,0">
          <text:p/>
        </draw:polygon>
        <draw:polygon draw:style-name="gr2" draw:text-style-name="P2" draw:layer="layout" svg:width="0cm" svg:height="0.003cm" svg:x="18.969cm" svg:y="4.485cm" svg:viewBox="0 0 1 4" draw:points="0,4 0,2 1,0">
          <text:p/>
        </draw:polygon>
        <draw:polygon draw:style-name="gr2" draw:text-style-name="P2" draw:layer="layout" svg:width="0.003cm" svg:height="0.003cm" svg:x="18.97cm" svg:y="4.482cm" svg:viewBox="0 0 4 4" draw:points="0,4 0,3 4,0">
          <text:p/>
        </draw:polygon>
        <draw:polygon draw:style-name="gr2" draw:text-style-name="P2" draw:layer="layout" svg:width="0.003cm" svg:height="0.002cm" svg:x="18.972cm" svg:y="4.48cm" svg:viewBox="0 0 4 3" draw:points="0,3 2,1 4,0">
          <text:p/>
        </draw:polygon>
        <draw:polygon draw:style-name="gr2" draw:text-style-name="P2" draw:layer="layout" svg:width="0.002cm" svg:height="0cm" svg:x="18.975cm" svg:y="4.479cm" svg:viewBox="0 0 3 1" draw:points="0,1 1,0 3,0">
          <text:p/>
        </draw:polygon>
        <draw:polygon draw:style-name="gr2" draw:text-style-name="P2" draw:layer="layout" svg:width="0.007cm" svg:height="0.002cm" svg:x="18.978cm" svg:y="4.479cm" svg:viewBox="0 0 8 3" draw:points="0,0 5,0 8,3">
          <text:p/>
        </draw:polygon>
        <draw:polygon draw:style-name="gr2" draw:text-style-name="P2" draw:layer="layout" svg:width="0.004cm" svg:height="0.006cm" svg:x="18.985cm" svg:y="4.481cm" svg:viewBox="0 0 5 7" draw:points="0,0 2,4 5,7">
          <text:p/>
        </draw:polygon>
        <draw:polygon draw:style-name="gr2" draw:text-style-name="P2" draw:layer="layout" svg:width="0.004cm" svg:height="0.008cm" svg:x="18.986cm" svg:y="4.487cm" svg:viewBox="0 0 5 9" draw:points="5,0 5,5 0,9">
          <text:p/>
        </draw:polygon>
        <draw:polygon draw:style-name="gr2" draw:text-style-name="P2" draw:layer="layout" svg:width="0.006cm" svg:height="0.004cm" svg:x="18.98cm" svg:y="4.494cm" svg:viewBox="0 0 7 5" draw:points="7,0 5,4 0,5">
          <text:p/>
        </draw:polygon>
        <draw:polygon draw:style-name="gr2" draw:text-style-name="P2" draw:layer="layout" svg:width="0.007cm" svg:height="0.002cm" svg:x="18.973cm" svg:y="4.496cm" svg:viewBox="0 0 8 3" draw:points="8,3 3,1 0,0">
          <text:p/>
        </draw:polygon>
        <draw:polygon draw:style-name="gr2" draw:text-style-name="P2" draw:layer="layout" svg:width="0.005cm" svg:height="0.007cm" svg:x="18.969cm" svg:y="4.489cm" svg:viewBox="0 0 6 8" draw:points="6,8 2,4 0,0">
          <text:p/>
        </draw:polygon>
        <draw:polygon draw:style-name="gr2" draw:text-style-name="P2" draw:layer="layout" svg:width="0.003cm" svg:height="0.007cm" svg:x="18.969cm" svg:y="4.482cm" svg:viewBox="0 0 4 8" draw:points="0,8 1,3 4,0">
          <text:p/>
        </draw:polygon>
        <draw:polygon draw:style-name="gr2" draw:text-style-name="P2" draw:layer="layout" svg:width="0.006cm" svg:height="0.003cm" svg:x="18.972cm" svg:y="4.479cm" svg:viewBox="0 0 7 4" draw:points="0,4 3,1 7,0">
          <text:p/>
        </draw:polygon>
        <draw:polygon draw:style-name="gr2" draw:text-style-name="P2" draw:layer="layout" svg:width="0.01cm" svg:height="0.008cm" svg:x="18.978cm" svg:y="4.479cm" svg:viewBox="0 0 11 9" draw:points="0,0 8,2 11,9">
          <text:p/>
        </draw:polygon>
        <draw:polygon draw:style-name="gr2" draw:text-style-name="P2" draw:layer="layout" svg:width="0.009cm" svg:height="0.012cm" svg:x="18.98cm" svg:y="4.487cm" svg:viewBox="0 0 10 13" draw:points="10,0 7,8 0,13">
          <text:p/>
        </draw:polygon>
        <draw:polygon draw:style-name="gr2" draw:text-style-name="P2" draw:layer="layout" svg:width="0.01cm" svg:height="0.009cm" svg:x="18.969cm" svg:y="4.489cm" svg:viewBox="0 0 11 10" draw:points="11,10 5,8 0,0">
          <text:p/>
        </draw:polygon>
        <draw:polygon draw:style-name="gr2" draw:text-style-name="P2" draw:layer="layout" svg:width="0.009cm" svg:height="0.01cm" svg:x="18.969cm" svg:y="4.479cm" svg:viewBox="0 0 10 11" draw:points="0,11 3,3 10,0">
          <text:p/>
        </draw:polygon>
        <draw:polygon draw:style-name="gr2" draw:text-style-name="P2" draw:layer="layout" svg:width="0.01cm" svg:height="0.019cm" svg:x="18.978cm" svg:y="4.479cm" svg:viewBox="0 0 11 20" draw:points="0,0 11,8 2,20">
          <text:p/>
        </draw:polygon>
        <draw:polygon draw:style-name="gr2" draw:text-style-name="P2" draw:layer="layout" svg:width="0.01cm" svg:height="0.019cm" svg:x="18.969cm" svg:y="4.479cm" svg:viewBox="0 0 11 20" draw:points="11,20 0,10 10,0">
          <text:p/>
        </draw:polygon>
        <draw:polygon draw:style-name="gr2" draw:text-style-name="P2" draw:layer="layout" svg:width="0.041cm" svg:height="0.004cm" svg:x="19.147cm" svg:y="4.633cm" svg:viewBox="0 0 42 5" draw:points="0,0 42,0 42,5">
          <text:p/>
        </draw:polygon>
        <draw:polygon draw:style-name="gr2" draw:text-style-name="P2" draw:layer="layout" svg:width="0.01cm" svg:height="0.006cm" svg:x="19.178cm" svg:y="4.709cm" svg:viewBox="0 0 11 7" draw:points="0,0 11,1 11,7">
          <text:p/>
        </draw:polygon>
        <draw:polygon draw:style-name="gr2" draw:text-style-name="P2" draw:layer="layout" svg:width="0.006cm" svg:height="0.025cm" svg:x="19.115cm" svg:y="4.69cm" svg:viewBox="0 0 7 26" draw:points="2,26 0,0 7,0">
          <text:p/>
        </draw:polygon>
        <draw:polygon draw:style-name="gr2" draw:text-style-name="P2" draw:layer="layout" svg:width="0.012cm" svg:height="0.007cm" svg:x="19.147cm" svg:y="4.633cm" svg:viewBox="0 0 13 8" draw:points="13,8 0,5 0,0">
          <text:p/>
        </draw:polygon>
        <draw:polygon draw:style-name="gr2" draw:text-style-name="P2" draw:layer="layout" svg:width="0.041cm" svg:height="0.007cm" svg:x="19.147cm" svg:y="4.633cm" svg:viewBox="0 0 42 8" draw:points="0,0 42,5 31,8">
          <text:p/>
        </draw:polygon>
        <draw:polygon draw:style-name="gr2" draw:text-style-name="P2" draw:layer="layout" svg:width="0.072cm" svg:height="0.006cm" svg:x="19.117cm" svg:y="4.709cm" svg:viewBox="0 0 73 7" draw:points="62,0 73,7 0,7">
          <text:p/>
        </draw:polygon>
        <draw:polygon draw:style-name="gr2" draw:text-style-name="P2" draw:layer="layout" svg:width="0.008cm" svg:height="0.025cm" svg:x="19.117cm" svg:y="4.69cm" svg:viewBox="0 0 9 26" draw:points="0,26 5,0 9,18">
          <text:p/>
        </draw:polygon>
        <draw:polygon draw:style-name="gr2" draw:text-style-name="P2" draw:layer="layout" svg:width="0.031cm" svg:height="0.007cm" svg:x="19.147cm" svg:y="4.633cm" svg:viewBox="0 0 32 8" draw:points="12,8 0,0 32,8">
          <text:p/>
        </draw:polygon>
        <draw:polygon draw:style-name="gr2" draw:text-style-name="P2" draw:layer="layout" svg:width="0.009cm" svg:height="0.008cm" svg:x="19.117cm" svg:y="4.707cm" svg:viewBox="0 0 10 9" draw:points="0,9 9,0 10,0">
          <text:p/>
        </draw:polygon>
        <draw:polygon draw:style-name="gr2" draw:text-style-name="P2" draw:layer="layout" svg:width="0.018cm" svg:height="0.069cm" svg:x="19.16cm" svg:y="4.639cm" svg:viewBox="0 0 19 70" draw:points="0,70 0,0 19,0">
          <text:p/>
        </draw:polygon>
        <draw:polygon draw:style-name="gr2" draw:text-style-name="P2" draw:layer="layout" svg:width="0.01cm" svg:height="0.008cm" svg:x="19.117cm" svg:y="4.707cm" svg:viewBox="0 0 11 9" draw:points="0,9 10,0 11,0">
          <text:p/>
        </draw:polygon>
        <draw:polygon draw:style-name="gr2" draw:text-style-name="P2" draw:layer="layout" svg:width="0.018cm" svg:height="0.07cm" svg:x="19.16cm" svg:y="4.639cm" svg:viewBox="0 0 19 71" draw:points="0,70 19,0 19,71">
          <text:p/>
        </draw:polygon>
        <draw:polygon draw:style-name="gr2" draw:text-style-name="P2" draw:layer="layout" svg:width="0.01cm" svg:height="0.008cm" svg:x="19.117cm" svg:y="4.707cm" svg:viewBox="0 0 11 9" draw:points="0,9 11,0 11,1">
          <text:p/>
        </draw:polygon>
        <draw:polygon draw:style-name="gr2" draw:text-style-name="P2" draw:layer="layout" svg:width="0.033cm" svg:height="0cm" svg:x="19.144cm" svg:y="4.708cm" svg:viewBox="0 0 34 1" draw:points="0,0 16,0 34,1">
          <text:p/>
        </draw:polygon>
        <draw:polygon draw:style-name="gr2" draw:text-style-name="P2" draw:layer="layout" svg:width="0.012cm" svg:height="0.007cm" svg:x="19.117cm" svg:y="4.708cm" svg:viewBox="0 0 13 8" draw:points="0,8 11,0 13,0">
          <text:p/>
        </draw:polygon>
        <draw:polygon draw:style-name="gr2" draw:text-style-name="P2" draw:layer="layout" svg:width="0.035cm" svg:height="0cm" svg:x="19.142cm" svg:y="4.708cm" svg:viewBox="0 0 36 1" draw:points="0,0 2,0 36,1">
          <text:p/>
        </draw:polygon>
        <draw:polygon draw:style-name="gr2" draw:text-style-name="P2" draw:layer="layout" svg:width="0.012cm" svg:height="0.007cm" svg:x="19.117cm" svg:y="4.708cm" svg:viewBox="0 0 13 8" draw:points="0,8 12,0 13,0">
          <text:p/>
        </draw:polygon>
        <draw:polygon draw:style-name="gr2" draw:text-style-name="P2" draw:layer="layout" svg:width="0.036cm" svg:height="0cm" svg:x="19.141cm" svg:y="4.708cm" svg:viewBox="0 0 37 1" draw:points="0,0 1,0 37,1">
          <text:p/>
        </draw:polygon>
        <draw:polygon draw:style-name="gr2" draw:text-style-name="P2" draw:layer="layout" svg:width="0.014cm" svg:height="0.007cm" svg:x="19.117cm" svg:y="4.708cm" svg:viewBox="0 0 15 8" draw:points="0,8 13,0 15,0">
          <text:p/>
        </draw:polygon>
        <draw:polygon draw:style-name="gr2" draw:text-style-name="P2" draw:layer="layout" svg:width="0.061cm" svg:height="0.007cm" svg:x="19.117cm" svg:y="4.708cm" svg:viewBox="0 0 62 8" draw:points="24,0 62,1 0,8">
          <text:p/>
        </draw:polygon>
        <draw:polygon draw:style-name="gr2" draw:text-style-name="P2" draw:layer="layout" svg:width="0.014cm" svg:height="0.007cm" svg:x="19.117cm" svg:y="4.708cm" svg:viewBox="0 0 15 8" draw:points="0,8 14,0 15,0">
          <text:p/>
        </draw:polygon>
        <draw:polygon draw:style-name="gr2" draw:text-style-name="P2" draw:layer="layout" svg:width="0.024cm" svg:height="0.007cm" svg:x="19.117cm" svg:y="4.708cm" svg:viewBox="0 0 25 8" draw:points="23,0 25,0 0,8">
          <text:p/>
        </draw:polygon>
        <draw:polygon draw:style-name="gr2" draw:text-style-name="P2" draw:layer="layout" svg:width="0.015cm" svg:height="0.007cm" svg:x="19.117cm" svg:y="4.708cm" svg:viewBox="0 0 16 8" draw:points="0,8 15,0 16,0">
          <text:p/>
        </draw:polygon>
        <draw:polygon draw:style-name="gr2" draw:text-style-name="P2" draw:layer="layout" svg:width="0.022cm" svg:height="0.007cm" svg:x="19.117cm" svg:y="4.708cm" svg:viewBox="0 0 23 8" draw:points="22,0 23,0 0,8">
          <text:p/>
        </draw:polygon>
        <draw:polygon draw:style-name="gr2" draw:text-style-name="P2" draw:layer="layout" svg:width="0.017cm" svg:height="0.007cm" svg:x="19.117cm" svg:y="4.708cm" svg:viewBox="0 0 18 8" draw:points="0,8 16,0 18,0">
          <text:p/>
        </draw:polygon>
        <draw:polygon draw:style-name="gr2" draw:text-style-name="P2" draw:layer="layout" svg:width="0.021cm" svg:height="0.007cm" svg:x="19.117cm" svg:y="4.708cm" svg:viewBox="0 0 22 8" draw:points="21,0 22,0 0,8">
          <text:p/>
        </draw:polygon>
        <draw:polygon draw:style-name="gr2" draw:text-style-name="P2" draw:layer="layout" svg:width="0.018cm" svg:height="0.007cm" svg:x="19.117cm" svg:y="4.708cm" svg:viewBox="0 0 19 8" draw:points="0,8 18,0 19,0">
          <text:p/>
        </draw:polygon>
        <draw:polygon draw:style-name="gr2" draw:text-style-name="P2" draw:layer="layout" svg:width="0.02cm" svg:height="0.007cm" svg:x="19.117cm" svg:y="4.708cm" svg:viewBox="0 0 21 8" draw:points="19,0 21,0 0,8">
          <text:p/>
        </draw:polygon>
        <draw:polygon draw:style-name="gr2" draw:text-style-name="P2" draw:layer="layout" svg:width="0.001cm" svg:height="0cm" svg:x="19.083cm" svg:y="4.657cm" svg:viewBox="0 0 2 0" draw:points="0,0 1,0 2,0">
          <text:p/>
        </draw:polygon>
        <draw:polygon draw:style-name="gr2" draw:text-style-name="P2" draw:layer="layout" svg:width="0.002cm" svg:height="0cm" svg:x="19.088cm" svg:y="4.657cm" svg:viewBox="0 0 3 1" draw:points="0,0 1,0 3,1">
          <text:p/>
        </draw:polygon>
        <draw:polygon draw:style-name="gr2" draw:text-style-name="P2" draw:layer="layout" svg:width="0.001cm" svg:height="0cm" svg:x="19.093cm" svg:y="4.658cm" svg:viewBox="0 0 2 0" draw:points="0,0 1,0 2,0">
          <text:p/>
        </draw:polygon>
        <draw:polygon draw:style-name="gr2" draw:text-style-name="P2" draw:layer="layout" svg:width="0.001cm" svg:height="0cm" svg:x="19.097cm" svg:y="4.658cm" svg:viewBox="0 0 2 1" draw:points="0,0 1,1 2,1">
          <text:p/>
        </draw:polygon>
        <draw:polygon draw:style-name="gr2" draw:text-style-name="P2" draw:layer="layout" svg:width="0.001cm" svg:height="0.015cm" svg:x="19.099cm" svg:y="4.659cm" svg:viewBox="0 0 2 16" draw:points="0,0 2,0 2,16">
          <text:p/>
        </draw:polygon>
        <draw:polygon draw:style-name="gr2" draw:text-style-name="P2" draw:layer="layout" svg:width="0.006cm" svg:height="0.008cm" svg:x="19.094cm" svg:y="4.665cm" svg:viewBox="0 0 7 9" draw:points="7,9 2,9 0,0">
          <text:p/>
        </draw:polygon>
        <draw:polygon draw:style-name="gr2" draw:text-style-name="P2" draw:layer="layout" svg:width="0.001cm" svg:height="0cm" svg:x="19.085cm" svg:y="4.681cm" svg:viewBox="0 0 2 1" draw:points="0,0 1,1 2,1">
          <text:p/>
        </draw:polygon>
        <draw:polygon draw:style-name="gr2" draw:text-style-name="P2" draw:layer="layout" svg:width="0.001cm" svg:height="0cm" svg:x="19.089cm" svg:y="4.682cm" svg:viewBox="0 0 2 0" draw:points="0,0 1,0 2,0">
          <text:p/>
        </draw:polygon>
        <draw:polygon draw:style-name="gr2" draw:text-style-name="P2" draw:layer="layout" svg:width="0.001cm" svg:height="0cm" svg:x="19.094cm" svg:y="4.682cm" svg:viewBox="0 0 2 1" draw:points="0,0 1,1 2,1">
          <text:p/>
        </draw:polygon>
        <draw:polygon draw:style-name="gr2" draw:text-style-name="P2" draw:layer="layout" svg:width="0.001cm" svg:height="0.001cm" svg:x="19.096cm" svg:y="4.683cm" svg:viewBox="0 0 2 2" draw:points="0,0 2,0 2,2">
          <text:p/>
        </draw:polygon>
        <draw:polygon draw:style-name="gr2" draw:text-style-name="P2" draw:layer="layout" svg:width="0.001cm" svg:height="0cm" svg:x="19.097cm" svg:y="4.684cm" svg:viewBox="0 0 2 0" draw:points="0,0 1,0 2,0">
          <text:p/>
        </draw:polygon>
        <draw:polygon draw:style-name="gr2" draw:text-style-name="P2" draw:layer="layout" svg:width="0cm" svg:height="0cm" svg:x="19.099cm" svg:y="4.684cm" svg:viewBox="0 0 1 1" draw:points="0,0 1,1">
          <text:p/>
        </draw:polygon>
        <draw:polygon draw:style-name="gr2" draw:text-style-name="P2" draw:layer="layout" svg:width="0.003cm" svg:height="0.001cm" svg:x="19.1cm" svg:y="4.685cm" svg:viewBox="0 0 4 2" draw:points="0,0 2,2 4,2">
          <text:p/>
        </draw:polygon>
        <draw:polygon draw:style-name="gr2" draw:text-style-name="P2" draw:layer="layout" svg:width="0.003cm" svg:height="0.003cm" svg:x="19.101cm" svg:y="4.686cm" svg:viewBox="0 0 4 4" draw:points="0,0 2,2 4,4">
          <text:p/>
        </draw:polygon>
        <draw:polygon draw:style-name="gr2" draw:text-style-name="P2" draw:layer="layout" svg:width="0.001cm" svg:height="0.003cm" svg:x="19.103cm" svg:y="4.688cm" svg:viewBox="0 0 2 4" draw:points="0,0 0,2 2,4">
          <text:p/>
        </draw:polygon>
        <draw:polygon draw:style-name="gr2" draw:text-style-name="P2" draw:layer="layout" svg:width="0.001cm" svg:height="0.001cm" svg:x="19.104cm" svg:y="4.69cm" svg:viewBox="0 0 2 2" draw:points="0,0 2,2">
          <text:p/>
        </draw:polygon>
        <draw:polygon draw:style-name="gr2" draw:text-style-name="P2" draw:layer="layout" svg:width="0cm" svg:height="0.001cm" svg:x="19.105cm" svg:y="4.691cm" svg:viewBox="0 0 0 2" draw:points="0,0 0,1 0,2">
          <text:p/>
        </draw:polygon>
        <draw:polygon draw:style-name="gr2" draw:text-style-name="P2" draw:layer="layout" svg:width="0cm" svg:height="0.001cm" svg:x="19.105cm" svg:y="4.693cm" svg:viewBox="0 0 1 2" draw:points="0,0 0,1 1,2">
          <text:p/>
        </draw:polygon>
        <draw:polygon draw:style-name="gr2" draw:text-style-name="P2" draw:layer="layout" svg:width="0cm" svg:height="0.001cm" svg:x="19.105cm" svg:y="4.703cm" svg:viewBox="0 0 1 2" draw:points="1,0 1,1 0,2">
          <text:p/>
        </draw:polygon>
        <draw:polygon draw:style-name="gr2" draw:text-style-name="P2" draw:layer="layout" svg:width="0.001cm" svg:height="0.003cm" svg:x="19.104cm" svg:y="4.705cm" svg:viewBox="0 0 2 4" draw:points="2,0 2,3 0,4">
          <text:p/>
        </draw:polygon>
        <draw:polygon draw:style-name="gr2" draw:text-style-name="P2" draw:layer="layout" svg:width="0.001cm" svg:height="0.004cm" svg:x="19.103cm" svg:y="4.708cm" svg:viewBox="0 0 2 5" draw:points="2,0 2,3 0,5">
          <text:p/>
        </draw:polygon>
        <draw:polygon draw:style-name="gr2" draw:text-style-name="P2" draw:layer="layout" svg:width="0.004cm" svg:height="0.002cm" svg:x="19.1cm" svg:y="4.711cm" svg:viewBox="0 0 5 3" draw:points="5,0 0,3">
          <text:p/>
        </draw:polygon>
        <draw:polygon draw:style-name="gr2" draw:text-style-name="P2" draw:layer="layout" svg:width="0.003cm" svg:height="0.001cm" svg:x="19.098cm" svg:y="4.713cm" svg:viewBox="0 0 4 2" draw:points="4,0 3,2 0,2">
          <text:p/>
        </draw:polygon>
        <draw:polygon draw:style-name="gr2" draw:text-style-name="P2" draw:layer="layout" svg:width="0.002cm" svg:height="0.003cm" svg:x="19.096cm" svg:y="4.714cm" svg:viewBox="0 0 3 4" draw:points="3,0 1,2 0,4">
          <text:p/>
        </draw:polygon>
        <draw:polygon draw:style-name="gr2" draw:text-style-name="P2" draw:layer="layout" svg:width="0cm" svg:height="0cm" svg:x="19.093cm" svg:y="4.716cm" svg:viewBox="0 0 1 0" draw:points="1,0 0,0">
          <text:p/>
        </draw:polygon>
        <draw:polygon draw:style-name="gr2" draw:text-style-name="P2" draw:layer="layout" svg:width="0.001cm" svg:height="0cm" svg:x="19.084cm" svg:y="4.716cm" svg:viewBox="0 0 2 0" draw:points="2,0 1,0 0,0">
          <text:p/>
        </draw:polygon>
        <draw:polygon draw:style-name="gr2" draw:text-style-name="P2" draw:layer="layout" svg:width="0.001cm" svg:height="0cm" svg:x="19.08cm" svg:y="4.715cm" svg:viewBox="0 0 2 1" draw:points="2,1 1,0 0,0">
          <text:p/>
        </draw:polygon>
        <draw:polygon draw:style-name="gr2" draw:text-style-name="P2" draw:layer="layout" svg:width="0.001cm" svg:height="0cm" svg:x="19.078cm" svg:y="4.714cm" svg:viewBox="0 0 2 1" draw:points="2,1 1,0 0,0">
          <text:p/>
        </draw:polygon>
        <draw:polygon draw:style-name="gr2" draw:text-style-name="P2" draw:layer="layout" svg:width="0.001cm" svg:height="0.001cm" svg:x="19.078cm" svg:y="4.713cm" svg:viewBox="0 0 2 2" draw:points="2,2 2,0 0,0">
          <text:p/>
        </draw:polygon>
        <draw:polygon draw:style-name="gr2" draw:text-style-name="P2" draw:layer="layout" svg:width="0.001cm" svg:height="0cm" svg:x="19.076cm" svg:y="4.712cm" svg:viewBox="0 0 2 1" draw:points="2,1 1,1 0,0">
          <text:p/>
        </draw:polygon>
        <draw:polygon draw:style-name="gr2" draw:text-style-name="P2" draw:layer="layout" svg:width="0.001cm" svg:height="0.001cm" svg:x="19.075cm" svg:y="4.711cm" svg:viewBox="0 0 2 2" draw:points="2,2 0,2 0,0">
          <text:p/>
        </draw:polygon>
        <draw:polygon draw:style-name="gr2" draw:text-style-name="P2" draw:layer="layout" svg:width="0.021cm" svg:height="0.005cm" svg:x="19.052cm" svg:y="4.71cm" svg:viewBox="0 0 22 6" draw:points="22,0 21,6 0,6">
          <text:p/>
        </draw:polygon>
        <draw:polygon draw:style-name="gr2" draw:text-style-name="P2" draw:layer="layout" svg:width="0.005cm" svg:height="0.006cm" svg:x="19.052cm" svg:y="4.709cm" svg:viewBox="0 0 6 7" draw:points="0,7 0,2 6,0">
          <text:p/>
        </draw:polygon>
        <draw:polygon draw:style-name="gr2" draw:text-style-name="P2" draw:layer="layout" svg:width="0.018cm" svg:height="0.014cm" svg:x="19.056cm" svg:y="4.672cm" svg:viewBox="0 0 19 15" draw:points="19,15 0,15 0,0">
          <text:p/>
        </draw:polygon>
        <draw:polygon draw:style-name="gr2" draw:text-style-name="P2" draw:layer="layout" svg:width="0cm" svg:height="0cm" svg:x="19.056cm" svg:y="4.668cm" svg:viewBox="0 0 1 1" draw:points="0,1 1,1 1,0">
          <text:p/>
        </draw:polygon>
        <draw:polygon draw:style-name="gr2" draw:text-style-name="P2" draw:layer="layout" svg:width="0.001cm" svg:height="0.003cm" svg:x="19.057cm" svg:y="4.665cm" svg:viewBox="0 0 2 4" draw:points="0,4 2,1 2,0">
          <text:p/>
        </draw:polygon>
        <draw:polygon draw:style-name="gr2" draw:text-style-name="P2" draw:layer="layout" svg:width="0.003cm" svg:height="0.004cm" svg:x="19.058cm" svg:y="4.662cm" svg:viewBox="0 0 4 5" draw:points="0,5 0,2 4,0">
          <text:p/>
        </draw:polygon>
        <draw:polygon draw:style-name="gr2" draw:text-style-name="P2" draw:layer="layout" svg:width="0.002cm" svg:height="0.003cm" svg:x="19.06cm" svg:y="4.659cm" svg:viewBox="0 0 3 4" draw:points="0,4 2,3 3,0">
          <text:p/>
        </draw:polygon>
        <draw:polygon draw:style-name="gr2" draw:text-style-name="P2" draw:layer="layout" svg:width="0.002cm" svg:height="0.001cm" svg:x="19.062cm" svg:y="4.659cm" svg:viewBox="0 0 3 2" draw:points="0,2 2,2 3,0">
          <text:p/>
        </draw:polygon>
        <draw:polygon draw:style-name="gr2" draw:text-style-name="P2" draw:layer="layout" svg:width="0.001cm" svg:height="0cm" svg:x="19.064cm" svg:y="4.659cm" svg:viewBox="0 0 2 0" draw:points="0,0 1,0 2,0">
          <text:p/>
        </draw:polygon>
        <draw:polygon draw:style-name="gr2" draw:text-style-name="P2" draw:layer="layout" svg:width="0.003cm" svg:height="0.001cm" svg:x="19.066cm" svg:y="4.658cm" svg:viewBox="0 0 4 2" draw:points="0,2 2,0 4,0">
          <text:p/>
        </draw:polygon>
        <draw:polygon draw:style-name="gr2" draw:text-style-name="P2" draw:layer="layout" svg:width="0.001cm" svg:height="0cm" svg:x="19.068cm" svg:y="4.657cm" svg:viewBox="0 0 2 1" draw:points="0,1 1,1 2,0">
          <text:p/>
        </draw:polygon>
        <draw:polygon draw:style-name="gr2" draw:text-style-name="P2" draw:layer="layout" svg:width="0.002cm" svg:height="0cm" svg:x="19.072cm" svg:y="4.657cm" svg:viewBox="0 0 3 0" draw:points="0,0 1,0 3,0">
          <text:p/>
        </draw:polygon>
        <draw:polygon draw:style-name="gr2" draw:text-style-name="P2" draw:layer="layout" svg:width="0.003cm" svg:height="0cm" svg:x="19.081cm" svg:y="4.657cm" svg:viewBox="0 0 4 0" draw:points="0,0 2,0 4,0">
          <text:p/>
        </draw:polygon>
        <draw:polygon draw:style-name="gr2" draw:text-style-name="P2" draw:layer="layout" svg:width="0.004cm" svg:height="0cm" svg:x="19.088cm" svg:y="4.657cm" svg:viewBox="0 0 5 1" draw:points="0,0 3,1 5,1">
          <text:p/>
        </draw:polygon>
        <draw:polygon draw:style-name="gr2" draw:text-style-name="P2" draw:layer="layout" svg:width="0.003cm" svg:height="0cm" svg:x="19.093cm" svg:y="4.658cm" svg:viewBox="0 0 4 0" draw:points="0,0 2,0 4,0">
          <text:p/>
        </draw:polygon>
        <draw:polygon draw:style-name="gr2" draw:text-style-name="P2" draw:layer="layout" svg:width="0.003cm" svg:height="0.017cm" svg:x="19.097cm" svg:y="4.658cm" svg:viewBox="0 0 4 18" draw:points="0,0 2,2 4,18">
          <text:p/>
        </draw:polygon>
        <draw:polygon draw:style-name="gr2" draw:text-style-name="P2" draw:layer="layout" svg:width="0.003cm" svg:height="0cm" svg:x="19.085cm" svg:y="4.681cm" svg:viewBox="0 0 4 1" draw:points="0,0 2,1 4,1">
          <text:p/>
        </draw:polygon>
        <draw:polygon draw:style-name="gr2" draw:text-style-name="P2" draw:layer="layout" svg:width="0.004cm" svg:height="0cm" svg:x="19.089cm" svg:y="4.682cm" svg:viewBox="0 0 5 0" draw:points="0,0 2,0 5,0">
          <text:p/>
        </draw:polygon>
        <draw:polygon draw:style-name="gr2" draw:text-style-name="P2" draw:layer="layout" svg:width="0.003cm" svg:height="0.003cm" svg:x="19.094cm" svg:y="4.682cm" svg:viewBox="0 0 4 4" draw:points="0,0 2,2 4,4">
          <text:p/>
        </draw:polygon>
        <draw:polygon draw:style-name="gr2" draw:text-style-name="P2" draw:layer="layout" svg:width="0.003cm" svg:height="0.001cm" svg:x="19.097cm" svg:y="4.684cm" svg:viewBox="0 0 4 2" draw:points="0,0 2,0 4,2">
          <text:p/>
        </draw:polygon>
        <draw:polygon draw:style-name="gr2" draw:text-style-name="P2" draw:layer="layout" svg:width="0.004cm" svg:height="0.003cm" svg:x="19.1cm" svg:y="4.685cm" svg:viewBox="0 0 5 4" draw:points="0,0 2,1 5,4">
          <text:p/>
        </draw:polygon>
        <draw:polygon draw:style-name="gr2" draw:text-style-name="P2" draw:layer="layout" svg:width="0.002cm" svg:height="0.003cm" svg:x="19.103cm" svg:y="4.688cm" svg:viewBox="0 0 3 4" draw:points="0,0 1,2 3,4">
          <text:p/>
        </draw:polygon>
        <draw:polygon draw:style-name="gr2" draw:text-style-name="P2" draw:layer="layout" svg:width="0.001cm" svg:height="0.004cm" svg:x="19.105cm" svg:y="4.691cm" svg:viewBox="0 0 2 5" draw:points="0,0 0,2 2,5">
          <text:p/>
        </draw:polygon>
        <draw:polygon draw:style-name="gr2" draw:text-style-name="P2" draw:layer="layout" svg:width="0.003cm" svg:height="0.006cm" svg:x="19.104cm" svg:y="4.703cm" svg:viewBox="0 0 4 7" draw:points="4,0 2,3 0,7">
          <text:p/>
        </draw:polygon>
        <draw:polygon draw:style-name="gr2" draw:text-style-name="P2" draw:layer="layout" svg:width="0.004cm" svg:height="0.005cm" svg:x="19.1cm" svg:y="4.708cm" svg:viewBox="0 0 5 6" draw:points="5,0 4,3 0,6">
          <text:p/>
        </draw:polygon>
        <draw:polygon draw:style-name="gr2" draw:text-style-name="P2" draw:layer="layout" svg:width="0.005cm" svg:height="0.003cm" svg:x="19.096cm" svg:y="4.713cm" svg:viewBox="0 0 6 4" draw:points="6,0 2,1 0,4">
          <text:p/>
        </draw:polygon>
        <draw:polygon draw:style-name="gr2" draw:text-style-name="P2" draw:layer="layout" svg:width="0.002cm" svg:height="0cm" svg:x="19.093cm" svg:y="4.716cm" svg:viewBox="0 0 3 0" draw:points="3,0 1,0 0,0">
          <text:p/>
        </draw:polygon>
        <draw:polygon draw:style-name="gr2" draw:text-style-name="P2" draw:layer="layout" svg:width="0.003cm" svg:height="0cm" svg:x="19.084cm" svg:y="4.716cm" svg:viewBox="0 0 4 0" draw:points="4,0 2,0 0,0">
          <text:p/>
        </draw:polygon>
        <draw:polygon draw:style-name="gr2" draw:text-style-name="P2" draw:layer="layout" svg:width="0.003cm" svg:height="0cm" svg:x="19.08cm" svg:y="4.715cm" svg:viewBox="0 0 4 1" draw:points="4,1 2,1 0,0">
          <text:p/>
        </draw:polygon>
        <draw:polygon draw:style-name="gr2" draw:text-style-name="P2" draw:layer="layout" svg:width="0.003cm" svg:height="0.002cm" svg:x="19.078cm" svg:y="4.713cm" svg:viewBox="0 0 4 3" draw:points="4,3 1,1 0,0">
          <text:p/>
        </draw:polygon>
        <draw:polygon draw:style-name="gr2" draw:text-style-name="P2" draw:layer="layout" svg:width="0.003cm" svg:height="0.003cm" svg:x="19.075cm" svg:y="4.711cm" svg:viewBox="0 0 4 4" draw:points="4,4 1,2 0,0">
          <text:p/>
        </draw:polygon>
        <draw:polygon draw:style-name="gr2" draw:text-style-name="P2" draw:layer="layout" svg:width="0.021cm" svg:height="0.006cm" svg:x="19.052cm" svg:y="4.709cm" svg:viewBox="0 0 22 7" draw:points="22,1 0,7 5,0">
          <text:p/>
        </draw:polygon>
        <draw:polygon draw:style-name="gr2" draw:text-style-name="P2" draw:layer="layout" svg:width="0.018cm" svg:height="0.023cm" svg:x="19.056cm" svg:y="4.686cm" svg:viewBox="0 0 19 24" draw:points="0,24 0,0 19,0">
          <text:p/>
        </draw:polygon>
        <draw:polygon draw:style-name="gr2" draw:text-style-name="P2" draw:layer="layout" svg:width="0.023cm" svg:height="0.015cm" svg:x="19.056cm" svg:y="4.672cm" svg:viewBox="0 0 24 16" draw:points="24,16 18,15 0,0">
          <text:p/>
        </draw:polygon>
        <draw:polygon draw:style-name="gr2" draw:text-style-name="P2" draw:layer="layout" svg:width="0cm" svg:height="0.003cm" svg:x="19.056cm" svg:y="4.668cm" svg:viewBox="0 0 1 4" draw:points="0,4 0,1 1,0">
          <text:p/>
        </draw:polygon>
        <draw:polygon draw:style-name="gr2" draw:text-style-name="P2" draw:layer="layout" svg:width="0.003cm" svg:height="0.007cm" svg:x="19.057cm" svg:y="4.662cm" svg:viewBox="0 0 4 8" draw:points="0,8 1,4 4,0">
          <text:p/>
        </draw:polygon>
        <draw:polygon draw:style-name="gr2" draw:text-style-name="P2" draw:layer="layout" svg:width="0.004cm" svg:height="0.004cm" svg:x="19.06cm" svg:y="4.659cm" svg:viewBox="0 0 5 5" draw:points="0,5 2,1 5,0">
          <text:p/>
        </draw:polygon>
        <draw:polygon draw:style-name="gr2" draw:text-style-name="P2" draw:layer="layout" svg:width="0.005cm" svg:height="0.001cm" svg:x="19.064cm" svg:y="4.658cm" svg:viewBox="0 0 6 2" draw:points="0,2 3,2 6,0">
          <text:p/>
        </draw:polygon>
        <draw:polygon draw:style-name="gr2" draw:text-style-name="P2" draw:layer="layout" svg:width="0.003cm" svg:height="0cm" svg:x="19.068cm" svg:y="4.657cm" svg:viewBox="0 0 4 1" draw:points="0,1 2,0 4,0">
          <text:p/>
        </draw:polygon>
        <draw:polygon draw:style-name="gr2" draw:text-style-name="P2" draw:layer="layout" svg:width="0.004cm" svg:height="0cm" svg:x="19.072cm" svg:y="4.657cm" svg:viewBox="0 0 5 0" draw:points="0,0 3,0 5,0">
          <text:p/>
        </draw:polygon>
        <draw:polygon draw:style-name="gr2" draw:text-style-name="P2" draw:layer="layout" svg:width="0.008cm" svg:height="0cm" svg:x="19.077cm" svg:y="4.657cm" svg:viewBox="0 0 9 0" draw:points="0,0 5,0 9,0">
          <text:p/>
        </draw:polygon>
        <draw:polygon draw:style-name="gr2" draw:text-style-name="P2" draw:layer="layout" svg:width="0.007cm" svg:height="0cm" svg:x="19.085cm" svg:y="4.657cm" svg:viewBox="0 0 8 1" draw:points="0,0 3,0 8,1">
          <text:p/>
        </draw:polygon>
        <draw:polygon draw:style-name="gr2" draw:text-style-name="P2" draw:layer="layout" svg:width="0.007cm" svg:height="0.017cm" svg:x="19.093cm" svg:y="4.658cm" svg:viewBox="0 0 8 18" draw:points="0,0 4,0 8,18">
          <text:p/>
        </draw:polygon>
        <draw:polygon draw:style-name="gr2" draw:text-style-name="P2" draw:layer="layout" svg:width="0.013cm" svg:height="0cm" svg:x="19.075cm" svg:y="4.681cm" svg:viewBox="0 0 14 1" draw:points="0,0 11,0 14,1">
          <text:p/>
        </draw:polygon>
        <draw:polygon draw:style-name="gr2" draw:text-style-name="P2" draw:layer="layout" svg:width="0.008cm" svg:height="0.002cm" svg:x="19.089cm" svg:y="4.682cm" svg:viewBox="0 0 9 3" draw:points="0,0 5,0 9,3">
          <text:p/>
        </draw:polygon>
        <draw:polygon draw:style-name="gr2" draw:text-style-name="P2" draw:layer="layout" svg:width="0.008cm" svg:height="0.004cm" svg:x="19.097cm" svg:y="4.684cm" svg:viewBox="0 0 9 5" draw:points="0,0 4,1 9,5">
          <text:p/>
        </draw:polygon>
        <draw:polygon draw:style-name="gr2" draw:text-style-name="P2" draw:layer="layout" svg:width="0.003cm" svg:height="0.008cm" svg:x="19.103cm" svg:y="4.688cm" svg:viewBox="0 0 4 9" draw:points="0,0 3,4 4,9">
          <text:p/>
        </draw:polygon>
        <draw:polygon draw:style-name="gr2" draw:text-style-name="P2" draw:layer="layout" svg:width="0.006cm" svg:height="0.01cm" svg:x="19.1cm" svg:y="4.703cm" svg:viewBox="0 0 7 11" draw:points="7,0 5,5 0,11">
          <text:p/>
        </draw:polygon>
        <draw:polygon draw:style-name="gr2" draw:text-style-name="P2" draw:layer="layout" svg:width="0.008cm" svg:height="0.003cm" svg:x="19.093cm" svg:y="4.713cm" svg:viewBox="0 0 9 4" draw:points="9,0 3,4 0,4">
          <text:p/>
        </draw:polygon>
        <draw:polygon draw:style-name="gr2" draw:text-style-name="P2" draw:layer="layout" svg:width="0.008cm" svg:height="0cm" svg:x="19.084cm" svg:y="4.716cm" svg:viewBox="0 0 9 0" draw:points="9,0 4,0 0,0">
          <text:p/>
        </draw:polygon>
        <draw:polygon draw:style-name="gr2" draw:text-style-name="P2" draw:layer="layout" svg:width="0.007cm" svg:height="0.003cm" svg:x="19.078cm" svg:y="4.713cm" svg:viewBox="0 0 8 4" draw:points="8,4 3,3 0,0">
          <text:p/>
        </draw:polygon>
        <draw:polygon draw:style-name="gr2" draw:text-style-name="P2" draw:layer="layout" svg:width="0.005cm" svg:height="0.004cm" svg:x="19.073cm" svg:y="4.71cm" svg:viewBox="0 0 6 5" draw:points="6,5 2,2 0,0">
          <text:p/>
        </draw:polygon>
        <draw:polygon draw:style-name="gr2" draw:text-style-name="P2" draw:layer="layout" svg:width="0.018cm" svg:height="0.024cm" svg:x="19.056cm" svg:y="4.686cm" svg:viewBox="0 0 19 25" draw:points="17,25 0,24 19,0">
          <text:p/>
        </draw:polygon>
        <draw:polygon draw:style-name="gr2" draw:text-style-name="P2" draw:layer="layout" svg:width="0.024cm" svg:height="0.015cm" svg:x="19.056cm" svg:y="4.672cm" svg:viewBox="0 0 25 16" draw:points="25,16 24,16 0,0">
          <text:p/>
        </draw:polygon>
        <draw:polygon draw:style-name="gr2" draw:text-style-name="P2" draw:layer="layout" svg:width="0.004cm" svg:height="0.01cm" svg:x="19.056cm" svg:y="4.662cm" svg:viewBox="0 0 5 11" draw:points="0,11 1,7 5,0">
          <text:p/>
        </draw:polygon>
        <draw:polygon draw:style-name="gr2" draw:text-style-name="P2" draw:layer="layout" svg:width="0.009cm" svg:height="0.005cm" svg:x="19.06cm" svg:y="4.658cm" svg:viewBox="0 0 10 6" draw:points="0,6 5,2 10,0">
          <text:p/>
        </draw:polygon>
        <draw:polygon draw:style-name="gr2" draw:text-style-name="P2" draw:layer="layout" svg:width="0.009cm" svg:height="0.001cm" svg:x="19.068cm" svg:y="4.657cm" svg:viewBox="0 0 10 2" draw:points="0,2 4,0 10,0">
          <text:p/>
        </draw:polygon>
        <draw:polygon draw:style-name="gr2" draw:text-style-name="P2" draw:layer="layout" svg:width="0.017cm" svg:height="0.001cm" svg:x="19.077cm" svg:y="4.657cm" svg:viewBox="0 0 18 2" draw:points="0,0 10,0 18,2">
          <text:p/>
        </draw:polygon>
        <draw:polygon draw:style-name="gr2" draw:text-style-name="P2" draw:layer="layout" svg:width="0.007cm" svg:height="0.017cm" svg:x="19.093cm" svg:y="4.658cm" svg:viewBox="0 0 8 18" draw:points="0,0 8,18 1,9">
          <text:p/>
        </draw:polygon>
        <draw:polygon draw:style-name="gr2" draw:text-style-name="P2" draw:layer="layout" svg:width="0.022cm" svg:height="0.003cm" svg:x="19.075cm" svg:y="4.681cm" svg:viewBox="0 0 23 4" draw:points="0,0 15,1 23,4">
          <text:p/>
        </draw:polygon>
        <draw:polygon draw:style-name="gr2" draw:text-style-name="P2" draw:layer="layout" svg:width="0.01cm" svg:height="0.011cm" svg:x="19.097cm" svg:y="4.684cm" svg:viewBox="0 0 11 12" draw:points="0,0 8,4 11,12">
          <text:p/>
        </draw:polygon>
        <draw:polygon draw:style-name="gr2" draw:text-style-name="P2" draw:layer="layout" svg:width="0.006cm" svg:height="0.018cm" svg:x="19.1cm" svg:y="4.695cm" svg:viewBox="0 0 7 19" draw:points="7,0 7,8 0,19">
          <text:p/>
        </draw:polygon>
        <draw:polygon draw:style-name="gr2" draw:text-style-name="P2" draw:layer="layout" svg:width="0.016cm" svg:height="0.003cm" svg:x="19.084cm" svg:y="4.713cm" svg:viewBox="0 0 17 4" draw:points="17,0 10,4 0,4">
          <text:p/>
        </draw:polygon>
        <draw:polygon draw:style-name="gr2" draw:text-style-name="P2" draw:layer="layout" svg:width="0.011cm" svg:height="0.006cm" svg:x="19.073cm" svg:y="4.71cm" svg:viewBox="0 0 12 7" draw:points="12,7 6,4 0,0">
          <text:p/>
        </draw:polygon>
        <draw:polygon draw:style-name="gr2" draw:text-style-name="P2" draw:layer="layout" svg:width="0.003cm" svg:height="0.024cm" svg:x="19.073cm" svg:y="4.686cm" svg:viewBox="0 0 4 25" draw:points="0,25 4,0 4,22">
          <text:p/>
        </draw:polygon>
        <draw:polygon draw:style-name="gr2" draw:text-style-name="P2" draw:layer="layout" svg:width="0.025cm" svg:height="0.015cm" svg:x="19.056cm" svg:y="4.672cm" svg:viewBox="0 0 26 16" draw:points="26,16 25,16 0,0">
          <text:p/>
        </draw:polygon>
        <draw:polygon draw:style-name="gr2" draw:text-style-name="P2" draw:layer="layout" svg:width="0.011cm" svg:height="0.015cm" svg:x="19.056cm" svg:y="4.658cm" svg:viewBox="0 0 12 16" draw:points="0,16 4,5 12,0">
          <text:p/>
        </draw:polygon>
        <draw:polygon draw:style-name="gr2" draw:text-style-name="P2" draw:layer="layout" svg:width="0.025cm" svg:height="0.001cm" svg:x="19.068cm" svg:y="4.657cm" svg:viewBox="0 0 26 2" draw:points="0,2 9,0 26,2">
          <text:p/>
        </draw:polygon>
        <draw:polygon draw:style-name="gr2" draw:text-style-name="P2" draw:layer="layout" svg:width="0cm" svg:height="0.007cm" svg:x="19.093cm" svg:y="4.658cm" svg:viewBox="0 0 1 8" draw:points="0,0 1,8 0,8">
          <text:p/>
        </draw:polygon>
        <draw:polygon draw:style-name="gr2" draw:text-style-name="P2" draw:layer="layout" svg:width="0.032cm" svg:height="0.014cm" svg:x="19.075cm" svg:y="4.681cm" svg:viewBox="0 0 33 15" draw:points="0,0 23,4 33,15">
          <text:p/>
        </draw:polygon>
        <draw:polygon draw:style-name="gr2" draw:text-style-name="P2" draw:layer="layout" svg:width="0.022cm" svg:height="0.021cm" svg:x="19.084cm" svg:y="4.695cm" svg:viewBox="0 0 23 22" draw:points="23,0 16,19 0,22">
          <text:p/>
        </draw:polygon>
        <draw:polygon draw:style-name="gr2" draw:text-style-name="P2" draw:layer="layout" svg:width="0.011cm" svg:height="0.009cm" svg:x="19.073cm" svg:y="4.707cm" svg:viewBox="0 0 12 10" draw:points="12,10 0,3 2,0">
          <text:p/>
        </draw:polygon>
        <draw:polygon draw:style-name="gr2" draw:text-style-name="P2" draw:layer="layout" svg:width="0.026cm" svg:height="0.015cm" svg:x="19.056cm" svg:y="4.672cm" svg:viewBox="0 0 27 16" draw:points="27,16 26,16 0,0">
          <text:p/>
        </draw:polygon>
        <draw:polygon draw:style-name="gr2" draw:text-style-name="P2" draw:layer="layout" svg:width="0.003cm" svg:height="0.008cm" svg:x="19.091cm" svg:y="4.658cm" svg:viewBox="0 0 4 9" draw:points="4,0 4,9 0,8">
          <text:p/>
        </draw:polygon>
        <draw:polygon draw:style-name="gr2" draw:text-style-name="P2" draw:layer="layout" svg:width="0.01cm" svg:height="0.009cm" svg:x="19.075cm" svg:y="4.707cm" svg:viewBox="0 0 11 10" draw:points="11,10 0,0">
          <text:p/>
        </draw:polygon>
        <draw:polygon draw:style-name="gr2" draw:text-style-name="P2" draw:layer="layout" svg:width="0.026cm" svg:height="0.017cm" svg:x="19.056cm" svg:y="4.672cm" svg:viewBox="0 0 27 18" draw:points="27,18 27,16 0,0">
          <text:p/>
        </draw:polygon>
        <draw:polygon draw:style-name="gr2" draw:text-style-name="P2" draw:layer="layout" svg:width="0.003cm" svg:height="0.007cm" svg:x="19.09cm" svg:y="4.658cm" svg:viewBox="0 0 4 8" draw:points="4,0 1,8 0,7">
          <text:p/>
        </draw:polygon>
        <draw:polygon draw:style-name="gr2" draw:text-style-name="P2" draw:layer="layout" svg:width="0.01cm" svg:height="0.009cm" svg:x="19.075cm" svg:y="4.707cm" svg:viewBox="0 0 11 10" draw:points="11,10 0,0">
          <text:p/>
        </draw:polygon>
        <draw:polygon draw:style-name="gr2" draw:text-style-name="P2" draw:layer="layout" svg:width="0.028cm" svg:height="0.017cm" svg:x="19.056cm" svg:y="4.672cm" svg:viewBox="0 0 29 18" draw:points="29,18 27,18 0,0">
          <text:p/>
        </draw:polygon>
        <draw:polygon draw:style-name="gr2" draw:text-style-name="P2" draw:layer="layout" svg:width="0.004cm" svg:height="0.006cm" svg:x="19.089cm" svg:y="4.658cm" svg:viewBox="0 0 5 7" draw:points="5,0 1,7 0,7">
          <text:p/>
        </draw:polygon>
        <draw:polygon draw:style-name="gr2" draw:text-style-name="P2" draw:layer="layout" svg:width="0.01cm" svg:height="0.009cm" svg:x="19.075cm" svg:y="4.707cm" svg:viewBox="0 0 11 10" draw:points="11,10 0,0 2,1">
          <text:p/>
        </draw:polygon>
        <draw:polygon draw:style-name="gr2" draw:text-style-name="P2" draw:layer="layout" svg:width="0.029cm" svg:height="0.016cm" svg:x="19.056cm" svg:y="4.672cm" svg:viewBox="0 0 30 17" draw:points="30,17 29,17 0,0">
          <text:p/>
        </draw:polygon>
        <draw:polygon draw:style-name="gr2" draw:text-style-name="P2" draw:layer="layout" svg:width="0.005cm" svg:height="0.006cm" svg:x="19.088cm" svg:y="4.658cm" svg:viewBox="0 0 6 7" draw:points="6,0 1,7 0,7">
          <text:p/>
        </draw:polygon>
        <draw:polygon draw:style-name="gr2" draw:text-style-name="P2" draw:layer="layout" svg:width="0.008cm" svg:height="0.008cm" svg:x="19.077cm" svg:y="4.708cm" svg:viewBox="0 0 9 9" draw:points="9,9 0,0 1,0">
          <text:p/>
        </draw:polygon>
        <draw:polygon draw:style-name="gr2" draw:text-style-name="P2" draw:layer="layout" svg:width="0.006cm" svg:height="0.007cm" svg:x="19.087cm" svg:y="4.658cm" svg:viewBox="0 0 7 8" draw:points="7,0 1,8 0,6">
          <text:p/>
        </draw:polygon>
        <draw:polygon draw:style-name="gr2" draw:text-style-name="P2" draw:layer="layout" svg:width="0.007cm" svg:height="0.008cm" svg:x="19.078cm" svg:y="4.708cm" svg:viewBox="0 0 8 9" draw:points="8,9 0,0">
          <text:p/>
        </draw:polygon>
        <draw:polygon draw:style-name="gr2" draw:text-style-name="P2" draw:layer="layout" svg:width="0.025cm" svg:height="0.005cm" svg:x="19.068cm" svg:y="4.658cm" svg:viewBox="0 0 26 6" draw:points="0,0 26,0 20,6">
          <text:p/>
        </draw:polygon>
        <draw:polygon draw:style-name="gr2" draw:text-style-name="P2" draw:layer="layout" svg:width="0.007cm" svg:height="0.008cm" svg:x="19.078cm" svg:y="4.708cm" svg:viewBox="0 0 8 9" draw:points="8,9 0,0 1,0">
          <text:p/>
        </draw:polygon>
        <draw:polygon draw:style-name="gr2" draw:text-style-name="P2" draw:layer="layout" svg:width="0.019cm" svg:height="0.005cm" svg:x="19.068cm" svg:y="4.658cm" svg:viewBox="0 0 20 6" draw:points="0,0 20,6 19,6">
          <text:p/>
        </draw:polygon>
        <draw:polygon draw:style-name="gr2" draw:text-style-name="P2" draw:layer="layout" svg:width="0.007cm" svg:height="0.008cm" svg:x="19.078cm" svg:y="4.708cm" svg:viewBox="0 0 8 9" draw:points="8,9 0,0 2,1">
          <text:p/>
        </draw:polygon>
        <draw:polygon draw:style-name="gr2" draw:text-style-name="P2" draw:layer="layout" svg:width="0.018cm" svg:height="0.005cm" svg:x="19.068cm" svg:y="4.658cm" svg:viewBox="0 0 19 6" draw:points="0,0 19,6 18,5">
          <text:p/>
        </draw:polygon>
        <draw:polygon draw:style-name="gr2" draw:text-style-name="P2" draw:layer="layout" svg:width="0.005cm" svg:height="0.007cm" svg:x="19.079cm" svg:y="4.709cm" svg:viewBox="0 0 6 8" draw:points="6,8 0,0 1,0">
          <text:p/>
        </draw:polygon>
        <draw:polygon draw:style-name="gr2" draw:text-style-name="P2" draw:layer="layout" svg:width="0.017cm" svg:height="0.004cm" svg:x="19.068cm" svg:y="4.658cm" svg:viewBox="0 0 18 5" draw:points="0,0 18,5 17,5">
          <text:p/>
        </draw:polygon>
        <draw:polygon draw:style-name="gr2" draw:text-style-name="P2" draw:layer="layout" svg:width="0.004cm" svg:height="0.007cm" svg:x="19.08cm" svg:y="4.709cm" svg:viewBox="0 0 5 8" draw:points="5,8 0,0 1,0">
          <text:p/>
        </draw:polygon>
        <draw:polygon draw:style-name="gr2" draw:text-style-name="P2" draw:layer="layout" svg:width="0.016cm" svg:height="0.004cm" svg:x="19.068cm" svg:y="4.658cm" svg:viewBox="0 0 17 5" draw:points="0,0 17,5 16,5">
          <text:p/>
        </draw:polygon>
        <draw:polygon draw:style-name="gr2" draw:text-style-name="P2" draw:layer="layout" svg:width="0.004cm" svg:height="0.007cm" svg:x="19.081cm" svg:y="4.709cm" svg:viewBox="0 0 5 8" draw:points="5,8 0,0 2,0">
          <text:p/>
        </draw:polygon>
        <draw:polygon draw:style-name="gr2" draw:text-style-name="P2" draw:layer="layout" svg:width="0.015cm" svg:height="0.004cm" svg:x="19.068cm" svg:y="4.658cm" svg:viewBox="0 0 16 5" draw:points="0,0 16,5 15,5">
          <text:p/>
        </draw:polygon>
        <draw:polygon draw:style-name="gr2" draw:text-style-name="P2" draw:layer="layout" svg:width="0.003cm" svg:height="0.007cm" svg:x="19.082cm" svg:y="4.709cm" svg:viewBox="0 0 4 8" draw:points="4,8 0,0 2,0">
          <text:p/>
        </draw:polygon>
        <draw:polygon draw:style-name="gr2" draw:text-style-name="P2" draw:layer="layout" svg:width="0.014cm" svg:height="0.004cm" svg:x="19.068cm" svg:y="4.658cm" svg:viewBox="0 0 15 5" draw:points="0,0 15,5 14,5">
          <text:p/>
        </draw:polygon>
        <draw:polygon draw:style-name="gr2" draw:text-style-name="P2" draw:layer="layout" svg:width="0cm" svg:height="0.006cm" svg:x="19.083cm" svg:y="4.709cm" svg:viewBox="0 0 1 7" draw:points="1,7 0,0 1,0">
          <text:p/>
        </draw:polygon>
        <draw:polygon draw:style-name="gr2" draw:text-style-name="P2" draw:layer="layout" svg:width="0.013cm" svg:height="0.004cm" svg:x="19.068cm" svg:y="4.658cm" svg:viewBox="0 0 14 5" draw:points="0,0 14,5 13,5">
          <text:p/>
        </draw:polygon>
        <draw:polygon draw:style-name="gr2" draw:text-style-name="P2" draw:layer="layout" svg:width="0.001cm" svg:height="0.008cm" svg:x="19.084cm" svg:y="4.708cm" svg:viewBox="0 0 2 9" draw:points="0,9 0,1 2,0">
          <text:p/>
        </draw:polygon>
        <draw:polygon draw:style-name="gr2" draw:text-style-name="P2" draw:layer="layout" svg:width="0.012cm" svg:height="0.005cm" svg:x="19.068cm" svg:y="4.658cm" svg:viewBox="0 0 13 6" draw:points="0,0 13,5 11,6">
          <text:p/>
        </draw:polygon>
        <draw:polygon draw:style-name="gr2" draw:text-style-name="P2" draw:layer="layout" svg:width="0.002cm" svg:height="0.008cm" svg:x="19.084cm" svg:y="4.708cm" svg:viewBox="0 0 3 9" draw:points="0,9 1,0 3,0">
          <text:p/>
        </draw:polygon>
        <draw:polygon draw:style-name="gr2" draw:text-style-name="P2" draw:layer="layout" svg:width="0.011cm" svg:height="0.005cm" svg:x="19.068cm" svg:y="4.658cm" svg:viewBox="0 0 12 6" draw:points="0,0 12,6 11,6">
          <text:p/>
        </draw:polygon>
        <draw:polygon draw:style-name="gr2" draw:text-style-name="P2" draw:layer="layout" svg:width="0.022cm" svg:height="0.021cm" svg:x="19.084cm" svg:y="4.695cm" svg:viewBox="0 0 23 22" draw:points="23,0 0,22 2,14">
          <text:p/>
        </draw:polygon>
        <draw:polygon draw:style-name="gr2" draw:text-style-name="P2" draw:layer="layout" svg:width="0.022cm" svg:height="0.015cm" svg:x="19.056cm" svg:y="4.658cm" svg:viewBox="0 0 23 16" draw:points="0,16 12,0 23,5">
          <text:p/>
        </draw:polygon>
        <draw:polygon draw:style-name="gr2" draw:text-style-name="P2" draw:layer="layout" svg:width="0.02cm" svg:height="0.013cm" svg:x="19.086cm" svg:y="4.695cm" svg:viewBox="0 0 21 14" draw:points="21,0 0,14 1,13">
          <text:p/>
        </draw:polygon>
        <draw:polygon draw:style-name="gr2" draw:text-style-name="P2" draw:layer="layout" svg:width="0.022cm" svg:height="0.01cm" svg:x="19.056cm" svg:y="4.662cm" svg:viewBox="0 0 23 11" draw:points="0,11 23,0 22,1">
          <text:p/>
        </draw:polygon>
        <draw:polygon draw:style-name="gr2" draw:text-style-name="P2" draw:layer="layout" svg:width="0.019cm" svg:height="0.012cm" svg:x="19.087cm" svg:y="4.695cm" svg:viewBox="0 0 20 13" draw:points="20,0 0,13">
          <text:p/>
        </draw:polygon>
        <draw:polygon draw:style-name="gr2" draw:text-style-name="P2" draw:layer="layout" svg:width="0.021cm" svg:height="0.009cm" svg:x="19.056cm" svg:y="4.663cm" svg:viewBox="0 0 22 10" draw:points="0,10 22,0 21,1">
          <text:p/>
        </draw:polygon>
        <draw:polygon draw:style-name="gr2" draw:text-style-name="P2" draw:layer="layout" svg:width="0.019cm" svg:height="0.012cm" svg:x="19.087cm" svg:y="4.695cm" svg:viewBox="0 0 20 13" draw:points="20,0 0,13 1,11">
          <text:p/>
        </draw:polygon>
        <draw:polygon draw:style-name="gr2" draw:text-style-name="P2" draw:layer="layout" svg:width="0.02cm" svg:height="0.008cm" svg:x="19.056cm" svg:y="4.664cm" svg:viewBox="0 0 21 9" draw:points="0,9 21,0 20,1">
          <text:p/>
        </draw:polygon>
        <draw:polygon draw:style-name="gr2" draw:text-style-name="P2" draw:layer="layout" svg:width="0.018cm" svg:height="0.01cm" svg:x="19.088cm" svg:y="4.695cm" svg:viewBox="0 0 19 11" draw:points="19,0 0,11 0,9">
          <text:p/>
        </draw:polygon>
        <draw:polygon draw:style-name="gr2" draw:text-style-name="P2" draw:layer="layout" svg:width="0.019cm" svg:height="0.007cm" svg:x="19.056cm" svg:y="4.665cm" svg:viewBox="0 0 20 8" draw:points="0,8 20,0 19,1">
          <text:p/>
        </draw:polygon>
        <draw:polygon draw:style-name="gr2" draw:text-style-name="P2" draw:layer="layout" svg:width="0.018cm" svg:height="0.009cm" svg:x="19.088cm" svg:y="4.695cm" svg:viewBox="0 0 19 10" draw:points="19,0 0,10 1,10">
          <text:p/>
        </draw:polygon>
        <draw:polygon draw:style-name="gr2" draw:text-style-name="P2" draw:layer="layout" svg:width="0.018cm" svg:height="0.006cm" svg:x="19.056cm" svg:y="4.666cm" svg:viewBox="0 0 19 7" draw:points="0,7 19,0 19,1">
          <text:p/>
        </draw:polygon>
        <draw:polygon draw:style-name="gr2" draw:text-style-name="P2" draw:layer="layout" svg:width="0.017cm" svg:height="0.009cm" svg:x="19.089cm" svg:y="4.695cm" svg:viewBox="0 0 18 10" draw:points="18,0 0,10 0,9">
          <text:p/>
        </draw:polygon>
        <draw:polygon draw:style-name="gr2" draw:text-style-name="P2" draw:layer="layout" svg:width="0.018cm" svg:height="0.006cm" svg:x="19.056cm" svg:y="4.667cm" svg:viewBox="0 0 19 7" draw:points="0,7 19,0">
          <text:p/>
        </draw:polygon>
        <draw:polygon draw:style-name="gr2" draw:text-style-name="P2" draw:layer="layout" svg:width="0.017cm" svg:height="0.008cm" svg:x="19.089cm" svg:y="4.695cm" svg:viewBox="0 0 18 9" draw:points="18,0 0,9 0,8">
          <text:p/>
        </draw:polygon>
        <draw:polygon draw:style-name="gr2" draw:text-style-name="P2" draw:layer="layout" svg:width="0.018cm" svg:height="0.006cm" svg:x="19.056cm" svg:y="4.667cm" svg:viewBox="0 0 19 7" draw:points="0,7 19,0 19,2">
          <text:p/>
        </draw:polygon>
        <draw:polygon draw:style-name="gr2" draw:text-style-name="P2" draw:layer="layout" svg:width="0.017cm" svg:height="0.007cm" svg:x="19.089cm" svg:y="4.695cm" svg:viewBox="0 0 18 8" draw:points="18,0 0,8 0,7">
          <text:p/>
        </draw:polygon>
        <draw:polygon draw:style-name="gr2" draw:text-style-name="P2" draw:layer="layout" svg:width="0.018cm" svg:height="0.004cm" svg:x="19.056cm" svg:y="4.668cm" svg:viewBox="0 0 19 5" draw:points="0,5 19,0 19,3">
          <text:p/>
        </draw:polygon>
        <draw:polygon draw:style-name="gr2" draw:text-style-name="P2" draw:layer="layout" svg:width="0.018cm" svg:height="0.006cm" svg:x="19.089cm" svg:y="4.695cm" svg:viewBox="0 0 19 7" draw:points="19,0 0,7 0,6">
          <text:p/>
        </draw:polygon>
        <draw:polygon draw:style-name="gr2" draw:text-style-name="P2" draw:layer="layout" svg:width="0.018cm" svg:height="0.003cm" svg:x="19.056cm" svg:y="4.67cm" svg:viewBox="0 0 19 4" draw:points="0,4 19,0 19,2">
          <text:p/>
        </draw:polygon>
        <draw:polygon draw:style-name="gr2" draw:text-style-name="P2" draw:layer="layout" svg:width="0.018cm" svg:height="0.006cm" svg:x="19.089cm" svg:y="4.695cm" svg:viewBox="0 0 19 7" draw:points="19,0 0,7 0,5">
          <text:p/>
        </draw:polygon>
        <draw:polygon draw:style-name="gr2" draw:text-style-name="P2" draw:layer="layout" svg:width="0.017cm" svg:height="0cm" svg:x="19.056cm" svg:y="4.671cm" svg:viewBox="0 0 18 1" draw:points="0,1 18,0 18,1">
          <text:p/>
        </draw:polygon>
        <draw:polygon draw:style-name="gr2" draw:text-style-name="P2" draw:layer="layout" svg:width="0.018cm" svg:height="0.004cm" svg:x="19.089cm" svg:y="4.695cm" svg:viewBox="0 0 19 5" draw:points="19,0 0,5">
          <text:p/>
        </draw:polygon>
        <draw:polygon draw:style-name="gr2" draw:text-style-name="P2" draw:layer="layout" svg:width="0.018cm" svg:height="0.009cm" svg:x="19.056cm" svg:y="4.672cm" svg:viewBox="0 0 19 10" draw:points="0,0 19,0 19,10">
          <text:p/>
        </draw:polygon>
        <draw:polygon draw:style-name="gr2" draw:text-style-name="P2" draw:layer="layout" svg:width="0.018cm" svg:height="0.004cm" svg:x="19.089cm" svg:y="4.695cm" svg:viewBox="0 0 19 5" draw:points="19,0 0,5 0,4">
          <text:p/>
        </draw:polygon>
        <draw:polygon draw:style-name="gr2" draw:text-style-name="P2" draw:layer="layout" svg:width="0.029cm" svg:height="0.016cm" svg:x="19.056cm" svg:y="4.672cm" svg:viewBox="0 0 30 17" draw:points="30,17 0,0 19,10">
          <text:p/>
        </draw:polygon>
        <draw:polygon draw:style-name="gr2" draw:text-style-name="P2" draw:layer="layout" svg:width="0.018cm" svg:height="0.003cm" svg:x="19.089cm" svg:y="4.695cm" svg:viewBox="0 0 19 4" draw:points="19,0 0,4 0,3">
          <text:p/>
        </draw:polygon>
        <draw:polygon draw:style-name="gr2" draw:text-style-name="P2" draw:layer="layout" svg:width="0.011cm" svg:height="0.008cm" svg:x="19.075cm" svg:y="4.681cm" svg:viewBox="0 0 12 9" draw:points="12,9 11,8 0,0">
          <text:p/>
        </draw:polygon>
        <draw:polygon draw:style-name="gr2" draw:text-style-name="P2" draw:layer="layout" svg:width="0.017cm" svg:height="0.003cm" svg:x="19.089cm" svg:y="4.695cm" svg:viewBox="0 0 18 4" draw:points="18,0 0,4 0,0">
          <text:p/>
        </draw:polygon>
        <draw:polygon draw:style-name="gr2" draw:text-style-name="P2" draw:layer="layout" svg:width="0.032cm" svg:height="0.014cm" svg:x="19.075cm" svg:y="4.681cm" svg:viewBox="0 0 33 15" draw:points="11,9 0,0 33,15">
          <text:p/>
        </draw:polygon>
        <draw:polygon draw:style-name="gr2" draw:text-style-name="P2" draw:layer="layout" svg:width="0.017cm" svg:height="0.001cm" svg:x="19.089cm" svg:y="4.694cm" svg:viewBox="0 0 18 2" draw:points="18,2 0,2 0,0">
          <text:p/>
        </draw:polygon>
        <draw:polygon draw:style-name="gr2" draw:text-style-name="P2" draw:layer="layout" svg:width="0.02cm" svg:height="0.006cm" svg:x="19.086cm" svg:y="4.689cm" svg:viewBox="0 0 21 7" draw:points="0,0 21,7">
          <text:p/>
        </draw:polygon>
        <draw:polygon draw:style-name="gr2" draw:text-style-name="P2" draw:layer="layout" svg:width="0.017cm" svg:height="0.003cm" svg:x="19.089cm" svg:y="4.693cm" svg:viewBox="0 0 18 4" draw:points="18,4 0,2 0,0">
          <text:p/>
        </draw:polygon>
        <draw:polygon draw:style-name="gr2" draw:text-style-name="P2" draw:layer="layout" svg:width="0.02cm" svg:height="0.006cm" svg:x="19.086cm" svg:y="4.689cm" svg:viewBox="0 0 21 7" draw:points="1,1 0,0 21,7">
          <text:p/>
        </draw:polygon>
        <draw:polygon draw:style-name="gr2" draw:text-style-name="P2" draw:layer="layout" svg:width="0.018cm" svg:height="0.004cm" svg:x="19.088cm" svg:y="4.692cm" svg:viewBox="0 0 19 5" draw:points="19,5 1,2 0,0">
          <text:p/>
        </draw:polygon>
        <draw:polygon draw:style-name="gr2" draw:text-style-name="P2" draw:layer="layout" svg:width="0.019cm" svg:height="0.005cm" svg:x="19.087cm" svg:y="4.69cm" svg:viewBox="0 0 20 6" draw:points="0,1 0,0 20,6">
          <text:p/>
        </draw:polygon>
        <draw:polygon draw:style-name="gr2" draw:text-style-name="P2" draw:layer="layout" svg:width="0.018cm" svg:height="0.004cm" svg:x="19.088cm" svg:y="4.691cm" svg:viewBox="0 0 19 5" draw:points="19,5 0,1 0,0">
          <text:p/>
        </draw:polygon>
        <draw:polygon draw:style-name="gr2" draw:text-style-name="P2" draw:layer="layout" svg:width="0.019cm" svg:height="0.004cm" svg:x="19.087cm" svg:y="4.691cm" svg:viewBox="0 0 20 5" draw:points="1,0 0,0 20,5">
          <text:p/>
        </draw:polygon>
        <draw:polygon draw:style-name="gr2" draw:text-style-name="P2" draw:layer="layout" svg:width="0.022cm" svg:height="0.003cm" svg:x="19.026cm" svg:y="4.629cm" svg:viewBox="0 0 23 4" draw:points="0,0 23,0 23,4">
          <text:p/>
        </draw:polygon>
        <draw:polygon draw:style-name="gr2" draw:text-style-name="P2" draw:layer="layout" svg:width="0.001cm" svg:height="0.078cm" svg:x="19.042cm" svg:y="4.634cm" svg:viewBox="0 0 2 79" draw:points="2,0 2,79 0,79">
          <text:p/>
        </draw:polygon>
        <draw:polygon draw:style-name="gr2" draw:text-style-name="P2" draw:layer="layout" svg:width="0.002cm" svg:height="0cm" svg:x="19.039cm" svg:y="4.712cm" svg:viewBox="0 0 3 1" draw:points="3,0 1,0 0,1">
          <text:p/>
        </draw:polygon>
        <draw:polygon draw:style-name="gr2" draw:text-style-name="P2" draw:layer="layout" svg:width="0.001cm" svg:height="0cm" svg:x="19.037cm" svg:y="4.713cm" svg:viewBox="0 0 2 0" draw:points="2,0 1,0 0,0">
          <text:p/>
        </draw:polygon>
        <draw:polygon draw:style-name="gr2" draw:text-style-name="P2" draw:layer="layout" svg:width="0.001cm" svg:height="0cm" svg:x="19.033cm" svg:y="4.713cm" svg:viewBox="0 0 2 1" draw:points="2,0 1,1 0,1">
          <text:p/>
        </draw:polygon>
        <draw:polygon draw:style-name="gr2" draw:text-style-name="P2" draw:layer="layout" svg:width="0.002cm" svg:height="0cm" svg:x="19.031cm" svg:y="4.714cm" svg:viewBox="0 0 3 0" draw:points="3,0 2,0 0,0">
          <text:p/>
        </draw:polygon>
        <draw:polygon draw:style-name="gr2" draw:text-style-name="P2" draw:layer="layout" svg:width="0cm" svg:height="0cm" svg:x="19.028cm" svg:y="4.714cm" svg:viewBox="0 0 1 1" draw:points="1,0 0,1">
          <text:p/>
        </draw:polygon>
        <draw:polygon draw:style-name="gr2" draw:text-style-name="P2" draw:layer="layout" svg:width="0.001cm" svg:height="0cm" svg:x="19.026cm" svg:y="4.715cm" svg:viewBox="0 0 2 1" draw:points="2,0 1,0 0,1">
          <text:p/>
        </draw:polygon>
        <draw:polygon draw:style-name="gr2" draw:text-style-name="P2" draw:layer="layout" svg:width="0.002cm" svg:height="0cm" svg:x="19.02cm" svg:y="4.716cm" svg:viewBox="0 0 3 0" draw:points="3,0 1,0 0,0">
          <text:p/>
        </draw:polygon>
        <draw:polygon draw:style-name="gr2" draw:text-style-name="P2" draw:layer="layout" svg:width="0.002cm" svg:height="0cm" svg:x="19.009cm" svg:y="4.716cm" svg:viewBox="0 0 3 0" draw:points="3,0 1,0 0,0">
          <text:p/>
        </draw:polygon>
        <draw:polygon draw:style-name="gr2" draw:text-style-name="P2" draw:layer="layout" svg:width="0.002cm" svg:height="0cm" svg:x="19.006cm" svg:y="4.715cm" svg:viewBox="0 0 3 1" draw:points="3,1 2,1 0,0">
          <text:p/>
        </draw:polygon>
        <draw:polygon draw:style-name="gr2" draw:text-style-name="P2" draw:layer="layout" svg:width="0.002cm" svg:height="0cm" svg:x="19.003cm" svg:y="4.714cm" svg:viewBox="0 0 3 1" draw:points="3,1 1,0 0,0">
          <text:p/>
        </draw:polygon>
        <draw:polygon draw:style-name="gr2" draw:text-style-name="P2" draw:layer="layout" svg:width="0.002cm" svg:height="0.001cm" svg:x="19.001cm" svg:y="4.713cm" svg:viewBox="0 0 3 2" draw:points="3,2 2,0 0,0">
          <text:p/>
        </draw:polygon>
        <draw:polygon draw:style-name="gr2" draw:text-style-name="P2" draw:layer="layout" svg:width="0.002cm" svg:height="0.003cm" svg:x="18.999cm" svg:y="4.711cm" svg:viewBox="0 0 3 4" draw:points="3,4 2,2 0,0">
          <text:p/>
        </draw:polygon>
        <draw:polygon draw:style-name="gr2" draw:text-style-name="P2" draw:layer="layout" svg:width="0.003cm" svg:height="0.001cm" svg:x="18.996cm" svg:y="4.71cm" svg:viewBox="0 0 4 2" draw:points="4,2 3,2 0,0">
          <text:p/>
        </draw:polygon>
        <draw:polygon draw:style-name="gr2" draw:text-style-name="P2" draw:layer="layout" svg:width="0.002cm" svg:height="0.002cm" svg:x="18.994cm" svg:y="4.708cm" svg:viewBox="0 0 3 3" draw:points="3,3 1,2 0,0">
          <text:p/>
        </draw:polygon>
        <draw:polygon draw:style-name="gr2" draw:text-style-name="P2" draw:layer="layout" svg:width="0.001cm" svg:height="0.003cm" svg:x="18.993cm" svg:y="4.705cm" svg:viewBox="0 0 2 4" draw:points="2,4 0,3 0,0">
          <text:p/>
        </draw:polygon>
        <draw:polygon draw:style-name="gr2" draw:text-style-name="P2" draw:layer="layout" svg:width="0.003cm" svg:height="0.002cm" svg:x="18.991cm" svg:y="4.703cm" svg:viewBox="0 0 4 3" draw:points="4,3 2,1 0,0">
          <text:p/>
        </draw:polygon>
        <draw:polygon draw:style-name="gr2" draw:text-style-name="P2" draw:layer="layout" svg:width="0.001cm" svg:height="0.002cm" svg:x="18.99cm" svg:y="4.701cm" svg:viewBox="0 0 2 3" draw:points="2,3 0,1 0,0">
          <text:p/>
        </draw:polygon>
        <draw:polygon draw:style-name="gr2" draw:text-style-name="P2" draw:layer="layout" svg:width="0.003cm" svg:height="0.003cm" svg:x="18.988cm" svg:y="4.698cm" svg:viewBox="0 0 4 4" draw:points="4,4 2,1 0,0">
          <text:p/>
        </draw:polygon>
        <draw:polygon draw:style-name="gr2" draw:text-style-name="P2" draw:layer="layout" svg:width="0cm" svg:height="0.002cm" svg:x="18.988cm" svg:y="4.695cm" svg:viewBox="0 0 0 3" draw:points="0,3 0,2 0,0">
          <text:p/>
        </draw:polygon>
        <draw:polygon draw:style-name="gr2" draw:text-style-name="P2" draw:layer="layout" svg:width="0cm" svg:height="0.002cm" svg:x="18.988cm" svg:y="4.692cm" svg:viewBox="0 0 0 3" draw:points="0,3 0,1 0,0">
          <text:p/>
        </draw:polygon>
        <draw:polygon draw:style-name="gr2" draw:text-style-name="P2" draw:layer="layout" svg:width="0cm" svg:height="0.003cm" svg:x="18.988cm" svg:y="4.688cm" svg:viewBox="0 0 1 4" draw:points="1,4 0,2 0,0">
          <text:p/>
        </draw:polygon>
        <draw:polygon draw:style-name="gr2" draw:text-style-name="P2" draw:layer="layout" svg:width="0.017cm" svg:height="0.001cm" svg:x="18.988cm" svg:y="4.683cm" svg:viewBox="0 0 18 2" draw:points="18,0 18,2 0,2">
          <text:p/>
        </draw:polygon>
        <draw:polygon draw:style-name="gr2" draw:text-style-name="P2" draw:layer="layout" svg:width="0cm" svg:height="0.002cm" svg:x="18.988cm" svg:y="4.678cm" svg:viewBox="0 0 1 3" draw:points="0,3 0,1 1,0">
          <text:p/>
        </draw:polygon>
        <draw:polygon draw:style-name="gr2" draw:text-style-name="P2" draw:layer="layout" svg:width="0cm" svg:height="0.001cm" svg:x="18.988cm" svg:y="4.672cm" svg:viewBox="0 0 0 2" draw:points="0,2 0,1 0,0">
          <text:p/>
        </draw:polygon>
        <draw:polygon draw:style-name="gr2" draw:text-style-name="P2" draw:layer="layout" svg:width="0cm" svg:height="0.002cm" svg:x="18.988cm" svg:y="4.669cm" svg:viewBox="0 0 1 3" draw:points="0,3 0,1 1,0">
          <text:p/>
        </draw:polygon>
        <draw:polygon draw:style-name="gr2" draw:text-style-name="P2" draw:layer="layout" svg:width="0.001cm" svg:height="0.004cm" svg:x="18.989cm" svg:y="4.666cm" svg:viewBox="0 0 2 5" draw:points="0,5 2,3 2,0">
          <text:p/>
        </draw:polygon>
        <draw:polygon draw:style-name="gr2" draw:text-style-name="P2" draw:layer="layout" svg:width="0.001cm" svg:height="0.002cm" svg:x="18.99cm" svg:y="4.664cm" svg:viewBox="0 0 2 3" draw:points="0,3 2,2 2,0">
          <text:p/>
        </draw:polygon>
        <draw:polygon draw:style-name="gr2" draw:text-style-name="P2" draw:layer="layout" svg:width="0.003cm" svg:height="0.001cm" svg:x="18.991cm" svg:y="4.663cm" svg:viewBox="0 0 4 2" draw:points="0,2 2,2 4,0">
          <text:p/>
        </draw:polygon>
        <draw:polygon draw:style-name="gr2" draw:text-style-name="P2" draw:layer="layout" svg:width="0.001cm" svg:height="0.003cm" svg:x="18.993cm" svg:y="4.661cm" svg:viewBox="0 0 2 4" draw:points="0,4 0,0 2,0">
          <text:p/>
        </draw:polygon>
        <draw:polygon draw:style-name="gr2" draw:text-style-name="P2" draw:layer="layout" svg:width="0.003cm" svg:height="0.003cm" svg:x="18.994cm" svg:y="4.659cm" svg:viewBox="0 0 4 4" draw:points="0,4 2,4 4,0">
          <text:p/>
        </draw:polygon>
        <draw:polygon draw:style-name="gr2" draw:text-style-name="P2" draw:layer="layout" svg:width="0.002cm" svg:height="0.001cm" svg:x="18.996cm" svg:y="4.659cm" svg:viewBox="0 0 3 2" draw:points="0,2 3,0">
          <text:p/>
        </draw:polygon>
        <draw:polygon draw:style-name="gr2" draw:text-style-name="P2" draw:layer="layout" svg:width="0.001cm" svg:height="0cm" svg:x="18.998cm" svg:y="4.658cm" svg:viewBox="0 0 2 1" draw:points="0,1 1,1 2,0">
          <text:p/>
        </draw:polygon>
        <draw:polygon draw:style-name="gr2" draw:text-style-name="P2" draw:layer="layout" svg:width="0.002cm" svg:height="0cm" svg:x="19cm" svg:y="4.658cm" svg:viewBox="0 0 3 0" draw:points="0,0 1,0 3,0">
          <text:p/>
        </draw:polygon>
        <draw:polygon draw:style-name="gr2" draw:text-style-name="P2" draw:layer="layout" svg:width="0.001cm" svg:height="0cm" svg:x="19.003cm" svg:y="4.657cm" svg:viewBox="0 0 2 1" draw:points="0,1 1,0 2,0">
          <text:p/>
        </draw:polygon>
        <draw:polygon draw:style-name="gr2" draw:text-style-name="P2" draw:layer="layout" svg:width="0.002cm" svg:height="0cm" svg:x="19.005cm" svg:y="4.657cm" svg:viewBox="0 0 3 0" draw:points="0,0 2,0 3,0">
          <text:p/>
        </draw:polygon>
        <draw:polygon draw:style-name="gr2" draw:text-style-name="P2" draw:layer="layout" svg:width="0.001cm" svg:height="0cm" svg:x="19.012cm" svg:y="4.657cm" svg:viewBox="0 0 2 0" draw:points="0,0 2,0">
          <text:p/>
        </draw:polygon>
        <draw:polygon draw:style-name="gr2" draw:text-style-name="P2" draw:layer="layout" svg:width="0cm" svg:height="0cm" svg:x="19.017cm" svg:y="4.657cm" svg:viewBox="0 0 1 1" draw:points="0,0 1,1">
          <text:p/>
        </draw:polygon>
        <draw:polygon draw:style-name="gr2" draw:text-style-name="P2" draw:layer="layout" svg:width="0.001cm" svg:height="0cm" svg:x="19.018cm" svg:y="4.658cm" svg:viewBox="0 0 2 0" draw:points="0,0 1,0 2,0">
          <text:p/>
        </draw:polygon>
        <draw:polygon draw:style-name="gr2" draw:text-style-name="P2" draw:layer="layout" svg:width="0.001cm" svg:height="0cm" svg:x="19.02cm" svg:y="4.658cm" svg:viewBox="0 0 2 1" draw:points="0,0 1,1 2,1">
          <text:p/>
        </draw:polygon>
        <draw:polygon draw:style-name="gr2" draw:text-style-name="P2" draw:layer="layout" svg:width="0.001cm" svg:height="0cm" svg:x="19.022cm" svg:y="4.659cm" svg:viewBox="0 0 2 1" draw:points="0,0 1,0 2,1">
          <text:p/>
        </draw:polygon>
        <draw:polygon draw:style-name="gr2" draw:text-style-name="P2" draw:layer="layout" svg:width="0.002cm" svg:height="0.001cm" svg:x="19.024cm" svg:y="4.659cm" svg:viewBox="0 0 3 2" draw:points="0,0 2,0 3,2">
          <text:p/>
        </draw:polygon>
        <draw:polygon draw:style-name="gr2" draw:text-style-name="P2" draw:layer="layout" svg:width="0cm" svg:height="0.001cm" svg:x="19.026cm" svg:y="4.655cm" svg:viewBox="0 0 0 2" draw:points="0,2 0,1 0,0">
          <text:p/>
        </draw:polygon>
        <draw:polygon draw:style-name="gr2" draw:text-style-name="P2" draw:layer="layout" svg:width="0.022cm" svg:height="0.005cm" svg:x="19.026cm" svg:y="4.629cm" svg:viewBox="0 0 23 6" draw:points="0,0 23,3 18,6">
          <text:p/>
        </draw:polygon>
        <draw:polygon draw:style-name="gr2" draw:text-style-name="P2" draw:layer="layout" svg:width="0.004cm" svg:height="0.079cm" svg:x="19.039cm" svg:y="4.634cm" svg:viewBox="0 0 5 80" draw:points="5,0 4,79 0,80">
          <text:p/>
        </draw:polygon>
        <draw:polygon draw:style-name="gr2" draw:text-style-name="P2" draw:layer="layout" svg:width="0.003cm" svg:height="0cm" svg:x="19.035cm" svg:y="4.713cm" svg:viewBox="0 0 4 0" draw:points="4,0 2,0 0,0">
          <text:p/>
        </draw:polygon>
        <draw:polygon draw:style-name="gr2" draw:text-style-name="P2" draw:layer="layout" svg:width="0.004cm" svg:height="0cm" svg:x="19.031cm" svg:y="4.713cm" svg:viewBox="0 0 5 1" draw:points="5,0 3,1 0,1">
          <text:p/>
        </draw:polygon>
        <draw:polygon draw:style-name="gr2" draw:text-style-name="P2" draw:layer="layout" svg:width="0.002cm" svg:height="0cm" svg:x="19.028cm" svg:y="4.714cm" svg:viewBox="0 0 3 1" draw:points="3,0 1,0 0,1">
          <text:p/>
        </draw:polygon>
        <draw:polygon draw:style-name="gr2" draw:text-style-name="P2" draw:layer="layout" svg:width="0.004cm" svg:height="0cm" svg:x="19.023cm" svg:y="4.715cm" svg:viewBox="0 0 5 1" draw:points="5,0 3,1 0,1">
          <text:p/>
        </draw:polygon>
        <draw:polygon draw:style-name="gr2" draw:text-style-name="P2" draw:layer="layout" svg:width="0.005cm" svg:height="0cm" svg:x="19.017cm" svg:y="4.716cm" svg:viewBox="0 0 6 0" draw:points="6,0 3,0 0,0">
          <text:p/>
        </draw:polygon>
        <draw:polygon draw:style-name="gr2" draw:text-style-name="P2" draw:layer="layout" svg:width="0.006cm" svg:height="0.001cm" svg:x="19.006cm" svg:y="4.715cm" svg:viewBox="0 0 7 2" draw:points="7,2 4,2 0,0">
          <text:p/>
        </draw:polygon>
        <draw:polygon draw:style-name="gr2" draw:text-style-name="P2" draw:layer="layout" svg:width="0.005cm" svg:height="0.002cm" svg:x="19.001cm" svg:y="4.713cm" svg:viewBox="0 0 6 3" draw:points="6,3 3,1 0,0">
          <text:p/>
        </draw:polygon>
        <draw:polygon draw:style-name="gr2" draw:text-style-name="P2" draw:layer="layout" svg:width="0.005cm" svg:height="0.003cm" svg:x="18.996cm" svg:y="4.71cm" svg:viewBox="0 0 6 4" draw:points="6,4 4,1 0,0">
          <text:p/>
        </draw:polygon>
        <draw:polygon draw:style-name="gr2" draw:text-style-name="P2" draw:layer="layout" svg:width="0.003cm" svg:height="0.005cm" svg:x="18.993cm" svg:y="4.705cm" svg:viewBox="0 0 4 6" draw:points="4,6 1,4 0,0">
          <text:p/>
        </draw:polygon>
        <draw:polygon draw:style-name="gr2" draw:text-style-name="P2" draw:layer="layout" svg:width="0.003cm" svg:height="0.004cm" svg:x="18.99cm" svg:y="4.701cm" svg:viewBox="0 0 4 5" draw:points="4,5 1,2 0,0">
          <text:p/>
        </draw:polygon>
        <draw:polygon draw:style-name="gr2" draw:text-style-name="P2" draw:layer="layout" svg:width="0.003cm" svg:height="0.006cm" svg:x="18.988cm" svg:y="4.695cm" svg:viewBox="0 0 4 7" draw:points="4,7 0,4 0,0">
          <text:p/>
        </draw:polygon>
        <draw:polygon draw:style-name="gr2" draw:text-style-name="P2" draw:layer="layout" svg:width="0.001cm" svg:height="0.008cm" svg:x="18.988cm" svg:y="4.688cm" svg:viewBox="0 0 2 9" draw:points="2,9 2,5 0,0">
          <text:p/>
        </draw:polygon>
        <draw:polygon draw:style-name="gr2" draw:text-style-name="P2" draw:layer="layout" svg:width="0.016cm" svg:height="0cm" svg:x="18.988cm" svg:y="4.684cm" svg:viewBox="0 0 17 1" draw:points="0,0 17,0 17,1">
          <text:p/>
        </draw:polygon>
        <draw:polygon draw:style-name="gr2" draw:text-style-name="P2" draw:layer="layout" svg:width="0.017cm" svg:height="0.002cm" svg:x="18.988cm" svg:y="4.682cm" svg:viewBox="0 0 18 3" draw:points="18,0 18,2 0,3">
          <text:p/>
        </draw:polygon>
        <draw:polygon draw:style-name="gr2" draw:text-style-name="P2" draw:layer="layout" svg:width="0cm" svg:height="0.006cm" svg:x="18.988cm" svg:y="4.674cm" svg:viewBox="0 0 1 7" draw:points="0,7 1,4 1,0">
          <text:p/>
        </draw:polygon>
        <draw:polygon draw:style-name="gr2" draw:text-style-name="P2" draw:layer="layout" svg:width="0.001cm" svg:height="0.005cm" svg:x="18.988cm" svg:y="4.669cm" svg:viewBox="0 0 2 6" draw:points="0,6 0,3 2,0">
          <text:p/>
        </draw:polygon>
        <draw:polygon draw:style-name="gr2" draw:text-style-name="P2" draw:layer="layout" svg:width="0.002cm" svg:height="0.005cm" svg:x="18.989cm" svg:y="4.664cm" svg:viewBox="0 0 3 6" draw:points="0,6 2,2 3,0">
          <text:p/>
        </draw:polygon>
        <draw:polygon draw:style-name="gr2" draw:text-style-name="P2" draw:layer="layout" svg:width="0.003cm" svg:height="0.003cm" svg:x="18.991cm" svg:y="4.661cm" svg:viewBox="0 0 4 4" draw:points="0,4 3,2 4,0">
          <text:p/>
        </draw:polygon>
        <draw:polygon draw:style-name="gr2" draw:text-style-name="P2" draw:layer="layout" svg:width="0.004cm" svg:height="0.004cm" svg:x="18.994cm" svg:y="4.659cm" svg:viewBox="0 0 5 5" draw:points="0,5 3,2 5,0">
          <text:p/>
        </draw:polygon>
        <draw:polygon draw:style-name="gr2" draw:text-style-name="P2" draw:layer="layout" svg:width="0.006cm" svg:height="0.001cm" svg:x="18.998cm" svg:y="4.658cm" svg:viewBox="0 0 7 2" draw:points="0,2 3,0 7,0">
          <text:p/>
        </draw:polygon>
        <draw:polygon draw:style-name="gr2" draw:text-style-name="P2" draw:layer="layout" svg:width="0.005cm" svg:height="0.001cm" svg:x="19.003cm" svg:y="4.657cm" svg:viewBox="0 0 6 2" draw:points="0,2 2,0 6,0">
          <text:p/>
        </draw:polygon>
        <draw:polygon draw:style-name="gr2" draw:text-style-name="P2" draw:layer="layout" svg:width="0.004cm" svg:height="0cm" svg:x="19.012cm" svg:y="4.657cm" svg:viewBox="0 0 5 0" draw:points="0,0 2,0 5,0">
          <text:p/>
        </draw:polygon>
        <draw:polygon draw:style-name="gr2" draw:text-style-name="P2" draw:layer="layout" svg:width="0.003cm" svg:height="0.001cm" svg:x="19.017cm" svg:y="4.657cm" svg:viewBox="0 0 4 2" draw:points="0,0 1,2 4,2">
          <text:p/>
        </draw:polygon>
        <draw:polygon draw:style-name="gr2" draw:text-style-name="P2" draw:layer="layout" svg:width="0.004cm" svg:height="0.003cm" svg:x="19.02cm" svg:y="4.658cm" svg:viewBox="0 0 5 4" draw:points="0,0 3,2 5,4">
          <text:p/>
        </draw:polygon>
        <draw:polygon draw:style-name="gr2" draw:text-style-name="P2" draw:layer="layout" svg:width="0.002cm" svg:height="0.003cm" svg:x="19.024cm" svg:y="4.659cm" svg:viewBox="0 0 3 4" draw:points="0,0 3,2 3,4">
          <text:p/>
        </draw:polygon>
        <draw:polygon draw:style-name="gr2" draw:text-style-name="P2" draw:layer="layout" svg:width="0cm" svg:height="0.003cm" svg:x="19.026cm" svg:y="4.653cm" svg:viewBox="0 0 0 4" draw:points="0,4 0,2 0,0">
          <text:p/>
        </draw:polygon>
        <draw:polygon draw:style-name="gr2" draw:text-style-name="P2" draw:layer="layout" svg:width="0.017cm" svg:height="0.084cm" svg:x="19.026cm" svg:y="4.629cm" svg:viewBox="0 0 18 85" draw:points="0,0 18,5 14,85">
          <text:p/>
        </draw:polygon>
        <draw:polygon draw:style-name="gr2" draw:text-style-name="P2" draw:layer="layout" svg:width="0.009cm" svg:height="0.001cm" svg:x="19.031cm" svg:y="4.713cm" svg:viewBox="0 0 10 2" draw:points="10,0 6,0 0,2">
          <text:p/>
        </draw:polygon>
        <draw:polygon draw:style-name="gr2" draw:text-style-name="P2" draw:layer="layout" svg:width="0.008cm" svg:height="0.003cm" svg:x="19.023cm" svg:y="4.714cm" svg:viewBox="0 0 9 4" draw:points="9,0 6,2 0,4">
          <text:p/>
        </draw:polygon>
        <draw:polygon draw:style-name="gr2" draw:text-style-name="P2" draw:layer="layout" svg:width="0.01cm" svg:height="0cm" svg:x="19.011cm" svg:y="4.716cm" svg:viewBox="0 0 11 0" draw:points="11,0 6,0 0,0">
          <text:p/>
        </draw:polygon>
        <draw:polygon draw:style-name="gr2" draw:text-style-name="P2" draw:layer="layout" svg:width="0.01cm" svg:height="0.003cm" svg:x="19.001cm" svg:y="4.713cm" svg:viewBox="0 0 11 4" draw:points="11,4 6,3 0,0">
          <text:p/>
        </draw:polygon>
        <draw:polygon draw:style-name="gr2" draw:text-style-name="P2" draw:layer="layout" svg:width="0.008cm" svg:height="0.009cm" svg:x="18.993cm" svg:y="4.705cm" svg:viewBox="0 0 9 10" draw:points="9,10 3,6 0,0">
          <text:p/>
        </draw:polygon>
        <draw:polygon draw:style-name="gr2" draw:text-style-name="P2" draw:layer="layout" svg:width="0.005cm" svg:height="0.01cm" svg:x="18.988cm" svg:y="4.695cm" svg:viewBox="0 0 6 11" draw:points="6,11 2,6 0,0">
          <text:p/>
        </draw:polygon>
        <draw:polygon draw:style-name="gr2" draw:text-style-name="P2" draw:layer="layout" svg:width="0.001cm" svg:height="0.012cm" svg:x="18.988cm" svg:y="4.684cm" svg:viewBox="0 0 2 13" draw:points="2,13 0,5 0,0">
          <text:p/>
        </draw:polygon>
        <draw:polygon draw:style-name="gr2" draw:text-style-name="P2" draw:layer="layout" svg:width="0.017cm" svg:height="0.004cm" svg:x="18.988cm" svg:y="4.684cm" svg:viewBox="0 0 18 5" draw:points="0,0 18,2 18,5">
          <text:p/>
        </draw:polygon>
        <draw:polygon draw:style-name="gr2" draw:text-style-name="P2" draw:layer="layout" svg:width="0.017cm" svg:height="0.003cm" svg:x="18.988cm" svg:y="4.681cm" svg:viewBox="0 0 18 4" draw:points="18,0 18,2 0,4">
          <text:p/>
        </draw:polygon>
        <draw:polygon draw:style-name="gr2" draw:text-style-name="P2" draw:layer="layout" svg:width="0cm" svg:height="0.009cm" svg:x="18.988cm" svg:y="4.674cm" svg:viewBox="0 0 1 10" draw:points="0,10 0,7 1,0">
          <text:p/>
        </draw:polygon>
        <draw:polygon draw:style-name="gr2" draw:text-style-name="P2" draw:layer="layout" svg:width="0.003cm" svg:height="0.01cm" svg:x="18.988cm" svg:y="4.664cm" svg:viewBox="0 0 4 11" draw:points="0,11 1,6 4,0">
          <text:p/>
        </draw:polygon>
        <draw:polygon draw:style-name="gr2" draw:text-style-name="P2" draw:layer="layout" svg:width="0.007cm" svg:height="0.006cm" svg:x="18.991cm" svg:y="4.659cm" svg:viewBox="0 0 8 7" draw:points="0,7 4,3 8,0">
          <text:p/>
        </draw:polygon>
        <draw:polygon draw:style-name="gr2" draw:text-style-name="P2" draw:layer="layout" svg:width="0.01cm" svg:height="0.002cm" svg:x="18.998cm" svg:y="4.657cm" svg:viewBox="0 0 11 3" draw:points="0,3 6,2 11,0">
          <text:p/>
        </draw:polygon>
        <draw:polygon draw:style-name="gr2" draw:text-style-name="P2" draw:layer="layout" svg:width="0.009cm" svg:height="0cm" svg:x="19.008cm" svg:y="4.657cm" svg:viewBox="0 0 10 0" draw:points="0,0 5,0 10,0">
          <text:p/>
        </draw:polygon>
        <draw:polygon draw:style-name="gr2" draw:text-style-name="P2" draw:layer="layout" svg:width="0.007cm" svg:height="0.004cm" svg:x="19.017cm" svg:y="4.657cm" svg:viewBox="0 0 8 5" draw:points="0,0 3,2 8,5">
          <text:p/>
        </draw:polygon>
        <draw:polygon draw:style-name="gr2" draw:text-style-name="P2" draw:layer="layout" svg:width="0cm" svg:height="0.008cm" svg:x="19.026cm" svg:y="4.653cm" svg:viewBox="0 0 0 9" draw:points="0,9 0,4 0,0">
          <text:p/>
        </draw:polygon>
        <draw:polygon draw:style-name="gr2" draw:text-style-name="P2" draw:layer="layout" svg:width="0.013cm" svg:height="0.084cm" svg:x="19.026cm" svg:y="4.629cm" svg:viewBox="0 0 14 85" draw:points="0,24 0,0 14,85">
          <text:p/>
        </draw:polygon>
        <draw:polygon draw:style-name="gr2" draw:text-style-name="P2" draw:layer="layout" svg:width="0.016cm" svg:height="0.003cm" svg:x="19.023cm" svg:y="4.713cm" svg:viewBox="0 0 17 4" draw:points="17,0 8,1 0,4">
          <text:p/>
        </draw:polygon>
        <draw:polygon draw:style-name="gr2" draw:text-style-name="P2" draw:layer="layout" svg:width="0.022cm" svg:height="0.003cm" svg:x="19.001cm" svg:y="4.713cm" svg:viewBox="0 0 23 4" draw:points="23,4 11,4 0,0">
          <text:p/>
        </draw:polygon>
        <draw:polygon draw:style-name="gr2" draw:text-style-name="P2" draw:layer="layout" svg:width="0.012cm" svg:height="0.018cm" svg:x="18.988cm" svg:y="4.695cm" svg:viewBox="0 0 13 19" draw:points="13,19 6,10 0,0">
          <text:p/>
        </draw:polygon>
        <draw:polygon draw:style-name="gr2" draw:text-style-name="P2" draw:layer="layout" svg:width="0.017cm" svg:height="0.012cm" svg:x="18.988cm" svg:y="4.684cm" svg:viewBox="0 0 18 13" draw:points="1,13 0,0 18,4">
          <text:p/>
        </draw:polygon>
        <draw:polygon draw:style-name="gr2" draw:text-style-name="P2" draw:layer="layout" svg:width="0.017cm" svg:height="0.005cm" svg:x="18.988cm" svg:y="4.679cm" svg:viewBox="0 0 18 6" draw:points="18,0 18,2 0,6">
          <text:p/>
        </draw:polygon>
        <draw:polygon draw:style-name="gr2" draw:text-style-name="P2" draw:layer="layout" svg:width="0.004cm" svg:height="0.02cm" svg:x="18.988cm" svg:y="4.664cm" svg:viewBox="0 0 5 21" draw:points="0,21 1,10 5,0">
          <text:p/>
        </draw:polygon>
        <draw:polygon draw:style-name="gr2" draw:text-style-name="P2" draw:layer="layout" svg:width="0.016cm" svg:height="0.008cm" svg:x="18.991cm" svg:y="4.657cm" svg:viewBox="0 0 17 9" draw:points="0,9 7,3 17,0">
          <text:p/>
        </draw:polygon>
        <draw:polygon draw:style-name="gr2" draw:text-style-name="P2" draw:layer="layout" svg:width="0.016cm" svg:height="0.003cm" svg:x="19.008cm" svg:y="4.657cm" svg:viewBox="0 0 17 4" draw:points="0,0 11,0 17,4">
          <text:p/>
        </draw:polygon>
        <draw:polygon draw:style-name="gr2" draw:text-style-name="P2" draw:layer="layout" svg:width="0.013cm" svg:height="0.06cm" svg:x="19.026cm" svg:y="4.653cm" svg:viewBox="0 0 14 61" draw:points="0,9 0,0 14,61">
          <text:p/>
        </draw:polygon>
        <draw:polygon draw:style-name="gr2" draw:text-style-name="P2" draw:layer="layout" svg:width="0.038cm" svg:height="0.003cm" svg:x="19.001cm" svg:y="4.713cm" svg:viewBox="0 0 39 4" draw:points="39,0 23,4 0,0">
          <text:p/>
        </draw:polygon>
        <draw:polygon draw:style-name="gr2" draw:text-style-name="P2" draw:layer="layout" svg:width="0.016cm" svg:height="0.026cm" svg:x="18.988cm" svg:y="4.687cm" svg:viewBox="0 0 17 27" draw:points="13,27 0,8 17,0">
          <text:p/>
        </draw:polygon>
        <draw:polygon draw:style-name="gr2" draw:text-style-name="P2" draw:layer="layout" svg:width="0.017cm" svg:height="0.006cm" svg:x="18.988cm" svg:y="4.678cm" svg:viewBox="0 0 18 7" draw:points="18,0 18,1 0,7">
          <text:p/>
        </draw:polygon>
        <draw:polygon draw:style-name="gr2" draw:text-style-name="P2" draw:layer="layout" svg:width="0.02cm" svg:height="0.028cm" svg:x="18.988cm" svg:y="4.657cm" svg:viewBox="0 0 21 29" draw:points="0,29 4,9 21,0">
          <text:p/>
        </draw:polygon>
        <draw:polygon draw:style-name="gr2" draw:text-style-name="P2" draw:layer="layout" svg:width="0.018cm" svg:height="0.005cm" svg:x="19.008cm" svg:y="4.657cm" svg:viewBox="0 0 19 6" draw:points="0,0 17,3 19,6">
          <text:p/>
        </draw:polygon>
        <draw:polygon draw:style-name="gr2" draw:text-style-name="P2" draw:layer="layout" svg:width="0.004cm" svg:height="0.026cm" svg:x="19.001cm" svg:y="4.687cm" svg:viewBox="0 0 5 27" draw:points="0,27 5,0 5,2">
          <text:p/>
        </draw:polygon>
        <draw:polygon draw:style-name="gr2" draw:text-style-name="P2" draw:layer="layout" svg:width="0.017cm" svg:height="0.007cm" svg:x="18.988cm" svg:y="4.677cm" svg:viewBox="0 0 18 8" draw:points="18,0 18,2 0,8">
          <text:p/>
        </draw:polygon>
        <draw:polygon draw:style-name="gr2" draw:text-style-name="P2" draw:layer="layout" svg:width="0.004cm" svg:height="0.024cm" svg:x="19.001cm" svg:y="4.689cm" svg:viewBox="0 0 5 25" draw:points="0,25 5,0 5,1">
          <text:p/>
        </draw:polygon>
        <draw:polygon draw:style-name="gr2" draw:text-style-name="P2" draw:layer="layout" svg:width="0.017cm" svg:height="0.008cm" svg:x="18.988cm" svg:y="4.676cm" svg:viewBox="0 0 18 9" draw:points="18,0 18,1 0,9">
          <text:p/>
        </draw:polygon>
        <draw:polygon draw:style-name="gr2" draw:text-style-name="P2" draw:layer="layout" svg:width="0.004cm" svg:height="0.023cm" svg:x="19.001cm" svg:y="4.69cm" svg:viewBox="0 0 5 24" draw:points="0,24 5,0 5,1">
          <text:p/>
        </draw:polygon>
        <draw:polygon draw:style-name="gr2" draw:text-style-name="P2" draw:layer="layout" svg:width="0.017cm" svg:height="0.009cm" svg:x="18.988cm" svg:y="4.675cm" svg:viewBox="0 0 18 10" draw:points="18,0 18,2 0,10">
          <text:p/>
        </draw:polygon>
        <draw:polygon draw:style-name="gr2" draw:text-style-name="P2" draw:layer="layout" svg:width="0.004cm" svg:height="0.022cm" svg:x="19.001cm" svg:y="4.691cm" svg:viewBox="0 0 5 23" draw:points="0,23 5,0 5,2">
          <text:p/>
        </draw:polygon>
        <draw:polygon draw:style-name="gr2" draw:text-style-name="P2" draw:layer="layout" svg:width="0.018cm" svg:height="0.01cm" svg:x="18.988cm" svg:y="4.674cm" svg:viewBox="0 0 19 11" draw:points="19,0 18,2 0,11">
          <text:p/>
        </draw:polygon>
        <draw:polygon draw:style-name="gr2" draw:text-style-name="P2" draw:layer="layout" svg:width="0.004cm" svg:height="0.02cm" svg:x="19.001cm" svg:y="4.693cm" svg:viewBox="0 0 5 21" draw:points="0,21 5,0 5,1">
          <text:p/>
        </draw:polygon>
        <draw:polygon draw:style-name="gr2" draw:text-style-name="P2" draw:layer="layout" svg:width="0.018cm" svg:height="0.011cm" svg:x="18.988cm" svg:y="4.673cm" svg:viewBox="0 0 19 12" draw:points="19,0 19,1 0,12">
          <text:p/>
        </draw:polygon>
        <draw:polygon draw:style-name="gr2" draw:text-style-name="P2" draw:layer="layout" svg:width="0.004cm" svg:height="0.019cm" svg:x="19.001cm" svg:y="4.694cm" svg:viewBox="0 0 5 20" draw:points="0,20 5,0 5,1">
          <text:p/>
        </draw:polygon>
        <draw:polygon draw:style-name="gr2" draw:text-style-name="P2" draw:layer="layout" svg:width="0.019cm" svg:height="0.012cm" svg:x="18.988cm" svg:y="4.672cm" svg:viewBox="0 0 20 13" draw:points="20,0 19,1 0,13">
          <text:p/>
        </draw:polygon>
        <draw:polygon draw:style-name="gr2" draw:text-style-name="P2" draw:layer="layout" svg:width="0.005cm" svg:height="0.018cm" svg:x="19.001cm" svg:y="4.695cm" svg:viewBox="0 0 6 19" draw:points="0,19 5,0 6,2">
          <text:p/>
        </draw:polygon>
        <draw:polygon draw:style-name="gr2" draw:text-style-name="P2" draw:layer="layout" svg:width="0.019cm" svg:height="0.013cm" svg:x="18.988cm" svg:y="4.671cm" svg:viewBox="0 0 20 14" draw:points="20,0 20,1 0,14">
          <text:p/>
        </draw:polygon>
        <draw:polygon draw:style-name="gr2" draw:text-style-name="P2" draw:layer="layout" svg:width="0.005cm" svg:height="0.016cm" svg:x="19.001cm" svg:y="4.697cm" svg:viewBox="0 0 6 17" draw:points="0,17 6,0 6,1">
          <text:p/>
        </draw:polygon>
        <draw:polygon draw:style-name="gr2" draw:text-style-name="P2" draw:layer="layout" svg:width="0.019cm" svg:height="0.015cm" svg:x="18.988cm" svg:y="4.67cm" svg:viewBox="0 0 20 16" draw:points="20,0 20,2 0,16">
          <text:p/>
        </draw:polygon>
        <draw:polygon draw:style-name="gr2" draw:text-style-name="P2" draw:layer="layout" svg:width="0.005cm" svg:height="0.015cm" svg:x="19.001cm" svg:y="4.698cm" svg:viewBox="0 0 6 16" draw:points="0,16 6,0 6,1">
          <text:p/>
        </draw:polygon>
        <draw:polygon draw:style-name="gr2" draw:text-style-name="P2" draw:layer="layout" svg:width="0.02cm" svg:height="0.016cm" svg:x="18.988cm" svg:y="4.668cm" svg:viewBox="0 0 21 17" draw:points="21,0 20,1 0,17">
          <text:p/>
        </draw:polygon>
        <draw:polygon draw:style-name="gr2" draw:text-style-name="P2" draw:layer="layout" svg:width="0.006cm" svg:height="0.014cm" svg:x="19.001cm" svg:y="4.699cm" svg:viewBox="0 0 7 15" draw:points="0,15 6,0 7,1">
          <text:p/>
        </draw:polygon>
        <draw:polygon draw:style-name="gr2" draw:text-style-name="P2" draw:layer="layout" svg:width="0.02cm" svg:height="0.016cm" svg:x="18.988cm" svg:y="4.668cm" svg:viewBox="0 0 21 17" draw:points="21,0 0,17">
          <text:p/>
        </draw:polygon>
        <draw:polygon draw:style-name="gr2" draw:text-style-name="P2" draw:layer="layout" svg:width="0.006cm" svg:height="0.013cm" svg:x="19.001cm" svg:y="4.7cm" svg:viewBox="0 0 7 14" draw:points="0,14 7,0 7,1">
          <text:p/>
        </draw:polygon>
        <draw:polygon draw:style-name="gr2" draw:text-style-name="P2" draw:layer="layout" svg:width="0.02cm" svg:height="0.017cm" svg:x="18.988cm" svg:y="4.667cm" svg:viewBox="0 0 21 18" draw:points="21,0 21,2 0,18">
          <text:p/>
        </draw:polygon>
        <draw:polygon draw:style-name="gr2" draw:text-style-name="P2" draw:layer="layout" svg:width="0.006cm" svg:height="0.012cm" svg:x="19.001cm" svg:y="4.701cm" svg:viewBox="0 0 7 13" draw:points="0,13 7,0 7,1">
          <text:p/>
        </draw:polygon>
        <draw:polygon draw:style-name="gr2" draw:text-style-name="P2" draw:layer="layout" svg:width="0.021cm" svg:height="0.018cm" svg:x="18.988cm" svg:y="4.666cm" svg:viewBox="0 0 22 19" draw:points="22,0 21,1 0,19">
          <text:p/>
        </draw:polygon>
        <draw:polygon draw:style-name="gr2" draw:text-style-name="P2" draw:layer="layout" svg:width="0.007cm" svg:height="0.011cm" svg:x="19.001cm" svg:y="4.702cm" svg:viewBox="0 0 8 12" draw:points="0,12 7,0 8,1">
          <text:p/>
        </draw:polygon>
        <draw:polygon draw:style-name="gr2" draw:text-style-name="P2" draw:layer="layout" svg:width="0.022cm" svg:height="0.019cm" svg:x="18.988cm" svg:y="4.665cm" svg:viewBox="0 0 23 20" draw:points="23,0 22,2 0,20">
          <text:p/>
        </draw:polygon>
        <draw:polygon draw:style-name="gr2" draw:text-style-name="P2" draw:layer="layout" svg:width="0.007cm" svg:height="0.01cm" svg:x="19.001cm" svg:y="4.703cm" svg:viewBox="0 0 8 11" draw:points="0,11 8,0 8,1">
          <text:p/>
        </draw:polygon>
        <draw:polygon draw:style-name="gr2" draw:text-style-name="P2" draw:layer="layout" svg:width="0.022cm" svg:height="0.019cm" svg:x="18.988cm" svg:y="4.665cm" svg:viewBox="0 0 23 20" draw:points="23,0 0,20">
          <text:p/>
        </draw:polygon>
        <draw:polygon draw:style-name="gr2" draw:text-style-name="P2" draw:layer="layout" svg:width="0.007cm" svg:height="0.009cm" svg:x="19.001cm" svg:y="4.704cm" svg:viewBox="0 0 8 10" draw:points="0,10 8,0">
          <text:p/>
        </draw:polygon>
        <draw:polygon draw:style-name="gr2" draw:text-style-name="P2" draw:layer="layout" svg:width="0.022cm" svg:height="0.028cm" svg:x="18.988cm" svg:y="4.657cm" svg:viewBox="0 0 23 29" draw:points="23,10 0,29 21,0">
          <text:p/>
        </draw:polygon>
        <draw:polygon draw:style-name="gr2" draw:text-style-name="P2" draw:layer="layout" svg:width="0.008cm" svg:height="0.009cm" svg:x="19.001cm" svg:y="4.704cm" svg:viewBox="0 0 9 10" draw:points="0,10 8,0 9,1">
          <text:p/>
        </draw:polygon>
        <draw:polygon draw:style-name="gr2" draw:text-style-name="P2" draw:layer="layout" svg:width="0.003cm" svg:height="0.009cm" svg:x="19.008cm" svg:y="4.657cm" svg:viewBox="0 0 4 10" draw:points="4,9 2,10 0,0">
          <text:p/>
        </draw:polygon>
        <draw:polygon draw:style-name="gr2" draw:text-style-name="P2" draw:layer="layout" svg:width="0.009cm" svg:height="0.009cm" svg:x="19.001cm" svg:y="4.705cm" svg:viewBox="0 0 10 10" draw:points="0,10 9,0 10,3">
          <text:p/>
        </draw:polygon>
        <draw:polygon draw:style-name="gr2" draw:text-style-name="P2" draw:layer="layout" svg:width="0.004cm" svg:height="0.008cm" svg:x="19.008cm" svg:y="4.657cm" svg:viewBox="0 0 5 9" draw:points="5,9 4,9 0,0">
          <text:p/>
        </draw:polygon>
        <draw:polygon draw:style-name="gr2" draw:text-style-name="P2" draw:layer="layout" svg:width="0.009cm" svg:height="0.006cm" svg:x="19.001cm" svg:y="4.707cm" svg:viewBox="0 0 10 7" draw:points="0,7 10,0">
          <text:p/>
        </draw:polygon>
        <draw:polygon draw:style-name="gr2" draw:text-style-name="P2" draw:layer="layout" svg:width="0.005cm" svg:height="0.008cm" svg:x="19.008cm" svg:y="4.657cm" svg:viewBox="0 0 6 9" draw:points="6,8 5,9 0,0">
          <text:p/>
        </draw:polygon>
        <draw:polygon draw:style-name="gr2" draw:text-style-name="P2" draw:layer="layout" svg:width="0.01cm" svg:height="0.007cm" svg:x="19.001cm" svg:y="4.707cm" svg:viewBox="0 0 11 8" draw:points="0,8 10,0 11,2">
          <text:p/>
        </draw:polygon>
        <draw:polygon draw:style-name="gr2" draw:text-style-name="P2" draw:layer="layout" svg:width="0.006cm" svg:height="0.007cm" svg:x="19.008cm" svg:y="4.657cm" svg:viewBox="0 0 7 8" draw:points="7,8 6,8 0,0">
          <text:p/>
        </draw:polygon>
        <draw:polygon draw:style-name="gr2" draw:text-style-name="P2" draw:layer="layout" svg:width="0.01cm" svg:height="0.005cm" svg:x="19.001cm" svg:y="4.708cm" svg:viewBox="0 0 11 6" draw:points="0,6 11,0 11,1">
          <text:p/>
        </draw:polygon>
        <draw:polygon draw:style-name="gr2" draw:text-style-name="P2" draw:layer="layout" svg:width="0.007cm" svg:height="0.007cm" svg:x="19.008cm" svg:y="4.657cm" svg:viewBox="0 0 8 8" draw:points="8,8 7,8 0,0">
          <text:p/>
        </draw:polygon>
        <draw:polygon draw:style-name="gr2" draw:text-style-name="P2" draw:layer="layout" svg:width="0.011cm" svg:height="0.004cm" svg:x="19.001cm" svg:y="4.709cm" svg:viewBox="0 0 12 5" draw:points="0,5 11,0 12,0">
          <text:p/>
        </draw:polygon>
        <draw:polygon draw:style-name="gr2" draw:text-style-name="P2" draw:layer="layout" svg:width="0.008cm" svg:height="0.007cm" svg:x="19.008cm" svg:y="4.657cm" svg:viewBox="0 0 9 8" draw:points="9,8 8,8 0,0">
          <text:p/>
        </draw:polygon>
        <draw:polygon draw:style-name="gr2" draw:text-style-name="P2" draw:layer="layout" svg:width="0.012cm" svg:height="0.004cm" svg:x="19.001cm" svg:y="4.709cm" svg:viewBox="0 0 13 5" draw:points="0,5 12,0 13,0">
          <text:p/>
        </draw:polygon>
        <draw:polygon draw:style-name="gr2" draw:text-style-name="P2" draw:layer="layout" svg:width="0.009cm" svg:height="0.007cm" svg:x="19.008cm" svg:y="4.657cm" svg:viewBox="0 0 10 8" draw:points="10,8 9,8 0,0">
          <text:p/>
        </draw:polygon>
        <draw:polygon draw:style-name="gr2" draw:text-style-name="P2" draw:layer="layout" svg:width="0.013cm" svg:height="0.004cm" svg:x="19.001cm" svg:y="4.709cm" svg:viewBox="0 0 14 5" draw:points="0,5 13,0 14,1">
          <text:p/>
        </draw:polygon>
        <draw:polygon draw:style-name="gr2" draw:text-style-name="P2" draw:layer="layout" svg:width="0.01cm" svg:height="0.007cm" svg:x="19.008cm" svg:y="4.657cm" svg:viewBox="0 0 11 8" draw:points="11,8 10,8 0,0">
          <text:p/>
        </draw:polygon>
        <draw:polygon draw:style-name="gr2" draw:text-style-name="P2" draw:layer="layout" svg:width="0.014cm" svg:height="0.003cm" svg:x="19.001cm" svg:y="4.71cm" svg:viewBox="0 0 15 4" draw:points="0,4 14,0 15,0">
          <text:p/>
        </draw:polygon>
        <draw:polygon draw:style-name="gr2" draw:text-style-name="P2" draw:layer="layout" svg:width="0.01cm" svg:height="0.007cm" svg:x="19.008cm" svg:y="4.657cm" svg:viewBox="0 0 11 8" draw:points="11,8 11,8 0,0">
          <text:p/>
        </draw:polygon>
        <draw:polygon draw:style-name="gr2" draw:text-style-name="P2" draw:layer="layout" svg:width="0.038cm" svg:height="0.003cm" svg:x="19.001cm" svg:y="4.71cm" svg:viewBox="0 0 39 4" draw:points="39,4 0,4 15,0">
          <text:p/>
        </draw:polygon>
        <draw:polygon draw:style-name="gr2" draw:text-style-name="P2" draw:layer="layout" svg:width="0.011cm" svg:height="0.007cm" svg:x="19.008cm" svg:y="4.657cm" svg:viewBox="0 0 12 8" draw:points="12,8 11,8 0,0">
          <text:p/>
        </draw:polygon>
        <draw:polygon draw:style-name="gr2" draw:text-style-name="P2" draw:layer="layout" svg:width="0.024cm" svg:height="0.003cm" svg:x="19.015cm" svg:y="4.71cm" svg:viewBox="0 0 25 4" draw:points="25,4 0,0 1,0">
          <text:p/>
        </draw:polygon>
        <draw:polygon draw:style-name="gr2" draw:text-style-name="P2" draw:layer="layout" svg:width="0.012cm" svg:height="0.007cm" svg:x="19.008cm" svg:y="4.657cm" svg:viewBox="0 0 13 8" draw:points="13,8 12,8 0,0">
          <text:p/>
        </draw:polygon>
        <draw:polygon draw:style-name="gr2" draw:text-style-name="P2" draw:layer="layout" svg:width="0.023cm" svg:height="0.003cm" svg:x="19.016cm" svg:y="4.71cm" svg:viewBox="0 0 24 4" draw:points="24,4 0,0 1,0">
          <text:p/>
        </draw:polygon>
        <draw:polygon draw:style-name="gr2" draw:text-style-name="P2" draw:layer="layout" svg:width="0.013cm" svg:height="0.007cm" svg:x="19.008cm" svg:y="4.657cm" svg:viewBox="0 0 14 8" draw:points="14,8 13,8 0,0">
          <text:p/>
        </draw:polygon>
        <draw:polygon draw:style-name="gr2" draw:text-style-name="P2" draw:layer="layout" svg:width="0.022cm" svg:height="0.003cm" svg:x="19.017cm" svg:y="4.71cm" svg:viewBox="0 0 23 4" draw:points="23,4 0,0 1,0">
          <text:p/>
        </draw:polygon>
        <draw:polygon draw:style-name="gr2" draw:text-style-name="P2" draw:layer="layout" svg:width="0.013cm" svg:height="0.007cm" svg:x="19.008cm" svg:y="4.657cm" svg:viewBox="0 0 14 8" draw:points="14,8 0,0">
          <text:p/>
        </draw:polygon>
        <draw:polygon draw:style-name="gr2" draw:text-style-name="P2" draw:layer="layout" svg:width="0.021cm" svg:height="0.003cm" svg:x="19.018cm" svg:y="4.71cm" svg:viewBox="0 0 22 4" draw:points="22,4 0,0 1,0">
          <text:p/>
        </draw:polygon>
        <draw:polygon draw:style-name="gr2" draw:text-style-name="P2" draw:layer="layout" svg:width="0.014cm" svg:height="0.007cm" svg:x="19.008cm" svg:y="4.657cm" svg:viewBox="0 0 15 8" draw:points="15,8 14,8 0,0">
          <text:p/>
        </draw:polygon>
        <draw:polygon draw:style-name="gr2" draw:text-style-name="P2" draw:layer="layout" svg:width="0.02cm" svg:height="0.003cm" svg:x="19.019cm" svg:y="4.71cm" svg:viewBox="0 0 21 4" draw:points="21,4 0,0 1,0">
          <text:p/>
        </draw:polygon>
        <draw:polygon draw:style-name="gr2" draw:text-style-name="P2" draw:layer="layout" svg:width="0.015cm" svg:height="0.008cm" svg:x="19.008cm" svg:y="4.657cm" svg:viewBox="0 0 16 9" draw:points="16,9 15,8 0,0">
          <text:p/>
        </draw:polygon>
        <draw:polygon draw:style-name="gr2" draw:text-style-name="P2" draw:layer="layout" svg:width="0.019cm" svg:height="0.003cm" svg:x="19.02cm" svg:y="4.71cm" svg:viewBox="0 0 20 4" draw:points="20,4 0,0 1,0">
          <text:p/>
        </draw:polygon>
        <draw:polygon draw:style-name="gr2" draw:text-style-name="P2" draw:layer="layout" svg:width="0.016cm" svg:height="0.008cm" svg:x="19.008cm" svg:y="4.657cm" svg:viewBox="0 0 17 9" draw:points="17,9 16,9 0,0">
          <text:p/>
        </draw:polygon>
        <draw:polygon draw:style-name="gr2" draw:text-style-name="P2" draw:layer="layout" svg:width="0.018cm" svg:height="0.004cm" svg:x="19.021cm" svg:y="4.709cm" svg:viewBox="0 0 19 5" draw:points="19,5 0,1 0,0">
          <text:p/>
        </draw:polygon>
        <draw:polygon draw:style-name="gr2" draw:text-style-name="P2" draw:layer="layout" svg:width="0.018cm" svg:height="0.008cm" svg:x="19.008cm" svg:y="4.657cm" svg:viewBox="0 0 19 9" draw:points="19,9 17,9 0,0">
          <text:p/>
        </draw:polygon>
        <draw:polygon draw:style-name="gr2" draw:text-style-name="P2" draw:layer="layout" svg:width="0.018cm" svg:height="0.004cm" svg:x="19.021cm" svg:y="4.709cm" svg:viewBox="0 0 19 5" draw:points="19,5 0,0 1,0">
          <text:p/>
        </draw:polygon>
        <draw:polygon draw:style-name="gr2" draw:text-style-name="P2" draw:layer="layout" svg:width="0.018cm" svg:height="0.008cm" svg:x="19.008cm" svg:y="4.657cm" svg:viewBox="0 0 19 9" draw:points="18,9 0,0 19,6">
          <text:p/>
        </draw:polygon>
        <draw:polygon draw:style-name="gr2" draw:text-style-name="P2" draw:layer="layout" svg:width="0.017cm" svg:height="0.004cm" svg:x="19.022cm" svg:y="4.709cm" svg:viewBox="0 0 18 5" draw:points="18,5 0,0 2,0">
          <text:p/>
        </draw:polygon>
        <draw:polygon draw:style-name="gr2" draw:text-style-name="P2" draw:layer="layout" svg:width="0.001cm" svg:height="0.004cm" svg:x="19.025cm" svg:y="4.661cm" svg:viewBox="0 0 2 5" draw:points="2,5 0,4 2,0">
          <text:p/>
        </draw:polygon>
        <draw:polygon draw:style-name="gr2" draw:text-style-name="P2" draw:layer="layout" svg:width="0.015cm" svg:height="0.004cm" svg:x="19.024cm" svg:y="4.709cm" svg:viewBox="0 0 16 5" draw:points="16,5 0,0 1,0">
          <text:p/>
        </draw:polygon>
        <draw:polygon draw:style-name="gr2" draw:text-style-name="P2" draw:layer="layout" svg:width="0cm" svg:height="0.046cm" svg:x="19.026cm" svg:y="4.661cm" svg:viewBox="0 0 0 47" draw:points="0,47 0,4 0,0">
          <text:p/>
        </draw:polygon>
        <draw:polygon draw:style-name="gr2" draw:text-style-name="P2" draw:layer="layout" svg:width="0.014cm" svg:height="0.004cm" svg:x="19.025cm" svg:y="4.709cm" svg:viewBox="0 0 15 5" draw:points="15,5 0,0 1,0">
          <text:p/>
        </draw:polygon>
        <draw:polygon draw:style-name="gr2" draw:text-style-name="P2" draw:layer="layout" svg:width="0.013cm" svg:height="0.051cm" svg:x="19.026cm" svg:y="4.661cm" svg:viewBox="0 0 14 52" draw:points="0,48 0,0 14,52">
          <text:p/>
        </draw:polygon>
        <draw:line draw:style-name="gr3" draw:text-style-name="P1" draw:layer="layout" svg:x1="18.892cm" svg:y1="4.927cm" svg:x2="18.943cm" svg:y2="4.927cm">
          <text:p/>
        </draw:line>
        <draw:line draw:style-name="gr3" draw:text-style-name="P1" draw:layer="layout" svg:x1="19.757cm" svg:y1="4.928cm" svg:x2="19.902cm" svg:y2="4.779cm">
          <text:p/>
        </draw:line>
        <draw:line draw:style-name="gr3" draw:text-style-name="P1" draw:layer="layout" svg:x1="18.943cm" svg:y1="4.927cm" svg:x2="19.758cm" svg:y2="4.927cm">
          <text:p/>
        </draw:line>
        <draw:line draw:style-name="gr3" draw:text-style-name="P1" draw:layer="layout" svg:x1="19.374cm" svg:y1="4.557cm" svg:x2="19.475cm" svg:y2="4.662cm">
          <text:p/>
        </draw:line>
        <draw:line draw:style-name="gr3" draw:text-style-name="P1" draw:layer="layout" svg:x1="19.474cm" svg:y1="4.661cm" svg:x2="19.657cm" svg:y2="4.661cm">
          <text:p/>
        </draw:line>
        <draw:line draw:style-name="gr3" draw:text-style-name="P1" draw:layer="layout" svg:x1="20.145cm" svg:y1="4.094cm" svg:x2="20.072cm" svg:y2="4.02cm">
          <text:p/>
        </draw:line>
        <draw:line draw:style-name="gr3" draw:text-style-name="P1" draw:layer="layout" svg:x1="20.144cm" svg:y1="4.316cm" svg:x2="20.144cm" svg:y2="4.093cm">
          <text:p/>
        </draw:line>
        <draw:line draw:style-name="gr3" draw:text-style-name="P1" draw:layer="layout" svg:x1="20.145cm" svg:y1="4.39cm" svg:x2="20.044cm" svg:y2="4.286cm">
          <text:p/>
        </draw:line>
        <draw:line draw:style-name="gr3" draw:text-style-name="P1" draw:layer="layout" svg:x1="20.072cm" svg:y1="4.02cm" svg:x2="19.901cm" svg:y2="4.02cm">
          <text:p/>
        </draw:line>
        <draw:line draw:style-name="gr3" draw:text-style-name="P1" draw:layer="layout" svg:x1="18.8cm" svg:y1="4.089cm" svg:x2="18.8cm" svg:y2="4.188cm">
          <text:p/>
        </draw:line>
        <draw:line draw:style-name="gr3" draw:text-style-name="P1" draw:layer="layout" svg:x1="18.715cm" svg:y1="4.149cm" svg:x2="18.801cm" svg:y2="4.238cm">
          <text:p/>
        </draw:line>
        <draw:line draw:style-name="gr3" draw:text-style-name="P1" draw:layer="layout" svg:x1="18.715cm" svg:y1="4.149cm" svg:x2="18.741cm" svg:y2="4.149cm">
          <text:p/>
        </draw:line>
        <draw:line draw:style-name="gr3" draw:text-style-name="P1" draw:layer="layout" svg:x1="18.801cm" svg:y1="4.188cm" svg:x2="18.763cm" svg:y2="4.149cm">
          <text:p/>
        </draw:line>
        <draw:line draw:style-name="gr3" draw:text-style-name="P1" draw:layer="layout" svg:x1="18.8cm" svg:y1="4.039cm" svg:x2="18.8cm" svg:y2="4.062cm">
          <text:p/>
        </draw:line>
        <draw:line draw:style-name="gr3" draw:text-style-name="P1" draw:layer="layout" svg:x1="18.8cm" svg:y1="4.039cm" svg:x2="18.8cm" svg:y2="4.088cm">
          <text:p/>
        </draw:line>
        <draw:line draw:style-name="gr3" draw:text-style-name="P1" draw:layer="layout" svg:x1="18.8cm" svg:y1="4.187cm" svg:x2="18.8cm" svg:y2="4.236cm">
          <text:p/>
        </draw:line>
        <draw:line draw:style-name="gr3" draw:text-style-name="P1" draw:layer="layout" svg:x1="19.901cm" svg:y1="4.779cm" svg:x2="19.901cm" svg:y2="2.806cm">
          <text:p/>
        </draw:line>
        <draw:line draw:style-name="gr3" draw:text-style-name="P1" draw:layer="layout" svg:x1="20.144cm" svg:y1="3.348cm" svg:x2="20.144cm" svg:y2="3.155cm">
          <text:p/>
        </draw:line>
        <draw:line draw:style-name="gr3" draw:text-style-name="P1" draw:layer="layout" svg:x1="20.145cm" svg:y1="2.935cm" svg:x2="20.068cm" svg:y2="2.856cm">
          <text:p/>
        </draw:line>
        <draw:line draw:style-name="gr3" draw:text-style-name="P1" draw:layer="layout" svg:x1="20.069cm" svg:y1="2.856cm" svg:x2="19.901cm" svg:y2="2.856cm">
          <text:p/>
        </draw:line>
        <draw:line draw:style-name="gr3" draw:text-style-name="P1" draw:layer="layout" svg:x1="20.144cm" svg:y1="3.151cm" svg:x2="20.144cm" svg:y2="2.933cm">
          <text:p/>
        </draw:line>
        <draw:line draw:style-name="gr3" draw:text-style-name="P1" draw:layer="layout" svg:x1="20.144cm" svg:y1="4.661cm" svg:x2="20.423cm" svg:y2="4.661cm">
          <text:p/>
        </draw:line>
        <draw:line draw:style-name="gr3" draw:text-style-name="P1" draw:layer="layout" svg:x1="20.739cm" svg:y1="5.275cm" svg:x2="20.739cm" svg:y2="3.546cm">
          <text:p/>
        </draw:line>
        <draw:line draw:style-name="gr3" draw:text-style-name="P1" draw:layer="layout" svg:x1="20.522cm" svg:y1="5.371cm" svg:x2="20.647cm" svg:y2="5.371cm">
          <text:p/>
        </draw:line>
        <draw:line draw:style-name="gr3" draw:text-style-name="P1" draw:layer="layout" svg:x1="20.647cm" svg:y1="5.372cm" svg:x2="20.74cm" svg:y2="5.275cm">
          <text:p/>
        </draw:line>
        <draw:line draw:style-name="gr3" draw:text-style-name="P1" draw:layer="layout" svg:x1="20.422cm" svg:y1="4.662cm" svg:x2="20.497cm" svg:y2="4.585cm">
          <text:p/>
        </draw:line>
        <draw:line draw:style-name="gr3" draw:text-style-name="P1" draw:layer="layout" svg:x1="20.496cm" svg:y1="4.585cm" svg:x2="20.496cm" svg:y2="4.434cm">
          <text:p/>
        </draw:line>
        <draw:line draw:style-name="gr3" draw:text-style-name="P1" draw:layer="layout" svg:x1="19.657cm" svg:y1="4.035cm" svg:x2="19.657cm" svg:y2="4.315cm">
          <text:p/>
        </draw:line>
        <draw:line draw:style-name="gr3" draw:text-style-name="P1" draw:layer="layout" svg:x1="19.525cm" svg:y1="3.898cm" svg:x2="19.658cm" svg:y2="4.036cm">
          <text:p/>
        </draw:line>
        <draw:line draw:style-name="gr3" draw:text-style-name="P1" draw:layer="layout" svg:x1="19.166cm" svg:y1="3.898cm" svg:x2="19.525cm" svg:y2="3.898cm">
          <text:p/>
        </draw:line>
        <draw:line draw:style-name="gr3" draw:text-style-name="P1" draw:layer="layout" svg:x1="19.289cm" svg:y1="4.149cm" svg:x2="19.375cm" svg:y2="4.238cm">
          <text:p/>
        </draw:line>
        <draw:line draw:style-name="gr3" draw:text-style-name="P1" draw:layer="layout" svg:x1="19.166cm" svg:y1="4.149cm" svg:x2="19.289cm" svg:y2="4.149cm">
          <text:p/>
        </draw:line>
        <draw:line draw:style-name="gr3" draw:text-style-name="P1" draw:layer="layout" svg:x1="19.374cm" svg:y1="4.237cm" svg:x2="19.374cm" svg:y2="4.558cm">
          <text:p/>
        </draw:line>
        <draw:line draw:style-name="gr3" draw:text-style-name="P1" draw:layer="layout" svg:x1="19.166cm" svg:y1="3.648cm" svg:x2="19.323cm" svg:y2="3.648cm">
          <text:p/>
        </draw:line>
        <draw:line draw:style-name="gr3" draw:text-style-name="P1" draw:layer="layout" svg:x1="19.323cm" svg:y1="3.649cm" svg:x2="19.471cm" svg:y2="3.497cm">
          <text:p/>
        </draw:line>
        <draw:line draw:style-name="gr4" draw:text-style-name="P1" draw:layer="layout" svg:x1="19.1cm" svg:y1="2.164cm" svg:x2="19.026cm" svg:y2="2.164cm">
          <text:p/>
        </draw:line>
        <draw:line draw:style-name="gr4" draw:text-style-name="P1" draw:layer="layout" svg:x1="19.064cm" svg:y1="2.201cm" svg:x2="19.064cm" svg:y2="2.126cm">
          <text:p/>
        </draw:line>
        <draw:polyline draw:style-name="gr4" draw:text-style-name="P1" draw:layer="layout" svg:width="0.055cm" svg:height="0.099cm" svg:x="18.932cm" svg:y="2.103cm" svg:viewBox="0 0 56 100" draw:points="4,0 51,0 56,46 51,42 40,37 18,37 9,42 4,46 0,56 0,80 4,89 9,95 18,100 40,100 51,95 56,89">
          <text:p/>
        </draw:polyline>
        <draw:polyline draw:style-name="gr4" draw:text-style-name="P1" draw:layer="layout" svg:width="0.064cm" svg:height="0.099cm" svg:x="18.84cm" svg:y="2.103cm" svg:viewBox="0 0 65 100" draw:points="65,0 33,100 0,0">
          <text:p/>
        </draw:polyline>
        <draw:line draw:style-name="gr3" draw:text-style-name="P1" draw:layer="layout" svg:x1="18.704cm" svg:y1="1.869cm" svg:x2="18.704cm" svg:y2="2.461cm">
          <text:p/>
        </draw:line>
        <draw:line draw:style-name="gr3" draw:text-style-name="P1" draw:layer="layout" svg:x1="18.704cm" svg:y1="2.461cm" svg:x2="18.801cm" svg:y2="2.561cm">
          <text:p/>
        </draw:line>
        <draw:line draw:style-name="gr3" draw:text-style-name="P1" draw:layer="layout" svg:x1="18.947cm" svg:y1="1.869cm" svg:x2="18.947cm" svg:y2="1.622cm">
          <text:p/>
        </draw:line>
        <draw:line draw:style-name="gr3" draw:text-style-name="P1" draw:layer="layout" svg:x1="19.166cm" svg:y1="1.95cm" svg:x2="19.166cm" svg:y2="2.645cm">
          <text:p/>
        </draw:line>
        <draw:line draw:style-name="gr3" draw:text-style-name="P1" draw:layer="layout" svg:x1="18.947cm" svg:y1="1.869cm" svg:x2="19.087cm" svg:y2="1.869cm">
          <text:p/>
        </draw:line>
        <draw:line draw:style-name="gr3" draw:text-style-name="P1" draw:layer="layout" svg:x1="17.532cm" svg:y1="2.856cm" svg:x2="17.7cm" svg:y2="2.856cm">
          <text:p/>
        </draw:line>
        <draw:line draw:style-name="gr3" draw:text-style-name="P1" draw:layer="layout" svg:x1="18.436cm" svg:y1="2.645cm" svg:x2="18.261cm" svg:y2="2.645cm">
          <text:p/>
        </draw:line>
        <draw:line draw:style-name="gr3" draw:text-style-name="P1" draw:layer="layout" svg:x1="18.262cm" svg:y1="2.647cm" svg:x2="18.178cm" svg:y2="2.56cm">
          <text:p/>
        </draw:line>
        <draw:line draw:style-name="gr3" draw:text-style-name="P1" draw:layer="layout" svg:x1="18.178cm" svg:y1="2.56cm" svg:x2="18.178cm" svg:y2="2.116cm">
          <text:p/>
        </draw:line>
        <draw:line draw:style-name="gr3" draw:text-style-name="P1" draw:layer="layout" svg:x1="18.17cm" svg:y1="2.897cm" svg:x2="17.942cm" svg:y2="2.662cm">
          <text:p/>
        </draw:line>
        <draw:line draw:style-name="gr3" draw:text-style-name="P1" draw:layer="layout" svg:x1="18.436cm" svg:y1="2.896cm" svg:x2="18.169cm" svg:y2="2.896cm">
          <text:p/>
        </draw:line>
        <draw:line draw:style-name="gr3" draw:text-style-name="P1" draw:layer="layout" svg:x1="17.942cm" svg:y1="2.662cm" svg:x2="17.942cm" svg:y2="2.362cm">
          <text:p/>
        </draw:line>
        <draw:line draw:style-name="gr3" draw:text-style-name="P1" draw:layer="layout" svg:x1="17.942cm" svg:y1="3.151cm" svg:x2="18.431cm" svg:y2="3.151cm">
          <text:p/>
        </draw:line>
        <draw:line draw:style-name="gr3" draw:text-style-name="P1" draw:layer="layout" svg:x1="17.508cm" svg:y1="1.721cm" svg:x2="17.699cm" svg:y2="1.721cm">
          <text:p/>
        </draw:line>
        <draw:line draw:style-name="gr3" draw:text-style-name="P1" draw:layer="layout" svg:x1="17.456cm" svg:y1="2.017cm" svg:x2="17.456cm" svg:y2="1.774cm">
          <text:p/>
        </draw:line>
        <draw:line draw:style-name="gr3" draw:text-style-name="P1" draw:layer="layout" svg:x1="17.456cm" svg:y1="1.775cm" svg:x2="17.509cm" svg:y2="1.721cm">
          <text:p/>
        </draw:line>
        <draw:line draw:style-name="gr3" draw:text-style-name="P1" draw:layer="layout" svg:x1="17.076cm" svg:y1="2.313cm" svg:x2="17.076cm" svg:y2="2.165cm">
          <text:p/>
        </draw:line>
        <draw:line draw:style-name="gr3" draw:text-style-name="P1" draw:layer="layout" svg:x1="16.833cm" svg:y1="2.165cm" svg:x2="16.833cm" svg:y2="1.725cm">
          <text:p/>
        </draw:line>
        <draw:line draw:style-name="gr3" draw:text-style-name="P1" draw:layer="layout" svg:x1="16.833cm" svg:y1="1.726cm" svg:x2="17.03cm" svg:y2="1.524cm">
          <text:p/>
        </draw:line>
        <draw:line draw:style-name="gr3" draw:text-style-name="P1" draw:layer="layout" svg:x1="17.456cm" svg:y1="2.362cm" svg:x2="17.125cm" svg:y2="2.362cm">
          <text:p/>
        </draw:line>
        <draw:line draw:style-name="gr3" draw:text-style-name="P1" draw:layer="layout" svg:x1="17.126cm" svg:y1="2.363cm" svg:x2="17.076cm" svg:y2="2.313cm">
          <text:p/>
        </draw:line>
        <draw:line draw:style-name="gr3" draw:text-style-name="P1" draw:layer="layout" svg:x1="16.833cm" svg:y1="3.299cm" svg:x2="16.833cm" svg:y2="2.165cm">
          <text:p/>
        </draw:line>
        <draw:line draw:style-name="gr3" draw:text-style-name="P1" draw:layer="layout" svg:x1="16.839cm" svg:y1="3.304cm" svg:x2="16.833cm" svg:y2="3.299cm">
          <text:p/>
        </draw:line>
        <draw:line draw:style-name="gr3" draw:text-style-name="P1" draw:layer="layout" svg:x1="17.699cm" svg:y1="1.721cm" svg:x2="17.699cm" svg:y2="2.855cm">
          <text:p/>
        </draw:line>
        <draw:line draw:style-name="gr3" draw:text-style-name="P1" draw:layer="layout" svg:x1="17.029cm" svg:y1="1.524cm" svg:x2="18.847cm" svg:y2="1.524cm">
          <text:p/>
        </draw:line>
        <draw:line draw:style-name="gr3" draw:text-style-name="P1" draw:layer="layout" svg:x1="18.082cm" svg:y1="2.017cm" svg:x2="17.942cm" svg:y2="2.017cm">
          <text:p/>
        </draw:line>
        <draw:line draw:style-name="gr3" draw:text-style-name="P1" draw:layer="layout" svg:x1="18.179cm" svg:y1="2.117cm" svg:x2="18.082cm" svg:y2="2.017cm">
          <text:p/>
        </draw:line>
        <draw:line draw:style-name="gr3" draw:text-style-name="P1" draw:layer="layout" svg:x1="17.806cm" svg:y1="4.929cm" svg:x2="17.709cm" svg:y2="4.829cm">
          <text:p/>
        </draw:line>
        <draw:line draw:style-name="gr3" draw:text-style-name="P1" draw:layer="layout" svg:x1="17.746cm" svg:y1="4.878cm" svg:x2="17.796cm" svg:y2="4.928cm">
          <text:p/>
        </draw:line>
        <draw:line draw:style-name="gr3" draw:text-style-name="P1" draw:layer="layout" svg:x1="17.656cm" svg:y1="4.884cm" svg:x2="17.71cm" svg:y2="4.829cm">
          <text:p/>
        </draw:line>
        <draw:line draw:style-name="gr3" draw:text-style-name="P1" draw:layer="layout" svg:x1="17.709cm" svg:y1="4.918cm" svg:x2="17.747cm" svg:y2="4.878cm">
          <text:p/>
        </draw:line>
        <draw:line draw:style-name="gr3" draw:text-style-name="P1" draw:layer="layout" svg:x1="17.709cm" svg:y1="4.829cm" svg:x2="17.709cm" svg:y2="4.839cm">
          <text:p/>
        </draw:line>
        <draw:line draw:style-name="gr3" draw:text-style-name="P1" draw:layer="layout" svg:x1="18.8cm" svg:y1="4.878cm" svg:x2="18.8cm" svg:y2="4.927cm">
          <text:p/>
        </draw:line>
        <draw:line draw:style-name="gr3" draw:text-style-name="P1" draw:layer="layout" svg:x1="18.8cm" svg:y1="4.829cm" svg:x2="18.8cm" svg:y2="4.878cm">
          <text:p/>
        </draw:line>
        <draw:line draw:style-name="gr3" draw:text-style-name="P1" draw:layer="layout" svg:x1="18.8cm" svg:y1="4.927cm" svg:x2="18.751cm" svg:y2="4.927cm">
          <text:p/>
        </draw:line>
        <draw:line draw:style-name="gr3" draw:text-style-name="P1" draw:layer="layout" svg:x1="18.704cm" svg:y1="4.929cm" svg:x2="18.801cm" svg:y2="4.829cm">
          <text:p/>
        </draw:line>
        <draw:line draw:style-name="gr3" draw:text-style-name="P1" draw:layer="layout" svg:x1="18.751cm" svg:y1="4.927cm" svg:x2="18.704cm" svg:y2="4.927cm">
          <text:p/>
        </draw:line>
        <draw:line draw:style-name="gr3" draw:text-style-name="P1" draw:layer="layout" svg:x1="18.8cm" svg:y1="4.237cm" svg:x2="18.8cm" svg:y2="4.878cm">
          <text:p/>
        </draw:line>
        <draw:line draw:style-name="gr3" draw:text-style-name="P1" draw:layer="layout" svg:x1="18.848cm" svg:y1="4.928cm" svg:x2="18.8cm" svg:y2="4.878cm">
          <text:p/>
        </draw:line>
        <draw:line draw:style-name="gr3" draw:text-style-name="P1" draw:layer="layout" svg:x1="18.847cm" svg:y1="4.927cm" svg:x2="18.8cm" svg:y2="4.927cm">
          <text:p/>
        </draw:line>
        <draw:line draw:style-name="gr3" draw:text-style-name="P1" draw:layer="layout" svg:x1="18.943cm" svg:y1="4.927cm" svg:x2="18.847cm" svg:y2="4.927cm">
          <text:p/>
        </draw:line>
        <draw:line draw:style-name="gr3" draw:text-style-name="P1" draw:layer="layout" svg:x1="18.751cm" svg:y1="4.928cm" svg:x2="18.801cm" svg:y2="4.878cm">
          <text:p/>
        </draw:line>
        <draw:line draw:style-name="gr3" draw:text-style-name="P1" draw:layer="layout" svg:x1="18.8cm" svg:y1="4.831cm" svg:x2="18.893cm" svg:y2="4.928cm">
          <text:p/>
        </draw:line>
        <draw:line draw:style-name="gr3" draw:text-style-name="P1" draw:layer="layout" svg:x1="17.709cm" svg:y1="4.838cm" svg:x2="17.747cm" svg:y2="4.878cm">
          <text:p/>
        </draw:line>
        <draw:line draw:style-name="gr3" draw:text-style-name="P1" draw:layer="layout" svg:x1="17.709cm" svg:y1="3.99cm" svg:x2="17.709cm" svg:y2="4.878cm">
          <text:p/>
        </draw:line>
        <draw:line draw:style-name="gr3" draw:text-style-name="P1" draw:layer="layout" svg:x1="17.699cm" svg:y1="3.98cm" svg:x2="17.71cm" svg:y2="3.991cm">
          <text:p/>
        </draw:line>
        <draw:line draw:style-name="gr3" draw:text-style-name="P1" draw:layer="layout" svg:x1="17.709cm" svg:y1="4.829cm" svg:x2="17.709cm" svg:y2="4.918cm">
          <text:p/>
        </draw:line>
        <draw:line draw:style-name="gr3" draw:text-style-name="P1" draw:layer="layout" svg:x1="18.226cm" svg:y1="4.533cm" svg:x2="18.226cm" svg:y2="3.99cm">
          <text:p/>
        </draw:line>
        <draw:line draw:style-name="gr3" draw:text-style-name="P1" draw:layer="layout" svg:x1="17.613cm" svg:y1="4.928cm" svg:x2="17.657cm" svg:y2="4.883cm">
          <text:p/>
        </draw:line>
        <draw:line draw:style-name="gr3" draw:text-style-name="P1" draw:layer="layout" svg:x1="17.603cm" svg:y1="4.927cm" svg:x2="17.613cm" svg:y2="4.927cm">
          <text:p/>
        </draw:line>
        <draw:line draw:style-name="gr3" draw:text-style-name="P1" draw:layer="layout" svg:x1="17.7cm" svg:y1="4.928cm" svg:x2="17.656cm" svg:y2="4.883cm">
          <text:p/>
        </draw:line>
        <draw:line draw:style-name="gr3" draw:text-style-name="P1" draw:layer="layout" svg:x1="17.71cm" svg:y1="4.917cm" svg:x2="17.699cm" svg:y2="4.928cm">
          <text:p/>
        </draw:line>
        <draw:polygon draw:style-name="gr2" draw:text-style-name="P2" draw:layer="layout" svg:width="0.007cm" svg:height="0.007cm" svg:x="18.621cm" svg:y="4.657cm" svg:viewBox="0 0 8 8" draw:points="0,0 8,2 8,8">
          <text:p/>
        </draw:polygon>
        <draw:polygon draw:style-name="gr2" draw:text-style-name="P2" draw:layer="layout" svg:width="0.027cm" svg:height="0.005cm" svg:x="18.601cm" svg:y="4.659cm" svg:viewBox="0 0 28 6" draw:points="28,6 0,6 0,0">
          <text:p/>
        </draw:polygon>
        <draw:polygon draw:style-name="gr2" draw:text-style-name="P2" draw:layer="layout" svg:width="0.01cm" svg:height="0.007cm" svg:x="18.562cm" svg:y="4.657cm" svg:viewBox="0 0 11 8" draw:points="0,0 11,2 11,8">
          <text:p/>
        </draw:polygon>
        <draw:polygon draw:style-name="gr2" draw:text-style-name="P2" draw:layer="layout" svg:width="0.039cm" svg:height="0.005cm" svg:x="18.533cm" svg:y="4.659cm" svg:viewBox="0 0 40 6" draw:points="40,6 0,6 0,0">
          <text:p/>
        </draw:polygon>
        <draw:polygon draw:style-name="gr2" draw:text-style-name="P2" draw:layer="layout" svg:width="0.033cm" svg:height="0.032cm" svg:x="18.54cm" svg:y="4.625cm" svg:viewBox="0 0 34 33" draw:points="0,33 12,0 34,0">
          <text:p/>
        </draw:polygon>
        <draw:polygon draw:style-name="gr2" draw:text-style-name="P2" draw:layer="layout" svg:width="0.035cm" svg:height="0.04cm" svg:x="18.551cm" svg:y="4.585cm" svg:viewBox="0 0 36 41" draw:points="36,0 23,41 0,41">
          <text:p/>
        </draw:polygon>
        <draw:polygon draw:style-name="gr2" draw:text-style-name="P2" draw:layer="layout" svg:width="0.039cm" svg:height="0.054cm" svg:x="18.551cm" svg:y="4.571cm" svg:viewBox="0 0 40 55" draw:points="0,55 19,0 40,0">
          <text:p/>
        </draw:polygon>
        <draw:polygon draw:style-name="gr2" draw:text-style-name="P2" draw:layer="layout" svg:width="0.027cm" svg:height="0.007cm" svg:x="18.601cm" svg:y="4.657cm" svg:viewBox="0 0 28 8" draw:points="21,0 28,8 0,2">
          <text:p/>
        </draw:polygon>
        <draw:polygon draw:style-name="gr2" draw:text-style-name="P2" draw:layer="layout" svg:width="0.039cm" svg:height="0.007cm" svg:x="18.533cm" svg:y="4.657cm" svg:viewBox="0 0 40 8" draw:points="29,0 40,8 0,2">
          <text:p/>
        </draw:polygon>
        <draw:polygon draw:style-name="gr2" draw:text-style-name="P2" draw:layer="layout" svg:width="0.039cm" svg:height="0.054cm" svg:x="18.551cm" svg:y="4.571cm" svg:viewBox="0 0 40 55" draw:points="36,15 0,55 40,0">
          <text:p/>
        </draw:polygon>
        <draw:polygon draw:style-name="gr2" draw:text-style-name="P2" draw:layer="layout" svg:width="0.02cm" svg:height="0.003cm" svg:x="18.601cm" svg:y="4.657cm" svg:viewBox="0 0 21 4" draw:points="21,0 0,4 12,0">
          <text:p/>
        </draw:polygon>
        <draw:polygon draw:style-name="gr2" draw:text-style-name="P2" draw:layer="layout" svg:width="0.029cm" svg:height="0.003cm" svg:x="18.533cm" svg:y="4.657cm" svg:viewBox="0 0 30 4" draw:points="30,0 0,4 7,0">
          <text:p/>
        </draw:polygon>
        <draw:polygon draw:style-name="gr2" draw:text-style-name="P2" draw:layer="layout" svg:width="0.015cm" svg:height="0.054cm" svg:x="18.586cm" svg:y="4.571cm" svg:viewBox="0 0 16 55" draw:points="16,55 0,15 4,0">
          <text:p/>
        </draw:polygon>
        <draw:polygon draw:style-name="gr2" draw:text-style-name="P2" draw:layer="layout" svg:width="0.031cm" svg:height="0.086cm" svg:x="18.59cm" svg:y="4.571cm" svg:viewBox="0 0 32 87" draw:points="0,0 32,87 23,87">
          <text:p/>
        </draw:polygon>
        <draw:polygon draw:style-name="gr2" draw:text-style-name="P2" draw:layer="layout" svg:width="0.031cm" svg:height="0.025cm" svg:x="18.54cm" svg:y="4.632cm" svg:viewBox="0 0 32 26" draw:points="32,0 23,26 0,26">
          <text:p/>
        </draw:polygon>
        <draw:polygon draw:style-name="gr2" draw:text-style-name="P2" draw:layer="layout" svg:width="0.022cm" svg:height="0.086cm" svg:x="18.59cm" svg:y="4.571cm" svg:viewBox="0 0 23 87" draw:points="0,0 23,87 14,62">
          <text:p/>
        </draw:polygon>
        <draw:polygon draw:style-name="gr2" draw:text-style-name="P2" draw:layer="layout" svg:width="0.033cm" svg:height="0.032cm" svg:x="18.54cm" svg:y="4.625cm" svg:viewBox="0 0 34 33" draw:points="32,7 0,33 34,0">
          <text:p/>
        </draw:polygon>
        <draw:polygon draw:style-name="gr2" draw:text-style-name="P2" draw:layer="layout" svg:width="0.013cm" svg:height="0.061cm" svg:x="18.59cm" svg:y="4.571cm" svg:viewBox="0 0 14 62" draw:points="12,55 0,0 14,62">
          <text:p/>
        </draw:polygon>
        <draw:polygon draw:style-name="gr2" draw:text-style-name="P2" draw:layer="layout" svg:width="0.033cm" svg:height="0.007cm" svg:x="18.57cm" svg:y="4.625cm" svg:viewBox="0 0 34 8" draw:points="34,8 0,8 4,0">
          <text:p/>
        </draw:polygon>
        <draw:polygon draw:style-name="gr2" draw:text-style-name="P2" draw:layer="layout" svg:width="0.031cm" svg:height="0.007cm" svg:x="18.573cm" svg:y="4.625cm" svg:viewBox="0 0 32 8" draw:points="0,0 30,0 32,8">
          <text:p/>
        </draw:polygon>
        <draw:polygon draw:style-name="gr2" draw:text-style-name="P2" draw:layer="layout" svg:width="0.002cm" svg:height="0.001cm" svg:x="18.518cm" svg:y="4.642cm" svg:viewBox="0 0 3 2" draw:points="0,0 2,2 3,2">
          <text:p/>
        </draw:polygon>
        <draw:polygon draw:style-name="gr2" draw:text-style-name="P2" draw:layer="layout" svg:width="0.002cm" svg:height="0.003cm" svg:x="18.52cm" svg:y="4.643cm" svg:viewBox="0 0 3 4" draw:points="0,0 3,4">
          <text:p/>
        </draw:polygon>
        <draw:polygon draw:style-name="gr2" draw:text-style-name="P2" draw:layer="layout" svg:width="0.003cm" svg:height="0.002cm" svg:x="18.522cm" svg:y="4.645cm" svg:viewBox="0 0 4 3" draw:points="0,0 2,2 4,3">
          <text:p/>
        </draw:polygon>
        <draw:polygon draw:style-name="gr2" draw:text-style-name="P2" draw:layer="layout" svg:width="0.001cm" svg:height="0.001cm" svg:x="18.524cm" svg:y="4.647cm" svg:viewBox="0 0 2 2" draw:points="0,0 2,2">
          <text:p/>
        </draw:polygon>
        <draw:polygon draw:style-name="gr2" draw:text-style-name="P2" draw:layer="layout" svg:width="0.001cm" svg:height="0.002cm" svg:x="18.525cm" svg:y="4.648cm" svg:viewBox="0 0 2 3" draw:points="0,0 0,1 2,3">
          <text:p/>
        </draw:polygon>
        <draw:polygon draw:style-name="gr2" draw:text-style-name="P2" draw:layer="layout" svg:width="0cm" svg:height="0.002cm" svg:x="18.526cm" svg:y="4.652cm" svg:viewBox="0 0 0 3" draw:points="0,0 0,2 0,3">
          <text:p/>
        </draw:polygon>
        <draw:polygon draw:style-name="gr2" draw:text-style-name="P2" draw:layer="layout" svg:width="0.001cm" svg:height="0.002cm" svg:x="18.525cm" svg:y="4.657cm" svg:viewBox="0 0 2 3" draw:points="2,0 0,2 0,3">
          <text:p/>
        </draw:polygon>
        <draw:polygon draw:style-name="gr2" draw:text-style-name="P2" draw:layer="layout" svg:width="0.001cm" svg:height="0.004cm" svg:x="18.524cm" svg:y="4.659cm" svg:viewBox="0 0 2 5" draw:points="2,0 0,5">
          <text:p/>
        </draw:polygon>
        <draw:polygon draw:style-name="gr2" draw:text-style-name="P2" draw:layer="layout" svg:width="0.003cm" svg:height="0.001cm" svg:x="18.522cm" svg:y="4.661cm" svg:viewBox="0 0 4 2" draw:points="4,0 2,0 0,2">
          <text:p/>
        </draw:polygon>
        <draw:polygon draw:style-name="gr2" draw:text-style-name="P2" draw:layer="layout" svg:width="0.002cm" svg:height="0.001cm" svg:x="18.52cm" svg:y="4.662cm" svg:viewBox="0 0 3 2" draw:points="3,0 0,2">
          <text:p/>
        </draw:polygon>
        <draw:polygon draw:style-name="gr2" draw:text-style-name="P2" draw:layer="layout" svg:width="0.002cm" svg:height="0.001cm" svg:x="18.518cm" svg:y="4.663cm" svg:viewBox="0 0 3 2" draw:points="3,0 2,2 0,2">
          <text:p/>
        </draw:polygon>
        <draw:polygon draw:style-name="gr2" draw:text-style-name="P2" draw:layer="layout" svg:width="0.001cm" svg:height="0cm" svg:x="18.517cm" svg:y="4.664cm" svg:viewBox="0 0 2 1" draw:points="2,0 1,0 0,1">
          <text:p/>
        </draw:polygon>
        <draw:polygon draw:style-name="gr2" draw:text-style-name="P2" draw:layer="layout" svg:width="0.001cm" svg:height="0cm" svg:x="18.513cm" svg:y="4.664cm" svg:viewBox="0 0 2 1" draw:points="2,1 1,0 0,0">
          <text:p/>
        </draw:polygon>
        <draw:polygon draw:style-name="gr2" draw:text-style-name="P2" draw:layer="layout" svg:width="0.002cm" svg:height="0.001cm" svg:x="18.511cm" svg:y="4.663cm" svg:viewBox="0 0 3 2" draw:points="3,2 0,2 0,0">
          <text:p/>
        </draw:polygon>
        <draw:polygon draw:style-name="gr2" draw:text-style-name="P2" draw:layer="layout" svg:width="0.003cm" svg:height="0.001cm" svg:x="18.508cm" svg:y="4.662cm" svg:viewBox="0 0 4 2" draw:points="4,2 0,0">
          <text:p/>
        </draw:polygon>
        <draw:polygon draw:style-name="gr2" draw:text-style-name="P2" draw:layer="layout" svg:width="0.001cm" svg:height="0.001cm" svg:x="18.507cm" svg:y="4.661cm" svg:viewBox="0 0 2 2" draw:points="2,2 2,0 0,0">
          <text:p/>
        </draw:polygon>
        <draw:polygon draw:style-name="gr2" draw:text-style-name="P2" draw:layer="layout" svg:width="0.001cm" svg:height="0.004cm" svg:x="18.506cm" svg:y="4.659cm" svg:viewBox="0 0 2 5" draw:points="2,5 0,0">
          <text:p/>
        </draw:polygon>
        <draw:polygon draw:style-name="gr2" draw:text-style-name="P2" draw:layer="layout" svg:width="0.001cm" svg:height="0.002cm" svg:x="18.505cm" svg:y="4.657cm" svg:viewBox="0 0 2 3" draw:points="2,3 0,2 0,0">
          <text:p/>
        </draw:polygon>
        <draw:polygon draw:style-name="gr2" draw:text-style-name="P2" draw:layer="layout" svg:width="0cm" svg:height="0.001cm" svg:x="18.504cm" svg:y="4.655cm" svg:viewBox="0 0 1 2" draw:points="1,2 1,1 0,0">
          <text:p/>
        </draw:polygon>
        <draw:polygon draw:style-name="gr2" draw:text-style-name="P2" draw:layer="layout" svg:width="0cm" svg:height="0.002cm" svg:x="18.504cm" svg:y="4.652cm" svg:viewBox="0 0 1 3" draw:points="0,3 0,2 1,0">
          <text:p/>
        </draw:polygon>
        <draw:polygon draw:style-name="gr2" draw:text-style-name="P2" draw:layer="layout" svg:width="0.001cm" svg:height="0.002cm" svg:x="18.505cm" svg:y="4.648cm" svg:viewBox="0 0 2 3" draw:points="0,3 0,1 2,0">
          <text:p/>
        </draw:polygon>
        <draw:polygon draw:style-name="gr2" draw:text-style-name="P2" draw:layer="layout" svg:width="0.001cm" svg:height="0.001cm" svg:x="18.506cm" svg:y="4.647cm" svg:viewBox="0 0 2 2" draw:points="0,2 0,0 2,0">
          <text:p/>
        </draw:polygon>
        <draw:polygon draw:style-name="gr2" draw:text-style-name="P2" draw:layer="layout" svg:width="0.001cm" svg:height="0.002cm" svg:x="18.507cm" svg:y="4.645cm" svg:viewBox="0 0 2 3" draw:points="0,3 2,2 2,0">
          <text:p/>
        </draw:polygon>
        <draw:polygon draw:style-name="gr2" draw:text-style-name="P2" draw:layer="layout" svg:width="0.003cm" svg:height="0.003cm" svg:x="18.508cm" svg:y="4.643cm" svg:viewBox="0 0 4 4" draw:points="0,4 4,0">
          <text:p/>
        </draw:polygon>
        <draw:polygon draw:style-name="gr2" draw:text-style-name="P2" draw:layer="layout" svg:width="0.002cm" svg:height="0.001cm" svg:x="18.511cm" svg:y="4.642cm" svg:viewBox="0 0 3 2" draw:points="0,2 3,0">
          <text:p/>
        </draw:polygon>
        <draw:polygon draw:style-name="gr2" draw:text-style-name="P2" draw:layer="layout" svg:width="0.004cm" svg:height="0.003cm" svg:x="18.518cm" svg:y="4.642cm" svg:viewBox="0 0 5 4" draw:points="0,0 3,1 5,4">
          <text:p/>
        </draw:polygon>
        <draw:polygon draw:style-name="gr2" draw:text-style-name="P2" draw:layer="layout" svg:width="0.004cm" svg:height="0.003cm" svg:x="18.522cm" svg:y="4.645cm" svg:viewBox="0 0 5 4" draw:points="0,0 3,3 5,4">
          <text:p/>
        </draw:polygon>
        <draw:polygon draw:style-name="gr2" draw:text-style-name="P2" draw:layer="layout" svg:width="0.001cm" svg:height="0.004cm" svg:x="18.525cm" svg:y="4.648cm" svg:viewBox="0 0 2 5" draw:points="0,0 2,3 2,5">
          <text:p/>
        </draw:polygon>
        <draw:polygon draw:style-name="gr2" draw:text-style-name="P2" draw:layer="layout" svg:width="0.002cm" svg:height="0.005cm" svg:x="18.524cm" svg:y="4.657cm" svg:viewBox="0 0 3 6" draw:points="3,0 2,2 0,6">
          <text:p/>
        </draw:polygon>
        <draw:polygon draw:style-name="gr2" draw:text-style-name="P2" draw:layer="layout" svg:width="0.004cm" svg:height="0.002cm" svg:x="18.52cm" svg:y="4.661cm" svg:viewBox="0 0 5 3" draw:points="5,0 3,1 0,3">
          <text:p/>
        </draw:polygon>
        <draw:polygon draw:style-name="gr2" draw:text-style-name="P2" draw:layer="layout" svg:width="0.004cm" svg:height="0.003cm" svg:x="18.517cm" svg:y="4.663cm" svg:viewBox="0 0 5 4" draw:points="5,0 2,2 0,4">
          <text:p/>
        </draw:polygon>
        <draw:polygon draw:style-name="gr2" draw:text-style-name="P2" draw:layer="layout" svg:width="0.003cm" svg:height="0cm" svg:x="18.513cm" svg:y="4.664cm" svg:viewBox="0 0 4 1" draw:points="4,1 2,1 0,0">
          <text:p/>
        </draw:polygon>
        <draw:polygon draw:style-name="gr2" draw:text-style-name="P2" draw:layer="layout" svg:width="0.006cm" svg:height="0.002cm" svg:x="18.508cm" svg:y="4.662cm" svg:viewBox="0 0 7 3" draw:points="7,3 4,2 0,0">
          <text:p/>
        </draw:polygon>
        <draw:polygon draw:style-name="gr2" draw:text-style-name="P2" draw:layer="layout" svg:width="0.002cm" svg:height="0.004cm" svg:x="18.506cm" svg:y="4.659cm" svg:viewBox="0 0 3 5" draw:points="3,5 1,4 0,0">
          <text:p/>
        </draw:polygon>
        <draw:polygon draw:style-name="gr2" draw:text-style-name="P2" draw:layer="layout" svg:width="0.003cm" svg:height="0.004cm" svg:x="18.504cm" svg:y="4.655cm" svg:viewBox="0 0 4 5" draw:points="4,5 2,3 0,0">
          <text:p/>
        </draw:polygon>
        <draw:polygon draw:style-name="gr2" draw:text-style-name="P2" draw:layer="layout" svg:width="0cm" svg:height="0.004cm" svg:x="18.504cm" svg:y="4.65cm" svg:viewBox="0 0 1 5" draw:points="0,5 1,2 1,0">
          <text:p/>
        </draw:polygon>
        <draw:polygon draw:style-name="gr2" draw:text-style-name="P2" draw:layer="layout" svg:width="0.002cm" svg:height="0.003cm" svg:x="18.505cm" svg:y="4.647cm" svg:viewBox="0 0 3 4" draw:points="0,4 2,1 3,0">
          <text:p/>
        </draw:polygon>
        <draw:polygon draw:style-name="gr2" draw:text-style-name="P2" draw:layer="layout" svg:width="0.005cm" svg:height="0.005cm" svg:x="18.507cm" svg:y="4.643cm" svg:viewBox="0 0 6 6" draw:points="0,6 2,3 6,0">
          <text:p/>
        </draw:polygon>
        <draw:polygon draw:style-name="gr2" draw:text-style-name="P2" draw:layer="layout" svg:width="0.004cm" svg:height="0.001cm" svg:x="18.511cm" svg:y="4.642cm" svg:viewBox="0 0 5 2" draw:points="0,2 3,0 5,0">
          <text:p/>
        </draw:polygon>
        <draw:polygon draw:style-name="gr2" draw:text-style-name="P2" draw:layer="layout" svg:width="0.008cm" svg:height="0.003cm" svg:x="18.515cm" svg:y="4.642cm" svg:viewBox="0 0 9 4" draw:points="0,0 4,0 9,4">
          <text:p/>
        </draw:polygon>
        <draw:polygon draw:style-name="gr2" draw:text-style-name="P2" draw:layer="layout" svg:width="0.004cm" svg:height="0.007cm" svg:x="18.522cm" svg:y="4.645cm" svg:viewBox="0 0 5 8" draw:points="0,0 4,3 5,8">
          <text:p/>
        </draw:polygon>
        <draw:polygon draw:style-name="gr2" draw:text-style-name="P2" draw:layer="layout" svg:width="0.002cm" svg:height="0.01cm" svg:x="18.524cm" svg:y="4.652cm" svg:viewBox="0 0 3 11" draw:points="3,0 3,5 0,11">
          <text:p/>
        </draw:polygon>
        <draw:polygon draw:style-name="gr2" draw:text-style-name="P2" draw:layer="layout" svg:width="0.008cm" svg:height="0.004cm" svg:x="18.517cm" svg:y="4.661cm" svg:viewBox="0 0 9 5" draw:points="9,0 5,2 0,5">
          <text:p/>
        </draw:polygon>
        <draw:polygon draw:style-name="gr2" draw:text-style-name="P2" draw:layer="layout" svg:width="0.009cm" svg:height="0.004cm" svg:x="18.508cm" svg:y="4.662cm" svg:viewBox="0 0 10 5" draw:points="10,5 5,3 0,0">
          <text:p/>
        </draw:polygon>
        <draw:polygon draw:style-name="gr2" draw:text-style-name="P2" draw:layer="layout" svg:width="0.004cm" svg:height="0.008cm" svg:x="18.504cm" svg:y="4.655cm" svg:viewBox="0 0 5 9" draw:points="5,9 3,5 0,0">
          <text:p/>
        </draw:polygon>
        <draw:polygon draw:style-name="gr2" draw:text-style-name="P2" draw:layer="layout" svg:width="0.003cm" svg:height="0.008cm" svg:x="18.504cm" svg:y="4.647cm" svg:viewBox="0 0 4 9" draw:points="0,9 1,3 4,0">
          <text:p/>
        </draw:polygon>
        <draw:polygon draw:style-name="gr2" draw:text-style-name="P2" draw:layer="layout" svg:width="0.008cm" svg:height="0.005cm" svg:x="18.507cm" svg:y="4.642cm" svg:viewBox="0 0 9 6" draw:points="0,6 4,1 9,0">
          <text:p/>
        </draw:polygon>
        <draw:polygon draw:style-name="gr2" draw:text-style-name="P2" draw:layer="layout" svg:width="0.011cm" svg:height="0.01cm" svg:x="18.515cm" svg:y="4.642cm" svg:viewBox="0 0 12 11" draw:points="0,0 9,3 12,11">
          <text:p/>
        </draw:polygon>
        <draw:polygon draw:style-name="gr2" draw:text-style-name="P2" draw:layer="layout" svg:width="0.01cm" svg:height="0.014cm" svg:x="18.517cm" svg:y="4.652cm" svg:viewBox="0 0 11 15" draw:points="11,0 9,11 0,15">
          <text:p/>
        </draw:polygon>
        <draw:polygon draw:style-name="gr2" draw:text-style-name="P2" draw:layer="layout" svg:width="0.012cm" svg:height="0.012cm" svg:x="18.504cm" svg:y="4.655cm" svg:viewBox="0 0 13 13" draw:points="13,13 4,9 0,0">
          <text:p/>
        </draw:polygon>
        <draw:polygon draw:style-name="gr2" draw:text-style-name="P2" draw:layer="layout" svg:width="0.01cm" svg:height="0.013cm" svg:x="18.504cm" svg:y="4.642cm" svg:viewBox="0 0 11 14" draw:points="0,14 3,6 11,0">
          <text:p/>
        </draw:polygon>
        <draw:polygon draw:style-name="gr2" draw:text-style-name="P2" draw:layer="layout" svg:width="0.011cm" svg:height="0.025cm" svg:x="18.515cm" svg:y="4.642cm" svg:viewBox="0 0 12 26" draw:points="0,0 12,11 2,26">
          <text:p/>
        </draw:polygon>
        <draw:polygon draw:style-name="gr2" draw:text-style-name="P2" draw:layer="layout" svg:width="0.012cm" svg:height="0.025cm" svg:x="18.504cm" svg:y="4.642cm" svg:viewBox="0 0 13 26" draw:points="13,26 0,14 11,0">
          <text:p/>
        </draw:polygon>
        <draw:polygon draw:style-name="gr2" draw:text-style-name="P2" draw:layer="layout" svg:width="0.039cm" svg:height="0.006cm" svg:x="18.457cm" svg:y="4.573cm" svg:viewBox="0 0 40 7" draw:points="0,0 40,0 40,7">
          <text:p/>
        </draw:polygon>
        <draw:polygon draw:style-name="gr2" draw:text-style-name="P2" draw:layer="layout" svg:width="0.01cm" svg:height="0.007cm" svg:x="18.485cm" svg:y="4.657cm" svg:viewBox="0 0 11 8" draw:points="0,0 11,2 11,8">
          <text:p/>
        </draw:polygon>
        <draw:polygon draw:style-name="gr2" draw:text-style-name="P2" draw:layer="layout" svg:width="0.046cm" svg:height="0.005cm" svg:x="18.45cm" svg:y="4.659cm" svg:viewBox="0 0 47 6" draw:points="47,6 0,6 0,0">
          <text:p/>
        </draw:polygon>
        <draw:polygon draw:style-name="gr2" draw:text-style-name="P2" draw:layer="layout" svg:width="0.003cm" svg:height="0cm" svg:x="18.447cm" svg:y="4.628cm" svg:viewBox="0 0 4 0" draw:points="4,0 2,0 0,0">
          <text:p/>
        </draw:polygon>
        <draw:polygon draw:style-name="gr2" draw:text-style-name="P2" draw:layer="layout" svg:width="0.004cm" svg:height="0.001cm" svg:x="18.44cm" svg:y="4.627cm" svg:viewBox="0 0 5 2" draw:points="5,2 1,0 0,0">
          <text:p/>
        </draw:polygon>
        <draw:polygon draw:style-name="gr2" draw:text-style-name="P2" draw:layer="layout" svg:width="0.002cm" svg:height="0cm" svg:x="18.437cm" svg:y="4.626cm" svg:viewBox="0 0 3 1" draw:points="3,1 1,1 0,0">
          <text:p/>
        </draw:polygon>
        <draw:polygon draw:style-name="gr2" draw:text-style-name="P2" draw:layer="layout" svg:width="0.004cm" svg:height="0.003cm" svg:x="18.434cm" svg:y="4.624cm" svg:viewBox="0 0 5 4" draw:points="5,4 2,4 0,0">
          <text:p/>
        </draw:polygon>
        <draw:polygon draw:style-name="gr2" draw:text-style-name="P2" draw:layer="layout" svg:width="0.003cm" svg:height="0.001cm" svg:x="18.431cm" svg:y="4.623cm" svg:viewBox="0 0 4 2" draw:points="4,2 1,2 0,0">
          <text:p/>
        </draw:polygon>
        <draw:polygon draw:style-name="gr2" draw:text-style-name="P2" draw:layer="layout" svg:width="0.002cm" svg:height="0.001cm" svg:x="18.429cm" svg:y="4.622cm" svg:viewBox="0 0 3 2" draw:points="3,2 1,0 0,0">
          <text:p/>
        </draw:polygon>
        <draw:polygon draw:style-name="gr2" draw:text-style-name="P2" draw:layer="layout" svg:width="0.002cm" svg:height="0.002cm" svg:x="18.428cm" svg:y="4.62cm" svg:viewBox="0 0 3 3" draw:points="3,3 1,1 0,0">
          <text:p/>
        </draw:polygon>
        <draw:polygon draw:style-name="gr2" draw:text-style-name="P2" draw:layer="layout" svg:width="0.003cm" svg:height="0.003cm" svg:x="18.426cm" svg:y="4.618cm" svg:viewBox="0 0 4 4" draw:points="4,4 2,2 0,0">
          <text:p/>
        </draw:polygon>
        <draw:polygon draw:style-name="gr2" draw:text-style-name="P2" draw:layer="layout" svg:width="0.001cm" svg:height="0.002cm" svg:x="18.425cm" svg:y="4.616cm" svg:viewBox="0 0 2 3" draw:points="2,3 0,1 0,0">
          <text:p/>
        </draw:polygon>
        <draw:polygon draw:style-name="gr2" draw:text-style-name="P2" draw:layer="layout" svg:width="0.003cm" svg:height="0.004cm" svg:x="18.423cm" svg:y="4.613cm" svg:viewBox="0 0 4 5" draw:points="4,5 0,2 0,0">
          <text:p/>
        </draw:polygon>
        <draw:polygon draw:style-name="gr2" draw:text-style-name="P2" draw:layer="layout" svg:width="0cm" svg:height="0.001cm" svg:x="18.422cm" svg:y="4.611cm" svg:viewBox="0 0 1 2" draw:points="1,2 0,1 0,0">
          <text:p/>
        </draw:polygon>
        <draw:polygon draw:style-name="gr2" draw:text-style-name="P2" draw:layer="layout" svg:width="0cm" svg:height="0.002cm" svg:x="18.421cm" svg:y="4.608cm" svg:viewBox="0 0 1 3" draw:points="1,3 0,1 0,0">
          <text:p/>
        </draw:polygon>
        <draw:polygon draw:style-name="gr2" draw:text-style-name="P2" draw:layer="layout" svg:width="0cm" svg:height="0.003cm" svg:x="18.421cm" svg:y="4.604cm" svg:viewBox="0 0 0 4" draw:points="0,4 0,2 0,0">
          <text:p/>
        </draw:polygon>
        <draw:polygon draw:style-name="gr2" draw:text-style-name="P2" draw:layer="layout" svg:width="0cm" svg:height="0.002cm" svg:x="18.42cm" svg:y="4.601cm" svg:viewBox="0 0 1 3" draw:points="1,3 0,2 0,0">
          <text:p/>
        </draw:polygon>
        <draw:polygon draw:style-name="gr2" draw:text-style-name="P2" draw:layer="layout" svg:width="0.021cm" svg:height="0.002cm" svg:x="18.42cm" svg:y="4.599cm" svg:viewBox="0 0 22 3" draw:points="0,3 0,0 22,0">
          <text:p/>
        </draw:polygon>
        <draw:polygon draw:style-name="gr2" draw:text-style-name="P2" draw:layer="layout" svg:width="0.021cm" svg:height="0.001cm" svg:x="18.42cm" svg:y="4.598cm" svg:viewBox="0 0 22 2" draw:points="22,0 22,2 0,2">
          <text:p/>
        </draw:polygon>
        <draw:polygon draw:style-name="gr2" draw:text-style-name="P2" draw:layer="layout" svg:width="0cm" svg:height="0.002cm" svg:x="18.42cm" svg:y="4.594cm" svg:viewBox="0 0 1 3" draw:points="0,3 1,2 1,0">
          <text:p/>
        </draw:polygon>
        <draw:polygon draw:style-name="gr2" draw:text-style-name="P2" draw:layer="layout" svg:width="0cm" svg:height="0.002cm" svg:x="18.421cm" svg:y="4.591cm" svg:viewBox="0 0 0 3" draw:points="0,3 0,2 0,0">
          <text:p/>
        </draw:polygon>
        <draw:polygon draw:style-name="gr2" draw:text-style-name="P2" draw:layer="layout" svg:width="0.001cm" svg:height="0.002cm" svg:x="18.421cm" svg:y="4.589cm" svg:viewBox="0 0 2 3" draw:points="0,3 2,0">
          <text:p/>
        </draw:polygon>
        <draw:polygon draw:style-name="gr2" draw:text-style-name="P2" draw:layer="layout" svg:width="0cm" svg:height="0.002cm" svg:x="18.422cm" svg:y="4.587cm" svg:viewBox="0 0 1 3" draw:points="0,3 1,1 1,0">
          <text:p/>
        </draw:polygon>
        <draw:polygon draw:style-name="gr2" draw:text-style-name="P2" draw:layer="layout" svg:width="0.003cm" svg:height="0.004cm" svg:x="18.423cm" svg:y="4.584cm" svg:viewBox="0 0 4 5" draw:points="0,5 2,2 4,0">
          <text:p/>
        </draw:polygon>
        <draw:polygon draw:style-name="gr2" draw:text-style-name="P2" draw:layer="layout" svg:width="0.003cm" svg:height="0.002cm" svg:x="18.425cm" svg:y="4.582cm" svg:viewBox="0 0 4 3" draw:points="0,3 2,2 4,0">
          <text:p/>
        </draw:polygon>
        <draw:polygon draw:style-name="gr2" draw:text-style-name="P2" draw:layer="layout" svg:width="0.002cm" svg:height="0.001cm" svg:x="18.427cm" svg:y="4.581cm" svg:viewBox="0 0 3 2" draw:points="0,2 2,0 3,0">
          <text:p/>
        </draw:polygon>
        <draw:polygon draw:style-name="gr2" draw:text-style-name="P2" draw:layer="layout" svg:width="0.002cm" svg:height="0.003cm" svg:x="18.428cm" svg:y="4.579cm" svg:viewBox="0 0 3 4" draw:points="0,4 2,0 3,0">
          <text:p/>
        </draw:polygon>
        <draw:polygon draw:style-name="gr2" draw:text-style-name="P2" draw:layer="layout" svg:width="0.004cm" svg:height="0.003cm" svg:x="18.43cm" svg:y="4.577cm" svg:viewBox="0 0 5 4" draw:points="0,4 2,2 5,0">
          <text:p/>
        </draw:polygon>
        <draw:polygon draw:style-name="gr2" draw:text-style-name="P2" draw:layer="layout" svg:width="0.002cm" svg:height="0cm" svg:x="18.433cm" svg:y="4.576cm" svg:viewBox="0 0 3 1" draw:points="0,1 2,1 3,0">
          <text:p/>
        </draw:polygon>
        <draw:polygon draw:style-name="gr2" draw:text-style-name="P2" draw:layer="layout" svg:width="0.003cm" svg:height="0.001cm" svg:x="18.436cm" svg:y="4.575cm" svg:viewBox="0 0 4 2" draw:points="0,2 2,0 4,0">
          <text:p/>
        </draw:polygon>
        <draw:polygon draw:style-name="gr2" draw:text-style-name="P2" draw:layer="layout" svg:width="0.004cm" svg:height="0.001cm" svg:x="18.439cm" svg:y="4.574cm" svg:viewBox="0 0 5 2" draw:points="0,2 2,2 5,0">
          <text:p/>
        </draw:polygon>
        <draw:polygon draw:style-name="gr2" draw:text-style-name="P2" draw:layer="layout" svg:width="0.001cm" svg:height="0cm" svg:x="18.443cm" svg:y="4.574cm" svg:viewBox="0 0 2 0" draw:points="0,0 1,0 2,0">
          <text:p/>
        </draw:polygon>
        <draw:polygon draw:style-name="gr2" draw:text-style-name="P2" draw:layer="layout" svg:width="0.001cm" svg:height="0cm" svg:x="18.447cm" svg:y="4.573cm" svg:viewBox="0 0 2 1" draw:points="0,1 1,1 2,0">
          <text:p/>
        </draw:polygon>
        <draw:polygon draw:style-name="gr2" draw:text-style-name="P2" draw:layer="layout" svg:width="0.039cm" svg:height="0.006cm" svg:x="18.457cm" svg:y="4.573cm" svg:viewBox="0 0 40 7" draw:points="0,0 40,6 29,7">
          <text:p/>
        </draw:polygon>
        <draw:polygon draw:style-name="gr2" draw:text-style-name="P2" draw:layer="layout" svg:width="0.046cm" svg:height="0.007cm" svg:x="18.45cm" svg:y="4.657cm" svg:viewBox="0 0 47 8" draw:points="36,0 47,8 0,2">
          <text:p/>
        </draw:polygon>
        <draw:polygon draw:style-name="gr2" draw:text-style-name="P2" draw:layer="layout" svg:width="0.016cm" svg:height="0cm" svg:x="18.447cm" svg:y="4.628cm" svg:viewBox="0 0 17 0" draw:points="17,0 4,0 0,0">
          <text:p/>
        </draw:polygon>
        <draw:polygon draw:style-name="gr2" draw:text-style-name="P2" draw:layer="layout" svg:width="0.007cm" svg:height="0.001cm" svg:x="18.44cm" svg:y="4.627cm" svg:viewBox="0 0 8 2" draw:points="8,2 5,2 0,0">
          <text:p/>
        </draw:polygon>
        <draw:polygon draw:style-name="gr2" draw:text-style-name="P2" draw:layer="layout" svg:width="0.006cm" svg:height="0.003cm" svg:x="18.434cm" svg:y="4.624cm" svg:viewBox="0 0 7 4" draw:points="7,4 3,3 0,0">
          <text:p/>
        </draw:polygon>
        <draw:polygon draw:style-name="gr2" draw:text-style-name="P2" draw:layer="layout" svg:width="0.005cm" svg:height="0.002cm" svg:x="18.429cm" svg:y="4.622cm" svg:viewBox="0 0 6 3" draw:points="6,3 2,1 0,0">
          <text:p/>
        </draw:polygon>
        <draw:polygon draw:style-name="gr2" draw:text-style-name="P2" draw:layer="layout" svg:width="0.004cm" svg:height="0.004cm" svg:x="18.426cm" svg:y="4.618cm" svg:viewBox="0 0 5 5" draw:points="5,5 3,3 0,0">
          <text:p/>
        </draw:polygon>
        <draw:polygon draw:style-name="gr2" draw:text-style-name="P2" draw:layer="layout" svg:width="0.003cm" svg:height="0.005cm" svg:x="18.423cm" svg:y="4.613cm" svg:viewBox="0 0 4 6" draw:points="4,6 3,3 0,0">
          <text:p/>
        </draw:polygon>
        <draw:polygon draw:style-name="gr2" draw:text-style-name="P2" draw:layer="layout" svg:width="0.003cm" svg:height="0.005cm" svg:x="18.421cm" svg:y="4.608cm" svg:viewBox="0 0 4 6" draw:points="4,6 2,4 0,0">
          <text:p/>
        </draw:polygon>
        <draw:polygon draw:style-name="gr2" draw:text-style-name="P2" draw:layer="layout" svg:width="0.001cm" svg:height="0.007cm" svg:x="18.42cm" svg:y="4.601cm" svg:viewBox="0 0 2 8" draw:points="2,8 0,0">
          <text:p/>
        </draw:polygon>
        <draw:polygon draw:style-name="gr2" draw:text-style-name="P2" draw:layer="layout" svg:width="0.021cm" svg:height="0.002cm" svg:x="18.42cm" svg:y="4.599cm" svg:viewBox="0 0 22 3" draw:points="0,3 22,0 22,3">
          <text:p/>
        </draw:polygon>
        <draw:polygon draw:style-name="gr2" draw:text-style-name="P2" draw:layer="layout" svg:width="0.021cm" svg:height="0.003cm" svg:x="18.42cm" svg:y="4.596cm" svg:viewBox="0 0 22 4" draw:points="22,0 22,3 0,4">
          <text:p/>
        </draw:polygon>
        <draw:polygon draw:style-name="gr2" draw:text-style-name="P2" draw:layer="layout" svg:width="0cm" svg:height="0.004cm" svg:x="18.42cm" svg:y="4.594cm" svg:viewBox="0 0 1 5" draw:points="0,5 0,3 1,0">
          <text:p/>
        </draw:polygon>
        <draw:polygon draw:style-name="gr2" draw:text-style-name="P2" draw:layer="layout" svg:width="0.001cm" svg:height="0.005cm" svg:x="18.421cm" svg:y="4.589cm" svg:viewBox="0 0 2 6" draw:points="0,6 0,2 2,0">
          <text:p/>
        </draw:polygon>
        <draw:polygon draw:style-name="gr2" draw:text-style-name="P2" draw:layer="layout" svg:width="0.003cm" svg:height="0.007cm" svg:x="18.422cm" svg:y="4.584cm" svg:viewBox="0 0 4 8" draw:points="0,8 1,4 4,0">
          <text:p/>
        </draw:polygon>
        <draw:polygon draw:style-name="gr2" draw:text-style-name="P2" draw:layer="layout" svg:width="0.004cm" svg:height="0.003cm" svg:x="18.425cm" svg:y="4.581cm" svg:viewBox="0 0 5 4" draw:points="0,4 2,2 5,0">
          <text:p/>
        </draw:polygon>
        <draw:polygon draw:style-name="gr2" draw:text-style-name="P2" draw:layer="layout" svg:width="0.005cm" svg:height="0.004cm" svg:x="18.428cm" svg:y="4.577cm" svg:viewBox="0 0 6 5" draw:points="0,5 6,0">
          <text:p/>
        </draw:polygon>
        <draw:polygon draw:style-name="gr2" draw:text-style-name="P2" draw:layer="layout" svg:width="0.006cm" svg:height="0.002cm" svg:x="18.433cm" svg:y="4.575cm" svg:viewBox="0 0 7 3" draw:points="0,3 3,1 7,0">
          <text:p/>
        </draw:polygon>
        <draw:polygon draw:style-name="gr2" draw:text-style-name="P2" draw:layer="layout" svg:width="0.006cm" svg:height="0.001cm" svg:x="18.439cm" svg:y="4.574cm" svg:viewBox="0 0 7 2" draw:points="0,2 5,0 7,0">
          <text:p/>
        </draw:polygon>
        <draw:polygon draw:style-name="gr2" draw:text-style-name="P2" draw:layer="layout" svg:width="0.003cm" svg:height="0cm" svg:x="18.445cm" svg:y="4.573cm" svg:viewBox="0 0 4 1" draw:points="0,1 2,1 4,0">
          <text:p/>
        </draw:polygon>
        <draw:polygon draw:style-name="gr2" draw:text-style-name="P2" draw:layer="layout" svg:width="0.035cm" svg:height="0.003cm" svg:x="18.45cm" svg:y="4.657cm" svg:viewBox="0 0 36 4" draw:points="36,0 0,4 15,0">
          <text:p/>
        </draw:polygon>
        <draw:polygon draw:style-name="gr2" draw:text-style-name="P2" draw:layer="layout" svg:width="0.024cm" svg:height="0.001cm" svg:x="18.44cm" svg:y="4.627cm" svg:viewBox="0 0 25 2" draw:points="25,2 7,2 0,0">
          <text:p/>
        </draw:polygon>
        <draw:polygon draw:style-name="gr2" draw:text-style-name="P2" draw:layer="layout" svg:width="0.01cm" svg:height="0.005cm" svg:x="18.429cm" svg:y="4.622cm" svg:viewBox="0 0 11 6" draw:points="11,6 6,2 0,0">
          <text:p/>
        </draw:polygon>
        <draw:polygon draw:style-name="gr2" draw:text-style-name="P2" draw:layer="layout" svg:width="0.007cm" svg:height="0.009cm" svg:x="18.423cm" svg:y="4.613cm" svg:viewBox="0 0 8 10" draw:points="8,10 4,5 0,0">
          <text:p/>
        </draw:polygon>
        <draw:polygon draw:style-name="gr2" draw:text-style-name="P2" draw:layer="layout" svg:width="0.003cm" svg:height="0.012cm" svg:x="18.42cm" svg:y="4.601cm" svg:viewBox="0 0 4 13" draw:points="4,13 1,7 0,0">
          <text:p/>
        </draw:polygon>
        <draw:polygon draw:style-name="gr2" draw:text-style-name="P2" draw:layer="layout" svg:width="0.021cm" svg:height="0.001cm" svg:x="18.42cm" svg:y="4.601cm" svg:viewBox="0 0 22 2" draw:points="0,0 22,0 22,2">
          <text:p/>
        </draw:polygon>
        <draw:polygon draw:style-name="gr2" draw:text-style-name="P2" draw:layer="layout" svg:width="0.021cm" svg:height="0.005cm" svg:x="18.42cm" svg:y="4.595cm" svg:viewBox="0 0 22 6" draw:points="22,0 22,2 0,6">
          <text:p/>
        </draw:polygon>
        <draw:polygon draw:style-name="gr2" draw:text-style-name="P2" draw:layer="layout" svg:width="0.002cm" svg:height="0.01cm" svg:x="18.42cm" svg:y="4.589cm" svg:viewBox="0 0 3 11" draw:points="0,11 1,5 3,0">
          <text:p/>
        </draw:polygon>
        <draw:polygon draw:style-name="gr2" draw:text-style-name="P2" draw:layer="layout" svg:width="0.007cm" svg:height="0.009cm" svg:x="18.422cm" svg:y="4.581cm" svg:viewBox="0 0 8 10" draw:points="0,10 3,3 8,0">
          <text:p/>
        </draw:polygon>
        <draw:polygon draw:style-name="gr2" draw:text-style-name="P2" draw:layer="layout" svg:width="0.01cm" svg:height="0.006cm" svg:x="18.428cm" svg:y="4.575cm" svg:viewBox="0 0 11 7" draw:points="0,7 6,2 11,0">
          <text:p/>
        </draw:polygon>
        <draw:polygon draw:style-name="gr2" draw:text-style-name="P2" draw:layer="layout" svg:width="0.01cm" svg:height="0.002cm" svg:x="18.439cm" svg:y="4.573cm" svg:viewBox="0 0 11 3" draw:points="0,3 7,1 11,0">
          <text:p/>
        </draw:polygon>
        <draw:polygon draw:style-name="gr2" draw:text-style-name="P2" draw:layer="layout" svg:width="0.022cm" svg:height="0.078cm" svg:x="18.464cm" svg:y="4.579cm" svg:viewBox="0 0 23 79" draw:points="23,0 23,79 0,79">
          <text:p/>
        </draw:polygon>
        <draw:polygon draw:style-name="gr2" draw:text-style-name="P2" draw:layer="layout" svg:width="0.034cm" svg:height="0.006cm" svg:x="18.429cm" svg:y="4.622cm" svg:viewBox="0 0 35 7" draw:points="35,7 11,6 0,0">
          <text:p/>
        </draw:polygon>
        <draw:polygon draw:style-name="gr2" draw:text-style-name="P2" draw:layer="layout" svg:width="0.01cm" svg:height="0.021cm" svg:x="18.42cm" svg:y="4.601cm" svg:viewBox="0 0 11 22" draw:points="11,22 3,12 0,0">
          <text:p/>
        </draw:polygon>
        <draw:polygon draw:style-name="gr2" draw:text-style-name="P2" draw:layer="layout" svg:width="0.021cm" svg:height="0.002cm" svg:x="18.42cm" svg:y="4.601cm" svg:viewBox="0 0 22 3" draw:points="0,0 22,2 22,3">
          <text:p/>
        </draw:polygon>
        <draw:polygon draw:style-name="gr2" draw:text-style-name="P2" draw:layer="layout" svg:width="0.021cm" svg:height="0.005cm" svg:x="18.42cm" svg:y="4.594cm" svg:viewBox="0 0 22 6" draw:points="22,0 22,1 0,6">
          <text:p/>
        </draw:polygon>
        <draw:polygon draw:style-name="gr2" draw:text-style-name="P2" draw:layer="layout" svg:width="0.009cm" svg:height="0.019cm" svg:x="18.42cm" svg:y="4.581cm" svg:viewBox="0 0 10 20" draw:points="0,20 2,9 10,0">
          <text:p/>
        </draw:polygon>
        <draw:polygon draw:style-name="gr2" draw:text-style-name="P2" draw:layer="layout" svg:width="0.02cm" svg:height="0.008cm" svg:x="18.428cm" svg:y="4.573cm" svg:viewBox="0 0 21 9" draw:points="0,9 11,3 21,0">
          <text:p/>
        </draw:polygon>
        <draw:polygon draw:style-name="gr2" draw:text-style-name="P2" draw:layer="layout" svg:width="0.036cm" svg:height="0.006cm" svg:x="18.449cm" svg:y="4.573cm" svg:viewBox="0 0 37 7" draw:points="0,0 10,0 37,7">
          <text:p/>
        </draw:polygon>
        <draw:polygon draw:style-name="gr2" draw:text-style-name="P2" draw:layer="layout" svg:width="0.022cm" svg:height="0.078cm" svg:x="18.464cm" svg:y="4.579cm" svg:viewBox="0 0 23 79" draw:points="23,0 0,79 0,50">
          <text:p/>
        </draw:polygon>
        <draw:polygon draw:style-name="gr2" draw:text-style-name="P2" draw:layer="layout" svg:width="0.044cm" svg:height="0.027cm" svg:x="18.42cm" svg:y="4.601cm" svg:viewBox="0 0 45 28" draw:points="45,28 10,21 0,0">
          <text:p/>
        </draw:polygon>
        <draw:polygon draw:style-name="gr2" draw:text-style-name="P2" draw:layer="layout" svg:width="0.022cm" svg:height="0.005cm" svg:x="18.42cm" svg:y="4.601cm" svg:viewBox="0 0 23 6" draw:points="0,0 22,3 23,6">
          <text:p/>
        </draw:polygon>
        <draw:polygon draw:style-name="gr2" draw:text-style-name="P2" draw:layer="layout" svg:width="0.022cm" svg:height="0.007cm" svg:x="18.42cm" svg:y="4.593cm" svg:viewBox="0 0 23 8" draw:points="23,0 22,2 0,8">
          <text:p/>
        </draw:polygon>
        <draw:polygon draw:style-name="gr2" draw:text-style-name="P2" draw:layer="layout" svg:width="0.029cm" svg:height="0.027cm" svg:x="18.42cm" svg:y="4.573cm" svg:viewBox="0 0 30 28" draw:points="0,28 10,8 30,0">
          <text:p/>
        </draw:polygon>
        <draw:polygon draw:style-name="gr2" draw:text-style-name="P2" draw:layer="layout" svg:width="0.022cm" svg:height="0.005cm" svg:x="18.42cm" svg:y="4.601cm" svg:viewBox="0 0 23 6" draw:points="0,0 23,5 23,6">
          <text:p/>
        </draw:polygon>
        <draw:polygon draw:style-name="gr2" draw:text-style-name="P2" draw:layer="layout" svg:width="0.022cm" svg:height="0.007cm" svg:x="18.42cm" svg:y="4.592cm" svg:viewBox="0 0 23 8" draw:points="23,0 23,1 0,8">
          <text:p/>
        </draw:polygon>
        <draw:polygon draw:style-name="gr2" draw:text-style-name="P2" draw:layer="layout" svg:width="0.022cm" svg:height="0.006cm" svg:x="18.42cm" svg:y="4.601cm" svg:viewBox="0 0 23 7" draw:points="0,0 23,6 23,7">
          <text:p/>
        </draw:polygon>
        <draw:polygon draw:style-name="gr2" draw:text-style-name="P2" draw:layer="layout" svg:width="0.022cm" svg:height="0.008cm" svg:x="18.42cm" svg:y="4.591cm" svg:viewBox="0 0 23 9" draw:points="23,0 23,1 0,9">
          <text:p/>
        </draw:polygon>
        <draw:polygon draw:style-name="gr2" draw:text-style-name="P2" draw:layer="layout" svg:width="0.023cm" svg:height="0.007cm" svg:x="18.42cm" svg:y="4.601cm" svg:viewBox="0 0 24 8" draw:points="0,0 23,7 24,8">
          <text:p/>
        </draw:polygon>
        <draw:polygon draw:style-name="gr2" draw:text-style-name="P2" draw:layer="layout" svg:width="0.023cm" svg:height="0.009cm" svg:x="18.42cm" svg:y="4.59cm" svg:viewBox="0 0 24 10" draw:points="24,0 23,1 0,10">
          <text:p/>
        </draw:polygon>
        <draw:polygon draw:style-name="gr2" draw:text-style-name="P2" draw:layer="layout" svg:width="0.023cm" svg:height="0.008cm" svg:x="18.42cm" svg:y="4.601cm" svg:viewBox="0 0 24 9" draw:points="0,0 24,8 24,9">
          <text:p/>
        </draw:polygon>
        <draw:polygon draw:style-name="gr2" draw:text-style-name="P2" draw:layer="layout" svg:width="0.023cm" svg:height="0.01cm" svg:x="18.42cm" svg:y="4.589cm" svg:viewBox="0 0 24 11" draw:points="24,0 24,1 0,11">
          <text:p/>
        </draw:polygon>
        <draw:polygon draw:style-name="gr2" draw:text-style-name="P2" draw:layer="layout" svg:width="0.023cm" svg:height="0.009cm" svg:x="18.42cm" svg:y="4.601cm" svg:viewBox="0 0 24 10" draw:points="0,0 24,9 24,10">
          <text:p/>
        </draw:polygon>
        <draw:polygon draw:style-name="gr2" draw:text-style-name="P2" draw:layer="layout" svg:width="0.023cm" svg:height="0.012cm" svg:x="18.42cm" svg:y="4.587cm" svg:viewBox="0 0 24 13" draw:points="24,0 24,2 0,13">
          <text:p/>
        </draw:polygon>
        <draw:polygon draw:style-name="gr2" draw:text-style-name="P2" draw:layer="layout" svg:width="0.023cm" svg:height="0.01cm" svg:x="18.42cm" svg:y="4.601cm" svg:viewBox="0 0 24 11" draw:points="0,0 24,10 24,11">
          <text:p/>
        </draw:polygon>
        <draw:polygon draw:style-name="gr2" draw:text-style-name="P2" draw:layer="layout" svg:width="0.024cm" svg:height="0.013cm" svg:x="18.42cm" svg:y="4.586cm" svg:viewBox="0 0 25 14" draw:points="25,0 24,1 0,14">
          <text:p/>
        </draw:polygon>
        <draw:polygon draw:style-name="gr2" draw:text-style-name="P2" draw:layer="layout" svg:width="0.024cm" svg:height="0.011cm" svg:x="18.42cm" svg:y="4.601cm" svg:viewBox="0 0 25 12" draw:points="0,0 24,11 25,12">
          <text:p/>
        </draw:polygon>
        <draw:polygon draw:style-name="gr2" draw:text-style-name="P2" draw:layer="layout" svg:width="0.025cm" svg:height="0.014cm" svg:x="18.42cm" svg:y="4.586cm" svg:viewBox="0 0 26 15" draw:points="26,0 25,1 0,15">
          <text:p/>
        </draw:polygon>
        <draw:polygon draw:style-name="gr2" draw:text-style-name="P2" draw:layer="layout" svg:width="0.024cm" svg:height="0.013cm" svg:x="18.42cm" svg:y="4.601cm" svg:viewBox="0 0 25 14" draw:points="0,0 25,12 25,14">
          <text:p/>
        </draw:polygon>
        <draw:polygon draw:style-name="gr2" draw:text-style-name="P2" draw:layer="layout" svg:width="0.025cm" svg:height="0.015cm" svg:x="18.42cm" svg:y="4.585cm" svg:viewBox="0 0 26 16" draw:points="26,0 26,1 0,16">
          <text:p/>
        </draw:polygon>
        <draw:polygon draw:style-name="gr2" draw:text-style-name="P2" draw:layer="layout" svg:width="0.025cm" svg:height="0.014cm" svg:x="18.42cm" svg:y="4.601cm" svg:viewBox="0 0 26 15" draw:points="0,0 25,14 26,15">
          <text:p/>
        </draw:polygon>
        <draw:polygon draw:style-name="gr2" draw:text-style-name="P2" draw:layer="layout" svg:width="0.026cm" svg:height="0.015cm" svg:x="18.42cm" svg:y="4.585cm" svg:viewBox="0 0 27 16" draw:points="27,0 26,0 0,16">
          <text:p/>
        </draw:polygon>
        <draw:polygon draw:style-name="gr2" draw:text-style-name="P2" draw:layer="layout" svg:width="0.026cm" svg:height="0.015cm" svg:x="18.42cm" svg:y="4.601cm" svg:viewBox="0 0 27 16" draw:points="0,0 26,15 27,16">
          <text:p/>
        </draw:polygon>
        <draw:polygon draw:style-name="gr2" draw:text-style-name="P2" draw:layer="layout" svg:width="0.026cm" svg:height="0.016cm" svg:x="18.42cm" svg:y="4.584cm" svg:viewBox="0 0 27 17" draw:points="27,0 27,1 0,17">
          <text:p/>
        </draw:polygon>
        <draw:polygon draw:style-name="gr2" draw:text-style-name="P2" draw:layer="layout" svg:width="0.026cm" svg:height="0.015cm" svg:x="18.42cm" svg:y="4.601cm" svg:viewBox="0 0 27 16" draw:points="0,0 27,16">
          <text:p/>
        </draw:polygon>
        <draw:polygon draw:style-name="gr2" draw:text-style-name="P2" draw:layer="layout" svg:width="0.027cm" svg:height="0.018cm" svg:x="18.42cm" svg:y="4.583cm" svg:viewBox="0 0 28 19" draw:points="28,0 27,2 0,19">
          <text:p/>
        </draw:polygon>
        <draw:polygon draw:style-name="gr2" draw:text-style-name="P2" draw:layer="layout" svg:width="0.027cm" svg:height="0.016cm" svg:x="18.42cm" svg:y="4.601cm" svg:viewBox="0 0 28 17" draw:points="0,0 27,16 28,17">
          <text:p/>
        </draw:polygon>
        <draw:polygon draw:style-name="gr2" draw:text-style-name="P2" draw:layer="layout" svg:width="0.028cm" svg:height="0.017cm" svg:x="18.42cm" svg:y="4.583cm" svg:viewBox="0 0 29 18" draw:points="29,0 28,0 0,18">
          <text:p/>
        </draw:polygon>
        <draw:polygon draw:style-name="gr2" draw:text-style-name="P2" draw:layer="layout" svg:width="0.028cm" svg:height="0.017cm" svg:x="18.42cm" svg:y="4.601cm" svg:viewBox="0 0 29 18" draw:points="0,0 28,17 29,18">
          <text:p/>
        </draw:polygon>
        <draw:polygon draw:style-name="gr2" draw:text-style-name="P2" draw:layer="layout" svg:width="0.029cm" svg:height="0.027cm" svg:x="18.42cm" svg:y="4.573cm" svg:viewBox="0 0 30 28" draw:points="29,10 0,28 30,0">
          <text:p/>
        </draw:polygon>
        <draw:polygon draw:style-name="gr2" draw:text-style-name="P2" draw:layer="layout" svg:width="0.044cm" svg:height="0.027cm" svg:x="18.42cm" svg:y="4.601cm" svg:viewBox="0 0 45 28" draw:points="45,28 0,0 28,17">
          <text:p/>
        </draw:polygon>
        <draw:polygon draw:style-name="gr2" draw:text-style-name="P2" draw:layer="layout" svg:width="0.001cm" svg:height="0.01cm" svg:x="18.448cm" svg:y="4.573cm" svg:viewBox="0 0 2 11" draw:points="2,10 0,11 2,0">
          <text:p/>
        </draw:polygon>
        <draw:polygon draw:style-name="gr2" draw:text-style-name="P2" draw:layer="layout" svg:width="0.016cm" svg:height="0.01cm" svg:x="18.448cm" svg:y="4.618cm" svg:viewBox="0 0 17 11" draw:points="17,11 0,0 1,1">
          <text:p/>
        </draw:polygon>
        <draw:polygon draw:style-name="gr2" draw:text-style-name="P2" draw:layer="layout" svg:width="0.003cm" svg:height="0.009cm" svg:x="18.449cm" svg:y="4.573cm" svg:viewBox="0 0 4 10" draw:points="4,10 0,10 0,0">
          <text:p/>
        </draw:polygon>
        <draw:polygon draw:style-name="gr2" draw:text-style-name="P2" draw:layer="layout" svg:width="0.015cm" svg:height="0.009cm" svg:x="18.449cm" svg:y="4.619cm" svg:viewBox="0 0 16 10" draw:points="16,10 0,0 2,0">
          <text:p/>
        </draw:polygon>
        <draw:polygon draw:style-name="gr2" draw:text-style-name="P2" draw:layer="layout" svg:width="0.003cm" svg:height="0.009cm" svg:x="18.449cm" svg:y="4.573cm" svg:viewBox="0 0 4 10" draw:points="4,9 3,10 0,0">
          <text:p/>
        </draw:polygon>
        <draw:polygon draw:style-name="gr2" draw:text-style-name="P2" draw:layer="layout" svg:width="0.013cm" svg:height="0.009cm" svg:x="18.451cm" svg:y="4.619cm" svg:viewBox="0 0 14 10" draw:points="14,10 0,0 1,1">
          <text:p/>
        </draw:polygon>
        <draw:polygon draw:style-name="gr2" draw:text-style-name="P2" draw:layer="layout" svg:width="0.004cm" svg:height="0.008cm" svg:x="18.449cm" svg:y="4.573cm" svg:viewBox="0 0 5 9" draw:points="5,9 4,9 0,0">
          <text:p/>
        </draw:polygon>
        <draw:polygon draw:style-name="gr2" draw:text-style-name="P2" draw:layer="layout" svg:width="0.012cm" svg:height="0.008cm" svg:x="18.451cm" svg:y="4.62cm" svg:viewBox="0 0 13 9" draw:points="13,9 0,0 1,0">
          <text:p/>
        </draw:polygon>
        <draw:polygon draw:style-name="gr2" draw:text-style-name="P2" draw:layer="layout" svg:width="0.005cm" svg:height="0.008cm" svg:x="18.449cm" svg:y="4.573cm" svg:viewBox="0 0 6 9" draw:points="6,9 5,9 0,0">
          <text:p/>
        </draw:polygon>
        <draw:polygon draw:style-name="gr2" draw:text-style-name="P2" draw:layer="layout" svg:width="0.011cm" svg:height="0.008cm" svg:x="18.452cm" svg:y="4.62cm" svg:viewBox="0 0 12 9" draw:points="12,9 0,0 1,0">
          <text:p/>
        </draw:polygon>
        <draw:polygon draw:style-name="gr2" draw:text-style-name="P2" draw:layer="layout" svg:width="0.006cm" svg:height="0.008cm" svg:x="18.449cm" svg:y="4.573cm" svg:viewBox="0 0 7 9" draw:points="7,9 6,9 0,0">
          <text:p/>
        </draw:polygon>
        <draw:polygon draw:style-name="gr2" draw:text-style-name="P2" draw:layer="layout" svg:width="0.01cm" svg:height="0.008cm" svg:x="18.453cm" svg:y="4.62cm" svg:viewBox="0 0 11 9" draw:points="11,9 0,0 2,0">
          <text:p/>
        </draw:polygon>
        <draw:polygon draw:style-name="gr2" draw:text-style-name="P2" draw:layer="layout" svg:width="0.007cm" svg:height="0.008cm" svg:x="18.449cm" svg:y="4.573cm" svg:viewBox="0 0 8 9" draw:points="8,9 7,9 0,0">
          <text:p/>
        </draw:polygon>
        <draw:polygon draw:style-name="gr2" draw:text-style-name="P2" draw:layer="layout" svg:width="0.01cm" svg:height="0.008cm" svg:x="18.454cm" svg:y="4.62cm" svg:viewBox="0 0 11 9" draw:points="11,9 0,0 1,0">
          <text:p/>
        </draw:polygon>
        <draw:polygon draw:style-name="gr2" draw:text-style-name="P2" draw:layer="layout" svg:width="0.008cm" svg:height="0.008cm" svg:x="18.449cm" svg:y="4.573cm" svg:viewBox="0 0 9 9" draw:points="9,9 8,9 0,0">
          <text:p/>
        </draw:polygon>
        <draw:polygon draw:style-name="gr2" draw:text-style-name="P2" draw:layer="layout" svg:width="0.009cm" svg:height="0.008cm" svg:x="18.455cm" svg:y="4.62cm" svg:viewBox="0 0 10 9" draw:points="10,9 0,0 1,1">
          <text:p/>
        </draw:polygon>
        <draw:polygon draw:style-name="gr2" draw:text-style-name="P2" draw:layer="layout" svg:width="0.01cm" svg:height="0.008cm" svg:x="18.449cm" svg:y="4.573cm" svg:viewBox="0 0 11 9" draw:points="11,9 9,9 0,0">
          <text:p/>
        </draw:polygon>
        <draw:polygon draw:style-name="gr2" draw:text-style-name="P2" draw:layer="layout" svg:width="0.008cm" svg:height="0.007cm" svg:x="18.456cm" svg:y="4.621cm" svg:viewBox="0 0 9 8" draw:points="9,8 0,0 1,0">
          <text:p/>
        </draw:polygon>
        <draw:polygon draw:style-name="gr2" draw:text-style-name="P2" draw:layer="layout" svg:width="0.01cm" svg:height="0.008cm" svg:x="18.449cm" svg:y="4.573cm" svg:viewBox="0 0 11 9" draw:points="11,9 11,9 0,0">
          <text:p/>
        </draw:polygon>
        <draw:polygon draw:style-name="gr2" draw:text-style-name="P2" draw:layer="layout" svg:width="0.007cm" svg:height="0.007cm" svg:x="18.457cm" svg:y="4.621cm" svg:viewBox="0 0 8 8" draw:points="8,8 0,0 1,0">
          <text:p/>
        </draw:polygon>
        <draw:polygon draw:style-name="gr2" draw:text-style-name="P2" draw:layer="layout" svg:width="0.015cm" svg:height="0.008cm" svg:x="18.449cm" svg:y="4.573cm" svg:viewBox="0 0 16 9" draw:points="16,9 11,9 0,0">
          <text:p/>
        </draw:polygon>
        <draw:polygon draw:style-name="gr2" draw:text-style-name="P2" draw:layer="layout" svg:width="0.006cm" svg:height="0.007cm" svg:x="18.459cm" svg:y="4.621cm" svg:viewBox="0 0 7 8" draw:points="7,8 0,0 7,0">
          <text:p/>
        </draw:polygon>
        <draw:polygon draw:style-name="gr2" draw:text-style-name="P2" draw:layer="layout" svg:width="0.036cm" svg:height="0.008cm" svg:x="18.449cm" svg:y="4.573cm" svg:viewBox="0 0 37 9" draw:points="16,9 0,0 37,7">
          <text:p/>
        </draw:polygon>
        <draw:polygon draw:style-name="gr2" draw:text-style-name="P2" draw:layer="layout" svg:width="0.022cm" svg:height="0.049cm" svg:x="18.464cm" svg:y="4.579cm" svg:viewBox="0 0 23 50" draw:points="23,0 0,50 0,43">
          <text:p/>
        </draw:polygon>
        <draw:polygon draw:style-name="gr2" draw:text-style-name="P2" draw:layer="layout" svg:width="0.022cm" svg:height="0.042cm" svg:x="18.464cm" svg:y="4.579cm" svg:viewBox="0 0 23 43" draw:points="0,43 0,2 23,0">
          <text:p/>
        </draw:polygon>
        <draw:polygon draw:style-name="gr2" draw:text-style-name="P2" draw:layer="layout" svg:width="0.002cm" svg:height="0.001cm" svg:x="18.416cm" svg:y="4.642cm" svg:viewBox="0 0 3 2" draw:points="0,0 1,2 3,2">
          <text:p/>
        </draw:polygon>
        <draw:polygon draw:style-name="gr2" draw:text-style-name="P2" draw:layer="layout" svg:width="0.001cm" svg:height="0.003cm" svg:x="18.418cm" svg:y="4.643cm" svg:viewBox="0 0 2 4" draw:points="0,0 2,2 2,4">
          <text:p/>
        </draw:polygon>
        <draw:polygon draw:style-name="gr2" draw:text-style-name="P2" draw:layer="layout" svg:width="0.003cm" svg:height="0.002cm" svg:x="18.419cm" svg:y="4.645cm" svg:viewBox="0 0 4 3" draw:points="0,0 2,2 4,3">
          <text:p/>
        </draw:polygon>
        <draw:polygon draw:style-name="gr2" draw:text-style-name="P2" draw:layer="layout" svg:width="0.001cm" svg:height="0.001cm" svg:x="18.421cm" svg:y="4.647cm" svg:viewBox="0 0 2 2" draw:points="0,0 2,0 2,2">
          <text:p/>
        </draw:polygon>
        <draw:polygon draw:style-name="gr2" draw:text-style-name="P2" draw:layer="layout" svg:width="0cm" svg:height="0.001cm" svg:x="18.422cm" svg:y="4.648cm" svg:viewBox="0 0 1 2" draw:points="0,0 1,1 1,2">
          <text:p/>
        </draw:polygon>
        <draw:polygon draw:style-name="gr2" draw:text-style-name="P2" draw:layer="layout" svg:width="0cm" svg:height="0.001cm" svg:x="18.423cm" svg:y="4.65cm" svg:viewBox="0 0 0 2" draw:points="0,0 0,1 0,2">
          <text:p/>
        </draw:polygon>
        <draw:polygon draw:style-name="gr2" draw:text-style-name="P2" draw:layer="layout" svg:width="0cm" svg:height="0.001cm" svg:x="18.423cm" svg:y="4.655cm" svg:viewBox="0 0 0 2" draw:points="0,0 0,1 0,2">
          <text:p/>
        </draw:polygon>
        <draw:polygon draw:style-name="gr2" draw:text-style-name="P2" draw:layer="layout" svg:width="0cm" svg:height="0.001cm" svg:x="18.422cm" svg:y="4.657cm" svg:viewBox="0 0 1 2" draw:points="1,0 1,1 0,2">
          <text:p/>
        </draw:polygon>
        <draw:polygon draw:style-name="gr2" draw:text-style-name="P2" draw:layer="layout" svg:width="0.001cm" svg:height="0.004cm" svg:x="18.421cm" svg:y="4.659cm" svg:viewBox="0 0 2 5" draw:points="2,0 2,2 0,5">
          <text:p/>
        </draw:polygon>
        <draw:polygon draw:style-name="gr2" draw:text-style-name="P2" draw:layer="layout" svg:width="0.003cm" svg:height="0.001cm" svg:x="18.419cm" svg:y="4.661cm" svg:viewBox="0 0 4 2" draw:points="4,0 2,0 0,2">
          <text:p/>
        </draw:polygon>
        <draw:polygon draw:style-name="gr2" draw:text-style-name="P2" draw:layer="layout" svg:width="0.001cm" svg:height="0.001cm" svg:x="18.418cm" svg:y="4.662cm" svg:viewBox="0 0 2 2" draw:points="2,0 2,2 0,2">
          <text:p/>
        </draw:polygon>
        <draw:polygon draw:style-name="gr2" draw:text-style-name="P2" draw:layer="layout" svg:width="0.002cm" svg:height="0.001cm" svg:x="18.416cm" svg:y="4.663cm" svg:viewBox="0 0 3 2" draw:points="3,0 1,2 0,2">
          <text:p/>
        </draw:polygon>
        <draw:polygon draw:style-name="gr2" draw:text-style-name="P2" draw:layer="layout" svg:width="0.002cm" svg:height="0cm" svg:x="18.413cm" svg:y="4.664cm" svg:viewBox="0 0 3 1" draw:points="3,0 1,0 0,1">
          <text:p/>
        </draw:polygon>
        <draw:polygon draw:style-name="gr2" draw:text-style-name="P2" draw:layer="layout" svg:width="0.001cm" svg:height="0cm" svg:x="18.409cm" svg:y="4.664cm" svg:viewBox="0 0 2 1" draw:points="2,1 1,0 0,0">
          <text:p/>
        </draw:polygon>
        <draw:polygon draw:style-name="gr2" draw:text-style-name="P2" draw:layer="layout" svg:width="0.003cm" svg:height="0.001cm" svg:x="18.406cm" svg:y="4.663cm" svg:viewBox="0 0 4 2" draw:points="4,2 0,0">
          <text:p/>
        </draw:polygon>
        <draw:polygon draw:style-name="gr2" draw:text-style-name="P2" draw:layer="layout" svg:width="0.001cm" svg:height="0.001cm" svg:x="18.406cm" svg:y="4.662cm" svg:viewBox="0 0 2 2" draw:points="2,2 0,0">
          <text:p/>
        </draw:polygon>
        <draw:polygon draw:style-name="gr2" draw:text-style-name="P2" draw:layer="layout" svg:width="0.003cm" svg:height="0.001cm" svg:x="18.404cm" svg:y="4.661cm" svg:viewBox="0 0 4 2" draw:points="4,2 2,0 0,0">
          <text:p/>
        </draw:polygon>
        <draw:polygon draw:style-name="gr2" draw:text-style-name="P2" draw:layer="layout" svg:width="0cm" svg:height="0.002cm" svg:x="18.403cm" svg:y="4.659cm" svg:viewBox="0 0 1 3" draw:points="1,3 1,1 0,0">
          <text:p/>
        </draw:polygon>
        <draw:polygon draw:style-name="gr2" draw:text-style-name="P2" draw:layer="layout" svg:width="0.001cm" svg:height="0.002cm" svg:x="18.402cm" svg:y="4.657cm" svg:viewBox="0 0 2 3" draw:points="2,3 2,2 0,0">
          <text:p/>
        </draw:polygon>
        <draw:polygon draw:style-name="gr2" draw:text-style-name="P2" draw:layer="layout" svg:width="0cm" svg:height="0.001cm" svg:x="18.402cm" svg:y="4.655cm" svg:viewBox="0 0 0 2" draw:points="0,2 0,1 0,0">
          <text:p/>
        </draw:polygon>
        <draw:polygon draw:style-name="gr2" draw:text-style-name="P2" draw:layer="layout" svg:width="0cm" svg:height="0.001cm" svg:x="18.402cm" svg:y="4.65cm" svg:viewBox="0 0 0 2" draw:points="0,2 0,1 0,0">
          <text:p/>
        </draw:polygon>
        <draw:polygon draw:style-name="gr2" draw:text-style-name="P2" draw:layer="layout" svg:width="0.001cm" svg:height="0.002cm" svg:x="18.402cm" svg:y="4.648cm" svg:viewBox="0 0 2 3" draw:points="0,3 2,1 2,0">
          <text:p/>
        </draw:polygon>
        <draw:polygon draw:style-name="gr2" draw:text-style-name="P2" draw:layer="layout" svg:width="0cm" svg:height="0cm" svg:x="18.403cm" svg:y="4.647cm" svg:viewBox="0 0 1 1" draw:points="0,1 1,0">
          <text:p/>
        </draw:polygon>
        <draw:polygon draw:style-name="gr2" draw:text-style-name="P2" draw:layer="layout" svg:width="0.003cm" svg:height="0.002cm" svg:x="18.404cm" svg:y="4.645cm" svg:viewBox="0 0 4 3" draw:points="0,3 2,2 4,0">
          <text:p/>
        </draw:polygon>
        <draw:polygon draw:style-name="gr2" draw:text-style-name="P2" draw:layer="layout" svg:width="0.002cm" svg:height="0.003cm" svg:x="18.406cm" svg:y="4.643cm" svg:viewBox="0 0 3 4" draw:points="0,4 2,2 3,0">
          <text:p/>
        </draw:polygon>
        <draw:polygon draw:style-name="gr2" draw:text-style-name="P2" draw:layer="layout" svg:width="0.003cm" svg:height="0.001cm" svg:x="18.407cm" svg:y="4.642cm" svg:viewBox="0 0 4 2" draw:points="0,2 2,2 4,0">
          <text:p/>
        </draw:polygon>
        <draw:polygon draw:style-name="gr2" draw:text-style-name="P2" draw:layer="layout" svg:width="0.003cm" svg:height="0.003cm" svg:x="18.416cm" svg:y="4.642cm" svg:viewBox="0 0 4 4" draw:points="0,0 2,1 4,4">
          <text:p/>
        </draw:polygon>
        <draw:polygon draw:style-name="gr2" draw:text-style-name="P2" draw:layer="layout" svg:width="0.003cm" svg:height="0.003cm" svg:x="18.419cm" svg:y="4.645cm" svg:viewBox="0 0 4 4" draw:points="0,0 2,3 4,4">
          <text:p/>
        </draw:polygon>
        <draw:polygon draw:style-name="gr2" draw:text-style-name="P2" draw:layer="layout" svg:width="0cm" svg:height="0.003cm" svg:x="18.422cm" svg:y="4.648cm" svg:viewBox="0 0 1 4" draw:points="0,0 1,2 1,4">
          <text:p/>
        </draw:polygon>
        <draw:polygon draw:style-name="gr2" draw:text-style-name="P2" draw:layer="layout" svg:width="0cm" svg:height="0.004cm" svg:x="18.423cm" svg:y="4.652cm" svg:viewBox="0 0 0 5" draw:points="0,0 0,3 0,5">
          <text:p/>
        </draw:polygon>
        <draw:polygon draw:style-name="gr2" draw:text-style-name="P2" draw:layer="layout" svg:width="0.002cm" svg:height="0.005cm" svg:x="18.421cm" svg:y="4.657cm" svg:viewBox="0 0 3 6" draw:points="3,0 2,2 0,6">
          <text:p/>
        </draw:polygon>
        <draw:polygon draw:style-name="gr2" draw:text-style-name="P2" draw:layer="layout" svg:width="0.003cm" svg:height="0.002cm" svg:x="18.418cm" svg:y="4.661cm" svg:viewBox="0 0 4 3" draw:points="4,0 2,1 0,3">
          <text:p/>
        </draw:polygon>
        <draw:polygon draw:style-name="gr2" draw:text-style-name="P2" draw:layer="layout" svg:width="0.005cm" svg:height="0.003cm" svg:x="18.413cm" svg:y="4.663cm" svg:viewBox="0 0 6 4" draw:points="6,0 3,2 0,4">
          <text:p/>
        </draw:polygon>
        <draw:polygon draw:style-name="gr2" draw:text-style-name="P2" draw:layer="layout" svg:width="0.003cm" svg:height="0cm" svg:x="18.409cm" svg:y="4.664cm" svg:viewBox="0 0 4 1" draw:points="4,1 2,1 0,0">
          <text:p/>
        </draw:polygon>
        <draw:polygon draw:style-name="gr2" draw:text-style-name="P2" draw:layer="layout" svg:width="0.004cm" svg:height="0.002cm" svg:x="18.406cm" svg:y="4.662cm" svg:viewBox="0 0 5 3" draw:points="5,3 1,2 0,0">
          <text:p/>
        </draw:polygon>
        <draw:polygon draw:style-name="gr2" draw:text-style-name="P2" draw:layer="layout" svg:width="0.003cm" svg:height="0.004cm" svg:x="18.403cm" svg:y="4.659cm" svg:viewBox="0 0 4 5" draw:points="4,5 1,4 0,0">
          <text:p/>
        </draw:polygon>
        <draw:polygon draw:style-name="gr2" draw:text-style-name="P2" draw:layer="layout" svg:width="0.001cm" svg:height="0.004cm" svg:x="18.402cm" svg:y="4.655cm" svg:viewBox="0 0 2 5" draw:points="2,5 0,3 0,0">
          <text:p/>
        </draw:polygon>
        <draw:polygon draw:style-name="gr2" draw:text-style-name="P2" draw:layer="layout" svg:width="0cm" svg:height="0.004cm" svg:x="18.402cm" svg:y="4.65cm" svg:viewBox="0 0 0 5" draw:points="0,5 0,2 0,0">
          <text:p/>
        </draw:polygon>
        <draw:polygon draw:style-name="gr2" draw:text-style-name="P2" draw:layer="layout" svg:width="0.002cm" svg:height="0.003cm" svg:x="18.402cm" svg:y="4.647cm" svg:viewBox="0 0 3 4" draw:points="0,4 2,1 3,0">
          <text:p/>
        </draw:polygon>
        <draw:polygon draw:style-name="gr2" draw:text-style-name="P2" draw:layer="layout" svg:width="0.005cm" svg:height="0.005cm" svg:x="18.404cm" svg:y="4.643cm" svg:viewBox="0 0 6 6" draw:points="0,6 3,3 6,0">
          <text:p/>
        </draw:polygon>
        <draw:polygon draw:style-name="gr2" draw:text-style-name="P2" draw:layer="layout" svg:width="0.004cm" svg:height="0.001cm" svg:x="18.407cm" svg:y="4.642cm" svg:viewBox="0 0 5 2" draw:points="0,2 2,0 5,0">
          <text:p/>
        </draw:polygon>
        <draw:polygon draw:style-name="gr2" draw:text-style-name="P2" draw:layer="layout" svg:width="0.008cm" svg:height="0.003cm" svg:x="18.411cm" svg:y="4.642cm" svg:viewBox="0 0 9 4" draw:points="0,0 6,0 9,4">
          <text:p/>
        </draw:polygon>
        <draw:polygon draw:style-name="gr2" draw:text-style-name="P2" draw:layer="layout" svg:width="0.004cm" svg:height="0.007cm" svg:x="18.419cm" svg:y="4.645cm" svg:viewBox="0 0 5 8" draw:points="0,0 4,3 5,8">
          <text:p/>
        </draw:polygon>
        <draw:polygon draw:style-name="gr2" draw:text-style-name="P2" draw:layer="layout" svg:width="0.002cm" svg:height="0.01cm" svg:x="18.421cm" svg:y="4.652cm" svg:viewBox="0 0 3 11" draw:points="3,0 3,5 0,11">
          <text:p/>
        </draw:polygon>
        <draw:polygon draw:style-name="gr2" draw:text-style-name="P2" draw:layer="layout" svg:width="0.008cm" svg:height="0.004cm" svg:x="18.413cm" svg:y="4.661cm" svg:viewBox="0 0 9 5" draw:points="9,0 6,2 0,5">
          <text:p/>
        </draw:polygon>
        <draw:polygon draw:style-name="gr2" draw:text-style-name="P2" draw:layer="layout" svg:width="0.008cm" svg:height="0.004cm" svg:x="18.406cm" svg:y="4.662cm" svg:viewBox="0 0 9 5" draw:points="9,5 5,3 0,0">
          <text:p/>
        </draw:polygon>
        <draw:polygon draw:style-name="gr2" draw:text-style-name="P2" draw:layer="layout" svg:width="0.004cm" svg:height="0.008cm" svg:x="18.402cm" svg:y="4.655cm" svg:viewBox="0 0 5 9" draw:points="5,9 1,5 0,0">
          <text:p/>
        </draw:polygon>
        <draw:polygon draw:style-name="gr2" draw:text-style-name="P2" draw:layer="layout" svg:width="0.002cm" svg:height="0.008cm" svg:x="18.402cm" svg:y="4.647cm" svg:viewBox="0 0 3 9" draw:points="0,9 0,3 3,0">
          <text:p/>
        </draw:polygon>
        <draw:polygon draw:style-name="gr2" draw:text-style-name="P2" draw:layer="layout" svg:width="0.009cm" svg:height="0.005cm" svg:x="18.404cm" svg:y="4.642cm" svg:viewBox="0 0 10 6" draw:points="0,6 5,1 10,0">
          <text:p/>
        </draw:polygon>
        <draw:polygon draw:style-name="gr2" draw:text-style-name="P2" draw:layer="layout" svg:width="0.011cm" svg:height="0.01cm" svg:x="18.411cm" svg:y="4.642cm" svg:viewBox="0 0 12 11" draw:points="0,0 9,3 12,11">
          <text:p/>
        </draw:polygon>
        <draw:polygon draw:style-name="gr2" draw:text-style-name="P2" draw:layer="layout" svg:width="0.01cm" svg:height="0.014cm" svg:x="18.413cm" svg:y="4.652cm" svg:viewBox="0 0 11 15" draw:points="11,0 9,11 0,15">
          <text:p/>
        </draw:polygon>
        <draw:polygon draw:style-name="gr2" draw:text-style-name="P2" draw:layer="layout" svg:width="0.011cm" svg:height="0.012cm" svg:x="18.402cm" svg:y="4.655cm" svg:viewBox="0 0 12 13" draw:points="12,13 4,9 0,0">
          <text:p/>
        </draw:polygon>
        <draw:polygon draw:style-name="gr2" draw:text-style-name="P2" draw:layer="layout" svg:width="0.01cm" svg:height="0.013cm" svg:x="18.402cm" svg:y="4.642cm" svg:viewBox="0 0 11 14" draw:points="0,14 2,6 11,0">
          <text:p/>
        </draw:polygon>
        <draw:polygon draw:style-name="gr2" draw:text-style-name="P2" draw:layer="layout" svg:width="0.011cm" svg:height="0.025cm" svg:x="18.411cm" svg:y="4.642cm" svg:viewBox="0 0 12 26" draw:points="0,0 12,11 2,26">
          <text:p/>
        </draw:polygon>
        <draw:polygon draw:style-name="gr2" draw:text-style-name="P2" draw:layer="layout" svg:width="0.011cm" svg:height="0.025cm" svg:x="18.402cm" svg:y="4.642cm" svg:viewBox="0 0 12 26" draw:points="12,26 0,14 11,0">
          <text:p/>
        </draw:polygon>
        <draw:line draw:style-name="gr3" draw:text-style-name="P1" draw:layer="layout" svg:x1="18.705cm" svg:y1="4.927cm" svg:x2="17.843cm" svg:y2="4.927cm">
          <text:p/>
        </draw:line>
        <draw:line draw:style-name="gr3" draw:text-style-name="P1" draw:layer="layout" svg:x1="18.8cm" svg:y1="4.829cm" svg:x2="18.8cm" svg:y2="4.832cm">
          <text:p/>
        </draw:line>
        <draw:line draw:style-name="gr3" draw:text-style-name="P1" draw:layer="layout" svg:x1="18.119cm" svg:y1="4.643cm" svg:x2="18.226cm" svg:y2="4.533cm">
          <text:p/>
        </draw:line>
        <draw:line draw:style-name="gr3" draw:text-style-name="P1" draw:layer="layout" svg:x1="17.952cm" svg:y1="4.641cm" svg:x2="18.12cm" svg:y2="4.641cm">
          <text:p/>
        </draw:line>
        <draw:line draw:style-name="gr3" draw:text-style-name="P1" draw:layer="layout" svg:x1="20.743cm" svg:y1="3.543cm" svg:x2="20.743cm" svg:y2="1.751cm">
          <text:p/>
        </draw:line>
        <draw:line draw:style-name="gr3" draw:text-style-name="P1" draw:layer="layout" svg:x1="20.747cm" svg:y1="2.223cm" svg:x2="20.774cm" svg:y2="2.195cm">
          <text:p/>
        </draw:line>
        <draw:line draw:style-name="gr3" draw:text-style-name="P1" draw:layer="layout" svg:x1="20.507cm" svg:y1="2.304cm" svg:x2="20.507cm" svg:y2="2.165cm">
          <text:p/>
        </draw:line>
        <draw:line draw:style-name="gr3" draw:text-style-name="P1" draw:layer="layout" svg:x1="20.451cm" svg:y1="2.363cm" svg:x2="20.507cm" svg:y2="2.304cm">
          <text:p/>
        </draw:line>
        <draw:line draw:style-name="gr3" draw:text-style-name="P1" draw:layer="layout" svg:x1="20.148cm" svg:y1="2.362cm" svg:x2="20.451cm" svg:y2="2.362cm">
          <text:p/>
        </draw:line>
        <draw:line draw:style-name="gr3" draw:text-style-name="P1" draw:layer="layout" svg:x1="18.947cm" svg:y1="1.619cm" svg:x2="18.992cm" svg:y2="1.573cm">
          <text:p/>
        </draw:line>
        <draw:line draw:style-name="gr3" draw:text-style-name="P1" draw:layer="layout" svg:x1="18.947cm" svg:y1="1.622cm" svg:x2="18.947cm" svg:y2="1.618cm">
          <text:p/>
        </draw:line>
        <draw:line draw:style-name="gr3" draw:text-style-name="P1" draw:layer="layout" svg:x1="18.991cm" svg:y1="1.573cm" svg:x2="18.991cm" svg:y2="1.569cm">
          <text:p/>
        </draw:line>
        <draw:line draw:style-name="gr3" draw:text-style-name="P1" draw:layer="layout" svg:x1="18.992cm" svg:y1="1.57cm" svg:x2="18.947cm" svg:y2="1.524cm">
          <text:p/>
        </draw:line>
        <draw:line draw:style-name="gr3" draw:text-style-name="P1" draw:layer="layout" svg:x1="18.948cm" svg:y1="1.618cm" svg:x2="18.94cm" svg:y2="1.618cm">
          <text:p/>
        </draw:line>
        <draw:line draw:style-name="gr3" draw:text-style-name="P1" draw:layer="layout" svg:x1="18.941cm" svg:y1="1.62cm" svg:x2="18.92cm" svg:y2="1.598cm">
          <text:p/>
        </draw:line>
        <draw:line draw:style-name="gr3" draw:text-style-name="P1" draw:layer="layout" svg:x1="18.92cm" svg:y1="1.554cm" svg:x2="18.949cm" svg:y2="1.524cm">
          <text:p/>
        </draw:line>
        <draw:line draw:style-name="gr3" draw:text-style-name="P1" draw:layer="layout" svg:x1="18.921cm" svg:y1="1.599cm" svg:x2="18.847cm" svg:y2="1.524cm">
          <text:p/>
        </draw:line>
        <draw:line draw:style-name="gr3" draw:text-style-name="P1" draw:layer="layout" svg:x1="18.947cm" svg:y1="1.623cm" svg:x2="18.947cm" svg:y2="1.524cm">
          <text:p/>
        </draw:line>
        <draw:line draw:style-name="gr3" draw:text-style-name="P1" draw:layer="layout" svg:x1="18.847cm" svg:y1="1.524cm" svg:x2="19.038cm" svg:y2="1.524cm">
          <text:p/>
        </draw:line>
        <draw:line draw:style-name="gr3" draw:text-style-name="P1" draw:layer="layout" svg:x1="18.991cm" svg:y1="1.574cm" svg:x2="19.039cm" svg:y2="1.524cm">
          <text:p/>
        </draw:line>
        <draw:line draw:style-name="gr3" draw:text-style-name="P1" draw:layer="layout" svg:x1="18.92cm" svg:y1="1.597cm" svg:x2="18.92cm" svg:y2="1.552cm">
          <text:p/>
        </draw:line>
        <draw:line draw:style-name="gr3" draw:text-style-name="P1" draw:layer="layout" svg:x1="20.069cm" svg:y1="1.721cm" svg:x2="19.901cm" svg:y2="1.721cm">
          <text:p/>
        </draw:line>
        <draw:line draw:style-name="gr3" draw:text-style-name="P1" draw:layer="layout" svg:x1="20.148cm" svg:y1="2.017cm" svg:x2="20.148cm" svg:y2="1.803cm">
          <text:p/>
        </draw:line>
        <draw:line draw:style-name="gr3" draw:text-style-name="P1" draw:layer="layout" svg:x1="20.148cm" svg:y1="1.804cm" svg:x2="20.068cm" svg:y2="1.721cm">
          <text:p/>
        </draw:line>
        <draw:line draw:style-name="gr3" draw:text-style-name="P1" draw:layer="layout" svg:x1="20.744cm" svg:y1="1.752cm" svg:x2="20.522cm" svg:y2="1.524cm">
          <text:p/>
        </draw:line>
        <draw:line draw:style-name="gr3" draw:text-style-name="P1" draw:layer="layout" svg:x1="20.522cm" svg:y1="1.524cm" svg:x2="19.038cm" svg:y2="1.524cm">
          <text:p/>
        </draw:line>
        <draw:line draw:style-name="gr3" draw:text-style-name="P1" draw:layer="layout" svg:x1="19.087cm" svg:y1="1.869cm" svg:x2="19.166cm" svg:y2="1.951cm">
          <text:p/>
        </draw:line>
        <draw:line draw:style-name="gr3" draw:text-style-name="P1" draw:layer="layout" svg:x1="19.47cm" svg:y1="2.017cm" svg:x2="19.661cm" svg:y2="2.017cm">
          <text:p/>
        </draw:line>
        <draw:line draw:style-name="gr3" draw:text-style-name="P1" draw:layer="layout" svg:x1="20.739cm" svg:y1="3.547cm" svg:x2="20.744cm" svg:y2="3.543cm">
          <text:p/>
        </draw:line>
        <draw:line draw:style-name="gr3" draw:text-style-name="P1" draw:layer="layout" svg:x1="20.498cm" svg:y1="3.443cm" svg:x2="20.445cm" svg:y2="3.497cm">
          <text:p/>
        </draw:line>
        <draw:line draw:style-name="gr3" draw:text-style-name="P1" draw:layer="layout" svg:x1="20.445cm" svg:y1="3.497cm" svg:x2="20.144cm" svg:y2="3.497cm">
          <text:p/>
        </draw:line>
        <draw:line draw:style-name="gr3" draw:text-style-name="P1" draw:layer="layout" svg:x1="20.496cm" svg:y1="3.299cm" svg:x2="20.496cm" svg:y2="3.443cm">
          <text:p/>
        </draw:line>
        <draw:line draw:style-name="gr3" draw:text-style-name="P1" draw:layer="layout" svg:x1="19.421cm" svg:y1="3.349cm" svg:x2="19.421cm" svg:y2="3.201cm">
          <text:p/>
        </draw:line>
        <draw:line draw:style-name="gr3" draw:text-style-name="P1" draw:layer="layout" svg:x1="19.374cm" svg:y1="3.398cm" svg:x2="19.422cm" svg:y2="3.349cm">
          <text:p/>
        </draw:line>
        <draw:line draw:style-name="gr3" draw:text-style-name="P1" draw:layer="layout" svg:x1="19.421cm" svg:y1="3.201cm" svg:x2="19.471cm" svg:y2="3.151cm">
          <text:p/>
        </draw:line>
        <draw:line draw:style-name="gr3" draw:text-style-name="P1" draw:layer="layout" svg:x1="19.166cm" svg:y1="3.397cm" svg:x2="19.375cm" svg:y2="3.397cm">
          <text:p/>
        </draw:line>
        <draw:line draw:style-name="gr3" draw:text-style-name="P1" draw:layer="layout" svg:x1="19.47cm" svg:y1="3.497cm" svg:x2="19.657cm" svg:y2="3.497cm">
          <text:p/>
        </draw:line>
        <draw:line draw:style-name="gr3" draw:text-style-name="P1" draw:layer="layout" svg:x1="19.901cm" svg:y1="1.721cm" svg:x2="19.901cm" svg:y2="2.855cm">
          <text:p/>
        </draw:line>
        <draw:line draw:style-name="gr3" draw:text-style-name="P1" draw:layer="layout" svg:x1="19.355cm" svg:y1="2.136cm" svg:x2="19.471cm" svg:y2="2.017cm">
          <text:p/>
        </draw:line>
        <draw:line draw:style-name="gr3" draw:text-style-name="P1" draw:layer="layout" svg:x1="19.355cm" svg:y1="2.826cm" svg:x2="19.355cm" svg:y2="2.135cm">
          <text:p/>
        </draw:line>
        <draw:line draw:style-name="gr3" draw:text-style-name="P1" draw:layer="layout" svg:x1="19.566cm" svg:y1="2.362cm" svg:x2="19.662cm" svg:y2="2.362cm">
          <text:p/>
        </draw:line>
        <draw:line draw:style-name="gr3" draw:text-style-name="P1" draw:layer="layout" svg:x1="19.47cm" svg:y1="2.462cm" svg:x2="19.567cm" svg:y2="2.362cm">
          <text:p/>
        </draw:line>
        <draw:line draw:style-name="gr3" draw:text-style-name="P1" draw:layer="layout" svg:x1="19.47cm" svg:y1="3.151cm" svg:x2="19.657cm" svg:y2="3.151cm">
          <text:p/>
        </draw:line>
        <draw:line draw:style-name="gr3" draw:text-style-name="P1" draw:layer="layout" svg:x1="19.286cm" svg:y1="2.897cm" svg:x2="19.356cm" svg:y2="2.826cm">
          <text:p/>
        </draw:line>
        <draw:line draw:style-name="gr3" draw:text-style-name="P1" draw:layer="layout" svg:x1="19.166cm" svg:y1="2.896cm" svg:x2="19.287cm" svg:y2="2.896cm">
          <text:p/>
        </draw:line>
        <draw:line draw:style-name="gr3" draw:text-style-name="P1" draw:layer="layout" svg:x1="19.47cm" svg:y1="3.004cm" svg:x2="19.47cm" svg:y2="2.461cm">
          <text:p/>
        </draw:line>
        <draw:line draw:style-name="gr3" draw:text-style-name="P1" draw:layer="layout" svg:x1="19.166cm" svg:y1="3.147cm" svg:x2="19.331cm" svg:y2="3.147cm">
          <text:p/>
        </draw:line>
        <draw:line draw:style-name="gr3" draw:text-style-name="P1" draw:layer="layout" svg:x1="19.33cm" svg:y1="3.147cm" svg:x2="19.471cm" svg:y2="3.003cm">
          <text:p/>
        </draw:line>
        <draw:line draw:style-name="gr3" draw:text-style-name="P1" draw:layer="layout" svg:x1="17.456cm" svg:y1="2.935cm" svg:x2="17.533cm" svg:y2="2.856cm">
          <text:p/>
        </draw:line>
        <draw:line draw:style-name="gr3" draw:text-style-name="P1" draw:layer="layout" svg:x1="17.699cm" svg:y1="2.856cm" svg:x2="17.699cm" svg:y2="3.981cm">
          <text:p/>
        </draw:line>
        <draw:line draw:style-name="gr3" draw:text-style-name="P1" draw:layer="layout" svg:x1="17.456cm" svg:y1="3.151cm" svg:x2="17.456cm" svg:y2="2.933cm">
          <text:p/>
        </draw:line>
        <draw:line draw:style-name="gr3" draw:text-style-name="P1" draw:layer="layout" svg:x1="16.838cm" svg:y1="4.434cm" svg:x2="16.838cm" svg:y2="3.303cm">
          <text:p/>
        </draw:line>
        <draw:line draw:style-name="gr3" draw:text-style-name="P1" draw:layer="layout" svg:x1="17.456cm" svg:y1="3.497cm" svg:x2="17.125cm" svg:y2="3.497cm">
          <text:p/>
        </draw:line>
        <draw:line draw:style-name="gr3" draw:text-style-name="P1" draw:layer="layout" svg:x1="17.076cm" svg:y1="3.447cm" svg:x2="17.076cm" svg:y2="3.299cm">
          <text:p/>
        </draw:line>
        <draw:line draw:style-name="gr3" draw:text-style-name="P1" draw:layer="layout" svg:x1="17.126cm" svg:y1="3.497cm" svg:x2="17.076cm" svg:y2="3.447cm">
          <text:p/>
        </draw:line>
        <draw:line draw:style-name="gr3" draw:text-style-name="P1" draw:layer="layout" svg:x1="18.801cm" svg:y1="4.062cm" svg:x2="18.715cm" svg:y2="4.15cm">
          <text:p/>
        </draw:line>
        <draw:line draw:style-name="gr3" draw:text-style-name="P1" draw:layer="layout" svg:x1="18.704cm" svg:y1="4.149cm" svg:x2="18.715cm" svg:y2="4.149cm">
          <text:p/>
        </draw:line>
        <draw:line draw:style-name="gr3" draw:text-style-name="P1" draw:layer="layout" svg:x1="18.436cm" svg:y1="4.149cm" svg:x2="18.704cm" svg:y2="4.149cm">
          <text:p/>
        </draw:line>
        <draw:line draw:style-name="gr3" draw:text-style-name="P1" draw:layer="layout" svg:x1="18.704cm" svg:y1="4.149cm" svg:x2="18.762cm" svg:y2="4.149cm">
          <text:p/>
        </draw:line>
        <draw:line draw:style-name="gr3" draw:text-style-name="P1" draw:layer="layout" svg:x1="18.741cm" svg:y1="4.15cm" svg:x2="18.801cm" svg:y2="4.089cm">
          <text:p/>
        </draw:line>
        <draw:line draw:style-name="gr3" draw:text-style-name="P1" draw:layer="layout" svg:x1="20.522cm" svg:y1="5.371cm" svg:x2="17.029cm" svg:y2="5.371cm">
          <text:p/>
        </draw:line>
        <draw:line draw:style-name="gr3" draw:text-style-name="P1" draw:layer="layout" svg:x1="17.181cm" svg:y1="4.69cm" svg:x2="17.456cm" svg:y2="4.69cm">
          <text:p/>
        </draw:line>
        <draw:line draw:style-name="gr3" draw:text-style-name="P1" draw:layer="layout" svg:x1="17.081cm" svg:y1="4.586cm" svg:x2="17.182cm" svg:y2="4.692cm">
          <text:p/>
        </draw:line>
        <draw:line draw:style-name="gr3" draw:text-style-name="P1" draw:layer="layout" svg:x1="17.081cm" svg:y1="4.434cm" svg:x2="17.081cm" svg:y2="4.586cm">
          <text:p/>
        </draw:line>
        <draw:line draw:style-name="gr3" draw:text-style-name="P1" draw:layer="layout" svg:x1="18.8cm" svg:y1="2.56cm" svg:x2="18.8cm" svg:y2="4.04cm">
          <text:p/>
        </draw:line>
        <draw:line draw:style-name="gr3" draw:text-style-name="P1" draw:layer="layout" svg:x1="18.431cm" svg:y1="3.153cm" svg:x2="18.438cm" svg:y2="3.147cm">
          <text:p/>
        </draw:line>
        <draw:line draw:style-name="gr3" draw:text-style-name="P1" draw:layer="layout" svg:x1="18.226cm" svg:y1="3.397cm" svg:x2="18.437cm" svg:y2="3.397cm">
          <text:p/>
        </draw:line>
        <draw:line draw:style-name="gr3" draw:text-style-name="P1" draw:layer="layout" svg:x1="18.13cm" svg:y1="3.498cm" svg:x2="18.227cm" svg:y2="3.397cm">
          <text:p/>
        </draw:line>
        <draw:line draw:style-name="gr3" draw:text-style-name="P1" draw:layer="layout" svg:x1="17.942cm" svg:y1="3.497cm" svg:x2="18.13cm" svg:y2="3.497cm">
          <text:p/>
        </draw:line>
        <draw:line draw:style-name="gr3" draw:text-style-name="P1" draw:layer="layout" svg:x1="17.952cm" svg:y1="3.879cm" svg:x2="18.175cm" svg:y2="3.648cm">
          <text:p/>
        </draw:line>
        <draw:line draw:style-name="gr3" draw:text-style-name="P1" draw:layer="layout" svg:x1="18.174cm" svg:y1="3.648cm" svg:x2="18.436cm" svg:y2="3.648cm">
          <text:p/>
        </draw:line>
        <draw:line draw:style-name="gr3" draw:text-style-name="P1" draw:layer="layout" svg:x1="18.226cm" svg:y1="3.991cm" svg:x2="18.315cm" svg:y2="3.898cm">
          <text:p/>
        </draw:line>
        <draw:line draw:style-name="gr3" draw:text-style-name="P1" draw:layer="layout" svg:x1="18.314cm" svg:y1="3.898cm" svg:x2="18.437cm" svg:y2="3.898cm">
          <text:p/>
        </draw:line>
        <draw:line draw:style-name="gr3" draw:text-style-name="P1" draw:layer="layout" svg:x1="17.466cm" svg:y1="4.296cm" svg:x2="17.466cm" svg:y2="4.058cm">
          <text:p/>
        </draw:line>
        <draw:line draw:style-name="gr3" draw:text-style-name="P1" draw:layer="layout" svg:x1="17.466cm" svg:y1="4.059cm" svg:x2="17.533cm" svg:y2="3.99cm">
          <text:p/>
        </draw:line>
        <draw:line draw:style-name="gr3" draw:text-style-name="P1" draw:layer="layout" svg:x1="17.532cm" svg:y1="3.99cm" svg:x2="17.709cm" svg:y2="3.99cm">
          <text:p/>
        </draw:line>
        <draw:line draw:style-name="gr3" draw:text-style-name="P1" draw:layer="layout" svg:x1="17.952cm" svg:y1="4.296cm" svg:x2="17.952cm" svg:y2="3.878cm">
          <text:p/>
        </draw:line>
        <draw:path draw:style-name="gr2" draw:text-style-name="P2" draw:layer="layout" svg:width="0.287cm" svg:height="0.296cm" svg:x="17.555cm" svg:y="1.573cm" svg:viewBox="0 0 288 297" svg:d="M288 149c0 82-64 148-143 148-80 0-145-66-145-148s65-149 145-149c79 0 143 67 143 149z">
          <text:p/>
        </draw:path>
        <draw:line draw:style-name="gr5" draw:text-style-name="P1" draw:layer="layout" svg:x1="17.076cm" svg:y1="2.199cm" svg:x2="17.076cm" svg:y2="2.13cm">
          <text:p/>
        </draw:line>
        <draw:path draw:style-name="gr2" draw:text-style-name="P2" draw:layer="layout" svg:width="0.231cm" svg:height="0.237cm" svg:x="16.718cm" svg:y="2.046cm" svg:viewBox="0 0 232 238" svg:d="M232 119c0 65-53 119-117 119-63 0-115-54-115-119 0-67 52-119 115-119 64 0 117 52 117 119z">
          <text:p/>
        </draw:path>
        <draw:path draw:style-name="gr2" draw:text-style-name="P2" draw:layer="layout" svg:width="0.287cm" svg:height="0.296cm" svg:x="17.312cm" svg:y="2.214cm" svg:viewBox="0 0 288 297" svg:d="M288 148c0 82-65 149-144 149-80 0-144-67-144-149s64-148 144-148c79 0 144 66 144 148z">
          <text:p/>
        </draw:path>
        <draw:path draw:style-name="gr2" draw:text-style-name="P2" draw:layer="layout" svg:width="0.287cm" svg:height="0.296cm" svg:x="17.312cm" svg:y="1.869cm" svg:viewBox="0 0 288 297" svg:d="M288 149c0 82-65 148-144 148-80 0-144-66-144-148s64-149 144-149c79 0 144 67 144 149z">
          <text:p/>
        </draw:path>
        <draw:line draw:style-name="gr6" draw:text-style-name="P1" draw:layer="layout" svg:x1="17.102cm" svg:y1="5.164cm" svg:x2="16.957cm" svg:y2="5.164cm">
          <text:p/>
        </draw:line>
        <draw:line draw:style-name="gr7" draw:text-style-name="P1" draw:layer="layout" svg:x1="17.101cm" svg:y1="5.371cm" svg:x2="16.956cm" svg:y2="5.371cm">
          <text:p/>
        </draw:line>
        <draw:line draw:style-name="gr6" draw:text-style-name="P1" draw:layer="layout" svg:x1="17.819cm" svg:y1="5.164cm" svg:x2="17.674cm" svg:y2="5.164cm">
          <text:p/>
        </draw:line>
        <draw:line draw:style-name="gr7" draw:text-style-name="P1" draw:layer="layout" svg:x1="17.819cm" svg:y1="5.371cm" svg:x2="17.674cm" svg:y2="5.371cm">
          <text:p/>
        </draw:line>
        <draw:path draw:style-name="gr2" draw:text-style-name="P2" draw:layer="layout" svg:width="0.287cm" svg:height="0.296cm" svg:x="17.555cm" svg:y="2.707cm" svg:viewBox="0 0 288 297" svg:d="M288 149c0 82-64 148-143 148-80 0-145-66-145-148 0-83 65-149 145-149 79 0 143 66 143 149z">
          <text:p/>
        </draw:path>
        <draw:path draw:style-name="gr2" draw:text-style-name="P2" draw:layer="layout" svg:width="0.287cm" svg:height="0.296cm" svg:x="17.312cm" svg:y="3.003cm" svg:viewBox="0 0 288 297" svg:d="M288 149c0 82-65 148-144 148-80 0-144-66-144-148 0-83 64-149 144-149 79 0 144 66 144 149z">
          <text:p/>
        </draw:path>
        <draw:path draw:style-name="gr2" draw:text-style-name="P2" draw:layer="layout" svg:width="0.287cm" svg:height="0.296cm" svg:x="17.799cm" svg:y="3.003cm" svg:viewBox="0 0 288 297" svg:d="M288 149c0 82-64 148-143 148-81 0-145-66-145-148 0-83 64-149 145-149 79 0 143 66 143 149z">
          <text:p/>
        </draw:path>
        <draw:path draw:style-name="gr2" draw:text-style-name="P2" draw:layer="layout" svg:width="0.287cm" svg:height="0.296cm" svg:x="17.799cm" svg:y="3.348cm" svg:viewBox="0 0 288 297" svg:d="M288 149c0 82-64 148-143 148-81 0-145-66-145-148s64-149 145-149c79 0 143 67 143 149z">
          <text:p/>
        </draw:path>
        <draw:path draw:style-name="gr2" draw:text-style-name="P2" draw:layer="layout" svg:width="0.287cm" svg:height="0.296cm" svg:x="17.312cm" svg:y="3.348cm" svg:viewBox="0 0 288 297" svg:d="M288 149c0 82-65 148-144 148-80 0-144-66-144-148s64-149 144-149c79 0 144 67 144 149z">
          <text:p/>
        </draw:path>
        <draw:line draw:style-name="gr5" draw:text-style-name="P1" draw:layer="layout" svg:x1="17.076cm" svg:y1="3.334cm" svg:x2="17.076cm" svg:y2="3.265cm">
          <text:p/>
        </draw:line>
        <draw:path draw:style-name="gr2" draw:text-style-name="P2" draw:layer="layout" svg:width="0.231cm" svg:height="0.237cm" svg:x="16.718cm" svg:y="3.181cm" svg:viewBox="0 0 232 238" svg:d="M232 119c0 65-53 119-117 119-63 0-115-54-115-119 0-67 52-119 115-119 64 0 117 52 117 119z">
          <text:p/>
        </draw:path>
        <draw:line draw:style-name="gr5" draw:text-style-name="P1" draw:layer="layout" svg:x1="17.081cm" svg:y1="4.468cm" svg:x2="17.081cm" svg:y2="4.399cm">
          <text:p/>
        </draw:line>
        <draw:path draw:style-name="gr2" draw:text-style-name="P2" draw:layer="layout" svg:width="0.231cm" svg:height="0.238cm" svg:x="16.722cm" svg:y="4.315cm" svg:viewBox="0 0 232 239" svg:d="M232 118c0 67-53 121-116 121-64 0-116-54-116-121 0-65 52-118 116-118 63 0 116 53 116 118z">
          <text:p/>
        </draw:path>
        <draw:path draw:style-name="gr2" draw:text-style-name="P2" draw:layer="layout" svg:width="0.287cm" svg:height="0.296cm" svg:x="17.322cm" svg:y="4.147cm" svg:viewBox="0 0 288 297" svg:d="M288 149c0 82-65 148-144 148-80 0-144-66-144-148 0-83 64-149 144-149 79 0 144 66 144 149z">
          <text:p/>
        </draw:path>
        <draw:path draw:style-name="gr2" draw:text-style-name="P2" draw:layer="layout" svg:width="0.287cm" svg:height="0.296cm" svg:x="17.808cm" svg:y="4.147cm" svg:viewBox="0 0 288 297" svg:d="M288 149c0 82-64 148-143 148-80 0-145-66-145-148 0-83 65-149 145-149 79 0 143 66 143 149z">
          <text:p/>
        </draw:path>
        <draw:path draw:style-name="gr2" draw:text-style-name="P2" draw:layer="layout" svg:width="0.287cm" svg:height="0.296cm" svg:x="17.565cm" svg:y="3.842cm" svg:viewBox="0 0 288 297" svg:d="M288 149c0 82-64 148-143 148-80 0-145-66-145-148 0-83 65-149 145-149 79 0 143 66 143 149z">
          <text:p/>
        </draw:path>
        <draw:path draw:style-name="gr2" draw:text-style-name="P2" draw:layer="layout" svg:width="0.287cm" svg:height="0.296cm" svg:x="17.808cm" svg:y="4.493cm" svg:viewBox="0 0 288 297" svg:d="M288 149c0 82-64 148-143 148-80 0-145-66-145-148 0-83 65-149 145-149 79 0 143 66 143 149z">
          <text:p/>
        </draw:path>
        <draw:path draw:style-name="gr2" draw:text-style-name="P2" draw:layer="layout" svg:width="0.287cm" svg:height="0.296cm" svg:x="17.322cm" svg:y="4.493cm" svg:viewBox="0 0 288 297" svg:d="M288 149c0 82-65 148-144 148-80 0-144-66-144-148 0-83 64-149 144-149 79 0 144 66 144 149z">
          <text:p/>
        </draw:path>
        <draw:path draw:style-name="gr2" draw:text-style-name="P2" draw:layer="layout" svg:width="0.287cm" svg:height="0.296cm" svg:x="17.799cm" svg:y="2.214cm" svg:viewBox="0 0 288 297" svg:d="M288 148c0 82-64 149-143 149-81 0-145-67-145-149s64-148 145-148c79 0 143 66 143 148z">
          <text:p/>
        </draw:path>
        <draw:line draw:style-name="gr8" draw:text-style-name="P1" draw:layer="layout" svg:x1="18.705cm" svg:y1="1.8cm" svg:x2="18.705cm" svg:y2="1.938cm">
          <text:p/>
        </draw:line>
        <draw:line draw:style-name="gr8" draw:text-style-name="P1" draw:layer="layout" svg:x1="18.948cm" svg:y1="1.8cm" svg:x2="18.948cm" svg:y2="1.938cm">
          <text:p/>
        </draw:line>
        <draw:path draw:style-name="gr2" draw:text-style-name="P2" draw:layer="layout" svg:width="0.287cm" svg:height="0.296cm" svg:x="17.799cm" svg:y="1.869cm" svg:viewBox="0 0 288 297" svg:d="M288 149c0 82-64 148-143 148-81 0-145-66-145-148s64-149 145-149c79 0 143 67 143 149z">
          <text:p/>
        </draw:path>
        <draw:line draw:style-name="gr8" draw:text-style-name="P1" draw:layer="layout" svg:x1="18.394cm" svg:y1="2.645cm" svg:x2="18.48cm" svg:y2="2.645cm">
          <text:p/>
        </draw:line>
        <draw:path draw:style-name="gr2" draw:text-style-name="P2" draw:layer="layout" svg:width="0.287cm" svg:height="0.296cm" svg:x="19.514cm" svg:y="4.513cm" svg:viewBox="0 0 288 297" svg:d="M288 149c0 82-65 148-144 148-80 0-144-66-144-148s64-149 144-149c79 0 144 67 144 149z">
          <text:p/>
        </draw:path>
        <draw:line draw:style-name="gr9" draw:text-style-name="P1" draw:layer="layout" svg:x1="19.149cm" svg:y1="5.164cm" svg:x2="19.025cm" svg:y2="5.164cm">
          <text:p/>
        </draw:line>
        <draw:line draw:style-name="gr7" draw:text-style-name="P1" draw:layer="layout" svg:x1="19.16cm" svg:y1="5.371cm" svg:x2="19.015cm" svg:y2="5.371cm">
          <text:p/>
        </draw:line>
        <draw:line draw:style-name="gr7" draw:text-style-name="P1" draw:layer="layout" svg:x1="19.16cm" svg:y1="5.568cm" svg:x2="19.015cm" svg:y2="5.568cm">
          <text:p/>
        </draw:line>
        <draw:line draw:style-name="gr6" draw:text-style-name="P1" draw:layer="layout" svg:x1="19.878cm" svg:y1="5.164cm" svg:x2="19.733cm" svg:y2="5.164cm">
          <text:p/>
        </draw:line>
        <draw:line draw:style-name="gr7" draw:text-style-name="P1" draw:layer="layout" svg:x1="19.877cm" svg:y1="5.371cm" svg:x2="19.732cm" svg:y2="5.371cm">
          <text:p/>
        </draw:line>
        <draw:line draw:style-name="gr7" draw:text-style-name="P1" draw:layer="layout" svg:x1="19.877cm" svg:y1="5.568cm" svg:x2="19.732cm" svg:y2="5.568cm">
          <text:p/>
        </draw:line>
        <draw:line draw:style-name="gr6" draw:text-style-name="P1" draw:layer="layout" svg:x1="19.16cm" svg:y1="5.973cm" svg:x2="19.015cm" svg:y2="5.973cm">
          <text:p/>
        </draw:line>
        <draw:line draw:style-name="gr8" draw:text-style-name="P1" draw:layer="layout" svg:x1="19.207cm" svg:y1="7.185cm" svg:x2="19.207cm" svg:y2="7.274cm">
          <text:p/>
        </draw:line>
        <draw:path draw:style-name="gr2" draw:text-style-name="P2" draw:layer="layout" svg:width="0.288cm" svg:height="0.296cm" svg:x="19.66cm" svg:y="6.19cm" svg:viewBox="0 0 289 297" svg:d="M289 149c0 82-65 148-145 148-79 0-144-66-144-148 0-83 65-149 144-149 80 0 145 66 145 149z">
          <text:p/>
        </draw:path>
        <draw:path draw:style-name="gr2" draw:text-style-name="P2" draw:layer="layout" svg:width="0.288cm" svg:height="0.296cm" svg:x="19.66cm" svg:y="6.691cm" svg:viewBox="0 0 289 297" svg:d="M289 148c0 82-65 149-145 149-79 0-144-67-144-149s65-148 144-148c80 0 145 66 145 148z">
          <text:p/>
        </draw:path>
        <draw:path draw:style-name="gr2" draw:text-style-name="P2" draw:layer="layout" svg:width="0.287cm" svg:height="0.296cm" svg:x="18.943cm" svg:y="6.19cm" svg:viewBox="0 0 288 297" svg:d="M288 149c0 82-64 148-143 148-81 0-145-66-145-148 0-83 64-149 145-149 79 0 143 66 143 149z">
          <text:p/>
        </draw:path>
        <draw:path draw:style-name="gr2" draw:text-style-name="P2" draw:layer="layout" svg:width="0.287cm" svg:height="0.296cm" svg:x="18.943cm" svg:y="6.691cm" svg:viewBox="0 0 288 297" svg:d="M288 148c0 82-64 149-143 149-81 0-145-67-145-149s64-148 145-148c79 0 143 66 143 148z">
          <text:p/>
        </draw:path>
        <draw:path draw:style-name="gr2" draw:text-style-name="P2" draw:layer="layout" svg:width="0.239cm" svg:height="0.247cm" svg:x="20.402cm" svg:y="7.501cm" svg:viewBox="0 0 240 248" svg:d="M240 124c0 68-53 124-119 124-67 0-121-56-121-124 0-69 54-124 121-124 66 0 119 55 119 124z">
          <text:p/>
        </draw:path>
        <draw:line draw:style-name="gr8" draw:text-style-name="P1" draw:layer="layout" svg:x1="19.686cm" svg:y1="7.185cm" svg:x2="19.686cm" svg:y2="7.274cm">
          <text:p/>
        </draw:line>
        <draw:line draw:style-name="gr8" draw:text-style-name="P1" draw:layer="layout" svg:x1="19.924cm" svg:y1="7.185cm" svg:x2="19.924cm" svg:y2="7.274cm">
          <text:p/>
        </draw:line>
        <draw:line draw:style-name="gr8" draw:text-style-name="P1" draw:layer="layout" svg:x1="20.403cm" svg:y1="7.185cm" svg:x2="20.403cm" svg:y2="7.274cm">
          <text:p/>
        </draw:line>
        <draw:line draw:style-name="gr8" draw:text-style-name="P1" draw:layer="layout" svg:x1="20.643cm" svg:y1="7.185cm" svg:x2="20.643cm" svg:y2="7.274cm">
          <text:p/>
        </draw:line>
        <draw:path draw:style-name="gr2" draw:text-style-name="P2" draw:layer="layout" svg:width="0.24cm" svg:height="0.247cm" svg:x="19.684cm" svg:y="7.501cm" svg:viewBox="0 0 241 248" svg:d="M241 124c0 68-53 124-120 124s-121-56-121-124c0-69 54-124 121-124s120 55 120 124z">
          <text:p/>
        </draw:path>
        <draw:line draw:style-name="gr6" draw:text-style-name="P1" draw:layer="layout" svg:x1="20.594cm" svg:y1="5.164cm" svg:x2="20.451cm" svg:y2="5.164cm">
          <text:p/>
        </draw:line>
        <draw:line draw:style-name="gr7" draw:text-style-name="P1" draw:layer="layout" svg:x1="20.594cm" svg:y1="5.371cm" svg:x2="20.451cm" svg:y2="5.371cm">
          <text:p/>
        </draw:line>
        <draw:line draw:style-name="gr7" draw:text-style-name="P1" draw:layer="layout" svg:x1="20.594cm" svg:y1="5.568cm" svg:x2="20.451cm" svg:y2="5.568cm">
          <text:p/>
        </draw:line>
        <draw:line draw:style-name="gr7" draw:text-style-name="P1" draw:layer="layout" svg:x1="20.571cm" svg:y1="5.765cm" svg:x2="20.475cm" svg:y2="5.765cm">
          <text:p/>
        </draw:line>
        <draw:path draw:style-name="gr2" draw:text-style-name="P2" draw:layer="layout" svg:width="0.287cm" svg:height="0.296cm" svg:x="20.378cm" svg:y="6.19cm" svg:viewBox="0 0 288 297" svg:d="M288 149c0 82-64 148-143 148-81 0-145-66-145-148 0-83 64-149 145-149 79 0 143 66 143 149z">
          <text:p/>
        </draw:path>
        <draw:path draw:style-name="gr2" draw:text-style-name="P2" draw:layer="layout" svg:width="0.287cm" svg:height="0.296cm" svg:x="20.378cm" svg:y="6.691cm" svg:viewBox="0 0 288 297" svg:d="M288 148c0 82-64 149-143 149-81 0-145-67-145-149s64-148 145-148c79 0 143 66 143 148z">
          <text:p/>
        </draw:path>
        <draw:line draw:style-name="gr6" draw:text-style-name="P1" draw:layer="layout" svg:x1="20.594cm" svg:y1="5.973cm" svg:x2="20.451cm" svg:y2="5.973cm">
          <text:p/>
        </draw:line>
        <draw:line draw:style-name="gr9" draw:text-style-name="P1" draw:layer="layout" svg:x1="19.867cm" svg:y1="5.973cm" svg:x2="19.742cm" svg:y2="5.973cm">
          <text:p/>
        </draw:line>
        <draw:line draw:style-name="gr7" draw:text-style-name="P1" draw:layer="layout" svg:x1="19.853cm" svg:y1="5.765cm" svg:x2="19.757cm" svg:y2="5.765cm">
          <text:p/>
        </draw:line>
        <draw:path draw:style-name="gr2" draw:text-style-name="P2" draw:layer="layout" svg:width="0.24cm" svg:height="0.247cm" svg:x="18.296cm" svg:y="7.501cm" svg:viewBox="0 0 241 248" svg:d="M241 124c0 68-53 124-119 124-67 0-122-56-122-124 0-69 55-124 122-124 66 0 119 55 119 124z">
          <text:p/>
        </draw:path>
        <draw:line draw:style-name="gr8" draw:text-style-name="P1" draw:layer="layout" svg:x1="18.968cm" svg:y1="7.185cm" svg:x2="18.968cm" svg:y2="7.274cm">
          <text:p/>
        </draw:line>
        <draw:path draw:style-name="gr2" draw:text-style-name="P2" draw:layer="layout" svg:width="0.287cm" svg:height="0.296cm" svg:x="18.273cm" svg:y="6.19cm" svg:viewBox="0 0 288 297" svg:d="M288 149c0 82-65 148-144 148-80 0-144-66-144-148 0-83 64-149 144-149 79 0 144 66 144 149z">
          <text:p/>
        </draw:path>
        <draw:path draw:style-name="gr2" draw:text-style-name="P2" draw:layer="layout" svg:width="0.287cm" svg:height="0.296cm" svg:x="18.273cm" svg:y="6.691cm" svg:viewBox="0 0 288 297" svg:d="M288 148c0 82-65 149-144 149-80 0-144-67-144-149s64-148 144-148c79 0 144 66 144 148z">
          <text:p/>
        </draw:path>
        <draw:path draw:style-name="gr2" draw:text-style-name="P2" draw:layer="layout" svg:width="0.24cm" svg:height="0.247cm" svg:x="18.966cm" svg:y="7.501cm" svg:viewBox="0 0 241 248" svg:d="M241 124c0 68-53 124-119 124-67 0-122-56-122-124 0-69 55-124 122-124 66 0 119 55 119 124z">
          <text:p/>
        </draw:path>
        <draw:line draw:style-name="gr8" draw:text-style-name="P1" draw:layer="layout" svg:x1="18.298cm" svg:y1="7.185cm" svg:x2="18.298cm" svg:y2="7.274cm">
          <text:p/>
        </draw:line>
        <draw:line draw:style-name="gr8" draw:text-style-name="P1" draw:layer="layout" svg:x1="18.537cm" svg:y1="7.185cm" svg:x2="18.537cm" svg:y2="7.274cm">
          <text:p/>
        </draw:line>
        <draw:line draw:style-name="gr7" draw:text-style-name="P1" draw:layer="layout" svg:x1="19.134cm" svg:y1="5.765cm" svg:x2="19.038cm" svg:y2="5.765cm">
          <text:p/>
        </draw:line>
        <draw:line draw:style-name="gr6" draw:text-style-name="P1" draw:layer="layout" svg:x1="18.49cm" svg:y1="5.164cm" svg:x2="18.345cm" svg:y2="5.164cm">
          <text:p/>
        </draw:line>
        <draw:line draw:style-name="gr7" draw:text-style-name="P1" draw:layer="layout" svg:x1="18.489cm" svg:y1="5.371cm" svg:x2="18.344cm" svg:y2="5.371cm">
          <text:p/>
        </draw:line>
        <draw:line draw:style-name="gr7" draw:text-style-name="P1" draw:layer="layout" svg:x1="18.489cm" svg:y1="5.568cm" svg:x2="18.344cm" svg:y2="5.568cm">
          <text:p/>
        </draw:line>
        <draw:line draw:style-name="gr7" draw:text-style-name="P1" draw:layer="layout" svg:x1="18.464cm" svg:y1="5.765cm" svg:x2="18.368cm" svg:y2="5.765cm">
          <text:p/>
        </draw:line>
        <draw:line draw:style-name="gr6" draw:text-style-name="P1" draw:layer="layout" svg:x1="18.49cm" svg:y1="5.973cm" svg:x2="18.345cm" svg:y2="5.973cm">
          <text:p/>
        </draw:line>
        <draw:line draw:style-name="gr6" draw:text-style-name="P1" draw:layer="layout" svg:x1="17.819cm" svg:y1="5.973cm" svg:x2="17.674cm" svg:y2="5.973cm">
          <text:p/>
        </draw:line>
        <draw:line draw:style-name="gr7" draw:text-style-name="P1" draw:layer="layout" svg:x1="17.819cm" svg:y1="5.568cm" svg:x2="17.674cm" svg:y2="5.568cm">
          <text:p/>
        </draw:line>
        <draw:line draw:style-name="gr7" draw:text-style-name="P1" draw:layer="layout" svg:x1="17.795cm" svg:y1="5.765cm" svg:x2="17.699cm" svg:y2="5.765cm">
          <text:p/>
        </draw:line>
        <draw:path draw:style-name="gr2" draw:text-style-name="P2" draw:layer="layout" svg:width="0.288cm" svg:height="0.296cm" svg:x="17.602cm" svg:y="6.193cm" svg:viewBox="0 0 289 297" svg:d="M289 149c0 82-66 148-145 148s-144-66-144-148c0-83 65-149 144-149s145 66 145 149z">
          <text:p/>
        </draw:path>
        <draw:line draw:style-name="gr9" draw:text-style-name="P1" draw:layer="layout" svg:x1="17.09cm" svg:y1="5.973cm" svg:x2="16.966cm" svg:y2="5.973cm">
          <text:p/>
        </draw:line>
        <draw:line draw:style-name="gr10" draw:text-style-name="P1" draw:layer="layout" svg:x1="17.096cm" svg:y1="5.568cm" svg:x2="16.962cm" svg:y2="5.568cm">
          <text:p/>
        </draw:line>
        <draw:line draw:style-name="gr7" draw:text-style-name="P1" draw:layer="layout" svg:x1="17.076cm" svg:y1="5.765cm" svg:x2="16.98cm" svg:y2="5.765cm">
          <text:p/>
        </draw:line>
        <draw:path draw:style-name="gr2" draw:text-style-name="P2" draw:layer="layout" svg:width="0.287cm" svg:height="0.296cm" svg:x="16.885cm" svg:y="6.19cm" svg:viewBox="0 0 288 297" svg:d="M288 149c0 82-64 148-143 148-81 0-145-66-145-148 0-83 64-149 145-149 79 0 143 66 143 149z">
          <text:p/>
        </draw:path>
        <draw:path draw:style-name="gr2" draw:text-style-name="P2" draw:layer="layout" svg:width="0.287cm" svg:height="0.296cm" svg:x="16.885cm" svg:y="6.691cm" svg:viewBox="0 0 288 297" svg:d="M288 148c0 82-64 149-143 149-81 0-145-67-145-149s64-148 145-148c79 0 143 66 143 148z">
          <text:p/>
        </draw:path>
        <draw:path draw:style-name="gr2" draw:text-style-name="P2" draw:layer="layout" svg:width="0.288cm" svg:height="0.296cm" svg:x="17.602cm" svg:y="6.695cm" svg:viewBox="0 0 289 297" svg:d="M289 148c0 82-66 149-145 149s-144-67-144-149 65-148 144-148 145 66 145 148z">
          <text:p/>
        </draw:path>
        <draw:line draw:style-name="gr8" draw:text-style-name="P1" draw:layer="layout" svg:x1="17.628cm" svg:y1="7.185cm" svg:x2="17.628cm" svg:y2="7.274cm">
          <text:p/>
        </draw:line>
        <draw:line draw:style-name="gr8" draw:text-style-name="P1" draw:layer="layout" svg:x1="17.866cm" svg:y1="7.185cm" svg:x2="17.866cm" svg:y2="7.274cm">
          <text:p/>
        </draw:line>
        <draw:path draw:style-name="gr2" draw:text-style-name="P2" draw:layer="layout" svg:width="0.239cm" svg:height="0.247cm" svg:x="16.909cm" svg:y="7.501cm" svg:viewBox="0 0 240 248" svg:d="M240 124c0 68-53 124-119 124s-121-56-121-124c0-69 55-124 121-124s119 55 119 124z">
          <text:p/>
        </draw:path>
        <draw:line draw:style-name="gr8" draw:text-style-name="P1" draw:layer="layout" svg:x1="16.91cm" svg:y1="7.185cm" svg:x2="16.91cm" svg:y2="7.274cm">
          <text:p/>
        </draw:line>
        <draw:line draw:style-name="gr8" draw:text-style-name="P1" draw:layer="layout" svg:x1="17.149cm" svg:y1="7.185cm" svg:x2="17.149cm" svg:y2="7.274cm">
          <text:p/>
        </draw:line>
        <draw:path draw:style-name="gr2" draw:text-style-name="P2" draw:layer="layout" svg:width="0.24cm" svg:height="0.247cm" svg:x="17.626cm" svg:y="7.501cm" svg:viewBox="0 0 241 248" svg:d="M241 124c0 68-53 124-120 124-66 0-121-56-121-124 0-69 55-124 121-124 67 0 120 55 120 124z">
          <text:p/>
        </draw:path>
        <draw:path draw:style-name="gr2" draw:text-style-name="P2" draw:layer="layout" svg:width="0.287cm" svg:height="0.296cm" svg:x="19.999cm" svg:y="4.513cm" svg:viewBox="0 0 288 297" svg:d="M288 149c0 82-64 148-143 148-80 0-145-66-145-148s65-149 145-149c79 0 143 67 143 149z">
          <text:p/>
        </draw:path>
        <draw:path draw:style-name="gr2" draw:text-style-name="P2" draw:layer="layout" svg:width="0.287cm" svg:height="0.296cm" svg:x="19.514cm" svg:y="4.167cm" svg:viewBox="0 0 288 297" svg:d="M288 149c0 82-65 148-144 148-80 0-144-66-144-148 0-83 64-149 144-149 79 0 144 66 144 149z">
          <text:p/>
        </draw:path>
        <draw:path draw:style-name="gr2" draw:text-style-name="P2" draw:layer="layout" svg:width="0.287cm" svg:height="0.296cm" svg:x="19.999cm" svg:y="4.167cm" svg:viewBox="0 0 288 297" svg:d="M288 149c0 82-64 148-143 148-80 0-145-66-145-148 0-83 65-149 145-149 79 0 143 66 143 149z">
          <text:p/>
        </draw:path>
        <draw:path draw:style-name="gr2" draw:text-style-name="P2" draw:layer="layout" svg:width="0.286cm" svg:height="0.296cm" svg:x="19.757cm" svg:y="3.871cm" svg:viewBox="0 0 287 297" svg:d="M287 149c0 82-64 148-142 148-81 0-145-66-145-148 0-83 64-149 145-149 78 0 142 66 142 149z">
          <text:p/>
        </draw:path>
        <draw:path draw:style-name="gr2" draw:text-style-name="P2" draw:layer="layout" svg:width="0.287cm" svg:height="0.296cm" svg:x="19.999cm" svg:y="3.348cm" svg:viewBox="0 0 288 297" svg:d="M288 149c0 82-64 148-143 148-80 0-145-66-145-148s65-149 145-149c79 0 143 67 143 149z">
          <text:p/>
        </draw:path>
        <draw:line draw:style-name="gr5" draw:text-style-name="P1" draw:layer="layout" svg:x1="20.496cm" svg:y1="4.399cm" svg:x2="20.496cm" svg:y2="4.468cm">
          <text:p/>
        </draw:line>
        <draw:path draw:style-name="gr2" draw:text-style-name="P2" draw:layer="layout" svg:width="0.231cm" svg:height="0.238cm" svg:x="20.623cm" svg:y="4.315cm" svg:viewBox="0 0 232 239" svg:d="M232 118c0 67-53 121-116 121-64 0-116-54-116-121 0-65 52-118 116-118 63 0 116 53 116 118z">
          <text:p/>
        </draw:path>
        <draw:line draw:style-name="gr5" draw:text-style-name="P1" draw:layer="layout" svg:x1="20.496cm" svg:y1="3.265cm" svg:x2="20.496cm" svg:y2="3.334cm">
          <text:p/>
        </draw:line>
        <draw:path draw:style-name="gr2" draw:text-style-name="P2" draw:layer="layout" svg:width="0.231cm" svg:height="0.237cm" svg:x="20.623cm" svg:y="3.181cm" svg:viewBox="0 0 232 238" svg:d="M232 119c0 65-53 119-116 119-64 0-116-54-116-119 0-67 52-119 116-119 63 0 116 52 116 119z">
          <text:p/>
        </draw:path>
        <draw:path draw:style-name="gr2" draw:text-style-name="P2" draw:layer="layout" svg:width="0.287cm" svg:height="0.296cm" svg:x="19.514cm" svg:y="3.348cm" svg:viewBox="0 0 288 297" svg:d="M288 149c0 82-65 148-144 148-80 0-144-66-144-148s64-149 144-149c79 0 144 67 144 149z">
          <text:p/>
        </draw:path>
        <draw:path draw:style-name="gr2" draw:text-style-name="P2" draw:layer="layout" svg:width="0.286cm" svg:height="0.296cm" svg:x="19.757cm" svg:y="2.707cm" svg:viewBox="0 0 287 297" svg:d="M287 149c0 82-64 148-142 148-81 0-145-66-145-148 0-83 64-149 145-149 78 0 142 66 142 149z">
          <text:p/>
        </draw:path>
        <draw:path draw:style-name="gr2" draw:text-style-name="P2" draw:layer="layout" svg:width="0.287cm" svg:height="0.296cm" svg:x="19.514cm" svg:y="3.003cm" svg:viewBox="0 0 288 297" svg:d="M288 149c0 82-65 148-144 148-80 0-144-66-144-148 0-83 64-149 144-149 79 0 144 66 144 149z">
          <text:p/>
        </draw:path>
        <draw:path draw:style-name="gr2" draw:text-style-name="P2" draw:layer="layout" svg:width="0.287cm" svg:height="0.296cm" svg:x="19.999cm" svg:y="3.003cm" svg:viewBox="0 0 288 297" svg:d="M288 149c0 82-64 148-143 148-80 0-145-66-145-148 0-83 65-149 145-149 79 0 143 66 143 149z">
          <text:p/>
        </draw:path>
        <draw:path draw:style-name="gr2" draw:text-style-name="P2" draw:layer="layout" svg:width="0.286cm" svg:height="0.296cm" svg:x="19.757cm" svg:y="1.573cm" svg:viewBox="0 0 287 297" svg:d="M287 149c0 82-64 148-142 148-81 0-145-66-145-148s64-149 145-149c78 0 142 67 142 149z">
          <text:p/>
        </draw:path>
        <draw:path draw:style-name="gr2" draw:text-style-name="P2" draw:layer="layout" svg:width="0.287cm" svg:height="0.296cm" svg:x="20.004cm" svg:y="2.214cm" svg:viewBox="0 0 288 297" svg:d="M288 148c0 82-64 149-144 149s-144-67-144-149 64-148 144-148 144 66 144 148z">
          <text:p/>
        </draw:path>
        <draw:path draw:style-name="gr2" draw:text-style-name="P2" draw:layer="layout" svg:width="0.287cm" svg:height="0.296cm" svg:x="19.518cm" svg:y="2.214cm" svg:viewBox="0 0 288 297" svg:d="M288 148c0 82-64 149-143 149-81 0-145-67-145-149s64-148 145-148c79 0 143 66 143 148z">
          <text:p/>
        </draw:path>
        <draw:line draw:style-name="gr5" draw:text-style-name="P1" draw:layer="layout" svg:x1="20.507cm" svg:y1="2.13cm" svg:x2="20.507cm" svg:y2="2.199cm">
          <text:p/>
        </draw:line>
        <draw:path draw:style-name="gr2" draw:text-style-name="P2" draw:layer="layout" svg:width="0.231cm" svg:height="0.237cm" svg:x="20.635cm" svg:y="2.046cm" svg:viewBox="0 0 232 238" svg:d="M232 119c0 65-53 119-117 119-63 0-115-54-115-119 0-67 52-119 115-119 64 0 117 52 117 119z">
          <text:p/>
        </draw:path>
        <draw:path draw:style-name="gr2" draw:text-style-name="P2" draw:layer="layout" svg:width="0.287cm" svg:height="0.296cm" svg:x="19.518cm" svg:y="1.869cm" svg:viewBox="0 0 288 297" svg:d="M288 149c0 82-64 148-143 148-81 0-145-66-145-148s64-149 145-149c79 0 143 67 143 149z">
          <text:p/>
        </draw:path>
        <draw:path draw:style-name="gr2" draw:text-style-name="P2" draw:layer="layout" svg:width="0.287cm" svg:height="0.296cm" svg:x="20.004cm" svg:y="1.869cm" svg:viewBox="0 0 288 297" svg:d="M288 149c0 82-64 148-144 148s-144-66-144-148 64-149 144-149 144 67 144 149z">
          <text:p/>
        </draw:path>
        <draw:path draw:style-name="gr2" draw:text-style-name="P2" draw:layer="layout" svg:width="0.201cm" svg:height="0.207cm" svg:x="18.336cm" svg:y="2.792cm" svg:viewBox="0 0 202 208" svg:d="M202 105c0 57-45 103-101 103s-101-46-101-103c0-58 45-105 101-105s101 47 101 105z">
          <text:p/>
        </draw:path>
        <draw:path draw:style-name="gr2" draw:text-style-name="P2" draw:layer="layout" svg:width="0.201cm" svg:height="0.207cm" svg:x="18.336cm" svg:y="3.043cm" svg:viewBox="0 0 202 208" svg:d="M202 104c0 57-45 104-101 104s-101-47-101-104c0-58 45-104 101-104s101 46 101 104z">
          <text:p/>
        </draw:path>
        <draw:path draw:style-name="gr2" draw:text-style-name="P2" draw:layer="layout" svg:width="0.201cm" svg:height="0.207cm" svg:x="18.336cm" svg:y="3.293cm" svg:viewBox="0 0 202 208" svg:d="M202 104c0 58-45 104-101 104s-101-46-101-104 45-104 101-104 101 46 101 104z">
          <text:p/>
        </draw:path>
        <draw:path draw:style-name="gr2" draw:text-style-name="P2" draw:layer="layout" svg:width="0.201cm" svg:height="0.207cm" svg:x="18.336cm" svg:y="3.544cm" svg:viewBox="0 0 202 208" svg:d="M202 104c0 58-45 104-101 104s-101-46-101-104 45-104 101-104 101 46 101 104z">
          <text:p/>
        </draw:path>
        <draw:path draw:style-name="gr2" draw:text-style-name="P2" draw:layer="layout" svg:width="0.201cm" svg:height="0.207cm" svg:x="18.336cm" svg:y="3.794cm" svg:viewBox="0 0 202 208" svg:d="M202 105c0 57-45 103-101 103s-101-46-101-103c0-59 45-105 101-105s101 46 101 105z">
          <text:p/>
        </draw:path>
        <draw:path draw:style-name="gr2" draw:text-style-name="P2" draw:layer="layout" svg:width="0.201cm" svg:height="0.207cm" svg:x="18.336cm" svg:y="4.045cm" svg:viewBox="0 0 202 208" svg:d="M202 105c0 57-45 103-101 103s-101-46-101-103c0-58 45-105 101-105s101 47 101 105z">
          <text:p/>
        </draw:path>
        <draw:path draw:style-name="gr2" draw:text-style-name="P2" draw:layer="layout" svg:width="0.201cm" svg:height="0.207cm" svg:x="19.065cm" svg:y="4.045cm" svg:viewBox="0 0 202 208" svg:d="M202 105c0 57-46 103-101 103-56 0-101-46-101-103 0-58 45-105 101-105 55 0 101 47 101 105z">
          <text:p/>
        </draw:path>
        <draw:path draw:style-name="gr2" draw:text-style-name="P2" draw:layer="layout" svg:width="0.201cm" svg:height="0.207cm" svg:x="19.065cm" svg:y="3.794cm" svg:viewBox="0 0 202 208" svg:d="M202 105c0 57-46 103-101 103-56 0-101-46-101-103 0-59 45-105 101-105 55 0 101 46 101 105z">
          <text:p/>
        </draw:path>
        <draw:path draw:style-name="gr2" draw:text-style-name="P2" draw:layer="layout" svg:width="0.201cm" svg:height="0.207cm" svg:x="19.065cm" svg:y="3.544cm" svg:viewBox="0 0 202 208" svg:d="M202 104c0 58-46 104-101 104-56 0-101-46-101-104s45-104 101-104c55 0 101 46 101 104z">
          <text:p/>
        </draw:path>
        <draw:path draw:style-name="gr2" draw:text-style-name="P2" draw:layer="layout" svg:width="0.201cm" svg:height="0.207cm" svg:x="19.065cm" svg:y="3.293cm" svg:viewBox="0 0 202 208" svg:d="M202 104c0 58-46 104-101 104-56 0-101-46-101-104s45-104 101-104c55 0 101 46 101 104z">
          <text:p/>
        </draw:path>
        <draw:path draw:style-name="gr2" draw:text-style-name="P2" draw:layer="layout" svg:width="0.201cm" svg:height="0.207cm" svg:x="19.065cm" svg:y="3.043cm" svg:viewBox="0 0 202 208" svg:d="M202 104c0 57-46 104-101 104-56 0-101-47-101-104 0-58 45-104 101-104 55 0 101 46 101 104z">
          <text:p/>
        </draw:path>
        <draw:path draw:style-name="gr2" draw:text-style-name="P2" draw:layer="layout" svg:width="0.201cm" svg:height="0.207cm" svg:x="19.065cm" svg:y="2.792cm" svg:viewBox="0 0 202 208" svg:d="M202 105c0 57-46 103-101 103-56 0-101-46-101-103 0-58 45-105 101-105 55 0 101 47 101 105z">
          <text:p/>
        </draw:path>
        <draw:path draw:style-name="gr2" draw:text-style-name="P2" draw:layer="layout" svg:width="0.201cm" svg:height="0.207cm" svg:x="19.065cm" svg:y="2.541cm" svg:viewBox="0 0 202 208" svg:d="M202 105c0 57-46 103-101 103-56 0-101-46-101-103 0-59 45-105 101-105 55 0 101 46 101 105z">
          <text:p/>
        </draw:path>
        <draw:path draw:style-name="gr11" draw:text-style-name="P3" draw:layer="layout" svg:width="0.096cm" svg:height="0.099cm" svg:x="17.651cm" svg:y="1.671cm" svg:viewBox="0 0 97 100" svg:d="M97 50c0 28-22 50-48 50-28 0-49-22-49-50 0-27 21-50 49-50 26 0 48 23 48 50z">
          <text:p/>
        </draw:path>
        <draw:path draw:style-name="gr11" draw:text-style-name="P3" draw:layer="layout" svg:width="0.096cm" svg:height="0.099cm" svg:x="17.028cm" svg:y="2.115cm" svg:viewBox="0 0 97 100" svg:d="M97 49c0 28-21 51-49 51-26 0-48-23-48-51 0-27 22-49 48-49 28 0 49 22 49 49z">
          <text:p/>
        </draw:path>
        <draw:path draw:style-name="gr11" draw:text-style-name="P3" draw:layer="layout" svg:width="0.096cm" svg:height="0.099cm" svg:x="16.785cm" svg:y="2.115cm" svg:viewBox="0 0 97 100" svg:d="M97 49c0 28-21 51-48 51-26 0-49-23-49-51 0-27 23-49 49-49 27 0 48 22 48 49z">
          <text:p/>
        </draw:path>
        <draw:path draw:style-name="gr11" draw:text-style-name="P3" draw:layer="layout" svg:width="0.096cm" svg:height="0.099cm" svg:x="17.408cm" svg:y="2.313cm" svg:viewBox="0 0 97 100" svg:d="M97 49c0 28-23 51-49 51-27 0-48-23-48-51 0-27 21-49 48-49 26 0 49 22 49 49z">
          <text:p/>
        </draw:path>
        <draw:path draw:style-name="gr11" draw:text-style-name="P3" draw:layer="layout" svg:width="0.096cm" svg:height="0.099cm" svg:x="17.408cm" svg:y="1.967cm" svg:viewBox="0 0 97 100" svg:d="M97 50c0 28-23 50-49 50-27 0-48-22-48-50 0-27 21-50 48-50 26 0 49 23 49 50z">
          <text:p/>
        </draw:path>
        <draw:path draw:style-name="gr11" draw:text-style-name="P3" draw:layer="layout" svg:width="0.096cm" svg:height="0.099cm" svg:x="16.981cm" svg:y="5.114cm" svg:viewBox="0 0 97 100" svg:d="M97 50c0 28-22 50-48 50-28 0-49-22-49-50s21-50 49-50c26 0 48 22 48 50z">
          <text:p/>
        </draw:path>
        <draw:path draw:style-name="gr11" draw:text-style-name="P3" draw:layer="layout" svg:width="0.096cm" svg:height="0.099cm" svg:x="16.981cm" svg:y="5.321cm" svg:viewBox="0 0 97 100" svg:d="M97 50c0 28-22 50-48 50-28 0-49-22-49-50 0-27 21-50 49-50 26 0 48 23 48 50z">
          <text:p/>
        </draw:path>
        <draw:path draw:style-name="gr11" draw:text-style-name="P3" draw:layer="layout" svg:width="0.097cm" svg:height="0.099cm" svg:x="17.698cm" svg:y="5.114cm" svg:viewBox="0 0 98 100" svg:d="M98 50c0 28-22 50-50 50-26 0-48-22-48-50s22-50 48-50c28 0 50 22 50 50z">
          <text:p/>
        </draw:path>
        <draw:path draw:style-name="gr11" draw:text-style-name="P3" draw:layer="layout" svg:width="0.097cm" svg:height="0.099cm" svg:x="17.698cm" svg:y="5.321cm" svg:viewBox="0 0 98 100" svg:d="M98 50c0 28-22 50-50 50-26 0-48-22-48-50 0-27 22-50 48-50 28 0 50 23 50 50z">
          <text:p/>
        </draw:path>
        <draw:path draw:style-name="gr11" draw:text-style-name="P3" draw:layer="layout" svg:width="0.096cm" svg:height="0.099cm" svg:x="17.651cm" svg:y="2.806cm" svg:viewBox="0 0 97 100" svg:d="M97 49c0 28-22 51-48 51-28 0-49-23-49-51 0-26 21-49 49-49 26 0 48 23 48 49z">
          <text:p/>
        </draw:path>
        <draw:path draw:style-name="gr11" draw:text-style-name="P3" draw:layer="layout" svg:width="0.096cm" svg:height="0.099cm" svg:x="17.408cm" svg:y="3.102cm" svg:viewBox="0 0 97 100" svg:d="M97 49c0 28-23 51-49 51-27 0-48-23-48-51 0-26 21-49 48-49 26 0 49 23 49 49z">
          <text:p/>
        </draw:path>
        <draw:path draw:style-name="gr11" draw:text-style-name="P3" draw:layer="layout" svg:width="0.096cm" svg:height="0.099cm" svg:x="17.894cm" svg:y="3.102cm" svg:viewBox="0 0 97 100" svg:d="M97 49c0 28-22 51-49 51s-48-23-48-51c0-26 21-49 48-49s49 23 49 49z">
          <text:p/>
        </draw:path>
        <draw:path draw:style-name="gr11" draw:text-style-name="P3" draw:layer="layout" svg:width="0.096cm" svg:height="0.099cm" svg:x="17.894cm" svg:y="3.447cm" svg:viewBox="0 0 97 100" svg:d="M97 50c0 28-22 50-49 50s-48-22-48-50 21-50 48-50 49 22 49 50z">
          <text:p/>
        </draw:path>
        <draw:path draw:style-name="gr11" draw:text-style-name="P3" draw:layer="layout" svg:width="0.096cm" svg:height="0.099cm" svg:x="17.408cm" svg:y="3.447cm" svg:viewBox="0 0 97 100" svg:d="M97 50c0 28-23 50-49 50-27 0-48-22-48-50s21-50 48-50c26 0 49 22 49 50z">
          <text:p/>
        </draw:path>
        <draw:path draw:style-name="gr11" draw:text-style-name="P3" draw:layer="layout" svg:width="0.096cm" svg:height="0.099cm" svg:x="17.028cm" svg:y="3.25cm" svg:viewBox="0 0 97 100" svg:d="M97 50c0 28-21 50-49 50-26 0-48-22-48-50s22-50 48-50c28 0 49 22 49 50z">
          <text:p/>
        </draw:path>
        <draw:path draw:style-name="gr11" draw:text-style-name="P3" draw:layer="layout" svg:width="0.096cm" svg:height="0.099cm" svg:x="16.785cm" svg:y="3.25cm" svg:viewBox="0 0 97 100" svg:d="M97 50c0 28-21 50-48 50-26 0-49-22-49-50s23-50 49-50c27 0 48 22 48 50z">
          <text:p/>
        </draw:path>
        <draw:path draw:style-name="gr11" draw:text-style-name="P3" draw:layer="layout" svg:width="0.096cm" svg:height="0.099cm" svg:x="17.033cm" svg:y="4.384cm" svg:viewBox="0 0 97 100" svg:d="M97 49c0 28-22 51-49 51s-48-23-48-51c0-26 21-49 48-49s49 23 49 49z">
          <text:p/>
        </draw:path>
        <draw:path draw:style-name="gr11" draw:text-style-name="P3" draw:layer="layout" svg:width="0.096cm" svg:height="0.099cm" svg:x="16.79cm" svg:y="4.384cm" svg:viewBox="0 0 97 100" svg:d="M97 49c0 28-22 51-48 51-28 0-49-23-49-51 0-26 21-49 49-49 26 0 48 23 48 49z">
          <text:p/>
        </draw:path>
        <draw:path draw:style-name="gr11" draw:text-style-name="P3" draw:layer="layout" svg:width="0.096cm" svg:height="0.099cm" svg:x="17.418cm" svg:y="4.246cm" svg:viewBox="0 0 97 100" svg:d="M97 50c0 28-22 50-49 50s-48-22-48-50c0-27 21-50 48-50s49 23 49 50z">
          <text:p/>
        </draw:path>
        <draw:path draw:style-name="gr11" draw:text-style-name="P3" draw:layer="layout" svg:width="0.096cm" svg:height="0.099cm" svg:x="17.904cm" svg:y="4.246cm" svg:viewBox="0 0 97 100" svg:d="M97 50c0 28-22 50-49 50s-48-22-48-50c0-27 21-50 48-50s49 23 49 50z">
          <text:p/>
        </draw:path>
        <draw:path draw:style-name="gr11" draw:text-style-name="P3" draw:layer="layout" svg:width="0.096cm" svg:height="0.099cm" svg:x="17.661cm" svg:y="3.94cm" svg:viewBox="0 0 97 100" svg:d="M97 50c0 28-22 50-48 50-27 0-49-22-49-50s22-50 49-50c26 0 48 22 48 50z">
          <text:p/>
        </draw:path>
        <draw:path draw:style-name="gr11" draw:text-style-name="P3" draw:layer="layout" svg:width="0.096cm" svg:height="0.099cm" svg:x="17.904cm" svg:y="4.591cm" svg:viewBox="0 0 97 100" svg:d="M97 49c0 28-22 51-49 51s-48-23-48-51c0-27 21-49 48-49s49 22 49 49z">
          <text:p/>
        </draw:path>
        <draw:path draw:style-name="gr11" draw:text-style-name="P3" draw:layer="layout" svg:width="0.096cm" svg:height="0.099cm" svg:x="17.418cm" svg:y="4.591cm" svg:viewBox="0 0 97 100" svg:d="M97 49c0 28-22 51-49 51s-48-23-48-51c0-27 21-49 48-49s49 22 49 49z">
          <text:p/>
        </draw:path>
        <draw:path draw:style-name="gr11" draw:text-style-name="P3" draw:layer="layout" svg:width="0.096cm" svg:height="0.099cm" svg:x="17.894cm" svg:y="2.313cm" svg:viewBox="0 0 97 100" svg:d="M97 49c0 28-22 51-49 51s-48-23-48-51c0-27 21-49 48-49s49 22 49 49z">
          <text:p/>
        </draw:path>
        <draw:path draw:style-name="gr11" draw:text-style-name="P3" draw:layer="layout" svg:width="0.114cm" svg:height="0.117cm" svg:x="18.647cm" svg:y="1.81cm" svg:viewBox="0 0 115 118" svg:d="M115 59c0 33-26 59-57 59-32 0-58-26-58-59s26-59 58-59c31 0 57 26 57 59z">
          <text:p/>
        </draw:path>
        <draw:path draw:style-name="gr11" draw:text-style-name="P3" draw:layer="layout" svg:width="0.114cm" svg:height="0.117cm" svg:x="18.89cm" svg:y="1.81cm" svg:viewBox="0 0 115 118" svg:d="M115 59c0 33-26 59-57 59-32 0-58-26-58-59s26-59 58-59c31 0 57 26 57 59z">
          <text:p/>
        </draw:path>
        <draw:path draw:style-name="gr11" draw:text-style-name="P3" draw:layer="layout" svg:width="0.096cm" svg:height="0.099cm" svg:x="17.894cm" svg:y="1.967cm" svg:viewBox="0 0 97 100" svg:d="M97 50c0 28-22 50-49 50s-48-22-48-50c0-27 21-50 48-50s49 23 49 50z">
          <text:p/>
        </draw:path>
        <draw:path draw:style-name="gr11" draw:text-style-name="P3" draw:layer="layout" svg:width="0.096cm" svg:height="0.099cm" svg:x="18.388cm" svg:y="2.596cm" svg:viewBox="0 0 97 100" svg:d="M97 50c0 28-22 50-49 50s-48-22-48-50c0-26 21-50 48-50s49 24 49 50z">
          <text:p/>
        </draw:path>
        <draw:path draw:style-name="gr11" draw:text-style-name="P3" draw:layer="layout" svg:width="0.095cm" svg:height="0.099cm" svg:x="19.61cm" svg:y="4.611cm" svg:viewBox="0 0 96 100" svg:d="M96 50c0 28-21 50-48 50s-48-22-48-50 21-50 48-50 48 22 48 50z">
          <text:p/>
        </draw:path>
        <draw:path draw:style-name="gr11" draw:text-style-name="P3" draw:layer="layout" svg:width="0.096cm" svg:height="0.099cm" svg:x="19.039cm" svg:y="5.114cm" svg:viewBox="0 0 97 100" svg:d="M97 50c0 28-22 50-48 50-28 0-49-22-49-50s21-50 49-50c26 0 48 22 48 50z">
          <text:p/>
        </draw:path>
        <draw:path draw:style-name="gr11" draw:text-style-name="P3" draw:layer="layout" svg:width="0.096cm" svg:height="0.099cm" svg:x="19.039cm" svg:y="5.321cm" svg:viewBox="0 0 97 100" svg:d="M97 50c0 28-22 50-48 50-28 0-49-22-49-50 0-27 21-50 49-50 26 0 48 23 48 50z">
          <text:p/>
        </draw:path>
        <draw:path draw:style-name="gr11" draw:text-style-name="P3" draw:layer="layout" svg:width="0.096cm" svg:height="0.099cm" svg:x="19.039cm" svg:y="5.519cm" svg:viewBox="0 0 97 100" svg:d="M97 50c0 28-22 50-48 50-28 0-49-22-49-50 0-27 21-50 49-50 26 0 48 23 48 50z">
          <text:p/>
        </draw:path>
        <draw:path draw:style-name="gr11" draw:text-style-name="P3" draw:layer="layout" svg:width="0.096cm" svg:height="0.099cm" svg:x="19.757cm" svg:y="5.114cm" svg:viewBox="0 0 97 100" svg:d="M97 50c0 28-22 50-49 50s-48-22-48-50 21-50 48-50 49 22 49 50z">
          <text:p/>
        </draw:path>
        <draw:path draw:style-name="gr11" draw:text-style-name="P3" draw:layer="layout" svg:width="0.096cm" svg:height="0.099cm" svg:x="19.757cm" svg:y="5.321cm" svg:viewBox="0 0 97 100" svg:d="M97 50c0 28-22 50-49 50s-48-22-48-50c0-27 21-50 48-50s49 23 49 50z">
          <text:p/>
        </draw:path>
        <draw:path draw:style-name="gr11" draw:text-style-name="P3" draw:layer="layout" svg:width="0.096cm" svg:height="0.099cm" svg:x="19.757cm" svg:y="5.519cm" svg:viewBox="0 0 97 100" svg:d="M97 50c0 28-22 50-49 50s-48-22-48-50c0-27 21-50 48-50s49 23 49 50z">
          <text:p/>
        </draw:path>
        <draw:path draw:style-name="gr11" draw:text-style-name="P3" draw:layer="layout" svg:width="0.096cm" svg:height="0.099cm" svg:x="19.039cm" svg:y="5.923cm" svg:viewBox="0 0 97 100" svg:d="M97 50c0 28-22 50-48 50-28 0-49-22-49-50 0-26 21-50 49-50 26 0 48 24 48 50z">
          <text:p/>
        </draw:path>
        <draw:path draw:style-name="gr11" draw:text-style-name="P3" draw:layer="layout" svg:width="0.096cm" svg:height="0.099cm" svg:x="19.159cm" svg:y="7.18cm" svg:viewBox="0 0 97 100" svg:d="M97 50c0 28-22 50-48 50-28 0-49-22-49-50 0-27 21-50 49-50 26 0 48 23 48 50z">
          <text:p/>
        </draw:path>
        <draw:path draw:style-name="gr11" draw:text-style-name="P3" draw:layer="layout" svg:width="0.096cm" svg:height="0.099cm" svg:x="19.757cm" svg:y="6.288cm" svg:viewBox="0 0 97 100" svg:d="M97 50c0 28-22 50-49 50s-48-22-48-50c0-27 21-50 48-50s49 23 49 50z">
          <text:p/>
        </draw:path>
        <draw:path draw:style-name="gr11" draw:text-style-name="P3" draw:layer="layout" svg:width="0.096cm" svg:height="0.099cm" svg:x="19.757cm" svg:y="6.789cm" svg:viewBox="0 0 97 100" svg:d="M97 50c0 28-22 50-49 50s-48-22-48-50c0-27 21-50 48-50s49 23 49 50z">
          <text:p/>
        </draw:path>
        <draw:path draw:style-name="gr11" draw:text-style-name="P3" draw:layer="layout" svg:width="0.096cm" svg:height="0.099cm" svg:x="19.039cm" svg:y="6.288cm" svg:viewBox="0 0 97 100" svg:d="M97 50c0 28-22 50-48 50-28 0-49-22-49-50 0-27 21-50 49-50 26 0 48 23 48 50z">
          <text:p/>
        </draw:path>
        <draw:path draw:style-name="gr11" draw:text-style-name="P3" draw:layer="layout" svg:width="0.096cm" svg:height="0.099cm" svg:x="19.039cm" svg:y="6.789cm" svg:viewBox="0 0 97 100" svg:d="M97 50c0 28-22 50-48 50-28 0-49-22-49-50 0-27 21-50 49-50 26 0 48 23 48 50z">
          <text:p/>
        </draw:path>
        <draw:path draw:style-name="gr11" draw:text-style-name="P3" draw:layer="layout" svg:width="0.096cm" svg:height="0.099cm" svg:x="20.474cm" svg:y="7.575cm" svg:viewBox="0 0 97 100" svg:d="M97 50c0 28-21 50-49 50-26 0-48-22-48-50 0-27 22-50 48-50 28 0 49 23 49 50z">
          <text:p/>
        </draw:path>
        <draw:path draw:style-name="gr11" draw:text-style-name="P3" draw:layer="layout" svg:width="0.096cm" svg:height="0.099cm" svg:x="19.637cm" svg:y="7.18cm" svg:viewBox="0 0 97 100" svg:d="M97 50c0 28-22 50-48 50-28 0-49-22-49-50 0-27 21-50 49-50 26 0 48 23 48 50z">
          <text:p/>
        </draw:path>
        <draw:path draw:style-name="gr11" draw:text-style-name="P3" draw:layer="layout" svg:width="0.096cm" svg:height="0.099cm" svg:x="19.876cm" svg:y="7.18cm" svg:viewBox="0 0 97 100" svg:d="M97 50c0 28-22 50-49 50-26 0-48-22-48-50 0-27 22-50 48-50 27 0 49 23 49 50z">
          <text:p/>
        </draw:path>
        <draw:path draw:style-name="gr11" draw:text-style-name="P3" draw:layer="layout" svg:width="0.096cm" svg:height="0.099cm" svg:x="20.354cm" svg:y="7.18cm" svg:viewBox="0 0 97 100" svg:d="M97 50c0 28-22 50-49 50-26 0-48-22-48-50 0-27 22-50 48-50 27 0 49 23 49 50z">
          <text:p/>
        </draw:path>
        <draw:path draw:style-name="gr11" draw:text-style-name="P3" draw:layer="layout" svg:width="0.096cm" svg:height="0.099cm" svg:x="20.595cm" svg:y="7.18cm" svg:viewBox="0 0 97 100" svg:d="M97 50c0 28-22 50-48 50-28 0-49-22-49-50 0-27 21-50 49-50 26 0 48 23 48 50z">
          <text:p/>
        </draw:path>
        <draw:path draw:style-name="gr11" draw:text-style-name="P3" draw:layer="layout" svg:width="0.096cm" svg:height="0.099cm" svg:x="19.757cm" svg:y="7.575cm" svg:viewBox="0 0 97 100" svg:d="M97 50c0 28-22 50-49 50s-48-22-48-50c0-27 21-50 48-50s49 23 49 50z">
          <text:p/>
        </draw:path>
        <draw:path draw:style-name="gr11" draw:text-style-name="P3" draw:layer="layout" svg:width="0.096cm" svg:height="0.099cm" svg:x="20.474cm" svg:y="5.114cm" svg:viewBox="0 0 97 100" svg:d="M97 50c0 28-21 50-49 50-26 0-48-22-48-50s22-50 48-50c28 0 49 22 49 50z">
          <text:p/>
        </draw:path>
        <draw:path draw:style-name="gr11" draw:text-style-name="P3" draw:layer="layout" svg:width="0.096cm" svg:height="0.099cm" svg:x="20.474cm" svg:y="5.321cm" svg:viewBox="0 0 97 100" svg:d="M97 50c0 28-21 50-49 50-26 0-48-22-48-50 0-27 22-50 48-50 28 0 49 23 49 50z">
          <text:p/>
        </draw:path>
        <draw:path draw:style-name="gr11" draw:text-style-name="P3" draw:layer="layout" svg:width="0.096cm" svg:height="0.099cm" svg:x="20.474cm" svg:y="5.519cm" svg:viewBox="0 0 97 100" svg:d="M97 50c0 28-21 50-49 50-26 0-48-22-48-50 0-27 22-50 48-50 28 0 49 23 49 50z">
          <text:p/>
        </draw:path>
        <draw:path draw:style-name="gr11" draw:text-style-name="P3" draw:layer="layout" svg:width="0.096cm" svg:height="0.099cm" svg:x="20.474cm" svg:y="5.716cm" svg:viewBox="0 0 97 100" svg:d="M97 50c0 28-21 50-49 50-26 0-48-22-48-50 0-27 22-50 48-50 28 0 49 23 49 50z">
          <text:p/>
        </draw:path>
        <draw:path draw:style-name="gr11" draw:text-style-name="P3" draw:layer="layout" svg:width="0.096cm" svg:height="0.099cm" svg:x="20.474cm" svg:y="6.288cm" svg:viewBox="0 0 97 100" svg:d="M97 50c0 28-21 50-49 50-26 0-48-22-48-50 0-27 22-50 48-50 28 0 49 23 49 50z">
          <text:p/>
        </draw:path>
        <draw:path draw:style-name="gr11" draw:text-style-name="P3" draw:layer="layout" svg:width="0.096cm" svg:height="0.099cm" svg:x="20.474cm" svg:y="6.789cm" svg:viewBox="0 0 97 100" svg:d="M97 50c0 28-21 50-49 50-26 0-48-22-48-50 0-27 22-50 48-50 28 0 49 23 49 50z">
          <text:p/>
        </draw:path>
        <draw:path draw:style-name="gr11" draw:text-style-name="P3" draw:layer="layout" svg:width="0.096cm" svg:height="0.099cm" svg:x="20.474cm" svg:y="5.923cm" svg:viewBox="0 0 97 100" svg:d="M97 50c0 28-21 50-49 50-26 0-48-22-48-50 0-26 22-50 48-50 28 0 49 24 49 50z">
          <text:p/>
        </draw:path>
        <draw:path draw:style-name="gr11" draw:text-style-name="P3" draw:layer="layout" svg:width="0.096cm" svg:height="0.099cm" svg:x="19.757cm" svg:y="5.923cm" svg:viewBox="0 0 97 100" svg:d="M97 50c0 28-22 50-49 50s-48-22-48-50c0-26 21-50 48-50s49 24 49 50z">
          <text:p/>
        </draw:path>
        <draw:path draw:style-name="gr11" draw:text-style-name="P3" draw:layer="layout" svg:width="0.096cm" svg:height="0.099cm" svg:x="19.757cm" svg:y="5.716cm" svg:viewBox="0 0 97 100" svg:d="M97 50c0 28-22 50-49 50s-48-22-48-50c0-27 21-50 48-50s49 23 49 50z">
          <text:p/>
        </draw:path>
        <draw:path draw:style-name="gr11" draw:text-style-name="P3" draw:layer="layout" svg:width="0.096cm" svg:height="0.099cm" svg:x="18.369cm" svg:y="7.575cm" svg:viewBox="0 0 97 100" svg:d="M97 50c0 28-22 50-49 50s-48-22-48-50c0-27 21-50 48-50s49 23 49 50z">
          <text:p/>
        </draw:path>
        <draw:path draw:style-name="gr11" draw:text-style-name="P3" draw:layer="layout" svg:width="0.096cm" svg:height="0.099cm" svg:x="18.92cm" svg:y="7.18cm" svg:viewBox="0 0 97 100" svg:d="M97 50c0 28-23 50-49 50-27 0-48-22-48-50 0-27 21-50 48-50 26 0 49 23 49 50z">
          <text:p/>
        </draw:path>
        <draw:path draw:style-name="gr11" draw:text-style-name="P3" draw:layer="layout" svg:width="0.096cm" svg:height="0.099cm" svg:x="18.369cm" svg:y="6.288cm" svg:viewBox="0 0 97 100" svg:d="M97 50c0 28-22 50-49 50s-48-22-48-50c0-27 21-50 48-50s49 23 49 50z">
          <text:p/>
        </draw:path>
        <draw:path draw:style-name="gr11" draw:text-style-name="P3" draw:layer="layout" svg:width="0.096cm" svg:height="0.099cm" svg:x="18.369cm" svg:y="6.789cm" svg:viewBox="0 0 97 100" svg:d="M97 50c0 28-22 50-49 50s-48-22-48-50c0-27 21-50 48-50s49 23 49 50z">
          <text:p/>
        </draw:path>
        <draw:path draw:style-name="gr11" draw:text-style-name="P3" draw:layer="layout" svg:width="0.096cm" svg:height="0.099cm" svg:x="19.039cm" svg:y="7.575cm" svg:viewBox="0 0 97 100" svg:d="M97 50c0 28-22 50-48 50-28 0-49-22-49-50 0-27 21-50 49-50 26 0 48 23 48 50z">
          <text:p/>
        </draw:path>
        <draw:path draw:style-name="gr11" draw:text-style-name="P3" draw:layer="layout" svg:width="0.096cm" svg:height="0.099cm" svg:x="18.249cm" svg:y="7.18cm" svg:viewBox="0 0 97 100" svg:d="M97 50c0 28-23 50-49 50-27 0-48-22-48-50 0-27 21-50 48-50 26 0 49 23 49 50z">
          <text:p/>
        </draw:path>
        <draw:path draw:style-name="gr11" draw:text-style-name="P3" draw:layer="layout" svg:width="0.095cm" svg:height="0.099cm" svg:x="18.489cm" svg:y="7.18cm" svg:viewBox="0 0 96 100" svg:d="M96 50c0 28-21 50-47 50-27 0-49-22-49-50 0-27 22-50 49-50 26 0 47 23 47 50z">
          <text:p/>
        </draw:path>
        <draw:path draw:style-name="gr11" draw:text-style-name="P3" draw:layer="layout" svg:width="0.096cm" svg:height="0.099cm" svg:x="19.039cm" svg:y="5.716cm" svg:viewBox="0 0 97 100" svg:d="M97 50c0 28-22 50-48 50-28 0-49-22-49-50 0-27 21-50 49-50 26 0 48 23 48 50z">
          <text:p/>
        </draw:path>
        <draw:path draw:style-name="gr11" draw:text-style-name="P3" draw:layer="layout" svg:width="0.096cm" svg:height="0.099cm" svg:x="18.369cm" svg:y="5.114cm" svg:viewBox="0 0 97 100" svg:d="M97 50c0 28-22 50-49 50s-48-22-48-50 21-50 48-50 49 22 49 50z">
          <text:p/>
        </draw:path>
        <draw:path draw:style-name="gr11" draw:text-style-name="P3" draw:layer="layout" svg:width="0.096cm" svg:height="0.099cm" svg:x="18.369cm" svg:y="5.321cm" svg:viewBox="0 0 97 100" svg:d="M97 50c0 28-22 50-49 50s-48-22-48-50c0-27 21-50 48-50s49 23 49 50z">
          <text:p/>
        </draw:path>
        <draw:path draw:style-name="gr11" draw:text-style-name="P3" draw:layer="layout" svg:width="0.096cm" svg:height="0.099cm" svg:x="18.369cm" svg:y="5.519cm" svg:viewBox="0 0 97 100" svg:d="M97 50c0 28-22 50-49 50s-48-22-48-50c0-27 21-50 48-50s49 23 49 50z">
          <text:p/>
        </draw:path>
        <draw:path draw:style-name="gr11" draw:text-style-name="P3" draw:layer="layout" svg:width="0.096cm" svg:height="0.099cm" svg:x="18.369cm" svg:y="5.716cm" svg:viewBox="0 0 97 100" svg:d="M97 50c0 28-22 50-49 50s-48-22-48-50c0-27 21-50 48-50s49 23 49 50z">
          <text:p/>
        </draw:path>
        <draw:path draw:style-name="gr11" draw:text-style-name="P3" draw:layer="layout" svg:width="0.096cm" svg:height="0.099cm" svg:x="18.369cm" svg:y="5.923cm" svg:viewBox="0 0 97 100" svg:d="M97 50c0 28-22 50-49 50s-48-22-48-50c0-26 21-50 48-50s49 24 49 50z">
          <text:p/>
        </draw:path>
        <draw:path draw:style-name="gr11" draw:text-style-name="P3" draw:layer="layout" svg:width="0.097cm" svg:height="0.099cm" svg:x="17.698cm" svg:y="5.923cm" svg:viewBox="0 0 98 100" svg:d="M98 50c0 28-22 50-50 50-26 0-48-22-48-50 0-26 22-50 48-50 28 0 50 24 50 50z">
          <text:p/>
        </draw:path>
        <draw:path draw:style-name="gr11" draw:text-style-name="P3" draw:layer="layout" svg:width="0.097cm" svg:height="0.099cm" svg:x="17.698cm" svg:y="5.519cm" svg:viewBox="0 0 98 100" svg:d="M98 50c0 28-22 50-50 50-26 0-48-22-48-50 0-27 22-50 48-50 28 0 50 23 50 50z">
          <text:p/>
        </draw:path>
        <draw:path draw:style-name="gr11" draw:text-style-name="P3" draw:layer="layout" svg:width="0.097cm" svg:height="0.099cm" svg:x="17.698cm" svg:y="5.716cm" svg:viewBox="0 0 98 100" svg:d="M98 50c0 28-22 50-50 50-26 0-48-22-48-50 0-27 22-50 48-50 28 0 50 23 50 50z">
          <text:p/>
        </draw:path>
        <draw:path draw:style-name="gr11" draw:text-style-name="P3" draw:layer="layout" svg:width="0.097cm" svg:height="0.099cm" svg:x="17.698cm" svg:y="6.292cm" svg:viewBox="0 0 98 100" svg:d="M98 50c0 27-22 50-50 50-26 0-48-23-48-50 0-28 22-50 48-50 28 0 50 22 50 50z">
          <text:p/>
        </draw:path>
        <draw:path draw:style-name="gr11" draw:text-style-name="P3" draw:layer="layout" svg:width="0.096cm" svg:height="0.099cm" svg:x="16.981cm" svg:y="5.923cm" svg:viewBox="0 0 97 100" svg:d="M97 50c0 28-22 50-48 50-28 0-49-22-49-50 0-26 21-50 49-50 26 0 48 24 48 50z">
          <text:p/>
        </draw:path>
        <draw:path draw:style-name="gr11" draw:text-style-name="P3" draw:layer="layout" svg:width="0.096cm" svg:height="0.099cm" svg:x="16.981cm" svg:y="5.519cm" svg:viewBox="0 0 97 100" svg:d="M97 50c0 28-22 50-48 50-28 0-49-22-49-50 0-27 21-50 49-50 26 0 48 23 48 50z">
          <text:p/>
        </draw:path>
        <draw:path draw:style-name="gr11" draw:text-style-name="P3" draw:layer="layout" svg:width="0.096cm" svg:height="0.099cm" svg:x="16.981cm" svg:y="5.716cm" svg:viewBox="0 0 97 100" svg:d="M97 50c0 28-22 50-48 50-28 0-49-22-49-50 0-27 21-50 49-50 26 0 48 23 48 50z">
          <text:p/>
        </draw:path>
        <draw:path draw:style-name="gr11" draw:text-style-name="P3" draw:layer="layout" svg:width="0.096cm" svg:height="0.099cm" svg:x="16.981cm" svg:y="6.288cm" svg:viewBox="0 0 97 100" svg:d="M97 50c0 28-22 50-48 50-28 0-49-22-49-50 0-27 21-50 49-50 26 0 48 23 48 50z">
          <text:p/>
        </draw:path>
        <draw:path draw:style-name="gr11" draw:text-style-name="P3" draw:layer="layout" svg:width="0.096cm" svg:height="0.099cm" svg:x="16.981cm" svg:y="6.789cm" svg:viewBox="0 0 97 100" svg:d="M97 50c0 28-22 50-48 50-28 0-49-22-49-50 0-27 21-50 49-50 26 0 48 23 48 50z">
          <text:p/>
        </draw:path>
        <draw:path draw:style-name="gr11" draw:text-style-name="P3" draw:layer="layout" svg:width="0.097cm" svg:height="0.099cm" svg:x="17.698cm" svg:y="6.793cm" svg:viewBox="0 0 98 100" svg:d="M98 50c0 27-22 50-50 50-26 0-48-23-48-50 0-28 22-50 48-50 28 0 50 22 50 50z">
          <text:p/>
        </draw:path>
        <draw:path draw:style-name="gr11" draw:text-style-name="P3" draw:layer="layout" svg:width="0.096cm" svg:height="0.099cm" svg:x="17.579cm" svg:y="7.18cm" svg:viewBox="0 0 97 100" svg:d="M97 50c0 28-23 50-49 50-27 0-48-22-48-50 0-27 21-50 48-50 26 0 49 23 49 50z">
          <text:p/>
        </draw:path>
        <draw:path draw:style-name="gr11" draw:text-style-name="P3" draw:layer="layout" svg:width="0.096cm" svg:height="0.099cm" svg:x="17.818cm" svg:y="7.18cm" svg:viewBox="0 0 97 100" svg:d="M97 50c0 28-21 50-48 50s-49-22-49-50c0-27 22-50 49-50s48 23 48 50z">
          <text:p/>
        </draw:path>
        <draw:path draw:style-name="gr11" draw:text-style-name="P3" draw:layer="layout" svg:width="0.096cm" svg:height="0.099cm" svg:x="16.981cm" svg:y="7.575cm" svg:viewBox="0 0 97 100" svg:d="M97 50c0 28-22 50-48 50-28 0-49-22-49-50 0-27 21-50 49-50 26 0 48 23 48 50z">
          <text:p/>
        </draw:path>
        <draw:path draw:style-name="gr11" draw:text-style-name="P3" draw:layer="layout" svg:width="0.096cm" svg:height="0.099cm" svg:x="16.861cm" svg:y="7.18cm" svg:viewBox="0 0 97 100" svg:d="M97 50c0 28-22 50-48 50-28 0-49-22-49-50 0-27 21-50 49-50 26 0 48 23 48 50z">
          <text:p/>
        </draw:path>
        <draw:path draw:style-name="gr11" draw:text-style-name="P3" draw:layer="layout" svg:width="0.096cm" svg:height="0.099cm" svg:x="17.101cm" svg:y="7.18cm" svg:viewBox="0 0 97 100" svg:d="M97 50c0 28-23 50-49 50-27 0-48-22-48-50 0-27 21-50 48-50 26 0 49 23 49 50z">
          <text:p/>
        </draw:path>
        <draw:path draw:style-name="gr11" draw:text-style-name="P3" draw:layer="layout" svg:width="0.097cm" svg:height="0.099cm" svg:x="17.698cm" svg:y="7.575cm" svg:viewBox="0 0 98 100" svg:d="M98 50c0 28-22 50-50 50-26 0-48-22-48-50 0-27 22-50 48-50 28 0 50 23 50 50z">
          <text:p/>
        </draw:path>
        <draw:path draw:style-name="gr11" draw:text-style-name="P3" draw:layer="layout" svg:width="0.096cm" svg:height="0.099cm" svg:x="20.096cm" svg:y="4.611cm" svg:viewBox="0 0 97 100" svg:d="M97 50c0 28-22 50-49 50s-48-22-48-50 21-50 48-50 49 22 49 50z">
          <text:p/>
        </draw:path>
        <draw:path draw:style-name="gr11" draw:text-style-name="P3" draw:layer="layout" svg:width="0.095cm" svg:height="0.099cm" svg:x="19.61cm" svg:y="4.266cm" svg:viewBox="0 0 96 100" svg:d="M96 49c0 28-21 51-48 51s-48-23-48-51c0-26 21-49 48-49s48 23 48 49z">
          <text:p/>
        </draw:path>
        <draw:path draw:style-name="gr11" draw:text-style-name="P3" draw:layer="layout" svg:width="0.096cm" svg:height="0.099cm" svg:x="20.096cm" svg:y="4.266cm" svg:viewBox="0 0 97 100" svg:d="M97 49c0 28-22 51-49 51s-48-23-48-51c0-26 21-49 48-49s49 23 49 49z">
          <text:p/>
        </draw:path>
        <draw:path draw:style-name="gr11" draw:text-style-name="P3" draw:layer="layout" svg:width="0.096cm" svg:height="0.099cm" svg:x="19.853cm" svg:y="3.97cm" svg:viewBox="0 0 97 100" svg:d="M97 49c0 28-22 51-48 51-28 0-49-23-49-51 0-26 21-49 49-49 26 0 48 23 48 49z">
          <text:p/>
        </draw:path>
        <draw:path draw:style-name="gr11" draw:text-style-name="P3" draw:layer="layout" svg:width="0.096cm" svg:height="0.099cm" svg:x="20.096cm" svg:y="3.447cm" svg:viewBox="0 0 97 100" svg:d="M97 50c0 28-22 50-49 50s-48-22-48-50 21-50 48-50 49 22 49 50z">
          <text:p/>
        </draw:path>
        <draw:path draw:style-name="gr11" draw:text-style-name="P3" draw:layer="layout" svg:width="0.096cm" svg:height="0.099cm" svg:x="20.448cm" svg:y="4.384cm" svg:viewBox="0 0 97 100" svg:d="M97 49c0 28-22 51-48 51-28 0-49-23-49-51 0-26 21-49 49-49 26 0 48 23 48 49z">
          <text:p/>
        </draw:path>
        <draw:path draw:style-name="gr11" draw:text-style-name="P3" draw:layer="layout" svg:width="0.096cm" svg:height="0.099cm" svg:x="20.691cm" svg:y="4.384cm" svg:viewBox="0 0 97 100" svg:d="M97 49c0 28-22 51-48 51-28 0-49-23-49-51 0-26 21-49 49-49 26 0 48 23 48 49z">
          <text:p/>
        </draw:path>
        <draw:path draw:style-name="gr11" draw:text-style-name="P3" draw:layer="layout" svg:width="0.096cm" svg:height="0.099cm" svg:x="20.448cm" svg:y="3.25cm" svg:viewBox="0 0 97 100" svg:d="M97 50c0 28-22 50-48 50-28 0-49-22-49-50s21-50 49-50c26 0 48 22 48 50z">
          <text:p/>
        </draw:path>
        <draw:path draw:style-name="gr11" draw:text-style-name="P3" draw:layer="layout" svg:width="0.096cm" svg:height="0.099cm" svg:x="20.691cm" svg:y="3.25cm" svg:viewBox="0 0 97 100" svg:d="M97 50c0 28-22 50-48 50-28 0-49-22-49-50s21-50 49-50c26 0 48 22 48 50z">
          <text:p/>
        </draw:path>
        <draw:path draw:style-name="gr11" draw:text-style-name="P3" draw:layer="layout" svg:width="0.095cm" svg:height="0.099cm" svg:x="19.61cm" svg:y="3.447cm" svg:viewBox="0 0 96 100" svg:d="M96 50c0 28-21 50-48 50s-48-22-48-50 21-50 48-50 48 22 48 50z">
          <text:p/>
        </draw:path>
        <draw:path draw:style-name="gr11" draw:text-style-name="P3" draw:layer="layout" svg:width="0.096cm" svg:height="0.099cm" svg:x="19.853cm" svg:y="2.806cm" svg:viewBox="0 0 97 100" svg:d="M97 49c0 28-22 51-48 51-28 0-49-23-49-51 0-26 21-49 49-49 26 0 48 23 48 49z">
          <text:p/>
        </draw:path>
        <draw:path draw:style-name="gr11" draw:text-style-name="P3" draw:layer="layout" svg:width="0.095cm" svg:height="0.099cm" svg:x="19.61cm" svg:y="3.102cm" svg:viewBox="0 0 96 100" svg:d="M96 49c0 28-21 51-48 51s-48-23-48-51c0-26 21-49 48-49s48 23 48 49z">
          <text:p/>
        </draw:path>
        <draw:path draw:style-name="gr11" draw:text-style-name="P3" draw:layer="layout" svg:width="0.096cm" svg:height="0.099cm" svg:x="20.096cm" svg:y="3.102cm" svg:viewBox="0 0 97 100" svg:d="M97 49c0 28-22 51-49 51s-48-23-48-51c0-26 21-49 48-49s49 23 49 49z">
          <text:p/>
        </draw:path>
        <draw:path draw:style-name="gr11" draw:text-style-name="P3" draw:layer="layout" svg:width="0.096cm" svg:height="0.099cm" svg:x="19.853cm" svg:y="1.671cm" svg:viewBox="0 0 97 100" svg:d="M97 50c0 28-22 50-48 50-28 0-49-22-49-50 0-27 21-50 49-50 26 0 48 23 48 50z">
          <text:p/>
        </draw:path>
        <draw:path draw:style-name="gr11" draw:text-style-name="P3" draw:layer="layout" svg:width="0.096cm" svg:height="0.099cm" svg:x="20.1cm" svg:y="2.313cm" svg:viewBox="0 0 97 100" svg:d="M97 49c0 28-22 51-48 51-27 0-49-23-49-51 0-27 22-49 49-49 26 0 48 22 48 49z">
          <text:p/>
        </draw:path>
        <draw:path draw:style-name="gr11" draw:text-style-name="P3" draw:layer="layout" svg:width="0.096cm" svg:height="0.099cm" svg:x="19.614cm" svg:y="2.313cm" svg:viewBox="0 0 97 100" svg:d="M97 49c0 28-22 51-49 51s-48-23-48-51c0-27 21-49 48-49s49 22 49 49z">
          <text:p/>
        </draw:path>
        <draw:path draw:style-name="gr11" draw:text-style-name="P3" draw:layer="layout" svg:width="0.096cm" svg:height="0.099cm" svg:x="20.459cm" svg:y="2.115cm" svg:viewBox="0 0 97 100" svg:d="M97 49c0 28-22 51-49 51-26 0-48-23-48-51 0-27 22-49 48-49 27 0 49 22 49 49z">
          <text:p/>
        </draw:path>
        <draw:path draw:style-name="gr11" draw:text-style-name="P3" draw:layer="layout" svg:width="0.096cm" svg:height="0.099cm" svg:x="20.702cm" svg:y="2.115cm" svg:viewBox="0 0 97 100" svg:d="M97 49c0 28-21 51-48 51s-49-23-49-51c0-27 22-49 49-49s48 22 48 49z">
          <text:p/>
        </draw:path>
        <draw:path draw:style-name="gr11" draw:text-style-name="P3" draw:layer="layout" svg:width="0.096cm" svg:height="0.099cm" svg:x="19.614cm" svg:y="1.967cm" svg:viewBox="0 0 97 100" svg:d="M97 50c0 28-22 50-49 50s-48-22-48-50c0-27 21-50 48-50s49 23 49 50z">
          <text:p/>
        </draw:path>
        <draw:path draw:style-name="gr11" draw:text-style-name="P3" draw:layer="layout" svg:width="0.096cm" svg:height="0.099cm" svg:x="20.1cm" svg:y="1.967cm" svg:viewBox="0 0 97 100" svg:d="M97 50c0 28-22 50-48 50-27 0-49-22-49-50 0-27 22-50 49-50 26 0 48 23 48 50z">
          <text:p/>
        </draw:path>
        <draw:path draw:style-name="gr11" draw:text-style-name="P3" draw:layer="layout" svg:width="0.096cm" svg:height="0.099cm" svg:x="18.388cm" svg:y="2.846cm" svg:viewBox="0 0 97 100" svg:d="M97 50c0 28-22 50-49 50s-48-22-48-50c0-27 21-50 48-50s49 23 49 50z">
          <text:p/>
        </draw:path>
        <draw:path draw:style-name="gr11" draw:text-style-name="P3" draw:layer="layout" svg:width="0.096cm" svg:height="0.099cm" svg:x="18.388cm" svg:y="3.097cm" svg:viewBox="0 0 97 100" svg:d="M97 49c0 28-22 51-49 51s-48-23-48-51c0-26 21-49 48-49s49 23 49 49z">
          <text:p/>
        </draw:path>
        <draw:path draw:style-name="gr11" draw:text-style-name="P3" draw:layer="layout" svg:width="0.096cm" svg:height="0.099cm" svg:x="18.388cm" svg:y="3.347cm" svg:viewBox="0 0 97 100" svg:d="M97 50c0 28-22 50-49 50s-48-22-48-50c0-27 21-50 48-50s49 23 49 50z">
          <text:p/>
        </draw:path>
        <draw:path draw:style-name="gr11" draw:text-style-name="P3" draw:layer="layout" svg:width="0.096cm" svg:height="0.099cm" svg:x="18.388cm" svg:y="3.598cm" svg:viewBox="0 0 97 100" svg:d="M97 49c0 29-22 51-49 51s-48-22-48-51c0-26 21-49 48-49s49 23 49 49z">
          <text:p/>
        </draw:path>
        <draw:path draw:style-name="gr11" draw:text-style-name="P3" draw:layer="layout" svg:width="0.096cm" svg:height="0.099cm" svg:x="18.388cm" svg:y="3.849cm" svg:viewBox="0 0 97 100" svg:d="M97 50c0 28-22 50-49 50s-48-22-48-50c0-27 21-50 48-50s49 23 49 50z">
          <text:p/>
        </draw:path>
        <draw:path draw:style-name="gr11" draw:text-style-name="P3" draw:layer="layout" svg:width="0.096cm" svg:height="0.099cm" svg:x="18.388cm" svg:y="4.099cm" svg:viewBox="0 0 97 100" svg:d="M97 49c0 29-22 51-49 51s-48-22-48-51c0-26 21-49 48-49s49 23 49 49z">
          <text:p/>
        </draw:path>
        <draw:path draw:style-name="gr11" draw:text-style-name="P3" draw:layer="layout" svg:width="0.096cm" svg:height="0.099cm" svg:x="19.118cm" svg:y="4.099cm" svg:viewBox="0 0 97 100" svg:d="M97 49c0 29-23 51-49 51-27 0-48-22-48-51 0-26 21-49 48-49 26 0 49 23 49 49z">
          <text:p/>
        </draw:path>
        <draw:path draw:style-name="gr11" draw:text-style-name="P3" draw:layer="layout" svg:width="0.096cm" svg:height="0.099cm" svg:x="19.118cm" svg:y="3.849cm" svg:viewBox="0 0 97 100" svg:d="M97 50c0 28-23 50-49 50-27 0-48-22-48-50 0-27 21-50 48-50 26 0 49 23 49 50z">
          <text:p/>
        </draw:path>
        <draw:path draw:style-name="gr11" draw:text-style-name="P3" draw:layer="layout" svg:width="0.096cm" svg:height="0.099cm" svg:x="19.118cm" svg:y="3.598cm" svg:viewBox="0 0 97 100" svg:d="M97 49c0 29-23 51-49 51-27 0-48-22-48-51 0-26 21-49 48-49 26 0 49 23 49 49z">
          <text:p/>
        </draw:path>
        <draw:path draw:style-name="gr11" draw:text-style-name="P3" draw:layer="layout" svg:width="0.096cm" svg:height="0.099cm" svg:x="19.118cm" svg:y="3.347cm" svg:viewBox="0 0 97 100" svg:d="M97 50c0 28-23 50-49 50-27 0-48-22-48-50 0-27 21-50 48-50 26 0 49 23 49 50z">
          <text:p/>
        </draw:path>
        <draw:path draw:style-name="gr11" draw:text-style-name="P3" draw:layer="layout" svg:width="0.096cm" svg:height="0.099cm" svg:x="19.118cm" svg:y="3.097cm" svg:viewBox="0 0 97 100" svg:d="M97 49c0 28-23 51-49 51-27 0-48-23-48-51 0-26 21-49 48-49 26 0 49 23 49 49z">
          <text:p/>
        </draw:path>
        <draw:path draw:style-name="gr11" draw:text-style-name="P3" draw:layer="layout" svg:width="0.096cm" svg:height="0.099cm" svg:x="19.118cm" svg:y="2.846cm" svg:viewBox="0 0 97 100" svg:d="M97 50c0 28-23 50-49 50-27 0-48-22-48-50 0-27 21-50 48-50 26 0 49 23 49 50z">
          <text:p/>
        </draw:path>
        <draw:path draw:style-name="gr11" draw:text-style-name="P3" draw:layer="layout" svg:width="0.096cm" svg:height="0.099cm" svg:x="19.118cm" svg:y="2.596cm" svg:viewBox="0 0 97 100" svg:d="M97 50c0 28-23 50-49 50-27 0-48-22-48-50 0-26 21-50 48-50 26 0 49 24 49 50z">
          <text:p/>
        </draw:path>
        <draw:line draw:style-name="gr1" draw:text-style-name="P1" draw:layer="layout" svg:x1="23.349cm" svg:y1="1.549cm" svg:x2="27.657cm" svg:y2="1.549cm">
          <text:p/>
        </draw:line>
        <draw:line draw:style-name="gr1" draw:text-style-name="P1" draw:layer="layout" svg:x1="27.657cm" svg:y1="1.549cm" svg:x2="27.657cm" svg:y2="8.06cm">
          <text:p/>
        </draw:line>
        <draw:line draw:style-name="gr1" draw:text-style-name="P1" draw:layer="layout" svg:x1="27.657cm" svg:y1="8.06cm" svg:x2="23.349cm" svg:y2="8.06cm">
          <text:p/>
        </draw:line>
        <draw:line draw:style-name="gr1" draw:text-style-name="P1" draw:layer="layout" svg:x1="23.349cm" svg:y1="8.06cm" svg:x2="23.349cm" svg:y2="1.549cm">
          <text:p/>
        </draw:line>
        <draw:polygon draw:style-name="gr2" draw:text-style-name="P2" draw:layer="layout" svg:width="4.308cm" svg:height="6.511cm" svg:x="23.349cm" svg:y="1.549cm" svg:viewBox="0 0 4309 6512" draw:points="4297,2 4304,8 4308,16 4309,20 4309,6492 4307,6501 4301,6508 4293,6511 4289,6512 19,6512 11,6510 4,6505 0,6497 0,6492 0,6300 2,6292 7,6285 14,6281 23,6281 31,6285 35,6290 38,6296 39,6297 40,6298 45,6303 184,6445 185,6447 186,6449 190,6452 191,6453 193,6455 199,6460 200,6461 201,6462 208,6464 208,6465 214,6467 215,6467 216,6468 222,6469 223,6469 224,6470 231,6471 724,6471 725,6472 729,6471 761,6471 764,6472 768,6471 812,6471 817,6472 817,6471 888,6471 894,6472 895,6471 1393,6471 1396,6472 1399,6471 1432,6471 1433,6472 1438,6471 1482,6471 1488,6472 1488,6471 2063,6471 2066,6472 2070,6471 2102,6471 2103,6472 2108,6471 2152,6471 2158,6472 2158,6471 2782,6471 2783,6472 2787,6471 2819,6471 2822,6472 2826,6471 2870,6471 2876,6472 2876,6471 3441,6471 3443,6472 3448,6471 3450,6471 3453,6471 3454,6471 3460,6470 3461,6470 3462,6470 3469,6467 3476,6465 3477,6465 3478,6465 3484,6461 3484,6460 3491,6456 3492,6455 3497,6449 3498,6449 3637,6307 3638,6305 3640,6304 3642,6301 3643,6299 3644,6299 3645,6297 3646,6296 3651,6291 3651,6290 3652,6289 3655,6282 3659,6275 3659,6274 3659,6273 3660,6266 3660,6265 3661,6258 3662,6257 3662,6256 3661,6248 3661,6004 3664,5995 3669,5988 3677,5985 3685,5985 3691,5987 3693,5988 3694,5989 3716,5998 3740,6002 3761,6004 3764,6004 3788,6000 3810,5994 3832,5983 3852,5969 3864,5956 3872,5953 3880,5952 3887,5955 3894,5960 3912,5976 3916,5978 3922,5984 3925,5992 3926,5995 3926,6010 3924,6019 3918,6026 3910,6029 3904,6029 3890,6028 3865,6028 3840,6031 3816,6039 3794,6050 3772,6065 3754,6082 3738,6102 3727,6125 3717,6149 3711,6175 3709,6200 3711,6227 3715,6241 3717,6251 3719,6257 3727,6275 3729,6281 3738,6298 3743,6303 3754,6319 3772,6335 3794,6350 3809,6358 3816,6362 3840,6369 3862,6373 3865,6373 3890,6373 3893,6373 3914,6369 3939,6362 3961,6350 3982,6335 4000,6319 4017,6298 4029,6275 4038,6251 4043,6227 4045,6200 4044,6191 4046,6183 4049,6177 4051,6175 4052,6174 4053,6174 4058,6168 4062,6159 4063,6159 4065,6152 4065,6151 4065,6150 4067,6143 4067,6142 4069,6135 4069,5995 4070,5987 4076,5980 4077,5979 4091,5969 4108,5952 4123,5932 4134,5910 4142,5887 4146,5863 4146,5755 4144,5736 4138,5713 4129,5690 4116,5669 4100,5651 4090,5642 4082,5635 4078,5633 4072,5627 4069,5619 4069,5481 4068,5478 4068,5477 4068,5475 4068,5470 4067,5469 4067,5468 4066,5464 4065,5455 4065,5453 4067,5444 4069,5415 4067,5387 4062,5360 4052,5333 4044,5319 4039,5308 4022,5286 4003,5265 3981,5248 3957,5235 3931,5225 3905,5220 3877,5218 3850,5220 3823,5225 3797,5235 3773,5248 3751,5265 3732,5286 3716,5308 3703,5333 3693,5360 3687,5387 3685,5415 3687,5444 3693,5471 3703,5497 3716,5522 3732,5544 3751,5564 3762,5573 3768,5580 3770,5588 3769,5596 3763,5603 3755,5607 3752,5607 3727,5611 3705,5618 3683,5629 3663,5642 3646,5660 3632,5679 3621,5701 3614,5725 3613,5727 3610,5735 3605,5739 3599,5743 3593,5747 3592,5748 3587,5754 3544,5798 3538,5804 3537,5806 3536,5806 3535,5809 3534,5809 3529,5813 3529,5815 3528,5816 3526,5822 3522,5829 3522,5830 3522,5832 3520,5838 3520,5839 3519,5846 3518,5847 3518,5848 3519,5856 3519,6211 3517,6220 3512,6225 3421,6318 3414,6322 3408,6323 3316,6323 3308,6321 3302,6317 3297,6309 3297,6300 3300,6294 3310,6275 3319,6251 3324,6227 3326,6200 3326,6191 3327,6183 3330,6177 3331,6175 3334,6174 3339,6168 3343,6159 3347,6152 3347,6151 3347,6150 3348,6143 3348,6142 3349,6135 3349,6134 3350,6133 3349,6125 3349,5995 3352,5987 3357,5980 3358,5979 3372,5969 3390,5952 3404,5932 3415,5910 3423,5887 3426,5863 3426,5755 3425,5736 3419,5713 3410,5690 3397,5669 3381,5651 3371,5642 3363,5635 3360,5633 3353,5627 3350,5619 3349,5616 3349,5492 3350,5489 3350,5487 3349,5483 3349,5478 3349,5477 3349,5475 3348,5470 3348,5469 3348,5468 3347,5464 3346,5455 3347,5453 3348,5444 3350,5415 3348,5387 3343,5360 3333,5333 3325,5319 3320,5308 3303,5286 3284,5265 3262,5248 3238,5235 3212,5225 3186,5220 3158,5218 3131,5220 3104,5225 3078,5235 3055,5248 3033,5265 3013,5286 2997,5308 2984,5333 2974,5360 2968,5387 2966,5415 2968,5444 2974,5471 2984,5497 2997,5522 3013,5544 3033,5564 3043,5573 3049,5580 3051,5588 3049,5596 3044,5603 3036,5607 3033,5607 3009,5611 2987,5618 2965,5629 2944,5642 2927,5660 2913,5679 2901,5701 2894,5725 2894,5727 2891,5735 2885,5739 2881,5743 2880,5743 2875,5747 2868,5754 2825,5798 2823,5800 2822,5801 2819,5804 2817,5806 2816,5809 2815,5809 2811,5813 2810,5815 2809,5816 2807,5822 2804,5829 2803,5830 2803,5832 2801,5838 2801,5839 2799,5846 2799,6270 2798,6278 2793,6284 2761,6318 2754,6322 2747,6323 2598,6323 2589,6321 2583,6317 2580,6309 2580,6300 2582,6294 2592,6275 2601,6251 2607,6227 2608,6200 2608,6191 2609,6183 2612,6177 2613,6177 2614,6175 2616,6174 2621,6168 2621,6167 2622,6166 2625,6159 2628,6152 2629,6151 2630,6150 2630,6143 2630,6142 2632,6135 2632,5995 2634,5987 2639,5980 2640,5979 2654,5969 2672,5952 2686,5932 2697,5910 2704,5887 2709,5863 2709,5755 2707,5736 2701,5713 2692,5690 2679,5669 2663,5651 2653,5642 2645,5635 2642,5633 2635,5627 2632,5619 2632,5489 2632,5487 2632,5483 2632,5481 2631,5478 2631,5475 2631,5470 2630,5469 2630,5468 2630,5464 2628,5455 2629,5453 2630,5444 2632,5415 2630,5387 2625,5360 2615,5333 2608,5319 2603,5308 2586,5286 2566,5265 2544,5248 2520,5235 2495,5225 2468,5220 2441,5218 2413,5220 2386,5225 2361,5235 2337,5248 2315,5265 2295,5286 2279,5308 2266,5333 2256,5360 2250,5387 2249,5415 2250,5444 2256,5471 2266,5497 2279,5522 2295,5544 2315,5564 2325,5573 2331,5580 2333,5588 2331,5596 2326,5603 2318,5607 2316,5607 2292,5611 2268,5618 2247,5629 2227,5642 2209,5660 2195,5679 2183,5701 2176,5725 2176,5727 2173,5735 2167,5739 2163,5743 2162,5743 2157,5747 2156,5747 2155,5748 2150,5754 2149,5754 2105,5800 2104,5801 2101,5804 2100,5806 2097,5809 2093,5813 2093,5815 2092,5816 2089,5822 2086,5829 2085,5832 2084,5838 2083,5839 2081,5846 2081,6270 2079,6278 2076,6284 2043,6318 2036,6322 2029,6323 1928,6323 1919,6321 1913,6317 1910,6309 1910,6300 1912,6294 1922,6275 1931,6251 1936,6227 1938,6200 1937,6191 1939,6183 1942,6177 1944,6175 1946,6174 1951,6168 1955,6159 1958,6152 1959,6151 1959,6150 1960,6143 1960,6142 1962,6135 1962,5995 1964,5987 1969,5980 1970,5979 1984,5969 2002,5952 2016,5932 2027,5910 2035,5887 2039,5863 2039,5755 2037,5736 2031,5713 2022,5690 2009,5669 1993,5651 1983,5642 1975,5635 1972,5633 1965,5627 1962,5619 1962,5489 1962,5487 1962,5483 1962,5481 1961,5478 1961,5475 1961,5470 1961,5469 1960,5468 1959,5464 1958,5455 1959,5453 1960,5444 1962,5415 1960,5387 1955,5360 1945,5333 1937,5319 1932,5308 1915,5286 1896,5265 1874,5248 1850,5235 1824,5225 1798,5220 1771,5218 1743,5220 1716,5225 1690,5235 1667,5248 1645,5265 1625,5286 1609,5308 1596,5333 1586,5360 1580,5387 1578,5415 1580,5444 1586,5471 1596,5497 1609,5522 1625,5544 1645,5564 1655,5573 1661,5580 1663,5588 1661,5596 1656,5603 1648,5607 1645,5607 1621,5611 1599,5618 1577,5629 1556,5642 1539,5660 1525,5679 1513,5701 1506,5725 1506,5727 1503,5735 1497,5739 1493,5743 1492,5743 1487,5747 1486,5747 1485,5748 1480,5754 1479,5754 1437,5798 1435,5800 1434,5801 1431,5804 1429,5806 1427,5809 1423,5813 1422,5815 1422,5816 1419,5822 1416,5829 1415,5830 1415,5832 1414,5838 1413,5839 1411,5846 1411,6270 1410,6278 1406,6284 1373,6318 1366,6322 1359,6323 1258,6323 1250,6321 1243,6317 1239,6309 1239,6300 1242,6294 1252,6275 1261,6251 1266,6227 1268,6200 1268,6191 1269,6183 1272,6177 1273,6175 1276,6174 1281,6168 1285,6159 1288,6152 1288,6151 1288,6150 1290,6143 1290,6142 1291,6135 1291,6134 1292,6133 1291,6125 1291,5995 1294,5987 1299,5980 1300,5979 1314,5969 1332,5952 1346,5932 1357,5910 1365,5887 1368,5863 1368,5755 1367,5736 1361,5713 1352,5690 1339,5669 1323,5651 1313,5642 1305,5635 1302,5633 1295,5627 1292,5619 1291,5616 1291,5492 1292,5489 1292,5487 1291,5483 1291,5478 1291,5477 1290,5470 1290,5469 1290,5468 1289,5465 1288,5456 1288,5454 1290,5446 1292,5419 1290,5390 1285,5364 1275,5337 1262,5311 1245,5290 1226,5270 1204,5253 1180,5239 1154,5229 1128,5223 1100,5221 1073,5223 1046,5229 1020,5239 996,5253 974,5270 955,5290 939,5311 926,5337 916,5364 910,5390 908,5419 910,5446 916,5475 926,5502 939,5525 955,5549 974,5569 981,5574 986,5580 989,5589 987,5596 982,5604 974,5607 972,5608 951,5611 929,5618 907,5629 886,5642 869,5660 855,5679 843,5701 837,5725 836,5727 833,5735 827,5739 823,5743 822,5743 817,5747 810,5754 767,5798 765,5800 764,5801 761,5804 759,5806 758,5809 757,5809 753,5813 752,5815 751,5816 749,5822 746,5829 745,5830 745,5832 743,5838 743,5839 741,5846 741,6270 740,6278 735,6284 703,6318 696,6322 689,6323 540,6323 531,6321 525,6317 522,6309 522,6300 524,6294 534,6275 543,6251 548,6227 550,6200 549,6191 551,6183 554,6177 555,6177 556,6175 558,6174 563,6168 563,6167 564,6166 567,6159 570,6152 571,6151 571,6150 572,6143 572,6142 574,6135 574,5995 576,5987 581,5980 582,5979 596,5969 614,5952 628,5932 638,5910 646,5887 651,5863 651,5755 649,5736 643,5713 634,5690 621,5669 605,5651 595,5642 587,5635 584,5633 577,5627 574,5619 574,5489 574,5487 574,5483 574,5481 573,5478 573,5475 573,5470 572,5469 572,5468 571,5464 570,5455 571,5453 572,5444 574,5415 572,5387 567,5360 557,5333 549,5319 545,5308 527,5286 508,5265 486,5248 462,5235 437,5225 410,5220 383,5218 355,5220 328,5225 302,5235 279,5248 257,5265 237,5286 221,5308 208,5333 204,5343 199,5351 192,5355 184,5356 176,5353 169,5347 168,5338 168,4993 168,4984 174,4977 182,4974 190,4974 198,4977 203,4984 204,4986 208,4996 221,5021 237,5043 257,5064 279,5080 286,5084 302,5094 328,5103 355,5110 357,5110 383,5112 410,5110 437,5103 462,5094 486,5080 508,5064 527,5043 545,5021 557,4996 562,4988 569,4984 575,4981 576,4981 577,4980 584,4977 584,4976 591,4972 592,4971 596,4966 596,4965 668,4892 670,4890 671,4889 675,4886 675,4884 678,4882 678,4881 683,4875 683,4874 686,4867 689,4860 690,4859 690,4859 692,4852 692,4851 694,4844 694,4843 694,4842 694,4834 694,4227 694,4225 694,4220 694,4219 693,4216 693,4213 693,4208 693,4207 692,4206 689,4200 689,4199 687,4193 687,4192 687,4191 686,4190 683,4184 683,4183 679,4177 678,4176 678,4175 672,4171 672,4170 601,4097 599,4095 599,4094 598,4093 594,4090 593,4089 591,4087 591,4086 585,4082 584,4081 583,4081 576,4077 574,4076 570,4074 569,4074 568,4073 561,4072 560,4072 558,4071 550,4067 547,4063 545,4061 542,4058 538,4051 537,4043 540,4034 542,4031 546,4027 552,4022 559,4021 924,4021 931,4023 939,4029 942,4034 946,4040 947,4049 944,4056 942,4060 934,4067 923,4085 914,4106 909,4128 908,4144 908,4149 911,4172 918,4193 925,4206 929,4213 931,4217 942,4230 950,4237 954,4241 959,4248 960,4257 958,4265 957,4267 947,4282 938,4303 933,4325 932,4347 932,4348 935,4369 942,4390 950,4404 951,4413 950,4421 945,4428 943,4430 940,4431 923,4448 907,4468 897,4489 889,4512 885,4537 885,4561 887,4573 889,4585 893,4598 897,4609 907,4630 923,4649 940,4666 960,4680 970,4684 982,4690 1005,4696 1022,4697 1030,4700 1037,4706 1041,4713 1041,4721 1036,4729 1029,4734 1028,4735 1020,4738 996,4752 974,4768 955,4788 939,4810 926,4836 916,4862 910,4889 908,4918 910,4945 916,4974 926,5000 939,5024 955,5048 974,5068 996,5084 1007,5090 1020,5097 1046,5107 1073,5114 1075,5114 1100,5115 1128,5114 1154,5107 1180,5097 1204,5084 1226,5068 1245,5048 1262,5024 1275,5000 1276,4998 1281,4991 1287,4986 1289,4986 1290,4985 1291,4985 1298,4980 1304,4976 1305,4976 1306,4975 1310,4970 1311,4969 1386,4892 1388,4890 1390,4889 1392,4886 1393,4884 1394,4884 1396,4882 1396,4881 1400,4875 1401,4874 1404,4867 1408,4860 1408,4859 1408,4859 1410,4852 1410,4851 1411,4844 1412,4843 1412,4842 1411,4834 1411,4230 1412,4227 1412,4220 1411,4219 1411,4215 1411,4213 1410,4208 1410,4206 1408,4200 1407,4199 1406,4193 1405,4192 1405,4191 1404,4190 1400,4184 1400,4183 1397,4177 1396,4176 1396,4175 1390,4171 1390,4170 1316,4095 1316,4094 1312,4090 1311,4089 1309,4087 1309,4086 1303,4082 1302,4081 1301,4081 1295,4077 1294,4077 1291,4076 1286,4073 1279,4072 1273,4071 1266,4067 1263,4064 1259,4058 1259,4057 1255,4052 1254,4043 1257,4034 1260,4032 1264,4027 1270,4022 1277,4021 1594,4021 1601,4023 1608,4029 1612,4034 1616,4040 1617,4049 1614,4056 1611,4060 1605,4067 1593,4085 1584,4106 1579,4128 1579,4144 1578,4149 1581,4172 1588,4193 1596,4206 1599,4213 1601,4217 1612,4230 1624,4241 1629,4248 1630,4257 1628,4265 1627,4267 1617,4282 1608,4303 1603,4325 1602,4347 1602,4348 1605,4369 1612,4390 1619,4404 1622,4413 1620,4421 1615,4428 1613,4430 1610,4431 1593,4448 1578,4468 1567,4489 1558,4512 1556,4537 1556,4561 1557,4573 1558,4585 1563,4598 1567,4609 1578,4630 1593,4649 1610,4666 1630,4680 1641,4684 1652,4690 1675,4696 1682,4696 1685,4697 1693,4699 1699,4705 1702,4713 1702,4721 1697,4729 1691,4734 1690,4734 1667,4747 1662,4752 1645,4764 1645,4764 1625,4785 1609,4807 1596,4832 1586,4859 1580,4886 1578,4914 1580,4942 1586,4970 1596,4996 1609,5021 1625,5043 1645,5064 1667,5080 1674,5084 1690,5094 1716,5103 1743,5110 1745,5110 1771,5112 1798,5110 1824,5103 1850,5094 1874,5080 1896,5064 1915,5043 1932,5021 1945,4996 1950,4988 1958,4984 1964,4981 1965,4980 1972,4977 1972,4976 1979,4972 1980,4971 1984,4966 1984,4965 2055,4892 2058,4890 2059,4889 2062,4886 2063,4884 2064,4884 2066,4882 2066,4881 2071,4875 2071,4874 2074,4867 2078,4860 2078,4859 2078,4859 2080,4852 2080,4851 2081,4844 2081,4843 2082,4842 2081,4834 2081,4230 2082,4227 2082,4225 2081,4220 2081,4216 2081,4215 2081,4213 2080,4208 2080,4207 2080,4206 2078,4200 2077,4199 2076,4193 2075,4191 2074,4190 2071,4184 2071,4183 2067,4177 2066,4176 2066,4175 2060,4171 1987,4095 1987,4094 1985,4093 1982,4090 1981,4089 1979,4087 1979,4086 1973,4082 1972,4081 1965,4077 1964,4077 1962,4076 1958,4074 1957,4074 1956,4073 1949,4072 1948,4072 1944,4071 1936,4067 1933,4064 1929,4058 1929,4057 1925,4052 1924,4043 1927,4034 1929,4032 1934,4027 1940,4022 1947,4021 2264,4021 2272,4023 2278,4029 2283,4034 2282,4034 2286,4040 2287,4049 2284,4056 2282,4060 2275,4067 2263,4085 2254,4106 2250,4128 2250,4144 2249,4149 2251,4172 2258,4193 2265,4206 2269,4213 2272,4217 2282,4230 2291,4237 2295,4241 2298,4248 2300,4257 2298,4265 2297,4267 2287,4282 2278,4303 2273,4325 2272,4347 2272,4348 2275,4369 2282,4390 2289,4404 2292,4413 2291,4421 2285,4428 2283,4430 2280,4431 2263,4448 2249,4468 2237,4489 2228,4512 2226,4537 2226,4561 2227,4573 2228,4585 2233,4598 2237,4609 2249,4630 2263,4649 2280,4666 2300,4680 2311,4684 2322,4690 2345,4696 2352,4696 2355,4697 2363,4699 2369,4705 2372,4713 2372,4721 2367,4729 2362,4734 2361,4734 2337,4747 2332,4752 2316,4764 2315,4764 2295,4785 2279,4807 2266,4832 2256,4859 2250,4886 2249,4914 2250,4942 2256,4970 2266,4996 2279,5021 2295,5043 2315,5064 2337,5080 2344,5084 2361,5094 2386,5103 2413,5110 2415,5110 2441,5112 2468,5110 2495,5103 2520,5094 2544,5080 2566,5064 2586,5043 2603,5021 2615,4996 2620,4988 2627,4984 2633,4981 2634,4981 2635,4980 2642,4977 2642,4976 2649,4972 2650,4971 2654,4966 2655,4965 2726,4892 2728,4890 2729,4889 2732,4886 2734,4884 2736,4881 2741,4875 2742,4874 2744,4867 2747,4860 2748,4859 2748,4859 2750,4852 2750,4851 2752,4844 2752,4843 2752,4842 2752,4834 2752,4227 2752,4225 2752,4220 2752,4219 2751,4216 2751,4213 2751,4208 2751,4207 2750,4206 2747,4200 2747,4199 2745,4193 2745,4192 2745,4191 2744,4190 2741,4184 2741,4183 2737,4177 2736,4176 2736,4175 2730,4171 2730,4170 2659,4097 2657,4095 2657,4094 2656,4093 2653,4090 2652,4089 2649,4087 2649,4086 2643,4082 2642,4081 2641,4081 2634,4077 2632,4076 2628,4074 2627,4074 2626,4073 2619,4072 2618,4072 2614,4071 2607,4067 2603,4064 2599,4058 2599,4057 2595,4052 2594,4043 2597,4034 2599,4032 2604,4027 2611,4022 2617,4021 2982,4021 2989,4023 2997,4029 3000,4034 3004,4040 3005,4049 3002,4056 3000,4060 2992,4067 2981,4085 2972,4106 2967,4128 2966,4144 2966,4149 2969,4172 2976,4193 2983,4206 2987,4213 2989,4217 3000,4230 3008,4237 3012,4241 3017,4248 3018,4257 3016,4265 3015,4267 3005,4282 2996,4303 2991,4325 2990,4347 2990,4348 2993,4369 3000,4390 3006,4401 3008,4410 3007,4418 3001,4424 2988,4437 2972,4456 2960,4477 2950,4500 2944,4524 2943,4549 2944,4573 2947,4585 2950,4598 2960,4621 2972,4641 2988,4660 3006,4677 3027,4690 3049,4700 3064,4703 3072,4708 3077,4714 3078,4722 3077,4731 3071,4738 3069,4739 3055,4747 3050,4752 3033,4764 3033,4764 3013,4785 2997,4807 2984,4832 2974,4859 2968,4886 2966,4914 2968,4942 2974,4970 2984,4996 2997,5021 3013,5043 3033,5064 3055,5080 3061,5084 3078,5094 3104,5103 3131,5110 3133,5110 3158,5112 3186,5110 3212,5103 3238,5094 3262,5080 3284,5064 3303,5043 3320,5021 3333,4996 3338,4988 3346,4984 3352,4981 3353,4981 3353,4980 3360,4977 3360,4976 3366,4972 3368,4972 3368,4971 3373,4965 3444,4892 3446,4890 3448,4889 3450,4886 3451,4884 3452,4884 3454,4882 3454,4881 3459,4875 3459,4874 3462,4867 3466,4860 3466,4859 3466,4859 3468,4852 3468,4851 3469,4844 3470,4843 3470,4842 3469,4834 3469,4230 3470,4227 3470,4220 3469,4219 3469,4215 3469,4213 3468,4208 3468,4206 3466,4200 3465,4199 3464,4193 3463,4192 3463,4191 3462,4190 3459,4184 3459,4183 3455,4177 3454,4176 3454,4175 3448,4171 3448,4170 3375,4095 3375,4094 3370,4090 3369,4089 3367,4087 3367,4086 3361,4082 3360,4081 3359,4081 3353,4077 3352,4077 3349,4076 3344,4073 3337,4072 3331,4071 3324,4067 3321,4064 3317,4058 3317,4057 3313,4052 3312,4043 3315,4034 3318,4032 3322,4027 3328,4022 3335,4021 3701,4021 3709,4023 3715,4029 3719,4034 3723,4040 3724,4049 3721,4056 3719,4060 3711,4067 3700,4085 3691,4106 3686,4128 3685,4144 3685,4149 3688,4172 3695,4193 3702,4206 3705,4213 3708,4217 3719,4230 3727,4237 3730,4241 3736,4248 3737,4257 3735,4265 3734,4267 3724,4282 3715,4303 3710,4325 3709,4347 3709,4348 3712,4369 3719,4390 3727,4404 3728,4413 3727,4421 3722,4428 3720,4430 3717,4431 3700,4448 3685,4468 3674,4489 3666,4512 3661,4537 3661,4561 3664,4573 3666,4585 3670,4598 3674,4609 3685,4630 3700,4649 3717,4666 3737,4680 3748,4684 3759,4690 3782,4696 3789,4696 3792,4697 3800,4699 3806,4705 3809,4713 3808,4721 3804,4729 3798,4734 3797,4734 3773,4747 3769,4752 3752,4764 3751,4764 3732,4785 3716,4807 3703,4832 3693,4859 3687,4886 3685,4914 3687,4942 3693,4970 3703,4996 3716,5021 3732,5043 3751,5064 3773,5080 3780,5084 3797,5094 3823,5103 3850,5110 3852,5110 3877,5112 3905,5110 3931,5103 3957,5094 3981,5080 4003,5064 4022,5043 4039,5021 4052,4996 4057,4988 4064,4984 4070,4981 4072,4981 4073,4980 4078,4977 4079,4976 4085,4972 4085,4972 4086,4971 4091,4966 4092,4965 4163,4892 4165,4890 4167,4889 4170,4886 4171,4884 4173,4882 4173,4881 4177,4875 4178,4874 4181,4867 4185,4860 4185,4859 4185,4859 4187,4852 4187,4851 4189,4844 4189,4227 4189,4225 4189,4220 4189,4219 4188,4216 4188,4215 4188,4213 4188,4208 4187,4207 4187,4206 4185,4200 4185,4199 4182,4193 4181,4191 4181,4190 4177,4184 4177,4183 4174,4177 4172,4175 4167,4171 4095,4097 4094,4095 4093,4094 4093,4093 4089,4090 4088,4089 4085,4086 4080,4082 4079,4081 4078,4081 4072,4077 4071,4077 4069,4076 4065,4074 4063,4073 4056,4072 4050,4071 4042,4067 4041,4064 4036,4058 4036,4057 4032,4052 4031,4043 4034,4034 4036,4032 4043,4024 4055,4005 4060,3994 4064,3987 4140,3909 4143,3907 4144,3906 4147,3903 4148,3902 4150,3899 4151,3899 4154,3893 4159,3885 4159,3884 4162,3877 4162,3876 4163,3875 4164,3868 4166,3860 4167,3859 4167,3858 4166,3851 4166,3173 4168,3164 4173,3158 4175,3156 4176,3156 4196,3142 4214,3124 4229,3105 4242,3083 4250,3060 4256,3035 4258,3010 4256,2984 4250,2960 4242,2936 4232,2918 4229,2914 4214,2894 4196,2878 4176,2863 4175,2863 4175,2863 4170,2857 4167,2849 4166,2846 4166,2144 4167,2140 4167,2139 4167,2134 4168,2133 4170,2126 4170,2035 4172,2026 4176,2020 4177,2019 4196,2006 4214,1989 4229,1969 4242,1947 4250,1924 4256,1899 4258,1874 4256,1850 4250,1825 4242,1801 4229,1780 4214,1760 4211,1757 4196,1742 4177,1730 4172,1723 4170,1716 4170,907 4172,898 4176,891 4180,889 4187,886 4207,871 4224,854 4240,835 4253,813 4261,789 4266,765 4268,740 4266,715 4261,691 4253,667 4243,651 4240,645 4236,639 4224,625 4223,624 4207,609 4187,594 4180,591 4174,585 4170,578 4170,573 4170,329 4170,329 4170,324 4170,321 4169,319 4169,318 4169,311 4169,310 4168,308 4165,301 4163,294 4163,293 4162,292 4158,286 4154,279 4153,278 4153,278 4148,272 3933,51 3930,49 3930,48 3929,47 3927,44 3926,43 3923,41 3923,40 3917,37 3916,36 3910,30 3908,22 3909,13 3914,5 3921,1 3928,0 4289,0">
          <text:p/>
        </draw:polygon>
        <draw:polygon draw:style-name="gr2" draw:text-style-name="P2" draw:layer="layout" svg:width="0.263cm" svg:height="0.372cm" svg:x="24.235cm" svg:y="7.499cm" svg:viewBox="0 0 264 373" draw:points="227,3 230,7 233,9 251,25 255,27 260,33 263,40 264,43 264,58 262,67 257,75 249,79 242,79 229,77 203,77 178,81 154,89 132,100 111,114 93,131 78,152 64,175 55,198 49,224 47,250 49,276 52,290 55,301 56,307 64,325 75,343 78,352 76,360 72,368 64,372 57,373 52,373 43,371 38,367 5,333 1,326 0,320 0,52 2,43 7,37 14,34 23,34 28,36 31,37 32,37 54,46 78,50 100,52 102,52 126,48 149,42 170,32 190,18 203,5 210,1 218,0">
          <text:p/>
        </draw:polygon>
        <draw:polygon draw:style-name="gr2" draw:text-style-name="P2" draw:layer="layout" svg:width="0.262cm" svg:height="0.372cm" svg:x="24.905cm" svg:y="7.499cm" svg:viewBox="0 0 263 373" draw:points="226,3 230,7 233,9 251,25 255,27 260,33 263,40 263,58 262,67 257,75 249,79 242,79 229,77 203,77 178,81 155,89 132,100 110,114 92,131 77,152 63,175 55,198 49,224 47,250 49,276 52,290 55,301 56,307 63,325 75,343 77,352 75,360 71,368 63,372 57,373 52,373 43,371 38,367 6,333 1,326 0,320 0,52 2,43 7,37 14,34 23,34 28,36 31,37 32,37 54,46 78,50 99,52 101,52 125,48 149,42 171,32 190,18 203,5 210,1 218,0">
          <text:p/>
        </draw:polygon>
        <draw:polygon draw:style-name="gr2" draw:text-style-name="P2" draw:layer="layout" svg:width="0.262cm" svg:height="0.372cm" svg:x="25.575cm" svg:y="7.499cm" svg:viewBox="0 0 263 373" draw:points="225,3 229,7 232,9 251,25 254,27 260,33 263,40 263,58 261,67 257,75 249,79 241,79 228,77 203,77 177,81 154,89 131,100 110,114 92,131 77,152 63,175 55,198 49,224 47,250 49,276 52,290 55,301 56,307 63,325 75,343 77,352 76,360 71,368 63,372 57,373 52,373 43,371 38,367 6,333 1,326 0,320 0,52 1,43 7,37 14,34 23,34 28,36 32,37 32,37 54,46 78,50 99,52 101,52 124,48 148,42 170,32 190,18 202,5 209,1 217,0">
          <text:p/>
        </draw:polygon>
        <draw:polygon draw:style-name="gr2" draw:text-style-name="P2" draw:layer="layout" svg:width="0.263cm" svg:height="0.372cm" svg:x="26.293cm" svg:y="7.499cm" svg:viewBox="0 0 264 373" draw:points="227,3 230,7 233,9 251,25 255,27 260,33 263,40 264,43 264,58 262,67 257,75 249,79 242,79 229,77 203,77 178,81 154,89 132,100 111,114 92,131 77,152 63,175 55,198 49,224 47,250 49,276 52,290 55,301 56,307 63,325 74,343 77,352 75,360 71,368 63,372 57,373 52,373 43,371 38,367 5,333 1,326 0,320 0,52 2,43 7,37 14,34 23,34 28,36 31,37 32,37 54,46 77,50 99,52 101,52 126,48 149,42 170,32 190,18 203,5 210,1 218,0">
          <text:p/>
        </draw:polygon>
        <draw:polygon draw:style-name="gr2" draw:text-style-name="P2" draw:layer="layout" svg:width="0.262cm" svg:height="0.29cm" svg:x="23.517cm" svg:y="7.499cm" svg:viewBox="0 0 263 291" draw:points="226,3 230,7 233,9 251,25 254,27 260,33 263,40 263,58 261,67 257,74 249,78 242,78 229,76 202,76 178,80 154,88 131,99 110,113 92,130 77,152 64,175 55,198 49,224 47,250 49,268 49,270 47,278 42,286 35,290 27,291 18,287 16,285 6,274 1,266 0,260 0,52 1,43 7,37 14,34 23,34 28,36 32,37 32,37 54,46 78,50 99,52 101,52 124,48 148,42 170,32 190,18 202,5 210,1 218,0">
          <text:p/>
        </draw:polygon>
        <draw:polygon draw:style-name="gr2" draw:text-style-name="P2" draw:layer="layout" svg:width="0.107cm" svg:height="0.153cm" svg:x="23.517cm" svg:y="7.023cm" svg:viewBox="0 0 108 154" draw:points="32,3 36,10 37,12 41,22 55,47 71,70 90,90 101,99 106,106 108,113 106,122 101,129 94,133 91,133 67,137 43,144 28,151 19,154 11,151 4,146 0,138 0,133 0,19 1,10 7,3 15,0 24,0">
          <text:p/>
        </draw:polygon>
        <draw:polygon draw:style-name="gr2" draw:text-style-name="P2" draw:layer="layout" svg:width="0.135cm" svg:height="0.213cm" svg:x="23.517cm" svg:y="6.189cm" svg:viewBox="0 0 136 214" draw:points="31,4 34,6 44,19 62,36 82,48 106,58 122,61 129,66 134,73 136,81 134,90 129,97 125,98 112,106 107,110 91,122 90,122 70,143 54,166 40,190 36,201 32,209 25,213 16,214 9,211 2,205 0,195 0,19 1,11 7,4 14,0 23,0">
          <text:p/>
        </draw:polygon>
        <draw:polygon draw:style-name="gr2" draw:text-style-name="P2" draw:layer="layout" svg:width="0.108cm" svg:height="0.106cm" svg:x="24.509cm" svg:y="6.225cm" svg:viewBox="0 0 109 107" draw:points="99,3 104,9 108,17 109,21 109,87 107,96 101,104 94,107 84,107 77,104 76,101 66,91 44,75 20,61 12,58 5,53 1,45 0,37 3,29 9,23 17,20 18,20 24,20 36,19 58,13 67,9 81,3 89,0">
          <text:p/>
        </draw:polygon>
        <draw:polygon draw:style-name="gr2" draw:text-style-name="P2" draw:layer="layout" svg:width="0.087cm" svg:height="0.097cm" svg:x="23.812cm" svg:y="6.231cm" svg:viewBox="0 0 88 98" draw:points="77,1 83,6 87,14 88,20 88,78 87,86 81,93 74,98 65,98 57,93 56,92 47,82 24,64 10,56 4,51 0,42 1,35 5,27 11,21 14,20 30,17 53,7 59,3 68,0">
          <text:p/>
        </draw:polygon>
        <draw:polygon draw:style-name="gr2" draw:text-style-name="P2" draw:layer="layout" svg:width="0.1cm" svg:height="0.103cm" svg:x="25.188cm" svg:y="6.225cm" svg:viewBox="0 0 101 104" draw:points="90,3 97,9 100,17 101,21 101,84 99,92 93,99 85,104 77,104 69,99 67,98 57,88 35,70 11,57 11,57 4,51 1,43 0,35 4,27 11,22 17,20 22,19 28,19 50,13 58,9 74,3 81,0">
          <text:p/>
        </draw:polygon>
        <draw:polygon draw:style-name="gr2" draw:text-style-name="P2" draw:layer="layout" svg:width="0.099cm" svg:height="0.103cm" svg:x="25.858cm" svg:y="6.225cm" svg:viewBox="0 0 100 104" draw:points="90,3 97,9 100,17 100,84 99,92 93,99 85,104 76,104 68,99 66,98 57,88 35,70 11,57 11,57 4,51 0,43 0,35 4,27 11,22 17,20 22,19 27,19 50,13 58,9 73,3 81,0">
          <text:p/>
        </draw:polygon>
        <draw:polygon draw:style-name="gr2" draw:text-style-name="P2" draw:layer="layout" svg:width="0.088cm" svg:height="0.097cm" svg:x="26.587cm" svg:y="6.231cm" svg:viewBox="0 0 89 98" draw:points="76,1 83,6 88,14 89,20 89,78 87,86 81,93 74,98 65,98 57,93 56,92 46,82 24,64 10,56 4,51 0,42 1,35 5,27 11,21 14,20 30,17 53,7 59,3 67,0">
          <text:p/>
        </draw:polygon>
        <draw:polygon draw:style-name="gr2" draw:text-style-name="P2" draw:layer="layout" svg:width="0.099cm" svg:height="0.103cm" svg:x="27.294cm" svg:y="6.225cm" svg:viewBox="0 0 100 104" draw:points="90,3 97,9 100,17 100,21 100,84 98,92 93,99 85,104 77,104 69,99 68,98 58,88 36,70 11,57 11,57 5,51 0,43 0,35 4,27 10,22 17,20 22,19 28,19 52,13 59,9 73,3 81,0">
          <text:p/>
        </draw:polygon>
        <draw:polygon draw:style-name="gr2" draw:text-style-name="P2" draw:layer="layout" svg:width="0.074cm" svg:height="0.267cm" svg:x="23.517cm" svg:y="5.737cm" svg:viewBox="0 0 75 268" draw:points="32,4 36,11 41,19 54,37 69,54 73,59 75,68 73,76 72,79 62,94 54,114 49,136 48,158 48,159 51,181 57,201 63,212 65,221 63,229 58,236 45,249 34,261 26,266 18,268 10,266 4,260 0,253 0,19 1,11 7,4 14,0 23,0">
          <text:p/>
        </draw:polygon>
        <draw:polygon draw:style-name="gr2" draw:text-style-name="P2" draw:layer="layout" svg:width="0.06cm" svg:height="0.108cm" svg:x="23.517cm" svg:y="5.539cm" svg:viewBox="0 0 61 109" draw:points="31,4 35,10 43,24 49,31 57,42 61,50 61,59 57,67 53,71 40,90 36,97 35,98 31,105 23,109 14,109 7,105 2,99 0,90 0,19 1,11 7,4 14,0 23,0">
          <text:p/>
        </draw:polygon>
        <draw:polygon draw:style-name="gr2" draw:text-style-name="P2" draw:layer="layout" svg:width="0.051cm" svg:height="0.074cm" svg:x="23.517cm" svg:y="5.376cm" svg:viewBox="0 0 52 75" draw:points="31,4 34,7 37,12 44,20 51,27 52,36 49,43 49,44 37,60 36,64 32,70 24,75 15,75 8,72 2,65 0,57 0,21 1,11 7,4 14,0 23,0">
          <text:p/>
        </draw:polygon>
        <draw:polygon draw:style-name="gr2" draw:text-style-name="P2" draw:layer="layout" svg:width="0.441cm" svg:height="0.296cm" svg:x="23.87cm" svg:y="5.125cm" svg:viewBox="0 0 442 297" draw:points="432,2 438,7 442,16 442,24 438,32 435,37 420,45 403,62 388,82 377,104 369,126 366,151 366,177 368,188 369,200 373,213 377,223 388,246 403,265 407,271 408,280 404,288 397,294 390,297 54,297 46,295 39,290 35,282 35,273 39,265 39,264 55,246 66,223 74,200 78,177 78,151 74,126 66,104 55,82 39,62 22,45 9,37 2,30 0,22 1,13 5,6 12,1 18,0 424,0">
          <text:p/>
        </draw:polygon>
        <draw:polygon draw:style-name="gr2" draw:text-style-name="P2" draw:layer="layout" svg:width="0.394cm" svg:height="0.296cm" svg:x="24.587cm" svg:y="5.125cm" svg:viewBox="0 0 395 297" draw:points="385,2 392,7 395,16 395,24 392,32 388,37 372,45 355,62 340,82 329,104 321,126 318,151 318,177 320,188 321,200 325,213 329,223 340,246 355,265 359,271 360,280 356,288 350,294 342,297 56,297 47,295 40,290 36,282 36,273 40,265 40,264 56,246 66,223 75,200 78,177 78,151 75,126 66,104 56,82 40,62 23,45 9,37 3,30 0,22 1,13 6,6 13,1 19,0 376,0">
          <text:p/>
        </draw:polygon>
        <draw:polygon draw:style-name="gr2" draw:text-style-name="P2" draw:layer="layout" svg:width="0.386cm" svg:height="0.296cm" svg:x="25.258cm" svg:y="5.125cm" svg:viewBox="0 0 387 297" draw:points="145,0 146,0 151,0 190,0 193,0 194,0 199,0 244,0 250,0 254,0 284,0 286,0 287,0 294,0 328,0 330,0 332,0 339,0 368,0 376,2 383,7 387,16 387,24 383,32 380,35 362,50 347,70 334,91 325,113 319,138 317,164 319,188 322,200 325,213 334,236 347,256 352,264 356,272 356,281 353,289 347,295 339,297 54,297 46,295 39,290 35,282 35,273 39,265 39,264 55,246 65,223 74,200 77,177 77,151 74,126 65,104 55,82 39,62 22,45 9,37 2,30 0,22 1,13 5,6 12,1 18,0 143,0">
          <text:p/>
        </draw:polygon>
        <draw:polygon draw:style-name="gr2" draw:text-style-name="P2" draw:layer="layout" svg:width="0.434cm" svg:height="0.296cm" svg:x="25.936cm" svg:y="5.125cm" svg:viewBox="0 0 435 297" draw:points="424,2 431,7 435,16 435,24 431,32 427,37 413,45 395,62 380,82 369,104 362,126 358,151 358,177 360,188 362,200 366,213 369,223 380,246 395,265 399,271 400,280 396,288 391,294 382,297 49,297 40,295 34,290 31,282 31,273 34,265 34,264 40,256 54,236 62,213 68,188 70,164 68,138 62,113 54,91 53,91 40,70 25,50 7,35 2,28 0,20 2,11 8,4 15,0 19,0 416,0">
          <text:p/>
        </draw:polygon>
        <draw:polygon draw:style-name="gr2" draw:text-style-name="P2" draw:layer="layout" svg:width="0.867cm" svg:height="0.747cm" svg:x="26.503cm" svg:y="4.674cm" svg:viewBox="0 0 868 748" draw:points="823,2 827,5 839,16 859,30 860,30 859,31 864,36 868,43 868,46 868,456 866,465 862,472 853,475 845,475 842,475 818,468 801,467 645,467 628,468 616,472 605,475 583,484 563,497 546,514 531,534 520,555 512,578 507,603 507,627 510,639 512,651 516,664 520,674 531,696 546,716 549,722 549,731 547,739 541,745 532,748 197,748 189,746 182,741 178,733 178,724 182,716 182,715 197,696 208,674 216,651 219,627 219,603 216,578 208,555 197,534 182,514 165,497 145,484 124,475 123,475 101,468 82,467 18,467 10,465 3,459 0,451 0,442 3,435 148,285 149,284 153,280 154,279 156,277 156,276 160,272 161,270 162,270 162,269 165,262 165,261 168,254 168,253 169,253 172,246 179,241 188,239 195,240 201,244 217,261 239,278 244,280 263,292 289,302 316,307 318,308 344,309 370,307 397,302 423,292 447,278 470,261 489,241 505,218 507,215 518,196 524,189 531,186 535,185 618,185 620,186 625,185 627,185 630,185 638,184 638,184 639,184 646,182 653,179 655,178 661,174 668,169 669,168 674,162 675,162 744,91 746,90 747,89 750,85 750,84 750,83 752,81 753,81 757,75 758,74 758,73 762,66 765,60 765,59 766,58 767,50 769,42 770,41 772,36 776,31 776,30 794,15 799,7 807,1 815,0">
          <text:p/>
        </draw:polygon>
        <draw:polygon draw:style-name="gr2" draw:text-style-name="P2" draw:layer="layout" svg:width="0.74cm" svg:height="0.593cm" svg:x="23.349cm" svg:y="4.599cm" svg:viewBox="0 0 741 594" draw:points="31,4 36,11 36,12 44,32 56,53 57,55 72,73 89,91 109,105 131,115 155,122 172,125 179,126 203,126 209,125 228,122 251,115 273,105 293,91 303,80 310,76 320,75 326,79 330,81 346,98 355,105 361,111 363,118 364,125 364,127 364,128 367,135 369,142 369,144 373,150 374,151 377,157 378,158 384,164 481,262 481,264 482,266 485,268 487,270 488,270 490,272 496,277 497,278 498,278 504,281 504,282 512,286 513,286 519,287 520,287 521,288 527,289 661,289 669,291 674,295 694,316 716,332 731,341 738,346 741,355 741,363 736,371 730,377 723,378 270,378 266,378 260,378 259,378 256,378 248,379 247,379 246,380 239,382 239,383 232,385 231,386 225,390 224,390 218,394 211,401 49,568 47,570 46,571 43,575 41,576 39,578 39,579 35,585 34,585 29,591 20,594 11,593 5,588 1,580 0,574 0,19 2,11 7,4 14,0 23,0">
          <text:p/>
        </draw:polygon>
        <draw:polygon draw:style-name="gr2" draw:text-style-name="P2" draw:layer="layout" svg:width="0.074cm" svg:height="0.063cm" svg:x="24.247cm" svg:y="4.914cm" svg:viewBox="0 0 75 64" draw:points="60,0 68,4 73,12 75,20 72,29 69,34 65,37 63,38 62,39 58,43 56,46 45,58 38,63 32,64 18,64 11,62 4,56 0,47 0,39 4,32 10,27 26,18 44,4 52,0">
          <text:p/>
        </draw:polygon>
        <draw:polygon draw:style-name="gr2" draw:text-style-name="P2" draw:layer="layout" svg:width="0.074cm" svg:height="0.063cm" svg:x="24.502cm" svg:y="4.914cm" svg:viewBox="0 0 75 64" draw:points="26,1 31,4 45,15 49,18 65,27 72,32 75,40 75,48 71,57 64,63 56,64 43,64 34,62 30,58 6,34 2,26 0,18 4,9 10,3 17,0">
          <text:p/>
        </draw:polygon>
        <draw:polygon draw:style-name="gr2" draw:text-style-name="P2" draw:layer="layout" svg:width="0.697cm" svg:height="0.629cm" svg:x="24.733cm" svg:y="4.347cm" svg:viewBox="0 0 698 630" draw:points="657,2 661,5 693,37 697,45 698,51 698,567 696,575 693,581 650,624 642,629 636,630 18,630 11,628 3,622 0,615 0,607 3,599 10,594 25,585 47,568 66,548 82,525 86,519 91,511 96,501 96,500 101,494 106,490 113,488 121,486 121,485 122,485 128,480 135,476 136,475 141,471 141,470 241,367 243,365 248,361 249,359 251,357 251,356 256,351 256,350 257,349 259,342 262,335 263,334 264,333 265,327 265,326 267,319 267,299 324,299 324,491 646,491 646,299 267,299 267,47 269,38 274,32 281,28 290,28 298,32 301,34 318,49 323,53 338,62 360,72 373,75 382,77 406,79 429,77 433,76 452,72 473,62 493,49 511,34 526,16 529,11 530,9 536,3 544,0 648,0">
          <text:p/>
        </draw:polygon>
        <draw:polygon draw:style-name="gr2" draw:text-style-name="P2" draw:layer="layout" svg:width="0.772cm" svg:height="2.59cm" svg:x="25.479cm" svg:y="2.387cm" svg:viewBox="0 0 773 2591" draw:points="306,2 313,7 317,15 318,20 318,238 315,246 310,253 308,255 302,258 284,274 269,292 257,313 248,335 242,358 240,382 242,406 248,430 257,452 269,473 284,490 286,493 291,499 293,508 290,517 286,523 284,525 269,543 257,563 248,586 242,609 240,632 242,657 248,681 257,702 269,723 284,741 286,744 291,750 293,759 290,767 286,773 284,775 269,793 257,814 248,837 242,859 240,883 242,908 248,931 257,953 269,974 284,992 286,994 291,1000 293,1009 290,1018 286,1024 284,1026 269,1044 257,1064 248,1087 242,1110 240,1133 242,1158 248,1182 257,1204 269,1224 284,1242 286,1245 291,1251 293,1260 290,1269 286,1275 284,1277 269,1294 257,1315 248,1338 242,1360 240,1384 242,1409 248,1432 257,1455 269,1476 284,1494 286,1497 291,1502 293,1512 290,1520 286,1526 284,1528 269,1546 257,1567 248,1589 242,1612 240,1636 242,1660 248,1684 257,1706 269,1726 284,1744 286,1747 291,1753 293,1762 290,1771 286,1777 284,1779 269,1796 257,1817 248,1840 242,1863 240,1886 242,1911 248,1935 257,1956 269,1977 284,1995 302,2010 306,2014 322,2023 343,2033 357,2036 366,2038 390,2040 413,2038 416,2037 436,2033 452,2025 457,2023 467,2017 477,2010 493,1997 501,1993 509,1992 517,1996 519,1998 521,1999 526,2007 526,2012 526,2291 526,2293 526,2296 526,2299 526,2302 527,2310 527,2311 527,2312 530,2319 532,2326 533,2327 533,2328 541,2341 542,2342 542,2343 548,2348 644,2446 645,2448 646,2449 650,2452 651,2453 652,2453 654,2455 654,2456 660,2461 660,2461 661,2461 668,2465 676,2468 677,2469 683,2470 683,2471 684,2471 691,2472 693,2472 694,2473 702,2475 707,2481 708,2483 721,2505 737,2527 756,2548 766,2555 772,2562 773,2571 772,2579 767,2586 759,2590 754,2591 154,2591 146,2589 140,2585 101,2544 97,2537 96,2530 96,2167 141,2167 141,2503 481,2503 481,2167 96,2167 96,1978 96,1976 96,1972 96,1929 96,1927 96,1923 96,300 96,298 96,293 96,292 95,289 95,288 95,285 95,281 94,280 94,279 92,272 92,271 91,270 89,264 88,263 88,262 84,256 84,256 80,250 79,249 78,248 74,244 74,243 6,173 1,165 0,159 0,20 1,11 7,4 14,0 18,0 299,0">
          <text:p/>
        </draw:polygon>
        <draw:polygon draw:style-name="gr2" draw:text-style-name="P2" draw:layer="layout" svg:width="0.718cm" svg:height="1.201cm" svg:x="23.612cm" svg:y="3.54cm" svg:viewBox="0 0 719 1202" draw:points="61,3 64,6 79,23 89,31 95,37 97,44 97,47 98,48 98,49 100,55 101,56 102,63 103,64 103,65 107,71 111,78 112,79 113,80 118,85 119,85 163,130 164,132 167,135 168,136 170,138 171,139 172,140 176,143 177,144 178,144 191,151 193,152 200,153 201,153 208,155 209,155 210,156 216,155 357,155 365,157 371,163 373,166 386,187 402,211 421,231 443,249 454,255 467,261 493,271 520,277 522,278 548,279 574,277 601,271 627,261 651,249 673,231 675,229 686,217 693,212 702,211 709,214 715,221 719,229 719,385 716,393 711,400 708,402 696,408 685,417 676,424 674,426 655,446 652,450 638,468 626,491 620,498 613,501 611,502 608,502 607,502 606,502 599,505 593,508 591,509 584,513 577,517 576,518 571,524 511,586 508,588 504,592 504,594 503,594 502,597 501,597 496,602 492,611 488,618 488,619 488,621 486,626 486,627 485,634 484,635 484,637 485,644 485,685 483,694 478,700 475,702 453,714 445,721 435,729 431,732 412,752 395,774 382,799 372,826 367,852 365,881 367,910 372,937 382,963 395,988 412,1010 431,1030 440,1038 446,1045 448,1054 446,1061 441,1068 440,1069 431,1077 412,1097 395,1120 382,1144 372,1171 371,1177 369,1186 366,1195 359,1200 350,1202 311,1202 302,1200 298,1196 274,1171 269,1164 268,1155 271,1147 272,1145 283,1132 295,1111 302,1089 306,1065 306,979 304,962 299,938 289,917 288,914 277,898 260,881 242,866 222,856 200,849 191,847 178,846 167,846 155,847 132,851 111,860 92,873 75,889 69,896 62,902 54,903 46,902 41,898 31,888 11,873 10,873 3,867 0,859 0,43 1,36 7,29 9,28 27,15 37,5 45,1 53,0">
          <text:p/>
        </draw:polygon>
        <draw:polygon draw:style-name="gr2" draw:text-style-name="P2" draw:layer="layout" svg:width="0.143cm" svg:height="0.223cm" svg:x="26.955cm" svg:y="4.488cm" svg:viewBox="0 0 144 224" draw:points="103,4 109,10 111,18 111,110 112,120 113,128 118,151 128,174 141,193 144,201 143,210 139,218 132,223 124,224 83,224 74,222 68,216 66,214 54,191 37,169 17,148 8,140 2,133 0,125 2,116 7,110 8,109 17,102 37,81 54,59 67,34 75,14 79,6 86,1 95,0">
          <text:p/>
        </draw:polygon>
        <draw:polygon draw:style-name="gr2" draw:text-style-name="P2" draw:layer="layout" svg:width="0.102cm" svg:height="0.172cm" svg:x="26.149cm" svg:y="4.509cm" svg:viewBox="0 0 103 173" draw:points="31,4 36,11 37,12 51,37 67,59 86,80 96,87 101,94 103,102 102,110 97,117 96,118 86,126 67,147 54,165 47,171 38,173 30,172 24,167 6,148 1,140 0,134 0,20 1,11 7,4 14,0 23,0">
          <text:p/>
        </draw:polygon>
        <draw:polygon draw:style-name="gr2" draw:text-style-name="P2" draw:layer="layout" svg:width="0.062cm" svg:height="0.084cm" svg:x="26.676cm" svg:y="4.57cm" svg:viewBox="0 0 63 85" draw:points="32,4 34,5 46,19 56,26 61,33 63,40 62,49 56,57 56,58 46,66 34,79 26,84 17,85 9,82 3,76 0,67 0,19 2,11 7,4 14,0 24,0">
          <text:p/>
        </draw:polygon>
        <draw:polygon draw:style-name="gr2" draw:text-style-name="P2" draw:layer="layout" svg:width="0.062cm" svg:height="0.084cm" svg:x="26.469cm" svg:y="4.57cm" svg:viewBox="0 0 63 85" draw:points="55,2 61,8 63,17 63,65 62,74 56,80 49,85 40,85 32,80 31,79 17,66 8,58 2,50 0,42 2,34 7,27 8,26 17,19 23,13 31,5 38,1 47,0">
          <text:p/>
        </draw:polygon>
        <draw:polygon draw:style-name="gr2" draw:text-style-name="P2" draw:layer="layout" svg:width="0.093cm" svg:height="0.145cm" svg:x="24.763cm" svg:y="4.508cm" svg:viewBox="0 0 94 146" draw:points="80,0 88,4 93,12 94,19 94,110 92,119 89,124 74,140 65,145 56,146 49,142 44,138 36,128 17,109 8,101 2,94 0,86 2,77 7,70 8,69 17,61 36,40 53,19 56,13 57,10 63,3 71,0">
          <text:p/>
        </draw:polygon>
        <draw:polygon draw:style-name="gr2" draw:text-style-name="P2" draw:layer="layout" svg:width="0.063cm" svg:height="0.084cm" svg:x="24.482cm" svg:y="4.551cm" svg:viewBox="0 0 64 85" draw:points="33,4 34,5 47,18 56,26 62,33 64,41 62,49 57,56 56,57 47,65 34,79 26,84 17,85 10,82 4,76 1,66 0,64 0,19 3,10 8,4 15,0 24,0">
          <text:p/>
        </draw:polygon>
        <draw:polygon draw:style-name="gr2" draw:text-style-name="P2" draw:layer="layout" svg:width="0.063cm" svg:height="0.085cm" svg:x="24.277cm" svg:y="4.55cm" svg:viewBox="0 0 64 86" draw:points="55,3 61,9 63,18 64,20 64,65 62,73 56,82 48,86 39,86 32,82 17,66 8,58 2,51 0,43 2,35 7,28 8,27 17,19 19,18 31,6 37,1 46,0">
          <text:p/>
        </draw:polygon>
        <draw:polygon draw:style-name="gr2" draw:text-style-name="P2" draw:layer="layout" svg:width="0.119cm" svg:height="1.043cm" svg:x="23.349cm" svg:y="3.474cm" svg:viewBox="0 0 120 1044" draw:points="32,4 37,11 37,12 41,22 54,43 68,63 86,80 106,95 109,96 116,102 120,110 120,113 120,921 118,930 113,937 110,938 90,953 73,970 57,989 45,1011 37,1031 33,1039 26,1043 17,1044 8,1040 2,1034 0,1025 0,19 2,11 7,4 15,0 24,0">
          <text:p/>
        </draw:polygon>
        <draw:polygon draw:style-name="gr2" draw:text-style-name="P2" draw:layer="layout" svg:width="0.698cm" svg:height="0.949cm" svg:x="26.676cm" svg:y="3.539cm" svg:viewBox="0 0 699 950" draw:points="651,3 655,6 666,16 686,31 688,32 695,37 699,44 699,49 699,109 698,115 696,122 696,123 696,124 696,132 696,857 694,866 689,873 686,874 666,889 656,899 648,903 639,904 632,901 629,898 614,882 595,867 575,857 553,850 544,848 530,847 519,847 507,848 485,852 464,861 445,874 428,890 413,909 402,928 399,938 394,945 387,950 378,950 370,948 365,941 362,933 362,929 364,902 362,874 356,846 347,820 339,805 333,795 331,791 317,772 298,752 276,735 254,723 247,717 244,709 244,705 244,683 244,681 244,677 244,674 243,672 243,671 243,666 243,663 242,662 239,655 239,654 237,647 237,646 236,645 233,639 233,638 232,638 229,632 228,632 228,631 222,625 157,558 154,556 154,555 154,554 150,551 149,550 146,548 141,544 140,543 133,539 132,539 128,537 125,536 124,536 123,535 116,534 115,534 107,530 102,524 89,499 73,476 54,456 32,439 10,427 3,421 0,413 0,409 0,232 2,223 7,216 14,213 23,213 31,216 45,232 67,250 78,256 91,262 117,272 145,278 146,279 172,280 199,278 226,272 252,262 276,250 298,232 317,212 333,188 335,186 346,167 351,160 359,157 363,156 466,156 469,157 471,157 475,156 477,156 480,156 481,156 487,155 488,155 489,154 496,152 497,152 504,150 505,149 511,144 517,140 518,140 520,139 524,134 525,133 571,86 573,84 574,83 577,79 578,78 580,76 581,75 585,69 586,68 590,61 590,60 593,53 593,52 593,51 594,44 594,43 599,36 603,32 604,31 621,15 627,8 635,3 642,0">
          <text:p/>
        </draw:polygon>
        <draw:polygon draw:style-name="gr2" draw:text-style-name="P2" draw:layer="layout" svg:width="0.324cm" svg:height="0.274cm" svg:x="25.964cm" svg:y="4.097cm" svg:viewBox="0 0 325 275" draw:points="235,2 240,5 320,87 324,95 325,101 325,147 324,156 318,163 315,165 293,177 271,193 252,214 249,218 235,237 221,261 221,262 216,269 209,274 200,275 192,272 187,265 184,257 184,256 184,250 183,249 183,248 181,241 181,240 178,233 177,232 177,231 173,225 169,218 168,217 168,217 163,211 83,128 81,126 80,124 78,122 76,121 76,120 74,119 73,118 68,113 66,113 66,112 59,110 56,109 53,106 52,106 51,106 44,104 43,104 41,104 34,100 30,95 25,86 10,68 7,66 2,59 0,50 3,41 7,37 10,34 25,16 28,10 29,9 34,3 42,0 227,0">
          <text:p/>
        </draw:polygon>
        <draw:polygon draw:style-name="gr2" draw:text-style-name="P2" draw:layer="layout" svg:width="0.317cm" svg:height="0.485cm" svg:x="24.726cm" svg:y="3.846cm" svg:viewBox="0 0 318 486" draw:points="281,2 288,7 290,9 294,16 309,34 311,37 316,42 318,52 315,60 311,66 309,68 294,86 288,95 282,101 279,103 277,104 276,104 269,106 268,107 261,109 260,110 259,110 254,113 253,113 247,117 246,118 245,119 240,124 156,210 154,212 153,213 149,217 148,218 146,220 146,221 143,227 142,227 141,228 138,235 138,236 134,243 134,244 133,252 132,252 130,259 130,467 128,475 123,481 116,486 107,486 100,481 95,476 90,468 88,465 74,445 55,425 33,407 11,396 4,389 1,381 0,377 0,193 3,185 6,180 176,5 184,1 190,0 274,0">
          <text:p/>
        </draw:polygon>
        <draw:polygon draw:style-name="gr2" draw:text-style-name="P2" draw:layer="layout" svg:width="1.004cm" svg:height="2.478cm" svg:x="24.568cm" svg:y="1.721cm" svg:viewBox="0 0 1005 2479" draw:points="954,2 960,6 999,46 999,47 1000,48 1000,49 1004,54 1005,63 1002,71 997,78 996,79 989,83 974,98 968,102 959,103 951,100 948,97 944,92 930,81 925,76 904,63 882,55 858,50 834,49 810,52 788,59 765,69 745,83 728,101 713,120 702,142 694,166 692,180 691,190 691,346 692,365 698,390 707,411 718,429 720,433 728,443 736,451 754,467 757,469 764,475 767,482 767,859 767,861 767,866 767,867 768,870 768,871 769,878 769,879 769,881 772,887 772,888 773,895 773,896 774,897 779,903 780,904 783,910 784,911 785,912 790,916 859,987 862,994 863,1000 863,2427 862,2435 859,2441 827,2473 819,2477 814,2479 712,2479 704,2477 697,2471 696,2469 692,2462 677,2445 674,2443 669,2436 667,2427 670,2418 674,2413 677,2410 692,2392 704,2372 711,2352 712,2350 718,2326 720,2302 718,2278 712,2255 712,2254 704,2232 692,2212 677,2194 676,2193 674,2192 669,2185 667,2176 670,2167 674,2162 677,2159 692,2142 704,2121 705,2118 712,2099 718,2076 720,2051 718,2027 712,2005 709,1995 704,1982 692,1962 692,1961 677,1943 674,1941 669,1935 667,1926 670,1917 674,1912 677,1909 692,1891 704,1870 704,1869 712,1849 718,1827 718,1825 720,1800 718,1777 714,1762 712,1754 704,1731 694,1715 692,1710 677,1692 674,1690 669,1683 667,1674 670,1665 674,1660 677,1658 692,1640 704,1619 712,1597 718,1573 720,1549 718,1525 712,1502 704,1480 692,1459 677,1441 674,1439 669,1432 667,1424 670,1415 674,1410 677,1407 692,1389 704,1368 705,1367 712,1347 718,1323 720,1298 718,1275 712,1252 704,1230 704,1229 692,1208 690,1206 685,1199 685,1190 688,1182 694,1177 704,1171 722,1154 737,1135 749,1114 750,1113 754,1098 757,1091 762,1066 763,1043 760,1018 753,993 750,986 743,972 729,951 713,933 694,918 686,914 672,908 650,900 637,897 626,895 522,895 504,897 481,903 459,913 438,925 420,942 414,946 405,947 396,943 394,941 390,937 385,929 384,923 384,525 385,522 385,516 384,514 384,510 383,503 383,502 383,501 381,494 380,493 380,491 378,486 378,485 377,484 376,482 373,478 369,472 369,471 368,471 363,465 273,372 271,369 270,369 269,368 266,365 265,364 264,364 259,357 258,355 258,354 252,337 239,313 222,290 203,269 181,253 157,240 131,230 104,224 78,222 50,224 33,228 24,228 16,224 11,216 9,208 10,201 18,180 24,152 26,123 24,96 18,68 17,66 15,59 9,41 2,29 0,21 1,13 7,5 14,1 19,0 946,0">
          <text:p/>
        </draw:polygon>
        <draw:polygon draw:style-name="gr2" draw:text-style-name="P2" draw:layer="layout" svg:width="0.567cm" svg:height="0.371cm" svg:x="25.964cm" svg:y="3.721cm" svg:viewBox="0 0 568 372" draw:points="231,3 235,8 251,30 270,49 293,66 303,72 317,79 343,89 369,95 371,96 396,97 424,95 451,89 477,79 501,66 523,49 525,47 536,36 543,31 551,30 559,33 566,39 568,47 568,227 567,236 561,243 558,245 536,256 514,273 495,294 479,317 465,341 459,359 454,367 447,371 438,372 431,369 428,366 320,255 318,253 317,251 314,249 312,248 312,247 309,246 309,245 304,240 296,236 292,235 289,232 288,232 287,232 280,230 280,230 272,229 271,228 270,228 262,229 45,229 36,227 30,221 29,219 25,212 10,194 9,193 7,192 2,185 0,177 3,168 7,163 10,160 25,142 29,135 34,129 42,126 55,126 57,126 59,126 63,126 69,126 69,125 77,124 78,124 78,124 85,122 85,121 92,119 93,119 94,118 100,113 106,110 107,109 207,6 214,1 222,0">
          <text:p/>
        </draw:polygon>
        <draw:polygon draw:style-name="gr2" draw:text-style-name="P2" draw:layer="layout" svg:width="0.235cm" svg:height="0.237cm" svg:x="24.473cm" svg:y="3.752cm" svg:viewBox="0 0 236 238" draw:points="32,3 34,5 46,19 68,36 78,41 92,48 118,58 145,64 146,65 173,66 200,64 213,62 222,62 230,65 235,72 236,81 235,90 232,95 136,193 133,195 132,196 129,200 128,201 127,201 126,204 125,204 121,209 121,210 117,218 113,226 109,233 101,237 93,238 85,235 82,232 64,214 42,196 18,183 13,182 6,177 1,169 0,163 0,19 3,10 8,3 15,0 24,0">
          <text:p/>
        </draw:polygon>
        <draw:polygon draw:style-name="gr2" draw:text-style-name="P2" draw:layer="layout" svg:width="0.156cm" svg:height="0.104cm" svg:x="24.886cm" svg:y="3.595cm" svg:viewBox="0 0 157 105" draw:points="121,3 127,8 129,10 133,17 148,35 150,37 155,43 157,53 154,62 150,68 148,70 133,88 129,95 123,102 115,104 113,105 18,105 11,103 4,97 0,89 0,80 4,73 5,70 66,6 74,2 79,0 113,0">
          <text:p/>
        </draw:polygon>
        <draw:polygon draw:style-name="gr2" draw:text-style-name="P2" draw:layer="layout" svg:width="0.103cm" svg:height="0.091cm" svg:x="25.964cm" svg:y="3.595cm" svg:viewBox="0 0 104 92" draw:points="95,3 101,8 104,16 104,26 101,34 100,35 75,61 51,86 43,90 34,92 26,89 21,85 10,70 7,68 2,61 0,52 3,43 7,38 10,36 25,17 27,12 29,10 34,4 43,0 86,0">
          <text:p/>
        </draw:polygon>
        <draw:polygon draw:style-name="gr2" draw:text-style-name="P2" draw:layer="layout" svg:width="0.722cm" svg:height="1.141cm" svg:x="23.609cm" svg:y="2.405cm" svg:viewBox="0 0 723 1142" draw:points="64,3 67,6 82,23 93,31 99,37 101,44 101,46 101,47 101,49 103,56 104,56 106,63 107,64 107,65 111,71 115,78 116,79 167,130 168,132 170,135 171,136 174,138 175,138 180,143 181,144 182,145 195,151 197,152 204,153 205,154 212,155 361,155 369,157 375,163 377,165 390,188 406,210 425,231 446,247 447,248 451,250 471,261 493,269 497,271 524,276 526,276 551,279 578,276 605,271 631,261 655,248 677,231 683,225 690,217 697,212 705,211 713,214 719,220 723,229 723,378 720,387 715,394 712,396 690,407 668,425 649,445 633,468 619,493 615,498 609,502 603,504 596,507 595,507 594,507 588,512 581,516 580,518 575,523 505,595 503,597 502,598 499,602 498,603 495,605 495,606 490,612 490,613 489,613 486,620 486,621 482,626 482,627 482,628 481,636 480,643 480,645 479,646 480,648 480,674 477,683 472,690 469,692 447,703 425,720 406,741 402,746 390,764 376,788 367,815 361,842 359,870 361,899 367,927 376,953 390,979 406,1000 425,1021 435,1028 440,1035 442,1043 440,1052 436,1059 435,1060 425,1067 406,1087 390,1109 377,1133 371,1138 365,1142 310,1142 302,1140 295,1134 291,1127 291,1119 293,1114 294,1111 302,1088 306,1065 306,979 304,961 299,938 289,916 288,913 277,897 260,880 242,865 222,855 200,848 191,846 178,845 167,845 155,846 133,851 111,860 92,872 74,888 68,895 61,901 54,902 45,900 40,897 30,886 10,872 9,872 3,867 0,858 0,855 0,46 2,38 7,32 10,30 30,15 40,5 48,1 56,0">
          <text:p/>
        </draw:polygon>
        <draw:polygon draw:style-name="gr2" draw:text-style-name="P2" draw:layer="layout" svg:width="0.698cm" svg:height="1.142cm" svg:x="26.676cm" svg:y="2.404cm" svg:viewBox="0 0 699 1143" draw:points="661,3 666,6 677,16 691,26 697,33 699,40 699,854 698,863 692,870 688,872 686,873 666,887 656,898 648,902 639,903 632,900 629,897 614,881 595,866 575,856 553,849 544,847 530,846 519,846 507,847 485,852 464,861 445,873 428,889 413,907 404,924 402,927 394,950 391,974 391,1060 392,1070 392,1078 397,1101 404,1116 406,1125 404,1133 398,1139 391,1143 363,1143 353,1141 347,1135 346,1133 333,1110 317,1088 298,1068 288,1060 282,1054 280,1046 282,1037 287,1030 288,1029 298,1022 317,1001 333,980 347,954 356,927 362,900 364,871 362,843 356,816 347,789 339,775 333,765 317,742 298,721 276,704 254,693 247,687 244,679 244,675 244,657 244,655 244,651 244,649 243,646 243,644 243,638 243,637 242,636 239,629 239,628 239,627 237,621 237,621 236,620 233,614 229,607 228,606 228,605 227,605 222,600 151,528 150,526 149,525 149,524 148,524 145,520 144,520 142,518 136,513 134,512 128,509 127,508 125,507 122,505 119,504 116,504 108,500 102,494 102,493 89,469 73,446 54,426 32,408 10,397 3,391 0,383 0,379 0,228 2,219 7,212 14,209 23,209 31,212 33,214 49,232 70,248 71,249 75,251 95,262 117,270 122,272 148,277 150,277 176,280 203,277 230,272 256,262 280,249 302,232 321,211 338,189 340,184 349,166 355,160 363,156 475,156 478,157 481,156 483,156 486,156 487,156 494,155 495,155 496,155 503,152 504,152 509,149 511,149 512,149 517,145 518,144 524,140 525,140 526,139 530,134 531,134 582,81 584,79 588,75 590,73 592,70 596,65 597,64 597,63 600,56 603,49 604,48 604,47 605,45 609,37 614,32 616,31 633,15 638,8 645,3 654,0">
          <text:p/>
        </draw:polygon>
        <draw:polygon draw:style-name="gr2" draw:text-style-name="P2" draw:layer="layout" svg:width="0.289cm" svg:height="0.171cm" svg:x="24.753cm" svg:y="3.349cm" svg:viewBox="0 0 290 172" draw:points="257,2 263,8 264,10 266,12 281,31 283,33 288,38 290,47 287,56 283,62 281,64 266,82 262,89 256,96 248,98 246,99 183,99 180,98 173,98 172,99 168,99 162,100 160,100 153,103 152,103 145,105 144,106 143,106 137,110 136,110 130,113 129,114 128,115 124,120 80,166 74,171 65,172 57,169 52,164 36,142 17,122 8,114 2,108 0,100 2,91 7,84 8,83 17,76 36,55 54,34 56,28 65,10 71,4 78,0 248,0">
          <text:p/>
        </draw:polygon>
        <draw:polygon draw:style-name="gr2" draw:text-style-name="P2" draw:layer="layout" svg:width="0.063cm" svg:height="0.085cm" svg:x="24.473cm" svg:y="3.405cm" svg:viewBox="0 0 64 86" draw:points="32,5 34,6 47,20 56,27 62,34 64,41 62,51 57,58 56,59 47,67 34,80 26,85 17,86 10,83 3,77 1,68 0,66 0,20 3,12 8,5 15,0 24,0">
          <text:p/>
        </draw:polygon>
        <draw:polygon draw:style-name="gr2" draw:text-style-name="P2" draw:layer="layout" svg:width="0.062cm" svg:height="0.085cm" svg:x="26.676cm" svg:y="3.405cm" svg:viewBox="0 0 63 86" draw:points="32,5 34,6 46,20 56,27 61,34 63,41 62,51 56,58 56,59 46,67 34,80 26,85 17,86 9,83 3,77 0,68 0,20 2,12 7,5 14,0 24,0">
          <text:p/>
        </draw:polygon>
        <draw:polygon draw:style-name="gr2" draw:text-style-name="P2" draw:layer="layout" svg:width="0.063cm" svg:height="0.085cm" svg:x="24.267cm" svg:y="3.405cm" svg:viewBox="0 0 64 86" draw:points="54,3 59,9 64,18 64,66 61,75 56,81 48,86 39,86 32,81 31,80 17,67 8,59 2,52 0,43 2,35 7,28 8,27 17,20 23,14 31,6 37,2 46,0">
          <text:p/>
        </draw:polygon>
        <draw:polygon draw:style-name="gr2" draw:text-style-name="P2" draw:layer="layout" svg:width="0.062cm" svg:height="0.085cm" svg:x="26.469cm" svg:y="3.405cm" svg:viewBox="0 0 63 86" draw:points="55,3 61,9 63,18 63,66 62,75 56,81 49,86 40,86 32,81 31,80 17,67 8,59 2,52 0,43 2,35 7,28 8,27 17,20 23,14 31,6 38,2 47,0">
          <text:p/>
        </draw:polygon>
        <draw:polygon draw:style-name="gr2" draw:text-style-name="P2" draw:layer="layout" svg:width="0.055cm" svg:height="0.068cm" svg:x="26.197cm" svg:y="3.414cm" svg:viewBox="0 0 56 69" draw:points="32,4 33,5 38,11 48,18 54,25 56,33 55,41 49,49 48,50 38,58 33,63 26,68 16,69 9,66 3,60 0,51 0,19 2,11 7,4 14,0 23,0">
          <text:p/>
        </draw:polygon>
        <draw:polygon draw:style-name="gr2" draw:text-style-name="P2" draw:layer="layout" svg:width="0.088cm" svg:height="0.104cm" svg:x="25.964cm" svg:y="3.344cm" svg:viewBox="0 0 89 105" draw:points="66,1 69,1 78,2 84,7 89,15 89,21 89,84 88,92 82,100 75,104 71,105 45,105 36,103 30,96 29,94 25,87 10,69 7,67 2,60 0,51 3,42 7,37 10,36 25,17 27,13 29,10 34,4 42,0 63,0">
          <text:p/>
        </draw:polygon>
        <draw:polygon draw:style-name="gr2" draw:text-style-name="P2" draw:layer="layout" svg:width="0.115cm" svg:height="1.033cm" svg:x="23.349cm" svg:y="2.34cm" svg:viewBox="0 0 116 1034" draw:points="31,4 36,11 36,12 40,22 53,43 56,47 67,63 85,80 106,95 107,95 113,101 116,109 116,921 115,930 109,937 107,938 106,938 85,952 67,970 53,989 40,1011 36,1021 32,1028 25,1033 16,1034 8,1030 2,1024 0,1015 0,19 2,11 7,4 14,0 23,0">
          <text:p/>
        </draw:polygon>
        <draw:polygon draw:style-name="gr2" draw:text-style-name="P2" draw:layer="layout" svg:width="0.57cm" svg:height="0.584cm" svg:x="24.473cm" svg:y="2.617cm" svg:viewBox="0 0 571 585" draw:points="32,4 34,5 46,19 68,36 90,48 97,54 100,62 101,66 101,163 100,166 100,168 101,172 101,177 101,178 101,184 101,185 101,186 103,194 104,194 106,201 107,202 107,203 112,209 112,210 116,216 117,217 123,223 345,452 347,454 350,458 352,460 354,462 355,462 361,467 362,467 363,468 369,471 369,471 375,475 376,475 378,475 383,475 384,476 385,476 392,478 392,478 393,478 401,478 526,478 534,480 541,485 543,487 547,494 562,512 564,515 569,521 571,530 568,539 564,545 562,547 547,564 540,575 533,582 526,585 363,585 355,583 348,578 347,574 335,552 318,530 299,509 277,492 253,479 227,470 200,464 173,462 146,464 128,467 120,467 112,464 105,457 103,448 104,441 114,419 120,392 122,363 120,335 114,307 109,295 103,281 91,256 74,234 55,214 33,196 11,184 5,179 1,171 0,167 0,19 3,10 8,4 15,0 24,0">
          <text:p/>
        </draw:polygon>
        <draw:polygon draw:style-name="gr2" draw:text-style-name="P2" draw:layer="layout" svg:width="0.137cm" svg:height="0.151cm" svg:x="25.964cm" svg:y="3.037cm" svg:viewBox="0 0 138 152" draw:points="128,4 134,10 138,18 138,51 135,60 132,66 54,146 47,151 38,152 31,149 25,145 10,126 7,124 2,117 0,109 3,100 7,95 10,92 25,74 31,65 36,59 42,55 43,55 49,53 50,52 56,50 57,50 58,49 64,45 65,45 71,41 73,40 78,35 105,6 112,1 121,0">
          <text:p/>
        </draw:polygon>
        <draw:polygon draw:style-name="gr2" draw:text-style-name="P2" draw:layer="layout" svg:width="0.286cm" svg:height="0.481cm" svg:x="26.245cm" svg:y="2.621cm" svg:viewBox="0 0 287 482" draw:points="278,2 284,9 287,17 287,163 286,172 280,179 277,181 255,192 233,210 213,230 197,253 184,277 174,303 168,331 167,359 168,388 174,415 180,430 182,435 182,437 184,446 181,454 175,461 167,464 161,463 143,460 115,458 88,460 61,466 35,475 28,479 20,482 11,480 5,475 0,468 0,463 0,55 1,47 7,40 14,37 23,37 28,38 39,45 61,53 65,55 92,60 94,60 120,63 146,60 173,55 199,45 223,32 245,15 250,10 255,5 261,0 270,0">
          <text:p/>
        </draw:polygon>
        <draw:polygon draw:style-name="gr2" draw:text-style-name="P2" draw:layer="layout" svg:width="0.308cm" svg:height="0.323cm" svg:x="24.716cm" svg:y="2.624cm" svg:viewBox="0 0 309 324" draw:points="83,3 89,9 92,18 93,20 93,53 92,56 92,61 93,63 93,68 94,75 94,76 94,78 96,84 97,85 99,92 99,93 100,94 103,100 103,101 108,107 108,108 109,109 114,113 193,194 195,196 196,197 200,200 201,202 204,204 209,209 210,209 211,210 217,213 218,213 224,217 225,217 226,217 234,219 240,221 241,221 244,221 252,225 256,230 265,244 282,261 302,277 306,282 309,290 308,299 304,305 303,307 300,314 293,321 285,323 283,324 195,324 186,322 181,318 6,138 2,130 0,124 0,59 2,50 8,43 11,41 33,30 55,12 56,9 60,6 67,1 76,0">
          <text:p/>
        </draw:polygon>
        <draw:polygon draw:style-name="gr2" draw:text-style-name="P2" draw:layer="layout" svg:width="0.714cm" svg:height="0.927cm" svg:x="25.723cm" svg:y="1.721cm" svg:viewBox="0 0 715 928" draw:points="705,2 711,8 715,16 715,25 713,29 711,32 706,41 697,68 691,96 689,123 691,152 697,180 705,200 705,209 704,217 697,224 689,227 683,226 675,225 668,224 641,222 614,224 587,230 561,240 537,253 515,269 496,290 492,295 480,313 468,334 461,341 454,344 453,345 447,345 442,345 442,346 435,346 434,346 433,347 426,349 418,351 417,352 417,353 412,357 411,357 405,361 404,362 403,362 398,367 398,368 289,480 286,482 282,486 281,488 279,490 279,491 275,497 274,498 273,498 270,505 270,506 267,513 266,513 266,515 265,521 264,522 262,529 262,909 260,916 256,923 248,928 239,928 234,925 226,920 220,913 217,906 217,356 217,354 217,350 217,348 216,346 216,344 216,337 215,336 215,335 213,329 213,328 211,321 210,320 210,319 206,313 206,312 202,306 201,305 200,304 195,300 122,224 121,222 120,221 120,220 116,217 115,216 114,216 112,214 106,209 105,209 104,208 99,205 98,204 91,201 88,200 82,197 77,190 75,183 74,178 68,154 64,144 58,131 53,121 46,110 34,97 31,92 17,81 11,76 10,75 4,69 0,61 1,52 6,44 9,40 15,34 17,33 19,31 20,30 23,26 25,25 43,6 50,1 56,0 696,0">
          <text:p/>
        </draw:polygon>
        <draw:polygon draw:style-name="gr2" draw:text-style-name="P2" draw:layer="layout" svg:width="0.125cm" svg:height="0.257cm" svg:x="26.13cm" svg:y="2.239cm" svg:viewBox="0 0 126 258" draw:points="68,3 73,8 74,9 90,31 109,51 119,58 124,65 126,73 124,82 120,89 119,90 109,98 90,118 74,141 60,166 51,191 45,219 44,235 42,243 38,248 34,253 26,257 16,258 9,255 3,250 0,241 0,59 2,50 5,44 22,29 44,6 52,1 60,0">
          <text:p/>
        </draw:polygon>
        <draw:polygon draw:style-name="gr2" draw:text-style-name="P2" draw:layer="layout" svg:width="0.627cm" svg:height="0.691cm" svg:x="23.609cm" svg:y="1.721cm" svg:viewBox="0 0 628 692" draw:points="617,2 624,8 628,16 628,25 626,29 621,38 615,45 607,48 606,49 600,49 598,49 595,50 588,50 587,50 586,51 579,53 571,55 571,56 565,61 564,61 558,65 557,66 556,66 551,72 505,119 503,121 502,122 499,126 498,127 495,130 490,135 486,144 482,151 482,152 482,153 481,161 480,168 480,169 479,170 480,178 480,223 477,232 472,239 469,241 447,253 425,269 405,290 401,296 389,314 375,338 366,365 360,393 358,420 360,449 366,475 375,502 389,528 405,549 425,570 435,577 440,584 442,592 440,601 436,608 435,609 425,617 405,636 389,659 376,682 370,688 364,692 309,692 301,690 294,684 290,677 290,668 292,662 293,660 301,637 305,615 305,528 303,510 298,487 288,466 287,464 276,447 259,430 241,416 221,405 199,399 190,397 177,396 166,396 154,397 132,402 110,410 91,422 74,438 68,445 61,450 54,453 45,450 40,447 30,437 10,422 9,422 3,416 0,408 0,405 0,167 2,158 5,152 147,6 155,1 161,0 609,0">
          <text:p/>
        </draw:polygon>
        <draw:polygon draw:style-name="gr2" draw:text-style-name="P2" draw:layer="layout" svg:width="0.604cm" svg:height="0.691cm" svg:x="26.769cm" svg:y="1.721cm" svg:viewBox="0 0 605 692" draw:points="428,2 433,6 600,178 604,185 605,192 605,410 604,419 598,426 597,427 583,437 572,447 566,452 557,452 549,449 546,446 531,430 512,416 492,405 470,399 461,397 447,396 437,396 424,397 401,402 380,410 361,422 344,438 329,456 319,475 318,476 310,499 307,522 307,609 307,620 308,626 314,649 321,664 323,673 321,681 315,688 307,692 271,692 263,690 257,684 255,682 243,659 235,649 226,636 207,617 197,609 191,602 190,594 191,585 196,578 197,577 207,570 226,549 243,528 256,502 265,475 271,449 273,420 271,393 265,365 264,363 263,360 256,338 243,314 226,290 207,269 185,253 163,241 157,235 153,227 153,201 152,199 152,197 152,190 151,189 151,188 149,182 148,181 148,180 146,174 146,173 146,172 142,166 138,159 131,152 56,76 56,74 55,73 55,72 54,72 51,69 50,68 49,68 47,66 41,61 40,60 39,60 34,56 33,56 30,55 27,53 25,53 24,52 22,52 14,48 9,41 2,29 0,21 2,13 6,5 13,1 19,0 418,0">
          <text:p/>
        </draw:polygon>
        <draw:polygon draw:style-name="gr2" draw:text-style-name="P2" draw:layer="layout" svg:width="0.066cm" svg:height="0.092cm" svg:x="26.676cm" svg:y="2.268cm" svg:viewBox="0 0 67 93" draw:points="32,4 50,23 59,30 65,37 67,44 65,53 60,60 59,61 50,69 34,87 26,92 17,93 10,90 3,83 0,75 0,19 2,10 7,4 15,0 24,0">
          <text:p/>
        </draw:polygon>
        <draw:polygon draw:style-name="gr2" draw:text-style-name="P2" draw:layer="layout" svg:width="0.063cm" svg:height="0.084cm" svg:x="24.473cm" svg:y="2.272cm" svg:viewBox="0 0 64 85" draw:points="32,4 34,6 47,20 56,27 62,34 64,41 62,50 57,57 56,58 47,66 34,79 26,84 17,85 10,82 3,76 1,67 0,65 0,20 3,12 8,4 15,0 24,0">
          <text:p/>
        </draw:polygon>
        <draw:polygon draw:style-name="gr2" draw:text-style-name="P2" draw:layer="layout" svg:width="0.063cm" svg:height="0.083cm" svg:x="24.267cm" svg:y="2.272cm" svg:viewBox="0 0 64 84" draw:points="54,2 59,8 64,17 64,64 61,73 56,80 48,84 39,84 32,80 31,78 17,65 8,57 2,50 0,42 2,34 7,27 8,26 17,19 23,12 31,5 37,0 46,0">
          <text:p/>
        </draw:polygon>
        <draw:polygon draw:style-name="gr2" draw:text-style-name="P2" draw:layer="layout" svg:width="0.058cm" svg:height="0.077cm" svg:x="26.473cm" svg:y="2.275cm" svg:viewBox="0 0 59 78" draw:points="51,3 57,9 59,18 59,58 58,67 53,74 45,78 36,78 29,74 28,72 18,63 9,54 2,47 0,39 2,31 8,24 9,23 18,16 22,12 28,6 34,1 43,0">
          <text:p/>
        </draw:polygon>
        <draw:polygon draw:style-name="gr2" draw:text-style-name="P2" draw:layer="layout" svg:width="0.055cm" svg:height="0.067cm" svg:x="24.753cm" svg:y="2.28cm" svg:viewBox="0 0 56 68" draw:points="46,2 53,8 56,17 56,19 56,49 55,58 48,65 40,68 32,68 24,65 23,63 17,58 8,50 2,43 0,35 2,26 7,19 8,18 10,17 17,11 23,5 30,0 38,0">
          <text:p/>
        </draw:polygon>
        <draw:polygon draw:style-name="gr2" draw:text-style-name="P2" draw:layer="layout" svg:width="0.352cm" svg:height="0.689cm" svg:x="23.349cm" svg:y="1.549cm" svg:viewBox="0 0 353 690" draw:points="343,2 349,8 353,16 353,25 349,33 345,37 339,40 338,40 337,41 332,47 141,243 139,245 138,246 135,250 133,251 132,253 131,254 126,259 126,260 125,260 123,267 123,268 119,274 119,275 119,276 117,284 115,291 115,578 114,587 108,594 106,595 105,595 85,610 67,626 53,646 40,668 36,678 32,685 25,690 16,690 8,687 2,681 0,672 0,20 2,11 7,4 14,1 19,0 334,0">
          <text:p/>
        </draw:polygon>
        <draw:line draw:style-name="gr3" draw:text-style-name="P1" draw:layer="layout" svg:x1="24.115cm" svg:y1="7.946cm" svg:x2="24.162cm" svg:y2="7.946cm">
          <text:p/>
        </draw:line>
        <draw:line draw:style-name="gr3" draw:text-style-name="P1" draw:layer="layout" svg:x1="24.115cm" svg:y1="7.946cm" svg:x2="24.163cm" svg:y2="7.896cm">
          <text:p/>
        </draw:line>
        <draw:line draw:style-name="gr3" draw:text-style-name="P1" draw:layer="layout" svg:x1="24.162cm" svg:y1="7.896cm" svg:x2="24.162cm" svg:y2="7.945cm">
          <text:p/>
        </draw:line>
        <draw:line draw:style-name="gr3" draw:text-style-name="P1" draw:layer="layout" svg:x1="24.162cm" svg:y1="7.847cm" svg:x2="24.162cm" svg:y2="7.896cm">
          <text:p/>
        </draw:line>
        <draw:line draw:style-name="gr3" draw:text-style-name="P1" draw:layer="layout" svg:x1="24.076cm" svg:y1="7.947cm" svg:x2="24.163cm" svg:y2="7.857cm">
          <text:p/>
        </draw:line>
        <draw:line draw:style-name="gr3" draw:text-style-name="P1" draw:layer="layout" svg:x1="24.306cm" svg:y1="5.051cm" svg:x2="24.402cm" svg:y2="5.051cm">
          <text:p/>
        </draw:line>
        <draw:line draw:style-name="gr3" draw:text-style-name="P1" draw:layer="layout" svg:x1="24.306cm" svg:y1="5.051cm" svg:x2="23.612cm" svg:y2="5.051cm">
          <text:p/>
        </draw:line>
        <draw:line draw:style-name="gr3" draw:text-style-name="P1" draw:layer="layout" svg:x1="23.613cm" svg:y1="5.051cm" svg:x2="23.445cm" svg:y2="5.225cm">
          <text:p/>
        </draw:line>
        <draw:line draw:style-name="gr3" draw:text-style-name="P1" draw:layer="layout" svg:x1="24.546cm" svg:y1="5.051cm" svg:x2="24.498cm" svg:y2="5.051cm">
          <text:p/>
        </draw:line>
        <draw:line draw:style-name="gr3" draw:text-style-name="P1" draw:layer="layout" svg:x1="24.545cm" svg:y1="5.051cm" svg:x2="24.507cm" svg:y2="5.051cm">
          <text:p/>
        </draw:line>
        <draw:line draw:style-name="gr3" draw:text-style-name="P1" draw:layer="layout" svg:x1="24.402cm" svg:y1="5.051cm" svg:x2="24.498cm" svg:y2="5.051cm">
          <text:p/>
        </draw:line>
        <draw:line draw:style-name="gr3" draw:text-style-name="P1" draw:layer="layout" svg:x1="24.612cm" svg:y1="5.692cm" svg:x2="24.449cm" svg:y2="5.692cm">
          <text:p/>
        </draw:line>
        <draw:line draw:style-name="gr3" draw:text-style-name="P1" draw:layer="layout" svg:x1="23.445cm" svg:y1="7.285cm" svg:x2="23.445cm" svg:y2="7.354cm">
          <text:p/>
        </draw:line>
        <draw:line draw:style-name="gr3" draw:text-style-name="P1" draw:layer="layout" svg:x1="23.445cm" svg:y1="7.424cm" svg:x2="23.512cm" svg:y2="7.354cm">
          <text:p/>
        </draw:line>
        <draw:line draw:style-name="gr3" draw:text-style-name="P1" draw:layer="layout" svg:x1="23.445cm" svg:y1="7.285cm" svg:x2="23.512cm" svg:y2="7.355cm">
          <text:p/>
        </draw:line>
        <draw:line draw:style-name="gr3" draw:text-style-name="P1" draw:layer="layout" svg:x1="23.511cm" svg:y1="7.354cm" svg:x2="23.612cm" svg:y2="7.354cm">
          <text:p/>
        </draw:line>
        <draw:line draw:style-name="gr3" draw:text-style-name="P1" draw:layer="layout" svg:x1="23.445cm" svg:y1="7.354cm" svg:x2="23.445cm" svg:y2="7.453cm">
          <text:p/>
        </draw:line>
        <draw:line draw:style-name="gr3" draw:text-style-name="P1" draw:layer="layout" svg:x1="23.445cm" svg:y1="7.453cm" svg:x2="23.445cm" svg:y2="7.423cm">
          <text:p/>
        </draw:line>
        <draw:line draw:style-name="gr3" draw:text-style-name="P1" draw:layer="layout" svg:x1="23.613cm" svg:y1="7.354cm" svg:x2="23.445cm" svg:y2="7.354cm">
          <text:p/>
        </draw:line>
        <draw:line draw:style-name="gr3" draw:text-style-name="P1" draw:layer="layout" svg:x1="23.445cm" svg:y1="7.452cm" svg:x2="23.445cm" svg:y2="7.797cm">
          <text:p/>
        </draw:line>
        <draw:line draw:style-name="gr3" draw:text-style-name="P1" draw:layer="layout" svg:x1="23.445cm" svg:y1="7.798cm" svg:x2="23.589cm" svg:y2="7.947cm">
          <text:p/>
        </draw:line>
        <draw:line draw:style-name="gr3" draw:text-style-name="P1" draw:layer="layout" svg:x1="23.852cm" svg:y1="7.675cm" svg:x2="23.852cm" svg:y2="7.354cm">
          <text:p/>
        </draw:line>
        <draw:line draw:style-name="gr3" draw:text-style-name="P1" draw:layer="layout" svg:x1="24.162cm" svg:y1="7.857cm" svg:x2="24.162cm" svg:y2="7.847cm">
          <text:p/>
        </draw:line>
        <draw:line draw:style-name="gr3" draw:text-style-name="P1" draw:layer="layout" svg:x1="23.588cm" svg:y1="7.946cm" svg:x2="24.076cm" svg:y2="7.946cm">
          <text:p/>
        </draw:line>
        <draw:line draw:style-name="gr3" draw:text-style-name="P1" draw:layer="layout" svg:x1="24.076cm" svg:y1="7.946cm" svg:x2="24.115cm" svg:y2="7.946cm">
          <text:p/>
        </draw:line>
        <draw:line draw:style-name="gr3" draw:text-style-name="P1" draw:layer="layout" svg:x1="23.779cm" svg:y1="7.749cm" svg:x2="23.853cm" svg:y2="7.674cm">
          <text:p/>
        </draw:line>
        <draw:line draw:style-name="gr3" draw:text-style-name="P1" draw:layer="layout" svg:x1="23.732cm" svg:y1="7.748cm" svg:x2="23.779cm" svg:y2="7.748cm">
          <text:p/>
        </draw:line>
        <draw:line draw:style-name="gr3" draw:text-style-name="P1" draw:layer="layout" svg:x1="23.445cm" svg:y1="5.224cm" svg:x2="23.445cm" svg:y2="7.285cm">
          <text:p/>
        </draw:line>
        <draw:line draw:style-name="gr3" draw:text-style-name="P1" draw:layer="layout" svg:x1="23.784cm" svg:y1="6.963cm" svg:x2="23.853cm" svg:y2="7.034cm">
          <text:p/>
        </draw:line>
        <draw:line draw:style-name="gr3" draw:text-style-name="P1" draw:layer="layout" svg:x1="23.732cm" svg:y1="6.963cm" svg:x2="23.784cm" svg:y2="6.963cm">
          <text:p/>
        </draw:line>
        <draw:line draw:style-name="gr3" draw:text-style-name="P1" draw:layer="layout" svg:x1="23.852cm" svg:y1="7.033cm" svg:x2="23.852cm" svg:y2="7.354cm">
          <text:p/>
        </draw:line>
        <draw:line draw:style-name="gr3" draw:text-style-name="P1" draw:layer="layout" svg:x1="24.689cm" svg:y1="6.383cm" svg:x2="24.689cm" svg:y2="5.771cm">
          <text:p/>
        </draw:line>
        <draw:line draw:style-name="gr3" draw:text-style-name="P1" draw:layer="layout" svg:x1="24.69cm" svg:y1="5.772cm" svg:x2="24.612cm" svg:y2="5.692cm">
          <text:p/>
        </draw:line>
        <draw:line draw:style-name="gr3" draw:text-style-name="P1" draw:layer="layout" svg:x1="23.972cm" svg:y1="5.772cm" svg:x2="23.894cm" svg:y2="5.692cm">
          <text:p/>
        </draw:line>
        <draw:line draw:style-name="gr3" draw:text-style-name="P1" draw:layer="layout" svg:x1="23.97cm" svg:y1="6.383cm" svg:x2="23.97cm" svg:y2="5.771cm">
          <text:p/>
        </draw:line>
        <draw:line draw:style-name="gr3" draw:text-style-name="P1" draw:layer="layout" svg:x1="23.732cm" svg:y1="6.462cm" svg:x2="23.894cm" svg:y2="6.462cm">
          <text:p/>
        </draw:line>
        <draw:line draw:style-name="gr3" draw:text-style-name="P1" draw:layer="layout" svg:x1="23.894cm" svg:y1="5.692cm" svg:x2="23.732cm" svg:y2="5.692cm">
          <text:p/>
        </draw:line>
        <draw:line draw:style-name="gr3" draw:text-style-name="P1" draw:layer="layout" svg:x1="23.894cm" svg:y1="6.463cm" svg:x2="23.972cm" svg:y2="6.383cm">
          <text:p/>
        </draw:line>
        <draw:line draw:style-name="gr3" draw:text-style-name="P1" draw:layer="layout" svg:x1="26.221cm" svg:y1="7.403cm" svg:x2="26.221cm" svg:y2="7.857cm">
          <text:p/>
        </draw:line>
        <draw:line draw:style-name="gr3" draw:text-style-name="P1" draw:layer="layout" svg:x1="26.27cm" svg:y1="7.946cm" svg:x2="26.221cm" svg:y2="7.896cm">
          <text:p/>
        </draw:line>
        <draw:line draw:style-name="gr3" draw:text-style-name="P1" draw:layer="layout" svg:x1="26.221cm" svg:y1="7.946cm" svg:x2="26.269cm" svg:y2="7.946cm">
          <text:p/>
        </draw:line>
        <draw:line draw:style-name="gr3" draw:text-style-name="P1" draw:layer="layout" svg:x1="26.307cm" svg:y1="7.947cm" svg:x2="26.221cm" svg:y2="7.857cm">
          <text:p/>
        </draw:line>
        <draw:line draw:style-name="gr3" draw:text-style-name="P1" draw:layer="layout" svg:x1="26.269cm" svg:y1="7.946cm" svg:x2="26.306cm" svg:y2="7.946cm">
          <text:p/>
        </draw:line>
        <draw:line draw:style-name="gr3" draw:text-style-name="P1" draw:layer="layout" svg:x1="25.59cm" svg:y1="7.947cm" svg:x2="25.503cm" svg:y2="7.857cm">
          <text:p/>
        </draw:line>
        <draw:line draw:style-name="gr3" draw:text-style-name="P1" draw:layer="layout" svg:x1="25.55cm" svg:y1="7.946cm" svg:x2="25.589cm" svg:y2="7.946cm">
          <text:p/>
        </draw:line>
        <draw:line draw:style-name="gr3" draw:text-style-name="P1" draw:layer="layout" svg:x1="25.551cm" svg:y1="7.946cm" svg:x2="25.503cm" svg:y2="7.896cm">
          <text:p/>
        </draw:line>
        <draw:line draw:style-name="gr3" draw:text-style-name="P1" draw:layer="layout" svg:x1="25.503cm" svg:y1="7.946cm" svg:x2="25.55cm" svg:y2="7.946cm">
          <text:p/>
        </draw:line>
        <draw:line draw:style-name="gr3" draw:text-style-name="P1" draw:layer="layout" svg:x1="25.589cm" svg:y1="7.946cm" svg:x2="26.087cm" svg:y2="7.946cm">
          <text:p/>
        </draw:line>
        <draw:line draw:style-name="gr3" draw:text-style-name="P1" draw:layer="layout" svg:x1="26.221cm" svg:y1="7.896cm" svg:x2="26.221cm" svg:y2="7.945cm">
          <text:p/>
        </draw:line>
        <draw:line draw:style-name="gr3" draw:text-style-name="P1" draw:layer="layout" svg:x1="26.173cm" svg:y1="7.946cm" svg:x2="26.222cm" svg:y2="7.896cm">
          <text:p/>
        </draw:line>
        <draw:line draw:style-name="gr3" draw:text-style-name="P1" draw:layer="layout" svg:x1="26.173cm" svg:y1="7.946cm" svg:x2="26.221cm" svg:y2="7.946cm">
          <text:p/>
        </draw:line>
        <draw:line draw:style-name="gr3" draw:text-style-name="P1" draw:layer="layout" svg:x1="26.087cm" svg:y1="7.946cm" svg:x2="26.173cm" svg:y2="7.946cm">
          <text:p/>
        </draw:line>
        <draw:line draw:style-name="gr3" draw:text-style-name="P1" draw:layer="layout" svg:x1="26.087cm" svg:y1="7.946cm" svg:x2="26.135cm" svg:y2="7.946cm">
          <text:p/>
        </draw:line>
        <draw:line draw:style-name="gr3" draw:text-style-name="P1" draw:layer="layout" svg:x1="26.135cm" svg:y1="7.947cm" svg:x2="26.222cm" svg:y2="7.857cm">
          <text:p/>
        </draw:line>
        <draw:line draw:style-name="gr3" draw:text-style-name="P1" draw:layer="layout" svg:x1="26.221cm" svg:y1="7.857cm" svg:x2="26.221cm" svg:y2="7.896cm">
          <text:p/>
        </draw:line>
        <draw:line draw:style-name="gr3" draw:text-style-name="P1" draw:layer="layout" svg:x1="25.417cm" svg:y1="7.947cm" svg:x2="25.504cm" svg:y2="7.857cm">
          <text:p/>
        </draw:line>
        <draw:line draw:style-name="gr3" draw:text-style-name="P1" draw:layer="layout" svg:x1="25.368cm" svg:y1="7.946cm" svg:x2="25.417cm" svg:y2="7.946cm">
          <text:p/>
        </draw:line>
        <draw:line draw:style-name="gr3" draw:text-style-name="P1" draw:layer="layout" svg:x1="25.454cm" svg:y1="7.946cm" svg:x2="25.503cm" svg:y2="7.946cm">
          <text:p/>
        </draw:line>
        <draw:line draw:style-name="gr3" draw:text-style-name="P1" draw:layer="layout" svg:x1="25.503cm" svg:y1="7.896cm" svg:x2="25.503cm" svg:y2="7.945cm">
          <text:p/>
        </draw:line>
        <draw:line draw:style-name="gr3" draw:text-style-name="P1" draw:layer="layout" svg:x1="25.454cm" svg:y1="7.946cm" svg:x2="25.504cm" svg:y2="7.896cm">
          <text:p/>
        </draw:line>
        <draw:line draw:style-name="gr3" draw:text-style-name="P1" draw:layer="layout" svg:x1="25.368cm" svg:y1="7.946cm" svg:x2="25.454cm" svg:y2="7.946cm">
          <text:p/>
        </draw:line>
        <draw:line draw:style-name="gr3" draw:text-style-name="P1" draw:layer="layout" svg:x1="25.503cm" svg:y1="7.857cm" svg:x2="25.503cm" svg:y2="7.896cm">
          <text:p/>
        </draw:line>
        <draw:line draw:style-name="gr3" draw:text-style-name="P1" draw:layer="layout" svg:x1="25.671cm" svg:y1="7.354cm" svg:x2="25.55cm" svg:y2="7.354cm">
          <text:p/>
        </draw:line>
        <draw:line draw:style-name="gr3" draw:text-style-name="P1" draw:layer="layout" svg:x1="25.551cm" svg:y1="7.354cm" svg:x2="25.503cm" svg:y2="7.404cm">
          <text:p/>
        </draw:line>
        <draw:line draw:style-name="gr3" draw:text-style-name="P1" draw:layer="layout" svg:x1="25.503cm" svg:y1="7.403cm" svg:x2="25.503cm" svg:y2="7.857cm">
          <text:p/>
        </draw:line>
        <draw:line draw:style-name="gr3" draw:text-style-name="P1" draw:layer="layout" svg:x1="25.91cm" svg:y1="7.675cm" svg:x2="25.91cm" svg:y2="7.354cm">
          <text:p/>
        </draw:line>
        <draw:line draw:style-name="gr3" draw:text-style-name="P1" draw:layer="layout" svg:x1="25.837cm" svg:y1="7.749cm" svg:x2="25.911cm" svg:y2="7.674cm">
          <text:p/>
        </draw:line>
        <draw:line draw:style-name="gr3" draw:text-style-name="P1" draw:layer="layout" svg:x1="25.79cm" svg:y1="7.748cm" svg:x2="25.837cm" svg:y2="7.748cm">
          <text:p/>
        </draw:line>
        <draw:line draw:style-name="gr3" draw:text-style-name="P1" draw:layer="layout" svg:x1="24.238cm" svg:y1="7.946cm" svg:x2="24.238cm" svg:y2="7.936cm">
          <text:p/>
        </draw:line>
        <draw:line draw:style-name="gr3" draw:text-style-name="P1" draw:layer="layout" svg:x1="24.211cm" svg:y1="7.946cm" svg:x2="24.239cm" svg:y2="7.946cm">
          <text:p/>
        </draw:line>
        <draw:line draw:style-name="gr3" draw:text-style-name="P1" draw:layer="layout" svg:x1="24.24cm" svg:y1="7.937cm" svg:x2="24.162cm" svg:y2="7.857cm">
          <text:p/>
        </draw:line>
        <draw:line draw:style-name="gr3" draw:text-style-name="P1" draw:layer="layout" svg:x1="24.162cm" svg:y1="7.946cm" svg:x2="24.211cm" svg:y2="7.946cm">
          <text:p/>
        </draw:line>
        <draw:line draw:style-name="gr3" draw:text-style-name="P1" draw:layer="layout" svg:x1="24.238cm" svg:y1="7.946cm" svg:x2="24.736cm" svg:y2="7.946cm">
          <text:p/>
        </draw:line>
        <draw:line draw:style-name="gr3" draw:text-style-name="P1" draw:layer="layout" svg:x1="24.212cm" svg:y1="7.946cm" svg:x2="24.162cm" svg:y2="7.896cm">
          <text:p/>
        </draw:line>
        <draw:line draw:style-name="gr3" draw:text-style-name="P1" draw:layer="layout" svg:x1="25.001cm" svg:y1="7.354cm" svg:x2="24.881cm" svg:y2="7.354cm">
          <text:p/>
        </draw:line>
        <draw:line draw:style-name="gr3" draw:text-style-name="P1" draw:layer="layout" svg:x1="24.882cm" svg:y1="7.354cm" svg:x2="24.833cm" svg:y2="7.404cm">
          <text:p/>
        </draw:line>
        <draw:line draw:style-name="gr3" draw:text-style-name="P1" draw:layer="layout" svg:x1="24.449cm" svg:y1="6.967cm" svg:x2="24.505cm" svg:y2="6.967cm">
          <text:p/>
        </draw:line>
        <draw:line draw:style-name="gr3" draw:text-style-name="P1" draw:layer="layout" svg:x1="24.569cm" svg:y1="7.033cm" svg:x2="24.569cm" svg:y2="7.354cm">
          <text:p/>
        </draw:line>
        <draw:line draw:style-name="gr3" draw:text-style-name="P1" draw:layer="layout" svg:x1="24.506cm" svg:y1="6.967cm" svg:x2="24.57cm" svg:y2="7.034cm">
          <text:p/>
        </draw:line>
        <draw:line draw:style-name="gr3" draw:text-style-name="P1" draw:layer="layout" svg:x1="25.12cm" svg:y1="6.462cm" svg:x2="25.282cm" svg:y2="6.462cm">
          <text:p/>
        </draw:line>
        <draw:line draw:style-name="gr3" draw:text-style-name="P1" draw:layer="layout" svg:x1="24.449cm" svg:y1="6.466cm" svg:x2="24.609cm" svg:y2="6.466cm">
          <text:p/>
        </draw:line>
        <draw:line draw:style-name="gr3" draw:text-style-name="P1" draw:layer="layout" svg:x1="24.609cm" svg:y1="6.467cm" svg:x2="24.69cm" svg:y2="6.383cm">
          <text:p/>
        </draw:line>
        <draw:line draw:style-name="gr3" draw:text-style-name="P1" draw:layer="layout" svg:x1="24.785cm" svg:y1="7.946cm" svg:x2="24.833cm" svg:y2="7.946cm">
          <text:p/>
        </draw:line>
        <draw:line draw:style-name="gr3" draw:text-style-name="P1" draw:layer="layout" svg:x1="24.833cm" svg:y1="7.857cm" svg:x2="24.833cm" svg:y2="7.896cm">
          <text:p/>
        </draw:line>
        <draw:line draw:style-name="gr3" draw:text-style-name="P1" draw:layer="layout" svg:x1="24.736cm" svg:y1="7.946cm" svg:x2="24.833cm" svg:y2="7.946cm">
          <text:p/>
        </draw:line>
        <draw:line draw:style-name="gr3" draw:text-style-name="P1" draw:layer="layout" svg:x1="24.747cm" svg:y1="7.947cm" svg:x2="24.834cm" svg:y2="7.857cm">
          <text:p/>
        </draw:line>
        <draw:line draw:style-name="gr3" draw:text-style-name="P1" draw:layer="layout" svg:x1="24.785cm" svg:y1="7.946cm" svg:x2="24.834cm" svg:y2="7.896cm">
          <text:p/>
        </draw:line>
        <draw:line draw:style-name="gr3" draw:text-style-name="P1" draw:layer="layout" svg:x1="24.736cm" svg:y1="7.946cm" svg:x2="24.747cm" svg:y2="7.946cm">
          <text:p/>
        </draw:line>
        <draw:line draw:style-name="gr3" draw:text-style-name="P1" draw:layer="layout" svg:x1="24.92cm" svg:y1="7.947cm" svg:x2="24.833cm" svg:y2="7.857cm">
          <text:p/>
        </draw:line>
        <draw:line draw:style-name="gr3" draw:text-style-name="P1" draw:layer="layout" svg:x1="24.881cm" svg:y1="7.946cm" svg:x2="24.929cm" svg:y2="7.946cm">
          <text:p/>
        </draw:line>
        <draw:line draw:style-name="gr3" draw:text-style-name="P1" draw:layer="layout" svg:x1="24.833cm" svg:y1="7.896cm" svg:x2="24.833cm" svg:y2="7.945cm">
          <text:p/>
        </draw:line>
        <draw:line draw:style-name="gr3" draw:text-style-name="P1" draw:layer="layout" svg:x1="24.882cm" svg:y1="7.946cm" svg:x2="24.833cm" svg:y2="7.896cm">
          <text:p/>
        </draw:line>
        <draw:line draw:style-name="gr3" draw:text-style-name="P1" draw:layer="layout" svg:x1="24.833cm" svg:y1="7.946cm" svg:x2="24.881cm" svg:y2="7.946cm">
          <text:p/>
        </draw:line>
        <draw:line draw:style-name="gr3" draw:text-style-name="P1" draw:layer="layout" svg:x1="24.929cm" svg:y1="7.946cm" svg:x2="24.919cm" svg:y2="7.946cm">
          <text:p/>
        </draw:line>
        <draw:line draw:style-name="gr3" draw:text-style-name="P1" draw:layer="layout" svg:x1="24.929cm" svg:y1="7.946cm" svg:x2="25.368cm" svg:y2="7.946cm">
          <text:p/>
        </draw:line>
        <draw:line draw:style-name="gr3" draw:text-style-name="P1" draw:layer="layout" svg:x1="25.24cm" svg:y1="7.675cm" svg:x2="25.24cm" svg:y2="7.354cm">
          <text:p/>
        </draw:line>
        <draw:line draw:style-name="gr3" draw:text-style-name="P1" draw:layer="layout" svg:x1="25.24cm" svg:y1="7.033cm" svg:x2="25.24cm" svg:y2="7.354cm">
          <text:p/>
        </draw:line>
        <draw:line draw:style-name="gr3" draw:text-style-name="P1" draw:layer="layout" svg:x1="25.12cm" svg:y1="6.963cm" svg:x2="25.172cm" svg:y2="6.963cm">
          <text:p/>
        </draw:line>
        <draw:line draw:style-name="gr3" draw:text-style-name="P1" draw:layer="layout" svg:x1="25.167cm" svg:y1="7.749cm" svg:x2="25.241cm" svg:y2="7.674cm">
          <text:p/>
        </draw:line>
        <draw:line draw:style-name="gr3" draw:text-style-name="P1" draw:layer="layout" svg:x1="25.12cm" svg:y1="7.748cm" svg:x2="25.167cm" svg:y2="7.748cm">
          <text:p/>
        </draw:line>
        <draw:line draw:style-name="gr3" draw:text-style-name="P1" draw:layer="layout" svg:x1="25.172cm" svg:y1="6.963cm" svg:x2="25.241cm" svg:y2="7.034cm">
          <text:p/>
        </draw:line>
        <draw:line draw:style-name="gr3" draw:text-style-name="P1" draw:layer="layout" svg:x1="24.331cm" svg:y1="7.354cm" svg:x2="24.211cm" svg:y2="7.354cm">
          <text:p/>
        </draw:line>
        <draw:line draw:style-name="gr3" draw:text-style-name="P1" draw:layer="layout" svg:x1="24.833cm" svg:y1="7.403cm" svg:x2="24.833cm" svg:y2="7.857cm">
          <text:p/>
        </draw:line>
        <draw:line draw:style-name="gr3" draw:text-style-name="P1" draw:layer="layout" svg:x1="24.162cm" svg:y1="7.403cm" svg:x2="24.162cm" svg:y2="7.847cm">
          <text:p/>
        </draw:line>
        <draw:line draw:style-name="gr3" draw:text-style-name="P1" draw:layer="layout" svg:x1="24.212cm" svg:y1="7.354cm" svg:x2="24.162cm" svg:y2="7.404cm">
          <text:p/>
        </draw:line>
        <draw:line draw:style-name="gr3" draw:text-style-name="P1" draw:layer="layout" svg:x1="24.569cm" svg:y1="7.675cm" svg:x2="24.569cm" svg:y2="7.354cm">
          <text:p/>
        </draw:line>
        <draw:line draw:style-name="gr3" draw:text-style-name="P1" draw:layer="layout" svg:x1="24.498cm" svg:y1="7.749cm" svg:x2="24.57cm" svg:y2="7.674cm">
          <text:p/>
        </draw:line>
        <draw:line draw:style-name="gr3" draw:text-style-name="P1" draw:layer="layout" svg:x1="24.449cm" svg:y1="7.748cm" svg:x2="24.498cm" svg:y2="7.748cm">
          <text:p/>
        </draw:line>
        <draw:line draw:style-name="gr3" draw:text-style-name="P1" draw:layer="layout" svg:x1="26.794cm" svg:y1="7.947cm" svg:x2="26.94cm" svg:y2="7.798cm">
          <text:p/>
        </draw:line>
        <draw:line draw:style-name="gr3" draw:text-style-name="P1" draw:layer="layout" svg:x1="26.306cm" svg:y1="7.946cm" svg:x2="26.794cm" svg:y2="7.946cm">
          <text:p/>
        </draw:line>
        <draw:line draw:style-name="gr3" draw:text-style-name="P1" draw:layer="layout" svg:x1="26.627cm" svg:y1="7.675cm" svg:x2="26.627cm" svg:y2="7.354cm">
          <text:p/>
        </draw:line>
        <draw:line draw:style-name="gr3" draw:text-style-name="P1" draw:layer="layout" svg:x1="26.507cm" svg:y1="7.748cm" svg:x2="26.556cm" svg:y2="7.748cm">
          <text:p/>
        </draw:line>
        <draw:line draw:style-name="gr3" draw:text-style-name="P1" draw:layer="layout" svg:x1="26.556cm" svg:y1="7.749cm" svg:x2="26.628cm" svg:y2="7.674cm">
          <text:p/>
        </draw:line>
        <draw:line draw:style-name="gr3" draw:text-style-name="P1" draw:layer="layout" svg:x1="26.27cm" svg:y1="7.354cm" svg:x2="26.221cm" svg:y2="7.404cm">
          <text:p/>
        </draw:line>
        <draw:line draw:style-name="gr3" draw:text-style-name="P1" draw:layer="layout" svg:x1="26.389cm" svg:y1="7.354cm" svg:x2="26.269cm" svg:y2="7.354cm">
          <text:p/>
        </draw:line>
        <draw:line draw:style-name="gr3" draw:text-style-name="P1" draw:layer="layout" svg:x1="26.627cm" svg:y1="7.354cm" svg:x2="26.627cm" svg:y2="7.033cm">
          <text:p/>
        </draw:line>
        <draw:line draw:style-name="gr3" draw:text-style-name="P1" draw:layer="layout" svg:x1="26.56cm" svg:y1="6.963cm" svg:x2="26.507cm" svg:y2="6.963cm">
          <text:p/>
        </draw:line>
        <draw:line draw:style-name="gr3" draw:text-style-name="P1" draw:layer="layout" svg:x1="26.628cm" svg:y1="7.034cm" svg:x2="26.56cm" svg:y2="6.963cm">
          <text:p/>
        </draw:line>
        <draw:line draw:style-name="gr3" draw:text-style-name="P1" draw:layer="layout" svg:x1="25.91cm" svg:y1="7.033cm" svg:x2="25.91cm" svg:y2="7.354cm">
          <text:p/>
        </draw:line>
        <draw:line draw:style-name="gr3" draw:text-style-name="P1" draw:layer="layout" svg:x1="25.79cm" svg:y1="6.963cm" svg:x2="25.842cm" svg:y2="6.963cm">
          <text:p/>
        </draw:line>
        <draw:line draw:style-name="gr3" draw:text-style-name="P1" draw:layer="layout" svg:x1="25.842cm" svg:y1="6.963cm" svg:x2="25.911cm" svg:y2="7.034cm">
          <text:p/>
        </draw:line>
        <draw:line draw:style-name="gr3" draw:text-style-name="P1" draw:layer="layout" svg:x1="26.939cm" svg:y1="7.798cm" svg:x2="26.939cm" svg:y2="7.403cm">
          <text:p/>
        </draw:line>
        <draw:line draw:style-name="gr3" draw:text-style-name="P1" draw:layer="layout" svg:x1="26.939cm" svg:y1="7.404cm" svg:x2="26.988cm" svg:y2="7.354cm">
          <text:p/>
        </draw:line>
        <draw:line draw:style-name="gr3" draw:text-style-name="P1" draw:layer="layout" svg:x1="27.346cm" svg:y1="7.675cm" svg:x2="27.346cm" svg:y2="7.354cm">
          <text:p/>
        </draw:line>
        <draw:line draw:style-name="gr3" draw:text-style-name="P1" draw:layer="layout" svg:x1="27.274cm" svg:y1="7.749cm" svg:x2="27.347cm" svg:y2="7.674cm">
          <text:p/>
        </draw:line>
        <draw:line draw:style-name="gr3" draw:text-style-name="P1" draw:layer="layout" svg:x1="27.225cm" svg:y1="7.748cm" svg:x2="27.274cm" svg:y2="7.748cm">
          <text:p/>
        </draw:line>
        <draw:line draw:style-name="gr3" draw:text-style-name="P1" draw:layer="layout" svg:x1="27.389cm" svg:y1="5.692cm" svg:x2="27.225cm" svg:y2="5.692cm">
          <text:p/>
        </draw:line>
        <draw:line draw:style-name="gr3" draw:text-style-name="P1" draw:layer="layout" svg:x1="27.389cm" svg:y1="6.463cm" svg:x2="27.467cm" svg:y2="6.383cm">
          <text:p/>
        </draw:line>
        <draw:line draw:style-name="gr3" draw:text-style-name="P1" draw:layer="layout" svg:x1="27.465cm" svg:y1="6.383cm" svg:x2="27.465cm" svg:y2="5.771cm">
          <text:p/>
        </draw:line>
        <draw:line draw:style-name="gr3" draw:text-style-name="P1" draw:layer="layout" svg:x1="27.467cm" svg:y1="5.772cm" svg:x2="27.389cm" svg:y2="5.692cm">
          <text:p/>
        </draw:line>
        <draw:line draw:style-name="gr3" draw:text-style-name="P1" draw:layer="layout" svg:x1="26.67cm" svg:y1="5.692cm" svg:x2="26.507cm" svg:y2="5.692cm">
          <text:p/>
        </draw:line>
        <draw:line draw:style-name="gr3" draw:text-style-name="P1" draw:layer="layout" svg:x1="26.747cm" svg:y1="6.383cm" svg:x2="26.747cm" svg:y2="5.771cm">
          <text:p/>
        </draw:line>
        <draw:line draw:style-name="gr3" draw:text-style-name="P1" draw:layer="layout" svg:x1="26.507cm" svg:y1="6.462cm" svg:x2="26.67cm" svg:y2="6.462cm">
          <text:p/>
        </draw:line>
        <draw:line draw:style-name="gr3" draw:text-style-name="P1" draw:layer="layout" svg:x1="26.748cm" svg:y1="5.772cm" svg:x2="26.67cm" svg:y2="5.692cm">
          <text:p/>
        </draw:line>
        <draw:line draw:style-name="gr3" draw:text-style-name="P1" draw:layer="layout" svg:x1="26.67cm" svg:y1="6.463cm" svg:x2="26.748cm" svg:y2="6.383cm">
          <text:p/>
        </draw:line>
        <draw:line draw:style-name="gr3" draw:text-style-name="P1" draw:layer="layout" svg:x1="26.03cm" svg:y1="5.772cm" svg:x2="25.952cm" svg:y2="5.692cm">
          <text:p/>
        </draw:line>
        <draw:line draw:style-name="gr3" draw:text-style-name="P1" draw:layer="layout" svg:x1="25.952cm" svg:y1="6.463cm" svg:x2="26.03cm" svg:y2="6.383cm">
          <text:p/>
        </draw:line>
        <draw:line draw:style-name="gr3" draw:text-style-name="P1" draw:layer="layout" svg:x1="25.79cm" svg:y1="6.462cm" svg:x2="25.952cm" svg:y2="6.462cm">
          <text:p/>
        </draw:line>
        <draw:line draw:style-name="gr3" draw:text-style-name="P1" draw:layer="layout" svg:x1="25.952cm" svg:y1="5.692cm" svg:x2="25.79cm" svg:y2="5.692cm">
          <text:p/>
        </draw:line>
        <draw:line draw:style-name="gr3" draw:text-style-name="P1" draw:layer="layout" svg:x1="26.029cm" svg:y1="6.383cm" svg:x2="26.029cm" svg:y2="5.771cm">
          <text:p/>
        </draw:line>
        <draw:line draw:style-name="gr3" draw:text-style-name="P1" draw:layer="layout" svg:x1="25.358cm" svg:y1="6.383cm" svg:x2="25.358cm" svg:y2="5.771cm">
          <text:p/>
        </draw:line>
        <draw:line draw:style-name="gr3" draw:text-style-name="P1" draw:layer="layout" svg:x1="25.282cm" svg:y1="5.692cm" svg:x2="25.12cm" svg:y2="5.692cm">
          <text:p/>
        </draw:line>
        <draw:line draw:style-name="gr3" draw:text-style-name="P1" draw:layer="layout" svg:x1="25.282cm" svg:y1="6.463cm" svg:x2="25.36cm" svg:y2="6.383cm">
          <text:p/>
        </draw:line>
        <draw:line draw:style-name="gr3" draw:text-style-name="P1" draw:layer="layout" svg:x1="25.36cm" svg:y1="5.772cm" svg:x2="25.282cm" svg:y2="5.692cm">
          <text:p/>
        </draw:line>
        <draw:line draw:style-name="gr3" draw:text-style-name="P1" draw:layer="layout" svg:x1="26.987cm" svg:y1="7.354cm" svg:x2="27.106cm" svg:y2="7.354cm">
          <text:p/>
        </draw:line>
        <draw:line draw:style-name="gr3" draw:text-style-name="P1" draw:layer="layout" svg:x1="27.225cm" svg:y1="6.462cm" svg:x2="27.389cm" svg:y2="6.462cm">
          <text:p/>
        </draw:line>
        <draw:line draw:style-name="gr3" draw:text-style-name="P1" draw:layer="layout" svg:x1="27.278cm" svg:y1="6.963cm" svg:x2="27.347cm" svg:y2="7.034cm">
          <text:p/>
        </draw:line>
        <draw:line draw:style-name="gr3" draw:text-style-name="P1" draw:layer="layout" svg:x1="27.225cm" svg:y1="6.963cm" svg:x2="27.278cm" svg:y2="6.963cm">
          <text:p/>
        </draw:line>
        <draw:line draw:style-name="gr3" draw:text-style-name="P1" draw:layer="layout" svg:x1="27.346cm" svg:y1="7.033cm" svg:x2="27.346cm" svg:y2="7.354cm">
          <text:p/>
        </draw:line>
        <draw:polygon draw:style-name="gr2" draw:text-style-name="P2" draw:layer="layout" svg:width="0.032cm" svg:height="0.004cm" svg:x="25.88cm" svg:y="4.608cm" svg:viewBox="0 0 33 5" draw:points="0,0 33,0 33,5">
          <text:p/>
        </draw:polygon>
        <draw:polygon draw:style-name="gr2" draw:text-style-name="P2" draw:layer="layout" svg:width="0.01cm" svg:height="0.007cm" svg:x="25.901cm" svg:y="4.683cm" svg:viewBox="0 0 11 8" draw:points="0,0 11,2 11,8">
          <text:p/>
        </draw:polygon>
        <draw:polygon draw:style-name="gr2" draw:text-style-name="P2" draw:layer="layout" svg:width="0.028cm" svg:height="0.006cm" svg:x="25.884cm" svg:y="4.685cm" svg:viewBox="0 0 29 7" draw:points="29,7 0,7 0,0">
          <text:p/>
        </draw:polygon>
        <draw:polygon draw:style-name="gr2" draw:text-style-name="P2" draw:layer="layout" svg:width="0.033cm" svg:height="0.07cm" svg:x="25.861cm" svg:y="4.62cm" svg:viewBox="0 0 34 71" draw:points="34,0 4,71 0,71">
          <text:p/>
        </draw:polygon>
        <draw:polygon draw:style-name="gr2" draw:text-style-name="P2" draw:layer="layout" svg:width="0.01cm" svg:height="0.007cm" svg:x="25.831cm" svg:y="4.683cm" svg:viewBox="0 0 11 8" draw:points="0,0 11,2 11,8">
          <text:p/>
        </draw:polygon>
        <draw:polygon draw:style-name="gr2" draw:text-style-name="P2" draw:layer="layout" svg:width="0.039cm" svg:height="0.006cm" svg:x="25.803cm" svg:y="4.685cm" svg:viewBox="0 0 40 7" draw:points="40,7 0,7 0,0">
          <text:p/>
        </draw:polygon>
        <draw:polygon draw:style-name="gr2" draw:text-style-name="P2" draw:layer="layout" svg:width="0.01cm" svg:height="0.006cm" svg:x="25.803cm" svg:y="4.608cm" svg:viewBox="0 0 11 7" draw:points="11,7 0,5 0,0">
          <text:p/>
        </draw:polygon>
        <draw:polygon draw:style-name="gr2" draw:text-style-name="P2" draw:layer="layout" svg:width="0.032cm" svg:height="0.006cm" svg:x="25.88cm" svg:y="4.608cm" svg:viewBox="0 0 33 7" draw:points="0,0 33,5 22,7">
          <text:p/>
        </draw:polygon>
        <draw:polygon draw:style-name="gr2" draw:text-style-name="P2" draw:layer="layout" svg:width="0.028cm" svg:height="0.007cm" svg:x="25.884cm" svg:y="4.683cm" svg:viewBox="0 0 29 8" draw:points="17,0 29,8 0,2">
          <text:p/>
        </draw:polygon>
        <draw:polygon draw:style-name="gr2" draw:text-style-name="P2" draw:layer="layout" svg:width="0.039cm" svg:height="0.007cm" svg:x="25.803cm" svg:y="4.683cm" svg:viewBox="0 0 40 8" draw:points="30,0 40,8 0,2">
          <text:p/>
        </draw:polygon>
        <draw:polygon draw:style-name="gr2" draw:text-style-name="P2" draw:layer="layout" svg:width="0.033cm" svg:height="0.006cm" svg:x="25.803cm" svg:y="4.608cm" svg:viewBox="0 0 34 7" draw:points="11,7 0,0 34,0">
          <text:p/>
        </draw:polygon>
        <draw:polygon draw:style-name="gr2" draw:text-style-name="P2" draw:layer="layout" svg:width="0.017cm" svg:height="0.003cm" svg:x="25.884cm" svg:y="4.683cm" svg:viewBox="0 0 18 4" draw:points="18,0 0,4 11,0">
          <text:p/>
        </draw:polygon>
        <draw:polygon draw:style-name="gr2" draw:text-style-name="P2" draw:layer="layout" svg:width="0.029cm" svg:height="0.003cm" svg:x="25.803cm" svg:y="4.683cm" svg:viewBox="0 0 30 4" draw:points="30,0 0,4 11,0">
          <text:p/>
        </draw:polygon>
        <draw:polygon draw:style-name="gr2" draw:text-style-name="P2" draw:layer="layout" svg:width="0.021cm" svg:height="0.075cm" svg:x="25.813cm" svg:y="4.608cm" svg:viewBox="0 0 22 76" draw:points="0,76 0,6 22,0">
          <text:p/>
        </draw:polygon>
        <draw:polygon draw:style-name="gr2" draw:text-style-name="P2" draw:layer="layout" svg:width="0.007cm" svg:height="0.069cm" svg:x="25.894cm" svg:y="4.614cm" svg:viewBox="0 0 8 70" draw:points="8,0 8,70 0,70">
          <text:p/>
        </draw:polygon>
        <draw:polygon draw:style-name="gr2" draw:text-style-name="P2" draw:layer="layout" svg:width="0.018cm" svg:height="0.063cm" svg:x="25.813cm" svg:y="4.62cm" svg:viewBox="0 0 19 64" draw:points="19,0 19,64 0,64">
          <text:p/>
        </draw:polygon>
        <draw:polygon draw:style-name="gr2" draw:text-style-name="P2" draw:layer="layout" svg:width="0.007cm" svg:height="0.069cm" svg:x="25.894cm" svg:y="4.614cm" svg:viewBox="0 0 8 70" draw:points="8,0 0,70 0,6">
          <text:p/>
        </draw:polygon>
        <draw:polygon draw:style-name="gr2" draw:text-style-name="P2" draw:layer="layout" svg:width="0.021cm" svg:height="0.075cm" svg:x="25.813cm" svg:y="4.608cm" svg:viewBox="0 0 22 76" draw:points="19,12 0,76 22,0">
          <text:p/>
        </draw:polygon>
        <draw:polygon draw:style-name="gr2" draw:text-style-name="P2" draw:layer="layout" svg:width="0.021cm" svg:height="0.012cm" svg:x="25.88cm" svg:y="4.608cm" svg:viewBox="0 0 22 13" draw:points="0,0 22,6 15,13">
          <text:p/>
        </draw:polygon>
        <draw:polygon draw:style-name="gr2" draw:text-style-name="P2" draw:layer="layout" svg:width="0.03cm" svg:height="0.082cm" svg:x="25.831cm" svg:y="4.608cm" svg:viewBox="0 0 31 83" draw:points="31,83 0,12 3,0">
          <text:p/>
        </draw:polygon>
        <draw:polygon draw:style-name="gr2" draw:text-style-name="P2" draw:layer="layout" svg:width="0.036cm" svg:height="0.053cm" svg:x="25.858cm" svg:y="4.608cm" svg:viewBox="0 0 37 54" draw:points="0,54 22,0 37,12">
          <text:p/>
        </draw:polygon>
        <draw:polygon draw:style-name="gr2" draw:text-style-name="P2" draw:layer="layout" svg:width="0.027cm" svg:height="0.082cm" svg:x="25.834cm" svg:y="4.608cm" svg:viewBox="0 0 28 83" draw:points="28,83 0,0 25,54">
          <text:p/>
        </draw:polygon>
        <draw:polygon draw:style-name="gr2" draw:text-style-name="P2" draw:layer="layout" svg:width="0.036cm" svg:height="0.07cm" svg:x="25.858cm" svg:y="4.62cm" svg:viewBox="0 0 37 71" draw:points="0,41 37,0 3,71">
          <text:p/>
        </draw:polygon>
        <draw:polygon draw:style-name="gr2" draw:text-style-name="P2" draw:layer="layout" svg:width="0.023cm" svg:height="0.004cm" svg:x="25.774cm" svg:y="4.633cm" svg:viewBox="0 0 24 5" draw:points="0,0 24,0 24,5">
          <text:p/>
        </draw:polygon>
        <draw:polygon draw:style-name="gr2" draw:text-style-name="P2" draw:layer="layout" svg:width="0.007cm" svg:height="0.006cm" svg:x="25.791cm" svg:y="4.684cm" svg:viewBox="0 0 8 7" draw:points="0,0 8,1 8,7">
          <text:p/>
        </draw:polygon>
        <draw:polygon draw:style-name="gr2" draw:text-style-name="P2" draw:layer="layout" svg:width="0.03cm" svg:height="0.006cm" svg:x="25.768cm" svg:y="4.685cm" svg:viewBox="0 0 31 7" draw:points="31,7 0,7 0,0">
          <text:p/>
        </draw:polygon>
        <draw:polygon draw:style-name="gr2" draw:text-style-name="P2" draw:layer="layout" svg:width="0.023cm" svg:height="0.005cm" svg:x="25.774cm" svg:y="4.633cm" svg:viewBox="0 0 24 6" draw:points="0,0 24,5 18,6">
          <text:p/>
        </draw:polygon>
        <draw:polygon draw:style-name="gr2" draw:text-style-name="P2" draw:layer="layout" svg:width="0.03cm" svg:height="0.006cm" svg:x="25.768cm" svg:y="4.684cm" svg:viewBox="0 0 31 7" draw:points="24,0 31,7 0,1">
          <text:p/>
        </draw:polygon>
        <draw:polygon draw:style-name="gr2" draw:text-style-name="P2" draw:layer="layout" svg:width="0.017cm" svg:height="0.051cm" svg:x="25.774cm" svg:y="4.633cm" svg:viewBox="0 0 18 52" draw:points="0,52 0,0 18,5">
          <text:p/>
        </draw:polygon>
        <draw:polygon draw:style-name="gr2" draw:text-style-name="P2" draw:layer="layout" svg:width="0.023cm" svg:height="0.001cm" svg:x="25.768cm" svg:y="4.684cm" svg:viewBox="0 0 24 2" draw:points="24,0 0,2 7,0">
          <text:p/>
        </draw:polygon>
        <draw:polygon draw:style-name="gr2" draw:text-style-name="P2" draw:layer="layout" svg:width="0.017cm" svg:height="0.046cm" svg:x="25.774cm" svg:y="4.637cm" svg:viewBox="0 0 18 47" draw:points="0,47 18,0 18,47">
          <text:p/>
        </draw:polygon>
        <draw:polygon draw:style-name="gr2" draw:text-style-name="P2" draw:layer="layout" svg:width="0.001cm" svg:height="0cm" svg:x="25.785cm" svg:y="4.603cm" svg:viewBox="0 0 2 1" draw:points="0,0 1,0 2,1">
          <text:p/>
        </draw:polygon>
        <draw:polygon draw:style-name="gr2" draw:text-style-name="P2" draw:layer="layout" svg:width="0.001cm" svg:height="0.001cm" svg:x="25.787cm" svg:y="4.604cm" svg:viewBox="0 0 2 2" draw:points="0,0 2,0 2,2">
          <text:p/>
        </draw:polygon>
        <draw:polygon draw:style-name="gr2" draw:text-style-name="P2" draw:layer="layout" svg:width="0.003cm" svg:height="0.001cm" svg:x="25.788cm" svg:y="4.605cm" svg:viewBox="0 0 4 2" draw:points="0,0 2,2 4,2">
          <text:p/>
        </draw:polygon>
        <draw:polygon draw:style-name="gr2" draw:text-style-name="P2" draw:layer="layout" svg:width="0cm" svg:height="0.001cm" svg:x="25.79cm" svg:y="4.606cm" svg:viewBox="0 0 1 2" draw:points="0,0 0,1 1,2">
          <text:p/>
        </draw:polygon>
        <draw:polygon draw:style-name="gr2" draw:text-style-name="P2" draw:layer="layout" svg:width="0cm" svg:height="0cm" svg:x="25.791cm" svg:y="4.608cm" svg:viewBox="0 0 0 1" draw:points="0,0 0,1">
          <text:p/>
        </draw:polygon>
        <draw:polygon draw:style-name="gr2" draw:text-style-name="P2" draw:layer="layout" svg:width="0cm" svg:height="0.001cm" svg:x="25.791cm" svg:y="4.609cm" svg:viewBox="0 0 1 2" draw:points="0,0 1,1 1,2">
          <text:p/>
        </draw:polygon>
        <draw:polygon draw:style-name="gr2" draw:text-style-name="P2" draw:layer="layout" svg:width="0cm" svg:height="0.001cm" svg:x="25.791cm" svg:y="4.613cm" svg:viewBox="0 0 1 2" draw:points="1,0 1,1 0,2">
          <text:p/>
        </draw:polygon>
        <draw:polygon draw:style-name="gr2" draw:text-style-name="P2" draw:layer="layout" svg:width="0cm" svg:height="0.001cm" svg:x="25.791cm" svg:y="4.615cm" svg:viewBox="0 0 0 2" draw:points="0,0 0,1 0,2">
          <text:p/>
        </draw:polygon>
        <draw:polygon draw:style-name="gr2" draw:text-style-name="P2" draw:layer="layout" svg:width="0cm" svg:height="0cm" svg:x="25.79cm" svg:y="4.617cm" svg:viewBox="0 0 1 1" draw:points="1,0 0,1">
          <text:p/>
        </draw:polygon>
        <draw:polygon draw:style-name="gr2" draw:text-style-name="P2" draw:layer="layout" svg:width="0.003cm" svg:height="0.003cm" svg:x="25.788cm" svg:y="4.618cm" svg:viewBox="0 0 4 4" draw:points="4,0 2,2 0,4">
          <text:p/>
        </draw:polygon>
        <draw:polygon draw:style-name="gr2" draw:text-style-name="P2" draw:layer="layout" svg:width="0.001cm" svg:height="0.001cm" svg:x="25.787cm" svg:y="4.62cm" svg:viewBox="0 0 2 2" draw:points="2,0 0,2">
          <text:p/>
        </draw:polygon>
        <draw:polygon draw:style-name="gr2" draw:text-style-name="P2" draw:layer="layout" svg:width="0.001cm" svg:height="0cm" svg:x="25.785cm" svg:y="4.621cm" svg:viewBox="0 0 2 0" draw:points="2,0 1,0 0,0">
          <text:p/>
        </draw:polygon>
        <draw:polygon draw:style-name="gr2" draw:text-style-name="P2" draw:layer="layout" svg:width="0.001cm" svg:height="0cm" svg:x="25.783cm" svg:y="4.621cm" svg:viewBox="0 0 2 1" draw:points="2,0 1,0 0,1">
          <text:p/>
        </draw:polygon>
        <draw:polygon draw:style-name="gr2" draw:text-style-name="P2" draw:layer="layout" svg:width="0cm" svg:height="0cm" svg:x="25.781cm" svg:y="4.621cm" svg:viewBox="0 0 1 1" draw:points="1,1 0,0">
          <text:p/>
        </draw:polygon>
        <draw:polygon draw:style-name="gr2" draw:text-style-name="P2" draw:layer="layout" svg:width="0.002cm" svg:height="0cm" svg:x="25.778cm" svg:y="4.621cm" svg:viewBox="0 0 3 0" draw:points="3,0 2,0 0,0">
          <text:p/>
        </draw:polygon>
        <draw:polygon draw:style-name="gr2" draw:text-style-name="P2" draw:layer="layout" svg:width="0.001cm" svg:height="0.001cm" svg:x="25.777cm" svg:y="4.62cm" svg:viewBox="0 0 2 2" draw:points="2,2 2,0 0,0">
          <text:p/>
        </draw:polygon>
        <draw:polygon draw:style-name="gr2" draw:text-style-name="P2" draw:layer="layout" svg:width="0.001cm" svg:height="0.003cm" svg:x="25.776cm" svg:y="4.618cm" svg:viewBox="0 0 2 4" draw:points="2,4 0,2 0,0">
          <text:p/>
        </draw:polygon>
        <draw:polygon draw:style-name="gr2" draw:text-style-name="P2" draw:layer="layout" svg:width="0.001cm" svg:height="0.001cm" svg:x="25.775cm" svg:y="4.617cm" svg:viewBox="0 0 2 2" draw:points="2,2 0,0">
          <text:p/>
        </draw:polygon>
        <draw:polygon draw:style-name="gr2" draw:text-style-name="P2" draw:layer="layout" svg:width="0cm" svg:height="0.001cm" svg:x="25.774cm" svg:y="4.615cm" svg:viewBox="0 0 1 2" draw:points="1,2 0,1 0,0">
          <text:p/>
        </draw:polygon>
        <draw:polygon draw:style-name="gr2" draw:text-style-name="P2" draw:layer="layout" svg:width="0cm" svg:height="0.001cm" svg:x="25.774cm" svg:y="4.613cm" svg:viewBox="0 0 0 2" draw:points="0,2 0,1 0,0">
          <text:p/>
        </draw:polygon>
        <draw:polygon draw:style-name="gr2" draw:text-style-name="P2" draw:layer="layout" svg:width="0cm" svg:height="0.001cm" svg:x="25.774cm" svg:y="4.609cm" svg:viewBox="0 0 0 2" draw:points="0,2 0,1 0,0">
          <text:p/>
        </draw:polygon>
        <draw:polygon draw:style-name="gr2" draw:text-style-name="P2" draw:layer="layout" svg:width="0cm" svg:height="0cm" svg:x="25.774cm" svg:y="4.608cm" svg:viewBox="0 0 1 1" draw:points="0,1 1,0">
          <text:p/>
        </draw:polygon>
        <draw:polygon draw:style-name="gr2" draw:text-style-name="P2" draw:layer="layout" svg:width="0.001cm" svg:height="0.003cm" svg:x="25.775cm" svg:y="4.606cm" svg:viewBox="0 0 2 4" draw:points="0,4 0,2 2,0">
          <text:p/>
        </draw:polygon>
        <draw:polygon draw:style-name="gr2" draw:text-style-name="P2" draw:layer="layout" svg:width="0.001cm" svg:height="0.001cm" svg:x="25.776cm" svg:y="4.605cm" svg:viewBox="0 0 2 2" draw:points="0,2 2,0">
          <text:p/>
        </draw:polygon>
        <draw:polygon draw:style-name="gr2" draw:text-style-name="P2" draw:layer="layout" svg:width="0.001cm" svg:height="0.001cm" svg:x="25.777cm" svg:y="4.604cm" svg:viewBox="0 0 2 2" draw:points="0,2 2,0">
          <text:p/>
        </draw:polygon>
        <draw:polygon draw:style-name="gr2" draw:text-style-name="P2" draw:layer="layout" svg:width="0.002cm" svg:height="0cm" svg:x="25.778cm" svg:y="4.603cm" svg:viewBox="0 0 3 1" draw:points="0,1 2,0 3,0">
          <text:p/>
        </draw:polygon>
        <draw:polygon draw:style-name="gr2" draw:text-style-name="P2" draw:layer="layout" svg:width="0.003cm" svg:height="0.002cm" svg:x="25.785cm" svg:y="4.603cm" svg:viewBox="0 0 4 3" draw:points="0,0 2,2 4,3">
          <text:p/>
        </draw:polygon>
        <draw:polygon draw:style-name="gr2" draw:text-style-name="P2" draw:layer="layout" svg:width="0.004cm" svg:height="0.004cm" svg:x="25.788cm" svg:y="4.605cm" svg:viewBox="0 0 5 5" draw:points="0,0 3,2 5,5">
          <text:p/>
        </draw:polygon>
        <draw:polygon draw:style-name="gr2" draw:text-style-name="P2" draw:layer="layout" svg:width="0.001cm" svg:height="0.003cm" svg:x="25.791cm" svg:y="4.608cm" svg:viewBox="0 0 2 4" draw:points="0,0 0,1 2,4">
          <text:p/>
        </draw:polygon>
        <draw:polygon draw:style-name="gr2" draw:text-style-name="P2" draw:layer="layout" svg:width="0cm" svg:height="0.003cm" svg:x="25.791cm" svg:y="4.611cm" svg:viewBox="0 0 1 4" draw:points="1,0 1,2 0,4">
          <text:p/>
        </draw:polygon>
        <draw:polygon draw:style-name="gr2" draw:text-style-name="P2" draw:layer="layout" svg:width="0.001cm" svg:height="0.003cm" svg:x="25.79cm" svg:y="4.615cm" svg:viewBox="0 0 2 4" draw:points="2,0 2,3 0,4">
          <text:p/>
        </draw:polygon>
        <draw:polygon draw:style-name="gr2" draw:text-style-name="P2" draw:layer="layout" svg:width="0.003cm" svg:height="0.003cm" svg:x="25.787cm" svg:y="4.618cm" svg:viewBox="0 0 4 4" draw:points="4,0 2,3 0,4">
          <text:p/>
        </draw:polygon>
        <draw:polygon draw:style-name="gr2" draw:text-style-name="P2" draw:layer="layout" svg:width="0.004cm" svg:height="0.001cm" svg:x="25.783cm" svg:y="4.621cm" svg:viewBox="0 0 5 2" draw:points="5,0 3,0 0,2">
          <text:p/>
        </draw:polygon>
        <draw:polygon draw:style-name="gr2" draw:text-style-name="P2" draw:layer="layout" svg:width="0.002cm" svg:height="0cm" svg:x="25.781cm" svg:y="4.621cm" svg:viewBox="0 0 3 1" draw:points="3,1 1,1 0,0">
          <text:p/>
        </draw:polygon>
        <draw:polygon draw:style-name="gr2" draw:text-style-name="P2" draw:layer="layout" svg:width="0.004cm" svg:height="0.001cm" svg:x="25.777cm" svg:y="4.62cm" svg:viewBox="0 0 5 2" draw:points="5,2 1,2 0,0">
          <text:p/>
        </draw:polygon>
        <draw:polygon draw:style-name="gr2" draw:text-style-name="P2" draw:layer="layout" svg:width="0.002cm" svg:height="0.003cm" svg:x="25.775cm" svg:y="4.617cm" svg:viewBox="0 0 3 4" draw:points="3,4 2,1 0,0">
          <text:p/>
        </draw:polygon>
        <draw:polygon draw:style-name="gr2" draw:text-style-name="P2" draw:layer="layout" svg:width="0cm" svg:height="0.003cm" svg:x="25.774cm" svg:y="4.613cm" svg:viewBox="0 0 1 4" draw:points="1,4 0,2 0,0">
          <text:p/>
        </draw:polygon>
        <draw:polygon draw:style-name="gr2" draw:text-style-name="P2" draw:layer="layout" svg:width="0cm" svg:height="0.003cm" svg:x="25.774cm" svg:y="4.609cm" svg:viewBox="0 0 0 4" draw:points="0,4 0,2 0,0">
          <text:p/>
        </draw:polygon>
        <draw:polygon draw:style-name="gr2" draw:text-style-name="P2" draw:layer="layout" svg:width="0.003cm" svg:height="0.003cm" svg:x="25.774cm" svg:y="4.606cm" svg:viewBox="0 0 4 4" draw:points="0,4 2,3 4,0">
          <text:p/>
        </draw:polygon>
        <draw:polygon draw:style-name="gr2" draw:text-style-name="P2" draw:layer="layout" svg:width="0.002cm" svg:height="0.002cm" svg:x="25.776cm" svg:y="4.604cm" svg:viewBox="0 0 3 3" draw:points="0,3 1,1 3,0">
          <text:p/>
        </draw:polygon>
        <draw:polygon draw:style-name="gr2" draw:text-style-name="P2" draw:layer="layout" svg:width="0.003cm" svg:height="0cm" svg:x="25.778cm" svg:y="4.603cm" svg:viewBox="0 0 4 1" draw:points="0,1 3,0 4,0">
          <text:p/>
        </draw:polygon>
        <draw:polygon draw:style-name="gr2" draw:text-style-name="P2" draw:layer="layout" svg:width="0.007cm" svg:height="0.002cm" svg:x="25.781cm" svg:y="4.603cm" svg:viewBox="0 0 8 3" draw:points="0,0 5,0 8,3">
          <text:p/>
        </draw:polygon>
        <draw:polygon draw:style-name="gr2" draw:text-style-name="P2" draw:layer="layout" svg:width="0.004cm" svg:height="0.006cm" svg:x="25.788cm" svg:y="4.605cm" svg:viewBox="0 0 5 7" draw:points="0,0 4,4 5,7">
          <text:p/>
        </draw:polygon>
        <draw:polygon draw:style-name="gr2" draw:text-style-name="P2" draw:layer="layout" svg:width="0.002cm" svg:height="0.008cm" svg:x="25.79cm" svg:y="4.611cm" svg:viewBox="0 0 3 9" draw:points="3,0 2,5 0,9">
          <text:p/>
        </draw:polygon>
        <draw:polygon draw:style-name="gr2" draw:text-style-name="P2" draw:layer="layout" svg:width="0.007cm" svg:height="0.004cm" svg:x="25.783cm" svg:y="4.618cm" svg:viewBox="0 0 8 5" draw:points="8,0 4,4 0,5">
          <text:p/>
        </draw:polygon>
        <draw:polygon draw:style-name="gr2" draw:text-style-name="P2" draw:layer="layout" svg:width="0.007cm" svg:height="0.002cm" svg:x="25.777cm" svg:y="4.62cm" svg:viewBox="0 0 8 3" draw:points="8,3 5,1 0,0">
          <text:p/>
        </draw:polygon>
        <draw:polygon draw:style-name="gr2" draw:text-style-name="P2" draw:layer="layout" svg:width="0.003cm" svg:height="0.007cm" svg:x="25.774cm" svg:y="4.613cm" svg:viewBox="0 0 4 8" draw:points="4,8 1,4 0,0">
          <text:p/>
        </draw:polygon>
        <draw:polygon draw:style-name="gr2" draw:text-style-name="P2" draw:layer="layout" svg:width="0.002cm" svg:height="0.007cm" svg:x="25.774cm" svg:y="4.606cm" svg:viewBox="0 0 3 8" draw:points="0,8 0,3 3,0">
          <text:p/>
        </draw:polygon>
        <draw:polygon draw:style-name="gr2" draw:text-style-name="P2" draw:layer="layout" svg:width="0.006cm" svg:height="0.003cm" svg:x="25.776cm" svg:y="4.603cm" svg:viewBox="0 0 7 4" draw:points="0,4 3,1 7,0">
          <text:p/>
        </draw:polygon>
        <draw:polygon draw:style-name="gr2" draw:text-style-name="P2" draw:layer="layout" svg:width="0.01cm" svg:height="0.008cm" svg:x="25.781cm" svg:y="4.603cm" svg:viewBox="0 0 11 9" draw:points="0,0 7,2 11,9">
          <text:p/>
        </draw:polygon>
        <draw:polygon draw:style-name="gr2" draw:text-style-name="P2" draw:layer="layout" svg:width="0.01cm" svg:height="0.012cm" svg:x="25.783cm" svg:y="4.611cm" svg:viewBox="0 0 11 13" draw:points="11,0 8,8 0,13">
          <text:p/>
        </draw:polygon>
        <draw:polygon draw:style-name="gr2" draw:text-style-name="P2" draw:layer="layout" svg:width="0.01cm" svg:height="0.009cm" svg:x="25.774cm" svg:y="4.613cm" svg:viewBox="0 0 11 10" draw:points="11,10 3,8 0,0">
          <text:p/>
        </draw:polygon>
        <draw:polygon draw:style-name="gr2" draw:text-style-name="P2" draw:layer="layout" svg:width="0.008cm" svg:height="0.01cm" svg:x="25.774cm" svg:y="4.603cm" svg:viewBox="0 0 9 11" draw:points="0,11 2,3 9,0">
          <text:p/>
        </draw:polygon>
        <draw:polygon draw:style-name="gr2" draw:text-style-name="P2" draw:layer="layout" svg:width="0.01cm" svg:height="0.019cm" svg:x="25.781cm" svg:y="4.603cm" svg:viewBox="0 0 11 20" draw:points="0,0 11,8 2,20">
          <text:p/>
        </draw:polygon>
        <draw:polygon draw:style-name="gr2" draw:text-style-name="P2" draw:layer="layout" svg:width="0.01cm" svg:height="0.019cm" svg:x="25.774cm" svg:y="4.603cm" svg:viewBox="0 0 11 20" draw:points="11,20 0,10 9,0">
          <text:p/>
        </draw:polygon>
        <draw:polygon draw:style-name="gr2" draw:text-style-name="P2" draw:layer="layout" svg:width="0.001cm" svg:height="0cm" svg:x="25.722cm" svg:y="4.631cm" svg:viewBox="0 0 2 1" draw:points="0,0 1,0 2,1">
          <text:p/>
        </draw:polygon>
        <draw:polygon draw:style-name="gr2" draw:text-style-name="P2" draw:layer="layout" svg:width="0.001cm" svg:height="0cm" svg:x="25.726cm" svg:y="4.632cm" svg:viewBox="0 0 2 1" draw:points="0,0 1,0 2,1">
          <text:p/>
        </draw:polygon>
        <draw:polygon draw:style-name="gr2" draw:text-style-name="P2" draw:layer="layout" svg:width="0.001cm" svg:height="0cm" svg:x="25.728cm" svg:y="4.633cm" svg:viewBox="0 0 2 0" draw:points="0,0 1,0 2,0">
          <text:p/>
        </draw:polygon>
        <draw:polygon draw:style-name="gr2" draw:text-style-name="P2" draw:layer="layout" svg:width="0.001cm" svg:height="0cm" svg:x="25.73cm" svg:y="4.633cm" svg:viewBox="0 0 2 0" draw:points="0,0 1,0 2,0">
          <text:p/>
        </draw:polygon>
        <draw:polygon draw:style-name="gr2" draw:text-style-name="P2" draw:layer="layout" svg:width="0.002cm" svg:height="0.003cm" svg:x="25.732cm" svg:y="4.633cm" svg:viewBox="0 0 3 4" draw:points="0,0 1,2 3,4">
          <text:p/>
        </draw:polygon>
        <draw:polygon draw:style-name="gr2" draw:text-style-name="P2" draw:layer="layout" svg:width="0.002cm" svg:height="0.001cm" svg:x="25.734cm" svg:y="4.635cm" svg:viewBox="0 0 3 2" draw:points="0,0 3,2">
          <text:p/>
        </draw:polygon>
        <draw:polygon draw:style-name="gr2" draw:text-style-name="P2" draw:layer="layout" svg:width="0.005cm" svg:height="0.002cm" svg:x="25.736cm" svg:y="4.636cm" svg:viewBox="0 0 6 3" draw:points="0,0 1,0 6,3">
          <text:p/>
        </draw:polygon>
        <draw:polygon draw:style-name="gr2" draw:text-style-name="P2" draw:layer="layout" svg:width="0.023cm" svg:height="0.005cm" svg:x="25.74cm" svg:y="4.633cm" svg:viewBox="0 0 24 6" draw:points="0,6 1,0 24,0">
          <text:p/>
        </draw:polygon>
        <draw:polygon draw:style-name="gr2" draw:text-style-name="P2" draw:layer="layout" svg:width="0.007cm" svg:height="0.005cm" svg:x="25.758cm" svg:y="4.633cm" svg:viewBox="0 0 8 6" draw:points="8,0 8,5 0,6">
          <text:p/>
        </draw:polygon>
        <draw:polygon draw:style-name="gr2" draw:text-style-name="P2" draw:layer="layout" svg:width="0.007cm" svg:height="0.006cm" svg:x="25.758cm" svg:y="4.684cm" svg:viewBox="0 0 8 7" draw:points="0,0 8,1 8,7">
          <text:p/>
        </draw:polygon>
        <draw:polygon draw:style-name="gr2" draw:text-style-name="P2" draw:layer="layout" svg:width="0.028cm" svg:height="0.006cm" svg:x="25.736cm" svg:y="4.685cm" svg:viewBox="0 0 29 7" draw:points="29,7 0,7 0,0">
          <text:p/>
        </draw:polygon>
        <draw:polygon draw:style-name="gr2" draw:text-style-name="P2" draw:layer="layout" svg:width="0.006cm" svg:height="0.006cm" svg:x="25.723cm" svg:y="4.684cm" svg:viewBox="0 0 7 7" draw:points="0,0 7,1 7,7">
          <text:p/>
        </draw:polygon>
        <draw:polygon draw:style-name="gr2" draw:text-style-name="P2" draw:layer="layout" svg:width="0.028cm" svg:height="0.006cm" svg:x="25.701cm" svg:y="4.685cm" svg:viewBox="0 0 29 7" draw:points="29,7 0,7 0,0">
          <text:p/>
        </draw:polygon>
        <draw:polygon draw:style-name="gr2" draw:text-style-name="P2" draw:layer="layout" svg:width="0cm" svg:height="0.001cm" svg:x="25.706cm" svg:y="4.643cm" svg:viewBox="0 0 1 2" draw:points="0,2 1,1 1,0">
          <text:p/>
        </draw:polygon>
        <draw:polygon draw:style-name="gr2" draw:text-style-name="P2" draw:layer="layout" svg:width="0cm" svg:height="0.002cm" svg:x="25.707cm" svg:y="4.64cm" svg:viewBox="0 0 0 3" draw:points="0,3 0,2 0,0">
          <text:p/>
        </draw:polygon>
        <draw:polygon draw:style-name="gr2" draw:text-style-name="P2" draw:layer="layout" svg:width="0.003cm" svg:height="0.003cm" svg:x="25.707cm" svg:y="4.638cm" svg:viewBox="0 0 4 4" draw:points="0,4 2,1 4,0">
          <text:p/>
        </draw:polygon>
        <draw:polygon draw:style-name="gr2" draw:text-style-name="P2" draw:layer="layout" svg:width="0.003cm" svg:height="0.002cm" svg:x="25.709cm" svg:y="4.636cm" svg:viewBox="0 0 4 3" draw:points="0,3 2,1 4,0">
          <text:p/>
        </draw:polygon>
        <draw:polygon draw:style-name="gr2" draw:text-style-name="P2" draw:layer="layout" svg:width="0.002cm" svg:height="0.003cm" svg:x="25.711cm" svg:y="4.634cm" svg:viewBox="0 0 3 4" draw:points="0,4 1,2 3,0">
          <text:p/>
        </draw:polygon>
        <draw:polygon draw:style-name="gr2" draw:text-style-name="P2" draw:layer="layout" svg:width="0.002cm" svg:height="0.001cm" svg:x="25.713cm" svg:y="4.633cm" svg:viewBox="0 0 3 2" draw:points="0,2 1,0 3,0">
          <text:p/>
        </draw:polygon>
        <draw:polygon draw:style-name="gr2" draw:text-style-name="P2" draw:layer="layout" svg:width="0.002cm" svg:height="0cm" svg:x="25.714cm" svg:y="4.632cm" svg:viewBox="0 0 3 1" draw:points="0,1 2,0 3,0">
          <text:p/>
        </draw:polygon>
        <draw:polygon draw:style-name="gr2" draw:text-style-name="P2" draw:layer="layout" svg:width="0.002cm" svg:height="0cm" svg:x="25.717cm" svg:y="4.631cm" svg:viewBox="0 0 3 1" draw:points="0,1 2,0 3,0">
          <text:p/>
        </draw:polygon>
        <draw:polygon draw:style-name="gr2" draw:text-style-name="P2" draw:layer="layout" svg:width="0.003cm" svg:height="0cm" svg:x="25.722cm" svg:y="4.631cm" svg:viewBox="0 0 4 1" draw:points="0,0 2,1 4,1">
          <text:p/>
        </draw:polygon>
        <draw:polygon draw:style-name="gr2" draw:text-style-name="P2" draw:layer="layout" svg:width="0.003cm" svg:height="0cm" svg:x="25.726cm" svg:y="4.632cm" svg:viewBox="0 0 4 1" draw:points="0,0 2,1 4,1">
          <text:p/>
        </draw:polygon>
        <draw:polygon draw:style-name="gr2" draw:text-style-name="P2" draw:layer="layout" svg:width="0.004cm" svg:height="0.003cm" svg:x="25.73cm" svg:y="4.633cm" svg:viewBox="0 0 5 4" draw:points="0,0 2,0 5,4">
          <text:p/>
        </draw:polygon>
        <draw:polygon draw:style-name="gr2" draw:text-style-name="P2" draw:layer="layout" svg:width="0.007cm" svg:height="0.003cm" svg:x="25.734cm" svg:y="4.635cm" svg:viewBox="0 0 8 4" draw:points="0,0 8,4">
          <text:p/>
        </draw:polygon>
        <draw:polygon draw:style-name="gr2" draw:text-style-name="P2" draw:layer="layout" svg:width="0.023cm" svg:height="0.005cm" svg:x="25.74cm" svg:y="4.633cm" svg:viewBox="0 0 24 6" draw:points="0,6 24,0 17,6">
          <text:p/>
        </draw:polygon>
        <draw:polygon draw:style-name="gr2" draw:text-style-name="P2" draw:layer="layout" svg:width="0.028cm" svg:height="0.006cm" svg:x="25.736cm" svg:y="4.684cm" svg:viewBox="0 0 29 7" draw:points="23,0 29,7 0,1">
          <text:p/>
        </draw:polygon>
        <draw:polygon draw:style-name="gr2" draw:text-style-name="P2" draw:layer="layout" svg:width="0.028cm" svg:height="0.006cm" svg:x="25.701cm" svg:y="4.684cm" svg:viewBox="0 0 29 7" draw:points="23,0 29,7 0,1">
          <text:p/>
        </draw:polygon>
        <draw:polygon draw:style-name="gr2" draw:text-style-name="P2" draw:layer="layout" svg:width="0.001cm" svg:height="0.005cm" svg:x="25.706cm" svg:y="4.64cm" svg:viewBox="0 0 2 6" draw:points="0,6 2,4 2,0">
          <text:p/>
        </draw:polygon>
        <draw:polygon draw:style-name="gr2" draw:text-style-name="P2" draw:layer="layout" svg:width="0.005cm" svg:height="0.005cm" svg:x="25.707cm" svg:y="4.636cm" svg:viewBox="0 0 6 6" draw:points="0,6 3,2 6,0">
          <text:p/>
        </draw:polygon>
        <draw:polygon draw:style-name="gr2" draw:text-style-name="P2" draw:layer="layout" svg:width="0.004cm" svg:height="0.003cm" svg:x="25.711cm" svg:y="4.633cm" svg:viewBox="0 0 5 4" draw:points="0,4 2,1 5,0">
          <text:p/>
        </draw:polygon>
        <draw:polygon draw:style-name="gr2" draw:text-style-name="P2" draw:layer="layout" svg:width="0.007cm" svg:height="0.003cm" svg:x="25.714cm" svg:y="4.631cm" svg:viewBox="0 0 8 4" draw:points="0,4 4,2 8,0">
          <text:p/>
        </draw:polygon>
        <draw:polygon draw:style-name="gr2" draw:text-style-name="P2" draw:layer="layout" svg:width="0.005cm" svg:height="0cm" svg:x="25.72cm" svg:y="4.631cm" svg:viewBox="0 0 6 1" draw:points="0,0 2,0 6,1">
          <text:p/>
        </draw:polygon>
        <draw:polygon draw:style-name="gr2" draw:text-style-name="P2" draw:layer="layout" svg:width="0.008cm" svg:height="0.003cm" svg:x="25.726cm" svg:y="4.632cm" svg:viewBox="0 0 9 4" draw:points="0,0 4,1 9,4">
          <text:p/>
        </draw:polygon>
        <draw:polygon draw:style-name="gr2" draw:text-style-name="P2" draw:layer="layout" svg:width="0.017cm" svg:height="0.046cm" svg:x="25.74cm" svg:y="4.637cm" svg:viewBox="0 0 18 47" draw:points="0,0 18,0 18,47">
          <text:p/>
        </draw:polygon>
        <draw:polygon draw:style-name="gr2" draw:text-style-name="P2" draw:layer="layout" svg:width="0.022cm" svg:height="0.001cm" svg:x="25.736cm" svg:y="4.684cm" svg:viewBox="0 0 23 2" draw:points="23,0 0,2 6,0">
          <text:p/>
        </draw:polygon>
        <draw:polygon draw:style-name="gr2" draw:text-style-name="P2" draw:layer="layout" svg:width="0.022cm" svg:height="0.001cm" svg:x="25.701cm" svg:y="4.684cm" svg:viewBox="0 0 23 2" draw:points="23,0 0,2 5,0">
          <text:p/>
        </draw:polygon>
        <draw:polygon draw:style-name="gr2" draw:text-style-name="P2" draw:layer="layout" svg:width="0.001cm" svg:height="0.043cm" svg:x="25.706cm" svg:y="4.64cm" svg:viewBox="0 0 2 44" draw:points="0,44 0,5 2,0">
          <text:p/>
        </draw:polygon>
        <draw:polygon draw:style-name="gr2" draw:text-style-name="P2" draw:layer="layout" svg:width="0.008cm" svg:height="0.008cm" svg:x="25.707cm" svg:y="4.633cm" svg:viewBox="0 0 9 9" draw:points="0,9 5,3 9,0">
          <text:p/>
        </draw:polygon>
        <draw:polygon draw:style-name="gr2" draw:text-style-name="P2" draw:layer="layout" svg:width="0.012cm" svg:height="0.003cm" svg:x="25.714cm" svg:y="4.631cm" svg:viewBox="0 0 13 4" draw:points="0,4 7,0 13,2">
          <text:p/>
        </draw:polygon>
        <draw:polygon draw:style-name="gr2" draw:text-style-name="P2" draw:layer="layout" svg:width="0.014cm" svg:height="0.006cm" svg:x="25.726cm" svg:y="4.632cm" svg:viewBox="0 0 15 7" draw:points="0,0 8,3 15,7">
          <text:p/>
        </draw:polygon>
        <draw:polygon draw:style-name="gr2" draw:text-style-name="P2" draw:layer="layout" svg:width="0.017cm" svg:height="0.046cm" svg:x="25.74cm" svg:y="4.637cm" svg:viewBox="0 0 18 47" draw:points="0,0 18,47 0,47">
          <text:p/>
        </draw:polygon>
        <draw:polygon draw:style-name="gr2" draw:text-style-name="P2" draw:layer="layout" svg:width="0.017cm" svg:height="0.034cm" svg:x="25.706cm" svg:y="4.65cm" svg:viewBox="0 0 18 35" draw:points="18,0 18,35 0,35">
          <text:p/>
        </draw:polygon>
        <draw:polygon draw:style-name="gr2" draw:text-style-name="P2" draw:layer="layout" svg:width="0.009cm" svg:height="0.051cm" svg:x="25.706cm" svg:y="4.633cm" svg:viewBox="0 0 10 52" draw:points="0,52 1,8 10,0">
          <text:p/>
        </draw:polygon>
        <draw:polygon draw:style-name="gr2" draw:text-style-name="P2" draw:layer="layout" svg:width="0.026cm" svg:height="0.006cm" svg:x="25.714cm" svg:y="4.632cm" svg:viewBox="0 0 27 7" draw:points="0,1 11,0 27,7">
          <text:p/>
        </draw:polygon>
        <draw:polygon draw:style-name="gr2" draw:text-style-name="P2" draw:layer="layout" svg:width="0.017cm" svg:height="0.036cm" svg:x="25.706cm" svg:y="4.649cm" svg:viewBox="0 0 18 37" draw:points="18,0 18,2 0,37">
          <text:p/>
        </draw:polygon>
        <draw:polygon draw:style-name="gr2" draw:text-style-name="P2" draw:layer="layout" svg:width="0cm" svg:height="0.003cm" svg:x="25.74cm" svg:y="4.637cm" svg:viewBox="0 0 0 4" draw:points="0,0 0,4">
          <text:p/>
        </draw:polygon>
        <draw:polygon draw:style-name="gr2" draw:text-style-name="P2" draw:layer="layout" svg:width="0.017cm" svg:height="0.036cm" svg:x="25.706cm" svg:y="4.648cm" svg:viewBox="0 0 18 37" draw:points="18,0 18,1 0,37">
          <text:p/>
        </draw:polygon>
        <draw:polygon draw:style-name="gr2" draw:text-style-name="P2" draw:layer="layout" svg:width="0.001cm" svg:height="0.004cm" svg:x="25.739cm" svg:y="4.637cm" svg:viewBox="0 0 2 5" draw:points="2,0 2,5 0,4">
          <text:p/>
        </draw:polygon>
        <draw:polygon draw:style-name="gr2" draw:text-style-name="P2" draw:layer="layout" svg:width="0.017cm" svg:height="0.036cm" svg:x="25.706cm" svg:y="4.647cm" svg:viewBox="0 0 18 37" draw:points="18,0 18,1 0,37">
          <text:p/>
        </draw:polygon>
        <draw:polygon draw:style-name="gr2" draw:text-style-name="P2" draw:layer="layout" svg:width="0.026cm" svg:height="0.008cm" svg:x="25.714cm" svg:y="4.633cm" svg:viewBox="0 0 27 9" draw:points="0,0 27,5 26,9">
          <text:p/>
        </draw:polygon>
        <draw:polygon draw:style-name="gr2" draw:text-style-name="P2" draw:layer="layout" svg:width="0.018cm" svg:height="0.037cm" svg:x="25.706cm" svg:y="4.646cm" svg:viewBox="0 0 19 38" draw:points="19,0 18,1 0,38">
          <text:p/>
        </draw:polygon>
        <draw:polygon draw:style-name="gr2" draw:text-style-name="P2" draw:layer="layout" svg:width="0.025cm" svg:height="0.008cm" svg:x="25.714cm" svg:y="4.633cm" svg:viewBox="0 0 26 9" draw:points="0,0 26,9 25,9">
          <text:p/>
        </draw:polygon>
        <draw:polygon draw:style-name="gr2" draw:text-style-name="P2" draw:layer="layout" svg:width="0.018cm" svg:height="0.038cm" svg:x="25.706cm" svg:y="4.645cm" svg:viewBox="0 0 19 39" draw:points="19,0 19,1 0,39">
          <text:p/>
        </draw:polygon>
        <draw:polygon draw:style-name="gr2" draw:text-style-name="P2" draw:layer="layout" svg:width="0.024cm" svg:height="0.008cm" svg:x="25.714cm" svg:y="4.633cm" svg:viewBox="0 0 25 9" draw:points="0,0 25,9 24,9">
          <text:p/>
        </draw:polygon>
        <draw:polygon draw:style-name="gr2" draw:text-style-name="P2" draw:layer="layout" svg:width="0.018cm" svg:height="0.039cm" svg:x="25.706cm" svg:y="4.644cm" svg:viewBox="0 0 19 40" draw:points="19,0 19,1 0,40">
          <text:p/>
        </draw:polygon>
        <draw:polygon draw:style-name="gr2" draw:text-style-name="P2" draw:layer="layout" svg:width="0.024cm" svg:height="0.008cm" svg:x="25.714cm" svg:y="4.633cm" svg:viewBox="0 0 25 9" draw:points="0,0 25,9 23,9">
          <text:p/>
        </draw:polygon>
        <draw:polygon draw:style-name="gr2" draw:text-style-name="P2" draw:layer="layout" svg:width="0.018cm" svg:height="0.051cm" svg:x="25.706cm" svg:y="4.633cm" svg:viewBox="0 0 19 52" draw:points="19,12 0,52 10,0">
          <text:p/>
        </draw:polygon>
        <draw:polygon draw:style-name="gr2" draw:text-style-name="P2" draw:layer="layout" svg:width="0.022cm" svg:height="0.008cm" svg:x="25.714cm" svg:y="4.633cm" svg:viewBox="0 0 23 9" draw:points="0,0 23,9 22,7">
          <text:p/>
        </draw:polygon>
        <draw:polygon draw:style-name="gr2" draw:text-style-name="P2" draw:layer="layout" svg:width="0.01cm" svg:height="0.012cm" svg:x="25.714cm" svg:y="4.633cm" svg:viewBox="0 0 11 13" draw:points="11,12 11,13 0,0">
          <text:p/>
        </draw:polygon>
        <draw:polygon draw:style-name="gr2" draw:text-style-name="P2" draw:layer="layout" svg:width="0.021cm" svg:height="0.007cm" svg:x="25.714cm" svg:y="4.633cm" svg:viewBox="0 0 22 8" draw:points="0,0 22,8">
          <text:p/>
        </draw:polygon>
        <draw:polygon draw:style-name="gr2" draw:text-style-name="P2" draw:layer="layout" svg:width="0.01cm" svg:height="0.011cm" svg:x="25.714cm" svg:y="4.633cm" svg:viewBox="0 0 11 12" draw:points="11,11 11,12 0,0">
          <text:p/>
        </draw:polygon>
        <draw:polygon draw:style-name="gr2" draw:text-style-name="P2" draw:layer="layout" svg:width="0.021cm" svg:height="0.007cm" svg:x="25.714cm" svg:y="4.633cm" svg:viewBox="0 0 22 8" draw:points="0,0 22,8 20,8">
          <text:p/>
        </draw:polygon>
        <draw:polygon draw:style-name="gr2" draw:text-style-name="P2" draw:layer="layout" svg:width="0.01cm" svg:height="0.01cm" svg:x="25.714cm" svg:y="4.633cm" svg:viewBox="0 0 11 11" draw:points="11,11 0,0">
          <text:p/>
        </draw:polygon>
        <draw:polygon draw:style-name="gr2" draw:text-style-name="P2" draw:layer="layout" svg:width="0.019cm" svg:height="0.007cm" svg:x="25.714cm" svg:y="4.633cm" svg:viewBox="0 0 20 8" draw:points="0,0 20,8 19,8">
          <text:p/>
        </draw:polygon>
        <draw:polygon draw:style-name="gr2" draw:text-style-name="P2" draw:layer="layout" svg:width="0.012cm" svg:height="0.01cm" svg:x="25.714cm" svg:y="4.633cm" svg:viewBox="0 0 13 11" draw:points="13,10 11,11 0,0">
          <text:p/>
        </draw:polygon>
        <draw:polygon draw:style-name="gr2" draw:text-style-name="P2" draw:layer="layout" svg:width="0.018cm" svg:height="0.007cm" svg:x="25.714cm" svg:y="4.633cm" svg:viewBox="0 0 19 8" draw:points="0,0 19,8">
          <text:p/>
        </draw:polygon>
        <draw:polygon draw:style-name="gr2" draw:text-style-name="P2" draw:layer="layout" svg:width="0.012cm" svg:height="0.009cm" svg:x="25.714cm" svg:y="4.633cm" svg:viewBox="0 0 13 10" draw:points="13,9 12,10 0,0">
          <text:p/>
        </draw:polygon>
        <draw:polygon draw:style-name="gr2" draw:text-style-name="P2" draw:layer="layout" svg:width="0.018cm" svg:height="0.007cm" svg:x="25.714cm" svg:y="4.633cm" svg:viewBox="0 0 19 8" draw:points="0,0 19,8 18,8">
          <text:p/>
        </draw:polygon>
        <draw:polygon draw:style-name="gr2" draw:text-style-name="P2" draw:layer="layout" svg:width="0.013cm" svg:height="0.008cm" svg:x="25.714cm" svg:y="4.633cm" svg:viewBox="0 0 14 9" draw:points="14,9 13,9 0,0">
          <text:p/>
        </draw:polygon>
        <draw:polygon draw:style-name="gr2" draw:text-style-name="P2" draw:layer="layout" svg:width="0.017cm" svg:height="0.007cm" svg:x="25.714cm" svg:y="4.633cm" svg:viewBox="0 0 18 8" draw:points="0,0 18,8">
          <text:p/>
        </draw:polygon>
        <draw:polygon draw:style-name="gr2" draw:text-style-name="P2" draw:layer="layout" svg:width="0.014cm" svg:height="0.008cm" svg:x="25.714cm" svg:y="4.633cm" svg:viewBox="0 0 15 9" draw:points="15,7 14,9 0,0">
          <text:p/>
        </draw:polygon>
        <draw:polygon draw:style-name="gr2" draw:text-style-name="P2" draw:layer="layout" svg:width="0.017cm" svg:height="0.007cm" svg:x="25.714cm" svg:y="4.633cm" svg:viewBox="0 0 18 8" draw:points="0,0 18,8 17,8">
          <text:p/>
        </draw:polygon>
        <draw:polygon draw:style-name="gr2" draw:text-style-name="P2" draw:layer="layout" svg:width="0.015cm" svg:height="0.007cm" svg:x="25.714cm" svg:y="4.633cm" svg:viewBox="0 0 16 8" draw:points="16,8 15,8 0,0">
          <text:p/>
        </draw:polygon>
        <draw:polygon draw:style-name="gr2" draw:text-style-name="P2" draw:layer="layout" svg:width="0.016cm" svg:height="0.007cm" svg:x="25.714cm" svg:y="4.633cm" svg:viewBox="0 0 17 8" draw:points="0,0 17,8 16,8">
          <text:p/>
        </draw:polygon>
        <draw:polygon draw:style-name="gr2" draw:text-style-name="P2" draw:layer="layout" svg:width="0.023cm" svg:height="0.004cm" svg:x="25.673cm" svg:y="4.633cm" svg:viewBox="0 0 24 5" draw:points="0,0 24,0 24,5">
          <text:p/>
        </draw:polygon>
        <draw:polygon draw:style-name="gr2" draw:text-style-name="P2" draw:layer="layout" svg:width="0.006cm" svg:height="0.006cm" svg:x="25.691cm" svg:y="4.684cm" svg:viewBox="0 0 7 7" draw:points="0,0 7,1 7,7">
          <text:p/>
        </draw:polygon>
        <draw:polygon draw:style-name="gr2" draw:text-style-name="P2" draw:layer="layout" svg:width="0.029cm" svg:height="0.006cm" svg:x="25.668cm" svg:y="4.685cm" svg:viewBox="0 0 30 7" draw:points="30,7 0,7 0,0">
          <text:p/>
        </draw:polygon>
        <draw:polygon draw:style-name="gr2" draw:text-style-name="P2" draw:layer="layout" svg:width="0.023cm" svg:height="0.005cm" svg:x="25.673cm" svg:y="4.633cm" svg:viewBox="0 0 24 6" draw:points="0,0 24,5 17,6">
          <text:p/>
        </draw:polygon>
        <draw:polygon draw:style-name="gr2" draw:text-style-name="P2" draw:layer="layout" svg:width="0.029cm" svg:height="0.006cm" svg:x="25.668cm" svg:y="4.684cm" svg:viewBox="0 0 30 7" draw:points="24,0 30,7 0,1">
          <text:p/>
        </draw:polygon>
        <draw:polygon draw:style-name="gr2" draw:text-style-name="P2" draw:layer="layout" svg:width="0.017cm" svg:height="0.051cm" svg:x="25.673cm" svg:y="4.633cm" svg:viewBox="0 0 18 52" draw:points="0,52 0,0 18,5">
          <text:p/>
        </draw:polygon>
        <draw:polygon draw:style-name="gr2" draw:text-style-name="P2" draw:layer="layout" svg:width="0.023cm" svg:height="0.001cm" svg:x="25.668cm" svg:y="4.684cm" svg:viewBox="0 0 24 2" draw:points="24,0 0,2 6,0">
          <text:p/>
        </draw:polygon>
        <draw:polygon draw:style-name="gr2" draw:text-style-name="P2" draw:layer="layout" svg:width="0.017cm" svg:height="0.046cm" svg:x="25.673cm" svg:y="4.637cm" svg:viewBox="0 0 18 47" draw:points="0,47 18,0 18,47">
          <text:p/>
        </draw:polygon>
        <draw:polygon draw:style-name="gr2" draw:text-style-name="P2" draw:layer="layout" svg:width="0.001cm" svg:height="0cm" svg:x="25.685cm" svg:y="4.603cm" svg:viewBox="0 0 2 1" draw:points="0,0 1,0 2,1">
          <text:p/>
        </draw:polygon>
        <draw:polygon draw:style-name="gr2" draw:text-style-name="P2" draw:layer="layout" svg:width="0.001cm" svg:height="0.001cm" svg:x="25.687cm" svg:y="4.604cm" svg:viewBox="0 0 2 2" draw:points="0,0 2,2">
          <text:p/>
        </draw:polygon>
        <draw:polygon draw:style-name="gr2" draw:text-style-name="P2" draw:layer="layout" svg:width="0cm" svg:height="0cm" svg:x="25.688cm" svg:y="4.605cm" svg:viewBox="0 0 1 1" draw:points="0,0 1,1">
          <text:p/>
        </draw:polygon>
        <draw:polygon draw:style-name="gr2" draw:text-style-name="P2" draw:layer="layout" svg:width="0.001cm" svg:height="0.003cm" svg:x="25.689cm" svg:y="4.606cm" svg:viewBox="0 0 2 4" draw:points="0,0 2,2 2,4">
          <text:p/>
        </draw:polygon>
        <draw:polygon draw:style-name="gr2" draw:text-style-name="P2" draw:layer="layout" svg:width="0.003cm" svg:height="0.001cm" svg:x="25.69cm" svg:y="4.608cm" svg:viewBox="0 0 4 2" draw:points="0,0 2,2 4,2">
          <text:p/>
        </draw:polygon>
        <draw:polygon draw:style-name="gr2" draw:text-style-name="P2" draw:layer="layout" svg:width="0.003cm" svg:height="0.003cm" svg:x="25.69cm" svg:y="4.615cm" svg:viewBox="0 0 4 4" draw:points="4,0 2,2 0,4">
          <text:p/>
        </draw:polygon>
        <draw:polygon draw:style-name="gr2" draw:text-style-name="P2" draw:layer="layout" svg:width="0.001cm" svg:height="0.001cm" svg:x="25.689cm" svg:y="4.617cm" svg:viewBox="0 0 2 2" draw:points="2,0 2,2 0,2">
          <text:p/>
        </draw:polygon>
        <draw:polygon draw:style-name="gr2" draw:text-style-name="P2" draw:layer="layout" svg:width="0cm" svg:height="0.001cm" svg:x="25.688cm" svg:y="4.618cm" svg:viewBox="0 0 1 2" draw:points="1,0 1,1 0,2">
          <text:p/>
        </draw:polygon>
        <draw:polygon draw:style-name="gr2" draw:text-style-name="P2" draw:layer="layout" svg:width="0.001cm" svg:height="0.001cm" svg:x="25.687cm" svg:y="4.62cm" svg:viewBox="0 0 2 2" draw:points="2,0 0,0 0,2">
          <text:p/>
        </draw:polygon>
        <draw:polygon draw:style-name="gr2" draw:text-style-name="P2" draw:layer="layout" svg:width="0.001cm" svg:height="0cm" svg:x="25.685cm" svg:y="4.621cm" svg:viewBox="0 0 2 0" draw:points="2,0 1,0 0,0">
          <text:p/>
        </draw:polygon>
        <draw:polygon draw:style-name="gr2" draw:text-style-name="P2" draw:layer="layout" svg:width="0.001cm" svg:height="0cm" svg:x="25.683cm" svg:y="4.621cm" svg:viewBox="0 0 2 1" draw:points="2,0 1,0 0,1">
          <text:p/>
        </draw:polygon>
        <draw:polygon draw:style-name="gr2" draw:text-style-name="P2" draw:layer="layout" svg:width="0.001cm" svg:height="0cm" svg:x="25.679cm" svg:y="4.621cm" svg:viewBox="0 0 2 1" draw:points="2,1 1,0 0,0">
          <text:p/>
        </draw:polygon>
        <draw:polygon draw:style-name="gr2" draw:text-style-name="P2" draw:layer="layout" svg:width="0cm" svg:height="0cm" svg:x="25.678cm" svg:y="4.621cm" svg:viewBox="0 0 1 0" draw:points="1,0 0,0">
          <text:p/>
        </draw:polygon>
        <draw:polygon draw:style-name="gr2" draw:text-style-name="P2" draw:layer="layout" svg:width="0.003cm" svg:height="0.001cm" svg:x="25.676cm" svg:y="4.62cm" svg:viewBox="0 0 4 2" draw:points="4,2 2,0 0,0">
          <text:p/>
        </draw:polygon>
        <draw:polygon draw:style-name="gr2" draw:text-style-name="P2" draw:layer="layout" svg:width="0.001cm" svg:height="0.003cm" svg:x="25.675cm" svg:y="4.618cm" svg:viewBox="0 0 2 4" draw:points="2,4 2,2 0,0">
          <text:p/>
        </draw:polygon>
        <draw:polygon draw:style-name="gr2" draw:text-style-name="P2" draw:layer="layout" svg:width="0.003cm" svg:height="0.001cm" svg:x="25.673cm" svg:y="4.617cm" svg:viewBox="0 0 4 2" draw:points="4,2 2,0 0,0">
          <text:p/>
        </draw:polygon>
        <draw:polygon draw:style-name="gr2" draw:text-style-name="P2" draw:layer="layout" svg:width="0cm" svg:height="0.001cm" svg:x="25.673cm" svg:y="4.615cm" svg:viewBox="0 0 0 2" draw:points="0,2 0,1 0,0">
          <text:p/>
        </draw:polygon>
        <draw:polygon draw:style-name="gr2" draw:text-style-name="P2" draw:layer="layout" svg:width="0cm" svg:height="0.001cm" svg:x="25.672cm" svg:y="4.613cm" svg:viewBox="0 0 1 2" draw:points="1,2 1,1 0,0">
          <text:p/>
        </draw:polygon>
        <draw:polygon draw:style-name="gr2" draw:text-style-name="P2" draw:layer="layout" svg:width="0cm" svg:height="0.001cm" svg:x="25.672cm" svg:y="4.609cm" svg:viewBox="0 0 1 2" draw:points="0,2 1,1 1,0">
          <text:p/>
        </draw:polygon>
        <draw:polygon draw:style-name="gr2" draw:text-style-name="P2" draw:layer="layout" svg:width="0cm" svg:height="0cm" svg:x="25.673cm" svg:y="4.608cm" svg:viewBox="0 0 0 1" draw:points="0,1 0,0">
          <text:p/>
        </draw:polygon>
        <draw:polygon draw:style-name="gr2" draw:text-style-name="P2" draw:layer="layout" svg:width="0.003cm" svg:height="0.003cm" svg:x="25.673cm" svg:y="4.606cm" svg:viewBox="0 0 4 4" draw:points="0,4 2,2 4,0">
          <text:p/>
        </draw:polygon>
        <draw:polygon draw:style-name="gr2" draw:text-style-name="P2" draw:layer="layout" svg:width="0.001cm" svg:height="0.001cm" svg:x="25.675cm" svg:y="4.605cm" svg:viewBox="0 0 2 2" draw:points="0,2 2,2 2,0">
          <text:p/>
        </draw:polygon>
        <draw:polygon draw:style-name="gr2" draw:text-style-name="P2" draw:layer="layout" svg:width="0.003cm" svg:height="0.001cm" svg:x="25.676cm" svg:y="4.604cm" svg:viewBox="0 0 4 2" draw:points="0,2 2,0 4,0">
          <text:p/>
        </draw:polygon>
        <draw:polygon draw:style-name="gr2" draw:text-style-name="P2" draw:layer="layout" svg:width="0cm" svg:height="0cm" svg:x="25.678cm" svg:y="4.603cm" svg:viewBox="0 0 1 1" draw:points="0,1 0,0 1,0">
          <text:p/>
        </draw:polygon>
        <draw:polygon draw:style-name="gr2" draw:text-style-name="P2" draw:layer="layout" svg:width="0.003cm" svg:height="0.002cm" svg:x="25.685cm" svg:y="4.603cm" svg:viewBox="0 0 4 3" draw:points="0,0 2,2 4,3">
          <text:p/>
        </draw:polygon>
        <draw:polygon draw:style-name="gr2" draw:text-style-name="P2" draw:layer="layout" svg:width="0.002cm" svg:height="0.004cm" svg:x="25.688cm" svg:y="4.605cm" svg:viewBox="0 0 3 5" draw:points="0,0 1,2 3,5">
          <text:p/>
        </draw:polygon>
        <draw:polygon draw:style-name="gr2" draw:text-style-name="P2" draw:layer="layout" svg:width="0.003cm" svg:height="0.003cm" svg:x="25.69cm" svg:y="4.608cm" svg:viewBox="0 0 4 4" draw:points="0,0 4,1 4,4">
          <text:p/>
        </draw:polygon>
        <draw:polygon draw:style-name="gr2" draw:text-style-name="P2" draw:layer="layout" svg:width="0.004cm" svg:height="0.003cm" svg:x="25.689cm" svg:y="4.615cm" svg:viewBox="0 0 5 4" draw:points="5,0 2,3 0,4">
          <text:p/>
        </draw:polygon>
        <draw:polygon draw:style-name="gr2" draw:text-style-name="P2" draw:layer="layout" svg:width="0.002cm" svg:height="0.003cm" svg:x="25.687cm" svg:y="4.618cm" svg:viewBox="0 0 3 4" draw:points="3,0 2,3 0,4">
          <text:p/>
        </draw:polygon>
        <draw:polygon draw:style-name="gr2" draw:text-style-name="P2" draw:layer="layout" svg:width="0.004cm" svg:height="0.001cm" svg:x="25.683cm" svg:y="4.621cm" svg:viewBox="0 0 5 2" draw:points="5,0 3,0 0,2">
          <text:p/>
        </draw:polygon>
        <draw:polygon draw:style-name="gr2" draw:text-style-name="P2" draw:layer="layout" svg:width="0.003cm" svg:height="0cm" svg:x="25.679cm" svg:y="4.621cm" svg:viewBox="0 0 4 1" draw:points="4,1 2,1 0,0">
          <text:p/>
        </draw:polygon>
        <draw:polygon draw:style-name="gr2" draw:text-style-name="P2" draw:layer="layout" svg:width="0.003cm" svg:height="0.001cm" svg:x="25.676cm" svg:y="4.62cm" svg:viewBox="0 0 4 2" draw:points="4,2 2,2 0,0">
          <text:p/>
        </draw:polygon>
        <draw:polygon draw:style-name="gr2" draw:text-style-name="P2" draw:layer="layout" svg:width="0.004cm" svg:height="0.003cm" svg:x="25.673cm" svg:y="4.617cm" svg:viewBox="0 0 5 4" draw:points="5,4 3,1 0,0">
          <text:p/>
        </draw:polygon>
        <draw:polygon draw:style-name="gr2" draw:text-style-name="P2" draw:layer="layout" svg:width="0cm" svg:height="0.003cm" svg:x="25.672cm" svg:y="4.613cm" svg:viewBox="0 0 1 4" draw:points="1,4 1,2 0,0">
          <text:p/>
        </draw:polygon>
        <draw:polygon draw:style-name="gr2" draw:text-style-name="P2" draw:layer="layout" svg:width="0cm" svg:height="0.003cm" svg:x="25.672cm" svg:y="4.609cm" svg:viewBox="0 0 1 4" draw:points="0,4 0,2 1,0">
          <text:p/>
        </draw:polygon>
        <draw:polygon draw:style-name="gr2" draw:text-style-name="P2" draw:layer="layout" svg:width="0.003cm" svg:height="0.003cm" svg:x="25.673cm" svg:y="4.606cm" svg:viewBox="0 0 4 4" draw:points="0,4 0,3 4,0">
          <text:p/>
        </draw:polygon>
        <draw:polygon draw:style-name="gr2" draw:text-style-name="P2" draw:layer="layout" svg:width="0.003cm" svg:height="0.002cm" svg:x="25.675cm" svg:y="4.604cm" svg:viewBox="0 0 4 3" draw:points="0,3 2,1 4,0">
          <text:p/>
        </draw:polygon>
        <draw:polygon draw:style-name="gr2" draw:text-style-name="P2" draw:layer="layout" svg:width="0.002cm" svg:height="0cm" svg:x="25.678cm" svg:y="4.603cm" svg:viewBox="0 0 3 1" draw:points="0,1 1,0 3,0">
          <text:p/>
        </draw:polygon>
        <draw:polygon draw:style-name="gr2" draw:text-style-name="P2" draw:layer="layout" svg:width="0.007cm" svg:height="0.002cm" svg:x="25.681cm" svg:y="4.603cm" svg:viewBox="0 0 8 3" draw:points="0,0 5,0 8,3">
          <text:p/>
        </draw:polygon>
        <draw:polygon draw:style-name="gr2" draw:text-style-name="P2" draw:layer="layout" svg:width="0.004cm" svg:height="0.006cm" svg:x="25.688cm" svg:y="4.605cm" svg:viewBox="0 0 5 7" draw:points="0,0 2,4 5,7">
          <text:p/>
        </draw:polygon>
        <draw:polygon draw:style-name="gr2" draw:text-style-name="P2" draw:layer="layout" svg:width="0.004cm" svg:height="0.008cm" svg:x="25.689cm" svg:y="4.611cm" svg:viewBox="0 0 5 9" draw:points="5,0 5,5 0,9">
          <text:p/>
        </draw:polygon>
        <draw:polygon draw:style-name="gr2" draw:text-style-name="P2" draw:layer="layout" svg:width="0.006cm" svg:height="0.004cm" svg:x="25.683cm" svg:y="4.618cm" svg:viewBox="0 0 7 5" draw:points="7,0 5,4 0,5">
          <text:p/>
        </draw:polygon>
        <draw:polygon draw:style-name="gr2" draw:text-style-name="P2" draw:layer="layout" svg:width="0.007cm" svg:height="0.002cm" svg:x="25.676cm" svg:y="4.62cm" svg:viewBox="0 0 8 3" draw:points="8,3 3,1 0,0">
          <text:p/>
        </draw:polygon>
        <draw:polygon draw:style-name="gr2" draw:text-style-name="P2" draw:layer="layout" svg:width="0.005cm" svg:height="0.007cm" svg:x="25.672cm" svg:y="4.613cm" svg:viewBox="0 0 6 8" draw:points="6,8 2,4 0,0">
          <text:p/>
        </draw:polygon>
        <draw:polygon draw:style-name="gr2" draw:text-style-name="P2" draw:layer="layout" svg:width="0.003cm" svg:height="0.007cm" svg:x="25.672cm" svg:y="4.606cm" svg:viewBox="0 0 4 8" draw:points="0,8 1,3 4,0">
          <text:p/>
        </draw:polygon>
        <draw:polygon draw:style-name="gr2" draw:text-style-name="P2" draw:layer="layout" svg:width="0.006cm" svg:height="0.003cm" svg:x="25.675cm" svg:y="4.603cm" svg:viewBox="0 0 7 4" draw:points="0,4 3,1 7,0">
          <text:p/>
        </draw:polygon>
        <draw:polygon draw:style-name="gr2" draw:text-style-name="P2" draw:layer="layout" svg:width="0.01cm" svg:height="0.008cm" svg:x="25.681cm" svg:y="4.603cm" svg:viewBox="0 0 11 9" draw:points="0,0 8,2 11,9">
          <text:p/>
        </draw:polygon>
        <draw:polygon draw:style-name="gr2" draw:text-style-name="P2" draw:layer="layout" svg:width="0.009cm" svg:height="0.012cm" svg:x="25.683cm" svg:y="4.611cm" svg:viewBox="0 0 10 13" draw:points="10,0 7,8 0,13">
          <text:p/>
        </draw:polygon>
        <draw:polygon draw:style-name="gr2" draw:text-style-name="P2" draw:layer="layout" svg:width="0.01cm" svg:height="0.009cm" svg:x="25.672cm" svg:y="4.613cm" svg:viewBox="0 0 11 10" draw:points="11,10 5,8 0,0">
          <text:p/>
        </draw:polygon>
        <draw:polygon draw:style-name="gr2" draw:text-style-name="P2" draw:layer="layout" svg:width="0.009cm" svg:height="0.01cm" svg:x="25.672cm" svg:y="4.603cm" svg:viewBox="0 0 10 11" draw:points="0,11 3,3 10,0">
          <text:p/>
        </draw:polygon>
        <draw:polygon draw:style-name="gr2" draw:text-style-name="P2" draw:layer="layout" svg:width="0.01cm" svg:height="0.019cm" svg:x="25.681cm" svg:y="4.603cm" svg:viewBox="0 0 11 20" draw:points="0,0 11,8 2,20">
          <text:p/>
        </draw:polygon>
        <draw:polygon draw:style-name="gr2" draw:text-style-name="P2" draw:layer="layout" svg:width="0.01cm" svg:height="0.019cm" svg:x="25.672cm" svg:y="4.603cm" svg:viewBox="0 0 11 20" draw:points="11,20 0,10 10,0">
          <text:p/>
        </draw:polygon>
        <draw:polygon draw:style-name="gr2" draw:text-style-name="P2" draw:layer="layout" svg:width="0.041cm" svg:height="0.004cm" svg:x="25.85cm" svg:y="4.757cm" svg:viewBox="0 0 42 5" draw:points="0,0 42,0 42,5">
          <text:p/>
        </draw:polygon>
        <draw:polygon draw:style-name="gr2" draw:text-style-name="P2" draw:layer="layout" svg:width="0.01cm" svg:height="0.006cm" svg:x="25.881cm" svg:y="4.833cm" svg:viewBox="0 0 11 7" draw:points="0,0 11,1 11,7">
          <text:p/>
        </draw:polygon>
        <draw:polygon draw:style-name="gr2" draw:text-style-name="P2" draw:layer="layout" svg:width="0.006cm" svg:height="0.025cm" svg:x="25.818cm" svg:y="4.814cm" svg:viewBox="0 0 7 26" draw:points="2,26 0,0 7,0">
          <text:p/>
        </draw:polygon>
        <draw:polygon draw:style-name="gr2" draw:text-style-name="P2" draw:layer="layout" svg:width="0.012cm" svg:height="0.007cm" svg:x="25.85cm" svg:y="4.757cm" svg:viewBox="0 0 13 8" draw:points="13,8 0,5 0,0">
          <text:p/>
        </draw:polygon>
        <draw:polygon draw:style-name="gr2" draw:text-style-name="P2" draw:layer="layout" svg:width="0.041cm" svg:height="0.007cm" svg:x="25.85cm" svg:y="4.757cm" svg:viewBox="0 0 42 8" draw:points="0,0 42,5 31,8">
          <text:p/>
        </draw:polygon>
        <draw:polygon draw:style-name="gr2" draw:text-style-name="P2" draw:layer="layout" svg:width="0.072cm" svg:height="0.006cm" svg:x="25.82cm" svg:y="4.833cm" svg:viewBox="0 0 73 7" draw:points="62,0 73,7 0,7">
          <text:p/>
        </draw:polygon>
        <draw:polygon draw:style-name="gr2" draw:text-style-name="P2" draw:layer="layout" svg:width="0.008cm" svg:height="0.025cm" svg:x="25.82cm" svg:y="4.814cm" svg:viewBox="0 0 9 26" draw:points="0,26 5,0 9,18">
          <text:p/>
        </draw:polygon>
        <draw:polygon draw:style-name="gr2" draw:text-style-name="P2" draw:layer="layout" svg:width="0.031cm" svg:height="0.007cm" svg:x="25.85cm" svg:y="4.757cm" svg:viewBox="0 0 32 8" draw:points="12,8 0,0 32,8">
          <text:p/>
        </draw:polygon>
        <draw:polygon draw:style-name="gr2" draw:text-style-name="P2" draw:layer="layout" svg:width="0.009cm" svg:height="0.008cm" svg:x="25.82cm" svg:y="4.831cm" svg:viewBox="0 0 10 9" draw:points="0,9 9,0 10,0">
          <text:p/>
        </draw:polygon>
        <draw:polygon draw:style-name="gr2" draw:text-style-name="P2" draw:layer="layout" svg:width="0.018cm" svg:height="0.069cm" svg:x="25.863cm" svg:y="4.763cm" svg:viewBox="0 0 19 70" draw:points="0,70 0,0 19,0">
          <text:p/>
        </draw:polygon>
        <draw:polygon draw:style-name="gr2" draw:text-style-name="P2" draw:layer="layout" svg:width="0.01cm" svg:height="0.008cm" svg:x="25.82cm" svg:y="4.831cm" svg:viewBox="0 0 11 9" draw:points="0,9 10,0 11,0">
          <text:p/>
        </draw:polygon>
        <draw:polygon draw:style-name="gr2" draw:text-style-name="P2" draw:layer="layout" svg:width="0.018cm" svg:height="0.07cm" svg:x="25.863cm" svg:y="4.763cm" svg:viewBox="0 0 19 71" draw:points="0,70 19,0 19,71">
          <text:p/>
        </draw:polygon>
        <draw:polygon draw:style-name="gr2" draw:text-style-name="P2" draw:layer="layout" svg:width="0.01cm" svg:height="0.008cm" svg:x="25.82cm" svg:y="4.831cm" svg:viewBox="0 0 11 9" draw:points="0,9 11,0 11,1">
          <text:p/>
        </draw:polygon>
        <draw:polygon draw:style-name="gr2" draw:text-style-name="P2" draw:layer="layout" svg:width="0.033cm" svg:height="0cm" svg:x="25.847cm" svg:y="4.832cm" svg:viewBox="0 0 34 1" draw:points="0,0 16,0 34,1">
          <text:p/>
        </draw:polygon>
        <draw:polygon draw:style-name="gr2" draw:text-style-name="P2" draw:layer="layout" svg:width="0.012cm" svg:height="0.007cm" svg:x="25.82cm" svg:y="4.832cm" svg:viewBox="0 0 13 8" draw:points="0,8 11,0 13,0">
          <text:p/>
        </draw:polygon>
        <draw:polygon draw:style-name="gr2" draw:text-style-name="P2" draw:layer="layout" svg:width="0.035cm" svg:height="0cm" svg:x="25.845cm" svg:y="4.832cm" svg:viewBox="0 0 36 1" draw:points="0,0 2,0 36,1">
          <text:p/>
        </draw:polygon>
        <draw:polygon draw:style-name="gr2" draw:text-style-name="P2" draw:layer="layout" svg:width="0.012cm" svg:height="0.007cm" svg:x="25.82cm" svg:y="4.832cm" svg:viewBox="0 0 13 8" draw:points="0,8 12,0 13,0">
          <text:p/>
        </draw:polygon>
        <draw:polygon draw:style-name="gr2" draw:text-style-name="P2" draw:layer="layout" svg:width="0.036cm" svg:height="0cm" svg:x="25.844cm" svg:y="4.832cm" svg:viewBox="0 0 37 1" draw:points="0,0 1,0 37,1">
          <text:p/>
        </draw:polygon>
        <draw:polygon draw:style-name="gr2" draw:text-style-name="P2" draw:layer="layout" svg:width="0.014cm" svg:height="0.007cm" svg:x="25.82cm" svg:y="4.832cm" svg:viewBox="0 0 15 8" draw:points="0,8 13,0 15,0">
          <text:p/>
        </draw:polygon>
        <draw:polygon draw:style-name="gr2" draw:text-style-name="P2" draw:layer="layout" svg:width="0.061cm" svg:height="0.007cm" svg:x="25.82cm" svg:y="4.832cm" svg:viewBox="0 0 62 8" draw:points="24,0 62,1 0,8">
          <text:p/>
        </draw:polygon>
        <draw:polygon draw:style-name="gr2" draw:text-style-name="P2" draw:layer="layout" svg:width="0.014cm" svg:height="0.007cm" svg:x="25.82cm" svg:y="4.832cm" svg:viewBox="0 0 15 8" draw:points="0,8 14,0 15,0">
          <text:p/>
        </draw:polygon>
        <draw:polygon draw:style-name="gr2" draw:text-style-name="P2" draw:layer="layout" svg:width="0.024cm" svg:height="0.007cm" svg:x="25.82cm" svg:y="4.832cm" svg:viewBox="0 0 25 8" draw:points="23,0 25,0 0,8">
          <text:p/>
        </draw:polygon>
        <draw:polygon draw:style-name="gr2" draw:text-style-name="P2" draw:layer="layout" svg:width="0.015cm" svg:height="0.007cm" svg:x="25.82cm" svg:y="4.832cm" svg:viewBox="0 0 16 8" draw:points="0,8 15,0 16,0">
          <text:p/>
        </draw:polygon>
        <draw:polygon draw:style-name="gr2" draw:text-style-name="P2" draw:layer="layout" svg:width="0.022cm" svg:height="0.007cm" svg:x="25.82cm" svg:y="4.832cm" svg:viewBox="0 0 23 8" draw:points="22,0 23,0 0,8">
          <text:p/>
        </draw:polygon>
        <draw:polygon draw:style-name="gr2" draw:text-style-name="P2" draw:layer="layout" svg:width="0.017cm" svg:height="0.007cm" svg:x="25.82cm" svg:y="4.832cm" svg:viewBox="0 0 18 8" draw:points="0,8 16,0 18,0">
          <text:p/>
        </draw:polygon>
        <draw:polygon draw:style-name="gr2" draw:text-style-name="P2" draw:layer="layout" svg:width="0.021cm" svg:height="0.007cm" svg:x="25.82cm" svg:y="4.832cm" svg:viewBox="0 0 22 8" draw:points="21,0 22,0 0,8">
          <text:p/>
        </draw:polygon>
        <draw:polygon draw:style-name="gr2" draw:text-style-name="P2" draw:layer="layout" svg:width="0.018cm" svg:height="0.007cm" svg:x="25.82cm" svg:y="4.832cm" svg:viewBox="0 0 19 8" draw:points="0,8 18,0 19,0">
          <text:p/>
        </draw:polygon>
        <draw:polygon draw:style-name="gr2" draw:text-style-name="P2" draw:layer="layout" svg:width="0.02cm" svg:height="0.007cm" svg:x="25.82cm" svg:y="4.832cm" svg:viewBox="0 0 21 8" draw:points="19,0 21,0 0,8">
          <text:p/>
        </draw:polygon>
        <draw:polygon draw:style-name="gr2" draw:text-style-name="P2" draw:layer="layout" svg:width="0.001cm" svg:height="0cm" svg:x="25.786cm" svg:y="4.781cm" svg:viewBox="0 0 2 0" draw:points="0,0 1,0 2,0">
          <text:p/>
        </draw:polygon>
        <draw:polygon draw:style-name="gr2" draw:text-style-name="P2" draw:layer="layout" svg:width="0.002cm" svg:height="0cm" svg:x="25.791cm" svg:y="4.781cm" svg:viewBox="0 0 3 1" draw:points="0,0 1,0 3,1">
          <text:p/>
        </draw:polygon>
        <draw:polygon draw:style-name="gr2" draw:text-style-name="P2" draw:layer="layout" svg:width="0.001cm" svg:height="0cm" svg:x="25.796cm" svg:y="4.782cm" svg:viewBox="0 0 2 0" draw:points="0,0 1,0 2,0">
          <text:p/>
        </draw:polygon>
        <draw:polygon draw:style-name="gr2" draw:text-style-name="P2" draw:layer="layout" svg:width="0.001cm" svg:height="0cm" svg:x="25.8cm" svg:y="4.782cm" svg:viewBox="0 0 2 1" draw:points="0,0 1,1 2,1">
          <text:p/>
        </draw:polygon>
        <draw:polygon draw:style-name="gr2" draw:text-style-name="P2" draw:layer="layout" svg:width="0.001cm" svg:height="0.015cm" svg:x="25.802cm" svg:y="4.783cm" svg:viewBox="0 0 2 16" draw:points="0,0 2,0 2,16">
          <text:p/>
        </draw:polygon>
        <draw:polygon draw:style-name="gr2" draw:text-style-name="P2" draw:layer="layout" svg:width="0.006cm" svg:height="0.008cm" svg:x="25.797cm" svg:y="4.789cm" svg:viewBox="0 0 7 9" draw:points="7,9 2,9 0,0">
          <text:p/>
        </draw:polygon>
        <draw:polygon draw:style-name="gr2" draw:text-style-name="P2" draw:layer="layout" svg:width="0.001cm" svg:height="0cm" svg:x="25.788cm" svg:y="4.805cm" svg:viewBox="0 0 2 1" draw:points="0,0 1,1 2,1">
          <text:p/>
        </draw:polygon>
        <draw:polygon draw:style-name="gr2" draw:text-style-name="P2" draw:layer="layout" svg:width="0.001cm" svg:height="0cm" svg:x="25.792cm" svg:y="4.806cm" svg:viewBox="0 0 2 0" draw:points="0,0 1,0 2,0">
          <text:p/>
        </draw:polygon>
        <draw:polygon draw:style-name="gr2" draw:text-style-name="P2" draw:layer="layout" svg:width="0.001cm" svg:height="0cm" svg:x="25.797cm" svg:y="4.806cm" svg:viewBox="0 0 2 1" draw:points="0,0 1,1 2,1">
          <text:p/>
        </draw:polygon>
        <draw:polygon draw:style-name="gr2" draw:text-style-name="P2" draw:layer="layout" svg:width="0.001cm" svg:height="0.001cm" svg:x="25.799cm" svg:y="4.807cm" svg:viewBox="0 0 2 2" draw:points="0,0 2,0 2,2">
          <text:p/>
        </draw:polygon>
        <draw:polygon draw:style-name="gr2" draw:text-style-name="P2" draw:layer="layout" svg:width="0.001cm" svg:height="0cm" svg:x="25.8cm" svg:y="4.808cm" svg:viewBox="0 0 2 0" draw:points="0,0 1,0 2,0">
          <text:p/>
        </draw:polygon>
        <draw:polygon draw:style-name="gr2" draw:text-style-name="P2" draw:layer="layout" svg:width="0cm" svg:height="0cm" svg:x="25.802cm" svg:y="4.808cm" svg:viewBox="0 0 1 1" draw:points="0,0 1,1">
          <text:p/>
        </draw:polygon>
        <draw:polygon draw:style-name="gr2" draw:text-style-name="P2" draw:layer="layout" svg:width="0.003cm" svg:height="0.001cm" svg:x="25.803cm" svg:y="4.809cm" svg:viewBox="0 0 4 2" draw:points="0,0 2,2 4,2">
          <text:p/>
        </draw:polygon>
        <draw:polygon draw:style-name="gr2" draw:text-style-name="P2" draw:layer="layout" svg:width="0.003cm" svg:height="0.003cm" svg:x="25.804cm" svg:y="4.81cm" svg:viewBox="0 0 4 4" draw:points="0,0 2,2 4,4">
          <text:p/>
        </draw:polygon>
        <draw:polygon draw:style-name="gr2" draw:text-style-name="P2" draw:layer="layout" svg:width="0.001cm" svg:height="0.003cm" svg:x="25.806cm" svg:y="4.812cm" svg:viewBox="0 0 2 4" draw:points="0,0 0,2 2,4">
          <text:p/>
        </draw:polygon>
        <draw:polygon draw:style-name="gr2" draw:text-style-name="P2" draw:layer="layout" svg:width="0.001cm" svg:height="0.001cm" svg:x="25.807cm" svg:y="4.814cm" svg:viewBox="0 0 2 2" draw:points="0,0 2,2">
          <text:p/>
        </draw:polygon>
        <draw:polygon draw:style-name="gr2" draw:text-style-name="P2" draw:layer="layout" svg:width="0cm" svg:height="0.001cm" svg:x="25.808cm" svg:y="4.815cm" svg:viewBox="0 0 0 2" draw:points="0,0 0,1 0,2">
          <text:p/>
        </draw:polygon>
        <draw:polygon draw:style-name="gr2" draw:text-style-name="P2" draw:layer="layout" svg:width="0cm" svg:height="0.001cm" svg:x="25.808cm" svg:y="4.817cm" svg:viewBox="0 0 1 2" draw:points="0,0 0,1 1,2">
          <text:p/>
        </draw:polygon>
        <draw:polygon draw:style-name="gr2" draw:text-style-name="P2" draw:layer="layout" svg:width="0cm" svg:height="0.001cm" svg:x="25.808cm" svg:y="4.827cm" svg:viewBox="0 0 1 2" draw:points="1,0 1,1 0,2">
          <text:p/>
        </draw:polygon>
        <draw:polygon draw:style-name="gr2" draw:text-style-name="P2" draw:layer="layout" svg:width="0.001cm" svg:height="0.003cm" svg:x="25.807cm" svg:y="4.829cm" svg:viewBox="0 0 2 4" draw:points="2,0 2,3 0,4">
          <text:p/>
        </draw:polygon>
        <draw:polygon draw:style-name="gr2" draw:text-style-name="P2" draw:layer="layout" svg:width="0.001cm" svg:height="0.004cm" svg:x="25.806cm" svg:y="4.832cm" svg:viewBox="0 0 2 5" draw:points="2,0 2,3 0,5">
          <text:p/>
        </draw:polygon>
        <draw:polygon draw:style-name="gr2" draw:text-style-name="P2" draw:layer="layout" svg:width="0.004cm" svg:height="0.002cm" svg:x="25.803cm" svg:y="4.835cm" svg:viewBox="0 0 5 3" draw:points="5,0 0,3">
          <text:p/>
        </draw:polygon>
        <draw:polygon draw:style-name="gr2" draw:text-style-name="P2" draw:layer="layout" svg:width="0.003cm" svg:height="0.001cm" svg:x="25.801cm" svg:y="4.837cm" svg:viewBox="0 0 4 2" draw:points="4,0 3,2 0,2">
          <text:p/>
        </draw:polygon>
        <draw:polygon draw:style-name="gr2" draw:text-style-name="P2" draw:layer="layout" svg:width="0.002cm" svg:height="0.003cm" svg:x="25.799cm" svg:y="4.838cm" svg:viewBox="0 0 3 4" draw:points="3,0 1,2 0,4">
          <text:p/>
        </draw:polygon>
        <draw:polygon draw:style-name="gr2" draw:text-style-name="P2" draw:layer="layout" svg:width="0cm" svg:height="0cm" svg:x="25.796cm" svg:y="4.84cm" svg:viewBox="0 0 1 0" draw:points="1,0 0,0">
          <text:p/>
        </draw:polygon>
        <draw:polygon draw:style-name="gr2" draw:text-style-name="P2" draw:layer="layout" svg:width="0.001cm" svg:height="0cm" svg:x="25.787cm" svg:y="4.84cm" svg:viewBox="0 0 2 0" draw:points="2,0 1,0 0,0">
          <text:p/>
        </draw:polygon>
        <draw:polygon draw:style-name="gr2" draw:text-style-name="P2" draw:layer="layout" svg:width="0.001cm" svg:height="0cm" svg:x="25.783cm" svg:y="4.839cm" svg:viewBox="0 0 2 1" draw:points="2,1 1,0 0,0">
          <text:p/>
        </draw:polygon>
        <draw:polygon draw:style-name="gr2" draw:text-style-name="P2" draw:layer="layout" svg:width="0.001cm" svg:height="0cm" svg:x="25.781cm" svg:y="4.838cm" svg:viewBox="0 0 2 1" draw:points="2,1 1,0 0,0">
          <text:p/>
        </draw:polygon>
        <draw:polygon draw:style-name="gr2" draw:text-style-name="P2" draw:layer="layout" svg:width="0.001cm" svg:height="0.001cm" svg:x="25.781cm" svg:y="4.837cm" svg:viewBox="0 0 2 2" draw:points="2,2 2,0 0,0">
          <text:p/>
        </draw:polygon>
        <draw:polygon draw:style-name="gr2" draw:text-style-name="P2" draw:layer="layout" svg:width="0.001cm" svg:height="0cm" svg:x="25.779cm" svg:y="4.836cm" svg:viewBox="0 0 2 1" draw:points="2,1 1,1 0,0">
          <text:p/>
        </draw:polygon>
        <draw:polygon draw:style-name="gr2" draw:text-style-name="P2" draw:layer="layout" svg:width="0.001cm" svg:height="0.001cm" svg:x="25.778cm" svg:y="4.835cm" svg:viewBox="0 0 2 2" draw:points="2,2 0,2 0,0">
          <text:p/>
        </draw:polygon>
        <draw:polygon draw:style-name="gr2" draw:text-style-name="P2" draw:layer="layout" svg:width="0.021cm" svg:height="0.005cm" svg:x="25.755cm" svg:y="4.834cm" svg:viewBox="0 0 22 6" draw:points="22,0 21,6 0,6">
          <text:p/>
        </draw:polygon>
        <draw:polygon draw:style-name="gr2" draw:text-style-name="P2" draw:layer="layout" svg:width="0.005cm" svg:height="0.006cm" svg:x="25.755cm" svg:y="4.833cm" svg:viewBox="0 0 6 7" draw:points="0,7 0,2 6,0">
          <text:p/>
        </draw:polygon>
        <draw:polygon draw:style-name="gr2" draw:text-style-name="P2" draw:layer="layout" svg:width="0.018cm" svg:height="0.014cm" svg:x="25.759cm" svg:y="4.796cm" svg:viewBox="0 0 19 15" draw:points="19,15 0,15 0,0">
          <text:p/>
        </draw:polygon>
        <draw:polygon draw:style-name="gr2" draw:text-style-name="P2" draw:layer="layout" svg:width="0cm" svg:height="0cm" svg:x="25.759cm" svg:y="4.792cm" svg:viewBox="0 0 1 1" draw:points="0,1 1,1 1,0">
          <text:p/>
        </draw:polygon>
        <draw:polygon draw:style-name="gr2" draw:text-style-name="P2" draw:layer="layout" svg:width="0.001cm" svg:height="0.003cm" svg:x="25.76cm" svg:y="4.789cm" svg:viewBox="0 0 2 4" draw:points="0,4 2,1 2,0">
          <text:p/>
        </draw:polygon>
        <draw:polygon draw:style-name="gr2" draw:text-style-name="P2" draw:layer="layout" svg:width="0.003cm" svg:height="0.004cm" svg:x="25.761cm" svg:y="4.786cm" svg:viewBox="0 0 4 5" draw:points="0,5 0,2 4,0">
          <text:p/>
        </draw:polygon>
        <draw:polygon draw:style-name="gr2" draw:text-style-name="P2" draw:layer="layout" svg:width="0.002cm" svg:height="0.003cm" svg:x="25.763cm" svg:y="4.783cm" svg:viewBox="0 0 3 4" draw:points="0,4 2,3 3,0">
          <text:p/>
        </draw:polygon>
        <draw:polygon draw:style-name="gr2" draw:text-style-name="P2" draw:layer="layout" svg:width="0.002cm" svg:height="0.001cm" svg:x="25.765cm" svg:y="4.783cm" svg:viewBox="0 0 3 2" draw:points="0,2 2,2 3,0">
          <text:p/>
        </draw:polygon>
        <draw:polygon draw:style-name="gr2" draw:text-style-name="P2" draw:layer="layout" svg:width="0.001cm" svg:height="0cm" svg:x="25.767cm" svg:y="4.783cm" svg:viewBox="0 0 2 0" draw:points="0,0 1,0 2,0">
          <text:p/>
        </draw:polygon>
        <draw:polygon draw:style-name="gr2" draw:text-style-name="P2" draw:layer="layout" svg:width="0.003cm" svg:height="0.001cm" svg:x="25.769cm" svg:y="4.782cm" svg:viewBox="0 0 4 2" draw:points="0,2 2,0 4,0">
          <text:p/>
        </draw:polygon>
        <draw:polygon draw:style-name="gr2" draw:text-style-name="P2" draw:layer="layout" svg:width="0.001cm" svg:height="0cm" svg:x="25.771cm" svg:y="4.781cm" svg:viewBox="0 0 2 1" draw:points="0,1 1,1 2,0">
          <text:p/>
        </draw:polygon>
        <draw:polygon draw:style-name="gr2" draw:text-style-name="P2" draw:layer="layout" svg:width="0.002cm" svg:height="0cm" svg:x="25.775cm" svg:y="4.781cm" svg:viewBox="0 0 3 0" draw:points="0,0 1,0 3,0">
          <text:p/>
        </draw:polygon>
        <draw:polygon draw:style-name="gr2" draw:text-style-name="P2" draw:layer="layout" svg:width="0.003cm" svg:height="0cm" svg:x="25.784cm" svg:y="4.781cm" svg:viewBox="0 0 4 0" draw:points="0,0 2,0 4,0">
          <text:p/>
        </draw:polygon>
        <draw:polygon draw:style-name="gr2" draw:text-style-name="P2" draw:layer="layout" svg:width="0.004cm" svg:height="0cm" svg:x="25.791cm" svg:y="4.781cm" svg:viewBox="0 0 5 1" draw:points="0,0 3,1 5,1">
          <text:p/>
        </draw:polygon>
        <draw:polygon draw:style-name="gr2" draw:text-style-name="P2" draw:layer="layout" svg:width="0.003cm" svg:height="0cm" svg:x="25.796cm" svg:y="4.782cm" svg:viewBox="0 0 4 0" draw:points="0,0 2,0 4,0">
          <text:p/>
        </draw:polygon>
        <draw:polygon draw:style-name="gr2" draw:text-style-name="P2" draw:layer="layout" svg:width="0.003cm" svg:height="0.017cm" svg:x="25.8cm" svg:y="4.782cm" svg:viewBox="0 0 4 18" draw:points="0,0 2,2 4,18">
          <text:p/>
        </draw:polygon>
        <draw:polygon draw:style-name="gr2" draw:text-style-name="P2" draw:layer="layout" svg:width="0.003cm" svg:height="0cm" svg:x="25.788cm" svg:y="4.805cm" svg:viewBox="0 0 4 1" draw:points="0,0 2,1 4,1">
          <text:p/>
        </draw:polygon>
        <draw:polygon draw:style-name="gr2" draw:text-style-name="P2" draw:layer="layout" svg:width="0.004cm" svg:height="0cm" svg:x="25.792cm" svg:y="4.806cm" svg:viewBox="0 0 5 0" draw:points="0,0 2,0 5,0">
          <text:p/>
        </draw:polygon>
        <draw:polygon draw:style-name="gr2" draw:text-style-name="P2" draw:layer="layout" svg:width="0.003cm" svg:height="0.003cm" svg:x="25.797cm" svg:y="4.806cm" svg:viewBox="0 0 4 4" draw:points="0,0 2,2 4,4">
          <text:p/>
        </draw:polygon>
        <draw:polygon draw:style-name="gr2" draw:text-style-name="P2" draw:layer="layout" svg:width="0.003cm" svg:height="0.001cm" svg:x="25.8cm" svg:y="4.808cm" svg:viewBox="0 0 4 2" draw:points="0,0 2,0 4,2">
          <text:p/>
        </draw:polygon>
        <draw:polygon draw:style-name="gr2" draw:text-style-name="P2" draw:layer="layout" svg:width="0.004cm" svg:height="0.003cm" svg:x="25.803cm" svg:y="4.809cm" svg:viewBox="0 0 5 4" draw:points="0,0 2,1 5,4">
          <text:p/>
        </draw:polygon>
        <draw:polygon draw:style-name="gr2" draw:text-style-name="P2" draw:layer="layout" svg:width="0.002cm" svg:height="0.003cm" svg:x="25.806cm" svg:y="4.812cm" svg:viewBox="0 0 3 4" draw:points="0,0 1,2 3,4">
          <text:p/>
        </draw:polygon>
        <draw:polygon draw:style-name="gr2" draw:text-style-name="P2" draw:layer="layout" svg:width="0.001cm" svg:height="0.004cm" svg:x="25.808cm" svg:y="4.815cm" svg:viewBox="0 0 2 5" draw:points="0,0 0,2 2,5">
          <text:p/>
        </draw:polygon>
        <draw:polygon draw:style-name="gr2" draw:text-style-name="P2" draw:layer="layout" svg:width="0.003cm" svg:height="0.006cm" svg:x="25.807cm" svg:y="4.827cm" svg:viewBox="0 0 4 7" draw:points="4,0 2,3 0,7">
          <text:p/>
        </draw:polygon>
        <draw:polygon draw:style-name="gr2" draw:text-style-name="P2" draw:layer="layout" svg:width="0.004cm" svg:height="0.005cm" svg:x="25.803cm" svg:y="4.832cm" svg:viewBox="0 0 5 6" draw:points="5,0 4,3 0,6">
          <text:p/>
        </draw:polygon>
        <draw:polygon draw:style-name="gr2" draw:text-style-name="P2" draw:layer="layout" svg:width="0.005cm" svg:height="0.003cm" svg:x="25.799cm" svg:y="4.837cm" svg:viewBox="0 0 6 4" draw:points="6,0 2,1 0,4">
          <text:p/>
        </draw:polygon>
        <draw:polygon draw:style-name="gr2" draw:text-style-name="P2" draw:layer="layout" svg:width="0.002cm" svg:height="0cm" svg:x="25.796cm" svg:y="4.84cm" svg:viewBox="0 0 3 0" draw:points="3,0 1,0 0,0">
          <text:p/>
        </draw:polygon>
        <draw:polygon draw:style-name="gr2" draw:text-style-name="P2" draw:layer="layout" svg:width="0.003cm" svg:height="0cm" svg:x="25.787cm" svg:y="4.84cm" svg:viewBox="0 0 4 0" draw:points="4,0 2,0 0,0">
          <text:p/>
        </draw:polygon>
        <draw:polygon draw:style-name="gr2" draw:text-style-name="P2" draw:layer="layout" svg:width="0.003cm" svg:height="0cm" svg:x="25.783cm" svg:y="4.839cm" svg:viewBox="0 0 4 1" draw:points="4,1 2,1 0,0">
          <text:p/>
        </draw:polygon>
        <draw:polygon draw:style-name="gr2" draw:text-style-name="P2" draw:layer="layout" svg:width="0.003cm" svg:height="0.002cm" svg:x="25.781cm" svg:y="4.837cm" svg:viewBox="0 0 4 3" draw:points="4,3 1,1 0,0">
          <text:p/>
        </draw:polygon>
        <draw:polygon draw:style-name="gr2" draw:text-style-name="P2" draw:layer="layout" svg:width="0.003cm" svg:height="0.003cm" svg:x="25.778cm" svg:y="4.835cm" svg:viewBox="0 0 4 4" draw:points="4,4 1,2 0,0">
          <text:p/>
        </draw:polygon>
        <draw:polygon draw:style-name="gr2" draw:text-style-name="P2" draw:layer="layout" svg:width="0.021cm" svg:height="0.006cm" svg:x="25.755cm" svg:y="4.833cm" svg:viewBox="0 0 22 7" draw:points="22,1 0,7 5,0">
          <text:p/>
        </draw:polygon>
        <draw:polygon draw:style-name="gr2" draw:text-style-name="P2" draw:layer="layout" svg:width="0.018cm" svg:height="0.023cm" svg:x="25.759cm" svg:y="4.81cm" svg:viewBox="0 0 19 24" draw:points="0,24 0,0 19,0">
          <text:p/>
        </draw:polygon>
        <draw:polygon draw:style-name="gr2" draw:text-style-name="P2" draw:layer="layout" svg:width="0.023cm" svg:height="0.015cm" svg:x="25.759cm" svg:y="4.796cm" svg:viewBox="0 0 24 16" draw:points="24,16 18,15 0,0">
          <text:p/>
        </draw:polygon>
        <draw:polygon draw:style-name="gr2" draw:text-style-name="P2" draw:layer="layout" svg:width="0cm" svg:height="0.003cm" svg:x="25.759cm" svg:y="4.792cm" svg:viewBox="0 0 1 4" draw:points="0,4 0,1 1,0">
          <text:p/>
        </draw:polygon>
        <draw:polygon draw:style-name="gr2" draw:text-style-name="P2" draw:layer="layout" svg:width="0.003cm" svg:height="0.007cm" svg:x="25.76cm" svg:y="4.786cm" svg:viewBox="0 0 4 8" draw:points="0,8 1,4 4,0">
          <text:p/>
        </draw:polygon>
        <draw:polygon draw:style-name="gr2" draw:text-style-name="P2" draw:layer="layout" svg:width="0.004cm" svg:height="0.004cm" svg:x="25.763cm" svg:y="4.783cm" svg:viewBox="0 0 5 5" draw:points="0,5 2,1 5,0">
          <text:p/>
        </draw:polygon>
        <draw:polygon draw:style-name="gr2" draw:text-style-name="P2" draw:layer="layout" svg:width="0.005cm" svg:height="0.001cm" svg:x="25.767cm" svg:y="4.782cm" svg:viewBox="0 0 6 2" draw:points="0,2 3,2 6,0">
          <text:p/>
        </draw:polygon>
        <draw:polygon draw:style-name="gr2" draw:text-style-name="P2" draw:layer="layout" svg:width="0.003cm" svg:height="0cm" svg:x="25.771cm" svg:y="4.781cm" svg:viewBox="0 0 4 1" draw:points="0,1 2,0 4,0">
          <text:p/>
        </draw:polygon>
        <draw:polygon draw:style-name="gr2" draw:text-style-name="P2" draw:layer="layout" svg:width="0.004cm" svg:height="0cm" svg:x="25.775cm" svg:y="4.781cm" svg:viewBox="0 0 5 0" draw:points="0,0 3,0 5,0">
          <text:p/>
        </draw:polygon>
        <draw:polygon draw:style-name="gr2" draw:text-style-name="P2" draw:layer="layout" svg:width="0.008cm" svg:height="0cm" svg:x="25.78cm" svg:y="4.781cm" svg:viewBox="0 0 9 0" draw:points="0,0 5,0 9,0">
          <text:p/>
        </draw:polygon>
        <draw:polygon draw:style-name="gr2" draw:text-style-name="P2" draw:layer="layout" svg:width="0.007cm" svg:height="0cm" svg:x="25.788cm" svg:y="4.781cm" svg:viewBox="0 0 8 1" draw:points="0,0 3,0 8,1">
          <text:p/>
        </draw:polygon>
        <draw:polygon draw:style-name="gr2" draw:text-style-name="P2" draw:layer="layout" svg:width="0.007cm" svg:height="0.017cm" svg:x="25.796cm" svg:y="4.782cm" svg:viewBox="0 0 8 18" draw:points="0,0 4,0 8,18">
          <text:p/>
        </draw:polygon>
        <draw:polygon draw:style-name="gr2" draw:text-style-name="P2" draw:layer="layout" svg:width="0.013cm" svg:height="0cm" svg:x="25.778cm" svg:y="4.805cm" svg:viewBox="0 0 14 1" draw:points="0,0 11,0 14,1">
          <text:p/>
        </draw:polygon>
        <draw:polygon draw:style-name="gr2" draw:text-style-name="P2" draw:layer="layout" svg:width="0.008cm" svg:height="0.002cm" svg:x="25.792cm" svg:y="4.806cm" svg:viewBox="0 0 9 3" draw:points="0,0 5,0 9,3">
          <text:p/>
        </draw:polygon>
        <draw:polygon draw:style-name="gr2" draw:text-style-name="P2" draw:layer="layout" svg:width="0.008cm" svg:height="0.004cm" svg:x="25.8cm" svg:y="4.808cm" svg:viewBox="0 0 9 5" draw:points="0,0 4,1 9,5">
          <text:p/>
        </draw:polygon>
        <draw:polygon draw:style-name="gr2" draw:text-style-name="P2" draw:layer="layout" svg:width="0.003cm" svg:height="0.008cm" svg:x="25.806cm" svg:y="4.812cm" svg:viewBox="0 0 4 9" draw:points="0,0 3,4 4,9">
          <text:p/>
        </draw:polygon>
        <draw:polygon draw:style-name="gr2" draw:text-style-name="P2" draw:layer="layout" svg:width="0.006cm" svg:height="0.01cm" svg:x="25.803cm" svg:y="4.827cm" svg:viewBox="0 0 7 11" draw:points="7,0 5,5 0,11">
          <text:p/>
        </draw:polygon>
        <draw:polygon draw:style-name="gr2" draw:text-style-name="P2" draw:layer="layout" svg:width="0.008cm" svg:height="0.003cm" svg:x="25.796cm" svg:y="4.837cm" svg:viewBox="0 0 9 4" draw:points="9,0 3,4 0,4">
          <text:p/>
        </draw:polygon>
        <draw:polygon draw:style-name="gr2" draw:text-style-name="P2" draw:layer="layout" svg:width="0.008cm" svg:height="0cm" svg:x="25.787cm" svg:y="4.84cm" svg:viewBox="0 0 9 0" draw:points="9,0 4,0 0,0">
          <text:p/>
        </draw:polygon>
        <draw:polygon draw:style-name="gr2" draw:text-style-name="P2" draw:layer="layout" svg:width="0.007cm" svg:height="0.003cm" svg:x="25.781cm" svg:y="4.837cm" svg:viewBox="0 0 8 4" draw:points="8,4 3,3 0,0">
          <text:p/>
        </draw:polygon>
        <draw:polygon draw:style-name="gr2" draw:text-style-name="P2" draw:layer="layout" svg:width="0.005cm" svg:height="0.004cm" svg:x="25.776cm" svg:y="4.834cm" svg:viewBox="0 0 6 5" draw:points="6,5 2,2 0,0">
          <text:p/>
        </draw:polygon>
        <draw:polygon draw:style-name="gr2" draw:text-style-name="P2" draw:layer="layout" svg:width="0.018cm" svg:height="0.024cm" svg:x="25.759cm" svg:y="4.81cm" svg:viewBox="0 0 19 25" draw:points="17,25 0,24 19,0">
          <text:p/>
        </draw:polygon>
        <draw:polygon draw:style-name="gr2" draw:text-style-name="P2" draw:layer="layout" svg:width="0.024cm" svg:height="0.015cm" svg:x="25.759cm" svg:y="4.796cm" svg:viewBox="0 0 25 16" draw:points="25,16 24,16 0,0">
          <text:p/>
        </draw:polygon>
        <draw:polygon draw:style-name="gr2" draw:text-style-name="P2" draw:layer="layout" svg:width="0.004cm" svg:height="0.01cm" svg:x="25.759cm" svg:y="4.786cm" svg:viewBox="0 0 5 11" draw:points="0,11 1,7 5,0">
          <text:p/>
        </draw:polygon>
        <draw:polygon draw:style-name="gr2" draw:text-style-name="P2" draw:layer="layout" svg:width="0.009cm" svg:height="0.005cm" svg:x="25.763cm" svg:y="4.782cm" svg:viewBox="0 0 10 6" draw:points="0,6 5,2 10,0">
          <text:p/>
        </draw:polygon>
        <draw:polygon draw:style-name="gr2" draw:text-style-name="P2" draw:layer="layout" svg:width="0.009cm" svg:height="0.001cm" svg:x="25.771cm" svg:y="4.781cm" svg:viewBox="0 0 10 2" draw:points="0,2 4,0 10,0">
          <text:p/>
        </draw:polygon>
        <draw:polygon draw:style-name="gr2" draw:text-style-name="P2" draw:layer="layout" svg:width="0.017cm" svg:height="0.001cm" svg:x="25.78cm" svg:y="4.781cm" svg:viewBox="0 0 18 2" draw:points="0,0 10,0 18,2">
          <text:p/>
        </draw:polygon>
        <draw:polygon draw:style-name="gr2" draw:text-style-name="P2" draw:layer="layout" svg:width="0.007cm" svg:height="0.017cm" svg:x="25.796cm" svg:y="4.782cm" svg:viewBox="0 0 8 18" draw:points="0,0 8,18 1,9">
          <text:p/>
        </draw:polygon>
        <draw:polygon draw:style-name="gr2" draw:text-style-name="P2" draw:layer="layout" svg:width="0.022cm" svg:height="0.003cm" svg:x="25.778cm" svg:y="4.805cm" svg:viewBox="0 0 23 4" draw:points="0,0 15,1 23,4">
          <text:p/>
        </draw:polygon>
        <draw:polygon draw:style-name="gr2" draw:text-style-name="P2" draw:layer="layout" svg:width="0.01cm" svg:height="0.011cm" svg:x="25.8cm" svg:y="4.808cm" svg:viewBox="0 0 11 12" draw:points="0,0 8,4 11,12">
          <text:p/>
        </draw:polygon>
        <draw:polygon draw:style-name="gr2" draw:text-style-name="P2" draw:layer="layout" svg:width="0.006cm" svg:height="0.018cm" svg:x="25.803cm" svg:y="4.819cm" svg:viewBox="0 0 7 19" draw:points="7,0 7,8 0,19">
          <text:p/>
        </draw:polygon>
        <draw:polygon draw:style-name="gr2" draw:text-style-name="P2" draw:layer="layout" svg:width="0.016cm" svg:height="0.003cm" svg:x="25.787cm" svg:y="4.837cm" svg:viewBox="0 0 17 4" draw:points="17,0 10,4 0,4">
          <text:p/>
        </draw:polygon>
        <draw:polygon draw:style-name="gr2" draw:text-style-name="P2" draw:layer="layout" svg:width="0.011cm" svg:height="0.006cm" svg:x="25.776cm" svg:y="4.834cm" svg:viewBox="0 0 12 7" draw:points="12,7 6,4 0,0">
          <text:p/>
        </draw:polygon>
        <draw:polygon draw:style-name="gr2" draw:text-style-name="P2" draw:layer="layout" svg:width="0.003cm" svg:height="0.024cm" svg:x="25.776cm" svg:y="4.81cm" svg:viewBox="0 0 4 25" draw:points="0,25 4,0 4,22">
          <text:p/>
        </draw:polygon>
        <draw:polygon draw:style-name="gr2" draw:text-style-name="P2" draw:layer="layout" svg:width="0.025cm" svg:height="0.015cm" svg:x="25.759cm" svg:y="4.796cm" svg:viewBox="0 0 26 16" draw:points="26,16 25,16 0,0">
          <text:p/>
        </draw:polygon>
        <draw:polygon draw:style-name="gr2" draw:text-style-name="P2" draw:layer="layout" svg:width="0.011cm" svg:height="0.015cm" svg:x="25.759cm" svg:y="4.782cm" svg:viewBox="0 0 12 16" draw:points="0,16 4,5 12,0">
          <text:p/>
        </draw:polygon>
        <draw:polygon draw:style-name="gr2" draw:text-style-name="P2" draw:layer="layout" svg:width="0.025cm" svg:height="0.001cm" svg:x="25.771cm" svg:y="4.781cm" svg:viewBox="0 0 26 2" draw:points="0,2 9,0 26,2">
          <text:p/>
        </draw:polygon>
        <draw:polygon draw:style-name="gr2" draw:text-style-name="P2" draw:layer="layout" svg:width="0cm" svg:height="0.007cm" svg:x="25.796cm" svg:y="4.782cm" svg:viewBox="0 0 1 8" draw:points="0,0 1,8 0,8">
          <text:p/>
        </draw:polygon>
        <draw:polygon draw:style-name="gr2" draw:text-style-name="P2" draw:layer="layout" svg:width="0.032cm" svg:height="0.014cm" svg:x="25.778cm" svg:y="4.805cm" svg:viewBox="0 0 33 15" draw:points="0,0 23,4 33,15">
          <text:p/>
        </draw:polygon>
        <draw:polygon draw:style-name="gr2" draw:text-style-name="P2" draw:layer="layout" svg:width="0.022cm" svg:height="0.021cm" svg:x="25.787cm" svg:y="4.819cm" svg:viewBox="0 0 23 22" draw:points="23,0 16,19 0,22">
          <text:p/>
        </draw:polygon>
        <draw:polygon draw:style-name="gr2" draw:text-style-name="P2" draw:layer="layout" svg:width="0.011cm" svg:height="0.009cm" svg:x="25.776cm" svg:y="4.831cm" svg:viewBox="0 0 12 10" draw:points="12,10 0,3 2,0">
          <text:p/>
        </draw:polygon>
        <draw:polygon draw:style-name="gr2" draw:text-style-name="P2" draw:layer="layout" svg:width="0.026cm" svg:height="0.015cm" svg:x="25.759cm" svg:y="4.796cm" svg:viewBox="0 0 27 16" draw:points="27,16 26,16 0,0">
          <text:p/>
        </draw:polygon>
        <draw:polygon draw:style-name="gr2" draw:text-style-name="P2" draw:layer="layout" svg:width="0.003cm" svg:height="0.008cm" svg:x="25.794cm" svg:y="4.782cm" svg:viewBox="0 0 4 9" draw:points="4,0 4,9 0,8">
          <text:p/>
        </draw:polygon>
        <draw:polygon draw:style-name="gr2" draw:text-style-name="P2" draw:layer="layout" svg:width="0.01cm" svg:height="0.009cm" svg:x="25.778cm" svg:y="4.831cm" svg:viewBox="0 0 11 10" draw:points="11,10 0,0">
          <text:p/>
        </draw:polygon>
        <draw:polygon draw:style-name="gr2" draw:text-style-name="P2" draw:layer="layout" svg:width="0.026cm" svg:height="0.017cm" svg:x="25.759cm" svg:y="4.796cm" svg:viewBox="0 0 27 18" draw:points="27,18 27,16 0,0">
          <text:p/>
        </draw:polygon>
        <draw:polygon draw:style-name="gr2" draw:text-style-name="P2" draw:layer="layout" svg:width="0.003cm" svg:height="0.007cm" svg:x="25.793cm" svg:y="4.782cm" svg:viewBox="0 0 4 8" draw:points="4,0 1,8 0,7">
          <text:p/>
        </draw:polygon>
        <draw:polygon draw:style-name="gr2" draw:text-style-name="P2" draw:layer="layout" svg:width="0.01cm" svg:height="0.009cm" svg:x="25.778cm" svg:y="4.831cm" svg:viewBox="0 0 11 10" draw:points="11,10 0,0">
          <text:p/>
        </draw:polygon>
        <draw:polygon draw:style-name="gr2" draw:text-style-name="P2" draw:layer="layout" svg:width="0.028cm" svg:height="0.017cm" svg:x="25.759cm" svg:y="4.796cm" svg:viewBox="0 0 29 18" draw:points="29,18 27,18 0,0">
          <text:p/>
        </draw:polygon>
        <draw:polygon draw:style-name="gr2" draw:text-style-name="P2" draw:layer="layout" svg:width="0.004cm" svg:height="0.006cm" svg:x="25.792cm" svg:y="4.782cm" svg:viewBox="0 0 5 7" draw:points="5,0 1,7 0,7">
          <text:p/>
        </draw:polygon>
        <draw:polygon draw:style-name="gr2" draw:text-style-name="P2" draw:layer="layout" svg:width="0.01cm" svg:height="0.009cm" svg:x="25.778cm" svg:y="4.831cm" svg:viewBox="0 0 11 10" draw:points="11,10 0,0 2,1">
          <text:p/>
        </draw:polygon>
        <draw:polygon draw:style-name="gr2" draw:text-style-name="P2" draw:layer="layout" svg:width="0.029cm" svg:height="0.016cm" svg:x="25.759cm" svg:y="4.796cm" svg:viewBox="0 0 30 17" draw:points="30,17 29,17 0,0">
          <text:p/>
        </draw:polygon>
        <draw:polygon draw:style-name="gr2" draw:text-style-name="P2" draw:layer="layout" svg:width="0.005cm" svg:height="0.006cm" svg:x="25.791cm" svg:y="4.782cm" svg:viewBox="0 0 6 7" draw:points="6,0 1,7 0,7">
          <text:p/>
        </draw:polygon>
        <draw:polygon draw:style-name="gr2" draw:text-style-name="P2" draw:layer="layout" svg:width="0.008cm" svg:height="0.008cm" svg:x="25.78cm" svg:y="4.832cm" svg:viewBox="0 0 9 9" draw:points="9,9 0,0 1,0">
          <text:p/>
        </draw:polygon>
        <draw:polygon draw:style-name="gr2" draw:text-style-name="P2" draw:layer="layout" svg:width="0.006cm" svg:height="0.007cm" svg:x="25.79cm" svg:y="4.782cm" svg:viewBox="0 0 7 8" draw:points="7,0 1,8 0,6">
          <text:p/>
        </draw:polygon>
        <draw:polygon draw:style-name="gr2" draw:text-style-name="P2" draw:layer="layout" svg:width="0.007cm" svg:height="0.008cm" svg:x="25.781cm" svg:y="4.832cm" svg:viewBox="0 0 8 9" draw:points="8,9 0,0">
          <text:p/>
        </draw:polygon>
        <draw:polygon draw:style-name="gr2" draw:text-style-name="P2" draw:layer="layout" svg:width="0.025cm" svg:height="0.005cm" svg:x="25.771cm" svg:y="4.782cm" svg:viewBox="0 0 26 6" draw:points="0,0 26,0 20,6">
          <text:p/>
        </draw:polygon>
        <draw:polygon draw:style-name="gr2" draw:text-style-name="P2" draw:layer="layout" svg:width="0.007cm" svg:height="0.008cm" svg:x="25.781cm" svg:y="4.832cm" svg:viewBox="0 0 8 9" draw:points="8,9 0,0 1,0">
          <text:p/>
        </draw:polygon>
        <draw:polygon draw:style-name="gr2" draw:text-style-name="P2" draw:layer="layout" svg:width="0.019cm" svg:height="0.005cm" svg:x="25.771cm" svg:y="4.782cm" svg:viewBox="0 0 20 6" draw:points="0,0 20,6 19,6">
          <text:p/>
        </draw:polygon>
        <draw:polygon draw:style-name="gr2" draw:text-style-name="P2" draw:layer="layout" svg:width="0.007cm" svg:height="0.008cm" svg:x="25.781cm" svg:y="4.832cm" svg:viewBox="0 0 8 9" draw:points="8,9 0,0 2,1">
          <text:p/>
        </draw:polygon>
        <draw:polygon draw:style-name="gr2" draw:text-style-name="P2" draw:layer="layout" svg:width="0.018cm" svg:height="0.005cm" svg:x="25.771cm" svg:y="4.782cm" svg:viewBox="0 0 19 6" draw:points="0,0 19,6 18,5">
          <text:p/>
        </draw:polygon>
        <draw:polygon draw:style-name="gr2" draw:text-style-name="P2" draw:layer="layout" svg:width="0.005cm" svg:height="0.007cm" svg:x="25.782cm" svg:y="4.833cm" svg:viewBox="0 0 6 8" draw:points="6,8 0,0 1,0">
          <text:p/>
        </draw:polygon>
        <draw:polygon draw:style-name="gr2" draw:text-style-name="P2" draw:layer="layout" svg:width="0.017cm" svg:height="0.004cm" svg:x="25.771cm" svg:y="4.782cm" svg:viewBox="0 0 18 5" draw:points="0,0 18,5 17,5">
          <text:p/>
        </draw:polygon>
        <draw:polygon draw:style-name="gr2" draw:text-style-name="P2" draw:layer="layout" svg:width="0.004cm" svg:height="0.007cm" svg:x="25.783cm" svg:y="4.833cm" svg:viewBox="0 0 5 8" draw:points="5,8 0,0 1,0">
          <text:p/>
        </draw:polygon>
        <draw:polygon draw:style-name="gr2" draw:text-style-name="P2" draw:layer="layout" svg:width="0.016cm" svg:height="0.004cm" svg:x="25.771cm" svg:y="4.782cm" svg:viewBox="0 0 17 5" draw:points="0,0 17,5 16,5">
          <text:p/>
        </draw:polygon>
        <draw:polygon draw:style-name="gr2" draw:text-style-name="P2" draw:layer="layout" svg:width="0.004cm" svg:height="0.007cm" svg:x="25.784cm" svg:y="4.833cm" svg:viewBox="0 0 5 8" draw:points="5,8 0,0 2,0">
          <text:p/>
        </draw:polygon>
        <draw:polygon draw:style-name="gr2" draw:text-style-name="P2" draw:layer="layout" svg:width="0.015cm" svg:height="0.004cm" svg:x="25.771cm" svg:y="4.782cm" svg:viewBox="0 0 16 5" draw:points="0,0 16,5 15,5">
          <text:p/>
        </draw:polygon>
        <draw:polygon draw:style-name="gr2" draw:text-style-name="P2" draw:layer="layout" svg:width="0.003cm" svg:height="0.007cm" svg:x="25.785cm" svg:y="4.833cm" svg:viewBox="0 0 4 8" draw:points="4,8 0,0 2,0">
          <text:p/>
        </draw:polygon>
        <draw:polygon draw:style-name="gr2" draw:text-style-name="P2" draw:layer="layout" svg:width="0.014cm" svg:height="0.004cm" svg:x="25.771cm" svg:y="4.782cm" svg:viewBox="0 0 15 5" draw:points="0,0 15,5 14,5">
          <text:p/>
        </draw:polygon>
        <draw:polygon draw:style-name="gr2" draw:text-style-name="P2" draw:layer="layout" svg:width="0cm" svg:height="0.006cm" svg:x="25.786cm" svg:y="4.833cm" svg:viewBox="0 0 1 7" draw:points="1,7 0,0 1,0">
          <text:p/>
        </draw:polygon>
        <draw:polygon draw:style-name="gr2" draw:text-style-name="P2" draw:layer="layout" svg:width="0.013cm" svg:height="0.004cm" svg:x="25.771cm" svg:y="4.782cm" svg:viewBox="0 0 14 5" draw:points="0,0 14,5 13,5">
          <text:p/>
        </draw:polygon>
        <draw:polygon draw:style-name="gr2" draw:text-style-name="P2" draw:layer="layout" svg:width="0.001cm" svg:height="0.008cm" svg:x="25.787cm" svg:y="4.832cm" svg:viewBox="0 0 2 9" draw:points="0,9 0,1 2,0">
          <text:p/>
        </draw:polygon>
        <draw:polygon draw:style-name="gr2" draw:text-style-name="P2" draw:layer="layout" svg:width="0.012cm" svg:height="0.005cm" svg:x="25.771cm" svg:y="4.782cm" svg:viewBox="0 0 13 6" draw:points="0,0 13,5 11,6">
          <text:p/>
        </draw:polygon>
        <draw:polygon draw:style-name="gr2" draw:text-style-name="P2" draw:layer="layout" svg:width="0.002cm" svg:height="0.008cm" svg:x="25.787cm" svg:y="4.832cm" svg:viewBox="0 0 3 9" draw:points="0,9 1,0 3,0">
          <text:p/>
        </draw:polygon>
        <draw:polygon draw:style-name="gr2" draw:text-style-name="P2" draw:layer="layout" svg:width="0.011cm" svg:height="0.005cm" svg:x="25.771cm" svg:y="4.782cm" svg:viewBox="0 0 12 6" draw:points="0,0 12,6 11,6">
          <text:p/>
        </draw:polygon>
        <draw:polygon draw:style-name="gr2" draw:text-style-name="P2" draw:layer="layout" svg:width="0.022cm" svg:height="0.021cm" svg:x="25.787cm" svg:y="4.819cm" svg:viewBox="0 0 23 22" draw:points="23,0 0,22 2,14">
          <text:p/>
        </draw:polygon>
        <draw:polygon draw:style-name="gr2" draw:text-style-name="P2" draw:layer="layout" svg:width="0.022cm" svg:height="0.015cm" svg:x="25.759cm" svg:y="4.782cm" svg:viewBox="0 0 23 16" draw:points="0,16 12,0 23,5">
          <text:p/>
        </draw:polygon>
        <draw:polygon draw:style-name="gr2" draw:text-style-name="P2" draw:layer="layout" svg:width="0.02cm" svg:height="0.013cm" svg:x="25.789cm" svg:y="4.819cm" svg:viewBox="0 0 21 14" draw:points="21,0 0,14 1,13">
          <text:p/>
        </draw:polygon>
        <draw:polygon draw:style-name="gr2" draw:text-style-name="P2" draw:layer="layout" svg:width="0.022cm" svg:height="0.01cm" svg:x="25.759cm" svg:y="4.786cm" svg:viewBox="0 0 23 11" draw:points="0,11 23,0 22,1">
          <text:p/>
        </draw:polygon>
        <draw:polygon draw:style-name="gr2" draw:text-style-name="P2" draw:layer="layout" svg:width="0.019cm" svg:height="0.012cm" svg:x="25.79cm" svg:y="4.819cm" svg:viewBox="0 0 20 13" draw:points="20,0 0,13">
          <text:p/>
        </draw:polygon>
        <draw:polygon draw:style-name="gr2" draw:text-style-name="P2" draw:layer="layout" svg:width="0.021cm" svg:height="0.009cm" svg:x="25.759cm" svg:y="4.787cm" svg:viewBox="0 0 22 10" draw:points="0,10 22,0 21,1">
          <text:p/>
        </draw:polygon>
        <draw:polygon draw:style-name="gr2" draw:text-style-name="P2" draw:layer="layout" svg:width="0.019cm" svg:height="0.012cm" svg:x="25.79cm" svg:y="4.819cm" svg:viewBox="0 0 20 13" draw:points="20,0 0,13 1,11">
          <text:p/>
        </draw:polygon>
        <draw:polygon draw:style-name="gr2" draw:text-style-name="P2" draw:layer="layout" svg:width="0.02cm" svg:height="0.008cm" svg:x="25.759cm" svg:y="4.788cm" svg:viewBox="0 0 21 9" draw:points="0,9 21,0 20,1">
          <text:p/>
        </draw:polygon>
        <draw:polygon draw:style-name="gr2" draw:text-style-name="P2" draw:layer="layout" svg:width="0.018cm" svg:height="0.01cm" svg:x="25.791cm" svg:y="4.819cm" svg:viewBox="0 0 19 11" draw:points="19,0 0,11 0,9">
          <text:p/>
        </draw:polygon>
        <draw:polygon draw:style-name="gr2" draw:text-style-name="P2" draw:layer="layout" svg:width="0.019cm" svg:height="0.007cm" svg:x="25.759cm" svg:y="4.789cm" svg:viewBox="0 0 20 8" draw:points="0,8 20,0 19,1">
          <text:p/>
        </draw:polygon>
        <draw:polygon draw:style-name="gr2" draw:text-style-name="P2" draw:layer="layout" svg:width="0.018cm" svg:height="0.009cm" svg:x="25.791cm" svg:y="4.819cm" svg:viewBox="0 0 19 10" draw:points="19,0 0,10 1,10">
          <text:p/>
        </draw:polygon>
        <draw:polygon draw:style-name="gr2" draw:text-style-name="P2" draw:layer="layout" svg:width="0.018cm" svg:height="0.006cm" svg:x="25.759cm" svg:y="4.79cm" svg:viewBox="0 0 19 7" draw:points="0,7 19,0 19,1">
          <text:p/>
        </draw:polygon>
        <draw:polygon draw:style-name="gr2" draw:text-style-name="P2" draw:layer="layout" svg:width="0.017cm" svg:height="0.009cm" svg:x="25.792cm" svg:y="4.819cm" svg:viewBox="0 0 18 10" draw:points="18,0 0,10 0,9">
          <text:p/>
        </draw:polygon>
        <draw:polygon draw:style-name="gr2" draw:text-style-name="P2" draw:layer="layout" svg:width="0.018cm" svg:height="0.006cm" svg:x="25.759cm" svg:y="4.791cm" svg:viewBox="0 0 19 7" draw:points="0,7 19,0">
          <text:p/>
        </draw:polygon>
        <draw:polygon draw:style-name="gr2" draw:text-style-name="P2" draw:layer="layout" svg:width="0.017cm" svg:height="0.008cm" svg:x="25.792cm" svg:y="4.819cm" svg:viewBox="0 0 18 9" draw:points="18,0 0,9 0,8">
          <text:p/>
        </draw:polygon>
        <draw:polygon draw:style-name="gr2" draw:text-style-name="P2" draw:layer="layout" svg:width="0.018cm" svg:height="0.006cm" svg:x="25.759cm" svg:y="4.791cm" svg:viewBox="0 0 19 7" draw:points="0,7 19,0 19,2">
          <text:p/>
        </draw:polygon>
        <draw:polygon draw:style-name="gr2" draw:text-style-name="P2" draw:layer="layout" svg:width="0.017cm" svg:height="0.007cm" svg:x="25.792cm" svg:y="4.819cm" svg:viewBox="0 0 18 8" draw:points="18,0 0,8 0,7">
          <text:p/>
        </draw:polygon>
        <draw:polygon draw:style-name="gr2" draw:text-style-name="P2" draw:layer="layout" svg:width="0.018cm" svg:height="0.004cm" svg:x="25.759cm" svg:y="4.792cm" svg:viewBox="0 0 19 5" draw:points="0,5 19,0 19,3">
          <text:p/>
        </draw:polygon>
        <draw:polygon draw:style-name="gr2" draw:text-style-name="P2" draw:layer="layout" svg:width="0.018cm" svg:height="0.006cm" svg:x="25.792cm" svg:y="4.819cm" svg:viewBox="0 0 19 7" draw:points="19,0 0,7 0,6">
          <text:p/>
        </draw:polygon>
        <draw:polygon draw:style-name="gr2" draw:text-style-name="P2" draw:layer="layout" svg:width="0.018cm" svg:height="0.003cm" svg:x="25.759cm" svg:y="4.794cm" svg:viewBox="0 0 19 4" draw:points="0,4 19,0 19,2">
          <text:p/>
        </draw:polygon>
        <draw:polygon draw:style-name="gr2" draw:text-style-name="P2" draw:layer="layout" svg:width="0.018cm" svg:height="0.006cm" svg:x="25.792cm" svg:y="4.819cm" svg:viewBox="0 0 19 7" draw:points="19,0 0,7 0,5">
          <text:p/>
        </draw:polygon>
        <draw:polygon draw:style-name="gr2" draw:text-style-name="P2" draw:layer="layout" svg:width="0.017cm" svg:height="0cm" svg:x="25.759cm" svg:y="4.795cm" svg:viewBox="0 0 18 1" draw:points="0,1 18,0 18,1">
          <text:p/>
        </draw:polygon>
        <draw:polygon draw:style-name="gr2" draw:text-style-name="P2" draw:layer="layout" svg:width="0.018cm" svg:height="0.004cm" svg:x="25.792cm" svg:y="4.819cm" svg:viewBox="0 0 19 5" draw:points="19,0 0,5">
          <text:p/>
        </draw:polygon>
        <draw:polygon draw:style-name="gr2" draw:text-style-name="P2" draw:layer="layout" svg:width="0.018cm" svg:height="0.009cm" svg:x="25.759cm" svg:y="4.796cm" svg:viewBox="0 0 19 10" draw:points="0,0 19,0 19,10">
          <text:p/>
        </draw:polygon>
        <draw:polygon draw:style-name="gr2" draw:text-style-name="P2" draw:layer="layout" svg:width="0.018cm" svg:height="0.004cm" svg:x="25.792cm" svg:y="4.819cm" svg:viewBox="0 0 19 5" draw:points="19,0 0,5 0,4">
          <text:p/>
        </draw:polygon>
        <draw:polygon draw:style-name="gr2" draw:text-style-name="P2" draw:layer="layout" svg:width="0.029cm" svg:height="0.016cm" svg:x="25.759cm" svg:y="4.796cm" svg:viewBox="0 0 30 17" draw:points="30,17 0,0 19,10">
          <text:p/>
        </draw:polygon>
        <draw:polygon draw:style-name="gr2" draw:text-style-name="P2" draw:layer="layout" svg:width="0.018cm" svg:height="0.003cm" svg:x="25.792cm" svg:y="4.819cm" svg:viewBox="0 0 19 4" draw:points="19,0 0,4 0,3">
          <text:p/>
        </draw:polygon>
        <draw:polygon draw:style-name="gr2" draw:text-style-name="P2" draw:layer="layout" svg:width="0.011cm" svg:height="0.008cm" svg:x="25.778cm" svg:y="4.805cm" svg:viewBox="0 0 12 9" draw:points="12,9 11,8 0,0">
          <text:p/>
        </draw:polygon>
        <draw:polygon draw:style-name="gr2" draw:text-style-name="P2" draw:layer="layout" svg:width="0.017cm" svg:height="0.003cm" svg:x="25.792cm" svg:y="4.819cm" svg:viewBox="0 0 18 4" draw:points="18,0 0,4 0,0">
          <text:p/>
        </draw:polygon>
        <draw:polygon draw:style-name="gr2" draw:text-style-name="P2" draw:layer="layout" svg:width="0.032cm" svg:height="0.014cm" svg:x="25.778cm" svg:y="4.805cm" svg:viewBox="0 0 33 15" draw:points="11,9 0,0 33,15">
          <text:p/>
        </draw:polygon>
        <draw:polygon draw:style-name="gr2" draw:text-style-name="P2" draw:layer="layout" svg:width="0.017cm" svg:height="0.001cm" svg:x="25.792cm" svg:y="4.818cm" svg:viewBox="0 0 18 2" draw:points="18,2 0,2 0,0">
          <text:p/>
        </draw:polygon>
        <draw:polygon draw:style-name="gr2" draw:text-style-name="P2" draw:layer="layout" svg:width="0.02cm" svg:height="0.006cm" svg:x="25.789cm" svg:y="4.813cm" svg:viewBox="0 0 21 7" draw:points="0,0 21,7">
          <text:p/>
        </draw:polygon>
        <draw:polygon draw:style-name="gr2" draw:text-style-name="P2" draw:layer="layout" svg:width="0.017cm" svg:height="0.003cm" svg:x="25.792cm" svg:y="4.817cm" svg:viewBox="0 0 18 4" draw:points="18,4 0,2 0,0">
          <text:p/>
        </draw:polygon>
        <draw:polygon draw:style-name="gr2" draw:text-style-name="P2" draw:layer="layout" svg:width="0.02cm" svg:height="0.006cm" svg:x="25.789cm" svg:y="4.813cm" svg:viewBox="0 0 21 7" draw:points="1,1 0,0 21,7">
          <text:p/>
        </draw:polygon>
        <draw:polygon draw:style-name="gr2" draw:text-style-name="P2" draw:layer="layout" svg:width="0.018cm" svg:height="0.004cm" svg:x="25.791cm" svg:y="4.816cm" svg:viewBox="0 0 19 5" draw:points="19,5 1,2 0,0">
          <text:p/>
        </draw:polygon>
        <draw:polygon draw:style-name="gr2" draw:text-style-name="P2" draw:layer="layout" svg:width="0.019cm" svg:height="0.005cm" svg:x="25.79cm" svg:y="4.814cm" svg:viewBox="0 0 20 6" draw:points="0,1 0,0 20,6">
          <text:p/>
        </draw:polygon>
        <draw:polygon draw:style-name="gr2" draw:text-style-name="P2" draw:layer="layout" svg:width="0.018cm" svg:height="0.004cm" svg:x="25.791cm" svg:y="4.815cm" svg:viewBox="0 0 19 5" draw:points="19,5 0,1 0,0">
          <text:p/>
        </draw:polygon>
        <draw:polygon draw:style-name="gr2" draw:text-style-name="P2" draw:layer="layout" svg:width="0.019cm" svg:height="0.004cm" svg:x="25.79cm" svg:y="4.815cm" svg:viewBox="0 0 20 5" draw:points="1,0 0,0 20,5">
          <text:p/>
        </draw:polygon>
        <draw:polygon draw:style-name="gr2" draw:text-style-name="P2" draw:layer="layout" svg:width="0.022cm" svg:height="0.003cm" svg:x="25.729cm" svg:y="4.753cm" svg:viewBox="0 0 23 4" draw:points="0,0 23,0 23,4">
          <text:p/>
        </draw:polygon>
        <draw:polygon draw:style-name="gr2" draw:text-style-name="P2" draw:layer="layout" svg:width="0.001cm" svg:height="0.078cm" svg:x="25.745cm" svg:y="4.758cm" svg:viewBox="0 0 2 79" draw:points="2,0 2,79 0,79">
          <text:p/>
        </draw:polygon>
        <draw:polygon draw:style-name="gr2" draw:text-style-name="P2" draw:layer="layout" svg:width="0.002cm" svg:height="0cm" svg:x="25.742cm" svg:y="4.836cm" svg:viewBox="0 0 3 1" draw:points="3,0 1,0 0,1">
          <text:p/>
        </draw:polygon>
        <draw:polygon draw:style-name="gr2" draw:text-style-name="P2" draw:layer="layout" svg:width="0.001cm" svg:height="0cm" svg:x="25.74cm" svg:y="4.837cm" svg:viewBox="0 0 2 0" draw:points="2,0 1,0 0,0">
          <text:p/>
        </draw:polygon>
        <draw:polygon draw:style-name="gr2" draw:text-style-name="P2" draw:layer="layout" svg:width="0.001cm" svg:height="0cm" svg:x="25.736cm" svg:y="4.837cm" svg:viewBox="0 0 2 1" draw:points="2,0 1,1 0,1">
          <text:p/>
        </draw:polygon>
        <draw:polygon draw:style-name="gr2" draw:text-style-name="P2" draw:layer="layout" svg:width="0.002cm" svg:height="0cm" svg:x="25.734cm" svg:y="4.838cm" svg:viewBox="0 0 3 0" draw:points="3,0 2,0 0,0">
          <text:p/>
        </draw:polygon>
        <draw:polygon draw:style-name="gr2" draw:text-style-name="P2" draw:layer="layout" svg:width="0cm" svg:height="0cm" svg:x="25.731cm" svg:y="4.838cm" svg:viewBox="0 0 1 1" draw:points="1,0 0,1">
          <text:p/>
        </draw:polygon>
        <draw:polygon draw:style-name="gr2" draw:text-style-name="P2" draw:layer="layout" svg:width="0.001cm" svg:height="0cm" svg:x="25.729cm" svg:y="4.839cm" svg:viewBox="0 0 2 1" draw:points="2,0 1,0 0,1">
          <text:p/>
        </draw:polygon>
        <draw:polygon draw:style-name="gr2" draw:text-style-name="P2" draw:layer="layout" svg:width="0.002cm" svg:height="0cm" svg:x="25.723cm" svg:y="4.84cm" svg:viewBox="0 0 3 0" draw:points="3,0 1,0 0,0">
          <text:p/>
        </draw:polygon>
        <draw:polygon draw:style-name="gr2" draw:text-style-name="P2" draw:layer="layout" svg:width="0.002cm" svg:height="0cm" svg:x="25.712cm" svg:y="4.84cm" svg:viewBox="0 0 3 0" draw:points="3,0 1,0 0,0">
          <text:p/>
        </draw:polygon>
        <draw:polygon draw:style-name="gr2" draw:text-style-name="P2" draw:layer="layout" svg:width="0.002cm" svg:height="0cm" svg:x="25.709cm" svg:y="4.839cm" svg:viewBox="0 0 3 1" draw:points="3,1 2,1 0,0">
          <text:p/>
        </draw:polygon>
        <draw:polygon draw:style-name="gr2" draw:text-style-name="P2" draw:layer="layout" svg:width="0.002cm" svg:height="0cm" svg:x="25.706cm" svg:y="4.838cm" svg:viewBox="0 0 3 1" draw:points="3,1 1,0 0,0">
          <text:p/>
        </draw:polygon>
        <draw:polygon draw:style-name="gr2" draw:text-style-name="P2" draw:layer="layout" svg:width="0.002cm" svg:height="0.001cm" svg:x="25.704cm" svg:y="4.837cm" svg:viewBox="0 0 3 2" draw:points="3,2 2,0 0,0">
          <text:p/>
        </draw:polygon>
        <draw:polygon draw:style-name="gr2" draw:text-style-name="P2" draw:layer="layout" svg:width="0.002cm" svg:height="0.003cm" svg:x="25.702cm" svg:y="4.835cm" svg:viewBox="0 0 3 4" draw:points="3,4 2,2 0,0">
          <text:p/>
        </draw:polygon>
        <draw:polygon draw:style-name="gr2" draw:text-style-name="P2" draw:layer="layout" svg:width="0.003cm" svg:height="0.001cm" svg:x="25.699cm" svg:y="4.834cm" svg:viewBox="0 0 4 2" draw:points="4,2 3,2 0,0">
          <text:p/>
        </draw:polygon>
        <draw:polygon draw:style-name="gr2" draw:text-style-name="P2" draw:layer="layout" svg:width="0.002cm" svg:height="0.002cm" svg:x="25.697cm" svg:y="4.832cm" svg:viewBox="0 0 3 3" draw:points="3,3 1,2 0,0">
          <text:p/>
        </draw:polygon>
        <draw:polygon draw:style-name="gr2" draw:text-style-name="P2" draw:layer="layout" svg:width="0.001cm" svg:height="0.003cm" svg:x="25.696cm" svg:y="4.829cm" svg:viewBox="0 0 2 4" draw:points="2,4 0,3 0,0">
          <text:p/>
        </draw:polygon>
        <draw:polygon draw:style-name="gr2" draw:text-style-name="P2" draw:layer="layout" svg:width="0.003cm" svg:height="0.002cm" svg:x="25.694cm" svg:y="4.827cm" svg:viewBox="0 0 4 3" draw:points="4,3 2,1 0,0">
          <text:p/>
        </draw:polygon>
        <draw:polygon draw:style-name="gr2" draw:text-style-name="P2" draw:layer="layout" svg:width="0.001cm" svg:height="0.002cm" svg:x="25.693cm" svg:y="4.825cm" svg:viewBox="0 0 2 3" draw:points="2,3 0,1 0,0">
          <text:p/>
        </draw:polygon>
        <draw:polygon draw:style-name="gr2" draw:text-style-name="P2" draw:layer="layout" svg:width="0.003cm" svg:height="0.003cm" svg:x="25.691cm" svg:y="4.822cm" svg:viewBox="0 0 4 4" draw:points="4,4 2,1 0,0">
          <text:p/>
        </draw:polygon>
        <draw:polygon draw:style-name="gr2" draw:text-style-name="P2" draw:layer="layout" svg:width="0cm" svg:height="0.002cm" svg:x="25.691cm" svg:y="4.819cm" svg:viewBox="0 0 0 3" draw:points="0,3 0,2 0,0">
          <text:p/>
        </draw:polygon>
        <draw:polygon draw:style-name="gr2" draw:text-style-name="P2" draw:layer="layout" svg:width="0cm" svg:height="0.002cm" svg:x="25.691cm" svg:y="4.816cm" svg:viewBox="0 0 0 3" draw:points="0,3 0,1 0,0">
          <text:p/>
        </draw:polygon>
        <draw:polygon draw:style-name="gr2" draw:text-style-name="P2" draw:layer="layout" svg:width="0cm" svg:height="0.003cm" svg:x="25.691cm" svg:y="4.812cm" svg:viewBox="0 0 1 4" draw:points="1,4 0,2 0,0">
          <text:p/>
        </draw:polygon>
        <draw:polygon draw:style-name="gr2" draw:text-style-name="P2" draw:layer="layout" svg:width="0.017cm" svg:height="0.001cm" svg:x="25.691cm" svg:y="4.807cm" svg:viewBox="0 0 18 2" draw:points="18,0 18,2 0,2">
          <text:p/>
        </draw:polygon>
        <draw:polygon draw:style-name="gr2" draw:text-style-name="P2" draw:layer="layout" svg:width="0cm" svg:height="0.002cm" svg:x="25.691cm" svg:y="4.802cm" svg:viewBox="0 0 1 3" draw:points="0,3 0,1 1,0">
          <text:p/>
        </draw:polygon>
        <draw:polygon draw:style-name="gr2" draw:text-style-name="P2" draw:layer="layout" svg:width="0cm" svg:height="0.001cm" svg:x="25.691cm" svg:y="4.796cm" svg:viewBox="0 0 0 2" draw:points="0,2 0,1 0,0">
          <text:p/>
        </draw:polygon>
        <draw:polygon draw:style-name="gr2" draw:text-style-name="P2" draw:layer="layout" svg:width="0cm" svg:height="0.002cm" svg:x="25.691cm" svg:y="4.793cm" svg:viewBox="0 0 1 3" draw:points="0,3 0,1 1,0">
          <text:p/>
        </draw:polygon>
        <draw:polygon draw:style-name="gr2" draw:text-style-name="P2" draw:layer="layout" svg:width="0.001cm" svg:height="0.004cm" svg:x="25.692cm" svg:y="4.79cm" svg:viewBox="0 0 2 5" draw:points="0,5 2,3 2,0">
          <text:p/>
        </draw:polygon>
        <draw:polygon draw:style-name="gr2" draw:text-style-name="P2" draw:layer="layout" svg:width="0.001cm" svg:height="0.002cm" svg:x="25.693cm" svg:y="4.788cm" svg:viewBox="0 0 2 3" draw:points="0,3 2,2 2,0">
          <text:p/>
        </draw:polygon>
        <draw:polygon draw:style-name="gr2" draw:text-style-name="P2" draw:layer="layout" svg:width="0.003cm" svg:height="0.001cm" svg:x="25.694cm" svg:y="4.787cm" svg:viewBox="0 0 4 2" draw:points="0,2 2,2 4,0">
          <text:p/>
        </draw:polygon>
        <draw:polygon draw:style-name="gr2" draw:text-style-name="P2" draw:layer="layout" svg:width="0.001cm" svg:height="0.003cm" svg:x="25.696cm" svg:y="4.785cm" svg:viewBox="0 0 2 4" draw:points="0,4 0,0 2,0">
          <text:p/>
        </draw:polygon>
        <draw:polygon draw:style-name="gr2" draw:text-style-name="P2" draw:layer="layout" svg:width="0.003cm" svg:height="0.003cm" svg:x="25.697cm" svg:y="4.783cm" svg:viewBox="0 0 4 4" draw:points="0,4 2,4 4,0">
          <text:p/>
        </draw:polygon>
        <draw:polygon draw:style-name="gr2" draw:text-style-name="P2" draw:layer="layout" svg:width="0.002cm" svg:height="0.001cm" svg:x="25.699cm" svg:y="4.783cm" svg:viewBox="0 0 3 2" draw:points="0,2 3,0">
          <text:p/>
        </draw:polygon>
        <draw:polygon draw:style-name="gr2" draw:text-style-name="P2" draw:layer="layout" svg:width="0.001cm" svg:height="0cm" svg:x="25.701cm" svg:y="4.782cm" svg:viewBox="0 0 2 1" draw:points="0,1 1,1 2,0">
          <text:p/>
        </draw:polygon>
        <draw:polygon draw:style-name="gr2" draw:text-style-name="P2" draw:layer="layout" svg:width="0.002cm" svg:height="0cm" svg:x="25.703cm" svg:y="4.782cm" svg:viewBox="0 0 3 0" draw:points="0,0 1,0 3,0">
          <text:p/>
        </draw:polygon>
        <draw:polygon draw:style-name="gr2" draw:text-style-name="P2" draw:layer="layout" svg:width="0.001cm" svg:height="0cm" svg:x="25.706cm" svg:y="4.781cm" svg:viewBox="0 0 2 1" draw:points="0,1 1,0 2,0">
          <text:p/>
        </draw:polygon>
        <draw:polygon draw:style-name="gr2" draw:text-style-name="P2" draw:layer="layout" svg:width="0.002cm" svg:height="0cm" svg:x="25.708cm" svg:y="4.781cm" svg:viewBox="0 0 3 0" draw:points="0,0 2,0 3,0">
          <text:p/>
        </draw:polygon>
        <draw:polygon draw:style-name="gr2" draw:text-style-name="P2" draw:layer="layout" svg:width="0.001cm" svg:height="0cm" svg:x="25.715cm" svg:y="4.781cm" svg:viewBox="0 0 2 0" draw:points="0,0 2,0">
          <text:p/>
        </draw:polygon>
        <draw:polygon draw:style-name="gr2" draw:text-style-name="P2" draw:layer="layout" svg:width="0cm" svg:height="0cm" svg:x="25.72cm" svg:y="4.781cm" svg:viewBox="0 0 1 1" draw:points="0,0 1,1">
          <text:p/>
        </draw:polygon>
        <draw:polygon draw:style-name="gr2" draw:text-style-name="P2" draw:layer="layout" svg:width="0.001cm" svg:height="0cm" svg:x="25.721cm" svg:y="4.782cm" svg:viewBox="0 0 2 0" draw:points="0,0 1,0 2,0">
          <text:p/>
        </draw:polygon>
        <draw:polygon draw:style-name="gr2" draw:text-style-name="P2" draw:layer="layout" svg:width="0.001cm" svg:height="0cm" svg:x="25.723cm" svg:y="4.782cm" svg:viewBox="0 0 2 1" draw:points="0,0 1,1 2,1">
          <text:p/>
        </draw:polygon>
        <draw:polygon draw:style-name="gr2" draw:text-style-name="P2" draw:layer="layout" svg:width="0.001cm" svg:height="0cm" svg:x="25.725cm" svg:y="4.783cm" svg:viewBox="0 0 2 1" draw:points="0,0 1,0 2,1">
          <text:p/>
        </draw:polygon>
        <draw:polygon draw:style-name="gr2" draw:text-style-name="P2" draw:layer="layout" svg:width="0.002cm" svg:height="0.001cm" svg:x="25.727cm" svg:y="4.783cm" svg:viewBox="0 0 3 2" draw:points="0,0 2,0 3,2">
          <text:p/>
        </draw:polygon>
        <draw:polygon draw:style-name="gr2" draw:text-style-name="P2" draw:layer="layout" svg:width="0cm" svg:height="0.001cm" svg:x="25.729cm" svg:y="4.779cm" svg:viewBox="0 0 0 2" draw:points="0,2 0,1 0,0">
          <text:p/>
        </draw:polygon>
        <draw:polygon draw:style-name="gr2" draw:text-style-name="P2" draw:layer="layout" svg:width="0.022cm" svg:height="0.005cm" svg:x="25.729cm" svg:y="4.753cm" svg:viewBox="0 0 23 6" draw:points="0,0 23,3 18,6">
          <text:p/>
        </draw:polygon>
        <draw:polygon draw:style-name="gr2" draw:text-style-name="P2" draw:layer="layout" svg:width="0.004cm" svg:height="0.079cm" svg:x="25.742cm" svg:y="4.758cm" svg:viewBox="0 0 5 80" draw:points="5,0 4,79 0,80">
          <text:p/>
        </draw:polygon>
        <draw:polygon draw:style-name="gr2" draw:text-style-name="P2" draw:layer="layout" svg:width="0.003cm" svg:height="0cm" svg:x="25.738cm" svg:y="4.837cm" svg:viewBox="0 0 4 0" draw:points="4,0 2,0 0,0">
          <text:p/>
        </draw:polygon>
        <draw:polygon draw:style-name="gr2" draw:text-style-name="P2" draw:layer="layout" svg:width="0.004cm" svg:height="0cm" svg:x="25.734cm" svg:y="4.837cm" svg:viewBox="0 0 5 1" draw:points="5,0 3,1 0,1">
          <text:p/>
        </draw:polygon>
        <draw:polygon draw:style-name="gr2" draw:text-style-name="P2" draw:layer="layout" svg:width="0.002cm" svg:height="0cm" svg:x="25.731cm" svg:y="4.838cm" svg:viewBox="0 0 3 1" draw:points="3,0 1,0 0,1">
          <text:p/>
        </draw:polygon>
        <draw:polygon draw:style-name="gr2" draw:text-style-name="P2" draw:layer="layout" svg:width="0.004cm" svg:height="0cm" svg:x="25.726cm" svg:y="4.839cm" svg:viewBox="0 0 5 1" draw:points="5,0 3,1 0,1">
          <text:p/>
        </draw:polygon>
        <draw:polygon draw:style-name="gr2" draw:text-style-name="P2" draw:layer="layout" svg:width="0.005cm" svg:height="0cm" svg:x="25.72cm" svg:y="4.84cm" svg:viewBox="0 0 6 0" draw:points="6,0 3,0 0,0">
          <text:p/>
        </draw:polygon>
        <draw:polygon draw:style-name="gr2" draw:text-style-name="P2" draw:layer="layout" svg:width="0.006cm" svg:height="0.001cm" svg:x="25.709cm" svg:y="4.839cm" svg:viewBox="0 0 7 2" draw:points="7,2 4,2 0,0">
          <text:p/>
        </draw:polygon>
        <draw:polygon draw:style-name="gr2" draw:text-style-name="P2" draw:layer="layout" svg:width="0.005cm" svg:height="0.002cm" svg:x="25.704cm" svg:y="4.837cm" svg:viewBox="0 0 6 3" draw:points="6,3 3,1 0,0">
          <text:p/>
        </draw:polygon>
        <draw:polygon draw:style-name="gr2" draw:text-style-name="P2" draw:layer="layout" svg:width="0.005cm" svg:height="0.003cm" svg:x="25.699cm" svg:y="4.834cm" svg:viewBox="0 0 6 4" draw:points="6,4 4,1 0,0">
          <text:p/>
        </draw:polygon>
        <draw:polygon draw:style-name="gr2" draw:text-style-name="P2" draw:layer="layout" svg:width="0.003cm" svg:height="0.005cm" svg:x="25.696cm" svg:y="4.829cm" svg:viewBox="0 0 4 6" draw:points="4,6 1,4 0,0">
          <text:p/>
        </draw:polygon>
        <draw:polygon draw:style-name="gr2" draw:text-style-name="P2" draw:layer="layout" svg:width="0.003cm" svg:height="0.004cm" svg:x="25.693cm" svg:y="4.825cm" svg:viewBox="0 0 4 5" draw:points="4,5 1,2 0,0">
          <text:p/>
        </draw:polygon>
        <draw:polygon draw:style-name="gr2" draw:text-style-name="P2" draw:layer="layout" svg:width="0.003cm" svg:height="0.006cm" svg:x="25.691cm" svg:y="4.819cm" svg:viewBox="0 0 4 7" draw:points="4,7 0,4 0,0">
          <text:p/>
        </draw:polygon>
        <draw:polygon draw:style-name="gr2" draw:text-style-name="P2" draw:layer="layout" svg:width="0.001cm" svg:height="0.008cm" svg:x="25.691cm" svg:y="4.812cm" svg:viewBox="0 0 2 9" draw:points="2,9 2,5 0,0">
          <text:p/>
        </draw:polygon>
        <draw:polygon draw:style-name="gr2" draw:text-style-name="P2" draw:layer="layout" svg:width="0.016cm" svg:height="0cm" svg:x="25.691cm" svg:y="4.808cm" svg:viewBox="0 0 17 1" draw:points="0,0 17,0 17,1">
          <text:p/>
        </draw:polygon>
        <draw:polygon draw:style-name="gr2" draw:text-style-name="P2" draw:layer="layout" svg:width="0.017cm" svg:height="0.002cm" svg:x="25.691cm" svg:y="4.806cm" svg:viewBox="0 0 18 3" draw:points="18,0 18,2 0,3">
          <text:p/>
        </draw:polygon>
        <draw:polygon draw:style-name="gr2" draw:text-style-name="P2" draw:layer="layout" svg:width="0cm" svg:height="0.006cm" svg:x="25.691cm" svg:y="4.798cm" svg:viewBox="0 0 1 7" draw:points="0,7 1,4 1,0">
          <text:p/>
        </draw:polygon>
        <draw:polygon draw:style-name="gr2" draw:text-style-name="P2" draw:layer="layout" svg:width="0.001cm" svg:height="0.005cm" svg:x="25.691cm" svg:y="4.793cm" svg:viewBox="0 0 2 6" draw:points="0,6 0,3 2,0">
          <text:p/>
        </draw:polygon>
        <draw:polygon draw:style-name="gr2" draw:text-style-name="P2" draw:layer="layout" svg:width="0.002cm" svg:height="0.005cm" svg:x="25.692cm" svg:y="4.788cm" svg:viewBox="0 0 3 6" draw:points="0,6 2,2 3,0">
          <text:p/>
        </draw:polygon>
        <draw:polygon draw:style-name="gr2" draw:text-style-name="P2" draw:layer="layout" svg:width="0.003cm" svg:height="0.003cm" svg:x="25.694cm" svg:y="4.785cm" svg:viewBox="0 0 4 4" draw:points="0,4 3,2 4,0">
          <text:p/>
        </draw:polygon>
        <draw:polygon draw:style-name="gr2" draw:text-style-name="P2" draw:layer="layout" svg:width="0.004cm" svg:height="0.004cm" svg:x="25.697cm" svg:y="4.783cm" svg:viewBox="0 0 5 5" draw:points="0,5 3,2 5,0">
          <text:p/>
        </draw:polygon>
        <draw:polygon draw:style-name="gr2" draw:text-style-name="P2" draw:layer="layout" svg:width="0.006cm" svg:height="0.001cm" svg:x="25.701cm" svg:y="4.782cm" svg:viewBox="0 0 7 2" draw:points="0,2 3,0 7,0">
          <text:p/>
        </draw:polygon>
        <draw:polygon draw:style-name="gr2" draw:text-style-name="P2" draw:layer="layout" svg:width="0.005cm" svg:height="0.001cm" svg:x="25.706cm" svg:y="4.781cm" svg:viewBox="0 0 6 2" draw:points="0,2 2,0 6,0">
          <text:p/>
        </draw:polygon>
        <draw:polygon draw:style-name="gr2" draw:text-style-name="P2" draw:layer="layout" svg:width="0.004cm" svg:height="0cm" svg:x="25.715cm" svg:y="4.781cm" svg:viewBox="0 0 5 0" draw:points="0,0 2,0 5,0">
          <text:p/>
        </draw:polygon>
        <draw:polygon draw:style-name="gr2" draw:text-style-name="P2" draw:layer="layout" svg:width="0.003cm" svg:height="0.001cm" svg:x="25.72cm" svg:y="4.781cm" svg:viewBox="0 0 4 2" draw:points="0,0 1,2 4,2">
          <text:p/>
        </draw:polygon>
        <draw:polygon draw:style-name="gr2" draw:text-style-name="P2" draw:layer="layout" svg:width="0.004cm" svg:height="0.003cm" svg:x="25.723cm" svg:y="4.782cm" svg:viewBox="0 0 5 4" draw:points="0,0 3,2 5,4">
          <text:p/>
        </draw:polygon>
        <draw:polygon draw:style-name="gr2" draw:text-style-name="P2" draw:layer="layout" svg:width="0.002cm" svg:height="0.003cm" svg:x="25.727cm" svg:y="4.783cm" svg:viewBox="0 0 3 4" draw:points="0,0 3,2 3,4">
          <text:p/>
        </draw:polygon>
        <draw:polygon draw:style-name="gr2" draw:text-style-name="P2" draw:layer="layout" svg:width="0cm" svg:height="0.003cm" svg:x="25.729cm" svg:y="4.777cm" svg:viewBox="0 0 0 4" draw:points="0,4 0,2 0,0">
          <text:p/>
        </draw:polygon>
        <draw:polygon draw:style-name="gr2" draw:text-style-name="P2" draw:layer="layout" svg:width="0.017cm" svg:height="0.084cm" svg:x="25.729cm" svg:y="4.753cm" svg:viewBox="0 0 18 85" draw:points="0,0 18,5 14,85">
          <text:p/>
        </draw:polygon>
        <draw:polygon draw:style-name="gr2" draw:text-style-name="P2" draw:layer="layout" svg:width="0.009cm" svg:height="0.001cm" svg:x="25.734cm" svg:y="4.837cm" svg:viewBox="0 0 10 2" draw:points="10,0 6,0 0,2">
          <text:p/>
        </draw:polygon>
        <draw:polygon draw:style-name="gr2" draw:text-style-name="P2" draw:layer="layout" svg:width="0.008cm" svg:height="0.003cm" svg:x="25.726cm" svg:y="4.838cm" svg:viewBox="0 0 9 4" draw:points="9,0 6,2 0,4">
          <text:p/>
        </draw:polygon>
        <draw:polygon draw:style-name="gr2" draw:text-style-name="P2" draw:layer="layout" svg:width="0.01cm" svg:height="0cm" svg:x="25.714cm" svg:y="4.84cm" svg:viewBox="0 0 11 0" draw:points="11,0 6,0 0,0">
          <text:p/>
        </draw:polygon>
        <draw:polygon draw:style-name="gr2" draw:text-style-name="P2" draw:layer="layout" svg:width="0.01cm" svg:height="0.003cm" svg:x="25.704cm" svg:y="4.837cm" svg:viewBox="0 0 11 4" draw:points="11,4 6,3 0,0">
          <text:p/>
        </draw:polygon>
        <draw:polygon draw:style-name="gr2" draw:text-style-name="P2" draw:layer="layout" svg:width="0.008cm" svg:height="0.009cm" svg:x="25.696cm" svg:y="4.829cm" svg:viewBox="0 0 9 10" draw:points="9,10 3,6 0,0">
          <text:p/>
        </draw:polygon>
        <draw:polygon draw:style-name="gr2" draw:text-style-name="P2" draw:layer="layout" svg:width="0.005cm" svg:height="0.01cm" svg:x="25.691cm" svg:y="4.819cm" svg:viewBox="0 0 6 11" draw:points="6,11 2,6 0,0">
          <text:p/>
        </draw:polygon>
        <draw:polygon draw:style-name="gr2" draw:text-style-name="P2" draw:layer="layout" svg:width="0.001cm" svg:height="0.012cm" svg:x="25.691cm" svg:y="4.808cm" svg:viewBox="0 0 2 13" draw:points="2,13 0,5 0,0">
          <text:p/>
        </draw:polygon>
        <draw:polygon draw:style-name="gr2" draw:text-style-name="P2" draw:layer="layout" svg:width="0.017cm" svg:height="0.004cm" svg:x="25.691cm" svg:y="4.808cm" svg:viewBox="0 0 18 5" draw:points="0,0 18,2 18,5">
          <text:p/>
        </draw:polygon>
        <draw:polygon draw:style-name="gr2" draw:text-style-name="P2" draw:layer="layout" svg:width="0.017cm" svg:height="0.003cm" svg:x="25.691cm" svg:y="4.805cm" svg:viewBox="0 0 18 4" draw:points="18,0 18,2 0,4">
          <text:p/>
        </draw:polygon>
        <draw:polygon draw:style-name="gr2" draw:text-style-name="P2" draw:layer="layout" svg:width="0cm" svg:height="0.009cm" svg:x="25.691cm" svg:y="4.798cm" svg:viewBox="0 0 1 10" draw:points="0,10 0,7 1,0">
          <text:p/>
        </draw:polygon>
        <draw:polygon draw:style-name="gr2" draw:text-style-name="P2" draw:layer="layout" svg:width="0.003cm" svg:height="0.01cm" svg:x="25.691cm" svg:y="4.788cm" svg:viewBox="0 0 4 11" draw:points="0,11 1,6 4,0">
          <text:p/>
        </draw:polygon>
        <draw:polygon draw:style-name="gr2" draw:text-style-name="P2" draw:layer="layout" svg:width="0.007cm" svg:height="0.006cm" svg:x="25.694cm" svg:y="4.783cm" svg:viewBox="0 0 8 7" draw:points="0,7 4,3 8,0">
          <text:p/>
        </draw:polygon>
        <draw:polygon draw:style-name="gr2" draw:text-style-name="P2" draw:layer="layout" svg:width="0.01cm" svg:height="0.002cm" svg:x="25.701cm" svg:y="4.781cm" svg:viewBox="0 0 11 3" draw:points="0,3 6,2 11,0">
          <text:p/>
        </draw:polygon>
        <draw:polygon draw:style-name="gr2" draw:text-style-name="P2" draw:layer="layout" svg:width="0.009cm" svg:height="0cm" svg:x="25.711cm" svg:y="4.781cm" svg:viewBox="0 0 10 0" draw:points="0,0 5,0 10,0">
          <text:p/>
        </draw:polygon>
        <draw:polygon draw:style-name="gr2" draw:text-style-name="P2" draw:layer="layout" svg:width="0.007cm" svg:height="0.004cm" svg:x="25.72cm" svg:y="4.781cm" svg:viewBox="0 0 8 5" draw:points="0,0 3,2 8,5">
          <text:p/>
        </draw:polygon>
        <draw:polygon draw:style-name="gr2" draw:text-style-name="P2" draw:layer="layout" svg:width="0cm" svg:height="0.008cm" svg:x="25.729cm" svg:y="4.777cm" svg:viewBox="0 0 0 9" draw:points="0,9 0,4 0,0">
          <text:p/>
        </draw:polygon>
        <draw:polygon draw:style-name="gr2" draw:text-style-name="P2" draw:layer="layout" svg:width="0.013cm" svg:height="0.084cm" svg:x="25.729cm" svg:y="4.753cm" svg:viewBox="0 0 14 85" draw:points="0,24 0,0 14,85">
          <text:p/>
        </draw:polygon>
        <draw:polygon draw:style-name="gr2" draw:text-style-name="P2" draw:layer="layout" svg:width="0.016cm" svg:height="0.003cm" svg:x="25.726cm" svg:y="4.837cm" svg:viewBox="0 0 17 4" draw:points="17,0 8,1 0,4">
          <text:p/>
        </draw:polygon>
        <draw:polygon draw:style-name="gr2" draw:text-style-name="P2" draw:layer="layout" svg:width="0.022cm" svg:height="0.003cm" svg:x="25.704cm" svg:y="4.837cm" svg:viewBox="0 0 23 4" draw:points="23,4 11,4 0,0">
          <text:p/>
        </draw:polygon>
        <draw:polygon draw:style-name="gr2" draw:text-style-name="P2" draw:layer="layout" svg:width="0.012cm" svg:height="0.018cm" svg:x="25.691cm" svg:y="4.819cm" svg:viewBox="0 0 13 19" draw:points="13,19 6,10 0,0">
          <text:p/>
        </draw:polygon>
        <draw:polygon draw:style-name="gr2" draw:text-style-name="P2" draw:layer="layout" svg:width="0.017cm" svg:height="0.012cm" svg:x="25.691cm" svg:y="4.808cm" svg:viewBox="0 0 18 13" draw:points="1,13 0,0 18,4">
          <text:p/>
        </draw:polygon>
        <draw:polygon draw:style-name="gr2" draw:text-style-name="P2" draw:layer="layout" svg:width="0.017cm" svg:height="0.005cm" svg:x="25.691cm" svg:y="4.803cm" svg:viewBox="0 0 18 6" draw:points="18,0 18,2 0,6">
          <text:p/>
        </draw:polygon>
        <draw:polygon draw:style-name="gr2" draw:text-style-name="P2" draw:layer="layout" svg:width="0.004cm" svg:height="0.02cm" svg:x="25.691cm" svg:y="4.788cm" svg:viewBox="0 0 5 21" draw:points="0,21 1,10 5,0">
          <text:p/>
        </draw:polygon>
        <draw:polygon draw:style-name="gr2" draw:text-style-name="P2" draw:layer="layout" svg:width="0.016cm" svg:height="0.008cm" svg:x="25.694cm" svg:y="4.781cm" svg:viewBox="0 0 17 9" draw:points="0,9 7,3 17,0">
          <text:p/>
        </draw:polygon>
        <draw:polygon draw:style-name="gr2" draw:text-style-name="P2" draw:layer="layout" svg:width="0.016cm" svg:height="0.003cm" svg:x="25.711cm" svg:y="4.781cm" svg:viewBox="0 0 17 4" draw:points="0,0 11,0 17,4">
          <text:p/>
        </draw:polygon>
        <draw:polygon draw:style-name="gr2" draw:text-style-name="P2" draw:layer="layout" svg:width="0.013cm" svg:height="0.06cm" svg:x="25.729cm" svg:y="4.777cm" svg:viewBox="0 0 14 61" draw:points="0,9 0,0 14,61">
          <text:p/>
        </draw:polygon>
        <draw:polygon draw:style-name="gr2" draw:text-style-name="P2" draw:layer="layout" svg:width="0.038cm" svg:height="0.003cm" svg:x="25.704cm" svg:y="4.837cm" svg:viewBox="0 0 39 4" draw:points="39,0 23,4 0,0">
          <text:p/>
        </draw:polygon>
        <draw:polygon draw:style-name="gr2" draw:text-style-name="P2" draw:layer="layout" svg:width="0.016cm" svg:height="0.026cm" svg:x="25.691cm" svg:y="4.811cm" svg:viewBox="0 0 17 27" draw:points="13,27 0,8 17,0">
          <text:p/>
        </draw:polygon>
        <draw:polygon draw:style-name="gr2" draw:text-style-name="P2" draw:layer="layout" svg:width="0.017cm" svg:height="0.006cm" svg:x="25.691cm" svg:y="4.802cm" svg:viewBox="0 0 18 7" draw:points="18,0 18,1 0,7">
          <text:p/>
        </draw:polygon>
        <draw:polygon draw:style-name="gr2" draw:text-style-name="P2" draw:layer="layout" svg:width="0.02cm" svg:height="0.028cm" svg:x="25.691cm" svg:y="4.781cm" svg:viewBox="0 0 21 29" draw:points="0,29 4,9 21,0">
          <text:p/>
        </draw:polygon>
        <draw:polygon draw:style-name="gr2" draw:text-style-name="P2" draw:layer="layout" svg:width="0.018cm" svg:height="0.005cm" svg:x="25.711cm" svg:y="4.781cm" svg:viewBox="0 0 19 6" draw:points="0,0 17,3 19,6">
          <text:p/>
        </draw:polygon>
        <draw:polygon draw:style-name="gr2" draw:text-style-name="P2" draw:layer="layout" svg:width="0.004cm" svg:height="0.026cm" svg:x="25.704cm" svg:y="4.811cm" svg:viewBox="0 0 5 27" draw:points="0,27 5,0 5,2">
          <text:p/>
        </draw:polygon>
        <draw:polygon draw:style-name="gr2" draw:text-style-name="P2" draw:layer="layout" svg:width="0.017cm" svg:height="0.007cm" svg:x="25.691cm" svg:y="4.801cm" svg:viewBox="0 0 18 8" draw:points="18,0 18,2 0,8">
          <text:p/>
        </draw:polygon>
        <draw:polygon draw:style-name="gr2" draw:text-style-name="P2" draw:layer="layout" svg:width="0.004cm" svg:height="0.024cm" svg:x="25.704cm" svg:y="4.813cm" svg:viewBox="0 0 5 25" draw:points="0,25 5,0 5,1">
          <text:p/>
        </draw:polygon>
        <draw:polygon draw:style-name="gr2" draw:text-style-name="P2" draw:layer="layout" svg:width="0.017cm" svg:height="0.008cm" svg:x="25.691cm" svg:y="4.8cm" svg:viewBox="0 0 18 9" draw:points="18,0 18,1 0,9">
          <text:p/>
        </draw:polygon>
        <draw:polygon draw:style-name="gr2" draw:text-style-name="P2" draw:layer="layout" svg:width="0.004cm" svg:height="0.023cm" svg:x="25.704cm" svg:y="4.814cm" svg:viewBox="0 0 5 24" draw:points="0,24 5,0 5,1">
          <text:p/>
        </draw:polygon>
        <draw:polygon draw:style-name="gr2" draw:text-style-name="P2" draw:layer="layout" svg:width="0.017cm" svg:height="0.009cm" svg:x="25.691cm" svg:y="4.799cm" svg:viewBox="0 0 18 10" draw:points="18,0 18,2 0,10">
          <text:p/>
        </draw:polygon>
        <draw:polygon draw:style-name="gr2" draw:text-style-name="P2" draw:layer="layout" svg:width="0.004cm" svg:height="0.022cm" svg:x="25.704cm" svg:y="4.815cm" svg:viewBox="0 0 5 23" draw:points="0,23 5,0 5,2">
          <text:p/>
        </draw:polygon>
        <draw:polygon draw:style-name="gr2" draw:text-style-name="P2" draw:layer="layout" svg:width="0.018cm" svg:height="0.01cm" svg:x="25.691cm" svg:y="4.798cm" svg:viewBox="0 0 19 11" draw:points="19,0 18,2 0,11">
          <text:p/>
        </draw:polygon>
        <draw:polygon draw:style-name="gr2" draw:text-style-name="P2" draw:layer="layout" svg:width="0.004cm" svg:height="0.02cm" svg:x="25.704cm" svg:y="4.817cm" svg:viewBox="0 0 5 21" draw:points="0,21 5,0 5,1">
          <text:p/>
        </draw:polygon>
        <draw:polygon draw:style-name="gr2" draw:text-style-name="P2" draw:layer="layout" svg:width="0.018cm" svg:height="0.011cm" svg:x="25.691cm" svg:y="4.797cm" svg:viewBox="0 0 19 12" draw:points="19,0 19,1 0,12">
          <text:p/>
        </draw:polygon>
        <draw:polygon draw:style-name="gr2" draw:text-style-name="P2" draw:layer="layout" svg:width="0.004cm" svg:height="0.019cm" svg:x="25.704cm" svg:y="4.818cm" svg:viewBox="0 0 5 20" draw:points="0,20 5,0 5,1">
          <text:p/>
        </draw:polygon>
        <draw:polygon draw:style-name="gr2" draw:text-style-name="P2" draw:layer="layout" svg:width="0.019cm" svg:height="0.012cm" svg:x="25.691cm" svg:y="4.796cm" svg:viewBox="0 0 20 13" draw:points="20,0 19,1 0,13">
          <text:p/>
        </draw:polygon>
        <draw:polygon draw:style-name="gr2" draw:text-style-name="P2" draw:layer="layout" svg:width="0.005cm" svg:height="0.018cm" svg:x="25.704cm" svg:y="4.819cm" svg:viewBox="0 0 6 19" draw:points="0,19 5,0 6,2">
          <text:p/>
        </draw:polygon>
        <draw:polygon draw:style-name="gr2" draw:text-style-name="P2" draw:layer="layout" svg:width="0.019cm" svg:height="0.013cm" svg:x="25.691cm" svg:y="4.795cm" svg:viewBox="0 0 20 14" draw:points="20,0 20,1 0,14">
          <text:p/>
        </draw:polygon>
        <draw:polygon draw:style-name="gr2" draw:text-style-name="P2" draw:layer="layout" svg:width="0.005cm" svg:height="0.016cm" svg:x="25.704cm" svg:y="4.821cm" svg:viewBox="0 0 6 17" draw:points="0,17 6,0 6,1">
          <text:p/>
        </draw:polygon>
        <draw:polygon draw:style-name="gr2" draw:text-style-name="P2" draw:layer="layout" svg:width="0.019cm" svg:height="0.015cm" svg:x="25.691cm" svg:y="4.794cm" svg:viewBox="0 0 20 16" draw:points="20,0 20,2 0,16">
          <text:p/>
        </draw:polygon>
        <draw:polygon draw:style-name="gr2" draw:text-style-name="P2" draw:layer="layout" svg:width="0.005cm" svg:height="0.015cm" svg:x="25.704cm" svg:y="4.822cm" svg:viewBox="0 0 6 16" draw:points="0,16 6,0 6,1">
          <text:p/>
        </draw:polygon>
        <draw:polygon draw:style-name="gr2" draw:text-style-name="P2" draw:layer="layout" svg:width="0.02cm" svg:height="0.016cm" svg:x="25.691cm" svg:y="4.792cm" svg:viewBox="0 0 21 17" draw:points="21,0 20,1 0,17">
          <text:p/>
        </draw:polygon>
        <draw:polygon draw:style-name="gr2" draw:text-style-name="P2" draw:layer="layout" svg:width="0.006cm" svg:height="0.014cm" svg:x="25.704cm" svg:y="4.823cm" svg:viewBox="0 0 7 15" draw:points="0,15 6,0 7,1">
          <text:p/>
        </draw:polygon>
        <draw:polygon draw:style-name="gr2" draw:text-style-name="P2" draw:layer="layout" svg:width="0.02cm" svg:height="0.016cm" svg:x="25.691cm" svg:y="4.792cm" svg:viewBox="0 0 21 17" draw:points="21,0 0,17">
          <text:p/>
        </draw:polygon>
        <draw:polygon draw:style-name="gr2" draw:text-style-name="P2" draw:layer="layout" svg:width="0.006cm" svg:height="0.013cm" svg:x="25.704cm" svg:y="4.824cm" svg:viewBox="0 0 7 14" draw:points="0,14 7,0 7,1">
          <text:p/>
        </draw:polygon>
        <draw:polygon draw:style-name="gr2" draw:text-style-name="P2" draw:layer="layout" svg:width="0.02cm" svg:height="0.017cm" svg:x="25.691cm" svg:y="4.791cm" svg:viewBox="0 0 21 18" draw:points="21,0 21,2 0,18">
          <text:p/>
        </draw:polygon>
        <draw:polygon draw:style-name="gr2" draw:text-style-name="P2" draw:layer="layout" svg:width="0.006cm" svg:height="0.012cm" svg:x="25.704cm" svg:y="4.825cm" svg:viewBox="0 0 7 13" draw:points="0,13 7,0 7,1">
          <text:p/>
        </draw:polygon>
        <draw:polygon draw:style-name="gr2" draw:text-style-name="P2" draw:layer="layout" svg:width="0.021cm" svg:height="0.018cm" svg:x="25.691cm" svg:y="4.79cm" svg:viewBox="0 0 22 19" draw:points="22,0 21,1 0,19">
          <text:p/>
        </draw:polygon>
        <draw:polygon draw:style-name="gr2" draw:text-style-name="P2" draw:layer="layout" svg:width="0.007cm" svg:height="0.011cm" svg:x="25.704cm" svg:y="4.826cm" svg:viewBox="0 0 8 12" draw:points="0,12 7,0 8,1">
          <text:p/>
        </draw:polygon>
        <draw:polygon draw:style-name="gr2" draw:text-style-name="P2" draw:layer="layout" svg:width="0.022cm" svg:height="0.019cm" svg:x="25.691cm" svg:y="4.789cm" svg:viewBox="0 0 23 20" draw:points="23,0 22,2 0,20">
          <text:p/>
        </draw:polygon>
        <draw:polygon draw:style-name="gr2" draw:text-style-name="P2" draw:layer="layout" svg:width="0.007cm" svg:height="0.01cm" svg:x="25.704cm" svg:y="4.827cm" svg:viewBox="0 0 8 11" draw:points="0,11 8,0 8,1">
          <text:p/>
        </draw:polygon>
        <draw:polygon draw:style-name="gr2" draw:text-style-name="P2" draw:layer="layout" svg:width="0.022cm" svg:height="0.019cm" svg:x="25.691cm" svg:y="4.789cm" svg:viewBox="0 0 23 20" draw:points="23,0 0,20">
          <text:p/>
        </draw:polygon>
        <draw:polygon draw:style-name="gr2" draw:text-style-name="P2" draw:layer="layout" svg:width="0.007cm" svg:height="0.009cm" svg:x="25.704cm" svg:y="4.828cm" svg:viewBox="0 0 8 10" draw:points="0,10 8,0">
          <text:p/>
        </draw:polygon>
        <draw:polygon draw:style-name="gr2" draw:text-style-name="P2" draw:layer="layout" svg:width="0.022cm" svg:height="0.028cm" svg:x="25.691cm" svg:y="4.781cm" svg:viewBox="0 0 23 29" draw:points="23,10 0,29 21,0">
          <text:p/>
        </draw:polygon>
        <draw:polygon draw:style-name="gr2" draw:text-style-name="P2" draw:layer="layout" svg:width="0.008cm" svg:height="0.009cm" svg:x="25.704cm" svg:y="4.828cm" svg:viewBox="0 0 9 10" draw:points="0,10 8,0 9,1">
          <text:p/>
        </draw:polygon>
        <draw:polygon draw:style-name="gr2" draw:text-style-name="P2" draw:layer="layout" svg:width="0.003cm" svg:height="0.009cm" svg:x="25.711cm" svg:y="4.781cm" svg:viewBox="0 0 4 10" draw:points="4,9 2,10 0,0">
          <text:p/>
        </draw:polygon>
        <draw:polygon draw:style-name="gr2" draw:text-style-name="P2" draw:layer="layout" svg:width="0.009cm" svg:height="0.009cm" svg:x="25.704cm" svg:y="4.829cm" svg:viewBox="0 0 10 10" draw:points="0,10 9,0 10,3">
          <text:p/>
        </draw:polygon>
        <draw:polygon draw:style-name="gr2" draw:text-style-name="P2" draw:layer="layout" svg:width="0.004cm" svg:height="0.008cm" svg:x="25.711cm" svg:y="4.781cm" svg:viewBox="0 0 5 9" draw:points="5,9 4,9 0,0">
          <text:p/>
        </draw:polygon>
        <draw:polygon draw:style-name="gr2" draw:text-style-name="P2" draw:layer="layout" svg:width="0.009cm" svg:height="0.006cm" svg:x="25.704cm" svg:y="4.831cm" svg:viewBox="0 0 10 7" draw:points="0,7 10,0">
          <text:p/>
        </draw:polygon>
        <draw:polygon draw:style-name="gr2" draw:text-style-name="P2" draw:layer="layout" svg:width="0.005cm" svg:height="0.008cm" svg:x="25.711cm" svg:y="4.781cm" svg:viewBox="0 0 6 9" draw:points="6,8 5,9 0,0">
          <text:p/>
        </draw:polygon>
        <draw:polygon draw:style-name="gr2" draw:text-style-name="P2" draw:layer="layout" svg:width="0.01cm" svg:height="0.007cm" svg:x="25.704cm" svg:y="4.831cm" svg:viewBox="0 0 11 8" draw:points="0,8 10,0 11,2">
          <text:p/>
        </draw:polygon>
        <draw:polygon draw:style-name="gr2" draw:text-style-name="P2" draw:layer="layout" svg:width="0.006cm" svg:height="0.007cm" svg:x="25.711cm" svg:y="4.781cm" svg:viewBox="0 0 7 8" draw:points="7,8 6,8 0,0">
          <text:p/>
        </draw:polygon>
        <draw:polygon draw:style-name="gr2" draw:text-style-name="P2" draw:layer="layout" svg:width="0.01cm" svg:height="0.005cm" svg:x="25.704cm" svg:y="4.832cm" svg:viewBox="0 0 11 6" draw:points="0,6 11,0 11,1">
          <text:p/>
        </draw:polygon>
        <draw:polygon draw:style-name="gr2" draw:text-style-name="P2" draw:layer="layout" svg:width="0.007cm" svg:height="0.007cm" svg:x="25.711cm" svg:y="4.781cm" svg:viewBox="0 0 8 8" draw:points="8,8 7,8 0,0">
          <text:p/>
        </draw:polygon>
        <draw:polygon draw:style-name="gr2" draw:text-style-name="P2" draw:layer="layout" svg:width="0.011cm" svg:height="0.004cm" svg:x="25.704cm" svg:y="4.833cm" svg:viewBox="0 0 12 5" draw:points="0,5 11,0 12,0">
          <text:p/>
        </draw:polygon>
        <draw:polygon draw:style-name="gr2" draw:text-style-name="P2" draw:layer="layout" svg:width="0.008cm" svg:height="0.007cm" svg:x="25.711cm" svg:y="4.781cm" svg:viewBox="0 0 9 8" draw:points="9,8 8,8 0,0">
          <text:p/>
        </draw:polygon>
        <draw:polygon draw:style-name="gr2" draw:text-style-name="P2" draw:layer="layout" svg:width="0.012cm" svg:height="0.004cm" svg:x="25.704cm" svg:y="4.833cm" svg:viewBox="0 0 13 5" draw:points="0,5 12,0 13,0">
          <text:p/>
        </draw:polygon>
        <draw:polygon draw:style-name="gr2" draw:text-style-name="P2" draw:layer="layout" svg:width="0.009cm" svg:height="0.007cm" svg:x="25.711cm" svg:y="4.781cm" svg:viewBox="0 0 10 8" draw:points="10,8 9,8 0,0">
          <text:p/>
        </draw:polygon>
        <draw:polygon draw:style-name="gr2" draw:text-style-name="P2" draw:layer="layout" svg:width="0.013cm" svg:height="0.004cm" svg:x="25.704cm" svg:y="4.833cm" svg:viewBox="0 0 14 5" draw:points="0,5 13,0 14,1">
          <text:p/>
        </draw:polygon>
        <draw:polygon draw:style-name="gr2" draw:text-style-name="P2" draw:layer="layout" svg:width="0.01cm" svg:height="0.007cm" svg:x="25.711cm" svg:y="4.781cm" svg:viewBox="0 0 11 8" draw:points="11,8 10,8 0,0">
          <text:p/>
        </draw:polygon>
        <draw:polygon draw:style-name="gr2" draw:text-style-name="P2" draw:layer="layout" svg:width="0.014cm" svg:height="0.003cm" svg:x="25.704cm" svg:y="4.834cm" svg:viewBox="0 0 15 4" draw:points="0,4 14,0 15,0">
          <text:p/>
        </draw:polygon>
        <draw:polygon draw:style-name="gr2" draw:text-style-name="P2" draw:layer="layout" svg:width="0.01cm" svg:height="0.007cm" svg:x="25.711cm" svg:y="4.781cm" svg:viewBox="0 0 11 8" draw:points="11,8 11,8 0,0">
          <text:p/>
        </draw:polygon>
        <draw:polygon draw:style-name="gr2" draw:text-style-name="P2" draw:layer="layout" svg:width="0.038cm" svg:height="0.003cm" svg:x="25.704cm" svg:y="4.834cm" svg:viewBox="0 0 39 4" draw:points="39,4 0,4 15,0">
          <text:p/>
        </draw:polygon>
        <draw:polygon draw:style-name="gr2" draw:text-style-name="P2" draw:layer="layout" svg:width="0.011cm" svg:height="0.007cm" svg:x="25.711cm" svg:y="4.781cm" svg:viewBox="0 0 12 8" draw:points="12,8 11,8 0,0">
          <text:p/>
        </draw:polygon>
        <draw:polygon draw:style-name="gr2" draw:text-style-name="P2" draw:layer="layout" svg:width="0.024cm" svg:height="0.003cm" svg:x="25.718cm" svg:y="4.834cm" svg:viewBox="0 0 25 4" draw:points="25,4 0,0 1,0">
          <text:p/>
        </draw:polygon>
        <draw:polygon draw:style-name="gr2" draw:text-style-name="P2" draw:layer="layout" svg:width="0.012cm" svg:height="0.007cm" svg:x="25.711cm" svg:y="4.781cm" svg:viewBox="0 0 13 8" draw:points="13,8 12,8 0,0">
          <text:p/>
        </draw:polygon>
        <draw:polygon draw:style-name="gr2" draw:text-style-name="P2" draw:layer="layout" svg:width="0.023cm" svg:height="0.003cm" svg:x="25.719cm" svg:y="4.834cm" svg:viewBox="0 0 24 4" draw:points="24,4 0,0 1,0">
          <text:p/>
        </draw:polygon>
        <draw:polygon draw:style-name="gr2" draw:text-style-name="P2" draw:layer="layout" svg:width="0.013cm" svg:height="0.007cm" svg:x="25.711cm" svg:y="4.781cm" svg:viewBox="0 0 14 8" draw:points="14,8 13,8 0,0">
          <text:p/>
        </draw:polygon>
        <draw:polygon draw:style-name="gr2" draw:text-style-name="P2" draw:layer="layout" svg:width="0.022cm" svg:height="0.003cm" svg:x="25.72cm" svg:y="4.834cm" svg:viewBox="0 0 23 4" draw:points="23,4 0,0 1,0">
          <text:p/>
        </draw:polygon>
        <draw:polygon draw:style-name="gr2" draw:text-style-name="P2" draw:layer="layout" svg:width="0.013cm" svg:height="0.007cm" svg:x="25.711cm" svg:y="4.781cm" svg:viewBox="0 0 14 8" draw:points="14,8 0,0">
          <text:p/>
        </draw:polygon>
        <draw:polygon draw:style-name="gr2" draw:text-style-name="P2" draw:layer="layout" svg:width="0.021cm" svg:height="0.003cm" svg:x="25.721cm" svg:y="4.834cm" svg:viewBox="0 0 22 4" draw:points="22,4 0,0 1,0">
          <text:p/>
        </draw:polygon>
        <draw:polygon draw:style-name="gr2" draw:text-style-name="P2" draw:layer="layout" svg:width="0.014cm" svg:height="0.007cm" svg:x="25.711cm" svg:y="4.781cm" svg:viewBox="0 0 15 8" draw:points="15,8 14,8 0,0">
          <text:p/>
        </draw:polygon>
        <draw:polygon draw:style-name="gr2" draw:text-style-name="P2" draw:layer="layout" svg:width="0.02cm" svg:height="0.003cm" svg:x="25.722cm" svg:y="4.834cm" svg:viewBox="0 0 21 4" draw:points="21,4 0,0 1,0">
          <text:p/>
        </draw:polygon>
        <draw:polygon draw:style-name="gr2" draw:text-style-name="P2" draw:layer="layout" svg:width="0.015cm" svg:height="0.008cm" svg:x="25.711cm" svg:y="4.781cm" svg:viewBox="0 0 16 9" draw:points="16,9 15,8 0,0">
          <text:p/>
        </draw:polygon>
        <draw:polygon draw:style-name="gr2" draw:text-style-name="P2" draw:layer="layout" svg:width="0.019cm" svg:height="0.003cm" svg:x="25.723cm" svg:y="4.834cm" svg:viewBox="0 0 20 4" draw:points="20,4 0,0 1,0">
          <text:p/>
        </draw:polygon>
        <draw:polygon draw:style-name="gr2" draw:text-style-name="P2" draw:layer="layout" svg:width="0.016cm" svg:height="0.008cm" svg:x="25.711cm" svg:y="4.781cm" svg:viewBox="0 0 17 9" draw:points="17,9 16,9 0,0">
          <text:p/>
        </draw:polygon>
        <draw:polygon draw:style-name="gr2" draw:text-style-name="P2" draw:layer="layout" svg:width="0.018cm" svg:height="0.004cm" svg:x="25.724cm" svg:y="4.833cm" svg:viewBox="0 0 19 5" draw:points="19,5 0,1 0,0">
          <text:p/>
        </draw:polygon>
        <draw:polygon draw:style-name="gr2" draw:text-style-name="P2" draw:layer="layout" svg:width="0.018cm" svg:height="0.008cm" svg:x="25.711cm" svg:y="4.781cm" svg:viewBox="0 0 19 9" draw:points="19,9 17,9 0,0">
          <text:p/>
        </draw:polygon>
        <draw:polygon draw:style-name="gr2" draw:text-style-name="P2" draw:layer="layout" svg:width="0.018cm" svg:height="0.004cm" svg:x="25.724cm" svg:y="4.833cm" svg:viewBox="0 0 19 5" draw:points="19,5 0,0 1,0">
          <text:p/>
        </draw:polygon>
        <draw:polygon draw:style-name="gr2" draw:text-style-name="P2" draw:layer="layout" svg:width="0.018cm" svg:height="0.008cm" svg:x="25.711cm" svg:y="4.781cm" svg:viewBox="0 0 19 9" draw:points="18,9 0,0 19,6">
          <text:p/>
        </draw:polygon>
        <draw:polygon draw:style-name="gr2" draw:text-style-name="P2" draw:layer="layout" svg:width="0.017cm" svg:height="0.004cm" svg:x="25.725cm" svg:y="4.833cm" svg:viewBox="0 0 18 5" draw:points="18,5 0,0 2,0">
          <text:p/>
        </draw:polygon>
        <draw:polygon draw:style-name="gr2" draw:text-style-name="P2" draw:layer="layout" svg:width="0.001cm" svg:height="0.004cm" svg:x="25.728cm" svg:y="4.785cm" svg:viewBox="0 0 2 5" draw:points="2,5 0,4 2,0">
          <text:p/>
        </draw:polygon>
        <draw:polygon draw:style-name="gr2" draw:text-style-name="P2" draw:layer="layout" svg:width="0.015cm" svg:height="0.004cm" svg:x="25.727cm" svg:y="4.833cm" svg:viewBox="0 0 16 5" draw:points="16,5 0,0 1,0">
          <text:p/>
        </draw:polygon>
        <draw:polygon draw:style-name="gr2" draw:text-style-name="P2" draw:layer="layout" svg:width="0cm" svg:height="0.046cm" svg:x="25.729cm" svg:y="4.785cm" svg:viewBox="0 0 0 47" draw:points="0,47 0,4 0,0">
          <text:p/>
        </draw:polygon>
        <draw:polygon draw:style-name="gr2" draw:text-style-name="P2" draw:layer="layout" svg:width="0.014cm" svg:height="0.004cm" svg:x="25.728cm" svg:y="4.833cm" svg:viewBox="0 0 15 5" draw:points="15,5 0,0 1,0">
          <text:p/>
        </draw:polygon>
        <draw:polygon draw:style-name="gr2" draw:text-style-name="P2" draw:layer="layout" svg:width="0.013cm" svg:height="0.051cm" svg:x="25.729cm" svg:y="4.785cm" svg:viewBox="0 0 14 52" draw:points="0,48 0,0 14,52">
          <text:p/>
        </draw:polygon>
        <draw:line draw:style-name="gr3" draw:text-style-name="P1" draw:layer="layout" svg:x1="25.595cm" svg:y1="5.051cm" svg:x2="25.646cm" svg:y2="5.051cm">
          <text:p/>
        </draw:line>
        <draw:line draw:style-name="gr3" draw:text-style-name="P1" draw:layer="layout" svg:x1="26.46cm" svg:y1="5.052cm" svg:x2="26.605cm" svg:y2="4.903cm">
          <text:p/>
        </draw:line>
        <draw:line draw:style-name="gr3" draw:text-style-name="P1" draw:layer="layout" svg:x1="25.646cm" svg:y1="5.051cm" svg:x2="26.461cm" svg:y2="5.051cm">
          <text:p/>
        </draw:line>
        <draw:line draw:style-name="gr3" draw:text-style-name="P1" draw:layer="layout" svg:x1="26.077cm" svg:y1="4.681cm" svg:x2="26.178cm" svg:y2="4.786cm">
          <text:p/>
        </draw:line>
        <draw:line draw:style-name="gr3" draw:text-style-name="P1" draw:layer="layout" svg:x1="26.177cm" svg:y1="4.785cm" svg:x2="26.36cm" svg:y2="4.785cm">
          <text:p/>
        </draw:line>
        <draw:line draw:style-name="gr3" draw:text-style-name="P1" draw:layer="layout" svg:x1="26.848cm" svg:y1="4.218cm" svg:x2="26.775cm" svg:y2="4.144cm">
          <text:p/>
        </draw:line>
        <draw:line draw:style-name="gr3" draw:text-style-name="P1" draw:layer="layout" svg:x1="26.847cm" svg:y1="4.44cm" svg:x2="26.847cm" svg:y2="4.217cm">
          <text:p/>
        </draw:line>
        <draw:line draw:style-name="gr3" draw:text-style-name="P1" draw:layer="layout" svg:x1="26.848cm" svg:y1="4.514cm" svg:x2="26.747cm" svg:y2="4.41cm">
          <text:p/>
        </draw:line>
        <draw:line draw:style-name="gr3" draw:text-style-name="P1" draw:layer="layout" svg:x1="26.775cm" svg:y1="4.144cm" svg:x2="26.604cm" svg:y2="4.144cm">
          <text:p/>
        </draw:line>
        <draw:line draw:style-name="gr3" draw:text-style-name="P1" draw:layer="layout" svg:x1="25.503cm" svg:y1="4.213cm" svg:x2="25.503cm" svg:y2="4.312cm">
          <text:p/>
        </draw:line>
        <draw:line draw:style-name="gr3" draw:text-style-name="P1" draw:layer="layout" svg:x1="25.418cm" svg:y1="4.273cm" svg:x2="25.504cm" svg:y2="4.362cm">
          <text:p/>
        </draw:line>
        <draw:line draw:style-name="gr3" draw:text-style-name="P1" draw:layer="layout" svg:x1="25.418cm" svg:y1="4.273cm" svg:x2="25.444cm" svg:y2="4.273cm">
          <text:p/>
        </draw:line>
        <draw:line draw:style-name="gr3" draw:text-style-name="P1" draw:layer="layout" svg:x1="25.504cm" svg:y1="4.312cm" svg:x2="25.466cm" svg:y2="4.273cm">
          <text:p/>
        </draw:line>
        <draw:line draw:style-name="gr3" draw:text-style-name="P1" draw:layer="layout" svg:x1="25.503cm" svg:y1="4.163cm" svg:x2="25.503cm" svg:y2="4.186cm">
          <text:p/>
        </draw:line>
        <draw:line draw:style-name="gr3" draw:text-style-name="P1" draw:layer="layout" svg:x1="25.503cm" svg:y1="4.163cm" svg:x2="25.503cm" svg:y2="4.212cm">
          <text:p/>
        </draw:line>
        <draw:line draw:style-name="gr3" draw:text-style-name="P1" draw:layer="layout" svg:x1="25.503cm" svg:y1="4.311cm" svg:x2="25.503cm" svg:y2="4.36cm">
          <text:p/>
        </draw:line>
        <draw:line draw:style-name="gr3" draw:text-style-name="P1" draw:layer="layout" svg:x1="26.604cm" svg:y1="4.903cm" svg:x2="26.604cm" svg:y2="2.93cm">
          <text:p/>
        </draw:line>
        <draw:line draw:style-name="gr3" draw:text-style-name="P1" draw:layer="layout" svg:x1="26.847cm" svg:y1="3.472cm" svg:x2="26.847cm" svg:y2="3.279cm">
          <text:p/>
        </draw:line>
        <draw:line draw:style-name="gr3" draw:text-style-name="P1" draw:layer="layout" svg:x1="26.848cm" svg:y1="3.059cm" svg:x2="26.771cm" svg:y2="2.98cm">
          <text:p/>
        </draw:line>
        <draw:line draw:style-name="gr3" draw:text-style-name="P1" draw:layer="layout" svg:x1="26.772cm" svg:y1="2.98cm" svg:x2="26.604cm" svg:y2="2.98cm">
          <text:p/>
        </draw:line>
        <draw:line draw:style-name="gr3" draw:text-style-name="P1" draw:layer="layout" svg:x1="26.847cm" svg:y1="3.275cm" svg:x2="26.847cm" svg:y2="3.057cm">
          <text:p/>
        </draw:line>
        <draw:line draw:style-name="gr3" draw:text-style-name="P1" draw:layer="layout" svg:x1="26.847cm" svg:y1="4.785cm" svg:x2="27.126cm" svg:y2="4.785cm">
          <text:p/>
        </draw:line>
        <draw:line draw:style-name="gr3" draw:text-style-name="P1" draw:layer="layout" svg:x1="27.442cm" svg:y1="5.399cm" svg:x2="27.442cm" svg:y2="3.67cm">
          <text:p/>
        </draw:line>
        <draw:line draw:style-name="gr3" draw:text-style-name="P1" draw:layer="layout" svg:x1="27.225cm" svg:y1="5.495cm" svg:x2="27.35cm" svg:y2="5.495cm">
          <text:p/>
        </draw:line>
        <draw:line draw:style-name="gr3" draw:text-style-name="P1" draw:layer="layout" svg:x1="27.35cm" svg:y1="5.496cm" svg:x2="27.443cm" svg:y2="5.399cm">
          <text:p/>
        </draw:line>
        <draw:line draw:style-name="gr3" draw:text-style-name="P1" draw:layer="layout" svg:x1="27.125cm" svg:y1="4.786cm" svg:x2="27.2cm" svg:y2="4.709cm">
          <text:p/>
        </draw:line>
        <draw:line draw:style-name="gr3" draw:text-style-name="P1" draw:layer="layout" svg:x1="27.199cm" svg:y1="4.709cm" svg:x2="27.199cm" svg:y2="4.558cm">
          <text:p/>
        </draw:line>
        <draw:line draw:style-name="gr3" draw:text-style-name="P1" draw:layer="layout" svg:x1="26.36cm" svg:y1="4.159cm" svg:x2="26.36cm" svg:y2="4.439cm">
          <text:p/>
        </draw:line>
        <draw:line draw:style-name="gr3" draw:text-style-name="P1" draw:layer="layout" svg:x1="26.228cm" svg:y1="4.022cm" svg:x2="26.361cm" svg:y2="4.16cm">
          <text:p/>
        </draw:line>
        <draw:line draw:style-name="gr3" draw:text-style-name="P1" draw:layer="layout" svg:x1="25.869cm" svg:y1="4.022cm" svg:x2="26.228cm" svg:y2="4.022cm">
          <text:p/>
        </draw:line>
        <draw:line draw:style-name="gr3" draw:text-style-name="P1" draw:layer="layout" svg:x1="25.992cm" svg:y1="4.273cm" svg:x2="26.078cm" svg:y2="4.362cm">
          <text:p/>
        </draw:line>
        <draw:line draw:style-name="gr3" draw:text-style-name="P1" draw:layer="layout" svg:x1="25.869cm" svg:y1="4.273cm" svg:x2="25.992cm" svg:y2="4.273cm">
          <text:p/>
        </draw:line>
        <draw:line draw:style-name="gr3" draw:text-style-name="P1" draw:layer="layout" svg:x1="26.077cm" svg:y1="4.361cm" svg:x2="26.077cm" svg:y2="4.682cm">
          <text:p/>
        </draw:line>
        <draw:line draw:style-name="gr3" draw:text-style-name="P1" draw:layer="layout" svg:x1="25.869cm" svg:y1="3.772cm" svg:x2="26.026cm" svg:y2="3.772cm">
          <text:p/>
        </draw:line>
        <draw:line draw:style-name="gr3" draw:text-style-name="P1" draw:layer="layout" svg:x1="26.026cm" svg:y1="3.773cm" svg:x2="26.174cm" svg:y2="3.621cm">
          <text:p/>
        </draw:line>
        <draw:line draw:style-name="gr4" draw:text-style-name="P1" draw:layer="layout" svg:x1="25.803cm" svg:y1="2.288cm" svg:x2="25.729cm" svg:y2="2.288cm">
          <text:p/>
        </draw:line>
        <draw:line draw:style-name="gr4" draw:text-style-name="P1" draw:layer="layout" svg:x1="25.767cm" svg:y1="2.325cm" svg:x2="25.767cm" svg:y2="2.25cm">
          <text:p/>
        </draw:line>
        <draw:polyline draw:style-name="gr4" draw:text-style-name="P1" draw:layer="layout" svg:width="0.055cm" svg:height="0.099cm" svg:x="25.635cm" svg:y="2.227cm" svg:viewBox="0 0 56 100" draw:points="4,0 51,0 56,46 51,42 40,37 18,37 9,42 4,46 0,56 0,80 4,89 9,95 18,100 40,100 51,95 56,89">
          <text:p/>
        </draw:polyline>
        <draw:polyline draw:style-name="gr4" draw:text-style-name="P1" draw:layer="layout" svg:width="0.064cm" svg:height="0.099cm" svg:x="25.543cm" svg:y="2.227cm" svg:viewBox="0 0 65 100" draw:points="65,0 33,100 0,0">
          <text:p/>
        </draw:polyline>
        <draw:line draw:style-name="gr3" draw:text-style-name="P1" draw:layer="layout" svg:x1="25.407cm" svg:y1="1.993cm" svg:x2="25.407cm" svg:y2="2.585cm">
          <text:p/>
        </draw:line>
        <draw:line draw:style-name="gr3" draw:text-style-name="P1" draw:layer="layout" svg:x1="25.407cm" svg:y1="2.585cm" svg:x2="25.504cm" svg:y2="2.685cm">
          <text:p/>
        </draw:line>
        <draw:line draw:style-name="gr3" draw:text-style-name="P1" draw:layer="layout" svg:x1="25.65cm" svg:y1="1.993cm" svg:x2="25.65cm" svg:y2="1.746cm">
          <text:p/>
        </draw:line>
        <draw:line draw:style-name="gr3" draw:text-style-name="P1" draw:layer="layout" svg:x1="25.869cm" svg:y1="2.074cm" svg:x2="25.869cm" svg:y2="2.769cm">
          <text:p/>
        </draw:line>
        <draw:line draw:style-name="gr3" draw:text-style-name="P1" draw:layer="layout" svg:x1="25.65cm" svg:y1="1.993cm" svg:x2="25.79cm" svg:y2="1.993cm">
          <text:p/>
        </draw:line>
        <draw:line draw:style-name="gr3" draw:text-style-name="P1" draw:layer="layout" svg:x1="24.235cm" svg:y1="2.98cm" svg:x2="24.403cm" svg:y2="2.98cm">
          <text:p/>
        </draw:line>
        <draw:line draw:style-name="gr3" draw:text-style-name="P1" draw:layer="layout" svg:x1="25.139cm" svg:y1="2.769cm" svg:x2="24.964cm" svg:y2="2.769cm">
          <text:p/>
        </draw:line>
        <draw:line draw:style-name="gr3" draw:text-style-name="P1" draw:layer="layout" svg:x1="24.965cm" svg:y1="2.771cm" svg:x2="24.881cm" svg:y2="2.684cm">
          <text:p/>
        </draw:line>
        <draw:line draw:style-name="gr3" draw:text-style-name="P1" draw:layer="layout" svg:x1="24.881cm" svg:y1="2.684cm" svg:x2="24.881cm" svg:y2="2.24cm">
          <text:p/>
        </draw:line>
        <draw:line draw:style-name="gr3" draw:text-style-name="P1" draw:layer="layout" svg:x1="24.873cm" svg:y1="3.021cm" svg:x2="24.645cm" svg:y2="2.786cm">
          <text:p/>
        </draw:line>
        <draw:line draw:style-name="gr3" draw:text-style-name="P1" draw:layer="layout" svg:x1="25.139cm" svg:y1="3.02cm" svg:x2="24.872cm" svg:y2="3.02cm">
          <text:p/>
        </draw:line>
        <draw:line draw:style-name="gr3" draw:text-style-name="P1" draw:layer="layout" svg:x1="24.645cm" svg:y1="2.786cm" svg:x2="24.645cm" svg:y2="2.486cm">
          <text:p/>
        </draw:line>
        <draw:line draw:style-name="gr3" draw:text-style-name="P1" draw:layer="layout" svg:x1="24.645cm" svg:y1="3.275cm" svg:x2="25.134cm" svg:y2="3.275cm">
          <text:p/>
        </draw:line>
        <draw:line draw:style-name="gr3" draw:text-style-name="P1" draw:layer="layout" svg:x1="24.211cm" svg:y1="1.845cm" svg:x2="24.402cm" svg:y2="1.845cm">
          <text:p/>
        </draw:line>
        <draw:line draw:style-name="gr3" draw:text-style-name="P1" draw:layer="layout" svg:x1="24.159cm" svg:y1="2.141cm" svg:x2="24.159cm" svg:y2="1.898cm">
          <text:p/>
        </draw:line>
        <draw:line draw:style-name="gr3" draw:text-style-name="P1" draw:layer="layout" svg:x1="24.159cm" svg:y1="1.899cm" svg:x2="24.212cm" svg:y2="1.845cm">
          <text:p/>
        </draw:line>
        <draw:line draw:style-name="gr3" draw:text-style-name="P1" draw:layer="layout" svg:x1="23.779cm" svg:y1="2.437cm" svg:x2="23.779cm" svg:y2="2.289cm">
          <text:p/>
        </draw:line>
        <draw:line draw:style-name="gr3" draw:text-style-name="P1" draw:layer="layout" svg:x1="23.536cm" svg:y1="2.289cm" svg:x2="23.536cm" svg:y2="1.849cm">
          <text:p/>
        </draw:line>
        <draw:line draw:style-name="gr3" draw:text-style-name="P1" draw:layer="layout" svg:x1="23.536cm" svg:y1="1.85cm" svg:x2="23.733cm" svg:y2="1.648cm">
          <text:p/>
        </draw:line>
        <draw:line draw:style-name="gr3" draw:text-style-name="P1" draw:layer="layout" svg:x1="24.159cm" svg:y1="2.486cm" svg:x2="23.828cm" svg:y2="2.486cm">
          <text:p/>
        </draw:line>
        <draw:line draw:style-name="gr3" draw:text-style-name="P1" draw:layer="layout" svg:x1="23.829cm" svg:y1="2.487cm" svg:x2="23.779cm" svg:y2="2.437cm">
          <text:p/>
        </draw:line>
        <draw:line draw:style-name="gr3" draw:text-style-name="P1" draw:layer="layout" svg:x1="23.536cm" svg:y1="3.423cm" svg:x2="23.536cm" svg:y2="2.289cm">
          <text:p/>
        </draw:line>
        <draw:line draw:style-name="gr3" draw:text-style-name="P1" draw:layer="layout" svg:x1="23.542cm" svg:y1="3.428cm" svg:x2="23.536cm" svg:y2="3.423cm">
          <text:p/>
        </draw:line>
        <draw:line draw:style-name="gr3" draw:text-style-name="P1" draw:layer="layout" svg:x1="24.402cm" svg:y1="1.845cm" svg:x2="24.402cm" svg:y2="2.979cm">
          <text:p/>
        </draw:line>
        <draw:line draw:style-name="gr3" draw:text-style-name="P1" draw:layer="layout" svg:x1="23.732cm" svg:y1="1.648cm" svg:x2="25.55cm" svg:y2="1.648cm">
          <text:p/>
        </draw:line>
        <draw:line draw:style-name="gr3" draw:text-style-name="P1" draw:layer="layout" svg:x1="24.785cm" svg:y1="2.141cm" svg:x2="24.645cm" svg:y2="2.141cm">
          <text:p/>
        </draw:line>
        <draw:line draw:style-name="gr3" draw:text-style-name="P1" draw:layer="layout" svg:x1="24.882cm" svg:y1="2.241cm" svg:x2="24.785cm" svg:y2="2.141cm">
          <text:p/>
        </draw:line>
        <draw:line draw:style-name="gr3" draw:text-style-name="P1" draw:layer="layout" svg:x1="24.509cm" svg:y1="5.053cm" svg:x2="24.412cm" svg:y2="4.953cm">
          <text:p/>
        </draw:line>
        <draw:line draw:style-name="gr3" draw:text-style-name="P1" draw:layer="layout" svg:x1="24.449cm" svg:y1="5.002cm" svg:x2="24.499cm" svg:y2="5.052cm">
          <text:p/>
        </draw:line>
        <draw:line draw:style-name="gr3" draw:text-style-name="P1" draw:layer="layout" svg:x1="24.359cm" svg:y1="5.008cm" svg:x2="24.413cm" svg:y2="4.953cm">
          <text:p/>
        </draw:line>
        <draw:line draw:style-name="gr3" draw:text-style-name="P1" draw:layer="layout" svg:x1="24.412cm" svg:y1="5.042cm" svg:x2="24.45cm" svg:y2="5.002cm">
          <text:p/>
        </draw:line>
        <draw:line draw:style-name="gr3" draw:text-style-name="P1" draw:layer="layout" svg:x1="24.412cm" svg:y1="4.953cm" svg:x2="24.412cm" svg:y2="4.963cm">
          <text:p/>
        </draw:line>
        <draw:line draw:style-name="gr3" draw:text-style-name="P1" draw:layer="layout" svg:x1="25.503cm" svg:y1="5.002cm" svg:x2="25.503cm" svg:y2="5.051cm">
          <text:p/>
        </draw:line>
        <draw:line draw:style-name="gr3" draw:text-style-name="P1" draw:layer="layout" svg:x1="25.503cm" svg:y1="4.953cm" svg:x2="25.503cm" svg:y2="5.002cm">
          <text:p/>
        </draw:line>
        <draw:line draw:style-name="gr3" draw:text-style-name="P1" draw:layer="layout" svg:x1="25.503cm" svg:y1="5.051cm" svg:x2="25.454cm" svg:y2="5.051cm">
          <text:p/>
        </draw:line>
        <draw:line draw:style-name="gr3" draw:text-style-name="P1" draw:layer="layout" svg:x1="25.407cm" svg:y1="5.053cm" svg:x2="25.504cm" svg:y2="4.953cm">
          <text:p/>
        </draw:line>
        <draw:line draw:style-name="gr3" draw:text-style-name="P1" draw:layer="layout" svg:x1="25.454cm" svg:y1="5.051cm" svg:x2="25.407cm" svg:y2="5.051cm">
          <text:p/>
        </draw:line>
        <draw:line draw:style-name="gr3" draw:text-style-name="P1" draw:layer="layout" svg:x1="25.503cm" svg:y1="4.361cm" svg:x2="25.503cm" svg:y2="5.002cm">
          <text:p/>
        </draw:line>
        <draw:line draw:style-name="gr3" draw:text-style-name="P1" draw:layer="layout" svg:x1="25.551cm" svg:y1="5.052cm" svg:x2="25.503cm" svg:y2="5.002cm">
          <text:p/>
        </draw:line>
        <draw:line draw:style-name="gr3" draw:text-style-name="P1" draw:layer="layout" svg:x1="25.55cm" svg:y1="5.051cm" svg:x2="25.503cm" svg:y2="5.051cm">
          <text:p/>
        </draw:line>
        <draw:line draw:style-name="gr3" draw:text-style-name="P1" draw:layer="layout" svg:x1="25.646cm" svg:y1="5.051cm" svg:x2="25.55cm" svg:y2="5.051cm">
          <text:p/>
        </draw:line>
        <draw:line draw:style-name="gr3" draw:text-style-name="P1" draw:layer="layout" svg:x1="25.454cm" svg:y1="5.052cm" svg:x2="25.504cm" svg:y2="5.002cm">
          <text:p/>
        </draw:line>
        <draw:line draw:style-name="gr3" draw:text-style-name="P1" draw:layer="layout" svg:x1="25.503cm" svg:y1="4.955cm" svg:x2="25.596cm" svg:y2="5.052cm">
          <text:p/>
        </draw:line>
        <draw:line draw:style-name="gr3" draw:text-style-name="P1" draw:layer="layout" svg:x1="24.412cm" svg:y1="4.962cm" svg:x2="24.45cm" svg:y2="5.002cm">
          <text:p/>
        </draw:line>
        <draw:line draw:style-name="gr3" draw:text-style-name="P1" draw:layer="layout" svg:x1="24.412cm" svg:y1="4.114cm" svg:x2="24.412cm" svg:y2="5.002cm">
          <text:p/>
        </draw:line>
        <draw:line draw:style-name="gr3" draw:text-style-name="P1" draw:layer="layout" svg:x1="24.402cm" svg:y1="4.104cm" svg:x2="24.413cm" svg:y2="4.115cm">
          <text:p/>
        </draw:line>
        <draw:line draw:style-name="gr3" draw:text-style-name="P1" draw:layer="layout" svg:x1="24.412cm" svg:y1="4.953cm" svg:x2="24.412cm" svg:y2="5.042cm">
          <text:p/>
        </draw:line>
        <draw:line draw:style-name="gr3" draw:text-style-name="P1" draw:layer="layout" svg:x1="24.929cm" svg:y1="4.657cm" svg:x2="24.929cm" svg:y2="4.114cm">
          <text:p/>
        </draw:line>
        <draw:line draw:style-name="gr3" draw:text-style-name="P1" draw:layer="layout" svg:x1="24.316cm" svg:y1="5.052cm" svg:x2="24.36cm" svg:y2="5.007cm">
          <text:p/>
        </draw:line>
        <draw:line draw:style-name="gr3" draw:text-style-name="P1" draw:layer="layout" svg:x1="24.306cm" svg:y1="5.051cm" svg:x2="24.316cm" svg:y2="5.051cm">
          <text:p/>
        </draw:line>
        <draw:line draw:style-name="gr3" draw:text-style-name="P1" draw:layer="layout" svg:x1="24.403cm" svg:y1="5.052cm" svg:x2="24.359cm" svg:y2="5.007cm">
          <text:p/>
        </draw:line>
        <draw:line draw:style-name="gr3" draw:text-style-name="P1" draw:layer="layout" svg:x1="24.413cm" svg:y1="5.041cm" svg:x2="24.402cm" svg:y2="5.052cm">
          <text:p/>
        </draw:line>
        <draw:polygon draw:style-name="gr2" draw:text-style-name="P2" draw:layer="layout" svg:width="0.007cm" svg:height="0.007cm" svg:x="25.324cm" svg:y="4.781cm" svg:viewBox="0 0 8 8" draw:points="0,0 8,2 8,8">
          <text:p/>
        </draw:polygon>
        <draw:polygon draw:style-name="gr2" draw:text-style-name="P2" draw:layer="layout" svg:width="0.027cm" svg:height="0.005cm" svg:x="25.304cm" svg:y="4.783cm" svg:viewBox="0 0 28 6" draw:points="28,6 0,6 0,0">
          <text:p/>
        </draw:polygon>
        <draw:polygon draw:style-name="gr2" draw:text-style-name="P2" draw:layer="layout" svg:width="0.01cm" svg:height="0.007cm" svg:x="25.265cm" svg:y="4.781cm" svg:viewBox="0 0 11 8" draw:points="0,0 11,2 11,8">
          <text:p/>
        </draw:polygon>
        <draw:polygon draw:style-name="gr2" draw:text-style-name="P2" draw:layer="layout" svg:width="0.039cm" svg:height="0.005cm" svg:x="25.236cm" svg:y="4.783cm" svg:viewBox="0 0 40 6" draw:points="40,6 0,6 0,0">
          <text:p/>
        </draw:polygon>
        <draw:polygon draw:style-name="gr2" draw:text-style-name="P2" draw:layer="layout" svg:width="0.033cm" svg:height="0.032cm" svg:x="25.243cm" svg:y="4.749cm" svg:viewBox="0 0 34 33" draw:points="0,33 12,0 34,0">
          <text:p/>
        </draw:polygon>
        <draw:polygon draw:style-name="gr2" draw:text-style-name="P2" draw:layer="layout" svg:width="0.035cm" svg:height="0.04cm" svg:x="25.254cm" svg:y="4.709cm" svg:viewBox="0 0 36 41" draw:points="36,0 23,41 0,41">
          <text:p/>
        </draw:polygon>
        <draw:polygon draw:style-name="gr2" draw:text-style-name="P2" draw:layer="layout" svg:width="0.039cm" svg:height="0.054cm" svg:x="25.254cm" svg:y="4.695cm" svg:viewBox="0 0 40 55" draw:points="0,55 19,0 40,0">
          <text:p/>
        </draw:polygon>
        <draw:polygon draw:style-name="gr2" draw:text-style-name="P2" draw:layer="layout" svg:width="0.027cm" svg:height="0.007cm" svg:x="25.304cm" svg:y="4.781cm" svg:viewBox="0 0 28 8" draw:points="21,0 28,8 0,2">
          <text:p/>
        </draw:polygon>
        <draw:polygon draw:style-name="gr2" draw:text-style-name="P2" draw:layer="layout" svg:width="0.039cm" svg:height="0.007cm" svg:x="25.236cm" svg:y="4.781cm" svg:viewBox="0 0 40 8" draw:points="29,0 40,8 0,2">
          <text:p/>
        </draw:polygon>
        <draw:polygon draw:style-name="gr2" draw:text-style-name="P2" draw:layer="layout" svg:width="0.039cm" svg:height="0.054cm" svg:x="25.254cm" svg:y="4.695cm" svg:viewBox="0 0 40 55" draw:points="36,15 0,55 40,0">
          <text:p/>
        </draw:polygon>
        <draw:polygon draw:style-name="gr2" draw:text-style-name="P2" draw:layer="layout" svg:width="0.02cm" svg:height="0.003cm" svg:x="25.304cm" svg:y="4.781cm" svg:viewBox="0 0 21 4" draw:points="21,0 0,4 12,0">
          <text:p/>
        </draw:polygon>
        <draw:polygon draw:style-name="gr2" draw:text-style-name="P2" draw:layer="layout" svg:width="0.029cm" svg:height="0.003cm" svg:x="25.236cm" svg:y="4.781cm" svg:viewBox="0 0 30 4" draw:points="30,0 0,4 7,0">
          <text:p/>
        </draw:polygon>
        <draw:polygon draw:style-name="gr2" draw:text-style-name="P2" draw:layer="layout" svg:width="0.015cm" svg:height="0.054cm" svg:x="25.289cm" svg:y="4.695cm" svg:viewBox="0 0 16 55" draw:points="16,55 0,15 4,0">
          <text:p/>
        </draw:polygon>
        <draw:polygon draw:style-name="gr2" draw:text-style-name="P2" draw:layer="layout" svg:width="0.031cm" svg:height="0.086cm" svg:x="25.293cm" svg:y="4.695cm" svg:viewBox="0 0 32 87" draw:points="0,0 32,87 23,87">
          <text:p/>
        </draw:polygon>
        <draw:polygon draw:style-name="gr2" draw:text-style-name="P2" draw:layer="layout" svg:width="0.031cm" svg:height="0.025cm" svg:x="25.243cm" svg:y="4.756cm" svg:viewBox="0 0 32 26" draw:points="32,0 23,26 0,26">
          <text:p/>
        </draw:polygon>
        <draw:polygon draw:style-name="gr2" draw:text-style-name="P2" draw:layer="layout" svg:width="0.022cm" svg:height="0.086cm" svg:x="25.293cm" svg:y="4.695cm" svg:viewBox="0 0 23 87" draw:points="0,0 23,87 14,62">
          <text:p/>
        </draw:polygon>
        <draw:polygon draw:style-name="gr2" draw:text-style-name="P2" draw:layer="layout" svg:width="0.033cm" svg:height="0.032cm" svg:x="25.243cm" svg:y="4.749cm" svg:viewBox="0 0 34 33" draw:points="32,7 0,33 34,0">
          <text:p/>
        </draw:polygon>
        <draw:polygon draw:style-name="gr2" draw:text-style-name="P2" draw:layer="layout" svg:width="0.013cm" svg:height="0.061cm" svg:x="25.293cm" svg:y="4.695cm" svg:viewBox="0 0 14 62" draw:points="12,55 0,0 14,62">
          <text:p/>
        </draw:polygon>
        <draw:polygon draw:style-name="gr2" draw:text-style-name="P2" draw:layer="layout" svg:width="0.033cm" svg:height="0.007cm" svg:x="25.273cm" svg:y="4.749cm" svg:viewBox="0 0 34 8" draw:points="34,8 0,8 4,0">
          <text:p/>
        </draw:polygon>
        <draw:polygon draw:style-name="gr2" draw:text-style-name="P2" draw:layer="layout" svg:width="0.031cm" svg:height="0.007cm" svg:x="25.276cm" svg:y="4.749cm" svg:viewBox="0 0 32 8" draw:points="0,0 30,0 32,8">
          <text:p/>
        </draw:polygon>
        <draw:polygon draw:style-name="gr2" draw:text-style-name="P2" draw:layer="layout" svg:width="0.002cm" svg:height="0.001cm" svg:x="25.221cm" svg:y="4.766cm" svg:viewBox="0 0 3 2" draw:points="0,0 2,2 3,2">
          <text:p/>
        </draw:polygon>
        <draw:polygon draw:style-name="gr2" draw:text-style-name="P2" draw:layer="layout" svg:width="0.002cm" svg:height="0.003cm" svg:x="25.223cm" svg:y="4.767cm" svg:viewBox="0 0 3 4" draw:points="0,0 3,4">
          <text:p/>
        </draw:polygon>
        <draw:polygon draw:style-name="gr2" draw:text-style-name="P2" draw:layer="layout" svg:width="0.003cm" svg:height="0.002cm" svg:x="25.225cm" svg:y="4.769cm" svg:viewBox="0 0 4 3" draw:points="0,0 2,2 4,3">
          <text:p/>
        </draw:polygon>
        <draw:polygon draw:style-name="gr2" draw:text-style-name="P2" draw:layer="layout" svg:width="0.001cm" svg:height="0.001cm" svg:x="25.227cm" svg:y="4.771cm" svg:viewBox="0 0 2 2" draw:points="0,0 2,2">
          <text:p/>
        </draw:polygon>
        <draw:polygon draw:style-name="gr2" draw:text-style-name="P2" draw:layer="layout" svg:width="0.001cm" svg:height="0.002cm" svg:x="25.228cm" svg:y="4.772cm" svg:viewBox="0 0 2 3" draw:points="0,0 0,1 2,3">
          <text:p/>
        </draw:polygon>
        <draw:polygon draw:style-name="gr2" draw:text-style-name="P2" draw:layer="layout" svg:width="0cm" svg:height="0.002cm" svg:x="25.229cm" svg:y="4.776cm" svg:viewBox="0 0 0 3" draw:points="0,0 0,2 0,3">
          <text:p/>
        </draw:polygon>
        <draw:polygon draw:style-name="gr2" draw:text-style-name="P2" draw:layer="layout" svg:width="0.001cm" svg:height="0.002cm" svg:x="25.228cm" svg:y="4.781cm" svg:viewBox="0 0 2 3" draw:points="2,0 0,2 0,3">
          <text:p/>
        </draw:polygon>
        <draw:polygon draw:style-name="gr2" draw:text-style-name="P2" draw:layer="layout" svg:width="0.001cm" svg:height="0.004cm" svg:x="25.227cm" svg:y="4.783cm" svg:viewBox="0 0 2 5" draw:points="2,0 0,5">
          <text:p/>
        </draw:polygon>
        <draw:polygon draw:style-name="gr2" draw:text-style-name="P2" draw:layer="layout" svg:width="0.003cm" svg:height="0.001cm" svg:x="25.225cm" svg:y="4.785cm" svg:viewBox="0 0 4 2" draw:points="4,0 2,0 0,2">
          <text:p/>
        </draw:polygon>
        <draw:polygon draw:style-name="gr2" draw:text-style-name="P2" draw:layer="layout" svg:width="0.002cm" svg:height="0.001cm" svg:x="25.223cm" svg:y="4.786cm" svg:viewBox="0 0 3 2" draw:points="3,0 0,2">
          <text:p/>
        </draw:polygon>
        <draw:polygon draw:style-name="gr2" draw:text-style-name="P2" draw:layer="layout" svg:width="0.002cm" svg:height="0.001cm" svg:x="25.221cm" svg:y="4.787cm" svg:viewBox="0 0 3 2" draw:points="3,0 2,2 0,2">
          <text:p/>
        </draw:polygon>
        <draw:polygon draw:style-name="gr2" draw:text-style-name="P2" draw:layer="layout" svg:width="0.001cm" svg:height="0cm" svg:x="25.22cm" svg:y="4.788cm" svg:viewBox="0 0 2 1" draw:points="2,0 1,0 0,1">
          <text:p/>
        </draw:polygon>
        <draw:polygon draw:style-name="gr2" draw:text-style-name="P2" draw:layer="layout" svg:width="0.001cm" svg:height="0cm" svg:x="25.216cm" svg:y="4.788cm" svg:viewBox="0 0 2 1" draw:points="2,1 1,0 0,0">
          <text:p/>
        </draw:polygon>
        <draw:polygon draw:style-name="gr2" draw:text-style-name="P2" draw:layer="layout" svg:width="0.002cm" svg:height="0.001cm" svg:x="25.214cm" svg:y="4.787cm" svg:viewBox="0 0 3 2" draw:points="3,2 0,2 0,0">
          <text:p/>
        </draw:polygon>
        <draw:polygon draw:style-name="gr2" draw:text-style-name="P2" draw:layer="layout" svg:width="0.003cm" svg:height="0.001cm" svg:x="25.211cm" svg:y="4.786cm" svg:viewBox="0 0 4 2" draw:points="4,2 0,0">
          <text:p/>
        </draw:polygon>
        <draw:polygon draw:style-name="gr2" draw:text-style-name="P2" draw:layer="layout" svg:width="0.001cm" svg:height="0.001cm" svg:x="25.21cm" svg:y="4.785cm" svg:viewBox="0 0 2 2" draw:points="2,2 2,0 0,0">
          <text:p/>
        </draw:polygon>
        <draw:polygon draw:style-name="gr2" draw:text-style-name="P2" draw:layer="layout" svg:width="0.001cm" svg:height="0.004cm" svg:x="25.209cm" svg:y="4.783cm" svg:viewBox="0 0 2 5" draw:points="2,5 0,0">
          <text:p/>
        </draw:polygon>
        <draw:polygon draw:style-name="gr2" draw:text-style-name="P2" draw:layer="layout" svg:width="0.001cm" svg:height="0.002cm" svg:x="25.208cm" svg:y="4.781cm" svg:viewBox="0 0 2 3" draw:points="2,3 0,2 0,0">
          <text:p/>
        </draw:polygon>
        <draw:polygon draw:style-name="gr2" draw:text-style-name="P2" draw:layer="layout" svg:width="0cm" svg:height="0.001cm" svg:x="25.207cm" svg:y="4.779cm" svg:viewBox="0 0 1 2" draw:points="1,2 1,1 0,0">
          <text:p/>
        </draw:polygon>
        <draw:polygon draw:style-name="gr2" draw:text-style-name="P2" draw:layer="layout" svg:width="0cm" svg:height="0.002cm" svg:x="25.207cm" svg:y="4.776cm" svg:viewBox="0 0 1 3" draw:points="0,3 0,2 1,0">
          <text:p/>
        </draw:polygon>
        <draw:polygon draw:style-name="gr2" draw:text-style-name="P2" draw:layer="layout" svg:width="0.001cm" svg:height="0.002cm" svg:x="25.208cm" svg:y="4.772cm" svg:viewBox="0 0 2 3" draw:points="0,3 0,1 2,0">
          <text:p/>
        </draw:polygon>
        <draw:polygon draw:style-name="gr2" draw:text-style-name="P2" draw:layer="layout" svg:width="0.001cm" svg:height="0.001cm" svg:x="25.209cm" svg:y="4.771cm" svg:viewBox="0 0 2 2" draw:points="0,2 0,0 2,0">
          <text:p/>
        </draw:polygon>
        <draw:polygon draw:style-name="gr2" draw:text-style-name="P2" draw:layer="layout" svg:width="0.001cm" svg:height="0.002cm" svg:x="25.21cm" svg:y="4.769cm" svg:viewBox="0 0 2 3" draw:points="0,3 2,2 2,0">
          <text:p/>
        </draw:polygon>
        <draw:polygon draw:style-name="gr2" draw:text-style-name="P2" draw:layer="layout" svg:width="0.003cm" svg:height="0.003cm" svg:x="25.211cm" svg:y="4.767cm" svg:viewBox="0 0 4 4" draw:points="0,4 4,0">
          <text:p/>
        </draw:polygon>
        <draw:polygon draw:style-name="gr2" draw:text-style-name="P2" draw:layer="layout" svg:width="0.002cm" svg:height="0.001cm" svg:x="25.214cm" svg:y="4.766cm" svg:viewBox="0 0 3 2" draw:points="0,2 3,0">
          <text:p/>
        </draw:polygon>
        <draw:polygon draw:style-name="gr2" draw:text-style-name="P2" draw:layer="layout" svg:width="0.004cm" svg:height="0.003cm" svg:x="25.221cm" svg:y="4.766cm" svg:viewBox="0 0 5 4" draw:points="0,0 3,1 5,4">
          <text:p/>
        </draw:polygon>
        <draw:polygon draw:style-name="gr2" draw:text-style-name="P2" draw:layer="layout" svg:width="0.004cm" svg:height="0.003cm" svg:x="25.225cm" svg:y="4.769cm" svg:viewBox="0 0 5 4" draw:points="0,0 3,3 5,4">
          <text:p/>
        </draw:polygon>
        <draw:polygon draw:style-name="gr2" draw:text-style-name="P2" draw:layer="layout" svg:width="0.001cm" svg:height="0.004cm" svg:x="25.228cm" svg:y="4.772cm" svg:viewBox="0 0 2 5" draw:points="0,0 2,3 2,5">
          <text:p/>
        </draw:polygon>
        <draw:polygon draw:style-name="gr2" draw:text-style-name="P2" draw:layer="layout" svg:width="0.002cm" svg:height="0.005cm" svg:x="25.227cm" svg:y="4.781cm" svg:viewBox="0 0 3 6" draw:points="3,0 2,2 0,6">
          <text:p/>
        </draw:polygon>
        <draw:polygon draw:style-name="gr2" draw:text-style-name="P2" draw:layer="layout" svg:width="0.004cm" svg:height="0.002cm" svg:x="25.223cm" svg:y="4.785cm" svg:viewBox="0 0 5 3" draw:points="5,0 3,1 0,3">
          <text:p/>
        </draw:polygon>
        <draw:polygon draw:style-name="gr2" draw:text-style-name="P2" draw:layer="layout" svg:width="0.004cm" svg:height="0.003cm" svg:x="25.22cm" svg:y="4.787cm" svg:viewBox="0 0 5 4" draw:points="5,0 2,2 0,4">
          <text:p/>
        </draw:polygon>
        <draw:polygon draw:style-name="gr2" draw:text-style-name="P2" draw:layer="layout" svg:width="0.003cm" svg:height="0cm" svg:x="25.216cm" svg:y="4.788cm" svg:viewBox="0 0 4 1" draw:points="4,1 2,1 0,0">
          <text:p/>
        </draw:polygon>
        <draw:polygon draw:style-name="gr2" draw:text-style-name="P2" draw:layer="layout" svg:width="0.006cm" svg:height="0.002cm" svg:x="25.211cm" svg:y="4.786cm" svg:viewBox="0 0 7 3" draw:points="7,3 4,2 0,0">
          <text:p/>
        </draw:polygon>
        <draw:polygon draw:style-name="gr2" draw:text-style-name="P2" draw:layer="layout" svg:width="0.002cm" svg:height="0.004cm" svg:x="25.209cm" svg:y="4.783cm" svg:viewBox="0 0 3 5" draw:points="3,5 1,4 0,0">
          <text:p/>
        </draw:polygon>
        <draw:polygon draw:style-name="gr2" draw:text-style-name="P2" draw:layer="layout" svg:width="0.003cm" svg:height="0.004cm" svg:x="25.207cm" svg:y="4.779cm" svg:viewBox="0 0 4 5" draw:points="4,5 2,3 0,0">
          <text:p/>
        </draw:polygon>
        <draw:polygon draw:style-name="gr2" draw:text-style-name="P2" draw:layer="layout" svg:width="0cm" svg:height="0.004cm" svg:x="25.207cm" svg:y="4.774cm" svg:viewBox="0 0 1 5" draw:points="0,5 1,2 1,0">
          <text:p/>
        </draw:polygon>
        <draw:polygon draw:style-name="gr2" draw:text-style-name="P2" draw:layer="layout" svg:width="0.002cm" svg:height="0.003cm" svg:x="25.208cm" svg:y="4.771cm" svg:viewBox="0 0 3 4" draw:points="0,4 2,1 3,0">
          <text:p/>
        </draw:polygon>
        <draw:polygon draw:style-name="gr2" draw:text-style-name="P2" draw:layer="layout" svg:width="0.005cm" svg:height="0.005cm" svg:x="25.21cm" svg:y="4.767cm" svg:viewBox="0 0 6 6" draw:points="0,6 2,3 6,0">
          <text:p/>
        </draw:polygon>
        <draw:polygon draw:style-name="gr2" draw:text-style-name="P2" draw:layer="layout" svg:width="0.004cm" svg:height="0.001cm" svg:x="25.214cm" svg:y="4.766cm" svg:viewBox="0 0 5 2" draw:points="0,2 3,0 5,0">
          <text:p/>
        </draw:polygon>
        <draw:polygon draw:style-name="gr2" draw:text-style-name="P2" draw:layer="layout" svg:width="0.008cm" svg:height="0.003cm" svg:x="25.218cm" svg:y="4.766cm" svg:viewBox="0 0 9 4" draw:points="0,0 4,0 9,4">
          <text:p/>
        </draw:polygon>
        <draw:polygon draw:style-name="gr2" draw:text-style-name="P2" draw:layer="layout" svg:width="0.004cm" svg:height="0.007cm" svg:x="25.225cm" svg:y="4.769cm" svg:viewBox="0 0 5 8" draw:points="0,0 4,3 5,8">
          <text:p/>
        </draw:polygon>
        <draw:polygon draw:style-name="gr2" draw:text-style-name="P2" draw:layer="layout" svg:width="0.002cm" svg:height="0.01cm" svg:x="25.227cm" svg:y="4.776cm" svg:viewBox="0 0 3 11" draw:points="3,0 3,5 0,11">
          <text:p/>
        </draw:polygon>
        <draw:polygon draw:style-name="gr2" draw:text-style-name="P2" draw:layer="layout" svg:width="0.008cm" svg:height="0.004cm" svg:x="25.22cm" svg:y="4.785cm" svg:viewBox="0 0 9 5" draw:points="9,0 5,2 0,5">
          <text:p/>
        </draw:polygon>
        <draw:polygon draw:style-name="gr2" draw:text-style-name="P2" draw:layer="layout" svg:width="0.009cm" svg:height="0.004cm" svg:x="25.211cm" svg:y="4.786cm" svg:viewBox="0 0 10 5" draw:points="10,5 5,3 0,0">
          <text:p/>
        </draw:polygon>
        <draw:polygon draw:style-name="gr2" draw:text-style-name="P2" draw:layer="layout" svg:width="0.004cm" svg:height="0.008cm" svg:x="25.207cm" svg:y="4.779cm" svg:viewBox="0 0 5 9" draw:points="5,9 3,5 0,0">
          <text:p/>
        </draw:polygon>
        <draw:polygon draw:style-name="gr2" draw:text-style-name="P2" draw:layer="layout" svg:width="0.003cm" svg:height="0.008cm" svg:x="25.207cm" svg:y="4.771cm" svg:viewBox="0 0 4 9" draw:points="0,9 1,3 4,0">
          <text:p/>
        </draw:polygon>
        <draw:polygon draw:style-name="gr2" draw:text-style-name="P2" draw:layer="layout" svg:width="0.008cm" svg:height="0.005cm" svg:x="25.21cm" svg:y="4.766cm" svg:viewBox="0 0 9 6" draw:points="0,6 4,1 9,0">
          <text:p/>
        </draw:polygon>
        <draw:polygon draw:style-name="gr2" draw:text-style-name="P2" draw:layer="layout" svg:width="0.011cm" svg:height="0.01cm" svg:x="25.218cm" svg:y="4.766cm" svg:viewBox="0 0 12 11" draw:points="0,0 9,3 12,11">
          <text:p/>
        </draw:polygon>
        <draw:polygon draw:style-name="gr2" draw:text-style-name="P2" draw:layer="layout" svg:width="0.01cm" svg:height="0.014cm" svg:x="25.22cm" svg:y="4.776cm" svg:viewBox="0 0 11 15" draw:points="11,0 9,11 0,15">
          <text:p/>
        </draw:polygon>
        <draw:polygon draw:style-name="gr2" draw:text-style-name="P2" draw:layer="layout" svg:width="0.012cm" svg:height="0.012cm" svg:x="25.207cm" svg:y="4.779cm" svg:viewBox="0 0 13 13" draw:points="13,13 4,9 0,0">
          <text:p/>
        </draw:polygon>
        <draw:polygon draw:style-name="gr2" draw:text-style-name="P2" draw:layer="layout" svg:width="0.01cm" svg:height="0.013cm" svg:x="25.207cm" svg:y="4.766cm" svg:viewBox="0 0 11 14" draw:points="0,14 3,6 11,0">
          <text:p/>
        </draw:polygon>
        <draw:polygon draw:style-name="gr2" draw:text-style-name="P2" draw:layer="layout" svg:width="0.011cm" svg:height="0.025cm" svg:x="25.218cm" svg:y="4.766cm" svg:viewBox="0 0 12 26" draw:points="0,0 12,11 2,26">
          <text:p/>
        </draw:polygon>
        <draw:polygon draw:style-name="gr2" draw:text-style-name="P2" draw:layer="layout" svg:width="0.012cm" svg:height="0.025cm" svg:x="25.207cm" svg:y="4.766cm" svg:viewBox="0 0 13 26" draw:points="13,26 0,14 11,0">
          <text:p/>
        </draw:polygon>
        <draw:polygon draw:style-name="gr2" draw:text-style-name="P2" draw:layer="layout" svg:width="0.039cm" svg:height="0.006cm" svg:x="25.16cm" svg:y="4.697cm" svg:viewBox="0 0 40 7" draw:points="0,0 40,0 40,7">
          <text:p/>
        </draw:polygon>
        <draw:polygon draw:style-name="gr2" draw:text-style-name="P2" draw:layer="layout" svg:width="0.01cm" svg:height="0.007cm" svg:x="25.188cm" svg:y="4.781cm" svg:viewBox="0 0 11 8" draw:points="0,0 11,2 11,8">
          <text:p/>
        </draw:polygon>
        <draw:polygon draw:style-name="gr2" draw:text-style-name="P2" draw:layer="layout" svg:width="0.046cm" svg:height="0.005cm" svg:x="25.153cm" svg:y="4.783cm" svg:viewBox="0 0 47 6" draw:points="47,6 0,6 0,0">
          <text:p/>
        </draw:polygon>
        <draw:polygon draw:style-name="gr2" draw:text-style-name="P2" draw:layer="layout" svg:width="0.003cm" svg:height="0cm" svg:x="25.15cm" svg:y="4.752cm" svg:viewBox="0 0 4 0" draw:points="4,0 2,0 0,0">
          <text:p/>
        </draw:polygon>
        <draw:polygon draw:style-name="gr2" draw:text-style-name="P2" draw:layer="layout" svg:width="0.004cm" svg:height="0.001cm" svg:x="25.143cm" svg:y="4.751cm" svg:viewBox="0 0 5 2" draw:points="5,2 1,0 0,0">
          <text:p/>
        </draw:polygon>
        <draw:polygon draw:style-name="gr2" draw:text-style-name="P2" draw:layer="layout" svg:width="0.002cm" svg:height="0cm" svg:x="25.14cm" svg:y="4.75cm" svg:viewBox="0 0 3 1" draw:points="3,1 1,1 0,0">
          <text:p/>
        </draw:polygon>
        <draw:polygon draw:style-name="gr2" draw:text-style-name="P2" draw:layer="layout" svg:width="0.004cm" svg:height="0.003cm" svg:x="25.137cm" svg:y="4.748cm" svg:viewBox="0 0 5 4" draw:points="5,4 2,4 0,0">
          <text:p/>
        </draw:polygon>
        <draw:polygon draw:style-name="gr2" draw:text-style-name="P2" draw:layer="layout" svg:width="0.003cm" svg:height="0.001cm" svg:x="25.134cm" svg:y="4.747cm" svg:viewBox="0 0 4 2" draw:points="4,2 1,2 0,0">
          <text:p/>
        </draw:polygon>
        <draw:polygon draw:style-name="gr2" draw:text-style-name="P2" draw:layer="layout" svg:width="0.002cm" svg:height="0.001cm" svg:x="25.132cm" svg:y="4.746cm" svg:viewBox="0 0 3 2" draw:points="3,2 1,0 0,0">
          <text:p/>
        </draw:polygon>
        <draw:polygon draw:style-name="gr2" draw:text-style-name="P2" draw:layer="layout" svg:width="0.002cm" svg:height="0.002cm" svg:x="25.131cm" svg:y="4.744cm" svg:viewBox="0 0 3 3" draw:points="3,3 1,1 0,0">
          <text:p/>
        </draw:polygon>
        <draw:polygon draw:style-name="gr2" draw:text-style-name="P2" draw:layer="layout" svg:width="0.003cm" svg:height="0.003cm" svg:x="25.129cm" svg:y="4.742cm" svg:viewBox="0 0 4 4" draw:points="4,4 2,2 0,0">
          <text:p/>
        </draw:polygon>
        <draw:polygon draw:style-name="gr2" draw:text-style-name="P2" draw:layer="layout" svg:width="0.001cm" svg:height="0.002cm" svg:x="25.128cm" svg:y="4.74cm" svg:viewBox="0 0 2 3" draw:points="2,3 0,1 0,0">
          <text:p/>
        </draw:polygon>
        <draw:polygon draw:style-name="gr2" draw:text-style-name="P2" draw:layer="layout" svg:width="0.003cm" svg:height="0.004cm" svg:x="25.126cm" svg:y="4.737cm" svg:viewBox="0 0 4 5" draw:points="4,5 0,2 0,0">
          <text:p/>
        </draw:polygon>
        <draw:polygon draw:style-name="gr2" draw:text-style-name="P2" draw:layer="layout" svg:width="0cm" svg:height="0.001cm" svg:x="25.125cm" svg:y="4.735cm" svg:viewBox="0 0 1 2" draw:points="1,2 0,1 0,0">
          <text:p/>
        </draw:polygon>
        <draw:polygon draw:style-name="gr2" draw:text-style-name="P2" draw:layer="layout" svg:width="0cm" svg:height="0.002cm" svg:x="25.124cm" svg:y="4.732cm" svg:viewBox="0 0 1 3" draw:points="1,3 0,1 0,0">
          <text:p/>
        </draw:polygon>
        <draw:polygon draw:style-name="gr2" draw:text-style-name="P2" draw:layer="layout" svg:width="0cm" svg:height="0.003cm" svg:x="25.124cm" svg:y="4.728cm" svg:viewBox="0 0 0 4" draw:points="0,4 0,2 0,0">
          <text:p/>
        </draw:polygon>
        <draw:polygon draw:style-name="gr2" draw:text-style-name="P2" draw:layer="layout" svg:width="0cm" svg:height="0.002cm" svg:x="25.123cm" svg:y="4.725cm" svg:viewBox="0 0 1 3" draw:points="1,3 0,2 0,0">
          <text:p/>
        </draw:polygon>
        <draw:polygon draw:style-name="gr2" draw:text-style-name="P2" draw:layer="layout" svg:width="0.021cm" svg:height="0.002cm" svg:x="25.123cm" svg:y="4.723cm" svg:viewBox="0 0 22 3" draw:points="0,3 0,0 22,0">
          <text:p/>
        </draw:polygon>
        <draw:polygon draw:style-name="gr2" draw:text-style-name="P2" draw:layer="layout" svg:width="0.021cm" svg:height="0.001cm" svg:x="25.123cm" svg:y="4.722cm" svg:viewBox="0 0 22 2" draw:points="22,0 22,2 0,2">
          <text:p/>
        </draw:polygon>
        <draw:polygon draw:style-name="gr2" draw:text-style-name="P2" draw:layer="layout" svg:width="0cm" svg:height="0.002cm" svg:x="25.123cm" svg:y="4.718cm" svg:viewBox="0 0 1 3" draw:points="0,3 1,2 1,0">
          <text:p/>
        </draw:polygon>
        <draw:polygon draw:style-name="gr2" draw:text-style-name="P2" draw:layer="layout" svg:width="0cm" svg:height="0.002cm" svg:x="25.124cm" svg:y="4.715cm" svg:viewBox="0 0 0 3" draw:points="0,3 0,2 0,0">
          <text:p/>
        </draw:polygon>
        <draw:polygon draw:style-name="gr2" draw:text-style-name="P2" draw:layer="layout" svg:width="0.001cm" svg:height="0.002cm" svg:x="25.124cm" svg:y="4.713cm" svg:viewBox="0 0 2 3" draw:points="0,3 2,0">
          <text:p/>
        </draw:polygon>
        <draw:polygon draw:style-name="gr2" draw:text-style-name="P2" draw:layer="layout" svg:width="0cm" svg:height="0.002cm" svg:x="25.125cm" svg:y="4.711cm" svg:viewBox="0 0 1 3" draw:points="0,3 1,1 1,0">
          <text:p/>
        </draw:polygon>
        <draw:polygon draw:style-name="gr2" draw:text-style-name="P2" draw:layer="layout" svg:width="0.003cm" svg:height="0.004cm" svg:x="25.126cm" svg:y="4.708cm" svg:viewBox="0 0 4 5" draw:points="0,5 2,2 4,0">
          <text:p/>
        </draw:polygon>
        <draw:polygon draw:style-name="gr2" draw:text-style-name="P2" draw:layer="layout" svg:width="0.003cm" svg:height="0.002cm" svg:x="25.128cm" svg:y="4.706cm" svg:viewBox="0 0 4 3" draw:points="0,3 2,2 4,0">
          <text:p/>
        </draw:polygon>
        <draw:polygon draw:style-name="gr2" draw:text-style-name="P2" draw:layer="layout" svg:width="0.002cm" svg:height="0.001cm" svg:x="25.13cm" svg:y="4.705cm" svg:viewBox="0 0 3 2" draw:points="0,2 2,0 3,0">
          <text:p/>
        </draw:polygon>
        <draw:polygon draw:style-name="gr2" draw:text-style-name="P2" draw:layer="layout" svg:width="0.002cm" svg:height="0.003cm" svg:x="25.131cm" svg:y="4.703cm" svg:viewBox="0 0 3 4" draw:points="0,4 2,0 3,0">
          <text:p/>
        </draw:polygon>
        <draw:polygon draw:style-name="gr2" draw:text-style-name="P2" draw:layer="layout" svg:width="0.004cm" svg:height="0.003cm" svg:x="25.133cm" svg:y="4.701cm" svg:viewBox="0 0 5 4" draw:points="0,4 2,2 5,0">
          <text:p/>
        </draw:polygon>
        <draw:polygon draw:style-name="gr2" draw:text-style-name="P2" draw:layer="layout" svg:width="0.002cm" svg:height="0cm" svg:x="25.136cm" svg:y="4.7cm" svg:viewBox="0 0 3 1" draw:points="0,1 2,1 3,0">
          <text:p/>
        </draw:polygon>
        <draw:polygon draw:style-name="gr2" draw:text-style-name="P2" draw:layer="layout" svg:width="0.003cm" svg:height="0.001cm" svg:x="25.139cm" svg:y="4.699cm" svg:viewBox="0 0 4 2" draw:points="0,2 2,0 4,0">
          <text:p/>
        </draw:polygon>
        <draw:polygon draw:style-name="gr2" draw:text-style-name="P2" draw:layer="layout" svg:width="0.004cm" svg:height="0.001cm" svg:x="25.142cm" svg:y="4.698cm" svg:viewBox="0 0 5 2" draw:points="0,2 2,2 5,0">
          <text:p/>
        </draw:polygon>
        <draw:polygon draw:style-name="gr2" draw:text-style-name="P2" draw:layer="layout" svg:width="0.001cm" svg:height="0cm" svg:x="25.146cm" svg:y="4.698cm" svg:viewBox="0 0 2 0" draw:points="0,0 1,0 2,0">
          <text:p/>
        </draw:polygon>
        <draw:polygon draw:style-name="gr2" draw:text-style-name="P2" draw:layer="layout" svg:width="0.001cm" svg:height="0cm" svg:x="25.15cm" svg:y="4.697cm" svg:viewBox="0 0 2 1" draw:points="0,1 1,1 2,0">
          <text:p/>
        </draw:polygon>
        <draw:polygon draw:style-name="gr2" draw:text-style-name="P2" draw:layer="layout" svg:width="0.039cm" svg:height="0.006cm" svg:x="25.16cm" svg:y="4.697cm" svg:viewBox="0 0 40 7" draw:points="0,0 40,6 29,7">
          <text:p/>
        </draw:polygon>
        <draw:polygon draw:style-name="gr2" draw:text-style-name="P2" draw:layer="layout" svg:width="0.046cm" svg:height="0.007cm" svg:x="25.153cm" svg:y="4.781cm" svg:viewBox="0 0 47 8" draw:points="36,0 47,8 0,2">
          <text:p/>
        </draw:polygon>
        <draw:polygon draw:style-name="gr2" draw:text-style-name="P2" draw:layer="layout" svg:width="0.016cm" svg:height="0cm" svg:x="25.15cm" svg:y="4.752cm" svg:viewBox="0 0 17 0" draw:points="17,0 4,0 0,0">
          <text:p/>
        </draw:polygon>
        <draw:polygon draw:style-name="gr2" draw:text-style-name="P2" draw:layer="layout" svg:width="0.007cm" svg:height="0.001cm" svg:x="25.143cm" svg:y="4.751cm" svg:viewBox="0 0 8 2" draw:points="8,2 5,2 0,0">
          <text:p/>
        </draw:polygon>
        <draw:polygon draw:style-name="gr2" draw:text-style-name="P2" draw:layer="layout" svg:width="0.006cm" svg:height="0.003cm" svg:x="25.137cm" svg:y="4.748cm" svg:viewBox="0 0 7 4" draw:points="7,4 3,3 0,0">
          <text:p/>
        </draw:polygon>
        <draw:polygon draw:style-name="gr2" draw:text-style-name="P2" draw:layer="layout" svg:width="0.005cm" svg:height="0.002cm" svg:x="25.132cm" svg:y="4.746cm" svg:viewBox="0 0 6 3" draw:points="6,3 2,1 0,0">
          <text:p/>
        </draw:polygon>
        <draw:polygon draw:style-name="gr2" draw:text-style-name="P2" draw:layer="layout" svg:width="0.004cm" svg:height="0.004cm" svg:x="25.129cm" svg:y="4.742cm" svg:viewBox="0 0 5 5" draw:points="5,5 3,3 0,0">
          <text:p/>
        </draw:polygon>
        <draw:polygon draw:style-name="gr2" draw:text-style-name="P2" draw:layer="layout" svg:width="0.003cm" svg:height="0.005cm" svg:x="25.126cm" svg:y="4.737cm" svg:viewBox="0 0 4 6" draw:points="4,6 3,3 0,0">
          <text:p/>
        </draw:polygon>
        <draw:polygon draw:style-name="gr2" draw:text-style-name="P2" draw:layer="layout" svg:width="0.003cm" svg:height="0.005cm" svg:x="25.124cm" svg:y="4.732cm" svg:viewBox="0 0 4 6" draw:points="4,6 2,4 0,0">
          <text:p/>
        </draw:polygon>
        <draw:polygon draw:style-name="gr2" draw:text-style-name="P2" draw:layer="layout" svg:width="0.001cm" svg:height="0.007cm" svg:x="25.123cm" svg:y="4.725cm" svg:viewBox="0 0 2 8" draw:points="2,8 0,0">
          <text:p/>
        </draw:polygon>
        <draw:polygon draw:style-name="gr2" draw:text-style-name="P2" draw:layer="layout" svg:width="0.021cm" svg:height="0.002cm" svg:x="25.123cm" svg:y="4.723cm" svg:viewBox="0 0 22 3" draw:points="0,3 22,0 22,3">
          <text:p/>
        </draw:polygon>
        <draw:polygon draw:style-name="gr2" draw:text-style-name="P2" draw:layer="layout" svg:width="0.021cm" svg:height="0.003cm" svg:x="25.123cm" svg:y="4.72cm" svg:viewBox="0 0 22 4" draw:points="22,0 22,3 0,4">
          <text:p/>
        </draw:polygon>
        <draw:polygon draw:style-name="gr2" draw:text-style-name="P2" draw:layer="layout" svg:width="0cm" svg:height="0.004cm" svg:x="25.123cm" svg:y="4.718cm" svg:viewBox="0 0 1 5" draw:points="0,5 0,3 1,0">
          <text:p/>
        </draw:polygon>
        <draw:polygon draw:style-name="gr2" draw:text-style-name="P2" draw:layer="layout" svg:width="0.001cm" svg:height="0.005cm" svg:x="25.124cm" svg:y="4.713cm" svg:viewBox="0 0 2 6" draw:points="0,6 0,2 2,0">
          <text:p/>
        </draw:polygon>
        <draw:polygon draw:style-name="gr2" draw:text-style-name="P2" draw:layer="layout" svg:width="0.003cm" svg:height="0.007cm" svg:x="25.125cm" svg:y="4.708cm" svg:viewBox="0 0 4 8" draw:points="0,8 1,4 4,0">
          <text:p/>
        </draw:polygon>
        <draw:polygon draw:style-name="gr2" draw:text-style-name="P2" draw:layer="layout" svg:width="0.004cm" svg:height="0.003cm" svg:x="25.128cm" svg:y="4.705cm" svg:viewBox="0 0 5 4" draw:points="0,4 2,2 5,0">
          <text:p/>
        </draw:polygon>
        <draw:polygon draw:style-name="gr2" draw:text-style-name="P2" draw:layer="layout" svg:width="0.005cm" svg:height="0.004cm" svg:x="25.131cm" svg:y="4.701cm" svg:viewBox="0 0 6 5" draw:points="0,5 6,0">
          <text:p/>
        </draw:polygon>
        <draw:polygon draw:style-name="gr2" draw:text-style-name="P2" draw:layer="layout" svg:width="0.006cm" svg:height="0.002cm" svg:x="25.136cm" svg:y="4.699cm" svg:viewBox="0 0 7 3" draw:points="0,3 3,1 7,0">
          <text:p/>
        </draw:polygon>
        <draw:polygon draw:style-name="gr2" draw:text-style-name="P2" draw:layer="layout" svg:width="0.006cm" svg:height="0.001cm" svg:x="25.142cm" svg:y="4.698cm" svg:viewBox="0 0 7 2" draw:points="0,2 5,0 7,0">
          <text:p/>
        </draw:polygon>
        <draw:polygon draw:style-name="gr2" draw:text-style-name="P2" draw:layer="layout" svg:width="0.003cm" svg:height="0cm" svg:x="25.148cm" svg:y="4.697cm" svg:viewBox="0 0 4 1" draw:points="0,1 2,1 4,0">
          <text:p/>
        </draw:polygon>
        <draw:polygon draw:style-name="gr2" draw:text-style-name="P2" draw:layer="layout" svg:width="0.035cm" svg:height="0.003cm" svg:x="25.153cm" svg:y="4.781cm" svg:viewBox="0 0 36 4" draw:points="36,0 0,4 15,0">
          <text:p/>
        </draw:polygon>
        <draw:polygon draw:style-name="gr2" draw:text-style-name="P2" draw:layer="layout" svg:width="0.024cm" svg:height="0.001cm" svg:x="25.143cm" svg:y="4.751cm" svg:viewBox="0 0 25 2" draw:points="25,2 7,2 0,0">
          <text:p/>
        </draw:polygon>
        <draw:polygon draw:style-name="gr2" draw:text-style-name="P2" draw:layer="layout" svg:width="0.01cm" svg:height="0.005cm" svg:x="25.132cm" svg:y="4.746cm" svg:viewBox="0 0 11 6" draw:points="11,6 6,2 0,0">
          <text:p/>
        </draw:polygon>
        <draw:polygon draw:style-name="gr2" draw:text-style-name="P2" draw:layer="layout" svg:width="0.007cm" svg:height="0.009cm" svg:x="25.126cm" svg:y="4.737cm" svg:viewBox="0 0 8 10" draw:points="8,10 4,5 0,0">
          <text:p/>
        </draw:polygon>
        <draw:polygon draw:style-name="gr2" draw:text-style-name="P2" draw:layer="layout" svg:width="0.003cm" svg:height="0.012cm" svg:x="25.123cm" svg:y="4.725cm" svg:viewBox="0 0 4 13" draw:points="4,13 1,7 0,0">
          <text:p/>
        </draw:polygon>
        <draw:polygon draw:style-name="gr2" draw:text-style-name="P2" draw:layer="layout" svg:width="0.021cm" svg:height="0.001cm" svg:x="25.123cm" svg:y="4.725cm" svg:viewBox="0 0 22 2" draw:points="0,0 22,0 22,2">
          <text:p/>
        </draw:polygon>
        <draw:polygon draw:style-name="gr2" draw:text-style-name="P2" draw:layer="layout" svg:width="0.021cm" svg:height="0.005cm" svg:x="25.123cm" svg:y="4.719cm" svg:viewBox="0 0 22 6" draw:points="22,0 22,2 0,6">
          <text:p/>
        </draw:polygon>
        <draw:polygon draw:style-name="gr2" draw:text-style-name="P2" draw:layer="layout" svg:width="0.002cm" svg:height="0.01cm" svg:x="25.123cm" svg:y="4.713cm" svg:viewBox="0 0 3 11" draw:points="0,11 1,5 3,0">
          <text:p/>
        </draw:polygon>
        <draw:polygon draw:style-name="gr2" draw:text-style-name="P2" draw:layer="layout" svg:width="0.007cm" svg:height="0.009cm" svg:x="25.125cm" svg:y="4.705cm" svg:viewBox="0 0 8 10" draw:points="0,10 3,3 8,0">
          <text:p/>
        </draw:polygon>
        <draw:polygon draw:style-name="gr2" draw:text-style-name="P2" draw:layer="layout" svg:width="0.01cm" svg:height="0.006cm" svg:x="25.131cm" svg:y="4.699cm" svg:viewBox="0 0 11 7" draw:points="0,7 6,2 11,0">
          <text:p/>
        </draw:polygon>
        <draw:polygon draw:style-name="gr2" draw:text-style-name="P2" draw:layer="layout" svg:width="0.01cm" svg:height="0.002cm" svg:x="25.142cm" svg:y="4.697cm" svg:viewBox="0 0 11 3" draw:points="0,3 7,1 11,0">
          <text:p/>
        </draw:polygon>
        <draw:polygon draw:style-name="gr2" draw:text-style-name="P2" draw:layer="layout" svg:width="0.022cm" svg:height="0.078cm" svg:x="25.167cm" svg:y="4.703cm" svg:viewBox="0 0 23 79" draw:points="23,0 23,79 0,79">
          <text:p/>
        </draw:polygon>
        <draw:polygon draw:style-name="gr2" draw:text-style-name="P2" draw:layer="layout" svg:width="0.034cm" svg:height="0.006cm" svg:x="25.132cm" svg:y="4.746cm" svg:viewBox="0 0 35 7" draw:points="35,7 11,6 0,0">
          <text:p/>
        </draw:polygon>
        <draw:polygon draw:style-name="gr2" draw:text-style-name="P2" draw:layer="layout" svg:width="0.01cm" svg:height="0.021cm" svg:x="25.123cm" svg:y="4.725cm" svg:viewBox="0 0 11 22" draw:points="11,22 3,12 0,0">
          <text:p/>
        </draw:polygon>
        <draw:polygon draw:style-name="gr2" draw:text-style-name="P2" draw:layer="layout" svg:width="0.021cm" svg:height="0.002cm" svg:x="25.123cm" svg:y="4.725cm" svg:viewBox="0 0 22 3" draw:points="0,0 22,2 22,3">
          <text:p/>
        </draw:polygon>
        <draw:polygon draw:style-name="gr2" draw:text-style-name="P2" draw:layer="layout" svg:width="0.021cm" svg:height="0.005cm" svg:x="25.123cm" svg:y="4.718cm" svg:viewBox="0 0 22 6" draw:points="22,0 22,1 0,6">
          <text:p/>
        </draw:polygon>
        <draw:polygon draw:style-name="gr2" draw:text-style-name="P2" draw:layer="layout" svg:width="0.009cm" svg:height="0.019cm" svg:x="25.123cm" svg:y="4.705cm" svg:viewBox="0 0 10 20" draw:points="0,20 2,9 10,0">
          <text:p/>
        </draw:polygon>
        <draw:polygon draw:style-name="gr2" draw:text-style-name="P2" draw:layer="layout" svg:width="0.02cm" svg:height="0.008cm" svg:x="25.131cm" svg:y="4.697cm" svg:viewBox="0 0 21 9" draw:points="0,9 11,3 21,0">
          <text:p/>
        </draw:polygon>
        <draw:polygon draw:style-name="gr2" draw:text-style-name="P2" draw:layer="layout" svg:width="0.036cm" svg:height="0.006cm" svg:x="25.152cm" svg:y="4.697cm" svg:viewBox="0 0 37 7" draw:points="0,0 10,0 37,7">
          <text:p/>
        </draw:polygon>
        <draw:polygon draw:style-name="gr2" draw:text-style-name="P2" draw:layer="layout" svg:width="0.022cm" svg:height="0.078cm" svg:x="25.167cm" svg:y="4.703cm" svg:viewBox="0 0 23 79" draw:points="23,0 0,79 0,50">
          <text:p/>
        </draw:polygon>
        <draw:polygon draw:style-name="gr2" draw:text-style-name="P2" draw:layer="layout" svg:width="0.044cm" svg:height="0.027cm" svg:x="25.123cm" svg:y="4.725cm" svg:viewBox="0 0 45 28" draw:points="45,28 10,21 0,0">
          <text:p/>
        </draw:polygon>
        <draw:polygon draw:style-name="gr2" draw:text-style-name="P2" draw:layer="layout" svg:width="0.022cm" svg:height="0.005cm" svg:x="25.123cm" svg:y="4.725cm" svg:viewBox="0 0 23 6" draw:points="0,0 22,3 23,6">
          <text:p/>
        </draw:polygon>
        <draw:polygon draw:style-name="gr2" draw:text-style-name="P2" draw:layer="layout" svg:width="0.022cm" svg:height="0.007cm" svg:x="25.123cm" svg:y="4.717cm" svg:viewBox="0 0 23 8" draw:points="23,0 22,2 0,8">
          <text:p/>
        </draw:polygon>
        <draw:polygon draw:style-name="gr2" draw:text-style-name="P2" draw:layer="layout" svg:width="0.029cm" svg:height="0.027cm" svg:x="25.123cm" svg:y="4.697cm" svg:viewBox="0 0 30 28" draw:points="0,28 10,8 30,0">
          <text:p/>
        </draw:polygon>
        <draw:polygon draw:style-name="gr2" draw:text-style-name="P2" draw:layer="layout" svg:width="0.022cm" svg:height="0.005cm" svg:x="25.123cm" svg:y="4.725cm" svg:viewBox="0 0 23 6" draw:points="0,0 23,5 23,6">
          <text:p/>
        </draw:polygon>
        <draw:polygon draw:style-name="gr2" draw:text-style-name="P2" draw:layer="layout" svg:width="0.022cm" svg:height="0.007cm" svg:x="25.123cm" svg:y="4.716cm" svg:viewBox="0 0 23 8" draw:points="23,0 23,1 0,8">
          <text:p/>
        </draw:polygon>
        <draw:polygon draw:style-name="gr2" draw:text-style-name="P2" draw:layer="layout" svg:width="0.022cm" svg:height="0.006cm" svg:x="25.123cm" svg:y="4.725cm" svg:viewBox="0 0 23 7" draw:points="0,0 23,6 23,7">
          <text:p/>
        </draw:polygon>
        <draw:polygon draw:style-name="gr2" draw:text-style-name="P2" draw:layer="layout" svg:width="0.022cm" svg:height="0.008cm" svg:x="25.123cm" svg:y="4.715cm" svg:viewBox="0 0 23 9" draw:points="23,0 23,1 0,9">
          <text:p/>
        </draw:polygon>
        <draw:polygon draw:style-name="gr2" draw:text-style-name="P2" draw:layer="layout" svg:width="0.023cm" svg:height="0.007cm" svg:x="25.123cm" svg:y="4.725cm" svg:viewBox="0 0 24 8" draw:points="0,0 23,7 24,8">
          <text:p/>
        </draw:polygon>
        <draw:polygon draw:style-name="gr2" draw:text-style-name="P2" draw:layer="layout" svg:width="0.023cm" svg:height="0.009cm" svg:x="25.123cm" svg:y="4.714cm" svg:viewBox="0 0 24 10" draw:points="24,0 23,1 0,10">
          <text:p/>
        </draw:polygon>
        <draw:polygon draw:style-name="gr2" draw:text-style-name="P2" draw:layer="layout" svg:width="0.023cm" svg:height="0.008cm" svg:x="25.123cm" svg:y="4.725cm" svg:viewBox="0 0 24 9" draw:points="0,0 24,8 24,9">
          <text:p/>
        </draw:polygon>
        <draw:polygon draw:style-name="gr2" draw:text-style-name="P2" draw:layer="layout" svg:width="0.023cm" svg:height="0.01cm" svg:x="25.123cm" svg:y="4.713cm" svg:viewBox="0 0 24 11" draw:points="24,0 24,1 0,11">
          <text:p/>
        </draw:polygon>
        <draw:polygon draw:style-name="gr2" draw:text-style-name="P2" draw:layer="layout" svg:width="0.023cm" svg:height="0.009cm" svg:x="25.123cm" svg:y="4.725cm" svg:viewBox="0 0 24 10" draw:points="0,0 24,9 24,10">
          <text:p/>
        </draw:polygon>
        <draw:polygon draw:style-name="gr2" draw:text-style-name="P2" draw:layer="layout" svg:width="0.023cm" svg:height="0.012cm" svg:x="25.123cm" svg:y="4.711cm" svg:viewBox="0 0 24 13" draw:points="24,0 24,2 0,13">
          <text:p/>
        </draw:polygon>
        <draw:polygon draw:style-name="gr2" draw:text-style-name="P2" draw:layer="layout" svg:width="0.023cm" svg:height="0.01cm" svg:x="25.123cm" svg:y="4.725cm" svg:viewBox="0 0 24 11" draw:points="0,0 24,10 24,11">
          <text:p/>
        </draw:polygon>
        <draw:polygon draw:style-name="gr2" draw:text-style-name="P2" draw:layer="layout" svg:width="0.024cm" svg:height="0.013cm" svg:x="25.123cm" svg:y="4.71cm" svg:viewBox="0 0 25 14" draw:points="25,0 24,1 0,14">
          <text:p/>
        </draw:polygon>
        <draw:polygon draw:style-name="gr2" draw:text-style-name="P2" draw:layer="layout" svg:width="0.024cm" svg:height="0.011cm" svg:x="25.123cm" svg:y="4.725cm" svg:viewBox="0 0 25 12" draw:points="0,0 24,11 25,12">
          <text:p/>
        </draw:polygon>
        <draw:polygon draw:style-name="gr2" draw:text-style-name="P2" draw:layer="layout" svg:width="0.025cm" svg:height="0.014cm" svg:x="25.123cm" svg:y="4.71cm" svg:viewBox="0 0 26 15" draw:points="26,0 25,1 0,15">
          <text:p/>
        </draw:polygon>
        <draw:polygon draw:style-name="gr2" draw:text-style-name="P2" draw:layer="layout" svg:width="0.024cm" svg:height="0.013cm" svg:x="25.123cm" svg:y="4.725cm" svg:viewBox="0 0 25 14" draw:points="0,0 25,12 25,14">
          <text:p/>
        </draw:polygon>
        <draw:polygon draw:style-name="gr2" draw:text-style-name="P2" draw:layer="layout" svg:width="0.025cm" svg:height="0.015cm" svg:x="25.123cm" svg:y="4.709cm" svg:viewBox="0 0 26 16" draw:points="26,0 26,1 0,16">
          <text:p/>
        </draw:polygon>
        <draw:polygon draw:style-name="gr2" draw:text-style-name="P2" draw:layer="layout" svg:width="0.025cm" svg:height="0.014cm" svg:x="25.123cm" svg:y="4.725cm" svg:viewBox="0 0 26 15" draw:points="0,0 25,14 26,15">
          <text:p/>
        </draw:polygon>
        <draw:polygon draw:style-name="gr2" draw:text-style-name="P2" draw:layer="layout" svg:width="0.026cm" svg:height="0.015cm" svg:x="25.123cm" svg:y="4.709cm" svg:viewBox="0 0 27 16" draw:points="27,0 26,0 0,16">
          <text:p/>
        </draw:polygon>
        <draw:polygon draw:style-name="gr2" draw:text-style-name="P2" draw:layer="layout" svg:width="0.026cm" svg:height="0.015cm" svg:x="25.123cm" svg:y="4.725cm" svg:viewBox="0 0 27 16" draw:points="0,0 26,15 27,16">
          <text:p/>
        </draw:polygon>
        <draw:polygon draw:style-name="gr2" draw:text-style-name="P2" draw:layer="layout" svg:width="0.026cm" svg:height="0.016cm" svg:x="25.123cm" svg:y="4.708cm" svg:viewBox="0 0 27 17" draw:points="27,0 27,1 0,17">
          <text:p/>
        </draw:polygon>
        <draw:polygon draw:style-name="gr2" draw:text-style-name="P2" draw:layer="layout" svg:width="0.026cm" svg:height="0.015cm" svg:x="25.123cm" svg:y="4.725cm" svg:viewBox="0 0 27 16" draw:points="0,0 27,16">
          <text:p/>
        </draw:polygon>
        <draw:polygon draw:style-name="gr2" draw:text-style-name="P2" draw:layer="layout" svg:width="0.027cm" svg:height="0.018cm" svg:x="25.123cm" svg:y="4.707cm" svg:viewBox="0 0 28 19" draw:points="28,0 27,2 0,19">
          <text:p/>
        </draw:polygon>
        <draw:polygon draw:style-name="gr2" draw:text-style-name="P2" draw:layer="layout" svg:width="0.027cm" svg:height="0.016cm" svg:x="25.123cm" svg:y="4.725cm" svg:viewBox="0 0 28 17" draw:points="0,0 27,16 28,17">
          <text:p/>
        </draw:polygon>
        <draw:polygon draw:style-name="gr2" draw:text-style-name="P2" draw:layer="layout" svg:width="0.028cm" svg:height="0.017cm" svg:x="25.123cm" svg:y="4.707cm" svg:viewBox="0 0 29 18" draw:points="29,0 28,0 0,18">
          <text:p/>
        </draw:polygon>
        <draw:polygon draw:style-name="gr2" draw:text-style-name="P2" draw:layer="layout" svg:width="0.028cm" svg:height="0.017cm" svg:x="25.123cm" svg:y="4.725cm" svg:viewBox="0 0 29 18" draw:points="0,0 28,17 29,18">
          <text:p/>
        </draw:polygon>
        <draw:polygon draw:style-name="gr2" draw:text-style-name="P2" draw:layer="layout" svg:width="0.029cm" svg:height="0.027cm" svg:x="25.123cm" svg:y="4.697cm" svg:viewBox="0 0 30 28" draw:points="29,10 0,28 30,0">
          <text:p/>
        </draw:polygon>
        <draw:polygon draw:style-name="gr2" draw:text-style-name="P2" draw:layer="layout" svg:width="0.044cm" svg:height="0.027cm" svg:x="25.123cm" svg:y="4.725cm" svg:viewBox="0 0 45 28" draw:points="45,28 0,0 28,17">
          <text:p/>
        </draw:polygon>
        <draw:polygon draw:style-name="gr2" draw:text-style-name="P2" draw:layer="layout" svg:width="0.001cm" svg:height="0.01cm" svg:x="25.151cm" svg:y="4.697cm" svg:viewBox="0 0 2 11" draw:points="2,10 0,11 2,0">
          <text:p/>
        </draw:polygon>
        <draw:polygon draw:style-name="gr2" draw:text-style-name="P2" draw:layer="layout" svg:width="0.016cm" svg:height="0.01cm" svg:x="25.151cm" svg:y="4.742cm" svg:viewBox="0 0 17 11" draw:points="17,11 0,0 1,1">
          <text:p/>
        </draw:polygon>
        <draw:polygon draw:style-name="gr2" draw:text-style-name="P2" draw:layer="layout" svg:width="0.003cm" svg:height="0.009cm" svg:x="25.152cm" svg:y="4.697cm" svg:viewBox="0 0 4 10" draw:points="4,10 0,10 0,0">
          <text:p/>
        </draw:polygon>
        <draw:polygon draw:style-name="gr2" draw:text-style-name="P2" draw:layer="layout" svg:width="0.015cm" svg:height="0.009cm" svg:x="25.152cm" svg:y="4.743cm" svg:viewBox="0 0 16 10" draw:points="16,10 0,0 2,0">
          <text:p/>
        </draw:polygon>
        <draw:polygon draw:style-name="gr2" draw:text-style-name="P2" draw:layer="layout" svg:width="0.003cm" svg:height="0.009cm" svg:x="25.152cm" svg:y="4.697cm" svg:viewBox="0 0 4 10" draw:points="4,9 3,10 0,0">
          <text:p/>
        </draw:polygon>
        <draw:polygon draw:style-name="gr2" draw:text-style-name="P2" draw:layer="layout" svg:width="0.013cm" svg:height="0.009cm" svg:x="25.154cm" svg:y="4.743cm" svg:viewBox="0 0 14 10" draw:points="14,10 0,0 1,1">
          <text:p/>
        </draw:polygon>
        <draw:polygon draw:style-name="gr2" draw:text-style-name="P2" draw:layer="layout" svg:width="0.004cm" svg:height="0.008cm" svg:x="25.152cm" svg:y="4.697cm" svg:viewBox="0 0 5 9" draw:points="5,9 4,9 0,0">
          <text:p/>
        </draw:polygon>
        <draw:polygon draw:style-name="gr2" draw:text-style-name="P2" draw:layer="layout" svg:width="0.012cm" svg:height="0.008cm" svg:x="25.154cm" svg:y="4.744cm" svg:viewBox="0 0 13 9" draw:points="13,9 0,0 1,0">
          <text:p/>
        </draw:polygon>
        <draw:polygon draw:style-name="gr2" draw:text-style-name="P2" draw:layer="layout" svg:width="0.005cm" svg:height="0.008cm" svg:x="25.152cm" svg:y="4.697cm" svg:viewBox="0 0 6 9" draw:points="6,9 5,9 0,0">
          <text:p/>
        </draw:polygon>
        <draw:polygon draw:style-name="gr2" draw:text-style-name="P2" draw:layer="layout" svg:width="0.011cm" svg:height="0.008cm" svg:x="25.155cm" svg:y="4.744cm" svg:viewBox="0 0 12 9" draw:points="12,9 0,0 1,0">
          <text:p/>
        </draw:polygon>
        <draw:polygon draw:style-name="gr2" draw:text-style-name="P2" draw:layer="layout" svg:width="0.006cm" svg:height="0.008cm" svg:x="25.152cm" svg:y="4.697cm" svg:viewBox="0 0 7 9" draw:points="7,9 6,9 0,0">
          <text:p/>
        </draw:polygon>
        <draw:polygon draw:style-name="gr2" draw:text-style-name="P2" draw:layer="layout" svg:width="0.01cm" svg:height="0.008cm" svg:x="25.156cm" svg:y="4.744cm" svg:viewBox="0 0 11 9" draw:points="11,9 0,0 2,0">
          <text:p/>
        </draw:polygon>
        <draw:polygon draw:style-name="gr2" draw:text-style-name="P2" draw:layer="layout" svg:width="0.007cm" svg:height="0.008cm" svg:x="25.152cm" svg:y="4.697cm" svg:viewBox="0 0 8 9" draw:points="8,9 7,9 0,0">
          <text:p/>
        </draw:polygon>
        <draw:polygon draw:style-name="gr2" draw:text-style-name="P2" draw:layer="layout" svg:width="0.01cm" svg:height="0.008cm" svg:x="25.157cm" svg:y="4.744cm" svg:viewBox="0 0 11 9" draw:points="11,9 0,0 1,0">
          <text:p/>
        </draw:polygon>
        <draw:polygon draw:style-name="gr2" draw:text-style-name="P2" draw:layer="layout" svg:width="0.008cm" svg:height="0.008cm" svg:x="25.152cm" svg:y="4.697cm" svg:viewBox="0 0 9 9" draw:points="9,9 8,9 0,0">
          <text:p/>
        </draw:polygon>
        <draw:polygon draw:style-name="gr2" draw:text-style-name="P2" draw:layer="layout" svg:width="0.009cm" svg:height="0.008cm" svg:x="25.158cm" svg:y="4.744cm" svg:viewBox="0 0 10 9" draw:points="10,9 0,0 1,1">
          <text:p/>
        </draw:polygon>
        <draw:polygon draw:style-name="gr2" draw:text-style-name="P2" draw:layer="layout" svg:width="0.01cm" svg:height="0.008cm" svg:x="25.152cm" svg:y="4.697cm" svg:viewBox="0 0 11 9" draw:points="11,9 9,9 0,0">
          <text:p/>
        </draw:polygon>
        <draw:polygon draw:style-name="gr2" draw:text-style-name="P2" draw:layer="layout" svg:width="0.008cm" svg:height="0.007cm" svg:x="25.159cm" svg:y="4.745cm" svg:viewBox="0 0 9 8" draw:points="9,8 0,0 1,0">
          <text:p/>
        </draw:polygon>
        <draw:polygon draw:style-name="gr2" draw:text-style-name="P2" draw:layer="layout" svg:width="0.01cm" svg:height="0.008cm" svg:x="25.152cm" svg:y="4.697cm" svg:viewBox="0 0 11 9" draw:points="11,9 11,9 0,0">
          <text:p/>
        </draw:polygon>
        <draw:polygon draw:style-name="gr2" draw:text-style-name="P2" draw:layer="layout" svg:width="0.007cm" svg:height="0.007cm" svg:x="25.16cm" svg:y="4.745cm" svg:viewBox="0 0 8 8" draw:points="8,8 0,0 1,0">
          <text:p/>
        </draw:polygon>
        <draw:polygon draw:style-name="gr2" draw:text-style-name="P2" draw:layer="layout" svg:width="0.015cm" svg:height="0.008cm" svg:x="25.152cm" svg:y="4.697cm" svg:viewBox="0 0 16 9" draw:points="16,9 11,9 0,0">
          <text:p/>
        </draw:polygon>
        <draw:polygon draw:style-name="gr2" draw:text-style-name="P2" draw:layer="layout" svg:width="0.006cm" svg:height="0.007cm" svg:x="25.162cm" svg:y="4.745cm" svg:viewBox="0 0 7 8" draw:points="7,8 0,0 7,0">
          <text:p/>
        </draw:polygon>
        <draw:polygon draw:style-name="gr2" draw:text-style-name="P2" draw:layer="layout" svg:width="0.036cm" svg:height="0.008cm" svg:x="25.152cm" svg:y="4.697cm" svg:viewBox="0 0 37 9" draw:points="16,9 0,0 37,7">
          <text:p/>
        </draw:polygon>
        <draw:polygon draw:style-name="gr2" draw:text-style-name="P2" draw:layer="layout" svg:width="0.022cm" svg:height="0.049cm" svg:x="25.167cm" svg:y="4.703cm" svg:viewBox="0 0 23 50" draw:points="23,0 0,50 0,43">
          <text:p/>
        </draw:polygon>
        <draw:polygon draw:style-name="gr2" draw:text-style-name="P2" draw:layer="layout" svg:width="0.022cm" svg:height="0.042cm" svg:x="25.167cm" svg:y="4.703cm" svg:viewBox="0 0 23 43" draw:points="0,43 0,2 23,0">
          <text:p/>
        </draw:polygon>
        <draw:polygon draw:style-name="gr2" draw:text-style-name="P2" draw:layer="layout" svg:width="0.002cm" svg:height="0.001cm" svg:x="25.119cm" svg:y="4.766cm" svg:viewBox="0 0 3 2" draw:points="0,0 1,2 3,2">
          <text:p/>
        </draw:polygon>
        <draw:polygon draw:style-name="gr2" draw:text-style-name="P2" draw:layer="layout" svg:width="0.001cm" svg:height="0.003cm" svg:x="25.121cm" svg:y="4.767cm" svg:viewBox="0 0 2 4" draw:points="0,0 2,2 2,4">
          <text:p/>
        </draw:polygon>
        <draw:polygon draw:style-name="gr2" draw:text-style-name="P2" draw:layer="layout" svg:width="0.003cm" svg:height="0.002cm" svg:x="25.122cm" svg:y="4.769cm" svg:viewBox="0 0 4 3" draw:points="0,0 2,2 4,3">
          <text:p/>
        </draw:polygon>
        <draw:polygon draw:style-name="gr2" draw:text-style-name="P2" draw:layer="layout" svg:width="0.001cm" svg:height="0.001cm" svg:x="25.124cm" svg:y="4.771cm" svg:viewBox="0 0 2 2" draw:points="0,0 2,0 2,2">
          <text:p/>
        </draw:polygon>
        <draw:polygon draw:style-name="gr2" draw:text-style-name="P2" draw:layer="layout" svg:width="0cm" svg:height="0.001cm" svg:x="25.125cm" svg:y="4.772cm" svg:viewBox="0 0 1 2" draw:points="0,0 1,1 1,2">
          <text:p/>
        </draw:polygon>
        <draw:polygon draw:style-name="gr2" draw:text-style-name="P2" draw:layer="layout" svg:width="0cm" svg:height="0.001cm" svg:x="25.126cm" svg:y="4.774cm" svg:viewBox="0 0 0 2" draw:points="0,0 0,1 0,2">
          <text:p/>
        </draw:polygon>
        <draw:polygon draw:style-name="gr2" draw:text-style-name="P2" draw:layer="layout" svg:width="0cm" svg:height="0.001cm" svg:x="25.126cm" svg:y="4.779cm" svg:viewBox="0 0 0 2" draw:points="0,0 0,1 0,2">
          <text:p/>
        </draw:polygon>
        <draw:polygon draw:style-name="gr2" draw:text-style-name="P2" draw:layer="layout" svg:width="0cm" svg:height="0.001cm" svg:x="25.125cm" svg:y="4.781cm" svg:viewBox="0 0 1 2" draw:points="1,0 1,1 0,2">
          <text:p/>
        </draw:polygon>
        <draw:polygon draw:style-name="gr2" draw:text-style-name="P2" draw:layer="layout" svg:width="0.001cm" svg:height="0.004cm" svg:x="25.124cm" svg:y="4.783cm" svg:viewBox="0 0 2 5" draw:points="2,0 2,2 0,5">
          <text:p/>
        </draw:polygon>
        <draw:polygon draw:style-name="gr2" draw:text-style-name="P2" draw:layer="layout" svg:width="0.003cm" svg:height="0.001cm" svg:x="25.122cm" svg:y="4.785cm" svg:viewBox="0 0 4 2" draw:points="4,0 2,0 0,2">
          <text:p/>
        </draw:polygon>
        <draw:polygon draw:style-name="gr2" draw:text-style-name="P2" draw:layer="layout" svg:width="0.001cm" svg:height="0.001cm" svg:x="25.121cm" svg:y="4.786cm" svg:viewBox="0 0 2 2" draw:points="2,0 2,2 0,2">
          <text:p/>
        </draw:polygon>
        <draw:polygon draw:style-name="gr2" draw:text-style-name="P2" draw:layer="layout" svg:width="0.002cm" svg:height="0.001cm" svg:x="25.119cm" svg:y="4.787cm" svg:viewBox="0 0 3 2" draw:points="3,0 1,2 0,2">
          <text:p/>
        </draw:polygon>
        <draw:polygon draw:style-name="gr2" draw:text-style-name="P2" draw:layer="layout" svg:width="0.002cm" svg:height="0cm" svg:x="25.116cm" svg:y="4.788cm" svg:viewBox="0 0 3 1" draw:points="3,0 1,0 0,1">
          <text:p/>
        </draw:polygon>
        <draw:polygon draw:style-name="gr2" draw:text-style-name="P2" draw:layer="layout" svg:width="0.001cm" svg:height="0cm" svg:x="25.112cm" svg:y="4.788cm" svg:viewBox="0 0 2 1" draw:points="2,1 1,0 0,0">
          <text:p/>
        </draw:polygon>
        <draw:polygon draw:style-name="gr2" draw:text-style-name="P2" draw:layer="layout" svg:width="0.003cm" svg:height="0.001cm" svg:x="25.109cm" svg:y="4.787cm" svg:viewBox="0 0 4 2" draw:points="4,2 0,0">
          <text:p/>
        </draw:polygon>
        <draw:polygon draw:style-name="gr2" draw:text-style-name="P2" draw:layer="layout" svg:width="0.001cm" svg:height="0.001cm" svg:x="25.109cm" svg:y="4.786cm" svg:viewBox="0 0 2 2" draw:points="2,2 0,0">
          <text:p/>
        </draw:polygon>
        <draw:polygon draw:style-name="gr2" draw:text-style-name="P2" draw:layer="layout" svg:width="0.003cm" svg:height="0.001cm" svg:x="25.107cm" svg:y="4.785cm" svg:viewBox="0 0 4 2" draw:points="4,2 2,0 0,0">
          <text:p/>
        </draw:polygon>
        <draw:polygon draw:style-name="gr2" draw:text-style-name="P2" draw:layer="layout" svg:width="0cm" svg:height="0.002cm" svg:x="25.106cm" svg:y="4.783cm" svg:viewBox="0 0 1 3" draw:points="1,3 1,1 0,0">
          <text:p/>
        </draw:polygon>
        <draw:polygon draw:style-name="gr2" draw:text-style-name="P2" draw:layer="layout" svg:width="0.001cm" svg:height="0.002cm" svg:x="25.105cm" svg:y="4.781cm" svg:viewBox="0 0 2 3" draw:points="2,3 2,2 0,0">
          <text:p/>
        </draw:polygon>
        <draw:polygon draw:style-name="gr2" draw:text-style-name="P2" draw:layer="layout" svg:width="0cm" svg:height="0.001cm" svg:x="25.105cm" svg:y="4.779cm" svg:viewBox="0 0 0 2" draw:points="0,2 0,1 0,0">
          <text:p/>
        </draw:polygon>
        <draw:polygon draw:style-name="gr2" draw:text-style-name="P2" draw:layer="layout" svg:width="0cm" svg:height="0.001cm" svg:x="25.105cm" svg:y="4.774cm" svg:viewBox="0 0 0 2" draw:points="0,2 0,1 0,0">
          <text:p/>
        </draw:polygon>
        <draw:polygon draw:style-name="gr2" draw:text-style-name="P2" draw:layer="layout" svg:width="0.001cm" svg:height="0.002cm" svg:x="25.105cm" svg:y="4.772cm" svg:viewBox="0 0 2 3" draw:points="0,3 2,1 2,0">
          <text:p/>
        </draw:polygon>
        <draw:polygon draw:style-name="gr2" draw:text-style-name="P2" draw:layer="layout" svg:width="0cm" svg:height="0cm" svg:x="25.106cm" svg:y="4.771cm" svg:viewBox="0 0 1 1" draw:points="0,1 1,0">
          <text:p/>
        </draw:polygon>
        <draw:polygon draw:style-name="gr2" draw:text-style-name="P2" draw:layer="layout" svg:width="0.003cm" svg:height="0.002cm" svg:x="25.107cm" svg:y="4.769cm" svg:viewBox="0 0 4 3" draw:points="0,3 2,2 4,0">
          <text:p/>
        </draw:polygon>
        <draw:polygon draw:style-name="gr2" draw:text-style-name="P2" draw:layer="layout" svg:width="0.002cm" svg:height="0.003cm" svg:x="25.109cm" svg:y="4.767cm" svg:viewBox="0 0 3 4" draw:points="0,4 2,2 3,0">
          <text:p/>
        </draw:polygon>
        <draw:polygon draw:style-name="gr2" draw:text-style-name="P2" draw:layer="layout" svg:width="0.003cm" svg:height="0.001cm" svg:x="25.11cm" svg:y="4.766cm" svg:viewBox="0 0 4 2" draw:points="0,2 2,2 4,0">
          <text:p/>
        </draw:polygon>
        <draw:polygon draw:style-name="gr2" draw:text-style-name="P2" draw:layer="layout" svg:width="0.003cm" svg:height="0.003cm" svg:x="25.119cm" svg:y="4.766cm" svg:viewBox="0 0 4 4" draw:points="0,0 2,1 4,4">
          <text:p/>
        </draw:polygon>
        <draw:polygon draw:style-name="gr2" draw:text-style-name="P2" draw:layer="layout" svg:width="0.003cm" svg:height="0.003cm" svg:x="25.122cm" svg:y="4.769cm" svg:viewBox="0 0 4 4" draw:points="0,0 2,3 4,4">
          <text:p/>
        </draw:polygon>
        <draw:polygon draw:style-name="gr2" draw:text-style-name="P2" draw:layer="layout" svg:width="0cm" svg:height="0.003cm" svg:x="25.125cm" svg:y="4.772cm" svg:viewBox="0 0 1 4" draw:points="0,0 1,2 1,4">
          <text:p/>
        </draw:polygon>
        <draw:polygon draw:style-name="gr2" draw:text-style-name="P2" draw:layer="layout" svg:width="0cm" svg:height="0.004cm" svg:x="25.126cm" svg:y="4.776cm" svg:viewBox="0 0 0 5" draw:points="0,0 0,3 0,5">
          <text:p/>
        </draw:polygon>
        <draw:polygon draw:style-name="gr2" draw:text-style-name="P2" draw:layer="layout" svg:width="0.002cm" svg:height="0.005cm" svg:x="25.124cm" svg:y="4.781cm" svg:viewBox="0 0 3 6" draw:points="3,0 2,2 0,6">
          <text:p/>
        </draw:polygon>
        <draw:polygon draw:style-name="gr2" draw:text-style-name="P2" draw:layer="layout" svg:width="0.003cm" svg:height="0.002cm" svg:x="25.121cm" svg:y="4.785cm" svg:viewBox="0 0 4 3" draw:points="4,0 2,1 0,3">
          <text:p/>
        </draw:polygon>
        <draw:polygon draw:style-name="gr2" draw:text-style-name="P2" draw:layer="layout" svg:width="0.005cm" svg:height="0.003cm" svg:x="25.116cm" svg:y="4.787cm" svg:viewBox="0 0 6 4" draw:points="6,0 3,2 0,4">
          <text:p/>
        </draw:polygon>
        <draw:polygon draw:style-name="gr2" draw:text-style-name="P2" draw:layer="layout" svg:width="0.003cm" svg:height="0cm" svg:x="25.112cm" svg:y="4.788cm" svg:viewBox="0 0 4 1" draw:points="4,1 2,1 0,0">
          <text:p/>
        </draw:polygon>
        <draw:polygon draw:style-name="gr2" draw:text-style-name="P2" draw:layer="layout" svg:width="0.004cm" svg:height="0.002cm" svg:x="25.109cm" svg:y="4.786cm" svg:viewBox="0 0 5 3" draw:points="5,3 1,2 0,0">
          <text:p/>
        </draw:polygon>
        <draw:polygon draw:style-name="gr2" draw:text-style-name="P2" draw:layer="layout" svg:width="0.003cm" svg:height="0.004cm" svg:x="25.106cm" svg:y="4.783cm" svg:viewBox="0 0 4 5" draw:points="4,5 1,4 0,0">
          <text:p/>
        </draw:polygon>
        <draw:polygon draw:style-name="gr2" draw:text-style-name="P2" draw:layer="layout" svg:width="0.001cm" svg:height="0.004cm" svg:x="25.105cm" svg:y="4.779cm" svg:viewBox="0 0 2 5" draw:points="2,5 0,3 0,0">
          <text:p/>
        </draw:polygon>
        <draw:polygon draw:style-name="gr2" draw:text-style-name="P2" draw:layer="layout" svg:width="0cm" svg:height="0.004cm" svg:x="25.105cm" svg:y="4.774cm" svg:viewBox="0 0 0 5" draw:points="0,5 0,2 0,0">
          <text:p/>
        </draw:polygon>
        <draw:polygon draw:style-name="gr2" draw:text-style-name="P2" draw:layer="layout" svg:width="0.002cm" svg:height="0.003cm" svg:x="25.105cm" svg:y="4.771cm" svg:viewBox="0 0 3 4" draw:points="0,4 2,1 3,0">
          <text:p/>
        </draw:polygon>
        <draw:polygon draw:style-name="gr2" draw:text-style-name="P2" draw:layer="layout" svg:width="0.005cm" svg:height="0.005cm" svg:x="25.107cm" svg:y="4.767cm" svg:viewBox="0 0 6 6" draw:points="0,6 3,3 6,0">
          <text:p/>
        </draw:polygon>
        <draw:polygon draw:style-name="gr2" draw:text-style-name="P2" draw:layer="layout" svg:width="0.004cm" svg:height="0.001cm" svg:x="25.11cm" svg:y="4.766cm" svg:viewBox="0 0 5 2" draw:points="0,2 2,0 5,0">
          <text:p/>
        </draw:polygon>
        <draw:polygon draw:style-name="gr2" draw:text-style-name="P2" draw:layer="layout" svg:width="0.008cm" svg:height="0.003cm" svg:x="25.114cm" svg:y="4.766cm" svg:viewBox="0 0 9 4" draw:points="0,0 6,0 9,4">
          <text:p/>
        </draw:polygon>
        <draw:polygon draw:style-name="gr2" draw:text-style-name="P2" draw:layer="layout" svg:width="0.004cm" svg:height="0.007cm" svg:x="25.122cm" svg:y="4.769cm" svg:viewBox="0 0 5 8" draw:points="0,0 4,3 5,8">
          <text:p/>
        </draw:polygon>
        <draw:polygon draw:style-name="gr2" draw:text-style-name="P2" draw:layer="layout" svg:width="0.002cm" svg:height="0.01cm" svg:x="25.124cm" svg:y="4.776cm" svg:viewBox="0 0 3 11" draw:points="3,0 3,5 0,11">
          <text:p/>
        </draw:polygon>
        <draw:polygon draw:style-name="gr2" draw:text-style-name="P2" draw:layer="layout" svg:width="0.008cm" svg:height="0.004cm" svg:x="25.116cm" svg:y="4.785cm" svg:viewBox="0 0 9 5" draw:points="9,0 6,2 0,5">
          <text:p/>
        </draw:polygon>
        <draw:polygon draw:style-name="gr2" draw:text-style-name="P2" draw:layer="layout" svg:width="0.008cm" svg:height="0.004cm" svg:x="25.109cm" svg:y="4.786cm" svg:viewBox="0 0 9 5" draw:points="9,5 5,3 0,0">
          <text:p/>
        </draw:polygon>
        <draw:polygon draw:style-name="gr2" draw:text-style-name="P2" draw:layer="layout" svg:width="0.004cm" svg:height="0.008cm" svg:x="25.105cm" svg:y="4.779cm" svg:viewBox="0 0 5 9" draw:points="5,9 1,5 0,0">
          <text:p/>
        </draw:polygon>
        <draw:polygon draw:style-name="gr2" draw:text-style-name="P2" draw:layer="layout" svg:width="0.002cm" svg:height="0.008cm" svg:x="25.105cm" svg:y="4.771cm" svg:viewBox="0 0 3 9" draw:points="0,9 0,3 3,0">
          <text:p/>
        </draw:polygon>
        <draw:polygon draw:style-name="gr2" draw:text-style-name="P2" draw:layer="layout" svg:width="0.009cm" svg:height="0.005cm" svg:x="25.107cm" svg:y="4.766cm" svg:viewBox="0 0 10 6" draw:points="0,6 5,1 10,0">
          <text:p/>
        </draw:polygon>
        <draw:polygon draw:style-name="gr2" draw:text-style-name="P2" draw:layer="layout" svg:width="0.011cm" svg:height="0.01cm" svg:x="25.114cm" svg:y="4.766cm" svg:viewBox="0 0 12 11" draw:points="0,0 9,3 12,11">
          <text:p/>
        </draw:polygon>
        <draw:polygon draw:style-name="gr2" draw:text-style-name="P2" draw:layer="layout" svg:width="0.01cm" svg:height="0.014cm" svg:x="25.116cm" svg:y="4.776cm" svg:viewBox="0 0 11 15" draw:points="11,0 9,11 0,15">
          <text:p/>
        </draw:polygon>
        <draw:polygon draw:style-name="gr2" draw:text-style-name="P2" draw:layer="layout" svg:width="0.011cm" svg:height="0.012cm" svg:x="25.105cm" svg:y="4.779cm" svg:viewBox="0 0 12 13" draw:points="12,13 4,9 0,0">
          <text:p/>
        </draw:polygon>
        <draw:polygon draw:style-name="gr2" draw:text-style-name="P2" draw:layer="layout" svg:width="0.01cm" svg:height="0.013cm" svg:x="25.105cm" svg:y="4.766cm" svg:viewBox="0 0 11 14" draw:points="0,14 2,6 11,0">
          <text:p/>
        </draw:polygon>
        <draw:polygon draw:style-name="gr2" draw:text-style-name="P2" draw:layer="layout" svg:width="0.011cm" svg:height="0.025cm" svg:x="25.114cm" svg:y="4.766cm" svg:viewBox="0 0 12 26" draw:points="0,0 12,11 2,26">
          <text:p/>
        </draw:polygon>
        <draw:polygon draw:style-name="gr2" draw:text-style-name="P2" draw:layer="layout" svg:width="0.011cm" svg:height="0.025cm" svg:x="25.105cm" svg:y="4.766cm" svg:viewBox="0 0 12 26" draw:points="12,26 0,14 11,0">
          <text:p/>
        </draw:polygon>
        <draw:line draw:style-name="gr3" draw:text-style-name="P1" draw:layer="layout" svg:x1="25.408cm" svg:y1="5.051cm" svg:x2="24.546cm" svg:y2="5.051cm">
          <text:p/>
        </draw:line>
        <draw:line draw:style-name="gr3" draw:text-style-name="P1" draw:layer="layout" svg:x1="25.503cm" svg:y1="4.953cm" svg:x2="25.503cm" svg:y2="4.956cm">
          <text:p/>
        </draw:line>
        <draw:line draw:style-name="gr3" draw:text-style-name="P1" draw:layer="layout" svg:x1="24.822cm" svg:y1="4.767cm" svg:x2="24.929cm" svg:y2="4.657cm">
          <text:p/>
        </draw:line>
        <draw:line draw:style-name="gr3" draw:text-style-name="P1" draw:layer="layout" svg:x1="24.655cm" svg:y1="4.765cm" svg:x2="24.823cm" svg:y2="4.765cm">
          <text:p/>
        </draw:line>
        <draw:line draw:style-name="gr3" draw:text-style-name="P1" draw:layer="layout" svg:x1="27.446cm" svg:y1="3.667cm" svg:x2="27.446cm" svg:y2="1.875cm">
          <text:p/>
        </draw:line>
        <draw:line draw:style-name="gr3" draw:text-style-name="P1" draw:layer="layout" svg:x1="27.45cm" svg:y1="2.347cm" svg:x2="27.477cm" svg:y2="2.319cm">
          <text:p/>
        </draw:line>
        <draw:line draw:style-name="gr3" draw:text-style-name="P1" draw:layer="layout" svg:x1="27.21cm" svg:y1="2.428cm" svg:x2="27.21cm" svg:y2="2.289cm">
          <text:p/>
        </draw:line>
        <draw:line draw:style-name="gr3" draw:text-style-name="P1" draw:layer="layout" svg:x1="27.154cm" svg:y1="2.487cm" svg:x2="27.21cm" svg:y2="2.428cm">
          <text:p/>
        </draw:line>
        <draw:line draw:style-name="gr3" draw:text-style-name="P1" draw:layer="layout" svg:x1="26.851cm" svg:y1="2.486cm" svg:x2="27.154cm" svg:y2="2.486cm">
          <text:p/>
        </draw:line>
        <draw:line draw:style-name="gr3" draw:text-style-name="P1" draw:layer="layout" svg:x1="25.65cm" svg:y1="1.743cm" svg:x2="25.695cm" svg:y2="1.697cm">
          <text:p/>
        </draw:line>
        <draw:line draw:style-name="gr3" draw:text-style-name="P1" draw:layer="layout" svg:x1="25.65cm" svg:y1="1.746cm" svg:x2="25.65cm" svg:y2="1.742cm">
          <text:p/>
        </draw:line>
        <draw:line draw:style-name="gr3" draw:text-style-name="P1" draw:layer="layout" svg:x1="25.694cm" svg:y1="1.697cm" svg:x2="25.694cm" svg:y2="1.693cm">
          <text:p/>
        </draw:line>
        <draw:line draw:style-name="gr3" draw:text-style-name="P1" draw:layer="layout" svg:x1="25.695cm" svg:y1="1.694cm" svg:x2="25.65cm" svg:y2="1.648cm">
          <text:p/>
        </draw:line>
        <draw:line draw:style-name="gr3" draw:text-style-name="P1" draw:layer="layout" svg:x1="25.651cm" svg:y1="1.742cm" svg:x2="25.643cm" svg:y2="1.742cm">
          <text:p/>
        </draw:line>
        <draw:line draw:style-name="gr3" draw:text-style-name="P1" draw:layer="layout" svg:x1="25.644cm" svg:y1="1.744cm" svg:x2="25.623cm" svg:y2="1.722cm">
          <text:p/>
        </draw:line>
        <draw:line draw:style-name="gr3" draw:text-style-name="P1" draw:layer="layout" svg:x1="25.623cm" svg:y1="1.678cm" svg:x2="25.652cm" svg:y2="1.648cm">
          <text:p/>
        </draw:line>
        <draw:line draw:style-name="gr3" draw:text-style-name="P1" draw:layer="layout" svg:x1="25.624cm" svg:y1="1.723cm" svg:x2="25.55cm" svg:y2="1.648cm">
          <text:p/>
        </draw:line>
        <draw:line draw:style-name="gr3" draw:text-style-name="P1" draw:layer="layout" svg:x1="25.65cm" svg:y1="1.747cm" svg:x2="25.65cm" svg:y2="1.648cm">
          <text:p/>
        </draw:line>
        <draw:line draw:style-name="gr3" draw:text-style-name="P1" draw:layer="layout" svg:x1="25.55cm" svg:y1="1.648cm" svg:x2="25.741cm" svg:y2="1.648cm">
          <text:p/>
        </draw:line>
        <draw:line draw:style-name="gr3" draw:text-style-name="P1" draw:layer="layout" svg:x1="25.694cm" svg:y1="1.698cm" svg:x2="25.742cm" svg:y2="1.648cm">
          <text:p/>
        </draw:line>
        <draw:line draw:style-name="gr3" draw:text-style-name="P1" draw:layer="layout" svg:x1="25.623cm" svg:y1="1.721cm" svg:x2="25.623cm" svg:y2="1.676cm">
          <text:p/>
        </draw:line>
        <draw:line draw:style-name="gr3" draw:text-style-name="P1" draw:layer="layout" svg:x1="26.772cm" svg:y1="1.845cm" svg:x2="26.604cm" svg:y2="1.845cm">
          <text:p/>
        </draw:line>
        <draw:line draw:style-name="gr3" draw:text-style-name="P1" draw:layer="layout" svg:x1="26.851cm" svg:y1="2.141cm" svg:x2="26.851cm" svg:y2="1.927cm">
          <text:p/>
        </draw:line>
        <draw:line draw:style-name="gr3" draw:text-style-name="P1" draw:layer="layout" svg:x1="26.851cm" svg:y1="1.928cm" svg:x2="26.771cm" svg:y2="1.845cm">
          <text:p/>
        </draw:line>
        <draw:line draw:style-name="gr3" draw:text-style-name="P1" draw:layer="layout" svg:x1="27.447cm" svg:y1="1.876cm" svg:x2="27.225cm" svg:y2="1.648cm">
          <text:p/>
        </draw:line>
        <draw:line draw:style-name="gr3" draw:text-style-name="P1" draw:layer="layout" svg:x1="27.225cm" svg:y1="1.648cm" svg:x2="25.741cm" svg:y2="1.648cm">
          <text:p/>
        </draw:line>
        <draw:line draw:style-name="gr3" draw:text-style-name="P1" draw:layer="layout" svg:x1="25.79cm" svg:y1="1.993cm" svg:x2="25.869cm" svg:y2="2.075cm">
          <text:p/>
        </draw:line>
        <draw:line draw:style-name="gr3" draw:text-style-name="P1" draw:layer="layout" svg:x1="26.173cm" svg:y1="2.141cm" svg:x2="26.364cm" svg:y2="2.141cm">
          <text:p/>
        </draw:line>
        <draw:line draw:style-name="gr3" draw:text-style-name="P1" draw:layer="layout" svg:x1="27.442cm" svg:y1="3.671cm" svg:x2="27.447cm" svg:y2="3.667cm">
          <text:p/>
        </draw:line>
        <draw:line draw:style-name="gr3" draw:text-style-name="P1" draw:layer="layout" svg:x1="27.201cm" svg:y1="3.567cm" svg:x2="27.148cm" svg:y2="3.621cm">
          <text:p/>
        </draw:line>
        <draw:line draw:style-name="gr3" draw:text-style-name="P1" draw:layer="layout" svg:x1="27.148cm" svg:y1="3.621cm" svg:x2="26.847cm" svg:y2="3.621cm">
          <text:p/>
        </draw:line>
        <draw:line draw:style-name="gr3" draw:text-style-name="P1" draw:layer="layout" svg:x1="27.199cm" svg:y1="3.423cm" svg:x2="27.199cm" svg:y2="3.567cm">
          <text:p/>
        </draw:line>
        <draw:line draw:style-name="gr3" draw:text-style-name="P1" draw:layer="layout" svg:x1="26.124cm" svg:y1="3.473cm" svg:x2="26.124cm" svg:y2="3.325cm">
          <text:p/>
        </draw:line>
        <draw:line draw:style-name="gr3" draw:text-style-name="P1" draw:layer="layout" svg:x1="26.077cm" svg:y1="3.522cm" svg:x2="26.125cm" svg:y2="3.473cm">
          <text:p/>
        </draw:line>
        <draw:line draw:style-name="gr3" draw:text-style-name="P1" draw:layer="layout" svg:x1="26.124cm" svg:y1="3.325cm" svg:x2="26.174cm" svg:y2="3.275cm">
          <text:p/>
        </draw:line>
        <draw:line draw:style-name="gr3" draw:text-style-name="P1" draw:layer="layout" svg:x1="25.869cm" svg:y1="3.521cm" svg:x2="26.078cm" svg:y2="3.521cm">
          <text:p/>
        </draw:line>
        <draw:line draw:style-name="gr3" draw:text-style-name="P1" draw:layer="layout" svg:x1="26.173cm" svg:y1="3.621cm" svg:x2="26.36cm" svg:y2="3.621cm">
          <text:p/>
        </draw:line>
        <draw:line draw:style-name="gr3" draw:text-style-name="P1" draw:layer="layout" svg:x1="26.604cm" svg:y1="1.845cm" svg:x2="26.604cm" svg:y2="2.979cm">
          <text:p/>
        </draw:line>
        <draw:line draw:style-name="gr3" draw:text-style-name="P1" draw:layer="layout" svg:x1="26.058cm" svg:y1="2.26cm" svg:x2="26.174cm" svg:y2="2.141cm">
          <text:p/>
        </draw:line>
        <draw:line draw:style-name="gr3" draw:text-style-name="P1" draw:layer="layout" svg:x1="26.058cm" svg:y1="2.95cm" svg:x2="26.058cm" svg:y2="2.259cm">
          <text:p/>
        </draw:line>
        <draw:line draw:style-name="gr3" draw:text-style-name="P1" draw:layer="layout" svg:x1="26.269cm" svg:y1="2.486cm" svg:x2="26.365cm" svg:y2="2.486cm">
          <text:p/>
        </draw:line>
        <draw:line draw:style-name="gr3" draw:text-style-name="P1" draw:layer="layout" svg:x1="26.173cm" svg:y1="2.586cm" svg:x2="26.27cm" svg:y2="2.486cm">
          <text:p/>
        </draw:line>
        <draw:line draw:style-name="gr3" draw:text-style-name="P1" draw:layer="layout" svg:x1="26.173cm" svg:y1="3.275cm" svg:x2="26.36cm" svg:y2="3.275cm">
          <text:p/>
        </draw:line>
        <draw:line draw:style-name="gr3" draw:text-style-name="P1" draw:layer="layout" svg:x1="25.989cm" svg:y1="3.021cm" svg:x2="26.059cm" svg:y2="2.95cm">
          <text:p/>
        </draw:line>
        <draw:line draw:style-name="gr3" draw:text-style-name="P1" draw:layer="layout" svg:x1="25.869cm" svg:y1="3.02cm" svg:x2="25.99cm" svg:y2="3.02cm">
          <text:p/>
        </draw:line>
        <draw:line draw:style-name="gr3" draw:text-style-name="P1" draw:layer="layout" svg:x1="26.173cm" svg:y1="3.128cm" svg:x2="26.173cm" svg:y2="2.585cm">
          <text:p/>
        </draw:line>
        <draw:line draw:style-name="gr3" draw:text-style-name="P1" draw:layer="layout" svg:x1="25.869cm" svg:y1="3.271cm" svg:x2="26.034cm" svg:y2="3.271cm">
          <text:p/>
        </draw:line>
        <draw:line draw:style-name="gr3" draw:text-style-name="P1" draw:layer="layout" svg:x1="26.033cm" svg:y1="3.271cm" svg:x2="26.174cm" svg:y2="3.127cm">
          <text:p/>
        </draw:line>
        <draw:line draw:style-name="gr3" draw:text-style-name="P1" draw:layer="layout" svg:x1="24.159cm" svg:y1="3.059cm" svg:x2="24.236cm" svg:y2="2.98cm">
          <text:p/>
        </draw:line>
        <draw:line draw:style-name="gr3" draw:text-style-name="P1" draw:layer="layout" svg:x1="24.402cm" svg:y1="2.98cm" svg:x2="24.402cm" svg:y2="4.105cm">
          <text:p/>
        </draw:line>
        <draw:line draw:style-name="gr3" draw:text-style-name="P1" draw:layer="layout" svg:x1="24.159cm" svg:y1="3.275cm" svg:x2="24.159cm" svg:y2="3.057cm">
          <text:p/>
        </draw:line>
        <draw:line draw:style-name="gr3" draw:text-style-name="P1" draw:layer="layout" svg:x1="23.541cm" svg:y1="4.558cm" svg:x2="23.541cm" svg:y2="3.427cm">
          <text:p/>
        </draw:line>
        <draw:line draw:style-name="gr3" draw:text-style-name="P1" draw:layer="layout" svg:x1="24.159cm" svg:y1="3.621cm" svg:x2="23.828cm" svg:y2="3.621cm">
          <text:p/>
        </draw:line>
        <draw:line draw:style-name="gr3" draw:text-style-name="P1" draw:layer="layout" svg:x1="23.779cm" svg:y1="3.571cm" svg:x2="23.779cm" svg:y2="3.423cm">
          <text:p/>
        </draw:line>
        <draw:line draw:style-name="gr3" draw:text-style-name="P1" draw:layer="layout" svg:x1="23.829cm" svg:y1="3.621cm" svg:x2="23.779cm" svg:y2="3.571cm">
          <text:p/>
        </draw:line>
        <draw:line draw:style-name="gr3" draw:text-style-name="P1" draw:layer="layout" svg:x1="25.504cm" svg:y1="4.186cm" svg:x2="25.418cm" svg:y2="4.274cm">
          <text:p/>
        </draw:line>
        <draw:line draw:style-name="gr3" draw:text-style-name="P1" draw:layer="layout" svg:x1="25.407cm" svg:y1="4.273cm" svg:x2="25.418cm" svg:y2="4.273cm">
          <text:p/>
        </draw:line>
        <draw:line draw:style-name="gr3" draw:text-style-name="P1" draw:layer="layout" svg:x1="25.139cm" svg:y1="4.273cm" svg:x2="25.407cm" svg:y2="4.273cm">
          <text:p/>
        </draw:line>
        <draw:line draw:style-name="gr3" draw:text-style-name="P1" draw:layer="layout" svg:x1="25.407cm" svg:y1="4.273cm" svg:x2="25.465cm" svg:y2="4.273cm">
          <text:p/>
        </draw:line>
        <draw:line draw:style-name="gr3" draw:text-style-name="P1" draw:layer="layout" svg:x1="25.444cm" svg:y1="4.274cm" svg:x2="25.504cm" svg:y2="4.213cm">
          <text:p/>
        </draw:line>
        <draw:line draw:style-name="gr3" draw:text-style-name="P1" draw:layer="layout" svg:x1="27.225cm" svg:y1="5.495cm" svg:x2="23.732cm" svg:y2="5.495cm">
          <text:p/>
        </draw:line>
        <draw:line draw:style-name="gr3" draw:text-style-name="P1" draw:layer="layout" svg:x1="23.884cm" svg:y1="4.814cm" svg:x2="24.159cm" svg:y2="4.814cm">
          <text:p/>
        </draw:line>
        <draw:line draw:style-name="gr3" draw:text-style-name="P1" draw:layer="layout" svg:x1="23.784cm" svg:y1="4.71cm" svg:x2="23.885cm" svg:y2="4.816cm">
          <text:p/>
        </draw:line>
        <draw:line draw:style-name="gr3" draw:text-style-name="P1" draw:layer="layout" svg:x1="23.784cm" svg:y1="4.558cm" svg:x2="23.784cm" svg:y2="4.71cm">
          <text:p/>
        </draw:line>
        <draw:line draw:style-name="gr3" draw:text-style-name="P1" draw:layer="layout" svg:x1="25.503cm" svg:y1="2.684cm" svg:x2="25.503cm" svg:y2="4.164cm">
          <text:p/>
        </draw:line>
        <draw:line draw:style-name="gr3" draw:text-style-name="P1" draw:layer="layout" svg:x1="25.134cm" svg:y1="3.277cm" svg:x2="25.141cm" svg:y2="3.271cm">
          <text:p/>
        </draw:line>
        <draw:line draw:style-name="gr3" draw:text-style-name="P1" draw:layer="layout" svg:x1="24.929cm" svg:y1="3.521cm" svg:x2="25.14cm" svg:y2="3.521cm">
          <text:p/>
        </draw:line>
        <draw:line draw:style-name="gr3" draw:text-style-name="P1" draw:layer="layout" svg:x1="24.833cm" svg:y1="3.622cm" svg:x2="24.93cm" svg:y2="3.521cm">
          <text:p/>
        </draw:line>
        <draw:line draw:style-name="gr3" draw:text-style-name="P1" draw:layer="layout" svg:x1="24.645cm" svg:y1="3.621cm" svg:x2="24.833cm" svg:y2="3.621cm">
          <text:p/>
        </draw:line>
        <draw:line draw:style-name="gr3" draw:text-style-name="P1" draw:layer="layout" svg:x1="24.655cm" svg:y1="4.003cm" svg:x2="24.878cm" svg:y2="3.772cm">
          <text:p/>
        </draw:line>
        <draw:line draw:style-name="gr3" draw:text-style-name="P1" draw:layer="layout" svg:x1="24.877cm" svg:y1="3.772cm" svg:x2="25.139cm" svg:y2="3.772cm">
          <text:p/>
        </draw:line>
        <draw:line draw:style-name="gr3" draw:text-style-name="P1" draw:layer="layout" svg:x1="24.929cm" svg:y1="4.115cm" svg:x2="25.018cm" svg:y2="4.022cm">
          <text:p/>
        </draw:line>
        <draw:line draw:style-name="gr3" draw:text-style-name="P1" draw:layer="layout" svg:x1="25.017cm" svg:y1="4.022cm" svg:x2="25.14cm" svg:y2="4.022cm">
          <text:p/>
        </draw:line>
        <draw:line draw:style-name="gr3" draw:text-style-name="P1" draw:layer="layout" svg:x1="24.169cm" svg:y1="4.42cm" svg:x2="24.169cm" svg:y2="4.182cm">
          <text:p/>
        </draw:line>
        <draw:line draw:style-name="gr3" draw:text-style-name="P1" draw:layer="layout" svg:x1="24.169cm" svg:y1="4.183cm" svg:x2="24.236cm" svg:y2="4.114cm">
          <text:p/>
        </draw:line>
        <draw:line draw:style-name="gr3" draw:text-style-name="P1" draw:layer="layout" svg:x1="24.235cm" svg:y1="4.114cm" svg:x2="24.412cm" svg:y2="4.114cm">
          <text:p/>
        </draw:line>
        <draw:line draw:style-name="gr3" draw:text-style-name="P1" draw:layer="layout" svg:x1="24.655cm" svg:y1="4.42cm" svg:x2="24.655cm" svg:y2="4.002cm">
          <text:p/>
        </draw:line>
        <draw:path draw:style-name="gr2" draw:text-style-name="P2" draw:layer="layout" svg:width="0.287cm" svg:height="0.296cm" svg:x="24.258cm" svg:y="1.697cm" svg:viewBox="0 0 288 297" svg:d="M288 149c0 82-64 148-143 148-80 0-145-66-145-148s65-149 145-149c79 0 143 67 143 149z">
          <text:p/>
        </draw:path>
        <draw:line draw:style-name="gr5" draw:text-style-name="P1" draw:layer="layout" svg:x1="23.779cm" svg:y1="2.323cm" svg:x2="23.779cm" svg:y2="2.254cm">
          <text:p/>
        </draw:line>
        <draw:path draw:style-name="gr2" draw:text-style-name="P2" draw:layer="layout" svg:width="0.231cm" svg:height="0.237cm" svg:x="23.421cm" svg:y="2.17cm" svg:viewBox="0 0 232 238" svg:d="M232 119c0 65-53 119-117 119-63 0-115-54-115-119 0-67 52-119 115-119 64 0 117 52 117 119z">
          <text:p/>
        </draw:path>
        <draw:path draw:style-name="gr2" draw:text-style-name="P2" draw:layer="layout" svg:width="0.287cm" svg:height="0.296cm" svg:x="24.015cm" svg:y="2.338cm" svg:viewBox="0 0 288 297" svg:d="M288 148c0 82-65 149-144 149-80 0-144-67-144-149s64-148 144-148c79 0 144 66 144 148z">
          <text:p/>
        </draw:path>
        <draw:path draw:style-name="gr2" draw:text-style-name="P2" draw:layer="layout" svg:width="0.287cm" svg:height="0.296cm" svg:x="24.015cm" svg:y="1.993cm" svg:viewBox="0 0 288 297" svg:d="M288 149c0 82-65 148-144 148-80 0-144-66-144-148s64-149 144-149c79 0 144 67 144 149z">
          <text:p/>
        </draw:path>
        <draw:line draw:style-name="gr6" draw:text-style-name="P1" draw:layer="layout" svg:x1="23.805cm" svg:y1="5.288cm" svg:x2="23.66cm" svg:y2="5.288cm">
          <text:p/>
        </draw:line>
        <draw:line draw:style-name="gr7" draw:text-style-name="P1" draw:layer="layout" svg:x1="23.804cm" svg:y1="5.495cm" svg:x2="23.659cm" svg:y2="5.495cm">
          <text:p/>
        </draw:line>
        <draw:line draw:style-name="gr6" draw:text-style-name="P1" draw:layer="layout" svg:x1="24.522cm" svg:y1="5.288cm" svg:x2="24.377cm" svg:y2="5.288cm">
          <text:p/>
        </draw:line>
        <draw:line draw:style-name="gr7" draw:text-style-name="P1" draw:layer="layout" svg:x1="24.522cm" svg:y1="5.495cm" svg:x2="24.377cm" svg:y2="5.495cm">
          <text:p/>
        </draw:line>
        <draw:path draw:style-name="gr2" draw:text-style-name="P2" draw:layer="layout" svg:width="0.287cm" svg:height="0.296cm" svg:x="24.258cm" svg:y="2.831cm" svg:viewBox="0 0 288 297" svg:d="M288 149c0 82-64 148-143 148-80 0-145-66-145-148 0-83 65-149 145-149 79 0 143 66 143 149z">
          <text:p/>
        </draw:path>
        <draw:path draw:style-name="gr2" draw:text-style-name="P2" draw:layer="layout" svg:width="0.287cm" svg:height="0.296cm" svg:x="24.015cm" svg:y="3.127cm" svg:viewBox="0 0 288 297" svg:d="M288 149c0 82-65 148-144 148-80 0-144-66-144-148 0-83 64-149 144-149 79 0 144 66 144 149z">
          <text:p/>
        </draw:path>
        <draw:path draw:style-name="gr2" draw:text-style-name="P2" draw:layer="layout" svg:width="0.287cm" svg:height="0.296cm" svg:x="24.502cm" svg:y="3.127cm" svg:viewBox="0 0 288 297" svg:d="M288 149c0 82-64 148-143 148-81 0-145-66-145-148 0-83 64-149 145-149 79 0 143 66 143 149z">
          <text:p/>
        </draw:path>
        <draw:path draw:style-name="gr2" draw:text-style-name="P2" draw:layer="layout" svg:width="0.287cm" svg:height="0.296cm" svg:x="24.502cm" svg:y="3.472cm" svg:viewBox="0 0 288 297" svg:d="M288 149c0 82-64 148-143 148-81 0-145-66-145-148s64-149 145-149c79 0 143 67 143 149z">
          <text:p/>
        </draw:path>
        <draw:path draw:style-name="gr2" draw:text-style-name="P2" draw:layer="layout" svg:width="0.287cm" svg:height="0.296cm" svg:x="24.015cm" svg:y="3.472cm" svg:viewBox="0 0 288 297" svg:d="M288 149c0 82-65 148-144 148-80 0-144-66-144-148s64-149 144-149c79 0 144 67 144 149z">
          <text:p/>
        </draw:path>
        <draw:line draw:style-name="gr5" draw:text-style-name="P1" draw:layer="layout" svg:x1="23.779cm" svg:y1="3.458cm" svg:x2="23.779cm" svg:y2="3.389cm">
          <text:p/>
        </draw:line>
        <draw:path draw:style-name="gr2" draw:text-style-name="P2" draw:layer="layout" svg:width="0.231cm" svg:height="0.237cm" svg:x="23.421cm" svg:y="3.305cm" svg:viewBox="0 0 232 238" svg:d="M232 119c0 65-53 119-117 119-63 0-115-54-115-119 0-67 52-119 115-119 64 0 117 52 117 119z">
          <text:p/>
        </draw:path>
        <draw:line draw:style-name="gr5" draw:text-style-name="P1" draw:layer="layout" svg:x1="23.784cm" svg:y1="4.592cm" svg:x2="23.784cm" svg:y2="4.523cm">
          <text:p/>
        </draw:line>
        <draw:path draw:style-name="gr2" draw:text-style-name="P2" draw:layer="layout" svg:width="0.231cm" svg:height="0.238cm" svg:x="23.425cm" svg:y="4.439cm" svg:viewBox="0 0 232 239" svg:d="M232 118c0 67-53 121-116 121-64 0-116-54-116-121 0-65 52-118 116-118 63 0 116 53 116 118z">
          <text:p/>
        </draw:path>
        <draw:path draw:style-name="gr2" draw:text-style-name="P2" draw:layer="layout" svg:width="0.287cm" svg:height="0.296cm" svg:x="24.025cm" svg:y="4.271cm" svg:viewBox="0 0 288 297" svg:d="M288 149c0 82-65 148-144 148-80 0-144-66-144-148 0-83 64-149 144-149 79 0 144 66 144 149z">
          <text:p/>
        </draw:path>
        <draw:path draw:style-name="gr2" draw:text-style-name="P2" draw:layer="layout" svg:width="0.287cm" svg:height="0.296cm" svg:x="24.511cm" svg:y="4.271cm" svg:viewBox="0 0 288 297" svg:d="M288 149c0 82-64 148-143 148-80 0-145-66-145-148 0-83 65-149 145-149 79 0 143 66 143 149z">
          <text:p/>
        </draw:path>
        <draw:path draw:style-name="gr2" draw:text-style-name="P2" draw:layer="layout" svg:width="0.287cm" svg:height="0.296cm" svg:x="24.268cm" svg:y="3.966cm" svg:viewBox="0 0 288 297" svg:d="M288 149c0 82-64 148-143 148-80 0-145-66-145-148 0-83 65-149 145-149 79 0 143 66 143 149z">
          <text:p/>
        </draw:path>
        <draw:path draw:style-name="gr2" draw:text-style-name="P2" draw:layer="layout" svg:width="0.287cm" svg:height="0.296cm" svg:x="24.511cm" svg:y="4.617cm" svg:viewBox="0 0 288 297" svg:d="M288 149c0 82-64 148-143 148-80 0-145-66-145-148 0-83 65-149 145-149 79 0 143 66 143 149z">
          <text:p/>
        </draw:path>
        <draw:path draw:style-name="gr2" draw:text-style-name="P2" draw:layer="layout" svg:width="0.287cm" svg:height="0.296cm" svg:x="24.025cm" svg:y="4.617cm" svg:viewBox="0 0 288 297" svg:d="M288 149c0 82-65 148-144 148-80 0-144-66-144-148 0-83 64-149 144-149 79 0 144 66 144 149z">
          <text:p/>
        </draw:path>
        <draw:path draw:style-name="gr2" draw:text-style-name="P2" draw:layer="layout" svg:width="0.287cm" svg:height="0.296cm" svg:x="24.502cm" svg:y="2.338cm" svg:viewBox="0 0 288 297" svg:d="M288 148c0 82-64 149-143 149-81 0-145-67-145-149s64-148 145-148c79 0 143 66 143 148z">
          <text:p/>
        </draw:path>
        <draw:line draw:style-name="gr8" draw:text-style-name="P1" draw:layer="layout" svg:x1="25.408cm" svg:y1="1.924cm" svg:x2="25.408cm" svg:y2="2.062cm">
          <text:p/>
        </draw:line>
        <draw:line draw:style-name="gr8" draw:text-style-name="P1" draw:layer="layout" svg:x1="25.651cm" svg:y1="1.924cm" svg:x2="25.651cm" svg:y2="2.062cm">
          <text:p/>
        </draw:line>
        <draw:path draw:style-name="gr2" draw:text-style-name="P2" draw:layer="layout" svg:width="0.287cm" svg:height="0.296cm" svg:x="24.502cm" svg:y="1.993cm" svg:viewBox="0 0 288 297" svg:d="M288 149c0 82-64 148-143 148-81 0-145-66-145-148s64-149 145-149c79 0 143 67 143 149z">
          <text:p/>
        </draw:path>
        <draw:line draw:style-name="gr8" draw:text-style-name="P1" draw:layer="layout" svg:x1="25.097cm" svg:y1="2.769cm" svg:x2="25.183cm" svg:y2="2.769cm">
          <text:p/>
        </draw:line>
        <draw:path draw:style-name="gr2" draw:text-style-name="P2" draw:layer="layout" svg:width="0.287cm" svg:height="0.296cm" svg:x="26.217cm" svg:y="4.637cm" svg:viewBox="0 0 288 297" svg:d="M288 149c0 82-65 148-144 148-80 0-144-66-144-148s64-149 144-149c79 0 144 67 144 149z">
          <text:p/>
        </draw:path>
        <draw:line draw:style-name="gr9" draw:text-style-name="P1" draw:layer="layout" svg:x1="25.852cm" svg:y1="5.288cm" svg:x2="25.728cm" svg:y2="5.288cm">
          <text:p/>
        </draw:line>
        <draw:line draw:style-name="gr7" draw:text-style-name="P1" draw:layer="layout" svg:x1="25.863cm" svg:y1="5.495cm" svg:x2="25.718cm" svg:y2="5.495cm">
          <text:p/>
        </draw:line>
        <draw:line draw:style-name="gr7" draw:text-style-name="P1" draw:layer="layout" svg:x1="25.863cm" svg:y1="5.692cm" svg:x2="25.718cm" svg:y2="5.692cm">
          <text:p/>
        </draw:line>
        <draw:line draw:style-name="gr6" draw:text-style-name="P1" draw:layer="layout" svg:x1="26.581cm" svg:y1="5.288cm" svg:x2="26.436cm" svg:y2="5.288cm">
          <text:p/>
        </draw:line>
        <draw:line draw:style-name="gr7" draw:text-style-name="P1" draw:layer="layout" svg:x1="26.58cm" svg:y1="5.495cm" svg:x2="26.435cm" svg:y2="5.495cm">
          <text:p/>
        </draw:line>
        <draw:line draw:style-name="gr7" draw:text-style-name="P1" draw:layer="layout" svg:x1="26.58cm" svg:y1="5.692cm" svg:x2="26.435cm" svg:y2="5.692cm">
          <text:p/>
        </draw:line>
        <draw:line draw:style-name="gr6" draw:text-style-name="P1" draw:layer="layout" svg:x1="25.863cm" svg:y1="6.097cm" svg:x2="25.718cm" svg:y2="6.097cm">
          <text:p/>
        </draw:line>
        <draw:line draw:style-name="gr8" draw:text-style-name="P1" draw:layer="layout" svg:x1="25.91cm" svg:y1="7.309cm" svg:x2="25.91cm" svg:y2="7.398cm">
          <text:p/>
        </draw:line>
        <draw:path draw:style-name="gr2" draw:text-style-name="P2" draw:layer="layout" svg:width="0.288cm" svg:height="0.296cm" svg:x="26.363cm" svg:y="6.314cm" svg:viewBox="0 0 289 297" svg:d="M289 149c0 82-65 148-145 148-79 0-144-66-144-148 0-83 65-149 144-149 80 0 145 66 145 149z">
          <text:p/>
        </draw:path>
        <draw:path draw:style-name="gr2" draw:text-style-name="P2" draw:layer="layout" svg:width="0.288cm" svg:height="0.296cm" svg:x="26.363cm" svg:y="6.815cm" svg:viewBox="0 0 289 297" svg:d="M289 148c0 82-65 149-145 149-79 0-144-67-144-149s65-148 144-148c80 0 145 66 145 148z">
          <text:p/>
        </draw:path>
        <draw:path draw:style-name="gr2" draw:text-style-name="P2" draw:layer="layout" svg:width="0.287cm" svg:height="0.296cm" svg:x="25.646cm" svg:y="6.314cm" svg:viewBox="0 0 288 297" svg:d="M288 149c0 82-64 148-143 148-81 0-145-66-145-148 0-83 64-149 145-149 79 0 143 66 143 149z">
          <text:p/>
        </draw:path>
        <draw:path draw:style-name="gr2" draw:text-style-name="P2" draw:layer="layout" svg:width="0.287cm" svg:height="0.296cm" svg:x="25.646cm" svg:y="6.815cm" svg:viewBox="0 0 288 297" svg:d="M288 148c0 82-64 149-143 149-81 0-145-67-145-149s64-148 145-148c79 0 143 66 143 148z">
          <text:p/>
        </draw:path>
        <draw:path draw:style-name="gr2" draw:text-style-name="P2" draw:layer="layout" svg:width="0.239cm" svg:height="0.247cm" svg:x="27.105cm" svg:y="7.625cm" svg:viewBox="0 0 240 248" svg:d="M240 124c0 68-53 124-119 124-67 0-121-56-121-124 0-69 54-124 121-124 66 0 119 55 119 124z">
          <text:p/>
        </draw:path>
        <draw:line draw:style-name="gr8" draw:text-style-name="P1" draw:layer="layout" svg:x1="26.389cm" svg:y1="7.309cm" svg:x2="26.389cm" svg:y2="7.398cm">
          <text:p/>
        </draw:line>
        <draw:line draw:style-name="gr8" draw:text-style-name="P1" draw:layer="layout" svg:x1="26.627cm" svg:y1="7.309cm" svg:x2="26.627cm" svg:y2="7.398cm">
          <text:p/>
        </draw:line>
        <draw:line draw:style-name="gr8" draw:text-style-name="P1" draw:layer="layout" svg:x1="27.106cm" svg:y1="7.309cm" svg:x2="27.106cm" svg:y2="7.398cm">
          <text:p/>
        </draw:line>
        <draw:line draw:style-name="gr8" draw:text-style-name="P1" draw:layer="layout" svg:x1="27.346cm" svg:y1="7.309cm" svg:x2="27.346cm" svg:y2="7.398cm">
          <text:p/>
        </draw:line>
        <draw:path draw:style-name="gr2" draw:text-style-name="P2" draw:layer="layout" svg:width="0.24cm" svg:height="0.247cm" svg:x="26.387cm" svg:y="7.625cm" svg:viewBox="0 0 241 248" svg:d="M241 124c0 68-53 124-120 124s-121-56-121-124c0-69 54-124 121-124s120 55 120 124z">
          <text:p/>
        </draw:path>
        <draw:line draw:style-name="gr6" draw:text-style-name="P1" draw:layer="layout" svg:x1="27.297cm" svg:y1="5.288cm" svg:x2="27.154cm" svg:y2="5.288cm">
          <text:p/>
        </draw:line>
        <draw:line draw:style-name="gr7" draw:text-style-name="P1" draw:layer="layout" svg:x1="27.297cm" svg:y1="5.495cm" svg:x2="27.154cm" svg:y2="5.495cm">
          <text:p/>
        </draw:line>
        <draw:line draw:style-name="gr7" draw:text-style-name="P1" draw:layer="layout" svg:x1="27.297cm" svg:y1="5.692cm" svg:x2="27.154cm" svg:y2="5.692cm">
          <text:p/>
        </draw:line>
        <draw:line draw:style-name="gr7" draw:text-style-name="P1" draw:layer="layout" svg:x1="27.274cm" svg:y1="5.889cm" svg:x2="27.178cm" svg:y2="5.889cm">
          <text:p/>
        </draw:line>
        <draw:path draw:style-name="gr2" draw:text-style-name="P2" draw:layer="layout" svg:width="0.287cm" svg:height="0.296cm" svg:x="27.081cm" svg:y="6.314cm" svg:viewBox="0 0 288 297" svg:d="M288 149c0 82-64 148-143 148-81 0-145-66-145-148 0-83 64-149 145-149 79 0 143 66 143 149z">
          <text:p/>
        </draw:path>
        <draw:path draw:style-name="gr2" draw:text-style-name="P2" draw:layer="layout" svg:width="0.287cm" svg:height="0.296cm" svg:x="27.081cm" svg:y="6.815cm" svg:viewBox="0 0 288 297" svg:d="M288 148c0 82-64 149-143 149-81 0-145-67-145-149s64-148 145-148c79 0 143 66 143 148z">
          <text:p/>
        </draw:path>
        <draw:line draw:style-name="gr6" draw:text-style-name="P1" draw:layer="layout" svg:x1="27.297cm" svg:y1="6.097cm" svg:x2="27.154cm" svg:y2="6.097cm">
          <text:p/>
        </draw:line>
        <draw:line draw:style-name="gr9" draw:text-style-name="P1" draw:layer="layout" svg:x1="26.57cm" svg:y1="6.097cm" svg:x2="26.445cm" svg:y2="6.097cm">
          <text:p/>
        </draw:line>
        <draw:line draw:style-name="gr7" draw:text-style-name="P1" draw:layer="layout" svg:x1="26.556cm" svg:y1="5.889cm" svg:x2="26.46cm" svg:y2="5.889cm">
          <text:p/>
        </draw:line>
        <draw:path draw:style-name="gr2" draw:text-style-name="P2" draw:layer="layout" svg:width="0.24cm" svg:height="0.247cm" svg:x="24.999cm" svg:y="7.625cm" svg:viewBox="0 0 241 248" svg:d="M241 124c0 68-53 124-119 124-67 0-122-56-122-124 0-69 55-124 122-124 66 0 119 55 119 124z">
          <text:p/>
        </draw:path>
        <draw:line draw:style-name="gr8" draw:text-style-name="P1" draw:layer="layout" svg:x1="25.671cm" svg:y1="7.309cm" svg:x2="25.671cm" svg:y2="7.398cm">
          <text:p/>
        </draw:line>
        <draw:path draw:style-name="gr2" draw:text-style-name="P2" draw:layer="layout" svg:width="0.287cm" svg:height="0.296cm" svg:x="24.976cm" svg:y="6.314cm" svg:viewBox="0 0 288 297" svg:d="M288 149c0 82-65 148-144 148-80 0-144-66-144-148 0-83 64-149 144-149 79 0 144 66 144 149z">
          <text:p/>
        </draw:path>
        <draw:path draw:style-name="gr2" draw:text-style-name="P2" draw:layer="layout" svg:width="0.287cm" svg:height="0.296cm" svg:x="24.976cm" svg:y="6.815cm" svg:viewBox="0 0 288 297" svg:d="M288 148c0 82-65 149-144 149-80 0-144-67-144-149s64-148 144-148c79 0 144 66 144 148z">
          <text:p/>
        </draw:path>
        <draw:path draw:style-name="gr2" draw:text-style-name="P2" draw:layer="layout" svg:width="0.24cm" svg:height="0.247cm" svg:x="25.669cm" svg:y="7.625cm" svg:viewBox="0 0 241 248" svg:d="M241 124c0 68-53 124-119 124-67 0-122-56-122-124 0-69 55-124 122-124 66 0 119 55 119 124z">
          <text:p/>
        </draw:path>
        <draw:line draw:style-name="gr8" draw:text-style-name="P1" draw:layer="layout" svg:x1="25.001cm" svg:y1="7.309cm" svg:x2="25.001cm" svg:y2="7.398cm">
          <text:p/>
        </draw:line>
        <draw:line draw:style-name="gr8" draw:text-style-name="P1" draw:layer="layout" svg:x1="25.24cm" svg:y1="7.309cm" svg:x2="25.24cm" svg:y2="7.398cm">
          <text:p/>
        </draw:line>
        <draw:line draw:style-name="gr7" draw:text-style-name="P1" draw:layer="layout" svg:x1="25.837cm" svg:y1="5.889cm" svg:x2="25.741cm" svg:y2="5.889cm">
          <text:p/>
        </draw:line>
        <draw:line draw:style-name="gr6" draw:text-style-name="P1" draw:layer="layout" svg:x1="25.193cm" svg:y1="5.288cm" svg:x2="25.048cm" svg:y2="5.288cm">
          <text:p/>
        </draw:line>
        <draw:line draw:style-name="gr7" draw:text-style-name="P1" draw:layer="layout" svg:x1="25.192cm" svg:y1="5.495cm" svg:x2="25.047cm" svg:y2="5.495cm">
          <text:p/>
        </draw:line>
        <draw:line draw:style-name="gr7" draw:text-style-name="P1" draw:layer="layout" svg:x1="25.192cm" svg:y1="5.692cm" svg:x2="25.047cm" svg:y2="5.692cm">
          <text:p/>
        </draw:line>
        <draw:line draw:style-name="gr7" draw:text-style-name="P1" draw:layer="layout" svg:x1="25.167cm" svg:y1="5.889cm" svg:x2="25.071cm" svg:y2="5.889cm">
          <text:p/>
        </draw:line>
        <draw:line draw:style-name="gr6" draw:text-style-name="P1" draw:layer="layout" svg:x1="25.193cm" svg:y1="6.097cm" svg:x2="25.048cm" svg:y2="6.097cm">
          <text:p/>
        </draw:line>
        <draw:line draw:style-name="gr6" draw:text-style-name="P1" draw:layer="layout" svg:x1="24.522cm" svg:y1="6.097cm" svg:x2="24.377cm" svg:y2="6.097cm">
          <text:p/>
        </draw:line>
        <draw:line draw:style-name="gr7" draw:text-style-name="P1" draw:layer="layout" svg:x1="24.522cm" svg:y1="5.692cm" svg:x2="24.377cm" svg:y2="5.692cm">
          <text:p/>
        </draw:line>
        <draw:line draw:style-name="gr7" draw:text-style-name="P1" draw:layer="layout" svg:x1="24.498cm" svg:y1="5.889cm" svg:x2="24.402cm" svg:y2="5.889cm">
          <text:p/>
        </draw:line>
        <draw:path draw:style-name="gr2" draw:text-style-name="P2" draw:layer="layout" svg:width="0.288cm" svg:height="0.296cm" svg:x="24.305cm" svg:y="6.317cm" svg:viewBox="0 0 289 297" svg:d="M289 149c0 82-66 148-145 148s-144-66-144-148c0-83 65-149 144-149s145 66 145 149z">
          <text:p/>
        </draw:path>
        <draw:line draw:style-name="gr9" draw:text-style-name="P1" draw:layer="layout" svg:x1="23.793cm" svg:y1="6.097cm" svg:x2="23.669cm" svg:y2="6.097cm">
          <text:p/>
        </draw:line>
        <draw:line draw:style-name="gr10" draw:text-style-name="P1" draw:layer="layout" svg:x1="23.799cm" svg:y1="5.692cm" svg:x2="23.665cm" svg:y2="5.692cm">
          <text:p/>
        </draw:line>
        <draw:line draw:style-name="gr7" draw:text-style-name="P1" draw:layer="layout" svg:x1="23.779cm" svg:y1="5.889cm" svg:x2="23.683cm" svg:y2="5.889cm">
          <text:p/>
        </draw:line>
        <draw:path draw:style-name="gr2" draw:text-style-name="P2" draw:layer="layout" svg:width="0.287cm" svg:height="0.296cm" svg:x="23.588cm" svg:y="6.314cm" svg:viewBox="0 0 288 297" svg:d="M288 149c0 82-64 148-143 148-81 0-145-66-145-148 0-83 64-149 145-149 79 0 143 66 143 149z">
          <text:p/>
        </draw:path>
        <draw:path draw:style-name="gr2" draw:text-style-name="P2" draw:layer="layout" svg:width="0.287cm" svg:height="0.296cm" svg:x="23.588cm" svg:y="6.815cm" svg:viewBox="0 0 288 297" svg:d="M288 148c0 82-64 149-143 149-81 0-145-67-145-149s64-148 145-148c79 0 143 66 143 148z">
          <text:p/>
        </draw:path>
        <draw:path draw:style-name="gr2" draw:text-style-name="P2" draw:layer="layout" svg:width="0.288cm" svg:height="0.296cm" svg:x="24.305cm" svg:y="6.819cm" svg:viewBox="0 0 289 297" svg:d="M289 148c0 82-66 149-145 149s-144-67-144-149 65-148 144-148 145 66 145 148z">
          <text:p/>
        </draw:path>
        <draw:line draw:style-name="gr8" draw:text-style-name="P1" draw:layer="layout" svg:x1="24.331cm" svg:y1="7.309cm" svg:x2="24.331cm" svg:y2="7.398cm">
          <text:p/>
        </draw:line>
        <draw:line draw:style-name="gr8" draw:text-style-name="P1" draw:layer="layout" svg:x1="24.569cm" svg:y1="7.309cm" svg:x2="24.569cm" svg:y2="7.398cm">
          <text:p/>
        </draw:line>
        <draw:path draw:style-name="gr2" draw:text-style-name="P2" draw:layer="layout" svg:width="0.239cm" svg:height="0.247cm" svg:x="23.612cm" svg:y="7.625cm" svg:viewBox="0 0 240 248" svg:d="M240 124c0 68-53 124-119 124s-121-56-121-124c0-69 55-124 121-124s119 55 119 124z">
          <text:p/>
        </draw:path>
        <draw:line draw:style-name="gr8" draw:text-style-name="P1" draw:layer="layout" svg:x1="23.613cm" svg:y1="7.309cm" svg:x2="23.613cm" svg:y2="7.398cm">
          <text:p/>
        </draw:line>
        <draw:line draw:style-name="gr8" draw:text-style-name="P1" draw:layer="layout" svg:x1="23.852cm" svg:y1="7.309cm" svg:x2="23.852cm" svg:y2="7.398cm">
          <text:p/>
        </draw:line>
        <draw:path draw:style-name="gr2" draw:text-style-name="P2" draw:layer="layout" svg:width="0.24cm" svg:height="0.247cm" svg:x="24.329cm" svg:y="7.625cm" svg:viewBox="0 0 241 248" svg:d="M241 124c0 68-53 124-120 124-66 0-121-56-121-124 0-69 55-124 121-124 67 0 120 55 120 124z">
          <text:p/>
        </draw:path>
        <draw:path draw:style-name="gr2" draw:text-style-name="P2" draw:layer="layout" svg:width="0.287cm" svg:height="0.296cm" svg:x="26.702cm" svg:y="4.637cm" svg:viewBox="0 0 288 297" svg:d="M288 149c0 82-64 148-143 148-80 0-145-66-145-148s65-149 145-149c79 0 143 67 143 149z">
          <text:p/>
        </draw:path>
        <draw:path draw:style-name="gr2" draw:text-style-name="P2" draw:layer="layout" svg:width="0.287cm" svg:height="0.296cm" svg:x="26.217cm" svg:y="4.291cm" svg:viewBox="0 0 288 297" svg:d="M288 149c0 82-65 148-144 148-80 0-144-66-144-148 0-83 64-149 144-149 79 0 144 66 144 149z">
          <text:p/>
        </draw:path>
        <draw:path draw:style-name="gr2" draw:text-style-name="P2" draw:layer="layout" svg:width="0.287cm" svg:height="0.296cm" svg:x="26.702cm" svg:y="4.291cm" svg:viewBox="0 0 288 297" svg:d="M288 149c0 82-64 148-143 148-80 0-145-66-145-148 0-83 65-149 145-149 79 0 143 66 143 149z">
          <text:p/>
        </draw:path>
        <draw:path draw:style-name="gr2" draw:text-style-name="P2" draw:layer="layout" svg:width="0.286cm" svg:height="0.296cm" svg:x="26.46cm" svg:y="3.995cm" svg:viewBox="0 0 287 297" svg:d="M287 149c0 82-64 148-142 148-81 0-145-66-145-148 0-83 64-149 145-149 78 0 142 66 142 149z">
          <text:p/>
        </draw:path>
        <draw:path draw:style-name="gr2" draw:text-style-name="P2" draw:layer="layout" svg:width="0.287cm" svg:height="0.296cm" svg:x="26.702cm" svg:y="3.472cm" svg:viewBox="0 0 288 297" svg:d="M288 149c0 82-64 148-143 148-80 0-145-66-145-148s65-149 145-149c79 0 143 67 143 149z">
          <text:p/>
        </draw:path>
        <draw:line draw:style-name="gr5" draw:text-style-name="P1" draw:layer="layout" svg:x1="27.199cm" svg:y1="4.523cm" svg:x2="27.199cm" svg:y2="4.592cm">
          <text:p/>
        </draw:line>
        <draw:path draw:style-name="gr2" draw:text-style-name="P2" draw:layer="layout" svg:width="0.231cm" svg:height="0.238cm" svg:x="27.326cm" svg:y="4.439cm" svg:viewBox="0 0 232 239" svg:d="M232 118c0 67-53 121-116 121-64 0-116-54-116-121 0-65 52-118 116-118 63 0 116 53 116 118z">
          <text:p/>
        </draw:path>
        <draw:line draw:style-name="gr5" draw:text-style-name="P1" draw:layer="layout" svg:x1="27.199cm" svg:y1="3.389cm" svg:x2="27.199cm" svg:y2="3.458cm">
          <text:p/>
        </draw:line>
        <draw:path draw:style-name="gr2" draw:text-style-name="P2" draw:layer="layout" svg:width="0.231cm" svg:height="0.237cm" svg:x="27.326cm" svg:y="3.305cm" svg:viewBox="0 0 232 238" svg:d="M232 119c0 65-53 119-116 119-64 0-116-54-116-119 0-67 52-119 116-119 63 0 116 52 116 119z">
          <text:p/>
        </draw:path>
        <draw:path draw:style-name="gr2" draw:text-style-name="P2" draw:layer="layout" svg:width="0.287cm" svg:height="0.296cm" svg:x="26.217cm" svg:y="3.472cm" svg:viewBox="0 0 288 297" svg:d="M288 149c0 82-65 148-144 148-80 0-144-66-144-148s64-149 144-149c79 0 144 67 144 149z">
          <text:p/>
        </draw:path>
        <draw:path draw:style-name="gr2" draw:text-style-name="P2" draw:layer="layout" svg:width="0.286cm" svg:height="0.296cm" svg:x="26.46cm" svg:y="2.831cm" svg:viewBox="0 0 287 297" svg:d="M287 149c0 82-64 148-142 148-81 0-145-66-145-148 0-83 64-149 145-149 78 0 142 66 142 149z">
          <text:p/>
        </draw:path>
        <draw:path draw:style-name="gr2" draw:text-style-name="P2" draw:layer="layout" svg:width="0.287cm" svg:height="0.296cm" svg:x="26.217cm" svg:y="3.127cm" svg:viewBox="0 0 288 297" svg:d="M288 149c0 82-65 148-144 148-80 0-144-66-144-148 0-83 64-149 144-149 79 0 144 66 144 149z">
          <text:p/>
        </draw:path>
        <draw:path draw:style-name="gr2" draw:text-style-name="P2" draw:layer="layout" svg:width="0.287cm" svg:height="0.296cm" svg:x="26.702cm" svg:y="3.127cm" svg:viewBox="0 0 288 297" svg:d="M288 149c0 82-64 148-143 148-80 0-145-66-145-148 0-83 65-149 145-149 79 0 143 66 143 149z">
          <text:p/>
        </draw:path>
        <draw:path draw:style-name="gr2" draw:text-style-name="P2" draw:layer="layout" svg:width="0.286cm" svg:height="0.296cm" svg:x="26.46cm" svg:y="1.697cm" svg:viewBox="0 0 287 297" svg:d="M287 149c0 82-64 148-142 148-81 0-145-66-145-148s64-149 145-149c78 0 142 67 142 149z">
          <text:p/>
        </draw:path>
        <draw:path draw:style-name="gr2" draw:text-style-name="P2" draw:layer="layout" svg:width="0.287cm" svg:height="0.296cm" svg:x="26.707cm" svg:y="2.338cm" svg:viewBox="0 0 288 297" svg:d="M288 148c0 82-64 149-144 149s-144-67-144-149 64-148 144-148 144 66 144 148z">
          <text:p/>
        </draw:path>
        <draw:path draw:style-name="gr2" draw:text-style-name="P2" draw:layer="layout" svg:width="0.287cm" svg:height="0.296cm" svg:x="26.221cm" svg:y="2.338cm" svg:viewBox="0 0 288 297" svg:d="M288 148c0 82-64 149-143 149-81 0-145-67-145-149s64-148 145-148c79 0 143 66 143 148z">
          <text:p/>
        </draw:path>
        <draw:line draw:style-name="gr5" draw:text-style-name="P1" draw:layer="layout" svg:x1="27.21cm" svg:y1="2.254cm" svg:x2="27.21cm" svg:y2="2.323cm">
          <text:p/>
        </draw:line>
        <draw:path draw:style-name="gr2" draw:text-style-name="P2" draw:layer="layout" svg:width="0.231cm" svg:height="0.237cm" svg:x="27.338cm" svg:y="2.17cm" svg:viewBox="0 0 232 238" svg:d="M232 119c0 65-53 119-117 119-63 0-115-54-115-119 0-67 52-119 115-119 64 0 117 52 117 119z">
          <text:p/>
        </draw:path>
        <draw:path draw:style-name="gr2" draw:text-style-name="P2" draw:layer="layout" svg:width="0.287cm" svg:height="0.296cm" svg:x="26.221cm" svg:y="1.993cm" svg:viewBox="0 0 288 297" svg:d="M288 149c0 82-64 148-143 148-81 0-145-66-145-148s64-149 145-149c79 0 143 67 143 149z">
          <text:p/>
        </draw:path>
        <draw:path draw:style-name="gr2" draw:text-style-name="P2" draw:layer="layout" svg:width="0.287cm" svg:height="0.296cm" svg:x="26.707cm" svg:y="1.993cm" svg:viewBox="0 0 288 297" svg:d="M288 149c0 82-64 148-144 148s-144-66-144-148 64-149 144-149 144 67 144 149z">
          <text:p/>
        </draw:path>
        <draw:path draw:style-name="gr2" draw:text-style-name="P2" draw:layer="layout" svg:width="0.201cm" svg:height="0.207cm" svg:x="25.039cm" svg:y="2.916cm" svg:viewBox="0 0 202 208" svg:d="M202 105c0 57-45 103-101 103s-101-46-101-103c0-58 45-105 101-105s101 47 101 105z">
          <text:p/>
        </draw:path>
        <draw:path draw:style-name="gr2" draw:text-style-name="P2" draw:layer="layout" svg:width="0.201cm" svg:height="0.207cm" svg:x="25.039cm" svg:y="3.167cm" svg:viewBox="0 0 202 208" svg:d="M202 104c0 57-45 104-101 104s-101-47-101-104c0-58 45-104 101-104s101 46 101 104z">
          <text:p/>
        </draw:path>
        <draw:path draw:style-name="gr2" draw:text-style-name="P2" draw:layer="layout" svg:width="0.201cm" svg:height="0.207cm" svg:x="25.039cm" svg:y="3.417cm" svg:viewBox="0 0 202 208" svg:d="M202 104c0 58-45 104-101 104s-101-46-101-104 45-104 101-104 101 46 101 104z">
          <text:p/>
        </draw:path>
        <draw:path draw:style-name="gr2" draw:text-style-name="P2" draw:layer="layout" svg:width="0.201cm" svg:height="0.207cm" svg:x="25.039cm" svg:y="3.668cm" svg:viewBox="0 0 202 208" svg:d="M202 104c0 58-45 104-101 104s-101-46-101-104 45-104 101-104 101 46 101 104z">
          <text:p/>
        </draw:path>
        <draw:path draw:style-name="gr2" draw:text-style-name="P2" draw:layer="layout" svg:width="0.201cm" svg:height="0.207cm" svg:x="25.039cm" svg:y="3.918cm" svg:viewBox="0 0 202 208" svg:d="M202 105c0 57-45 103-101 103s-101-46-101-103c0-59 45-105 101-105s101 46 101 105z">
          <text:p/>
        </draw:path>
        <draw:path draw:style-name="gr2" draw:text-style-name="P2" draw:layer="layout" svg:width="0.201cm" svg:height="0.207cm" svg:x="25.039cm" svg:y="4.169cm" svg:viewBox="0 0 202 208" svg:d="M202 105c0 57-45 103-101 103s-101-46-101-103c0-58 45-105 101-105s101 47 101 105z">
          <text:p/>
        </draw:path>
        <draw:path draw:style-name="gr2" draw:text-style-name="P2" draw:layer="layout" svg:width="0.201cm" svg:height="0.207cm" svg:x="25.768cm" svg:y="4.169cm" svg:viewBox="0 0 202 208" svg:d="M202 105c0 57-46 103-101 103-56 0-101-46-101-103 0-58 45-105 101-105 55 0 101 47 101 105z">
          <text:p/>
        </draw:path>
        <draw:path draw:style-name="gr2" draw:text-style-name="P2" draw:layer="layout" svg:width="0.201cm" svg:height="0.207cm" svg:x="25.768cm" svg:y="3.918cm" svg:viewBox="0 0 202 208" svg:d="M202 105c0 57-46 103-101 103-56 0-101-46-101-103 0-59 45-105 101-105 55 0 101 46 101 105z">
          <text:p/>
        </draw:path>
        <draw:path draw:style-name="gr2" draw:text-style-name="P2" draw:layer="layout" svg:width="0.201cm" svg:height="0.207cm" svg:x="25.768cm" svg:y="3.668cm" svg:viewBox="0 0 202 208" svg:d="M202 104c0 58-46 104-101 104-56 0-101-46-101-104s45-104 101-104c55 0 101 46 101 104z">
          <text:p/>
        </draw:path>
        <draw:path draw:style-name="gr2" draw:text-style-name="P2" draw:layer="layout" svg:width="0.201cm" svg:height="0.207cm" svg:x="25.768cm" svg:y="3.417cm" svg:viewBox="0 0 202 208" svg:d="M202 104c0 58-46 104-101 104-56 0-101-46-101-104s45-104 101-104c55 0 101 46 101 104z">
          <text:p/>
        </draw:path>
        <draw:path draw:style-name="gr2" draw:text-style-name="P2" draw:layer="layout" svg:width="0.201cm" svg:height="0.207cm" svg:x="25.768cm" svg:y="3.167cm" svg:viewBox="0 0 202 208" svg:d="M202 104c0 57-46 104-101 104-56 0-101-47-101-104 0-58 45-104 101-104 55 0 101 46 101 104z">
          <text:p/>
        </draw:path>
        <draw:path draw:style-name="gr2" draw:text-style-name="P2" draw:layer="layout" svg:width="0.201cm" svg:height="0.207cm" svg:x="25.768cm" svg:y="2.916cm" svg:viewBox="0 0 202 208" svg:d="M202 105c0 57-46 103-101 103-56 0-101-46-101-103 0-58 45-105 101-105 55 0 101 47 101 105z">
          <text:p/>
        </draw:path>
        <draw:path draw:style-name="gr2" draw:text-style-name="P2" draw:layer="layout" svg:width="0.201cm" svg:height="0.207cm" svg:x="25.768cm" svg:y="2.665cm" svg:viewBox="0 0 202 208" svg:d="M202 105c0 57-46 103-101 103-56 0-101-46-101-103 0-59 45-105 101-105 55 0 101 46 101 105z">
          <text:p/>
        </draw:path>
        <draw:path draw:style-name="gr11" draw:text-style-name="P3" draw:layer="layout" svg:width="0.096cm" svg:height="0.099cm" svg:x="24.354cm" svg:y="1.795cm" svg:viewBox="0 0 97 100" svg:d="M97 50c0 28-22 50-48 50-28 0-49-22-49-50 0-27 21-50 49-50 26 0 48 23 48 50z">
          <text:p/>
        </draw:path>
        <draw:path draw:style-name="gr11" draw:text-style-name="P3" draw:layer="layout" svg:width="0.096cm" svg:height="0.099cm" svg:x="23.731cm" svg:y="2.239cm" svg:viewBox="0 0 97 100" svg:d="M97 49c0 28-21 51-49 51-26 0-48-23-48-51 0-27 22-49 48-49 28 0 49 22 49 49z">
          <text:p/>
        </draw:path>
        <draw:path draw:style-name="gr11" draw:text-style-name="P3" draw:layer="layout" svg:width="0.096cm" svg:height="0.099cm" svg:x="23.488cm" svg:y="2.239cm" svg:viewBox="0 0 97 100" svg:d="M97 49c0 28-21 51-48 51-26 0-49-23-49-51 0-27 23-49 49-49 27 0 48 22 48 49z">
          <text:p/>
        </draw:path>
        <draw:path draw:style-name="gr11" draw:text-style-name="P3" draw:layer="layout" svg:width="0.096cm" svg:height="0.099cm" svg:x="24.111cm" svg:y="2.437cm" svg:viewBox="0 0 97 100" svg:d="M97 49c0 28-23 51-49 51-27 0-48-23-48-51 0-27 21-49 48-49 26 0 49 22 49 49z">
          <text:p/>
        </draw:path>
        <draw:path draw:style-name="gr11" draw:text-style-name="P3" draw:layer="layout" svg:width="0.096cm" svg:height="0.099cm" svg:x="24.111cm" svg:y="2.091cm" svg:viewBox="0 0 97 100" svg:d="M97 50c0 28-23 50-49 50-27 0-48-22-48-50 0-27 21-50 48-50 26 0 49 23 49 50z">
          <text:p/>
        </draw:path>
        <draw:path draw:style-name="gr11" draw:text-style-name="P3" draw:layer="layout" svg:width="0.096cm" svg:height="0.099cm" svg:x="23.684cm" svg:y="5.238cm" svg:viewBox="0 0 97 100" svg:d="M97 50c0 28-22 50-48 50-28 0-49-22-49-50s21-50 49-50c26 0 48 22 48 50z">
          <text:p/>
        </draw:path>
        <draw:path draw:style-name="gr11" draw:text-style-name="P3" draw:layer="layout" svg:width="0.096cm" svg:height="0.099cm" svg:x="23.684cm" svg:y="5.445cm" svg:viewBox="0 0 97 100" svg:d="M97 50c0 28-22 50-48 50-28 0-49-22-49-50 0-27 21-50 49-50 26 0 48 23 48 50z">
          <text:p/>
        </draw:path>
        <draw:path draw:style-name="gr11" draw:text-style-name="P3" draw:layer="layout" svg:width="0.097cm" svg:height="0.099cm" svg:x="24.401cm" svg:y="5.238cm" svg:viewBox="0 0 98 100" svg:d="M98 50c0 28-22 50-50 50-26 0-48-22-48-50s22-50 48-50c28 0 50 22 50 50z">
          <text:p/>
        </draw:path>
        <draw:path draw:style-name="gr11" draw:text-style-name="P3" draw:layer="layout" svg:width="0.097cm" svg:height="0.099cm" svg:x="24.401cm" svg:y="5.445cm" svg:viewBox="0 0 98 100" svg:d="M98 50c0 28-22 50-50 50-26 0-48-22-48-50 0-27 22-50 48-50 28 0 50 23 50 50z">
          <text:p/>
        </draw:path>
        <draw:path draw:style-name="gr11" draw:text-style-name="P3" draw:layer="layout" svg:width="0.096cm" svg:height="0.099cm" svg:x="24.354cm" svg:y="2.93cm" svg:viewBox="0 0 97 100" svg:d="M97 49c0 28-22 51-48 51-28 0-49-23-49-51 0-26 21-49 49-49 26 0 48 23 48 49z">
          <text:p/>
        </draw:path>
        <draw:path draw:style-name="gr11" draw:text-style-name="P3" draw:layer="layout" svg:width="0.096cm" svg:height="0.099cm" svg:x="24.111cm" svg:y="3.226cm" svg:viewBox="0 0 97 100" svg:d="M97 49c0 28-23 51-49 51-27 0-48-23-48-51 0-26 21-49 48-49 26 0 49 23 49 49z">
          <text:p/>
        </draw:path>
        <draw:path draw:style-name="gr11" draw:text-style-name="P3" draw:layer="layout" svg:width="0.096cm" svg:height="0.099cm" svg:x="24.597cm" svg:y="3.226cm" svg:viewBox="0 0 97 100" svg:d="M97 49c0 28-22 51-49 51s-48-23-48-51c0-26 21-49 48-49s49 23 49 49z">
          <text:p/>
        </draw:path>
        <draw:path draw:style-name="gr11" draw:text-style-name="P3" draw:layer="layout" svg:width="0.096cm" svg:height="0.099cm" svg:x="24.597cm" svg:y="3.571cm" svg:viewBox="0 0 97 100" svg:d="M97 50c0 28-22 50-49 50s-48-22-48-50 21-50 48-50 49 22 49 50z">
          <text:p/>
        </draw:path>
        <draw:path draw:style-name="gr11" draw:text-style-name="P3" draw:layer="layout" svg:width="0.096cm" svg:height="0.099cm" svg:x="24.111cm" svg:y="3.571cm" svg:viewBox="0 0 97 100" svg:d="M97 50c0 28-23 50-49 50-27 0-48-22-48-50s21-50 48-50c26 0 49 22 49 50z">
          <text:p/>
        </draw:path>
        <draw:path draw:style-name="gr11" draw:text-style-name="P3" draw:layer="layout" svg:width="0.096cm" svg:height="0.099cm" svg:x="23.731cm" svg:y="3.374cm" svg:viewBox="0 0 97 100" svg:d="M97 50c0 28-21 50-49 50-26 0-48-22-48-50s22-50 48-50c28 0 49 22 49 50z">
          <text:p/>
        </draw:path>
        <draw:path draw:style-name="gr11" draw:text-style-name="P3" draw:layer="layout" svg:width="0.096cm" svg:height="0.099cm" svg:x="23.488cm" svg:y="3.374cm" svg:viewBox="0 0 97 100" svg:d="M97 50c0 28-21 50-48 50-26 0-49-22-49-50s23-50 49-50c27 0 48 22 48 50z">
          <text:p/>
        </draw:path>
        <draw:path draw:style-name="gr11" draw:text-style-name="P3" draw:layer="layout" svg:width="0.096cm" svg:height="0.099cm" svg:x="23.736cm" svg:y="4.508cm" svg:viewBox="0 0 97 100" svg:d="M97 49c0 28-22 51-49 51s-48-23-48-51c0-26 21-49 48-49s49 23 49 49z">
          <text:p/>
        </draw:path>
        <draw:path draw:style-name="gr11" draw:text-style-name="P3" draw:layer="layout" svg:width="0.096cm" svg:height="0.099cm" svg:x="23.493cm" svg:y="4.508cm" svg:viewBox="0 0 97 100" svg:d="M97 49c0 28-22 51-48 51-28 0-49-23-49-51 0-26 21-49 49-49 26 0 48 23 48 49z">
          <text:p/>
        </draw:path>
        <draw:path draw:style-name="gr11" draw:text-style-name="P3" draw:layer="layout" svg:width="0.096cm" svg:height="0.099cm" svg:x="24.121cm" svg:y="4.37cm" svg:viewBox="0 0 97 100" svg:d="M97 50c0 28-22 50-49 50s-48-22-48-50c0-27 21-50 48-50s49 23 49 50z">
          <text:p/>
        </draw:path>
        <draw:path draw:style-name="gr11" draw:text-style-name="P3" draw:layer="layout" svg:width="0.096cm" svg:height="0.099cm" svg:x="24.607cm" svg:y="4.37cm" svg:viewBox="0 0 97 100" svg:d="M97 50c0 28-22 50-49 50s-48-22-48-50c0-27 21-50 48-50s49 23 49 50z">
          <text:p/>
        </draw:path>
        <draw:path draw:style-name="gr11" draw:text-style-name="P3" draw:layer="layout" svg:width="0.096cm" svg:height="0.099cm" svg:x="24.364cm" svg:y="4.064cm" svg:viewBox="0 0 97 100" svg:d="M97 50c0 28-22 50-48 50-27 0-49-22-49-50s22-50 49-50c26 0 48 22 48 50z">
          <text:p/>
        </draw:path>
        <draw:path draw:style-name="gr11" draw:text-style-name="P3" draw:layer="layout" svg:width="0.096cm" svg:height="0.099cm" svg:x="24.607cm" svg:y="4.715cm" svg:viewBox="0 0 97 100" svg:d="M97 49c0 28-22 51-49 51s-48-23-48-51c0-27 21-49 48-49s49 22 49 49z">
          <text:p/>
        </draw:path>
        <draw:path draw:style-name="gr11" draw:text-style-name="P3" draw:layer="layout" svg:width="0.096cm" svg:height="0.099cm" svg:x="24.121cm" svg:y="4.715cm" svg:viewBox="0 0 97 100" svg:d="M97 49c0 28-22 51-49 51s-48-23-48-51c0-27 21-49 48-49s49 22 49 49z">
          <text:p/>
        </draw:path>
        <draw:path draw:style-name="gr11" draw:text-style-name="P3" draw:layer="layout" svg:width="0.096cm" svg:height="0.099cm" svg:x="24.597cm" svg:y="2.437cm" svg:viewBox="0 0 97 100" svg:d="M97 49c0 28-22 51-49 51s-48-23-48-51c0-27 21-49 48-49s49 22 49 49z">
          <text:p/>
        </draw:path>
        <draw:path draw:style-name="gr11" draw:text-style-name="P3" draw:layer="layout" svg:width="0.114cm" svg:height="0.117cm" svg:x="25.35cm" svg:y="1.934cm" svg:viewBox="0 0 115 118" svg:d="M115 59c0 33-26 59-57 59-32 0-58-26-58-59s26-59 58-59c31 0 57 26 57 59z">
          <text:p/>
        </draw:path>
        <draw:path draw:style-name="gr11" draw:text-style-name="P3" draw:layer="layout" svg:width="0.114cm" svg:height="0.117cm" svg:x="25.593cm" svg:y="1.934cm" svg:viewBox="0 0 115 118" svg:d="M115 59c0 33-26 59-57 59-32 0-58-26-58-59s26-59 58-59c31 0 57 26 57 59z">
          <text:p/>
        </draw:path>
        <draw:path draw:style-name="gr11" draw:text-style-name="P3" draw:layer="layout" svg:width="0.096cm" svg:height="0.099cm" svg:x="24.597cm" svg:y="2.091cm" svg:viewBox="0 0 97 100" svg:d="M97 50c0 28-22 50-49 50s-48-22-48-50c0-27 21-50 48-50s49 23 49 50z">
          <text:p/>
        </draw:path>
        <draw:path draw:style-name="gr11" draw:text-style-name="P3" draw:layer="layout" svg:width="0.096cm" svg:height="0.099cm" svg:x="25.091cm" svg:y="2.72cm" svg:viewBox="0 0 97 100" svg:d="M97 50c0 28-22 50-49 50s-48-22-48-50c0-26 21-50 48-50s49 24 49 50z">
          <text:p/>
        </draw:path>
        <draw:path draw:style-name="gr11" draw:text-style-name="P3" draw:layer="layout" svg:width="0.095cm" svg:height="0.099cm" svg:x="26.313cm" svg:y="4.735cm" svg:viewBox="0 0 96 100" svg:d="M96 50c0 28-21 50-48 50s-48-22-48-50 21-50 48-50 48 22 48 50z">
          <text:p/>
        </draw:path>
        <draw:path draw:style-name="gr11" draw:text-style-name="P3" draw:layer="layout" svg:width="0.096cm" svg:height="0.099cm" svg:x="25.742cm" svg:y="5.238cm" svg:viewBox="0 0 97 100" svg:d="M97 50c0 28-22 50-48 50-28 0-49-22-49-50s21-50 49-50c26 0 48 22 48 50z">
          <text:p/>
        </draw:path>
        <draw:path draw:style-name="gr11" draw:text-style-name="P3" draw:layer="layout" svg:width="0.096cm" svg:height="0.099cm" svg:x="25.742cm" svg:y="5.445cm" svg:viewBox="0 0 97 100" svg:d="M97 50c0 28-22 50-48 50-28 0-49-22-49-50 0-27 21-50 49-50 26 0 48 23 48 50z">
          <text:p/>
        </draw:path>
        <draw:path draw:style-name="gr11" draw:text-style-name="P3" draw:layer="layout" svg:width="0.096cm" svg:height="0.099cm" svg:x="25.742cm" svg:y="5.643cm" svg:viewBox="0 0 97 100" svg:d="M97 50c0 28-22 50-48 50-28 0-49-22-49-50 0-27 21-50 49-50 26 0 48 23 48 50z">
          <text:p/>
        </draw:path>
        <draw:path draw:style-name="gr11" draw:text-style-name="P3" draw:layer="layout" svg:width="0.096cm" svg:height="0.099cm" svg:x="26.46cm" svg:y="5.238cm" svg:viewBox="0 0 97 100" svg:d="M97 50c0 28-22 50-49 50s-48-22-48-50 21-50 48-50 49 22 49 50z">
          <text:p/>
        </draw:path>
        <draw:path draw:style-name="gr11" draw:text-style-name="P3" draw:layer="layout" svg:width="0.096cm" svg:height="0.099cm" svg:x="26.46cm" svg:y="5.445cm" svg:viewBox="0 0 97 100" svg:d="M97 50c0 28-22 50-49 50s-48-22-48-50c0-27 21-50 48-50s49 23 49 50z">
          <text:p/>
        </draw:path>
        <draw:path draw:style-name="gr11" draw:text-style-name="P3" draw:layer="layout" svg:width="0.096cm" svg:height="0.099cm" svg:x="26.46cm" svg:y="5.643cm" svg:viewBox="0 0 97 100" svg:d="M97 50c0 28-22 50-49 50s-48-22-48-50c0-27 21-50 48-50s49 23 49 50z">
          <text:p/>
        </draw:path>
        <draw:path draw:style-name="gr11" draw:text-style-name="P3" draw:layer="layout" svg:width="0.096cm" svg:height="0.099cm" svg:x="25.742cm" svg:y="6.047cm" svg:viewBox="0 0 97 100" svg:d="M97 50c0 28-22 50-48 50-28 0-49-22-49-50 0-26 21-50 49-50 26 0 48 24 48 50z">
          <text:p/>
        </draw:path>
        <draw:path draw:style-name="gr11" draw:text-style-name="P3" draw:layer="layout" svg:width="0.096cm" svg:height="0.099cm" svg:x="25.862cm" svg:y="7.304cm" svg:viewBox="0 0 97 100" svg:d="M97 50c0 28-22 50-48 50-28 0-49-22-49-50 0-27 21-50 49-50 26 0 48 23 48 50z">
          <text:p/>
        </draw:path>
        <draw:path draw:style-name="gr11" draw:text-style-name="P3" draw:layer="layout" svg:width="0.096cm" svg:height="0.099cm" svg:x="26.46cm" svg:y="6.412cm" svg:viewBox="0 0 97 100" svg:d="M97 50c0 28-22 50-49 50s-48-22-48-50c0-27 21-50 48-50s49 23 49 50z">
          <text:p/>
        </draw:path>
        <draw:path draw:style-name="gr11" draw:text-style-name="P3" draw:layer="layout" svg:width="0.096cm" svg:height="0.099cm" svg:x="26.46cm" svg:y="6.913cm" svg:viewBox="0 0 97 100" svg:d="M97 50c0 28-22 50-49 50s-48-22-48-50c0-27 21-50 48-50s49 23 49 50z">
          <text:p/>
        </draw:path>
        <draw:path draw:style-name="gr11" draw:text-style-name="P3" draw:layer="layout" svg:width="0.096cm" svg:height="0.099cm" svg:x="25.742cm" svg:y="6.412cm" svg:viewBox="0 0 97 100" svg:d="M97 50c0 28-22 50-48 50-28 0-49-22-49-50 0-27 21-50 49-50 26 0 48 23 48 50z">
          <text:p/>
        </draw:path>
        <draw:path draw:style-name="gr11" draw:text-style-name="P3" draw:layer="layout" svg:width="0.096cm" svg:height="0.099cm" svg:x="25.742cm" svg:y="6.913cm" svg:viewBox="0 0 97 100" svg:d="M97 50c0 28-22 50-48 50-28 0-49-22-49-50 0-27 21-50 49-50 26 0 48 23 48 50z">
          <text:p/>
        </draw:path>
        <draw:path draw:style-name="gr11" draw:text-style-name="P3" draw:layer="layout" svg:width="0.096cm" svg:height="0.099cm" svg:x="27.177cm" svg:y="7.699cm" svg:viewBox="0 0 97 100" svg:d="M97 50c0 28-21 50-49 50-26 0-48-22-48-50 0-27 22-50 48-50 28 0 49 23 49 50z">
          <text:p/>
        </draw:path>
        <draw:path draw:style-name="gr11" draw:text-style-name="P3" draw:layer="layout" svg:width="0.096cm" svg:height="0.099cm" svg:x="26.34cm" svg:y="7.304cm" svg:viewBox="0 0 97 100" svg:d="M97 50c0 28-22 50-48 50-28 0-49-22-49-50 0-27 21-50 49-50 26 0 48 23 48 50z">
          <text:p/>
        </draw:path>
        <draw:path draw:style-name="gr11" draw:text-style-name="P3" draw:layer="layout" svg:width="0.096cm" svg:height="0.099cm" svg:x="26.579cm" svg:y="7.304cm" svg:viewBox="0 0 97 100" svg:d="M97 50c0 28-22 50-49 50-26 0-48-22-48-50 0-27 22-50 48-50 27 0 49 23 49 50z">
          <text:p/>
        </draw:path>
        <draw:path draw:style-name="gr11" draw:text-style-name="P3" draw:layer="layout" svg:width="0.096cm" svg:height="0.099cm" svg:x="27.057cm" svg:y="7.304cm" svg:viewBox="0 0 97 100" svg:d="M97 50c0 28-22 50-49 50-26 0-48-22-48-50 0-27 22-50 48-50 27 0 49 23 49 50z">
          <text:p/>
        </draw:path>
        <draw:path draw:style-name="gr11" draw:text-style-name="P3" draw:layer="layout" svg:width="0.096cm" svg:height="0.099cm" svg:x="27.298cm" svg:y="7.304cm" svg:viewBox="0 0 97 100" svg:d="M97 50c0 28-22 50-48 50-28 0-49-22-49-50 0-27 21-50 49-50 26 0 48 23 48 50z">
          <text:p/>
        </draw:path>
        <draw:path draw:style-name="gr11" draw:text-style-name="P3" draw:layer="layout" svg:width="0.096cm" svg:height="0.099cm" svg:x="26.46cm" svg:y="7.699cm" svg:viewBox="0 0 97 100" svg:d="M97 50c0 28-22 50-49 50s-48-22-48-50c0-27 21-50 48-50s49 23 49 50z">
          <text:p/>
        </draw:path>
        <draw:path draw:style-name="gr11" draw:text-style-name="P3" draw:layer="layout" svg:width="0.096cm" svg:height="0.099cm" svg:x="27.177cm" svg:y="5.238cm" svg:viewBox="0 0 97 100" svg:d="M97 50c0 28-21 50-49 50-26 0-48-22-48-50s22-50 48-50c28 0 49 22 49 50z">
          <text:p/>
        </draw:path>
        <draw:path draw:style-name="gr11" draw:text-style-name="P3" draw:layer="layout" svg:width="0.096cm" svg:height="0.099cm" svg:x="27.177cm" svg:y="5.445cm" svg:viewBox="0 0 97 100" svg:d="M97 50c0 28-21 50-49 50-26 0-48-22-48-50 0-27 22-50 48-50 28 0 49 23 49 50z">
          <text:p/>
        </draw:path>
        <draw:path draw:style-name="gr11" draw:text-style-name="P3" draw:layer="layout" svg:width="0.096cm" svg:height="0.099cm" svg:x="27.177cm" svg:y="5.643cm" svg:viewBox="0 0 97 100" svg:d="M97 50c0 28-21 50-49 50-26 0-48-22-48-50 0-27 22-50 48-50 28 0 49 23 49 50z">
          <text:p/>
        </draw:path>
        <draw:path draw:style-name="gr11" draw:text-style-name="P3" draw:layer="layout" svg:width="0.096cm" svg:height="0.099cm" svg:x="27.177cm" svg:y="5.84cm" svg:viewBox="0 0 97 100" svg:d="M97 50c0 28-21 50-49 50-26 0-48-22-48-50 0-27 22-50 48-50 28 0 49 23 49 50z">
          <text:p/>
        </draw:path>
        <draw:path draw:style-name="gr11" draw:text-style-name="P3" draw:layer="layout" svg:width="0.096cm" svg:height="0.099cm" svg:x="27.177cm" svg:y="6.412cm" svg:viewBox="0 0 97 100" svg:d="M97 50c0 28-21 50-49 50-26 0-48-22-48-50 0-27 22-50 48-50 28 0 49 23 49 50z">
          <text:p/>
        </draw:path>
        <draw:path draw:style-name="gr11" draw:text-style-name="P3" draw:layer="layout" svg:width="0.096cm" svg:height="0.099cm" svg:x="27.177cm" svg:y="6.913cm" svg:viewBox="0 0 97 100" svg:d="M97 50c0 28-21 50-49 50-26 0-48-22-48-50 0-27 22-50 48-50 28 0 49 23 49 50z">
          <text:p/>
        </draw:path>
        <draw:path draw:style-name="gr11" draw:text-style-name="P3" draw:layer="layout" svg:width="0.096cm" svg:height="0.099cm" svg:x="27.177cm" svg:y="6.047cm" svg:viewBox="0 0 97 100" svg:d="M97 50c0 28-21 50-49 50-26 0-48-22-48-50 0-26 22-50 48-50 28 0 49 24 49 50z">
          <text:p/>
        </draw:path>
        <draw:path draw:style-name="gr11" draw:text-style-name="P3" draw:layer="layout" svg:width="0.096cm" svg:height="0.099cm" svg:x="26.46cm" svg:y="6.047cm" svg:viewBox="0 0 97 100" svg:d="M97 50c0 28-22 50-49 50s-48-22-48-50c0-26 21-50 48-50s49 24 49 50z">
          <text:p/>
        </draw:path>
        <draw:path draw:style-name="gr11" draw:text-style-name="P3" draw:layer="layout" svg:width="0.096cm" svg:height="0.099cm" svg:x="26.46cm" svg:y="5.84cm" svg:viewBox="0 0 97 100" svg:d="M97 50c0 28-22 50-49 50s-48-22-48-50c0-27 21-50 48-50s49 23 49 50z">
          <text:p/>
        </draw:path>
        <draw:path draw:style-name="gr11" draw:text-style-name="P3" draw:layer="layout" svg:width="0.096cm" svg:height="0.099cm" svg:x="25.072cm" svg:y="7.699cm" svg:viewBox="0 0 97 100" svg:d="M97 50c0 28-22 50-49 50s-48-22-48-50c0-27 21-50 48-50s49 23 49 50z">
          <text:p/>
        </draw:path>
        <draw:path draw:style-name="gr11" draw:text-style-name="P3" draw:layer="layout" svg:width="0.096cm" svg:height="0.099cm" svg:x="25.623cm" svg:y="7.304cm" svg:viewBox="0 0 97 100" svg:d="M97 50c0 28-23 50-49 50-27 0-48-22-48-50 0-27 21-50 48-50 26 0 49 23 49 50z">
          <text:p/>
        </draw:path>
        <draw:path draw:style-name="gr11" draw:text-style-name="P3" draw:layer="layout" svg:width="0.096cm" svg:height="0.099cm" svg:x="25.072cm" svg:y="6.412cm" svg:viewBox="0 0 97 100" svg:d="M97 50c0 28-22 50-49 50s-48-22-48-50c0-27 21-50 48-50s49 23 49 50z">
          <text:p/>
        </draw:path>
        <draw:path draw:style-name="gr11" draw:text-style-name="P3" draw:layer="layout" svg:width="0.096cm" svg:height="0.099cm" svg:x="25.072cm" svg:y="6.913cm" svg:viewBox="0 0 97 100" svg:d="M97 50c0 28-22 50-49 50s-48-22-48-50c0-27 21-50 48-50s49 23 49 50z">
          <text:p/>
        </draw:path>
        <draw:path draw:style-name="gr11" draw:text-style-name="P3" draw:layer="layout" svg:width="0.096cm" svg:height="0.099cm" svg:x="25.742cm" svg:y="7.699cm" svg:viewBox="0 0 97 100" svg:d="M97 50c0 28-22 50-48 50-28 0-49-22-49-50 0-27 21-50 49-50 26 0 48 23 48 50z">
          <text:p/>
        </draw:path>
        <draw:path draw:style-name="gr11" draw:text-style-name="P3" draw:layer="layout" svg:width="0.096cm" svg:height="0.099cm" svg:x="24.952cm" svg:y="7.304cm" svg:viewBox="0 0 97 100" svg:d="M97 50c0 28-23 50-49 50-27 0-48-22-48-50 0-27 21-50 48-50 26 0 49 23 49 50z">
          <text:p/>
        </draw:path>
        <draw:path draw:style-name="gr11" draw:text-style-name="P3" draw:layer="layout" svg:width="0.095cm" svg:height="0.099cm" svg:x="25.192cm" svg:y="7.304cm" svg:viewBox="0 0 96 100" svg:d="M96 50c0 28-21 50-47 50-27 0-49-22-49-50 0-27 22-50 49-50 26 0 47 23 47 50z">
          <text:p/>
        </draw:path>
        <draw:path draw:style-name="gr11" draw:text-style-name="P3" draw:layer="layout" svg:width="0.096cm" svg:height="0.099cm" svg:x="25.742cm" svg:y="5.84cm" svg:viewBox="0 0 97 100" svg:d="M97 50c0 28-22 50-48 50-28 0-49-22-49-50 0-27 21-50 49-50 26 0 48 23 48 50z">
          <text:p/>
        </draw:path>
        <draw:path draw:style-name="gr11" draw:text-style-name="P3" draw:layer="layout" svg:width="0.096cm" svg:height="0.099cm" svg:x="25.072cm" svg:y="5.238cm" svg:viewBox="0 0 97 100" svg:d="M97 50c0 28-22 50-49 50s-48-22-48-50 21-50 48-50 49 22 49 50z">
          <text:p/>
        </draw:path>
        <draw:path draw:style-name="gr11" draw:text-style-name="P3" draw:layer="layout" svg:width="0.096cm" svg:height="0.099cm" svg:x="25.072cm" svg:y="5.445cm" svg:viewBox="0 0 97 100" svg:d="M97 50c0 28-22 50-49 50s-48-22-48-50c0-27 21-50 48-50s49 23 49 50z">
          <text:p/>
        </draw:path>
        <draw:path draw:style-name="gr11" draw:text-style-name="P3" draw:layer="layout" svg:width="0.096cm" svg:height="0.099cm" svg:x="25.072cm" svg:y="5.643cm" svg:viewBox="0 0 97 100" svg:d="M97 50c0 28-22 50-49 50s-48-22-48-50c0-27 21-50 48-50s49 23 49 50z">
          <text:p/>
        </draw:path>
        <draw:path draw:style-name="gr11" draw:text-style-name="P3" draw:layer="layout" svg:width="0.096cm" svg:height="0.099cm" svg:x="25.072cm" svg:y="5.84cm" svg:viewBox="0 0 97 100" svg:d="M97 50c0 28-22 50-49 50s-48-22-48-50c0-27 21-50 48-50s49 23 49 50z">
          <text:p/>
        </draw:path>
        <draw:path draw:style-name="gr11" draw:text-style-name="P3" draw:layer="layout" svg:width="0.096cm" svg:height="0.099cm" svg:x="25.072cm" svg:y="6.047cm" svg:viewBox="0 0 97 100" svg:d="M97 50c0 28-22 50-49 50s-48-22-48-50c0-26 21-50 48-50s49 24 49 50z">
          <text:p/>
        </draw:path>
        <draw:path draw:style-name="gr11" draw:text-style-name="P3" draw:layer="layout" svg:width="0.097cm" svg:height="0.099cm" svg:x="24.401cm" svg:y="6.047cm" svg:viewBox="0 0 98 100" svg:d="M98 50c0 28-22 50-50 50-26 0-48-22-48-50 0-26 22-50 48-50 28 0 50 24 50 50z">
          <text:p/>
        </draw:path>
        <draw:path draw:style-name="gr11" draw:text-style-name="P3" draw:layer="layout" svg:width="0.097cm" svg:height="0.099cm" svg:x="24.401cm" svg:y="5.643cm" svg:viewBox="0 0 98 100" svg:d="M98 50c0 28-22 50-50 50-26 0-48-22-48-50 0-27 22-50 48-50 28 0 50 23 50 50z">
          <text:p/>
        </draw:path>
        <draw:path draw:style-name="gr11" draw:text-style-name="P3" draw:layer="layout" svg:width="0.097cm" svg:height="0.099cm" svg:x="24.401cm" svg:y="5.84cm" svg:viewBox="0 0 98 100" svg:d="M98 50c0 28-22 50-50 50-26 0-48-22-48-50 0-27 22-50 48-50 28 0 50 23 50 50z">
          <text:p/>
        </draw:path>
        <draw:path draw:style-name="gr11" draw:text-style-name="P3" draw:layer="layout" svg:width="0.097cm" svg:height="0.099cm" svg:x="24.401cm" svg:y="6.416cm" svg:viewBox="0 0 98 100" svg:d="M98 50c0 27-22 50-50 50-26 0-48-23-48-50 0-28 22-50 48-50 28 0 50 22 50 50z">
          <text:p/>
        </draw:path>
        <draw:path draw:style-name="gr11" draw:text-style-name="P3" draw:layer="layout" svg:width="0.096cm" svg:height="0.099cm" svg:x="23.684cm" svg:y="6.047cm" svg:viewBox="0 0 97 100" svg:d="M97 50c0 28-22 50-48 50-28 0-49-22-49-50 0-26 21-50 49-50 26 0 48 24 48 50z">
          <text:p/>
        </draw:path>
        <draw:path draw:style-name="gr11" draw:text-style-name="P3" draw:layer="layout" svg:width="0.096cm" svg:height="0.099cm" svg:x="23.684cm" svg:y="5.643cm" svg:viewBox="0 0 97 100" svg:d="M97 50c0 28-22 50-48 50-28 0-49-22-49-50 0-27 21-50 49-50 26 0 48 23 48 50z">
          <text:p/>
        </draw:path>
        <draw:path draw:style-name="gr11" draw:text-style-name="P3" draw:layer="layout" svg:width="0.096cm" svg:height="0.099cm" svg:x="23.684cm" svg:y="5.84cm" svg:viewBox="0 0 97 100" svg:d="M97 50c0 28-22 50-48 50-28 0-49-22-49-50 0-27 21-50 49-50 26 0 48 23 48 50z">
          <text:p/>
        </draw:path>
        <draw:path draw:style-name="gr11" draw:text-style-name="P3" draw:layer="layout" svg:width="0.096cm" svg:height="0.099cm" svg:x="23.684cm" svg:y="6.412cm" svg:viewBox="0 0 97 100" svg:d="M97 50c0 28-22 50-48 50-28 0-49-22-49-50 0-27 21-50 49-50 26 0 48 23 48 50z">
          <text:p/>
        </draw:path>
        <draw:path draw:style-name="gr11" draw:text-style-name="P3" draw:layer="layout" svg:width="0.096cm" svg:height="0.099cm" svg:x="23.684cm" svg:y="6.913cm" svg:viewBox="0 0 97 100" svg:d="M97 50c0 28-22 50-48 50-28 0-49-22-49-50 0-27 21-50 49-50 26 0 48 23 48 50z">
          <text:p/>
        </draw:path>
        <draw:path draw:style-name="gr11" draw:text-style-name="P3" draw:layer="layout" svg:width="0.097cm" svg:height="0.099cm" svg:x="24.401cm" svg:y="6.917cm" svg:viewBox="0 0 98 100" svg:d="M98 50c0 27-22 50-50 50-26 0-48-23-48-50 0-28 22-50 48-50 28 0 50 22 50 50z">
          <text:p/>
        </draw:path>
        <draw:path draw:style-name="gr11" draw:text-style-name="P3" draw:layer="layout" svg:width="0.096cm" svg:height="0.099cm" svg:x="24.282cm" svg:y="7.304cm" svg:viewBox="0 0 97 100" svg:d="M97 50c0 28-23 50-49 50-27 0-48-22-48-50 0-27 21-50 48-50 26 0 49 23 49 50z">
          <text:p/>
        </draw:path>
        <draw:path draw:style-name="gr11" draw:text-style-name="P3" draw:layer="layout" svg:width="0.096cm" svg:height="0.099cm" svg:x="24.521cm" svg:y="7.304cm" svg:viewBox="0 0 97 100" svg:d="M97 50c0 28-21 50-48 50s-49-22-49-50c0-27 22-50 49-50s48 23 48 50z">
          <text:p/>
        </draw:path>
        <draw:path draw:style-name="gr11" draw:text-style-name="P3" draw:layer="layout" svg:width="0.096cm" svg:height="0.099cm" svg:x="23.684cm" svg:y="7.699cm" svg:viewBox="0 0 97 100" svg:d="M97 50c0 28-22 50-48 50-28 0-49-22-49-50 0-27 21-50 49-50 26 0 48 23 48 50z">
          <text:p/>
        </draw:path>
        <draw:path draw:style-name="gr11" draw:text-style-name="P3" draw:layer="layout" svg:width="0.096cm" svg:height="0.099cm" svg:x="23.564cm" svg:y="7.304cm" svg:viewBox="0 0 97 100" svg:d="M97 50c0 28-22 50-48 50-28 0-49-22-49-50 0-27 21-50 49-50 26 0 48 23 48 50z">
          <text:p/>
        </draw:path>
        <draw:path draw:style-name="gr11" draw:text-style-name="P3" draw:layer="layout" svg:width="0.096cm" svg:height="0.099cm" svg:x="23.804cm" svg:y="7.304cm" svg:viewBox="0 0 97 100" svg:d="M97 50c0 28-23 50-49 50-27 0-48-22-48-50 0-27 21-50 48-50 26 0 49 23 49 50z">
          <text:p/>
        </draw:path>
        <draw:path draw:style-name="gr11" draw:text-style-name="P3" draw:layer="layout" svg:width="0.097cm" svg:height="0.099cm" svg:x="24.401cm" svg:y="7.699cm" svg:viewBox="0 0 98 100" svg:d="M98 50c0 28-22 50-50 50-26 0-48-22-48-50 0-27 22-50 48-50 28 0 50 23 50 50z">
          <text:p/>
        </draw:path>
        <draw:path draw:style-name="gr11" draw:text-style-name="P3" draw:layer="layout" svg:width="0.096cm" svg:height="0.099cm" svg:x="26.799cm" svg:y="4.735cm" svg:viewBox="0 0 97 100" svg:d="M97 50c0 28-22 50-49 50s-48-22-48-50 21-50 48-50 49 22 49 50z">
          <text:p/>
        </draw:path>
        <draw:path draw:style-name="gr11" draw:text-style-name="P3" draw:layer="layout" svg:width="0.095cm" svg:height="0.099cm" svg:x="26.313cm" svg:y="4.39cm" svg:viewBox="0 0 96 100" svg:d="M96 49c0 28-21 51-48 51s-48-23-48-51c0-26 21-49 48-49s48 23 48 49z">
          <text:p/>
        </draw:path>
        <draw:path draw:style-name="gr11" draw:text-style-name="P3" draw:layer="layout" svg:width="0.096cm" svg:height="0.099cm" svg:x="26.799cm" svg:y="4.39cm" svg:viewBox="0 0 97 100" svg:d="M97 49c0 28-22 51-49 51s-48-23-48-51c0-26 21-49 48-49s49 23 49 49z">
          <text:p/>
        </draw:path>
        <draw:path draw:style-name="gr11" draw:text-style-name="P3" draw:layer="layout" svg:width="0.096cm" svg:height="0.099cm" svg:x="26.556cm" svg:y="4.094cm" svg:viewBox="0 0 97 100" svg:d="M97 49c0 28-22 51-48 51-28 0-49-23-49-51 0-26 21-49 49-49 26 0 48 23 48 49z">
          <text:p/>
        </draw:path>
        <draw:path draw:style-name="gr11" draw:text-style-name="P3" draw:layer="layout" svg:width="0.096cm" svg:height="0.099cm" svg:x="26.799cm" svg:y="3.571cm" svg:viewBox="0 0 97 100" svg:d="M97 50c0 28-22 50-49 50s-48-22-48-50 21-50 48-50 49 22 49 50z">
          <text:p/>
        </draw:path>
        <draw:path draw:style-name="gr11" draw:text-style-name="P3" draw:layer="layout" svg:width="0.096cm" svg:height="0.099cm" svg:x="27.151cm" svg:y="4.508cm" svg:viewBox="0 0 97 100" svg:d="M97 49c0 28-22 51-48 51-28 0-49-23-49-51 0-26 21-49 49-49 26 0 48 23 48 49z">
          <text:p/>
        </draw:path>
        <draw:path draw:style-name="gr11" draw:text-style-name="P3" draw:layer="layout" svg:width="0.096cm" svg:height="0.099cm" svg:x="27.394cm" svg:y="4.508cm" svg:viewBox="0 0 97 100" svg:d="M97 49c0 28-22 51-48 51-28 0-49-23-49-51 0-26 21-49 49-49 26 0 48 23 48 49z">
          <text:p/>
        </draw:path>
        <draw:path draw:style-name="gr11" draw:text-style-name="P3" draw:layer="layout" svg:width="0.096cm" svg:height="0.099cm" svg:x="27.151cm" svg:y="3.374cm" svg:viewBox="0 0 97 100" svg:d="M97 50c0 28-22 50-48 50-28 0-49-22-49-50s21-50 49-50c26 0 48 22 48 50z">
          <text:p/>
        </draw:path>
        <draw:path draw:style-name="gr11" draw:text-style-name="P3" draw:layer="layout" svg:width="0.096cm" svg:height="0.099cm" svg:x="27.394cm" svg:y="3.374cm" svg:viewBox="0 0 97 100" svg:d="M97 50c0 28-22 50-48 50-28 0-49-22-49-50s21-50 49-50c26 0 48 22 48 50z">
          <text:p/>
        </draw:path>
        <draw:path draw:style-name="gr11" draw:text-style-name="P3" draw:layer="layout" svg:width="0.095cm" svg:height="0.099cm" svg:x="26.313cm" svg:y="3.571cm" svg:viewBox="0 0 96 100" svg:d="M96 50c0 28-21 50-48 50s-48-22-48-50 21-50 48-50 48 22 48 50z">
          <text:p/>
        </draw:path>
        <draw:path draw:style-name="gr11" draw:text-style-name="P3" draw:layer="layout" svg:width="0.096cm" svg:height="0.099cm" svg:x="26.556cm" svg:y="2.93cm" svg:viewBox="0 0 97 100" svg:d="M97 49c0 28-22 51-48 51-28 0-49-23-49-51 0-26 21-49 49-49 26 0 48 23 48 49z">
          <text:p/>
        </draw:path>
        <draw:path draw:style-name="gr11" draw:text-style-name="P3" draw:layer="layout" svg:width="0.095cm" svg:height="0.099cm" svg:x="26.313cm" svg:y="3.226cm" svg:viewBox="0 0 96 100" svg:d="M96 49c0 28-21 51-48 51s-48-23-48-51c0-26 21-49 48-49s48 23 48 49z">
          <text:p/>
        </draw:path>
        <draw:path draw:style-name="gr11" draw:text-style-name="P3" draw:layer="layout" svg:width="0.096cm" svg:height="0.099cm" svg:x="26.799cm" svg:y="3.226cm" svg:viewBox="0 0 97 100" svg:d="M97 49c0 28-22 51-49 51s-48-23-48-51c0-26 21-49 48-49s49 23 49 49z">
          <text:p/>
        </draw:path>
        <draw:path draw:style-name="gr11" draw:text-style-name="P3" draw:layer="layout" svg:width="0.096cm" svg:height="0.099cm" svg:x="26.556cm" svg:y="1.795cm" svg:viewBox="0 0 97 100" svg:d="M97 50c0 28-22 50-48 50-28 0-49-22-49-50 0-27 21-50 49-50 26 0 48 23 48 50z">
          <text:p/>
        </draw:path>
        <draw:path draw:style-name="gr11" draw:text-style-name="P3" draw:layer="layout" svg:width="0.096cm" svg:height="0.099cm" svg:x="26.803cm" svg:y="2.437cm" svg:viewBox="0 0 97 100" svg:d="M97 49c0 28-22 51-48 51-27 0-49-23-49-51 0-27 22-49 49-49 26 0 48 22 48 49z">
          <text:p/>
        </draw:path>
        <draw:path draw:style-name="gr11" draw:text-style-name="P3" draw:layer="layout" svg:width="0.096cm" svg:height="0.099cm" svg:x="26.317cm" svg:y="2.437cm" svg:viewBox="0 0 97 100" svg:d="M97 49c0 28-22 51-49 51s-48-23-48-51c0-27 21-49 48-49s49 22 49 49z">
          <text:p/>
        </draw:path>
        <draw:path draw:style-name="gr11" draw:text-style-name="P3" draw:layer="layout" svg:width="0.096cm" svg:height="0.099cm" svg:x="27.162cm" svg:y="2.239cm" svg:viewBox="0 0 97 100" svg:d="M97 49c0 28-22 51-49 51-26 0-48-23-48-51 0-27 22-49 48-49 27 0 49 22 49 49z">
          <text:p/>
        </draw:path>
        <draw:path draw:style-name="gr11" draw:text-style-name="P3" draw:layer="layout" svg:width="0.096cm" svg:height="0.099cm" svg:x="27.405cm" svg:y="2.239cm" svg:viewBox="0 0 97 100" svg:d="M97 49c0 28-21 51-48 51s-49-23-49-51c0-27 22-49 49-49s48 22 48 49z">
          <text:p/>
        </draw:path>
        <draw:path draw:style-name="gr11" draw:text-style-name="P3" draw:layer="layout" svg:width="0.096cm" svg:height="0.099cm" svg:x="26.317cm" svg:y="2.091cm" svg:viewBox="0 0 97 100" svg:d="M97 50c0 28-22 50-49 50s-48-22-48-50c0-27 21-50 48-50s49 23 49 50z">
          <text:p/>
        </draw:path>
        <draw:path draw:style-name="gr11" draw:text-style-name="P3" draw:layer="layout" svg:width="0.096cm" svg:height="0.099cm" svg:x="26.803cm" svg:y="2.091cm" svg:viewBox="0 0 97 100" svg:d="M97 50c0 28-22 50-48 50-27 0-49-22-49-50 0-27 22-50 49-50 26 0 48 23 48 50z">
          <text:p/>
        </draw:path>
        <draw:path draw:style-name="gr11" draw:text-style-name="P3" draw:layer="layout" svg:width="0.096cm" svg:height="0.099cm" svg:x="25.091cm" svg:y="2.97cm" svg:viewBox="0 0 97 100" svg:d="M97 50c0 28-22 50-49 50s-48-22-48-50c0-27 21-50 48-50s49 23 49 50z">
          <text:p/>
        </draw:path>
        <draw:path draw:style-name="gr11" draw:text-style-name="P3" draw:layer="layout" svg:width="0.096cm" svg:height="0.099cm" svg:x="25.091cm" svg:y="3.221cm" svg:viewBox="0 0 97 100" svg:d="M97 49c0 28-22 51-49 51s-48-23-48-51c0-26 21-49 48-49s49 23 49 49z">
          <text:p/>
        </draw:path>
        <draw:path draw:style-name="gr11" draw:text-style-name="P3" draw:layer="layout" svg:width="0.096cm" svg:height="0.099cm" svg:x="25.091cm" svg:y="3.471cm" svg:viewBox="0 0 97 100" svg:d="M97 50c0 28-22 50-49 50s-48-22-48-50c0-27 21-50 48-50s49 23 49 50z">
          <text:p/>
        </draw:path>
        <draw:path draw:style-name="gr11" draw:text-style-name="P3" draw:layer="layout" svg:width="0.096cm" svg:height="0.099cm" svg:x="25.091cm" svg:y="3.722cm" svg:viewBox="0 0 97 100" svg:d="M97 49c0 29-22 51-49 51s-48-22-48-51c0-26 21-49 48-49s49 23 49 49z">
          <text:p/>
        </draw:path>
        <draw:path draw:style-name="gr11" draw:text-style-name="P3" draw:layer="layout" svg:width="0.096cm" svg:height="0.099cm" svg:x="25.091cm" svg:y="3.973cm" svg:viewBox="0 0 97 100" svg:d="M97 50c0 28-22 50-49 50s-48-22-48-50c0-27 21-50 48-50s49 23 49 50z">
          <text:p/>
        </draw:path>
        <draw:path draw:style-name="gr11" draw:text-style-name="P3" draw:layer="layout" svg:width="0.096cm" svg:height="0.099cm" svg:x="25.091cm" svg:y="4.223cm" svg:viewBox="0 0 97 100" svg:d="M97 49c0 29-22 51-49 51s-48-22-48-51c0-26 21-49 48-49s49 23 49 49z">
          <text:p/>
        </draw:path>
        <draw:path draw:style-name="gr11" draw:text-style-name="P3" draw:layer="layout" svg:width="0.096cm" svg:height="0.099cm" svg:x="25.821cm" svg:y="4.223cm" svg:viewBox="0 0 97 100" svg:d="M97 49c0 29-23 51-49 51-27 0-48-22-48-51 0-26 21-49 48-49 26 0 49 23 49 49z">
          <text:p/>
        </draw:path>
        <draw:path draw:style-name="gr11" draw:text-style-name="P3" draw:layer="layout" svg:width="0.096cm" svg:height="0.099cm" svg:x="25.821cm" svg:y="3.973cm" svg:viewBox="0 0 97 100" svg:d="M97 50c0 28-23 50-49 50-27 0-48-22-48-50 0-27 21-50 48-50 26 0 49 23 49 50z">
          <text:p/>
        </draw:path>
        <draw:path draw:style-name="gr11" draw:text-style-name="P3" draw:layer="layout" svg:width="0.096cm" svg:height="0.099cm" svg:x="25.821cm" svg:y="3.722cm" svg:viewBox="0 0 97 100" svg:d="M97 49c0 29-23 51-49 51-27 0-48-22-48-51 0-26 21-49 48-49 26 0 49 23 49 49z">
          <text:p/>
        </draw:path>
        <draw:path draw:style-name="gr11" draw:text-style-name="P3" draw:layer="layout" svg:width="0.096cm" svg:height="0.099cm" svg:x="25.821cm" svg:y="3.471cm" svg:viewBox="0 0 97 100" svg:d="M97 50c0 28-23 50-49 50-27 0-48-22-48-50 0-27 21-50 48-50 26 0 49 23 49 50z">
          <text:p/>
        </draw:path>
        <draw:path draw:style-name="gr11" draw:text-style-name="P3" draw:layer="layout" svg:width="0.096cm" svg:height="0.099cm" svg:x="25.821cm" svg:y="3.221cm" svg:viewBox="0 0 97 100" svg:d="M97 49c0 28-23 51-49 51-27 0-48-23-48-51 0-26 21-49 48-49 26 0 49 23 49 49z">
          <text:p/>
        </draw:path>
        <draw:path draw:style-name="gr11" draw:text-style-name="P3" draw:layer="layout" svg:width="0.096cm" svg:height="0.099cm" svg:x="25.821cm" svg:y="2.97cm" svg:viewBox="0 0 97 100" svg:d="M97 50c0 28-23 50-49 50-27 0-48-22-48-50 0-27 21-50 48-50 26 0 49 23 49 50z">
          <text:p/>
        </draw:path>
        <draw:path draw:style-name="gr11" draw:text-style-name="P3" draw:layer="layout" svg:width="0.096cm" svg:height="0.099cm" svg:x="25.821cm" svg:y="2.72cm" svg:viewBox="0 0 97 100" svg:d="M97 50c0 28-23 50-49 50-27 0-48-22-48-50 0-26 21-50 48-50 26 0 49 24 49 50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3-13T18:10:58.649885419</dc:date>
    <meta:editing-duration>PT4M57S</meta:editing-duration>
    <meta:editing-cycles>3</meta:editing-cycles>
    <meta:generator>LibreOffice/7.6.5.2$Linux_X86_64 LibreOffice_project/60$Build-2</meta:generator>
    <meta:print-date>2024-03-13T18:10:51.782591804</meta:print-date>
    <meta:printed-by>PDF files</meta:printed-by>
    <meta:document-statistic meta:object-count="5924"/>
  </office:meta>
</office:document-meta>
</file>